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1.8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23.59pt"/>
    </style:style>
    <style:style style:name="co4" style:family="table-column">
      <style:table-column-properties fo:break-before="auto" style:column-width="64.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87.51pt"/>
    </style:style>
    <style:style style:name="co7" style:family="table-column">
      <style:table-column-properties fo:break-before="auto" style:column-width="125.69pt"/>
    </style:style>
    <style:style style:name="co8" style:family="table-column">
      <style:table-column-properties fo:break-before="auto" style:column-width="175.69pt"/>
    </style:style>
    <style:style style:name="co9" style:family="table-column">
      <style:table-column-properties fo:break-before="auto" style:column-width="94.45pt"/>
    </style:style>
    <style:style style:name="co10" style:family="table-column">
      <style:table-column-properties fo:break-before="auto" style:column-width="74.3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82.66pt"/>
    </style:style>
    <style:style style:name="co13" style:family="table-column">
      <style:table-column-properties fo:break-before="auto" style:column-width="96.55pt"/>
    </style:style>
    <style:style style:name="co14" style:family="table-column">
      <style:table-column-properties fo:break-before="auto" style:column-width="86.85pt"/>
    </style:style>
    <style:style style:name="co15" style:family="table-column">
      <style:table-column-properties fo:break-before="auto" style:column-width="77.1pt"/>
    </style:style>
    <style:style style:name="co16" style:family="table-column">
      <style:table-column-properties fo:break-before="auto" style:column-width="186.09pt"/>
    </style:style>
    <style:style style:name="co17" style:family="table-column">
      <style:table-column-properties fo:break-before="auto" style:column-width="133.34pt"/>
    </style:style>
    <style:style style:name="co18" style:family="table-column">
      <style:table-column-properties fo:break-before="auto" style:column-width="122.26pt"/>
    </style:style>
    <style:style style:name="co19" style:family="table-column">
      <style:table-column-properties fo:break-before="auto" style:column-width="102.81pt"/>
    </style:style>
    <style:style style:name="co20" style:family="table-column">
      <style:table-column-properties fo:break-before="auto" style:column-width="161.09pt"/>
    </style:style>
    <style:style style:name="co21" style:family="table-column">
      <style:table-column-properties fo:break-before="auto" style:column-width="92.41pt"/>
    </style:style>
    <style:style style:name="co22" style:family="table-column">
      <style:table-column-properties fo:break-before="auto" style:column-width="120.16pt"/>
    </style:style>
    <style:style style:name="co23" style:family="table-column">
      <style:table-column-properties fo:break-before="auto" style:column-width="95.84pt"/>
    </style:style>
    <style:style style:name="co24" style:family="table-column">
      <style:table-column-properties fo:break-before="auto" style:column-width="100.01pt"/>
    </style:style>
    <style:style style:name="co25" style:family="table-column">
      <style:table-column-properties fo:break-before="auto" style:column-width="118.74pt"/>
    </style:style>
    <style:style style:name="co26" style:family="table-column">
      <style:table-column-properties fo:break-before="auto" style:column-width="127.81pt"/>
    </style:style>
    <style:style style:name="co27" style:family="table-column">
      <style:table-column-properties fo:break-before="auto" style:column-width="125.01pt"/>
    </style:style>
    <style:style style:name="co28" style:family="table-column">
      <style:table-column-properties fo:break-before="auto" style:column-width="112.51pt"/>
    </style:style>
    <style:style style:name="co29" style:family="table-column">
      <style:table-column-properties fo:break-before="auto" style:column-width="105.56pt"/>
    </style:style>
    <style:style style:name="co30" style:family="table-column">
      <style:table-column-properties fo:break-before="auto" style:column-width="84.76pt"/>
    </style:style>
    <style:style style:name="co31" style:family="table-column">
      <style:table-column-properties fo:break-before="auto" style:column-width="119.45pt"/>
    </style:style>
    <style:style style:name="co32" style:family="table-column">
      <style:table-column-properties fo:break-before="auto" style:column-width="72.26pt"/>
    </style:style>
    <style:style style:name="co33" style:family="table-column">
      <style:table-column-properties fo:break-before="auto" style:column-width="132.66pt"/>
    </style:style>
    <style:style style:name="co34" style:family="table-column">
      <style:table-column-properties fo:break-before="auto" style:column-width="111.09pt"/>
    </style:style>
    <style:style style:name="co35" style:family="table-column">
      <style:table-column-properties fo:break-before="auto" style:column-width="77.81pt"/>
    </style:style>
    <style:style style:name="co36" style:family="table-column">
      <style:table-column-properties fo:break-before="auto" style:column-width="81.95pt"/>
    </style:style>
    <style:style style:name="co37" style:family="table-column">
      <style:table-column-properties fo:break-before="auto" style:column-width="90.31pt"/>
    </style:style>
    <style:style style:name="co38" style:family="table-column">
      <style:table-column-properties fo:break-before="auto" style:column-width="85.44pt"/>
    </style:style>
    <style:style style:name="co39" style:family="table-column">
      <style:table-column-properties fo:break-before="auto" style:column-width="79.14pt"/>
    </style:style>
    <style:style style:name="co40" style:family="table-column">
      <style:table-column-properties fo:break-before="auto" style:column-width="114.6pt"/>
    </style:style>
    <style:style style:name="co41" style:family="table-column">
      <style:table-column-properties fo:break-before="auto" style:column-width="118.06pt"/>
    </style:style>
    <style:style style:name="co42" style:family="table-column">
      <style:table-column-properties fo:break-before="auto" style:column-width="107.66pt"/>
    </style:style>
    <style:style style:name="co43" style:family="table-column">
      <style:table-column-properties fo:break-before="auto" style:column-width="131.95pt"/>
    </style:style>
    <style:style style:name="co44" style:family="table-column">
      <style:table-column-properties fo:break-before="auto" style:column-width="128.49pt"/>
    </style:style>
    <style:style style:name="co45" style:family="table-column">
      <style:table-column-properties fo:break-before="auto" style:column-width="73.59pt"/>
    </style:style>
    <style:style style:name="co46" style:family="table-column">
      <style:table-column-properties fo:break-before="auto" style:column-width="75pt"/>
    </style:style>
    <style:style style:name="co47" style:family="table-column">
      <style:table-column-properties fo:break-before="auto" style:column-width="83.34pt"/>
    </style:style>
    <style:style style:name="co48" style:family="table-column">
      <style:table-column-properties fo:break-before="auto" style:column-width="61.09pt"/>
    </style:style>
    <style:style style:name="co49" style:family="table-column">
      <style:table-column-properties fo:break-before="auto" style:column-width="102.1pt"/>
    </style:style>
    <style:style style:name="co50" style:family="table-column">
      <style:table-column-properties fo:break-before="auto" style:column-width="55.56pt"/>
    </style:style>
    <style:style style:name="co51" style:family="table-column">
      <style:table-column-properties fo:break-before="auto" style:column-width="33.36pt"/>
    </style:style>
    <style:style style:name="co52" style:family="table-column">
      <style:table-column-properties fo:break-before="auto" style:column-width="106.95pt"/>
    </style:style>
    <style:style style:name="co53" style:family="table-column">
      <style:table-column-properties fo:break-before="auto" style:column-width="89.6pt"/>
    </style:style>
    <style:style style:name="co54" style:family="table-column">
      <style:table-column-properties fo:break-before="auto" style:column-width="79.91pt"/>
    </style:style>
    <style:style style:name="co55" style:family="table-column">
      <style:table-column-properties fo:break-before="auto" style:column-width="78.49pt"/>
    </style:style>
    <style:style style:name="co56" style:family="table-column">
      <style:table-column-properties fo:break-before="auto" style:column-width="177.79pt"/>
    </style:style>
    <style:style style:name="co57" style:family="table-column">
      <style:table-column-properties fo:break-before="auto" style:column-width="127.11pt"/>
    </style:style>
    <style:style style:name="co58" style:family="table-column">
      <style:table-column-properties fo:break-before="auto" style:column-width="138.9pt"/>
    </style:style>
    <style:style style:name="co59" style:family="table-column">
      <style:table-column-properties fo:break-before="auto" style:column-width="109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konomi">
      <style:table-properties table:display="true" style:writing-mode="lr-tb"/>
    </style:style>
    <style:style style:name="ta2" style:family="table" style:master-page-name="PageStyle_5f_Finanssektor">
      <style:table-properties table:display="true" style:writing-mode="lr-tb"/>
    </style:style>
    <style:style style:name="ta3" style:family="table" style:master-page-name="PageStyle_5f_Bolag">
      <style:table-properties table:display="true" style:writing-mode="lr-tb"/>
    </style:style>
    <style:style style:name="ta4" style:family="table" style:master-page-name="PageStyle_5f_Statsfinanserna">
      <style:table-properties table:display="true" style:writing-mode="lr-tb"/>
    </style:style>
    <style:style style:name="ta5" style:family="table" style:master-page-name="PageStyle_5f_Sandlåda">
      <style:table-properties table:display="true" style:writing-mode="lr-tb"/>
    </style:style>
    <style:style style:name="ta6" style:family="table" style:master-page-name="PageStyle_5f_Landskap">
      <style:table-properties table:display="true" style:writing-mode="lr-tb"/>
    </style:style>
    <style:style style:name="ta7" style:family="table" style:master-page-name="PageStyle_5f_Stödantal">
      <style:table-properties table:display="true" style:writing-mode="lr-tb"/>
    </style:style>
    <style:style style:name="ta8" style:family="table" style:master-page-name="PageStyle_5f_Presidentinvaalit_20_2022">
      <style:table-properties table:display="false" style:writing-mode="lr-tb"/>
    </style:style>
    <style:style style:name="ta9" style:family="table" style:master-page-name="PageStyle_5f_Presidentsval_20_2026">
      <style:table-properties table:display="false" style:writing-mode="lr-tb"/>
    </style:style>
    <style:style style:name="ta10" style:family="table" style:master-page-name="PageStyle_5f_Parlamenttivaalit_20_2021">
      <style:table-properties table:display="false" style:writing-mode="lr-tb"/>
    </style:style>
    <style:style style:name="ta11" style:family="table" style:master-page-name="PageStyle_5f_Parlamenttivaalit_20_2024">
      <style:table-properties table:display="false" style:writing-mode="lr-tb"/>
    </style:style>
    <style:style style:name="ta12" style:family="table" style:master-page-name="PageStyle_5f_Parlamenttivaalit_20_2025">
      <style:table-properties table:display="false" style:writing-mode="lr-tb"/>
    </style:style>
    <style:style style:name="ta13" style:family="table" style:master-page-name="PageStyle_5f_Riksdagsvalet_20_2025_20_II">
      <style:table-properties table:display="false" style:writing-mode="lr-tb"/>
    </style:style>
    <style:style style:name="ta14" style:family="table" style:master-page-name="PageStyle_5f_Landskapsval_20_2027">
      <style:table-properties table:display="false" style:writing-mode="lr-tb"/>
    </style:style>
    <style:style style:name="ta15" style:family="table" style:master-page-name="PageStyle_5f_Nästa_20_riksdagsvalet">
      <style:table-properties table:display="true" style:writing-mode="lr-tb"/>
    </style:style>
    <style:style style:name="ta16" style:family="table" style:master-page-name="PageStyle_5f_Politiker">
      <style:table-properties table:display="true" style:writing-mode="lr-tb"/>
    </style:style>
    <style:style style:name="ta17" style:family="table" style:master-page-name="PageStyle_5f_Aluevaalit_20_2023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a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ea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order-bottom="none" fo:background-color="#ea9999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order-bottom="none" fo:background-color="#ea99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none" fo:background-color="#ea9999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0.74pt solid #000000" fo:background-color="#ea9999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order-bottom="none" fo:background-color="#f4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order-bottom="0.74pt solid #000000" fo:background-color="#f4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8">
      <style:table-cell-properties fo:background-color="#ea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1">
      <style:table-cell-properties fo:background-color="#ea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7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27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9fc5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7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1">
      <style:table-cell-properties fo:background-color="#9fc5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ackground-color="#9fc5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27">
      <style:table-cell-properties fo:background-color="#9fc5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26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27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7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1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1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ackground-color="#34a85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4285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6d0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6d01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27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38761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73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8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9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1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9cb9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3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5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dd7e6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7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6fa8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0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b4a7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a2c4c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3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0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9" style:family="table-cell" style:parent-style-name="Default">
      <style:table-cell-properties fo:border-bottom="none" fo:background-color="#38761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110" style:family="table-cell" style:parent-style-name="Default" style:data-style-name="N1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1" style:family="table-cell" style:parent-style-name="Default" style:data-style-name="N11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2" style:family="table-cell" style:parent-style-name="Default" style:data-style-name="N11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3" style:family="table-cell" style:parent-style-name="Default" style:data-style-name="N11">
      <style:table-cell-properties fo:border-bottom="0.74pt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5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3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5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7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9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1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dd7e6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3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4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6fa8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6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b4a7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1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3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6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0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1" style:family="table-cell" style:parent-style-name="Default" style:data-style-name="N127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2" style:family="table-cell" style:parent-style-name="Default">
      <style:table-cell-properties fo:border-bottom="none" fo:background-color="#38761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153" style:family="table-cell" style:parent-style-name="Default" style:data-style-name="N127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4" style:family="table-cell" style:parent-style-name="Default" style:data-style-name="N127">
      <style:table-cell-properties fo:border-bottom="none" fo:background-color="#d9ead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5" style:family="table-cell" style:parent-style-name="Default" style:data-style-name="N127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6" style:family="table-cell" style:parent-style-name="Default" style:data-style-name="N127">
      <style:table-cell-properties fo:border-bottom="none" fo:background-color="#fff2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7" style:family="table-cell" style:parent-style-name="Default" style:data-style-name="N127">
      <style:table-cell-properties fo:border-bottom="0.74pt solid #000000" fo:background-color="#fff2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9" style:family="table-cell" style:parent-style-name="Default" style:data-style-name="N127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0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1" style:family="table-cell" style:parent-style-name="Default" style:data-style-name="N127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2" style:family="table-cell" style:parent-style-name="Default" style:data-style-name="N127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3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6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7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8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9" style:family="table-cell" style:parent-style-name="Default">
      <style:table-cell-properties fo:background-color="#46bd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70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1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2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73" style:family="table-cell" style:parent-style-name="Default" style:data-style-name="N127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4" style:family="table-cell" style:parent-style-name="Default">
      <style:table-cell-properties fo:border-bottom="0.74pt solid #000000" fo:background-color="#c9daf8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5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6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7" style:family="table-cell" style:parent-style-name="Default">
      <style:table-cell-properties fo:border-bottom="0.74pt solid #000000" fo:background-color="#d0e0e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8" style:family="table-cell" style:parent-style-name="Default" style:data-style-name="N127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9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0" style:family="table-cell" style:parent-style-name="Default" style:data-style-name="N11">
      <style:table-cell-properties fo:border-bottom="0.74pt solid #000000" fo:background-color="#93c47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2" style:family="table-cell" style:parent-style-name="Default" style:data-style-name="N127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3" style:family="table-cell" style:parent-style-name="Default" style:data-style-name="N127">
      <style:table-cell-properties fo:border-bottom="0.74pt solid #000000" fo:background-color="#ea9999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4" style:family="table-cell" style:parent-style-name="Default">
      <style:table-cell-properties fo:background-color="#46bdc6" style:rotation-align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85" style:family="table-cell" style:parent-style-name="Default" style:data-style-name="N125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86" style:family="table-cell" style:parent-style-name="Default" style:data-style-name="N11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8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88" style:family="table-cell" style:parent-style-name="Default" style:data-style-name="N3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ackground-color="#c9daf8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0" style:family="table-cell" style:parent-style-name="Default" style:data-style-name="N3">
      <style:table-cell-properties fo:border-bottom="none" fo:background-color="#d0e0e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1" style:family="table-cell" style:parent-style-name="Default" style:data-style-name="N127">
      <style:table-cell-properties fo:background-color="#d0e0e3" style:rotation-align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2" style:family="table-cell" style:parent-style-name="Default" style:data-style-name="N11">
      <style:table-cell-properties fo:border-bottom="0.74pt solid #000000" fo:background-color="#d0e0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4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5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9" style:family="table-cell" style:parent-style-name="Default">
      <style:table-cell-properties fo:background-color="#9fc5e8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0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1" style:family="table-cell" style:parent-style-name="Default" style:data-style-name="N127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2" style:family="table-cell" style:parent-style-name="Default" style:data-style-name="N127">
      <style:table-cell-properties fo:background-color="#c9daf8" style:rotation-align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3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4" style:family="table-cell" style:parent-style-name="Default">
      <style:table-cell-properties fo:border-bottom="none" fo:background-color="#d0e0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5" style:family="table-cell" style:parent-style-name="Default">
      <style:table-cell-properties fo:border-bottom="0.74pt solid #000000" fo:background-color="#d0e0e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9" style:family="table-cell" style:parent-style-name="Default">
      <style:table-cell-properties fo:border-bottom="none" fo:background-color="#c9daf8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0" style:family="table-cell" style:parent-style-name="Default">
      <style:table-cell-properties fo:border-bottom="none" fo:background-color="#c9daf8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1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12" style:family="table-cell" style:parent-style-name="Default" style:data-style-name="N127">
      <style:table-cell-properties fo:border-bottom="none" fo:background-color="#c9daf8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3" style:family="table-cell" style:parent-style-name="Default" style:data-style-name="N127">
      <style:table-cell-properties fo:border-bottom="0.74pt solid #000000" fo:background-color="#c9daf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4" style:family="table-cell" style:parent-style-name="Default" style:data-style-name="N127">
      <style:table-cell-properties fo:border-bottom="none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5" style:family="table-cell" style:parent-style-name="Default" style:data-style-name="N127">
      <style:table-cell-properties fo:border-bottom="none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6" style:family="table-cell" style:parent-style-name="Default" style:data-style-name="N127">
      <style:table-cell-properties fo:border-bottom="0.74pt solid #000000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7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9" style:family="table-cell" style:parent-style-name="Default" style:data-style-name="N3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4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25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2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7" style:family="table-cell" style:parent-style-name="Default" style:data-style-name="N127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8" style:family="table-cell" style:parent-style-name="Default" style:data-style-name="N127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9" style:family="table-cell" style:parent-style-name="Default" style:data-style-name="N127">
      <style:table-cell-properties fo:border-bottom="0.74pt solid #000000" fo:background-color="#ea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0" style:family="table-cell" style:parent-style-name="Default" style:data-style-name="N127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1" style:family="table-cell" style:parent-style-name="Default" style:data-style-name="N127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2" style:family="table-cell" style:parent-style-name="Default" style:data-style-name="N127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3" style:family="table-cell" style:parent-style-name="Default" style:data-style-name="N127">
      <style:table-cell-properties fo:border-bottom="0.74pt solid #000000" fo:background-color="#9fc5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4" style:family="table-cell" style:parent-style-name="Default" style:data-style-name="N127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5" style:family="table-cell" style:parent-style-name="Default" style:data-style-name="N127">
      <style:table-cell-properties fo:border-bottom="0.74pt solid #000000" fo:background-color="#dd7e6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6" style:family="table-cell" style:parent-style-name="Default" style:data-style-name="N127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7" style:family="table-cell" style:parent-style-name="Default" style:data-style-name="N127">
      <style:table-cell-properties fo:border-bottom="0.74pt solid #000000" fo:background-color="#6fa8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8" style:family="table-cell" style:parent-style-name="Default" style:data-style-name="N127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9" style:family="table-cell" style:parent-style-name="Default" style:data-style-name="N127">
      <style:table-cell-properties fo:border-bottom="0.74pt solid #000000" fo:background-color="#b4a7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0" style:family="table-cell" style:parent-style-name="Default" style:data-style-name="N127">
      <style:table-cell-properties fo:border-bottom="0.74pt solid #000000" fo:background-color="#a2c4c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1" style:family="table-cell" style:parent-style-name="Default" style:data-style-name="N127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2" style:family="table-cell" style:parent-style-name="Default" style:data-style-name="N127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3" style:family="table-cell" style:parent-style-name="Default">
      <style:table-cell-properties fo:background-color="#fbbc04" style:rotation-align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46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7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49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5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4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255" style:family="table-cell" style:parent-style-name="Default" style:data-style-name="N127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6" style:family="table-cell" style:parent-style-name="Default">
      <style:table-cell-properties fo:border-bottom="0.74pt solid #000000" fo:background-color="#38761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58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3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4" style:family="table-cell" style:parent-style-name="Default" style:data-style-name="N11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5" style:family="table-cell" style:parent-style-name="Default" style:data-style-name="N11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0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1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2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3" style:family="table-cell" style:parent-style-name="Default" style:data-style-name="N131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4" style:family="table-cell" style:parent-style-name="Default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5" style:family="table-cell" style:parent-style-name="Default" style:data-style-name="N131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6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7" style:family="table-cell" style:parent-style-name="Default" style:data-style-name="N131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8" style:family="table-cell" style:parent-style-name="Default" style:data-style-name="N131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9" style:family="table-cell" style:parent-style-name="Default" style:data-style-name="N132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80" style:family="table-cell" style:parent-style-name="Default" style:data-style-name="N11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81" style:family="table-cell" style:parent-style-name="Default" style:data-style-name="N11">
      <style:table-cell-properties fo:background-color="#d9ead3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82" style:family="table-cell" style:parent-style-name="Default" style:data-style-name="N1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8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84" style:family="table-cell" style:parent-style-name="Default">
      <style:table-cell-properties fo:background-color="#d9ead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85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86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87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88" style:family="table-cell" style:parent-style-name="Default">
      <style:table-cell-properties fo:background-color="#ea9999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89" style:family="table-cell" style:parent-style-name="Default" style:data-style-name="N125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0" style:family="table-cell" style:parent-style-name="Default" style:data-style-name="N3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1" style:family="table-cell" style:parent-style-name="Default" style:data-style-name="N3">
      <style:table-cell-properties fo:background-color="#ea9999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2" style:family="table-cell" style:parent-style-name="Default" style:data-style-name="N125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4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96" style:family="table-cell" style:parent-style-name="Default">
      <style:table-cell-properties fo:background-color="#f4cc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8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9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01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2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3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4" style:family="table-cell" style:parent-style-name="Default">
      <style:table-cell-properties fo:background-color="#f9cb9c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10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6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9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0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5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26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27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2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29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30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1" style:family="table-cell" style:parent-style-name="Default" style:data-style-name="N1">
      <style:table-cell-properties fo:background-color="#ea9999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33" style:family="table-cell" style:parent-style-name="Default" style:data-style-name="N1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3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3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3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3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9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40" style:family="table-cell" style:parent-style-name="Default">
      <style:table-cell-properties fo:border-bottom="none" fo:background-color="#b6d7a8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44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Parlamenttivaalit 2025'.B81"/>
    </style:style>
    <style:style style:name="ce347" style:family="table-cell" style:parent-style-name="Default" style:data-style-name="N13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Parlamenttivaalit 2025'.B81"/>
    </style:style>
    <style:style style:name="ce349" style:family="table-cell" style:parent-style-name="Default" style:data-style-name="N1">
      <style:table-cell-properties fo:border-bottom="none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50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51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2" style:family="table-cell" style:parent-style-name="Default" style:data-style-name="N11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54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5" style:family="table-cell" style:parent-style-name="Default" style:data-style-name="N3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Parlamenttivaalit 2025'.B81"/>
    </style:style>
    <style:style style:name="ce357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58" style:family="table-cell" style:parent-style-name="Default">
      <style:table-cell-properties fo:border-bottom="none" fo:background-color="#b6d7a8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9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6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Riksdagsvalet 2025 II'.B81"/>
    </style:style>
    <style:style style:name="ce36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Riksdagsvalet 2025 II'.B81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Riksdagsvalet 2025 II'.B81"/>
    </style:style>
    <style:style style:name="ce363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64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5" style:family="table-cell" style:parent-style-name="Default" style:data-style-name="N1">
      <style:table-cell-properties fo:background-color="#d9ead3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6" style:family="table-cell" style:parent-style-name="Default" style:data-style-name="N1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7" style:family="table-cell" style:parent-style-name="Default" style:data-style-name="N135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&quot;5%&quot;" style:apply-style-name="ConditionalStyle_5f_3" style:base-cell-address="'Nästa riksdagsvalet'.B80"/>
    </style:style>
    <style:style style:name="ce37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Nästa riksdagsvalet'.B81"/>
    </style:style>
    <style:style style:name="ce373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Nästa riksdagsvalet'.B81"/>
    </style:style>
    <style:style style:name="ce374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&gt;0" style:apply-style-name="ConditionalStyle_5f_9" style:base-cell-address="'Nästa riksdagsvalet'.B81"/>
    </style:style>
    <style:style style:name="ce376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77" style:family="table-cell" style:parent-style-name="Default">
      <style:table-cell-properties fo:background-color="#e066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8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0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1" style:family="table-cell" style:parent-style-name="Default">
      <style:table-cell-properties fo:background-color="#e06666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82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8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86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9" style:family="table-cell" style:parent-style-name="Default"/>
    <style:style style:name="ce390" style:family="table-cell" style:parent-style-name="Default" style:data-style-name="N1">
      <style:table-cell-properties fo:background-color="#efefef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2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3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4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5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6" style:family="table-cell" style:parent-style-name="Default" style:data-style-name="N1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98" style:family="table-cell" style:parent-style-name="Default" style:data-style-name="N1">
      <style:table-cell-properties fo:background-color="#b6d7a8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konom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Befolkning</text:p>
          </table:table-cell>
          <table:table-cell table:style-name="ce9"/>
          <table:table-cell table:style-name="ce20" office:value-type="string" calcext:value-type="string">
            <text:p>Offentlig förvaltning</text:p>
          </table:table-cell>
          <table:table-cell table:style-name="ce24"/>
          <table:table-cell table:style-name="ce29" office:value-type="string" calcext:value-type="string">
            <text:p>Näringslivet</text:p>
          </table:table-cell>
          <table:table-cell table:style-name="ce31"/>
          <table:table-cell table:style-name="ce39" office:value-type="string" calcext:value-type="string">
            <text:p>Rahoituslaitokset</text:p>
          </table:table-cell>
          <table:table-cell table:style-name="ce41"/>
          <table:table-cell table:style-name="ce46"/>
          <table:table-cell table:number-columns-repeated="1015"/>
        </table:table-row>
        <table:table-row table:style-name="ro1">
          <table:table-cell table:style-name="ce2" office:value-type="string" calcext:value-type="string">
            <text:p>Befolkning</text:p>
          </table:table-cell>
          <table:table-cell table:style-name="ce10" table:formula="of:=SUM([.B12:.B18])" office:value-type="float" office:value="12431" calcext:value-type="float">
            <text:p>12,431 </text:p>
          </table:table-cell>
          <table:table-cell table:style-name="ce21" office:value-type="string" calcext:value-type="string">
            <text:p>Centralförvaltningens budget</text:p>
          </table:table-cell>
          <table:table-cell table:style-name="ce25" table:formula="of:=[$Statsfinanserna.G47]" office:value-type="currency" office:currency="EUR" office:value="68387271.69" calcext:value-type="currency">
            <text:p>68,387,272 €</text:p>
          </table:table-cell>
          <table:table-cell table:style-name="ce30" office:value-type="string" calcext:value-type="string">
            <text:p>Antalet bolag</text:p>
          </table:table-cell>
          <table:table-cell table:style-name="ce30" office:value-type="float" office:value="259" calcext:value-type="float">
            <text:p>259</text:p>
          </table:table-cell>
          <table:table-cell table:style-name="ce40" office:value-type="string" calcext:value-type="string">
            <text:p>Euron arvoindeksi</text:p>
          </table:table-cell>
          <table:table-cell table:style-name="ce44" table:formula="of:=1.0011*(1-[.F10])" office:value-type="percentage" office:value="0.9810840671" calcext:value-type="percentage">
            <text:p>98.11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ensionärer</text:p>
          </table:table-cell>
          <table:table-cell table:style-name="ce10" table:formula="of:=0.1545*[.B2]" office:value-type="float" office:value="1920.5895" calcext:value-type="float">
            <text:p>1,921 </text:p>
          </table:table-cell>
          <table:table-cell table:style-name="ce21" office:value-type="string" calcext:value-type="string">
            <text:p>Landskapens budget</text:p>
          </table:table-cell>
          <table:table-cell table:style-name="ce25" table:formula="of:=SUM([$Statsfinanserna.F99:.F105])" office:value-type="currency" office:currency="EUR" office:value="2522602.201" calcext:value-type="currency">
            <text:p>2,522,602 €</text:p>
          </table:table-cell>
          <table:table-cell table:style-name="ce30" office:value-type="string" calcext:value-type="string">
            <text:p>National omsättning</text:p>
          </table:table-cell>
          <table:table-cell table:style-name="ce33" table:formula="of:=([.D4]*([$Bolag.F2]/[.D4]))/(1+[.F10])+[.F4]" office:value-type="currency" office:currency="EUR" office:value="198859174.1" calcext:value-type="currency">
            <text:p>198,859,174 €</text:p>
          </table:table-cell>
          <table:table-cell table:style-name="ce40" office:value-type="string" calcext:value-type="string">
            <text:p>Rahoitusluottamus</text:p>
          </table:table-cell>
          <table:table-cell table:style-name="ce44" table:formula="of:=1-[.D6]" office:value-type="percentage" office:value="0.9818774467" calcext:value-type="percentage">
            <text:p>98.19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betare</text:p>
          </table:table-cell>
          <table:table-cell table:style-name="ce10" table:formula="of:=[.B6]-[.B5]" office:value-type="float" office:value="8060.2604" calcext:value-type="float">
            <text:p>8,060 </text:p>
          </table:table-cell>
          <table:table-cell table:style-name="ce21" office:value-type="string" calcext:value-type="string">
            <text:p>Bruttonationalprodukt</text:p>
          </table:table-cell>
          <table:table-cell table:style-name="ce26" table:formula="of:=SUM([$Statsfinanserna.L15];[$Bolag.J10];[.H7];[$Statsfinanserna.J99];[$Statsfinanserna.G94];[$Statsfinanserna.C2])+([.F4]-[.F5])" office:value-type="currency" office:currency="EUR" office:value="326424188.7" calcext:value-type="currency">
            <text:p>326,424,189 €</text:p>
          </table:table-cell>
          <table:table-cell table:style-name="ce30" office:value-type="string" calcext:value-type="string">
            <text:p>Värdet export</text:p>
          </table:table-cell>
          <table:table-cell table:style-name="ce33" office:value-type="currency" office:currency="EUR" office:value="85225667" calcext:value-type="currency">
            <text:p>85,225,667 €</text:p>
          </table:table-cell>
          <table:table-cell table:style-name="ce40" office:value-type="string" calcext:value-type="string">
            <text:p>Pankkien määrä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betslösa</text:p>
          </table:table-cell>
          <table:table-cell table:style-name="ce10" table:formula="of:=[.B9]*[.B2]" office:value-type="float" office:value="546.964" calcext:value-type="float">
            <text:p>547 </text:p>
          </table:table-cell>
          <table:table-cell table:style-name="ce21" office:value-type="string" calcext:value-type="string">
            <text:p>Statsskuld</text:p>
          </table:table-cell>
          <table:table-cell table:style-name="ce26" table:formula="of:=[$Statsfinanserna.Q16]" office:value-type="currency" office:currency="EUR" office:value="5261042.375" calcext:value-type="currency">
            <text:p>5,261,042 €</text:p>
          </table:table-cell>
          <table:table-cell table:style-name="ce30" office:value-type="string" calcext:value-type="string">
            <text:p>Värdet import</text:p>
          </table:table-cell>
          <table:table-cell table:style-name="ce33" office:value-type="currency" office:currency="EUR" office:value="90116528" calcext:value-type="currency">
            <text:p>90,116,528 €</text:p>
          </table:table-cell>
          <table:table-cell table:style-name="ce40" office:value-type="string" calcext:value-type="string">
            <text:p>Luottoraja/a</text:p>
          </table:table-cell>
          <table:table-cell table:style-name="ce42" table:formula="of:=[$Finanssektor.B2]" office:value-type="currency" office:currency="EUR" office:value="210100726.6" calcext:value-type="currency">
            <text:p>210,100,727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netsåriga</text:p>
          </table:table-cell>
          <table:table-cell table:style-name="ce9" table:formula="of:=[.B2]-[.B3]-[.B8]" office:value-type="float" office:value="8607.2244" calcext:value-type="float">
            <text:p>8,607 </text:p>
          </table:table-cell>
          <table:table-cell table:style-name="ce21" office:value-type="string" calcext:value-type="string">
            <text:p>Statsskuld av BNP</text:p>
          </table:table-cell>
          <table:table-cell table:style-name="ce22" table:formula="of:=[.D5]/[.G28]" office:value-type="percentage" office:value="0.0181225533" calcext:value-type="percentage">
            <text:p>1.81%</text:p>
          </table:table-cell>
          <table:table-cell table:style-name="ce30" office:value-type="string" calcext:value-type="string">
            <text:p>Ekonomisk tillväxt</text:p>
          </table:table-cell>
          <table:table-cell table:style-name="ce34" table:formula="of:=(([.G29]-[.G28])/[.G28])" office:value-type="percentage" office:value="0.1244235148" calcext:value-type="percentage">
            <text:p>12.44%</text:p>
          </table:table-cell>
          <table:table-cell table:style-name="ce40" office:value-type="string" calcext:value-type="string">
            <text:p>Lainakyky</text:p>
          </table:table-cell>
          <table:table-cell table:style-name="ce44" table:formula="of:=1*[.H3]*([$Statsfinanserna.O15]/[$Statsfinanserna.L15])-[$Finanssektor.B18]-[$Finanssektor.B16]" office:value-type="percentage" office:value="0.67305063" calcext:value-type="percentage">
            <text:p>67.31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yndiga</text:p>
          </table:table-cell>
          <table:table-cell table:style-name="ce9" table:formula="of:=[.B2]-[.B8]" office:value-type="float" office:value="10527.8139" calcext:value-type="float">
            <text:p>10,528 </text:p>
          </table:table-cell>
          <table:table-cell table:style-name="ce21" office:value-type="string" calcext:value-type="string">
            <text:p>Offentliga finanser av BNP</text:p>
          </table:table-cell>
          <table:table-cell table:style-name="ce22" table:formula="of:=SUM([.D2];[.D3])/[.D4]" office:value-type="percentage" office:value="0.2172322896" calcext:value-type="percentage">
            <text:p>21.72%</text:p>
          </table:table-cell>
          <table:table-cell table:style-name="ce30" office:value-type="string" calcext:value-type="string">
            <text:p>OSS-servitut</text:p>
          </table:table-cell>
          <table:table-cell table:style-name="ce35" table:formula="of:=(1-[$Statsfinanserna.B2])" office:value-type="percentage" office:value="0.795" calcext:value-type="percentage">
            <text:p>79.50%</text:p>
          </table:table-cell>
          <table:table-cell table:style-name="ce40" office:value-type="string" calcext:value-type="string">
            <text:p>Kotitalouksien luotto</text:p>
          </table:table-cell>
          <table:table-cell table:style-name="ce42" table:formula="of:=[.H6]*29%*[$Statsfinanserna.L15]" office:value-type="currency" office:currency="EUR" office:value="42357048.05" calcext:value-type="currency">
            <text:p>42,357,048 €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indreåriga</text:p>
          </table:table-cell>
          <table:table-cell table:style-name="ce9" table:formula="of:=0.1531*[.B2]" office:value-type="float" office:value="1903.1861" calcext:value-type="float">
            <text:p>1,903 </text:p>
          </table:table-cell>
          <table:table-cell table:style-name="ce21" office:value-type="string" calcext:value-type="string">
            <text:p>Statsfinanser av BNP</text:p>
          </table:table-cell>
          <table:table-cell table:style-name="ce22" table:formula="of:=[.D2]/[.D4]" office:value-type="percentage" office:value="0.2095043016" calcext:value-type="percentage">
            <text:p>20.95%</text:p>
          </table:table-cell>
          <table:table-cell table:style-name="ce30" office:value-type="string" calcext:value-type="string">
            <text:p>Köpkraftindex</text:p>
          </table:table-cell>
          <table:table-cell table:style-name="ce35" table:formula="of:=SUM([$Statsfinanserna.O15];[.H7])/[.F3]" office:value-type="percentage" office:value="1.111081431" calcext:value-type="percentage">
            <text:p>111.11%</text:p>
          </table:table-cell>
          <table:table-cell table:style-name="ce41" table:number-columns-repeated="2"/>
          <table:table-cell table:style-name="ce47"/>
          <table:table-cell table:number-columns-repeated="1015"/>
        </table:table-row>
        <table:table-row table:style-name="ro1">
          <table:table-cell table:style-name="ce2" office:value-type="string" calcext:value-type="string">
            <text:p>Arbetslösheten</text:p>
          </table:table-cell>
          <table:table-cell table:style-name="ce11" office:value-type="percentage" office:value="0.044" calcext:value-type="percentage">
            <text:p>4.40%</text:p>
          </table:table-cell>
          <table:table-cell table:style-name="ce22" table:formula="of:=[.B5]/[.B6]" office:value-type="percentage" office:value="0.06354708261" calcext:value-type="percentage">
            <text:p>6.35%</text:p>
          </table:table-cell>
          <table:table-cell table:style-name="ce24"/>
          <table:table-cell table:style-name="ce30" office:value-type="string" calcext:value-type="string">
            <text:p>Prisindexet av olja</text:p>
          </table:table-cell>
          <table:table-cell table:style-name="ce34" office:value-type="percentage" office:value="0.0099" calcext:value-type="percentage">
            <text:p>0.99%</text:p>
          </table:table-cell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ilar</text:p>
          </table:table-cell>
          <table:table-cell table:style-name="ce10" table:formula="of:=0.2545*[.B2]" office:value-type="float" office:value="3163.6895" calcext:value-type="float">
            <text:p>3,164 </text:p>
          </table:table-cell>
          <table:table-cell table:style-name="ce23"/>
          <table:table-cell table:style-name="ce24"/>
          <table:table-cell table:style-name="ce30" office:value-type="string" calcext:value-type="string">
            <text:p>INFLATION</text:p>
          </table:table-cell>
          <table:table-cell table:style-name="ce34" table:formula="of:=2%*(1-[$Finanssektor.B16])*(1+[.F9])*(1+[.F11]/100)" office:value-type="percentage" office:value="0.01999393961" calcext:value-type="percentage">
            <text:p>2.00%</text:p>
          </table:table-cell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andskap</text:p>
          </table:table-cell>
          <table:table-cell table:style-name="ce12"/>
          <table:table-cell table:style-name="ce23"/>
          <table:table-cell table:style-name="ce24"/>
          <table:table-cell table:style-name="ce30" office:value-type="string" calcext:value-type="string">
            <text:p>Inflationfaktor (slumpmässig)</text:p>
          </table:table-cell>
          <table:table-cell table:style-name="ce30" office:value-type="float" office:value="2.58" calcext:value-type="float">
            <text:p>2.58</text:p>
          </table:table-cell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Nyholmsland</text:p>
          </table:table-cell>
          <table:table-cell table:style-name="ce13" table:formula="of:=[.B20]" office:value-type="float" office:value="4420" calcext:value-type="float">
            <text:p>4,420 </text:p>
          </table:table-cell>
          <table:table-cell table:style-name="ce22" table:formula="of:=[.B12]/[.$B$2]" office:value-type="percentage" office:value="0.355562706137881" calcext:value-type="percentage">
            <text:p>35.56%</text:p>
          </table:table-cell>
          <table:table-cell table:style-name="ce27" table:formula="of:=[.C12]*[.$B$7]" office:value-type="float" office:value="3743.298" calcext:value-type="float">
            <text:p>3,743</text:p>
          </table:table-cell>
          <table:table-cell table:style-name="ce30" office:value-type="string" calcext:value-type="string">
            <text:p>Arbet-arbetare-indexet</text:p>
          </table:table-cell>
          <table:table-cell table:style-name="ce36" table:formula="of:=SUM([$Bolag.D10];[$Statsfinanserna.B56];[$Statsfinanserna.D81];[$Statsfinanserna.B84];[$Statsfinanserna.B86];[$Statsfinanserna.B88])/[.B6]" office:value-type="float" office:value="0.9766670723" calcext:value-type="float">
            <text:p>0.98</text:p>
          </table:table-cell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orsland</text:p>
          </table:table-cell>
          <table:table-cell table:style-name="ce13" table:formula="of:=SUM([.B21];[.B23])" office:value-type="float" office:value="2818" calcext:value-type="float">
            <text:p>2,818 </text:p>
          </table:table-cell>
          <table:table-cell table:style-name="ce22" table:formula="of:=[.B13]/[.$B$2]" office:value-type="percentage" office:value="0.22669133617569" calcext:value-type="percentage">
            <text:p>22.67%</text:p>
          </table:table-cell>
          <table:table-cell table:style-name="ce27" table:formula="of:=[.C13]*[.$B$7]" office:value-type="float" office:value="2386.5642" calcext:value-type="float">
            <text:p>2,387</text:p>
          </table:table-cell>
          <table:table-cell table:style-name="ce31" table:number-columns-repeated="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Vaxland</text:p>
          </table:table-cell>
          <table:table-cell table:style-name="ce13" table:formula="of:=SUM([.B22];[.B26])" office:value-type="float" office:value="1622" calcext:value-type="float">
            <text:p>1,622 </text:p>
          </table:table-cell>
          <table:table-cell table:style-name="ce22" table:formula="of:=[.B14]/[.$B$2]" office:value-type="percentage" office:value="0.13048025098544" calcext:value-type="percentage">
            <text:p>13.05%</text:p>
          </table:table-cell>
          <table:table-cell table:style-name="ce27" table:formula="of:=[.C14]*[.$B$7]" office:value-type="float" office:value="1373.6718" calcext:value-type="float">
            <text:p>1,374</text:p>
          </table:table-cell>
          <table:table-cell table:style-name="ce31" table:number-columns-repeated="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Vendeldal</text:p>
          </table:table-cell>
          <table:table-cell table:style-name="ce13" table:formula="of:=[.B24]" office:value-type="float" office:value="1365" calcext:value-type="float">
            <text:p>1,365 </text:p>
          </table:table-cell>
          <table:table-cell table:style-name="ce22" table:formula="of:=[.B15]/[.$B$2]" office:value-type="percentage" office:value="0.109806129836699" calcext:value-type="percentage">
            <text:p>10.98%</text:p>
          </table:table-cell>
          <table:table-cell table:style-name="ce27" table:formula="of:=[.C15]*[.$B$7]" office:value-type="float" office:value="1156.0185" calcext:value-type="float">
            <text:p>1,156</text:p>
          </table:table-cell>
          <table:table-cell table:style-name="ce31"/>
          <table:table-cell table:style-name="ce37"/>
          <table:table-cell table:style-name="ce42"/>
          <table:table-cell table:style-name="ce45"/>
          <table:table-cell table:style-name="ce48"/>
          <table:table-cell table:number-columns-repeated="1015"/>
        </table:table-row>
        <table:table-row table:style-name="ro1">
          <table:table-cell table:style-name="ce4" office:value-type="string" calcext:value-type="string">
            <text:p>Gamlöland</text:p>
          </table:table-cell>
          <table:table-cell table:style-name="ce14" table:formula="of:=[.B25]" office:value-type="float" office:value="1394" calcext:value-type="float">
            <text:p>1,394 </text:p>
          </table:table-cell>
          <table:table-cell table:style-name="ce22" table:formula="of:=[.B16]/[.$B$2]" office:value-type="percentage" office:value="0.112139007320409" calcext:value-type="percentage">
            <text:p>11.21%</text:p>
          </table:table-cell>
          <table:table-cell table:style-name="ce27" table:formula="of:=[.C16]*[.$B$7]" office:value-type="float" office:value="1180.5786" calcext:value-type="float">
            <text:p>1,181</text:p>
          </table:table-cell>
          <table:table-cell table:style-name="ce31"/>
          <table:table-cell table:style-name="ce37"/>
          <table:table-cell table:style-name="ce42"/>
          <table:table-cell table:style-name="ce45"/>
          <table:table-cell table:style-name="ce48"/>
          <table:table-cell table:style-name="ce49" office:value-type="string" calcext:value-type="string">
            <text:p>Nykyinen kausikulu</text:p>
          </table:table-cell>
          <table:table-cell table:style-name="ce49" office:value-type="string" calcext:value-type="string">
            <text:p>Kausikehys</text:p>
          </table:table-cell>
          <table:table-cell table:style-name="ce49" office:value-type="string" calcext:value-type="string">
            <text:p>Kehystä jäljellä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Aurland</text:p>
          </table:table-cell>
          <table:table-cell table:style-name="ce14" table:formula="of:=[.B27]" office:value-type="float" office:value="452" calcext:value-type="float">
            <text:p>452 </text:p>
          </table:table-cell>
          <table:table-cell table:style-name="ce22" table:formula="of:=[.B17]/[.$B$2]" office:value-type="percentage" office:value="0.0363607111254123" calcext:value-type="percentage">
            <text:p>3.64%</text:p>
          </table:table-cell>
          <table:table-cell table:style-name="ce27" table:formula="of:=[.C17]*[.$B$7]" office:value-type="float" office:value="382.7988" calcext:value-type="float">
            <text:p>383</text:p>
          </table:table-cell>
          <table:table-cell table:style-name="ce30"/>
          <table:table-cell table:style-name="ce31"/>
          <table:table-cell table:style-name="ce41" table:number-columns-repeated="2"/>
          <table:table-cell/>
          <table:table-cell table:style-name="ce49" office:value-type="float" office:value="65.47" calcext:value-type="float">
            <text:p>65.47</text:p>
          </table:table-cell>
          <table:table-cell table:style-name="ce49" office:value-type="float" office:value="66" calcext:value-type="float">
            <text:p>66</text:p>
          </table:table-cell>
          <table:table-cell table:style-name="ce52" table:formula="of:=[.K17]-[.J17]" office:value-type="float" office:value="0.53" calcext:value-type="float">
            <text:p>0.53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Korsdal</text:p>
          </table:table-cell>
          <table:table-cell table:style-name="ce15" table:formula="of:=[.B28]" office:value-type="float" office:value="360" calcext:value-type="float">
            <text:p>360 </text:p>
          </table:table-cell>
          <table:table-cell table:style-name="ce22" table:formula="of:=[.B18]/[.$B$2]" office:value-type="percentage" office:value="0.02895985841847" calcext:value-type="percentage">
            <text:p>2.90%</text:p>
          </table:table-cell>
          <table:table-cell table:style-name="ce27" table:formula="of:=[.C18]*[.$B$7]" office:value-type="float" office:value="304.884" calcext:value-type="float">
            <text:p>305</text:p>
          </table:table-cell>
          <table:table-cell table:style-name="ce32" office:value-type="string" calcext:value-type="string">
            <text:p>År</text:p>
          </table:table-cell>
          <table:table-cell table:style-name="ce38" office:value-type="string" calcext:value-type="string">
            <text:p>Omsättning</text:p>
          </table:table-cell>
          <table:table-cell table:style-name="ce40" office:value-type="string" calcext:value-type="string">
            <text:p>BNP</text:p>
          </table:table-cell>
          <table:table-cell table:style-name="ce40" office:value-type="string" calcext:value-type="string">
            <text:p>Förändring BNO</text:p>
          </table:table-cell>
          <table:table-cell table:style-name="ce40" office:value-type="string" calcext:value-type="string">
            <text:p>Förändring BNP</text:p>
          </table:table-cell>
          <table:table-cell table:style-name="ce46" office:value-type="string" calcext:value-type="string">
            <text:p>Valtion vuosimenot (milj. €)</text:p>
          </table:table-cell>
          <table:table-cell table:style-name="ce46" office:value-type="string" calcext:value-type="string">
            <text:p>Valtion vuosikehys (milj. €)</text:p>
          </table:table-cell>
          <table:table-cell table:style-name="ce46" office:value-type="string" calcext:value-type="string">
            <text:p>Vuosi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täder</text:p>
          </table:table-cell>
          <table:table-cell table:style-name="ce12"/>
          <table:table-cell table:style-name="ce23"/>
          <table:table-cell table:style-name="ce24"/>
          <table:table-cell table:style-name="ce30" office:value-type="float" office:value="2017" calcext:value-type="float">
            <text:p>2017</text:p>
          </table:table-cell>
          <table:table-cell table:style-name="ce33" office:value-type="currency" office:currency="EUR" office:value="121614057" calcext:value-type="currency">
            <text:p>121,614,057 €</text:p>
          </table:table-cell>
          <table:table-cell table:style-name="ce43" office:value-type="currency" office:currency="EUR" office:value="102736242" calcext:value-type="currency">
            <text:p>102,736,242 €</text:p>
          </table:table-cell>
          <table:table-cell table:number-columns-repeated="2" table:style-name="ce44" office:value-type="percentage" office:value="0" calcext:value-type="percentage">
            <text:p>0.00%</text:p>
          </table:table-cell>
          <table:table-cell table:style-name="ce49" office:value-type="float" office:value="25.92" calcext:value-type="float">
            <text:p>25.92</text:p>
            <draw:frame table:end-cell-address="Ekonomi.N33" table:end-x="57.37pt" table:end-y="7.46pt" draw:z-index="1" draw:name="Chart 2" draw:style-name="gr1" draw:text-style-name="P1" svg:width="445.46pt" svg:height="227.96pt" svg:x="1.5pt" svg:y="0pt">
              <draw:object draw:notify-on-update-of-ranges="Ekonomi.L19:Ekonomi.L45 Ekonomi.J18:Ekonomi.J18 Ekonomi.J19:Ekonomi.J45 Ekonomi.K18:Ekonomi.K18 Ekonomi.K19:Ekonomi.K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49" office:value-type="float" office:value="30.92" calcext:value-type="float">
            <text:p>30.92</text:p>
          </table:table-cell>
          <table:table-cell table:style-name="ce49" office:value-type="float" office:value="2002" calcext:value-type="float">
            <text:p>200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Nyholm</text:p>
          </table:table-cell>
          <table:table-cell table:style-name="ce16" office:value-type="float" office:value="4420" calcext:value-type="float">
            <text:p>4,420 </text:p>
          </table:table-cell>
          <table:table-cell table:style-name="ce23"/>
          <table:table-cell table:style-name="ce24"/>
          <table:table-cell table:style-name="ce30" office:value-type="float" office:value="2018" calcext:value-type="float">
            <text:p>2018</text:p>
          </table:table-cell>
          <table:table-cell table:style-name="ce33" office:value-type="currency" office:currency="EUR" office:value="143891890.175" calcext:value-type="currency">
            <text:p>143,891,890 €</text:p>
          </table:table-cell>
          <table:table-cell table:style-name="ce43" office:value-type="currency" office:currency="EUR" office:value="119512173" calcext:value-type="currency">
            <text:p>119,512,173 €</text:p>
          </table:table-cell>
          <table:table-cell table:style-name="ce45" table:formula="of:=([.F20]-[.F19])/[.F19]" office:value-type="percentage" office:value="0.183184688715713" calcext:value-type="percentage">
            <text:p>18.32%</text:p>
          </table:table-cell>
          <table:table-cell table:style-name="ce45" table:formula="of:=([.G20]-[.G19])/[.G19]" office:value-type="percentage" office:value="0.163291265802773" calcext:value-type="percentage">
            <text:p>16.33%</text:p>
          </table:table-cell>
          <table:table-cell table:style-name="ce49" office:value-type="float" office:value="27.08" calcext:value-type="float">
            <text:p>27.08</text:p>
          </table:table-cell>
          <table:table-cell table:style-name="ce49" office:value-type="float" office:value="33.17" calcext:value-type="float">
            <text:p>33.17</text:p>
          </table:table-cell>
          <table:table-cell table:style-name="ce49" office:value-type="float" office:value="2003" calcext:value-type="float">
            <text:p>200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Mynningfors</text:p>
          </table:table-cell>
          <table:table-cell table:style-name="ce13" office:value-type="float" office:value="2201" calcext:value-type="float">
            <text:p>2,201 </text:p>
          </table:table-cell>
          <table:table-cell table:style-name="ce23"/>
          <table:table-cell table:style-name="ce24"/>
          <table:table-cell table:style-name="ce30" office:value-type="float" office:value="2019" calcext:value-type="float">
            <text:p>2019</text:p>
          </table:table-cell>
          <table:table-cell table:style-name="ce33" office:value-type="currency" office:currency="EUR" office:value="169921933" calcext:value-type="currency">
            <text:p>169,921,933 €</text:p>
          </table:table-cell>
          <table:table-cell table:style-name="ce43" table:formula="of:=(1+[.H21])*[.G20]" office:value-type="currency" office:currency="EUR" office:value="141131925" calcext:value-type="currency">
            <text:p>141,131,925 €</text:p>
          </table:table-cell>
          <table:table-cell table:style-name="ce45" table:formula="of:=([.F21]-[.F20])/[.F20]" office:value-type="percentage" office:value="0.180899999251817" calcext:value-type="percentage">
            <text:p>18.09%</text:p>
          </table:table-cell>
          <table:table-cell table:style-name="ce45" table:formula="of:=([.G21]-[.G20])/[.G20]" office:value-type="percentage" office:value="0.180899999199245" calcext:value-type="percentage">
            <text:p>18.09%</text:p>
          </table:table-cell>
          <table:table-cell table:style-name="ce49" office:value-type="float" office:value="32.96" calcext:value-type="float">
            <text:p>32.96</text:p>
          </table:table-cell>
          <table:table-cell table:style-name="ce49" office:value-type="float" office:value="35.92" calcext:value-type="float">
            <text:p>35.92</text:p>
          </table:table-cell>
          <table:table-cell table:style-name="ce49" office:value-type="float" office:value="2004" calcext:value-type="float">
            <text:p>2004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Vaxstad</text:p>
          </table:table-cell>
          <table:table-cell table:style-name="ce16" office:value-type="float" office:value="1254" calcext:value-type="float">
            <text:p>1,254 </text:p>
          </table:table-cell>
          <table:table-cell table:style-name="ce23"/>
          <table:table-cell table:style-name="ce24"/>
          <table:table-cell table:style-name="ce30" office:value-type="float" office:value="2020" calcext:value-type="float">
            <text:p>2020</text:p>
          </table:table-cell>
          <table:table-cell table:style-name="ce33" office:value-type="currency" office:currency="EUR" office:value="177961861" calcext:value-type="currency">
            <text:p>177,961,861 €</text:p>
          </table:table-cell>
          <table:table-cell table:style-name="ce43" office:value-type="currency" office:currency="EUR" office:value="172914640" calcext:value-type="currency">
            <text:p>172,914,640 €</text:p>
          </table:table-cell>
          <table:table-cell table:style-name="ce45" table:formula="of:=([.F22]-[.F21])/[.F21]" office:value-type="percentage" office:value="0.0473154221944968" calcext:value-type="percentage">
            <text:p>4.73%</text:p>
          </table:table-cell>
          <table:table-cell table:style-name="ce45" table:formula="of:=([.G22]-[.G21])/[.G21]" office:value-type="percentage" office:value="0.225198621785964" calcext:value-type="percentage">
            <text:p>22.52%</text:p>
          </table:table-cell>
          <table:table-cell table:style-name="ce49" office:value-type="float" office:value="33.84" calcext:value-type="float">
            <text:p>33.84</text:p>
          </table:table-cell>
          <table:table-cell table:style-name="ce49" office:value-type="float" office:value="35.85" calcext:value-type="float">
            <text:p>35.85</text:p>
          </table:table-cell>
          <table:table-cell table:style-name="ce49" office:value-type="float" office:value="2005" calcext:value-type="float">
            <text:p>2005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Varkuns</text:p>
          </table:table-cell>
          <table:table-cell table:style-name="ce13" office:value-type="float" office:value="617" calcext:value-type="float">
            <text:p>617 </text:p>
          </table:table-cell>
          <table:table-cell table:style-name="ce23"/>
          <table:table-cell table:style-name="ce24"/>
          <table:table-cell table:style-name="ce30" office:value-type="float" office:value="2021" calcext:value-type="float">
            <text:p>2021</text:p>
          </table:table-cell>
          <table:table-cell table:style-name="ce33" office:value-type="currency" office:currency="EUR" office:value="186001787.65" calcext:value-type="currency">
            <text:p>186,001,788 €</text:p>
          </table:table-cell>
          <table:table-cell table:style-name="ce43" office:value-type="currency" office:currency="EUR" office:value="204697354.336163" calcext:value-type="currency">
            <text:p>204,697,354 €</text:p>
          </table:table-cell>
          <table:table-cell table:style-name="ce45" table:formula="of:=([.F23]-[.F22])/[.F22]" office:value-type="percentage" office:value="0.0451778072269092" calcext:value-type="percentage">
            <text:p>4.52%</text:p>
          </table:table-cell>
          <table:table-cell table:style-name="ce45" table:formula="of:=([.G23]-[.G22])/[.G22]" office:value-type="percentage" office:value="0.183805803465587" calcext:value-type="percentage">
            <text:p>18.38%</text:p>
          </table:table-cell>
          <table:table-cell table:style-name="ce49" office:value-type="float" office:value="34.04" calcext:value-type="float">
            <text:p>34.04</text:p>
          </table:table-cell>
          <table:table-cell table:style-name="ce49" office:value-type="float" office:value="35.85" calcext:value-type="float">
            <text:p>35.85</text:p>
          </table:table-cell>
          <table:table-cell table:style-name="ce49" office:value-type="float" office:value="2006" calcext:value-type="float">
            <text:p>2006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Vendelä</text:p>
          </table:table-cell>
          <table:table-cell table:style-name="ce16" office:value-type="float" office:value="1365" calcext:value-type="float">
            <text:p>1,365 </text:p>
          </table:table-cell>
          <table:table-cell table:style-name="ce23"/>
          <table:table-cell table:style-name="ce24"/>
          <table:table-cell table:style-name="ce30" office:value-type="float" office:value="2022" calcext:value-type="float">
            <text:p>2022</text:p>
          </table:table-cell>
          <table:table-cell table:style-name="ce33" office:value-type="currency" office:currency="EUR" office:value="176701698.2675" calcext:value-type="currency">
            <text:p>176,701,698 €</text:p>
          </table:table-cell>
          <table:table-cell table:style-name="ce43" office:value-type="currency" office:currency="EUR" office:value="219687869.250663" calcext:value-type="currency">
            <text:p>219,687,869 €</text:p>
          </table:table-cell>
          <table:table-cell table:style-name="ce45" table:formula="of:=([.F24]-[.F23])/[.F23]" office:value-type="percentage" office:value="-0.0500000000000001" calcext:value-type="percentage">
            <text:p>-5.00%</text:p>
          </table:table-cell>
          <table:table-cell table:style-name="ce45" table:formula="of:=([.G24]-[.G23])/[.G23]" office:value-type="percentage" office:value="0.0732325777395354" calcext:value-type="percentage">
            <text:p>7.32%</text:p>
          </table:table-cell>
          <table:table-cell table:style-name="ce49" office:value-type="float" office:value="35.64" calcext:value-type="float">
            <text:p>35.64</text:p>
          </table:table-cell>
          <table:table-cell table:style-name="ce49" office:value-type="float" office:value="35.85" calcext:value-type="float">
            <text:p>35.85</text:p>
          </table:table-cell>
          <table:table-cell table:style-name="ce49" office:value-type="float" office:value="2007" calcext:value-type="float">
            <text:p>2007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Kusto</text:p>
          </table:table-cell>
          <table:table-cell table:style-name="ce13" office:value-type="float" office:value="1394" calcext:value-type="float">
            <text:p>1,394 </text:p>
          </table:table-cell>
          <table:table-cell table:style-name="ce23"/>
          <table:table-cell table:style-name="ce24"/>
          <table:table-cell table:style-name="ce30" office:value-type="float" office:value="2023" calcext:value-type="float">
            <text:p>2023</text:p>
          </table:table-cell>
          <table:table-cell table:style-name="ce33" office:value-type="currency" office:currency="EUR" office:value="173911671.45275" calcext:value-type="currency">
            <text:p>173,911,671 €</text:p>
          </table:table-cell>
          <table:table-cell table:style-name="ce43" office:value-type="currency" office:currency="EUR" office:value="218153418.918776" calcext:value-type="currency">
            <text:p>218,153,419 €</text:p>
          </table:table-cell>
          <table:table-cell table:style-name="ce45" table:formula="of:=([.F25]-[.F24])/[.F24]" office:value-type="percentage" office:value="-0.0157894736842103" calcext:value-type="percentage">
            <text:p>-1.58%</text:p>
          </table:table-cell>
          <table:table-cell table:style-name="ce45" table:formula="of:=([.G25]-[.G24])/[.G24]" office:value-type="percentage" office:value="-0.00698468393872304" calcext:value-type="percentage">
            <text:p>-0.70%</text:p>
          </table:table-cell>
          <table:table-cell table:style-name="ce49" office:value-type="float" office:value="41.72" calcext:value-type="float">
            <text:p>41.72</text:p>
          </table:table-cell>
          <table:table-cell table:style-name="ce50" office:value-type="float" office:value="42" calcext:value-type="float">
            <text:p>42.00</text:p>
          </table:table-cell>
          <table:table-cell table:style-name="ce49" office:value-type="float" office:value="2008" calcext:value-type="float">
            <text:p>200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Vaxborg</text:p>
          </table:table-cell>
          <table:table-cell table:style-name="ce16" office:value-type="float" office:value="368" calcext:value-type="float">
            <text:p>368 </text:p>
          </table:table-cell>
          <table:table-cell table:style-name="ce23"/>
          <table:table-cell table:style-name="ce24"/>
          <table:table-cell table:style-name="ce30" office:value-type="float" office:value="2024" calcext:value-type="float">
            <text:p>2024</text:p>
          </table:table-cell>
          <table:table-cell table:style-name="ce33" office:value-type="currency" office:currency="EUR" office:value="162119717" calcext:value-type="currency">
            <text:p>162,119,717 €</text:p>
          </table:table-cell>
          <table:table-cell table:style-name="ce43" office:value-type="currency" office:currency="EUR" office:value="230937554" calcext:value-type="currency">
            <text:p>230,937,554 €</text:p>
          </table:table-cell>
          <table:table-cell table:style-name="ce45" table:formula="of:=([.F26]-[.F25])/[.F25]" office:value-type="percentage" office:value="-0.0678042730211685" calcext:value-type="percentage">
            <text:p>-6.78%</text:p>
          </table:table-cell>
          <table:table-cell table:style-name="ce45" table:formula="of:=([.G26]-[.G25])/[.G25]" office:value-type="percentage" office:value="0.0586015802300316" calcext:value-type="percentage">
            <text:p>5.86%</text:p>
          </table:table-cell>
          <table:table-cell table:style-name="ce50" office:value-type="float" office:value="37.6" calcext:value-type="float">
            <text:p>37.60</text:p>
          </table:table-cell>
          <table:table-cell table:style-name="ce50" office:value-type="float" office:value="42" calcext:value-type="float">
            <text:p>42.00</text:p>
          </table:table-cell>
          <table:table-cell table:style-name="ce49" office:value-type="float" office:value="2009" calcext:value-type="float">
            <text:p>2009</text:p>
          </table:table-cell>
          <table:table-cell table:number-columns-repeated="4"/>
          <table:table-cell table:style-name="ce49"/>
          <table:table-cell/>
          <table:table-cell table:style-name="ce49"/>
          <table:table-cell table:number-columns-repeated="1005"/>
        </table:table-row>
        <table:table-row table:style-name="ro1">
          <table:table-cell table:style-name="ce4" office:value-type="string" calcext:value-type="string">
            <text:p>Auris</text:p>
          </table:table-cell>
          <table:table-cell table:style-name="ce13" office:value-type="float" office:value="452" calcext:value-type="float">
            <text:p>452 </text:p>
          </table:table-cell>
          <table:table-cell table:style-name="ce23"/>
          <table:table-cell table:style-name="ce24"/>
          <table:table-cell table:style-name="ce30" office:value-type="float" office:value="2025" calcext:value-type="float">
            <text:p>2025</text:p>
          </table:table-cell>
          <table:table-cell table:style-name="ce37" office:value-type="currency" office:currency="EUR" office:value="176475647.082185" calcext:value-type="currency">
            <text:p>176,475,647 €</text:p>
          </table:table-cell>
          <table:table-cell table:style-name="ce42" office:value-type="currency" office:currency="EUR" office:value="264750935.585542" calcext:value-type="currency">
            <text:p>264,750,936 €</text:p>
          </table:table-cell>
          <table:table-cell table:style-name="ce45" table:formula="of:=([.F27]-[.F26])/[.F26]" office:value-type="percentage" office:value="0.0885514134112696" calcext:value-type="percentage">
            <text:p>8.86%</text:p>
          </table:table-cell>
          <table:table-cell table:style-name="ce45" table:formula="of:=([.G27]-[.G26])/[.G26]" office:value-type="percentage" office:value="0.146417856255382" calcext:value-type="percentage">
            <text:p>14.64%</text:p>
          </table:table-cell>
          <table:table-cell table:style-name="ce49" office:value-type="float" office:value="39.32" calcext:value-type="float">
            <text:p>39.32</text:p>
          </table:table-cell>
          <table:table-cell table:style-name="ce50" office:value-type="float" office:value="42" calcext:value-type="float">
            <text:p>42.00</text:p>
          </table:table-cell>
          <table:table-cell table:style-name="ce49" office:value-type="float" office:value="2010" calcext:value-type="float">
            <text:p>201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Kyrkstad</text:p>
          </table:table-cell>
          <table:table-cell table:style-name="ce17" office:value-type="float" office:value="360" calcext:value-type="float">
            <text:p>360 </text:p>
          </table:table-cell>
          <table:table-cell table:style-name="ce23"/>
          <table:table-cell table:style-name="ce24"/>
          <table:table-cell table:style-name="ce30" office:value-type="float" office:value="2026" calcext:value-type="float">
            <text:p>2026</text:p>
          </table:table-cell>
          <table:table-cell table:style-name="ce37" office:value-type="currency" office:currency="EUR" office:value="182425416.218227" calcext:value-type="currency">
            <text:p>182,425,416 €</text:p>
          </table:table-cell>
          <table:table-cell table:style-name="ce42" office:value-type="currency" office:currency="EUR" office:value="290303595.07745" calcext:value-type="currency">
            <text:p>290,303,595 €</text:p>
          </table:table-cell>
          <table:table-cell table:style-name="ce45" table:formula="of:=([.F28]-[.F27])/[.F27]" office:value-type="percentage" office:value="0.0337143919538718" calcext:value-type="percentage">
            <text:p>3.37%</text:p>
          </table:table-cell>
          <table:table-cell table:style-name="ce45" table:formula="of:=([.G28]-[.G27])/[.G27]" office:value-type="percentage" office:value="0.0965158420890742" calcext:value-type="percentage">
            <text:p>9.65%</text:p>
          </table:table-cell>
          <table:table-cell table:style-name="ce49" office:value-type="float" office:value="44.24" calcext:value-type="float">
            <text:p>44.24</text:p>
          </table:table-cell>
          <table:table-cell table:style-name="ce50" office:value-type="float" office:value="50" calcext:value-type="float">
            <text:p>50.00</text:p>
          </table:table-cell>
          <table:table-cell table:style-name="ce49" office:value-type="float" office:value="2011" calcext:value-type="float">
            <text:p>201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iksdagsledamöter enligt valkretsar</text:p>
          </table:table-cell>
          <table:table-cell table:style-name="ce9"/>
          <table:table-cell table:style-name="ce23"/>
          <table:table-cell table:style-name="ce24"/>
          <table:table-cell table:style-name="ce30" office:value-type="float" office:value="2027" calcext:value-type="float">
            <text:p>2027</text:p>
          </table:table-cell>
          <table:table-cell table:style-name="ce37" office:value-type="currency" office:currency="EUR" office:value="198859174.099311" calcext:value-type="currency">
            <text:p>198,859,174 €</text:p>
          </table:table-cell>
          <table:table-cell table:style-name="ce42" office:value-type="currency" office:currency="EUR" office:value="326424188.735868" calcext:value-type="currency">
            <text:p>326,424,189 €</text:p>
          </table:table-cell>
          <table:table-cell table:style-name="ce45" table:formula="of:=([.F29]-[.F28])/[.F28]" office:value-type="percentage" office:value="0.0900848040901544" calcext:value-type="percentage">
            <text:p>9.01%</text:p>
          </table:table-cell>
          <table:table-cell table:style-name="ce45" table:formula="of:=([.G29]-[.G28])/[.G28]" office:value-type="percentage" office:value="0.124423514799328" calcext:value-type="percentage">
            <text:p>12.44%</text:p>
          </table:table-cell>
          <table:table-cell table:style-name="ce49" office:value-type="float" office:value="48.88" calcext:value-type="float">
            <text:p>48.88</text:p>
          </table:table-cell>
          <table:table-cell table:style-name="ce50" office:value-type="float" office:value="50" calcext:value-type="float">
            <text:p>50.00</text:p>
          </table:table-cell>
          <table:table-cell table:style-name="ce49" office:value-type="float" office:value="2012" calcext:value-type="float">
            <text:p>2012</text:p>
          </table:table-cell>
          <table:table-cell/>
          <table:table-cell table:style-name="ce49"/>
          <table:table-cell table:number-columns-repeated="1010"/>
        </table:table-row>
        <table:table-row table:style-name="ro1">
          <table:table-cell table:style-name="ce2" table:formula="of:=[.A12]" office:value-type="string" office:string-value="Nyholmsland" calcext:value-type="string">
            <text:p>Nyholmsland</text:p>
          </table:table-cell>
          <table:table-cell table:style-name="ce18" table:formula="of:=[.B12]/[.$B$2]*60" office:value-type="float" office:value="21.3337623682729" calcext:value-type="float">
            <text:p>21.33 </text:p>
          </table:table-cell>
          <table:table-cell table:style-name="ce21" table:formula="of:=ROUNDDOWN([.B30])" office:value-type="float" office:value="21" calcext:value-type="float">
            <text:p>21</text:p>
          </table:table-cell>
          <table:table-cell table:style-name="ce28"/>
          <table:table-cell table:style-name="ce30" office:value-type="float" office:value="2028" calcext:value-type="float">
            <text:p>2028</text:p>
          </table:table-cell>
          <table:table-cell table:style-name="ce37" table:formula="of:=[.F3]" office:value-type="currency" office:currency="EUR" office:value="198859174.1" calcext:value-type="currency">
            <text:p>198,859,174 €</text:p>
          </table:table-cell>
          <table:table-cell table:style-name="ce42" table:formula="of:=[.D4]" office:value-type="currency" office:currency="EUR" office:value="326424188.7" calcext:value-type="currency">
            <text:p>326,424,189 €</text:p>
          </table:table-cell>
          <table:table-cell table:style-name="ce45" table:formula="of:=([.F30]-[.F29])/[.F29]" office:value-type="percentage" office:value="0.00000000000346566211157689" calcext:value-type="percentage">
            <text:p>0.00%</text:p>
          </table:table-cell>
          <table:table-cell table:style-name="ce45" table:formula="of:=([.G30]-[.G29])/[.G29]" office:value-type="percentage" office:value="-0.000000000109880798918694" calcext:value-type="percentage">
            <text:p>0.00%</text:p>
          </table:table-cell>
          <table:table-cell table:style-name="ce50" office:value-type="float" office:value="57.2" calcext:value-type="float">
            <text:p>57.20</text:p>
          </table:table-cell>
          <table:table-cell table:style-name="ce50" office:value-type="float" office:value="50" calcext:value-type="float">
            <text:p>50.00</text:p>
          </table:table-cell>
          <table:table-cell table:style-name="ce49" office:value-type="float" office:value="2013" calcext:value-type="float">
            <text:p>2013</text:p>
          </table:table-cell>
          <table:table-cell table:number-columns-repeated="8"/>
          <table:table-cell table:style-name="ce49"/>
          <table:table-cell table:number-columns-repeated="1003"/>
        </table:table-row>
        <table:table-row table:style-name="ro1">
          <table:table-cell table:style-name="ce2" table:formula="of:=[.A13]" office:value-type="string" office:string-value="Forsland" calcext:value-type="string">
            <text:p>Forsland</text:p>
          </table:table-cell>
          <table:table-cell table:style-name="ce18" table:formula="of:=[.B13]/[.$B$2]*60" office:value-type="float" office:value="13.6014801705414" calcext:value-type="float">
            <text:p>13.60 </text:p>
          </table:table-cell>
          <table:table-cell table:style-name="ce21" table:formula="of:=ROUNDDOWN([.B31])+1" office:value-type="float" office:value="14" calcext:value-type="float">
            <text:p>14</text:p>
          </table:table-cell>
          <table:table-cell table:style-name="ce28"/>
          <table:table-cell table:style-name="ce31">
            <draw:frame table:end-cell-address="Ekonomi.J43" table:end-x="38.15pt" table:end-y="7.46pt" draw:z-index="0" draw:name="Chart 1" draw:style-name="gr1" draw:text-style-name="P1" svg:width="390.73pt" svg:height="193.46pt" svg:x="106.5pt" svg:y="3pt">
              <draw:object draw:notify-on-update-of-ranges="Ekonomi.E19:Ekonomi.E30 Ekonomi.F18:Ekonomi.F18 Ekonomi.F19:Ekonomi.F30 Ekonomi.G18:Ekonomi.G18 Ekonomi.G19:Ekonomi.G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1"/>
          <table:table-cell table:style-name="ce41"/>
          <table:table-cell table:style-name="ce45"/>
          <table:table-cell table:style-name="ce48"/>
          <table:table-cell table:style-name="ce49" office:value-type="float" office:value="56.96" calcext:value-type="float">
            <text:p>56.96</text:p>
          </table:table-cell>
          <table:table-cell table:style-name="ce50" office:value-type="float" office:value="58.52" calcext:value-type="float">
            <text:p>58.52</text:p>
          </table:table-cell>
          <table:table-cell table:style-name="ce49" office:value-type="float" office:value="2014" calcext:value-type="float">
            <text:p>2014</text:p>
          </table:table-cell>
          <table:table-cell table:style-name="ce49"/>
          <table:table-cell table:number-columns-repeated="1011"/>
        </table:table-row>
        <table:table-row table:style-name="ro1">
          <table:table-cell table:style-name="ce2" table:formula="of:=[.A14]" office:value-type="string" office:string-value="Vaxland" calcext:value-type="string">
            <text:p>Vaxland</text:p>
          </table:table-cell>
          <table:table-cell table:style-name="ce18" table:formula="of:=[.B14]/[.$B$2]*60" office:value-type="float" office:value="7.82881505912638" calcext:value-type="float">
            <text:p>7.83 </text:p>
          </table:table-cell>
          <table:table-cell table:style-name="ce21" table:formula="of:=ROUNDDOWN([.B32])+1" office:value-type="float" office:value="8" calcext:value-type="float">
            <text:p>8</text:p>
          </table:table-cell>
          <table:table-cell table:style-name="ce28"/>
          <table:table-cell table:style-name="ce31" table:number-columns-repeated="2"/>
          <table:table-cell table:style-name="ce41"/>
          <table:table-cell table:style-name="ce45"/>
          <table:table-cell table:style-name="ce48"/>
          <table:table-cell table:style-name="ce49" office:value-type="float" office:value="56.64" calcext:value-type="float">
            <text:p>56.64</text:p>
          </table:table-cell>
          <table:table-cell table:style-name="ce50" office:value-type="float" office:value="58.52" calcext:value-type="float">
            <text:p>58.52</text:p>
          </table:table-cell>
          <table:table-cell table:style-name="ce49" office:value-type="float" office:value="2015" calcext:value-type="float">
            <text:p>2015</text:p>
          </table:table-cell>
          <table:table-cell table:style-name="ce49"/>
          <table:table-cell table:number-columns-repeated="1011"/>
        </table:table-row>
        <table:table-row table:style-name="ro1">
          <table:table-cell table:style-name="ce2" table:formula="of:=[.A15]" office:value-type="string" office:string-value="Vendeldal" calcext:value-type="string">
            <text:p>Vendeldal</text:p>
          </table:table-cell>
          <table:table-cell table:style-name="ce18" table:formula="of:=[.B15]/[.$B$2]*60" office:value-type="float" office:value="6.58836779020191" calcext:value-type="float">
            <text:p>6.59 </text:p>
          </table:table-cell>
          <table:table-cell table:style-name="ce21" table:formula="of:=ROUNDDOWN([.B33])" office:value-type="float" office:value="6" calcext:value-type="float">
            <text:p>6</text:p>
          </table:table-cell>
          <table:table-cell table:style-name="ce28"/>
          <table:table-cell table:style-name="ce31" table:number-columns-repeated="2"/>
          <table:table-cell table:style-name="ce41"/>
          <table:table-cell table:style-name="ce45"/>
          <table:table-cell table:style-name="ce48"/>
          <table:table-cell table:style-name="ce49" office:value-type="float" office:value="56.08" calcext:value-type="float">
            <text:p>56.08</text:p>
          </table:table-cell>
          <table:table-cell table:style-name="ce50" office:value-type="float" office:value="58.52" calcext:value-type="float">
            <text:p>58.52</text:p>
          </table:table-cell>
          <table:table-cell table:style-name="ce49" office:value-type="float" office:value="2016" calcext:value-type="float">
            <text:p>2016</text:p>
          </table:table-cell>
          <table:table-cell table:style-name="ce49"/>
          <table:table-cell table:number-columns-repeated="1011"/>
        </table:table-row>
        <table:table-row table:style-name="ro1">
          <table:table-cell table:style-name="ce2" table:formula="of:=[.A16]" office:value-type="string" office:string-value="Gamlöland" calcext:value-type="string">
            <text:p>Gamlöland</text:p>
          </table:table-cell>
          <table:table-cell table:style-name="ce18" table:formula="of:=[.B16]/[.$B$2]*60" office:value-type="float" office:value="6.72834043922452" calcext:value-type="float">
            <text:p>6.73 </text:p>
          </table:table-cell>
          <table:table-cell table:style-name="ce21" table:formula="of:=ROUNDDOWN([.B34])+1" office:value-type="float" office:value="7" calcext:value-type="float">
            <text:p>7</text:p>
          </table:table-cell>
          <table:table-cell table:style-name="ce28"/>
          <table:table-cell table:style-name="ce31" table:number-columns-repeated="2"/>
          <table:table-cell table:style-name="ce41"/>
          <table:table-cell table:style-name="ce45"/>
          <table:table-cell table:style-name="ce48"/>
          <table:table-cell table:style-name="ce49" office:value-type="float" office:value="58.72" calcext:value-type="float">
            <text:p>58.72</text:p>
          </table:table-cell>
          <table:table-cell table:style-name="ce50" office:value-type="float" office:value="59" calcext:value-type="float">
            <text:p>59.00</text:p>
          </table:table-cell>
          <table:table-cell table:style-name="ce49" office:value-type="float" office:value="2017" calcext:value-type="float">
            <text:p>2017</text:p>
          </table:table-cell>
          <table:table-cell table:number-columns-repeated="1012"/>
        </table:table-row>
        <table:table-row table:style-name="ro1">
          <table:table-cell table:style-name="ce2" table:formula="of:=[.A17]" office:value-type="string" office:string-value="Aurland" calcext:value-type="string">
            <text:p>Aurland</text:p>
          </table:table-cell>
          <table:table-cell table:style-name="ce18" table:formula="of:=[.B17]/[.$B$2]*60" office:value-type="float" office:value="2.18164266752474" calcext:value-type="float">
            <text:p>2.18 </text:p>
          </table:table-cell>
          <table:table-cell table:style-name="ce21" table:formula="of:=ROUNDDOWN([.B35])" office:value-type="float" office:value="2" calcext:value-type="float">
            <text:p>2</text:p>
          </table:table-cell>
          <table:table-cell table:style-name="ce28"/>
          <table:table-cell table:style-name="ce31" table:number-columns-repeated="2"/>
          <table:table-cell table:style-name="ce41"/>
          <table:table-cell table:style-name="ce45"/>
          <table:table-cell table:style-name="ce48"/>
          <table:table-cell table:style-name="ce50" office:value-type="float" office:value="53.36" calcext:value-type="float">
            <text:p>53.36</text:p>
          </table:table-cell>
          <table:table-cell table:style-name="ce50" office:value-type="float" office:value="55" calcext:value-type="float">
            <text:p>55.00</text:p>
          </table:table-cell>
          <table:table-cell table:style-name="ce49" office:value-type="float" office:value="2018" calcext:value-type="float">
            <text:p>2018</text:p>
          </table:table-cell>
          <table:table-cell table:style-name="ce49"/>
          <table:table-cell table:number-columns-repeated="1011"/>
        </table:table-row>
        <table:table-row table:style-name="ro1">
          <table:table-cell table:style-name="ce2" table:formula="of:=[.A18]" office:value-type="string" office:string-value="Korsdal" calcext:value-type="string">
            <text:p>Korsdal</text:p>
          </table:table-cell>
          <table:table-cell table:style-name="ce18" table:formula="of:=[.B18]/[.$B$2]*60" office:value-type="float" office:value="1.7375915051082" calcext:value-type="float">
            <text:p>1.74 </text:p>
          </table:table-cell>
          <table:table-cell table:style-name="ce21" table:formula="of:=ROUNDDOWN([.B36])+1" office:value-type="float" office:value="2" calcext:value-type="float">
            <text:p>2</text:p>
          </table:table-cell>
          <table:table-cell table:style-name="ce28"/>
          <table:table-cell table:style-name="ce31" table:number-columns-repeated="2"/>
          <table:table-cell table:style-name="ce41"/>
          <table:table-cell table:style-name="ce45"/>
          <table:table-cell table:style-name="ce48"/>
          <table:table-cell table:style-name="ce50" office:value-type="float" office:value="46.52" calcext:value-type="float">
            <text:p>46.52</text:p>
          </table:table-cell>
          <table:table-cell table:style-name="ce50" office:value-type="float" office:value="55" calcext:value-type="float">
            <text:p>55.00</text:p>
          </table:table-cell>
          <table:table-cell table:style-name="ce49" office:value-type="float" office:value="2019" calcext:value-type="float">
            <text:p>2019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9" table:formula="of:=SUM([.B30:.B36])" office:value-type="float" office:value="60" calcext:value-type="float">
            <text:p>60 </text:p>
          </table:table-cell>
          <table:table-cell table:style-name="ce23" table:formula="of:=SUM([.C30:.C36])" office:value-type="float" office:value="60" calcext:value-type="float">
            <text:p>60</text:p>
          </table:table-cell>
          <table:table-cell table:style-name="ce27"/>
          <table:table-cell table:style-name="ce31" table:number-columns-repeated="2"/>
          <table:table-cell table:style-name="ce41"/>
          <table:table-cell table:style-name="ce45"/>
          <table:table-cell table:style-name="ce48"/>
          <table:table-cell table:style-name="ce50" office:value-type="float" office:value="48.4" calcext:value-type="float">
            <text:p>48.40</text:p>
          </table:table-cell>
          <table:table-cell table:style-name="ce50" office:value-type="float" office:value="50" calcext:value-type="float">
            <text:p>50.00</text:p>
          </table:table-cell>
          <table:table-cell table:style-name="ce49" office:value-type="float" office:value="2020" calcext:value-type="float">
            <text:p>202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östrättsprocent</text:p>
          </table:table-cell>
          <table:table-cell table:style-name="ce19" table:formula="of:=[.B7]/[.B2]" office:value-type="percentage" office:value="0.8469" calcext:value-type="percentage">
            <text:p>84.69%</text:p>
          </table:table-cell>
          <table:table-cell table:style-name="ce21"/>
          <table:table-cell table:style-name="ce24"/>
          <table:table-cell table:style-name="ce31" table:number-columns-repeated="2"/>
          <table:table-cell table:style-name="ce41"/>
          <table:table-cell table:style-name="ce45"/>
          <table:table-cell/>
          <table:table-cell table:style-name="ce50" office:value-type="float" office:value="48.62" calcext:value-type="float">
            <text:p>48.62</text:p>
          </table:table-cell>
          <table:table-cell table:style-name="ce50" office:value-type="float" office:value="50" calcext:value-type="float">
            <text:p>50.00</text:p>
          </table:table-cell>
          <table:table-cell table:style-name="ce49" office:value-type="float" office:value="2021" calcext:value-type="float">
            <text:p>2021</text:p>
          </table:table-cell>
          <table:table-cell table:number-columns-repeated="3"/>
          <table:table-cell table:style-name="ce49"/>
          <table:table-cell table:number-columns-repeated="1008"/>
        </table:table-row>
        <table:table-row table:style-name="ro1">
          <table:table-cell table:style-name="ce8" table:number-columns-repeated="2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/>
          <table:table-cell table:style-name="ce50" office:value-type="float" office:value="53.99" calcext:value-type="float">
            <text:p>53.99</text:p>
          </table:table-cell>
          <table:table-cell table:style-name="ce50" office:value-type="float" office:value="61.6" calcext:value-type="float">
            <text:p>61.60</text:p>
          </table:table-cell>
          <table:table-cell table:style-name="ce49" office:value-type="float" office:value="2022" calcext:value-type="float">
            <text:p>2022</text:p>
          </table:table-cell>
          <table:table-cell table:number-columns-repeated="6"/>
          <table:table-cell table:style-name="ce49"/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/>
          <table:table-cell table:style-name="ce50" office:value-type="float" office:value="60.89" calcext:value-type="float">
            <text:p>60.89</text:p>
          </table:table-cell>
          <table:table-cell table:style-name="ce50" office:value-type="float" office:value="61.6" calcext:value-type="float">
            <text:p>61.60</text:p>
          </table:table-cell>
          <table:table-cell table:style-name="ce49" office:value-type="float" office:value="2023" calcext:value-type="float">
            <text:p>202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0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/>
          <table:table-cell table:style-name="ce50" office:value-type="float" office:value="62.5" calcext:value-type="float">
            <text:p>62.50</text:p>
          </table:table-cell>
          <table:table-cell table:style-name="ce50" office:value-type="float" office:value="61.6" calcext:value-type="float">
            <text:p>61.60</text:p>
          </table:table-cell>
          <table:table-cell table:style-name="ce49" office:value-type="float" office:value="2024" calcext:value-type="float">
            <text:p>2024</text:p>
          </table:table-cell>
          <table:table-cell table:number-columns-repeated="6"/>
          <table:table-cell table:style-name="ce49"/>
          <table:table-cell table:number-columns-repeated="1005"/>
        </table:table-row>
        <table:table-row table:style-name="ro1">
          <table:table-cell table:style-name="ce2"/>
          <table:table-cell table:style-name="ce10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/>
          <table:table-cell table:number-columns-repeated="2" table:style-name="ce50" office:value-type="float" office:value="60.09" calcext:value-type="float">
            <text:p>60.09</text:p>
          </table:table-cell>
          <table:table-cell table:style-name="ce49" office:value-type="float" office:value="2025" calcext:value-type="float">
            <text:p>202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10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/>
          <table:table-cell table:number-columns-repeated="2" table:style-name="ce50" office:value-type="float" office:value="61.15" calcext:value-type="float">
            <text:p>61.15</text:p>
          </table:table-cell>
          <table:table-cell table:style-name="ce49" office:value-type="float" office:value="2026" calcext:value-type="float">
            <text:p>2026</text:p>
          </table:table-cell>
          <table:table-cell table:number-columns-repeated="6"/>
          <table:table-cell table:style-name="ce49"/>
          <table:table-cell table:number-columns-repeated="1005"/>
        </table:table-row>
        <table:table-row table:style-name="ro1">
          <table:table-cell table:style-name="ce2"/>
          <table:table-cell table:style-name="ce10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/>
          <table:table-cell table:style-name="ce50" office:value-type="float" office:value="65.47" calcext:value-type="float">
            <text:p>65.47</text:p>
          </table:table-cell>
          <table:table-cell table:style-name="ce50" office:value-type="float" office:value="66" calcext:value-type="float">
            <text:p>66.00</text:p>
          </table:table-cell>
          <table:table-cell table:style-name="ce49" office:value-type="float" office:value="2027" calcext:value-type="float">
            <text:p>2027</text:p>
          </table:table-cell>
          <table:table-cell table:number-columns-repeated="1012"/>
        </table:table-row>
        <table:table-row table:style-name="ro1">
          <table:table-cell table:style-name="ce8"/>
          <table:table-cell table:style-name="ce9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/>
          <table:table-cell table:style-name="ce50" office:value-type="float" office:value="68.39" calcext:value-type="float">
            <text:p>68.39</text:p>
          </table:table-cell>
          <table:table-cell table:style-name="ce50" office:value-type="float" office:value="70" calcext:value-type="float">
            <text:p>70.00</text:p>
          </table:table-cell>
          <table:table-cell table:style-name="ce49" office:value-type="float" office:value="2028" calcext:value-type="float">
            <text:p>2028</text:p>
          </table:table-cell>
          <table:table-cell table:number-columns-repeated="1012"/>
        </table:table-row>
        <table:table-row table:style-name="ro1" table:number-rows-repeated="13">
          <table:table-cell table:style-name="ce8"/>
          <table:table-cell table:style-name="ce9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/>
          <table:table-cell table:style-name="ce51" table:number-columns-repeated="2"/>
          <table:table-cell table:number-columns-repeated="1013"/>
        </table:table-row>
        <table:table-row table:style-name="ro1" table:number-rows-repeated="942">
          <table:table-cell table:style-name="ce8"/>
          <table:table-cell table:style-name="ce9"/>
          <table:table-cell table:style-name="ce23"/>
          <table:table-cell table:style-name="ce24"/>
          <table:table-cell table:style-name="ce31" table:number-columns-repeated="2"/>
          <table:table-cell table:style-name="ce41" table:number-columns-repeated="2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anssektor" table:style-name="ta2"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7" table:default-cell-style-name="Default"/>
        <table:table-row table:style-name="ro1">
          <table:table-cell table:style-name="ce49" office:value-type="string" calcext:value-type="string">
            <text:p>Asiakaskunta</text:p>
          </table:table-cell>
          <table:table-cell table:style-name="ce54" table:formula="of:=[$Ekonomi.B7]" office:value-type="float" office:value="10527.8139" calcext:value-type="float">
            <text:p>10,528 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Vuosittainen rahoituslaitoksen luottokatto</text:p>
          </table:table-cell>
          <table:table-cell table:style-name="ce55" table:formula="of:=SUM([.B15];[.D15];[.F15];[.H15])" office:value-type="currency" office:currency="EUR" office:value="210100726.6" calcext:value-type="currency">
            <text:p>210,100,727 €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9" office:value-type="string" calcext:value-type="string">
            <text:p>Liikkuva luottoindeksi</text:p>
          </table:table-cell>
          <table:table-cell table:style-name="ce48" table:formula="of:=[$Ekonomi.D6]*[.B5]" office:value-type="percentage" office:value="0.01830377883" calcext:value-type="percentage">
            <text:p>1.83%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Luottindeksikerroin</text:p>
          </table:table-cell>
          <table:table-cell table:style-name="ce49" office:value-type="float" office:value="1.01" calcext:value-type="float">
            <text:p>1.01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53" office:value-type="string" calcext:value-type="string">
            <text:p>Kansallispankki</text:p>
          </table:table-cell>
          <table:table-cell table:style-name="ce53"/>
          <table:table-cell table:style-name="ce58" office:value-type="string" calcext:value-type="string">
            <text:p>Mesa Verde</text:p>
          </table:table-cell>
          <table:table-cell table:style-name="ce59"/>
          <table:table-cell table:style-name="ce60" office:value-type="string" calcext:value-type="string">
            <text:p>Summit Financial Services</text:p>
          </table:table-cell>
          <table:table-cell table:style-name="ce61"/>
          <table:table-cell table:style-name="ce62" office:value-type="string" calcext:value-type="string">
            <text:p>Evolution Bancorp</text:p>
          </table:table-cell>
          <table:table-cell table:style-name="ce63"/>
          <table:table-cell table:number-columns-repeated="1016"/>
        </table:table-row>
        <table:table-row table:style-name="ro1">
          <table:table-cell table:style-name="ce49" office:value-type="string" calcext:value-type="string">
            <text:p>Ala</text:p>
          </table:table-cell>
          <table:table-cell table:style-name="ce49" office:value-type="string" calcext:value-type="string">
            <text:p>Yleinen rahaliikenne</text:p>
          </table:table-cell>
          <table:table-cell table:style-name="ce49" office:value-type="string" calcext:value-type="string">
            <text:p>Ala</text:p>
          </table:table-cell>
          <table:table-cell table:style-name="ce49" office:value-type="string" calcext:value-type="string">
            <text:p>Matalapalkkaiset</text:p>
          </table:table-cell>
          <table:table-cell table:style-name="ce49" office:value-type="string" calcext:value-type="string">
            <text:p>Ala</text:p>
          </table:table-cell>
          <table:table-cell table:style-name="ce49" office:value-type="string" calcext:value-type="string">
            <text:p>Korkeapalkkaiset</text:p>
          </table:table-cell>
          <table:table-cell table:style-name="ce49" office:value-type="string" calcext:value-type="string">
            <text:p>Ala</text:p>
          </table:table-cell>
          <table:table-cell table:style-name="ce49" office:value-type="string" calcext:value-type="string">
            <text:p>Keskipalkkaiset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Asiakkaat</text:p>
          </table:table-cell>
          <table:table-cell table:style-name="ce56" table:formula="of:=0.1038*[$Ekonomi.B7]" office:value-type="float" office:value="1092.787083" calcext:value-type="float">
            <text:p>1,093 </text:p>
          </table:table-cell>
          <table:table-cell table:style-name="ce49" office:value-type="string" calcext:value-type="string">
            <text:p>Asiakkaat</text:p>
          </table:table-cell>
          <table:table-cell table:style-name="ce56" table:formula="of:=0.1948*[$Ekonomi.B7]" office:value-type="float" office:value="2050.818148" calcext:value-type="float">
            <text:p>2,051 </text:p>
          </table:table-cell>
          <table:table-cell table:style-name="ce49" office:value-type="string" calcext:value-type="string">
            <text:p>Asiakkaat</text:p>
          </table:table-cell>
          <table:table-cell table:style-name="ce56" table:formula="of:=0.0259*[$Ekonomi.B7]" office:value-type="float" office:value="272.67038" calcext:value-type="float">
            <text:p>273 </text:p>
          </table:table-cell>
          <table:table-cell table:style-name="ce49" office:value-type="string" calcext:value-type="string">
            <text:p>Asiakkaat</text:p>
          </table:table-cell>
          <table:table-cell table:style-name="ce56" table:formula="of:=0.2415*[$Ekonomi.B7]" office:value-type="float" office:value="2542.467057" calcext:value-type="float">
            <text:p>2,542 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Vapaat varat/kk</text:p>
          </table:table-cell>
          <table:table-cell table:style-name="ce57" table:formula="of:=[.B18]*SUM([.D14];[.F14];[.H14])" office:value-type="currency" office:currency="EUR" office:value="1591672.171" calcext:value-type="currency">
            <text:p>1,591,672 €</text:p>
          </table:table-cell>
          <table:table-cell table:style-name="ce49" office:value-type="string" calcext:value-type="string">
            <text:p>Vapaat varat/kk</text:p>
          </table:table-cell>
          <table:table-cell table:style-name="ce57" table:formula="of:=[.D13]*AVERAGE([$Statsfinanserna.F2:.F3])" office:value-type="currency" office:currency="EUR" office:value="1945529.144" calcext:value-type="currency">
            <text:p>1,945,529 €</text:p>
          </table:table-cell>
          <table:table-cell table:style-name="ce49" office:value-type="string" calcext:value-type="string">
            <text:p>Vapaat varat/kk</text:p>
          </table:table-cell>
          <table:table-cell table:style-name="ce57" table:formula="of:=[.F13]*AVERAGE([$Statsfinanserna.F6:.F14])" office:value-type="currency" office:currency="EUR" office:value="5172205.932" calcext:value-type="currency">
            <text:p>5,172,206 €</text:p>
          </table:table-cell>
          <table:table-cell table:style-name="ce49" office:value-type="string" calcext:value-type="string">
            <text:p>Vapaat varat/kk</text:p>
          </table:table-cell>
          <table:table-cell table:style-name="ce57" table:formula="of:=[.H13]*AVERAGE([$Statsfinanserna.F4:.F5])" office:value-type="currency" office:currency="EUR" office:value="8798986.633" calcext:value-type="currency">
            <text:p>8,798,987 €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Vapaat varat/a</text:p>
          </table:table-cell>
          <table:table-cell table:style-name="ce57" table:formula="of:=[.B18]*SUM([.D15];[.F15];[.H15])" office:value-type="currency" office:currency="EUR" office:value="19100066.05" calcext:value-type="currency">
            <text:p>19,100,066 €</text:p>
          </table:table-cell>
          <table:table-cell table:style-name="ce49" office:value-type="string" calcext:value-type="string">
            <text:p>Vapaat varat/a</text:p>
          </table:table-cell>
          <table:table-cell table:style-name="ce55" table:formula="of:=[.D14]*12" office:value-type="currency" office:currency="EUR" office:value="23346349.73" calcext:value-type="currency">
            <text:p>23,346,350 €</text:p>
          </table:table-cell>
          <table:table-cell table:style-name="ce49" office:value-type="string" calcext:value-type="string">
            <text:p>Vapaat varat/a</text:p>
          </table:table-cell>
          <table:table-cell table:style-name="ce55" table:formula="of:=[.F14]*12" office:value-type="currency" office:currency="EUR" office:value="62066471.19" calcext:value-type="currency">
            <text:p>62,066,471 €</text:p>
          </table:table-cell>
          <table:table-cell table:style-name="ce49" office:value-type="string" calcext:value-type="string">
            <text:p>Vapaat varat/a</text:p>
          </table:table-cell>
          <table:table-cell table:style-name="ce55" table:formula="of:=[.H14]*12" office:value-type="currency" office:currency="EUR" office:value="105587839.6" calcext:value-type="currency">
            <text:p>105,587,840 €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office:annotation draw:style-name="gr2" draw:text-style-name="P3" svg:width="352.8pt" svg:height="42.72pt" svg:x="186.94pt" svg:y="259.51pt" draw:caption-point-x="-11.54pt" draw:caption-point-y="-22.99pt">
              <dc:date>2023-06-23T00:00:00</dc:date>
              <text:p text:style-name="P2">Kerroin kaikkien lainatyyppien koroille inflaation hillitsemiseksi.</text:p>
              <text:p text:style-name="P2"><text:tab/>-Niilo Nevalainen</text:p>
            </office:annotation>
            <text:p>Yleinen ohjauskorko</text:p>
          </table:table-cell>
          <table:table-cell table:style-name="ce47" office:value-type="percentage" office:value="0.035" calcext:value-type="percentage">
            <text:p>3.50%</text:p>
          </table:table-cell>
          <table:table-cell table:style-name="ce49" office:value-type="string" calcext:value-type="string">
            <text:p>Käyttövara-aste/kk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49" office:value-type="string" calcext:value-type="string">
            <text:p>Käyttövara-aste/kk</text:p>
          </table:table-cell>
          <table:table-cell table:style-name="ce47" office:value-type="percentage" office:value="0.12" calcext:value-type="percentage">
            <text:p>12.00%</text:p>
          </table:table-cell>
          <table:table-cell table:style-name="ce49" office:value-type="string" calcext:value-type="string">
            <text:p>Käyttövara-aste/kk</text:p>
          </table:table-cell>
          <table:table-cell table:style-name="ce47" office:value-type="percentage" office:value="0.025" calcext:value-type="percentage">
            <text:p>2.50%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office:annotation draw:style-name="gr3" draw:text-style-name="P3" svg:width="352.8pt" svg:height="42.75pt" svg:x="186.94pt" svg:y="275.24pt" draw:caption-point-x="-11.54pt" draw:caption-point-y="-22.96pt">
              <dc:date>2023-06-23T00:00:00</dc:date>
              <text:p text:style-name="P2">Julkisyhteisöille tarjotaan halvempaa korkoa niiden hyvän maksukyvyn takia.</text:p>
              <text:p text:style-name="P2"><text:tab/>-Niilo Nevalainen</text:p>
            </office:annotation>
            <text:p>Julkislainojen korkoindeksi</text:p>
          </table:table-cell>
          <table:table-cell table:style-name="ce47" table:formula="of:=95%+[.B16]" office:value-type="percentage" office:value="0.985" calcext:value-type="percentage">
            <text:p>98.50%</text:p>
          </table:table-cell>
          <table:table-cell table:style-name="ce49" office:value-type="string" calcext:value-type="string">
            <text:p>Käyttövara-aste/a</text:p>
          </table:table-cell>
          <table:table-cell table:style-name="ce47" table:formula="of:=50%*(1-[.B18])" office:value-type="percentage" office:value="0.45" calcext:value-type="percentage">
            <text:p>45.00%</text:p>
          </table:table-cell>
          <table:table-cell table:style-name="ce49" office:value-type="string" calcext:value-type="string">
            <text:p>Käyttövara-aste/a</text:p>
          </table:table-cell>
          <table:table-cell table:style-name="ce47" table:formula="of:=36%*(1-[.B18])" office:value-type="percentage" office:value="0.324" calcext:value-type="percentage">
            <text:p>32.40%</text:p>
          </table:table-cell>
          <table:table-cell table:style-name="ce49" office:value-type="string" calcext:value-type="string">
            <text:p>Käyttövara-aste/a</text:p>
          </table:table-cell>
          <table:table-cell table:style-name="ce47" table:formula="of:=25%*(1-[.B18])" office:value-type="percentage" office:value="0.225" calcext:value-type="percentage">
            <text:p>22.50%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Vähimmäisvarantoprosentti</text:p>
          </table:table-cell>
          <table:table-cell table:style-name="ce47" office:value-type="percentage" office:value="0.1" calcext:value-type="percentage">
            <text:p>10.00%</text:p>
          </table:table-cell>
          <table:table-cell table:style-name="ce49" office:value-type="string" calcext:value-type="string">
            <text:p>Julkislainojen korko</text:p>
          </table:table-cell>
          <table:table-cell table:style-name="ce47" table:formula="of:=2.34%*[.B17]*(1+[.B4])" office:value-type="percentage" office:value="0.0234708838" calcext:value-type="percentage">
            <text:p>2.35%</text:p>
          </table:table-cell>
          <table:table-cell table:style-name="ce49" office:value-type="string" calcext:value-type="string">
            <text:p>Julkislainojen korko</text:p>
          </table:table-cell>
          <table:table-cell table:style-name="ce47" table:formula="of:=2.15%*[.B17]" office:value-type="percentage" office:value="0.0211775" calcext:value-type="percentage">
            <text:p>2.12%</text:p>
          </table:table-cell>
          <table:table-cell table:style-name="ce49" office:value-type="string" calcext:value-type="string">
            <text:p>Julkislainojen korko</text:p>
          </table:table-cell>
          <table:table-cell table:style-name="ce47" table:formula="of:=3%*[.B17]" office:value-type="percentage" office:value="0.02955" calcext:value-type="percentage">
            <text:p>2.96%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Julkislainojen yhteiskorko</text:p>
          </table:table-cell>
          <table:table-cell table:style-name="ce47" table:formula="of:=AVERAGE([.D18];[.F18];[.H18])" office:value-type="percentage" office:value="0.0247327946" calcext:value-type="percentage">
            <text:p>2.47%</text:p>
          </table:table-cell>
          <table:table-cell table:style-name="ce49" office:value-type="string" calcext:value-type="string">
            <text:p>Asuntolainojen korko</text:p>
          </table:table-cell>
          <table:table-cell table:style-name="ce47" table:formula="of:=7.7%*(1+[.B16])" office:value-type="percentage" office:value="0.079695" calcext:value-type="percentage">
            <text:p>7.97%</text:p>
          </table:table-cell>
          <table:table-cell table:style-name="ce49" office:value-type="string" calcext:value-type="string">
            <text:p>Asuntolainojen korko</text:p>
          </table:table-cell>
          <table:table-cell table:style-name="ce47" table:formula="of:=8.44%*(1+[.B16])" office:value-type="percentage" office:value="0.087354" calcext:value-type="percentage">
            <text:p>8.74%</text:p>
          </table:table-cell>
          <table:table-cell table:style-name="ce49" office:value-type="string" calcext:value-type="string">
            <text:p>Asuntolainojen korko</text:p>
          </table:table-cell>
          <table:table-cell table:style-name="ce47" table:formula="of:=8%*(1+[.B16])" office:value-type="percentage" office:value="0.0828" calcext:value-type="percentage">
            <text:p>8.28%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Liikkuva julkislainojen korko</text:p>
          </table:table-cell>
          <table:table-cell table:style-name="ce48" table:formula="of:=[.B16]-AVERAGE([.B4];[.B19])" office:value-type="percentage" office:value="0.01348171328" calcext:value-type="percentage">
            <text:p>1.35%</text:p>
          </table:table-cell>
          <table:table-cell table:style-name="ce49" office:value-type="string" calcext:value-type="string">
            <text:p>Talletuskorko</text:p>
          </table:table-cell>
          <table:table-cell table:style-name="ce47" table:formula="of:=0.25%*(1+[.B16])" office:value-type="percentage" office:value="0.0025875" calcext:value-type="percentage">
            <text:p>0.26%</text:p>
          </table:table-cell>
          <table:table-cell table:style-name="ce49" office:value-type="string" calcext:value-type="string">
            <text:p>Talletuskorko</text:p>
          </table:table-cell>
          <table:table-cell table:style-name="ce47" table:formula="of:=0.35%*(1+[.B16])" office:value-type="percentage" office:value="0.0036225" calcext:value-type="percentage">
            <text:p>0.36%</text:p>
          </table:table-cell>
          <table:table-cell table:style-name="ce49" office:value-type="string" calcext:value-type="string">
            <text:p>Talletuskorko</text:p>
          </table:table-cell>
          <table:table-cell table:style-name="ce47" table:formula="of:=0.2%*(1+[.B16])" office:value-type="percentage" office:value="0.00207" calcext:value-type="percentage">
            <text:p>0.21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9" office:value-type="string" calcext:value-type="string">
            <text:p>Siirrot keskuspankilta</text:p>
          </table:table-cell>
          <table:table-cell table:style-name="ce55" table:formula="of:=(100%-[.$B$17])*[.D15]" office:value-type="currency" office:currency="EUR" office:value="350195.2459" calcext:value-type="currency">
            <text:p>350,195 €</text:p>
          </table:table-cell>
          <table:table-cell table:style-name="ce49" office:value-type="string" calcext:value-type="string">
            <text:p>Siirrot keskuspankilta</text:p>
          </table:table-cell>
          <table:table-cell table:style-name="ce55" table:formula="of:=(100%-[.$B$17])*[.F15]" office:value-type="currency" office:currency="EUR" office:value="930997.0678" calcext:value-type="currency">
            <text:p>930,997 €</text:p>
          </table:table-cell>
          <table:table-cell table:style-name="ce49" office:value-type="string" calcext:value-type="string">
            <text:p>Siirrot keskuspankilta</text:p>
          </table:table-cell>
          <table:table-cell table:style-name="ce55" table:formula="of:=(100%-[.$B$17])*[.H15]" office:value-type="currency" office:currency="EUR" office:value="1583817.594" calcext:value-type="currency">
            <text:p>1,583,818 €</text:p>
          </table:table-cell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lag" table:style-name="ta3">
        <table:table-column table:style-name="co14" table:default-cell-style-name="Default"/>
        <table:table-column table:style-name="co2" table:number-columns-repeated="7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1011" table:default-cell-style-name="Default"/>
        <table:table-row table:style-name="ro1">
          <table:table-cell table:style-name="ce46" office:value-type="string" calcext:value-type="string">
            <text:p>Yritykset</text:p>
          </table:table-cell>
          <table:table-cell table:style-name="ce49" office:value-type="string" calcext:value-type="string">
            <text:p>Yritykset</text:p>
          </table:table-cell>
          <table:table-cell table:style-name="ce49" office:value-type="string" calcext:value-type="string">
            <text:p>Prosenttia</text:p>
          </table:table-cell>
          <table:table-cell table:style-name="ce49" office:value-type="string" calcext:value-type="string">
            <text:p>Henkilöstö tai työpaikat</text:p>
          </table:table-cell>
          <table:table-cell table:number-columns-repeated="1020"/>
        </table:table-row>
        <table:table-row table:style-name="ro1">
          <table:table-cell table:style-name="ce64" office:value-type="string" calcext:value-type="string">
            <text:p>Yhteensä</text:p>
          </table:table-cell>
          <table:table-cell table:style-name="ce65" table:formula="of:=0.100986884414275*[$Ekonomi.B2]" office:value-type="float" office:value="1255.36796" calcext:value-type="float">
            <text:p>1255</text:p>
          </table:table-cell>
          <table:table-cell table:style-name="ce67" office:value-type="percentage" office:value="1" calcext:value-type="percentage">
            <text:p>100.00%</text:p>
          </table:table-cell>
          <table:table-cell table:style-name="ce68" table:formula="of:=SUM([.D3:.D9])" office:value-type="float" office:value="6815.392656" calcext:value-type="float">
            <text:p>6815</text:p>
          </table:table-cell>
          <table:table-cell table:style-name="ce70"/>
          <table:table-cell table:style-name="ce71" table:formula="of:=SUM([.F3:.F9])" office:value-type="currency" office:currency="EUR" office:value="115905488.6" calcext:value-type="currency">
            <text:p>115,905,489 €</text:p>
          </table:table-cell>
          <table:table-cell table:style-name="ce71" table:formula="of:=SUM([.F3:.F9])" office:value-type="currency" office:currency="EUR" office:value="115905488.6" calcext:value-type="currency">
            <text:p>115,905,489 €</text:p>
          </table:table-cell>
          <table:table-cell table:style-name="ce70"/>
          <table:table-cell table:style-name="ce64" office:value-type="string" calcext:value-type="string">
            <text:p>Voittomarginaali</text:p>
          </table:table-cell>
          <table:table-cell table:style-name="ce64" office:value-type="string" calcext:value-type="string">
            <text:p>Bruttovoitto</text:p>
          </table:table-cell>
          <table:table-cell table:style-name="ce64" office:value-type="string" calcext:value-type="string">
            <text:p>Nettovoitto</text:p>
          </table:table-cell>
          <table:table-cell table:style-name="ce64" office:value-type="string" calcext:value-type="string">
            <text:p>Voitto/yritys/a</text:p>
          </table:table-cell>
          <table:table-cell table:number-columns-repeated="1012"/>
        </table:table-row>
        <table:table-row table:style-name="ro1">
          <table:table-cell table:style-name="ce49" office:value-type="string" calcext:value-type="string">
            <text:p>0–4</text:p>
          </table:table-cell>
          <table:table-cell table:style-name="ce66" table:formula="of:=[.C3]*[.$B$2]" office:value-type="float" office:value="1175.02441056" calcext:value-type="float">
            <text:p>1175</text:p>
          </table:table-cell>
          <table:table-cell table:style-name="ce48" office:value-type="percentage" office:value="0.936" calcext:value-type="percentage">
            <text:p>93.60%</text:p>
          </table:table-cell>
          <table:table-cell table:style-name="ce66" table:formula="of:=4*[.B3]" office:value-type="float" office:value="4700.097643" calcext:value-type="float">
            <text:p>4700</text:p>
          </table:table-cell>
          <table:table-cell/>
          <table:table-cell table:style-name="ce55" table:formula="of:=[.B3]*[.B13]" office:value-type="currency" office:currency="EUR" office:value="23040399.7185856" calcext:value-type="currency">
            <text:p>23,040,400 €</text:p>
          </table:table-cell>
          <table:table-cell table:style-name="ce48" table:formula="of:=[.F3]/[.$G$2]" office:value-type="percentage" office:value="0.198786097163181" calcext:value-type="percentage">
            <text:p>19.88%</text:p>
          </table:table-cell>
          <table:table-cell table:style-name="ce55" table:formula="of:=[.G3]*[.$F$2]" office:value-type="currency" office:currency="EUR" office:value="23040399.7185856" calcext:value-type="currency">
            <text:p>23,040,400 €</text:p>
          </table:table-cell>
          <table:table-cell table:style-name="ce47" office:value-type="percentage" office:value="0.021" calcext:value-type="percentage">
            <text:p>2.10%</text:p>
          </table:table-cell>
          <table:table-cell table:style-name="ce55" table:formula="of:=[.I3]*[.H3]" office:value-type="currency" office:currency="EUR" office:value="483848.394090297" calcext:value-type="currency">
            <text:p>483,848 €</text:p>
          </table:table-cell>
          <table:table-cell table:style-name="ce55" table:formula="of:=(1-[$Statsfinanserna.$B$3])*[.J3]" office:value-type="currency" office:currency="EUR" office:value="384659.4734" calcext:value-type="currency">
            <text:p>384,659 €</text:p>
          </table:table-cell>
          <table:table-cell table:style-name="ce55" table:formula="of:=[.K3]/[.B3]" office:value-type="currency" office:currency="EUR" office:value="327.362963648284" calcext:value-type="currency">
            <text:p>327 €</text:p>
          </table:table-cell>
          <table:table-cell table:number-columns-repeated="1012"/>
        </table:table-row>
        <table:table-row table:style-name="ro1">
          <table:table-cell table:style-name="ce49" office:value-type="string" calcext:value-type="string">
            <text:p>5–9</text:p>
          </table:table-cell>
          <table:table-cell table:style-name="ce66" table:formula="of:=[.C4]*[.$B$2]" office:value-type="float" office:value="37.6610388" calcext:value-type="float">
            <text:p>38</text:p>
          </table:table-cell>
          <table:table-cell table:style-name="ce48" office:value-type="percentage" office:value="0.03" calcext:value-type="percentage">
            <text:p>3.00%</text:p>
          </table:table-cell>
          <table:table-cell table:style-name="ce66" table:formula="of:=5*[.B4]" office:value-type="float" office:value="188.305194" calcext:value-type="float">
            <text:p>188</text:p>
          </table:table-cell>
          <table:table-cell/>
          <table:table-cell table:style-name="ce55" table:formula="of:=[.B4]*[.B14]" office:value-type="currency" office:currency="EUR" office:value="9837085.43405757" calcext:value-type="currency">
            <text:p>9,837,085 €</text:p>
          </table:table-cell>
          <table:table-cell table:style-name="ce48" table:formula="of:=[.F4]/[.$G$2]" office:value-type="percentage" office:value="0.084871610075397" calcext:value-type="percentage">
            <text:p>8.49%</text:p>
          </table:table-cell>
          <table:table-cell table:style-name="ce55" table:formula="of:=[.G4]*[.$F$2]" office:value-type="currency" office:currency="EUR" office:value="9837085.43405757" calcext:value-type="currency">
            <text:p>9,837,085 €</text:p>
          </table:table-cell>
          <table:table-cell table:style-name="ce47" table:formula="of:=2*[.I3]" office:value-type="percentage" office:value="0.042" calcext:value-type="percentage">
            <text:p>4.20%</text:p>
          </table:table-cell>
          <table:table-cell table:style-name="ce55" table:formula="of:=[.I4]*[.H4]" office:value-type="currency" office:currency="EUR" office:value="413157.588230418" calcext:value-type="currency">
            <text:p>413,158 €</text:p>
          </table:table-cell>
          <table:table-cell table:style-name="ce55" table:formula="of:=(1-[$Statsfinanserna.$B$3])*[.J4]" office:value-type="currency" office:currency="EUR" office:value="328460.2827" calcext:value-type="currency">
            <text:p>328,460 €</text:p>
          </table:table-cell>
          <table:table-cell table:style-name="ce55" table:formula="of:=[.K4]/[.B4]" office:value-type="currency" office:currency="EUR" office:value="8721.48759476066" calcext:value-type="currency">
            <text:p>8,721 €</text:p>
          </table:table-cell>
          <table:table-cell table:number-columns-repeated="1012"/>
        </table:table-row>
        <table:table-row table:style-name="ro1">
          <table:table-cell table:style-name="ce49" office:value-type="string" calcext:value-type="string">
            <text:p>10–19</text:p>
          </table:table-cell>
          <table:table-cell table:style-name="ce66" table:formula="of:=[.C5]*[.$B$2]" office:value-type="float" office:value="21.34125532" calcext:value-type="float">
            <text:p>21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66" table:formula="of:=14*[.B5]" office:value-type="float" office:value="298.7775745" calcext:value-type="float">
            <text:p>299</text:p>
          </table:table-cell>
          <table:table-cell/>
          <table:table-cell table:style-name="ce55" table:formula="of:=[.B5]*[.B15]" office:value-type="currency" office:currency="EUR" office:value="12576354.6236454" calcext:value-type="currency">
            <text:p>12,576,355 €</text:p>
          </table:table-cell>
          <table:table-cell table:style-name="ce48" table:formula="of:=[.F5]/[.$G$2]" office:value-type="percentage" office:value="0.108505255234698" calcext:value-type="percentage">
            <text:p>10.85%</text:p>
          </table:table-cell>
          <table:table-cell table:style-name="ce55" table:formula="of:=[.G5]*[.$F$2]" office:value-type="currency" office:currency="EUR" office:value="12576354.6236454" calcext:value-type="currency">
            <text:p>12,576,355 €</text:p>
          </table:table-cell>
          <table:table-cell table:style-name="ce47" table:formula="of:=1.5*[.I4]" office:value-type="percentage" office:value="0.063" calcext:value-type="percentage">
            <text:p>6.30%</text:p>
          </table:table-cell>
          <table:table-cell table:style-name="ce55" table:formula="of:=[.I5]*[.H5]" office:value-type="currency" office:currency="EUR" office:value="792310.341289659" calcext:value-type="currency">
            <text:p>792,310 €</text:p>
          </table:table-cell>
          <table:table-cell table:style-name="ce55" table:formula="of:=(1-[$Statsfinanserna.$B$3])*[.J5]" office:value-type="currency" office:currency="EUR" office:value="629886.7214" calcext:value-type="currency">
            <text:p>629,887 €</text:p>
          </table:table-cell>
          <table:table-cell table:style-name="ce55" table:formula="of:=[.K5]/[.B5]" office:value-type="currency" office:currency="EUR" office:value="29514.9798807618" calcext:value-type="currency">
            <text:p>29,515 €</text:p>
          </table:table-cell>
          <table:table-cell table:number-columns-repeated="1012"/>
        </table:table-row>
        <table:table-row table:style-name="ro1">
          <table:table-cell table:style-name="ce49" office:value-type="string" calcext:value-type="string">
            <text:p>20–49</text:p>
          </table:table-cell>
          <table:table-cell table:style-name="ce66" table:formula="of:=[.C6]*[.$B$2]" office:value-type="float" office:value="13.80904756" calcext:value-type="float">
            <text:p>14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66" table:formula="of:=40*[.B6]" office:value-type="float" office:value="552.3619025" calcext:value-type="float">
            <text:p>552</text:p>
          </table:table-cell>
          <table:table-cell/>
          <table:table-cell table:style-name="ce55" table:formula="of:=[.B6]*[.B16]" office:value-type="currency" office:currency="EUR" office:value="18392288.5488254" calcext:value-type="currency">
            <text:p>18,392,289 €</text:p>
          </table:table-cell>
          <table:table-cell table:style-name="ce48" table:formula="of:=[.F6]/[.$G$2]" office:value-type="percentage" office:value="0.158683499556253" calcext:value-type="percentage">
            <text:p>15.87%</text:p>
          </table:table-cell>
          <table:table-cell table:style-name="ce55" table:formula="of:=[.G6]*[.$F$2]" office:value-type="currency" office:currency="EUR" office:value="18392288.5488254" calcext:value-type="currency">
            <text:p>18,392,289 €</text:p>
          </table:table-cell>
          <table:table-cell table:style-name="ce47" table:formula="of:=1.5*[.I5]" office:value-type="percentage" office:value="0.0945" calcext:value-type="percentage">
            <text:p>9.45%</text:p>
          </table:table-cell>
          <table:table-cell table:style-name="ce55" table:formula="of:=[.I6]*[.H6]" office:value-type="currency" office:currency="EUR" office:value="1738071.267864" calcext:value-type="currency">
            <text:p>1,738,071 €</text:p>
          </table:table-cell>
          <table:table-cell table:style-name="ce55" table:formula="of:=(1-[$Statsfinanserna.$B$3])*[.J6]" office:value-type="currency" office:currency="EUR" office:value="1381766.658" calcext:value-type="currency">
            <text:p>1,381,767 €</text:p>
          </table:table-cell>
          <table:table-cell table:style-name="ce55" table:formula="of:=[.K6]/[.B6]" office:value-type="currency" office:currency="EUR" office:value="100062.415745637" calcext:value-type="currency">
            <text:p>100,062 €</text:p>
          </table:table-cell>
          <table:table-cell table:number-columns-repeated="1012"/>
        </table:table-row>
        <table:table-row table:style-name="ro1">
          <table:table-cell table:style-name="ce49" office:value-type="string" calcext:value-type="string">
            <text:p>50–99</text:p>
          </table:table-cell>
          <table:table-cell table:style-name="ce66" table:formula="of:=[.C7]*[.$B$2]" office:value-type="float" office:value="3.76610388" calcext:value-type="float">
            <text:p>4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66" table:formula="of:=55*[.B7]" office:value-type="float" office:value="207.1357134" calcext:value-type="float">
            <text:p>207</text:p>
          </table:table-cell>
          <table:table-cell/>
          <table:table-cell table:style-name="ce55" table:formula="of:=[.B7]*[.B17]" office:value-type="currency" office:currency="EUR" office:value="16755349.8503406" calcext:value-type="currency">
            <text:p>16,755,350 €</text:p>
          </table:table-cell>
          <table:table-cell table:style-name="ce48" table:formula="of:=[.F7]/[.$G$2]" office:value-type="percentage" office:value="0.144560452250581" calcext:value-type="percentage">
            <text:p>14.46%</text:p>
          </table:table-cell>
          <table:table-cell table:style-name="ce55" table:formula="of:=[.G7]*[.$F$2]" office:value-type="currency" office:currency="EUR" office:value="16755349.8503406" calcext:value-type="currency">
            <text:p>16,755,350 €</text:p>
          </table:table-cell>
          <table:table-cell table:style-name="ce47" table:formula="of:=1.5*[.I6]" office:value-type="percentage" office:value="0.14175" calcext:value-type="percentage">
            <text:p>14.18%</text:p>
          </table:table-cell>
          <table:table-cell table:style-name="ce55" table:formula="of:=[.I7]*[.H7]" office:value-type="currency" office:currency="EUR" office:value="2375070.84128578" calcext:value-type="currency">
            <text:p>2,375,071 €</text:p>
          </table:table-cell>
          <table:table-cell table:style-name="ce55" table:formula="of:=(1-[$Statsfinanserna.$B$3])*[.J7]" office:value-type="currency" office:currency="EUR" office:value="1888181.319" calcext:value-type="currency">
            <text:p>1,888,181 €</text:p>
          </table:table-cell>
          <table:table-cell table:style-name="ce55" table:formula="of:=[.K7]/[.B7]" office:value-type="currency" office:currency="EUR" office:value="501361.985532911" calcext:value-type="currency">
            <text:p>501,362 €</text:p>
          </table:table-cell>
          <table:table-cell table:number-columns-repeated="1012"/>
        </table:table-row>
        <table:table-row table:style-name="ro1">
          <table:table-cell table:style-name="ce49" office:value-type="string" calcext:value-type="string">
            <text:p>100–249</text:p>
          </table:table-cell>
          <table:table-cell table:style-name="ce66" table:formula="of:=[.C8]*[.$B$2]" office:value-type="float" office:value="2.51073592" calcext:value-type="float">
            <text:p>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66" table:formula="of:=190*[.B8]" office:value-type="float" office:value="477.0398249" calcext:value-type="float">
            <text:p>477</text:p>
          </table:table-cell>
          <table:table-cell/>
          <table:table-cell table:style-name="ce55" table:formula="of:=[.B8]*[.B18]" office:value-type="currency" office:currency="EUR" office:value="19554960.2277901" calcext:value-type="currency">
            <text:p>19,554,960 €</text:p>
          </table:table-cell>
          <table:table-cell table:style-name="ce48" table:formula="of:=[.F8]/[.$G$2]" office:value-type="percentage" office:value="0.168714704230064" calcext:value-type="percentage">
            <text:p>16.87%</text:p>
          </table:table-cell>
          <table:table-cell table:style-name="ce55" table:formula="of:=[.G8]*[.$F$2]" office:value-type="currency" office:currency="EUR" office:value="19554960.2277901" calcext:value-type="currency">
            <text:p>19,554,960 €</text:p>
          </table:table-cell>
          <table:table-cell table:style-name="ce47" table:formula="of:=1.5*[.I7]" office:value-type="percentage" office:value="0.212625" calcext:value-type="percentage">
            <text:p>21.26%</text:p>
          </table:table-cell>
          <table:table-cell table:style-name="ce55" table:formula="of:=[.I8]*[.H8]" office:value-type="currency" office:currency="EUR" office:value="4157873.41843387" calcext:value-type="currency">
            <text:p>4,157,873 €</text:p>
          </table:table-cell>
          <table:table-cell table:style-name="ce55" table:formula="of:=(1-[$Statsfinanserna.$B$3])*[.J8]" office:value-type="currency" office:currency="EUR" office:value="3305509.368" calcext:value-type="currency">
            <text:p>3,305,509 €</text:p>
          </table:table-cell>
          <table:table-cell table:style-name="ce55" table:formula="of:=[.K8]/[.B8]" office:value-type="currency" office:currency="EUR" office:value="1316549.99702239" calcext:value-type="currency">
            <text:p>1,316,550 €</text:p>
          </table:table-cell>
          <table:table-cell table:number-columns-repeated="1012"/>
        </table:table-row>
        <table:table-row table:style-name="ro1">
          <table:table-cell table:style-name="ce49" office:value-type="string" calcext:value-type="string">
            <text:p>250–499</text:p>
          </table:table-cell>
          <table:table-cell table:style-name="ce66" table:formula="of:=[.C9]*[.$B$2]" office:value-type="float" office:value="1.25536796" calcext:value-type="float">
            <text:p>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66" table:formula="of:=312*[.B9]" office:value-type="float" office:value="391.6748036" calcext:value-type="float">
            <text:p>392</text:p>
          </table:table-cell>
          <table:table-cell/>
          <table:table-cell table:style-name="ce55" table:formula="of:=[.B9]*[.B19]" office:value-type="currency" office:currency="EUR" office:value="15749050.1588167" calcext:value-type="currency">
            <text:p>15,749,050 €</text:p>
          </table:table-cell>
          <table:table-cell table:style-name="ce48" table:formula="of:=[.F9]/[.$G$2]" office:value-type="percentage" office:value="0.1358783811625" calcext:value-type="percentage">
            <text:p>13.59%</text:p>
          </table:table-cell>
          <table:table-cell table:style-name="ce55" table:formula="of:=[.G9]*[.$F$2]" office:value-type="currency" office:currency="EUR" office:value="15749050.1588167" calcext:value-type="currency">
            <text:p>15,749,050 €</text:p>
          </table:table-cell>
          <table:table-cell table:style-name="ce47" table:formula="of:=1.5*[.I8]" office:value-type="percentage" office:value="0.3189375" calcext:value-type="percentage">
            <text:p>31.89%</text:p>
          </table:table-cell>
          <table:table-cell table:style-name="ce55" table:formula="of:=[.I9]*[.H9]" office:value-type="currency" office:currency="EUR" office:value="5022962.68502759" calcext:value-type="currency">
            <text:p>5,022,963 €</text:p>
          </table:table-cell>
          <table:table-cell table:style-name="ce55" table:formula="of:=(1-[$Statsfinanserna.$B$3])*[.J9]" office:value-type="currency" office:currency="EUR" office:value="3993255.334" calcext:value-type="currency">
            <text:p>3,993,255 €</text:p>
          </table:table-cell>
          <table:table-cell table:style-name="ce55" table:formula="of:=[.K9]/[.B9]" office:value-type="currency" office:currency="EUR" office:value="3180944.12255033" calcext:value-type="currency">
            <text:p>3,180,944 €</text:p>
          </table:table-cell>
          <table:table-cell table:number-columns-repeated="1012"/>
        </table:table-row>
        <table:table-row table:style-name="ro1">
          <table:table-cell/>
          <table:table-cell table:style-name="ce66" table:formula="of:=SUM([.B3:.B9])" office:value-type="float" office:value="1255.36796" calcext:value-type="float">
            <text:p>1255</text:p>
          </table:table-cell>
          <table:table-cell table:style-name="ce48"/>
          <table:table-cell table:style-name="ce69" table:formula="of:=SUM([.D3:.D9])" office:value-type="float" office:value="6815.392656" calcext:value-type="float">
            <text:p>6815</text:p>
          </table:table-cell>
          <table:table-cell table:number-columns-repeated="5"/>
          <table:table-cell table:style-name="ce55" table:formula="of:=SUM([.J2:.J9])" office:value-type="currency" office:currency="EUR" office:value="14983294.5362216" calcext:value-type="currency">
            <text:p>14,983,295 €</text:p>
          </table:table-cell>
          <table:table-cell table:style-name="ce55" table:formula="of:=SUM([.K2:.K9])" office:value-type="currency" office:currency="EUR" office:value="11911719.1565" calcext:value-type="currency">
            <text:p>11,911,719 €</text:p>
          </table:table-cell>
          <table:table-cell table:number-columns-repeated="1013"/>
        </table:table-row>
        <table:table-row table:style-name="ro1">
          <table:table-cell/>
          <table:table-cell table:style-name="ce66"/>
          <table:table-cell table:style-name="ce48"/>
          <table:table-cell table:number-columns-repeated="1021"/>
        </table:table-row>
        <table:table-row table:style-name="ro1">
          <table:table-cell table:style-name="ce49" office:value-type="string" calcext:value-type="string">
            <text:p>Yrityksen keskikoko</text:p>
          </table:table-cell>
          <table:table-cell table:style-name="ce55" table:formula="of:=[.F2]/[.B10]" office:value-type="currency" office:currency="EUR" office:value="92327.90087" calcext:value-type="currency">
            <text:p>92,328 €</text:p>
          </table:table-cell>
          <table:table-cell table:number-columns-repeated="1022"/>
        </table:table-row>
        <table:table-row table:style-name="ro1">
          <table:table-cell table:style-name="ce55" office:value-type="currency" office:currency="EUR" office:value="17882.4990123306" calcext:value-type="currency">
            <text:p>17,882 €</text:p>
          </table:table-cell>
          <table:table-cell table:style-name="ce55" table:formula="of:=[.A13]*(1+[$Ekonomi.$I$28])" office:value-type="currency" office:currency="EUR" office:value="19608.44346" calcext:value-type="currency">
            <text:p>19,608 €</text:p>
          </table:table-cell>
          <table:table-cell table:number-columns-repeated="1022"/>
        </table:table-row>
        <table:table-row table:style-name="ro1">
          <table:table-cell table:style-name="ce55" office:value-type="currency" office:currency="EUR" office:value="238209.587839903" calcext:value-type="currency">
            <text:p>238,210 €</text:p>
          </table:table-cell>
          <table:table-cell table:style-name="ce55" table:formula="of:=[.A14]*(1+[$Ekonomi.$I$28])" office:value-type="currency" office:currency="EUR" office:value="261200.5868" calcext:value-type="currency">
            <text:p>261,201 €</text:p>
          </table:table-cell>
          <table:table-cell table:number-columns-repeated="1022"/>
        </table:table-row>
        <table:table-row table:style-name="ro1">
          <table:table-cell table:style-name="ce55" office:value-type="currency" office:currency="EUR" office:value="537427.521514661" calcext:value-type="currency">
            <text:p>537,428 €</text:p>
          </table:table-cell>
          <table:table-cell table:style-name="ce55" table:formula="of:=[.A15]*(1+[$Ekonomi.$I$28])" office:value-type="currency" office:currency="EUR" office:value="589297.7913" calcext:value-type="currency">
            <text:p>589,298 €</text:p>
          </table:table-cell>
          <table:table-cell table:number-columns-repeated="1022"/>
        </table:table-row>
        <table:table-row table:style-name="ro1">
          <table:table-cell table:style-name="ce55" office:value-type="currency" office:currency="EUR" office:value="1214666.72891924" calcext:value-type="currency">
            <text:p>1,214,667 €</text:p>
          </table:table-cell>
          <table:table-cell table:style-name="ce55" table:formula="of:=[.A16]*(1+[$Ekonomi.$I$28])" office:value-type="currency" office:currency="EUR" office:value="1331901.311" calcext:value-type="currency">
            <text:p>1,331,901 €</text:p>
          </table:table-cell>
          <table:table-cell table:number-columns-repeated="1022"/>
        </table:table-row>
        <table:table-row table:style-name="ro1">
          <table:table-cell table:style-name="ce55" office:value-type="currency" office:currency="EUR" office:value="4057385.70490774" calcext:value-type="currency">
            <text:p>4,057,386 €</text:p>
          </table:table-cell>
          <table:table-cell table:style-name="ce55" table:formula="of:=[.A17]*(1+[$Ekonomi.$I$28])" office:value-type="currency" office:currency="EUR" office:value="4448987.703" calcext:value-type="currency">
            <text:p>4,448,988 €</text:p>
          </table:table-cell>
          <table:table-cell table:number-columns-repeated="1022"/>
        </table:table-row>
        <table:table-row table:style-name="ro1">
          <table:table-cell table:style-name="ce55" office:value-type="currency" office:currency="EUR" office:value="7102986.52071092" calcext:value-type="currency">
            <text:p>7,102,987 €</text:p>
          </table:table-cell>
          <table:table-cell table:style-name="ce55" table:formula="of:=[.A18]*(1+[$Ekonomi.$I$28])" office:value-type="currency" office:currency="EUR" office:value="7788537.246" calcext:value-type="currency">
            <text:p>7,788,537 €</text:p>
          </table:table-cell>
          <table:table-cell table:number-columns-repeated="1022"/>
        </table:table-row>
        <table:table-row table:style-name="ro1">
          <table:table-cell table:style-name="ce55" office:value-type="currency" office:currency="EUR" office:value="11441116.6942316" calcext:value-type="currency">
            <text:p>11,441,117 €</text:p>
          </table:table-cell>
          <table:table-cell table:style-name="ce55" table:formula="of:=[.A19]*(1+[$Ekonomi.$I$28])" office:value-type="currency" office:currency="EUR" office:value="12545365.71" calcext:value-type="currency">
            <text:p>12,545,366 €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finanserna" table:style-name="ta4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29" table:number-columns-repeated="2" table:default-cell-style-name="Default"/>
        <table:table-column table:style-name="co2" table:number-columns-repeated="1002" table:default-cell-style-name="Default"/>
        <table:table-row table:style-name="ro1">
          <table:table-cell table:style-name="ce72" office:value-type="string" calcext:value-type="string">
            <text:p>Inkomstslag</text:p>
          </table:table-cell>
          <table:table-cell table:style-name="ce109" office:value-type="string" calcext:value-type="string">
            <text:p>Procent</text:p>
          </table:table-cell>
          <table:table-cell table:style-name="ce152" office:value-type="string" calcext:value-type="string">
            <text:p>Bruttoinkomst</text:p>
          </table:table-cell>
          <table:table-cell table:style-name="ce77"/>
          <table:table-cell table:style-name="ce72" office:value-type="string" calcext:value-type="string">
            <text:p>Skattprogression</text:p>
          </table:table-cell>
          <table:table-cell table:style-name="ce109" office:value-type="string" calcext:value-type="string">
            <text:p>Inkomst/mån</text:p>
          </table:table-cell>
          <table:table-cell table:style-name="ce109" office:value-type="string" calcext:value-type="string">
            <text:p>Inkomst/år</text:p>
          </table:table-cell>
          <table:table-cell table:style-name="ce109" office:value-type="string" calcext:value-type="string">
            <text:p>Skattbetalare</text:p>
          </table:table-cell>
          <table:table-cell table:style-name="ce109" office:value-type="string" calcext:value-type="string">
            <text:p>Skatt/mån</text:p>
          </table:table-cell>
          <table:table-cell table:style-name="ce109" office:value-type="string" calcext:value-type="string">
            <text:p>Skatt/år</text:p>
          </table:table-cell>
          <table:table-cell table:style-name="ce109" office:value-type="string" calcext:value-type="string">
            <text:p>Bruttoinkomst/mån</text:p>
          </table:table-cell>
          <table:table-cell table:style-name="ce109" office:value-type="string" calcext:value-type="string">
            <text:p>Bruttoinkomst/år</text:p>
          </table:table-cell>
          <table:table-cell table:style-name="ce109" office:value-type="string" calcext:value-type="string">
            <text:p>Mängd av folket</text:p>
          </table:table-cell>
          <table:table-cell table:style-name="ce254" office:value-type="string" calcext:value-type="string">
            <text:p>Nettoinkomst/mån</text:p>
          </table:table-cell>
          <table:table-cell table:style-name="ce254" office:value-type="string" calcext:value-type="string">
            <text:p>Nettoinkomst/år</text:p>
          </table:table-cell>
          <table:table-cell table:style-name="ce256" office:value-type="string" calcext:value-type="string" table:number-columns-spanned="7" table:number-rows-spanned="1">
            <text:p>Statsskuld</text:p>
          </table:table-cell>
          <table:covered-table-cell table:number-columns-repeated="6" table:style-name="ce261"/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73" office:value-type="string" calcext:value-type="string">
            <text:p>Omsättningsskatt</text:p>
          </table:table-cell>
          <table:table-cell table:style-name="ce110" office:value-type="percentage" office:value="0.205" calcext:value-type="percentage">
            <text:p>20.50%</text:p>
          </table:table-cell>
          <table:table-cell table:style-name="ce153" table:formula="of:=[.B2]*[$Bolag.F2]" office:value-type="currency" office:currency="EUR" office:value="23760625.16" calcext:value-type="currency">
            <text:p>23,760,625 €</text:p>
          </table:table-cell>
          <table:table-cell table:style-name="ce77"/>
          <table:table-cell table:style-name="ce179" office:value-type="percentage" office:value="0.0673" calcext:value-type="percentage">
            <text:p>6.73%</text:p>
          </table:table-cell>
          <table:table-cell table:style-name="ce141" office:value-type="currency" office:currency="EUR" office:value="652" calcext:value-type="currency">
            <text:p>652 €</text:p>
          </table:table-cell>
          <table:table-cell table:style-name="ce141" table:formula="of:=[.F2]*12" office:value-type="currency" office:currency="EUR" office:value="7824" calcext:value-type="currency">
            <text:p>7,824 €</text:p>
          </table:table-cell>
          <table:table-cell table:style-name="ce120" table:formula="of:=[.B17]*[.A16]" office:value-type="float" office:value="1913.107077" calcext:value-type="float">
            <text:p>1,913</text:p>
          </table:table-cell>
          <table:table-cell table:style-name="ce141" table:formula="of:=[.E2]*[.F2]*[.H2]" office:value-type="currency" office:currency="EUR" office:value="83946.3732959292" calcext:value-type="currency">
            <text:p>83,946 €</text:p>
          </table:table-cell>
          <table:table-cell table:style-name="ce141" table:formula="of:=[.I2]*12" office:value-type="currency" office:currency="EUR" office:value="1007356.47955115" calcext:value-type="currency">
            <text:p>1,007,356 €</text:p>
          </table:table-cell>
          <table:table-cell table:style-name="ce141" table:formula="of:=[.F2]*[.H2]" office:value-type="currency" office:currency="EUR" office:value="1247345.814204" calcext:value-type="currency">
            <text:p>1,247,346 €</text:p>
          </table:table-cell>
          <table:table-cell table:style-name="ce141" table:formula="of:=[.G2]*[.H2]" office:value-type="currency" office:currency="EUR" office:value="14968149.770448" calcext:value-type="currency">
            <text:p>14,968,150 €</text:p>
          </table:table-cell>
          <table:table-cell table:style-name="ce250" table:formula="of:=[.H2]/[.H15]" office:value-type="percentage" office:value="0.2351334622" calcext:value-type="percentage">
            <text:p>23.51%</text:p>
          </table:table-cell>
          <table:table-cell table:style-name="ce141" table:formula="of:=(100%-[.E2])*[.K2]" office:value-type="currency" office:currency="EUR" office:value="1163399.44090807" calcext:value-type="currency">
            <text:p>1,163,399 €</text:p>
          </table:table-cell>
          <table:table-cell table:style-name="ce141" table:formula="of:=[.N2]*12" office:value-type="currency" office:currency="EUR" office:value="13960793.2908968" calcext:value-type="currency">
            <text:p>13,960,793 €</text:p>
          </table:table-cell>
          <table:table-cell table:style-name="ce257" office:value-type="string" calcext:value-type="string">
            <text:p>Avbetalning</text:p>
          </table:table-cell>
          <table:table-cell table:style-name="ce84" office:value-type="string" calcext:value-type="string">
            <text:p>Beloppet att betalas</text:p>
          </table:table-cell>
          <table:table-cell table:style-name="ce84" office:value-type="string" calcext:value-type="string">
            <text:p>Årlig avgift</text:p>
          </table:table-cell>
          <table:table-cell table:style-name="ce84" office:value-type="string" calcext:value-type="string">
            <text:p>Skuld utan ränta</text:p>
          </table:table-cell>
          <table:table-cell table:style-name="ce84" office:value-type="string" calcext:value-type="string">
            <text:p>Ränta</text:p>
          </table:table-cell>
          <table:table-cell table:style-name="ce84" office:value-type="string" calcext:value-type="string">
            <text:p>Betalningstid (t.)</text:p>
          </table:table-cell>
          <table:table-cell table:style-name="ce268" office:value-type="string" calcext:value-type="string">
            <text:p>Betalningstid (k.)</text:p>
          </table:table-cell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73" office:value-type="string" calcext:value-type="string">
            <text:p>Bolagsskatt</text:p>
          </table:table-cell>
          <table:table-cell table:style-name="ce110" office:value-type="percentage" office:value="0.205" calcext:value-type="percentage">
            <text:p>20.50%</text:p>
          </table:table-cell>
          <table:table-cell table:style-name="ce153" table:formula="of:=[.B3]*[$Bolag.J10]" office:value-type="currency" office:currency="EUR" office:value="3071575.38" calcext:value-type="currency">
            <text:p>3,071,575 €</text:p>
          </table:table-cell>
          <table:table-cell table:style-name="ce77"/>
          <table:table-cell table:style-name="ce179" table:formula="of:=[.E2]*[.$B$12]" office:value-type="percentage" office:value="0.090855" calcext:value-type="percentage">
            <text:p>9.09%</text:p>
          </table:table-cell>
          <table:table-cell table:style-name="ce141" table:formula="of:=1.91*[.F2]" office:value-type="currency" office:currency="EUR" office:value="1245.32" calcext:value-type="currency">
            <text:p>1,245 €</text:p>
          </table:table-cell>
          <table:table-cell table:style-name="ce141" table:formula="of:=[.F3]*12" office:value-type="currency" office:currency="EUR" office:value="14943.84" calcext:value-type="currency">
            <text:p>14,944 €</text:p>
          </table:table-cell>
          <table:table-cell table:style-name="ce120" table:formula="of:=[.B18]*[.A16]" office:value-type="float" office:value="2875.35808" calcext:value-type="float">
            <text:p>2,875</text:p>
          </table:table-cell>
          <table:table-cell table:style-name="ce141" table:formula="of:=[.E3]*[.F3]*[.H3]" office:value-type="currency" office:currency="EUR" office:value="325328.216666883" calcext:value-type="currency">
            <text:p>325,328 €</text:p>
          </table:table-cell>
          <table:table-cell table:style-name="ce141" table:formula="of:=[.I3]*12" office:value-type="currency" office:currency="EUR" office:value="3903938.60000259" calcext:value-type="currency">
            <text:p>3,903,939 €</text:p>
          </table:table-cell>
          <table:table-cell table:style-name="ce141" table:formula="of:=[.F3]*[.H3]" office:value-type="currency" office:currency="EUR" office:value="3580740.9241856" calcext:value-type="currency">
            <text:p>3,580,741 €</text:p>
          </table:table-cell>
          <table:table-cell table:style-name="ce141" table:formula="of:=[.G3]*[.H3]" office:value-type="currency" office:currency="EUR" office:value="42968891.0902272" calcext:value-type="currency">
            <text:p>42,968,891 €</text:p>
          </table:table-cell>
          <table:table-cell table:style-name="ce250" table:formula="of:=[.H3]/[.H15]" office:value-type="percentage" office:value="0.3534004492" calcext:value-type="percentage">
            <text:p>35.34%</text:p>
          </table:table-cell>
          <table:table-cell table:style-name="ce141" table:formula="of:=(100%-[.E3])*[.K3]" office:value-type="currency" office:currency="EUR" office:value="3255412.70751872" calcext:value-type="currency">
            <text:p>3,255,413 €</text:p>
          </table:table-cell>
          <table:table-cell table:style-name="ce141" table:formula="of:=[.N3]*12" office:value-type="currency" office:currency="EUR" office:value="39064952.4902246" calcext:value-type="currency">
            <text:p>39,064,952 €</text:p>
          </table:table-cell>
          <table:table-cell table:style-name="ce258" office:value-type="string" calcext:value-type="string">
            <text:p>HR1</text:p>
          </table:table-cell>
          <table:table-cell table:style-name="ce141" table:formula="of:=([.S3]*(1+[.T3]))/[.U3]*[.V3]" office:value-type="currency" office:currency="EUR" office:value="63959.5857372379" calcext:value-type="currency">
            <text:p>63,960 €</text:p>
          </table:table-cell>
          <table:table-cell table:style-name="ce141" table:formula="of:=[.S3]/[.U3]" office:value-type="currency" office:currency="EUR" office:value="12541.0952425957" calcext:value-type="currency">
            <text:p>12,541 €</text:p>
          </table:table-cell>
          <table:table-cell table:style-name="ce141" office:value-type="currency" office:currency="EUR" office:value="188116.428638935" calcext:value-type="currency">
            <text:p>188,116 €</text:p>
          </table:table-cell>
          <table:table-cell table:style-name="ce264" office:value-type="percentage" office:value="0.02" calcext:value-type="percentage">
            <text:p>2.00%</text:p>
          </table:table-cell>
          <table:table-cell table:style-name="ce140" office:value-type="float" office:value="15" calcext:value-type="float">
            <text:p>15</text:p>
          </table:table-cell>
          <table:table-cell table:style-name="ce222" office:value-type="float" office:value="5" calcext:value-type="float">
            <text:p>5</text:p>
          </table:table-cell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73" office:value-type="string" calcext:value-type="string">
            <text:p>Inkomstskatt</text:p>
          </table:table-cell>
          <table:table-cell table:style-name="ce110" table:formula="of:=[.E15]" office:value-type="percentage" office:value="0.1970145952" calcext:value-type="percentage">
            <text:p>19.70%</text:p>
          </table:table-cell>
          <table:table-cell table:style-name="ce153" table:formula="of:=[.J15]" office:value-type="currency" office:currency="EUR" office:value="33603589.38" calcext:value-type="currency">
            <text:p>33,603,589 €</text:p>
          </table:table-cell>
          <table:table-cell table:style-name="ce77"/>
          <table:table-cell table:style-name="ce179" table:formula="of:=[.E3]*[.$B$12]" office:value-type="percentage" office:value="0.12265425" calcext:value-type="percentage">
            <text:p>12.27%</text:p>
          </table:table-cell>
          <table:table-cell table:style-name="ce141" table:formula="of:=1.91*[.F3]" office:value-type="currency" office:currency="EUR" office:value="2378.5612" calcext:value-type="currency">
            <text:p>2,379 €</text:p>
          </table:table-cell>
          <table:table-cell table:style-name="ce141" table:formula="of:=[.F4]*12" office:value-type="currency" office:currency="EUR" office:value="28542.7344" calcext:value-type="currency">
            <text:p>28,543 €</text:p>
          </table:table-cell>
          <table:table-cell table:style-name="ce120" table:formula="of:=[.B19]*[.A16]" office:value-type="float" office:value="2117.023123" calcext:value-type="float">
            <text:p>2,117</text:p>
          </table:table-cell>
          <table:table-cell table:style-name="ce141" table:formula="of:=[.E4]*[.F4]*[.H4]" office:value-type="currency" office:currency="EUR" office:value="617621.680936637" calcext:value-type="currency">
            <text:p>617,622 €</text:p>
          </table:table-cell>
          <table:table-cell table:style-name="ce141" table:formula="of:=[.I4]*12" office:value-type="currency" office:currency="EUR" office:value="7411460.17123965" calcext:value-type="currency">
            <text:p>7,411,460 €</text:p>
          </table:table-cell>
          <table:table-cell table:style-name="ce141" table:formula="of:=[.F4]*[.H4]" office:value-type="currency" office:currency="EUR" office:value="5035469.05987063" calcext:value-type="currency">
            <text:p>5,035,469 €</text:p>
          </table:table-cell>
          <table:table-cell table:style-name="ce141" table:formula="of:=[.G4]*[.H4]" office:value-type="currency" office:currency="EUR" office:value="60425628.7184476" calcext:value-type="currency">
            <text:p>60,425,629 €</text:p>
          </table:table-cell>
          <table:table-cell table:style-name="ce250" table:formula="of:=[.H4]/[.H15]" office:value-type="percentage" office:value="0.2601960875" calcext:value-type="percentage">
            <text:p>26.02%</text:p>
          </table:table-cell>
          <table:table-cell table:style-name="ce141" table:formula="of:=(100%-[.E4])*[.K4]" office:value-type="currency" office:currency="EUR" office:value="4417847.37893399" calcext:value-type="currency">
            <text:p>4,417,847 €</text:p>
          </table:table-cell>
          <table:table-cell table:style-name="ce141" table:formula="of:=[.N4]*12" office:value-type="currency" office:currency="EUR" office:value="53014168.5472079" calcext:value-type="currency">
            <text:p>53,014,169 €</text:p>
          </table:table-cell>
          <table:table-cell table:style-name="ce258" office:value-type="string" calcext:value-type="string">
            <text:p>HR2</text:p>
          </table:table-cell>
          <table:table-cell table:style-name="ce141" table:formula="of:=([.S4]*(1+[.T4]))/[.U4]*[.V4]" office:value-type="currency" office:currency="EUR" office:value="68928.5636298636" calcext:value-type="currency">
            <text:p>68,929 €</text:p>
          </table:table-cell>
          <table:table-cell table:style-name="ce141" table:formula="of:=[.S4]/[.U4]" office:value-type="currency" office:currency="EUR" office:value="67136.0315865039" calcext:value-type="currency">
            <text:p>67,136 €</text:p>
          </table:table-cell>
          <table:table-cell table:style-name="ce141" office:value-type="currency" office:currency="EUR" office:value="671360.315865039" calcext:value-type="currency">
            <text:p>671,360 €</text:p>
          </table:table-cell>
          <table:table-cell table:style-name="ce264" office:value-type="percentage" office:value="0.0267" calcext:value-type="percentage">
            <text:p>2.67%</text:p>
          </table:table-cell>
          <table:table-cell table:style-name="ce140" office:value-type="float" office:value="10" calcext:value-type="float">
            <text:p>10</text:p>
          </table:table-cell>
          <table:table-cell table:style-name="ce222" office:value-type="float" office:value="1" calcext:value-type="float">
            <text:p>1</text:p>
          </table:table-cell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73" office:value-type="string" calcext:value-type="string">
            <text:p>Tobaksaccis</text:p>
          </table:table-cell>
          <table:table-cell table:style-name="ce110" office:value-type="percentage" office:value="0.25" calcext:value-type="percentage">
            <text:p>25.00%</text:p>
          </table:table-cell>
          <table:table-cell table:style-name="ce153" table:formula="of:=5*365*0.13*[$Ekonomi.B2]*[.B5]" office:value-type="currency" office:currency="EUR" office:value="737313.6875" calcext:value-type="currency">
            <text:p>737,314 €</text:p>
          </table:table-cell>
          <table:table-cell table:style-name="ce77"/>
          <table:table-cell table:style-name="ce179" table:formula="of:=[.E4]*[.$B$12]" office:value-type="percentage" office:value="0.1655832375" calcext:value-type="percentage">
            <text:p>16.56%</text:p>
          </table:table-cell>
          <table:table-cell table:style-name="ce141" table:formula="of:=1.91*[.F4]" office:value-type="currency" office:currency="EUR" office:value="4543.051892" calcext:value-type="currency">
            <text:p>4,543 €</text:p>
          </table:table-cell>
          <table:table-cell table:style-name="ce141" table:formula="of:=[.F5]*12" office:value-type="currency" office:currency="EUR" office:value="54516.622704" calcext:value-type="currency">
            <text:p>54,517 €</text:p>
          </table:table-cell>
          <table:table-cell table:style-name="ce120" table:formula="of:=[.B20]*[.A16]" office:value-type="float" office:value="772.8082902" calcext:value-type="float">
            <text:p>773</text:p>
          </table:table-cell>
          <table:table-cell table:style-name="ce141" table:formula="of:=[.E5]*[.F5]*[.H5]" office:value-type="currency" office:currency="EUR" office:value="581347.540517008" calcext:value-type="currency">
            <text:p>581,348 €</text:p>
          </table:table-cell>
          <table:table-cell table:style-name="ce141" table:formula="of:=[.I5]*12" office:value-type="currency" office:currency="EUR" office:value="6976170.4862041" calcext:value-type="currency">
            <text:p>6,976,170 €</text:p>
          </table:table-cell>
          <table:table-cell table:style-name="ce141" table:formula="of:=[.F5]*[.H5]" office:value-type="currency" office:currency="EUR" office:value="3510908.1649464" calcext:value-type="currency">
            <text:p>3,510,908 €</text:p>
          </table:table-cell>
          <table:table-cell table:style-name="ce141" table:formula="of:=[.G5]*[.H5]" office:value-type="currency" office:currency="EUR" office:value="42130897.9793568" calcext:value-type="currency">
            <text:p>42,130,898 €</text:p>
          </table:table-cell>
          <table:table-cell table:style-name="ce250" table:formula="of:=[.H5]/[.H15]" office:value-type="percentage" office:value="0.09498322966" calcext:value-type="percentage">
            <text:p>9.50%</text:p>
          </table:table-cell>
          <table:table-cell table:style-name="ce141" table:formula="of:=(100%-[.E5])*[.K5]" office:value-type="currency" office:currency="EUR" office:value="2929560.62442939" calcext:value-type="currency">
            <text:p>2,929,561 €</text:p>
          </table:table-cell>
          <table:table-cell table:style-name="ce141" table:formula="of:=[.N5]*12" office:value-type="currency" office:currency="EUR" office:value="35154727.4931526" calcext:value-type="currency">
            <text:p>35,154,727 €</text:p>
          </table:table-cell>
          <table:table-cell table:style-name="ce258" office:value-type="string" calcext:value-type="string">
            <text:p>HR3</text:p>
          </table:table-cell>
          <table:table-cell table:style-name="ce141" table:formula="of:=([.S5]*(1+[.T5]))/[.U5]*[.V5]" office:value-type="currency" office:currency="EUR" office:value="238130.554123084" calcext:value-type="currency">
            <text:p>238,131 €</text:p>
          </table:table-cell>
          <table:table-cell table:style-name="ce141" table:formula="of:=[.S5]/[.U5]" office:value-type="currency" office:currency="EUR" office:value="117421.377772724" calcext:value-type="currency">
            <text:p>117,421 €</text:p>
          </table:table-cell>
          <table:table-cell table:style-name="ce141" office:value-type="currency" office:currency="EUR" office:value="1174213.77772724" calcext:value-type="currency">
            <text:p>1,174,214 €</text:p>
          </table:table-cell>
          <table:table-cell table:style-name="ce264" office:value-type="percentage" office:value="0.014" calcext:value-type="percentage">
            <text:p>1.40%</text:p>
          </table:table-cell>
          <table:table-cell table:style-name="ce140" office:value-type="float" office:value="10" calcext:value-type="float">
            <text:p>10</text:p>
          </table:table-cell>
          <table:table-cell table:style-name="ce222" office:value-type="float" office:value="2" calcext:value-type="float">
            <text:p>2</text:p>
          </table:table-cell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74" office:value-type="string" calcext:value-type="string">
            <text:p>Alkoholsaccis</text:p>
          </table:table-cell>
          <table:table-cell table:style-name="ce111" office:value-type="percentage" office:value="0.22" calcext:value-type="percentage">
            <text:p>22.00%</text:p>
          </table:table-cell>
          <table:table-cell table:style-name="ce154" table:formula="of:=12*12*6*[$Ekonomi.B7]*0.85*[.B6]" office:value-type="currency" office:currency="EUR" office:value="1700957.836" calcext:value-type="currency">
            <text:p>1,700,958 €</text:p>
          </table:table-cell>
          <table:table-cell table:style-name="ce77"/>
          <table:table-cell table:style-name="ce179" table:formula="of:=[.E5]*[.$B$12]" office:value-type="percentage" office:value="0.223537370625" calcext:value-type="percentage">
            <text:p>22.35%</text:p>
          </table:table-cell>
          <table:table-cell table:style-name="ce141" table:formula="of:=1.91*[.F5]" office:value-type="currency" office:currency="EUR" office:value="8677.22911372" calcext:value-type="currency">
            <text:p>8,677 €</text:p>
          </table:table-cell>
          <table:table-cell table:style-name="ce141" table:formula="of:=[.F6]*12" office:value-type="currency" office:currency="EUR" office:value="104126.74936464" calcext:value-type="currency">
            <text:p>104,127 €</text:p>
          </table:table-cell>
          <table:table-cell table:style-name="ce120" table:formula="of:=[.B21]*[.A16]" office:value-type="float" office:value="381.9638297" calcext:value-type="float">
            <text:p>382</text:p>
          </table:table-cell>
          <table:table-cell table:style-name="ce141" table:formula="of:=[.E6]*[.F6]*[.H6]" office:value-type="currency" office:currency="EUR" office:value="740889.503521971" calcext:value-type="currency">
            <text:p>740,890 €</text:p>
          </table:table-cell>
          <table:table-cell table:style-name="ce141" table:formula="of:=[.I6]*12" office:value-type="currency" office:currency="EUR" office:value="8890674.04226366" calcext:value-type="currency">
            <text:p>8,890,674 €</text:p>
          </table:table-cell>
          <table:table-cell table:style-name="ce141" table:formula="of:=[.F6]*[.H6]" office:value-type="currency" office:currency="EUR" office:value="3314387.66346083" calcext:value-type="currency">
            <text:p>3,314,388 €</text:p>
          </table:table-cell>
          <table:table-cell table:style-name="ce141" table:formula="of:=[.G6]*[.H6]" office:value-type="currency" office:currency="EUR" office:value="39772651.96153" calcext:value-type="currency">
            <text:p>39,772,652 €</text:p>
          </table:table-cell>
          <table:table-cell table:style-name="ce250" table:formula="of:=[.H6]/[.H15]" office:value-type="percentage" office:value="0.04694587082" calcext:value-type="percentage">
            <text:p>4.69%</text:p>
          </table:table-cell>
          <table:table-cell table:style-name="ce141" table:formula="of:=(100%-[.E6])*[.K6]" office:value-type="currency" office:currency="EUR" office:value="2573498.15993886" calcext:value-type="currency">
            <text:p>2,573,498 €</text:p>
          </table:table-cell>
          <table:table-cell table:style-name="ce141" table:formula="of:=[.N6]*12" office:value-type="currency" office:currency="EUR" office:value="30881977.9192663" calcext:value-type="currency">
            <text:p>30,881,978 €</text:p>
          </table:table-cell>
          <table:table-cell table:style-name="ce258" office:value-type="string" calcext:value-type="string">
            <text:p>AR1</text:p>
          </table:table-cell>
          <table:table-cell table:style-name="ce141" table:formula="of:=([.S6]*(1+[.T6]))/[.U6]*[.V6]" office:value-type="currency" office:currency="EUR" office:value="283928.72298" calcext:value-type="currency">
            <text:p>283,929 €</text:p>
          </table:table-cell>
          <table:table-cell table:style-name="ce141" table:formula="of:=[.S6]/[.U6]" office:value-type="currency" office:currency="EUR" office:value="30817.2666666667" calcext:value-type="currency">
            <text:p>30,817 €</text:p>
          </table:table-cell>
          <table:table-cell table:style-name="ce141" office:value-type="currency" office:currency="EUR" office:value="462259" calcext:value-type="currency">
            <text:p>462,259 €</text:p>
          </table:table-cell>
          <table:table-cell table:style-name="ce264" office:value-type="percentage" office:value="0.0237" calcext:value-type="percentage">
            <text:p>2.37%</text:p>
          </table:table-cell>
          <table:table-cell table:style-name="ce140" office:value-type="float" office:value="15" calcext:value-type="float">
            <text:p>15</text:p>
          </table:table-cell>
          <table:table-cell table:style-name="ce222" office:value-type="float" office:value="9" calcext:value-type="float">
            <text:p>9</text:p>
          </table:table-cell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73" office:value-type="string" calcext:value-type="string">
            <text:p>Fordonsskatt</text:p>
          </table:table-cell>
          <table:table-cell table:style-name="ce110" office:value-type="percentage" office:value="0.165" calcext:value-type="percentage">
            <text:p>16.50%</text:p>
          </table:table-cell>
          <table:table-cell table:style-name="ce153" table:formula="of:=[.B7]*[$Ekonomi.B10]*(2*[.F2])" office:value-type="currency" office:currency="EUR" office:value="680699.4328" calcext:value-type="currency">
            <text:p>680,699 €</text:p>
          </table:table-cell>
          <table:table-cell table:style-name="ce77"/>
          <table:table-cell table:style-name="ce179" table:formula="of:=IF(([.E6]*[.$B$13])&lt;0.5;[.E6]*[.$B$13];0.5)" office:value-type="percentage" office:value="0.30177545034375" calcext:value-type="percentage">
            <text:p>30.18%</text:p>
          </table:table-cell>
          <table:table-cell table:style-name="ce141" table:formula="of:=1.91*[.F6]" office:value-type="currency" office:currency="EUR" office:value="16573.5076072052" calcext:value-type="currency">
            <text:p>16,574 €</text:p>
          </table:table-cell>
          <table:table-cell table:style-name="ce141" table:formula="of:=[.F7]*12" office:value-type="currency" office:currency="EUR" office:value="198882.091286463" calcext:value-type="currency">
            <text:p>198,882 €</text:p>
          </table:table-cell>
          <table:table-cell table:style-name="ce218" office:value-type="float" office:value="67" calcext:value-type="float">
            <text:p>67</text:p>
          </table:table-cell>
          <table:table-cell table:style-name="ce141" table:formula="of:=[.E7]*[.F7]*[.H7]" office:value-type="currency" office:currency="EUR" office:value="335099.007369975" calcext:value-type="currency">
            <text:p>335,099 €</text:p>
          </table:table-cell>
          <table:table-cell table:style-name="ce141" table:formula="of:=[.I7]*12" office:value-type="currency" office:currency="EUR" office:value="4021188.08843969" calcext:value-type="currency">
            <text:p>4,021,188 €</text:p>
          </table:table-cell>
          <table:table-cell table:style-name="ce141" table:formula="of:=[.F7]*[.H7]" office:value-type="currency" office:currency="EUR" office:value="1110425.00968275" calcext:value-type="currency">
            <text:p>1,110,425 €</text:p>
          </table:table-cell>
          <table:table-cell table:style-name="ce141" table:formula="of:=[.G7]*[.H7]" office:value-type="currency" office:currency="EUR" office:value="13325100.116193" calcext:value-type="currency">
            <text:p>13,325,100 €</text:p>
          </table:table-cell>
          <table:table-cell table:style-name="ce77"/>
          <table:table-cell table:style-name="ce141" table:formula="of:=(100%-[.E7])*[.K7]" office:value-type="currency" office:currency="EUR" office:value="775326.002312774" calcext:value-type="currency">
            <text:p>775,326 €</text:p>
          </table:table-cell>
          <table:table-cell table:style-name="ce141" table:formula="of:=[.N7]*12" office:value-type="currency" office:currency="EUR" office:value="9303912.02775329" calcext:value-type="currency">
            <text:p>9,303,912 €</text:p>
          </table:table-cell>
          <table:table-cell table:style-name="ce258" office:value-type="string" calcext:value-type="string">
            <text:p>MS1</text:p>
          </table:table-cell>
          <table:table-cell table:style-name="ce141" table:formula="of:=([.S7]*(1+[.T7]))/[.U7]*[.V7]" office:value-type="currency" office:currency="EUR" office:value="301021.54425" calcext:value-type="currency">
            <text:p>301,022 €</text:p>
          </table:table-cell>
          <table:table-cell table:style-name="ce141" table:formula="of:=[.S7]/[.U7]" office:value-type="currency" office:currency="EUR" office:value="19603.5" calcext:value-type="currency">
            <text:p>19,604 €</text:p>
          </table:table-cell>
          <table:table-cell table:style-name="ce142" office:value-type="currency" office:currency="EUR" office:value="392070" calcext:value-type="currency">
            <text:p>392,070 €</text:p>
          </table:table-cell>
          <table:table-cell table:style-name="ce265" office:value-type="percentage" office:value="0.0237" calcext:value-type="percentage">
            <text:p>2.37%</text:p>
          </table:table-cell>
          <table:table-cell table:style-name="ce78" office:value-type="float" office:value="20" calcext:value-type="float">
            <text:p>20</text:p>
          </table:table-cell>
          <table:table-cell table:style-name="ce165" office:value-type="float" office:value="15" calcext:value-type="float">
            <text:p>15</text:p>
          </table:table-cell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75" office:value-type="string" calcext:value-type="string">
            <text:p>Statens investeringar</text:p>
          </table:table-cell>
          <table:table-cell table:style-name="ce112" office:value-type="percentage" office:value="0.08" calcext:value-type="percentage">
            <office:annotation draw:style-name="gr2" draw:text-style-name="P3" svg:width="508.39pt" svg:height="42.72pt" svg:x="330.69pt" svg:y="133.51pt" draw:caption-point-x="-11.54pt" draw:caption-point-y="-22.99pt">
              <dc:date>2023-06-23T00:00:00</dc:date>
              <text:p text:style-name="P2">Kasvuprosentti</text:p>
              <text:p text:style-name="P2"><text:tab/>-Niilo Nevalainen</text:p>
            </office:annotation>
            <text:p>8.00%</text:p>
          </table:table-cell>
          <table:table-cell table:style-name="ce155" office:value-type="currency" office:currency="EUR" office:value="17685" calcext:value-type="currency">
            <text:p>17,685 €</text:p>
          </table:table-cell>
          <table:table-cell table:style-name="ce77"/>
          <table:table-cell table:style-name="ce179" table:formula="of:=IF(([.E7]*[.$B$13])&lt;0.5;[.E7]*[.$B$13];0.5)" office:value-type="percentage" office:value="0.407396857964063" calcext:value-type="percentage">
            <text:p>40.74%</text:p>
          </table:table-cell>
          <table:table-cell table:style-name="ce141" table:formula="of:=1.91*[.F7]" office:value-type="currency" office:currency="EUR" office:value="31655.3995297619" calcext:value-type="currency">
            <text:p>31,655 €</text:p>
          </table:table-cell>
          <table:table-cell table:style-name="ce141" table:formula="of:=[.F8]*12" office:value-type="currency" office:currency="EUR" office:value="379864.794357143" calcext:value-type="currency">
            <text:p>379,865 €</text:p>
          </table:table-cell>
          <table:table-cell table:style-name="ce78" office:value-type="float" office:value="9" calcext:value-type="float">
            <text:p>9</text:p>
          </table:table-cell>
          <table:table-cell table:style-name="ce141" table:formula="of:=[.E8]*[.F8]*[.H8]" office:value-type="currency" office:currency="EUR" office:value="116066.792754199" calcext:value-type="currency">
            <text:p>116,067 €</text:p>
          </table:table-cell>
          <table:table-cell table:style-name="ce141" table:formula="of:=[.I8]*12" office:value-type="currency" office:currency="EUR" office:value="1392801.51305039" calcext:value-type="currency">
            <text:p>1,392,802 €</text:p>
          </table:table-cell>
          <table:table-cell table:style-name="ce141" table:formula="of:=[.F8]*[.H8]" office:value-type="currency" office:currency="EUR" office:value="284898.595767857" calcext:value-type="currency">
            <text:p>284,899 €</text:p>
          </table:table-cell>
          <table:table-cell table:style-name="ce141" table:formula="of:=[.G8]*[.H8]" office:value-type="currency" office:currency="EUR" office:value="3418783.14921429" calcext:value-type="currency">
            <text:p>3,418,783 €</text:p>
          </table:table-cell>
          <table:table-cell table:style-name="ce77"/>
          <table:table-cell table:style-name="ce141" table:formula="of:=(100%-[.E8])*[.K8]" office:value-type="currency" office:currency="EUR" office:value="168831.803013659" calcext:value-type="currency">
            <text:p>168,832 €</text:p>
          </table:table-cell>
          <table:table-cell table:style-name="ce141" table:formula="of:=[.N8]*12" office:value-type="currency" office:currency="EUR" office:value="2025981.63616391" calcext:value-type="currency">
            <text:p>2,025,982 €</text:p>
          </table:table-cell>
          <table:table-cell table:style-name="ce258" office:value-type="string" calcext:value-type="string">
            <text:p>MS2</text:p>
          </table:table-cell>
          <table:table-cell table:style-name="ce141" table:formula="of:=([.S8]*(1+[.T8]))/[.U8]*[.V8]" office:value-type="currency" office:currency="EUR" office:value="383887.5" calcext:value-type="currency">
            <text:p>383,888 €</text:p>
          </table:table-cell>
          <table:table-cell table:style-name="ce141" table:formula="of:=[.S8]/[.U8]" office:value-type="currency" office:currency="EUR" office:value="25000" calcext:value-type="currency">
            <text:p>25,000 €</text:p>
          </table:table-cell>
          <table:table-cell table:style-name="ce142" office:value-type="currency" office:currency="EUR" office:value="500000" calcext:value-type="currency">
            <text:p>500,000 €</text:p>
          </table:table-cell>
          <table:table-cell table:style-name="ce265" office:value-type="percentage" office:value="0.0237" calcext:value-type="percentage">
            <text:p>2.37%</text:p>
          </table:table-cell>
          <table:table-cell table:style-name="ce78" office:value-type="float" office:value="20" calcext:value-type="float">
            <text:p>20</text:p>
          </table:table-cell>
          <table:table-cell table:style-name="ce165" office:value-type="float" office:value="15" calcext:value-type="float">
            <text:p>15</text:p>
          </table:table-cell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75" office:value-type="string" calcext:value-type="string">
            <text:p>Sjukförsäkringsavgifter</text:p>
          </table:table-cell>
          <table:table-cell table:style-name="ce112" office:value-type="percentage" office:value="0.0114" calcext:value-type="percentage">
            <text:p>1.14%</text:p>
          </table:table-cell>
          <table:table-cell table:style-name="ce156" table:formula="of:=[.B9]*SUM([.L15];[$Bolag.J10])" office:value-type="currency" office:currency="EUR" office:value="2644724.729" calcext:value-type="currency">
            <text:p>2,644,725 €</text:p>
          </table:table-cell>
          <table:table-cell table:style-name="ce77"/>
          <table:table-cell table:style-name="ce179"/>
          <table:table-cell table:style-name="ce142"/>
          <table:table-cell table:style-name="ce141" table:formula="of:=[.F9]*12" office:value-type="currency" office:currency="EUR" office:value="0" calcext:value-type="currency">
            <text:p>0 €</text:p>
          </table:table-cell>
          <table:table-cell table:style-name="ce78"/>
          <table:table-cell table:style-name="ce141" table:formula="of:=[.E9]*[.F9]*[.H9]" office:value-type="currency" office:currency="EUR" office:value="0" calcext:value-type="currency">
            <text:p>0 €</text:p>
          </table:table-cell>
          <table:table-cell table:style-name="ce141" table:formula="of:=[.I9]*12" office:value-type="currency" office:currency="EUR" office:value="0" calcext:value-type="currency">
            <text:p>0 €</text:p>
          </table:table-cell>
          <table:table-cell table:style-name="ce141" table:formula="of:=[.F9]*[.H9]" office:value-type="currency" office:currency="EUR" office:value="0" calcext:value-type="currency">
            <text:p>0 €</text:p>
          </table:table-cell>
          <table:table-cell table:style-name="ce141" table:formula="of:=[.G9]*[.H9]" office:value-type="currency" office:currency="EUR" office:value="0" calcext:value-type="currency">
            <text:p>0 €</text:p>
          </table:table-cell>
          <table:table-cell table:style-name="ce77"/>
          <table:table-cell table:style-name="ce141" table:formula="of:=(100%-[.E9])*[.K9]" office:value-type="currency" office:currency="EUR" office:value="0" calcext:value-type="currency">
            <text:p>0 €</text:p>
          </table:table-cell>
          <table:table-cell table:style-name="ce141" table:formula="of:=[.N9]*12" office:value-type="currency" office:currency="EUR" office:value="0" calcext:value-type="currency">
            <text:p>0 €</text:p>
          </table:table-cell>
          <table:table-cell table:style-name="ce258" office:value-type="string" calcext:value-type="string">
            <text:p>MS3</text:p>
          </table:table-cell>
          <table:table-cell table:style-name="ce141" table:formula="of:=([.S9]*(1+[.T9]))/[.U9]*[.V9]" office:value-type="currency" office:currency="EUR" office:value="383887.5" calcext:value-type="currency">
            <text:p>383,888 €</text:p>
          </table:table-cell>
          <table:table-cell table:style-name="ce141" table:formula="of:=[.S9]/[.U9]" office:value-type="currency" office:currency="EUR" office:value="25000" calcext:value-type="currency">
            <text:p>25,000 €</text:p>
          </table:table-cell>
          <table:table-cell table:style-name="ce142" office:value-type="currency" office:currency="EUR" office:value="500000" calcext:value-type="currency">
            <text:p>500,000 €</text:p>
          </table:table-cell>
          <table:table-cell table:style-name="ce265" office:value-type="percentage" office:value="0.0237" calcext:value-type="percentage">
            <text:p>2.37%</text:p>
          </table:table-cell>
          <table:table-cell table:style-name="ce78" office:value-type="float" office:value="20" calcext:value-type="float">
            <text:p>20</text:p>
          </table:table-cell>
          <table:table-cell table:style-name="ce165" office:value-type="float" office:value="15" calcext:value-type="float">
            <text:p>15</text:p>
          </table:table-cell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76" office:value-type="string" calcext:value-type="string">
            <text:p>Pensionsförsäkringsavgifter</text:p>
          </table:table-cell>
          <table:table-cell table:style-name="ce113" table:formula="of:=[.E97]" office:value-type="percentage" office:value="0.01" calcext:value-type="percentage">
            <text:p>1.00%</text:p>
          </table:table-cell>
          <table:table-cell table:style-name="ce157" table:formula="of:=[.F96]" office:value-type="currency" office:currency="EUR" office:value="2170101.028" calcext:value-type="currency">
            <text:p>2,170,101 €</text:p>
          </table:table-cell>
          <table:table-cell table:style-name="ce77"/>
          <table:table-cell table:style-name="ce179"/>
          <table:table-cell table:style-name="ce142"/>
          <table:table-cell table:style-name="ce141" table:formula="of:=[.F10]*12" office:value-type="currency" office:currency="EUR" office:value="0" calcext:value-type="currency">
            <text:p>0 €</text:p>
          </table:table-cell>
          <table:table-cell table:style-name="ce78"/>
          <table:table-cell table:style-name="ce141" table:formula="of:=[.E10]*[.F10]*[.H10]" office:value-type="currency" office:currency="EUR" office:value="0" calcext:value-type="currency">
            <text:p>0 €</text:p>
          </table:table-cell>
          <table:table-cell table:style-name="ce141" table:formula="of:=[.I10]*12" office:value-type="currency" office:currency="EUR" office:value="0" calcext:value-type="currency">
            <text:p>0 €</text:p>
          </table:table-cell>
          <table:table-cell table:style-name="ce141" table:formula="of:=[.F10]*[.H10]" office:value-type="currency" office:currency="EUR" office:value="0" calcext:value-type="currency">
            <text:p>0 €</text:p>
          </table:table-cell>
          <table:table-cell table:style-name="ce141" table:formula="of:=[.G10]*[.H10]" office:value-type="currency" office:currency="EUR" office:value="0" calcext:value-type="currency">
            <text:p>0 €</text:p>
          </table:table-cell>
          <table:table-cell table:style-name="ce78"/>
          <table:table-cell table:style-name="ce141" table:formula="of:=(100%-[.E10])*[.K10]" office:value-type="currency" office:currency="EUR" office:value="0" calcext:value-type="currency">
            <text:p>0 €</text:p>
          </table:table-cell>
          <table:table-cell table:style-name="ce141" table:formula="of:=[.N10]*12" office:value-type="currency" office:currency="EUR" office:value="0" calcext:value-type="currency">
            <text:p>0 €</text:p>
          </table:table-cell>
          <table:table-cell table:style-name="ce258" office:value-type="string" calcext:value-type="string">
            <text:p>MS4</text:p>
          </table:table-cell>
          <table:table-cell table:style-name="ce141" table:formula="of:=([.S10]*(1+[.T10]))/[.U10]*[.V10]" office:value-type="currency" office:currency="EUR" office:value="804740.7203" calcext:value-type="currency">
            <text:p>804,741 €</text:p>
          </table:table-cell>
          <table:table-cell table:style-name="ce141" table:formula="of:=[.S10]/[.U10]" office:value-type="currency" office:currency="EUR" office:value="71408.7333333333" calcext:value-type="currency">
            <text:p>71,409 €</text:p>
          </table:table-cell>
          <table:table-cell table:style-name="ce142" office:value-type="currency" office:currency="EUR" office:value="1071131" calcext:value-type="currency">
            <text:p>1,071,131 €</text:p>
          </table:table-cell>
          <table:table-cell table:style-name="ce265" office:value-type="percentage" office:value="0.0245" calcext:value-type="percentage">
            <text:p>2.45%</text:p>
          </table:table-cell>
          <table:table-cell table:style-name="ce78" office:value-type="float" office:value="15" calcext:value-type="float">
            <text:p>15</text:p>
          </table:table-cell>
          <table:table-cell table:style-name="ce165" office:value-type="float" office:value="11" calcext:value-type="float">
            <text:p>11</text:p>
          </table:table-cell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77" table:number-columns-repeated="2"/>
          <table:table-cell table:style-name="ce150" table:formula="of:=SUM([.C2:.C10])" office:value-type="currency" office:currency="EUR" office:value="68387271.63" calcext:value-type="currency">
            <text:p>68,387,272 €</text:p>
          </table:table-cell>
          <table:table-cell table:style-name="ce77"/>
          <table:table-cell table:style-name="ce179"/>
          <table:table-cell table:style-name="ce142"/>
          <table:table-cell table:style-name="ce141" table:formula="of:=[.F11]*12" office:value-type="currency" office:currency="EUR" office:value="0" calcext:value-type="currency">
            <text:p>0 €</text:p>
          </table:table-cell>
          <table:table-cell table:style-name="ce78"/>
          <table:table-cell table:style-name="ce141" table:formula="of:=[.E11]*[.F11]*[.H11]" office:value-type="currency" office:currency="EUR" office:value="0" calcext:value-type="currency">
            <text:p>0 €</text:p>
          </table:table-cell>
          <table:table-cell table:style-name="ce141" table:formula="of:=[.I11]*12" office:value-type="currency" office:currency="EUR" office:value="0" calcext:value-type="currency">
            <text:p>0 €</text:p>
          </table:table-cell>
          <table:table-cell table:style-name="ce141" table:formula="of:=[.F11]*[.H11]" office:value-type="currency" office:currency="EUR" office:value="0" calcext:value-type="currency">
            <text:p>0 €</text:p>
          </table:table-cell>
          <table:table-cell table:style-name="ce141" table:formula="of:=[.G11]*[.H11]" office:value-type="currency" office:currency="EUR" office:value="0" calcext:value-type="currency">
            <text:p>0 €</text:p>
          </table:table-cell>
          <table:table-cell table:style-name="ce77"/>
          <table:table-cell table:style-name="ce141" table:formula="of:=(100%-[.E11])*[.K11]" office:value-type="currency" office:currency="EUR" office:value="0" calcext:value-type="currency">
            <text:p>0 €</text:p>
          </table:table-cell>
          <table:table-cell table:style-name="ce166" table:formula="of:=[.N11]*12" office:value-type="currency" office:currency="EUR" office:value="0" calcext:value-type="currency">
            <text:p>0 €</text:p>
          </table:table-cell>
          <table:table-cell table:style-name="ce87" office:value-type="string" calcext:value-type="string">
            <text:p>MS5</text:p>
          </table:table-cell>
          <table:table-cell table:style-name="ce141" table:formula="of:=([.S11]*(1+[.T11]))/[.U11]*[.V11]" office:value-type="currency" office:currency="EUR" office:value="549338.376321428" calcext:value-type="currency">
            <text:p>549,338 €</text:p>
          </table:table-cell>
          <table:table-cell table:style-name="ce141" table:formula="of:=[.S11]/[.U11]" office:value-type="currency" office:currency="EUR" office:value="48736.0714285714" calcext:value-type="currency">
            <text:p>48,736 €</text:p>
          </table:table-cell>
          <table:table-cell table:style-name="ce142" office:value-type="currency" office:currency="EUR" office:value="682305" calcext:value-type="currency">
            <text:p>682,305 €</text:p>
          </table:table-cell>
          <table:table-cell table:style-name="ce265" office:value-type="percentage" office:value="0.0247" calcext:value-type="percentage">
            <text:p>2.47%</text:p>
          </table:table-cell>
          <table:table-cell table:style-name="ce78" office:value-type="float" office:value="14" calcext:value-type="float">
            <text:p>14</text:p>
          </table:table-cell>
          <table:table-cell table:style-name="ce165" office:value-type="float" office:value="11" calcext:value-type="float">
            <text:p>11</text:p>
          </table:table-cell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78" office:value-type="string" calcext:value-type="string">
            <text:p>Inkomstskattfaktor I</text:p>
          </table:table-cell>
          <table:table-cell table:style-name="ce114" office:value-type="float" office:value="1.35" calcext:value-type="float">
            <text:p>1.35</text:p>
          </table:table-cell>
          <table:table-cell table:style-name="ce77" table:number-columns-repeated="2"/>
          <table:table-cell table:style-name="ce179"/>
          <table:table-cell table:style-name="ce142"/>
          <table:table-cell table:style-name="ce141" table:formula="of:=[.F12]*12" office:value-type="currency" office:currency="EUR" office:value="0" calcext:value-type="currency">
            <text:p>0 €</text:p>
          </table:table-cell>
          <table:table-cell table:style-name="ce78"/>
          <table:table-cell table:style-name="ce141" table:formula="of:=[.E12]*[.F12]*[.H12]" office:value-type="currency" office:currency="EUR" office:value="0" calcext:value-type="currency">
            <text:p>0 €</text:p>
          </table:table-cell>
          <table:table-cell table:style-name="ce141" table:formula="of:=[.I12]*12" office:value-type="currency" office:currency="EUR" office:value="0" calcext:value-type="currency">
            <text:p>0 €</text:p>
          </table:table-cell>
          <table:table-cell table:style-name="ce141" table:formula="of:=[.F12]*[.H12]" office:value-type="currency" office:currency="EUR" office:value="0" calcext:value-type="currency">
            <text:p>0 €</text:p>
          </table:table-cell>
          <table:table-cell table:style-name="ce141" table:formula="of:=[.G12]*[.H12]" office:value-type="currency" office:currency="EUR" office:value="0" calcext:value-type="currency">
            <text:p>0 €</text:p>
          </table:table-cell>
          <table:table-cell table:style-name="ce77"/>
          <table:table-cell table:style-name="ce141" table:formula="of:=(100%-[.E12])*[.K12]" office:value-type="currency" office:currency="EUR" office:value="0" calcext:value-type="currency">
            <text:p>0 €</text:p>
          </table:table-cell>
          <table:table-cell table:style-name="ce141" table:formula="of:=[.N12]*12" office:value-type="currency" office:currency="EUR" office:value="0" calcext:value-type="currency">
            <text:p>0 €</text:p>
          </table:table-cell>
          <table:table-cell table:style-name="ce258" office:value-type="string" calcext:value-type="string">
            <text:p>CL1</text:p>
          </table:table-cell>
          <table:table-cell table:style-name="ce141" table:formula="of:=([.S12]*(1+[.T12]))/[.U12]*[.V12]" office:value-type="currency" office:currency="EUR" office:value="2183219.30739129" calcext:value-type="currency">
            <text:p>2,183,219 €</text:p>
          </table:table-cell>
          <table:table-cell table:style-name="ce141" table:formula="of:=[.S12]/[.U12]" office:value-type="currency" office:currency="EUR" office:value="112103.687157448" calcext:value-type="currency">
            <text:p>112,104 €</text:p>
          </table:table-cell>
          <table:table-cell table:style-name="ce142" office:value-type="currency" office:currency="EUR" office:value="2242073.74314895" calcext:value-type="currency">
            <text:p>2,242,074 €</text:p>
          </table:table-cell>
          <table:table-cell table:style-name="ce265" office:value-type="percentage" office:value="0.025" calcext:value-type="percentage">
            <text:p>2.50%</text:p>
          </table:table-cell>
          <table:table-cell table:style-name="ce78" office:value-type="float" office:value="20" calcext:value-type="float">
            <text:p>20</text:p>
          </table:table-cell>
          <table:table-cell table:style-name="ce165" office:value-type="float" office:value="19" calcext:value-type="float">
            <text:p>19</text:p>
          </table:table-cell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78" office:value-type="string" calcext:value-type="string">
            <text:p>Inkomstskattfaktor II</text:p>
          </table:table-cell>
          <table:table-cell table:style-name="ce78" office:value-type="float" office:value="1.35" calcext:value-type="float">
            <text:p>1.35</text:p>
          </table:table-cell>
          <table:table-cell table:style-name="ce77"/>
          <table:table-cell table:style-name="ce78"/>
          <table:table-cell table:style-name="ce179"/>
          <table:table-cell table:style-name="ce141"/>
          <table:table-cell table:style-name="ce141" table:formula="of:=[.F13]*12" office:value-type="currency" office:currency="EUR" office:value="0" calcext:value-type="currency">
            <text:p>0 €</text:p>
          </table:table-cell>
          <table:table-cell table:style-name="ce120"/>
          <table:table-cell table:style-name="ce141" table:formula="of:=[.E13]*[.F13]*[.H13]" office:value-type="currency" office:currency="EUR" office:value="0" calcext:value-type="currency">
            <text:p>0 €</text:p>
          </table:table-cell>
          <table:table-cell table:style-name="ce141" table:formula="of:=[.I13]*12" office:value-type="currency" office:currency="EUR" office:value="0" calcext:value-type="currency">
            <text:p>0 €</text:p>
          </table:table-cell>
          <table:table-cell table:style-name="ce141" table:formula="of:=[.F13]*[.H13]" office:value-type="currency" office:currency="EUR" office:value="0" calcext:value-type="currency">
            <text:p>0 €</text:p>
          </table:table-cell>
          <table:table-cell table:style-name="ce141" table:formula="of:=[.G13]*[.H13]" office:value-type="currency" office:currency="EUR" office:value="0" calcext:value-type="currency">
            <text:p>0 €</text:p>
          </table:table-cell>
          <table:table-cell table:style-name="ce250" table:formula="of:=[.H13]/[.H15]" office:value-type="percentage" office:value="0" calcext:value-type="percentage">
            <text:p>0.00%</text:p>
          </table:table-cell>
          <table:table-cell table:style-name="ce141" table:formula="of:=(100%-[.E13])*[.K13]" office:value-type="currency" office:currency="EUR" office:value="0" calcext:value-type="currency">
            <text:p>0 €</text:p>
          </table:table-cell>
          <table:table-cell table:style-name="ce141" table:formula="of:=[.N13]*12" office:value-type="currency" office:currency="EUR" office:value="0" calcext:value-type="currency">
            <text:p>0 €</text:p>
          </table:table-cell>
          <table:table-cell table:style-name="ce258" office:value-type="string" calcext:value-type="string">
            <text:p>CL2</text:p>
          </table:table-cell>
          <table:table-cell table:style-name="ce141" table:formula="of:=[.S13]" office:value-type="currency" office:currency="EUR" office:value="1500000" calcext:value-type="currency">
            <text:p>1,500,000 €</text:p>
          </table:table-cell>
          <table:table-cell table:style-name="ce141" table:formula="of:=[.S13]/[.U13]*(1+[.T13])" office:value-type="currency" office:currency="EUR" office:value="101348.1713" calcext:value-type="currency">
            <text:p>101,348 €</text:p>
          </table:table-cell>
          <table:table-cell table:style-name="ce142" office:value-type="currency" office:currency="EUR" office:value="1500000" calcext:value-type="currency">
            <text:p>1,500,000 €</text:p>
          </table:table-cell>
          <table:table-cell table:style-name="ce112" table:formula="of:=[$Finanssektor.B20]" office:value-type="percentage" office:value="0.01348171328" calcext:value-type="percentage">
            <text:p>1.35%</text:p>
          </table:table-cell>
          <table:table-cell table:style-name="ce78" office:value-type="float" office:value="15" calcext:value-type="float">
            <text:p>15</text:p>
          </table:table-cell>
          <table:table-cell table:style-name="ce165" office:value-type="float" office:value="15" calcext:value-type="float">
            <text:p>15</text:p>
          </table:table-cell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78" office:value-type="string" calcext:value-type="string">
            <text:p>Egentliga skattnivå</text:p>
          </table:table-cell>
          <table:table-cell table:style-name="ce115" table:formula="of:=SUM([.J15];[.C9:.C10])/[.L15]" office:value-type="percentage" office:value="0.1770351456" calcext:value-type="percentage">
            <text:p>17.70%</text:p>
          </table:table-cell>
          <table:table-cell table:style-name="ce77" table:number-columns-repeated="2"/>
          <table:table-cell table:style-name="ce179"/>
          <table:table-cell table:style-name="ce141"/>
          <table:table-cell table:style-name="ce141" table:formula="of:=[.F14]*12" office:value-type="currency" office:currency="EUR" office:value="0" calcext:value-type="currency">
            <text:p>0 €</text:p>
          </table:table-cell>
          <table:table-cell table:style-name="ce120"/>
          <table:table-cell table:style-name="ce141" table:formula="of:=[.E14]*[.F14]*[.H14]" office:value-type="currency" office:currency="EUR" office:value="0" calcext:value-type="currency">
            <text:p>0 €</text:p>
          </table:table-cell>
          <table:table-cell table:style-name="ce141" table:formula="of:=[.I14]*12" office:value-type="currency" office:currency="EUR" office:value="0" calcext:value-type="currency">
            <text:p>0 €</text:p>
          </table:table-cell>
          <table:table-cell table:style-name="ce141" table:formula="of:=[.F14]*[.H14]" office:value-type="currency" office:currency="EUR" office:value="0" calcext:value-type="currency">
            <text:p>0 €</text:p>
          </table:table-cell>
          <table:table-cell table:style-name="ce141" table:formula="of:=[.G14]*[.H14]" office:value-type="currency" office:currency="EUR" office:value="0" calcext:value-type="currency">
            <text:p>0 €</text:p>
          </table:table-cell>
          <table:table-cell table:style-name="ce250" table:formula="of:=[.H14]/[.H15]" office:value-type="percentage" office:value="0" calcext:value-type="percentage">
            <text:p>0.00%</text:p>
          </table:table-cell>
          <table:table-cell table:style-name="ce141" table:formula="of:=(100%-[.E14])*[.K14]" office:value-type="currency" office:currency="EUR" office:value="0" calcext:value-type="currency">
            <text:p>0 €</text:p>
          </table:table-cell>
          <table:table-cell table:style-name="ce141" table:formula="of:=[.N14]*12" office:value-type="currency" office:currency="EUR" office:value="0" calcext:value-type="currency">
            <text:p>0 €</text:p>
          </table:table-cell>
          <table:table-cell table:style-name="ce258" office:value-type="string" calcext:value-type="string">
            <text:p>CL3</text:p>
          </table:table-cell>
          <table:table-cell table:style-name="ce142" table:formula="of:=([.S14]*(1+[.T14]))/[.U14]*[.V14]" office:value-type="currency" office:currency="EUR" office:value="-1500000" calcext:value-type="currency">
            <text:p>-1,500,000 €</text:p>
          </table:table-cell>
          <table:table-cell table:style-name="ce141"/>
          <table:table-cell table:style-name="ce142" office:value-type="currency" office:currency="EUR" office:value="-1500000" calcext:value-type="currency">
            <text:p>-1,500,000 €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7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78" office:value-type="string" calcext:value-type="string">
            <text:p>Arbetare (de som tillhör under inkomstskatt på förstahand)</text:p>
          </table:table-cell>
          <table:table-cell table:style-name="ce77"/>
          <table:table-cell table:style-name="ce78"/>
          <table:table-cell table:style-name="ce77"/>
          <table:table-cell table:style-name="ce180" table:formula="of:=AVERAGE([.E2:.E14])" office:value-type="percentage" office:value="0.1970145952" calcext:value-type="percentage">
            <text:p>19.70%</text:p>
          </table:table-cell>
          <table:table-cell table:style-name="ce98" table:number-columns-repeated="2"/>
          <table:table-cell table:style-name="ce219" table:formula="of:=SUM([.H2:.H14])" office:value-type="float" office:value="8136.2603999" calcext:value-type="float">
            <text:p>8,136</text:p>
          </table:table-cell>
          <table:table-cell table:style-name="ce227" table:formula="of:=SUM([.I2:.I14])" office:value-type="currency" office:currency="EUR" office:value="2800299.1150626" calcext:value-type="currency">
            <text:p>2,800,299 €</text:p>
          </table:table-cell>
          <table:table-cell table:style-name="ce227" table:formula="of:=SUM([.J2:.J14])" office:value-type="currency" office:currency="EUR" office:value="33603589.3807512" calcext:value-type="currency">
            <text:p>33,603,589 €</text:p>
          </table:table-cell>
          <table:table-cell table:style-name="ce227" table:formula="of:=SUM([.K2:.K14])" office:value-type="currency" office:currency="EUR" office:value="18084175.2321181" calcext:value-type="currency">
            <text:p>18,084,175 €</text:p>
          </table:table-cell>
          <table:table-cell table:style-name="ce227" table:formula="of:=SUM([.L2:.L14])" office:value-type="currency" office:currency="EUR" office:value="217010102.785417" calcext:value-type="currency">
            <text:p>217,010,103 €</text:p>
          </table:table-cell>
          <table:table-cell table:style-name="ce219" table:formula="of:=SUM([.M2:.M14])" office:value-type="float" office:value="0.99065909938" calcext:value-type="float">
            <text:p>1</text:p>
          </table:table-cell>
          <table:table-cell table:style-name="ce227" table:formula="of:=SUM([.N2:.N14])" office:value-type="currency" office:currency="EUR" office:value="15283876.1170555" calcext:value-type="currency">
            <text:p>15,283,876 €</text:p>
          </table:table-cell>
          <table:table-cell table:style-name="ce227" table:formula="of:=SUM([.O2:.O14])-SUM([.C9:.C10])" office:value-type="currency" office:currency="EUR" office:value="178591687.6" calcext:value-type="currency">
            <text:p>178,591,688 €</text:p>
          </table:table-cell>
          <table:table-cell table:style-name="ce197"/>
          <table:table-cell table:style-name="ce142" table:number-columns-repeated="3"/>
          <table:table-cell table:style-name="ce108"/>
          <table:table-cell table:style-name="ce78"/>
          <table:table-cell table:style-name="ce165"/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79" table:formula="of:=[$Ekonomi.B4]" office:value-type="float" office:value="8060.2604" calcext:value-type="float">
            <text:p>8,060 </text:p>
          </table:table-cell>
          <table:table-cell table:style-name="ce77"/>
          <table:table-cell table:style-name="ce78"/>
          <table:table-cell table:style-name="ce77"/>
          <table:table-cell table:style-name="ce78" office:value-type="string" calcext:value-type="string">
            <text:p>Inkomster</text:p>
          </table:table-cell>
          <table:table-cell table:style-name="ce78" office:value-type="string" calcext:value-type="string">
            <text:p>Kostnader</text:p>
          </table:table-cell>
          <table:table-cell table:style-name="ce77" table:number-columns-repeated="9"/>
          <table:table-cell table:style-name="ce259" office:value-type="string" calcext:value-type="string">
            <text:p>Total</text:p>
          </table:table-cell>
          <table:table-cell table:style-name="ce262" table:formula="of:=SUM([.Q3:.Q15])" office:value-type="currency" office:currency="EUR" office:value="5261042.375" calcext:value-type="currency">
            <text:p>5,261,042 €</text:p>
          </table:table-cell>
          <table:table-cell table:style-name="ce262" table:formula="of:=SUM([.R3:.R13])" office:value-type="currency" office:currency="EUR" office:value="631115.9345" calcext:value-type="currency">
            <text:p>631,116 €</text:p>
          </table:table-cell>
          <table:table-cell table:style-name="ce262" table:formula="of:=SUM([.S3:.S15])" office:value-type="currency" office:currency="EUR" office:value="7883529.265" calcext:value-type="currency">
            <text:p>7,883,529 €</text:p>
          </table:table-cell>
          <table:table-cell table:style-name="ce266" table:formula="of:=AVERAGE([.T3:.T15])" office:value-type="percentage" office:value="0.02026514277" calcext:value-type="percentage">
            <text:p>2.03%</text:p>
          </table:table-cell>
          <table:table-cell table:style-name="ce267" table:formula="of:=MAX([.U3:.U15])" office:value-type="float" office:value="20" calcext:value-type="float">
            <text:p>20</text:p>
          </table:table-cell>
          <table:table-cell table:style-name="ce269" table:formula="of:=MAX([.V3:.V15])" office:value-type="float" office:value="19" calcext:value-type="float">
            <text:p>19</text:p>
          </table:table-cell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78" office:value-type="string" calcext:value-type="string">
            <text:p>Nedre klass</text:p>
          </table:table-cell>
          <table:table-cell table:style-name="ce108" office:value-type="percentage" office:value="0.237350529894021" calcext:value-type="percentage">
            <text:p>23.74%</text:p>
          </table:table-cell>
          <table:table-cell table:style-name="ce78" office:value-type="string" calcext:value-type="string">
            <text:p>Keskipalkka</text:p>
          </table:table-cell>
          <table:table-cell table:style-name="ce77"/>
          <table:table-cell table:style-name="ce150" table:formula="of:=[.C11]" office:value-type="currency" office:currency="EUR" office:value="68387271.63" calcext:value-type="currency">
            <text:p>68,387,272 €</text:p>
          </table:table-cell>
          <table:table-cell table:style-name="ce150" table:formula="of:=[.E34]" office:value-type="currency" office:currency="EUR" office:value="68387271.69" calcext:value-type="currency">
            <text:p>68,387,272 €</text:p>
          </table:table-cell>
          <table:table-cell table:style-name="ce77" table:number-columns-repeated="9"/>
          <table:table-cell table:style-name="ce78" office:value-type="string" calcext:value-type="string">
            <text:p>Avbetalningar på gröna bakgrunder tillhör skuldshantering.</text:p>
          </table:table-cell>
          <table:table-cell table:style-name="ce77" table:number-columns-repeated="24"/>
          <table:table-cell table:number-columns-repeated="984"/>
        </table:table-row>
        <table:table-row table:style-name="ro1">
          <table:table-cell table:style-name="ce78" office:value-type="string" calcext:value-type="string">
            <text:p>Nedre medelklass</text:p>
          </table:table-cell>
          <table:table-cell table:style-name="ce108" office:value-type="percentage" office:value="0.356732653469306" calcext:value-type="percentage">
            <text:p>35.67%</text:p>
          </table:table-cell>
          <table:table-cell table:style-name="ce150" table:formula="of:=[.L15]/[.H15]" office:value-type="currency" office:currency="EUR" office:value="26671.97117" calcext:value-type="currency">
            <text:p>26,672 €</text:p>
          </table:table-cell>
          <table:table-cell table:style-name="ce150" table:formula="of:=([.G2]*[.H2]+[.G3]*[.H3]+[.G4]*[.H4]+[.G5]*[.H5]+[.G6]*[.H6])/[.H15]" office:value-type="currency" office:currency="EUR" office:value="24614.03761" calcext:value-type="currency">
            <text:p>24,614 €</text:p>
          </table:table-cell>
          <table:table-cell table:style-name="ce77" table:number-columns-repeated="11"/>
          <table:table-cell table:style-name="ce260" office:value-type="string" calcext:value-type="string">
            <text:p>Stabil ränta</text:p>
          </table:table-cell>
          <table:table-cell table:style-name="ce77" table:number-columns-repeated="24"/>
          <table:table-cell table:number-columns-repeated="984"/>
        </table:table-row>
        <table:table-row table:style-name="ro1">
          <table:table-cell table:style-name="ce78" office:value-type="string" calcext:value-type="string">
            <text:p>Medelklass</text:p>
          </table:table-cell>
          <table:table-cell table:style-name="ce108" office:value-type="percentage" office:value="0.262649470105979" calcext:value-type="percentage">
            <text:p>26.26%</text:p>
          </table:table-cell>
          <table:table-cell table:style-name="ce150" table:formula="of:=[.C18]/12" office:value-type="currency" office:currency="EUR" office:value="2222.664264" calcext:value-type="currency">
            <text:p>2,223 €</text:p>
          </table:table-cell>
          <table:table-cell table:style-name="ce77" table:number-columns-repeated="12"/>
          <table:table-cell table:style-name="ce75" office:value-type="string" calcext:value-type="string">
            <text:p>Flytande ränta</text:p>
          </table:table-cell>
          <table:table-cell table:style-name="ce77" table:number-columns-repeated="24"/>
          <table:table-cell table:number-columns-repeated="984"/>
        </table:table-row>
        <table:table-row table:style-name="ro1">
          <table:table-cell table:style-name="ce78" office:value-type="string" calcext:value-type="string">
            <text:p>Övre medelklass</text:p>
          </table:table-cell>
          <table:table-cell table:style-name="ce108" office:value-type="percentage" office:value="0.095878824235153" calcext:value-type="percentage">
            <text:p>9.59%</text:p>
          </table:table-cell>
          <table:table-cell table:style-name="ce108"/>
          <table:table-cell table:style-name="ce115"/>
          <table:table-cell table:style-name="ce77" table:number-columns-repeated="5"/>
          <table:table-cell table:style-name="ce78"/>
          <table:table-cell table:style-name="ce78" office:value-type="string" calcext:value-type="string">
            <text:p>LyX Document</text:p>
          </table:table-cell>
          <table:table-cell table:style-name="ce78"/>
          <table:table-cell table:style-name="ce108"/>
          <table:table-cell table:style-name="ce77" table:number-columns-repeated="27"/>
          <table:table-cell table:number-columns-repeated="984"/>
        </table:table-row>
        <table:table-row table:style-name="ro1">
          <table:table-cell table:style-name="ce78" office:value-type="string" calcext:value-type="string">
            <text:p>Övre klass</text:p>
          </table:table-cell>
          <table:table-cell table:style-name="ce108" office:value-type="percentage" office:value="0.0473885222955409" calcext:value-type="percentage">
            <text:p>4.74%</text:p>
          </table:table-cell>
          <table:table-cell table:style-name="ce108"/>
          <table:table-cell table:style-name="ce115"/>
          <table:table-cell table:style-name="ce77" table:number-columns-repeated="6"/>
          <table:table-cell table:style-name="ce218" office:value-type="float" office:value="412" calcext:value-type="float">
            <text:p>412</text:p>
          </table:table-cell>
          <table:table-cell table:style-name="ce66" office:value-type="float" office:value="440" calcext:value-type="float">
            <text:p>440</text:p>
          </table:table-cell>
          <table:table-cell table:style-name="ce115" table:formula="of:=([.L21]-[.K21])/[.K21]" office:value-type="percentage" office:value="0.0679611650485437" calcext:value-type="percentage">
            <text:p>6.80%</text:p>
          </table:table-cell>
          <table:table-cell table:style-name="ce77" table:number-columns-repeated="3"/>
          <table:table-cell table:style-name="ce150" table:formula="of:=SUM([.R8:.R10])" office:value-type="currency" office:currency="EUR" office:value="121408.7333" calcext:value-type="currency">
            <text:p>121,409 €</text:p>
          </table:table-cell>
          <table:table-cell table:style-name="ce78" office:value-type="string" calcext:value-type="string">
            <text:p>23 - 20</text:p>
          </table:table-cell>
          <table:table-cell table:style-name="ce77" table:number-columns-repeated="22"/>
          <table:table-cell table:number-columns-repeated="984"/>
        </table:table-row>
        <table:table-row table:style-name="ro1">
          <table:table-cell table:style-name="ce80" office:value-type="string" calcext:value-type="string">
            <text:p>Kansli</text:p>
          </table:table-cell>
          <table:table-cell table:style-name="ce116" office:value-type="string" calcext:value-type="string">
            <text:p>Kansler</text:p>
          </table:table-cell>
          <table:table-cell table:style-name="ce158" office:value-type="string" calcext:value-type="string">
            <text:p>Förvaltningskostnader</text:p>
          </table:table-cell>
          <table:table-cell table:style-name="ce158" office:value-type="string" calcext:value-type="string">
            <text:p>Andra kostnader</text:p>
          </table:table-cell>
          <table:table-cell table:style-name="ce181" office:value-type="string" calcext:value-type="string">
            <text:p>Totala kostnader</text:p>
          </table:table-cell>
          <table:table-cell table:style-name="ce78" office:value-type="string" calcext:value-type="string">
            <text:p>Statens projekt</text:p>
          </table:table-cell>
          <table:table-cell table:style-name="ce77"/>
          <table:table-cell table:style-name="ce78" office:value-type="string" calcext:value-type="string">
            <text:p>Data för budgetproposition</text:p>
          </table:table-cell>
          <table:table-cell table:style-name="ce77" table:number-columns-repeated="2"/>
          <table:table-cell table:style-name="ce218" office:value-type="float" office:value="107" calcext:value-type="float">
            <text:p>107</text:p>
          </table:table-cell>
          <table:table-cell table:style-name="ce218" office:value-type="float" office:value="100" calcext:value-type="float">
            <text:p>100</text:p>
          </table:table-cell>
          <table:table-cell table:style-name="ce115" table:formula="of:=([.L22]-[.K22])/[.K22]" office:value-type="percentage" office:value="-0.0654205607476635" calcext:value-type="percentage">
            <text:p>-6.54%</text:p>
          </table:table-cell>
          <table:table-cell table:style-name="ce77" table:number-columns-repeated="27"/>
          <table:table-cell table:number-columns-repeated="984"/>
        </table:table-row>
        <table:table-row table:style-name="ro1">
          <table:table-cell table:style-name="ce81" office:value-type="string" calcext:value-type="string">
            <text:p>Rikskansli</text:p>
          </table:table-cell>
          <table:table-cell table:style-name="ce117" office:value-type="string" calcext:value-type="string">
            <text:p>rikskansler</text:p>
          </table:table-cell>
          <table:table-cell table:style-name="ce150" table:formula="of:=[.J79]" office:value-type="currency" office:currency="EUR" office:value="463195.777" calcext:value-type="currency">
            <text:p>463,196 €</text:p>
          </table:table-cell>
          <table:table-cell table:style-name="ce142" office:value-type="currency" office:currency="EUR" office:value="17685" calcext:value-type="currency">
            <office:annotation draw:style-name="gr3" draw:text-style-name="P3" svg:width="495.92pt" svg:height="42.75pt" svg:x="555.73pt" svg:y="369.75pt" draw:caption-point-x="-11.54pt" draw:caption-point-y="-22.99pt">
              <dc:date>2023-06-23T00:00:00</dc:date>
              <text:p text:style-name="P2">Ylijäämän sijoitus.</text:p>
              <text:p text:style-name="P2"><text:tab/>-Niilo Nevalainen</text:p>
            </office:annotation>
            <text:p>17,685 €</text:p>
          </table:table-cell>
          <table:table-cell table:style-name="ce182" table:formula="of:=SUM([.C23:.D23])" office:value-type="currency" office:currency="EUR" office:value="480880.777" calcext:value-type="currency">
            <text:p>480,881 €</text:p>
          </table:table-cell>
          <table:table-cell table:style-name="ce78" office:value-type="string" calcext:value-type="string">
            <text:p>Byggningsstöd till Kyrkstad</text:p>
          </table:table-cell>
          <table:table-cell table:style-name="ce142" office:value-type="currency" office:currency="EUR" office:value="150000" calcext:value-type="currency">
            <text:p>150,000 €</text:p>
          </table:table-cell>
          <table:table-cell table:style-name="ce78" office:value-type="string" calcext:value-type="string">
            <text:p>Konsumtionsutgifter</text:p>
          </table:table-cell>
          <table:table-cell table:style-name="ce150" table:formula="of:=SUM([.C34];[.D56];[.B97])" office:value-type="currency" office:currency="EUR" office:value="31822941.05" calcext:value-type="currency">
            <text:p>31,822,941 €</text:p>
          </table:table-cell>
          <table:table-cell table:style-name="ce142" table:formula="of:=[.I23]/1000" office:value-type="currency" office:currency="EUR" office:value="31822.94105" calcext:value-type="currency">
            <text:p>31,823 €</text:p>
          </table:table-cell>
          <table:table-cell table:style-name="ce218" office:value-type="float" office:value="519" calcext:value-type="float">
            <text:p>519</text:p>
          </table:table-cell>
          <table:table-cell table:style-name="ce218" office:value-type="float" office:value="540" calcext:value-type="float">
            <text:p>540</text:p>
          </table:table-cell>
          <table:table-cell table:style-name="ce115" table:formula="of:=([.L23]-[.K23])/[.K23]" office:value-type="percentage" office:value="0.0404624277456647" calcext:value-type="percentage">
            <text:p>4.05%</text:p>
          </table:table-cell>
          <table:table-cell table:style-name="ce78" table:number-columns-repeated="2"/>
          <table:table-cell table:style-name="ce77"/>
          <table:table-cell table:style-name="ce78"/>
          <table:table-cell table:style-name="ce77"/>
          <table:table-cell table:style-name="ce78"/>
          <table:table-cell table:style-name="ce77"/>
          <table:table-cell table:style-name="ce78" table:number-columns-repeated="2"/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81" office:value-type="string" calcext:value-type="string">
            <text:p>Finanskansli</text:p>
          </table:table-cell>
          <table:table-cell table:style-name="ce117" office:value-type="string" calcext:value-type="string">
            <text:p>finanskansler</text:p>
          </table:table-cell>
          <table:table-cell table:style-name="ce141" table:formula="of:=[.J60]" office:value-type="currency" office:currency="EUR" office:value="716193.8987" calcext:value-type="currency">
            <text:p>716,194 €</text:p>
          </table:table-cell>
          <table:table-cell table:style-name="ce141" table:formula="of:=[.G94]+[.B97]+[.R16]+[.D56]" office:value-type="currency" office:currency="EUR" office:value="40556764.42" calcext:value-type="currency">
            <text:p>40,556,764 €</text:p>
          </table:table-cell>
          <table:table-cell table:style-name="ce182" table:formula="of:=SUM([.C24:.D24])" office:value-type="currency" office:currency="EUR" office:value="41272958.3187" calcext:value-type="currency">
            <text:p>41,272,958 €</text:p>
          </table:table-cell>
          <table:table-cell table:style-name="ce78" office:value-type="string" calcext:value-type="string">
            <text:p>Vägbyggning i Aurland</text:p>
          </table:table-cell>
          <table:table-cell table:style-name="ce142" office:value-type="currency" office:currency="EUR" office:value="120925" calcext:value-type="currency">
            <text:p>120,925 €</text:p>
          </table:table-cell>
          <table:table-cell table:style-name="ce78" office:value-type="string" calcext:value-type="string">
            <text:p>Överföringsutgifter</text:p>
          </table:table-cell>
          <table:table-cell table:style-name="ce150" table:formula="of:=SUM([.G94];[.J99];[.D116])" office:value-type="currency" office:currency="EUR" office:value="33850979.2" calcext:value-type="currency">
            <text:p>33,850,979 €</text:p>
          </table:table-cell>
          <table:table-cell table:style-name="ce142" table:formula="of:=[.I24]/1000" office:value-type="currency" office:currency="EUR" office:value="33850.9792" calcext:value-type="currency">
            <text:p>33,851 €</text:p>
          </table:table-cell>
          <table:table-cell table:style-name="ce218" office:value-type="float" office:value="1979" calcext:value-type="float">
            <text:p>1979</text:p>
          </table:table-cell>
          <table:table-cell table:style-name="ce218" office:value-type="float" office:value="2000" calcext:value-type="float">
            <text:p>2000</text:p>
          </table:table-cell>
          <table:table-cell table:style-name="ce115" table:formula="of:=([.L24]-[.K24])/[.K24]" office:value-type="percentage" office:value="0.010611419909045" calcext:value-type="percentage">
            <text:p>1.06%</text:p>
          </table:table-cell>
          <table:table-cell table:style-name="ce78" table:number-columns-repeated="9"/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81" office:value-type="string" calcext:value-type="string">
            <text:p>Socialkansli</text:p>
          </table:table-cell>
          <table:table-cell table:style-name="ce117" office:value-type="string" calcext:value-type="string">
            <text:p>socialkansler</text:p>
          </table:table-cell>
          <table:table-cell table:style-name="ce150" table:formula="of:=[.J63]" office:value-type="currency" office:currency="EUR" office:value="1319249.707" calcext:value-type="currency">
            <text:p>1,319,250 €</text:p>
          </table:table-cell>
          <table:table-cell table:style-name="ce150" table:formula="of:=[.J99]" office:value-type="currency" office:currency="EUR" office:value="12659459.36" calcext:value-type="currency">
            <text:p>12,659,459 €</text:p>
          </table:table-cell>
          <table:table-cell table:style-name="ce182" table:formula="of:=SUM([.C25:.D25])" office:value-type="currency" office:currency="EUR" office:value="13978709.067" calcext:value-type="currency">
            <text:p>13,978,709 €</text:p>
          </table:table-cell>
          <table:table-cell table:style-name="ce78"/>
          <table:table-cell table:style-name="ce150"/>
          <table:table-cell table:style-name="ce78" office:value-type="string" calcext:value-type="string">
            <text:p>Investeringsutgifter</text:p>
          </table:table-cell>
          <table:table-cell table:style-name="ce150" table:formula="of:=[.D23]" office:value-type="currency" office:currency="EUR" office:value="17685" calcext:value-type="currency">
            <text:p>17,685 €</text:p>
          </table:table-cell>
          <table:table-cell table:style-name="ce142" table:formula="of:=[.I25]/1000" office:value-type="currency" office:currency="EUR" office:value="17.685" calcext:value-type="currency">
            <text:p>18 €</text:p>
          </table:table-cell>
          <table:table-cell table:style-name="ce218" office:value-type="float" office:value="5375" calcext:value-type="float">
            <text:p>5375</text:p>
          </table:table-cell>
          <table:table-cell table:style-name="ce218" office:value-type="float" office:value="4476" calcext:value-type="float">
            <text:p>4476</text:p>
          </table:table-cell>
          <table:table-cell table:style-name="ce115" table:formula="of:=([.L25]-[.K25])/[.K25]" office:value-type="percentage" office:value="-0.167255813953488" calcext:value-type="percentage">
            <text:p>-16.73%</text:p>
          </table:table-cell>
          <table:table-cell table:style-name="ce78" table:number-columns-repeated="9"/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81" office:value-type="string" calcext:value-type="string">
            <text:p>Utbildningskansli</text:p>
          </table:table-cell>
          <table:table-cell table:style-name="ce117" office:value-type="string" calcext:value-type="string">
            <text:p>utbildningskansler</text:p>
          </table:table-cell>
          <table:table-cell table:style-name="ce141" table:formula="of:=[.J65]" office:value-type="currency" office:currency="EUR" office:value="4231781.198" calcext:value-type="currency">
            <text:p>4,231,781 €</text:p>
          </table:table-cell>
          <table:table-cell table:style-name="ce141" office:value-type="currency" office:currency="EUR" office:value="244359" calcext:value-type="currency">
            <text:p>244,359 €</text:p>
          </table:table-cell>
          <table:table-cell table:style-name="ce182" table:formula="of:=SUM([.C26:.D26])" office:value-type="currency" office:currency="EUR" office:value="4476140.198" calcext:value-type="currency">
            <text:p>4,476,140 €</text:p>
          </table:table-cell>
          <table:table-cell table:style-name="ce78"/>
          <table:table-cell table:style-name="ce150"/>
          <table:table-cell table:style-name="ce78" office:value-type="string" calcext:value-type="string">
            <text:p>Övriga utgifter</text:p>
          </table:table-cell>
          <table:table-cell table:style-name="ce150" table:formula="of:=[.F17]-SUM([.I23:.I25])" office:value-type="currency" office:currency="EUR" office:value="2695666.435" calcext:value-type="currency">
            <text:p>2,695,666 €</text:p>
          </table:table-cell>
          <table:table-cell table:style-name="ce142" table:formula="of:=[.I26]/1000" office:value-type="currency" office:currency="EUR" office:value="2695.666435" calcext:value-type="currency">
            <text:p>2,696 €</text:p>
          </table:table-cell>
          <table:table-cell table:style-name="ce78" office:value-type="float" office:value="9919" calcext:value-type="float">
            <text:p>9919</text:p>
          </table:table-cell>
          <table:table-cell table:style-name="ce78" office:value-type="float" office:value="12994" calcext:value-type="float">
            <text:p>12994</text:p>
          </table:table-cell>
          <table:table-cell table:style-name="ce115" table:formula="of:=([.L26]-[.K26])/[.K26]" office:value-type="percentage" office:value="0.310011089827604" calcext:value-type="percentage">
            <text:p>31.00%</text:p>
          </table:table-cell>
          <table:table-cell table:style-name="ce78" table:number-columns-repeated="4"/>
          <table:table-cell table:style-name="ce77"/>
          <table:table-cell table:style-name="ce78"/>
          <table:table-cell table:style-name="ce77"/>
          <table:table-cell table:style-name="ce78" table:number-columns-repeated="2"/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81" office:value-type="string" calcext:value-type="string">
            <text:p>Inrikeskansli</text:p>
          </table:table-cell>
          <table:table-cell table:style-name="ce117" office:value-type="string" calcext:value-type="string">
            <text:p>inrikeskansler</text:p>
          </table:table-cell>
          <table:table-cell table:style-name="ce141" table:formula="of:=[.J68]" office:value-type="currency" office:currency="EUR" office:value="1237132.644" calcext:value-type="currency">
            <text:p>1,237,133 €</text:p>
          </table:table-cell>
          <table:table-cell table:style-name="ce141" office:value-type="currency" office:currency="EUR" office:value="145000" calcext:value-type="currency">
            <text:p>145,000 €</text:p>
          </table:table-cell>
          <table:table-cell table:style-name="ce182" table:formula="of:=SUM([.C27:.D27])" office:value-type="currency" office:currency="EUR" office:value="1382132.644" calcext:value-type="currency">
            <text:p>1,382,133 €</text:p>
          </table:table-cell>
          <table:table-cell table:style-name="ce78"/>
          <table:table-cell table:style-name="ce150"/>
          <table:table-cell table:style-name="ce77"/>
          <table:table-cell table:style-name="ce150" table:formula="of:=SUM([.I23:.I26])" office:value-type="currency" office:currency="EUR" office:value="68387271.69" calcext:value-type="currency">
            <text:p>68,387,272 €</text:p>
          </table:table-cell>
          <table:table-cell table:style-name="ce142" table:formula="of:=[.I27]/1000" office:value-type="currency" office:currency="EUR" office:value="68387.27169" calcext:value-type="currency">
            <text:p>68,387 €</text:p>
          </table:table-cell>
          <table:table-cell table:style-name="ce78" office:value-type="float" office:value="38639" calcext:value-type="float">
            <text:p>38639</text:p>
          </table:table-cell>
          <table:table-cell table:style-name="ce78" office:value-type="float" office:value="41273" calcext:value-type="float">
            <text:p>41273</text:p>
          </table:table-cell>
          <table:table-cell table:style-name="ce115" table:formula="of:=([.L27]-[.K27])/[.K27]" office:value-type="percentage" office:value="0.0681694660834908" calcext:value-type="percentage">
            <text:p>6.82%</text:p>
          </table:table-cell>
          <table:table-cell table:style-name="ce78" table:number-columns-repeated="4"/>
          <table:table-cell table:style-name="ce77"/>
          <table:table-cell table:style-name="ce78"/>
          <table:table-cell table:style-name="ce77"/>
          <table:table-cell table:style-name="ce78" table:number-columns-repeated="2"/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81" office:value-type="string" calcext:value-type="string">
            <text:p>Utrikeskansli</text:p>
          </table:table-cell>
          <table:table-cell table:style-name="ce117" office:value-type="string" calcext:value-type="string">
            <text:p>utrikeskansler</text:p>
          </table:table-cell>
          <table:table-cell table:style-name="ce150" table:formula="of:=[.J77]" office:value-type="currency" office:currency="EUR" office:value="1178803.466" calcext:value-type="currency">
            <text:p>1,178,803 €</text:p>
          </table:table-cell>
          <table:table-cell table:style-name="ce150"/>
          <table:table-cell table:style-name="ce182" table:formula="of:=SUM([.C28:.D28])" office:value-type="currency" office:currency="EUR" office:value="1178803.466" calcext:value-type="currency">
            <text:p>1,178,803 €</text:p>
          </table:table-cell>
          <table:table-cell table:style-name="ce78"/>
          <table:table-cell table:style-name="ce150"/>
          <table:table-cell table:style-name="ce77" table:number-columns-repeated="3"/>
          <table:table-cell table:style-name="ce78" office:value-type="float" office:value="2363" calcext:value-type="float">
            <text:p>2363</text:p>
          </table:table-cell>
          <table:table-cell table:style-name="ce78" office:value-type="float" office:value="2645" calcext:value-type="float">
            <text:p>2645</text:p>
          </table:table-cell>
          <table:table-cell table:style-name="ce115" table:formula="of:=([.L28]-[.K28])/[.K28]" office:value-type="percentage" office:value="0.119339822259839" calcext:value-type="percentage">
            <text:p>11.93%</text:p>
          </table:table-cell>
          <table:table-cell table:style-name="ce78" table:formula="of:=SUM([.N31:.N33])" office:value-type="float" office:value="186" calcext:value-type="float">
            <text:p>186</text:p>
          </table:table-cell>
          <table:table-cell table:style-name="ce78" table:formula="of:=[.N28]/[.$N$28]" office:value-type="float" office:value="1" calcext:value-type="float">
            <text:p>1</text:p>
          </table:table-cell>
          <table:table-cell table:style-name="ce78"/>
          <table:table-cell table:style-name="ce263"/>
          <table:table-cell table:style-name="ce77" table:number-columns-repeated="23"/>
          <table:table-cell table:number-columns-repeated="984"/>
        </table:table-row>
        <table:table-row table:style-name="ro1">
          <table:table-cell table:style-name="ce81" office:value-type="string" calcext:value-type="string">
            <text:p>Miljökansli</text:p>
          </table:table-cell>
          <table:table-cell table:style-name="ce117" office:value-type="string" calcext:value-type="string">
            <text:p>miljökansler</text:p>
          </table:table-cell>
          <table:table-cell table:style-name="ce141" table:formula="of:=[.J70]" office:value-type="currency" office:currency="EUR" office:value="633148.6165" calcext:value-type="currency">
            <text:p>633,149 €</text:p>
          </table:table-cell>
          <table:table-cell table:style-name="ce141" table:formula="of:=SUM([.G23:.G33])" office:value-type="currency" office:currency="EUR" office:value="270925" calcext:value-type="currency">
            <text:p>270,925 €</text:p>
          </table:table-cell>
          <table:table-cell table:style-name="ce182" table:formula="of:=SUM([.C29:.D29])" office:value-type="currency" office:currency="EUR" office:value="904073.6165" calcext:value-type="currency">
            <text:p>904,074 €</text:p>
          </table:table-cell>
          <table:table-cell table:style-name="ce78"/>
          <table:table-cell table:style-name="ce150"/>
          <table:table-cell table:style-name="ce77" table:number-columns-repeated="2"/>
          <table:table-cell table:style-name="ce78"/>
          <table:table-cell table:style-name="ce78" office:value-type="float" office:value="1945" calcext:value-type="float">
            <text:p>1945</text:p>
          </table:table-cell>
          <table:table-cell table:style-name="ce78" office:value-type="float" office:value="2170" calcext:value-type="float">
            <text:p>2170</text:p>
          </table:table-cell>
          <table:table-cell table:style-name="ce115" table:formula="of:=([.L29]-[.K29])/[.K29]" office:value-type="percentage" office:value="0.115681233933162" calcext:value-type="percentage">
            <text:p>11.57%</text:p>
          </table:table-cell>
          <table:table-cell table:style-name="ce78" table:number-columns-repeated="4"/>
          <table:table-cell table:style-name="ce77"/>
          <table:table-cell table:style-name="ce78"/>
          <table:table-cell table:style-name="ce77"/>
          <table:table-cell table:style-name="ce78" table:number-columns-repeated="2"/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81" office:value-type="string" calcext:value-type="string">
            <text:p>Näringskansli</text:p>
          </table:table-cell>
          <table:table-cell table:style-name="ce117" office:value-type="string" calcext:value-type="string">
            <text:p>näringskansler</text:p>
          </table:table-cell>
          <table:table-cell table:style-name="ce141" table:formula="of:=[.J72]" office:value-type="currency" office:currency="EUR" office:value="656956.3052" calcext:value-type="currency">
            <text:p>656,956 €</text:p>
          </table:table-cell>
          <table:table-cell table:style-name="ce141" table:formula="of:=[.E116]" office:value-type="currency" office:currency="EUR" office:value="659616.5" calcext:value-type="currency">
            <text:p>659,617 €</text:p>
          </table:table-cell>
          <table:table-cell table:style-name="ce182" table:formula="of:=SUM([.C30:.D30])" office:value-type="currency" office:currency="EUR" office:value="1316572.8052" calcext:value-type="currency">
            <text:p>1,316,573 €</text:p>
          </table:table-cell>
          <table:table-cell table:style-name="ce78"/>
          <table:table-cell table:style-name="ce150"/>
          <table:table-cell table:style-name="ce77" table:number-columns-repeated="2"/>
          <table:table-cell table:style-name="ce78"/>
          <table:table-cell table:style-name="ce78" office:value-type="float" office:value="63974" calcext:value-type="float">
            <text:p>63974</text:p>
          </table:table-cell>
          <table:table-cell table:style-name="ce78" office:value-type="float" office:value="68387" calcext:value-type="float">
            <text:p>68387</text:p>
          </table:table-cell>
          <table:table-cell table:style-name="ce115" table:formula="of:=([.L30]-[.K30])/[.K30]" office:value-type="percentage" office:value="0.0689811485916153" calcext:value-type="percentage">
            <text:p>6.90%</text:p>
          </table:table-cell>
          <table:table-cell table:style-name="ce78" table:number-columns-repeated="4"/>
          <table:table-cell table:style-name="ce77"/>
          <table:table-cell table:style-name="ce78"/>
          <table:table-cell table:style-name="ce77"/>
          <table:table-cell table:style-name="ce78" table:number-columns-repeated="2"/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81" office:value-type="string" calcext:value-type="string">
            <text:p>Försvarskansli</text:p>
          </table:table-cell>
          <table:table-cell table:style-name="ce117" office:value-type="string" calcext:value-type="string">
            <text:p>försvarskansler</text:p>
          </table:table-cell>
          <table:table-cell table:style-name="ce141" table:formula="of:=[.J73]" office:value-type="currency" office:currency="EUR" office:value="357632.8396" calcext:value-type="currency">
            <text:p>357,633 €</text:p>
          </table:table-cell>
          <table:table-cell table:style-name="ce141" office:value-type="currency" office:currency="EUR" office:value="500000" calcext:value-type="currency">
            <text:p>500,000 €</text:p>
          </table:table-cell>
          <table:table-cell table:style-name="ce182" table:formula="of:=SUM([.C31:.D31])" office:value-type="currency" office:currency="EUR" office:value="857632.8396" calcext:value-type="currency">
            <text:p>857,633 €</text:p>
          </table:table-cell>
          <table:table-cell table:style-name="ce78"/>
          <table:table-cell table:style-name="ce150"/>
          <table:table-cell table:style-name="ce77" table:number-columns-repeated="2"/>
          <table:table-cell table:style-name="ce141"/>
          <table:table-cell table:style-name="ce78" office:value-type="float" office:value="1500" calcext:value-type="float">
            <text:p>1500</text:p>
          </table:table-cell>
          <table:table-cell table:style-name="ce78" office:value-type="float" office:value="0" calcext:value-type="float">
            <text:p>0</text:p>
          </table:table-cell>
          <table:table-cell table:style-name="ce115" table:formula="of:=([.L31]-[.K31])/[.K31]" office:value-type="percentage" office:value="-1" calcext:value-type="percentage">
            <text:p>-100.00%</text:p>
          </table:table-cell>
          <table:table-cell table:style-name="ce78" office:value-type="float" office:value="61.15" calcext:value-type="float">
            <text:p>61.15</text:p>
          </table:table-cell>
          <table:table-cell table:style-name="ce108" table:formula="of:=[.N31]/[.$N$28]" office:value-type="percentage" office:value="0.328763440860215" calcext:value-type="percentage">
            <text:p>32.88%</text:p>
          </table:table-cell>
          <table:table-cell table:style-name="ce78" table:number-columns-repeated="2"/>
          <table:table-cell table:style-name="ce77"/>
          <table:table-cell table:style-name="ce78"/>
          <table:table-cell table:style-name="ce77"/>
          <table:table-cell table:style-name="ce78"/>
          <table:table-cell table:style-name="ce141"/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81" office:value-type="string" calcext:value-type="string">
            <text:p>Rättskansli</text:p>
          </table:table-cell>
          <table:table-cell table:style-name="ce117" office:value-type="string" calcext:value-type="string">
            <text:p>rättskansler</text:p>
          </table:table-cell>
          <table:table-cell table:style-name="ce141" table:formula="of:=[.J75]" office:value-type="currency" office:currency="EUR" office:value="1207968.055" calcext:value-type="currency">
            <text:p>1,207,968 €</text:p>
          </table:table-cell>
          <table:table-cell table:style-name="ce141" table:formula="of:=[.D127]" office:value-type="currency" office:currency="EUR" office:value="791650" calcext:value-type="currency">
            <text:p>791,650 €</text:p>
          </table:table-cell>
          <table:table-cell table:style-name="ce182" table:formula="of:=SUM([.C32:.D32])" office:value-type="currency" office:currency="EUR" office:value="1999618.055" calcext:value-type="currency">
            <text:p>1,999,618 €</text:p>
          </table:table-cell>
          <table:table-cell table:style-name="ce78"/>
          <table:table-cell table:style-name="ce142" table:number-columns-repeated="2"/>
          <table:table-cell table:style-name="ce78"/>
          <table:table-cell table:style-name="ce142"/>
          <table:table-cell table:style-name="ce78" office:value-type="float" office:value="65474" calcext:value-type="float">
            <text:p>65474</text:p>
          </table:table-cell>
          <table:table-cell table:style-name="ce78" office:value-type="float" office:value="68387" calcext:value-type="float">
            <text:p>68387</text:p>
          </table:table-cell>
          <table:table-cell table:style-name="ce115" table:formula="of:=([.L32]-[.K32])/[.K32]" office:value-type="percentage" office:value="0.0444909429697284" calcext:value-type="percentage">
            <text:p>4.45%</text:p>
          </table:table-cell>
          <table:table-cell table:style-name="ce78" office:value-type="float" office:value="62.25" calcext:value-type="float">
            <text:p>62.25</text:p>
          </table:table-cell>
          <table:table-cell table:style-name="ce108" table:formula="of:=[.N32]/[.$N$28]" office:value-type="percentage" office:value="0.334677419354839" calcext:value-type="percentage">
            <text:p>33.47%</text:p>
          </table:table-cell>
          <table:table-cell table:style-name="ce78" table:number-columns-repeated="2"/>
          <table:table-cell table:style-name="ce77"/>
          <table:table-cell table:style-name="ce78"/>
          <table:table-cell table:style-name="ce77"/>
          <table:table-cell table:style-name="ce78" table:number-columns-repeated="2"/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81" office:value-type="string" calcext:value-type="string">
            <text:p>Kommunikationskansli</text:p>
          </table:table-cell>
          <table:table-cell table:style-name="ce117" office:value-type="string" calcext:value-type="string">
            <text:p>kommunikationskansler</text:p>
          </table:table-cell>
          <table:table-cell table:style-name="ce141" table:formula="of:=[.J76]" office:value-type="currency" office:currency="EUR" office:value="439749.90220373" calcext:value-type="currency">
            <text:p>439,750 €</text:p>
          </table:table-cell>
          <table:table-cell table:style-name="ce141" office:value-type="currency" office:currency="EUR" office:value="100000" calcext:value-type="currency">
            <text:p>100,000 €</text:p>
          </table:table-cell>
          <table:table-cell table:style-name="ce182" table:formula="of:=SUM([.C33:.D33])" office:value-type="currency" office:currency="EUR" office:value="539749.90220373" calcext:value-type="currency">
            <text:p>539,750 €</text:p>
          </table:table-cell>
          <table:table-cell table:style-name="ce78"/>
          <table:table-cell table:style-name="ce142"/>
          <table:table-cell table:style-name="ce141"/>
          <table:table-cell table:style-name="ce78">
            <draw:frame table:end-cell-address="Statsfinanserna.M56" table:end-x="14.17pt" table:end-y="14.23pt" draw:z-index="1" draw:name="Chart 4" draw:style-name="gr1" draw:text-style-name="P1" svg:width="449.97pt" svg:height="362.98pt" svg:x="6.58pt" svg:y="13.49pt">
              <draw:object draw:notify-on-update-of-ranges="Statsfinanserna.F36:Statsfinanserna.F47 Statsfinanserna.G34:Statsfinanserna.G35 Statsfinanserna.G36:Statsfinanserna.G47 Statsfinanserna.H34:Statsfinanserna.H35 Statsfinanserna.H36:Statsfinanserna.H4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41"/>
          <table:table-cell table:style-name="ce78" table:formula="of:=SUM([.K29:.K32])" office:value-type="float" office:value="132893" calcext:value-type="float">
            <text:p>132893</text:p>
          </table:table-cell>
          <table:table-cell table:style-name="ce78" table:formula="of:=SUM([.L29:.L32])" office:value-type="float" office:value="138944" calcext:value-type="float">
            <text:p>138944</text:p>
          </table:table-cell>
          <table:table-cell table:style-name="ce115" table:formula="of:=([.L33]-[.K33])/[.K33]" office:value-type="percentage" office:value="0.0455328723108064" calcext:value-type="percentage">
            <text:p>4.55%</text:p>
          </table:table-cell>
          <table:table-cell table:style-name="ce78" office:value-type="float" office:value="62.6" calcext:value-type="float">
            <text:p>62.6</text:p>
          </table:table-cell>
          <table:table-cell table:style-name="ce108" table:formula="of:=[.N33]/[.$N$28]" office:value-type="percentage" office:value="0.336559139784946" calcext:value-type="percentage">
            <text:p>33.66%</text:p>
          </table:table-cell>
          <table:table-cell table:style-name="ce78" table:number-columns-repeated="2"/>
          <table:table-cell table:style-name="ce77"/>
          <table:table-cell table:style-name="ce78"/>
          <table:table-cell table:style-name="ce77"/>
          <table:table-cell table:style-name="ce78"/>
          <table:table-cell table:style-name="ce141"/>
          <table:table-cell table:style-name="ce77" table:number-columns-repeated="18"/>
          <table:table-cell table:number-columns-repeated="984"/>
        </table:table-row>
        <table:table-row table:style-name="ro1">
          <table:table-cell table:style-name="ce82"/>
          <table:table-cell table:style-name="ce118"/>
          <table:table-cell table:style-name="ce159" table:formula="of:=SUM([.C23:.C33])" office:value-type="currency" office:currency="EUR" office:value="12441812.4092037" calcext:value-type="currency">
            <text:p>12,441,812 €</text:p>
          </table:table-cell>
          <table:table-cell table:style-name="ce159" table:formula="of:=SUM([.D23:.D33])" office:value-type="currency" office:currency="EUR" office:value="55945459.28" calcext:value-type="currency">
            <text:p>55,945,459 €</text:p>
          </table:table-cell>
          <table:table-cell table:style-name="ce183" table:formula="of:=SUM([.E23:.E33])" office:value-type="currency" office:currency="EUR" office:value="68387271.6892037" calcext:value-type="currency">
            <text:p>68,387,272 €</text:p>
          </table:table-cell>
          <table:table-cell table:style-name="ce193" office:value-type="string" calcext:value-type="string" table:number-columns-spanned="3" table:number-rows-spanned="1">
            <text:p>Senaste genomfört budget</text:p>
          </table:table-cell>
          <table:covered-table-cell table:style-name="ce207"/>
          <table:covered-table-cell table:style-name="ce220"/>
          <table:table-cell table:style-name="ce77" table:number-columns-repeated="4"/>
          <table:table-cell table:style-name="ce78" table:number-columns-repeated="3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83" office:value-type="string" calcext:value-type="string">
            <text:p>Central förvaltningen</text:p>
          </table:table-cell>
          <table:table-cell table:style-name="ce119" table:number-columns-repeated="2"/>
          <table:table-cell table:style-name="ce164"/>
          <table:table-cell table:style-name="ce78"/>
          <table:table-cell table:style-name="ce194" office:value-type="string" calcext:value-type="string">
            <text:p>Kansli</text:p>
          </table:table-cell>
          <table:table-cell table:style-name="ce208" office:value-type="string" calcext:value-type="string">
            <text:p>Anslag</text:p>
          </table:table-cell>
          <table:table-cell table:style-name="ce221" office:value-type="string" calcext:value-type="string">
            <text:p>Senaste årlig ram</text:p>
          </table:table-cell>
          <table:table-cell table:style-name="ce78" table:number-columns-repeated="4"/>
          <table:table-cell table:style-name="ce251" office:value-type="string" calcext:value-type="string">
            <text:p>Största utgiftsposter</text:p>
          </table:table-cell>
          <table:table-cell table:style-name="ce255" table:formula="of:=SUM([.N36:.N40])" office:value-type="currency" office:currency="EUR" office:value="65026920.26" calcext:value-type="currency">
            <text:p>65,026,920 €</text:p>
          </table:table-cell>
          <table:table-cell table:style-name="ce78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84" office:value-type="string" calcext:value-type="string">
            <text:p>Riksdag</text:p>
          </table:table-cell>
          <table:table-cell table:style-name="ce78"/>
          <table:table-cell table:style-name="ce141" table:formula="of:=SUM([.D38:.D43])" office:value-type="currency" office:currency="EUR" office:value="2362385.4" calcext:value-type="currency">
            <text:p>2,362,385 €</text:p>
          </table:table-cell>
          <table:table-cell table:style-name="ce165"/>
          <table:table-cell table:style-name="ce77"/>
          <table:table-cell table:style-name="ce81" office:value-type="string" calcext:value-type="string">
            <text:p>Rikskansli</text:p>
          </table:table-cell>
          <table:table-cell table:style-name="ce142" office:value-type="currency" office:currency="EUR" office:value="480880.776957438" calcext:value-type="currency">
            <text:p>480,881 €</text:p>
          </table:table-cell>
          <table:table-cell table:style-name="ce168" table:formula="of:=[.G36]/[.$G$47]*70000000" office:value-type="currency" office:currency="EUR" office:value="492221.045728763" calcext:value-type="currency">
            <text:p>492,221 €</text:p>
          </table:table-cell>
          <table:table-cell table:style-name="ce78" table:number-columns-repeated="4"/>
          <table:table-cell table:style-name="ce252" office:value-type="string" calcext:value-type="string">
            <text:p>Pensionsutgifter</text:p>
          </table:table-cell>
          <table:table-cell table:style-name="ce168" table:formula="of:=[.G94]" office:value-type="currency" office:currency="EUR" office:value="20544519.84" calcext:value-type="currency">
            <text:p>20,544,520 €</text:p>
          </table:table-cell>
          <table:table-cell table:style-name="ce78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Grupp</text:p>
          </table:table-cell>
          <table:table-cell table:style-name="ce78" office:value-type="string" calcext:value-type="string">
            <text:p>Antal</text:p>
          </table:table-cell>
          <table:table-cell table:style-name="ce78" office:value-type="string" calcext:value-type="string">
            <text:p>kkPalkkio</text:p>
          </table:table-cell>
          <table:table-cell table:style-name="ce165" office:value-type="string" calcext:value-type="string">
            <text:p>Vuosikulut</text:p>
          </table:table-cell>
          <table:table-cell table:style-name="ce77"/>
          <table:table-cell table:style-name="ce81" office:value-type="string" calcext:value-type="string">
            <text:p>Finanskansli</text:p>
          </table:table-cell>
          <table:table-cell table:style-name="ce142" office:value-type="currency" office:currency="EUR" office:value="41272958.3195202" calcext:value-type="currency">
            <text:p>41,272,958 €</text:p>
          </table:table-cell>
          <table:table-cell table:style-name="ce168" table:formula="of:=[.G37]/[.$G$47]*70000000" office:value-type="currency" office:currency="EUR" office:value="42246269.0916671" calcext:value-type="currency">
            <text:p>42,246,269 €</text:p>
          </table:table-cell>
          <table:table-cell table:style-name="ce108" table:number-columns-repeated="2"/>
          <table:table-cell table:style-name="ce248" table:number-columns-repeated="2"/>
          <table:table-cell table:style-name="ce252" office:value-type="string" calcext:value-type="string">
            <text:p>Sjukvård</text:p>
          </table:table-cell>
          <table:table-cell table:style-name="ce168" table:formula="of:=[.B97]" office:value-type="currency" office:currency="EUR" office:value="12994001.93" calcext:value-type="currency">
            <text:p>12,994,002 €</text:p>
          </table:table-cell>
          <table:table-cell table:style-name="ce248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Riksdagsledamöter</text:p>
          </table:table-cell>
          <table:table-cell table:style-name="ce120" office:value-type="float" office:value="60" calcext:value-type="float">
            <text:p>60</text:p>
          </table:table-cell>
          <table:table-cell table:style-name="ce141" office:value-type="currency" office:currency="EUR" office:value="3058.5" calcext:value-type="currency">
            <text:p>3,059 €</text:p>
          </table:table-cell>
          <table:table-cell table:style-name="ce166" table:formula="of:=[.B38]*[.C38]*12" office:value-type="currency" office:currency="EUR" office:value="2202120" calcext:value-type="currency">
            <text:p>2,202,120 €</text:p>
          </table:table-cell>
          <table:table-cell table:style-name="ce77"/>
          <table:table-cell table:style-name="ce81" office:value-type="string" calcext:value-type="string">
            <text:p>Socialkansli</text:p>
          </table:table-cell>
          <table:table-cell table:style-name="ce142" office:value-type="currency" office:currency="EUR" office:value="13978709.0695584" calcext:value-type="currency">
            <text:p>13,978,709 €</text:p>
          </table:table-cell>
          <table:table-cell table:style-name="ce168" table:formula="of:=[.G38]/[.$G$47]*70000000" office:value-type="currency" office:currency="EUR" office:value="14308359.0067589" calcext:value-type="currency">
            <text:p>14,308,359 €</text:p>
          </table:table-cell>
          <table:table-cell table:style-name="ce140" table:number-columns-repeated="4"/>
          <table:table-cell table:style-name="ce252" office:value-type="string" calcext:value-type="string">
            <text:p>Sociala förmåner</text:p>
          </table:table-cell>
          <table:table-cell table:style-name="ce166" table:formula="of:=[.J99]" office:value-type="currency" office:currency="EUR" office:value="12659459.36" calcext:value-type="currency">
            <text:p>12,659,459 €</text:p>
          </table:table-cell>
          <table:table-cell table:style-name="ce140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Ordförande av utskott</text:p>
          </table:table-cell>
          <table:table-cell table:style-name="ce120" office:value-type="float" office:value="10" calcext:value-type="float">
            <text:p>10</text:p>
          </table:table-cell>
          <table:table-cell table:style-name="ce141" office:value-type="currency" office:currency="EUR" office:value="662.675" calcext:value-type="currency">
            <text:p>663 €</text:p>
          </table:table-cell>
          <table:table-cell table:style-name="ce166" table:formula="of:=[.B39]*[.C39]*12" office:value-type="currency" office:currency="EUR" office:value="79521" calcext:value-type="currency">
            <text:p>79,521 €</text:p>
          </table:table-cell>
          <table:table-cell table:style-name="ce77"/>
          <table:table-cell table:style-name="ce81" office:value-type="string" calcext:value-type="string">
            <text:p>Utbildningskansli</text:p>
          </table:table-cell>
          <table:table-cell table:style-name="ce142" office:value-type="currency" office:currency="EUR" office:value="4476140.19821026" calcext:value-type="currency">
            <text:p>4,476,140 €</text:p>
          </table:table-cell>
          <table:table-cell table:style-name="ce168" table:formula="of:=[.G39]/[.$G$47]*70000000" office:value-type="currency" office:currency="EUR" office:value="4581697.82358885" calcext:value-type="currency">
            <text:p>4,581,698 €</text:p>
          </table:table-cell>
          <table:table-cell table:style-name="ce140" table:number-columns-repeated="4"/>
          <table:table-cell table:style-name="ce252" office:value-type="string" calcext:value-type="string">
            <text:p>Allmän förvaltning</text:p>
          </table:table-cell>
          <table:table-cell table:style-name="ce166" table:formula="of:=[.C34]" office:value-type="currency" office:currency="EUR" office:value="12441812.41" calcext:value-type="currency">
            <text:p>12,441,812 €</text:p>
          </table:table-cell>
          <table:table-cell table:style-name="ce140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Andra talmän</text:p>
          </table:table-cell>
          <table:table-cell table:style-name="ce120" office:value-type="float" office:value="2" calcext:value-type="float">
            <text:p>2</text:p>
          </table:table-cell>
          <table:table-cell table:style-name="ce141" office:value-type="currency" office:currency="EUR" office:value="489.36" calcext:value-type="currency">
            <text:p>489 €</text:p>
          </table:table-cell>
          <table:table-cell table:style-name="ce166" table:formula="of:=[.B40]*[.C40]*12" office:value-type="currency" office:currency="EUR" office:value="11744.64" calcext:value-type="currency">
            <text:p>11,745 €</text:p>
          </table:table-cell>
          <table:table-cell table:style-name="ce77"/>
          <table:table-cell table:style-name="ce81" office:value-type="string" calcext:value-type="string">
            <text:p>Inrikeskansli</text:p>
          </table:table-cell>
          <table:table-cell table:style-name="ce142" office:value-type="currency" office:currency="EUR" office:value="1382132.64398804" calcext:value-type="currency">
            <text:p>1,382,133 €</text:p>
          </table:table-cell>
          <table:table-cell table:style-name="ce168" table:formula="of:=[.G40]/[.$G$47]*70000000" office:value-type="currency" office:currency="EUR" office:value="1414726.49346486" calcext:value-type="currency">
            <text:p>1,414,726 €</text:p>
          </table:table-cell>
          <table:table-cell table:style-name="ce140" table:number-columns-repeated="4"/>
          <table:table-cell table:style-name="ce252" office:value-type="string" calcext:value-type="string">
            <text:p>Centralförvaltning</text:p>
          </table:table-cell>
          <table:table-cell table:style-name="ce166" table:formula="of:=[.D56]" office:value-type="currency" office:currency="EUR" office:value="6387126.72" calcext:value-type="currency">
            <text:p>6,387,127 €</text:p>
          </table:table-cell>
          <table:table-cell table:style-name="ce140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Riksdags talman</text:p>
          </table:table-cell>
          <table:table-cell table:style-name="ce120" office:value-type="float" office:value="1" calcext:value-type="float">
            <text:p>1</text:p>
          </table:table-cell>
          <table:table-cell table:style-name="ce141" office:value-type="currency" office:currency="EUR" office:value="1203.01" calcext:value-type="currency">
            <text:p>1,203 €</text:p>
          </table:table-cell>
          <table:table-cell table:style-name="ce166" table:formula="of:=[.B41]*[.C41]*12" office:value-type="currency" office:currency="EUR" office:value="14436.12" calcext:value-type="currency">
            <text:p>14,436 €</text:p>
          </table:table-cell>
          <table:table-cell table:style-name="ce77"/>
          <table:table-cell table:style-name="ce81" office:value-type="string" calcext:value-type="string">
            <text:p>Utrikeskansli</text:p>
          </table:table-cell>
          <table:table-cell table:style-name="ce142" office:value-type="currency" office:currency="EUR" office:value="1178803.46581204" calcext:value-type="currency">
            <text:p>1,178,803 €</text:p>
          </table:table-cell>
          <table:table-cell table:style-name="ce168" table:formula="of:=[.G41]/[.$G$47]*70000000" office:value-type="currency" office:currency="EUR" office:value="1206602.3481368" calcext:value-type="currency">
            <text:p>1,206,602 €</text:p>
          </table:table-cell>
          <table:table-cell table:style-name="ce140" table:number-columns-repeated="4"/>
          <table:table-cell table:style-name="ce253" office:value-type="string" calcext:value-type="string">
            <text:p>Andra utgifter</text:p>
          </table:table-cell>
          <table:table-cell table:style-name="ce167" table:formula="of:=[.F17]-SUM([.N36:.N40])" office:value-type="currency" office:currency="EUR" office:value="3360351.435" calcext:value-type="currency">
            <text:p>3,360,351 €</text:p>
          </table:table-cell>
          <table:table-cell table:style-name="ce78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Riksdags huvudsekretär</text:p>
          </table:table-cell>
          <table:table-cell table:style-name="ce120" office:value-type="float" office:value="1" calcext:value-type="float">
            <text:p>1</text:p>
          </table:table-cell>
          <table:table-cell table:style-name="ce141" office:value-type="currency" office:currency="EUR" office:value="2385.63" calcext:value-type="currency">
            <text:p>2,386 €</text:p>
          </table:table-cell>
          <table:table-cell table:style-name="ce166" table:formula="of:=[.B42]*[.C42]*12" office:value-type="currency" office:currency="EUR" office:value="28627.56" calcext:value-type="currency">
            <text:p>28,628 €</text:p>
          </table:table-cell>
          <table:table-cell table:style-name="ce77"/>
          <table:table-cell table:style-name="ce81" office:value-type="string" calcext:value-type="string">
            <text:p>Miljökansli</text:p>
          </table:table-cell>
          <table:table-cell table:style-name="ce142" office:value-type="currency" office:currency="EUR" office:value="904073.616538022" calcext:value-type="currency">
            <text:p>904,074 €</text:p>
          </table:table-cell>
          <table:table-cell table:style-name="ce168" table:formula="of:=[.G42]/[.$G$47]*70000000" office:value-type="currency" office:currency="EUR" office:value="925393.740551863" calcext:value-type="currency">
            <text:p>925,394 €</text:p>
          </table:table-cell>
          <table:table-cell table:style-name="ce140" table:number-columns-repeated="2"/>
          <table:table-cell table:style-name="ce78"/>
          <table:table-cell table:style-name="ce140"/>
          <table:table-cell table:style-name="ce206">
            <draw:frame table:end-cell-address="Statsfinanserna.O55" table:end-x="87.96pt" table:end-y="2.21pt" draw:z-index="0" draw:name="Chart 3" draw:style-name="gr1" draw:text-style-name="P1" svg:width="325.47pt" svg:height="201.71pt" svg:x="0pt" svg:y="5.24pt">
              <draw:object draw:notify-on-update-of-ranges="Statsfinanserna.M36:Statsfinanserna.M41 Statsfinanserna.N35:Statsfinanserna.N35 Statsfinanserna.N36:Statsfinanserna.N4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41"/>
          <table:table-cell table:style-name="ce140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85" office:value-type="string" calcext:value-type="string">
            <text:p>Riksdags kommunikationschef</text:p>
          </table:table-cell>
          <table:table-cell table:style-name="ce121" office:value-type="float" office:value="1" calcext:value-type="float">
            <text:p>1</text:p>
          </table:table-cell>
          <table:table-cell table:style-name="ce160" office:value-type="currency" office:currency="EUR" office:value="2161.34" calcext:value-type="currency">
            <text:p>2,161 €</text:p>
          </table:table-cell>
          <table:table-cell table:style-name="ce167" table:formula="of:=[.B43]*[.C43]*12" office:value-type="currency" office:currency="EUR" office:value="25936.08" calcext:value-type="currency">
            <text:p>25,936 €</text:p>
          </table:table-cell>
          <table:table-cell table:style-name="ce77"/>
          <table:table-cell table:style-name="ce81" office:value-type="string" calcext:value-type="string">
            <text:p>Näringskansli</text:p>
          </table:table-cell>
          <table:table-cell table:style-name="ce142" office:value-type="currency" office:currency="EUR" office:value="1316572.80523383" calcext:value-type="currency">
            <text:p>1,316,573 €</text:p>
          </table:table-cell>
          <table:table-cell table:style-name="ce168" table:formula="of:=[.G43]/[.$G$47]*70000000" office:value-type="currency" office:currency="EUR" office:value="1347620.6037398" calcext:value-type="currency">
            <text:p>1,347,621 €</text:p>
          </table:table-cell>
          <table:table-cell table:style-name="ce78"/>
          <table:table-cell table:style-name="ce140"/>
          <table:table-cell table:style-name="ce78"/>
          <table:table-cell table:style-name="ce140"/>
          <table:table-cell table:style-name="ce206"/>
          <table:table-cell table:style-name="ce141"/>
          <table:table-cell table:style-name="ce78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84" office:value-type="string" calcext:value-type="string">
            <text:p>Regering</text:p>
          </table:table-cell>
          <table:table-cell table:style-name="ce122"/>
          <table:table-cell table:style-name="ce141" table:formula="of:=SUM([.D45:.D50])" office:value-type="currency" office:currency="EUR" office:value="1530962.76" calcext:value-type="currency">
            <text:p>1,530,963 €</text:p>
          </table:table-cell>
          <table:table-cell table:style-name="ce168"/>
          <table:table-cell table:style-name="ce77"/>
          <table:table-cell table:style-name="ce81" office:value-type="string" calcext:value-type="string">
            <text:p>Försvarskansli</text:p>
          </table:table-cell>
          <table:table-cell table:style-name="ce142" office:value-type="currency" office:currency="EUR" office:value="857632.839580584" calcext:value-type="currency">
            <text:p>857,633 €</text:p>
          </table:table-cell>
          <table:table-cell table:style-name="ce168" table:formula="of:=[.G44]/[.$G$47]*70000000" office:value-type="currency" office:currency="EUR" office:value="877857.783837025" calcext:value-type="currency">
            <text:p>877,858 €</text:p>
          </table:table-cell>
          <table:table-cell table:style-name="ce78"/>
          <table:table-cell table:style-name="ce140" table:number-columns-repeated="2"/>
          <table:table-cell table:style-name="ce78"/>
          <table:table-cell table:style-name="ce206"/>
          <table:table-cell table:style-name="ce141"/>
          <table:table-cell table:style-name="ce78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Rikskansler</text:p>
          </table:table-cell>
          <table:table-cell table:style-name="ce120" office:value-type="float" office:value="1" calcext:value-type="float">
            <text:p>1</text:p>
          </table:table-cell>
          <table:table-cell table:style-name="ce141" office:value-type="currency" office:currency="EUR" office:value="1203.01" calcext:value-type="currency">
            <text:p>1,203 €</text:p>
          </table:table-cell>
          <table:table-cell table:style-name="ce166" table:formula="of:=[.B45]*[.C45]*12" office:value-type="currency" office:currency="EUR" office:value="14436.12" calcext:value-type="currency">
            <text:p>14,436 €</text:p>
          </table:table-cell>
          <table:table-cell table:style-name="ce77"/>
          <table:table-cell table:style-name="ce81" office:value-type="string" calcext:value-type="string">
            <text:p>Rättskansli</text:p>
          </table:table-cell>
          <table:table-cell table:style-name="ce142" office:value-type="currency" office:currency="EUR" office:value="1999618.05490004" calcext:value-type="currency">
            <text:p>1,999,618 €</text:p>
          </table:table-cell>
          <table:table-cell table:style-name="ce168" table:formula="of:=[.G45]/[.$G$47]*70000000" office:value-type="currency" office:currency="EUR" office:value="2046773.62291013" calcext:value-type="currency">
            <text:p>2,046,774 €</text:p>
          </table:table-cell>
          <table:table-cell table:style-name="ce78"/>
          <table:table-cell table:style-name="ce140"/>
          <table:table-cell table:style-name="ce78" table:number-columns-repeated="2"/>
          <table:table-cell table:style-name="ce206"/>
          <table:table-cell table:style-name="ce140"/>
          <table:table-cell table:style-name="ce78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Andra kanslerer</text:p>
          </table:table-cell>
          <table:table-cell table:style-name="ce120" office:value-type="float" office:value="10" calcext:value-type="float">
            <text:p>10</text:p>
          </table:table-cell>
          <table:table-cell table:style-name="ce141" office:value-type="currency" office:currency="EUR" office:value="662.675" calcext:value-type="currency">
            <text:p>663 €</text:p>
          </table:table-cell>
          <table:table-cell table:style-name="ce166" table:formula="of:=[.B46]*[.C46]*12" office:value-type="currency" office:currency="EUR" office:value="79521" calcext:value-type="currency">
            <text:p>79,521 €</text:p>
          </table:table-cell>
          <table:table-cell table:style-name="ce77"/>
          <table:table-cell table:style-name="ce81" office:value-type="string" calcext:value-type="string">
            <text:p>Kommunikationskansli</text:p>
          </table:table-cell>
          <table:table-cell table:style-name="ce142" office:value-type="currency" office:currency="EUR" office:value="539749.90220373" calcext:value-type="currency">
            <text:p>539,750 €</text:p>
          </table:table-cell>
          <table:table-cell table:style-name="ce168" table:formula="of:=[.G46]/[.$G$47]*70000000" office:value-type="currency" office:currency="EUR" office:value="552478.43961588" calcext:value-type="currency">
            <text:p>552,478 €</text:p>
          </table:table-cell>
          <table:table-cell table:style-name="ce78"/>
          <table:table-cell table:style-name="ce140"/>
          <table:table-cell table:style-name="ce78" table:number-columns-repeated="2"/>
          <table:table-cell table:style-name="ce206"/>
          <table:table-cell table:style-name="ce140" table:number-columns-repeated="2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President</text:p>
          </table:table-cell>
          <table:table-cell table:style-name="ce120" office:value-type="float" office:value="1" calcext:value-type="float">
            <text:p>1</text:p>
          </table:table-cell>
          <table:table-cell table:style-name="ce141" office:value-type="currency" office:currency="EUR" office:value="4261.51" calcext:value-type="currency">
            <text:p>4,262 €</text:p>
          </table:table-cell>
          <table:table-cell table:style-name="ce166" table:formula="of:=[.B47]*[.C47]*12" office:value-type="currency" office:currency="EUR" office:value="51138.12" calcext:value-type="currency">
            <text:p>51,138 €</text:p>
          </table:table-cell>
          <table:table-cell table:style-name="ce77"/>
          <table:table-cell table:style-name="ce195" table:formula="of:=[.F17]" office:value-type="currency" office:currency="EUR" office:value="68387271.69" calcext:value-type="currency">
            <text:p>68,387,272 €</text:p>
          </table:table-cell>
          <table:table-cell table:style-name="ce142" table:formula="of:=SUM([.G36:.G46])" office:value-type="currency" office:currency="EUR" office:value="68387271.6925026" calcext:value-type="currency">
            <text:p>68,387,272 €</text:p>
          </table:table-cell>
          <table:table-cell table:style-name="ce168" table:formula="of:=SUM([.H36:.H46])" office:value-type="currency" office:currency="EUR" office:value="70000000" calcext:value-type="currency">
            <text:p>70,000,000 €</text:p>
          </table:table-cell>
          <table:table-cell table:style-name="ce78"/>
          <table:table-cell table:style-name="ce140"/>
          <table:table-cell table:style-name="ce78" table:number-columns-repeated="2"/>
          <table:table-cell table:style-name="ce206"/>
          <table:table-cell table:style-name="ce140"/>
          <table:table-cell table:style-name="ce78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Statssekretärer</text:p>
          </table:table-cell>
          <table:table-cell table:style-name="ce120" office:value-type="float" office:value="5" calcext:value-type="float">
            <text:p>5</text:p>
          </table:table-cell>
          <table:table-cell table:style-name="ce141" office:value-type="currency" office:currency="EUR" office:value="3058.5" calcext:value-type="currency">
            <text:p>3,059 €</text:p>
          </table:table-cell>
          <table:table-cell table:style-name="ce166" table:formula="of:=[.B48]*[.C48]*12" office:value-type="currency" office:currency="EUR" office:value="183510" calcext:value-type="currency">
            <text:p>183,510 €</text:p>
          </table:table-cell>
          <table:table-cell table:style-name="ce77"/>
          <table:table-cell table:style-name="ce196"/>
          <table:table-cell table:style-name="ce78"/>
          <table:table-cell table:style-name="ce222"/>
          <table:table-cell table:style-name="ce140" table:number-columns-repeated="4"/>
          <table:table-cell table:style-name="ce206"/>
          <table:table-cell table:style-name="ce140" table:number-columns-repeated="2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Ambassadörer</text:p>
          </table:table-cell>
          <table:table-cell table:style-name="ce120" office:value-type="float" office:value="0" calcext:value-type="float">
            <office:annotation draw:style-name="gr3" draw:text-style-name="P3" svg:width="508.39pt" svg:height="42.75pt" svg:x="330.69pt" svg:y="779.24pt" draw:caption-point-x="-11.54pt" draw:caption-point-y="-22.96pt">
              <dc:date>2023-06-23T00:00:00</dc:date>
              <text:p text:style-name="P2">Ylisuurlähetystön hallintokuluissa</text:p>
              <text:p text:style-name="P2"><text:tab/>-Niilo Nevalainen</text:p>
            </office:annotation>
            <text:p>0</text:p>
          </table:table-cell>
          <table:table-cell table:style-name="ce141" office:value-type="currency" office:currency="EUR" office:value="3058.5" calcext:value-type="currency">
            <text:p>3,059 €</text:p>
          </table:table-cell>
          <table:table-cell table:style-name="ce166" table:formula="of:=[.B49]*[.C49]*12" office:value-type="currency" office:currency="EUR" office:value="0" calcext:value-type="currency">
            <text:p>0 €</text:p>
          </table:table-cell>
          <table:table-cell table:style-name="ce77"/>
          <table:table-cell table:style-name="ce197"/>
          <table:table-cell table:style-name="ce78"/>
          <table:table-cell table:style-name="ce165"/>
          <table:table-cell table:style-name="ce78" table:number-columns-repeated="4"/>
          <table:table-cell table:style-name="ce206"/>
          <table:table-cell table:style-name="ce78" table:number-columns-repeated="2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85" office:value-type="string" calcext:value-type="string">
            <text:p>Diplomater</text:p>
          </table:table-cell>
          <table:table-cell table:style-name="ce121" office:value-type="float" office:value="42" calcext:value-type="float">
            <text:p>42</text:p>
          </table:table-cell>
          <table:table-cell table:style-name="ce160" office:value-type="currency" office:currency="EUR" office:value="2385.63" calcext:value-type="currency">
            <text:p>2,386 €</text:p>
          </table:table-cell>
          <table:table-cell table:style-name="ce167" table:formula="of:=[.B50]*[.C50]*12" office:value-type="currency" office:currency="EUR" office:value="1202357.52" calcext:value-type="currency">
            <text:p>1,202,358 €</text:p>
          </table:table-cell>
          <table:table-cell table:style-name="ce77"/>
          <table:table-cell table:style-name="ce197"/>
          <table:table-cell table:style-name="ce78"/>
          <table:table-cell table:style-name="ce165"/>
          <table:table-cell table:style-name="ce78" table:number-columns-repeated="4"/>
          <table:table-cell table:style-name="ce206"/>
          <table:table-cell table:style-name="ce78" table:number-columns-repeated="2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84" office:value-type="string" calcext:value-type="string">
            <text:p>Tjänstemän av central förvaltningen</text:p>
          </table:table-cell>
          <table:table-cell table:style-name="ce122"/>
          <table:table-cell table:style-name="ce141" table:formula="of:=SUM([.D52:.D55])" office:value-type="currency" office:currency="EUR" office:value="2493778.56" calcext:value-type="currency">
            <text:p>2,493,779 €</text:p>
          </table:table-cell>
          <table:table-cell table:style-name="ce168"/>
          <table:table-cell table:style-name="ce77"/>
          <table:table-cell table:style-name="ce197"/>
          <table:table-cell table:style-name="ce78"/>
          <table:table-cell table:style-name="ce165"/>
          <table:table-cell table:style-name="ce78" table:number-columns-repeated="7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Ledamotsassistanter</text:p>
          </table:table-cell>
          <table:table-cell table:style-name="ce120" office:value-type="float" office:value="49" calcext:value-type="float">
            <text:p>49</text:p>
          </table:table-cell>
          <table:table-cell table:style-name="ce141" office:value-type="currency" office:currency="EUR" office:value="2161.34" calcext:value-type="currency">
            <text:p>2,161 €</text:p>
          </table:table-cell>
          <table:table-cell table:style-name="ce166" table:formula="of:=[.B52]*[.C52]*12" office:value-type="currency" office:currency="EUR" office:value="1270867.92" calcext:value-type="currency">
            <text:p>1,270,868 €</text:p>
          </table:table-cell>
          <table:table-cell table:style-name="ce77"/>
          <table:table-cell table:style-name="ce198"/>
          <table:table-cell table:style-name="ce85"/>
          <table:table-cell table:style-name="ce223"/>
          <table:table-cell table:style-name="ce78" table:number-columns-repeated="7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Statskanslis medarbetare</text:p>
          </table:table-cell>
          <table:table-cell table:style-name="ce120" office:value-type="float" office:value="22" calcext:value-type="float">
            <text:p>22</text:p>
          </table:table-cell>
          <table:table-cell table:style-name="ce141" office:value-type="currency" office:currency="EUR" office:value="2558.945" calcext:value-type="currency">
            <text:p>2,559 €</text:p>
          </table:table-cell>
          <table:table-cell table:style-name="ce166" table:formula="of:=[.B53]*[.C53]*12" office:value-type="currency" office:currency="EUR" office:value="675561.48" calcext:value-type="currency">
            <text:p>675,561 €</text:p>
          </table:table-cell>
          <table:table-cell table:style-name="ce77"/>
          <table:table-cell table:style-name="ce78" table:number-columns-repeated="10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Presidentskanslins medarbetare</text:p>
          </table:table-cell>
          <table:table-cell table:style-name="ce120" office:value-type="float" office:value="6" calcext:value-type="float">
            <text:p>6</text:p>
          </table:table-cell>
          <table:table-cell table:style-name="ce141" office:value-type="currency" office:currency="EUR" office:value="2558.945" calcext:value-type="currency">
            <text:p>2,559 €</text:p>
          </table:table-cell>
          <table:table-cell table:style-name="ce166" table:formula="of:=[.B54]*[.C54]*12" office:value-type="currency" office:currency="EUR" office:value="184244.04" calcext:value-type="currency">
            <text:p>184,244 €</text:p>
          </table:table-cell>
          <table:table-cell table:style-name="ce77"/>
          <table:table-cell table:number-columns-repeated="3"/>
          <table:table-cell table:style-name="ce78" table:number-columns-repeated="7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85" office:value-type="string" calcext:value-type="string">
            <text:p>Riksdags förvaltning</text:p>
          </table:table-cell>
          <table:table-cell table:style-name="ce121" office:value-type="float" office:value="14" calcext:value-type="float">
            <text:p>14</text:p>
          </table:table-cell>
          <table:table-cell table:style-name="ce160" office:value-type="currency" office:currency="EUR" office:value="2161.34" calcext:value-type="currency">
            <text:p>2,161 €</text:p>
          </table:table-cell>
          <table:table-cell table:style-name="ce167" table:formula="of:=[.B55]*[.C55]*12" office:value-type="currency" office:currency="EUR" office:value="363105.12" calcext:value-type="currency">
            <text:p>363,105 €</text:p>
          </table:table-cell>
          <table:table-cell table:style-name="ce77"/>
          <table:table-cell table:style-name="ce78" table:number-columns-repeated="10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/>
          <table:table-cell table:style-name="ce122" table:formula="of:=SUM([.B38:.B43];[.B47:.B50];[.B52:.B55])" office:value-type="float" office:value="214" calcext:value-type="float">
            <text:p>214</text:p>
          </table:table-cell>
          <table:table-cell table:style-name="ce78"/>
          <table:table-cell table:style-name="ce141" table:formula="of:=SUM([.D36:.D55])" office:value-type="currency" office:currency="EUR" office:value="6387126.72" calcext:value-type="currency">
            <text:p>6,387,127 €</text:p>
          </table:table-cell>
          <table:table-cell table:style-name="ce78" table:number-columns-repeated="11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86" office:value-type="string" calcext:value-type="string">
            <text:p>Myndigheter och deras förvaltningskostnader</text:p>
          </table:table-cell>
          <table:table-cell table:style-name="ce78" table:number-columns-repeated="14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Myndighet</text:p>
          </table:table-cell>
          <table:table-cell table:style-name="ce78" office:value-type="string" calcext:value-type="string">
            <text:p>Chef</text:p>
          </table:table-cell>
          <table:table-cell table:style-name="ce78" office:value-type="string" calcext:value-type="string">
            <text:p>Chefens lön / år</text:p>
          </table:table-cell>
          <table:table-cell table:style-name="ce78" office:value-type="string" calcext:value-type="string">
            <text:p>Underchefer</text:p>
          </table:table-cell>
          <table:table-cell table:style-name="ce78" office:value-type="string" calcext:value-type="string">
            <text:p>Underchefens lön / år</text:p>
          </table:table-cell>
          <table:table-cell table:style-name="ce78" office:value-type="string" calcext:value-type="string">
            <text:p>Tjänstemän</text:p>
          </table:table-cell>
          <table:table-cell table:style-name="ce78" office:value-type="string" calcext:value-type="string">
            <text:p>Tjänstemäns lön / år</text:p>
          </table:table-cell>
          <table:table-cell table:style-name="ce78" office:value-type="string" calcext:value-type="string">
            <text:p>Materiala kostnader</text:p>
          </table:table-cell>
          <table:table-cell table:style-name="ce78" office:value-type="string" calcext:value-type="string">
            <text:p>Totala kostnader</text:p>
          </table:table-cell>
          <table:table-cell table:style-name="ce78" table:number-columns-repeated="6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87" office:value-type="string" calcext:value-type="string">
            <text:p>Skatteverk</text:p>
          </table:table-cell>
          <table:table-cell table:style-name="ce123" office:value-type="float" office:value="1" calcext:value-type="float">
            <text:p>1</text:p>
          </table:table-cell>
          <table:table-cell table:style-name="ce161" table:formula="of:=[.$G$4]*1.02" office:value-type="currency" office:currency="EUR" office:value="29113.589088" calcext:value-type="currency">
            <text:p>29,114 €</text:p>
          </table:table-cell>
          <table:table-cell table:style-name="ce123" office:value-type="float" office:value="3" calcext:value-type="float">
            <text:p>3</text:p>
          </table:table-cell>
          <table:table-cell table:style-name="ce161" table:formula="of:=0.8*[.C59]*1.02" office:value-type="currency" office:currency="EUR" office:value="23756.688695808" calcext:value-type="currency">
            <text:p>23,757 €</text:p>
          </table:table-cell>
          <table:table-cell table:style-name="ce123" table:formula="of:=[.D59]*6" office:value-type="float" office:value="18" calcext:value-type="float">
            <text:p>18</text:p>
          </table:table-cell>
          <table:table-cell table:style-name="ce161" table:formula="of:=0.8*[.E59]*1.02" office:value-type="currency" office:currency="EUR" office:value="19385.4579757793" calcext:value-type="currency">
            <text:p>19,385 €</text:p>
          </table:table-cell>
          <table:table-cell table:style-name="ce161" table:formula="of:=51+(51*[.D59]+51*[.F59])" office:value-type="currency" office:currency="EUR" office:value="1122" calcext:value-type="currency">
            <text:p>1,122 €</text:p>
          </table:table-cell>
          <table:table-cell table:style-name="ce161" table:formula="of:=[.C59]+[.D59]*[.E59]+[.F59]*[.G59]+[.H59]" office:value-type="currency" office:currency="EUR" office:value="450443.8987" calcext:value-type="currency">
            <text:p>450,444 €</text:p>
          </table:table-cell>
          <table:table-cell table:style-name="ce78" table:number-columns-repeated="6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88" office:value-type="string" calcext:value-type="string">
            <text:p>Finansieringsmyndigheten</text:p>
          </table:table-cell>
          <table:table-cell table:style-name="ce124" office:value-type="float" office:value="1" calcext:value-type="float">
            <text:p>1</text:p>
          </table:table-cell>
          <table:table-cell table:style-name="ce162" table:formula="of:=[.$G$4]*1.02" office:value-type="currency" office:currency="EUR" office:value="29113.589088" calcext:value-type="currency">
            <text:p>29,114 €</text:p>
          </table:table-cell>
          <table:table-cell table:style-name="ce124" office:value-type="float" office:value="4" calcext:value-type="float">
            <text:p>4</text:p>
          </table:table-cell>
          <table:table-cell table:style-name="ce162" table:formula="of:=0.8*[.C60]*1.02" office:value-type="currency" office:currency="EUR" office:value="23756.688695808" calcext:value-type="currency">
            <text:p>23,757 €</text:p>
          </table:table-cell>
          <table:table-cell table:style-name="ce124" office:value-type="float" office:value="12" calcext:value-type="float">
            <text:p>12</text:p>
          </table:table-cell>
          <table:table-cell table:style-name="ce162" table:formula="of:=0.8*[.E60]*1.02" office:value-type="currency" office:currency="EUR" office:value="19385.4579757793" calcext:value-type="currency">
            <text:p>19,385 €</text:p>
          </table:table-cell>
          <table:table-cell table:style-name="ce162" table:formula="of:=51+(51*[.D60]+51*[.F60])" office:value-type="currency" office:currency="EUR" office:value="867" calcext:value-type="currency">
            <text:p>867 €</text:p>
          </table:table-cell>
          <table:table-cell table:style-name="ce162" office:value-type="currency" office:currency="EUR" office:value="265750" calcext:value-type="currency">
            <text:p>265,750 €</text:p>
          </table:table-cell>
          <table:table-cell table:style-name="ce151" table:formula="of:=SUM([.I59:.I60])" office:value-type="currency" office:currency="EUR" office:value="716193.8987" calcext:value-type="currency">
            <text:p>716,194 €</text:p>
          </table:table-cell>
          <table:table-cell table:style-name="ce78" table:number-columns-repeated="5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89" office:value-type="string" calcext:value-type="string">
            <text:p>Hälsomyndigheten (HSM)</text:p>
          </table:table-cell>
          <table:table-cell table:style-name="ce125" office:value-type="float" office:value="1" calcext:value-type="float">
            <text:p>1</text:p>
          </table:table-cell>
          <table:table-cell table:style-name="ce161" table:formula="of:=[.$G$4]*1.02" office:value-type="currency" office:currency="EUR" office:value="29113.589088" calcext:value-type="currency">
            <text:p>29,114 €</text:p>
          </table:table-cell>
          <table:table-cell table:style-name="ce125" office:value-type="float" office:value="4" calcext:value-type="float">
            <text:p>4</text:p>
          </table:table-cell>
          <table:table-cell table:style-name="ce161" table:formula="of:=0.8*[.C61]*1.02" office:value-type="currency" office:currency="EUR" office:value="23756.688695808" calcext:value-type="currency">
            <text:p>23,757 €</text:p>
          </table:table-cell>
          <table:table-cell table:style-name="ce125" table:formula="of:=[.D61]*3" office:value-type="float" office:value="12" calcext:value-type="float">
            <text:p>12</text:p>
          </table:table-cell>
          <table:table-cell table:style-name="ce161" table:formula="of:=0.8*[.E61]*1.02" office:value-type="currency" office:currency="EUR" office:value="19385.4579757793" calcext:value-type="currency">
            <text:p>19,385 €</text:p>
          </table:table-cell>
          <table:table-cell table:style-name="ce161" table:formula="of:=51+(51*[.D61]+51*[.F61])" office:value-type="currency" office:currency="EUR" office:value="867" calcext:value-type="currency">
            <text:p>867 €</text:p>
          </table:table-cell>
          <table:table-cell table:style-name="ce228" table:formula="of:=[.C61]+[.D61]*[.E61]+[.F61]*[.G61]+[.H61]" office:value-type="currency" office:currency="EUR" office:value="357632.839580584" calcext:value-type="currency">
            <text:p>357,633 €</text:p>
          </table:table-cell>
          <table:table-cell table:style-name="ce78" table:number-columns-repeated="6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89" office:value-type="string" calcext:value-type="string">
            <text:p>Folksinkomstmyndigheten (FIM)</text:p>
          </table:table-cell>
          <table:table-cell table:style-name="ce125" office:value-type="float" office:value="1" calcext:value-type="float">
            <text:p>1</text:p>
          </table:table-cell>
          <table:table-cell table:style-name="ce161" table:formula="of:=[.$G$4]*1.02" office:value-type="currency" office:currency="EUR" office:value="29113.589088" calcext:value-type="currency">
            <text:p>29,114 €</text:p>
          </table:table-cell>
          <table:table-cell table:style-name="ce125" office:value-type="float" office:value="8" calcext:value-type="float">
            <text:p>8</text:p>
          </table:table-cell>
          <table:table-cell table:style-name="ce161" table:formula="of:=0.8*[.C62]*1.02" office:value-type="currency" office:currency="EUR" office:value="23756.688695808" calcext:value-type="currency">
            <text:p>23,757 €</text:p>
          </table:table-cell>
          <table:table-cell table:style-name="ce125" table:formula="of:=[.D62]*3" office:value-type="float" office:value="24" calcext:value-type="float">
            <text:p>24</text:p>
          </table:table-cell>
          <table:table-cell table:style-name="ce161" table:formula="of:=0.8*[.E62]*1.02" office:value-type="currency" office:currency="EUR" office:value="19385.4579757793" calcext:value-type="currency">
            <text:p>19,385 €</text:p>
          </table:table-cell>
          <table:table-cell table:style-name="ce161" table:formula="of:=51+(51*[.D62]+51*[.F62])" office:value-type="currency" office:currency="EUR" office:value="1683" calcext:value-type="currency">
            <text:p>1,683 €</text:p>
          </table:table-cell>
          <table:table-cell table:style-name="ce228" table:formula="of:=[.C62]+[.D62]*[.E62]+[.F62]*[.G62]+[.H62]" office:value-type="currency" office:currency="EUR" office:value="686101.090073168" calcext:value-type="currency">
            <text:p>686,101 €</text:p>
          </table:table-cell>
          <table:table-cell table:style-name="ce78" table:number-columns-repeated="6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90" office:value-type="string" calcext:value-type="string">
            <text:p>Informationsmyndigheten (INM)</text:p>
          </table:table-cell>
          <table:table-cell table:style-name="ce126" office:value-type="float" office:value="1" calcext:value-type="float">
            <text:p>1</text:p>
          </table:table-cell>
          <table:table-cell table:style-name="ce162" table:formula="of:=[.$G$4]*1.02" office:value-type="currency" office:currency="EUR" office:value="29113.589088" calcext:value-type="currency">
            <text:p>29,114 €</text:p>
          </table:table-cell>
          <table:table-cell table:style-name="ce126" office:value-type="float" office:value="3" calcext:value-type="float">
            <text:p>3</text:p>
          </table:table-cell>
          <table:table-cell table:style-name="ce162" table:formula="of:=0.8*[.C63]*1.02" office:value-type="currency" office:currency="EUR" office:value="23756.688695808" calcext:value-type="currency">
            <text:p>23,757 €</text:p>
          </table:table-cell>
          <table:table-cell table:style-name="ce126" table:formula="of:=[.D63]*3" office:value-type="float" office:value="9" calcext:value-type="float">
            <text:p>9</text:p>
          </table:table-cell>
          <table:table-cell table:style-name="ce162" table:formula="of:=0.8*[.E63]*1.02" office:value-type="currency" office:currency="EUR" office:value="19385.4579757793" calcext:value-type="currency">
            <text:p>19,385 €</text:p>
          </table:table-cell>
          <table:table-cell table:style-name="ce162" table:formula="of:=51+(51*[.D63]+51*[.F63])" office:value-type="currency" office:currency="EUR" office:value="663" calcext:value-type="currency">
            <text:p>663 €</text:p>
          </table:table-cell>
          <table:table-cell table:style-name="ce229" table:formula="of:=[.C63]+[.D63]*[.E63]+[.F63]*[.G63]+[.H63]" office:value-type="currency" office:currency="EUR" office:value="275515.776957438" calcext:value-type="currency">
            <text:p>275,516 €</text:p>
          </table:table-cell>
          <table:table-cell table:style-name="ce151" table:formula="of:=SUM([.I61:.I63])" office:value-type="currency" office:currency="EUR" office:value="1319249.707" calcext:value-type="currency">
            <text:p>1,319,250 €</text:p>
          </table:table-cell>
          <table:table-cell table:style-name="ce78" table:number-columns-repeated="5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91" office:value-type="string" calcext:value-type="string">
            <text:p>Skolmyndigheten</text:p>
          </table:table-cell>
          <table:table-cell table:style-name="ce127" office:value-type="float" office:value="1" calcext:value-type="float">
            <text:p>1</text:p>
          </table:table-cell>
          <table:table-cell table:style-name="ce161" table:formula="of:=[.$G$4]*1.02" office:value-type="currency" office:currency="EUR" office:value="29113.589088" calcext:value-type="currency">
            <text:p>29,114 €</text:p>
          </table:table-cell>
          <table:table-cell table:style-name="ce127" office:value-type="float" office:value="14" calcext:value-type="float">
            <text:p>14</text:p>
          </table:table-cell>
          <table:table-cell table:style-name="ce161" table:formula="of:=0.8*[.C64]*1.02" office:value-type="currency" office:currency="EUR" office:value="23756.688695808" calcext:value-type="currency">
            <text:p>23,757 €</text:p>
          </table:table-cell>
          <table:table-cell table:style-name="ce127" office:value-type="float" office:value="168" calcext:value-type="float">
            <text:p>168</text:p>
          </table:table-cell>
          <table:table-cell table:style-name="ce161" table:formula="of:=0.8*[.E64]*1.02" office:value-type="currency" office:currency="EUR" office:value="19385.4579757793" calcext:value-type="currency">
            <text:p>19,385 €</text:p>
          </table:table-cell>
          <table:table-cell table:style-name="ce161" table:formula="of:=51+(51*[.D64]+51*[.F64])" office:value-type="currency" office:currency="EUR" office:value="9333" calcext:value-type="currency">
            <text:p>9,333 €</text:p>
          </table:table-cell>
          <table:table-cell table:style-name="ce230" table:formula="of:=[.C64]+[.D64]*[.E64]+[.F64]*[.G64]+[.H64]" office:value-type="currency" office:currency="EUR" office:value="3627797.17076024" calcext:value-type="currency">
            <text:p>3,627,797 €</text:p>
          </table:table-cell>
          <table:table-cell table:style-name="ce78" table:number-columns-repeated="6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92" office:value-type="string" calcext:value-type="string">
            <text:p>Undersökningsmyndigheten</text:p>
          </table:table-cell>
          <table:table-cell table:style-name="ce128" office:value-type="float" office:value="1" calcext:value-type="float">
            <text:p>1</text:p>
          </table:table-cell>
          <table:table-cell table:style-name="ce162" table:formula="of:=[.$G$4]*1.02" office:value-type="currency" office:currency="EUR" office:value="29113.589088" calcext:value-type="currency">
            <text:p>29,114 €</text:p>
          </table:table-cell>
          <table:table-cell table:style-name="ce128" office:value-type="float" office:value="7" calcext:value-type="float">
            <text:p>7</text:p>
          </table:table-cell>
          <table:table-cell table:style-name="ce162" table:formula="of:=0.8*[.C65]*1.02" office:value-type="currency" office:currency="EUR" office:value="23756.688695808" calcext:value-type="currency">
            <text:p>23,757 €</text:p>
          </table:table-cell>
          <table:table-cell table:style-name="ce128" table:formula="of:=[.D65]*3" office:value-type="float" office:value="21" calcext:value-type="float">
            <text:p>21</text:p>
          </table:table-cell>
          <table:table-cell table:style-name="ce162" table:formula="of:=0.8*[.E65]*1.02" office:value-type="currency" office:currency="EUR" office:value="19385.4579757793" calcext:value-type="currency">
            <text:p>19,385 €</text:p>
          </table:table-cell>
          <table:table-cell table:style-name="ce162" table:formula="of:=51+(51*[.D65]+51*[.F65])" office:value-type="currency" office:currency="EUR" office:value="1479" calcext:value-type="currency">
            <text:p>1,479 €</text:p>
          </table:table-cell>
          <table:table-cell table:style-name="ce231" table:formula="of:=[.C65]+[.D65]*[.E65]+[.F65]*[.G65]+[.H65]" office:value-type="currency" office:currency="EUR" office:value="603984.027450022" calcext:value-type="currency">
            <text:p>603,984 €</text:p>
          </table:table-cell>
          <table:table-cell table:style-name="ce151" table:formula="of:=SUM([.I64:.I65])" office:value-type="currency" office:currency="EUR" office:value="4231781.198" calcext:value-type="currency">
            <text:p>4,231,781 €</text:p>
          </table:table-cell>
          <table:table-cell table:style-name="ce78" table:number-columns-repeated="5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93" office:value-type="string" calcext:value-type="string">
            <text:p>Centralpolisanstalten (CPA)</text:p>
          </table:table-cell>
          <table:table-cell table:style-name="ce129" office:value-type="float" office:value="1" calcext:value-type="float">
            <text:p>1</text:p>
          </table:table-cell>
          <table:table-cell table:style-name="ce161" table:formula="of:=[.$G$4]*1.02" office:value-type="currency" office:currency="EUR" office:value="29113.589088" calcext:value-type="currency">
            <text:p>29,114 €</text:p>
          </table:table-cell>
          <table:table-cell table:style-name="ce129" office:value-type="float" office:value="8" calcext:value-type="float">
            <text:p>8</text:p>
          </table:table-cell>
          <table:table-cell table:style-name="ce161" table:formula="of:=0.8*[.C66]*1.02" office:value-type="currency" office:currency="EUR" office:value="23756.688695808" calcext:value-type="currency">
            <text:p>23,757 €</text:p>
          </table:table-cell>
          <table:table-cell table:style-name="ce129" table:formula="of:=[.D66]*3" office:value-type="float" office:value="24" calcext:value-type="float">
            <text:p>24</text:p>
          </table:table-cell>
          <table:table-cell table:style-name="ce161" table:formula="of:=0.8*[.E66]*1.02" office:value-type="currency" office:currency="EUR" office:value="19385.4579757793" calcext:value-type="currency">
            <text:p>19,385 €</text:p>
          </table:table-cell>
          <table:table-cell table:style-name="ce161" table:formula="of:=51+(51*[.D66]+51*[.F66])" office:value-type="currency" office:currency="EUR" office:value="1683" calcext:value-type="currency">
            <text:p>1,683 €</text:p>
          </table:table-cell>
          <table:table-cell table:style-name="ce232" table:formula="of:=[.C66]+[.D66]*[.E66]+[.F66]*[.G66]+[.H66]" office:value-type="currency" office:currency="EUR" office:value="686101.090073168" calcext:value-type="currency">
            <text:p>686,101 €</text:p>
          </table:table-cell>
          <table:table-cell table:style-name="ce78" table:number-columns-repeated="6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93" office:value-type="string" calcext:value-type="string">
            <text:p>Säkerhetspolisen (SPO)</text:p>
          </table:table-cell>
          <table:table-cell table:style-name="ce93" office:value-type="float" office:value="1" calcext:value-type="float">
            <text:p>1</text:p>
          </table:table-cell>
          <table:table-cell table:style-name="ce161" table:formula="of:=[.$G$4]*1.02" office:value-type="currency" office:currency="EUR" office:value="29113.589088" calcext:value-type="currency">
            <text:p>29,114 €</text:p>
          </table:table-cell>
          <table:table-cell table:style-name="ce93" office:value-type="float" office:value="3" calcext:value-type="float">
            <text:p>3</text:p>
          </table:table-cell>
          <table:table-cell table:style-name="ce161" table:formula="of:=0.8*[.C67]*1.02" office:value-type="currency" office:currency="EUR" office:value="23756.688695808" calcext:value-type="currency">
            <text:p>23,757 €</text:p>
          </table:table-cell>
          <table:table-cell table:style-name="ce199" table:formula="of:=3*[.D67]" office:value-type="float" office:value="9" calcext:value-type="float">
            <text:p>9</text:p>
          </table:table-cell>
          <table:table-cell table:style-name="ce161" table:formula="of:=0.8*[.E67]*1.02" office:value-type="currency" office:currency="EUR" office:value="19385.4579757793" calcext:value-type="currency">
            <text:p>19,385 €</text:p>
          </table:table-cell>
          <table:table-cell table:style-name="ce161" table:formula="of:=51+(51*[.D67]+51*[.F67])" office:value-type="currency" office:currency="EUR" office:value="663" calcext:value-type="currency">
            <text:p>663 €</text:p>
          </table:table-cell>
          <table:table-cell table:style-name="ce232" table:formula="of:=[.C67]+[.D67]*[.E67]+[.F67]*[.G67]+[.H67]" office:value-type="currency" office:currency="EUR" office:value="275515.776957438" calcext:value-type="currency">
            <text:p>275,516 €</text:p>
          </table:table-cell>
          <table:table-cell table:style-name="ce78" table:number-columns-repeated="6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94" office:value-type="string" calcext:value-type="string">
            <text:p>Tullmyndigheten</text:p>
          </table:table-cell>
          <table:table-cell table:style-name="ce130" office:value-type="float" office:value="1" calcext:value-type="float">
            <text:p>1</text:p>
          </table:table-cell>
          <table:table-cell table:style-name="ce162" table:formula="of:=[.$G$4]*1.02" office:value-type="currency" office:currency="EUR" office:value="29113.589088" calcext:value-type="currency">
            <text:p>29,114 €</text:p>
          </table:table-cell>
          <table:table-cell table:style-name="ce130" office:value-type="float" office:value="3" calcext:value-type="float">
            <text:p>3</text:p>
          </table:table-cell>
          <table:table-cell table:style-name="ce162" table:formula="of:=0.8*[.C68]*1.02" office:value-type="currency" office:currency="EUR" office:value="23756.688695808" calcext:value-type="currency">
            <text:p>23,757 €</text:p>
          </table:table-cell>
          <table:table-cell table:style-name="ce130" table:formula="of:=[.D68]*3" office:value-type="float" office:value="9" calcext:value-type="float">
            <text:p>9</text:p>
          </table:table-cell>
          <table:table-cell table:style-name="ce162" table:formula="of:=0.8*[.E68]*1.02" office:value-type="currency" office:currency="EUR" office:value="19385.4579757793" calcext:value-type="currency">
            <text:p>19,385 €</text:p>
          </table:table-cell>
          <table:table-cell table:style-name="ce162" table:formula="of:=51+(51*[.D68]+51*[.F68])" office:value-type="currency" office:currency="EUR" office:value="663" calcext:value-type="currency">
            <text:p>663 €</text:p>
          </table:table-cell>
          <table:table-cell table:style-name="ce233" table:formula="of:=[.C68]+[.D68]*[.E68]+[.F68]*[.G68]+[.H68]" office:value-type="currency" office:currency="EUR" office:value="275515.776957438" calcext:value-type="currency">
            <text:p>275,516 €</text:p>
          </table:table-cell>
          <table:table-cell table:style-name="ce151" table:formula="of:=SUM([.I66:.I68])" office:value-type="currency" office:currency="EUR" office:value="1237132.644" calcext:value-type="currency">
            <text:p>1,237,133 €</text:p>
          </table:table-cell>
          <table:table-cell table:style-name="ce78" table:number-columns-repeated="5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95" office:value-type="string" calcext:value-type="string">
            <text:p>Byggningsmyndigheten (BYM)</text:p>
          </table:table-cell>
          <table:table-cell table:style-name="ce131" office:value-type="float" office:value="1" calcext:value-type="float">
            <text:p>1</text:p>
          </table:table-cell>
          <table:table-cell table:style-name="ce161" table:formula="of:=[.$G$4]*1.02" office:value-type="currency" office:currency="EUR" office:value="29113.589088" calcext:value-type="currency">
            <text:p>29,114 €</text:p>
          </table:table-cell>
          <table:table-cell table:style-name="ce131" office:value-type="float" office:value="4" calcext:value-type="float">
            <text:p>4</text:p>
          </table:table-cell>
          <table:table-cell table:style-name="ce161" table:formula="of:=0.8*[.C69]*1.02" office:value-type="currency" office:currency="EUR" office:value="23756.688695808" calcext:value-type="currency">
            <text:p>23,757 €</text:p>
          </table:table-cell>
          <table:table-cell table:style-name="ce131" table:formula="of:=[.D69]*3" office:value-type="float" office:value="12" calcext:value-type="float">
            <text:p>12</text:p>
          </table:table-cell>
          <table:table-cell table:style-name="ce161" table:formula="of:=0.8*[.E69]*1.02" office:value-type="currency" office:currency="EUR" office:value="19385.4579757793" calcext:value-type="currency">
            <text:p>19,385 €</text:p>
          </table:table-cell>
          <table:table-cell table:style-name="ce161" table:formula="of:=51+(51*[.D69]+51*[.F69])" office:value-type="currency" office:currency="EUR" office:value="867" calcext:value-type="currency">
            <text:p>867 €</text:p>
          </table:table-cell>
          <table:table-cell table:style-name="ce234" table:formula="of:=[.C69]+[.D69]*[.E69]+[.F69]*[.G69]+[.H69]" office:value-type="currency" office:currency="EUR" office:value="357632.839580584" calcext:value-type="currency">
            <text:p>357,633 €</text:p>
          </table:table-cell>
          <table:table-cell table:style-name="ce78" table:number-columns-repeated="6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96" office:value-type="string" calcext:value-type="string">
            <text:p>Miljömyndigheten (MIM)</text:p>
          </table:table-cell>
          <table:table-cell table:style-name="ce132" office:value-type="float" office:value="1" calcext:value-type="float">
            <text:p>1</text:p>
          </table:table-cell>
          <table:table-cell table:style-name="ce162" table:formula="of:=[.$G$4]*1.02" office:value-type="currency" office:currency="EUR" office:value="29113.589088" calcext:value-type="currency">
            <text:p>29,114 €</text:p>
          </table:table-cell>
          <table:table-cell table:style-name="ce132" office:value-type="float" office:value="3" calcext:value-type="float">
            <text:p>3</text:p>
          </table:table-cell>
          <table:table-cell table:style-name="ce162" table:formula="of:=0.8*[.C70]*1.02" office:value-type="currency" office:currency="EUR" office:value="23756.688695808" calcext:value-type="currency">
            <text:p>23,757 €</text:p>
          </table:table-cell>
          <table:table-cell table:style-name="ce132" table:formula="of:=[.D70]*3" office:value-type="float" office:value="9" calcext:value-type="float">
            <text:p>9</text:p>
          </table:table-cell>
          <table:table-cell table:style-name="ce162" table:formula="of:=0.8*[.E70]*1.02" office:value-type="currency" office:currency="EUR" office:value="19385.4579757793" calcext:value-type="currency">
            <text:p>19,385 €</text:p>
          </table:table-cell>
          <table:table-cell table:style-name="ce162" table:formula="of:=51+(51*[.D70]+51*[.F70])" office:value-type="currency" office:currency="EUR" office:value="663" calcext:value-type="currency">
            <text:p>663 €</text:p>
          </table:table-cell>
          <table:table-cell table:style-name="ce235" table:formula="of:=[.C70]+[.D70]*[.E70]+[.F70]*[.G70]+[.H70]" office:value-type="currency" office:currency="EUR" office:value="275515.776957438" calcext:value-type="currency">
            <text:p>275,516 €</text:p>
          </table:table-cell>
          <table:table-cell table:style-name="ce151" table:formula="of:=SUM([.I69:.I70])" office:value-type="currency" office:currency="EUR" office:value="633148.6165" calcext:value-type="currency">
            <text:p>633,149 €</text:p>
          </table:table-cell>
          <table:table-cell table:style-name="ce78" table:number-columns-repeated="5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97" office:value-type="string" calcext:value-type="string">
            <text:p>Arbetsverk (ABV)</text:p>
          </table:table-cell>
          <table:table-cell table:style-name="ce133" office:value-type="float" office:value="1" calcext:value-type="float">
            <text:p>1</text:p>
          </table:table-cell>
          <table:table-cell table:style-name="ce161" table:formula="of:=[.$G$4]*1.02" office:value-type="currency" office:currency="EUR" office:value="29113.589088" calcext:value-type="currency">
            <text:p>29,114 €</text:p>
          </table:table-cell>
          <table:table-cell table:style-name="ce133" office:value-type="float" office:value="5" calcext:value-type="float">
            <text:p>5</text:p>
          </table:table-cell>
          <table:table-cell table:style-name="ce161" table:formula="of:=0.8*[.C71]*1.02" office:value-type="currency" office:currency="EUR" office:value="23756.688695808" calcext:value-type="currency">
            <text:p>23,757 €</text:p>
          </table:table-cell>
          <table:table-cell table:style-name="ce133" table:formula="of:=[.D71]*3" office:value-type="float" office:value="15" calcext:value-type="float">
            <text:p>15</text:p>
          </table:table-cell>
          <table:table-cell table:style-name="ce161" table:formula="of:=0.8*[.E71]*1.02" office:value-type="currency" office:currency="EUR" office:value="19385.4579757793" calcext:value-type="currency">
            <text:p>19,385 €</text:p>
          </table:table-cell>
          <table:table-cell table:style-name="ce161" table:formula="of:=51+(51*[.D71]+51*[.F71])" office:value-type="currency" office:currency="EUR" office:value="1071" calcext:value-type="currency">
            <text:p>1,071 €</text:p>
          </table:table-cell>
          <table:table-cell table:style-name="ce236" table:formula="of:=[.C71]+[.D71]*[.E71]+[.F71]*[.G71]+[.H71]" office:value-type="currency" office:currency="EUR" office:value="439749.90220373" calcext:value-type="currency">
            <text:p>439,750 €</text:p>
          </table:table-cell>
          <table:table-cell table:style-name="ce78" table:number-columns-repeated="6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98" office:value-type="string" calcext:value-type="string">
            <text:p>Handelsmyndigheten (HAM)</text:p>
          </table:table-cell>
          <table:table-cell table:style-name="ce134" office:value-type="float" office:value="1" calcext:value-type="float">
            <text:p>1</text:p>
          </table:table-cell>
          <table:table-cell table:style-name="ce162" table:formula="of:=[.$G$4]*1.02" office:value-type="currency" office:currency="EUR" office:value="29113.589088" calcext:value-type="currency">
            <text:p>29,114 €</text:p>
          </table:table-cell>
          <table:table-cell table:style-name="ce134" office:value-type="float" office:value="3" calcext:value-type="float">
            <text:p>3</text:p>
          </table:table-cell>
          <table:table-cell table:style-name="ce162" table:formula="of:=0.8*[.C72]*1.02" office:value-type="currency" office:currency="EUR" office:value="23756.688695808" calcext:value-type="currency">
            <text:p>23,757 €</text:p>
          </table:table-cell>
          <table:table-cell table:style-name="ce134" table:formula="of:=[.D72]*2" office:value-type="float" office:value="6" calcext:value-type="float">
            <text:p>6</text:p>
          </table:table-cell>
          <table:table-cell table:style-name="ce162" table:formula="of:=0.8*[.E72]*1.02" office:value-type="currency" office:currency="EUR" office:value="19385.4579757793" calcext:value-type="currency">
            <text:p>19,385 €</text:p>
          </table:table-cell>
          <table:table-cell table:style-name="ce162" table:formula="of:=51+(51*[.D72]+51*[.F72])" office:value-type="currency" office:currency="EUR" office:value="510" calcext:value-type="currency">
            <text:p>510 €</text:p>
          </table:table-cell>
          <table:table-cell table:style-name="ce227" table:formula="of:=[.C72]+[.D72]*[.E72]+[.F72]*[.G72]+[.H72]" office:value-type="currency" office:currency="EUR" office:value="217206.4030301" calcext:value-type="currency">
            <text:p>217,206 €</text:p>
          </table:table-cell>
          <table:table-cell table:style-name="ce151" table:formula="of:=SUM([.I71:.I72])" office:value-type="currency" office:currency="EUR" office:value="656956.3052" calcext:value-type="currency">
            <text:p>656,956 €</text:p>
          </table:table-cell>
          <table:table-cell table:style-name="ce78" table:number-columns-repeated="5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99" office:value-type="string" calcext:value-type="string">
            <text:p>Försvarsmaktens stab (FMS)</text:p>
          </table:table-cell>
          <table:table-cell table:style-name="ce135" office:value-type="float" office:value="1" calcext:value-type="float">
            <text:p>1</text:p>
          </table:table-cell>
          <table:table-cell table:style-name="ce162" table:formula="of:=[.$G$4]*1.02" office:value-type="currency" office:currency="EUR" office:value="29113.589088" calcext:value-type="currency">
            <text:p>29,114 €</text:p>
          </table:table-cell>
          <table:table-cell table:style-name="ce135" office:value-type="float" office:value="4" calcext:value-type="float">
            <text:p>4</text:p>
          </table:table-cell>
          <table:table-cell table:style-name="ce162" table:formula="of:=0.8*[.C73]*1.02" office:value-type="currency" office:currency="EUR" office:value="23756.688695808" calcext:value-type="currency">
            <text:p>23,757 €</text:p>
          </table:table-cell>
          <table:table-cell table:style-name="ce135" table:formula="of:=[.D73]*3" office:value-type="float" office:value="12" calcext:value-type="float">
            <text:p>12</text:p>
          </table:table-cell>
          <table:table-cell table:style-name="ce162" table:formula="of:=0.8*[.E73]*1.02" office:value-type="currency" office:currency="EUR" office:value="19385.4579757793" calcext:value-type="currency">
            <text:p>19,385 €</text:p>
          </table:table-cell>
          <table:table-cell table:style-name="ce162" table:formula="of:=51+(51*[.D73]+51*[.F73])" office:value-type="currency" office:currency="EUR" office:value="867" calcext:value-type="currency">
            <text:p>867 €</text:p>
          </table:table-cell>
          <table:table-cell table:style-name="ce237" table:formula="of:=[.C73]+[.D73]*[.E73]+[.F73]*[.G73]+[.H73]" office:value-type="currency" office:currency="EUR" office:value="357632.839580584" calcext:value-type="currency">
            <text:p>357,633 €</text:p>
          </table:table-cell>
          <table:table-cell table:style-name="ce151" table:formula="of:=[.I73]" office:value-type="currency" office:currency="EUR" office:value="357632.8396" calcext:value-type="currency">
            <text:p>357,633 €</text:p>
          </table:table-cell>
          <table:table-cell table:style-name="ce78" table:number-columns-repeated="5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100" office:value-type="string" calcext:value-type="string">
            <text:p>Åklagarmyndigheten (ÅLM)</text:p>
          </table:table-cell>
          <table:table-cell table:style-name="ce136" office:value-type="float" office:value="1" calcext:value-type="float">
            <text:p>1</text:p>
          </table:table-cell>
          <table:table-cell table:style-name="ce161" table:formula="of:=[.$G$4]*1.02" office:value-type="currency" office:currency="EUR" office:value="29113.589088" calcext:value-type="currency">
            <text:p>29,114 €</text:p>
          </table:table-cell>
          <table:table-cell table:style-name="ce136" office:value-type="float" office:value="7" calcext:value-type="float">
            <text:p>7</text:p>
          </table:table-cell>
          <table:table-cell table:style-name="ce161" table:formula="of:=0.8*[.C74]*1.02" office:value-type="currency" office:currency="EUR" office:value="23756.688695808" calcext:value-type="currency">
            <text:p>23,757 €</text:p>
          </table:table-cell>
          <table:table-cell table:style-name="ce136" table:formula="of:=[.D74]*3" office:value-type="float" office:value="21" calcext:value-type="float">
            <text:p>21</text:p>
          </table:table-cell>
          <table:table-cell table:style-name="ce161" table:formula="of:=0.8*[.E74]*1.02" office:value-type="currency" office:currency="EUR" office:value="19385.4579757793" calcext:value-type="currency">
            <text:p>19,385 €</text:p>
          </table:table-cell>
          <table:table-cell table:style-name="ce161" table:formula="of:=51+(51*[.D74]+51*[.F74])" office:value-type="currency" office:currency="EUR" office:value="1479" calcext:value-type="currency">
            <text:p>1,479 €</text:p>
          </table:table-cell>
          <table:table-cell table:style-name="ce238" table:formula="of:=[.C74]+[.D74]*[.E74]+[.F74]*[.G74]+[.H74]" office:value-type="currency" office:currency="EUR" office:value="603984.027450022" calcext:value-type="currency">
            <text:p>603,984 €</text:p>
          </table:table-cell>
          <table:table-cell table:style-name="ce78" table:number-columns-repeated="6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101" office:value-type="string" calcext:value-type="string">
            <text:p>Rättsväsen</text:p>
          </table:table-cell>
          <table:table-cell table:style-name="ce137" office:value-type="float" office:value="1" calcext:value-type="float">
            <text:p>1</text:p>
          </table:table-cell>
          <table:table-cell table:style-name="ce162" table:formula="of:=[.$G$4]*1.02" office:value-type="currency" office:currency="EUR" office:value="29113.589088" calcext:value-type="currency">
            <text:p>29,114 €</text:p>
          </table:table-cell>
          <table:table-cell table:style-name="ce137" office:value-type="float" office:value="7" calcext:value-type="float">
            <text:p>7</text:p>
          </table:table-cell>
          <table:table-cell table:style-name="ce162" table:formula="of:=0.8*[.C75]*1.02" office:value-type="currency" office:currency="EUR" office:value="23756.688695808" calcext:value-type="currency">
            <text:p>23,757 €</text:p>
          </table:table-cell>
          <table:table-cell table:style-name="ce137" table:formula="of:=[.D75]*3" office:value-type="float" office:value="21" calcext:value-type="float">
            <text:p>21</text:p>
          </table:table-cell>
          <table:table-cell table:style-name="ce162" table:formula="of:=0.8*[.E75]*1.02" office:value-type="currency" office:currency="EUR" office:value="19385.4579757793" calcext:value-type="currency">
            <text:p>19,385 €</text:p>
          </table:table-cell>
          <table:table-cell table:style-name="ce162" table:formula="of:=51+(51*[.D75]+51*[.F75])" office:value-type="currency" office:currency="EUR" office:value="1479" calcext:value-type="currency">
            <text:p>1,479 €</text:p>
          </table:table-cell>
          <table:table-cell table:style-name="ce239" table:formula="of:=[.C75]+[.D75]*[.E75]+[.F75]*[.G75]+[.H75]" office:value-type="currency" office:currency="EUR" office:value="603984.027450022" calcext:value-type="currency">
            <text:p>603,984 €</text:p>
          </table:table-cell>
          <table:table-cell table:style-name="ce151" table:formula="of:=SUM([.I74:.I75])" office:value-type="currency" office:currency="EUR" office:value="1207968.055" calcext:value-type="currency">
            <text:p>1,207,968 €</text:p>
          </table:table-cell>
          <table:table-cell table:style-name="ce78" table:number-columns-repeated="5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96" office:value-type="string" calcext:value-type="string">
            <text:p>Kommunikationsmyndigheten (KOM)</text:p>
          </table:table-cell>
          <table:table-cell table:style-name="ce132" office:value-type="float" office:value="1" calcext:value-type="float">
            <text:p>1</text:p>
          </table:table-cell>
          <table:table-cell table:style-name="ce162" table:formula="of:=[.$G$4]*1.02" office:value-type="currency" office:currency="EUR" office:value="29113.589088" calcext:value-type="currency">
            <text:p>29,114 €</text:p>
          </table:table-cell>
          <table:table-cell table:style-name="ce132" office:value-type="float" office:value="5" calcext:value-type="float">
            <text:p>5</text:p>
          </table:table-cell>
          <table:table-cell table:style-name="ce162" table:formula="of:=0.8*[.C76]*1.02" office:value-type="currency" office:currency="EUR" office:value="23756.688695808" calcext:value-type="currency">
            <text:p>23,757 €</text:p>
          </table:table-cell>
          <table:table-cell table:style-name="ce132" table:formula="of:=[.D76]*3" office:value-type="float" office:value="15" calcext:value-type="float">
            <text:p>15</text:p>
          </table:table-cell>
          <table:table-cell table:style-name="ce162" table:formula="of:=0.8*[.E76]*1.02" office:value-type="currency" office:currency="EUR" office:value="19385.4579757793" calcext:value-type="currency">
            <text:p>19,385 €</text:p>
          </table:table-cell>
          <table:table-cell table:style-name="ce162" table:formula="of:=51+(51*[.D76]+51*[.F76])" office:value-type="currency" office:currency="EUR" office:value="1071" calcext:value-type="currency">
            <text:p>1,071 €</text:p>
          </table:table-cell>
          <table:table-cell table:style-name="ce235" table:formula="of:=[.C76]+[.D76]*[.E76]+[.F76]*[.G76]+[.H76]" office:value-type="currency" office:currency="EUR" office:value="439749.90220373" calcext:value-type="currency">
            <text:p>439,750 €</text:p>
          </table:table-cell>
          <table:table-cell table:style-name="ce151" table:formula="of:=[.I76]" office:value-type="currency" office:currency="EUR" office:value="439749.90220373" calcext:value-type="currency">
            <text:p>439,750 €</text:p>
          </table:table-cell>
          <table:table-cell table:style-name="ce78" table:number-columns-repeated="5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102" office:value-type="string" calcext:value-type="string">
            <text:p>Stora ambassaden</text:p>
          </table:table-cell>
          <table:table-cell table:style-name="ce138" office:value-type="float" office:value="1" calcext:value-type="float">
            <text:p>1</text:p>
          </table:table-cell>
          <table:table-cell table:style-name="ce162" table:formula="of:=[.$G$4]*1.02" office:value-type="currency" office:currency="EUR" office:value="29113.589088" calcext:value-type="currency">
            <text:p>29,114 €</text:p>
          </table:table-cell>
          <table:table-cell table:style-name="ce138" office:value-type="float" office:value="14" calcext:value-type="float">
            <text:p>14</text:p>
          </table:table-cell>
          <table:table-cell table:style-name="ce162" table:formula="of:=0.8*[.C77]*1.02" office:value-type="currency" office:currency="EUR" office:value="23756.688695808" calcext:value-type="currency">
            <text:p>23,757 €</text:p>
          </table:table-cell>
          <table:table-cell table:style-name="ce138" table:formula="of:=[.D77]*3" office:value-type="float" office:value="42" calcext:value-type="float">
            <text:p>42</text:p>
          </table:table-cell>
          <table:table-cell table:style-name="ce162" table:formula="of:=0.8*[.E77]*1.02" office:value-type="currency" office:currency="EUR" office:value="19385.4579757793" calcext:value-type="currency">
            <text:p>19,385 €</text:p>
          </table:table-cell>
          <table:table-cell table:style-name="ce162" table:formula="of:=51+(51*[.D77]+51*[.F77])" office:value-type="currency" office:currency="EUR" office:value="2907" calcext:value-type="currency">
            <text:p>2,907 €</text:p>
          </table:table-cell>
          <table:table-cell table:style-name="ce240" table:formula="of:=[.C77]+[.D77]*[.E77]+[.F77]*[.G77]+[.H77]" office:value-type="currency" office:currency="EUR" office:value="1178803.46581204" calcext:value-type="currency">
            <text:p>1,178,803 €</text:p>
          </table:table-cell>
          <table:table-cell table:style-name="ce178" table:formula="of:=[.I77]" office:value-type="currency" office:currency="EUR" office:value="1178803.46581204" calcext:value-type="currency">
            <text:p>1,178,803 €</text:p>
          </table:table-cell>
          <table:table-cell table:style-name="ce78" table:number-columns-repeated="5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103" office:value-type="string" calcext:value-type="string">
            <text:p>Rikskanslis anstalten</text:p>
          </table:table-cell>
          <table:table-cell table:style-name="ce139" office:value-type="float" office:value="1" calcext:value-type="float">
            <text:p>1</text:p>
          </table:table-cell>
          <table:table-cell table:style-name="ce161" table:formula="of:=[.$G$4]*1.02" office:value-type="currency" office:currency="EUR" office:value="29113.589088" calcext:value-type="currency">
            <text:p>29,114 €</text:p>
          </table:table-cell>
          <table:table-cell table:style-name="ce139" office:value-type="float" office:value="3" calcext:value-type="float">
            <text:p>3</text:p>
          </table:table-cell>
          <table:table-cell table:style-name="ce161" table:formula="of:=0.8*[.C78]*1.02" office:value-type="currency" office:currency="EUR" office:value="23756.688695808" calcext:value-type="currency">
            <text:p>23,757 €</text:p>
          </table:table-cell>
          <table:table-cell table:style-name="ce139" table:formula="of:=[.D78]*3" office:value-type="float" office:value="9" calcext:value-type="float">
            <text:p>9</text:p>
          </table:table-cell>
          <table:table-cell table:style-name="ce161" table:formula="of:=0.8*[.E78]*1.02" office:value-type="currency" office:currency="EUR" office:value="19385.4579757793" calcext:value-type="currency">
            <text:p>19,385 €</text:p>
          </table:table-cell>
          <table:table-cell table:style-name="ce161" table:formula="of:=51+(51*[.D78]+51*[.F78])" office:value-type="currency" office:currency="EUR" office:value="663" calcext:value-type="currency">
            <text:p>663 €</text:p>
          </table:table-cell>
          <table:table-cell table:style-name="ce241" table:formula="of:=[.C78]+[.D78]*[.E78]+[.F78]*[.G78]+[.H78]" office:value-type="currency" office:currency="EUR" office:value="275515.776957438" calcext:value-type="currency">
            <text:p>275,516 €</text:p>
          </table:table-cell>
          <table:table-cell table:style-name="ce77"/>
          <table:table-cell table:style-name="ce78" table:number-columns-repeated="5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104" office:value-type="string" calcext:value-type="string">
            <text:p>Riksbanken</text:p>
          </table:table-cell>
          <table:table-cell table:style-name="ce104" office:value-type="float" office:value="1" calcext:value-type="float">
            <text:p>1</text:p>
          </table:table-cell>
          <table:table-cell table:style-name="ce162" table:formula="of:=30000*1.02" office:value-type="currency" office:currency="EUR" office:value="30600" calcext:value-type="currency">
            <text:p>30,600 €</text:p>
          </table:table-cell>
          <table:table-cell table:style-name="ce104" office:value-type="float" office:value="4" calcext:value-type="float">
            <text:p>4</text:p>
          </table:table-cell>
          <table:table-cell table:style-name="ce162" table:formula="of:=0.8*[.C79]" office:value-type="currency" office:currency="EUR" office:value="24480" calcext:value-type="currency">
            <text:p>24,480 €</text:p>
          </table:table-cell>
          <table:table-cell table:style-name="ce104" office:value-type="float" office:value="3" calcext:value-type="float">
            <text:p>3</text:p>
          </table:table-cell>
          <table:table-cell table:style-name="ce162" table:formula="of:=0.8*[.E79]" office:value-type="currency" office:currency="EUR" office:value="19584" calcext:value-type="currency">
            <text:p>19,584 €</text:p>
          </table:table-cell>
          <table:table-cell table:style-name="ce162" table:formula="of:=51+(51*[.D79]+51*[.F79])" office:value-type="currency" office:currency="EUR" office:value="408" calcext:value-type="currency">
            <text:p>408 €</text:p>
          </table:table-cell>
          <table:table-cell table:style-name="ce242" table:formula="of:=[.C79]+[.D79]*[.E79]+[.F79]*[.G79]+[.H79]" office:value-type="currency" office:currency="EUR" office:value="187680" calcext:value-type="currency">
            <text:p>187,680 €</text:p>
          </table:table-cell>
          <table:table-cell table:style-name="ce178" table:formula="of:=SUM([.I78:.I79])" office:value-type="currency" office:currency="EUR" office:value="463195.777" calcext:value-type="currency">
            <text:p>463,196 €</text:p>
          </table:table-cell>
          <table:table-cell table:style-name="ce78" table:number-columns-repeated="5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7"/>
          <table:table-cell table:style-name="ce140" table:formula="of:=SUM([.B57:.B79])" office:value-type="float" office:value="21" calcext:value-type="float">
            <text:p>21</text:p>
          </table:table-cell>
          <table:table-cell table:style-name="ce78"/>
          <table:table-cell table:style-name="ce140" table:formula="of:=SUM([.D57:.D79])" office:value-type="float" office:value="116" calcext:value-type="float">
            <text:p>116</text:p>
          </table:table-cell>
          <table:table-cell table:style-name="ce78"/>
          <table:table-cell table:style-name="ce140" table:formula="of:=SUM([.F57:.F79])" office:value-type="float" office:value="471" calcext:value-type="float">
            <text:p>471</text:p>
          </table:table-cell>
          <table:table-cell table:style-name="ce142" table:number-columns-repeated="2"/>
          <table:table-cell table:style-name="ce141" table:formula="of:=SUM([.I57:.I76])" office:value-type="currency" office:currency="EUR" office:value="10799813.17" calcext:value-type="currency">
            <text:p>10,799,813 €</text:p>
          </table:table-cell>
          <table:table-cell table:style-name="ce78" table:number-columns-repeated="6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Ennakonpidätykset</text:p>
          </table:table-cell>
          <table:table-cell table:style-name="ce141" table:formula="of:=0.087*[.I80]" office:value-type="currency" office:currency="EUR" office:value="939583.7454" calcext:value-type="currency">
            <text:p>939,584 €</text:p>
          </table:table-cell>
          <table:table-cell table:style-name="ce78" office:value-type="string" calcext:value-type="string">
            <text:p>Kokonaishenkilöstö</text:p>
          </table:table-cell>
          <table:table-cell table:style-name="ce140" table:formula="of:=SUM([.B80];[.D80];[.F80])" office:value-type="float" office:value="608" calcext:value-type="float">
            <text:p>608</text:p>
          </table:table-cell>
          <table:table-cell table:style-name="ce78" table:number-columns-repeated="11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Todelliset kulut</text:p>
          </table:table-cell>
          <table:table-cell table:style-name="ce142" table:formula="of:=[.I80]-[.B81]" office:value-type="currency" office:currency="EUR" office:value="9860229.421" calcext:value-type="currency">
            <text:p>9,860,229 €</text:p>
          </table:table-cell>
          <table:table-cell table:style-name="ce78" table:number-columns-repeated="8"/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105" office:value-type="string" calcext:value-type="string">
            <text:p>Sjuk- och hälsovård</text:p>
          </table:table-cell>
          <table:table-cell table:style-name="ce143"/>
          <table:table-cell table:style-name="ce105"/>
          <table:table-cell table:style-name="ce169" office:value-type="string" calcext:value-type="string">
            <text:p>Pensionsöverföringar till folksinkomstmyndigheten</text:p>
          </table:table-cell>
          <table:table-cell table:style-name="ce184" table:number-columns-repeated="3"/>
          <table:table-cell table:style-name="ce224" office:value-type="string" calcext:value-type="string">
            <text:p>Sociala förmåner</text:p>
          </table:table-cell>
          <table:table-cell table:style-name="ce243" table:number-columns-repeated="2"/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106" office:value-type="string" calcext:value-type="string">
            <text:p>Offentliga läkare</text:p>
          </table:table-cell>
          <table:table-cell table:style-name="ce144" office:value-type="float" office:value="120" calcext:value-type="float">
            <text:p>120 </text:p>
          </table:table-cell>
          <table:table-cell table:style-name="ce106" office:value-type="string" calcext:value-type="string">
            <text:p>Kokonaiskulu</text:p>
          </table:table-cell>
          <table:table-cell table:style-name="ce170" office:value-type="string" calcext:value-type="string">
            <text:p>Eläkeläiset</text:p>
          </table:table-cell>
          <table:table-cell table:style-name="ce185" table:formula="of:=[$Ekonomi.B3]" office:value-type="float" office:value="1920.5895" calcext:value-type="float">
            <text:p>1,921 </text:p>
          </table:table-cell>
          <table:table-cell table:style-name="ce200" office:value-type="string" calcext:value-type="string">
            <text:p>Peruseläke</text:p>
          </table:table-cell>
          <table:table-cell table:style-name="ce209"/>
          <table:table-cell table:style-name="ce106" office:value-type="string" calcext:value-type="string">
            <text:p>Utkomststöd</text:p>
          </table:table-cell>
          <table:table-cell table:style-name="ce106" office:value-type="string" calcext:value-type="string">
            <text:p>Arvo</text:p>
          </table:table-cell>
          <table:table-cell table:style-name="ce246" office:value-type="float" office:value="1850" calcext:value-type="float">
            <text:p>1,850€</text:p>
          </table:table-cell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106" office:value-type="string" calcext:value-type="string">
            <text:p>Läkares årlig lön</text:p>
          </table:table-cell>
          <table:table-cell table:style-name="ce145" table:formula="of:=[.G5]" office:value-type="currency" office:currency="EUR" office:value="54516.6227" calcext:value-type="currency">
            <text:p>54,517 €</text:p>
          </table:table-cell>
          <table:table-cell table:style-name="ce145" table:formula="of:=[.B84]*[.B85]" office:value-type="currency" office:currency="EUR" office:value="6541994.724" calcext:value-type="currency">
            <text:p>6,541,995 €</text:p>
          </table:table-cell>
          <table:table-cell table:style-name="ce171" office:value-type="string" calcext:value-type="string">
            <text:p>Tulojen eläkelisä</text:p>
          </table:table-cell>
          <table:table-cell table:style-name="ce186" office:value-type="percentage" office:value="0.3951" calcext:value-type="percentage">
            <text:p>39.51%</text:p>
          </table:table-cell>
          <table:table-cell table:style-name="ce201" office:value-type="currency" office:currency="EUR" office:value="1111" calcext:value-type="currency">
            <text:p>1,111 €</text:p>
          </table:table-cell>
          <table:table-cell table:style-name="ce210"/>
          <table:table-cell table:style-name="ce147"/>
          <table:table-cell table:style-name="ce106" office:value-type="string" calcext:value-type="string">
            <text:p>Saajat</text:p>
          </table:table-cell>
          <table:table-cell table:style-name="ce106" office:value-type="float" office:value="1500" calcext:value-type="float">
            <text:p>1500</text:p>
          </table:table-cell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106" office:value-type="string" calcext:value-type="string">
            <text:p>Offentliga sjukskötare</text:p>
          </table:table-cell>
          <table:table-cell table:style-name="ce144" table:formula="of:=3.7*[.B84]" office:value-type="float" office:value="444" calcext:value-type="float">
            <text:p>444 </text:p>
          </table:table-cell>
          <table:table-cell table:style-name="ce106" office:value-type="string" calcext:value-type="string">
            <text:p>Kokonaiskulu</text:p>
          </table:table-cell>
          <table:table-cell table:style-name="ce172" office:value-type="string" calcext:value-type="string">
            <text:p>Vuositulot</text:p>
          </table:table-cell>
          <table:table-cell table:style-name="ce187" office:value-type="string" calcext:value-type="string">
            <text:p>Eläkeläiset</text:p>
          </table:table-cell>
          <table:table-cell table:style-name="ce187" office:value-type="string" calcext:value-type="string">
            <text:p>Tuloluokkatulot</text:p>
          </table:table-cell>
          <table:table-cell table:style-name="ce211" office:value-type="string" calcext:value-type="string">
            <text:p>Maksettava eläke</text:p>
          </table:table-cell>
          <table:table-cell table:style-name="ce77"/>
          <table:table-cell table:style-name="ce106" office:value-type="string" calcext:value-type="string">
            <text:p>Kokonaiskulut</text:p>
          </table:table-cell>
          <table:table-cell table:style-name="ce247" table:formula="of:=[.J84]*[.J85]" office:value-type="float" office:value="2775000" calcext:value-type="float">
            <text:p>2,775,000€</text:p>
          </table:table-cell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106" office:value-type="string" calcext:value-type="string">
            <text:p>Sjukskötares årlig lön</text:p>
          </table:table-cell>
          <table:table-cell table:style-name="ce145" table:formula="of:=[.G3]" office:value-type="currency" office:currency="EUR" office:value="14943.84" calcext:value-type="currency">
            <text:p>14,944 €</text:p>
          </table:table-cell>
          <table:table-cell table:style-name="ce163" table:formula="of:=[.B86]*[.B87]" office:value-type="currency" office:currency="EUR" office:value="6635064.96" calcext:value-type="currency">
            <text:p>6,635,065 €</text:p>
          </table:table-cell>
          <table:table-cell table:style-name="ce173" office:value-type="currency" office:currency="EUR" office:value="6216" calcext:value-type="currency">
            <text:p>6,216 €</text:p>
          </table:table-cell>
          <table:table-cell table:style-name="ce188" table:formula="of:=[.B17]*[.$E$84]" office:value-type="float" office:value="455.852935533893" calcext:value-type="float">
            <text:p>456</text:p>
          </table:table-cell>
          <table:table-cell table:style-name="ce202" table:formula="of:=[.D87]*[.E87]" office:value-type="currency" office:currency="EUR" office:value="2833581.84727868" calcext:value-type="currency">
            <text:p>2,833,582 €</text:p>
          </table:table-cell>
          <table:table-cell table:style-name="ce212" table:formula="of:=([.$F$85]*[.E87])+[.$E$85]*[.F87]" office:value-type="currency" office:currency="EUR" office:value="1626000.79923796" calcext:value-type="currency">
            <text:p>1,626,001 €</text:p>
          </table:table-cell>
          <table:table-cell table:style-name="ce106" office:value-type="string" calcext:value-type="string">
            <text:p>Bostadsbidrag</text:p>
          </table:table-cell>
          <table:table-cell table:style-name="ce106" office:value-type="string" calcext:value-type="string">
            <text:p>Arvo</text:p>
          </table:table-cell>
          <table:table-cell table:style-name="ce246" office:value-type="float" office:value="1223" calcext:value-type="float">
            <text:p>1,223€</text:p>
          </table:table-cell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106" office:value-type="string" calcext:value-type="string">
            <text:p>Förvaltningstjänstemän</text:p>
          </table:table-cell>
          <table:table-cell table:style-name="ce106" office:value-type="float" office:value="205" calcext:value-type="float">
            <text:p>205</text:p>
          </table:table-cell>
          <table:table-cell table:style-name="ce106" office:value-type="string" calcext:value-type="string">
            <text:p>Kokonaiskulu</text:p>
          </table:table-cell>
          <table:table-cell table:style-name="ce173" office:value-type="currency" office:currency="EUR" office:value="12432" calcext:value-type="currency">
            <text:p>12,432 €</text:p>
          </table:table-cell>
          <table:table-cell table:style-name="ce188" table:formula="of:=[.B18]*[.$E$84]" office:value-type="float" office:value="685.136988560288" calcext:value-type="float">
            <text:p>685</text:p>
          </table:table-cell>
          <table:table-cell table:style-name="ce202" table:formula="of:=[.D88]*[.E88]" office:value-type="currency" office:currency="EUR" office:value="8517623.0417815" calcext:value-type="currency">
            <text:p>8,517,623 €</text:p>
          </table:table-cell>
          <table:table-cell table:style-name="ce212" table:formula="of:=([.$F$85]*[.E88])+[.$E$85]*[.F88]" office:value-type="currency" office:currency="EUR" office:value="4126500.05809835" calcext:value-type="currency">
            <text:p>4,126,500 €</text:p>
          </table:table-cell>
          <table:table-cell table:style-name="ce147"/>
          <table:table-cell table:style-name="ce106" office:value-type="string" calcext:value-type="string">
            <text:p>Saajat</text:p>
          </table:table-cell>
          <table:table-cell table:style-name="ce106" office:value-type="float" office:value="300" calcext:value-type="float">
            <text:p>300</text:p>
          </table:table-cell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106" office:value-type="string" calcext:value-type="string">
            <text:p>Tjänstemäns årlig lön</text:p>
          </table:table-cell>
          <table:table-cell table:style-name="ce145" office:value-type="currency" office:currency="EUR" office:value="14880" calcext:value-type="currency">
            <text:p>14,880 €</text:p>
          </table:table-cell>
          <table:table-cell table:style-name="ce163" table:formula="of:=[.B88]*[.B89]" office:value-type="currency" office:currency="EUR" office:value="3050400" calcext:value-type="currency">
            <text:p>3,050,400 €</text:p>
          </table:table-cell>
          <table:table-cell table:style-name="ce173" office:value-type="currency" office:currency="EUR" office:value="24864" calcext:value-type="currency">
            <text:p>24,864 €</text:p>
          </table:table-cell>
          <table:table-cell table:style-name="ce188" table:formula="of:=[.B19]*[.$E$84]" office:value-type="float" office:value="504.441814466107" calcext:value-type="float">
            <text:p>504</text:p>
          </table:table-cell>
          <table:table-cell table:style-name="ce202" table:formula="of:=[.D89]*[.E89]" office:value-type="currency" office:currency="EUR" office:value="12542441.2748853" calcext:value-type="currency">
            <text:p>12,542,441 €</text:p>
          </table:table-cell>
          <table:table-cell table:style-name="ce212" table:formula="of:=([.$F$85]*[.E89])+[.$E$85]*[.F89]" office:value-type="currency" office:currency="EUR" office:value="5515953.40357902" calcext:value-type="currency">
            <text:p>5,515,953 €</text:p>
          </table:table-cell>
          <table:table-cell table:style-name="ce77"/>
          <table:table-cell table:style-name="ce106" office:value-type="string" calcext:value-type="string">
            <text:p>Kokonaiskulut</text:p>
          </table:table-cell>
          <table:table-cell table:style-name="ce247" table:formula="of:=[.J87]*[.J88]" office:value-type="float" office:value="366900" calcext:value-type="float">
            <text:p>366,900€</text:p>
          </table:table-cell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77"/>
          <table:table-cell table:style-name="ce106" office:value-type="string" calcext:value-type="string">
            <text:p>Kokonaishenkilöstökulut</text:p>
          </table:table-cell>
          <table:table-cell table:style-name="ce163" table:formula="of:=[.C85]+[.C87]+[.C89]" office:value-type="currency" office:currency="EUR" office:value="16227459.68" calcext:value-type="currency">
            <text:p>16,227,460 €</text:p>
          </table:table-cell>
          <table:table-cell table:style-name="ce173" office:value-type="currency" office:currency="EUR" office:value="49728" calcext:value-type="currency">
            <text:p>49,728 €</text:p>
          </table:table-cell>
          <table:table-cell table:style-name="ce188" table:formula="of:=[.B20]*[.$E$84]" office:value-type="float" office:value="184.14386309838" calcext:value-type="float">
            <text:p>184</text:p>
          </table:table-cell>
          <table:table-cell table:style-name="ce202" table:formula="of:=[.D90]*[.E90]" office:value-type="currency" office:currency="EUR" office:value="9157106.02415626" calcext:value-type="currency">
            <text:p>9,157,106 €</text:p>
          </table:table-cell>
          <table:table-cell table:style-name="ce212" table:formula="of:=([.$F$85]*[.E90])+[.$E$85]*[.F90]" office:value-type="currency" office:currency="EUR" office:value="3822556.42204644" calcext:value-type="currency">
            <text:p>3,822,556 €</text:p>
          </table:table-cell>
          <table:table-cell table:style-name="ce106" office:value-type="string" calcext:value-type="string">
            <text:p>Barnbidrag</text:p>
          </table:table-cell>
          <table:table-cell table:style-name="ce106" office:value-type="string" calcext:value-type="string">
            <text:p>Arvo</text:p>
          </table:table-cell>
          <table:table-cell table:style-name="ce246" office:value-type="float" office:value="826" calcext:value-type="float">
            <text:p>826€</text:p>
          </table:table-cell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106" office:value-type="string" calcext:value-type="string">
            <text:p>Ulkoistettujen palveluiden kulut</text:p>
          </table:table-cell>
          <table:table-cell table:style-name="ce146" office:value-type="currency" office:currency="EUR" office:value="8468.9865" calcext:value-type="currency">
            <text:p>8,469 €</text:p>
          </table:table-cell>
          <table:table-cell table:style-name="ce163"/>
          <table:table-cell table:style-name="ce173" office:value-type="currency" office:currency="EUR" office:value="99456" calcext:value-type="currency">
            <text:p>99,456 €</text:p>
          </table:table-cell>
          <table:table-cell table:style-name="ce188" table:formula="of:=[.B21]*[.$E$84]" office:value-type="float" office:value="91.0138983413318" calcext:value-type="float">
            <text:p>91</text:p>
          </table:table-cell>
          <table:table-cell table:style-name="ce202" table:formula="of:=[.D91]*[.E91]" office:value-type="currency" office:currency="EUR" office:value="9051878.27343549" calcext:value-type="currency">
            <text:p>9,051,878 €</text:p>
          </table:table-cell>
          <table:table-cell table:style-name="ce212" table:formula="of:=([.$F$85]*[.E91])+[.$E$85]*[.F91]" office:value-type="currency" office:currency="EUR" office:value="3677513.54689158" calcext:value-type="currency">
            <text:p>3,677,514 €</text:p>
          </table:table-cell>
          <table:table-cell table:style-name="ce77"/>
          <table:table-cell table:style-name="ce106" office:value-type="string" calcext:value-type="string">
            <text:p>Saajat</text:p>
          </table:table-cell>
          <table:table-cell table:style-name="ce144" table:formula="of:=[$Ekonomi.B8]" office:value-type="float" office:value="1903.1861" calcext:value-type="float">
            <text:p>1,903 </text:p>
          </table:table-cell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106" office:value-type="string" calcext:value-type="string">
            <text:p>Aineet, tarvikkeet, materiaalit</text:p>
          </table:table-cell>
          <table:table-cell table:style-name="ce146" office:value-type="currency" office:currency="EUR" office:value="4782.4745" calcext:value-type="currency">
            <text:p>4,782 €</text:p>
          </table:table-cell>
          <table:table-cell table:style-name="ce163"/>
          <table:table-cell table:style-name="ce173" office:value-type="currency" office:currency="EUR" office:value="198912" calcext:value-type="currency">
            <text:p>198,912 €</text:p>
          </table:table-cell>
          <table:table-cell table:style-name="ce188" table:formula="of:=0.0085*[.E84]" office:value-type="float" office:value="16.32501075" calcext:value-type="float">
            <text:p>16</text:p>
          </table:table-cell>
          <table:table-cell table:style-name="ce202" table:formula="of:=[.D92]*[.E92]" office:value-type="currency" office:currency="EUR" office:value="3247240.538304" calcext:value-type="currency">
            <text:p>3,247,241 €</text:p>
          </table:table-cell>
          <table:table-cell table:style-name="ce212" table:formula="of:=([.$F$85]*[.E92])+[.$E$85]*[.F92]" office:value-type="currency" office:currency="EUR" office:value="1301121.82362716" calcext:value-type="currency">
            <text:p>1,301,122 €</text:p>
          </table:table-cell>
          <table:table-cell table:style-name="ce147"/>
          <table:table-cell table:style-name="ce106" office:value-type="string" calcext:value-type="string">
            <text:p>Kokonaiskulut</text:p>
          </table:table-cell>
          <table:table-cell table:style-name="ce247" table:formula="of:=[.J90]*[.J91]" office:value-type="float" office:value="1572031.719" calcext:value-type="float">
            <text:p>1,572,032€</text:p>
          </table:table-cell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106" office:value-type="string" calcext:value-type="string">
            <text:p>Opetustoiminta, avustukset</text:p>
          </table:table-cell>
          <table:table-cell table:style-name="ce146" office:value-type="currency" office:currency="EUR" office:value="1791.2615" calcext:value-type="currency">
            <text:p>1,791 €</text:p>
          </table:table-cell>
          <table:table-cell table:style-name="ce163"/>
          <table:table-cell table:style-name="ce173" office:value-type="currency" office:currency="EUR" office:value="397824" calcext:value-type="currency">
            <text:p>397,824 €</text:p>
          </table:table-cell>
          <table:table-cell table:style-name="ce188" office:value-type="float" office:value="3" calcext:value-type="float">
            <text:p>3</text:p>
          </table:table-cell>
          <table:table-cell table:style-name="ce202" table:formula="of:=[.D93]*[.E93]" office:value-type="currency" office:currency="EUR" office:value="1193472" calcext:value-type="currency">
            <text:p>1,193,472 €</text:p>
          </table:table-cell>
          <table:table-cell table:style-name="ce212" table:formula="of:=([.$F$85]*[.E93])+[.$E$85]*[.F93]" office:value-type="currency" office:currency="EUR" office:value="474873.7872" calcext:value-type="currency">
            <text:p>474,874 €</text:p>
          </table:table-cell>
          <table:table-cell table:style-name="ce106" office:value-type="string" calcext:value-type="string">
            <text:p>Arbetslösthetsförmån</text:p>
          </table:table-cell>
          <table:table-cell table:style-name="ce106" office:value-type="string" calcext:value-type="string">
            <text:p>Arvo</text:p>
          </table:table-cell>
          <table:table-cell table:style-name="ce246" table:formula="of:=[.L102]" office:value-type="float" office:value="5580.613962" calcext:value-type="float">
            <text:p>5,581€</text:p>
          </table:table-cell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106" office:value-type="string" calcext:value-type="string">
            <text:p>Vähennykset</text:p>
          </table:table-cell>
          <table:table-cell table:style-name="ce147" table:number-columns-repeated="2"/>
          <table:table-cell table:style-name="ce174"/>
          <table:table-cell table:style-name="ce189"/>
          <table:table-cell table:style-name="ce203" office:value-type="string" calcext:value-type="string">
            <text:p>Kokonaiskulu:</text:p>
          </table:table-cell>
          <table:table-cell table:style-name="ce213" table:formula="of:=SUM([.G84:.G93])" office:value-type="currency" office:currency="EUR" office:value="20544519.84" calcext:value-type="currency">
            <text:p>20,544,520 €</text:p>
          </table:table-cell>
          <table:table-cell table:style-name="ce147"/>
          <table:table-cell table:style-name="ce106" office:value-type="string" calcext:value-type="string">
            <text:p>Saajat</text:p>
          </table:table-cell>
          <table:table-cell table:style-name="ce144" table:formula="of:=[.I102]" office:value-type="float" office:value="546.964" calcext:value-type="float">
            <text:p>547 </text:p>
          </table:table-cell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106" office:value-type="string" calcext:value-type="string">
            <text:p>Yhteenlasketut kokonaiskulut</text:p>
          </table:table-cell>
          <table:table-cell table:style-name="ce146" table:formula="of:=[.C90]+SUM([.B91:.B93])+[.B94]" office:value-type="currency" office:currency="EUR" office:value="16242502.41" calcext:value-type="currency">
            <text:p>16,242,502 €</text:p>
          </table:table-cell>
          <table:table-cell table:style-name="ce147"/>
          <table:table-cell table:style-name="ce175" office:value-type="string" calcext:value-type="string">
            <text:p>Palkkatyöläiset</text:p>
          </table:table-cell>
          <table:table-cell table:style-name="ce190" table:formula="of:=[.H15]" office:value-type="float" office:value="8136.2604" calcext:value-type="float">
            <text:p>8,136</text:p>
          </table:table-cell>
          <table:table-cell table:style-name="ce204" office:value-type="string" calcext:value-type="string">
            <text:p>Eläkemaksut yhteensä</text:p>
          </table:table-cell>
          <table:table-cell table:style-name="ce214" office:value-type="string" calcext:value-type="string">
            <text:p>Keskieläke</text:p>
          </table:table-cell>
          <table:table-cell table:style-name="ce147"/>
          <table:table-cell table:style-name="ce106" office:value-type="string" calcext:value-type="string">
            <text:p>Kokonaiskulut</text:p>
          </table:table-cell>
          <table:table-cell table:style-name="ce247" table:formula="of:=([.J93]*[.J94])*[.H111]*[.I111]+([.J93]*[.J94])*[.H112]*[.I112]+([.J93]*[.J94])*[.H113]*[.I113]" office:value-type="float" office:value="2625059.644" calcext:value-type="float">
            <text:p>2,625,060€</text:p>
          </table:table-cell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106" office:value-type="string" calcext:value-type="string">
            <text:p>Keskusvallan osuus-%</text:p>
          </table:table-cell>
          <table:table-cell table:style-name="ce148" office:value-type="percentage" office:value="0.8" calcext:value-type="percentage">
            <text:p>80.00%</text:p>
          </table:table-cell>
          <table:table-cell table:style-name="ce147"/>
          <table:table-cell table:style-name="ce176" office:value-type="string" calcext:value-type="string">
            <text:p>Bruttotulot/a</text:p>
          </table:table-cell>
          <table:table-cell table:style-name="ce191" table:formula="of:=[.L15]" office:value-type="currency" office:currency="EUR" office:value="217010102.8" calcext:value-type="currency">
            <text:p>217,010,103 €</text:p>
          </table:table-cell>
          <table:table-cell table:style-name="ce191" table:formula="of:=[.E97]*[.E96]" office:value-type="currency" office:currency="EUR" office:value="2170101.028" calcext:value-type="currency">
            <text:p>2,170,101 €</text:p>
          </table:table-cell>
          <table:table-cell table:style-name="ce215" table:formula="of:=[.G94]/[.E84]" office:value-type="currency" office:currency="EUR" office:value="10696.98644" calcext:value-type="currency">
            <text:p>10,697 €</text:p>
          </table:table-cell>
          <table:table-cell table:style-name="ce106" office:value-type="string" calcext:value-type="string">
            <text:p>Sjukförsäkring</text:p>
          </table:table-cell>
          <table:table-cell table:style-name="ce106" office:value-type="string" calcext:value-type="string">
            <text:p>Arvo</text:p>
          </table:table-cell>
          <table:table-cell table:style-name="ce246" office:value-type="float" office:value="428" calcext:value-type="float">
            <text:p>428€</text:p>
          </table:table-cell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106" office:value-type="string" calcext:value-type="string">
            <text:p>Keskusvallan osuus-€</text:p>
          </table:table-cell>
          <table:table-cell table:style-name="ce146" table:formula="of:=[.B96]*[.B95]" office:value-type="currency" office:currency="EUR" office:value="12994001.93" calcext:value-type="currency">
            <text:p>12,994,002 €</text:p>
          </table:table-cell>
          <table:table-cell table:style-name="ce147"/>
          <table:table-cell table:style-name="ce177" office:value-type="string" calcext:value-type="string">
            <text:p>Eläkemaksuosuus</text:p>
          </table:table-cell>
          <table:table-cell table:style-name="ce192" office:value-type="percentage" office:value="0.01" calcext:value-type="percentage">
            <text:p>1.00%</text:p>
          </table:table-cell>
          <table:table-cell table:style-name="ce205"/>
          <table:table-cell table:style-name="ce216"/>
          <table:table-cell table:style-name="ce147"/>
          <table:table-cell table:style-name="ce106" office:value-type="string" calcext:value-type="string">
            <text:p>Saajat</text:p>
          </table:table-cell>
          <table:table-cell table:style-name="ce144" table:formula="of:=[$Ekonomi.B2]" office:value-type="float" office:value="12431" calcext:value-type="float">
            <text:p>12,431 </text:p>
          </table:table-cell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107" office:value-type="string" calcext:value-type="string">
            <text:p>LANDSKAP</text:p>
          </table:table-cell>
          <table:table-cell table:style-name="ce107" office:value-type="string" calcext:value-type="string">
            <text:p>BEFOLKNING</text:p>
          </table:table-cell>
          <table:table-cell table:style-name="ce107" office:value-type="string" calcext:value-type="string">
            <text:p>ANDEL AV SJUKVÅRD</text:p>
          </table:table-cell>
          <table:table-cell table:style-name="ce107" office:value-type="string" calcext:value-type="string">
            <text:p>INVÅNARES NETTOINKOMST</text:p>
          </table:table-cell>
          <table:table-cell table:style-name="ce107" office:value-type="string" calcext:value-type="string">
            <text:p>LANDSKAPSKATT</text:p>
          </table:table-cell>
          <table:table-cell table:style-name="ce107" office:value-type="string" calcext:value-type="string">
            <text:p>LANDSKAPENS SKATTEINKOMSTER</text:p>
          </table:table-cell>
          <table:table-cell table:style-name="ce217" office:value-type="string" calcext:value-type="string">
            <text:p>STATENS ANDEL</text:p>
          </table:table-cell>
          <table:table-cell table:style-name="ce147"/>
          <table:table-cell table:style-name="ce106" office:value-type="string" calcext:value-type="string">
            <text:p>Kokonaiskulut</text:p>
          </table:table-cell>
          <table:table-cell table:style-name="ce247" table:formula="of:=[.J96]*[.J97]" office:value-type="float" office:value="5320468" calcext:value-type="float">
            <text:p>5,320,468€</text:p>
          </table:table-cell>
          <table:table-cell table:style-name="ce77" table:number-columns-repeated="30"/>
          <table:table-cell table:number-columns-repeated="984"/>
        </table:table-row>
        <table:table-row table:style-name="ro1">
          <table:table-cell table:style-name="ce106" office:value-type="string" calcext:value-type="string">
            <text:p>Nyholmsland</text:p>
          </table:table-cell>
          <table:table-cell table:style-name="ce144" table:formula="of:=[$Ekonomi.B12]" office:value-type="float" office:value="4420" calcext:value-type="float">
            <text:p>4,420 </text:p>
          </table:table-cell>
          <table:table-cell table:style-name="ce146" table:formula="of:=([.B99]/[.$B$106])*([.$B$95]-[.$B$97])" office:value-type="currency" office:currency="EUR" office:value="1155045.62155901" calcext:value-type="currency">
            <text:p>1,155,046 €</text:p>
          </table:table-cell>
          <table:table-cell table:style-name="ce146" table:formula="of:=([.B99]/[.$B$106])*[.$O$15]" office:value-type="currency" office:currency="EUR" office:value="63500543.7367871" calcext:value-type="currency">
            <text:p>63,500,544 €</text:p>
          </table:table-cell>
          <table:table-cell table:style-name="ce148" office:value-type="percentage" office:value="0.0125" calcext:value-type="percentage">
            <text:p>1.25%</text:p>
          </table:table-cell>
          <table:table-cell table:style-name="ce146" table:formula="of:=[.D99]*[.E99]" office:value-type="currency" office:currency="EUR" office:value="793756.796709838" calcext:value-type="currency">
            <text:p>793,757 €</text:p>
          </table:table-cell>
          <table:table-cell table:style-name="ce163" table:formula="of:=[.B99]/[.$B$106]*[.$B$97]" office:value-type="currency" office:currency="EUR" office:value="4620182.48979165" calcext:value-type="currency">
            <text:p>4,620,182 €</text:p>
          </table:table-cell>
          <table:table-cell table:style-name="ce106" office:value-type="string" calcext:value-type="string">
            <text:p>Yhteenlasketut kokonaiskulut</text:p>
          </table:table-cell>
          <table:table-cell table:style-name="ce147"/>
          <table:table-cell table:style-name="ce247" table:formula="of:=SUM([.J86];[.J89];[.J92];[.J95];[.J98])" office:value-type="float" office:value="12659459.36" calcext:value-type="float">
            <text:p>12,659,459€</text:p>
          </table:table-cell>
          <table:table-cell table:style-name="ce77" table:number-columns-repeated="2"/>
          <table:table-cell table:style-name="ce84"/>
          <table:table-cell table:style-name="ce77" table:number-columns-repeated="27"/>
          <table:table-cell table:number-columns-repeated="984"/>
        </table:table-row>
        <table:table-row table:style-name="ro1">
          <table:table-cell table:style-name="ce78" office:value-type="string" calcext:value-type="string">
            <text:p>Forsland</text:p>
          </table:table-cell>
          <table:table-cell table:style-name="ce144" table:formula="of:=[$Ekonomi.B13]" office:value-type="float" office:value="2818" calcext:value-type="float">
            <text:p>2,818 </text:p>
          </table:table-cell>
          <table:table-cell table:style-name="ce146" table:formula="of:=([.B100]/[.$B$106])*([.$B$95]-[.$B$97])" office:value-type="currency" office:currency="EUR" office:value="736406.91437857" calcext:value-type="currency">
            <text:p>736,407 €</text:p>
          </table:table-cell>
          <table:table-cell table:style-name="ce146" table:formula="of:=([.B100]/[.$B$106])*[.$O$15]" office:value-type="currency" office:currency="EUR" office:value="40485188.2919154" calcext:value-type="currency">
            <text:p>40,485,188 €</text:p>
          </table:table-cell>
          <table:table-cell table:style-name="ce148" office:value-type="percentage" office:value="0.015" calcext:value-type="percentage">
            <text:p>1.50%</text:p>
          </table:table-cell>
          <table:table-cell table:style-name="ce146" table:formula="of:=[.D100]*[.E100]" office:value-type="currency" office:currency="EUR" office:value="607277.824378731" calcext:value-type="currency">
            <text:p>607,278 €</text:p>
          </table:table-cell>
          <table:table-cell table:style-name="ce163" table:formula="of:=[.B100]/[.$B$106]*[.$B$97]" office:value-type="currency" office:currency="EUR" office:value="2945627.65978119" calcext:value-type="currency">
            <text:p>2,945,628 €</text:p>
          </table:table-cell>
          <table:table-cell table:style-name="ce78"/>
          <table:table-cell table:style-name="ce77"/>
          <table:table-cell table:style-name="ce108"/>
          <table:table-cell table:style-name="ce78" table:number-columns-repeated="5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Vaxland</text:p>
          </table:table-cell>
          <table:table-cell table:style-name="ce144" table:formula="of:=[$Ekonomi.B14]" office:value-type="float" office:value="1622" calcext:value-type="float">
            <text:p>1,622 </text:p>
          </table:table-cell>
          <table:table-cell table:style-name="ce146" table:formula="of:=([.B101]/[.$B$106])*([.$B$95]-[.$B$97])" office:value-type="currency" office:currency="EUR" office:value="423865.157956721" calcext:value-type="currency">
            <text:p>423,865 €</text:p>
          </table:table-cell>
          <table:table-cell table:style-name="ce146" table:formula="of:=([.B101]/[.$B$106])*[.$O$15]" office:value-type="currency" office:currency="EUR" office:value="23302688.2219612" calcext:value-type="currency">
            <text:p>23,302,688 €</text:p>
          </table:table-cell>
          <table:table-cell table:style-name="ce148" office:value-type="percentage" office:value="0.0125" calcext:value-type="percentage">
            <text:p>1.25%</text:p>
          </table:table-cell>
          <table:table-cell table:style-name="ce146" table:formula="of:=[.D101]*[.E101]" office:value-type="currency" office:currency="EUR" office:value="291283.602774515" calcext:value-type="currency">
            <text:p>291,284 €</text:p>
          </table:table-cell>
          <table:table-cell table:style-name="ce163" table:formula="of:=[.B101]/[.$B$106]*[.$B$97]" office:value-type="currency" office:currency="EUR" office:value="1695460.63313169" calcext:value-type="currency">
            <text:p>1,695,461 €</text:p>
          </table:table-cell>
          <table:table-cell table:style-name="ce78" office:value-type="string" calcext:value-type="string">
            <text:p>Ansiosidonnainen työttömyysturva</text:p>
          </table:table-cell>
          <table:table-cell table:style-name="ce77"/>
          <table:table-cell table:style-name="ce78" office:value-type="string" calcext:value-type="string">
            <text:p>Peruskorvaus</text:p>
          </table:table-cell>
          <table:table-cell table:style-name="ce142" office:value-type="currency" office:currency="EUR" office:value="100" calcext:value-type="currency">
            <text:p>100 €</text:p>
          </table:table-cell>
          <table:table-cell table:style-name="ce142" office:value-type="string" calcext:value-type="string">
            <text:p>Keskiarvo</text:p>
          </table:table-cell>
          <table:table-cell table:style-name="ce77"/>
          <table:table-cell table:style-name="ce78"/>
          <table:table-cell table:style-name="ce142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Vendeldal</text:p>
          </table:table-cell>
          <table:table-cell table:style-name="ce144" table:formula="of:=[$Ekonomi.B15]" office:value-type="float" office:value="1365" calcext:value-type="float">
            <text:p>1,365 </text:p>
          </table:table-cell>
          <table:table-cell table:style-name="ce146" table:formula="of:=([.B102]/[.$B$106])*([.$B$95]-[.$B$97])" office:value-type="currency" office:currency="EUR" office:value="356705.265481458" calcext:value-type="currency">
            <text:p>356,705 €</text:p>
          </table:table-cell>
          <table:table-cell table:style-name="ce146" table:formula="of:=([.B102]/[.$B$106])*[.$O$15]" office:value-type="currency" office:currency="EUR" office:value="19610462.0363607" calcext:value-type="currency">
            <text:p>19,610,462 €</text:p>
          </table:table-cell>
          <table:table-cell table:style-name="ce148" office:value-type="percentage" office:value="0.0125" calcext:value-type="percentage">
            <text:p>1.25%</text:p>
          </table:table-cell>
          <table:table-cell table:style-name="ce146" table:formula="of:=[.D102]*[.E102]" office:value-type="currency" office:currency="EUR" office:value="245130.775454509" calcext:value-type="currency">
            <text:p>245,131 €</text:p>
          </table:table-cell>
          <table:table-cell table:style-name="ce163" table:formula="of:=[.B102]/[.$B$106]*[.$B$97]" office:value-type="currency" office:currency="EUR" office:value="1426821.06302389" calcext:value-type="currency">
            <text:p>1,426,821 €</text:p>
          </table:table-cell>
          <table:table-cell table:style-name="ce78" office:value-type="string" calcext:value-type="string">
            <text:p>Työttömät</text:p>
          </table:table-cell>
          <table:table-cell table:style-name="ce149" table:formula="of:=[$Ekonomi.B5]" office:value-type="float" office:value="546.964" calcext:value-type="float">
            <text:p>547 </text:p>
          </table:table-cell>
          <table:table-cell table:style-name="ce78" office:value-type="string" calcext:value-type="string">
            <text:p>Työttömyyskorvaus</text:p>
          </table:table-cell>
          <table:table-cell table:style-name="ce108" office:value-type="percentage" office:value="0.25" calcext:value-type="percentage">
            <text:p>25.00%</text:p>
          </table:table-cell>
          <table:table-cell table:style-name="ce150" table:formula="of:=[.K109]/[.J94]" office:value-type="currency" office:currency="EUR" office:value="5580.613962" calcext:value-type="currency">
            <text:p>5,581 €</text:p>
          </table:table-cell>
          <table:table-cell table:style-name="ce77"/>
          <table:table-cell table:style-name="ce78"/>
          <table:table-cell table:style-name="ce77" table:number-columns-repeated="26"/>
          <table:table-cell table:number-columns-repeated="984"/>
        </table:table-row>
        <table:table-row table:style-name="ro1">
          <table:table-cell table:style-name="ce78" office:value-type="string" calcext:value-type="string">
            <text:p>Gamlöland</text:p>
          </table:table-cell>
          <table:table-cell table:style-name="ce144" table:formula="of:=[$Ekonomi.B16]" office:value-type="float" office:value="1394" calcext:value-type="float">
            <text:p>1,394 </text:p>
          </table:table-cell>
          <table:table-cell table:style-name="ce146" table:formula="of:=([.B103]/[.$B$106])*([.$B$95]-[.$B$97])" office:value-type="currency" office:currency="EUR" office:value="364283.619107071" calcext:value-type="currency">
            <text:p>364,284 €</text:p>
          </table:table-cell>
          <table:table-cell table:style-name="ce146" table:formula="of:=([.B103]/[.$B$106])*[.$O$15]" office:value-type="currency" office:currency="EUR" office:value="20027094.5631405" calcext:value-type="currency">
            <text:p>20,027,095 €</text:p>
          </table:table-cell>
          <table:table-cell table:style-name="ce148" office:value-type="percentage" office:value="0.02" calcext:value-type="percentage">
            <text:p>2.00%</text:p>
          </table:table-cell>
          <table:table-cell table:style-name="ce146" table:formula="of:=[.D103]*[.E103]" office:value-type="currency" office:currency="EUR" office:value="400541.891262811" calcext:value-type="currency">
            <text:p>400,542 €</text:p>
          </table:table-cell>
          <table:table-cell table:style-name="ce163" table:formula="of:=[.B103]/[.$B$106]*[.$B$97]" office:value-type="currency" office:currency="EUR" office:value="1457134.47754967" calcext:value-type="currency">
            <text:p>1,457,134 €</text:p>
          </table:table-cell>
          <table:table-cell table:style-name="ce107" office:value-type="string" calcext:value-type="string">
            <text:p>Vuositulot</text:p>
          </table:table-cell>
          <table:table-cell table:style-name="ce107" office:value-type="string" calcext:value-type="string">
            <text:p>Työttömät</text:p>
          </table:table-cell>
          <table:table-cell table:style-name="ce107" office:value-type="string" calcext:value-type="string">
            <text:p>Tuloluokkatulot</text:p>
          </table:table-cell>
          <table:table-cell table:style-name="ce84" office:value-type="string" calcext:value-type="string">
            <text:p>Maksettava ATT</text:p>
          </table:table-cell>
          <table:table-cell table:style-name="ce249" office:value-type="string" calcext:value-type="string">
            <text:p>Maksettava ATT / saaja</text:p>
          </table:table-cell>
          <table:table-cell table:style-name="ce78" table:number-columns-repeated="2"/>
          <table:table-cell table:style-name="ce142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Aurland</text:p>
          </table:table-cell>
          <table:table-cell table:style-name="ce144" table:formula="of:=[$Ekonomi.B17]" office:value-type="float" office:value="452" calcext:value-type="float">
            <text:p>452 </text:p>
          </table:table-cell>
          <table:table-cell table:style-name="ce146" table:formula="of:=([.B104]/[.$B$106])*([.$B$95]-[.$B$97])" office:value-type="currency" office:currency="EUR" office:value="118117.787544043" calcext:value-type="currency">
            <text:p>118,118 €</text:p>
          </table:table-cell>
          <table:table-cell table:style-name="ce146" table:formula="of:=([.B104]/[.$B$106])*[.$O$15]" office:value-type="currency" office:currency="EUR" office:value="6493720.76222347" calcext:value-type="currency">
            <text:p>6,493,721 €</text:p>
          </table:table-cell>
          <table:table-cell table:style-name="ce148" office:value-type="percentage" office:value="0.0125" calcext:value-type="percentage">
            <text:p>1.25%</text:p>
          </table:table-cell>
          <table:table-cell table:style-name="ce146" table:formula="of:=[.D104]*[.E104]" office:value-type="currency" office:currency="EUR" office:value="81171.5095277934" calcext:value-type="currency">
            <text:p>81,172 €</text:p>
          </table:table-cell>
          <table:table-cell table:style-name="ce163" table:formula="of:=[.B104]/[.$B$106]*[.$B$97]" office:value-type="currency" office:currency="EUR" office:value="472471.15053978" calcext:value-type="currency">
            <text:p>472,471 €</text:p>
          </table:table-cell>
          <table:table-cell table:style-name="ce163" office:value-type="currency" office:currency="EUR" office:value="6216" calcext:value-type="currency">
            <text:p>6,216 €</text:p>
          </table:table-cell>
          <table:table-cell table:style-name="ce244" table:formula="of:=[.$B17]*[.$I$102]" office:value-type="float" office:value="129.822195232953" calcext:value-type="float">
            <text:p>130</text:p>
          </table:table-cell>
          <table:table-cell table:style-name="ce146" table:formula="of:=[.H104]*[.I104]" office:value-type="currency" office:currency="EUR" office:value="806974.765568038" calcext:value-type="currency">
            <text:p>806,975 €</text:p>
          </table:table-cell>
          <table:table-cell table:style-name="ce142" table:formula="of:=[.$K$101]*[.I104]+[.$K$102]*[.J104]" office:value-type="currency" office:currency="EUR" office:value="214725.910915305" calcext:value-type="currency">
            <text:p>214,726 €</text:p>
          </table:table-cell>
          <table:table-cell table:style-name="ce142" table:formula="of:=[.K104]/[.I104]" office:value-type="currency" office:currency="EUR" office:value="1654" calcext:value-type="currency">
            <text:p>1,654 €</text:p>
          </table:table-cell>
          <table:table-cell table:style-name="ce77"/>
          <table:table-cell table:style-name="ce78" table:number-columns-repeated="2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Korsdal</text:p>
          </table:table-cell>
          <table:table-cell table:style-name="ce144" table:formula="of:=[$Ekonomi.B18]" office:value-type="float" office:value="360" calcext:value-type="float">
            <text:p>360 </text:p>
          </table:table-cell>
          <table:table-cell table:style-name="ce146" table:formula="of:=([.B105]/[.$B$106])*([.$B$95]-[.$B$97])" office:value-type="currency" office:currency="EUR" office:value="94076.1139731317" calcext:value-type="currency">
            <text:p>94,076 €</text:p>
          </table:table-cell>
          <table:table-cell table:style-name="ce146" table:formula="of:=([.B105]/[.$B$106])*[.$O$15]" office:value-type="currency" office:currency="EUR" office:value="5171989.98761162" calcext:value-type="currency">
            <text:p>5,171,990 €</text:p>
          </table:table-cell>
          <table:table-cell table:style-name="ce148" office:value-type="percentage" office:value="0.02" calcext:value-type="percentage">
            <text:p>2.00%</text:p>
          </table:table-cell>
          <table:table-cell table:style-name="ce146" table:formula="of:=[.D105]*[.E105]" office:value-type="currency" office:currency="EUR" office:value="103439.799752232" calcext:value-type="currency">
            <text:p>103,440 €</text:p>
          </table:table-cell>
          <table:table-cell table:style-name="ce163" table:formula="of:=[.B105]/[.$B$106]*[.$B$97]" office:value-type="currency" office:currency="EUR" office:value="376304.456182125" calcext:value-type="currency">
            <text:p>376,304 €</text:p>
          </table:table-cell>
          <table:table-cell table:style-name="ce163" office:value-type="currency" office:currency="EUR" office:value="12432" calcext:value-type="currency">
            <text:p>12,432 €</text:p>
          </table:table-cell>
          <table:table-cell table:style-name="ce244" table:formula="of:=[.$B18]*[.$I$102]" office:value-type="float" office:value="195.119919072186" calcext:value-type="float">
            <text:p>195</text:p>
          </table:table-cell>
          <table:table-cell table:style-name="ce146" table:formula="of:=[.H105]*[.I105]" office:value-type="currency" office:currency="EUR" office:value="2425730.83390541" calcext:value-type="currency">
            <text:p>2,425,731 €</text:p>
          </table:table-cell>
          <table:table-cell table:style-name="ce142" table:formula="of:=[.$K$101]*[.I105]+[.$K$102]*[.J105]" office:value-type="currency" office:currency="EUR" office:value="625944.700383571" calcext:value-type="currency">
            <text:p>625,945 €</text:p>
          </table:table-cell>
          <table:table-cell table:style-name="ce142" table:formula="of:=[.K105]/[.I105]" office:value-type="currency" office:currency="EUR" office:value="3208" calcext:value-type="currency">
            <text:p>3,208 €</text:p>
          </table:table-cell>
          <table:table-cell table:style-name="ce77"/>
          <table:table-cell table:style-name="ce78"/>
          <table:table-cell table:style-name="ce142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7"/>
          <table:table-cell table:style-name="ce149" table:formula="of:=SUM([.B99:.B105])" office:value-type="float" office:value="12431" calcext:value-type="float">
            <text:p>12,431 </text:p>
          </table:table-cell>
          <table:table-cell table:style-name="ce142" table:formula="of:=SUM([.C99:.C105])" office:value-type="currency" office:currency="EUR" office:value="3248500.48" calcext:value-type="currency">
            <text:p>3,248,500 €</text:p>
          </table:table-cell>
          <table:table-cell table:style-name="ce77"/>
          <table:table-cell table:style-name="ce78" table:number-columns-repeated="2"/>
          <table:table-cell table:style-name="ce77"/>
          <table:table-cell table:style-name="ce163" office:value-type="currency" office:currency="EUR" office:value="24864" calcext:value-type="currency">
            <text:p>24,864 €</text:p>
          </table:table-cell>
          <table:table-cell table:style-name="ce244" table:formula="of:=[.$B19]*[.$I$102]" office:value-type="float" office:value="143.659804767047" calcext:value-type="float">
            <text:p>144</text:p>
          </table:table-cell>
          <table:table-cell table:style-name="ce146" table:formula="of:=[.H106]*[.I106]" office:value-type="currency" office:currency="EUR" office:value="3571957.38572785" calcext:value-type="currency">
            <text:p>3,571,957 €</text:p>
          </table:table-cell>
          <table:table-cell table:style-name="ce142" table:formula="of:=[.$K$101]*[.I106]+[.$K$102]*[.J106]" office:value-type="currency" office:currency="EUR" office:value="907355.326908667" calcext:value-type="currency">
            <text:p>907,355 €</text:p>
          </table:table-cell>
          <table:table-cell table:style-name="ce142" table:formula="of:=[.K106]/[.I106]" office:value-type="currency" office:currency="EUR" office:value="6316" calcext:value-type="currency">
            <text:p>6,316 €</text:p>
          </table:table-cell>
          <table:table-cell table:style-name="ce77"/>
          <table:table-cell table:style-name="ce78"/>
          <table:table-cell table:style-name="ce77" table:number-columns-repeated="26"/>
          <table:table-cell table:number-columns-repeated="984"/>
        </table:table-row>
        <table:table-row table:style-name="ro1">
          <table:table-cell table:style-name="ce77" table:number-columns-repeated="5"/>
          <table:table-cell table:style-name="ce206"/>
          <table:table-cell table:style-name="ce141"/>
          <table:table-cell table:style-name="ce163" office:value-type="currency" office:currency="EUR" office:value="49728" calcext:value-type="currency">
            <text:p>49,728 €</text:p>
          </table:table-cell>
          <table:table-cell table:style-name="ce244" table:formula="of:=[.$B20]*[.$I$102]" office:value-type="float" office:value="52.4422652189562" calcext:value-type="float">
            <text:p>52</text:p>
          </table:table-cell>
          <table:table-cell table:style-name="ce146" table:formula="of:=[.H107]*[.I107]" office:value-type="currency" office:currency="EUR" office:value="2607848.96480826" calcext:value-type="currency">
            <text:p>2,607,849 €</text:p>
          </table:table-cell>
          <table:table-cell table:style-name="ce142" table:formula="of:=[.$K$101]*[.I107]+[.$K$102]*[.J107]" office:value-type="currency" office:currency="EUR" office:value="657206.46772396" calcext:value-type="currency">
            <text:p>657,206 €</text:p>
          </table:table-cell>
          <table:table-cell table:style-name="ce142" table:formula="of:=[.K107]/[.I107]" office:value-type="currency" office:currency="EUR" office:value="12532" calcext:value-type="currency">
            <text:p>12,532 €</text:p>
          </table:table-cell>
          <table:table-cell table:style-name="ce78" table:number-columns-repeated="3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84" office:value-type="string" calcext:value-type="string">
            <text:p>JORDBRUKSSTÖDER</text:p>
          </table:table-cell>
          <table:table-cell table:style-name="ce77" table:number-columns-repeated="4"/>
          <table:table-cell table:style-name="ce107" office:value-type="string" calcext:value-type="string">
            <text:p>ÅRLIGA INKOMSTER</text:p>
          </table:table-cell>
          <table:table-cell table:style-name="ce77"/>
          <table:table-cell table:style-name="ce163" office:value-type="currency" office:currency="EUR" office:value="99456" calcext:value-type="currency">
            <text:p>99,456 €</text:p>
          </table:table-cell>
          <table:table-cell table:style-name="ce244" table:formula="of:=[.$B21]*[.$I$102]" office:value-type="float" office:value="25.9198157088582" calcext:value-type="float">
            <text:p>26</text:p>
          </table:table-cell>
          <table:table-cell table:style-name="ce146" table:formula="of:=[.H108]*[.I108]" office:value-type="currency" office:currency="EUR" office:value="2577881.1911402" calcext:value-type="currency">
            <text:p>2,577,881 €</text:p>
          </table:table-cell>
          <table:table-cell table:style-name="ce142" table:formula="of:=[.$K$101]*[.I108]+[.$K$102]*[.J108]" office:value-type="currency" office:currency="EUR" office:value="647062.279355937" calcext:value-type="currency">
            <text:p>647,062 €</text:p>
          </table:table-cell>
          <table:table-cell table:style-name="ce142" table:formula="of:=[.K108]/[.I108]" office:value-type="currency" office:currency="EUR" office:value="24964" calcext:value-type="currency">
            <text:p>24,964 €</text:p>
          </table:table-cell>
          <table:table-cell table:style-name="ce77"/>
          <table:table-cell table:style-name="ce78"/>
          <table:table-cell table:style-name="ce142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Tuotantoeläintuki</text:p>
          </table:table-cell>
          <table:table-cell table:style-name="ce78" office:value-type="string" calcext:value-type="string">
            <text:p>Tuki</text:p>
          </table:table-cell>
          <table:table-cell table:style-name="ce78" office:value-type="string" calcext:value-type="string">
            <text:p>Saajat</text:p>
          </table:table-cell>
          <table:table-cell table:style-name="ce78" office:value-type="string" calcext:value-type="string">
            <text:p>Yhteensä</text:p>
          </table:table-cell>
          <table:table-cell table:style-name="ce78" office:value-type="string" calcext:value-type="string">
            <text:p>Med inflationsindexet</text:p>
          </table:table-cell>
          <table:table-cell table:style-name="ce163" table:formula="of:=[.G2]" office:value-type="currency" office:currency="EUR" office:value="7824" calcext:value-type="currency">
            <text:p>7,824 €</text:p>
          </table:table-cell>
          <table:table-cell table:style-name="ce115" table:formula="of:=[.G87]/[.F87]" office:value-type="percentage" office:value="0.573832303732304" calcext:value-type="percentage">
            <text:p>57.38%</text:p>
          </table:table-cell>
          <table:table-cell table:style-name="ce163"/>
          <table:table-cell table:style-name="ce244"/>
          <table:table-cell table:style-name="ce147"/>
          <table:table-cell table:style-name="ce142" table:formula="of:=SUM([.K100:.K108])" office:value-type="currency" office:currency="EUR" office:value="3052394.935" calcext:value-type="currency">
            <text:p>3,052,395 €</text:p>
          </table:table-cell>
          <table:table-cell table:style-name="ce77" table:number-columns-repeated="2"/>
          <table:table-cell table:style-name="ce78"/>
          <table:table-cell table:style-name="ce77" table:number-columns-repeated="26"/>
          <table:table-cell table:number-columns-repeated="984"/>
        </table:table-row>
        <table:table-row table:style-name="ro1">
          <table:table-cell table:style-name="ce78" office:value-type="string" calcext:value-type="string">
            <text:p>Sika</text:p>
          </table:table-cell>
          <table:table-cell table:style-name="ce142" office:value-type="currency" office:currency="EUR" office:value="100" calcext:value-type="currency">
            <text:p>100 €</text:p>
          </table:table-cell>
          <table:table-cell table:style-name="ce78" office:value-type="float" office:value="700" calcext:value-type="float">
            <text:p>700</text:p>
          </table:table-cell>
          <table:table-cell table:style-name="ce150" table:formula="of:=[.B110]*[.C110]" office:value-type="currency" office:currency="EUR" office:value="70000" calcext:value-type="currency">
            <text:p>70,000 €</text:p>
          </table:table-cell>
          <table:table-cell table:style-name="ce150" table:formula="of:=[.D110]*(1+[.$F$118])" office:value-type="currency" office:currency="EUR" office:value="71365" calcext:value-type="currency">
            <text:p>71,365 €</text:p>
          </table:table-cell>
          <table:table-cell table:style-name="ce163" table:formula="of:=[.G3]" office:value-type="currency" office:currency="EUR" office:value="14943.84" calcext:value-type="currency">
            <text:p>14,944 €</text:p>
          </table:table-cell>
          <table:table-cell table:style-name="ce115" table:formula="of:=[.G88]/[.F88]" office:value-type="percentage" office:value="0.484466151866152" calcext:value-type="percentage">
            <text:p>48.45%</text:p>
          </table:table-cell>
          <table:table-cell table:style-name="ce225" office:value-type="string" calcext:value-type="string">
            <text:p>ATT:n vuosiporras</text:p>
          </table:table-cell>
          <table:table-cell table:style-name="ce245" office:value-type="string" calcext:value-type="string">
            <text:p>ATT korvausosuus</text:p>
          </table:table-cell>
          <table:table-cell table:style-name="ce147"/>
          <table:table-cell table:style-name="ce78"/>
          <table:table-cell table:style-name="ce142"/>
          <table:table-cell table:style-name="ce78" table:number-columns-repeated="2"/>
          <table:table-cell table:style-name="ce142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Lehmä / nauta</text:p>
          </table:table-cell>
          <table:table-cell table:style-name="ce142" office:value-type="currency" office:currency="EUR" office:value="120" calcext:value-type="currency">
            <text:p>120 €</text:p>
          </table:table-cell>
          <table:table-cell table:style-name="ce78" office:value-type="float" office:value="700" calcext:value-type="float">
            <text:p>700</text:p>
          </table:table-cell>
          <table:table-cell table:style-name="ce150" table:formula="of:=[.B111]*[.C111]" office:value-type="currency" office:currency="EUR" office:value="84000" calcext:value-type="currency">
            <text:p>84,000 €</text:p>
          </table:table-cell>
          <table:table-cell table:style-name="ce150" table:formula="of:=[.D111]*(1+[.$F$118])" office:value-type="currency" office:currency="EUR" office:value="85638" calcext:value-type="currency">
            <text:p>85,638 €</text:p>
          </table:table-cell>
          <table:table-cell table:style-name="ce163" table:formula="of:=[.G4]" office:value-type="currency" office:currency="EUR" office:value="28542.7344" calcext:value-type="currency">
            <text:p>28,543 €</text:p>
          </table:table-cell>
          <table:table-cell table:style-name="ce115" table:formula="of:=[.G89]/[.F89]" office:value-type="percentage" office:value="0.439783075933076" calcext:value-type="percentage">
            <text:p>43.98%</text:p>
          </table:table-cell>
          <table:table-cell table:style-name="ce226" office:value-type="percentage" office:value="0.5" calcext:value-type="percentage">
            <text:p>50%</text:p>
          </table:table-cell>
          <table:table-cell table:style-name="ce226" office:value-type="percentage" office:value="1" calcext:value-type="percentage">
            <text:p>100%</text:p>
          </table:table-cell>
          <table:table-cell table:style-name="ce77"/>
          <table:table-cell table:style-name="ce78"/>
          <table:table-cell table:style-name="ce142"/>
          <table:table-cell table:style-name="ce77"/>
          <table:table-cell table:style-name="ce78"/>
          <table:table-cell table:style-name="ce142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Hevonen</text:p>
          </table:table-cell>
          <table:table-cell table:style-name="ce142" office:value-type="currency" office:currency="EUR" office:value="150" calcext:value-type="currency">
            <text:p>150 €</text:p>
          </table:table-cell>
          <table:table-cell table:style-name="ce78" office:value-type="float" office:value="700" calcext:value-type="float">
            <text:p>700</text:p>
          </table:table-cell>
          <table:table-cell table:style-name="ce150" table:formula="of:=[.B112]*[.C112]" office:value-type="currency" office:currency="EUR" office:value="105000" calcext:value-type="currency">
            <text:p>105,000 €</text:p>
          </table:table-cell>
          <table:table-cell table:style-name="ce150" table:formula="of:=[.D112]*(1+[.$F$118])" office:value-type="currency" office:currency="EUR" office:value="107047.5" calcext:value-type="currency">
            <text:p>107,048 €</text:p>
          </table:table-cell>
          <table:table-cell table:style-name="ce163" table:formula="of:=[.G5]" office:value-type="currency" office:currency="EUR" office:value="54516.622704" calcext:value-type="currency">
            <text:p>54,517 €</text:p>
          </table:table-cell>
          <table:table-cell table:style-name="ce115" table:formula="of:=[.G90]/[.F90]" office:value-type="percentage" office:value="0.417441537966538" calcext:value-type="percentage">
            <text:p>41.74%</text:p>
          </table:table-cell>
          <table:table-cell table:style-name="ce226" office:value-type="percentage" office:value="0.3" calcext:value-type="percentage">
            <text:p>30%</text:p>
          </table:table-cell>
          <table:table-cell table:style-name="ce226" office:value-type="percentage" office:value="0.8" calcext:value-type="percentage">
            <text:p>80%</text:p>
          </table:table-cell>
          <table:table-cell table:style-name="ce77"/>
          <table:table-cell table:style-name="ce78"/>
          <table:table-cell table:style-name="ce142"/>
          <table:table-cell table:style-name="ce77"/>
          <table:table-cell table:style-name="ce78"/>
          <table:table-cell table:style-name="ce142"/>
          <table:table-cell table:style-name="ce77" table:number-columns-repeated="25"/>
          <table:table-cell table:number-columns-repeated="984"/>
        </table:table-row>
        <table:table-row table:style-name="ro1">
          <table:table-cell table:style-name="ce78" office:value-type="string" calcext:value-type="string">
            <text:p>Kana</text:p>
          </table:table-cell>
          <table:table-cell table:style-name="ce142" office:value-type="currency" office:currency="EUR" office:value="20" calcext:value-type="currency">
            <text:p>20 €</text:p>
          </table:table-cell>
          <table:table-cell table:style-name="ce78" office:value-type="float" office:value="1400" calcext:value-type="float">
            <text:p>1400</text:p>
          </table:table-cell>
          <table:table-cell table:style-name="ce150" table:formula="of:=[.B113]*[.C113]" office:value-type="currency" office:currency="EUR" office:value="28000" calcext:value-type="currency">
            <text:p>28,000 €</text:p>
          </table:table-cell>
          <table:table-cell table:style-name="ce150" table:formula="of:=[.D113]*(1+[.$F$118])" office:value-type="currency" office:currency="EUR" office:value="28546" calcext:value-type="currency">
            <text:p>28,546 €</text:p>
          </table:table-cell>
          <table:table-cell table:style-name="ce163" table:formula="of:=[.G6]" office:value-type="currency" office:currency="EUR" office:value="104126.74936464" calcext:value-type="currency">
            <text:p>104,127 €</text:p>
          </table:table-cell>
          <table:table-cell table:style-name="ce115" table:formula="of:=[.G91]/[.F91]" office:value-type="percentage" office:value="0.406270768983269" calcext:value-type="percentage">
            <text:p>40.63%</text:p>
          </table:table-cell>
          <table:table-cell table:style-name="ce226" office:value-type="percentage" office:value="0.2" calcext:value-type="percentage">
            <text:p>20%</text:p>
          </table:table-cell>
          <table:table-cell table:style-name="ce226" office:value-type="percentage" office:value="0.6" calcext:value-type="percentage">
            <text:p>60%</text:p>
          </table:table-cell>
          <table:table-cell table:style-name="ce78"/>
          <table:table-cell table:style-name="ce77" table:number-columns-repeated="2"/>
          <table:table-cell table:style-name="ce78"/>
          <table:table-cell table:style-name="ce77" table:number-columns-repeated="27"/>
          <table:table-cell table:number-columns-repeated="984"/>
        </table:table-row>
        <table:table-row table:style-name="ro1">
          <table:table-cell table:style-name="ce78" office:value-type="string" calcext:value-type="string">
            <text:p>Viljelytuki</text:p>
          </table:table-cell>
          <table:table-cell table:style-name="ce150"/>
          <table:table-cell table:style-name="ce77"/>
          <table:table-cell table:style-name="ce150" table:formula="of:=[.B114]*[.C114]" office:value-type="currency" office:currency="EUR" office:value="0" calcext:value-type="currency">
            <text:p>0 €</text:p>
          </table:table-cell>
          <table:table-cell table:style-name="ce150" table:formula="of:=[.D114]*(1+[.$F$118])" office:value-type="currency" office:currency="EUR" office:value="0" calcext:value-type="currency">
            <text:p>0 €</text:p>
          </table:table-cell>
          <table:table-cell table:style-name="ce163" table:formula="of:=[.G7]" office:value-type="currency" office:currency="EUR" office:value="198882.091286463" calcext:value-type="currency">
            <text:p>198,882 €</text:p>
          </table:table-cell>
          <table:table-cell table:style-name="ce115" table:formula="of:=[.G92]/[.F92]" office:value-type="percentage" office:value="0.400685384491634" calcext:value-type="percentage">
            <text:p>40.07%</text:p>
          </table:table-cell>
          <table:table-cell table:style-name="ce141"/>
          <table:table-cell table:style-name="ce226"/>
          <table:table-cell table:style-name="ce77" table:number-columns-repeated="31"/>
          <table:table-cell table:number-columns-repeated="984"/>
        </table:table-row>
        <table:table-row table:style-name="ro1">
          <table:table-cell table:style-name="ce85" office:value-type="string" calcext:value-type="string">
            <text:p>Peltotuki</text:p>
          </table:table-cell>
          <table:table-cell table:style-name="ce151" office:value-type="currency" office:currency="EUR" office:value="20" calcext:value-type="currency">
            <text:p>20 €</text:p>
          </table:table-cell>
          <table:table-cell table:style-name="ce85" office:value-type="float" office:value="18000" calcext:value-type="float">
            <text:p>18000</text:p>
          </table:table-cell>
          <table:table-cell table:style-name="ce178" table:formula="of:=[.B115]*[.C115]" office:value-type="currency" office:currency="EUR" office:value="360000" calcext:value-type="currency">
            <text:p>360,000 €</text:p>
          </table:table-cell>
          <table:table-cell table:style-name="ce178" table:formula="of:=[.D115]*(1+[.$F$118])" office:value-type="currency" office:currency="EUR" office:value="367020" calcext:value-type="currency">
            <text:p>367,020 €</text:p>
          </table:table-cell>
          <table:table-cell table:style-name="ce163" table:formula="of:=[.G8]" office:value-type="currency" office:currency="EUR" office:value="379864.794357143" calcext:value-type="currency">
            <text:p>379,865 €</text:p>
          </table:table-cell>
          <table:table-cell table:style-name="ce115" table:formula="of:=[.G93]/[.F93]" office:value-type="percentage" office:value="0.397892692245817" calcext:value-type="percentage">
            <text:p>39.79%</text:p>
          </table:table-cell>
          <table:table-cell table:style-name="ce141"/>
          <table:table-cell table:style-name="ce226"/>
          <table:table-cell table:style-name="ce77" table:number-columns-repeated="31"/>
          <table:table-cell table:number-columns-repeated="984"/>
        </table:table-row>
        <table:table-row table:style-name="ro1">
          <table:table-cell table:style-name="ce77" table:number-columns-repeated="3"/>
          <table:table-cell table:style-name="ce150" table:formula="of:=SUM([.D110:.D115])" office:value-type="currency" office:currency="EUR" office:value="647000" calcext:value-type="currency">
            <text:p>647,000 €</text:p>
          </table:table-cell>
          <table:table-cell table:style-name="ce150" table:formula="of:=SUM([.E110:.E115])" office:value-type="currency" office:currency="EUR" office:value="659616.5" calcext:value-type="currency">
            <text:p>659,617 €</text:p>
          </table:table-cell>
          <table:table-cell table:style-name="ce140"/>
          <table:table-cell table:style-name="ce141" table:number-columns-repeated="3"/>
          <table:table-cell table:style-name="ce77" table:number-columns-repeated="31"/>
          <table:table-cell table:number-columns-repeated="984"/>
        </table:table-row>
        <table:table-row table:style-name="ro1">
          <table:table-cell table:style-name="ce84" office:value-type="string" calcext:value-type="string">
            <text:p>VALFINANSIERING</text:p>
          </table:table-cell>
          <table:table-cell table:style-name="ce77" table:number-columns-repeated="4"/>
          <table:table-cell table:style-name="ce140"/>
          <table:table-cell table:style-name="ce141" table:number-columns-repeated="3"/>
          <table:table-cell table:style-name="ce77" table:number-columns-repeated="31"/>
          <table:table-cell table:number-columns-repeated="984"/>
        </table:table-row>
        <table:table-row table:style-name="ro1">
          <table:table-cell table:style-name="ce78" office:value-type="string" calcext:value-type="string">
            <text:p>Parti</text:p>
          </table:table-cell>
          <table:table-cell table:style-name="ce78" office:value-type="string" calcext:value-type="string">
            <text:p>Ledamotsstöd</text:p>
          </table:table-cell>
          <table:table-cell table:style-name="ce78" office:value-type="string" calcext:value-type="string">
            <text:p>Röststöd</text:p>
          </table:table-cell>
          <table:table-cell table:style-name="ce78" office:value-type="string" calcext:value-type="string">
            <text:p>Totalt</text:p>
          </table:table-cell>
          <table:table-cell table:style-name="ce77"/>
          <table:table-cell table:style-name="ce108" office:value-type="percentage" office:value="0.0195" calcext:value-type="percentage">
            <text:p>1.95%</text:p>
          </table:table-cell>
          <table:table-cell table:style-name="ce77" table:number-columns-repeated="34"/>
          <table:table-cell table:number-columns-repeated="984"/>
        </table:table-row>
        <table:table-row table:style-name="ro1">
          <table:table-cell table:style-name="ce78" office:value-type="string" calcext:value-type="string">
            <office:annotation draw:style-name="gr3" draw:text-style-name="P3" svg:width="480.64pt" svg:height="42.75pt" svg:x="197.35pt" svg:y="1881.75pt" draw:caption-point-x="-11.54pt" draw:caption-point-y="-22.99pt">
              <dc:date>2023-06-23T00:00:00</dc:date>
              <text:p text:style-name="P2">Sosialistiska Folkpartiet</text:p>
              <text:p text:style-name="P2"><text:tab/>-Niilo Nevalainen</text:p>
            </office:annotation>
            <text:p>SFO</text:p>
          </table:table-cell>
          <table:table-cell table:style-name="ce150" table:formula="of:=5000*[$Politiker.G23]" office:value-type="currency" office:currency="EUR" office:value="60000" calcext:value-type="currency">
            <text:p>60,000 €</text:p>
          </table:table-cell>
          <table:table-cell table:style-name="ce150" table:formula="of:=50*[$Politiker.H23]" office:value-type="currency" office:currency="EUR" office:value="90770.26471" calcext:value-type="currency">
            <text:p>90,770 €</text:p>
          </table:table-cell>
          <table:table-cell table:style-name="ce150" table:formula="of:=SUM([.B119:.C119])" office:value-type="currency" office:currency="EUR" office:value="150770.26471" calcext:value-type="currency">
            <text:p>150,770 €</text:p>
          </table:table-cell>
          <table:table-cell/>
          <table:table-cell table:style-name="ce77" table:number-columns-repeated="35"/>
          <table:table-cell table:number-columns-repeated="984"/>
        </table:table-row>
        <table:table-row table:style-name="ro1">
          <table:table-cell table:style-name="ce108" office:value-type="string" calcext:value-type="string">
            <office:annotation draw:style-name="gr2" draw:text-style-name="P3" svg:width="480.64pt" svg:height="42.72pt" svg:x="197.35pt" svg:y="1897.51pt" draw:caption-point-x="-11.54pt" draw:caption-point-y="-22.99pt">
              <dc:date>2023-06-23T00:00:00</dc:date>
              <text:p text:style-name="P2">Demokratipartiet</text:p>
              <text:p text:style-name="P2"><text:tab/>-Niilo Nevalainen</text:p>
            </office:annotation>
            <text:p>DEM</text:p>
          </table:table-cell>
          <table:table-cell table:style-name="ce150" table:formula="of:=5000*[$Politiker.G24]" office:value-type="currency" office:currency="EUR" office:value="30000" calcext:value-type="currency">
            <text:p>30,000 €</text:p>
          </table:table-cell>
          <table:table-cell table:style-name="ce150" table:formula="of:=50*[$Politiker.H24]" office:value-type="currency" office:currency="EUR" office:value="62345.20206" calcext:value-type="currency">
            <text:p>62,345 €</text:p>
          </table:table-cell>
          <table:table-cell table:style-name="ce150" table:formula="of:=SUM([.B120:.C120])" office:value-type="currency" office:currency="EUR" office:value="92345.20206" calcext:value-type="currency">
            <text:p>92,345 €</text:p>
          </table:table-cell>
          <table:table-cell/>
          <table:table-cell table:style-name="ce77" table:number-columns-repeated="35"/>
          <table:table-cell table:number-columns-repeated="984"/>
        </table:table-row>
        <table:table-row table:style-name="ro1">
          <table:table-cell table:style-name="ce78" office:value-type="string" calcext:value-type="string">
            <office:annotation draw:style-name="gr3" draw:text-style-name="P3" svg:width="480.64pt" svg:height="42.75pt" svg:x="197.35pt" svg:y="1913.24pt" draw:caption-point-x="-11.54pt" draw:caption-point-y="-22.96pt">
              <dc:date>2023-06-23T00:00:00</dc:date>
              <text:p text:style-name="P2">Naturpartier</text:p>
              <text:p text:style-name="P2"><text:tab/>-Niilo Nevalainen</text:p>
            </office:annotation>
            <text:p>NP</text:p>
          </table:table-cell>
          <table:table-cell table:style-name="ce150" table:formula="of:=5000*[$Politiker.G25]" office:value-type="currency" office:currency="EUR" office:value="15000" calcext:value-type="currency">
            <text:p>15,000 €</text:p>
          </table:table-cell>
          <table:table-cell table:style-name="ce150" table:formula="of:=50*[$Politiker.H25]" office:value-type="currency" office:currency="EUR" office:value="33159.1461" calcext:value-type="currency">
            <text:p>33,159 €</text:p>
          </table:table-cell>
          <table:table-cell table:style-name="ce150" table:formula="of:=SUM([.B121:.C121])" office:value-type="currency" office:currency="EUR" office:value="48159.1461" calcext:value-type="currency">
            <text:p>48,159 €</text:p>
          </table:table-cell>
          <table:table-cell/>
          <table:table-cell table:style-name="ce77" table:number-columns-repeated="35"/>
          <table:table-cell table:number-columns-repeated="984"/>
        </table:table-row>
        <table:table-row table:style-name="ro1">
          <table:table-cell table:style-name="ce78" office:value-type="string" calcext:value-type="string">
            <office:annotation draw:style-name="gr3" draw:text-style-name="P3" svg:width="480.64pt" svg:height="42.75pt" svg:x="197.35pt" svg:y="1929pt" draw:caption-point-x="-11.54pt" draw:caption-point-y="-22.99pt">
              <dc:date>2023-06-23T00:00:00</dc:date>
              <text:p text:style-name="P2">Landens Förbundet</text:p>
              <text:p text:style-name="P2"><text:tab/>-Niilo Nevalainen</text:p>
            </office:annotation>
            <text:p>LAF</text:p>
          </table:table-cell>
          <table:table-cell table:style-name="ce150" table:formula="of:=5000*[$Politiker.G26]" office:value-type="currency" office:currency="EUR" office:value="25000" calcext:value-type="currency">
            <text:p>25,000 €</text:p>
          </table:table-cell>
          <table:table-cell table:style-name="ce150" table:formula="of:=50*[$Politiker.H26]" office:value-type="currency" office:currency="EUR" office:value="35842.92731" calcext:value-type="currency">
            <text:p>35,843 €</text:p>
          </table:table-cell>
          <table:table-cell table:style-name="ce150" table:formula="of:=SUM([.B122:.C122])" office:value-type="currency" office:currency="EUR" office:value="60842.92731" calcext:value-type="currency">
            <text:p>60,843 €</text:p>
          </table:table-cell>
          <table:table-cell/>
          <table:table-cell table:style-name="ce140"/>
          <table:table-cell table:style-name="ce141" table:number-columns-repeated="3"/>
          <table:table-cell table:style-name="ce77" table:number-columns-repeated="31"/>
          <table:table-cell table:number-columns-repeated="984"/>
        </table:table-row>
        <table:table-row table:style-name="ro1">
          <table:table-cell table:style-name="ce78" office:value-type="string" calcext:value-type="string">
            <office:annotation draw:style-name="gr3" draw:text-style-name="P3" svg:width="480.64pt" svg:height="42.75pt" svg:x="197.35pt" svg:y="1944.74pt" draw:caption-point-x="-11.54pt" draw:caption-point-y="-22.96pt">
              <dc:date>2023-06-23T00:00:00</dc:date>
              <text:p text:style-name="P2">Kristdemokratiska Unionen</text:p>
              <text:p text:style-name="P2"><text:tab/>-Niilo Nevalainen</text:p>
            </office:annotation>
            <text:p>KDU</text:p>
          </table:table-cell>
          <table:table-cell table:style-name="ce150" table:formula="of:=5000*[$Politiker.G27]" office:value-type="currency" office:currency="EUR" office:value="30000" calcext:value-type="currency">
            <text:p>30,000 €</text:p>
          </table:table-cell>
          <table:table-cell table:style-name="ce150" table:formula="of:=50*[$Politiker.H27]" office:value-type="currency" office:currency="EUR" office:value="54133.13486" calcext:value-type="currency">
            <text:p>54,133 €</text:p>
          </table:table-cell>
          <table:table-cell table:style-name="ce150" table:formula="of:=SUM([.B123:.C123])" office:value-type="currency" office:currency="EUR" office:value="84133.13486" calcext:value-type="currency">
            <text:p>84,133 €</text:p>
          </table:table-cell>
          <table:table-cell/>
          <table:table-cell table:style-name="ce77" table:number-columns-repeated="35"/>
          <table:table-cell table:number-columns-repeated="984"/>
        </table:table-row>
        <table:table-row table:style-name="ro1">
          <table:table-cell table:style-name="ce108" office:value-type="string" calcext:value-type="string">
            <office:annotation draw:style-name="gr3" draw:text-style-name="P3" svg:width="480.64pt" svg:height="42.75pt" svg:x="197.35pt" svg:y="1960.5pt" draw:caption-point-x="-11.54pt" draw:caption-point-y="-22.99pt">
              <dc:date>2023-06-23T00:00:00</dc:date>
              <text:p text:style-name="P2">Liberala partiet</text:p>
              <text:p text:style-name="P2"><text:tab/>-Niilo Nevalainen</text:p>
            </office:annotation>
            <text:p>LIB</text:p>
          </table:table-cell>
          <table:table-cell table:style-name="ce150" table:formula="of:=5000*[$Politiker.G28]" office:value-type="currency" office:currency="EUR" office:value="65000" calcext:value-type="currency">
            <text:p>65,000 €</text:p>
          </table:table-cell>
          <table:table-cell table:style-name="ce150" table:formula="of:=50*[$Politiker.H28]" office:value-type="currency" office:currency="EUR" office:value="94448.47178" calcext:value-type="currency">
            <text:p>94,448 €</text:p>
          </table:table-cell>
          <table:table-cell table:style-name="ce150" table:formula="of:=SUM([.B124:.C124])" office:value-type="currency" office:currency="EUR" office:value="159448.47178" calcext:value-type="currency">
            <text:p>159,448 €</text:p>
          </table:table-cell>
          <table:table-cell/>
          <table:table-cell table:style-name="ce77" table:number-columns-repeated="35"/>
          <table:table-cell table:number-columns-repeated="984"/>
        </table:table-row>
        <table:table-row table:style-name="ro1">
          <table:table-cell table:style-name="ce108" office:value-type="string" calcext:value-type="string">
            <office:annotation draw:style-name="gr3" draw:text-style-name="P3" svg:width="480.64pt" svg:height="42.75pt" svg:x="197.35pt" svg:y="1976.26pt" draw:caption-point-x="-11.54pt" draw:caption-point-y="-22.99pt">
              <dc:date>2023-06-23T00:00:00</dc:date>
              <text:p text:style-name="P2">Fria demokratiska partiet</text:p>
              <text:p text:style-name="P2"><text:tab/>-Niilo Nevalainen</text:p>
            </office:annotation>
            <text:p>FDP</text:p>
          </table:table-cell>
          <table:table-cell table:style-name="ce150" table:formula="of:=5000*[$Politiker.G29]" office:value-type="currency" office:currency="EUR" office:value="45000" calcext:value-type="currency">
            <text:p>45,000 €</text:p>
          </table:table-cell>
          <table:table-cell table:style-name="ce150" table:formula="of:=50*[$Politiker.H29]" office:value-type="currency" office:currency="EUR" office:value="62877.98326" calcext:value-type="currency">
            <text:p>62,878 €</text:p>
          </table:table-cell>
          <table:table-cell table:style-name="ce150" table:formula="of:=SUM([.B125:.C125])" office:value-type="currency" office:currency="EUR" office:value="107877.98326" calcext:value-type="currency">
            <text:p>107,878 €</text:p>
          </table:table-cell>
          <table:table-cell/>
          <table:table-cell table:style-name="ce77" table:number-columns-repeated="35"/>
          <table:table-cell table:number-columns-repeated="984"/>
        </table:table-row>
        <table:table-row table:style-name="ro1">
          <table:table-cell table:style-name="ce78" office:value-type="string" calcext:value-type="string">
            <office:annotation draw:style-name="gr3" draw:text-style-name="P3" svg:width="480.64pt" svg:height="42.75pt" svg:x="197.35pt" svg:y="1991.99pt" draw:caption-point-x="-11.54pt" draw:caption-point-y="-22.96pt">
              <dc:date>2023-06-23T00:00:00</dc:date>
              <text:p text:style-name="P2">Fosterlandsfronten</text:p>
              <text:p text:style-name="P2"><text:tab/>-Niilo Nevalainen</text:p>
            </office:annotation>
            <text:p>FF</text:p>
          </table:table-cell>
          <table:table-cell table:style-name="ce150" table:formula="of:=5000*[$Politiker.G30]" office:value-type="currency" office:currency="EUR" office:value="30000" calcext:value-type="currency">
            <text:p>30,000 €</text:p>
          </table:table-cell>
          <table:table-cell table:style-name="ce150" table:formula="of:=50*[$Politiker.H30]" office:value-type="currency" office:currency="EUR" office:value="58072.86992" calcext:value-type="currency">
            <text:p>58,073 €</text:p>
          </table:table-cell>
          <table:table-cell table:style-name="ce150" table:formula="of:=SUM([.B126:.C126])" office:value-type="currency" office:currency="EUR" office:value="88072.86992" calcext:value-type="currency">
            <text:p>88,073 €</text:p>
          </table:table-cell>
          <table:table-cell/>
          <table:table-cell table:style-name="ce140"/>
          <table:table-cell table:style-name="ce142" table:number-columns-repeated="2"/>
          <table:table-cell table:style-name="ce141"/>
          <table:table-cell table:style-name="ce77" table:number-columns-repeated="31"/>
          <table:table-cell table:number-columns-repeated="984"/>
        </table:table-row>
        <table:table-row table:style-name="ro1">
          <table:table-cell table:style-name="ce77" table:number-columns-repeated="3"/>
          <table:table-cell table:style-name="ce150" table:formula="of:=SUM([.D119:.D126])" office:value-type="currency" office:currency="EUR" office:value="791650" calcext:value-type="currency">
            <text:p>791,650 €</text:p>
          </table:table-cell>
          <table:table-cell/>
          <table:table-cell table:style-name="ce77" table:number-columns-repeated="35"/>
          <table:table-cell table:number-columns-repeated="984"/>
        </table:table-row>
        <table:table-row table:style-name="ro1">
          <table:table-cell table:style-name="ce77" table:number-columns-repeated="3"/>
          <table:table-cell/>
          <table:table-cell table:style-name="ce77" table:number-columns-repeated="36"/>
          <table:table-cell table:number-columns-repeated="984"/>
        </table:table-row>
        <table:table-row table:style-name="ro1">
          <table:table-cell table:style-name="ce77" table:number-columns-repeated="40"/>
          <table:table-cell table:number-columns-repeated="984"/>
        </table:table-row>
        <table:table-row table:style-name="ro1">
          <table:table-cell table:style-name="ce77" table:number-columns-repeated="40"/>
          <table:table-cell table:number-columns-repeated="984"/>
        </table:table-row>
        <table:table-row table:style-name="ro1">
          <table:table-cell table:style-name="ce77" table:number-columns-repeated="40"/>
          <table:table-cell table:number-columns-repeated="984"/>
        </table:table-row>
        <table:table-row table:style-name="ro1">
          <table:table-cell table:style-name="ce77" table:number-columns-repeated="40"/>
          <table:table-cell table:number-columns-repeated="984"/>
        </table:table-row>
        <table:table-row table:style-name="ro1" table:number-rows-repeated="3">
          <table:table-cell table:style-name="ce77" table:number-columns-repeated="40"/>
          <table:table-cell table:number-columns-repeated="984"/>
        </table:table-row>
        <table:table-row table:style-name="ro1" table:number-rows-repeated="964">
          <table:table-cell table:style-name="ce77" table:number-columns-repeated="40"/>
          <table:table-cell table:number-columns-repeated="984"/>
        </table:table-row>
        <table:table-row table:style-name="ro2" table:number-rows-repeated="1047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ndlåda" table:style-name="ta5">
        <table:table-column table:style-name="co2" table:number-columns-repeated="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1014" table:default-cell-style-name="Default"/>
        <table:table-row table:style-name="ro1">
          <table:table-cell table:style-name="ce109" office:value-type="string" calcext:value-type="string">
            <text:p>Ansiotulot/kk</text:p>
          </table:table-cell>
          <table:table-cell table:style-name="ce109" office:value-type="string" calcext:value-type="string">
            <text:p>Veronmaksajia</text:p>
          </table:table-cell>
          <table:table-cell table:style-name="ce77" table:number-columns-repeated="6"/>
          <table:table-cell table:style-name="ce84" office:value-type="string" calcext:value-type="string">
            <text:p>TYÖLISTA</text:p>
          </table:table-cell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141" office:value-type="currency" office:currency="EUR" office:value="510" calcext:value-type="currency">
            <text:p>510 €</text:p>
          </table:table-cell>
          <table:table-cell table:style-name="ce120" office:value-type="float" office:value="1672.934978" calcext:value-type="float">
            <text:p>1,673</text:p>
          </table:table-cell>
          <table:table-cell table:style-name="ce150" table:formula="of:=[.B2]*[.A2]" office:value-type="currency" office:currency="EUR" office:value="853196.83878" calcext:value-type="currency">
            <text:p>853,197 €</text:p>
          </table:table-cell>
          <table:table-cell table:style-name="ce150"/>
          <table:table-cell table:style-name="ce78" office:value-type="float" office:value="0" calcext:value-type="float">
            <text:p>0</text:p>
          </table:table-cell>
          <table:table-cell table:style-name="ce270" office:value-type="float" office:value="0.025" calcext:value-type="float">
            <text:p>0.025</text:p>
          </table:table-cell>
          <table:table-cell table:style-name="ce263" office:value-type="float" office:value="167" calcext:value-type="float">
            <text:p>167</text:p>
          </table:table-cell>
          <table:table-cell table:style-name="ce150" table:formula="of:=[.G2]*[.A2]" office:value-type="currency" office:currency="EUR" office:value="85170" calcext:value-type="currency">
            <text:p>85,170 €</text:p>
          </table:table-cell>
          <table:table-cell table:style-name="ce78" office:value-type="string" calcext:value-type="string">
            <text:p>verolaki</text:p>
          </table:table-cell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141" office:value-type="currency" office:currency="EUR" office:value="958.8" calcext:value-type="currency">
            <text:p>959 €</text:p>
          </table:table-cell>
          <table:table-cell table:style-name="ce120" office:value-type="float" office:value="2123.340549" calcext:value-type="float">
            <text:p>2,123</text:p>
          </table:table-cell>
          <table:table-cell table:style-name="ce150" table:formula="of:=[.B3]*[.A3]" office:value-type="currency" office:currency="EUR" office:value="2035858.9183812" calcext:value-type="currency">
            <text:p>2,035,859 €</text:p>
          </table:table-cell>
          <table:table-cell table:style-name="ce77"/>
          <table:table-cell table:style-name="ce78" office:value-type="float" office:value="1" calcext:value-type="float">
            <text:p>1</text:p>
          </table:table-cell>
          <table:table-cell table:style-name="ce270" office:value-type="float" office:value="0.0973" calcext:value-type="float">
            <text:p>0.097</text:p>
          </table:table-cell>
          <table:table-cell table:style-name="ce263" office:value-type="float" office:value="650" calcext:value-type="float">
            <text:p>650</text:p>
          </table:table-cell>
          <table:table-cell table:style-name="ce150" table:formula="of:=[.G3]*[.A3]" office:value-type="currency" office:currency="EUR" office:value="623220" calcext:value-type="currency">
            <text:p>623,220 €</text:p>
          </table:table-cell>
          <table:table-cell table:style-name="ce78" office:value-type="string" calcext:value-type="string">
            <text:p>sosiaalietuuslaki</text:p>
          </table:table-cell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141" office:value-type="currency" office:currency="EUR" office:value="1236.852" calcext:value-type="currency">
            <text:p>1,237 €</text:p>
          </table:table-cell>
          <table:table-cell table:style-name="ce120" office:value-type="float" office:value="1576.4194985" calcext:value-type="float">
            <text:p>1,576</text:p>
          </table:table-cell>
          <table:table-cell table:style-name="ce150" table:formula="of:=[.B4]*[.A4]" office:value-type="currency" office:currency="EUR" office:value="1949797.60955872" calcext:value-type="currency">
            <text:p>1,949,798 €</text:p>
          </table:table-cell>
          <table:table-cell table:style-name="ce77"/>
          <table:table-cell table:style-name="ce78" office:value-type="float" office:value="2" calcext:value-type="float">
            <text:p>2</text:p>
          </table:table-cell>
          <table:table-cell table:style-name="ce270" office:value-type="float" office:value="0.1839" calcext:value-type="float">
            <text:p>0.184</text:p>
          </table:table-cell>
          <table:table-cell table:style-name="ce263" office:value-type="float" office:value="1229" calcext:value-type="float">
            <text:p>1229</text:p>
          </table:table-cell>
          <table:table-cell table:style-name="ce150" table:formula="of:=[.G4]*[.A4]" office:value-type="currency" office:currency="EUR" office:value="1520091.108" calcext:value-type="currency">
            <text:p>1,520,091 €</text:p>
          </table:table-cell>
          <table:table-cell table:style-name="ce78" office:value-type="string" calcext:value-type="string">
            <text:p>minimipalkkasopimus</text:p>
          </table:table-cell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141" office:value-type="currency" office:currency="EUR" office:value="1595.53908" calcext:value-type="currency">
            <text:p>1,596 €</text:p>
          </table:table-cell>
          <table:table-cell table:style-name="ce120" office:value-type="float" office:value="688.4770871" calcext:value-type="float">
            <text:p>688</text:p>
          </table:table-cell>
          <table:table-cell table:style-name="ce150" table:formula="of:=[.B5]*[.A5]" office:value-type="currency" office:currency="EUR" office:value="1098492.09815261" calcext:value-type="currency">
            <text:p>1,098,492 €</text:p>
          </table:table-cell>
          <table:table-cell table:style-name="ce77"/>
          <table:table-cell table:style-name="ce78" office:value-type="float" office:value="3" calcext:value-type="float">
            <text:p>3</text:p>
          </table:table-cell>
          <table:table-cell table:style-name="ce270" office:value-type="float" office:value="0.2247" calcext:value-type="float">
            <text:p>0.225</text:p>
          </table:table-cell>
          <table:table-cell table:style-name="ce263" office:value-type="float" office:value="1501" calcext:value-type="float">
            <text:p>1501</text:p>
          </table:table-cell>
          <table:table-cell table:style-name="ce150" table:formula="of:=[.G5]*[.A5]" office:value-type="currency" office:currency="EUR" office:value="2394904.15908" calcext:value-type="currency">
            <text:p>2,394,904 €</text:p>
          </table:table-cell>
          <table:table-cell table:style-name="ce78" office:value-type="string" calcext:value-type="string">
            <text:p>kehysneuvottelut</text:p>
          </table:table-cell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141" office:value-type="currency" office:currency="EUR" office:value="2122.0669764" calcext:value-type="currency">
            <text:p>2,122 €</text:p>
          </table:table-cell>
          <table:table-cell table:style-name="ce120" office:value-type="float" office:value="373.1931874" calcext:value-type="float">
            <text:p>373</text:p>
          </table:table-cell>
          <table:table-cell table:style-name="ce150" table:formula="of:=[.B6]*[.A6]" office:value-type="currency" office:currency="EUR" office:value="791940.938798997" calcext:value-type="currency">
            <text:p>791,941 €</text:p>
          </table:table-cell>
          <table:table-cell table:style-name="ce77"/>
          <table:table-cell table:style-name="ce78" office:value-type="float" office:value="4" calcext:value-type="float">
            <text:p>4</text:p>
          </table:table-cell>
          <table:table-cell table:style-name="ce270" office:value-type="float" office:value="0.1998" calcext:value-type="float">
            <text:p>0.200</text:p>
          </table:table-cell>
          <table:table-cell table:style-name="ce263" office:value-type="float" office:value="1335" calcext:value-type="float">
            <text:p>1335</text:p>
          </table:table-cell>
          <table:table-cell table:style-name="ce150" table:formula="of:=[.G6]*[.A6]" office:value-type="currency" office:currency="EUR" office:value="2832959.413494" calcext:value-type="currency">
            <text:p>2,832,959 €</text:p>
          </table:table-cell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141" office:value-type="currency" office:currency="EUR" office:value="3665" calcext:value-type="currency">
            <text:p>3,665 €</text:p>
          </table:table-cell>
          <table:table-cell table:style-name="ce140" office:value-type="float" office:value="96" calcext:value-type="float">
            <text:p>96</text:p>
          </table:table-cell>
          <table:table-cell table:style-name="ce150" table:formula="of:=[.B7]*[.A7]" office:value-type="currency" office:currency="EUR" office:value="351840" calcext:value-type="currency">
            <text:p>351,840 €</text:p>
          </table:table-cell>
          <table:table-cell table:style-name="ce77"/>
          <table:table-cell table:style-name="ce78" office:value-type="float" office:value="5" calcext:value-type="float">
            <text:p>5</text:p>
          </table:table-cell>
          <table:table-cell table:style-name="ce270" office:value-type="float" office:value="0.1376" calcext:value-type="float">
            <text:p>0.138</text:p>
          </table:table-cell>
          <table:table-cell table:style-name="ce263" office:value-type="float" office:value="919" calcext:value-type="float">
            <text:p>919</text:p>
          </table:table-cell>
          <table:table-cell table:style-name="ce150" table:formula="of:=[.G7]*[.A7]" office:value-type="currency" office:currency="EUR" office:value="3368135" calcext:value-type="currency">
            <text:p>3,368,135 €</text:p>
          </table:table-cell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141" office:value-type="currency" office:currency="EUR" office:value="3906" calcext:value-type="currency">
            <text:p>3,906 €</text:p>
          </table:table-cell>
          <table:table-cell table:style-name="ce140" office:value-type="float" office:value="86" calcext:value-type="float">
            <text:p>86</text:p>
          </table:table-cell>
          <table:table-cell table:style-name="ce150" table:formula="of:=[.B8]*[.A8]" office:value-type="currency" office:currency="EUR" office:value="335916" calcext:value-type="currency">
            <text:p>335,916 €</text:p>
          </table:table-cell>
          <table:table-cell table:style-name="ce77"/>
          <table:table-cell table:style-name="ce78" office:value-type="float" office:value="6" calcext:value-type="float">
            <text:p>6</text:p>
          </table:table-cell>
          <table:table-cell table:style-name="ce270" office:value-type="float" office:value="0.0765" calcext:value-type="float">
            <text:p>0.077</text:p>
          </table:table-cell>
          <table:table-cell table:style-name="ce263" office:value-type="float" office:value="511" calcext:value-type="float">
            <text:p>511</text:p>
          </table:table-cell>
          <table:table-cell table:style-name="ce150" table:formula="of:=[.G8]*[.A8]" office:value-type="currency" office:currency="EUR" office:value="1995966" calcext:value-type="currency">
            <text:p>1,995,966 €</text:p>
          </table:table-cell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141" office:value-type="currency" office:currency="EUR" office:value="7049" calcext:value-type="currency">
            <text:p>7,049 €</text:p>
          </table:table-cell>
          <table:table-cell table:style-name="ce140" office:value-type="float" office:value="31" calcext:value-type="float">
            <text:p>31</text:p>
          </table:table-cell>
          <table:table-cell table:style-name="ce150" table:formula="of:=[.B9]*[.A9]" office:value-type="currency" office:currency="EUR" office:value="218519" calcext:value-type="currency">
            <text:p>218,519 €</text:p>
          </table:table-cell>
          <table:table-cell table:style-name="ce77"/>
          <table:table-cell table:style-name="ce78" office:value-type="float" office:value="7" calcext:value-type="float">
            <text:p>7</text:p>
          </table:table-cell>
          <table:table-cell table:style-name="ce270" office:value-type="float" office:value="0.0352" calcext:value-type="float">
            <text:p>0.035</text:p>
          </table:table-cell>
          <table:table-cell table:style-name="ce263" office:value-type="float" office:value="235" calcext:value-type="float">
            <text:p>235</text:p>
          </table:table-cell>
          <table:table-cell table:style-name="ce150" table:formula="of:=[.G9]*[.A9]" office:value-type="currency" office:currency="EUR" office:value="1656515" calcext:value-type="currency">
            <text:p>1,656,515 €</text:p>
          </table:table-cell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141" office:value-type="currency" office:currency="EUR" office:value="10954" calcext:value-type="currency">
            <text:p>10,954 €</text:p>
          </table:table-cell>
          <table:table-cell table:style-name="ce140" office:value-type="float" office:value="14" calcext:value-type="float">
            <text:p>14</text:p>
          </table:table-cell>
          <table:table-cell table:style-name="ce150" table:formula="of:=[.B10]*[.A10]" office:value-type="currency" office:currency="EUR" office:value="153356" calcext:value-type="currency">
            <text:p>153,356 €</text:p>
          </table:table-cell>
          <table:table-cell table:style-name="ce77"/>
          <table:table-cell table:style-name="ce78" office:value-type="float" office:value="8" calcext:value-type="float">
            <text:p>8</text:p>
          </table:table-cell>
          <table:table-cell table:style-name="ce270" office:value-type="float" office:value="0.0137" calcext:value-type="float">
            <text:p>0.014</text:p>
          </table:table-cell>
          <table:table-cell table:style-name="ce263" office:value-type="float" office:value="92" calcext:value-type="float">
            <text:p>92</text:p>
          </table:table-cell>
          <table:table-cell table:style-name="ce150" table:formula="of:=[.G10]*[.A10]" office:value-type="currency" office:currency="EUR" office:value="1007768" calcext:value-type="currency">
            <text:p>1,007,768 €</text:p>
          </table:table-cell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141" office:value-type="currency" office:currency="EUR" office:value="18627" calcext:value-type="currency">
            <text:p>18,627 €</text:p>
          </table:table-cell>
          <table:table-cell table:style-name="ce140" office:value-type="float" office:value="7" calcext:value-type="float">
            <text:p>7</text:p>
          </table:table-cell>
          <table:table-cell table:style-name="ce150" table:formula="of:=[.B11]*[.A11]" office:value-type="currency" office:currency="EUR" office:value="130389" calcext:value-type="currency">
            <text:p>130,389 €</text:p>
          </table:table-cell>
          <table:table-cell table:style-name="ce77"/>
          <table:table-cell table:style-name="ce78" office:value-type="float" office:value="9" calcext:value-type="float">
            <text:p>9</text:p>
          </table:table-cell>
          <table:table-cell table:style-name="ce270" office:value-type="float" office:value="0.0046" calcext:value-type="float">
            <text:p>0.005</text:p>
          </table:table-cell>
          <table:table-cell table:style-name="ce263" office:value-type="float" office:value="31" calcext:value-type="float">
            <text:p>31</text:p>
          </table:table-cell>
          <table:table-cell table:style-name="ce150" table:formula="of:=[.G11]*[.A11]" office:value-type="currency" office:currency="EUR" office:value="577437" calcext:value-type="currency">
            <text:p>577,437 €</text:p>
          </table:table-cell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141" office:value-type="currency" office:currency="EUR" office:value="19798" calcext:value-type="currency">
            <text:p>19,798 €</text:p>
          </table:table-cell>
          <table:table-cell table:style-name="ce140" office:value-type="float" office:value="6" calcext:value-type="float">
            <text:p>6</text:p>
          </table:table-cell>
          <table:table-cell table:style-name="ce150" table:formula="of:=[.B12]*[.A12]" office:value-type="currency" office:currency="EUR" office:value="118788" calcext:value-type="currency">
            <text:p>118,788 €</text:p>
          </table:table-cell>
          <table:table-cell table:style-name="ce77"/>
          <table:table-cell table:style-name="ce78" office:value-type="float" office:value="10" calcext:value-type="float">
            <text:p>10</text:p>
          </table:table-cell>
          <table:table-cell table:style-name="ce270" office:value-type="float" office:value="0.0013" calcext:value-type="float">
            <text:p>0.001</text:p>
          </table:table-cell>
          <table:table-cell table:style-name="ce263" office:value-type="float" office:value="9" calcext:value-type="float">
            <text:p>9</text:p>
          </table:table-cell>
          <table:table-cell table:style-name="ce150" table:formula="of:=[.G12]*[.A12]" office:value-type="currency" office:currency="EUR" office:value="178182" calcext:value-type="currency">
            <text:p>178,182 €</text:p>
          </table:table-cell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141" office:value-type="currency" office:currency="EUR" office:value="25102" calcext:value-type="currency">
            <text:p>25,102 €</text:p>
          </table:table-cell>
          <table:table-cell table:style-name="ce120" office:value-type="float" office:value="5" calcext:value-type="float">
            <text:p>5</text:p>
          </table:table-cell>
          <table:table-cell table:style-name="ce150" table:formula="of:=[.B13]*[.A13]" office:value-type="currency" office:currency="EUR" office:value="125510" calcext:value-type="currency">
            <text:p>125,510 €</text:p>
          </table:table-cell>
          <table:table-cell table:style-name="ce77"/>
          <table:table-cell table:style-name="ce78" office:value-type="float" office:value="11" calcext:value-type="float">
            <text:p>11</text:p>
          </table:table-cell>
          <table:table-cell table:style-name="ce270" office:value-type="float" office:value="0.0003" calcext:value-type="float">
            <text:p>0.000</text:p>
          </table:table-cell>
          <table:table-cell table:style-name="ce263" office:value-type="float" office:value="2" calcext:value-type="float">
            <text:p>2</text:p>
          </table:table-cell>
          <table:table-cell table:style-name="ce150" table:formula="of:=[.G13]*[.A13]" office:value-type="currency" office:currency="EUR" office:value="50204" calcext:value-type="currency">
            <text:p>50,204 €</text:p>
          </table:table-cell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141" office:value-type="currency" office:currency="EUR" office:value="30045" calcext:value-type="currency">
            <text:p>30,045 €</text:p>
          </table:table-cell>
          <table:table-cell table:style-name="ce120" office:value-type="float" office:value="3" calcext:value-type="float">
            <text:p>3</text:p>
          </table:table-cell>
          <table:table-cell table:style-name="ce150" table:formula="of:=[.B14]*[.A14]" office:value-type="currency" office:currency="EUR" office:value="90135" calcext:value-type="currency">
            <text:p>90,135 €</text:p>
          </table:table-cell>
          <table:table-cell table:style-name="ce77"/>
          <table:table-cell table:style-name="ce78" office:value-type="float" office:value="12" calcext:value-type="float">
            <text:p>12</text:p>
          </table:table-cell>
          <table:table-cell table:style-name="ce270" office:value-type="float" office:value="0.0001" calcext:value-type="float">
            <text:p>0.000</text:p>
          </table:table-cell>
          <table:table-cell table:style-name="ce263" office:value-type="float" office:value="1" calcext:value-type="float">
            <text:p>1</text:p>
          </table:table-cell>
          <table:table-cell table:style-name="ce150" table:formula="of:=[.G14]*[.A14]" office:value-type="currency" office:currency="EUR" office:value="30045" calcext:value-type="currency">
            <text:p>30,045 €</text:p>
          </table:table-cell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98"/>
          <table:table-cell table:style-name="ce219" table:formula="of:=SUM([.B2:.B14])" office:value-type="float" office:value="6682.3653" calcext:value-type="float">
            <text:p>6,682</text:p>
          </table:table-cell>
          <table:table-cell table:style-name="ce150" table:formula="of:=SUM([.C2:.C14])" office:value-type="currency" office:currency="EUR" office:value="8253739.40367153" calcext:value-type="currency">
            <text:p>8,253,739 €</text:p>
          </table:table-cell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7" table:number-columns-repeated="2"/>
          <table:table-cell table:style-name="ce150" table:formula="of:=[.C15]/[.B15]" office:value-type="currency" office:currency="EUR" office:value="1235.15238" calcext:value-type="currency">
            <text:p>1,235 €</text:p>
          </table:table-cell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77" table:number-columns-repeated="8"/>
          <table:table-cell table:style-name="ce78" office:value-type="string" calcext:value-type="string">
            <text:p>Yhdestä lapsesta</text:p>
          </table:table-cell>
          <table:table-cell table:style-name="ce78" office:value-type="float" office:value="94.88" calcext:value-type="float">
            <text:p>94.88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 table:number-columns-repeated="8"/>
          <table:table-cell table:style-name="ce78" office:value-type="string" calcext:value-type="string">
            <text:p>Toisesta lapsesta</text:p>
          </table:table-cell>
          <table:table-cell table:style-name="ce78" office:value-type="float" office:value="104.84" calcext:value-type="float">
            <text:p>104.84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 table:number-columns-repeated="3"/>
          <table:table-cell table:style-name="ce78" office:value-type="float" office:value="1315.75772757" calcext:value-type="float">
            <text:p>1315.75772757</text:p>
          </table:table-cell>
          <table:table-cell table:style-name="ce77" table:formula="of:=ROUND([.D20];0)" office:value-type="float" office:value="1316" calcext:value-type="float">
            <text:p>1316</text:p>
          </table:table-cell>
          <table:table-cell table:style-name="ce77" table:number-columns-repeated="3"/>
          <table:table-cell table:style-name="ce78" office:value-type="string" calcext:value-type="string">
            <text:p>Kolmannesta lapsesta</text:p>
          </table:table-cell>
          <table:table-cell table:style-name="ce78" office:value-type="float" office:value="133.79" calcext:value-type="float">
            <text:p>133.79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 table:number-columns-repeated="3"/>
          <table:table-cell table:style-name="ce78" office:value-type="float" office:value="2321.45370522" calcext:value-type="float">
            <text:p>2321.45370522</text:p>
          </table:table-cell>
          <table:table-cell table:style-name="ce77" table:formula="of:=ROUND([.D21];0)" office:value-type="float" office:value="2321" calcext:value-type="float">
            <text:p>2321</text:p>
          </table:table-cell>
          <table:table-cell table:style-name="ce77" table:number-columns-repeated="3"/>
          <table:table-cell table:style-name="ce78" office:value-type="string" calcext:value-type="string">
            <text:p>Neljännestä lapsesta</text:p>
          </table:table-cell>
          <table:table-cell table:style-name="ce78" office:value-type="float" office:value="163.24" calcext:value-type="float">
            <text:p>163.24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 table:number-columns-repeated="3"/>
          <table:table-cell table:style-name="ce78" office:value-type="float" office:value="1843.66458627" calcext:value-type="float">
            <text:p>1843.66458627</text:p>
          </table:table-cell>
          <table:table-cell table:style-name="ce77" table:formula="of:=ROUND([.D22];0)" office:value-type="float" office:value="1844" calcext:value-type="float">
            <text:p>1844</text:p>
          </table:table-cell>
          <table:table-cell table:style-name="ce77" table:number-columns-repeated="3"/>
          <table:table-cell table:style-name="ce78" office:value-type="string" calcext:value-type="string">
            <text:p>Viidennestä ja jokaisesta seuraavasta lapsesta</text:p>
          </table:table-cell>
          <table:table-cell table:style-name="ce78" office:value-type="float" office:value="182.69" calcext:value-type="float">
            <text:p>182.69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 table:number-columns-repeated="3"/>
          <table:table-cell table:style-name="ce78" office:value-type="float" office:value="267.96284853" calcext:value-type="float">
            <text:p>267.96284853</text:p>
          </table:table-cell>
          <table:table-cell table:style-name="ce77" table:formula="of:=ROUND([.D23];0)" office:value-type="float" office:value="268" calcext:value-type="float">
            <text:p>268</text:p>
          </table:table-cell>
          <table:table-cell table:style-name="ce77" table:number-columns-repeated="4"/>
          <table:table-cell table:style-name="ce77" table:formula="of:=AVERAGE([.J18:.J22])" office:value-type="float" office:value="135.888" calcext:value-type="float">
            <text:p>135.888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 table:number-columns-repeated="3"/>
          <table:table-cell table:style-name="ce78" office:value-type="float" office:value="56.80010505" calcext:value-type="float">
            <text:p>56.80010505</text:p>
          </table:table-cell>
          <table:table-cell table:style-name="ce77" table:formula="of:=ROUND([.D24];0)" office:value-type="float" office:value="57" calcext:value-type="float">
            <text:p>57</text:p>
          </table:table-cell>
          <table:table-cell table:style-name="ce77" table:number-columns-repeated="21"/>
          <table:table-cell table:number-columns-repeated="998"/>
        </table:table-row>
        <table:table-row table:style-name="ro1">
          <table:table-cell table:style-name="ce77" table:number-columns-repeated="3"/>
          <table:table-cell table:style-name="ce78" office:value-type="float" office:value="8.01883836" calcext:value-type="float">
            <text:p>8.01883836</text:p>
          </table:table-cell>
          <table:table-cell table:style-name="ce77" table:formula="of:=ROUND([.D25];0)" office:value-type="float" office:value="8" calcext:value-type="float">
            <text:p>8</text:p>
          </table:table-cell>
          <table:table-cell table:style-name="ce77" table:number-columns-repeated="21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 table:number-rows-repeated="3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77" table:number-columns-repeated="6"/>
          <table:table-cell table:style-name="ce78" office:value-type="string" calcext:value-type="string">
            <text:p>Typ</text:p>
          </table:table-cell>
          <table:table-cell table:style-name="ce78" office:value-type="string" calcext:value-type="string">
            <text:p>Antal</text:p>
          </table:table-cell>
          <table:table-cell table:style-name="ce78" office:value-type="string" calcext:value-type="string">
            <text:p>Pris</text:p>
          </table:table-cell>
          <table:table-cell table:style-name="ce78" office:value-type="string" calcext:value-type="string">
            <text:p>Månader</text:p>
          </table:table-cell>
          <table:table-cell table:style-name="ce78" office:value-type="string" calcext:value-type="string">
            <text:p>Kostnad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7" table:number-columns-repeated="6"/>
          <table:table-cell table:style-name="ce78" office:value-type="string" calcext:value-type="string">
            <text:p>Asfalt</text:p>
          </table:table-cell>
          <table:table-cell table:style-name="ce78" office:value-type="float" office:value="46020" calcext:value-type="float">
            <text:p>46020</text:p>
          </table:table-cell>
          <table:table-cell table:style-name="ce142" office:value-type="currency" office:currency="EUR" office:value="4" calcext:value-type="currency">
            <text:p>4 €</text:p>
          </table:table-cell>
          <table:table-cell table:style-name="ce77"/>
          <table:table-cell table:style-name="ce150" table:formula="of:=[.H31]*[.I31]" office:value-type="currency" office:currency="EUR" office:value="184080" calcext:value-type="currency">
            <text:p>184,080 €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7" table:number-columns-repeated="6"/>
          <table:table-cell table:style-name="ce78" office:value-type="string" calcext:value-type="string">
            <text:p>Gräs</text:p>
          </table:table-cell>
          <table:table-cell table:style-name="ce78" office:value-type="float" office:value="10441" calcext:value-type="float">
            <text:p>10441</text:p>
          </table:table-cell>
          <table:table-cell table:style-name="ce142" office:value-type="currency" office:currency="EUR" office:value="4" calcext:value-type="currency">
            <text:p>4 €</text:p>
          </table:table-cell>
          <table:table-cell table:style-name="ce77"/>
          <table:table-cell table:style-name="ce150" table:formula="of:=[.H32]*[.I32]" office:value-type="currency" office:currency="EUR" office:value="41764" calcext:value-type="currency">
            <text:p>41,764 €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7" table:number-columns-repeated="6"/>
          <table:table-cell table:style-name="ce78" office:value-type="string" calcext:value-type="string">
            <text:p>Mål</text:p>
          </table:table-cell>
          <table:table-cell table:style-name="ce78" office:value-type="float" office:value="9138" calcext:value-type="float">
            <text:p>9138</text:p>
          </table:table-cell>
          <table:table-cell table:style-name="ce142" office:value-type="currency" office:currency="EUR" office:value="15" calcext:value-type="currency">
            <text:p>15 €</text:p>
          </table:table-cell>
          <table:table-cell table:style-name="ce77"/>
          <table:table-cell table:style-name="ce150" table:formula="of:=[.H33]*[.I33]" office:value-type="currency" office:currency="EUR" office:value="137070" calcext:value-type="currency">
            <text:p>137,070 €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7" table:number-columns-repeated="6"/>
          <table:table-cell table:style-name="ce78" office:value-type="string" calcext:value-type="string">
            <text:p>Gränser</text:p>
          </table:table-cell>
          <table:table-cell table:style-name="ce78" office:value-type="float" office:value="5205" calcext:value-type="float">
            <text:p>5205</text:p>
          </table:table-cell>
          <table:table-cell table:style-name="ce142" office:value-type="currency" office:currency="EUR" office:value="27" calcext:value-type="currency">
            <text:p>27 €</text:p>
          </table:table-cell>
          <table:table-cell table:style-name="ce77"/>
          <table:table-cell table:style-name="ce150" table:formula="of:=[.H34]*[.I34]" office:value-type="currency" office:currency="EUR" office:value="140535" calcext:value-type="currency">
            <text:p>140,535 €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7" table:number-columns-repeated="6"/>
          <table:table-cell table:style-name="ce78" office:value-type="string" calcext:value-type="string">
            <text:p>Vägarbetare</text:p>
          </table:table-cell>
          <table:table-cell table:style-name="ce78" office:value-type="float" office:value="45" calcext:value-type="float">
            <text:p>45</text:p>
          </table:table-cell>
          <table:table-cell table:style-name="ce142" office:value-type="currency" office:currency="EUR" office:value="1245" calcext:value-type="currency">
            <text:p>1,245 €</text:p>
          </table:table-cell>
          <table:table-cell table:style-name="ce78" office:value-type="float" office:value="6" calcext:value-type="float">
            <text:p>6</text:p>
          </table:table-cell>
          <table:table-cell table:style-name="ce150" table:formula="of:=[.H35]*[.I35]*[.J35]" office:value-type="currency" office:currency="EUR" office:value="336150" calcext:value-type="currency">
            <text:p>336,150 €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7" table:number-columns-repeated="6"/>
          <table:table-cell table:style-name="ce78" office:value-type="string" calcext:value-type="string">
            <text:p>Vägmästare</text:p>
          </table:table-cell>
          <table:table-cell table:style-name="ce78" office:value-type="float" office:value="3" calcext:value-type="float">
            <text:p>3</text:p>
          </table:table-cell>
          <table:table-cell table:style-name="ce142" office:value-type="currency" office:currency="EUR" office:value="4543" calcext:value-type="currency">
            <text:p>4,543 €</text:p>
          </table:table-cell>
          <table:table-cell table:style-name="ce78" office:value-type="float" office:value="6" calcext:value-type="float">
            <text:p>6</text:p>
          </table:table-cell>
          <table:table-cell table:style-name="ce150" table:formula="of:=[.H36]*[.I36]*[.J36]" office:value-type="currency" office:currency="EUR" office:value="81774" calcext:value-type="currency">
            <text:p>81,774 €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7" table:number-columns-repeated="10"/>
          <table:table-cell table:style-name="ce150" table:formula="of:=SUM([.K31:.K36])" office:value-type="currency" office:currency="EUR" office:value="921373" calcext:value-type="currency">
            <text:p>921,373 €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7" table:number-columns-repeated="9"/>
          <table:table-cell table:style-name="ce78" office:value-type="string" calcext:value-type="string">
            <text:p>Statens del</text:p>
          </table:table-cell>
          <table:table-cell table:style-name="ce142" office:value-type="currency" office:currency="EUR" office:value="785000" calcext:value-type="currency">
            <text:p>785,000 €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7" table:number-columns-repeated="9"/>
          <table:table-cell table:style-name="ce78" office:value-type="string" calcext:value-type="string">
            <text:p>Landskaps del</text:p>
          </table:table-cell>
          <table:table-cell table:style-name="ce150" table:formula="of:=[.K37]-[.K38]" office:value-type="currency" office:currency="EUR" office:value="136373" calcext:value-type="currency">
            <text:p>136,373 €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 table:number-rows-repeated="960">
          <table:table-cell table:style-name="ce77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dskap" table:style-name="ta6"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number-columns-repeated="1019" table:default-cell-style-name="Default"/>
        <table:table-row table:style-name="ro1">
          <table:table-cell table:style-name="ce84" office:value-type="string" calcext:value-type="string">
            <text:p>Uussaaren maakunta</text:p>
          </table:table-cell>
          <table:table-cell table:style-name="ce84"/>
          <table:table-cell table:style-name="ce77" table:number-columns-repeated="25"/>
          <table:table-cell table:number-columns-repeated="997"/>
        </table:table-row>
        <table:table-row table:style-name="ro1">
          <table:table-cell table:style-name="ce78" office:value-type="string" calcext:value-type="string">
            <text:p>Tuloluokka</text:p>
          </table:table-cell>
          <table:table-cell table:style-name="ce78" office:value-type="string" calcext:value-type="string">
            <text:p>Veronmaksajat</text:p>
          </table:table-cell>
          <table:table-cell table:style-name="ce78" office:value-type="string" calcext:value-type="string">
            <text:p>Nettovuositulot</text:p>
          </table:table-cell>
          <table:table-cell table:style-name="ce78" office:value-type="string" calcext:value-type="string">
            <text:p>Maakuntavero/a</text:p>
          </table:table-cell>
          <table:table-cell table:style-name="ce78" office:value-type="string" calcext:value-type="string">
            <text:p>Veronpalautus</text:p>
          </table:table-cell>
          <table:table-cell table:style-name="ce78" office:value-type="string" calcext:value-type="string">
            <text:p>VP/henkilö</text:p>
          </table:table-cell>
          <table:table-cell table:style-name="ce77" table:number-columns-repeated="21"/>
          <table:table-cell table:number-columns-repeated="997"/>
        </table:table-row>
        <table:table-row table:style-name="ro1">
          <table:table-cell table:style-name="ce115" table:formula="of:=0.26" office:value-type="percentage" office:value="0.26" calcext:value-type="percentage">
            <text:p>26.00%</text:p>
          </table:table-cell>
          <table:table-cell table:style-name="ce271" table:formula="of:=[.A3]*36.93%*[.$A$11]" office:value-type="float" office:value="1193.599758" calcext:value-type="float">
            <text:p>1,194</text:p>
          </table:table-cell>
          <table:table-cell table:style-name="ce150" office:value-type="currency" office:currency="EUR" office:value="3399418.30666458" calcext:value-type="currency">
            <text:p>3,399,418 €</text:p>
          </table:table-cell>
          <table:table-cell table:style-name="ce55" table:formula="of:=[.$A$12]*[.C3]" office:value-type="currency" office:currency="EUR" office:value="492915.654466365" calcext:value-type="currency">
            <text:p>492,916 €</text:p>
          </table:table-cell>
          <table:table-cell table:style-name="ce150" table:formula="of:=0.5*[.$A$14]*[.A3]" office:value-type="currency" office:currency="EUR" office:value="422932.38" calcext:value-type="currency">
            <text:p>422,932 €</text:p>
          </table:table-cell>
          <table:table-cell table:style-name="ce150" table:formula="of:=[.E3]/[.B3]" office:value-type="currency" office:currency="EUR" office:value="354.333500124587" calcext:value-type="currency">
            <text:p>354 €</text:p>
          </table:table-cell>
          <table:table-cell table:style-name="ce77" table:number-columns-repeated="21"/>
          <table:table-cell table:number-columns-repeated="997"/>
        </table:table-row>
        <table:table-row table:style-name="ro1">
          <table:table-cell table:style-name="ce115" table:formula="of:=0.33" office:value-type="percentage" office:value="0.33" calcext:value-type="percentage">
            <text:p>33.00%</text:p>
          </table:table-cell>
          <table:table-cell table:style-name="ce271" table:formula="of:=[.A4]*36.93%*[.$A$11]" office:value-type="float" office:value="1514.953539" calcext:value-type="float">
            <text:p>1,515</text:p>
          </table:table-cell>
          <table:table-cell table:style-name="ce150" office:value-type="currency" office:currency="EUR" office:value="7948074.46795959" calcext:value-type="currency">
            <text:p>7,948,074 €</text:p>
          </table:table-cell>
          <table:table-cell table:style-name="ce55" table:formula="of:=[.$A$12]*[.C4]" office:value-type="currency" office:currency="EUR" office:value="1152470.79785414" calcext:value-type="currency">
            <text:p>1,152,471 €</text:p>
          </table:table-cell>
          <table:table-cell table:style-name="ce150" table:formula="of:=0.5*[.$A$14]*[.A4]" office:value-type="currency" office:currency="EUR" office:value="536798.79" calcext:value-type="currency">
            <text:p>536,799 €</text:p>
          </table:table-cell>
          <table:table-cell table:style-name="ce150" table:formula="of:=[.E4]/[.B4]" office:value-type="currency" office:currency="EUR" office:value="354.333500124587" calcext:value-type="currency">
            <text:p>354 €</text:p>
          </table:table-cell>
          <table:table-cell table:style-name="ce77" table:number-columns-repeated="21"/>
          <table:table-cell table:number-columns-repeated="997"/>
        </table:table-row>
        <table:table-row table:style-name="ro1">
          <table:table-cell table:style-name="ce115" table:formula="of:=0.245" office:value-type="percentage" office:value="0.245" calcext:value-type="percentage">
            <text:p>24.50%</text:p>
          </table:table-cell>
          <table:table-cell table:style-name="ce271" table:formula="of:=[.A5]*36.93%*[.$A$11]" office:value-type="float" office:value="1124.7382335" calcext:value-type="float">
            <text:p>1,125</text:p>
          </table:table-cell>
          <table:table-cell table:style-name="ce150" office:value-type="currency" office:currency="EUR" office:value="7372189.74831089" calcext:value-type="currency">
            <text:p>7,372,190 €</text:p>
          </table:table-cell>
          <table:table-cell table:style-name="ce55" table:formula="of:=[.$A$12]*[.C5]" office:value-type="currency" office:currency="EUR" office:value="1068967.51350508" calcext:value-type="currency">
            <text:p>1,068,968 €</text:p>
          </table:table-cell>
          <table:table-cell table:style-name="ce150" table:formula="of:=0.5*[.$A$14]*[.A5]" office:value-type="currency" office:currency="EUR" office:value="398532.435" calcext:value-type="currency">
            <text:p>398,532 €</text:p>
          </table:table-cell>
          <table:table-cell table:style-name="ce150" table:formula="of:=[.E5]/[.B5]" office:value-type="currency" office:currency="EUR" office:value="354.333500124587" calcext:value-type="currency">
            <text:p>354 €</text:p>
          </table:table-cell>
          <table:table-cell table:style-name="ce77" table:number-columns-repeated="21"/>
          <table:table-cell table:number-columns-repeated="997"/>
        </table:table-row>
        <table:table-row table:style-name="ro1">
          <table:table-cell table:style-name="ce115" table:formula="of:=0.107" office:value-type="percentage" office:value="0.107" calcext:value-type="percentage">
            <text:p>10.70%</text:p>
          </table:table-cell>
          <table:table-cell table:style-name="ce271" table:formula="of:=[.A6]*36.93%*[.$A$11]" office:value-type="float" office:value="491.2122081" calcext:value-type="float">
            <text:p>491</text:p>
          </table:table-cell>
          <table:table-cell table:style-name="ce150" office:value-type="currency" office:currency="EUR" office:value="3943342.7723681" calcext:value-type="currency">
            <text:p>3,943,343 €</text:p>
          </table:table-cell>
          <table:table-cell table:style-name="ce55" table:formula="of:=[.$A$12]*[.C6]" office:value-type="currency" office:currency="EUR" office:value="571784.701993375" calcext:value-type="currency">
            <text:p>571,785 €</text:p>
          </table:table-cell>
          <table:table-cell table:style-name="ce150" table:formula="of:=0.5*[.$A$14]*[.A6]" office:value-type="currency" office:currency="EUR" office:value="174052.941" calcext:value-type="currency">
            <text:p>174,053 €</text:p>
          </table:table-cell>
          <table:table-cell table:style-name="ce150" table:formula="of:=[.E6]/[.B6]" office:value-type="currency" office:currency="EUR" office:value="354.333500124587" calcext:value-type="currency">
            <text:p>354 €</text:p>
          </table:table-cell>
          <table:table-cell table:style-name="ce77" table:number-columns-repeated="21"/>
          <table:table-cell table:number-columns-repeated="997"/>
        </table:table-row>
        <table:table-row table:style-name="ro1">
          <table:table-cell table:style-name="ce115" table:formula="of:=0.058" office:value-type="percentage" office:value="0.058" calcext:value-type="percentage">
            <text:p>5.80%</text:p>
          </table:table-cell>
          <table:table-cell table:style-name="ce271" table:formula="of:=[.A7]*36.93%*[.$A$11]" office:value-type="float" office:value="266.2645614" calcext:value-type="float">
            <text:p>266</text:p>
          </table:table-cell>
          <table:table-cell table:style-name="ce150" office:value-type="currency" office:currency="EUR" office:value="2621884.91104174" calcext:value-type="currency">
            <text:p>2,621,885 €</text:p>
          </table:table-cell>
          <table:table-cell table:style-name="ce55" table:formula="of:=[.$A$12]*[.C7]" office:value-type="currency" office:currency="EUR" office:value="380173.312101053" calcext:value-type="currency">
            <text:p>380,173 €</text:p>
          </table:table-cell>
          <table:table-cell table:style-name="ce150" table:formula="of:=0.5*[.$A$14]*[.A7]" office:value-type="currency" office:currency="EUR" office:value="94346.454" calcext:value-type="currency">
            <text:p>94,346 €</text:p>
          </table:table-cell>
          <table:table-cell table:style-name="ce150" table:formula="of:=[.E7]/[.B7]" office:value-type="currency" office:currency="EUR" office:value="354.333500124587" calcext:value-type="currency">
            <text:p>354 €</text:p>
          </table:table-cell>
          <table:table-cell table:style-name="ce77" table:number-columns-repeated="21"/>
          <table:table-cell table:number-columns-repeated="997"/>
        </table:table-row>
        <table:table-row table:style-name="ro1">
          <table:table-cell table:style-name="ce78" office:value-type="string" calcext:value-type="string">
            <text:p>-</text:p>
          </table:table-cell>
          <table:table-cell table:style-name="ce78"/>
          <table:table-cell table:style-name="ce150" office:value-type="currency" office:currency="EUR" office:value="3779645.92743467" calcext:value-type="currency">
            <text:p>3,779,646 €</text:p>
          </table:table-cell>
          <table:table-cell table:style-name="ce55" table:formula="of:=[.$A$12]*[.C8]" office:value-type="currency" office:currency="EUR" office:value="548048.659478026" calcext:value-type="currency">
            <text:p>548,049 €</text:p>
          </table:table-cell>
          <table:table-cell table:style-name="ce77" table:number-columns-repeated="23"/>
          <table:table-cell table:number-columns-repeated="997"/>
        </table:table-row>
        <table:table-row table:style-name="ro1">
          <table:table-cell table:style-name="ce78" office:value-type="string" calcext:value-type="string">
            <text:p>-</text:p>
          </table:table-cell>
          <table:table-cell table:style-name="ce77"/>
          <table:table-cell table:style-name="ce150" office:value-type="currency" office:currency="EUR" office:value="15368025.4882414" calcext:value-type="currency">
            <text:p>15,368,025 €</text:p>
          </table:table-cell>
          <table:table-cell table:style-name="ce55" table:formula="of:=[.$A$12]*[.C9]" office:value-type="currency" office:currency="EUR" office:value="2228363.695795" calcext:value-type="currency">
            <text:p>2,228,364 €</text:p>
          </table:table-cell>
          <table:table-cell table:style-name="ce77" table:number-columns-repeated="23"/>
          <table:table-cell table:number-columns-repeated="997"/>
        </table:table-row>
        <table:table-row table:style-name="ro1">
          <table:table-cell table:style-name="ce115" table:formula="of:=SUM([.A3:.A7])" office:value-type="percentage" office:value="1" calcext:value-type="percentage">
            <text:p>100.00%</text:p>
          </table:table-cell>
          <table:table-cell table:style-name="ce77" table:number-columns-repeated="2"/>
          <table:table-cell table:style-name="ce142" table:formula="of:=SUM([.D3:.D9])" office:value-type="currency" office:currency="EUR" office:value="6442724.335" calcext:value-type="currency">
            <text:p>6,442,724 €</text:p>
          </table:table-cell>
          <table:table-cell table:style-name="ce77" table:number-columns-repeated="23"/>
          <table:table-cell table:number-columns-repeated="997"/>
        </table:table-row>
        <table:table-row table:style-name="ro1">
          <table:table-cell table:style-name="ce149" table:formula="of:=[$Ekonomi.B2]" office:value-type="float" office:value="12431" calcext:value-type="float">
            <text:p>12,431 </text:p>
          </table:table-cell>
          <table:table-cell table:style-name="ce77" table:number-columns-repeated="26"/>
          <table:table-cell table:number-columns-repeated="997"/>
        </table:table-row>
        <table:table-row table:style-name="ro1">
          <table:table-cell table:style-name="ce108" office:value-type="percentage" office:value="0.145" calcext:value-type="percentage">
            <text:p>14.50%</text:p>
          </table:table-cell>
          <table:table-cell table:style-name="ce77" table:number-columns-repeated="26"/>
          <table:table-cell table:number-columns-repeated="997"/>
        </table:table-row>
        <table:table-row table:style-name="ro1">
          <table:table-cell table:style-name="ce78" office:value-type="string" calcext:value-type="string">
            <text:p>Ylijäämä</text:p>
          </table:table-cell>
          <table:table-cell table:style-name="ce77" table:number-columns-repeated="26"/>
          <table:table-cell table:number-columns-repeated="997"/>
        </table:table-row>
        <table:table-row table:style-name="ro1">
          <table:table-cell table:style-name="ce142" office:value-type="currency" office:currency="EUR" office:value="3253326" calcext:value-type="currency">
            <text:p>3,253,326 €</text:p>
          </table:table-cell>
          <table:table-cell table:style-name="ce77" table:number-columns-repeated="26"/>
          <table:table-cell table:number-columns-repeated="997"/>
        </table:table-row>
        <table:table-row table:style-name="ro1" table:number-rows-repeated="986">
          <table:table-cell table:style-name="ce77" table:number-columns-repeated="2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ödantal" table:style-name="ta7">
        <table:table-column table:style-name="co2" table:number-columns-repeated="12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7" table:number-columns-repeated="2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2" table:number-columns-repeated="1001" table:default-cell-style-name="Default"/>
        <table:table-row table:style-name="ro1">
          <table:table-cell table:style-name="ce77"/>
          <table:table-cell table:style-name="ce84" office:value-type="string" calcext:value-type="string">
            <office:annotation draw:style-name="gr3" draw:text-style-name="P3" svg:width="280.6pt" svg:height="42.75pt" svg:x="151.54pt" svg:y="23.24pt" draw:caption-point-x="-11.54pt" draw:caption-point-y="-22.96pt">
              <dc:date>2023-06-23T00:00:00</dc:date>
              <text:p text:style-name="P2">Sosialistiska Folkpartiet</text:p>
              <text:p text:style-name="P2"><text:tab/>-Niilo Nevalainen</text:p>
            </office:annotation>
            <text:p>SFO</text:p>
          </table:table-cell>
          <table:table-cell table:style-name="ce248" office:value-type="string" calcext:value-type="string">
            <office:annotation draw:style-name="gr3" draw:text-style-name="P3" svg:width="280.6pt" svg:height="42.75pt" svg:x="221.7pt" svg:y="23.24pt" draw:caption-point-x="-11.54pt" draw:caption-point-y="-22.96pt">
              <dc:date>2023-06-23T00:00:00</dc:date>
              <text:p text:style-name="P2">Demokratipartiet</text:p>
              <text:p text:style-name="P2"><text:tab/>-Niilo Nevalainen</text:p>
            </office:annotation>
            <text:p>DEM</text:p>
          </table:table-cell>
          <table:table-cell table:style-name="ce84" office:value-type="string" calcext:value-type="string">
            <office:annotation draw:style-name="gr3" draw:text-style-name="P3" svg:width="280.6pt" svg:height="42.75pt" svg:x="291.83pt" svg:y="23.24pt" draw:caption-point-x="-11.54pt" draw:caption-point-y="-22.96pt">
              <dc:date>2023-06-23T00:00:00</dc:date>
              <text:p text:style-name="P2">Naturpartier</text:p>
              <text:p text:style-name="P2"><text:tab/>-Niilo Nevalainen</text:p>
            </office:annotation>
            <text:p>NP</text:p>
          </table:table-cell>
          <table:table-cell table:style-name="ce84" office:value-type="string" calcext:value-type="string">
            <office:annotation draw:style-name="gr3" draw:text-style-name="P3" svg:width="280.6pt" svg:height="42.75pt" svg:x="361.98pt" svg:y="23.24pt" draw:caption-point-x="-11.54pt" draw:caption-point-y="-22.96pt">
              <dc:date>2023-06-23T00:00:00</dc:date>
              <text:p text:style-name="P2">Landens Förbundet</text:p>
              <text:p text:style-name="P2"><text:tab/>-Niilo Nevalainen</text:p>
            </office:annotation>
            <text:p>LAF</text:p>
          </table:table-cell>
          <table:table-cell table:style-name="ce84" office:value-type="string" calcext:value-type="string">
            <office:annotation draw:style-name="gr3" draw:text-style-name="P3" svg:width="280.6pt" svg:height="42.75pt" svg:x="432.14pt" svg:y="23.24pt" draw:caption-point-x="-11.54pt" draw:caption-point-y="-22.96pt">
              <dc:date>2023-06-23T00:00:00</dc:date>
              <text:p text:style-name="P2">Kristdemokratiska Unionen</text:p>
              <text:p text:style-name="P2"><text:tab/>-Niilo Nevalainen</text:p>
            </office:annotation>
            <text:p>KDU</text:p>
          </table:table-cell>
          <table:table-cell table:style-name="ce248" office:value-type="string" calcext:value-type="string">
            <office:annotation draw:style-name="gr3" draw:text-style-name="P3" svg:width="280.6pt" svg:height="42.75pt" svg:x="502.3pt" svg:y="23.24pt" draw:caption-point-x="-11.54pt" draw:caption-point-y="-22.96pt">
              <dc:date>2023-06-23T00:00:00</dc:date>
              <text:p text:style-name="P2">Liberala partiet</text:p>
              <text:p text:style-name="P2"><text:tab/>-Niilo Nevalainen</text:p>
            </office:annotation>
            <text:p>LIB</text:p>
          </table:table-cell>
          <table:table-cell table:style-name="ce248" office:value-type="string" calcext:value-type="string">
            <office:annotation draw:style-name="gr3" draw:text-style-name="P3" svg:width="280.6pt" svg:height="42.75pt" svg:x="572.43pt" svg:y="23.24pt" draw:caption-point-x="-11.54pt" draw:caption-point-y="-22.96pt">
              <dc:date>2023-06-23T00:00:00</dc:date>
              <text:p text:style-name="P2">Fria demokratiska partiet</text:p>
              <text:p text:style-name="P2"><text:tab/>-Niilo Nevalainen</text:p>
            </office:annotation>
            <text:p>FDP</text:p>
          </table:table-cell>
          <table:table-cell table:style-name="ce84" office:value-type="string" calcext:value-type="string">
            <office:annotation draw:style-name="gr3" draw:text-style-name="P3" svg:width="338.26pt" svg:height="42.75pt" svg:x="642.59pt" svg:y="23.24pt" draw:caption-point-x="-11.54pt" draw:caption-point-y="-22.96pt">
              <dc:date>2023-06-23T00:00:00</dc:date>
              <text:p text:style-name="P2">Fosterlandsfronten</text:p>
              <text:p text:style-name="P2"><text:tab/>-Niilo Nevalainen</text:p>
            </office:annotation>
            <text:p>FF</text:p>
          </table:table-cell>
          <table:table-cell table:style-name="ce77" office:value-type="string" calcext:value-type="string">
            <text:p>Tot.</text:p>
          </table:table-cell>
          <table:table-cell table:style-name="ce77" office:value-type="string" calcext:value-type="string">
            <text:p>Regering</text:p>
          </table:table-cell>
          <table:table-cell table:style-name="ce77" office:value-type="string" calcext:value-type="string">
            <text:p>Opposition</text:p>
          </table:table-cell>
          <table:table-cell table:style-name="ce283" office:value-type="string" calcext:value-type="string">
            <text:p>Nostaa kannatusta (10%)</text:p>
          </table:table-cell>
          <table:table-cell table:style-name="ce74"/>
          <table:table-cell table:style-name="ce295" office:value-type="string" calcext:value-type="string">
            <text:p>Laskee kannatusta (10%)</text:p>
          </table:table-cell>
          <table:table-cell table:style-name="ce297"/>
          <table:table-cell table:style-name="ce77" office:value-type="string" calcext:value-type="string">
            <text:p>Liberaalit</text:p>
          </table:table-cell>
          <table:table-cell table:style-name="ce77" office:value-type="string" calcext:value-type="string">
            <text:p>Konservatiivit</text:p>
          </table:table-cell>
          <table:table-cell table:style-name="ce77" table:number-columns-repeated="12"/>
          <table:table-cell table:number-columns-repeated="994"/>
        </table:table-row>
        <table:table-row table:style-name="ro1">
          <table:table-cell table:style-name="ce77" office:value-type="string" calcext:value-type="string">
            <text:p>Platser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6" calcext:value-type="float">
            <text:p>6</text:p>
          </table:table-cell>
          <table:table-cell table:style-name="ce77" table:formula="of:=SUM([.B2:.I2])" office:value-type="float" office:value="60" calcext:value-type="float">
            <text:p>60</text:p>
          </table:table-cell>
          <table:table-cell table:style-name="ce77" table:formula="of:=SUM([.B2];[.G2];[.H2])" office:value-type="float" office:value="34" calcext:value-type="float">
            <text:p>34</text:p>
          </table:table-cell>
          <table:table-cell table:style-name="ce77" table:formula="of:=[.J2]-[.K2]" office:value-type="float" office:value="26" calcext:value-type="float">
            <text:p>26</text:p>
          </table:table-cell>
          <table:table-cell table:style-name="ce284" office:value-type="string" calcext:value-type="string" table:number-columns-spanned="2" table:number-rows-spanned="1">
            <text:p>Matala työttömyys (&lt;10%)</text:p>
          </table:table-cell>
          <table:covered-table-cell/>
          <table:table-cell table:style-name="ce296" office:value-type="string" calcext:value-type="string" table:number-columns-spanned="2" table:number-rows-spanned="1">
            <text:p>Korkea työttömyys (&gt;10%)</text:p>
          </table:table-cell>
          <table:covered-table-cell/>
          <table:table-cell table:style-name="ce77" table:formula="of:=SUM([.B2:.D2];[.G2])" office:value-type="float" office:value="34" calcext:value-type="float">
            <text:p>34</text:p>
          </table:table-cell>
          <table:table-cell table:style-name="ce77" table:formula="of:=SUM([.E2:.F2];[.H2:.I2])" office:value-type="float" office:value="26" calcext:value-type="float">
            <text:p>26</text:p>
          </table:table-cell>
          <table:table-cell table:style-name="ce77" table:number-columns-repeated="4"/>
          <table:table-cell table:style-name="ce306"/>
          <table:table-cell table:style-name="ce77" table:number-columns-repeated="7"/>
          <table:table-cell table:number-columns-repeated="994"/>
        </table:table-row>
        <table:table-row table:style-name="ro1">
          <table:table-cell table:style-name="ce77" office:value-type="string" calcext:value-type="string">
            <text:p>Procenter</text:p>
          </table:table-cell>
          <table:table-cell table:style-name="ce115" table:formula="of:=[.B2]/[.$J$2]" office:value-type="percentage" office:value="0.2" calcext:value-type="percentage">
            <text:p>20.00%</text:p>
          </table:table-cell>
          <table:table-cell table:style-name="ce115" table:formula="of:=[.C2]/[.$J$2]" office:value-type="percentage" office:value="0.1" calcext:value-type="percentage">
            <text:p>10.00%</text:p>
          </table:table-cell>
          <table:table-cell table:style-name="ce115" table:formula="of:=[.D2]/[.$J$2]" office:value-type="percentage" office:value="0.05" calcext:value-type="percentage">
            <text:p>5.00%</text:p>
          </table:table-cell>
          <table:table-cell table:style-name="ce115" table:formula="of:=[.E2]/[.$J$2]" office:value-type="percentage" office:value="0.0833333333333333" calcext:value-type="percentage">
            <text:p>8.33%</text:p>
          </table:table-cell>
          <table:table-cell table:style-name="ce115" table:formula="of:=[.F2]/[.$J$2]" office:value-type="percentage" office:value="0.1" calcext:value-type="percentage">
            <text:p>10.00%</text:p>
          </table:table-cell>
          <table:table-cell table:style-name="ce115" table:formula="of:=[.G2]/[.$J$2]" office:value-type="percentage" office:value="0.216666666666667" calcext:value-type="percentage">
            <text:p>21.67%</text:p>
          </table:table-cell>
          <table:table-cell table:style-name="ce115" table:formula="of:=[.H2]/[.$J$2]" office:value-type="percentage" office:value="0.15" calcext:value-type="percentage">
            <text:p>15.00%</text:p>
          </table:table-cell>
          <table:table-cell table:style-name="ce115" table:formula="of:=[.I2]/[.$J$2]" office:value-type="percentage" office:value="0.1" calcext:value-type="percentage">
            <text:p>10.00%</text:p>
          </table:table-cell>
          <table:table-cell table:style-name="ce115" table:formula="of:=SUM([.B3:.I3])" office:value-type="percentage" office:value="1" calcext:value-type="percentage">
            <text:p>100.00%</text:p>
          </table:table-cell>
          <table:table-cell table:style-name="ce115" table:formula="of:=SUM([.C3];[.E3];[.G3:.H3])" office:value-type="percentage" office:value="0.55" calcext:value-type="percentage">
            <text:p>55.00%</text:p>
          </table:table-cell>
          <table:table-cell table:style-name="ce115" table:formula="of:=1-[.K3]" office:value-type="percentage" office:value="0.45" calcext:value-type="percentage">
            <text:p>45.00%</text:p>
          </table:table-cell>
          <table:table-cell table:style-name="ce284" office:value-type="string" calcext:value-type="string" table:number-columns-spanned="2" table:number-rows-spanned="1">
            <text:p>Iso oppositioasema</text:p>
          </table:table-cell>
          <table:covered-table-cell/>
          <table:table-cell table:style-name="ce296" office:value-type="string" calcext:value-type="string" table:number-columns-spanned="2" table:number-rows-spanned="1">
            <text:p>Hallitusvastuu</text:p>
          </table:table-cell>
          <table:covered-table-cell/>
          <table:table-cell table:style-name="ce77" office:value-type="string" calcext:value-type="string">
            <text:p>Vasemmisto</text:p>
          </table:table-cell>
          <table:table-cell table:style-name="ce77" office:value-type="string" calcext:value-type="string">
            <text:p>Keskusta</text:p>
          </table:table-cell>
          <table:table-cell table:style-name="ce77" office:value-type="string" calcext:value-type="string">
            <text:p>Oikeisto</text:p>
          </table:table-cell>
          <table:table-cell table:style-name="ce77" table:number-columns-repeated="3"/>
          <table:table-cell table:style-name="ce306"/>
          <table:table-cell table:style-name="ce77" table:number-columns-repeated="7"/>
          <table:table-cell table:number-columns-repeated="994"/>
        </table:table-row>
        <table:table-row table:style-name="ro1">
          <table:table-cell table:style-name="ce77" office:value-type="string" calcext:value-type="string">
            <text:p>Ledamöter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7" table:formula="of:=SUM([.B4:.I4])" office:value-type="float" office:value="101" calcext:value-type="float">
            <text:p>101</text:p>
          </table:table-cell>
          <table:table-cell table:style-name="ce77" table:formula="of:=SUM([.B4];[.G4];[.H4])" office:value-type="float" office:value="46" calcext:value-type="float">
            <text:p>46</text:p>
          </table:table-cell>
          <table:table-cell table:style-name="ce77" table:formula="of:=[.J4]-[.K4]" office:value-type="float" office:value="55" calcext:value-type="float">
            <text:p>55</text:p>
          </table:table-cell>
          <table:table-cell table:style-name="ce284" office:value-type="string" calcext:value-type="string" table:number-columns-spanned="2" table:number-rows-spanned="1">
            <text:p>Laskenut verotus</text:p>
          </table:table-cell>
          <table:covered-table-cell/>
          <table:table-cell table:style-name="ce296" office:value-type="string" calcext:value-type="string" table:number-columns-spanned="2" table:number-rows-spanned="1">
            <text:p>Kasvanut verotus</text:p>
          </table:table-cell>
          <table:covered-table-cell/>
          <table:table-cell table:style-name="ce77" table:formula="of:=SUM([.B2:.D2])" office:value-type="float" office:value="21" calcext:value-type="float">
            <text:p>21</text:p>
          </table:table-cell>
          <table:table-cell table:style-name="ce77" table:formula="of:=SUM([.E2:.F2])" office:value-type="float" office:value="11" calcext:value-type="float">
            <text:p>11</text:p>
          </table:table-cell>
          <table:table-cell table:style-name="ce77" table:formula="of:=SUM([.G2:.I2])" office:value-type="float" office:value="28" calcext:value-type="float">
            <text:p>28</text:p>
          </table:table-cell>
          <table:table-cell table:style-name="ce77" table:number-columns-repeated="3"/>
          <table:table-cell table:style-name="ce306"/>
          <table:table-cell table:style-name="ce77" table:number-columns-repeated="7"/>
          <table:table-cell table:number-columns-repeated="994"/>
        </table:table-row>
        <table:table-row table:style-name="ro1">
          <table:table-cell table:style-name="ce77"/>
          <table:table-cell table:style-name="ce48" office:value-type="percentage" office:value="0.209644305759601" calcext:value-type="percentage">
            <text:p>20.96%</text:p>
          </table:table-cell>
          <table:table-cell table:style-name="ce48" office:value-type="percentage" office:value="0.105872729830504" calcext:value-type="percentage">
            <text:p>10.59%</text:p>
          </table:table-cell>
          <table:table-cell table:style-name="ce48" office:value-type="percentage" office:value="0.0928063664529159" calcext:value-type="percentage">
            <text:p>9.28%</text:p>
          </table:table-cell>
          <table:table-cell table:style-name="ce48" office:value-type="percentage" office:value="0.0900775656815587" calcext:value-type="percentage">
            <text:p>9.01%</text:p>
          </table:table-cell>
          <table:table-cell table:style-name="ce48" office:value-type="percentage" office:value="0.116309471405116" calcext:value-type="percentage">
            <text:p>11.63%</text:p>
          </table:table-cell>
          <table:table-cell table:style-name="ce48" office:value-type="percentage" office:value="0.133470927224336" calcext:value-type="percentage">
            <text:p>13.35%</text:p>
          </table:table-cell>
          <table:table-cell table:style-name="ce48" office:value-type="percentage" office:value="0.115256221598433" calcext:value-type="percentage">
            <text:p>11.53%</text:p>
          </table:table-cell>
          <table:table-cell table:style-name="ce48" office:value-type="percentage" office:value="0.136562412047535" calcext:value-type="percentage">
            <text:p>13.66%</text:p>
          </table:table-cell>
          <table:table-cell table:style-name="ce115" table:formula="of:=SUM([.B5:.I5])" office:value-type="percentage" office:value="1" calcext:value-type="percentage">
            <text:p>100.00%</text:p>
          </table:table-cell>
          <table:table-cell table:style-name="ce115" table:formula="of:=SUM([.C5];[.E5];[.G5:.H5])" office:value-type="percentage" office:value="0.4446774443" calcext:value-type="percentage">
            <text:p>44.47%</text:p>
          </table:table-cell>
          <table:table-cell table:style-name="ce115" table:formula="of:=1-[.K5]" office:value-type="percentage" office:value="0.5553225557" calcext:value-type="percentage">
            <text:p>55.53%</text:p>
          </table:table-cell>
          <table:table-cell table:style-name="ce284" office:value-type="string" calcext:value-type="string" table:number-columns-spanned="2" table:number-rows-spanned="1">
            <text:p>Vakaa hintataso</text:p>
          </table:table-cell>
          <table:covered-table-cell/>
          <table:table-cell table:style-name="ce296" office:value-type="string" calcext:value-type="string" table:number-columns-spanned="2" table:number-rows-spanned="1">
            <text:p>Korkea (yli 2%)inflaatio</text:p>
          </table:table-cell>
          <table:covered-table-cell/>
          <table:table-cell table:style-name="ce77" table:number-columns-repeated="6"/>
          <table:table-cell table:style-name="ce306"/>
          <table:table-cell table:style-name="ce77" table:number-columns-repeated="7"/>
          <table:table-cell table:number-columns-repeated="994"/>
        </table:table-row>
        <table:table-row table:style-name="ro1">
          <table:table-cell table:style-name="ce78" office:value-type="string" calcext:value-type="string">
            <text:p>Elektorer</text:p>
          </table:table-cell>
          <table:table-cell table:style-name="ce77" table:formula="of:=SUM([.B2];[.B4])" office:value-type="float" office:value="33" calcext:value-type="float">
            <text:p>33</text:p>
          </table:table-cell>
          <table:table-cell table:style-name="ce77" table:formula="of:=SUM([.C2];[.C4])" office:value-type="float" office:value="17" calcext:value-type="float">
            <text:p>17</text:p>
          </table:table-cell>
          <table:table-cell table:style-name="ce77" table:formula="of:=SUM([.D2];[.D4])" office:value-type="float" office:value="12" calcext:value-type="float">
            <text:p>12</text:p>
          </table:table-cell>
          <table:table-cell table:style-name="ce77" table:formula="of:=SUM([.E2];[.E4])" office:value-type="float" office:value="15" calcext:value-type="float">
            <text:p>15</text:p>
          </table:table-cell>
          <table:table-cell table:style-name="ce77" table:formula="of:=SUM([.F2];[.F4])" office:value-type="float" office:value="18" calcext:value-type="float">
            <text:p>18</text:p>
          </table:table-cell>
          <table:table-cell table:style-name="ce77" table:formula="of:=SUM([.G2];[.G4])" office:value-type="float" office:value="26" calcext:value-type="float">
            <text:p>26</text:p>
          </table:table-cell>
          <table:table-cell table:style-name="ce77" table:formula="of:=SUM([.H2];[.H4])" office:value-type="float" office:value="21" calcext:value-type="float">
            <text:p>21</text:p>
          </table:table-cell>
          <table:table-cell table:style-name="ce77" table:formula="of:=SUM([.I2];[.I4])" office:value-type="float" office:value="19" calcext:value-type="float">
            <text:p>19</text:p>
          </table:table-cell>
          <table:table-cell table:style-name="ce77" table:formula="of:=SUM([.B6:.I6])" office:value-type="float" office:value="161" calcext:value-type="float">
            <text:p>161</text:p>
          </table:table-cell>
          <table:table-cell table:style-name="ce77" table:formula="of:=SUM([.B6];[.G6];[.H6])" office:value-type="float" office:value="80" calcext:value-type="float">
            <text:p>80</text:p>
          </table:table-cell>
          <table:table-cell table:style-name="ce77" table:formula="of:=[.J6]-[.K6]" office:value-type="float" office:value="81" calcext:value-type="float">
            <text:p>81</text:p>
          </table:table-cell>
          <table:table-cell table:style-name="ce284" office:value-type="string" calcext:value-type="string" table:number-columns-spanned="2" table:number-rows-spanned="1">
            <text:p>Vahva imago</text:p>
          </table:table-cell>
          <table:covered-table-cell/>
          <table:table-cell table:style-name="ce296" office:value-type="string" calcext:value-type="string" table:number-columns-spanned="2" table:number-rows-spanned="1">
            <text:p>Skandaalit/harmaus</text:p>
          </table:table-cell>
          <table:covered-table-cell/>
          <table:table-cell table:style-name="ce77" table:number-columns-repeated="6"/>
          <table:table-cell table:style-name="ce306"/>
          <table:table-cell table:style-name="ce77" table:number-columns-repeated="7"/>
          <table:table-cell table:number-columns-repeated="994"/>
        </table:table-row>
        <table:table-row table:style-name="ro1">
          <table:table-cell table:style-name="ce77">
            <draw:frame table:end-cell-address="Stödantal.L21" table:end-x="58.56pt" table:end-y="14.94pt" draw:z-index="0" draw:name="Chart 5" draw:style-name="gr1" draw:text-style-name="P1" svg:width="830.21pt" svg:height="234.71pt" svg:x="0pt" svg:y="0.74pt">
              <draw:object draw:notify-on-update-of-ranges="Stödantal.A23:Stödantal.A58 Stödantal.B22:Stödantal.B22 Stödantal.B23:Stödantal.B59 Stödantal.C22:Stödantal.C22 Stödantal.C23:Stödantal.C58 Stödantal.D22:Stödantal.D22 Stödantal.D23:Stödantal.D58 Stödantal.E22:Stödantal.E22 Stödantal.E23:Stödantal.E58 Stödantal.F22:Stödantal.F22 Stödantal.F23:Stödantal.F58 Stödantal.G22:Stödantal.G22 Stödantal.G23:Stödantal.G58 Stödantal.H22:Stödantal.H22 Stödantal.H23:Stödantal.H58 Stödantal.I22:Stödantal.I22 Stödantal.I23:Stödantal.I5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77" table:number-columns-repeated="10"/>
          <table:table-cell table:style-name="ce78"/>
          <table:table-cell table:style-name="ce284" office:value-type="string" calcext:value-type="string" table:number-columns-spanned="2" table:number-rows-spanned="1">
            <text:p>Tasapainoinen budjetti</text:p>
          </table:table-cell>
          <table:covered-table-cell/>
          <table:table-cell table:style-name="ce296" office:value-type="string" calcext:value-type="string" table:number-columns-spanned="2" table:number-rows-spanned="1">
            <text:p>Valtionvelka/velanotto</text:p>
          </table:table-cell>
          <table:covered-table-cell/>
          <table:table-cell table:style-name="ce77" table:number-columns-repeated="6"/>
          <table:table-cell table:style-name="ce306"/>
          <table:table-cell table:style-name="ce77" table:number-columns-repeated="7"/>
          <table:table-cell table:number-columns-repeated="994"/>
        </table:table-row>
        <table:table-row table:style-name="ro1">
          <table:table-cell table:style-name="ce77" table:number-columns-repeated="11"/>
          <table:table-cell table:style-name="ce78"/>
          <table:table-cell table:style-name="ce284" office:value-type="string" calcext:value-type="string" table:number-columns-spanned="2" table:number-rows-spanned="1">
            <text:p>Noususuhdanne</text:p>
          </table:table-cell>
          <table:covered-table-cell/>
          <table:table-cell table:style-name="ce296" office:value-type="string" calcext:value-type="string" table:number-columns-spanned="2" table:number-rows-spanned="1">
            <text:p>Laskusuhdanne</text:p>
          </table:table-cell>
          <table:covered-table-cell/>
          <table:table-cell table:style-name="ce77" table:number-columns-repeated="6"/>
          <table:table-cell table:style-name="ce306"/>
          <table:table-cell table:style-name="ce77" table:number-columns-repeated="7"/>
          <table:table-cell table:number-columns-repeated="994"/>
        </table:table-row>
        <table:table-row table:style-name="ro1">
          <table:table-cell table:style-name="ce77" table:number-columns-repeated="11"/>
          <table:table-cell table:style-name="ce78"/>
          <table:table-cell table:style-name="ce285" table:number-columns-spanned="2" table:number-rows-spanned="1"/>
          <table:covered-table-cell/>
          <table:table-cell table:style-name="ce285" table:number-columns-spanned="2" table:number-rows-spanned="1"/>
          <table:covered-table-cell/>
          <table:table-cell table:style-name="ce77" table:number-columns-repeated="6"/>
          <table:table-cell table:style-name="ce306"/>
          <table:table-cell table:style-name="ce77" table:number-columns-repeated="7"/>
          <table:table-cell table:number-columns-repeated="994"/>
        </table:table-row>
        <table:table-row table:style-name="ro1">
          <table:table-cell table:style-name="ce77" table:number-columns-repeated="11"/>
          <table:table-cell table:style-name="ce78"/>
          <table:table-cell table:style-name="ce284" office:value-type="string" calcext:value-type="string" table:number-columns-spanned="2" table:number-rows-spanned="1">
            <text:p>Oppositioputki (10%/kausi)</text:p>
          </table:table-cell>
          <table:covered-table-cell/>
          <table:table-cell table:style-name="ce296" office:value-type="string" calcext:value-type="string" table:number-columns-spanned="2" table:number-rows-spanned="1">
            <text:p>Hallitusputki (-10%/kausi)</text:p>
          </table:table-cell>
          <table:covered-table-cell/>
          <table:table-cell table:style-name="ce77" table:number-columns-repeated="6"/>
          <table:table-cell table:style-name="ce306"/>
          <table:table-cell table:style-name="ce77" table:number-columns-repeated="7"/>
          <table:table-cell table:number-columns-repeated="994"/>
        </table:table-row>
        <table:table-row table:style-name="ro1">
          <table:table-cell table:style-name="ce77" table:number-columns-repeated="11"/>
          <table:table-cell table:style-name="ce78"/>
          <table:table-cell table:style-name="ce284" office:value-type="string" calcext:value-type="string" table:number-columns-spanned="2" table:number-rows-spanned="1">
            <text:p>Vahva johtaja 10%</text:p>
          </table:table-cell>
          <table:covered-table-cell/>
          <table:table-cell table:style-name="ce296" office:value-type="string" calcext:value-type="string" table:number-columns-spanned="2" table:number-rows-spanned="1">
            <text:p>Ei selkeää johtajaa -10%</text:p>
          </table:table-cell>
          <table:covered-table-cell/>
          <table:table-cell table:style-name="ce77" table:number-columns-repeated="6"/>
          <table:table-cell table:style-name="ce306"/>
          <table:table-cell table:style-name="ce77" table:number-columns-repeated="7"/>
          <table:table-cell table:number-columns-repeated="994"/>
        </table:table-row>
        <table:table-row table:style-name="ro1">
          <table:table-cell table:style-name="ce77" table:number-columns-repeated="11"/>
          <table:table-cell table:style-name="ce78"/>
          <table:table-cell table:style-name="ce284" office:value-type="string" calcext:value-type="string" table:number-columns-spanned="2" table:number-rows-spanned="1">
            <text:p>Perusteltu kritiikki 10%</text:p>
          </table:table-cell>
          <table:covered-table-cell/>
          <table:table-cell table:style-name="ce296" office:value-type="string" calcext:value-type="string" table:number-columns-spanned="2" table:number-rows-spanned="1">
            <text:p>Kannanottamattomuus -10%</text:p>
          </table:table-cell>
          <table:covered-table-cell/>
          <table:table-cell table:style-name="ce77" table:number-columns-repeated="6"/>
          <table:table-cell table:style-name="ce306"/>
          <table:table-cell table:style-name="ce77" table:number-columns-repeated="7"/>
          <table:table-cell table:number-columns-repeated="994"/>
        </table:table-row>
        <table:table-row table:style-name="ro1">
          <table:table-cell table:style-name="ce77" table:number-columns-repeated="11"/>
          <table:table-cell table:style-name="ce78"/>
          <table:table-cell table:style-name="ce284" office:value-type="string" calcext:value-type="string" table:number-columns-spanned="2" table:number-rows-spanned="1">
            <text:p>Selkeät tavoitteet 5%</text:p>
          </table:table-cell>
          <table:covered-table-cell/>
          <table:table-cell table:style-name="ce296" office:value-type="string" calcext:value-type="string" table:number-columns-spanned="2" table:number-rows-spanned="1">
            <text:p>Epämääräiset tavoitteet -5%</text:p>
          </table:table-cell>
          <table:covered-table-cell/>
          <table:table-cell table:style-name="ce78" table:number-columns-repeated="6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77" table:number-columns-repeated="11"/>
          <table:table-cell table:style-name="ce78"/>
          <table:table-cell table:style-name="ce284" office:value-type="string" calcext:value-type="string" table:number-columns-spanned="2" table:number-rows-spanned="1">
            <text:p>Aktiivisuus 10%</text:p>
          </table:table-cell>
          <table:covered-table-cell/>
          <table:table-cell table:style-name="ce296" office:value-type="string" calcext:value-type="string" table:number-columns-spanned="2" table:number-rows-spanned="1">
            <text:p>Passiivisuus -10%</text:p>
          </table:table-cell>
          <table:covered-table-cell/>
          <table:table-cell table:style-name="ce78"/>
          <table:table-cell table:style-name="ce77" table:number-columns-repeated="2"/>
          <table:table-cell table:style-name="ce78" table:number-columns-repeated="3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78"/>
          <table:table-cell table:style-name="ce218" table:number-columns-repeated="9"/>
          <table:table-cell table:style-name="ce78" table:number-columns-repeated="2"/>
          <table:table-cell table:style-name="ce284" office:value-type="string" calcext:value-type="string" table:number-columns-spanned="2" table:number-rows-spanned="1">
            <text:p>Huono talous (o.) 5%</text:p>
          </table:table-cell>
          <table:covered-table-cell/>
          <table:table-cell table:style-name="ce296" office:value-type="string" calcext:value-type="string" table:number-columns-spanned="2" table:number-rows-spanned="1">
            <text:p>Huono talous (h.) -10%</text:p>
          </table:table-cell>
          <table:covered-table-cell/>
          <table:table-cell table:style-name="ce78"/>
          <table:table-cell table:style-name="ce77" table:number-columns-repeated="2"/>
          <table:table-cell table:style-name="ce287" office:value-type="string" calcext:value-type="string">
            <text:p>Valtuutetut</text:p>
          </table:table-cell>
          <table:table-cell table:style-name="ce78"/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248"/>
          <table:table-cell table:number-columns-repeated="994"/>
        </table:table-row>
        <table:table-row table:style-name="ro1">
          <table:table-cell table:style-name="ce77" table:number-columns-repeated="11"/>
          <table:table-cell table:style-name="ce84"/>
          <table:table-cell table:style-name="ce284" office:value-type="string" calcext:value-type="string" table:number-columns-spanned="2" table:number-rows-spanned="1">
            <text:p>Korkea työllisyys (h.) 5%</text:p>
          </table:table-cell>
          <table:covered-table-cell/>
          <table:table-cell table:style-name="ce296" office:value-type="string" calcext:value-type="string" table:number-columns-spanned="2" table:number-rows-spanned="1">
            <text:p>Korkea työttömyys (h.)-15%</text:p>
          </table:table-cell>
          <table:covered-table-cell/>
          <table:table-cell table:style-name="ce78"/>
          <table:table-cell table:style-name="ce77" table:number-columns-repeated="2"/>
          <table:table-cell table:style-name="ce89" office:value-type="string" calcext:value-type="string">
            <text:p>Uussaari</text:p>
          </table:table-cell>
          <table:table-cell table:style-name="ce78" office:value-type="float" office:value="25" calcext:value-type="float">
            <text:p>2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5" calcext:value-type="float">
            <text:p>5</text:p>
          </table:table-cell>
          <table:table-cell table:style-name="ce218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1" calcext:value-type="float">
            <text:p>1</text:p>
          </table:table-cell>
          <table:table-cell table:style-name="ce77"/>
          <table:table-cell table:number-columns-repeated="994"/>
        </table:table-row>
        <table:table-row table:style-name="ro1">
          <table:table-cell table:style-name="ce77" table:number-columns-repeated="11"/>
          <table:table-cell table:style-name="ce78"/>
          <table:table-cell table:style-name="ce284" office:value-type="string" calcext:value-type="string" table:number-columns-spanned="2" table:number-rows-spanned="1">
            <text:p>Vetoaa moniin (10%)</text:p>
          </table:table-cell>
          <table:covered-table-cell/>
          <table:table-cell table:style-name="ce296" office:value-type="string" calcext:value-type="string" table:number-columns-spanned="2" table:number-rows-spanned="1">
            <text:p>Yhden asian puolue (-10%)</text:p>
          </table:table-cell>
          <table:covered-table-cell/>
          <table:table-cell table:style-name="ce78" table:number-columns-repeated="3"/>
          <table:table-cell table:style-name="ce89" office:value-type="string" calcext:value-type="string">
            <text:p>Virranmaa</text:p>
          </table:table-cell>
          <table:table-cell table:style-name="ce78" office:value-type="float" office:value="18" calcext:value-type="float">
            <text:p>18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" calcext:value-type="float">
            <text:p>2</text:p>
          </table:table-cell>
          <table:table-cell table:style-name="ce218"/>
          <table:table-cell table:style-name="ce218" office:value-type="float" office:value="2" calcext:value-type="float">
            <text:p>2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1" calcext:value-type="float">
            <text:p>1</text:p>
          </table:table-cell>
          <table:table-cell table:style-name="ce77"/>
          <table:table-cell table:number-columns-repeated="994"/>
        </table:table-row>
        <table:table-row table:style-name="ro1">
          <table:table-cell table:style-name="ce77" table:number-columns-repeated="11"/>
          <table:table-cell table:style-name="ce78"/>
          <table:table-cell table:style-name="ce284" office:value-type="string" calcext:value-type="string" table:number-columns-spanned="2" table:number-rows-spanned="1">
            <text:p>Vaaliteemaetu (10%)</text:p>
          </table:table-cell>
          <table:covered-table-cell/>
          <table:table-cell table:style-name="ce296" office:value-type="string" calcext:value-type="string" table:number-columns-spanned="2" table:number-rows-spanned="1">
            <text:p>Skandaalit (-10%)</text:p>
          </table:table-cell>
          <table:covered-table-cell/>
          <table:table-cell table:style-name="ce78" table:number-columns-repeated="3"/>
          <table:table-cell table:style-name="ce89" office:value-type="string" calcext:value-type="string">
            <text:p>Vahamaa</text:p>
          </table:table-cell>
          <table:table-cell table:style-name="ce78" office:value-type="float" office:value="12" calcext:value-type="float">
            <text:p>12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2" calcext:value-type="float">
            <text:p>2</text:p>
          </table:table-cell>
          <table:table-cell table:style-name="ce218" office:value-type="float" office:value="1" calcext:value-type="float">
            <text:p>1</text:p>
          </table:table-cell>
          <table:table-cell table:style-name="ce218" table:number-columns-repeated="2"/>
          <table:table-cell table:style-name="ce218" office:value-type="float" office:value="2" calcext:value-type="float">
            <text:p>2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1" calcext:value-type="float">
            <text:p>1</text:p>
          </table:table-cell>
          <table:table-cell table:style-name="ce77"/>
          <table:table-cell table:number-columns-repeated="994"/>
        </table:table-row>
        <table:table-row table:style-name="ro1">
          <table:table-cell table:style-name="ce77" table:number-columns-repeated="11"/>
          <table:table-cell table:style-name="ce78"/>
          <table:table-cell table:style-name="ce74" office:value-type="string" calcext:value-type="string">
            <text:p>Ääripuolue epävakaana aikana (10%)</text:p>
          </table:table-cell>
          <table:table-cell table:style-name="ce74"/>
          <table:table-cell table:style-name="ce297" office:value-type="string" calcext:value-type="string">
            <text:p>Ääripuolue vakaana aikana (-10%)</text:p>
          </table:table-cell>
          <table:table-cell table:style-name="ce297"/>
          <table:table-cell table:style-name="ce78" table:number-columns-repeated="3"/>
          <table:table-cell table:style-name="ce89" office:value-type="string" calcext:value-type="string">
            <text:p>Ventelänlaakso</text:p>
          </table:table-cell>
          <table:table-cell table:style-name="ce78" office:value-type="float" office:value="16" calcext:value-type="float">
            <text:p>16</text:p>
          </table:table-cell>
          <table:table-cell table:style-name="ce293" office:value-type="float" office:value="4" calcext:value-type="float">
            <text:p>4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style-name="ce293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4" calcext:value-type="float">
            <text:p>4</text:p>
          </table:table-cell>
          <table:table-cell table:style-name="ce218" office:value-type="float" office:value="2" calcext:value-type="float">
            <text:p>2</text:p>
          </table:table-cell>
          <table:table-cell table:style-name="ce77"/>
          <table:table-cell table:number-columns-repeated="994"/>
        </table:table-row>
        <table:table-row table:style-name="ro1">
          <table:table-cell table:style-name="ce77" table:number-columns-repeated="11"/>
          <table:table-cell table:style-name="ce78"/>
          <table:table-cell table:style-name="ce284" office:value-type="string" calcext:value-type="string" table:number-columns-spanned="2" table:number-rows-spanned="1">
            <text:p>-</text:p>
          </table:table-cell>
          <table:covered-table-cell/>
          <table:table-cell table:style-name="ce297" office:value-type="string" calcext:value-type="string">
            <text:p>Kannatushidaste (&gt;20%, -10%)</text:p>
          </table:table-cell>
          <table:table-cell table:style-name="ce298"/>
          <table:table-cell table:number-columns-repeated="2"/>
          <table:table-cell table:style-name="ce78"/>
          <table:table-cell table:style-name="ce89" office:value-type="string" calcext:value-type="string">
            <text:p>Aurmaa</text:p>
          </table:table-cell>
          <table:table-cell table:style-name="ce78" office:value-type="float" office:value="9" calcext:value-type="float">
            <text:p>9</text:p>
          </table:table-cell>
          <table:table-cell table:style-name="ce218" office:value-type="float" office:value="2" calcext:value-type="float">
            <text:p>2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/>
          <table:table-cell table:number-columns-repeated="2" table:style-name="ce218" office:value-type="float" office:value="2" calcext:value-type="float">
            <text:p>2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style-name="ce77"/>
          <table:table-cell table:number-columns-repeated="994"/>
        </table:table-row>
        <table:table-row table:style-name="ro1">
          <table:table-cell table:style-name="ce77" table:number-columns-repeated="11"/>
          <table:table-cell table:style-name="ce78"/>
          <table:table-cell table:style-name="ce286" table:number-columns-repeated="2"/>
          <table:table-cell table:style-name="ce297" office:value-type="string" calcext:value-type="string">
            <text:p>Kannatushidaste (&gt;25%, -15%)</text:p>
          </table:table-cell>
          <table:table-cell table:style-name="ce299"/>
          <table:table-cell table:number-columns-repeated="2"/>
          <table:table-cell table:style-name="ce78"/>
          <table:table-cell table:style-name="ce89" office:value-type="string" calcext:value-type="string">
            <text:p>Ristilaakso</text:p>
          </table:table-cell>
          <table:table-cell table:style-name="ce78" office:value-type="float" office:value="12" calcext:value-type="float">
            <text:p>12</text:p>
          </table:table-cell>
          <table:table-cell table:style-name="ce293" office:value-type="float" office:value="2" calcext:value-type="float">
            <text:p>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float" office:value="2" calcext:value-type="float">
            <text:p>2</text:p>
          </table:table-cell>
          <table:table-cell table:style-name="ce293" office:value-type="float" office:value="2" calcext:value-type="float">
            <text:p>2</text:p>
          </table:table-cell>
          <table:table-cell table:style-name="ce218" office:value-type="float" office:value="1" calcext:value-type="float">
            <text:p>1</text:p>
          </table:table-cell>
          <table:table-cell table:style-name="ce77"/>
          <table:table-cell table:number-columns-repeated="994"/>
        </table:table-row>
        <table:table-row table:style-name="ro1">
          <table:table-cell table:style-name="ce84" office:value-type="string" calcext:value-type="string">
            <text:p>Tid</text:p>
          </table:table-cell>
          <table:table-cell table:style-name="ce84" office:value-type="string" calcext:value-type="string">
            <text:p>SFO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NP</text:p>
          </table:table-cell>
          <table:table-cell table:style-name="ce84" office:value-type="string" calcext:value-type="string">
            <text:p>LAF</text:p>
          </table:table-cell>
          <table:table-cell table:style-name="ce84" office:value-type="string" calcext:value-type="string">
            <text:p>KD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FF</text:p>
          </table:table-cell>
          <table:table-cell table:style-name="ce84" office:value-type="string" calcext:value-type="string">
            <text:p>Tot.</text:p>
          </table:table-cell>
          <table:table-cell table:style-name="ce84" office:value-type="string" calcext:value-type="string">
            <text:p>Regering</text:p>
          </table:table-cell>
          <table:table-cell table:style-name="ce78"/>
          <table:table-cell table:style-name="ce84" office:value-type="string" calcext:value-type="string">
            <text:p>Parlamentti</text:p>
          </table:table-cell>
          <table:table-cell table:style-name="ce78" table:number-columns-repeated="6"/>
          <table:table-cell table:style-name="ce89" office:value-type="string" calcext:value-type="string">
            <text:p>Vanhasaarenmaa</text:p>
          </table:table-cell>
          <table:table-cell table:style-name="ce78" office:value-type="float" office:value="10" calcext:value-type="float">
            <text:p>10</text:p>
          </table:table-cell>
          <table:table-cell table:style-name="ce140" office:value-type="float" office:value="3" calcext:value-type="float">
            <text:p>3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78"/>
          <table:table-cell table:number-columns-repeated="2" table:style-name="ce140" office:value-type="float" office:value="2" calcext:value-type="float">
            <text:p>2</text:p>
          </table:table-cell>
          <table:table-cell table:style-name="ce78"/>
          <table:table-cell table:style-name="ce77"/>
          <table:table-cell table:number-columns-repeated="994"/>
        </table:table-row>
        <table:table-row table:style-name="ro1">
          <table:table-cell table:style-name="ce272" office:value-type="date" office:date-value="2020-01-01" calcext:value-type="date">
            <text:p>1.2020</text:p>
          </table:table-cell>
          <table:table-cell table:style-name="ce250" office:value-type="percentage" office:value="0.1783" calcext:value-type="percentage">
            <text:p>17.83%</text:p>
          </table:table-cell>
          <table:table-cell table:style-name="ce250" office:value-type="percentage" office:value="0.0827" calcext:value-type="percentage">
            <text:p>8.27%</text:p>
          </table:table-cell>
          <table:table-cell table:style-name="ce282" office:value-type="percentage" office:value="0.1422" calcext:value-type="percentage">
            <text:p>14.22%</text:p>
          </table:table-cell>
          <table:table-cell table:style-name="ce250" office:value-type="percentage" office:value="0.0618" calcext:value-type="percentage">
            <text:p>6.18%</text:p>
          </table:table-cell>
          <table:table-cell table:style-name="ce250" office:value-type="percentage" office:value="0.1056" calcext:value-type="percentage">
            <text:p>10.56%</text:p>
          </table:table-cell>
          <table:table-cell table:style-name="ce282" office:value-type="percentage" office:value="0.151" calcext:value-type="percentage">
            <text:p>15.10%</text:p>
          </table:table-cell>
          <table:table-cell table:style-name="ce282" office:value-type="percentage" office:value="0.2326" calcext:value-type="percentage">
            <text:p>23.26%</text:p>
          </table:table-cell>
          <table:table-cell table:style-name="ce250" office:value-type="percentage" office:value="0.0458" calcext:value-type="percentage">
            <text:p>4.58%</text:p>
          </table:table-cell>
          <table:table-cell table:style-name="ce250" table:formula="of:=SUM([.B23:.I23])" office:value-type="percentage" office:value="1" calcext:value-type="percentage">
            <text:p>100.00%</text:p>
          </table:table-cell>
          <table:table-cell table:style-name="ce108" table:formula="of:=SUM([.D23];[.G23:.H23])" office:value-type="percentage" office:value="0.5258" calcext:value-type="percentage">
            <text:p>52.58%</text:p>
          </table:table-cell>
          <table:table-cell table:style-name="ce78"/>
          <table:table-cell table:style-name="ce78" office:value-type="string" calcext:value-type="string">
            <text:p>Puolue</text:p>
          </table:table-cell>
          <table:table-cell table:style-name="ce78" office:value-type="string" calcext:value-type="string">
            <text:p>Paikat</text:p>
          </table:table-cell>
          <table:table-cell table:style-name="ce78" office:value-type="string" calcext:value-type="string">
            <text:p>Ydinalue</text:p>
          </table:table-cell>
          <table:table-cell table:style-name="ce78" office:value-type="string" calcext:value-type="string">
            <text:p>Kakkosalue</text:p>
          </table:table-cell>
          <table:table-cell table:style-name="ce78" office:value-type="string" calcext:value-type="string">
            <text:p>Kolmosalue</text:p>
          </table:table-cell>
          <table:table-cell table:style-name="ce78" table:number-columns-repeated="3"/>
          <table:table-cell table:style-name="ce78" table:formula="of:=SUM([.U16:.U22])" office:value-type="float" office:value="102" calcext:value-type="float">
            <text:p>102</text:p>
          </table:table-cell>
          <table:table-cell table:style-name="ce218" table:formula="of:=SUM([.V16:.V22])" office:value-type="float" office:value="24" calcext:value-type="float">
            <text:p>24</text:p>
          </table:table-cell>
          <table:table-cell table:style-name="ce218" table:formula="of:=SUM([.W16:.W22])" office:value-type="float" office:value="7" calcext:value-type="float">
            <text:p>7</text:p>
          </table:table-cell>
          <table:table-cell table:style-name="ce218" table:formula="of:=SUM([.X16:.X22])" office:value-type="float" office:value="13" calcext:value-type="float">
            <text:p>13</text:p>
          </table:table-cell>
          <table:table-cell table:style-name="ce218" table:formula="of:=SUM([.Y16:.Y22])" office:value-type="float" office:value="4" calcext:value-type="float">
            <text:p>4</text:p>
          </table:table-cell>
          <table:table-cell table:style-name="ce218" table:formula="of:=SUM([.Z16:.Z22])" office:value-type="float" office:value="8" calcext:value-type="float">
            <text:p>8</text:p>
          </table:table-cell>
          <table:table-cell table:style-name="ce218" table:formula="of:=SUM([.AA16:.AA22])" office:value-type="float" office:value="18" calcext:value-type="float">
            <text:p>18</text:p>
          </table:table-cell>
          <table:table-cell table:style-name="ce218" table:formula="of:=SUM([.AB16:.AB22])" office:value-type="float" office:value="21" calcext:value-type="float">
            <text:p>21</text:p>
          </table:table-cell>
          <table:table-cell table:style-name="ce218" table:formula="of:=SUM([.AC16:.AC22])" office:value-type="float" office:value="7" calcext:value-type="float">
            <text:p>7</text:p>
          </table:table-cell>
          <table:table-cell table:style-name="ce77"/>
          <table:table-cell table:number-columns-repeated="994"/>
        </table:table-row>
        <table:table-row table:style-name="ro1">
          <table:table-cell table:style-name="ce273" office:value-type="date" office:date-value="2020-03-01" calcext:value-type="date">
            <text:p>3.2020</text:p>
          </table:table-cell>
          <table:table-cell table:style-name="ce250" office:value-type="percentage" office:value="0.189655172413793" calcext:value-type="percentage">
            <text:p>18.97%</text:p>
          </table:table-cell>
          <table:table-cell table:style-name="ce250" office:value-type="percentage" office:value="0.0517241379310345" calcext:value-type="percentage">
            <text:p>5.17%</text:p>
          </table:table-cell>
          <table:table-cell table:style-name="ce282" office:value-type="percentage" office:value="0.137931034482759" calcext:value-type="percentage">
            <text:p>13.79%</text:p>
          </table:table-cell>
          <table:table-cell table:style-name="ce250" office:value-type="percentage" office:value="0.0517241379310345" calcext:value-type="percentage">
            <text:p>5.17%</text:p>
          </table:table-cell>
          <table:table-cell table:style-name="ce250" office:value-type="percentage" office:value="0.0689655172413793" calcext:value-type="percentage">
            <text:p>6.90%</text:p>
          </table:table-cell>
          <table:table-cell table:style-name="ce282" office:value-type="percentage" office:value="0.189655172413793" calcext:value-type="percentage">
            <text:p>18.97%</text:p>
          </table:table-cell>
          <table:table-cell table:style-name="ce282" office:value-type="percentage" office:value="0.258620689655172" calcext:value-type="percentage">
            <text:p>25.86%</text:p>
          </table:table-cell>
          <table:table-cell table:style-name="ce250" office:value-type="percentage" office:value="0.0517241379310345" calcext:value-type="percentage">
            <text:p>5.17%</text:p>
          </table:table-cell>
          <table:table-cell table:style-name="ce250" table:formula="of:=SUM([.B24:.I24])" office:value-type="percentage" office:value="1" calcext:value-type="percentage">
            <text:p>100.00%</text:p>
          </table:table-cell>
          <table:table-cell table:style-name="ce108" table:formula="of:=SUM([.D24];[.G24:.H24])" office:value-type="percentage" office:value="0.586206896551724" calcext:value-type="percentage">
            <text:p>58.62%</text:p>
          </table:table-cell>
          <table:table-cell table:style-name="ce78"/>
          <table:table-cell table:style-name="ce78" office:value-type="string" calcext:value-type="string">
            <text:p>Vas</text:p>
          </table:table-cell>
          <table:table-cell table:style-name="ce140" table:formula="of:=[.B2]" office:value-type="float" office:value="12" calcext:value-type="float">
            <text:p>12</text:p>
          </table:table-cell>
          <table:table-cell table:style-name="ce78" office:value-type="string" calcext:value-type="string">
            <text:p>Vahamaa</text:p>
          </table:table-cell>
          <table:table-cell table:style-name="ce78" office:value-type="string" calcext:value-type="string">
            <text:p>Virranmaa</text:p>
          </table:table-cell>
          <table:table-cell table:style-name="ce78" office:value-type="string" calcext:value-type="string">
            <text:p>Ventelänlaakso</text:p>
          </table:table-cell>
          <table:table-cell table:style-name="ce78" table:number-columns-repeated="5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4" office:value-type="date" office:date-value="2020-08-01" calcext:value-type="date">
            <text:p>8.2020</text:p>
          </table:table-cell>
          <table:table-cell table:style-name="ce115" office:value-type="percentage" office:value="0.232994341926693" calcext:value-type="percentage">
            <text:p>23.30%</text:p>
          </table:table-cell>
          <table:table-cell table:style-name="ce115" office:value-type="percentage" office:value="0.0464648850239914" calcext:value-type="percentage">
            <text:p>4.65%</text:p>
          </table:table-cell>
          <table:table-cell table:style-name="ce281" office:value-type="percentage" office:value="0.123399797223906" calcext:value-type="percentage">
            <text:p>12.34%</text:p>
          </table:table-cell>
          <table:table-cell table:style-name="ce115" office:value-type="percentage" office:value="0.0717557540323611" calcext:value-type="percentage">
            <text:p>7.18%</text:p>
          </table:table-cell>
          <table:table-cell table:style-name="ce115" office:value-type="percentage" office:value="0.0613929651061674" calcext:value-type="percentage">
            <text:p>6.14%</text:p>
          </table:table-cell>
          <table:table-cell table:style-name="ce281" office:value-type="percentage" office:value="0.181112626034786" calcext:value-type="percentage">
            <text:p>18.11%</text:p>
          </table:table-cell>
          <table:table-cell table:style-name="ce280" office:value-type="percentage" office:value="0.234000985367118" calcext:value-type="percentage">
            <text:p>23.40%</text:p>
          </table:table-cell>
          <table:table-cell table:style-name="ce115" office:value-type="percentage" office:value="0.048878645284978" calcext:value-type="percentage">
            <text:p>4.89%</text:p>
          </table:table-cell>
          <table:table-cell table:style-name="ce108" table:formula="of:=SUM([.B25:.I25])" office:value-type="percentage" office:value="1" calcext:value-type="percentage">
            <text:p>100.00%</text:p>
          </table:table-cell>
          <table:table-cell table:style-name="ce108" table:formula="of:=SUM([.D25];[.G25:.H25])" office:value-type="percentage" office:value="0.538513408625809" calcext:value-type="percentage">
            <text:p>53.85%</text:p>
          </table:table-cell>
          <table:table-cell table:style-name="ce78"/>
          <table:table-cell table:style-name="ce78" office:value-type="string" calcext:value-type="string">
            <text:p>Dem</text:p>
          </table:table-cell>
          <table:table-cell table:style-name="ce140" table:formula="of:=[.C2]" office:value-type="float" office:value="6" calcext:value-type="float">
            <text:p>6</text:p>
          </table:table-cell>
          <table:table-cell table:style-name="ce78" office:value-type="string" calcext:value-type="string">
            <text:p>Vahamaa</text:p>
          </table:table-cell>
          <table:table-cell table:style-name="ce78" office:value-type="string" calcext:value-type="string">
            <text:p>Virranmaa</text:p>
          </table:table-cell>
          <table:table-cell table:style-name="ce78" office:value-type="string" calcext:value-type="string">
            <text:p>Uussaari</text:p>
          </table:table-cell>
          <table:table-cell table:style-name="ce78" table:number-columns-repeated="3"/>
          <table:table-cell table:style-name="ce305"/>
          <table:table-cell table:style-name="ce78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4" office:value-type="date" office:date-value="2020-12-01" calcext:value-type="date">
            <text:p>12.2020</text:p>
          </table:table-cell>
          <table:table-cell table:style-name="ce108" office:value-type="percentage" office:value="0.274476321556498" calcext:value-type="percentage">
            <text:p>27.45%</text:p>
          </table:table-cell>
          <table:table-cell table:style-name="ce108" office:value-type="percentage" office:value="0.0472634243254198" calcext:value-type="percentage">
            <text:p>4.73%</text:p>
          </table:table-cell>
          <table:table-cell table:style-name="ce280" office:value-type="percentage" office:value="0.114081045781918" calcext:value-type="percentage">
            <text:p>11.41%</text:p>
          </table:table-cell>
          <table:table-cell table:style-name="ce108" office:value-type="percentage" office:value="0.0810875475881755" calcext:value-type="percentage">
            <text:p>8.11%</text:p>
          </table:table-cell>
          <table:table-cell table:style-name="ce108" office:value-type="percentage" office:value="0.0652447779397437" calcext:value-type="percentage">
            <text:p>6.52%</text:p>
          </table:table-cell>
          <table:table-cell table:style-name="ce280" office:value-type="percentage" office:value="0.157290105532385" calcext:value-type="percentage">
            <text:p>15.73%</text:p>
          </table:table-cell>
          <table:table-cell table:style-name="ce280" office:value-type="percentage" office:value="0.214258594045293" calcext:value-type="percentage">
            <text:p>21.43%</text:p>
          </table:table-cell>
          <table:table-cell table:style-name="ce108" office:value-type="percentage" office:value="0.0462981832305675" calcext:value-type="percentage">
            <text:p>4.63%</text:p>
          </table:table-cell>
          <table:table-cell table:style-name="ce108" table:formula="of:=SUM([.B26:.I26])" office:value-type="percentage" office:value="1" calcext:value-type="percentage">
            <text:p>100.00%</text:p>
          </table:table-cell>
          <table:table-cell table:style-name="ce108" table:formula="of:=SUM([.D26];[.G26:.H26])" office:value-type="percentage" office:value="0.485629745359596" calcext:value-type="percentage">
            <text:p>48.56%</text:p>
          </table:table-cell>
          <table:table-cell table:style-name="ce78"/>
          <table:table-cell table:style-name="ce78" office:value-type="string" calcext:value-type="string">
            <text:p>Nat</text:p>
          </table:table-cell>
          <table:table-cell table:style-name="ce140" table:formula="of:=[.D2]" office:value-type="float" office:value="3" calcext:value-type="float">
            <text:p>3</text:p>
          </table:table-cell>
          <table:table-cell table:style-name="ce78" office:value-type="string" calcext:value-type="string">
            <text:p>Uussaari</text:p>
          </table:table-cell>
          <table:table-cell table:style-name="ce78" office:value-type="string" calcext:value-type="string">
            <text:p>Virranmaa</text:p>
          </table:table-cell>
          <table:table-cell table:style-name="ce78" office:value-type="string" calcext:value-type="string">
            <text:p>Vanhasaarenmaa</text:p>
          </table:table-cell>
          <table:table-cell table:style-name="ce300" office:value-type="string" calcext:value-type="string">
            <text:p>Valiokunnat</text:p>
          </table:table-cell>
          <table:table-cell table:style-name="ce78" table:number-columns-repeated="2"/>
          <table:table-cell table:style-name="ce305"/>
          <table:table-cell table:style-name="ce78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5" office:value-type="date" office:date-value="2021-01-01" calcext:value-type="date">
            <text:p>1.2021</text:p>
          </table:table-cell>
          <table:table-cell table:style-name="ce108" office:value-type="percentage" office:value="0.238923692869743" calcext:value-type="percentage">
            <text:p>23.89%</text:p>
          </table:table-cell>
          <table:table-cell table:style-name="ce108" office:value-type="percentage" office:value="0.0608667001622736" calcext:value-type="percentage">
            <text:p>6.09%</text:p>
          </table:table-cell>
          <table:table-cell table:style-name="ce280" office:value-type="percentage" office:value="0.142891010032325" calcext:value-type="percentage">
            <text:p>14.29%</text:p>
          </table:table-cell>
          <table:table-cell table:style-name="ce108" office:value-type="percentage" office:value="0.0381816717242788" calcext:value-type="percentage">
            <text:p>3.82%</text:p>
          </table:table-cell>
          <table:table-cell table:style-name="ce108" office:value-type="percentage" office:value="0.0749735688268616" calcext:value-type="percentage">
            <text:p>7.50%</text:p>
          </table:table-cell>
          <table:table-cell table:style-name="ce280" office:value-type="percentage" office:value="0.175551281089292" calcext:value-type="percentage">
            <text:p>17.56%</text:p>
          </table:table-cell>
          <table:table-cell table:style-name="ce280" office:value-type="percentage" office:value="0.210135342554478" calcext:value-type="percentage">
            <text:p>21.01%</text:p>
          </table:table-cell>
          <table:table-cell table:style-name="ce108" office:value-type="percentage" office:value="0.0584767327407473" calcext:value-type="percentage">
            <text:p>5.85%</text:p>
          </table:table-cell>
          <table:table-cell table:style-name="ce108" table:formula="of:=SUM([.B27:.I27])" office:value-type="percentage" office:value="1" calcext:value-type="percentage">
            <text:p>100.00%</text:p>
          </table:table-cell>
          <table:table-cell table:style-name="ce108" table:formula="of:=SUM([.D27];[.G27:.H27])" office:value-type="percentage" office:value="0.528577633676096" calcext:value-type="percentage">
            <text:p>52.86%</text:p>
          </table:table-cell>
          <table:table-cell table:style-name="ce78"/>
          <table:table-cell table:style-name="ce78" office:value-type="string" calcext:value-type="string">
            <text:p>Cen</text:p>
          </table:table-cell>
          <table:table-cell table:style-name="ce140" table:formula="of:=[.E2]" office:value-type="float" office:value="5" calcext:value-type="float">
            <text:p>5</text:p>
          </table:table-cell>
          <table:table-cell table:style-name="ce78" office:value-type="string" calcext:value-type="string">
            <text:p>Vanhasaarenmaa</text:p>
          </table:table-cell>
          <table:table-cell table:style-name="ce78" office:value-type="string" calcext:value-type="string">
            <text:p>Ristilaakso</text:p>
          </table:table-cell>
          <table:table-cell table:style-name="ce78" office:value-type="string" calcext:value-type="string">
            <text:p>Virranmaa</text:p>
          </table:table-cell>
          <table:table-cell table:style-name="ce301" office:value-type="string" calcext:value-type="string">
            <text:p>Suuri valiokunta</text:p>
          </table:table-cell>
          <table:table-cell table:style-name="ce78" table:number-columns-repeated="4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5" office:value-type="date" office:date-value="2021-03-01" calcext:value-type="date">
            <text:p>3.2021</text:p>
          </table:table-cell>
          <table:table-cell table:style-name="ce280" office:value-type="percentage" office:value="0.171948263026074" calcext:value-type="percentage">
            <text:p>17.19%</text:p>
          </table:table-cell>
          <table:table-cell table:style-name="ce280" office:value-type="percentage" office:value="0.101706767769564" calcext:value-type="percentage">
            <text:p>10.17%</text:p>
          </table:table-cell>
          <table:table-cell table:style-name="ce280" office:value-type="percentage" office:value="0.149031156142226" calcext:value-type="percentage">
            <text:p>14.90%</text:p>
          </table:table-cell>
          <table:table-cell table:style-name="ce280" office:value-type="percentage" office:value="0.0656975703545948" calcext:value-type="percentage">
            <text:p>6.57%</text:p>
          </table:table-cell>
          <table:table-cell table:style-name="ce280" office:value-type="percentage" office:value="0.113983494033116" calcext:value-type="percentage">
            <text:p>11.40%</text:p>
          </table:table-cell>
          <table:table-cell table:style-name="ce108" office:value-type="percentage" office:value="0.154220480455872" calcext:value-type="percentage">
            <text:p>15.42%</text:p>
          </table:table-cell>
          <table:table-cell table:style-name="ce108" office:value-type="percentage" office:value="0.167970214432156" calcext:value-type="percentage">
            <text:p>16.80%</text:p>
          </table:table-cell>
          <table:table-cell table:style-name="ce108" office:value-type="percentage" office:value="0.0754420537863979" calcext:value-type="percentage">
            <text:p>7.54%</text:p>
          </table:table-cell>
          <table:table-cell table:style-name="ce108" table:formula="of:=SUM([.B28:.I28])" office:value-type="percentage" office:value="1" calcext:value-type="percentage">
            <text:p>100.00%</text:p>
          </table:table-cell>
          <table:table-cell table:style-name="ce108" table:formula="of:=SUM([.B28:.F28])" office:value-type="percentage" office:value="0.602367251325574" calcext:value-type="percentage">
            <text:p>60.24%</text:p>
          </table:table-cell>
          <table:table-cell table:style-name="ce78"/>
          <table:table-cell table:style-name="ce78" office:value-type="string" calcext:value-type="string">
            <text:p>Cdlu</text:p>
          </table:table-cell>
          <table:table-cell table:style-name="ce140" table:formula="of:=[.F2]" office:value-type="float" office:value="6" calcext:value-type="float">
            <text:p>6</text:p>
          </table:table-cell>
          <table:table-cell table:style-name="ce78" office:value-type="string" calcext:value-type="string">
            <text:p>Ristilaakso</text:p>
          </table:table-cell>
          <table:table-cell table:style-name="ce78" office:value-type="string" calcext:value-type="string">
            <text:p>Ventelänlaakso</text:p>
          </table:table-cell>
          <table:table-cell table:style-name="ce78" office:value-type="string" calcext:value-type="string">
            <text:p>Aurmaa</text:p>
          </table:table-cell>
          <table:table-cell table:style-name="ce301" office:value-type="string" calcext:value-type="string">
            <text:p>Perustuslakivaliokunta</text:p>
          </table:table-cell>
          <table:table-cell table:style-name="ce78" table:number-columns-repeated="4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6" office:value-type="date" office:date-value="2021-06-01" calcext:value-type="date">
            <text:p>6.2021</text:p>
          </table:table-cell>
          <table:table-cell table:style-name="ce280" office:value-type="percentage" office:value="0.159280604133545" calcext:value-type="percentage">
            <text:p>15.93%</text:p>
          </table:table-cell>
          <table:table-cell table:style-name="ce280" office:value-type="percentage" office:value="0.0942965023847377" calcext:value-type="percentage">
            <text:p>9.43%</text:p>
          </table:table-cell>
          <table:table-cell table:style-name="ce280" office:value-type="percentage" office:value="0.169018282988871" calcext:value-type="percentage">
            <text:p>16.90%</text:p>
          </table:table-cell>
          <table:table-cell table:style-name="ce280" office:value-type="percentage" office:value="0.0748211446740859" calcext:value-type="percentage">
            <text:p>7.48%</text:p>
          </table:table-cell>
          <table:table-cell table:style-name="ce280" office:value-type="percentage" office:value="0.124304451510334" calcext:value-type="percentage">
            <text:p>12.43%</text:p>
          </table:table-cell>
          <table:table-cell table:style-name="ce108" office:value-type="percentage" office:value="0.13533386327504" calcext:value-type="percentage">
            <text:p>13.53%</text:p>
          </table:table-cell>
          <table:table-cell table:style-name="ce108" office:value-type="percentage" office:value="0.172297297297297" calcext:value-type="percentage">
            <text:p>17.23%</text:p>
          </table:table-cell>
          <table:table-cell table:style-name="ce108" office:value-type="percentage" office:value="0.070647853736089" calcext:value-type="percentage">
            <text:p>7.06%</text:p>
          </table:table-cell>
          <table:table-cell table:style-name="ce108" table:formula="of:=SUM([.B29:.I29])" office:value-type="percentage" office:value="1" calcext:value-type="percentage">
            <text:p>100.00%</text:p>
          </table:table-cell>
          <table:table-cell table:style-name="ce108" table:formula="of:=SUM([.B29:.F29])" office:value-type="percentage" office:value="0.621720985691574" calcext:value-type="percentage">
            <text:p>62.17%</text:p>
          </table:table-cell>
          <table:table-cell table:style-name="ce78"/>
          <table:table-cell table:style-name="ce78" office:value-type="string" calcext:value-type="string">
            <text:p>Lib</text:p>
          </table:table-cell>
          <table:table-cell table:style-name="ce140" table:formula="of:=[.G2]" office:value-type="float" office:value="13" calcext:value-type="float">
            <text:p>13</text:p>
          </table:table-cell>
          <table:table-cell table:style-name="ce78" office:value-type="string" calcext:value-type="string">
            <text:p>Virranmaa</text:p>
          </table:table-cell>
          <table:table-cell table:style-name="ce78" office:value-type="string" calcext:value-type="string">
            <text:p>Uussaari</text:p>
          </table:table-cell>
          <table:table-cell table:style-name="ce78" office:value-type="string" calcext:value-type="string">
            <text:p>Vanhasaarenmaa</text:p>
          </table:table-cell>
          <table:table-cell table:style-name="ce301" office:value-type="string" calcext:value-type="string">
            <text:p>Valtiovarainvaliokunta</text:p>
          </table:table-cell>
          <table:table-cell table:style-name="ce78" table:number-columns-repeated="4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6" office:value-type="date" office:date-value="2022-01-01" calcext:value-type="date">
            <text:p>1.2022</text:p>
          </table:table-cell>
          <table:table-cell table:style-name="ce281" office:value-type="percentage" office:value="0.16938237876866" calcext:value-type="percentage">
            <text:p>16.94%</text:p>
          </table:table-cell>
          <table:table-cell table:style-name="ce280" office:value-type="percentage" office:value="0.0819592155332228" calcext:value-type="percentage">
            <text:p>8.20%</text:p>
          </table:table-cell>
          <table:table-cell table:style-name="ce280" office:value-type="percentage" office:value="0.189189189189189" calcext:value-type="percentage">
            <text:p>18.92%</text:p>
          </table:table-cell>
          <table:table-cell table:style-name="ce280" office:value-type="percentage" office:value="0.0833252024587765" calcext:value-type="percentage">
            <text:p>8.33%</text:p>
          </table:table-cell>
          <table:table-cell table:style-name="ce280" office:value-type="percentage" office:value="0.113084203336911" calcext:value-type="percentage">
            <text:p>11.31%</text:p>
          </table:table-cell>
          <table:table-cell table:style-name="ce108" office:value-type="percentage" office:value="0.14342862718314" calcext:value-type="percentage">
            <text:p>14.34%</text:p>
          </table:table-cell>
          <table:table-cell table:style-name="ce108" office:value-type="percentage" office:value="0.148502292906625" calcext:value-type="percentage">
            <text:p>14.85%</text:p>
          </table:table-cell>
          <table:table-cell table:style-name="ce108" office:value-type="percentage" office:value="0.0711288906234755" calcext:value-type="percentage">
            <text:p>7.11%</text:p>
          </table:table-cell>
          <table:table-cell table:style-name="ce108" table:formula="of:=SUM([.B30:.I30])" office:value-type="percentage" office:value="1" calcext:value-type="percentage">
            <text:p>100.00%</text:p>
          </table:table-cell>
          <table:table-cell table:style-name="ce108" table:formula="of:=SUM([.B30:.F30])" office:value-type="percentage" office:value="0.63694018928676" calcext:value-type="percentage">
            <text:p>63.69%</text:p>
          </table:table-cell>
          <table:table-cell table:style-name="ce78"/>
          <table:table-cell table:style-name="ce78" office:value-type="string" calcext:value-type="string">
            <text:p>Fdp</text:p>
          </table:table-cell>
          <table:table-cell table:style-name="ce140" table:formula="of:=[.H2]" office:value-type="float" office:value="9" calcext:value-type="float">
            <text:p>9</text:p>
          </table:table-cell>
          <table:table-cell table:style-name="ce78" office:value-type="string" calcext:value-type="string">
            <text:p>Virranmaa</text:p>
          </table:table-cell>
          <table:table-cell table:style-name="ce78" office:value-type="string" calcext:value-type="string">
            <text:p>Uussaari</text:p>
          </table:table-cell>
          <table:table-cell table:style-name="ce78" office:value-type="string" calcext:value-type="string">
            <text:p>Ventelänlaakso</text:p>
          </table:table-cell>
          <table:table-cell table:style-name="ce302" office:value-type="string" calcext:value-type="string">
            <text:p>Sosiaaliasianvaliokunta</text:p>
          </table:table-cell>
          <table:table-cell table:style-name="ce78" table:number-columns-repeated="4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6" office:value-type="date" office:date-value="2022-06-01" calcext:value-type="date">
            <text:p>6.2022</text:p>
          </table:table-cell>
          <table:table-cell table:style-name="ce280" office:value-type="percentage" office:value="0.161290322580645" calcext:value-type="percentage">
            <text:p>16.13%</text:p>
          </table:table-cell>
          <table:table-cell table:style-name="ce280" office:value-type="percentage" office:value="0.0818154065330213" calcext:value-type="percentage">
            <text:p>8.18%</text:p>
          </table:table-cell>
          <table:table-cell table:style-name="ce280" office:value-type="percentage" office:value="0.152844204742037" calcext:value-type="percentage">
            <text:p>15.28%</text:p>
          </table:table-cell>
          <table:table-cell table:style-name="ce280" office:value-type="percentage" office:value="0.0792713951358502" calcext:value-type="percentage">
            <text:p>7.93%</text:p>
          </table:table-cell>
          <table:table-cell table:style-name="ce280" office:value-type="percentage" office:value="0.112750585122621" calcext:value-type="percentage">
            <text:p>11.28%</text:p>
          </table:table-cell>
          <table:table-cell table:style-name="ce108" office:value-type="percentage" office:value="0.176554390963671" calcext:value-type="percentage">
            <text:p>17.66%</text:p>
          </table:table-cell>
          <table:table-cell table:style-name="ce108" office:value-type="percentage" office:value="0.164546657169024" calcext:value-type="percentage">
            <text:p>16.45%</text:p>
          </table:table-cell>
          <table:table-cell table:style-name="ce108" office:value-type="percentage" office:value="0.0709270377531291" calcext:value-type="percentage">
            <text:p>7.09%</text:p>
          </table:table-cell>
          <table:table-cell table:style-name="ce108" table:formula="of:=SUM([.B31:.I31])" office:value-type="percentage" office:value="1" calcext:value-type="percentage">
            <text:p>100.00%</text:p>
          </table:table-cell>
          <table:table-cell table:style-name="ce108" table:formula="of:=SUM([.B31:.F31])" office:value-type="percentage" office:value="0.587971914114175" calcext:value-type="percentage">
            <text:p>58.80%</text:p>
          </table:table-cell>
          <table:table-cell table:style-name="ce78"/>
          <table:table-cell table:style-name="ce78" office:value-type="string" calcext:value-type="string">
            <text:p>Pf</text:p>
          </table:table-cell>
          <table:table-cell table:style-name="ce140" table:formula="of:=[.I2]" office:value-type="float" office:value="6" calcext:value-type="float">
            <text:p>6</text:p>
          </table:table-cell>
          <table:table-cell table:style-name="ce78" office:value-type="string" calcext:value-type="string">
            <text:p>Ventelänlaakso</text:p>
          </table:table-cell>
          <table:table-cell table:style-name="ce78" office:value-type="string" calcext:value-type="string">
            <text:p>Ristilaakso</text:p>
          </table:table-cell>
          <table:table-cell table:style-name="ce78" office:value-type="string" calcext:value-type="string">
            <text:p>Vahamaa</text:p>
          </table:table-cell>
          <table:table-cell table:style-name="ce302" office:value-type="string" calcext:value-type="string">
            <text:p>Sisäasiainvaliokunta</text:p>
          </table:table-cell>
          <table:table-cell table:style-name="ce78" table:number-columns-repeated="4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6" office:value-type="date" office:date-value="2022-10-01" calcext:value-type="date">
            <text:p>10.2022</text:p>
          </table:table-cell>
          <table:table-cell table:style-name="ce280" office:value-type="percentage" office:value="0.159054325955734" calcext:value-type="percentage">
            <text:p>15.91%</text:p>
          </table:table-cell>
          <table:table-cell table:style-name="ce280" office:value-type="percentage" office:value="0.0895372233400402" calcext:value-type="percentage">
            <text:p>8.95%</text:p>
          </table:table-cell>
          <table:table-cell table:style-name="ce280" office:value-type="percentage" office:value="0.143863179074447" calcext:value-type="percentage">
            <text:p>14.39%</text:p>
          </table:table-cell>
          <table:table-cell table:style-name="ce280" office:value-type="percentage" office:value="0.082897384305835" calcext:value-type="percentage">
            <text:p>8.29%</text:p>
          </table:table-cell>
          <table:table-cell table:style-name="ce280" office:value-type="percentage" office:value="0.106136820925553" calcext:value-type="percentage">
            <text:p>10.61%</text:p>
          </table:table-cell>
          <table:table-cell table:style-name="ce108" office:value-type="percentage" office:value="0.193460764587525" calcext:value-type="percentage">
            <text:p>19.35%</text:p>
          </table:table-cell>
          <table:table-cell table:style-name="ce108" office:value-type="percentage" office:value="0.162173038229376" calcext:value-type="percentage">
            <text:p>16.22%</text:p>
          </table:table-cell>
          <table:table-cell table:style-name="ce108" office:value-type="percentage" office:value="0.0628772635814889" calcext:value-type="percentage">
            <text:p>6.29%</text:p>
          </table:table-cell>
          <table:table-cell table:style-name="ce108" table:formula="of:=SUM([.B32:.I32])" office:value-type="percentage" office:value="1" calcext:value-type="percentage">
            <text:p>100.00%</text:p>
          </table:table-cell>
          <table:table-cell table:style-name="ce108" table:formula="of:=SUM([.B32:.F32])" office:value-type="percentage" office:value="0.58148893360161" calcext:value-type="percentage">
            <text:p>58.15%</text:p>
          </table:table-cell>
          <table:table-cell table:style-name="ce78" table:number-columns-repeated="2"/>
          <table:table-cell table:style-name="ce140" table:formula="of:=SUM([.N24:.N31])" office:value-type="float" office:value="60" calcext:value-type="float">
            <text:p>60</text:p>
          </table:table-cell>
          <table:table-cell table:style-name="ce78" table:number-columns-repeated="3"/>
          <table:table-cell table:style-name="ce303" office:value-type="string" calcext:value-type="string">
            <text:p>Ympäristövaliokunta</text:p>
          </table:table-cell>
          <table:table-cell table:style-name="ce78" table:number-columns-repeated="4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7" office:value-type="date" office:date-value="2023-01-01" calcext:value-type="date">
            <text:p>1.2023</text:p>
          </table:table-cell>
          <table:table-cell table:style-name="ce280" office:value-type="percentage" office:value="0.150749052436901" calcext:value-type="percentage">
            <text:p>15.07%</text:p>
          </table:table-cell>
          <table:table-cell table:style-name="ce280" office:value-type="percentage" office:value="0.0627786509211688" calcext:value-type="percentage">
            <text:p>6.28%</text:p>
          </table:table-cell>
          <table:table-cell table:style-name="ce280" office:value-type="percentage" office:value="0.118034938245742" calcext:value-type="percentage">
            <text:p>11.80%</text:p>
          </table:table-cell>
          <table:table-cell table:style-name="ce108" office:value-type="percentage" office:value="0.110265243837725" calcext:value-type="percentage">
            <text:p>11.03%</text:p>
          </table:table-cell>
          <table:table-cell table:style-name="ce280" office:value-type="percentage" office:value="0.101507149060189" calcext:value-type="percentage">
            <text:p>10.15%</text:p>
          </table:table-cell>
          <table:table-cell table:style-name="ce108" office:value-type="percentage" office:value="0.232016604387907" calcext:value-type="percentage">
            <text:p>23.20%</text:p>
          </table:table-cell>
          <table:table-cell table:style-name="ce108" office:value-type="percentage" office:value="0.183352421488618" calcext:value-type="percentage">
            <text:p>18.34%</text:p>
          </table:table-cell>
          <table:table-cell table:style-name="ce108" office:value-type="percentage" office:value="0.04129593962175" calcext:value-type="percentage">
            <text:p>4.13%</text:p>
          </table:table-cell>
          <table:table-cell table:style-name="ce108" table:formula="of:=SUM([.B33:.I33])" office:value-type="percentage" office:value="1" calcext:value-type="percentage">
            <text:p>100.00%</text:p>
          </table:table-cell>
          <table:table-cell table:style-name="ce108" table:formula="of:=SUM([.B33:.D33];[.F33])" office:value-type="percentage" office:value="0.433069790664" calcext:value-type="percentage">
            <text:p>43.31%</text:p>
          </table:table-cell>
          <table:table-cell table:style-name="ce78"/>
          <table:table-cell table:style-name="ce287" office:value-type="string" calcext:value-type="string">
            <text:p>Kansanedustajat</text:p>
          </table:table-cell>
          <table:table-cell table:style-name="ce289"/>
          <table:table-cell table:style-name="ce78" table:number-columns-repeated="3"/>
          <table:table-cell table:style-name="ce303" office:value-type="string" calcext:value-type="string">
            <text:p>Liikennevaliokunta</text:p>
          </table:table-cell>
          <table:table-cell table:style-name="ce78" table:number-columns-repeated="4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6" office:value-type="date" office:date-value="2023-03-01" calcext:value-type="date">
            <text:p>3.2023</text:p>
          </table:table-cell>
          <table:table-cell table:style-name="ce280" office:value-type="percentage" office:value="0.142706838833094" calcext:value-type="percentage">
            <text:p>14.27%</text:p>
          </table:table-cell>
          <table:table-cell table:style-name="ce280" office:value-type="percentage" office:value="0.0624581539933046" calcext:value-type="percentage">
            <text:p>6.25%</text:p>
          </table:table-cell>
          <table:table-cell table:style-name="ce280" office:value-type="percentage" office:value="0.105595408895265" calcext:value-type="percentage">
            <text:p>10.56%</text:p>
          </table:table-cell>
          <table:table-cell table:style-name="ce108" office:value-type="percentage" office:value="0.134002869440459" calcext:value-type="percentage">
            <text:p>13.40%</text:p>
          </table:table-cell>
          <table:table-cell table:style-name="ce280" office:value-type="percentage" office:value="0.0913438546150168" calcext:value-type="percentage">
            <text:p>9.13%</text:p>
          </table:table-cell>
          <table:table-cell table:style-name="ce108" office:value-type="percentage" office:value="0.241606886657102" calcext:value-type="percentage">
            <text:p>24.16%</text:p>
          </table:table-cell>
          <table:table-cell table:style-name="ce108" office:value-type="percentage" office:value="0.181444285031086" calcext:value-type="percentage">
            <text:p>18.14%</text:p>
          </table:table-cell>
          <table:table-cell table:style-name="ce108" office:value-type="percentage" office:value="0.0408417025346724" calcext:value-type="percentage">
            <text:p>4.08%</text:p>
          </table:table-cell>
          <table:table-cell table:style-name="ce108" table:formula="of:=SUM([.B34:.I34])" office:value-type="percentage" office:value="1" calcext:value-type="percentage">
            <text:p>100.00%</text:p>
          </table:table-cell>
          <table:table-cell table:style-name="ce108" table:formula="of:=SUM([.B34:.D34];[.F34])" office:value-type="percentage" office:value="0.402104256336681" calcext:value-type="percentage">
            <text:p>40.21%</text:p>
          </table:table-cell>
          <table:table-cell table:style-name="ce78"/>
          <table:table-cell table:style-name="ce89" office:value-type="string" calcext:value-type="string">
            <text:p>Uussaari</text:p>
          </table:table-cell>
          <table:table-cell table:style-name="ce290" office:value-type="float" office:value="5" calcext:value-type="float">
            <text:p>5</text:p>
          </table:table-cell>
          <table:table-cell table:style-name="ce78" table:number-columns-repeated="3"/>
          <table:table-cell table:style-name="ce304" office:value-type="string" calcext:value-type="string">
            <text:p>Oikeusvaliokunta</text:p>
          </table:table-cell>
          <table:table-cell table:style-name="ce78" table:number-columns-repeated="4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6" office:value-type="date" office:date-value="2023-08-01" calcext:value-type="date">
            <text:p>8.2023</text:p>
          </table:table-cell>
          <table:table-cell table:style-name="ce280" office:value-type="percentage" office:value="0.133326979891356" calcext:value-type="percentage">
            <text:p>13.33%</text:p>
          </table:table-cell>
          <table:table-cell table:style-name="ce280" office:value-type="percentage" office:value="0.0619460592776137" calcext:value-type="percentage">
            <text:p>6.19%</text:p>
          </table:table-cell>
          <table:table-cell table:style-name="ce280" office:value-type="percentage" office:value="0.0986371866958925" calcext:value-type="percentage">
            <text:p>9.86%</text:p>
          </table:table-cell>
          <table:table-cell table:style-name="ce108" office:value-type="percentage" office:value="0.132088058705804" calcext:value-type="percentage">
            <text:p>13.21%</text:p>
          </table:table-cell>
          <table:table-cell table:style-name="ce280" office:value-type="percentage" office:value="0.0904412465453159" calcext:value-type="percentage">
            <text:p>9.04%</text:p>
          </table:table-cell>
          <table:table-cell table:style-name="ce108" office:value-type="percentage" office:value="0.264652625559897" calcext:value-type="percentage">
            <text:p>26.47%</text:p>
          </table:table-cell>
          <table:table-cell table:style-name="ce108" office:value-type="percentage" office:value="0.178690555608501" calcext:value-type="percentage">
            <text:p>17.87%</text:p>
          </table:table-cell>
          <table:table-cell table:style-name="ce108" office:value-type="percentage" office:value="0.0402172877156199" calcext:value-type="percentage">
            <text:p>4.02%</text:p>
          </table:table-cell>
          <table:table-cell table:style-name="ce108" table:formula="of:=SUM([.B35:.I35])" office:value-type="percentage" office:value="1" calcext:value-type="percentage">
            <text:p>100.00%</text:p>
          </table:table-cell>
          <table:table-cell table:style-name="ce108" table:formula="of:=SUM([.B35:.D35];[.F35])" office:value-type="percentage" office:value="0.384351472410178" calcext:value-type="percentage">
            <text:p>38.44%</text:p>
          </table:table-cell>
          <table:table-cell table:style-name="ce78"/>
          <table:table-cell table:style-name="ce288" office:value-type="string" calcext:value-type="string">
            <text:p>Leppälä</text:p>
          </table:table-cell>
          <table:table-cell table:style-name="ce291" office:value-type="float" office:value="7" calcext:value-type="float">
            <text:p>7</text:p>
          </table:table-cell>
          <table:table-cell table:style-name="ce78" table:number-columns-repeated="3"/>
          <table:table-cell table:style-name="ce304" office:value-type="string" calcext:value-type="string">
            <text:p>Työ- ja elinkeinovaliokunta</text:p>
          </table:table-cell>
          <table:table-cell table:style-name="ce78" table:number-columns-repeated="4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6" office:value-type="date" office:date-value="2023-11-01" calcext:value-type="date">
            <text:p>11.2023</text:p>
          </table:table-cell>
          <table:table-cell table:style-name="ce280" office:value-type="percentage" office:value="0.143096481718735" calcext:value-type="percentage">
            <text:p>14.31%</text:p>
          </table:table-cell>
          <table:table-cell table:style-name="ce280" office:value-type="percentage" office:value="0.0664235734699911" calcext:value-type="percentage">
            <text:p>6.64%</text:p>
          </table:table-cell>
          <table:table-cell table:style-name="ce280" office:value-type="percentage" office:value="0.0866265891396472" calcext:value-type="percentage">
            <text:p>8.66%</text:p>
          </table:table-cell>
          <table:table-cell table:style-name="ce108" office:value-type="percentage" office:value="0.157484970927368" calcext:value-type="percentage">
            <text:p>15.75%</text:p>
          </table:table-cell>
          <table:table-cell table:style-name="ce280" office:value-type="percentage" office:value="0.0793337932393811" calcext:value-type="percentage">
            <text:p>7.93%</text:p>
          </table:table-cell>
          <table:table-cell table:style-name="ce108" office:value-type="percentage" office:value="0.255642061693111" calcext:value-type="percentage">
            <text:p>25.56%</text:p>
          </table:table-cell>
          <table:table-cell table:style-name="ce108" office:value-type="percentage" office:value="0.172563319207648" calcext:value-type="percentage">
            <text:p>17.26%</text:p>
          </table:table-cell>
          <table:table-cell table:style-name="ce108" office:value-type="percentage" office:value="0.0388292106041194" calcext:value-type="percentage">
            <text:p>3.88%</text:p>
          </table:table-cell>
          <table:table-cell table:style-name="ce108" table:formula="of:=SUM([.B36:.I36])" office:value-type="percentage" office:value="1" calcext:value-type="percentage">
            <text:p>100.00%</text:p>
          </table:table-cell>
          <table:table-cell table:style-name="ce108" table:formula="of:=SUM([.B36:.D36];[.F36])" office:value-type="percentage" office:value="0.375480437567754" calcext:value-type="percentage">
            <text:p>37.55%</text:p>
          </table:table-cell>
          <table:table-cell table:style-name="ce78"/>
          <table:table-cell table:style-name="ce288" office:value-type="string" calcext:value-type="string">
            <text:p>Vanhasaari</text:p>
          </table:table-cell>
          <table:table-cell table:style-name="ce291" office:value-type="float" office:value="10" calcext:value-type="float">
            <text:p>10</text:p>
          </table:table-cell>
          <table:table-cell table:style-name="ce78" table:number-columns-repeated="3"/>
          <table:table-cell table:style-name="ce304" office:value-type="string" calcext:value-type="string">
            <text:p>Ulkoasiainvaliokunta</text:p>
          </table:table-cell>
          <table:table-cell table:style-name="ce78" table:number-columns-repeated="4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6" office:value-type="date" office:date-value="2024-01-01" calcext:value-type="date">
            <text:p>1.2024</text:p>
          </table:table-cell>
          <table:table-cell table:style-name="ce280" office:value-type="percentage" office:value="0.14392107553922" calcext:value-type="percentage">
            <text:p>14.39%</text:p>
          </table:table-cell>
          <table:table-cell table:style-name="ce280" office:value-type="percentage" office:value="0.0699293935583712" calcext:value-type="percentage">
            <text:p>6.99%</text:p>
          </table:table-cell>
          <table:table-cell table:style-name="ce280" office:value-type="percentage" office:value="0.0870490376245285" calcext:value-type="percentage">
            <text:p>8.70%</text:p>
          </table:table-cell>
          <table:table-cell table:style-name="ce108" office:value-type="percentage" office:value="0.157558758100397" calcext:value-type="percentage">
            <text:p>15.76%</text:p>
          </table:table-cell>
          <table:table-cell table:style-name="ce280" office:value-type="percentage" office:value="0.0721539800754425" calcext:value-type="percentage">
            <text:p>7.22%</text:p>
          </table:table-cell>
          <table:table-cell table:style-name="ce108" office:value-type="percentage" office:value="0.255730728310282" calcext:value-type="percentage">
            <text:p>25.57%</text:p>
          </table:table-cell>
          <table:table-cell table:style-name="ce108" office:value-type="percentage" office:value="0.172743979108231" calcext:value-type="percentage">
            <text:p>17.27%</text:p>
          </table:table-cell>
          <table:table-cell table:style-name="ce108" office:value-type="percentage" office:value="0.0409130476835284" calcext:value-type="percentage">
            <text:p>4.09%</text:p>
          </table:table-cell>
          <table:table-cell table:style-name="ce108" table:formula="of:=SUM([.B37:.I37])" office:value-type="percentage" office:value="1" calcext:value-type="percentage">
            <text:p>100.00%</text:p>
          </table:table-cell>
          <table:table-cell table:style-name="ce108" table:formula="of:=SUM([.B37:.D37];[.F37])" office:value-type="percentage" office:value="0.373053486797563" calcext:value-type="percentage">
            <text:p>37.31%</text:p>
          </table:table-cell>
          <table:table-cell table:style-name="ce78"/>
          <table:table-cell table:style-name="ce89" office:value-type="string" calcext:value-type="string">
            <text:p>Virranmaa</text:p>
          </table:table-cell>
          <table:table-cell table:style-name="ce290" office:value-type="float" office:value="15" calcext:value-type="float">
            <text:p>15</text:p>
          </table:table-cell>
          <table:table-cell table:style-name="ce78" table:number-columns-repeated="8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6" office:value-type="date" office:date-value="2024-02-01" calcext:value-type="date">
            <text:p>2.2024</text:p>
          </table:table-cell>
          <table:table-cell table:style-name="ce280" office:value-type="percentage" office:value="0.120008233841087" calcext:value-type="percentage">
            <text:p>12.00%</text:p>
          </table:table-cell>
          <table:table-cell table:style-name="ce280" office:value-type="percentage" office:value="0.0870728694936188" calcext:value-type="percentage">
            <text:p>8.71%</text:p>
          </table:table-cell>
          <table:table-cell table:style-name="ce280" office:value-type="percentage" office:value="0.108377933305887" calcext:value-type="percentage">
            <text:p>10.84%</text:p>
          </table:table-cell>
          <table:table-cell table:style-name="ce108" office:value-type="percentage" office:value="0.160559901193907" calcext:value-type="percentage">
            <text:p>16.06%</text:p>
          </table:table-cell>
          <table:table-cell table:style-name="ce280" office:value-type="percentage" office:value="0.073589954713874" calcext:value-type="percentage">
            <text:p>7.36%</text:p>
          </table:table-cell>
          <table:table-cell table:style-name="ce108" office:value-type="percentage" office:value="0.21315356113627" calcext:value-type="percentage">
            <text:p>21.32%</text:p>
          </table:table-cell>
          <table:table-cell table:style-name="ce108" office:value-type="percentage" office:value="0.195553725813092" calcext:value-type="percentage">
            <text:p>19.56%</text:p>
          </table:table-cell>
          <table:table-cell table:style-name="ce108" office:value-type="percentage" office:value="0.0416838205022643" calcext:value-type="percentage">
            <text:p>4.17%</text:p>
          </table:table-cell>
          <table:table-cell table:style-name="ce108" table:formula="of:=SUM([.B38:.I38])" office:value-type="percentage" office:value="1" calcext:value-type="percentage">
            <text:p>100.00%</text:p>
          </table:table-cell>
          <table:table-cell table:style-name="ce108" table:formula="of:=SUM([.B38:.D38];[.F38])" office:value-type="percentage" office:value="0.389048991354467" calcext:value-type="percentage">
            <text:p>38.90%</text:p>
          </table:table-cell>
          <table:table-cell table:style-name="ce78"/>
          <table:table-cell table:style-name="ce89" office:value-type="string" calcext:value-type="string">
            <text:p>Vahamaa</text:p>
          </table:table-cell>
          <table:table-cell table:style-name="ce290" office:value-type="float" office:value="9" calcext:value-type="float">
            <text:p>9</text:p>
          </table:table-cell>
          <table:table-cell table:style-name="ce78" table:number-columns-repeated="8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5" office:value-type="date" office:date-value="2024-03-01" calcext:value-type="date">
            <text:p>3.2024</text:p>
          </table:table-cell>
          <table:table-cell table:style-name="ce280" office:value-type="percentage" office:value="0.123232739913918" calcext:value-type="percentage">
            <text:p>12.32%</text:p>
          </table:table-cell>
          <table:table-cell table:style-name="ce280" office:value-type="percentage" office:value="0.102297592204441" calcext:value-type="percentage">
            <text:p>10.23%</text:p>
          </table:table-cell>
          <table:table-cell table:style-name="ce280" office:value-type="percentage" office:value="0.13047898667299" calcext:value-type="percentage">
            <text:p>13.05%</text:p>
          </table:table-cell>
          <table:table-cell table:style-name="ce108" office:value-type="percentage" office:value="0.139342842474284" calcext:value-type="percentage">
            <text:p>13.93%</text:p>
          </table:table-cell>
          <table:table-cell table:style-name="ce280" office:value-type="percentage" office:value="0.119308365629316" calcext:value-type="percentage">
            <text:p>11.93%</text:p>
          </table:table-cell>
          <table:table-cell table:style-name="ce108" office:value-type="percentage" office:value="0.159742926518165" calcext:value-type="percentage">
            <text:p>15.97%</text:p>
          </table:table-cell>
          <table:table-cell table:style-name="ce108" office:value-type="percentage" office:value="0.15282294804036" calcext:value-type="percentage">
            <text:p>15.28%</text:p>
          </table:table-cell>
          <table:table-cell table:style-name="ce108" office:value-type="percentage" office:value="0.0727735985465267" calcext:value-type="percentage">
            <text:p>7.28%</text:p>
          </table:table-cell>
          <table:table-cell table:style-name="ce108" table:formula="of:=SUM([.B39:.I39])" office:value-type="percentage" office:value="1" calcext:value-type="percentage">
            <text:p>100.00%</text:p>
          </table:table-cell>
          <table:table-cell table:style-name="ce108" table:formula="of:=SUM([.B39:.D39];[.F39])" office:value-type="percentage" office:value="0.475317684420665" calcext:value-type="percentage">
            <text:p>47.53%</text:p>
          </table:table-cell>
          <table:table-cell table:style-name="ce78"/>
          <table:table-cell table:style-name="ce89" office:value-type="string" calcext:value-type="string">
            <text:p>Ventelänlaakso</text:p>
          </table:table-cell>
          <table:table-cell table:style-name="ce290" office:value-type="float" office:value="5" calcext:value-type="float">
            <text:p>5</text:p>
          </table:table-cell>
          <table:table-cell table:style-name="ce78" table:number-columns-repeated="8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6" office:value-type="date" office:date-value="2024-04-01" calcext:value-type="date">
            <text:p>4.2024</text:p>
          </table:table-cell>
          <table:table-cell table:style-name="ce108" office:value-type="percentage" office:value="0.138578869047619" calcext:value-type="percentage">
            <text:p>13.86%</text:p>
          </table:table-cell>
          <table:table-cell table:style-name="ce280" office:value-type="percentage" office:value="0.109933035714286" calcext:value-type="percentage">
            <text:p>10.99%</text:p>
          </table:table-cell>
          <table:table-cell table:style-name="ce108" office:value-type="percentage" office:value="0.114118303571429" calcext:value-type="percentage">
            <text:p>11.41%</text:p>
          </table:table-cell>
          <table:table-cell table:style-name="ce280" office:value-type="percentage" office:value="0.121186755952381" calcext:value-type="percentage">
            <text:p>12.12%</text:p>
          </table:table-cell>
          <table:table-cell table:style-name="ce108" office:value-type="percentage" office:value="0.0944010416666667" calcext:value-type="percentage">
            <text:p>9.44%</text:p>
          </table:table-cell>
          <table:table-cell table:style-name="ce280" office:value-type="percentage" office:value="0.171595982142857" calcext:value-type="percentage">
            <text:p>17.16%</text:p>
          </table:table-cell>
          <table:table-cell table:style-name="ce280" office:value-type="percentage" office:value="0.171968005952381" calcext:value-type="percentage">
            <text:p>17.20%</text:p>
          </table:table-cell>
          <table:table-cell table:style-name="ce108" office:value-type="percentage" office:value="0.0782180059523809" calcext:value-type="percentage">
            <text:p>7.82%</text:p>
          </table:table-cell>
          <table:table-cell table:style-name="ce108" table:formula="of:=SUM([.B40:.I40])" office:value-type="percentage" office:value="1" calcext:value-type="percentage">
            <text:p>100.00%</text:p>
          </table:table-cell>
          <table:table-cell table:style-name="ce108" table:formula="of:=SUM([.C40];[.E40];[.G40:.H40])" office:value-type="percentage" office:value="0.574683779761905" calcext:value-type="percentage">
            <text:p>57.47%</text:p>
          </table:table-cell>
          <table:table-cell table:style-name="ce78"/>
          <table:table-cell table:style-name="ce89" office:value-type="string" calcext:value-type="string">
            <text:p>Aurmaa</text:p>
          </table:table-cell>
          <table:table-cell table:style-name="ce290" office:value-type="float" office:value="2.42481089258699" calcext:value-type="float">
            <text:p>2</text:p>
          </table:table-cell>
          <table:table-cell table:style-name="ce78" table:number-columns-repeated="8"/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6" office:value-type="date" office:date-value="2024-07-01" calcext:value-type="date">
            <text:p>7.2024</text:p>
          </table:table-cell>
          <table:table-cell table:style-name="ce108" office:value-type="percentage" office:value="0.159334916864608" calcext:value-type="percentage">
            <text:p>15.93%</text:p>
          </table:table-cell>
          <table:table-cell table:style-name="ce280" office:value-type="percentage" office:value="0.113729216152019" calcext:value-type="percentage">
            <text:p>11.37%</text:p>
          </table:table-cell>
          <table:table-cell table:style-name="ce108" office:value-type="percentage" office:value="0.101377672209026" calcext:value-type="percentage">
            <text:p>10.14%</text:p>
          </table:table-cell>
          <table:table-cell table:style-name="ce280" office:value-type="percentage" office:value="0.119714964370546" calcext:value-type="percentage">
            <text:p>11.97%</text:p>
          </table:table-cell>
          <table:table-cell table:style-name="ce108" office:value-type="percentage" office:value="0.0932066508313539" calcext:value-type="percentage">
            <text:p>9.32%</text:p>
          </table:table-cell>
          <table:table-cell table:style-name="ce280" office:value-type="percentage" office:value="0.169501187648456" calcext:value-type="percentage">
            <text:p>16.95%</text:p>
          </table:table-cell>
          <table:table-cell table:style-name="ce280" office:value-type="percentage" office:value="0.153254156769596" calcext:value-type="percentage">
            <text:p>15.33%</text:p>
          </table:table-cell>
          <table:table-cell table:style-name="ce108" office:value-type="percentage" office:value="0.0898812351543943" calcext:value-type="percentage">
            <text:p>8.99%</text:p>
          </table:table-cell>
          <table:table-cell table:style-name="ce108" table:formula="of:=SUM([.B41:.I41])" office:value-type="percentage" office:value="1" calcext:value-type="percentage">
            <text:p>100.00%</text:p>
          </table:table-cell>
          <table:table-cell table:style-name="ce108" table:formula="of:=SUM([.C41];[.E41];[.G41:.H41])" office:value-type="percentage" office:value="0.556199524940618" calcext:value-type="percentage">
            <text:p>55.62%</text:p>
          </table:table-cell>
          <table:table-cell table:style-name="ce78"/>
          <table:table-cell table:style-name="ce89" office:value-type="string" calcext:value-type="string">
            <text:p>Ristilaakso</text:p>
          </table:table-cell>
          <table:table-cell table:style-name="ce290" office:value-type="float" office:value="1.89500756429652" calcext:value-type="float">
            <text:p>2</text:p>
          </table:table-cell>
          <table:table-cell table:style-name="ce78" table:number-columns-repeated="4"/>
          <table:table-cell table:style-name="ce77" table:number-columns-repeated="12"/>
          <table:table-cell table:number-columns-repeated="994"/>
        </table:table-row>
        <table:table-row table:style-name="ro1">
          <table:table-cell table:style-name="ce276" office:value-type="date" office:date-value="2024-10-01" calcext:value-type="date">
            <text:p>10.2024</text:p>
          </table:table-cell>
          <table:table-cell table:style-name="ce108" office:value-type="percentage" office:value="0.180355472404116" calcext:value-type="percentage">
            <text:p>18.04%</text:p>
          </table:table-cell>
          <table:table-cell table:style-name="ce280" office:value-type="percentage" office:value="0.10533208606174" calcext:value-type="percentage">
            <text:p>10.53%</text:p>
          </table:table-cell>
          <table:table-cell table:style-name="ce108" office:value-type="percentage" office:value="0.103274087932647" calcext:value-type="percentage">
            <text:p>10.33%</text:p>
          </table:table-cell>
          <table:table-cell table:style-name="ce280" office:value-type="percentage" office:value="0.104770813844715" calcext:value-type="percentage">
            <text:p>10.48%</text:p>
          </table:table-cell>
          <table:table-cell table:style-name="ce108" office:value-type="percentage" office:value="0.105519176800748" calcext:value-type="percentage">
            <text:p>10.55%</text:p>
          </table:table-cell>
          <table:table-cell table:style-name="ce280" office:value-type="percentage" office:value="0.164826941066417" calcext:value-type="percentage">
            <text:p>16.48%</text:p>
          </table:table-cell>
          <table:table-cell table:style-name="ce280" office:value-type="percentage" office:value="0.134144059869036" calcext:value-type="percentage">
            <text:p>13.41%</text:p>
          </table:table-cell>
          <table:table-cell table:style-name="ce108" office:value-type="percentage" office:value="0.10177736202058" calcext:value-type="percentage">
            <text:p>10.18%</text:p>
          </table:table-cell>
          <table:table-cell table:style-name="ce108" table:formula="of:=SUM([.B42:.I42])" office:value-type="percentage" office:value="1" calcext:value-type="percentage">
            <text:p>100.00%</text:p>
          </table:table-cell>
          <table:table-cell table:style-name="ce108" table:formula="of:=SUM([.C42];[.E42];[.G42:.H42])" office:value-type="percentage" office:value="0.509073900841908" calcext:value-type="percentage">
            <text:p>50.91%</text:p>
          </table:table-cell>
          <table:table-cell table:style-name="ce78"/>
          <table:table-cell table:style-name="ce89" office:value-type="string" calcext:value-type="string">
            <text:p>Vanhasaarenmaa</text:p>
          </table:table-cell>
          <table:table-cell table:style-name="ce290" office:value-type="float" office:value="2.77972768532527" calcext:value-type="float">
            <text:p>3</text:p>
          </table:table-cell>
          <table:table-cell table:style-name="ce78" table:number-columns-repeated="4"/>
          <table:table-cell table:style-name="ce77" table:number-columns-repeated="12"/>
          <table:table-cell table:number-columns-repeated="994"/>
        </table:table-row>
        <table:table-row table:style-name="ro1">
          <table:table-cell table:style-name="ce276" office:value-type="date" office:date-value="2024-12-01" calcext:value-type="date">
            <text:p>12.2024</text:p>
          </table:table-cell>
          <table:table-cell table:style-name="ce108" office:value-type="percentage" office:value="0.203525790504617" calcext:value-type="percentage">
            <text:p>20.35%</text:p>
          </table:table-cell>
          <table:table-cell table:style-name="ce280" office:value-type="percentage" office:value="0.106986288592482" calcext:value-type="percentage">
            <text:p>10.70%</text:p>
          </table:table-cell>
          <table:table-cell table:style-name="ce108" office:value-type="percentage" office:value="0.100177222274042" calcext:value-type="percentage">
            <text:p>10.02%</text:p>
          </table:table-cell>
          <table:table-cell table:style-name="ce280" office:value-type="percentage" office:value="0.0923421322637814" calcext:value-type="percentage">
            <text:p>9.23%</text:p>
          </table:table-cell>
          <table:table-cell table:style-name="ce108" office:value-type="percentage" office:value="0.0920623076205578" calcext:value-type="percentage">
            <text:p>9.21%</text:p>
          </table:table-cell>
          <table:table-cell table:style-name="ce280" office:value-type="percentage" office:value="0.167428411528775" calcext:value-type="percentage">
            <text:p>16.74%</text:p>
          </table:table-cell>
          <table:table-cell table:style-name="ce280" office:value-type="percentage" office:value="0.122563193731928" calcext:value-type="percentage">
            <text:p>12.26%</text:p>
          </table:table-cell>
          <table:table-cell table:style-name="ce108" office:value-type="percentage" office:value="0.114914653483817" calcext:value-type="percentage">
            <text:p>11.49%</text:p>
          </table:table-cell>
          <table:table-cell table:style-name="ce108" table:formula="of:=SUM([.B43:.I43])" office:value-type="percentage" office:value="1" calcext:value-type="percentage">
            <text:p>100.00%</text:p>
          </table:table-cell>
          <table:table-cell table:style-name="ce108" table:formula="of:=SUM([.C43];[.E43];[.G43:.H43])" office:value-type="percentage" office:value="0.489320026116967" calcext:value-type="percentage">
            <text:p>48.93%</text:p>
          </table:table-cell>
          <table:table-cell table:style-name="ce78"/>
          <table:table-cell table:style-name="ce89"/>
          <table:table-cell table:style-name="ce292" table:formula="of:=SUM([.N34:.N42])" office:value-type="float" office:value="58.09954614" calcext:value-type="float">
            <text:p>58 </text:p>
          </table:table-cell>
          <table:table-cell table:style-name="ce77" table:number-columns-repeated="16"/>
          <table:table-cell table:number-columns-repeated="994"/>
        </table:table-row>
        <table:table-row table:style-name="ro1">
          <table:table-cell table:style-name="ce278" office:value-type="date" office:date-value="2025-01-01" calcext:value-type="date">
            <text:p>1.2025</text:p>
          </table:table-cell>
          <table:table-cell table:style-name="ce108" office:value-type="percentage" office:value="0.207143386170418" calcext:value-type="percentage">
            <text:p>20.71%</text:p>
          </table:table-cell>
          <table:table-cell table:style-name="ce280" office:value-type="percentage" office:value="0.11968388388847" calcext:value-type="percentage">
            <text:p>11.97%</text:p>
          </table:table-cell>
          <table:table-cell table:style-name="ce108" office:value-type="percentage" office:value="0.105372159544642" calcext:value-type="percentage">
            <text:p>10.54%</text:p>
          </table:table-cell>
          <table:table-cell table:style-name="ce280" office:value-type="percentage" office:value="0.0780348367930566" calcext:value-type="percentage">
            <text:p>7.80%</text:p>
          </table:table-cell>
          <table:table-cell table:style-name="ce108" office:value-type="percentage" office:value="0.0916642047572866" calcext:value-type="percentage">
            <text:p>9.17%</text:p>
          </table:table-cell>
          <table:table-cell table:style-name="ce280" office:value-type="percentage" office:value="0.176985653838992" calcext:value-type="percentage">
            <text:p>17.70%</text:p>
          </table:table-cell>
          <table:table-cell table:style-name="ce280" office:value-type="percentage" office:value="0.126993636674524" calcext:value-type="percentage">
            <text:p>12.70%</text:p>
          </table:table-cell>
          <table:table-cell table:style-name="ce108" office:value-type="percentage" office:value="0.0941222383326098" calcext:value-type="percentage">
            <text:p>9.41%</text:p>
          </table:table-cell>
          <table:table-cell table:style-name="ce108" table:formula="of:=SUM([.B44:.I44])" office:value-type="percentage" office:value="1" calcext:value-type="percentage">
            <text:p>100.00%</text:p>
          </table:table-cell>
          <table:table-cell table:style-name="ce108" table:formula="of:=SUM([.C44];[.E44];[.G44:.H44])" office:value-type="percentage" office:value="0.501698011195043" calcext:value-type="percentage">
            <text:p>50.17%</text:p>
          </table:table-cell>
          <table:table-cell table:style-name="ce78"/>
          <table:table-cell table:style-name="ce77" table:number-columns-repeated="18"/>
          <table:table-cell table:number-columns-repeated="994"/>
        </table:table-row>
        <table:table-row table:style-name="ro1">
          <table:table-cell table:style-name="ce276" office:value-type="date" office:date-value="2025-03-01" calcext:value-type="date">
            <text:p>3.2025</text:p>
          </table:table-cell>
          <table:table-cell table:style-name="ce280" office:value-type="percentage" office:value="0.176470588235294" calcext:value-type="percentage">
            <text:p>17.65%</text:p>
          </table:table-cell>
          <table:table-cell table:style-name="ce108" office:value-type="percentage" office:value="0.138498326159732" calcext:value-type="percentage">
            <text:p>13.85%</text:p>
          </table:table-cell>
          <table:table-cell table:style-name="ce280" office:value-type="percentage" office:value="0.0816834050693448" calcext:value-type="percentage">
            <text:p>8.17%</text:p>
          </table:table-cell>
          <table:table-cell table:style-name="ce108" office:value-type="percentage" office:value="0.0902917264466762" calcext:value-type="percentage">
            <text:p>9.03%</text:p>
          </table:table-cell>
          <table:table-cell table:style-name="ce108" office:value-type="percentage" office:value="0.106169296987087" calcext:value-type="percentage">
            <text:p>10.62%</text:p>
          </table:table-cell>
          <table:table-cell table:style-name="ce280" office:value-type="percentage" office:value="0.150836920133907" calcext:value-type="percentage">
            <text:p>15.08%</text:p>
          </table:table-cell>
          <table:table-cell table:style-name="ce108" office:value-type="percentage" office:value="0.147106647537064" calcext:value-type="percentage">
            <text:p>14.71%</text:p>
          </table:table-cell>
          <table:table-cell table:style-name="ce108" office:value-type="percentage" office:value="0.108943089430894" calcext:value-type="percentage">
            <text:p>10.89%</text:p>
          </table:table-cell>
          <table:table-cell table:style-name="ce108" table:formula="of:=SUM([.B45:.I45])" office:value-type="percentage" office:value="1" calcext:value-type="percentage">
            <text:p>100.00%</text:p>
          </table:table-cell>
          <table:table-cell table:style-name="ce108" table:formula="of:=SUM([.B45];[.D45];[.G45])" office:value-type="percentage" office:value="0.408990913438546" calcext:value-type="percentage">
            <text:p>40.90%</text:p>
          </table:table-cell>
          <table:table-cell table:style-name="ce78"/>
          <table:table-cell table:style-name="ce206" office:value-type="string" calcext:value-type="string">
            <text:p>Valtuustopaiakt 2021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5" office:value-type="date" office:date-value="2025-04-01" calcext:value-type="date">
            <text:p>4.2025</text:p>
          </table:table-cell>
          <table:table-cell table:style-name="ce280" office:value-type="percentage" office:value="0.175280902298329" calcext:value-type="percentage">
            <text:p>17.53%</text:p>
          </table:table-cell>
          <table:table-cell table:style-name="ce108" office:value-type="percentage" office:value="0.138520699799517" calcext:value-type="percentage">
            <text:p>13.85%</text:p>
          </table:table-cell>
          <table:table-cell table:style-name="ce280" office:value-type="percentage" office:value="0.0766546059421017" calcext:value-type="percentage">
            <text:p>7.67%</text:p>
          </table:table-cell>
          <table:table-cell table:style-name="ce108" office:value-type="percentage" office:value="0.0781029927761974" calcext:value-type="percentage">
            <text:p>7.81%</text:p>
          </table:table-cell>
          <table:table-cell table:style-name="ce108" office:value-type="percentage" office:value="0.0982342360142965" calcext:value-type="percentage">
            <text:p>9.82%</text:p>
          </table:table-cell>
          <table:table-cell table:style-name="ce280" office:value-type="percentage" office:value="0.187564266823626" calcext:value-type="percentage">
            <text:p>18.76%</text:p>
          </table:table-cell>
          <table:table-cell table:style-name="ce108" office:value-type="percentage" office:value="0.132053718161954" calcext:value-type="percentage">
            <text:p>13.21%</text:p>
          </table:table-cell>
          <table:table-cell table:style-name="ce108" office:value-type="percentage" office:value="0.11358857818398" calcext:value-type="percentage">
            <text:p>11.36%</text:p>
          </table:table-cell>
          <table:table-cell table:style-name="ce108" table:formula="of:=SUM([.B46:.I46])" office:value-type="percentage" office:value="1" calcext:value-type="percentage">
            <text:p>100.00%</text:p>
          </table:table-cell>
          <table:table-cell table:style-name="ce108" table:formula="of:=SUM([.B46];[.D46];[.G46])" office:value-type="percentage" office:value="0.439499775064056" calcext:value-type="percentage">
            <text:p>43.95%</text:p>
          </table:table-cell>
          <table:table-cell table:style-name="ce78"/>
          <table:table-cell table:style-name="ce78" office:value-type="string" calcext:value-type="string">
            <text:p>Uussaari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5" calcext:value-type="float">
            <text:p>5</text:p>
          </table:table-cell>
          <table:table-cell table:style-name="ce218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1" calcext:value-type="float">
            <text:p>1</text:p>
          </table:table-cell>
          <table:table-cell table:style-name="ce293" table:formula="of:=SUM([.N46:.U46])" office:value-type="float" office:value="25" calcext:value-type="float">
            <text:p>25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6" office:value-type="date" office:date-value="2025-05-01" calcext:value-type="date">
            <text:p>5.2025</text:p>
          </table:table-cell>
          <table:table-cell table:style-name="ce280" office:value-type="percentage" office:value="0.157103170801801" calcext:value-type="percentage">
            <text:p>15.71%</text:p>
          </table:table-cell>
          <table:table-cell table:style-name="ce108" office:value-type="percentage" office:value="0.160551776990133" calcext:value-type="percentage">
            <text:p>16.06%</text:p>
          </table:table-cell>
          <table:table-cell table:style-name="ce108" office:value-type="percentage" office:value="0.0799885046460389" calcext:value-type="percentage">
            <text:p>8.00%</text:p>
          </table:table-cell>
          <table:table-cell table:style-name="ce108" office:value-type="percentage" office:value="0.0666730529744228" calcext:value-type="percentage">
            <text:p>6.67%</text:p>
          </table:table-cell>
          <table:table-cell table:style-name="ce108" office:value-type="percentage" office:value="0.0931123670849699" calcext:value-type="percentage">
            <text:p>9.31%</text:p>
          </table:table-cell>
          <table:table-cell table:style-name="ce280" office:value-type="percentage" office:value="0.186799501867995" calcext:value-type="percentage">
            <text:p>18.68%</text:p>
          </table:table-cell>
          <table:table-cell table:style-name="ce280" office:value-type="percentage" office:value="0.124054028163617" calcext:value-type="percentage">
            <text:p>12.41%</text:p>
          </table:table-cell>
          <table:table-cell table:style-name="ce108" office:value-type="percentage" office:value="0.131717597471022" calcext:value-type="percentage">
            <text:p>13.17%</text:p>
          </table:table-cell>
          <table:table-cell table:style-name="ce108" table:formula="of:=SUM([.B47:.I47])" office:value-type="percentage" office:value="1" calcext:value-type="percentage">
            <text:p>100.00%</text:p>
          </table:table-cell>
          <table:table-cell table:style-name="ce108" table:formula="of:=SUM([.B47];[.G47];[.H47])" office:value-type="percentage" office:value="0.467956700833413" calcext:value-type="percentage">
            <text:p>46.80%</text:p>
          </table:table-cell>
          <table:table-cell table:style-name="ce78"/>
          <table:table-cell table:style-name="ce78" office:value-type="string" calcext:value-type="string">
            <text:p>Virranmaa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" calcext:value-type="float">
            <text:p>2</text:p>
          </table:table-cell>
          <table:table-cell table:style-name="ce218"/>
          <table:table-cell table:style-name="ce218" office:value-type="float" office:value="2" calcext:value-type="float">
            <text:p>2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1" calcext:value-type="float">
            <text:p>1</text:p>
          </table:table-cell>
          <table:table-cell table:style-name="ce293" table:formula="of:=SUM([.N47:.U47])" office:value-type="float" office:value="18" calcext:value-type="float">
            <text:p>18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6" office:value-type="date" office:date-value="2025-07-01" calcext:value-type="date">
            <text:p>7.2025</text:p>
          </table:table-cell>
          <table:table-cell table:style-name="ce280" office:value-type="percentage" office:value="0.150999142622109" calcext:value-type="percentage">
            <text:p>15.10%</text:p>
          </table:table-cell>
          <table:table-cell table:style-name="ce108" office:value-type="percentage" office:value="0.166177175693941" calcext:value-type="percentage">
            <text:p>16.62%</text:p>
          </table:table-cell>
          <table:table-cell table:style-name="ce108" office:value-type="percentage" office:value="0.0978719768130461" calcext:value-type="percentage">
            <text:p>9.79%</text:p>
          </table:table-cell>
          <table:table-cell table:style-name="ce108" office:value-type="percentage" office:value="0.0492270686729519" calcext:value-type="percentage">
            <text:p>4.92%</text:p>
          </table:table-cell>
          <table:table-cell table:style-name="ce108" office:value-type="percentage" office:value="0.091949030269238" calcext:value-type="percentage">
            <text:p>9.19%</text:p>
          </table:table-cell>
          <table:table-cell table:style-name="ce280" office:value-type="percentage" office:value="0.179787214856725" calcext:value-type="percentage">
            <text:p>17.98%</text:p>
          </table:table-cell>
          <table:table-cell table:style-name="ce280" office:value-type="percentage" office:value="0.143414160556395" calcext:value-type="percentage">
            <text:p>14.34%</text:p>
          </table:table-cell>
          <table:table-cell table:style-name="ce108" office:value-type="percentage" office:value="0.120574230515594" calcext:value-type="percentage">
            <text:p>12.06%</text:p>
          </table:table-cell>
          <table:table-cell table:style-name="ce108" table:formula="of:=SUM([.B48:.I48])" office:value-type="percentage" office:value="1" calcext:value-type="percentage">
            <text:p>100.00%</text:p>
          </table:table-cell>
          <table:table-cell table:style-name="ce108" table:formula="of:=SUM([.B48];[.G48];[.H48])" office:value-type="percentage" office:value="0.474200518035229" calcext:value-type="percentage">
            <text:p>47.42%</text:p>
          </table:table-cell>
          <table:table-cell table:style-name="ce78"/>
          <table:table-cell table:style-name="ce78" office:value-type="string" calcext:value-type="string">
            <text:p>Vahamaa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2" calcext:value-type="float">
            <text:p>2</text:p>
          </table:table-cell>
          <table:table-cell table:style-name="ce218" office:value-type="float" office:value="1" calcext:value-type="float">
            <text:p>1</text:p>
          </table:table-cell>
          <table:table-cell table:style-name="ce218" table:number-columns-repeated="2"/>
          <table:table-cell table:style-name="ce218" office:value-type="float" office:value="2" calcext:value-type="float">
            <text:p>2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1" calcext:value-type="float">
            <text:p>1</text:p>
          </table:table-cell>
          <table:table-cell table:style-name="ce293" table:formula="of:=SUM([.N48:.U48])" office:value-type="float" office:value="12" calcext:value-type="float">
            <text:p>12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6" office:value-type="date" office:date-value="2025-10-01" calcext:value-type="date">
            <text:p>10.2025</text:p>
          </table:table-cell>
          <table:table-cell table:style-name="ce280" office:value-type="percentage" office:value="0.119026763990268" calcext:value-type="percentage">
            <text:p>11.90%</text:p>
          </table:table-cell>
          <table:table-cell table:style-name="ce108" office:value-type="percentage" office:value="0.195717761557178" calcext:value-type="percentage">
            <text:p>19.57%</text:p>
          </table:table-cell>
          <table:table-cell table:style-name="ce108" office:value-type="percentage" office:value="0.0891484184914842" calcext:value-type="percentage">
            <text:p>8.91%</text:p>
          </table:table-cell>
          <table:table-cell table:style-name="ce108" office:value-type="percentage" office:value="0.0579075425790754" calcext:value-type="percentage">
            <text:p>5.79%</text:p>
          </table:table-cell>
          <table:table-cell table:style-name="ce108" office:value-type="percentage" office:value="0.083698296836983" calcext:value-type="percentage">
            <text:p>8.37%</text:p>
          </table:table-cell>
          <table:table-cell table:style-name="ce280" office:value-type="percentage" office:value="0.181897810218978" calcext:value-type="percentage">
            <text:p>18.19%</text:p>
          </table:table-cell>
          <table:table-cell table:style-name="ce280" office:value-type="percentage" office:value="0.130608272506083" calcext:value-type="percentage">
            <text:p>13.06%</text:p>
          </table:table-cell>
          <table:table-cell table:style-name="ce108" office:value-type="percentage" office:value="0.141995133819951" calcext:value-type="percentage">
            <text:p>14.20%</text:p>
          </table:table-cell>
          <table:table-cell table:style-name="ce108" table:formula="of:=SUM([.B49:.I49])" office:value-type="percentage" office:value="1" calcext:value-type="percentage">
            <text:p>100.00%</text:p>
          </table:table-cell>
          <table:table-cell table:style-name="ce108" table:formula="of:=SUM([.B49];[.G49];[.H49])" office:value-type="percentage" office:value="0.431532846715329" calcext:value-type="percentage">
            <text:p>43.15%</text:p>
          </table:table-cell>
          <table:table-cell table:style-name="ce78"/>
          <table:table-cell table:style-name="ce78" office:value-type="string" calcext:value-type="string">
            <text:p>Ventelänlaakso</text:p>
          </table:table-cell>
          <table:table-cell table:style-name="ce293" office:value-type="float" office:value="4" calcext:value-type="float">
            <text:p>4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style-name="ce293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4" calcext:value-type="float">
            <text:p>4</text:p>
          </table:table-cell>
          <table:table-cell table:style-name="ce218" office:value-type="float" office:value="2" calcext:value-type="float">
            <text:p>2</text:p>
          </table:table-cell>
          <table:table-cell table:style-name="ce293" table:formula="of:=SUM([.N49:.U49])" office:value-type="float" office:value="16" calcext:value-type="float">
            <text:p>16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4" office:value-type="date" office:date-value="2025-12-01" calcext:value-type="date">
            <text:p>12.2025</text:p>
          </table:table-cell>
          <table:table-cell table:style-name="ce281" office:value-type="percentage" office:value="0.11322663723326" calcext:value-type="percentage">
            <text:p>11.32%</text:p>
          </table:table-cell>
          <table:table-cell table:style-name="ce115" office:value-type="percentage" office:value="0.217807211184695" calcext:value-type="percentage">
            <text:p>21.78%</text:p>
          </table:table-cell>
          <table:table-cell table:style-name="ce115" office:value-type="percentage" office:value="0.0892200147167035" calcext:value-type="percentage">
            <text:p>8.92%</text:p>
          </table:table-cell>
          <table:table-cell table:style-name="ce115" office:value-type="percentage" office:value="0.0580389992641648" calcext:value-type="percentage">
            <text:p>5.80%</text:p>
          </table:table-cell>
          <table:table-cell table:style-name="ce115" office:value-type="percentage" office:value="0.0837932303164091" calcext:value-type="percentage">
            <text:p>8.38%</text:p>
          </table:table-cell>
          <table:table-cell table:style-name="ce281" office:value-type="percentage" office:value="0.149098601913171" calcext:value-type="percentage">
            <text:p>14.91%</text:p>
          </table:table-cell>
          <table:table-cell table:style-name="ce281" office:value-type="percentage" office:value="0.130794701986755" calcext:value-type="percentage">
            <text:p>13.08%</text:p>
          </table:table-cell>
          <table:table-cell table:style-name="ce115" office:value-type="percentage" office:value="0.158020603384842" calcext:value-type="percentage">
            <text:p>15.80%</text:p>
          </table:table-cell>
          <table:table-cell table:style-name="ce108" table:formula="of:=SUM([.B50:.I50])" office:value-type="percentage" office:value="1" calcext:value-type="percentage">
            <text:p>100.00%</text:p>
          </table:table-cell>
          <table:table-cell table:style-name="ce108" table:formula="of:=SUM([.B50];[.G50];[.H50])" office:value-type="percentage" office:value="0.393119941133186" calcext:value-type="percentage">
            <text:p>39.31%</text:p>
          </table:table-cell>
          <table:table-cell table:style-name="ce77"/>
          <table:table-cell table:style-name="ce78" office:value-type="string" calcext:value-type="string">
            <text:p>Aurmaa</text:p>
          </table:table-cell>
          <table:table-cell table:style-name="ce218" office:value-type="float" office:value="2" calcext:value-type="float">
            <text:p>2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/>
          <table:table-cell table:number-columns-repeated="2" table:style-name="ce218" office:value-type="float" office:value="2" calcext:value-type="float">
            <text:p>2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style-name="ce293" table:formula="of:=SUM([.N50:.U50])" office:value-type="float" office:value="9" calcext:value-type="float">
            <text:p>9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4" office:value-type="date" office:date-value="2026-09-01" calcext:value-type="date">
            <text:p>9.2026</text:p>
          </table:table-cell>
          <table:table-cell table:style-name="ce281" office:value-type="percentage" office:value="0.0965431627196333" calcext:value-type="percentage">
            <text:p>9.65%</text:p>
          </table:table-cell>
          <table:table-cell table:style-name="ce115" office:value-type="percentage" office:value="0.226508785332315" calcext:value-type="percentage">
            <text:p>22.65%</text:p>
          </table:table-cell>
          <table:table-cell table:style-name="ce115" office:value-type="percentage" office:value="0.113349885408709" calcext:value-type="percentage">
            <text:p>11.33%</text:p>
          </table:table-cell>
          <table:table-cell table:style-name="ce115" office:value-type="percentage" office:value="0.0603514132925898" calcext:value-type="percentage">
            <text:p>6.04%</text:p>
          </table:table-cell>
          <table:table-cell table:style-name="ce115" office:value-type="percentage" office:value="0.0677043544690604" calcext:value-type="percentage">
            <text:p>6.77%</text:p>
          </table:table-cell>
          <table:table-cell table:style-name="ce281" office:value-type="percentage" office:value="0.147345301757066" calcext:value-type="percentage">
            <text:p>14.73%</text:p>
          </table:table-cell>
          <table:table-cell table:style-name="ce281" office:value-type="percentage" office:value="0.115641711229947" calcext:value-type="percentage">
            <text:p>11.56%</text:p>
          </table:table-cell>
          <table:table-cell table:style-name="ce115" office:value-type="percentage" office:value="0.17255538579068" calcext:value-type="percentage">
            <text:p>17.26%</text:p>
          </table:table-cell>
          <table:table-cell table:style-name="ce108" table:formula="of:=SUM([.B51:.I51])" office:value-type="percentage" office:value="1" calcext:value-type="percentage">
            <text:p>100.00%</text:p>
          </table:table-cell>
          <table:table-cell table:style-name="ce108" table:formula="of:=SUM([.B51];[.G51];[.H51])" office:value-type="percentage" office:value="0.359530175706646" calcext:value-type="percentage">
            <text:p>35.95%</text:p>
          </table:table-cell>
          <table:table-cell table:style-name="ce77"/>
          <table:table-cell table:style-name="ce78" office:value-type="string" calcext:value-type="string">
            <text:p>Ristilaakso</text:p>
          </table:table-cell>
          <table:table-cell table:style-name="ce293" office:value-type="float" office:value="2" calcext:value-type="float">
            <text:p>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float" office:value="2" calcext:value-type="float">
            <text:p>2</text:p>
          </table:table-cell>
          <table:table-cell table:style-name="ce293" office:value-type="float" office:value="2" calcext:value-type="float">
            <text:p>2</text:p>
          </table:table-cell>
          <table:table-cell table:style-name="ce218" office:value-type="float" office:value="1" calcext:value-type="float">
            <text:p>1</text:p>
          </table:table-cell>
          <table:table-cell table:style-name="ce293" table:formula="of:=SUM([.N51:.U51])" office:value-type="float" office:value="12" calcext:value-type="float">
            <text:p>12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4" office:value-type="date" office:date-value="2026-11-01" calcext:value-type="date">
            <text:p>11.2026</text:p>
          </table:table-cell>
          <table:table-cell table:style-name="ce281" office:value-type="percentage" office:value="0.102737047898338" calcext:value-type="percentage">
            <text:p>10.27%</text:p>
          </table:table-cell>
          <table:table-cell table:style-name="ce115" office:value-type="percentage" office:value="0.241153470185728" calcext:value-type="percentage">
            <text:p>24.12%</text:p>
          </table:table-cell>
          <table:table-cell table:style-name="ce115" office:value-type="percentage" office:value="0.108504398826979" calcext:value-type="percentage">
            <text:p>10.85%</text:p>
          </table:table-cell>
          <table:table-cell table:style-name="ce115" office:value-type="percentage" office:value="0.0578690127077224" calcext:value-type="percentage">
            <text:p>5.79%</text:p>
          </table:table-cell>
          <table:table-cell table:style-name="ce115" office:value-type="percentage" office:value="0.0720430107526882" calcext:value-type="percentage">
            <text:p>7.20%</text:p>
          </table:table-cell>
          <table:table-cell table:style-name="ce281" office:value-type="percentage" office:value="0.128250244379277" calcext:value-type="percentage">
            <text:p>12.83%</text:p>
          </table:table-cell>
          <table:table-cell table:style-name="ce281" office:value-type="percentage" office:value="0.105669599217986" calcext:value-type="percentage">
            <text:p>10.57%</text:p>
          </table:table-cell>
          <table:table-cell table:style-name="ce115" office:value-type="percentage" office:value="0.183773216031281" calcext:value-type="percentage">
            <text:p>18.38%</text:p>
          </table:table-cell>
          <table:table-cell table:style-name="ce108" table:formula="of:=SUM([.B52:.I52])" office:value-type="percentage" office:value="1" calcext:value-type="percentage">
            <text:p>100.00%</text:p>
          </table:table-cell>
          <table:table-cell table:style-name="ce108" table:formula="of:=SUM([.B52];[.G52];[.H52])" office:value-type="percentage" office:value="0.336656891495601" calcext:value-type="percentage">
            <text:p>33.67%</text:p>
          </table:table-cell>
          <table:table-cell table:style-name="ce77"/>
          <table:table-cell table:style-name="ce78" office:value-type="string" calcext:value-type="string">
            <text:p>Vanhasaarenmaa</text:p>
          </table:table-cell>
          <table:table-cell table:style-name="ce140" office:value-type="float" office:value="3" calcext:value-type="float">
            <text:p>3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78"/>
          <table:table-cell table:number-columns-repeated="2" table:style-name="ce140" office:value-type="float" office:value="2" calcext:value-type="float">
            <text:p>2</text:p>
          </table:table-cell>
          <table:table-cell table:style-name="ce78"/>
          <table:table-cell table:style-name="ce140" table:formula="of:=SUM([.N52:.U52])" office:value-type="float" office:value="10" calcext:value-type="float">
            <text:p>10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4" office:value-type="date" office:date-value="2026-12-01" calcext:value-type="date">
            <text:p>12.2026</text:p>
          </table:table-cell>
          <table:table-cell table:style-name="ce281" office:value-type="percentage" office:value="0.107641582622188" calcext:value-type="percentage">
            <text:p>10.76%</text:p>
          </table:table-cell>
          <table:table-cell table:style-name="ce115" office:value-type="percentage" office:value="0.216640806826998" calcext:value-type="percentage">
            <text:p>21.66%</text:p>
          </table:table-cell>
          <table:table-cell table:style-name="ce115" office:value-type="percentage" office:value="0.127327385570209" calcext:value-type="percentage">
            <text:p>12.73%</text:p>
          </table:table-cell>
          <table:table-cell table:style-name="ce115" office:value-type="percentage" office:value="0.0473235065942591" calcext:value-type="percentage">
            <text:p>4.73%</text:p>
          </table:table-cell>
          <table:table-cell table:style-name="ce115" office:value-type="percentage" office:value="0.0844647013188518" calcext:value-type="percentage">
            <text:p>8.45%</text:p>
          </table:table-cell>
          <table:table-cell table:style-name="ce281" office:value-type="percentage" office:value="0.110841737781226" calcext:value-type="percentage">
            <text:p>11.08%</text:p>
          </table:table-cell>
          <table:table-cell table:style-name="ce281" office:value-type="percentage" office:value="0.111617532971296" calcext:value-type="percentage">
            <text:p>11.16%</text:p>
          </table:table-cell>
          <table:table-cell table:style-name="ce115" office:value-type="percentage" office:value="0.194142746314973" calcext:value-type="percentage">
            <text:p>19.41%</text:p>
          </table:table-cell>
          <table:table-cell table:style-name="ce108" table:formula="of:=SUM([.B53:.I53])" office:value-type="percentage" office:value="1" calcext:value-type="percentage">
            <text:p>100.00%</text:p>
          </table:table-cell>
          <table:table-cell table:style-name="ce108" table:formula="of:=SUM([.B53];[.G53];[.H53])" office:value-type="percentage" office:value="0.330100853374709" calcext:value-type="percentage">
            <text:p>33.01%</text:p>
          </table:table-cell>
          <table:table-cell table:style-name="ce77"/>
          <table:table-cell table:style-name="ce78"/>
          <table:table-cell table:style-name="ce293" table:formula="of:=SUM([.N46:.N52])" office:value-type="float" office:value="24" calcext:value-type="float">
            <text:p>24</text:p>
          </table:table-cell>
          <table:table-cell table:style-name="ce293" table:formula="of:=SUM([.O46:.O52])" office:value-type="float" office:value="7" calcext:value-type="float">
            <text:p>7</text:p>
          </table:table-cell>
          <table:table-cell table:style-name="ce293" table:formula="of:=SUM([.P46:.P52])" office:value-type="float" office:value="13" calcext:value-type="float">
            <text:p>13</text:p>
          </table:table-cell>
          <table:table-cell table:style-name="ce293" table:formula="of:=SUM([.Q46:.Q52])" office:value-type="float" office:value="4" calcext:value-type="float">
            <text:p>4</text:p>
          </table:table-cell>
          <table:table-cell table:style-name="ce293" table:formula="of:=SUM([.R46:.R52])" office:value-type="float" office:value="8" calcext:value-type="float">
            <text:p>8</text:p>
          </table:table-cell>
          <table:table-cell table:style-name="ce293" table:formula="of:=SUM([.S46:.S52])" office:value-type="float" office:value="18" calcext:value-type="float">
            <text:p>18</text:p>
          </table:table-cell>
          <table:table-cell table:style-name="ce293" table:formula="of:=SUM([.T46:.T52])" office:value-type="float" office:value="21" calcext:value-type="float">
            <text:p>21</text:p>
          </table:table-cell>
          <table:table-cell table:style-name="ce293" table:formula="of:=SUM([.U46:.U52])" office:value-type="float" office:value="7" calcext:value-type="float">
            <text:p>7</text:p>
          </table:table-cell>
          <table:table-cell table:style-name="ce293" table:formula="of:=SUM([.V46:.V52])" office:value-type="float" office:value="102" calcext:value-type="float">
            <text:p>102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9" office:value-type="date" office:date-value="2027-01-01" calcext:value-type="date">
            <text:p>1.2027</text:p>
          </table:table-cell>
          <table:table-cell table:style-name="ce281" office:value-type="percentage" office:value="0.110795556357132" calcext:value-type="percentage">
            <text:p>11.08%</text:p>
          </table:table-cell>
          <table:table-cell table:style-name="ce115" office:value-type="percentage" office:value="0.260312170022411" calcext:value-type="percentage">
            <text:p>26.03%</text:p>
          </table:table-cell>
          <table:table-cell table:style-name="ce115" office:value-type="percentage" office:value="0.133944787489016" calcext:value-type="percentage">
            <text:p>13.39%</text:p>
          </table:table-cell>
          <table:table-cell table:style-name="ce115" office:value-type="percentage" office:value="0.0336163463746933" calcext:value-type="percentage">
            <text:p>3.36%</text:p>
          </table:table-cell>
          <table:table-cell table:style-name="ce115" office:value-type="percentage" office:value="0.0859686003370219" calcext:value-type="percentage">
            <text:p>8.60%</text:p>
          </table:table-cell>
          <table:table-cell table:style-name="ce281" office:value-type="percentage" office:value="0.112315107026297" calcext:value-type="percentage">
            <text:p>11.23%</text:p>
          </table:table-cell>
          <table:table-cell table:style-name="ce281" office:value-type="percentage" office:value="0.0799311653422383" calcext:value-type="percentage">
            <text:p>7.99%</text:p>
          </table:table-cell>
          <table:table-cell table:style-name="ce115" office:value-type="percentage" office:value="0.18311626705119" calcext:value-type="percentage">
            <text:p>18.31%</text:p>
          </table:table-cell>
          <table:table-cell table:style-name="ce108" table:formula="of:=SUM([.B54:.I54])" office:value-type="percentage" office:value="1" calcext:value-type="percentage">
            <text:p>100.00%</text:p>
          </table:table-cell>
          <table:table-cell table:style-name="ce108" table:formula="of:=SUM([.B54];[.G54];[.H54])" office:value-type="percentage" office:value="0.303041828725668" calcext:value-type="percentage">
            <text:p>30.30%</text:p>
          </table:table-cell>
          <table:table-cell table:style-name="ce77"/>
          <table:table-cell table:style-name="ce77" office:value-type="string" calcext:value-type="string">
            <text:p>Prosentit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300" office:value-type="string" calcext:value-type="string">
            <text:p>Yht.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4" office:value-type="date" office:date-value="2027-03-01" calcext:value-type="date">
            <text:p>3.2027</text:p>
          </table:table-cell>
          <table:table-cell table:style-name="ce115" office:value-type="percentage" office:value="0.117595479345285" calcext:value-type="percentage">
            <text:p>11.76%</text:p>
          </table:table-cell>
          <table:table-cell table:style-name="ce115" office:value-type="percentage" office:value="0.245323460639127" calcext:value-type="percentage">
            <text:p>24.53%</text:p>
          </table:table-cell>
          <table:table-cell table:style-name="ce115" office:value-type="percentage" office:value="0.142049883086516" calcext:value-type="percentage">
            <text:p>14.20%</text:p>
          </table:table-cell>
          <table:table-cell table:style-name="ce281" office:value-type="percentage" office:value="0.0356586126266563" calcext:value-type="percentage">
            <text:p>3.57%</text:p>
          </table:table-cell>
          <table:table-cell table:style-name="ce281" office:value-type="percentage" office:value="0.078526890101325" calcext:value-type="percentage">
            <text:p>7.85%</text:p>
          </table:table-cell>
          <table:table-cell table:style-name="ce281" office:value-type="percentage" office:value="0.113698363211224" calcext:value-type="percentage">
            <text:p>11.37%</text:p>
          </table:table-cell>
          <table:table-cell table:style-name="ce281" office:value-type="percentage" office:value="0.0728760717069369" calcext:value-type="percentage">
            <text:p>7.29%</text:p>
          </table:table-cell>
          <table:table-cell table:style-name="ce115" office:value-type="percentage" office:value="0.194271239282931" calcext:value-type="percentage">
            <text:p>19.43%</text:p>
          </table:table-cell>
          <table:table-cell table:style-name="ce108" table:formula="of:=SUM([.B55:.I55])" office:value-type="percentage" office:value="1" calcext:value-type="percentage">
            <text:p>100.00%</text:p>
          </table:table-cell>
          <table:table-cell table:style-name="ce108" table:formula="of:=SUM([.E55:.H55])" office:value-type="percentage" office:value="0.300759937646142" calcext:value-type="percentage">
            <text:p>30.08%</text:p>
          </table:table-cell>
          <table:table-cell table:style-name="ce77"/>
          <table:table-cell table:style-name="ce78" office:value-type="string" calcext:value-type="string">
            <text:p>Uussaari</text:p>
          </table:table-cell>
          <table:table-cell table:style-name="ce115" office:value-type="percentage" office:value="0.235849056603774" calcext:value-type="percentage">
            <text:p>23.58%</text:p>
          </table:table-cell>
          <table:table-cell table:style-name="ce115" office:value-type="percentage" office:value="0.0283018867924528" calcext:value-type="percentage">
            <text:p>2.83%</text:p>
          </table:table-cell>
          <table:table-cell table:style-name="ce115" office:value-type="percentage" office:value="0.19811320754717" calcext:value-type="percentage">
            <text:p>19.81%</text:p>
          </table:table-cell>
          <table:table-cell table:style-name="ce115" office:value-type="percentage" office:value="0.0377358490566038" calcext:value-type="percentage">
            <text:p>3.77%</text:p>
          </table:table-cell>
          <table:table-cell table:style-name="ce115" office:value-type="percentage" office:value="0.0849056603773585" calcext:value-type="percentage">
            <text:p>8.49%</text:p>
          </table:table-cell>
          <table:table-cell table:style-name="ce115" office:value-type="percentage" office:value="0.188679245283019" calcext:value-type="percentage">
            <text:p>18.87%</text:p>
          </table:table-cell>
          <table:table-cell table:style-name="ce115" office:value-type="percentage" office:value="0.169811320754717" calcext:value-type="percentage">
            <text:p>16.98%</text:p>
          </table:table-cell>
          <table:table-cell table:style-name="ce115" office:value-type="percentage" office:value="0.0566037735849057" calcext:value-type="percentage">
            <text:p>5.66%</text:p>
          </table:table-cell>
          <table:table-cell table:style-name="ce115" table:formula="of:=SUM([.N55:.U55])" office:value-type="percentage" office:value="1" calcext:value-type="percentage">
            <text:p>100.00%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4" office:value-type="date" office:date-value="2027-04-01" calcext:value-type="date">
            <text:p>4.2027</text:p>
          </table:table-cell>
          <table:table-cell table:style-name="ce115" office:value-type="percentage" office:value="0.128621975710051" calcext:value-type="percentage">
            <text:p>12.86%</text:p>
          </table:table-cell>
          <table:table-cell table:style-name="ce115" office:value-type="percentage" office:value="0.227120589079086" calcext:value-type="percentage">
            <text:p>22.71%</text:p>
          </table:table-cell>
          <table:table-cell table:style-name="ce115" office:value-type="percentage" office:value="0.155302668069236" calcext:value-type="percentage">
            <text:p>15.53%</text:p>
          </table:table-cell>
          <table:table-cell table:style-name="ce281" office:value-type="percentage" office:value="0.039016926460744" calcext:value-type="percentage">
            <text:p>3.90%</text:p>
          </table:table-cell>
          <table:table-cell table:style-name="ce281" office:value-type="percentage" office:value="0.0574734627522234" calcext:value-type="percentage">
            <text:p>5.75%</text:p>
          </table:table-cell>
          <table:table-cell table:style-name="ce281" office:value-type="percentage" office:value="0.118389595486277" calcext:value-type="percentage">
            <text:p>11.84%</text:p>
          </table:table-cell>
          <table:table-cell table:style-name="ce281" office:value-type="percentage" office:value="0.0717222912881323" calcext:value-type="percentage">
            <text:p>7.17%</text:p>
          </table:table-cell>
          <table:table-cell table:style-name="ce115" office:value-type="percentage" office:value="0.202352491154251" calcext:value-type="percentage">
            <text:p>20.24%</text:p>
          </table:table-cell>
          <table:table-cell table:style-name="ce108" table:formula="of:=SUM([.B56:.I56])" office:value-type="percentage" office:value="1" calcext:value-type="percentage">
            <text:p>100.00%</text:p>
          </table:table-cell>
          <table:table-cell table:style-name="ce108" table:formula="of:=SUM([.E56:.H56])" office:value-type="percentage" office:value="0.286602275987377" calcext:value-type="percentage">
            <text:p>28.66%</text:p>
          </table:table-cell>
          <table:table-cell table:style-name="ce77"/>
          <table:table-cell table:style-name="ce78" office:value-type="string" calcext:value-type="string">
            <text:p>Virranmaa</text:p>
          </table:table-cell>
          <table:table-cell table:style-name="ce115" office:value-type="percentage" office:value="0.218181818181818" calcext:value-type="percentage">
            <text:p>21.82%</text:p>
          </table:table-cell>
          <table:table-cell table:style-name="ce115" office:value-type="percentage" office:value="0.0545454545454546" calcext:value-type="percentage">
            <text:p>5.45%</text:p>
          </table:table-cell>
          <table:table-cell table:style-name="ce115" office:value-type="percentage" office:value="0.127272727272727" calcext:value-type="percentage">
            <text:p>12.73%</text:p>
          </table:table-cell>
          <table:table-cell table:style-name="ce115" office:value-type="percentage" office:value="0.0272727272727273" calcext:value-type="percentage">
            <text:p>2.73%</text:p>
          </table:table-cell>
          <table:table-cell table:style-name="ce115" office:value-type="percentage" office:value="0.0909090909090909" calcext:value-type="percentage">
            <text:p>9.09%</text:p>
          </table:table-cell>
          <table:table-cell table:style-name="ce115" office:value-type="percentage" office:value="0.190909090909091" calcext:value-type="percentage">
            <text:p>19.09%</text:p>
          </table:table-cell>
          <table:table-cell table:style-name="ce115" office:value-type="percentage" office:value="0.245454545454545" calcext:value-type="percentage">
            <text:p>24.55%</text:p>
          </table:table-cell>
          <table:table-cell table:style-name="ce115" office:value-type="percentage" office:value="0.0454545454545455" calcext:value-type="percentage">
            <text:p>4.55%</text:p>
          </table:table-cell>
          <table:table-cell table:style-name="ce115" table:formula="of:=SUM([.N56:.U56])" office:value-type="percentage" office:value="1" calcext:value-type="percentage">
            <text:p>100.00%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4" office:value-type="date" office:date-value="2027-06-01" calcext:value-type="date">
            <text:p>6.2027</text:p>
          </table:table-cell>
          <table:table-cell table:style-name="ce115" office:value-type="percentage" office:value="0.136438943572751" calcext:value-type="percentage">
            <text:p>13.64%</text:p>
          </table:table-cell>
          <table:table-cell table:style-name="ce115" office:value-type="percentage" office:value="0.227658122989962" calcext:value-type="percentage">
            <text:p>22.77%</text:p>
          </table:table-cell>
          <table:table-cell table:style-name="ce115" office:value-type="percentage" office:value="0.16479875255823" calcext:value-type="percentage">
            <text:p>16.48%</text:p>
          </table:table-cell>
          <table:table-cell table:style-name="ce281" office:value-type="percentage" office:value="0.0355715817171816" calcext:value-type="percentage">
            <text:p>3.56%</text:p>
          </table:table-cell>
          <table:table-cell table:style-name="ce281" office:value-type="percentage" office:value="0.0476561738621967" calcext:value-type="percentage">
            <text:p>4.77%</text:p>
          </table:table-cell>
          <table:table-cell table:style-name="ce281" office:value-type="percentage" office:value="0.107981678199006" calcext:value-type="percentage">
            <text:p>10.80%</text:p>
          </table:table-cell>
          <table:table-cell table:style-name="ce281" office:value-type="percentage" office:value="0.0653932365266543" calcext:value-type="percentage">
            <text:p>6.54%</text:p>
          </table:table-cell>
          <table:table-cell table:style-name="ce115" office:value-type="percentage" office:value="0.214501510574018" calcext:value-type="percentage">
            <text:p>21.45%</text:p>
          </table:table-cell>
          <table:table-cell table:style-name="ce108" table:formula="of:=SUM([.B57:.I57])" office:value-type="percentage" office:value="1" calcext:value-type="percentage">
            <text:p>100.00%</text:p>
          </table:table-cell>
          <table:table-cell table:style-name="ce108" table:formula="of:=SUM([.E57:.H57])" office:value-type="percentage" office:value="0.256602670305038" calcext:value-type="percentage">
            <text:p>25.66%</text:p>
          </table:table-cell>
          <table:table-cell table:style-name="ce77"/>
          <table:table-cell table:style-name="ce78" office:value-type="string" calcext:value-type="string">
            <text:p>Vahamaa</text:p>
          </table:table-cell>
          <table:table-cell table:style-name="ce250" office:value-type="percentage" office:value="0.259259259259259" calcext:value-type="percentage">
            <text:p>25.93%</text:p>
          </table:table-cell>
          <table:table-cell table:style-name="ce108" office:value-type="percentage" office:value="0.157407407407407" calcext:value-type="percentage">
            <text:p>15.74%</text:p>
          </table:table-cell>
          <table:table-cell table:style-name="ce108" office:value-type="percentage" office:value="0.0833333333333333" calcext:value-type="percentage">
            <text:p>8.33%</text:p>
          </table:table-cell>
          <table:table-cell table:style-name="ce108" office:value-type="percentage" office:value="0.037037037037037" calcext:value-type="percentage">
            <text:p>3.70%</text:p>
          </table:table-cell>
          <table:table-cell table:style-name="ce108" office:value-type="percentage" office:value="0.0277777777777778" calcext:value-type="percentage">
            <text:p>2.78%</text:p>
          </table:table-cell>
          <table:table-cell table:style-name="ce108" office:value-type="percentage" office:value="0.138888888888889" calcext:value-type="percentage">
            <text:p>13.89%</text:p>
          </table:table-cell>
          <table:table-cell table:style-name="ce250" office:value-type="percentage" office:value="0.240740740740741" calcext:value-type="percentage">
            <text:p>24.07%</text:p>
          </table:table-cell>
          <table:table-cell table:style-name="ce108" office:value-type="percentage" office:value="0.0555555555555556" calcext:value-type="percentage">
            <text:p>5.56%</text:p>
          </table:table-cell>
          <table:table-cell table:style-name="ce115" table:formula="of:=SUM([.N57:.U57])" office:value-type="percentage" office:value="1" calcext:value-type="percentage">
            <text:p>100.00%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274" office:value-type="date" office:date-value="2027-08-01" calcext:value-type="date">
            <text:p>8.2027</text:p>
          </table:table-cell>
          <table:table-cell table:style-name="ce115" office:value-type="percentage" office:value="0.143811737361999" calcext:value-type="percentage">
            <text:p>14.38%</text:p>
          </table:table-cell>
          <table:table-cell table:style-name="ce115" office:value-type="percentage" office:value="0.226806120472593" calcext:value-type="percentage">
            <text:p>22.68%</text:p>
          </table:table-cell>
          <table:table-cell table:style-name="ce115" office:value-type="percentage" office:value="0.173833042804571" calcext:value-type="percentage">
            <text:p>17.38%</text:p>
          </table:table-cell>
          <table:table-cell table:style-name="ce281" office:value-type="percentage" office:value="0.0306992058880496" calcext:value-type="percentage">
            <text:p>3.07%</text:p>
          </table:table-cell>
          <table:table-cell table:style-name="ce281" office:value-type="percentage" office:value="0.0431919426689909" calcext:value-type="percentage">
            <text:p>4.32%</text:p>
          </table:table-cell>
          <table:table-cell table:style-name="ce281" office:value-type="percentage" office:value="0.108754600038737" calcext:value-type="percentage">
            <text:p>10.88%</text:p>
          </table:table-cell>
          <table:table-cell table:style-name="ce281" office:value-type="percentage" office:value="0.0592678675188844" calcext:value-type="percentage">
            <text:p>5.93%</text:p>
          </table:table-cell>
          <table:table-cell table:style-name="ce115" office:value-type="percentage" office:value="0.213635483246175" calcext:value-type="percentage">
            <text:p>21.36%</text:p>
          </table:table-cell>
          <table:table-cell table:style-name="ce108" table:formula="of:=SUM([.B58:.I58])" office:value-type="percentage" office:value="1" calcext:value-type="percentage">
            <text:p>100.00%</text:p>
          </table:table-cell>
          <table:table-cell table:style-name="ce108" table:formula="of:=SUM([.E58:.H58])" office:value-type="percentage" office:value="0.241913616114662" calcext:value-type="percentage">
            <text:p>24.19%</text:p>
          </table:table-cell>
          <table:table-cell table:style-name="ce77"/>
          <table:table-cell table:style-name="ce78" office:value-type="string" calcext:value-type="string">
            <text:p>Ventelänlaakso</text:p>
          </table:table-cell>
          <table:table-cell table:style-name="ce115" office:value-type="percentage" office:value="0.25" calcext:value-type="percentage">
            <text:p>25.00%</text:p>
          </table:table-cell>
          <table:table-cell table:style-name="ce115" office:value-type="percentage" office:value="0.0555555555555556" calcext:value-type="percentage">
            <text:p>5.56%</text:p>
          </table:table-cell>
          <table:table-cell table:style-name="ce115" office:value-type="percentage" office:value="0.0925925925925926" calcext:value-type="percentage">
            <text:p>9.26%</text:p>
          </table:table-cell>
          <table:table-cell table:style-name="ce115" office:value-type="percentage" office:value="0.037037037037037" calcext:value-type="percentage">
            <text:p>3.70%</text:p>
          </table:table-cell>
          <table:table-cell table:style-name="ce115" office:value-type="percentage" office:value="0.0555555555555556" calcext:value-type="percentage">
            <text:p>5.56%</text:p>
          </table:table-cell>
          <table:table-cell table:style-name="ce115" office:value-type="percentage" office:value="0.138888888888889" calcext:value-type="percentage">
            <text:p>13.89%</text:p>
          </table:table-cell>
          <table:table-cell table:style-name="ce115" office:value-type="percentage" office:value="0.240740740740741" calcext:value-type="percentage">
            <text:p>24.07%</text:p>
          </table:table-cell>
          <table:table-cell table:style-name="ce115" office:value-type="percentage" office:value="0.12962962962963" calcext:value-type="percentage">
            <text:p>12.96%</text:p>
          </table:table-cell>
          <table:table-cell table:style-name="ce115" table:formula="of:=SUM([.N58:.U58])" office:value-type="percentage" office:value="1" calcext:value-type="percentage">
            <text:p>100.00%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77"/>
          <table:table-cell table:style-name="ce115" table:number-columns-repeated="10"/>
          <table:table-cell table:style-name="ce77"/>
          <table:table-cell table:style-name="ce78" office:value-type="string" calcext:value-type="string">
            <text:p>Aurmaa</text:p>
          </table:table-cell>
          <table:table-cell table:style-name="ce115" office:value-type="percentage" office:value="0.27" calcext:value-type="percentage">
            <text:p>27.00%</text:p>
          </table:table-cell>
          <table:table-cell table:style-name="ce115" office:value-type="percentage" office:value="0" calcext:value-type="percentage">
            <text:p>0.00%</text:p>
          </table:table-cell>
          <table:table-cell table:style-name="ce115" office:value-type="percentage" office:value="0.07" calcext:value-type="percentage">
            <text:p>7.00%</text:p>
          </table:table-cell>
          <table:table-cell table:style-name="ce115" office:value-type="percentage" office:value="0.05" calcext:value-type="percentage">
            <text:p>5.00%</text:p>
          </table:table-cell>
          <table:table-cell table:style-name="ce115" office:value-type="percentage" office:value="0.18" calcext:value-type="percentage">
            <text:p>18.00%</text:p>
          </table:table-cell>
          <table:table-cell table:style-name="ce115" office:value-type="percentage" office:value="0.17" calcext:value-type="percentage">
            <text:p>17.00%</text:p>
          </table:table-cell>
          <table:table-cell table:style-name="ce115" office:value-type="percentage" office:value="0.14" calcext:value-type="percentage">
            <text:p>14.00%</text:p>
          </table:table-cell>
          <table:table-cell table:style-name="ce115" office:value-type="percentage" office:value="0.08" calcext:value-type="percentage">
            <text:p>8.00%</text:p>
          </table:table-cell>
          <table:table-cell table:style-name="ce115" table:formula="of:=SUM([.N59:.U59])" office:value-type="percentage" office:value="0.96" calcext:value-type="percentage">
            <text:p>96.00%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77" table:number-columns-repeated="12"/>
          <table:table-cell table:style-name="ce78" office:value-type="string" calcext:value-type="string">
            <text:p>Ristilaakso</text:p>
          </table:table-cell>
          <table:table-cell table:style-name="ce115" office:value-type="percentage" office:value="0.220183486238532" calcext:value-type="percentage">
            <text:p>22.02%</text:p>
          </table:table-cell>
          <table:table-cell table:style-name="ce115" office:value-type="percentage" office:value="0.0642201834862386" calcext:value-type="percentage">
            <text:p>6.42%</text:p>
          </table:table-cell>
          <table:table-cell table:style-name="ce115" office:value-type="percentage" office:value="0.146788990825688" calcext:value-type="percentage">
            <text:p>14.68%</text:p>
          </table:table-cell>
          <table:table-cell table:style-name="ce115" office:value-type="percentage" office:value="0.0642201834862386" calcext:value-type="percentage">
            <text:p>6.42%</text:p>
          </table:table-cell>
          <table:table-cell table:style-name="ce115" office:value-type="percentage" office:value="0.073394495412844" calcext:value-type="percentage">
            <text:p>7.34%</text:p>
          </table:table-cell>
          <table:table-cell table:style-name="ce115" office:value-type="percentage" office:value="0.174311926605505" calcext:value-type="percentage">
            <text:p>17.43%</text:p>
          </table:table-cell>
          <table:table-cell table:style-name="ce115" office:value-type="percentage" office:value="0.192660550458716" calcext:value-type="percentage">
            <text:p>19.27%</text:p>
          </table:table-cell>
          <table:table-cell table:style-name="ce115" office:value-type="percentage" office:value="0.0642201834862386" calcext:value-type="percentage">
            <text:p>6.42%</text:p>
          </table:table-cell>
          <table:table-cell table:style-name="ce115" table:formula="of:=SUM([.N60:.U60])" office:value-type="percentage" office:value="1" calcext:value-type="percentage">
            <text:p>100.00%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77" table:number-columns-repeated="12"/>
          <table:table-cell table:style-name="ce78" office:value-type="string" calcext:value-type="string">
            <text:p>Vanhasaarenmaa</text:p>
          </table:table-cell>
          <table:table-cell table:style-name="ce115" office:value-type="percentage" office:value="0.31" calcext:value-type="percentage">
            <text:p>31.00%</text:p>
          </table:table-cell>
          <table:table-cell table:style-name="ce115" office:value-type="percentage" office:value="0.07" calcext:value-type="percentage">
            <text:p>7.00%</text:p>
          </table:table-cell>
          <table:table-cell table:style-name="ce115" office:value-type="percentage" office:value="0.1" calcext:value-type="percentage">
            <text:p>10.00%</text:p>
          </table:table-cell>
          <table:table-cell table:style-name="ce115" office:value-type="percentage" office:value="0.13" calcext:value-type="percentage">
            <text:p>13.00%</text:p>
          </table:table-cell>
          <table:table-cell table:style-name="ce115" office:value-type="percentage" office:value="0.02" calcext:value-type="percentage">
            <text:p>2.00%</text:p>
          </table:table-cell>
          <table:table-cell table:style-name="ce115" office:value-type="percentage" office:value="0.16" calcext:value-type="percentage">
            <text:p>16.00%</text:p>
          </table:table-cell>
          <table:table-cell table:style-name="ce115" office:value-type="percentage" office:value="0.2" calcext:value-type="percentage">
            <text:p>20.00%</text:p>
          </table:table-cell>
          <table:table-cell table:style-name="ce115" office:value-type="percentage" office:value="0.01" calcext:value-type="percentage">
            <text:p>1.00%</text:p>
          </table:table-cell>
          <table:table-cell table:style-name="ce115" table:formula="of:=SUM([.N61:.U61])" office:value-type="percentage" office:value="1" calcext:value-type="percentage">
            <text:p>100.00%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77" table:number-columns-repeated="30"/>
          <table:table-cell table:number-columns-repeated="994"/>
        </table:table-row>
        <table:table-row table:style-name="ro1">
          <table:table-cell table:style-name="ce77" table:number-columns-repeated="12"/>
          <table:table-cell table:style-name="ce77" office:value-type="string" calcext:value-type="string">
            <text:p>Äänet mkvaaleissa 2021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300" office:value-type="string" calcext:value-type="string">
            <text:p>Yht.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77" table:number-columns-repeated="12"/>
          <table:table-cell table:style-name="ce78" office:value-type="string" calcext:value-type="string">
            <text:p>Uussaari</text:p>
          </table:table-cell>
          <table:table-cell table:style-name="ce263" table:formula="of:=[.N55]*[.$W$64]" office:value-type="float" office:value="827.830188679245" calcext:value-type="float">
            <text:p>828</text:p>
          </table:table-cell>
          <table:table-cell table:style-name="ce263" table:formula="of:=[.O55]*[.$W$64]" office:value-type="float" office:value="99.3396226415094" calcext:value-type="float">
            <text:p>99</text:p>
          </table:table-cell>
          <table:table-cell table:style-name="ce263" table:formula="of:=[.P55]*[.$W$64]" office:value-type="float" office:value="695.377358490566" calcext:value-type="float">
            <text:p>695</text:p>
          </table:table-cell>
          <table:table-cell table:style-name="ce263" table:formula="of:=[.Q55]*[.$W$64]" office:value-type="float" office:value="132.452830188679" calcext:value-type="float">
            <text:p>132</text:p>
          </table:table-cell>
          <table:table-cell table:style-name="ce263" table:formula="of:=[.R55]*[.$W$64]" office:value-type="float" office:value="298.018867924528" calcext:value-type="float">
            <text:p>298</text:p>
          </table:table-cell>
          <table:table-cell table:style-name="ce263" table:formula="of:=[.S55]*[.$W$64]" office:value-type="float" office:value="662.264150943396" calcext:value-type="float">
            <text:p>662</text:p>
          </table:table-cell>
          <table:table-cell table:style-name="ce263" table:formula="of:=[.T55]*[.$W$64]" office:value-type="float" office:value="596.037735849057" calcext:value-type="float">
            <text:p>596</text:p>
          </table:table-cell>
          <table:table-cell table:style-name="ce263" table:formula="of:=[.U55]*[.$W$64]" office:value-type="float" office:value="198.679245283019" calcext:value-type="float">
            <text:p>199</text:p>
          </table:table-cell>
          <table:table-cell table:style-name="ce263" table:formula="of:=SUM([.N64:.U64])" office:value-type="float" office:value="3510" calcext:value-type="float">
            <text:p>3510</text:p>
          </table:table-cell>
          <table:table-cell table:style-name="ce79" office:value-type="float" office:value="3510" calcext:value-type="float">
            <text:p>3,510 </text:p>
          </table:table-cell>
          <table:table-cell table:style-name="ce263"/>
          <table:table-cell table:style-name="ce77" table:number-columns-repeated="6"/>
          <table:table-cell table:number-columns-repeated="994"/>
        </table:table-row>
        <table:table-row table:style-name="ro1">
          <table:table-cell table:style-name="ce77" table:number-columns-repeated="12"/>
          <table:table-cell table:style-name="ce78" office:value-type="string" calcext:value-type="string">
            <text:p>Virranmaa</text:p>
          </table:table-cell>
          <table:table-cell table:style-name="ce263" table:formula="of:=[.N56]*[.$W$65]" office:value-type="float" office:value="570.545454545455" calcext:value-type="float">
            <text:p>571</text:p>
          </table:table-cell>
          <table:table-cell table:style-name="ce263" table:formula="of:=[.O56]*[.$W$65]" office:value-type="float" office:value="142.636363636364" calcext:value-type="float">
            <text:p>143</text:p>
          </table:table-cell>
          <table:table-cell table:style-name="ce263" table:formula="of:=[.P56]*[.$W$65]" office:value-type="float" office:value="332.818181818182" calcext:value-type="float">
            <text:p>333</text:p>
          </table:table-cell>
          <table:table-cell table:style-name="ce263" table:formula="of:=[.Q56]*[.$W$65]" office:value-type="float" office:value="71.3181818181818" calcext:value-type="float">
            <text:p>71</text:p>
          </table:table-cell>
          <table:table-cell table:style-name="ce263" table:formula="of:=[.R56]*[.$W$65]" office:value-type="float" office:value="237.727272727273" calcext:value-type="float">
            <text:p>238</text:p>
          </table:table-cell>
          <table:table-cell table:style-name="ce263" table:formula="of:=[.S56]*[.$W$65]" office:value-type="float" office:value="499.227272727273" calcext:value-type="float">
            <text:p>499</text:p>
          </table:table-cell>
          <table:table-cell table:style-name="ce263" table:formula="of:=[.T56]*[.$W$65]" office:value-type="float" office:value="641.863636363637" calcext:value-type="float">
            <text:p>642</text:p>
          </table:table-cell>
          <table:table-cell table:style-name="ce263" table:formula="of:=[.U56]*[.$W$65]" office:value-type="float" office:value="118.863636363636" calcext:value-type="float">
            <text:p>119</text:p>
          </table:table-cell>
          <table:table-cell table:style-name="ce263" table:formula="of:=SUM([.N65:.U65])" office:value-type="float" office:value="2615" calcext:value-type="float">
            <text:p>2615</text:p>
          </table:table-cell>
          <table:table-cell table:style-name="ce307" office:value-type="float" office:value="2615" calcext:value-type="float">
            <text:p>2,615 </text:p>
          </table:table-cell>
          <table:table-cell table:style-name="ce263"/>
          <table:table-cell table:style-name="ce77" table:number-columns-repeated="6"/>
          <table:table-cell table:number-columns-repeated="994"/>
        </table:table-row>
        <table:table-row table:style-name="ro1">
          <table:table-cell table:style-name="ce77" table:number-columns-repeated="12"/>
          <table:table-cell table:style-name="ce78" office:value-type="string" calcext:value-type="string">
            <text:p>Vahamaa</text:p>
          </table:table-cell>
          <table:table-cell table:style-name="ce263" table:formula="of:=[.N57]*[.$W$66]" office:value-type="float" office:value="388.888888888889" calcext:value-type="float">
            <text:p>389</text:p>
          </table:table-cell>
          <table:table-cell table:style-name="ce263" table:formula="of:=[.O57]*[.$W$66]" office:value-type="float" office:value="236.111111111111" calcext:value-type="float">
            <text:p>236</text:p>
          </table:table-cell>
          <table:table-cell table:style-name="ce263" table:formula="of:=[.P57]*[.$W$66]" office:value-type="float" office:value="125" calcext:value-type="float">
            <text:p>125</text:p>
          </table:table-cell>
          <table:table-cell table:style-name="ce263" table:formula="of:=[.Q57]*[.$W$66]" office:value-type="float" office:value="55.5555555555556" calcext:value-type="float">
            <text:p>56</text:p>
          </table:table-cell>
          <table:table-cell table:style-name="ce263" table:formula="of:=[.R57]*[.$W$66]" office:value-type="float" office:value="41.6666666666667" calcext:value-type="float">
            <text:p>42</text:p>
          </table:table-cell>
          <table:table-cell table:style-name="ce263" table:formula="of:=[.S57]*[.$W$66]" office:value-type="float" office:value="208.333333333333" calcext:value-type="float">
            <text:p>208</text:p>
          </table:table-cell>
          <table:table-cell table:style-name="ce263" table:formula="of:=[.T57]*[.$W$66]" office:value-type="float" office:value="361.111111111111" calcext:value-type="float">
            <text:p>361</text:p>
          </table:table-cell>
          <table:table-cell table:style-name="ce263" table:formula="of:=[.U57]*[.$W$66]" office:value-type="float" office:value="83.3333333333333" calcext:value-type="float">
            <text:p>83</text:p>
          </table:table-cell>
          <table:table-cell table:style-name="ce263" table:formula="of:=SUM([.N66:.U66])" office:value-type="float" office:value="1500" calcext:value-type="float">
            <text:p>1500</text:p>
          </table:table-cell>
          <table:table-cell table:style-name="ce307" office:value-type="float" office:value="1500" calcext:value-type="float">
            <text:p>1,500 </text:p>
          </table:table-cell>
          <table:table-cell table:style-name="ce263"/>
          <table:table-cell table:style-name="ce77" table:number-columns-repeated="6"/>
          <table:table-cell table:number-columns-repeated="994"/>
        </table:table-row>
        <table:table-row table:style-name="ro1">
          <table:table-cell table:style-name="ce77" table:number-columns-repeated="12"/>
          <table:table-cell table:style-name="ce78" office:value-type="string" calcext:value-type="string">
            <text:p>Ventelänlaakso</text:p>
          </table:table-cell>
          <table:table-cell table:style-name="ce293" table:formula="of:=[.N58]*[.$W$67]" office:value-type="float" office:value="184.25" calcext:value-type="float">
            <text:p>184</text:p>
          </table:table-cell>
          <table:table-cell table:style-name="ce293" table:formula="of:=[.O58]*[.$W$67]" office:value-type="float" office:value="40.9444444444444" calcext:value-type="float">
            <text:p>41</text:p>
          </table:table-cell>
          <table:table-cell table:style-name="ce293" table:formula="of:=[.P58]*[.$W$67]" office:value-type="float" office:value="68.2407407407407" calcext:value-type="float">
            <text:p>68</text:p>
          </table:table-cell>
          <table:table-cell table:style-name="ce293" table:formula="of:=[.Q58]*[.$W$67]" office:value-type="float" office:value="27.2962962962963" calcext:value-type="float">
            <text:p>27</text:p>
          </table:table-cell>
          <table:table-cell table:style-name="ce293" table:formula="of:=[.R58]*[.$W$67]" office:value-type="float" office:value="40.9444444444444" calcext:value-type="float">
            <text:p>41</text:p>
          </table:table-cell>
          <table:table-cell table:style-name="ce293" table:formula="of:=[.S58]*[.$W$67]" office:value-type="float" office:value="102.361111111111" calcext:value-type="float">
            <text:p>102</text:p>
          </table:table-cell>
          <table:table-cell table:style-name="ce293" table:formula="of:=[.T58]*[.$W$67]" office:value-type="float" office:value="177.425925925926" calcext:value-type="float">
            <text:p>177</text:p>
          </table:table-cell>
          <table:table-cell table:style-name="ce293" table:formula="of:=[.U58]*[.$W$67]" office:value-type="float" office:value="95.537037037037" calcext:value-type="float">
            <text:p>96</text:p>
          </table:table-cell>
          <table:table-cell table:style-name="ce263" table:formula="of:=SUM([.N67:.U67])" office:value-type="float" office:value="737" calcext:value-type="float">
            <text:p>737</text:p>
          </table:table-cell>
          <table:table-cell table:style-name="ce307" office:value-type="float" office:value="737" calcext:value-type="float">
            <text:p>737 </text:p>
          </table:table-cell>
          <table:table-cell table:style-name="ce263"/>
          <table:table-cell table:style-name="ce77" table:number-columns-repeated="6"/>
          <table:table-cell table:number-columns-repeated="994"/>
        </table:table-row>
        <table:table-row table:style-name="ro1">
          <table:table-cell table:style-name="ce77" table:number-columns-repeated="12"/>
          <table:table-cell table:style-name="ce78" office:value-type="string" calcext:value-type="string">
            <text:p>Aurmaa</text:p>
          </table:table-cell>
          <table:table-cell table:style-name="ce293" table:formula="of:=0.96*[.N59]*[.$W$68]" office:value-type="float" office:value="60.6528" calcext:value-type="float">
            <text:p>61</text:p>
          </table:table-cell>
          <table:table-cell table:style-name="ce293" table:formula="of:=0.96*[.O59]*[.$W$68]" office:value-type="float" office:value="0" calcext:value-type="float">
            <text:p>0</text:p>
          </table:table-cell>
          <table:table-cell table:style-name="ce293" table:formula="of:=0.96*[.P59]*[.$W$68]" office:value-type="float" office:value="15.7248" calcext:value-type="float">
            <text:p>16</text:p>
          </table:table-cell>
          <table:table-cell table:style-name="ce293" table:formula="of:=0.96*[.Q59]*[.$W$68]" office:value-type="float" office:value="11.232" calcext:value-type="float">
            <text:p>11</text:p>
          </table:table-cell>
          <table:table-cell table:style-name="ce293" table:formula="of:=0.96*[.R59]*[.$W$68]" office:value-type="float" office:value="40.4352" calcext:value-type="float">
            <text:p>40</text:p>
          </table:table-cell>
          <table:table-cell table:style-name="ce293" table:formula="of:=0.96*[.S59]*[.$W$68]" office:value-type="float" office:value="38.1888" calcext:value-type="float">
            <text:p>38</text:p>
          </table:table-cell>
          <table:table-cell table:style-name="ce293" table:formula="of:=0.96*[.T59]*[.$W$68]" office:value-type="float" office:value="31.4496" calcext:value-type="float">
            <text:p>31</text:p>
          </table:table-cell>
          <table:table-cell table:style-name="ce293" table:formula="of:=0.96*[.U59]*[.$W$68]" office:value-type="float" office:value="17.9712" calcext:value-type="float">
            <text:p>18</text:p>
          </table:table-cell>
          <table:table-cell table:style-name="ce263" table:formula="of:=SUM([.N68:.U68])" office:value-type="float" office:value="215.6544" calcext:value-type="float">
            <text:p>216</text:p>
          </table:table-cell>
          <table:table-cell table:style-name="ce307" office:value-type="float" office:value="234" calcext:value-type="float">
            <text:p>234 </text:p>
          </table:table-cell>
          <table:table-cell table:style-name="ce263"/>
          <table:table-cell table:style-name="ce77" table:number-columns-repeated="6"/>
          <table:table-cell table:number-columns-repeated="994"/>
        </table:table-row>
        <table:table-row table:style-name="ro1">
          <table:table-cell table:style-name="ce77" table:number-columns-repeated="12"/>
          <table:table-cell table:style-name="ce78" office:value-type="string" calcext:value-type="string">
            <text:p>Ristilaakso</text:p>
          </table:table-cell>
          <table:table-cell table:style-name="ce293" table:formula="of:=[.N60]*[.$W$69]" office:value-type="float" office:value="32.3669724770642" calcext:value-type="float">
            <text:p>32</text:p>
          </table:table-cell>
          <table:table-cell table:style-name="ce293" table:formula="of:=[.O60]*[.$W$69]" office:value-type="float" office:value="9.44036697247707" calcext:value-type="float">
            <text:p>9</text:p>
          </table:table-cell>
          <table:table-cell table:style-name="ce293" table:formula="of:=[.P60]*[.$W$69]" office:value-type="float" office:value="21.5779816513761" calcext:value-type="float">
            <text:p>22</text:p>
          </table:table-cell>
          <table:table-cell table:style-name="ce293" table:formula="of:=[.Q60]*[.$W$69]" office:value-type="float" office:value="9.44036697247707" calcext:value-type="float">
            <text:p>9</text:p>
          </table:table-cell>
          <table:table-cell table:style-name="ce293" table:formula="of:=[.R60]*[.$W$69]" office:value-type="float" office:value="10.7889908256881" calcext:value-type="float">
            <text:p>11</text:p>
          </table:table-cell>
          <table:table-cell table:style-name="ce293" table:formula="of:=[.S60]*[.$W$69]" office:value-type="float" office:value="25.6238532110092" calcext:value-type="float">
            <text:p>26</text:p>
          </table:table-cell>
          <table:table-cell table:style-name="ce293" table:formula="of:=[.T60]*[.$W$69]" office:value-type="float" office:value="28.3211009174312" calcext:value-type="float">
            <text:p>28</text:p>
          </table:table-cell>
          <table:table-cell table:style-name="ce293" table:formula="of:=[.U60]*[.$W$69]" office:value-type="float" office:value="9.44036697247707" calcext:value-type="float">
            <text:p>9</text:p>
          </table:table-cell>
          <table:table-cell table:style-name="ce263" table:formula="of:=SUM([.N69:.U69])" office:value-type="float" office:value="147" calcext:value-type="float">
            <text:p>147</text:p>
          </table:table-cell>
          <table:table-cell table:style-name="ce307" office:value-type="float" office:value="147" calcext:value-type="float">
            <text:p>147 </text:p>
          </table:table-cell>
          <table:table-cell table:style-name="ce263"/>
          <table:table-cell table:style-name="ce77" table:number-columns-repeated="6"/>
          <table:table-cell table:number-columns-repeated="994"/>
        </table:table-row>
        <table:table-row table:style-name="ro1">
          <table:table-cell table:style-name="ce77" table:number-columns-repeated="12"/>
          <table:table-cell table:style-name="ce78" office:value-type="string" calcext:value-type="string">
            <text:p>Vanhasaarenmaa</text:p>
          </table:table-cell>
          <table:table-cell table:style-name="ce293" table:formula="of:=0.96*[.N61]*[.$W$70]" office:value-type="float" office:value="87.1968" calcext:value-type="float">
            <text:p>87</text:p>
          </table:table-cell>
          <table:table-cell table:style-name="ce293" table:formula="of:=0.96*[.O61]*[.$W$70]" office:value-type="float" office:value="19.6896" calcext:value-type="float">
            <text:p>20</text:p>
          </table:table-cell>
          <table:table-cell table:style-name="ce293" table:formula="of:=0.96*[.P61]*[.$W$70]" office:value-type="float" office:value="28.128" calcext:value-type="float">
            <text:p>28</text:p>
          </table:table-cell>
          <table:table-cell table:style-name="ce293" table:formula="of:=0.96*[.Q61]*[.$W$70]" office:value-type="float" office:value="36.5664" calcext:value-type="float">
            <text:p>37</text:p>
          </table:table-cell>
          <table:table-cell table:style-name="ce293" table:formula="of:=0.96*[.R61]*[.$W$70]" office:value-type="float" office:value="5.6256" calcext:value-type="float">
            <text:p>6</text:p>
          </table:table-cell>
          <table:table-cell table:style-name="ce293" table:formula="of:=0.96*[.S61]*[.$W$70]" office:value-type="float" office:value="45.0048" calcext:value-type="float">
            <text:p>45</text:p>
          </table:table-cell>
          <table:table-cell table:style-name="ce293" table:formula="of:=0.96*[.T61]*[.$W$70]" office:value-type="float" office:value="56.256" calcext:value-type="float">
            <text:p>56</text:p>
          </table:table-cell>
          <table:table-cell table:style-name="ce293" table:formula="of:=0.96*[.U61]*[.$W$70]" office:value-type="float" office:value="2.8128" calcext:value-type="float">
            <text:p>3</text:p>
          </table:table-cell>
          <table:table-cell table:style-name="ce263" table:formula="of:=SUM([.N70:.U70])" office:value-type="float" office:value="281.28" calcext:value-type="float">
            <text:p>281</text:p>
          </table:table-cell>
          <table:table-cell table:style-name="ce307" office:value-type="float" office:value="293" calcext:value-type="float">
            <text:p>293 </text:p>
          </table:table-cell>
          <table:table-cell table:style-name="ce263"/>
          <table:table-cell table:style-name="ce77" table:number-columns-repeated="6"/>
          <table:table-cell table:number-columns-repeated="994"/>
        </table:table-row>
        <table:table-row table:style-name="ro1">
          <table:table-cell table:style-name="ce77" table:number-columns-repeated="12"/>
          <table:table-cell table:style-name="ce119"/>
          <table:table-cell table:style-name="ce294" table:formula="of:=SUM([.N64:.N70])" office:value-type="float" office:value="2151.73110459065" calcext:value-type="float">
            <text:p>2152</text:p>
          </table:table-cell>
          <table:table-cell table:style-name="ce294" table:formula="of:=SUM([.O64:.O70])" office:value-type="float" office:value="548.161508805906" calcext:value-type="float">
            <text:p>548</text:p>
          </table:table-cell>
          <table:table-cell table:style-name="ce294" table:formula="of:=SUM([.P64:.P70])" office:value-type="float" office:value="1286.86706270086" calcext:value-type="float">
            <text:p>1287</text:p>
          </table:table-cell>
          <table:table-cell table:style-name="ce294" table:formula="of:=SUM([.Q64:.Q70])" office:value-type="float" office:value="343.86163083119" calcext:value-type="float">
            <text:p>344</text:p>
          </table:table-cell>
          <table:table-cell table:style-name="ce294" table:formula="of:=SUM([.R64:.R70])" office:value-type="float" office:value="675.2070425886" calcext:value-type="float">
            <text:p>675</text:p>
          </table:table-cell>
          <table:table-cell table:style-name="ce294" table:formula="of:=SUM([.S64:.S70])" office:value-type="float" office:value="1581.00332132612" calcext:value-type="float">
            <text:p>1581</text:p>
          </table:table-cell>
          <table:table-cell table:style-name="ce294" table:formula="of:=SUM([.T64:.T70])" office:value-type="float" office:value="1892.46511016716" calcext:value-type="float">
            <text:p>1892</text:p>
          </table:table-cell>
          <table:table-cell table:style-name="ce294" table:formula="of:=SUM([.U64:.U70])" office:value-type="float" office:value="526.637618989503" calcext:value-type="float">
            <text:p>527</text:p>
          </table:table-cell>
          <table:table-cell table:style-name="ce294" table:formula="of:=SUM([.V64:.V70])" office:value-type="float" office:value="9005.9344" calcext:value-type="float">
            <text:p>9006</text:p>
          </table:table-cell>
          <table:table-cell table:style-name="ce77" table:number-columns-repeated="8"/>
          <table:table-cell table:number-columns-repeated="994"/>
        </table:table-row>
        <table:table-row table:style-name="ro1">
          <table:table-cell table:style-name="ce77" table:number-columns-repeated="12"/>
          <table:table-cell table:style-name="ce78"/>
          <table:table-cell table:style-name="ce115" table:formula="of:=[.N71]/[.$V$71]" office:value-type="percentage" office:value="0.238923692869743" calcext:value-type="percentage">
            <text:p>23.89%</text:p>
          </table:table-cell>
          <table:table-cell table:style-name="ce115" table:formula="of:=[.O71]/[.$V$71]" office:value-type="percentage" office:value="0.0608667001622736" calcext:value-type="percentage">
            <text:p>6.09%</text:p>
          </table:table-cell>
          <table:table-cell table:style-name="ce115" table:formula="of:=[.P71]/[.$V$71]" office:value-type="percentage" office:value="0.142891010032325" calcext:value-type="percentage">
            <text:p>14.29%</text:p>
          </table:table-cell>
          <table:table-cell table:style-name="ce115" table:formula="of:=[.Q71]/[.$V$71]" office:value-type="percentage" office:value="0.0381816717242788" calcext:value-type="percentage">
            <text:p>3.82%</text:p>
          </table:table-cell>
          <table:table-cell table:style-name="ce115" table:formula="of:=[.R71]/[.$V$71]" office:value-type="percentage" office:value="0.0749735688268616" calcext:value-type="percentage">
            <text:p>7.50%</text:p>
          </table:table-cell>
          <table:table-cell table:style-name="ce115" table:formula="of:=[.S71]/[.$V$71]" office:value-type="percentage" office:value="0.175551281089292" calcext:value-type="percentage">
            <text:p>17.56%</text:p>
          </table:table-cell>
          <table:table-cell table:style-name="ce115" table:formula="of:=[.T71]/[.$V$71]" office:value-type="percentage" office:value="0.210135342554478" calcext:value-type="percentage">
            <text:p>21.01%</text:p>
          </table:table-cell>
          <table:table-cell table:style-name="ce115" table:formula="of:=[.U71]/[.$V$71]" office:value-type="percentage" office:value="0.0584767327407473" calcext:value-type="percentage">
            <text:p>5.85%</text:p>
          </table:table-cell>
          <table:table-cell table:style-name="ce77" table:number-columns-repeated="9"/>
          <table:table-cell table:number-columns-repeated="994"/>
        </table:table-row>
        <table:table-row table:style-name="ro1">
          <table:table-cell table:style-name="ce77" table:number-columns-repeated="12"/>
          <table:table-cell table:style-name="ce78"/>
          <table:table-cell table:style-name="ce140"/>
          <table:table-cell table:style-name="ce78" table:number-columns-repeated="4"/>
          <table:table-cell table:style-name="ce140" table:number-columns-repeated="2"/>
          <table:table-cell table:style-name="ce78"/>
          <table:table-cell table:style-name="ce77" table:number-columns-repeated="9"/>
          <table:table-cell table:number-columns-repeated="994"/>
        </table:table-row>
        <table:table-row table:style-name="ro1">
          <table:table-cell table:style-name="ce77" table:number-columns-repeated="30"/>
          <table:table-cell table:number-columns-repeated="994"/>
        </table:table-row>
        <table:table-row table:style-name="ro1" table:number-rows-repeated="198">
          <table:table-cell table:style-name="ce77" table:number-columns-repeated="30"/>
          <table:table-cell table:number-columns-repeated="994"/>
        </table:table-row>
        <table:table-row table:style-name="ro1" table:number-rows-repeated="72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tödantal.U25:Stödantal.U26 Stödantal.W2:Stödantal.W12">
            <calcext:condition calcext:apply-style-name="ConditionalStyle_1" calcext:value="contains-text(&quot;ska.&quot;)" calcext:base-cell-address="Stödantal.U25"/>
          </calcext:conditional-format>
          <calcext:conditional-format calcext:target-range-address="Stödantal.U25:Stödantal.U26 Stödantal.W2:Stödantal.W12">
            <calcext:condition calcext:apply-style-name="ConditionalStyle_2" calcext:value="contains-text(&quot;dem.&quot;)" calcext:base-cell-address="Stödantal.U25"/>
          </calcext:conditional-format>
          <calcext:conditional-format calcext:target-range-address="Stödantal.U25:Stödantal.U26 Stödantal.W2:Stödantal.W12">
            <calcext:condition calcext:apply-style-name="ConditionalStyle_3" calcext:value="contains-text(&quot;lp.&quot;)" calcext:base-cell-address="Stödantal.U25"/>
          </calcext:conditional-format>
          <calcext:conditional-format calcext:target-range-address="Stödantal.U25:Stödantal.U26 Stödantal.W2:Stödantal.W12">
            <calcext:condition calcext:apply-style-name="ConditionalStyle_4" calcext:value="contains-text(&quot;mka.&quot;)" calcext:base-cell-address="Stödantal.U25"/>
          </calcext:conditional-format>
          <calcext:conditional-format calcext:target-range-address="Stödantal.U25:Stödantal.U26 Stödantal.W2:Stödantal.W12">
            <calcext:condition calcext:apply-style-name="ConditionalStyle_5" calcext:value="contains-text(&quot;krdl.&quot;)" calcext:base-cell-address="Stödantal.U25"/>
          </calcext:conditional-format>
          <calcext:conditional-format calcext:target-range-address="Stödantal.U25:Stödantal.U26 Stödantal.W2:Stödantal.W12">
            <calcext:condition calcext:apply-style-name="ConditionalStyle_6" calcext:value="contains-text(&quot;lib.&quot;)" calcext:base-cell-address="Stödantal.U25"/>
          </calcext:conditional-format>
          <calcext:conditional-format calcext:target-range-address="Stödantal.U25:Stödantal.U26 Stödantal.W2:Stödantal.W12">
            <calcext:condition calcext:apply-style-name="ConditionalStyle_7" calcext:value="contains-text(&quot;fdp.&quot;)" calcext:base-cell-address="Stödantal.U25"/>
          </calcext:conditional-format>
          <calcext:conditional-format calcext:target-range-address="Stödantal.U25:Stödantal.U26 Stödantal.W2:Stödantal.W12">
            <calcext:condition calcext:apply-style-name="ConditionalStyle_8" calcext:value="contains-text(&quot;ir.&quot;)" calcext:base-cell-address="Stödantal.U25"/>
          </calcext:conditional-format>
        </calcext:conditional-formats>
      </table:table>
      <table:table table:name="Presidentinvaalit 2022" table:style-name="ta8">
        <table:table-column table:style-name="co44" table:default-cell-style-name="Default"/>
        <table:table-column table:style-name="co10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" table:number-columns-repeated="1020" table:default-cell-style-name="Default"/>
        <table:table-row table:style-name="ro1">
          <table:table-cell table:style-name="ce300" office:value-type="string" calcext:value-type="string">
            <text:p>PRESIDENTINVAALIT 2022</text:p>
          </table:table-cell>
          <table:table-cell table:style-name="ce77" table:number-columns-repeated="25"/>
          <table:table-cell table:number-columns-repeated="998"/>
        </table:table-row>
        <table:table-row table:style-name="ro1">
          <table:table-cell table:style-name="ce77"/>
          <table:table-cell/>
          <table:table-cell table:style-name="ce77" table:number-columns-repeated="24"/>
          <table:table-cell table:number-columns-repeated="998"/>
        </table:table-row>
        <table:table-row table:style-name="ro1">
          <table:table-cell table:style-name="ce300"/>
          <table:table-cell table:style-name="ce84" table:number-columns-repeated="5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300" office:value-type="string" calcext:value-type="string">
            <text:p>1. KIERROS</text:p>
          </table:table-cell>
          <table:table-cell table:style-name="ce84" table:number-columns-repeated="5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300" office:value-type="string" calcext:value-type="string">
            <text:p>ÄÄNET</text:p>
          </table:table-cell>
          <table:table-cell table:style-name="ce84" office:value-type="string" calcext:value-type="string">
            <text:p>Lé Andersson</text:p>
          </table:table-cell>
          <table:table-cell table:style-name="ce84" office:value-type="string" calcext:value-type="string">
            <text:p>Sandra Maria</text:p>
          </table:table-cell>
          <table:table-cell table:style-name="ce84" office:value-type="string" calcext:value-type="string">
            <text:p>Chris Linter</text:p>
          </table:table-cell>
          <table:table-cell table:style-name="ce84" office:value-type="string" calcext:value-type="string">
            <text:p>Ken Mutson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</text:p>
          </table:table-cell>
          <table:table-cell table:style-name="ce263" table:formula="of:=[.B16]*3510" office:value-type="float" office:value="42.471" calcext:value-type="float">
            <text:p>42</text:p>
          </table:table-cell>
          <table:table-cell table:style-name="ce263" table:formula="of:=[.C16]*3510" office:value-type="float" office:value="1648.647" calcext:value-type="float">
            <text:p>1649</text:p>
          </table:table-cell>
          <table:table-cell table:style-name="ce263" table:formula="of:=[.D16]*3510" office:value-type="float" office:value="524.043" calcext:value-type="float">
            <text:p>524</text:p>
          </table:table-cell>
          <table:table-cell table:style-name="ce263" table:formula="of:=[.E16]*3510" office:value-type="float" office:value="1294.839" calcext:value-type="float">
            <text:p>1295</text:p>
          </table:table-cell>
          <table:table-cell table:style-name="ce263" table:formula="of:=SUM([.B6:.E6])" office:value-type="float" office:value="3510" calcext:value-type="float">
            <text:p>3510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7" office:value-type="string" calcext:value-type="string">
            <text:p>Virranmaa</text:p>
          </table:table-cell>
          <table:table-cell table:style-name="ce263" table:formula="of:=[.B17]*2615" office:value-type="float" office:value="121.859" calcext:value-type="float">
            <text:p>122</text:p>
          </table:table-cell>
          <table:table-cell table:style-name="ce263" table:formula="of:=[.C17]*2615" office:value-type="float" office:value="1228.2655" calcext:value-type="float">
            <text:p>1228</text:p>
          </table:table-cell>
          <table:table-cell table:style-name="ce263" table:formula="of:=[.D17]*2615" office:value-type="float" office:value="30.857" calcext:value-type="float">
            <text:p>31</text:p>
          </table:table-cell>
          <table:table-cell table:style-name="ce263" table:formula="of:=[.E17]*2615" office:value-type="float" office:value="1234.0185" calcext:value-type="float">
            <text:p>1234</text:p>
          </table:table-cell>
          <table:table-cell table:style-name="ce263" table:formula="of:=SUM([.B7:.E7])" office:value-type="float" office:value="2615" calcext:value-type="float">
            <text:p>2615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7" office:value-type="string" calcext:value-type="string">
            <text:p>Vahamaa</text:p>
          </table:table-cell>
          <table:table-cell table:style-name="ce263" table:formula="of:=[.B18]*1501" office:value-type="float" office:value="685.957" calcext:value-type="float">
            <text:p>686</text:p>
          </table:table-cell>
          <table:table-cell table:style-name="ce263" table:formula="of:=[.C18]*1501" office:value-type="float" office:value="464.8597" calcext:value-type="float">
            <text:p>465</text:p>
          </table:table-cell>
          <table:table-cell table:style-name="ce263" table:formula="of:=[.D18]*1501" office:value-type="float" office:value="278.5856" calcext:value-type="float">
            <text:p>279</text:p>
          </table:table-cell>
          <table:table-cell table:style-name="ce263" table:formula="of:=[.E18]*1501" office:value-type="float" office:value="71.5977" calcext:value-type="float">
            <text:p>72</text:p>
          </table:table-cell>
          <table:table-cell table:style-name="ce263" table:formula="of:=SUM([.B8:.E8])" office:value-type="float" office:value="1501" calcext:value-type="float">
            <text:p>1501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table:formula="of:=[.B19]*738" office:value-type="float" office:value="195.939" calcext:value-type="float">
            <text:p>196</text:p>
          </table:table-cell>
          <table:table-cell table:style-name="ce263" table:formula="of:=[.C19]*738" office:value-type="float" office:value="116.5302" calcext:value-type="float">
            <text:p>117</text:p>
          </table:table-cell>
          <table:table-cell table:style-name="ce263" table:formula="of:=[.D19]*738" office:value-type="float" office:value="255.9384" calcext:value-type="float">
            <text:p>256</text:p>
          </table:table-cell>
          <table:table-cell table:style-name="ce263" table:formula="of:=[.E19]*738" office:value-type="float" office:value="169.5924" calcext:value-type="float">
            <text:p>170</text:p>
          </table:table-cell>
          <table:table-cell table:style-name="ce263" table:formula="of:=SUM([.B9:.E9])" office:value-type="float" office:value="738" calcext:value-type="float">
            <text:p>738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 table:formula="of:=[.B20]*293" office:value-type="float" office:value="2.7835" calcext:value-type="float">
            <text:p>3</text:p>
          </table:table-cell>
          <table:table-cell table:style-name="ce263" table:formula="of:=[.C20]*293" office:value-type="float" office:value="160.1245" calcext:value-type="float">
            <text:p>160</text:p>
          </table:table-cell>
          <table:table-cell table:style-name="ce263" table:formula="of:=[.D20]*293" office:value-type="float" office:value="6.6511" calcext:value-type="float">
            <text:p>7</text:p>
          </table:table-cell>
          <table:table-cell table:style-name="ce263" table:formula="of:=[.E20]*293" office:value-type="float" office:value="123.4409" calcext:value-type="float">
            <text:p>123</text:p>
          </table:table-cell>
          <table:table-cell table:style-name="ce263" table:formula="of:=SUM([.B10:.E10])" office:value-type="float" office:value="293" calcext:value-type="float">
            <text:p>293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63" table:formula="of:=[.B21]*147" office:value-type="float" office:value="69.6633" calcext:value-type="float">
            <text:p>70</text:p>
          </table:table-cell>
          <table:table-cell table:style-name="ce263" table:formula="of:=[.C21]*147" office:value-type="float" office:value="15.9348" calcext:value-type="float">
            <text:p>16</text:p>
          </table:table-cell>
          <table:table-cell table:style-name="ce263" table:formula="of:=[.D21]*147" office:value-type="float" office:value="30.5319" calcext:value-type="float">
            <text:p>31</text:p>
          </table:table-cell>
          <table:table-cell table:style-name="ce263" table:formula="of:=[.E21]*147" office:value-type="float" office:value="30.87" calcext:value-type="float">
            <text:p>31</text:p>
          </table:table-cell>
          <table:table-cell table:style-name="ce263" table:formula="of:=SUM([.B11:.E11])" office:value-type="float" office:value="147" calcext:value-type="float">
            <text:p>147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63" table:formula="of:=[.B22]*235" office:value-type="float" office:value="29.187" calcext:value-type="float">
            <text:p>29</text:p>
          </table:table-cell>
          <table:table-cell table:style-name="ce263" table:formula="of:=[.C22]*235" office:value-type="float" office:value="60.7005" calcext:value-type="float">
            <text:p>61</text:p>
          </table:table-cell>
          <table:table-cell table:style-name="ce263" table:formula="of:=[.D22]*235" office:value-type="float" office:value="105.186" calcext:value-type="float">
            <text:p>105</text:p>
          </table:table-cell>
          <table:table-cell table:style-name="ce263" table:formula="of:=[.E22]*235" office:value-type="float" office:value="39.9265" calcext:value-type="float">
            <text:p>40</text:p>
          </table:table-cell>
          <table:table-cell table:style-name="ce263" table:formula="of:=SUM([.B12:.E12])" office:value-type="float" office:value="235" calcext:value-type="float">
            <text:p>235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263" table:formula="of:=SUM([.B13:.E13])" office:value-type="float" office:value="9039" calcext:value-type="float">
            <text:p>9039</text:p>
          </table:table-cell>
          <table:table-cell table:style-name="ce263" table:formula="of:=SUM([.B6:.B12])" office:value-type="float" office:value="1147.8598" calcext:value-type="float">
            <text:p>1148</text:p>
          </table:table-cell>
          <table:table-cell table:style-name="ce263" table:formula="of:=SUM([.C6:.C12])" office:value-type="float" office:value="3695.0622" calcext:value-type="float">
            <text:p>3695</text:p>
          </table:table-cell>
          <table:table-cell table:style-name="ce263" table:formula="of:=SUM([.D6:.D12])" office:value-type="float" office:value="1231.793" calcext:value-type="float">
            <text:p>1232</text:p>
          </table:table-cell>
          <table:table-cell table:style-name="ce263" table:formula="of:=SUM([.E6:.E12])" office:value-type="float" office:value="2964.285" calcext:value-type="float">
            <text:p>2964</text:p>
          </table:table-cell>
          <table:table-cell table:style-name="ce263" table:formula="of:=SUM([.F6:.F12])" office:value-type="float" office:value="9039" calcext:value-type="float">
            <text:p>9039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300" office:value-type="string" calcext:value-type="string">
            <text:p>PROSENTIT</text:p>
          </table:table-cell>
          <table:table-cell table:style-name="ce84" office:value-type="string" calcext:value-type="string">
            <text:p>Lé Andersson</text:p>
          </table:table-cell>
          <table:table-cell table:style-name="ce84" office:value-type="string" calcext:value-type="string">
            <text:p>Sandra Maria</text:p>
          </table:table-cell>
          <table:table-cell table:style-name="ce84" office:value-type="string" calcext:value-type="string">
            <text:p>Chris Linter</text:p>
          </table:table-cell>
          <table:table-cell table:style-name="ce84" office:value-type="string" calcext:value-type="string">
            <text:p>Ken Mutson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</text:p>
          </table:table-cell>
          <table:table-cell table:style-name="ce115" office:value-type="percentage" office:value="0.0121" calcext:value-type="percentage">
            <text:p>1.21%</text:p>
          </table:table-cell>
          <table:table-cell table:style-name="ce115" office:value-type="percentage" office:value="0.4697" calcext:value-type="percentage">
            <text:p>46.97%</text:p>
          </table:table-cell>
          <table:table-cell table:style-name="ce115" office:value-type="percentage" office:value="0.1493" calcext:value-type="percentage">
            <text:p>14.93%</text:p>
          </table:table-cell>
          <table:table-cell table:style-name="ce115" office:value-type="percentage" office:value="0.3689" calcext:value-type="percentage">
            <text:p>36.89%</text:p>
          </table:table-cell>
          <table:table-cell table:style-name="ce115" table:formula="of:=SUM([.B16:.E16])" office:value-type="percentage" office:value="1" calcext:value-type="percentage">
            <text:p>100.00%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7" office:value-type="string" calcext:value-type="string">
            <text:p>Virranmaa</text:p>
          </table:table-cell>
          <table:table-cell table:style-name="ce115" office:value-type="percentage" office:value="0.0466" calcext:value-type="percentage">
            <text:p>4.66%</text:p>
          </table:table-cell>
          <table:table-cell table:style-name="ce115" office:value-type="percentage" office:value="0.4697" calcext:value-type="percentage">
            <text:p>46.97%</text:p>
          </table:table-cell>
          <table:table-cell table:style-name="ce115" office:value-type="percentage" office:value="0.0118" calcext:value-type="percentage">
            <text:p>1.18%</text:p>
          </table:table-cell>
          <table:table-cell table:style-name="ce115" office:value-type="percentage" office:value="0.4719" calcext:value-type="percentage">
            <text:p>47.19%</text:p>
          </table:table-cell>
          <table:table-cell table:style-name="ce115" table:formula="of:=SUM([.B17:.E17])" office:value-type="percentage" office:value="1" calcext:value-type="percentage">
            <text:p>100.00%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7" office:value-type="string" calcext:value-type="string">
            <text:p>Vahamaa</text:p>
          </table:table-cell>
          <table:table-cell table:style-name="ce115" office:value-type="percentage" office:value="0.457" calcext:value-type="percentage">
            <text:p>45.70%</text:p>
          </table:table-cell>
          <table:table-cell table:style-name="ce115" office:value-type="percentage" office:value="0.3097" calcext:value-type="percentage">
            <text:p>30.97%</text:p>
          </table:table-cell>
          <table:table-cell table:style-name="ce115" office:value-type="percentage" office:value="0.1856" calcext:value-type="percentage">
            <text:p>18.56%</text:p>
          </table:table-cell>
          <table:table-cell table:style-name="ce115" office:value-type="percentage" office:value="0.0477" calcext:value-type="percentage">
            <text:p>4.77%</text:p>
          </table:table-cell>
          <table:table-cell table:style-name="ce115" table:formula="of:=SUM([.B18:.E18])" office:value-type="percentage" office:value="1" calcext:value-type="percentage">
            <text:p>100.00%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115" office:value-type="percentage" office:value="0.2655" calcext:value-type="percentage">
            <text:p>26.55%</text:p>
          </table:table-cell>
          <table:table-cell table:style-name="ce115" office:value-type="percentage" office:value="0.1579" calcext:value-type="percentage">
            <text:p>15.79%</text:p>
          </table:table-cell>
          <table:table-cell table:style-name="ce115" office:value-type="percentage" office:value="0.3468" calcext:value-type="percentage">
            <text:p>34.68%</text:p>
          </table:table-cell>
          <table:table-cell table:style-name="ce115" office:value-type="percentage" office:value="0.2298" calcext:value-type="percentage">
            <text:p>22.98%</text:p>
          </table:table-cell>
          <table:table-cell table:style-name="ce115" table:formula="of:=SUM([.B19:.E19])" office:value-type="percentage" office:value="1" calcext:value-type="percentage">
            <text:p>100.00%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115" office:value-type="percentage" office:value="0.0095" calcext:value-type="percentage">
            <text:p>0.95%</text:p>
          </table:table-cell>
          <table:table-cell table:style-name="ce115" office:value-type="percentage" office:value="0.5465" calcext:value-type="percentage">
            <text:p>54.65%</text:p>
          </table:table-cell>
          <table:table-cell table:style-name="ce115" office:value-type="percentage" office:value="0.0227" calcext:value-type="percentage">
            <text:p>2.27%</text:p>
          </table:table-cell>
          <table:table-cell table:style-name="ce115" office:value-type="percentage" office:value="0.4213" calcext:value-type="percentage">
            <text:p>42.13%</text:p>
          </table:table-cell>
          <table:table-cell table:style-name="ce115" table:formula="of:=SUM([.B20:.E20])" office:value-type="percentage" office:value="1" calcext:value-type="percentage">
            <text:p>100.00%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115" office:value-type="percentage" office:value="0.4739" calcext:value-type="percentage">
            <text:p>47.39%</text:p>
          </table:table-cell>
          <table:table-cell table:style-name="ce115" office:value-type="percentage" office:value="0.1084" calcext:value-type="percentage">
            <text:p>10.84%</text:p>
          </table:table-cell>
          <table:table-cell table:style-name="ce115" office:value-type="percentage" office:value="0.2077" calcext:value-type="percentage">
            <text:p>20.77%</text:p>
          </table:table-cell>
          <table:table-cell table:style-name="ce115" office:value-type="percentage" office:value="0.21" calcext:value-type="percentage">
            <text:p>21.00%</text:p>
          </table:table-cell>
          <table:table-cell table:style-name="ce115" table:formula="of:=SUM([.B21:.E21])" office:value-type="percentage" office:value="1" calcext:value-type="percentage">
            <text:p>100.00%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115" office:value-type="percentage" office:value="0.1242" calcext:value-type="percentage">
            <text:p>12.42%</text:p>
          </table:table-cell>
          <table:table-cell table:style-name="ce115" office:value-type="percentage" office:value="0.2583" calcext:value-type="percentage">
            <text:p>25.83%</text:p>
          </table:table-cell>
          <table:table-cell table:style-name="ce115" office:value-type="percentage" office:value="0.4476" calcext:value-type="percentage">
            <text:p>44.76%</text:p>
          </table:table-cell>
          <table:table-cell table:style-name="ce115" office:value-type="percentage" office:value="0.1699" calcext:value-type="percentage">
            <text:p>16.99%</text:p>
          </table:table-cell>
          <table:table-cell table:style-name="ce115" table:formula="of:=SUM([.B22:.E22])" office:value-type="percentage" office:value="1" calcext:value-type="percentage">
            <text:p>100.00%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15" table:formula="of:=[.B13]/[.$F$13]" office:value-type="percentage" office:value="0.126989689124903" calcext:value-type="percentage">
            <text:p>12.70%</text:p>
          </table:table-cell>
          <table:table-cell table:style-name="ce115" table:formula="of:=[.C13]/[.$F$13]" office:value-type="percentage" office:value="0.408791038831729" calcext:value-type="percentage">
            <text:p>40.88%</text:p>
          </table:table-cell>
          <table:table-cell table:style-name="ce115" table:formula="of:=[.D13]/[.$F$13]" office:value-type="percentage" office:value="0.136275362318841" calcext:value-type="percentage">
            <text:p>13.63%</text:p>
          </table:table-cell>
          <table:table-cell table:style-name="ce115" table:formula="of:=[.E13]/[.$F$13]" office:value-type="percentage" office:value="0.327943909724527" calcext:value-type="percentage">
            <text:p>32.79%</text:p>
          </table:table-cell>
          <table:table-cell table:style-name="ce115" table:formula="of:=SUM([.B23:.E23])" office:value-type="percentage" office:value="1" calcext:value-type="percentage">
            <text:p>100.00%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300" office:value-type="string" calcext:value-type="string">
            <text:p>VALITSIJAMIEHET</text:p>
          </table:table-cell>
          <table:table-cell table:style-name="ce84" office:value-type="string" calcext:value-type="string">
            <text:p>Lé Andersson</text:p>
          </table:table-cell>
          <table:table-cell table:style-name="ce84" office:value-type="string" calcext:value-type="string">
            <text:p>Sandra Maria</text:p>
          </table:table-cell>
          <table:table-cell table:style-name="ce84" office:value-type="string" calcext:value-type="string">
            <text:p>Chris Linter</text:p>
          </table:table-cell>
          <table:table-cell table:style-name="ce84" office:value-type="string" calcext:value-type="string">
            <text:p>Ken Mutson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</text:p>
          </table:table-cell>
          <table:table-cell table:style-name="ce263"/>
          <table:table-cell table:style-name="ce263" office:value-type="float" office:value="7" calcext:value-type="float">
            <text:p>7</text:p>
          </table:table-cell>
          <table:table-cell table:style-name="ce263" table:number-columns-repeated="2"/>
          <table:table-cell table:style-name="ce263" table:formula="of:=SUM([.B26:.E26])" office:value-type="float" office:value="7" calcext:value-type="float">
            <text:p>7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7" office:value-type="string" calcext:value-type="string">
            <text:p>Virranmaa</text:p>
          </table:table-cell>
          <table:table-cell table:style-name="ce263" table:number-columns-repeated="3"/>
          <table:table-cell table:style-name="ce263" office:value-type="float" office:value="6" calcext:value-type="float">
            <text:p>6</text:p>
          </table:table-cell>
          <table:table-cell table:style-name="ce263" table:formula="of:=SUM([.B27:.E27])" office:value-type="float" office:value="6" calcext:value-type="float">
            <text:p>6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7" office:value-type="string" calcext:value-type="string">
            <text:p>Vahamaa</text:p>
          </table:table-cell>
          <table:table-cell table:style-name="ce263" office:value-type="float" office:value="5" calcext:value-type="float">
            <text:p>5</text:p>
          </table:table-cell>
          <table:table-cell table:style-name="ce263" table:number-columns-repeated="3"/>
          <table:table-cell table:style-name="ce263" table:formula="of:=SUM([.B28:.E28])" office:value-type="float" office:value="5" calcext:value-type="float">
            <text:p>5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table:number-columns-repeated="2"/>
          <table:table-cell table:style-name="ce263" office:value-type="float" office:value="4" calcext:value-type="float">
            <text:p>4</text:p>
          </table:table-cell>
          <table:table-cell table:style-name="ce263"/>
          <table:table-cell table:style-name="ce263" table:formula="of:=SUM([.B29:.E29])" office:value-type="float" office:value="4" calcext:value-type="float">
            <text:p>4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/>
          <table:table-cell table:style-name="ce263" office:value-type="float" office:value="3" calcext:value-type="float">
            <text:p>3</text:p>
          </table:table-cell>
          <table:table-cell table:style-name="ce263" table:number-columns-repeated="2"/>
          <table:table-cell table:style-name="ce263" table:formula="of:=SUM([.B30:.E30])" office:value-type="float" office:value="3" calcext:value-type="float">
            <text:p>3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63" office:value-type="float" office:value="2" calcext:value-type="float">
            <text:p>2</text:p>
          </table:table-cell>
          <table:table-cell table:style-name="ce263" table:number-columns-repeated="3"/>
          <table:table-cell table:style-name="ce263" table:formula="of:=SUM([.B31:.E31])" office:value-type="float" office:value="2" calcext:value-type="float">
            <text:p>2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63" table:number-columns-repeated="2"/>
          <table:table-cell table:style-name="ce263" office:value-type="float" office:value="1" calcext:value-type="float">
            <text:p>1</text:p>
          </table:table-cell>
          <table:table-cell table:style-name="ce263"/>
          <table:table-cell table:style-name="ce263" table:formula="of:=SUM([.B32:.E32])" office:value-type="float" office:value="1" calcext:value-type="float">
            <text:p>1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263" table:formula="of:=SUM([.B33:.E33])" office:value-type="float" office:value="28" calcext:value-type="float">
            <text:p>28</text:p>
          </table:table-cell>
          <table:table-cell table:style-name="ce263" table:formula="of:=SUM([.B26:.B32])" office:value-type="float" office:value="7" calcext:value-type="float">
            <text:p>7</text:p>
          </table:table-cell>
          <table:table-cell table:style-name="ce263" table:formula="of:=SUM([.C26:.C32])" office:value-type="float" office:value="10" calcext:value-type="float">
            <text:p>10</text:p>
          </table:table-cell>
          <table:table-cell table:style-name="ce263" table:formula="of:=SUM([.D26:.D32])" office:value-type="float" office:value="5" calcext:value-type="float">
            <text:p>5</text:p>
          </table:table-cell>
          <table:table-cell table:style-name="ce263" table:formula="of:=SUM([.E26:.E32])" office:value-type="float" office:value="6" calcext:value-type="float">
            <text:p>6</text:p>
          </table:table-cell>
          <table:table-cell table:style-name="ce263" table:formula="of:=SUM([.F26:.F32])" office:value-type="float" office:value="28" calcext:value-type="float">
            <text:p>28</text:p>
          </table:table-cell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300" office:value-type="string" calcext:value-type="string">
            <text:p>2. KIERROS</text:p>
          </table:table-cell>
          <table:table-cell table:style-name="ce77" table:number-columns-repeated="25"/>
          <table:table-cell table:number-columns-repeated="998"/>
        </table:table-row>
        <table:table-row table:style-name="ro1">
          <table:table-cell table:style-name="ce300" office:value-type="string" calcext:value-type="string">
            <text:p>ÄÄNET</text:p>
          </table:table-cell>
          <table:table-cell table:style-name="ce84" office:value-type="string" calcext:value-type="string">
            <text:p>Lé Andersson</text:p>
          </table:table-cell>
          <table:table-cell table:style-name="ce84" office:value-type="string" calcext:value-type="string">
            <text:p>Sandra Maria</text:p>
          </table:table-cell>
          <table:table-cell table:style-name="ce84" office:value-type="string" calcext:value-type="string">
            <text:p>Yht.</text:p>
          </table:table-cell>
          <table:table-cell table:style-name="ce84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</text:p>
          </table:table-cell>
          <table:table-cell table:style-name="ce263" table:formula="of:=[.B47]*3510" office:value-type="float" office:value="1368.9" calcext:value-type="float">
            <text:p>1369</text:p>
          </table:table-cell>
          <table:table-cell table:style-name="ce263" table:formula="of:=[.C47]*3510" office:value-type="float" office:value="1579.5" calcext:value-type="float">
            <text:p>1580</text:p>
          </table:table-cell>
          <table:table-cell table:style-name="ce263" table:formula="of:=SUM([.B37:.C37])" office:value-type="float" office:value="2948.4" calcext:value-type="float">
            <text:p>2948</text:p>
          </table:table-cell>
          <table:table-cell table:style-name="ce263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7" office:value-type="string" calcext:value-type="string">
            <text:p>Virranmaa</text:p>
          </table:table-cell>
          <table:table-cell table:style-name="ce263" table:formula="of:=[.B48]*2615" office:value-type="float" office:value="1329.989" calcext:value-type="float">
            <text:p>1330</text:p>
          </table:table-cell>
          <table:table-cell table:style-name="ce263" table:formula="of:=[.C48]*2615" office:value-type="float" office:value="1285.011" calcext:value-type="float">
            <text:p>1285</text:p>
          </table:table-cell>
          <table:table-cell table:style-name="ce263" table:formula="of:=SUM([.B38:.C38])" office:value-type="float" office:value="2615" calcext:value-type="float">
            <text:p>2615</text:p>
          </table:table-cell>
          <table:table-cell table:style-name="ce263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7" office:value-type="string" calcext:value-type="string">
            <text:p>Vahamaa</text:p>
          </table:table-cell>
          <table:table-cell table:style-name="ce263" table:formula="of:=[.B49]*1501" office:value-type="float" office:value="775.1164" calcext:value-type="float">
            <text:p>775</text:p>
          </table:table-cell>
          <table:table-cell table:style-name="ce263" table:formula="of:=[.C49]*1501" office:value-type="float" office:value="725.8836" calcext:value-type="float">
            <text:p>726</text:p>
          </table:table-cell>
          <table:table-cell table:style-name="ce263" table:formula="of:=SUM([.B39:.C39])" office:value-type="float" office:value="1501" calcext:value-type="float">
            <text:p>1501</text:p>
          </table:table-cell>
          <table:table-cell table:style-name="ce263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table:formula="of:=[.B50]*738" office:value-type="float" office:value="416.5272" calcext:value-type="float">
            <text:p>417</text:p>
          </table:table-cell>
          <table:table-cell table:style-name="ce263" table:formula="of:=[.C50]*738" office:value-type="float" office:value="321.4728" calcext:value-type="float">
            <text:p>321</text:p>
          </table:table-cell>
          <table:table-cell table:style-name="ce263" table:formula="of:=SUM([.B40:.C40])" office:value-type="float" office:value="738" calcext:value-type="float">
            <text:p>738</text:p>
          </table:table-cell>
          <table:table-cell table:style-name="ce263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 table:formula="of:=[.B51]*293" office:value-type="float" office:value="99.62" calcext:value-type="float">
            <text:p>100</text:p>
          </table:table-cell>
          <table:table-cell table:style-name="ce263" table:formula="of:=[.C51]*293" office:value-type="float" office:value="178.73" calcext:value-type="float">
            <text:p>179</text:p>
          </table:table-cell>
          <table:table-cell table:style-name="ce263" table:formula="of:=SUM([.B41:.C41])" office:value-type="float" office:value="278.35" calcext:value-type="float">
            <text:p>278</text:p>
          </table:table-cell>
          <table:table-cell table:style-name="ce263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63" table:formula="of:=[.B52]*147" office:value-type="float" office:value="55.86" calcext:value-type="float">
            <text:p>56</text:p>
          </table:table-cell>
          <table:table-cell table:style-name="ce263" table:formula="of:=[.C52]*147" office:value-type="float" office:value="57.33" calcext:value-type="float">
            <text:p>57</text:p>
          </table:table-cell>
          <table:table-cell table:style-name="ce263" table:formula="of:=SUM([.B42:.C42])" office:value-type="float" office:value="113.19" calcext:value-type="float">
            <text:p>113</text:p>
          </table:table-cell>
          <table:table-cell table:style-name="ce263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63" table:formula="of:=[.B53]*235" office:value-type="float" office:value="79.9" calcext:value-type="float">
            <text:p>80</text:p>
          </table:table-cell>
          <table:table-cell table:style-name="ce263" table:formula="of:=[.C53]*235" office:value-type="float" office:value="129.25" calcext:value-type="float">
            <text:p>129</text:p>
          </table:table-cell>
          <table:table-cell table:style-name="ce263" table:formula="of:=SUM([.B43:.C43])" office:value-type="float" office:value="209.15" calcext:value-type="float">
            <text:p>209</text:p>
          </table:table-cell>
          <table:table-cell table:style-name="ce263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263" table:formula="of:=SUM([.B44:.C44])" office:value-type="float" office:value="8403.09" calcext:value-type="float">
            <text:p>8403</text:p>
          </table:table-cell>
          <table:table-cell table:style-name="ce263" table:formula="of:=SUM([.B37:.B43])" office:value-type="float" office:value="4125.9126" calcext:value-type="float">
            <text:p>4126</text:p>
          </table:table-cell>
          <table:table-cell table:style-name="ce263" table:formula="of:=SUM([.C37:.C43])" office:value-type="float" office:value="4277.1774" calcext:value-type="float">
            <text:p>4277</text:p>
          </table:table-cell>
          <table:table-cell table:style-name="ce263" table:formula="of:=SUM([.D37:.D43])" office:value-type="float" office:value="8403.09" calcext:value-type="float">
            <text:p>8403</text:p>
          </table:table-cell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300" office:value-type="string" calcext:value-type="string">
            <text:p>PROSENTIT</text:p>
          </table:table-cell>
          <table:table-cell table:style-name="ce84" office:value-type="string" calcext:value-type="string">
            <text:p>Lé Andersson</text:p>
          </table:table-cell>
          <table:table-cell table:style-name="ce84" office:value-type="string" calcext:value-type="string">
            <text:p>Sandra Maria</text:p>
          </table:table-cell>
          <table:table-cell table:style-name="ce84" office:value-type="string" calcext:value-type="string">
            <text:p>Yht.</text:p>
          </table:table-cell>
          <table:table-cell table:style-name="ce84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</text:p>
          </table:table-cell>
          <table:table-cell table:style-name="ce115" office:value-type="percentage" office:value="0.39" calcext:value-type="percentage">
            <text:p>39.00%</text:p>
          </table:table-cell>
          <table:table-cell table:style-name="ce115" office:value-type="percentage" office:value="0.45" calcext:value-type="percentage">
            <text:p>45.00%</text:p>
          </table:table-cell>
          <table:table-cell table:style-name="ce115" table:formula="of:=SUM([.B47:.C47])" office:value-type="percentage" office:value="0.84" calcext:value-type="percentage">
            <text:p>84.00%</text:p>
          </table:table-cell>
          <table:table-cell table:style-name="ce115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7" office:value-type="string" calcext:value-type="string">
            <text:p>Virranmaa</text:p>
          </table:table-cell>
          <table:table-cell table:style-name="ce115" office:value-type="percentage" office:value="0.5086" calcext:value-type="percentage">
            <text:p>50.86%</text:p>
          </table:table-cell>
          <table:table-cell table:style-name="ce115" office:value-type="percentage" office:value="0.4914" calcext:value-type="percentage">
            <text:p>49.14%</text:p>
          </table:table-cell>
          <table:table-cell table:style-name="ce115" table:formula="of:=SUM([.B48:.C48])" office:value-type="percentage" office:value="1" calcext:value-type="percentage">
            <text:p>100.00%</text:p>
          </table:table-cell>
          <table:table-cell table:style-name="ce115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7" office:value-type="string" calcext:value-type="string">
            <text:p>Vahamaa</text:p>
          </table:table-cell>
          <table:table-cell table:style-name="ce115" office:value-type="percentage" office:value="0.5164" calcext:value-type="percentage">
            <text:p>51.64%</text:p>
          </table:table-cell>
          <table:table-cell table:style-name="ce115" office:value-type="percentage" office:value="0.4836" calcext:value-type="percentage">
            <text:p>48.36%</text:p>
          </table:table-cell>
          <table:table-cell table:style-name="ce115" table:formula="of:=SUM([.B49:.C49])" office:value-type="percentage" office:value="1" calcext:value-type="percentage">
            <text:p>100.00%</text:p>
          </table:table-cell>
          <table:table-cell table:style-name="ce115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115" office:value-type="percentage" office:value="0.5644" calcext:value-type="percentage">
            <text:p>56.44%</text:p>
          </table:table-cell>
          <table:table-cell table:style-name="ce115" office:value-type="percentage" office:value="0.4356" calcext:value-type="percentage">
            <text:p>43.56%</text:p>
          </table:table-cell>
          <table:table-cell table:style-name="ce115" table:formula="of:=SUM([.B50:.C50])" office:value-type="percentage" office:value="1" calcext:value-type="percentage">
            <text:p>100.00%</text:p>
          </table:table-cell>
          <table:table-cell table:style-name="ce115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308" office:value-type="percentage" office:value="0.34" calcext:value-type="percentage">
            <text:p>34%</text:p>
          </table:table-cell>
          <table:table-cell table:style-name="ce115" office:value-type="percentage" office:value="0.61" calcext:value-type="percentage">
            <text:p>61.00%</text:p>
          </table:table-cell>
          <table:table-cell table:style-name="ce115" table:formula="of:=SUM([.B51:.C51])" office:value-type="percentage" office:value="0.95" calcext:value-type="percentage">
            <text:p>95.00%</text:p>
          </table:table-cell>
          <table:table-cell table:style-name="ce115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115" office:value-type="percentage" office:value="0.38" calcext:value-type="percentage">
            <text:p>38.00%</text:p>
          </table:table-cell>
          <table:table-cell table:style-name="ce115" office:value-type="percentage" office:value="0.39" calcext:value-type="percentage">
            <text:p>39.00%</text:p>
          </table:table-cell>
          <table:table-cell table:style-name="ce115" table:formula="of:=SUM([.B52:.C52])" office:value-type="percentage" office:value="0.77" calcext:value-type="percentage">
            <text:p>77.00%</text:p>
          </table:table-cell>
          <table:table-cell table:style-name="ce115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115" office:value-type="percentage" office:value="0.34" calcext:value-type="percentage">
            <text:p>34.00%</text:p>
          </table:table-cell>
          <table:table-cell table:style-name="ce115" office:value-type="percentage" office:value="0.55" calcext:value-type="percentage">
            <text:p>55.00%</text:p>
          </table:table-cell>
          <table:table-cell table:style-name="ce115" table:formula="of:=SUM([.B53:.C53])" office:value-type="percentage" office:value="0.89" calcext:value-type="percentage">
            <text:p>89.00%</text:p>
          </table:table-cell>
          <table:table-cell table:style-name="ce115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115"/>
          <table:table-cell table:style-name="ce115" table:formula="of:=[.B44]/[.$F$13]" office:value-type="percentage" office:value="0.456456754065715" calcext:value-type="percentage">
            <text:p>45.65%</text:p>
          </table:table-cell>
          <table:table-cell table:style-name="ce115" table:formula="of:=[.C44]/[.$F$13]" office:value-type="percentage" office:value="0.473191437105875" calcext:value-type="percentage">
            <text:p>47.32%</text:p>
          </table:table-cell>
          <table:table-cell table:style-name="ce115" table:formula="of:=SUM([.B54:.C54])" office:value-type="percentage" office:value="0.92964819117159" calcext:value-type="percentage">
            <text:p>92.96%</text:p>
          </table:table-cell>
          <table:table-cell table:style-name="ce115" table:number-columns-repeated="2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300" office:value-type="string" calcext:value-type="string">
            <text:p>VALITSIJAMIEHET</text:p>
          </table:table-cell>
          <table:table-cell table:style-name="ce84" office:value-type="string" calcext:value-type="string">
            <text:p>Lé Andersson</text:p>
          </table:table-cell>
          <table:table-cell table:style-name="ce84" office:value-type="string" calcext:value-type="string">
            <text:p>Sandra Maria</text:p>
          </table:table-cell>
          <table:table-cell table:style-name="ce84" table:number-columns-repeated="3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</text:p>
          </table:table-cell>
          <table:table-cell table:style-name="ce263"/>
          <table:table-cell table:style-name="ce263" office:value-type="float" office:value="7" calcext:value-type="float">
            <text:p>7</text:p>
          </table:table-cell>
          <table:table-cell table:style-name="ce263" table:number-columns-repeated="3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7" office:value-type="string" calcext:value-type="string">
            <text:p>Virranmaa</text:p>
          </table:table-cell>
          <table:table-cell table:style-name="ce263" office:value-type="float" office:value="6" calcext:value-type="float">
            <text:p>6</text:p>
          </table:table-cell>
          <table:table-cell table:style-name="ce263" table:number-columns-repeated="4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7" office:value-type="string" calcext:value-type="string">
            <text:p>Vahamaa</text:p>
          </table:table-cell>
          <table:table-cell table:style-name="ce263" office:value-type="float" office:value="5" calcext:value-type="float">
            <text:p>5</text:p>
          </table:table-cell>
          <table:table-cell table:style-name="ce263" table:number-columns-repeated="4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office:value-type="float" office:value="4" calcext:value-type="float">
            <text:p>4</text:p>
          </table:table-cell>
          <table:table-cell table:style-name="ce263" table:number-columns-repeated="4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/>
          <table:table-cell table:style-name="ce263" office:value-type="float" office:value="3" calcext:value-type="float">
            <text:p>3</text:p>
          </table:table-cell>
          <table:table-cell table:style-name="ce263" table:number-columns-repeated="3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63"/>
          <table:table-cell table:style-name="ce263" office:value-type="float" office:value="2" calcext:value-type="float">
            <text:p>2</text:p>
          </table:table-cell>
          <table:table-cell table:style-name="ce263" table:number-columns-repeated="3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63"/>
          <table:table-cell table:style-name="ce263" office:value-type="float" office:value="1" calcext:value-type="float">
            <text:p>1</text:p>
          </table:table-cell>
          <table:table-cell table:style-name="ce263" table:number-columns-repeated="3"/>
          <table:table-cell table:style-name="ce77" table:number-columns-repeated="20"/>
          <table:table-cell table:number-columns-repeated="998"/>
        </table:table-row>
        <table:table-row table:style-name="ro1">
          <table:table-cell table:style-name="ce263" table:formula="of:=SUM([.B64:.E64])" office:value-type="float" office:value="28" calcext:value-type="float">
            <text:p>28</text:p>
          </table:table-cell>
          <table:table-cell table:style-name="ce263" table:formula="of:=SUM([.B57:.B63])" office:value-type="float" office:value="15" calcext:value-type="float">
            <text:p>15</text:p>
          </table:table-cell>
          <table:table-cell table:style-name="ce263" table:formula="of:=SUM([.C57:.C63])" office:value-type="float" office:value="13" calcext:value-type="float">
            <text:p>13</text:p>
          </table:table-cell>
          <table:table-cell table:style-name="ce77" table:number-columns-repeated="23"/>
          <table:table-cell table:number-columns-repeated="998"/>
        </table:table-row>
        <table:table-row table:style-name="ro1" table:number-rows-repeated="200">
          <table:table-cell table:style-name="ce77" table:number-columns-repeated="26"/>
          <table:table-cell table:number-columns-repeated="998"/>
        </table:table-row>
        <table:table-row table:style-name="ro1" table:number-rows-repeated="73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sidentsval 2026" table:style-name="ta9">
        <table:table-column table:style-name="co44" table:default-cell-style-name="Default"/>
        <table:table-column table:style-name="co47" table:default-cell-style-name="Default"/>
        <table:table-column table:style-name="co9" table:default-cell-style-name="Default"/>
        <table:table-column table:style-name="co32" table:default-cell-style-name="Default"/>
        <table:table-column table:style-name="co48" table:default-cell-style-name="Default"/>
        <table:table-column table:style-name="co9" table:default-cell-style-name="Default"/>
        <table:table-column table:style-name="co48" table:default-cell-style-name="Default"/>
        <table:table-column table:style-name="co2" table:number-columns-repeated="1017" table:default-cell-style-name="Default"/>
        <table:table-row table:style-name="ro1">
          <table:table-cell table:style-name="ce84" office:value-type="string" calcext:value-type="string">
            <text:p>Tid</text:p>
          </table:table-cell>
          <table:table-cell table:style-name="ce84" office:value-type="string" calcext:value-type="string">
            <text:p>SFO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NP</text:p>
          </table:table-cell>
          <table:table-cell table:style-name="ce84" office:value-type="string" calcext:value-type="string">
            <text:p>LAF</text:p>
          </table:table-cell>
          <table:table-cell table:style-name="ce84" office:value-type="string" calcext:value-type="string">
            <text:p>KDU</text:p>
          </table:table-cell>
          <table:table-cell table:style-name="ce248" office:value-type="string" calcext:value-type="string">
            <text:p>LIB</text:p>
          </table:table-cell>
          <table:table-cell table:style-name="ce328" office:value-type="string" calcext:value-type="string">
            <text:p>FDP</text:p>
          </table:table-cell>
          <table:table-cell table:style-name="ce300" office:value-type="string" calcext:value-type="string">
            <text:p>FF</text:p>
          </table:table-cell>
          <table:table-cell table:style-name="ce77" table:number-columns-repeated="19"/>
          <table:table-cell table:number-columns-repeated="996"/>
        </table:table-row>
        <table:table-row table:style-name="ro1">
          <table:table-cell table:style-name="ce274" office:value-type="date" office:date-value="2025-12-01" calcext:value-type="date">
            <text:p>12.2025</text:p>
          </table:table-cell>
          <table:table-cell table:style-name="ce108" office:value-type="percentage" office:value="0.11322663723326" calcext:value-type="percentage">
            <text:p>11.32%</text:p>
          </table:table-cell>
          <table:table-cell table:style-name="ce108" office:value-type="percentage" office:value="0.217807211184695" calcext:value-type="percentage">
            <text:p>21.78%</text:p>
          </table:table-cell>
          <table:table-cell table:style-name="ce108" office:value-type="percentage" office:value="0.0892200147167035" calcext:value-type="percentage">
            <text:p>8.92%</text:p>
          </table:table-cell>
          <table:table-cell table:style-name="ce108" office:value-type="percentage" office:value="0.0580389992641648" calcext:value-type="percentage">
            <text:p>5.80%</text:p>
          </table:table-cell>
          <table:table-cell table:style-name="ce108" office:value-type="percentage" office:value="0.0837932303164091" calcext:value-type="percentage">
            <text:p>8.38%</text:p>
          </table:table-cell>
          <table:table-cell table:style-name="ce108" office:value-type="percentage" office:value="0.149098601913171" calcext:value-type="percentage">
            <text:p>14.91%</text:p>
          </table:table-cell>
          <table:table-cell table:style-name="ce115" office:value-type="percentage" office:value="0.130794701986755" calcext:value-type="percentage">
            <text:p>13.08%</text:p>
          </table:table-cell>
          <table:table-cell table:style-name="ce115" office:value-type="percentage" office:value="0.158020603384842" calcext:value-type="percentage">
            <text:p>15.80%</text:p>
          </table:table-cell>
          <table:table-cell table:style-name="ce77" table:number-columns-repeated="19"/>
          <table:table-cell table:number-columns-repeated="996"/>
        </table:table-row>
        <table:table-row table:style-name="ro1">
          <table:table-cell table:style-name="ce84" office:value-type="string" calcext:value-type="string">
            <text:p>PRESIDENTSVAL 2026</text:p>
          </table:table-cell>
          <table:table-cell table:style-name="ce309" office:value-type="string" calcext:value-type="string">
            <text:p>Christine Ward</text:p>
          </table:table-cell>
          <table:table-cell table:style-name="ce325" office:value-type="string" calcext:value-type="string">
            <text:p>Akseli Haavisto</text:p>
          </table:table-cell>
          <table:table-cell table:style-name="ce295" office:value-type="string" calcext:value-type="string">
            <text:p>Anthony Hill</text:p>
          </table:table-cell>
          <table:table-cell table:style-name="ce283" office:value-type="string" calcext:value-type="string">
            <text:p>Hugo Reins</text:p>
          </table:table-cell>
          <table:table-cell table:style-name="ce326" office:value-type="string" calcext:value-type="string">
            <text:p>Aulikki Räisänen</text:p>
          </table:table-cell>
          <table:table-cell table:style-name="ce327" office:value-type="string" calcext:value-type="string">
            <text:p>John Frost</text:p>
          </table:table-cell>
          <table:table-cell table:style-name="ce77" table:number-columns-repeated="21"/>
          <table:table-cell table:number-columns-repeated="996"/>
        </table:table-row>
        <table:table-row table:style-name="ro1">
          <table:table-cell table:style-name="ce78" office:value-type="string" calcext:value-type="string">
            <text:p>Suurin tuki</text:p>
          </table:table-cell>
          <table:table-cell table:style-name="ce115" table:formula="of:=SUM([.H2];[.G2];[.I2];[.F2];[.E2])" office:value-type="percentage" office:value="0.5797461369" calcext:value-type="percentage">
            <text:p>57.97%</text:p>
          </table:table-cell>
          <table:table-cell table:style-name="ce115" table:formula="of:=SUM([.B2];[.C2];[.D2])" office:value-type="percentage" office:value="0.4202538631" calcext:value-type="percentage">
            <text:p>42.03%</text:p>
          </table:table-cell>
          <table:table-cell table:style-name="ce115" table:formula="of:=SUM([.B2];[.C2];[.D2];[.G2];[.E2])" office:value-type="percentage" office:value="0.6273914643" calcext:value-type="percentage">
            <text:p>62.74%</text:p>
          </table:table-cell>
          <table:table-cell table:style-name="ce115" table:formula="of:=SUM([.B2];[.C2];[.D2];[.G2])" office:value-type="percentage" office:value="0.569352465" calcext:value-type="percentage">
            <text:p>56.94%</text:p>
          </table:table-cell>
          <table:table-cell table:style-name="ce115" table:formula="of:=SUM([.G2];[.H2];[.D2];[.C2])" office:value-type="percentage" office:value="0.5869205298" calcext:value-type="percentage">
            <text:p>58.69%</text:p>
          </table:table-cell>
          <table:table-cell table:style-name="ce115" table:formula="of:=SUM([.H2];[.I2];[.F2];[.E2])" office:value-type="percentage" office:value="0.430647535" calcext:value-type="percentage">
            <text:p>43.06%</text:p>
          </table:table-cell>
          <table:table-cell table:style-name="ce77" table:number-columns-repeated="21"/>
          <table:table-cell table:number-columns-repeated="996"/>
        </table:table-row>
        <table:table-row table:style-name="ro1">
          <table:table-cell table:style-name="ce78" office:value-type="string" calcext:value-type="string">
            <text:p>Alin tuki</text:p>
          </table:table-cell>
          <table:table-cell table:style-name="ce108" table:formula="of:=[.H2]" office:value-type="percentage" office:value="0.130794702" calcext:value-type="percentage">
            <text:p>13.08%</text:p>
          </table:table-cell>
          <table:table-cell table:style-name="ce108" table:formula="of:=[.B2]" office:value-type="percentage" office:value="0.11322663723326" calcext:value-type="percentage">
            <text:p>11.32%</text:p>
          </table:table-cell>
          <table:table-cell table:style-name="ce108" table:formula="of:=[.C2]" office:value-type="percentage" office:value="0.217807211184695" calcext:value-type="percentage">
            <text:p>21.78%</text:p>
          </table:table-cell>
          <table:table-cell table:style-name="ce108" table:formula="of:=[.D2]" office:value-type="percentage" office:value="0.0892200147167035" calcext:value-type="percentage">
            <text:p>8.92%</text:p>
          </table:table-cell>
          <table:table-cell table:style-name="ce108" table:formula="of:=[.G2]" office:value-type="percentage" office:value="0.1490986019" calcext:value-type="percentage">
            <text:p>14.91%</text:p>
          </table:table-cell>
          <table:table-cell table:style-name="ce108" table:formula="of:=[.I2]" office:value-type="percentage" office:value="0.1580206034" calcext:value-type="percentage">
            <text:p>15.80%</text:p>
          </table:table-cell>
          <table:table-cell table:style-name="ce84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300"/>
          <table:table-cell table:style-name="ce248" office:value-type="percentage" office:value="0.174473755533472" calcext:value-type="percentage">
            <text:p>17.45%</text:p>
          </table:table-cell>
          <table:table-cell table:style-name="ce248" office:value-type="percentage" office:value="0.13099647664649" calcext:value-type="percentage">
            <text:p>13.10%</text:p>
          </table:table-cell>
          <table:table-cell table:style-name="ce248" office:value-type="percentage" office:value="0.207539073087" calcext:value-type="percentage">
            <text:p>20.75%</text:p>
          </table:table-cell>
          <table:table-cell table:style-name="ce248" office:value-type="percentage" office:value="0.16171289186015" calcext:value-type="percentage">
            <text:p>16.17%</text:p>
          </table:table-cell>
          <table:table-cell table:style-name="ce248" office:value-type="percentage" office:value="0.180729966573313" calcext:value-type="percentage">
            <text:p>18.07%</text:p>
          </table:table-cell>
          <table:table-cell table:style-name="ce248" office:value-type="percentage" office:value="0.144547836299575" calcext:value-type="percentage">
            <text:p>14.45%</text:p>
          </table:table-cell>
          <table:table-cell table:style-name="ce84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300" office:value-type="string" calcext:value-type="string">
            <text:p>1. KIERROS</text:p>
          </table:table-cell>
          <table:table-cell table:style-name="ce248" table:number-columns-repeated="6"/>
          <table:table-cell table:style-name="ce84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300" office:value-type="string" calcext:value-type="string">
            <text:p>ÄÄNET</text:p>
          </table:table-cell>
          <table:table-cell table:style-name="ce84" office:value-type="string" calcext:value-type="string">
            <text:p>Christine Ward</text:p>
          </table:table-cell>
          <table:table-cell table:style-name="ce84" office:value-type="string" calcext:value-type="string">
            <text:p>Akseli Haavisto</text:p>
          </table:table-cell>
          <table:table-cell table:style-name="ce84" office:value-type="string" calcext:value-type="string">
            <text:p>Anthony Hill</text:p>
          </table:table-cell>
          <table:table-cell table:style-name="ce84" office:value-type="string" calcext:value-type="string">
            <text:p>Hugo Reins</text:p>
          </table:table-cell>
          <table:table-cell table:style-name="ce84" office:value-type="string" calcext:value-type="string">
            <text:p>Aulikki Räisänen</text:p>
          </table:table-cell>
          <table:table-cell table:style-name="ce84" office:value-type="string" calcext:value-type="string">
            <text:p>John Frost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Uussaari</text:p>
          </table:table-cell>
          <table:table-cell table:style-name="ce263" table:formula="of:=[.B19]*3510" office:value-type="float" office:value="577.302881922486" calcext:value-type="float">
            <text:p>577</text:p>
          </table:table-cell>
          <table:table-cell table:style-name="ce263" table:formula="of:=[.C19]*3510" office:value-type="float" office:value="529.997633029181" calcext:value-type="float">
            <text:p>530</text:p>
          </table:table-cell>
          <table:table-cell table:style-name="ce263" table:formula="of:=[.D19]*3510" office:value-type="float" office:value="833.762146535369" calcext:value-type="float">
            <text:p>834</text:p>
          </table:table-cell>
          <table:table-cell table:style-name="ce263" table:formula="of:=[.E19]*3510" office:value-type="float" office:value="567.612250429127" calcext:value-type="float">
            <text:p>568</text:p>
          </table:table-cell>
          <table:table-cell table:style-name="ce263" table:formula="of:=[.F19]*3510" office:value-type="float" office:value="774.762182672328" calcext:value-type="float">
            <text:p>775</text:p>
          </table:table-cell>
          <table:table-cell table:style-name="ce263" table:formula="of:=[.G19]*3510" office:value-type="float" office:value="226.56290541151" calcext:value-type="float">
            <text:p>227</text:p>
          </table:table-cell>
          <table:table-cell table:style-name="ce263" table:formula="of:=SUM([.B9:.E9])" office:value-type="float" office:value="2508.67491191616" calcext:value-type="float">
            <text:p>2509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7" office:value-type="string" calcext:value-type="string">
            <text:p>Virranmaa</text:p>
          </table:table-cell>
          <table:table-cell table:style-name="ce263" table:formula="of:=[.B20]*2615" office:value-type="float" office:value="351.648870720029" calcext:value-type="float">
            <text:p>352</text:p>
          </table:table-cell>
          <table:table-cell table:style-name="ce263" table:formula="of:=[.C20]*2615" office:value-type="float" office:value="290.255786430572" calcext:value-type="float">
            <text:p>290</text:p>
          </table:table-cell>
          <table:table-cell table:style-name="ce263" table:formula="of:=[.D20]*2615" office:value-type="float" office:value="516.564676122504" calcext:value-type="float">
            <text:p>517</text:p>
          </table:table-cell>
          <table:table-cell table:style-name="ce263" table:formula="of:=[.E20]*2615" office:value-type="float" office:value="161.379212214292" calcext:value-type="float">
            <text:p>161</text:p>
          </table:table-cell>
          <table:table-cell table:style-name="ce263" table:formula="of:=[.F20]*2615" office:value-type="float" office:value="707.958862589213" calcext:value-type="float">
            <text:p>708</text:p>
          </table:table-cell>
          <table:table-cell table:style-name="ce263" table:formula="of:=[.G20]*2615" office:value-type="float" office:value="587.19259192339" calcext:value-type="float">
            <text:p>587</text:p>
          </table:table-cell>
          <table:table-cell table:style-name="ce263" table:formula="of:=SUM([.B10:.E10])" office:value-type="float" office:value="1319.8485454874" calcext:value-type="float">
            <text:p>1320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7" office:value-type="string" calcext:value-type="string">
            <text:p>Vahamaa</text:p>
          </table:table-cell>
          <table:table-cell table:style-name="ce263" table:formula="of:=[.B21]*1501" office:value-type="float" office:value="141.805107055741" calcext:value-type="float">
            <text:p>142</text:p>
          </table:table-cell>
          <table:table-cell table:style-name="ce263" table:formula="of:=[.C21]*1501" office:value-type="float" office:value="211.635711446382" calcext:value-type="float">
            <text:p>212</text:p>
          </table:table-cell>
          <table:table-cell table:style-name="ce263" table:formula="of:=[.D21]*1501" office:value-type="float" office:value="461.616148703587" calcext:value-type="float">
            <text:p>462</text:p>
          </table:table-cell>
          <table:table-cell table:style-name="ce263" table:formula="of:=[.E21]*1501" office:value-type="float" office:value="107.641050682085" calcext:value-type="float">
            <text:p>108</text:p>
          </table:table-cell>
          <table:table-cell table:style-name="ce263" table:formula="of:=[.F21]*1501" office:value-type="float" office:value="331.315679826543" calcext:value-type="float">
            <text:p>331</text:p>
          </table:table-cell>
          <table:table-cell table:style-name="ce263" table:formula="of:=[.G21]*1501" office:value-type="float" office:value="246.986302285663" calcext:value-type="float">
            <text:p>247</text:p>
          </table:table-cell>
          <table:table-cell table:style-name="ce263" table:formula="of:=SUM([.B11:.E11])" office:value-type="float" office:value="922.698017887795" calcext:value-type="float">
            <text:p>923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table:formula="of:=[.B22]*738" office:value-type="float" office:value="128.761631583702" calcext:value-type="float">
            <text:p>129</text:p>
          </table:table-cell>
          <table:table-cell table:style-name="ce263" table:formula="of:=[.C22]*738" office:value-type="float" office:value="89.2953997651098" calcext:value-type="float">
            <text:p>89</text:p>
          </table:table-cell>
          <table:table-cell table:style-name="ce263" table:formula="of:=[.D22]*738" office:value-type="float" office:value="138.403835938206" calcext:value-type="float">
            <text:p>138</text:p>
          </table:table-cell>
          <table:table-cell table:style-name="ce263" table:formula="of:=[.E22]*738" office:value-type="float" office:value="126.724114192791" calcext:value-type="float">
            <text:p>127</text:p>
          </table:table-cell>
          <table:table-cell table:style-name="ce263" table:formula="of:=[.F22]*738" office:value-type="float" office:value="96.4787153311049" calcext:value-type="float">
            <text:p>96</text:p>
          </table:table-cell>
          <table:table-cell table:style-name="ce263" table:formula="of:=[.G22]*738" office:value-type="float" office:value="158.336303189087" calcext:value-type="float">
            <text:p>158</text:p>
          </table:table-cell>
          <table:table-cell table:style-name="ce263" table:formula="of:=SUM([.B12:.E12])" office:value-type="float" office:value="483.184981479809" calcext:value-type="float">
            <text:p>483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 table:formula="of:=[.B23]*293" office:value-type="float" office:value="36.4708103713073" calcext:value-type="float">
            <text:p>36</text:p>
          </table:table-cell>
          <table:table-cell table:style-name="ce263" table:formula="of:=[.C23]*293" office:value-type="float" office:value="29.5919676574216" calcext:value-type="float">
            <text:p>30</text:p>
          </table:table-cell>
          <table:table-cell table:style-name="ce263" table:formula="of:=[.D23]*293" office:value-type="float" office:value="31.5089484144909" calcext:value-type="float">
            <text:p>32</text:p>
          </table:table-cell>
          <table:table-cell table:style-name="ce263" table:formula="of:=[.E23]*293" office:value-type="float" office:value="73.751877315024" calcext:value-type="float">
            <text:p>74</text:p>
          </table:table-cell>
          <table:table-cell table:style-name="ce263" table:formula="of:=[.F23]*293" office:value-type="float" office:value="76.3938802059807" calcext:value-type="float">
            <text:p>76</text:p>
          </table:table-cell>
          <table:table-cell table:style-name="ce263" table:formula="of:=[.G23]*293" office:value-type="float" office:value="45.2825160357756" calcext:value-type="float">
            <text:p>45</text:p>
          </table:table-cell>
          <table:table-cell table:style-name="ce263" table:formula="of:=SUM([.B13:.E13])" office:value-type="float" office:value="171.323603758244" calcext:value-type="float">
            <text:p>171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63" table:formula="of:=[.B24]*147" office:value-type="float" office:value="10.9476420634204" calcext:value-type="float">
            <text:p>11</text:p>
          </table:table-cell>
          <table:table-cell table:style-name="ce263" table:formula="of:=[.C24]*147" office:value-type="float" office:value="28.0764820670341" calcext:value-type="float">
            <text:p>28</text:p>
          </table:table-cell>
          <table:table-cell table:style-name="ce263" table:formula="of:=[.D24]*147" office:value-type="float" office:value="30.508243743789" calcext:value-type="float">
            <text:p>31</text:p>
          </table:table-cell>
          <table:table-cell table:style-name="ce263" table:formula="of:=[.E24]*147" office:value-type="float" office:value="35.5317951034421" calcext:value-type="float">
            <text:p>36</text:p>
          </table:table-cell>
          <table:table-cell table:style-name="ce263" table:formula="of:=[.F24]*147" office:value-type="float" office:value="13.337305086277" calcext:value-type="float">
            <text:p>13</text:p>
          </table:table-cell>
          <table:table-cell table:style-name="ce263" table:formula="of:=[.G24]*147" office:value-type="float" office:value="28.5985319360376" calcext:value-type="float">
            <text:p>29</text:p>
          </table:table-cell>
          <table:table-cell table:style-name="ce263" table:formula="of:=SUM([.B14:.E14])" office:value-type="float" office:value="105.064162977685" calcext:value-type="float">
            <text:p>105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63" table:formula="of:=[.B25]*235" office:value-type="float" office:value="59.8013325503659" calcext:value-type="float">
            <text:p>60</text:p>
          </table:table-cell>
          <table:table-cell table:style-name="ce263" table:formula="of:=[.C25]*235" office:value-type="float" office:value="42.5341720119252" calcext:value-type="float">
            <text:p>43</text:p>
          </table:table-cell>
          <table:table-cell table:style-name="ce263" table:formula="of:=[.D25]*235" office:value-type="float" office:value="44.0716821754449" calcext:value-type="float">
            <text:p>44</text:p>
          </table:table-cell>
          <table:table-cell table:style-name="ce263" table:formula="of:=[.E25]*235" office:value-type="float" office:value="47.4025295871353" calcext:value-type="float">
            <text:p>47</text:p>
          </table:table-cell>
          <table:table-cell table:style-name="ce263" table:formula="of:=[.F25]*235" office:value-type="float" office:value="23.6715421447285" calcext:value-type="float">
            <text:p>24</text:p>
          </table:table-cell>
          <table:table-cell table:style-name="ce263" table:formula="of:=[.G25]*235" office:value-type="float" office:value="17.5187415304002" calcext:value-type="float">
            <text:p>18</text:p>
          </table:table-cell>
          <table:table-cell table:style-name="ce263" table:formula="of:=SUM([.B15:.E15])" office:value-type="float" office:value="193.809716324871" calcext:value-type="float">
            <text:p>194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263" table:formula="of:=SUM([.B16:.E16])" office:value-type="float" office:value="5704.60394" calcext:value-type="float">
            <text:p>5705</text:p>
          </table:table-cell>
          <table:table-cell table:style-name="ce263" table:formula="of:=SUM([.B9:.B15])" office:value-type="float" office:value="1306.73827626705" calcext:value-type="float">
            <text:p>1307</text:p>
          </table:table-cell>
          <table:table-cell table:style-name="ce263" table:formula="of:=SUM([.C9:.C15])" office:value-type="float" office:value="1221.38715240762" calcext:value-type="float">
            <text:p>1221</text:p>
          </table:table-cell>
          <table:table-cell table:style-name="ce263" table:formula="of:=SUM([.D9:.D15])" office:value-type="float" office:value="2056.43568163339" calcext:value-type="float">
            <text:p>2056</text:p>
          </table:table-cell>
          <table:table-cell table:style-name="ce263" table:formula="of:=SUM([.E9:.E15])" office:value-type="float" office:value="1120.0428295239" calcext:value-type="float">
            <text:p>1120</text:p>
          </table:table-cell>
          <table:table-cell table:style-name="ce263" table:formula="of:=SUM([.F9:.F15])" office:value-type="float" office:value="2023.91816785617" calcext:value-type="float">
            <text:p>2024</text:p>
          </table:table-cell>
          <table:table-cell table:style-name="ce263" table:formula="of:=SUM([.G9:.G15])" office:value-type="float" office:value="1310.47789231186" calcext:value-type="float">
            <text:p>1310</text:p>
          </table:table-cell>
          <table:table-cell table:style-name="ce263" table:formula="of:=SUM([.H9:.H15])" office:value-type="float" office:value="5704.60393983196" calcext:value-type="float">
            <text:p>5705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7"/>
          <table:table-cell table:style-name="ce115" table:formula="of:=[.B16]/[.$H$16]" office:value-type="percentage" office:value="0.229067309501165" calcext:value-type="percentage">
            <text:p>22.91%</text:p>
          </table:table-cell>
          <table:table-cell table:style-name="ce115" table:formula="of:=[.C16]/[.$H$16]" office:value-type="percentage" office:value="0.214105512896238" calcext:value-type="percentage">
            <text:p>21.41%</text:p>
          </table:table-cell>
          <table:table-cell table:style-name="ce115" table:formula="of:=[.D16]/[.$H$16]" office:value-type="percentage" office:value="0.360487021241647" calcext:value-type="percentage">
            <text:p>36.05%</text:p>
          </table:table-cell>
          <table:table-cell table:style-name="ce115" table:formula="of:=[.E16]/[.$H$16]" office:value-type="percentage" office:value="0.196340156360949" calcext:value-type="percentage">
            <text:p>19.63%</text:p>
          </table:table-cell>
          <table:table-cell table:style-name="ce115" table:formula="of:=[.F16]/[.$H$16]" office:value-type="percentage" office:value="0.354786798383025" calcext:value-type="percentage">
            <text:p>35.48%</text:p>
          </table:table-cell>
          <table:table-cell table:style-name="ce115" table:formula="of:=[.G16]/[.$H$16]" office:value-type="percentage" office:value="0.229722853003264" calcext:value-type="percentage">
            <text:p>22.97%</text:p>
          </table:table-cell>
          <table:table-cell table:style-name="ce77" table:number-columns-repeated="21"/>
          <table:table-cell table:number-columns-repeated="996"/>
        </table:table-row>
        <table:table-row table:style-name="ro1">
          <table:table-cell table:style-name="ce300" office:value-type="string" calcext:value-type="string">
            <text:p>PROSENTIT</text:p>
          </table:table-cell>
          <table:table-cell table:style-name="ce84" table:formula="of:=[.B8]" office:value-type="string" office:string-value="Christine Ward" calcext:value-type="string">
            <text:p>Christine Ward</text:p>
          </table:table-cell>
          <table:table-cell table:style-name="ce84" table:formula="of:=[.C8]" office:value-type="string" office:string-value="Akseli Haavisto" calcext:value-type="string">
            <text:p>Akseli Haavisto</text:p>
          </table:table-cell>
          <table:table-cell table:style-name="ce84" table:formula="of:=[.D8]" office:value-type="string" office:string-value="Anthony Hill" calcext:value-type="string">
            <text:p>Anthony Hill</text:p>
          </table:table-cell>
          <table:table-cell table:style-name="ce84" table:formula="of:=[.E8]" office:value-type="string" office:string-value="Hugo Reins" calcext:value-type="string">
            <text:p>Hugo Reins</text:p>
          </table:table-cell>
          <table:table-cell table:style-name="ce84" table:formula="of:=[.F8]" office:value-type="string" office:string-value="Aulikki Räisänen" calcext:value-type="string">
            <text:p>Aulikki Räisänen</text:p>
          </table:table-cell>
          <table:table-cell table:style-name="ce84" table:formula="of:=[.G8]" office:value-type="string" office:string-value="John Frost" calcext:value-type="string">
            <text:p>John Frost</text:p>
          </table:table-cell>
          <table:table-cell table:style-name="ce84" office:value-type="string" calcext:value-type="string">
            <text:p>Yht.</text:p>
          </table:table-cell>
          <table:table-cell table:style-name="ce84" office:value-type="string" calcext:value-type="string">
            <text:p>Jäljellä</text:p>
          </table:table-cell>
          <table:table-cell table:style-name="ce84" office:value-type="string" calcext:value-type="string">
            <text:p>Christine Ward</text:p>
          </table:table-cell>
          <table:table-cell table:style-name="ce84" office:value-type="string" calcext:value-type="string">
            <text:p>Akseli Haavisto</text:p>
          </table:table-cell>
          <table:table-cell table:style-name="ce84" office:value-type="string" calcext:value-type="string">
            <text:p>Anthony Hill</text:p>
          </table:table-cell>
          <table:table-cell table:style-name="ce84" office:value-type="string" calcext:value-type="string">
            <text:p>Hugo Reins</text:p>
          </table:table-cell>
          <table:table-cell table:style-name="ce84" office:value-type="string" calcext:value-type="string">
            <text:p>Aulikki Räisänen</text:p>
          </table:table-cell>
          <table:table-cell table:style-name="ce84" office:value-type="string" calcext:value-type="string">
            <text:p>John Frost</text:p>
          </table:table-cell>
          <table:table-cell table:style-name="ce77" table:number-columns-repeated="13"/>
          <table:table-cell table:number-columns-repeated="996"/>
        </table:table-row>
        <table:table-row table:style-name="ro1">
          <table:table-cell table:style-name="ce78" office:value-type="string" calcext:value-type="string">
            <text:p>Uussaari</text:p>
          </table:table-cell>
          <table:table-cell table:style-name="ce310" table:formula="of:=[.B$6]+([.J19]/100)" office:value-type="percentage" office:value="0.164473755533472" calcext:value-type="percentage">
            <text:p>16.45%</text:p>
          </table:table-cell>
          <table:table-cell table:style-name="ce310" table:formula="of:=[.C$6]+([.K19]/100)" office:value-type="percentage" office:value="0.15099647664649" calcext:value-type="percentage">
            <text:p>15.10%</text:p>
          </table:table-cell>
          <table:table-cell table:style-name="ce310" table:formula="of:=[.D$6]+([.L19]/100)" office:value-type="percentage" office:value="0.237539073087" calcext:value-type="percentage">
            <text:p>23.75%</text:p>
          </table:table-cell>
          <table:table-cell table:style-name="ce310" table:formula="of:=[.E$6]+([.M19]/100)" office:value-type="percentage" office:value="0.16171289186015" calcext:value-type="percentage">
            <text:p>16.17%</text:p>
          </table:table-cell>
          <table:table-cell table:style-name="ce310" table:formula="of:=[.F$6]+([.N19]/100)" office:value-type="percentage" office:value="0.220729966573313" calcext:value-type="percentage">
            <text:p>22.07%</text:p>
          </table:table-cell>
          <table:table-cell table:style-name="ce310" table:formula="of:=[.G$6]+([.O19]/100)" office:value-type="percentage" office:value="0.0645478362995754" calcext:value-type="percentage">
            <text:p>6.45%</text:p>
          </table:table-cell>
          <table:table-cell table:style-name="ce115" table:formula="of:=SUM([.B19:.E19])" office:value-type="percentage" office:value="0.714722197127112" calcext:value-type="percentage">
            <text:p>71.47%</text:p>
          </table:table-cell>
          <table:table-cell table:style-name="ce115" table:formula="of:=1-[.H19]" office:value-type="percentage" office:value="0.285277802872888" calcext:value-type="percentage">
            <text:p>28.53%</text:p>
          </table:table-cell>
          <table:table-cell table:style-name="ce78" office:value-type="float" office:value="-1" calcext:value-type="float">
            <text:p>-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-8" calcext:value-type="float">
            <text:p>-8</text:p>
          </table:table-cell>
          <table:table-cell table:style-name="ce77" table:number-columns-repeated="13"/>
          <table:table-cell table:number-columns-repeated="996"/>
        </table:table-row>
        <table:table-row table:style-name="ro1">
          <table:table-cell table:style-name="ce77" office:value-type="string" calcext:value-type="string">
            <text:p>Virranmaa</text:p>
          </table:table-cell>
          <table:table-cell table:style-name="ce311" table:formula="of:=[.B$6]+([.J20]/100)" office:value-type="percentage" office:value="0.134473755533472" calcext:value-type="percentage">
            <text:p>13.45%</text:p>
          </table:table-cell>
          <table:table-cell table:style-name="ce311" table:formula="of:=[.C$6]+([.K20]/100)" office:value-type="percentage" office:value="0.11099647664649" calcext:value-type="percentage">
            <text:p>11.10%</text:p>
          </table:table-cell>
          <table:table-cell table:style-name="ce311" table:formula="of:=[.D$6]+([.L20]/100)" office:value-type="percentage" office:value="0.197539073087" calcext:value-type="percentage">
            <text:p>19.75%</text:p>
          </table:table-cell>
          <table:table-cell table:style-name="ce311" table:formula="of:=[.E$6]+([.M20]/100)" office:value-type="percentage" office:value="0.06171289186015" calcext:value-type="percentage">
            <text:p>6.17%</text:p>
          </table:table-cell>
          <table:table-cell table:style-name="ce311" table:formula="of:=[.F$6]+([.N20]/100)" office:value-type="percentage" office:value="0.270729966573313" calcext:value-type="percentage">
            <text:p>27.07%</text:p>
          </table:table-cell>
          <table:table-cell table:style-name="ce311" table:formula="of:=[.G$6]+([.O20]/100)" office:value-type="percentage" office:value="0.224547836299575" calcext:value-type="percentage">
            <text:p>22.45%</text:p>
          </table:table-cell>
          <table:table-cell table:style-name="ce115" table:formula="of:=SUM([.B20:.E20])" office:value-type="percentage" office:value="0.504722197127112" calcext:value-type="percentage">
            <text:p>50.47%</text:p>
          </table:table-cell>
          <table:table-cell table:style-name="ce115" table:formula="of:=1-[.H20]" office:value-type="percentage" office:value="0.495277802872888" calcext:value-type="percentage">
            <text:p>49.53%</text:p>
          </table:table-cell>
          <table:table-cell table:style-name="ce78" office:value-type="float" office:value="-4" calcext:value-type="float">
            <text:p>-4</text:p>
          </table:table-cell>
          <table:table-cell table:style-name="ce78" office:value-type="float" office:value="-2" calcext:value-type="float">
            <text:p>-2</text:p>
          </table:table-cell>
          <table:table-cell table:style-name="ce78" office:value-type="float" office:value="-1" calcext:value-type="float">
            <text:p>-1</text:p>
          </table:table-cell>
          <table:table-cell table:style-name="ce78" office:value-type="float" office:value="-10" calcext:value-type="float">
            <text:p>-10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8" calcext:value-type="float">
            <text:p>8</text:p>
          </table:table-cell>
          <table:table-cell table:style-name="ce77" table:number-columns-repeated="13"/>
          <table:table-cell table:number-columns-repeated="996"/>
        </table:table-row>
        <table:table-row table:style-name="ro1">
          <table:table-cell table:style-name="ce77" office:value-type="string" calcext:value-type="string">
            <text:p>Vahamaa</text:p>
          </table:table-cell>
          <table:table-cell table:style-name="ce312" table:formula="of:=[.B$6]+([.J21]/100)" office:value-type="percentage" office:value="0.0944737555334719" calcext:value-type="percentage">
            <text:p>9.45%</text:p>
          </table:table-cell>
          <table:table-cell table:style-name="ce312" table:formula="of:=[.C$6]+([.K21]/100)" office:value-type="percentage" office:value="0.14099647664649" calcext:value-type="percentage">
            <text:p>14.10%</text:p>
          </table:table-cell>
          <table:table-cell table:style-name="ce312" table:formula="of:=[.D$6]+([.L21]/100)" office:value-type="percentage" office:value="0.307539073087" calcext:value-type="percentage">
            <text:p>30.75%</text:p>
          </table:table-cell>
          <table:table-cell table:style-name="ce312" table:formula="of:=[.E$6]+([.M21]/100)" office:value-type="percentage" office:value="0.07171289186015" calcext:value-type="percentage">
            <text:p>7.17%</text:p>
          </table:table-cell>
          <table:table-cell table:style-name="ce312" table:formula="of:=[.F$6]+([.N21]/100)" office:value-type="percentage" office:value="0.220729966573313" calcext:value-type="percentage">
            <text:p>22.07%</text:p>
          </table:table-cell>
          <table:table-cell table:style-name="ce312" table:formula="of:=[.G$6]+([.O21]/100)" office:value-type="percentage" office:value="0.164547836299575" calcext:value-type="percentage">
            <text:p>16.45%</text:p>
          </table:table-cell>
          <table:table-cell table:style-name="ce115" table:formula="of:=SUM([.B21:.E21])" office:value-type="percentage" office:value="0.614722197127112" calcext:value-type="percentage">
            <text:p>61.47%</text:p>
          </table:table-cell>
          <table:table-cell table:style-name="ce115" table:formula="of:=1-[.H21]" office:value-type="percentage" office:value="0.385277802872888" calcext:value-type="percentage">
            <text:p>38.53%</text:p>
          </table:table-cell>
          <table:table-cell table:style-name="ce78" office:value-type="float" office:value="-8" calcext:value-type="float">
            <text:p>-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-9" calcext:value-type="float">
            <text:p>-9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7" table:number-columns-repeated="13"/>
          <table:table-cell table:number-columns-repeated="996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313" table:formula="of:=[.B$6]+([.J22]/100)" office:value-type="percentage" office:value="0.174473755533472" calcext:value-type="percentage">
            <text:p>17.45%</text:p>
          </table:table-cell>
          <table:table-cell table:style-name="ce313" table:formula="of:=[.C$6]+([.K22]/100)" office:value-type="percentage" office:value="0.12099647664649" calcext:value-type="percentage">
            <text:p>12.10%</text:p>
          </table:table-cell>
          <table:table-cell table:style-name="ce313" table:formula="of:=[.D$6]+([.L22]/100)" office:value-type="percentage" office:value="0.187539073087" calcext:value-type="percentage">
            <text:p>18.75%</text:p>
          </table:table-cell>
          <table:table-cell table:style-name="ce313" table:formula="of:=[.E$6]+([.M22]/100)" office:value-type="percentage" office:value="0.17171289186015" calcext:value-type="percentage">
            <text:p>17.17%</text:p>
          </table:table-cell>
          <table:table-cell table:style-name="ce313" table:formula="of:=[.F$6]+([.N22]/100)" office:value-type="percentage" office:value="0.130729966573313" calcext:value-type="percentage">
            <text:p>13.07%</text:p>
          </table:table-cell>
          <table:table-cell table:style-name="ce313" table:formula="of:=[.G$6]+([.O22]/100)" office:value-type="percentage" office:value="0.214547836299575" calcext:value-type="percentage">
            <text:p>21.45%</text:p>
          </table:table-cell>
          <table:table-cell table:style-name="ce115" table:formula="of:=SUM([.B22:.E22])" office:value-type="percentage" office:value="0.654722197127112" calcext:value-type="percentage">
            <text:p>65.47%</text:p>
          </table:table-cell>
          <table:table-cell table:style-name="ce115" table:formula="of:=1-[.H22]" office:value-type="percentage" office:value="0.345277802872888" calcext:value-type="percentage">
            <text:p>34.53%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-1" calcext:value-type="float">
            <text:p>-1</text:p>
          </table:table-cell>
          <table:table-cell table:style-name="ce78" office:value-type="float" office:value="-2" calcext:value-type="float">
            <text:p>-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-5" calcext:value-type="float">
            <text:p>-5</text:p>
          </table:table-cell>
          <table:table-cell table:style-name="ce78" office:value-type="float" office:value="7" calcext:value-type="float">
            <text:p>7</text:p>
          </table:table-cell>
          <table:table-cell table:style-name="ce77" table:number-columns-repeated="13"/>
          <table:table-cell table:number-columns-repeated="996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314" table:formula="of:=[.B$6]+([.J23]/100)" office:value-type="percentage" office:value="0.124473755533472" calcext:value-type="percentage">
            <text:p>12.45%</text:p>
          </table:table-cell>
          <table:table-cell table:style-name="ce314" table:formula="of:=[.C$6]+([.K23]/100)" office:value-type="percentage" office:value="0.10099647664649" calcext:value-type="percentage">
            <text:p>10.10%</text:p>
          </table:table-cell>
          <table:table-cell table:style-name="ce314" table:formula="of:=[.D$6]+([.L23]/100)" office:value-type="percentage" office:value="0.107539073087" calcext:value-type="percentage">
            <text:p>10.75%</text:p>
          </table:table-cell>
          <table:table-cell table:style-name="ce314" table:formula="of:=[.E$6]+([.M23]/100)" office:value-type="percentage" office:value="0.25171289186015" calcext:value-type="percentage">
            <text:p>25.17%</text:p>
          </table:table-cell>
          <table:table-cell table:style-name="ce314" table:formula="of:=[.F$6]+([.N23]/100)" office:value-type="percentage" office:value="0.260729966573313" calcext:value-type="percentage">
            <text:p>26.07%</text:p>
          </table:table-cell>
          <table:table-cell table:style-name="ce314" table:formula="of:=[.G$6]+([.O23]/100)" office:value-type="percentage" office:value="0.154547836299575" calcext:value-type="percentage">
            <text:p>15.45%</text:p>
          </table:table-cell>
          <table:table-cell table:style-name="ce115" table:formula="of:=SUM([.B23:.E23])" office:value-type="percentage" office:value="0.584722197127112" calcext:value-type="percentage">
            <text:p>58.47%</text:p>
          </table:table-cell>
          <table:table-cell table:style-name="ce115" table:formula="of:=1-[.H23]" office:value-type="percentage" office:value="0.415277802872888" calcext:value-type="percentage">
            <text:p>41.53%</text:p>
          </table:table-cell>
          <table:table-cell table:style-name="ce78" office:value-type="float" office:value="-5" calcext:value-type="float">
            <text:p>-5</text:p>
          </table:table-cell>
          <table:table-cell table:style-name="ce78" office:value-type="float" office:value="-3" calcext:value-type="float">
            <text:p>-3</text:p>
          </table:table-cell>
          <table:table-cell table:style-name="ce78" office:value-type="float" office:value="-10" calcext:value-type="float">
            <text:p>-10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1" calcext:value-type="float">
            <text:p>1</text:p>
          </table:table-cell>
          <table:table-cell table:style-name="ce77" table:number-columns-repeated="13"/>
          <table:table-cell table:number-columns-repeated="996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315" table:formula="of:=[.B$6]+([.J24]/100)" office:value-type="percentage" office:value="0.0744737555334719" calcext:value-type="percentage">
            <text:p>7.45%</text:p>
          </table:table-cell>
          <table:table-cell table:style-name="ce315" table:formula="of:=[.C$6]+([.K24]/100)" office:value-type="percentage" office:value="0.19099647664649" calcext:value-type="percentage">
            <text:p>19.10%</text:p>
          </table:table-cell>
          <table:table-cell table:style-name="ce315" table:formula="of:=[.D$6]+([.L24]/100)" office:value-type="percentage" office:value="0.207539073087" calcext:value-type="percentage">
            <text:p>20.75%</text:p>
          </table:table-cell>
          <table:table-cell table:style-name="ce315" table:formula="of:=[.E$6]+([.M24]/100)" office:value-type="percentage" office:value="0.24171289186015" calcext:value-type="percentage">
            <text:p>24.17%</text:p>
          </table:table-cell>
          <table:table-cell table:style-name="ce315" table:formula="of:=[.F$6]+([.N24]/100)" office:value-type="percentage" office:value="0.0907299665733129" calcext:value-type="percentage">
            <text:p>9.07%</text:p>
          </table:table-cell>
          <table:table-cell table:style-name="ce315" table:formula="of:=[.G$6]+([.O24]/100)" office:value-type="percentage" office:value="0.194547836299575" calcext:value-type="percentage">
            <text:p>19.45%</text:p>
          </table:table-cell>
          <table:table-cell table:style-name="ce115" table:formula="of:=SUM([.B24:.E24])" office:value-type="percentage" office:value="0.714722197127112" calcext:value-type="percentage">
            <text:p>71.47%</text:p>
          </table:table-cell>
          <table:table-cell table:style-name="ce115" table:formula="of:=1-[.H24]" office:value-type="percentage" office:value="0.285277802872888" calcext:value-type="percentage">
            <text:p>28.53%</text:p>
          </table:table-cell>
          <table:table-cell table:style-name="ce78" office:value-type="float" office:value="-10" calcext:value-type="float">
            <text:p>-1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-9" calcext:value-type="float">
            <text:p>-9</text:p>
          </table:table-cell>
          <table:table-cell table:style-name="ce78" office:value-type="float" office:value="5" calcext:value-type="float">
            <text:p>5</text:p>
          </table:table-cell>
          <table:table-cell table:style-name="ce77" table:number-columns-repeated="13"/>
          <table:table-cell table:number-columns-repeated="996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316" table:formula="of:=[.B$6]+([.J25]/100)" office:value-type="percentage" office:value="0.254473755533472" calcext:value-type="percentage">
            <text:p>25.45%</text:p>
          </table:table-cell>
          <table:table-cell table:style-name="ce316" table:formula="of:=[.C$6]+([.K25]/100)" office:value-type="percentage" office:value="0.18099647664649" calcext:value-type="percentage">
            <text:p>18.10%</text:p>
          </table:table-cell>
          <table:table-cell table:style-name="ce316" table:formula="of:=[.D$6]+([.L25]/100)" office:value-type="percentage" office:value="0.187539073087" calcext:value-type="percentage">
            <text:p>18.75%</text:p>
          </table:table-cell>
          <table:table-cell table:style-name="ce316" table:formula="of:=[.E$6]+([.M25]/100)" office:value-type="percentage" office:value="0.20171289186015" calcext:value-type="percentage">
            <text:p>20.17%</text:p>
          </table:table-cell>
          <table:table-cell table:style-name="ce316" table:formula="of:=[.F$6]+([.N25]/100)" office:value-type="percentage" office:value="0.100729966573313" calcext:value-type="percentage">
            <text:p>10.07%</text:p>
          </table:table-cell>
          <table:table-cell table:style-name="ce316" table:formula="of:=[.G$6]+([.O25]/100)" office:value-type="percentage" office:value="0.0745478362995754" calcext:value-type="percentage">
            <text:p>7.45%</text:p>
          </table:table-cell>
          <table:table-cell table:style-name="ce115" table:formula="of:=SUM([.B25:.E25])" office:value-type="percentage" office:value="0.824722197127112" calcext:value-type="percentage">
            <text:p>82.47%</text:p>
          </table:table-cell>
          <table:table-cell table:style-name="ce115" table:formula="of:=1-[.H25]" office:value-type="percentage" office:value="0.175277802872888" calcext:value-type="percentage">
            <text:p>17.53%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-2" calcext:value-type="float">
            <text:p>-2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-8" calcext:value-type="float">
            <text:p>-8</text:p>
          </table:table-cell>
          <table:table-cell table:style-name="ce78" office:value-type="float" office:value="-7" calcext:value-type="float">
            <text:p>-7</text:p>
          </table:table-cell>
          <table:table-cell table:style-name="ce77" table:number-columns-repeated="13"/>
          <table:table-cell table:number-columns-repeated="996"/>
        </table:table-row>
        <table:table-row table:style-name="ro1">
          <table:table-cell table:style-name="ce115" table:number-columns-repeated="8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7" table:number-columns-repeated="28"/>
          <table:table-cell table:number-columns-repeated="996"/>
        </table:table-row>
        <table:table-row table:style-name="ro1">
          <table:table-cell table:style-name="ce300" office:value-type="string" calcext:value-type="string">
            <text:p>VALITSIJAMIEHET</text:p>
          </table:table-cell>
          <table:table-cell table:style-name="ce84" table:formula="of:=[.B18]" office:value-type="string" office:string-value="Christine Ward" calcext:value-type="string">
            <text:p>Christine Ward</text:p>
          </table:table-cell>
          <table:table-cell table:style-name="ce84" table:formula="of:=[.C18]" office:value-type="string" office:string-value="Akseli Haavisto" calcext:value-type="string">
            <text:p>Akseli Haavisto</text:p>
          </table:table-cell>
          <table:table-cell table:style-name="ce84" table:formula="of:=[.D18]" office:value-type="string" office:string-value="Anthony Hill" calcext:value-type="string">
            <text:p>Anthony Hill</text:p>
          </table:table-cell>
          <table:table-cell table:style-name="ce84" table:formula="of:=[.E18]" office:value-type="string" office:string-value="Hugo Reins" calcext:value-type="string">
            <text:p>Hugo Reins</text:p>
          </table:table-cell>
          <table:table-cell table:style-name="ce84" table:formula="of:=[.F18]" office:value-type="string" office:string-value="Aulikki Räisänen" calcext:value-type="string">
            <text:p>Aulikki Räisänen</text:p>
          </table:table-cell>
          <table:table-cell table:style-name="ce84" table:formula="of:=[.G18]" office:value-type="string" office:string-value="John Frost" calcext:value-type="string">
            <text:p>John Frost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Uussaari</text:p>
          </table:table-cell>
          <table:table-cell table:style-name="ce263" table:number-columns-repeated="2"/>
          <table:table-cell table:style-name="ce218" office:value-type="float" office:value="7" calcext:value-type="float">
            <text:p>7</text:p>
          </table:table-cell>
          <table:table-cell table:style-name="ce263" table:number-columns-repeated="3"/>
          <table:table-cell table:style-name="ce263" table:formula="of:=SUM([.B29:.G29])" office:value-type="float" office:value="7" calcext:value-type="float">
            <text:p>7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7" office:value-type="string" calcext:value-type="string">
            <text:p>Virranmaa</text:p>
          </table:table-cell>
          <table:table-cell table:style-name="ce263" table:number-columns-repeated="4"/>
          <table:table-cell table:style-name="ce218" office:value-type="float" office:value="6" calcext:value-type="float">
            <text:p>6</text:p>
          </table:table-cell>
          <table:table-cell table:style-name="ce263"/>
          <table:table-cell table:style-name="ce263" table:formula="of:=SUM([.B30:.G30])" office:value-type="float" office:value="6" calcext:value-type="float">
            <text:p>6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7" office:value-type="string" calcext:value-type="string">
            <text:p>Vahamaa</text:p>
          </table:table-cell>
          <table:table-cell table:style-name="ce263" table:number-columns-repeated="2"/>
          <table:table-cell table:style-name="ce218" office:value-type="float" office:value="5" calcext:value-type="float">
            <text:p>5</text:p>
          </table:table-cell>
          <table:table-cell table:style-name="ce263" table:number-columns-repeated="3"/>
          <table:table-cell table:style-name="ce263" table:formula="of:=SUM([.B31:.G31])" office:value-type="float" office:value="5" calcext:value-type="float">
            <text:p>5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table:number-columns-repeated="5"/>
          <table:table-cell table:style-name="ce218" office:value-type="float" office:value="4" calcext:value-type="float">
            <text:p>4</text:p>
          </table:table-cell>
          <table:table-cell table:style-name="ce263" table:formula="of:=SUM([.B32:.G32])" office:value-type="float" office:value="4" calcext:value-type="float">
            <text:p>4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 table:number-columns-repeated="4"/>
          <table:table-cell table:style-name="ce218" office:value-type="float" office:value="3" calcext:value-type="float">
            <text:p>3</text:p>
          </table:table-cell>
          <table:table-cell table:style-name="ce263"/>
          <table:table-cell table:style-name="ce263" table:formula="of:=SUM([.B33:.G33])" office:value-type="float" office:value="3" calcext:value-type="float">
            <text:p>3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63" table:number-columns-repeated="3"/>
          <table:table-cell table:style-name="ce218" office:value-type="float" office:value="2" calcext:value-type="float">
            <text:p>2</text:p>
          </table:table-cell>
          <table:table-cell table:style-name="ce263" table:number-columns-repeated="2"/>
          <table:table-cell table:style-name="ce263" table:formula="of:=SUM([.B34:.G34])" office:value-type="float" office:value="2" calcext:value-type="float">
            <text:p>2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18" office:value-type="float" office:value="1" calcext:value-type="float">
            <text:p>1</text:p>
          </table:table-cell>
          <table:table-cell table:style-name="ce263" table:number-columns-repeated="5"/>
          <table:table-cell table:style-name="ce263" table:formula="of:=SUM([.B35:.G35])" office:value-type="float" office:value="1" calcext:value-type="float">
            <text:p>1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263" table:formula="of:=SUM([.B36:.G36])" office:value-type="float" office:value="28" calcext:value-type="float">
            <text:p>28</text:p>
          </table:table-cell>
          <table:table-cell table:style-name="ce263" table:formula="of:=SUM([.B29:.B35])" office:value-type="float" office:value="1" calcext:value-type="float">
            <text:p>1</text:p>
          </table:table-cell>
          <table:table-cell table:style-name="ce263" table:formula="of:=SUM([.C29:.C35])" office:value-type="float" office:value="0" calcext:value-type="float">
            <text:p>0</text:p>
          </table:table-cell>
          <table:table-cell table:style-name="ce263" table:formula="of:=SUM([.D29:.D35])" office:value-type="float" office:value="12" calcext:value-type="float">
            <text:p>12</text:p>
          </table:table-cell>
          <table:table-cell table:style-name="ce263" table:formula="of:=SUM([.E29:.E35])" office:value-type="float" office:value="2" calcext:value-type="float">
            <text:p>2</text:p>
          </table:table-cell>
          <table:table-cell table:style-name="ce263" table:formula="of:=SUM([.F29:.F35])" office:value-type="float" office:value="9" calcext:value-type="float">
            <text:p>9</text:p>
          </table:table-cell>
          <table:table-cell table:style-name="ce263" table:formula="of:=SUM([.G29:.G35])" office:value-type="float" office:value="4" calcext:value-type="float">
            <text:p>4</text:p>
          </table:table-cell>
          <table:table-cell table:style-name="ce263" table:formula="of:=SUM([.H29:.H35])" office:value-type="float" office:value="28" calcext:value-type="float">
            <text:p>28</text:p>
          </table:table-cell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7" table:number-columns-repeated="28"/>
          <table:table-cell table:number-columns-repeated="996"/>
        </table:table-row>
        <table:table-row table:style-name="ro1">
          <table:table-cell table:style-name="ce300" office:value-type="string" calcext:value-type="string">
            <text:p>2. KIERROS</text:p>
          </table:table-cell>
          <table:table-cell table:style-name="ce77" table:number-columns-repeated="27"/>
          <table:table-cell table:number-columns-repeated="996"/>
        </table:table-row>
        <table:table-row table:style-name="ro1">
          <table:table-cell table:style-name="ce300" office:value-type="string" calcext:value-type="string">
            <text:p>ÄÄNET</text:p>
          </table:table-cell>
          <table:table-cell table:style-name="ce84" office:value-type="string" calcext:value-type="string">
            <text:p>Anthony Hill</text:p>
          </table:table-cell>
          <table:table-cell table:style-name="ce84" office:value-type="string" calcext:value-type="string">
            <text:p>Aulikki Räisänen</text:p>
          </table:table-cell>
          <table:table-cell table:style-name="ce84" office:value-type="string" calcext:value-type="string">
            <text:p>Yht.</text:p>
          </table:table-cell>
          <table:table-cell table:style-name="ce84" table:number-columns-repeated="4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Uussaari</text:p>
          </table:table-cell>
          <table:table-cell table:style-name="ce263" table:formula="of:=[.B50]*3510" office:value-type="float" office:value="1475.955" calcext:value-type="float">
            <text:p>1476</text:p>
          </table:table-cell>
          <table:table-cell table:style-name="ce263" table:formula="of:=[.C50]*3510" office:value-type="float" office:value="1034.748" calcext:value-type="float">
            <text:p>1035</text:p>
          </table:table-cell>
          <table:table-cell table:style-name="ce263" table:formula="of:=SUM([.B40:.C40])" office:value-type="float" office:value="2510.703" calcext:value-type="float">
            <text:p>2511</text:p>
          </table:table-cell>
          <table:table-cell table:style-name="ce263" table:number-columns-repeated="4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7" office:value-type="string" calcext:value-type="string">
            <text:p>Virranmaa</text:p>
          </table:table-cell>
          <table:table-cell table:style-name="ce263" table:formula="of:=[.B51]*2615" office:value-type="float" office:value="995.0075" calcext:value-type="float">
            <text:p>995</text:p>
          </table:table-cell>
          <table:table-cell table:style-name="ce263" table:formula="of:=[.C51]*2615" office:value-type="float" office:value="875.502" calcext:value-type="float">
            <text:p>876</text:p>
          </table:table-cell>
          <table:table-cell table:style-name="ce263" table:formula="of:=SUM([.B41:.C41])" office:value-type="float" office:value="1870.5095" calcext:value-type="float">
            <text:p>1871</text:p>
          </table:table-cell>
          <table:table-cell table:style-name="ce263" table:number-columns-repeated="4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7" office:value-type="string" calcext:value-type="string">
            <text:p>Vahamaa</text:p>
          </table:table-cell>
          <table:table-cell table:style-name="ce263" table:formula="of:=[.B52]*1501" office:value-type="float" office:value="556.1205" calcext:value-type="float">
            <text:p>556</text:p>
          </table:table-cell>
          <table:table-cell table:style-name="ce263" table:formula="of:=[.C52]*1501" office:value-type="float" office:value="517.5448" calcext:value-type="float">
            <text:p>518</text:p>
          </table:table-cell>
          <table:table-cell table:style-name="ce263" table:formula="of:=SUM([.B42:.C42])" office:value-type="float" office:value="1073.6653" calcext:value-type="float">
            <text:p>1074</text:p>
          </table:table-cell>
          <table:table-cell table:style-name="ce263" table:number-columns-repeated="4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table:formula="of:=[.B53]*738" office:value-type="float" office:value="332.469" calcext:value-type="float">
            <text:p>332</text:p>
          </table:table-cell>
          <table:table-cell table:style-name="ce263" table:formula="of:=[.C53]*738" office:value-type="float" office:value="195.4224" calcext:value-type="float">
            <text:p>195</text:p>
          </table:table-cell>
          <table:table-cell table:style-name="ce263" table:formula="of:=SUM([.B43:.C43])" office:value-type="float" office:value="527.8914" calcext:value-type="float">
            <text:p>528</text:p>
          </table:table-cell>
          <table:table-cell table:style-name="ce263" table:number-columns-repeated="4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 table:formula="of:=[.B54]*293" office:value-type="float" office:value="90.9765" calcext:value-type="float">
            <text:p>91</text:p>
          </table:table-cell>
          <table:table-cell table:style-name="ce263" table:formula="of:=[.C54]*293" office:value-type="float" office:value="118.6064" calcext:value-type="float">
            <text:p>119</text:p>
          </table:table-cell>
          <table:table-cell table:style-name="ce263" table:formula="of:=SUM([.B44:.C44])" office:value-type="float" office:value="209.5829" calcext:value-type="float">
            <text:p>210</text:p>
          </table:table-cell>
          <table:table-cell table:style-name="ce263" table:number-columns-repeated="4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63" table:formula="of:=[.B55]*147" office:value-type="float" office:value="67.6935" calcext:value-type="float">
            <text:p>68</text:p>
          </table:table-cell>
          <table:table-cell table:style-name="ce263" table:formula="of:=[.C55]*147" office:value-type="float" office:value="37.4556" calcext:value-type="float">
            <text:p>37</text:p>
          </table:table-cell>
          <table:table-cell table:style-name="ce263" table:formula="of:=SUM([.B45:.C45])" office:value-type="float" office:value="105.1491" calcext:value-type="float">
            <text:p>105</text:p>
          </table:table-cell>
          <table:table-cell table:style-name="ce263" table:number-columns-repeated="4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63" table:formula="of:=[.B56]*235" office:value-type="float" office:value="75.3175" calcext:value-type="float">
            <text:p>75</text:p>
          </table:table-cell>
          <table:table-cell table:style-name="ce263" table:formula="of:=[.C56]*235" office:value-type="float" office:value="92.778" calcext:value-type="float">
            <text:p>93</text:p>
          </table:table-cell>
          <table:table-cell table:style-name="ce263" table:formula="of:=SUM([.B46:.C46])" office:value-type="float" office:value="168.0955" calcext:value-type="float">
            <text:p>168</text:p>
          </table:table-cell>
          <table:table-cell table:style-name="ce263" table:number-columns-repeated="4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263" table:formula="of:=SUM([.B47:.C47])" office:value-type="float" office:value="6465.5967" calcext:value-type="float">
            <text:p>6466</text:p>
          </table:table-cell>
          <table:table-cell table:style-name="ce263" table:formula="of:=SUM([.B40:.B46])" office:value-type="float" office:value="3593.5395" calcext:value-type="float">
            <text:p>3594</text:p>
          </table:table-cell>
          <table:table-cell table:style-name="ce263" table:formula="of:=SUM([.C40:.C46])" office:value-type="float" office:value="2872.0572" calcext:value-type="float">
            <text:p>2872</text:p>
          </table:table-cell>
          <table:table-cell table:style-name="ce263" table:formula="of:=SUM([.D40:.D46])" office:value-type="float" office:value="6465.5967" calcext:value-type="float">
            <text:p>6466</text:p>
          </table:table-cell>
          <table:table-cell table:style-name="ce77" table:number-columns-repeated="24"/>
          <table:table-cell table:number-columns-repeated="996"/>
        </table:table-row>
        <table:table-row table:style-name="ro1">
          <table:table-cell table:style-name="ce77" table:number-columns-repeated="28"/>
          <table:table-cell table:number-columns-repeated="996"/>
        </table:table-row>
        <table:table-row table:style-name="ro1">
          <table:table-cell table:style-name="ce300" office:value-type="string" calcext:value-type="string">
            <text:p>PROSENTIT</text:p>
          </table:table-cell>
          <table:table-cell table:style-name="ce84" office:value-type="string" calcext:value-type="string">
            <text:p>Anthony Hill</text:p>
          </table:table-cell>
          <table:table-cell table:style-name="ce84" office:value-type="string" calcext:value-type="string">
            <text:p>Aulikki Räisänen</text:p>
          </table:table-cell>
          <table:table-cell table:style-name="ce84" office:value-type="string" calcext:value-type="string">
            <text:p>Yht.</text:p>
          </table:table-cell>
          <table:table-cell table:style-name="ce84" office:value-type="string" calcext:value-type="string">
            <text:p>Jäljellä</text:p>
          </table:table-cell>
          <table:table-cell table:style-name="ce84" office:value-type="string" calcext:value-type="string">
            <text:p>A. H.</text:p>
          </table:table-cell>
          <table:table-cell table:style-name="ce84" office:value-type="string" calcext:value-type="string">
            <text:p>A. R.</text:p>
          </table:table-cell>
          <table:table-cell table:style-name="ce84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Uussaari</text:p>
          </table:table-cell>
          <table:table-cell table:style-name="ce317" table:formula="of:=0.3605+([.F50]/100)" office:value-type="percentage" office:value="0.4205" calcext:value-type="percentage">
            <text:p>42.05%</text:p>
          </table:table-cell>
          <table:table-cell table:style-name="ce317" table:formula="of:=0.3548+([.G50]/100)" office:value-type="percentage" office:value="0.2948" calcext:value-type="percentage">
            <text:p>29.48%</text:p>
          </table:table-cell>
          <table:table-cell table:style-name="ce115" table:formula="of:=SUM([.B50:.C50])" office:value-type="percentage" office:value="0.7153" calcext:value-type="percentage">
            <text:p>71.53%</text:p>
          </table:table-cell>
          <table:table-cell table:style-name="ce115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-6" calcext:value-type="float">
            <text:p>-6</text:p>
          </table:table-cell>
          <table:table-cell table:style-name="ce115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7" office:value-type="string" calcext:value-type="string">
            <text:p>Virranmaa</text:p>
          </table:table-cell>
          <table:table-cell table:style-name="ce318" table:formula="of:=0.3605+([.F51]/100)" office:value-type="percentage" office:value="0.3805" calcext:value-type="percentage">
            <text:p>38.05%</text:p>
          </table:table-cell>
          <table:table-cell table:style-name="ce318" table:formula="of:=0.3548+([.G51]/100)" office:value-type="percentage" office:value="0.3348" calcext:value-type="percentage">
            <text:p>33.48%</text:p>
          </table:table-cell>
          <table:table-cell table:style-name="ce115" table:formula="of:=SUM([.B51:.C51])" office:value-type="percentage" office:value="0.7153" calcext:value-type="percentage">
            <text:p>71.53%</text:p>
          </table:table-cell>
          <table:table-cell table:style-name="ce115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-2" calcext:value-type="float">
            <text:p>-2</text:p>
          </table:table-cell>
          <table:table-cell table:style-name="ce115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7" office:value-type="string" calcext:value-type="string">
            <text:p>Vahamaa</text:p>
          </table:table-cell>
          <table:table-cell table:style-name="ce319" table:formula="of:=0.3605+([.F52]/100)" office:value-type="percentage" office:value="0.3705" calcext:value-type="percentage">
            <text:p>37.05%</text:p>
          </table:table-cell>
          <table:table-cell table:style-name="ce319" table:formula="of:=0.3548+([.G52]/100)" office:value-type="percentage" office:value="0.3448" calcext:value-type="percentage">
            <text:p>34.48%</text:p>
          </table:table-cell>
          <table:table-cell table:style-name="ce115" table:formula="of:=SUM([.B52:.C52])" office:value-type="percentage" office:value="0.7153" calcext:value-type="percentage">
            <text:p>71.53%</text:p>
          </table:table-cell>
          <table:table-cell table:style-name="ce115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-1" calcext:value-type="float">
            <text:p>-1</text:p>
          </table:table-cell>
          <table:table-cell table:style-name="ce115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320" table:formula="of:=0.3605+([.F53]/100)" office:value-type="percentage" office:value="0.4505" calcext:value-type="percentage">
            <text:p>45.05%</text:p>
          </table:table-cell>
          <table:table-cell table:style-name="ce320" table:formula="of:=0.3548+([.G53]/100)" office:value-type="percentage" office:value="0.2648" calcext:value-type="percentage">
            <text:p>26.48%</text:p>
          </table:table-cell>
          <table:table-cell table:style-name="ce115" table:formula="of:=SUM([.B53:.C53])" office:value-type="percentage" office:value="0.7153" calcext:value-type="percentage">
            <text:p>71.53%</text:p>
          </table:table-cell>
          <table:table-cell table:style-name="ce115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-9" calcext:value-type="float">
            <text:p>-9</text:p>
          </table:table-cell>
          <table:table-cell table:style-name="ce115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321" table:formula="of:=0.3605+([.F54]/100)" office:value-type="percentage" office:value="0.3105" calcext:value-type="percentage">
            <text:p>31.05%</text:p>
          </table:table-cell>
          <table:table-cell table:style-name="ce321" table:formula="of:=0.3548+([.G54]/100)" office:value-type="percentage" office:value="0.4048" calcext:value-type="percentage">
            <text:p>40.48%</text:p>
          </table:table-cell>
          <table:table-cell table:style-name="ce115" table:formula="of:=SUM([.B54:.C54])" office:value-type="percentage" office:value="0.7153" calcext:value-type="percentage">
            <text:p>71.53%</text:p>
          </table:table-cell>
          <table:table-cell table:style-name="ce115"/>
          <table:table-cell table:style-name="ce78" office:value-type="float" office:value="-5" calcext:value-type="float">
            <text:p>-5</text:p>
          </table:table-cell>
          <table:table-cell table:style-name="ce78" office:value-type="float" office:value="5" calcext:value-type="float">
            <text:p>5</text:p>
          </table:table-cell>
          <table:table-cell table:style-name="ce115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322" table:formula="of:=0.3605+([.F55]/100)" office:value-type="percentage" office:value="0.4605" calcext:value-type="percentage">
            <text:p>46.05%</text:p>
          </table:table-cell>
          <table:table-cell table:style-name="ce322" table:formula="of:=0.3548+([.G55]/100)" office:value-type="percentage" office:value="0.2548" calcext:value-type="percentage">
            <text:p>25.48%</text:p>
          </table:table-cell>
          <table:table-cell table:style-name="ce115" table:formula="of:=SUM([.B55:.C55])" office:value-type="percentage" office:value="0.7153" calcext:value-type="percentage">
            <text:p>71.53%</text:p>
          </table:table-cell>
          <table:table-cell table:style-name="ce115"/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-10" calcext:value-type="float">
            <text:p>-10</text:p>
          </table:table-cell>
          <table:table-cell table:style-name="ce115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323" table:formula="of:=0.3605+([.F56]/100)" office:value-type="percentage" office:value="0.3205" calcext:value-type="percentage">
            <text:p>32.05%</text:p>
          </table:table-cell>
          <table:table-cell table:style-name="ce323" table:formula="of:=0.3548+([.G56]/100)" office:value-type="percentage" office:value="0.3948" calcext:value-type="percentage">
            <text:p>39.48%</text:p>
          </table:table-cell>
          <table:table-cell table:style-name="ce115" table:formula="of:=SUM([.B56:.C56])" office:value-type="percentage" office:value="0.7153" calcext:value-type="percentage">
            <text:p>71.53%</text:p>
          </table:table-cell>
          <table:table-cell table:style-name="ce115"/>
          <table:table-cell table:style-name="ce78" office:value-type="float" office:value="-4" calcext:value-type="float">
            <text:p>-4</text:p>
          </table:table-cell>
          <table:table-cell table:style-name="ce78" office:value-type="float" office:value="4" calcext:value-type="float">
            <text:p>4</text:p>
          </table:table-cell>
          <table:table-cell table:style-name="ce115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115"/>
          <table:table-cell table:style-name="ce324" table:formula="of:=[.B47]/[.$D$47]" office:value-type="percentage" office:value="0.555793945514727" calcext:value-type="percentage">
            <text:p>55.58%</text:p>
          </table:table-cell>
          <table:table-cell table:style-name="ce324" table:formula="of:=[.C47]/[.$D$47]" office:value-type="percentage" office:value="0.444206054485273" calcext:value-type="percentage">
            <text:p>44.42%</text:p>
          </table:table-cell>
          <table:table-cell table:style-name="ce324" table:formula="of:=[.D47]/[.$D$47]" office:value-type="percentage" office:value="1" calcext:value-type="percentage">
            <text:p>100.00%</text:p>
          </table:table-cell>
          <table:table-cell table:style-name="ce115" table:number-columns-repeated="4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7"/>
          <table:table-cell table:style-name="ce324"/>
          <table:table-cell table:style-name="ce77" table:number-columns-repeated="26"/>
          <table:table-cell table:number-columns-repeated="996"/>
        </table:table-row>
        <table:table-row table:style-name="ro1">
          <table:table-cell table:style-name="ce300" office:value-type="string" calcext:value-type="string">
            <text:p>VALITSIJAMIEHET</text:p>
          </table:table-cell>
          <table:table-cell table:style-name="ce84" office:value-type="string" calcext:value-type="string">
            <text:p>Anthony Hill</text:p>
          </table:table-cell>
          <table:table-cell table:style-name="ce84" office:value-type="string" calcext:value-type="string">
            <text:p>Aulikki Räisänen</text:p>
          </table:table-cell>
          <table:table-cell table:style-name="ce84" table:number-columns-repeated="5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Uussaari</text:p>
          </table:table-cell>
          <table:table-cell table:style-name="ce218" office:value-type="float" office:value="7" calcext:value-type="float">
            <text:p>7</text:p>
          </table:table-cell>
          <table:table-cell table:style-name="ce218"/>
          <table:table-cell table:style-name="ce263" table:number-columns-repeated="5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7" office:value-type="string" calcext:value-type="string">
            <text:p>Virranmaa</text:p>
          </table:table-cell>
          <table:table-cell table:style-name="ce218" office:value-type="float" office:value="6" calcext:value-type="float">
            <text:p>6</text:p>
          </table:table-cell>
          <table:table-cell table:style-name="ce263" table:number-columns-repeated="6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7" office:value-type="string" calcext:value-type="string">
            <text:p>Vahamaa</text:p>
          </table:table-cell>
          <table:table-cell table:style-name="ce218" office:value-type="float" office:value="5" calcext:value-type="float">
            <text:p>5</text:p>
          </table:table-cell>
          <table:table-cell table:style-name="ce218"/>
          <table:table-cell table:style-name="ce263" table:number-columns-repeated="5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18" office:value-type="float" office:value="4" calcext:value-type="float">
            <text:p>4</text:p>
          </table:table-cell>
          <table:table-cell table:style-name="ce263" table:number-columns-repeated="6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18"/>
          <table:table-cell table:style-name="ce218" office:value-type="float" office:value="3" calcext:value-type="float">
            <text:p>3</text:p>
          </table:table-cell>
          <table:table-cell table:style-name="ce263" table:number-columns-repeated="5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18" office:value-type="float" office:value="2" calcext:value-type="float">
            <text:p>2</text:p>
          </table:table-cell>
          <table:table-cell table:style-name="ce263" table:number-columns-repeated="6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63" table:number-columns-repeated="5"/>
          <table:table-cell table:style-name="ce77" table:number-columns-repeated="20"/>
          <table:table-cell table:number-columns-repeated="996"/>
        </table:table-row>
        <table:table-row table:style-name="ro1">
          <table:table-cell table:style-name="ce263" table:formula="of:=SUM([.B67:.E67])" office:value-type="float" office:value="28" calcext:value-type="float">
            <text:p>28</text:p>
          </table:table-cell>
          <table:table-cell table:style-name="ce263" table:formula="of:=SUM([.B60:.B66])" office:value-type="float" office:value="24" calcext:value-type="float">
            <text:p>24</text:p>
          </table:table-cell>
          <table:table-cell table:style-name="ce263" table:formula="of:=SUM([.C60:.C66])" office:value-type="float" office:value="4" calcext:value-type="float">
            <text:p>4</text:p>
          </table:table-cell>
          <table:table-cell table:style-name="ce77" table:number-columns-repeated="25"/>
          <table:table-cell table:number-columns-repeated="996"/>
        </table:table-row>
        <table:table-row table:style-name="ro1" table:number-rows-repeated="200">
          <table:table-cell table:style-name="ce77" table:number-columns-repeated="28"/>
          <table:table-cell table:number-columns-repeated="996"/>
        </table:table-row>
        <table:table-row table:style-name="ro1" table:number-rows-repeated="736">
          <table:table-cell table:style-name="ce77" table:number-columns-repeated="28"/>
          <table:table-cell table:number-columns-repeated="996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residentsval 2026'.B19:'Presidentsval 2026'.G19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20:'Presidentsval 2026'.G20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21:'Presidentsval 2026'.G21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22:'Presidentsval 2026'.G22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23:'Presidentsval 2026'.G23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24:'Presidentsval 2026'.G2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25:'Presidentsval 2026'.G25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50:'Presidentsval 2026'.C5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51:'Presidentsval 2026'.C51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52:'Presidentsval 2026'.C52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53:'Presidentsval 2026'.C53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54:'Presidentsval 2026'.C54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55:'Presidentsval 2026'.C55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56:'Presidentsval 2026'.C5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Presidentsval 2026'.B57:'Presidentsval 2026'.B58 'Presidentsval 2026'.C57:'Presidentsval 2026'.D57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Parlamenttivaalit 2021" table:style-name="ta10">
        <table:table-column table:style-name="co49" table:default-cell-style-name="Default"/>
        <table:table-column table:style-name="co37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1">
          <table:table-cell table:style-name="ce329" office:value-type="string" calcext:value-type="string">
            <text:p>Aika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84" office:value-type="string" calcext:value-type="string">
            <text:p>Hallitus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30" office:value-type="date" office:date-value="2021-01-01" calcext:value-type="date">
            <text:p>1.1.2021</text:p>
          </table:table-cell>
          <table:table-cell table:style-name="ce115" office:value-type="percentage" office:value="0.238923692869743" calcext:value-type="percentage">
            <text:p>23.89%</text:p>
          </table:table-cell>
          <table:table-cell table:style-name="ce115" office:value-type="percentage" office:value="0.0608667001622736" calcext:value-type="percentage">
            <text:p>6.09%</text:p>
          </table:table-cell>
          <table:table-cell table:style-name="ce115" office:value-type="percentage" office:value="0.142891010032325" calcext:value-type="percentage">
            <text:p>14.29%</text:p>
          </table:table-cell>
          <table:table-cell table:style-name="ce115" office:value-type="percentage" office:value="0.0381816717242788" calcext:value-type="percentage">
            <text:p>3.82%</text:p>
          </table:table-cell>
          <table:table-cell table:style-name="ce115" office:value-type="percentage" office:value="0.0749735688268616" calcext:value-type="percentage">
            <text:p>7.50%</text:p>
          </table:table-cell>
          <table:table-cell table:style-name="ce115" office:value-type="percentage" office:value="0.175551281089292" calcext:value-type="percentage">
            <text:p>17.56%</text:p>
          </table:table-cell>
          <table:table-cell table:style-name="ce115" office:value-type="percentage" office:value="0.210135342554478" calcext:value-type="percentage">
            <text:p>21.01%</text:p>
          </table:table-cell>
          <table:table-cell table:style-name="ce115" office:value-type="percentage" office:value="0.0584767327407473" calcext:value-type="percentage">
            <text:p>5.85%</text:p>
          </table:table-cell>
          <table:table-cell table:style-name="ce115" table:formula="of:=SUM([.B2:.I2])" office:value-type="percentage" office:value="1" calcext:value-type="percentage">
            <text:p>100.00%</text:p>
          </table:table-cell>
          <table:table-cell table:style-name="ce115" table:formula="of:=SUM([.D2];[.G2];[.H2])" office:value-type="percentage" office:value="0.5285776337" calcext:value-type="percentage">
            <text:p>52.86%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30" office:value-type="date" office:date-value="2021-03-01" calcext:value-type="date">
            <text:p>1.3.2021</text:p>
          </table:table-cell>
          <table:table-cell table:style-name="ce77" table:number-columns-repeated="25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287" office:value-type="string" calcext:value-type="string">
            <text:p>Vaalipiiri</text:p>
          </table:table-cell>
          <table:table-cell table:style-name="ce289" office:value-type="string" calcext:value-type="string">
            <text:p>Kansanedustajat</text:p>
          </table:table-cell>
          <table:table-cell table:style-name="ce288" office:value-type="string" calcext:value-type="string">
            <text:p>Äänestäjät</text:p>
          </table:table-cell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89" office:value-type="string" calcext:value-type="string">
            <text:p>Uussaari Keskusta</text:p>
          </table:table-cell>
          <table:table-cell table:style-name="ce290" office:value-type="float" office:value="5" calcext:value-type="float">
            <text:p>5</text:p>
          </table:table-cell>
          <table:table-cell table:style-name="ce288" office:value-type="float" office:value="730" calcext:value-type="float">
            <text:p>730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288" office:value-type="string" calcext:value-type="string">
            <text:p>Leppälä</text:p>
          </table:table-cell>
          <table:table-cell table:style-name="ce291" office:value-type="float" office:value="7" calcext:value-type="float">
            <text:p>7</text:p>
          </table:table-cell>
          <table:table-cell table:style-name="ce288" office:value-type="float" office:value="1120" calcext:value-type="float">
            <text:p>1120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288" office:value-type="string" calcext:value-type="string">
            <text:p>Vanhasaari</text:p>
          </table:table-cell>
          <table:table-cell table:style-name="ce291" office:value-type="float" office:value="10" calcext:value-type="float">
            <text:p>10</text:p>
          </table:table-cell>
          <table:table-cell table:style-name="ce288" office:value-type="float" office:value="1659" calcext:value-type="float">
            <text:p>1659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Virranmaa</text:p>
          </table:table-cell>
          <table:table-cell table:style-name="ce290" office:value-type="float" office:value="15" calcext:value-type="float">
            <text:p>15</text:p>
          </table:table-cell>
          <table:table-cell table:style-name="ce288" office:value-type="float" office:value="2615" calcext:value-type="float">
            <text:p>2615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Vahamaa</text:p>
          </table:table-cell>
          <table:table-cell table:style-name="ce290" office:value-type="float" office:value="9" calcext:value-type="float">
            <text:p>9</text:p>
          </table:table-cell>
          <table:table-cell table:style-name="ce288" office:value-type="float" office:value="1500" calcext:value-type="float">
            <text:p>1500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Ventelänlaakso</text:p>
          </table:table-cell>
          <table:table-cell table:style-name="ce290" office:value-type="float" office:value="5" calcext:value-type="float">
            <text:p>5</text:p>
          </table:table-cell>
          <table:table-cell table:style-name="ce288" office:value-type="float" office:value="737" calcext:value-type="float">
            <text:p>737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Aurmaa</text:p>
          </table:table-cell>
          <table:table-cell table:style-name="ce290" office:value-type="float" office:value="2.42481089258699" calcext:value-type="float">
            <text:p>2</text:p>
          </table:table-cell>
          <table:table-cell table:style-name="ce288" office:value-type="float" office:value="234" calcext:value-type="float">
            <text:p>234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Ristilaakso</text:p>
          </table:table-cell>
          <table:table-cell table:style-name="ce290" office:value-type="float" office:value="1.89500756429652" calcext:value-type="float">
            <text:p>2</text:p>
          </table:table-cell>
          <table:table-cell table:style-name="ce288" office:value-type="float" office:value="147" calcext:value-type="float">
            <text:p>147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Vanhasaarenmaa</text:p>
          </table:table-cell>
          <table:table-cell table:style-name="ce290" office:value-type="float" office:value="2.77972768532527" calcext:value-type="float">
            <text:p>3</text:p>
          </table:table-cell>
          <table:table-cell table:style-name="ce288" office:value-type="float" office:value="293" calcext:value-type="float">
            <text:p>293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/>
          <table:table-cell table:style-name="ce292" table:formula="of:=SUM([.B6:.B14])" office:value-type="float" office:value="58.0995461422088" calcext:value-type="float">
            <text:p>58 </text:p>
          </table:table-cell>
          <table:table-cell table:style-name="ce288" table:formula="of:=SUM([.C6:.C14])" office:value-type="float" office:value="9035" calcext:value-type="float">
            <text:p>9035</text:p>
          </table:table-cell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300" office:value-type="string" calcext:value-type="string">
            <text:p>PROSENTIT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 Keskusta</text:p>
          </table:table-cell>
          <table:table-cell table:style-name="ce308" office:value-type="percentage" office:value="0.27" calcext:value-type="percentage">
            <text:p>27%</text:p>
          </table:table-cell>
          <table:table-cell table:style-name="ce308" office:value-type="percentage" office:value="0.01" calcext:value-type="percentage">
            <text:p>1%</text:p>
          </table:table-cell>
          <table:table-cell table:style-name="ce308" office:value-type="percentage" office:value="0.19" calcext:value-type="percentage">
            <text:p>19%</text:p>
          </table:table-cell>
          <table:table-cell table:style-name="ce308" office:value-type="percentage" office:value="0.02" calcext:value-type="percentage">
            <text:p>2%</text:p>
          </table:table-cell>
          <table:table-cell table:style-name="ce308" office:value-type="percentage" office:value="0.09" calcext:value-type="percentage">
            <text:p>9%</text:p>
          </table:table-cell>
          <table:table-cell table:style-name="ce308" office:value-type="percentage" office:value="0.14" calcext:value-type="percentage">
            <text:p>14%</text:p>
          </table:table-cell>
          <table:table-cell table:style-name="ce308" office:value-type="percentage" office:value="0.21" calcext:value-type="percentage">
            <text:p>21%</text:p>
          </table:table-cell>
          <table:table-cell table:style-name="ce308" office:value-type="percentage" office:value="0.03" calcext:value-type="percentage">
            <text:p>3%</text:p>
          </table:table-cell>
          <table:table-cell table:style-name="ce308" table:formula="of:=SUM([.B18:.I18])" office:value-type="percentage" office:value="0.96" calcext:value-type="percentage">
            <text:p>96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 office:value-type="string" calcext:value-type="string">
            <text:p>Leppälä</text:p>
          </table:table-cell>
          <table:table-cell table:style-name="ce308" office:value-type="percentage" office:value="0.19" calcext:value-type="percentage">
            <text:p>19%</text:p>
          </table:table-cell>
          <table:table-cell table:style-name="ce308" office:value-type="percentage" office:value="0.11" calcext:value-type="percentage">
            <text:p>11%</text:p>
          </table:table-cell>
          <table:table-cell table:style-name="ce308" office:value-type="percentage" office:value="0.18" calcext:value-type="percentage">
            <text:p>18%</text:p>
          </table:table-cell>
          <table:table-cell table:style-name="ce308" office:value-type="percentage" office:value="0.01" calcext:value-type="percentage">
            <text:p>1%</text:p>
          </table:table-cell>
          <table:table-cell table:style-name="ce308" office:value-type="percentage" office:value="0.02" calcext:value-type="percentage">
            <text:p>2%</text:p>
          </table:table-cell>
          <table:table-cell table:style-name="ce308" office:value-type="percentage" office:value="0.16" calcext:value-type="percentage">
            <text:p>16%</text:p>
          </table:table-cell>
          <table:table-cell table:style-name="ce308" office:value-type="percentage" office:value="0.19" calcext:value-type="percentage">
            <text:p>19%</text:p>
          </table:table-cell>
          <table:table-cell table:style-name="ce308" office:value-type="percentage" office:value="0.06" calcext:value-type="percentage">
            <text:p>6%</text:p>
          </table:table-cell>
          <table:table-cell table:style-name="ce308" table:formula="of:=SUM([.B19:.I19])" office:value-type="percentage" office:value="0.92" calcext:value-type="percentage">
            <text:p>92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 office:value-type="string" calcext:value-type="string">
            <text:p>Vanhasaari</text:p>
          </table:table-cell>
          <table:table-cell table:style-name="ce308" office:value-type="percentage" office:value="0.21" calcext:value-type="percentage">
            <text:p>21%</text:p>
          </table:table-cell>
          <table:table-cell table:style-name="ce308" office:value-type="percentage" office:value="0.01" calcext:value-type="percentage">
            <text:p>1%</text:p>
          </table:table-cell>
          <table:table-cell table:style-name="ce308" office:value-type="percentage" office:value="0.17" calcext:value-type="percentage">
            <text:p>17%</text:p>
          </table:table-cell>
          <table:table-cell table:style-name="ce308" office:value-type="percentage" office:value="0.07" calcext:value-type="percentage">
            <text:p>7%</text:p>
          </table:table-cell>
          <table:table-cell table:style-name="ce308" office:value-type="percentage" office:value="0.04" calcext:value-type="percentage">
            <text:p>4%</text:p>
          </table:table-cell>
          <table:table-cell table:style-name="ce308" office:value-type="percentage" office:value="0.18" calcext:value-type="percentage">
            <text:p>18%</text:p>
          </table:table-cell>
          <table:table-cell table:style-name="ce308" office:value-type="percentage" office:value="0.23" calcext:value-type="percentage">
            <text:p>23%</text:p>
          </table:table-cell>
          <table:table-cell table:style-name="ce308" office:value-type="percentage" office:value="0.05" calcext:value-type="percentage">
            <text:p>5%</text:p>
          </table:table-cell>
          <table:table-cell table:style-name="ce308" table:formula="of:=SUM([.B20:.I20])" office:value-type="percentage" office:value="0.96" calcext:value-type="percentage">
            <text:p>96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308" office:value-type="percentage" office:value="0.24" calcext:value-type="percentage">
            <text:p>24%</text:p>
          </table:table-cell>
          <table:table-cell table:style-name="ce308" office:value-type="percentage" office:value="0.11" calcext:value-type="percentage">
            <text:p>11%</text:p>
          </table:table-cell>
          <table:table-cell table:style-name="ce308" office:value-type="percentage" office:value="0.12" calcext:value-type="percentage">
            <text:p>12%</text:p>
          </table:table-cell>
          <table:table-cell table:style-name="ce308" office:value-type="percentage" office:value="0.02" calcext:value-type="percentage">
            <text:p>2%</text:p>
          </table:table-cell>
          <table:table-cell table:style-name="ce308" office:value-type="percentage" office:value="0.09" calcext:value-type="percentage">
            <text:p>9%</text:p>
          </table:table-cell>
          <table:table-cell table:style-name="ce308" office:value-type="percentage" office:value="0.2" calcext:value-type="percentage">
            <text:p>20%</text:p>
          </table:table-cell>
          <table:table-cell table:style-name="ce308" office:value-type="percentage" office:value="0.18" calcext:value-type="percentage">
            <text:p>18%</text:p>
          </table:table-cell>
          <table:table-cell table:style-name="ce308" office:value-type="percentage" office:value="0" calcext:value-type="percentage">
            <text:p>0%</text:p>
          </table:table-cell>
          <table:table-cell table:style-name="ce308" table:formula="of:=SUM([.B21:.I21])" office:value-type="percentage" office:value="0.96" calcext:value-type="percentage">
            <text:p>96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308" office:value-type="percentage" office:value="0.22" calcext:value-type="percentage">
            <text:p>22%</text:p>
          </table:table-cell>
          <table:table-cell table:style-name="ce308" office:value-type="percentage" office:value="0.1" calcext:value-type="percentage">
            <text:p>10%</text:p>
          </table:table-cell>
          <table:table-cell table:style-name="ce308" office:value-type="percentage" office:value="0.14" calcext:value-type="percentage">
            <text:p>14%</text:p>
          </table:table-cell>
          <table:table-cell table:style-name="ce308" office:value-type="percentage" office:value="0.05" calcext:value-type="percentage">
            <text:p>5%</text:p>
          </table:table-cell>
          <table:table-cell table:style-name="ce308" office:value-type="percentage" office:value="0.03" calcext:value-type="percentage">
            <text:p>3%</text:p>
          </table:table-cell>
          <table:table-cell table:style-name="ce308" office:value-type="percentage" office:value="0.2" calcext:value-type="percentage">
            <text:p>20%</text:p>
          </table:table-cell>
          <table:table-cell table:style-name="ce308" office:value-type="percentage" office:value="0.22" calcext:value-type="percentage">
            <text:p>22%</text:p>
          </table:table-cell>
          <table:table-cell table:style-name="ce308" office:value-type="percentage" office:value="0" calcext:value-type="percentage">
            <text:p>0%</text:p>
          </table:table-cell>
          <table:table-cell table:style-name="ce308" table:formula="of:=SUM([.B22:.I22])" office:value-type="percentage" office:value="0.96" calcext:value-type="percentage">
            <text:p>96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308" office:value-type="percentage" office:value="0.28" calcext:value-type="percentage">
            <text:p>28%</text:p>
          </table:table-cell>
          <table:table-cell table:style-name="ce308" office:value-type="percentage" office:value="0.03" calcext:value-type="percentage">
            <text:p>3%</text:p>
          </table:table-cell>
          <table:table-cell table:style-name="ce308" office:value-type="percentage" office:value="0.13" calcext:value-type="percentage">
            <text:p>13%</text:p>
          </table:table-cell>
          <table:table-cell table:style-name="ce308" office:value-type="percentage" office:value="0" calcext:value-type="percentage">
            <text:p>0%</text:p>
          </table:table-cell>
          <table:table-cell table:style-name="ce308" office:value-type="percentage" office:value="0.07" calcext:value-type="percentage">
            <text:p>7%</text:p>
          </table:table-cell>
          <table:table-cell table:style-name="ce308" office:value-type="percentage" office:value="0.15" calcext:value-type="percentage">
            <text:p>15%</text:p>
          </table:table-cell>
          <table:table-cell table:style-name="ce308" office:value-type="percentage" office:value="0.23" calcext:value-type="percentage">
            <text:p>23%</text:p>
          </table:table-cell>
          <table:table-cell table:style-name="ce308" office:value-type="percentage" office:value="0.09" calcext:value-type="percentage">
            <text:p>9%</text:p>
          </table:table-cell>
          <table:table-cell table:style-name="ce308" table:formula="of:=SUM([.B23:.I23])" office:value-type="percentage" office:value="0.98" calcext:value-type="percentage">
            <text:p>98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308" office:value-type="percentage" office:value="0.26" calcext:value-type="percentage">
            <text:p>26%</text:p>
          </table:table-cell>
          <table:table-cell table:style-name="ce308" office:value-type="percentage" office:value="0.04" calcext:value-type="percentage">
            <text:p>4%</text:p>
          </table:table-cell>
          <table:table-cell table:style-name="ce308" office:value-type="percentage" office:value="0.13" calcext:value-type="percentage">
            <text:p>13%</text:p>
          </table:table-cell>
          <table:table-cell table:style-name="ce308" office:value-type="percentage" office:value="0.05" calcext:value-type="percentage">
            <text:p>5%</text:p>
          </table:table-cell>
          <table:table-cell table:style-name="ce308" office:value-type="percentage" office:value="0.08" calcext:value-type="percentage">
            <text:p>8%</text:p>
          </table:table-cell>
          <table:table-cell table:style-name="ce308" office:value-type="percentage" office:value="0.21" calcext:value-type="percentage">
            <text:p>21%</text:p>
          </table:table-cell>
          <table:table-cell table:style-name="ce308" office:value-type="percentage" office:value="0.18" calcext:value-type="percentage">
            <text:p>18%</text:p>
          </table:table-cell>
          <table:table-cell table:style-name="ce308" office:value-type="percentage" office:value="0.01" calcext:value-type="percentage">
            <text:p>1%</text:p>
          </table:table-cell>
          <table:table-cell table:style-name="ce308" table:formula="of:=SUM([.B24:.I24])" office:value-type="percentage" office:value="0.96" calcext:value-type="percentage">
            <text:p>96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308" office:value-type="percentage" office:value="0.25" calcext:value-type="percentage">
            <text:p>25%</text:p>
          </table:table-cell>
          <table:table-cell table:style-name="ce308" office:value-type="percentage" office:value="0.03" calcext:value-type="percentage">
            <text:p>3%</text:p>
          </table:table-cell>
          <table:table-cell table:style-name="ce308" office:value-type="percentage" office:value="0.1" calcext:value-type="percentage">
            <text:p>10%</text:p>
          </table:table-cell>
          <table:table-cell table:style-name="ce308" office:value-type="percentage" office:value="0.08" calcext:value-type="percentage">
            <text:p>8%</text:p>
          </table:table-cell>
          <table:table-cell table:style-name="ce308" office:value-type="percentage" office:value="0.05" calcext:value-type="percentage">
            <text:p>5%</text:p>
          </table:table-cell>
          <table:table-cell table:style-name="ce308" office:value-type="percentage" office:value="0.17" calcext:value-type="percentage">
            <text:p>17%</text:p>
          </table:table-cell>
          <table:table-cell table:style-name="ce308" office:value-type="percentage" office:value="0.2" calcext:value-type="percentage">
            <text:p>20%</text:p>
          </table:table-cell>
          <table:table-cell table:style-name="ce308" office:value-type="percentage" office:value="0.08" calcext:value-type="percentage">
            <text:p>8%</text:p>
          </table:table-cell>
          <table:table-cell table:style-name="ce308" table:formula="of:=SUM([.B25:.I25])" office:value-type="percentage" office:value="0.96" calcext:value-type="percentage">
            <text:p>96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308" office:value-type="percentage" office:value="0.18" calcext:value-type="percentage">
            <text:p>18%</text:p>
          </table:table-cell>
          <table:table-cell table:style-name="ce308" office:value-type="percentage" office:value="0.07" calcext:value-type="percentage">
            <text:p>7%</text:p>
          </table:table-cell>
          <table:table-cell table:style-name="ce308" office:value-type="percentage" office:value="0.13" calcext:value-type="percentage">
            <text:p>13%</text:p>
          </table:table-cell>
          <table:table-cell table:style-name="ce308" office:value-type="percentage" office:value="0" calcext:value-type="percentage">
            <text:p>0%</text:p>
          </table:table-cell>
          <table:table-cell table:style-name="ce308" office:value-type="percentage" office:value="0.11" calcext:value-type="percentage">
            <text:p>11%</text:p>
          </table:table-cell>
          <table:table-cell table:style-name="ce308" office:value-type="percentage" office:value="0.22" calcext:value-type="percentage">
            <text:p>22%</text:p>
          </table:table-cell>
          <table:table-cell table:style-name="ce308" office:value-type="percentage" office:value="0.17" calcext:value-type="percentage">
            <text:p>17%</text:p>
          </table:table-cell>
          <table:table-cell table:style-name="ce308" office:value-type="percentage" office:value="0.08" calcext:value-type="percentage">
            <text:p>8%</text:p>
          </table:table-cell>
          <table:table-cell table:style-name="ce308" table:formula="of:=SUM([.B26:.I26])" office:value-type="percentage" office:value="0.96" calcext:value-type="percentage">
            <text:p>96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/>
          <table:table-cell table:style-name="ce308" table:formula="of:=[.B38]/[.$A$38]" office:value-type="percentage" office:value="0.239819527996298" calcext:value-type="percentage">
            <text:p>24%</text:p>
          </table:table-cell>
          <table:table-cell table:style-name="ce308" table:formula="of:=[.C38]/[.$A$38]" office:value-type="percentage" office:value="0.0741554835724202" calcext:value-type="percentage">
            <text:p>7%</text:p>
          </table:table-cell>
          <table:table-cell table:style-name="ce308" table:formula="of:=[.D38]/[.$A$38]" office:value-type="percentage" office:value="0.153401203146691" calcext:value-type="percentage">
            <text:p>15%</text:p>
          </table:table-cell>
          <table:table-cell table:style-name="ce308" table:formula="of:=[.E38]/[.$A$38]" office:value-type="percentage" office:value="0.0338963442850532" calcext:value-type="percentage">
            <text:p>3%</text:p>
          </table:table-cell>
          <table:table-cell table:style-name="ce308" table:formula="of:=[.F38]/[.$A$38]" office:value-type="percentage" office:value="0.0629338269319759" calcext:value-type="percentage">
            <text:p>6%</text:p>
          </table:table-cell>
          <table:table-cell table:style-name="ce308" table:formula="of:=[.G38]/[.$A$38]" office:value-type="percentage" office:value="0.191115224433133" calcext:value-type="percentage">
            <text:p>19%</text:p>
          </table:table-cell>
          <table:table-cell table:style-name="ce308" table:formula="of:=[.H38]/[.$A$38]" office:value-type="percentage" office:value="0.21286441462286" calcext:value-type="percentage">
            <text:p>21%</text:p>
          </table:table-cell>
          <table:table-cell table:style-name="ce308" table:formula="of:=[.I38]/[.$A$38]" office:value-type="percentage" office:value="0.0318139750115687" calcext:value-type="percentage">
            <text:p>3%</text:p>
          </table:table-cell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300" office:value-type="string" calcext:value-type="string">
            <text:p>1. ÄÄNET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 Keskusta</text:p>
          </table:table-cell>
          <table:table-cell table:style-name="ce263" office:value-type="float" office:value="197" calcext:value-type="float">
            <text:p>197</text:p>
          </table:table-cell>
          <table:table-cell table:style-name="ce263" office:value-type="float" office:value="7" calcext:value-type="float">
            <text:p>7</text:p>
          </table:table-cell>
          <table:table-cell table:style-name="ce263" office:value-type="float" office:value="139" calcext:value-type="float">
            <text:p>139</text:p>
          </table:table-cell>
          <table:table-cell table:style-name="ce263" office:value-type="float" office:value="15" calcext:value-type="float">
            <text:p>15</text:p>
          </table:table-cell>
          <table:table-cell table:style-name="ce263" office:value-type="float" office:value="66" calcext:value-type="float">
            <text:p>66</text:p>
          </table:table-cell>
          <table:table-cell table:style-name="ce263" office:value-type="float" office:value="102" calcext:value-type="float">
            <text:p>102</text:p>
          </table:table-cell>
          <table:table-cell table:style-name="ce263" office:value-type="float" office:value="153" calcext:value-type="float">
            <text:p>153</text:p>
          </table:table-cell>
          <table:table-cell table:style-name="ce263" office:value-type="float" office:value="22" calcext:value-type="float">
            <text:p>22</text:p>
          </table:table-cell>
          <table:table-cell table:style-name="ce263" table:formula="of:=SUM([.B29:.I29])" office:value-type="float" office:value="701" calcext:value-type="float">
            <text:p>701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 office:value-type="string" calcext:value-type="string">
            <text:p>Leppälä</text:p>
          </table:table-cell>
          <table:table-cell table:style-name="ce263" office:value-type="float" office:value="213" calcext:value-type="float">
            <text:p>213</text:p>
          </table:table-cell>
          <table:table-cell table:style-name="ce263" office:value-type="float" office:value="123" calcext:value-type="float">
            <text:p>123</text:p>
          </table:table-cell>
          <table:table-cell table:style-name="ce263" office:value-type="float" office:value="202" calcext:value-type="float">
            <text:p>202</text:p>
          </table:table-cell>
          <table:table-cell table:style-name="ce263" office:value-type="float" office:value="11" calcext:value-type="float">
            <text:p>11</text:p>
          </table:table-cell>
          <table:table-cell table:style-name="ce263" office:value-type="float" office:value="22" calcext:value-type="float">
            <text:p>22</text:p>
          </table:table-cell>
          <table:table-cell table:style-name="ce263" office:value-type="float" office:value="179" calcext:value-type="float">
            <text:p>179</text:p>
          </table:table-cell>
          <table:table-cell table:style-name="ce263" office:value-type="float" office:value="213" calcext:value-type="float">
            <text:p>213</text:p>
          </table:table-cell>
          <table:table-cell table:style-name="ce263" office:value-type="float" office:value="67" calcext:value-type="float">
            <text:p>67</text:p>
          </table:table-cell>
          <table:table-cell table:style-name="ce263" table:formula="of:=SUM([.B30:.I30])" office:value-type="float" office:value="1030" calcext:value-type="float">
            <text:p>1030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 office:value-type="string" calcext:value-type="string">
            <text:p>Vanhasaari</text:p>
          </table:table-cell>
          <table:table-cell table:style-name="ce263" office:value-type="float" office:value="348" calcext:value-type="float">
            <text:p>348</text:p>
          </table:table-cell>
          <table:table-cell table:style-name="ce263" office:value-type="float" office:value="17" calcext:value-type="float">
            <text:p>17</text:p>
          </table:table-cell>
          <table:table-cell table:style-name="ce263" office:value-type="float" office:value="282" calcext:value-type="float">
            <text:p>282</text:p>
          </table:table-cell>
          <table:table-cell table:style-name="ce263" office:value-type="float" office:value="116" calcext:value-type="float">
            <text:p>116</text:p>
          </table:table-cell>
          <table:table-cell table:style-name="ce263" office:value-type="float" office:value="66" calcext:value-type="float">
            <text:p>66</text:p>
          </table:table-cell>
          <table:table-cell table:style-name="ce263" office:value-type="float" office:value="299" calcext:value-type="float">
            <text:p>299</text:p>
          </table:table-cell>
          <table:table-cell table:style-name="ce263" office:value-type="float" office:value="382" calcext:value-type="float">
            <text:p>382</text:p>
          </table:table-cell>
          <table:table-cell table:style-name="ce263" office:value-type="float" office:value="83" calcext:value-type="float">
            <text:p>83</text:p>
          </table:table-cell>
          <table:table-cell table:style-name="ce263" table:formula="of:=SUM([.B31:.I31])" office:value-type="float" office:value="1593" calcext:value-type="float">
            <text:p>1593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263" office:value-type="float" office:value="628" calcext:value-type="float">
            <text:p>628</text:p>
          </table:table-cell>
          <table:table-cell table:style-name="ce263" office:value-type="float" office:value="288" calcext:value-type="float">
            <text:p>288</text:p>
          </table:table-cell>
          <table:table-cell table:style-name="ce263" office:value-type="float" office:value="314" calcext:value-type="float">
            <text:p>314</text:p>
          </table:table-cell>
          <table:table-cell table:style-name="ce263" office:value-type="float" office:value="52" calcext:value-type="float">
            <text:p>52</text:p>
          </table:table-cell>
          <table:table-cell table:style-name="ce263" office:value-type="float" office:value="235" calcext:value-type="float">
            <text:p>235</text:p>
          </table:table-cell>
          <table:table-cell table:style-name="ce263" office:value-type="float" office:value="523" calcext:value-type="float">
            <text:p>523</text:p>
          </table:table-cell>
          <table:table-cell table:style-name="ce263" office:value-type="float" office:value="471" calcext:value-type="float">
            <text:p>471</text:p>
          </table:table-cell>
          <table:table-cell table:style-name="ce263" office:value-type="float" office:value="0" calcext:value-type="float">
            <text:p>0</text:p>
          </table:table-cell>
          <table:table-cell table:style-name="ce263" table:formula="of:=SUM([.B32:.I32])" office:value-type="float" office:value="2511" calcext:value-type="float">
            <text:p>2511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263" office:value-type="float" office:value="330" calcext:value-type="float">
            <text:p>330</text:p>
          </table:table-cell>
          <table:table-cell table:style-name="ce263" office:value-type="float" office:value="150" calcext:value-type="float">
            <text:p>150</text:p>
          </table:table-cell>
          <table:table-cell table:style-name="ce263" office:value-type="float" office:value="210" calcext:value-type="float">
            <text:p>210</text:p>
          </table:table-cell>
          <table:table-cell table:style-name="ce263" office:value-type="float" office:value="75" calcext:value-type="float">
            <text:p>75</text:p>
          </table:table-cell>
          <table:table-cell table:style-name="ce263" office:value-type="float" office:value="45" calcext:value-type="float">
            <text:p>45</text:p>
          </table:table-cell>
          <table:table-cell table:style-name="ce263" office:value-type="float" office:value="300" calcext:value-type="float">
            <text:p>300</text:p>
          </table:table-cell>
          <table:table-cell table:style-name="ce263" office:value-type="float" office:value="330" calcext:value-type="float">
            <text:p>330</text:p>
          </table:table-cell>
          <table:table-cell table:style-name="ce263" office:value-type="float" office:value="0" calcext:value-type="float">
            <text:p>0</text:p>
          </table:table-cell>
          <table:table-cell table:style-name="ce263" table:formula="of:=SUM([.B33:.I33])" office:value-type="float" office:value="1440" calcext:value-type="float">
            <text:p>1440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office:value-type="float" office:value="206" calcext:value-type="float">
            <text:p>206</text:p>
          </table:table-cell>
          <table:table-cell table:style-name="ce263" office:value-type="float" office:value="22" calcext:value-type="float">
            <text:p>22</text:p>
          </table:table-cell>
          <table:table-cell table:style-name="ce263" office:value-type="float" office:value="96" calcext:value-type="float">
            <text:p>96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52" calcext:value-type="float">
            <text:p>52</text:p>
          </table:table-cell>
          <table:table-cell table:style-name="ce263" office:value-type="float" office:value="111" calcext:value-type="float">
            <text:p>111</text:p>
          </table:table-cell>
          <table:table-cell table:style-name="ce263" office:value-type="float" office:value="170" calcext:value-type="float">
            <text:p>170</text:p>
          </table:table-cell>
          <table:table-cell table:style-name="ce263" office:value-type="float" office:value="66" calcext:value-type="float">
            <text:p>66</text:p>
          </table:table-cell>
          <table:table-cell table:style-name="ce263" table:formula="of:=SUM([.B34:.I34])" office:value-type="float" office:value="723" calcext:value-type="float">
            <text:p>723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63" office:value-type="float" office:value="61" calcext:value-type="float">
            <text:p>61</text:p>
          </table:table-cell>
          <table:table-cell table:style-name="ce263" office:value-type="float" office:value="9" calcext:value-type="float">
            <text:p>9</text:p>
          </table:table-cell>
          <table:table-cell table:style-name="ce263" office:value-type="float" office:value="30" calcext:value-type="float">
            <text:p>30</text:p>
          </table:table-cell>
          <table:table-cell table:style-name="ce263" office:value-type="float" office:value="12" calcext:value-type="float">
            <text:p>12</text:p>
          </table:table-cell>
          <table:table-cell table:style-name="ce263" office:value-type="float" office:value="19" calcext:value-type="float">
            <text:p>19</text:p>
          </table:table-cell>
          <table:table-cell table:style-name="ce263" office:value-type="float" office:value="49" calcext:value-type="float">
            <text:p>49</text:p>
          </table:table-cell>
          <table:table-cell table:style-name="ce263" office:value-type="float" office:value="42" calcext:value-type="float">
            <text:p>42</text:p>
          </table:table-cell>
          <table:table-cell table:style-name="ce263" office:value-type="float" office:value="2" calcext:value-type="float">
            <text:p>2</text:p>
          </table:table-cell>
          <table:table-cell table:style-name="ce263" table:formula="of:=SUM([.B35:.I35])" office:value-type="float" office:value="224" calcext:value-type="float">
            <text:p>224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63" office:value-type="float" office:value="37" calcext:value-type="float">
            <text:p>37</text:p>
          </table:table-cell>
          <table:table-cell table:style-name="ce263" office:value-type="float" office:value="4" calcext:value-type="float">
            <text:p>4</text:p>
          </table:table-cell>
          <table:table-cell table:style-name="ce263" office:value-type="float" office:value="15" calcext:value-type="float">
            <text:p>15</text:p>
          </table:table-cell>
          <table:table-cell table:style-name="ce263" office:value-type="float" office:value="12" calcext:value-type="float">
            <text:p>12</text:p>
          </table:table-cell>
          <table:table-cell table:style-name="ce263" office:value-type="float" office:value="7" calcext:value-type="float">
            <text:p>7</text:p>
          </table:table-cell>
          <table:table-cell table:style-name="ce263" office:value-type="float" office:value="25" calcext:value-type="float">
            <text:p>25</text:p>
          </table:table-cell>
          <table:table-cell table:style-name="ce263" office:value-type="float" office:value="29" calcext:value-type="float">
            <text:p>29</text:p>
          </table:table-cell>
          <table:table-cell table:style-name="ce263" office:value-type="float" office:value="12" calcext:value-type="float">
            <text:p>12</text:p>
          </table:table-cell>
          <table:table-cell table:style-name="ce263" table:formula="of:=SUM([.B36:.I36])" office:value-type="float" office:value="141" calcext:value-type="float">
            <text:p>141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 office:value-type="float" office:value="53" calcext:value-type="float">
            <text:p>53</text:p>
          </table:table-cell>
          <table:table-cell table:style-name="ce263" office:value-type="float" office:value="21" calcext:value-type="float">
            <text:p>21</text:p>
          </table:table-cell>
          <table:table-cell table:style-name="ce263" office:value-type="float" office:value="38" calcext:value-type="float">
            <text:p>38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32" calcext:value-type="float">
            <text:p>32</text:p>
          </table:table-cell>
          <table:table-cell table:style-name="ce263" office:value-type="float" office:value="64" calcext:value-type="float">
            <text:p>64</text:p>
          </table:table-cell>
          <table:table-cell table:style-name="ce263" office:value-type="float" office:value="50" calcext:value-type="float">
            <text:p>50</text:p>
          </table:table-cell>
          <table:table-cell table:style-name="ce263" office:value-type="float" office:value="23" calcext:value-type="float">
            <text:p>23</text:p>
          </table:table-cell>
          <table:table-cell table:style-name="ce263" table:formula="of:=SUM([.B37:.I37])" office:value-type="float" office:value="281" calcext:value-type="float">
            <text:p>281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263" table:formula="of:=SUM([.B38:.I38])" office:value-type="float" office:value="8644" calcext:value-type="float">
            <text:p>8644</text:p>
          </table:table-cell>
          <table:table-cell table:style-name="ce263" table:formula="of:=SUM([.B29:.B37])" office:value-type="float" office:value="2073" calcext:value-type="float">
            <text:p>2073</text:p>
          </table:table-cell>
          <table:table-cell table:style-name="ce263" table:formula="of:=SUM([.C29:.C37])" office:value-type="float" office:value="641" calcext:value-type="float">
            <text:p>641</text:p>
          </table:table-cell>
          <table:table-cell table:style-name="ce263" table:formula="of:=SUM([.D29:.D37])" office:value-type="float" office:value="1326" calcext:value-type="float">
            <text:p>1326</text:p>
          </table:table-cell>
          <table:table-cell table:style-name="ce263" table:formula="of:=SUM([.E29:.E37])" office:value-type="float" office:value="293" calcext:value-type="float">
            <text:p>293</text:p>
          </table:table-cell>
          <table:table-cell table:style-name="ce263" table:formula="of:=SUM([.F29:.F37])" office:value-type="float" office:value="544" calcext:value-type="float">
            <text:p>544</text:p>
          </table:table-cell>
          <table:table-cell table:style-name="ce263" table:formula="of:=SUM([.G29:.G37])" office:value-type="float" office:value="1652" calcext:value-type="float">
            <text:p>1652</text:p>
          </table:table-cell>
          <table:table-cell table:style-name="ce263" table:formula="of:=SUM([.H29:.H37])" office:value-type="float" office:value="1840" calcext:value-type="float">
            <text:p>1840</text:p>
          </table:table-cell>
          <table:table-cell table:style-name="ce263" table:formula="of:=SUM([.I29:.I37])" office:value-type="float" office:value="275" calcext:value-type="float">
            <text:p>275</text:p>
          </table:table-cell>
          <table:table-cell table:style-name="ce263" table:formula="of:=SUM([.J29:.J37])" office:value-type="float" office:value="8644" calcext:value-type="float">
            <text:p>8644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00" office:value-type="string" calcext:value-type="string">
            <text:p>1/2 ÄÄNET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 Keskusta</text:p>
          </table:table-cell>
          <table:table-cell table:style-name="ce77" office:value-type="float" office:value="93" calcext:value-type="float">
            <text:p>93</text:p>
          </table:table-cell>
          <table:table-cell table:style-name="ce77" office:value-type="float" office:value="193" calcext:value-type="float">
            <text:p>193</text:p>
          </table:table-cell>
          <table:table-cell table:style-name="ce77" office:value-type="float" office:value="122" calcext:value-type="float">
            <text:p>122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142" calcext:value-type="float">
            <text:p>142</text:p>
          </table:table-cell>
          <table:table-cell table:style-name="ce77" table:formula="of:=SUM([.B40:.I40])" office:value-type="float" office:value="701" calcext:value-type="float">
            <text:p>701</text:p>
          </table:table-cell>
          <table:table-cell table:style-name="ce263" table:formula="of:=0.01*[.J40]" office:value-type="float" office:value="7.01" calcext:value-type="float">
            <text:p>7</text:p>
          </table:table-cell>
          <table:table-cell table:style-name="ce263" table:formula="of:=0.28*[.J40]" office:value-type="float" office:value="196.28" calcext:value-type="float">
            <text:p>196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7" office:value-type="string" calcext:value-type="string">
            <text:p>Leppälä</text:p>
          </table:table-cell>
          <table:table-cell table:style-name="ce77" office:value-type="float" office:value="76" calcext:value-type="float">
            <text:p>76</text:p>
          </table:table-cell>
          <table:table-cell table:style-name="ce77" office:value-type="float" office:value="135" calcext:value-type="float">
            <text:p>135</text:p>
          </table:table-cell>
          <table:table-cell table:style-name="ce77" office:value-type="float" office:value="90" calcext:value-type="float">
            <text:p>90</text:p>
          </table:table-cell>
          <table:table-cell table:style-name="ce77" office:value-type="float" office:value="210" calcext:value-type="float">
            <text:p>210</text:p>
          </table:table-cell>
          <table:table-cell table:style-name="ce77" office:value-type="float" office:value="163" calcext:value-type="float">
            <text:p>163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182" calcext:value-type="float">
            <text:p>182</text:p>
          </table:table-cell>
          <table:table-cell table:style-name="ce77" office:value-type="float" office:value="133" calcext:value-type="float">
            <text:p>133</text:p>
          </table:table-cell>
          <table:table-cell table:style-name="ce77" table:formula="of:=SUM([.B41:.I41])" office:value-type="float" office:value="1030" calcext:value-type="float">
            <text:p>1030</text:p>
          </table:table-cell>
          <table:table-cell table:style-name="ce263" table:formula="of:=0.01*[.J41]" office:value-type="float" office:value="10.3" calcext:value-type="float">
            <text:p>10</text:p>
          </table:table-cell>
          <table:table-cell table:style-name="ce263" table:formula="of:=0.28*[.J41]" office:value-type="float" office:value="288.4" calcext:value-type="float">
            <text:p>288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7" office:value-type="string" calcext:value-type="string">
            <text:p>Vanhasaari</text:p>
          </table:table-cell>
          <table:table-cell table:style-name="ce77" office:value-type="float" office:value="112" calcext:value-type="float">
            <text:p>112</text:p>
          </table:table-cell>
          <table:table-cell table:style-name="ce77" office:value-type="float" office:value="43" calcext:value-type="float">
            <text:p>43</text:p>
          </table:table-cell>
          <table:table-cell table:style-name="ce77" office:value-type="float" office:value="74" calcext:value-type="float">
            <text:p>74</text:p>
          </table:table-cell>
          <table:table-cell table:style-name="ce77" office:value-type="float" office:value="222" calcext:value-type="float">
            <text:p>222</text:p>
          </table:table-cell>
          <table:table-cell table:style-name="ce77" office:value-type="float" office:value="339" calcext:value-type="float">
            <text:p>339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422" calcext:value-type="float">
            <text:p>422</text:p>
          </table:table-cell>
          <table:table-cell table:style-name="ce77" office:value-type="float" office:value="351" calcext:value-type="float">
            <text:p>351</text:p>
          </table:table-cell>
          <table:table-cell table:style-name="ce77" table:formula="of:=SUM([.B42:.I42])" office:value-type="float" office:value="1593" calcext:value-type="float">
            <text:p>1593</text:p>
          </table:table-cell>
          <table:table-cell table:style-name="ce263" table:formula="of:=0.01*[.J42]" office:value-type="float" office:value="15.93" calcext:value-type="float">
            <text:p>16</text:p>
          </table:table-cell>
          <table:table-cell table:style-name="ce263" table:formula="of:=0.28*[.J42]" office:value-type="float" office:value="446.04" calcext:value-type="float">
            <text:p>446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77" office:value-type="float" office:value="204" calcext:value-type="float">
            <text:p>204</text:p>
          </table:table-cell>
          <table:table-cell table:style-name="ce77" office:value-type="float" office:value="622" calcext:value-type="float">
            <text:p>622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340" calcext:value-type="float">
            <text:p>340</text:p>
          </table:table-cell>
          <table:table-cell table:style-name="ce77" office:value-type="float" office:value="490" calcext:value-type="float">
            <text:p>490</text:p>
          </table:table-cell>
          <table:table-cell table:style-name="ce77" office:value-type="float" office:value="429" calcext:value-type="float">
            <text:p>429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373" calcext:value-type="float">
            <text:p>373</text:p>
          </table:table-cell>
          <table:table-cell table:style-name="ce77" table:formula="of:=SUM([.B43:.I43])" office:value-type="float" office:value="2510" calcext:value-type="float">
            <text:p>2510</text:p>
          </table:table-cell>
          <table:table-cell table:style-name="ce263" table:formula="of:=0.01*[.J43]" office:value-type="float" office:value="25.1" calcext:value-type="float">
            <text:p>25</text:p>
          </table:table-cell>
          <table:table-cell table:style-name="ce263" table:formula="of:=0.28*[.J43]" office:value-type="float" office:value="702.8" calcext:value-type="float">
            <text:p>703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77" office:value-type="float" office:value="232" calcext:value-type="float">
            <text:p>232</text:p>
          </table:table-cell>
          <table:table-cell table:style-name="ce77" office:value-type="float" office:value="134" calcext:value-type="float">
            <text:p>134</text:p>
          </table:table-cell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402" calcext:value-type="float">
            <text:p>402</text:p>
          </table:table-cell>
          <table:table-cell table:style-name="ce77" office:value-type="float" office:value="176" calcext:value-type="float">
            <text:p>176</text:p>
          </table:table-cell>
          <table:table-cell table:style-name="ce77" office:value-type="float" office:value="260" calcext:value-type="float">
            <text:p>260</text:p>
          </table:table-cell>
          <table:table-cell table:style-name="ce77" office:value-type="float" office:value="98" calcext:value-type="float">
            <text:p>98</text:p>
          </table:table-cell>
          <table:table-cell table:style-name="ce77" table:formula="of:=SUM([.B44:.I44])" office:value-type="float" office:value="1440" calcext:value-type="float">
            <text:p>1440</text:p>
          </table:table-cell>
          <table:table-cell table:style-name="ce263" table:formula="of:=0.01*[.J44]" office:value-type="float" office:value="14.4" calcext:value-type="float">
            <text:p>14</text:p>
          </table:table-cell>
          <table:table-cell table:style-name="ce263" table:formula="of:=0.28*[.J44]" office:value-type="float" office:value="403.2" calcext:value-type="float">
            <text:p>403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60" calcext:value-type="float">
            <text:p>60</text:p>
          </table:table-cell>
          <table:table-cell table:style-name="ce77" office:value-type="float" office:value="181" calcext:value-type="float">
            <text:p>181</text:p>
          </table:table-cell>
          <table:table-cell table:style-name="ce77" office:value-type="float" office:value="162" calcext:value-type="float">
            <text:p>162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40" calcext:value-type="float">
            <text:p>140</text:p>
          </table:table-cell>
          <table:table-cell table:style-name="ce77" office:value-type="float" office:value="102" calcext:value-type="float">
            <text:p>102</text:p>
          </table:table-cell>
          <table:table-cell table:style-name="ce77" office:value-type="float" office:value="13" calcext:value-type="float">
            <text:p>13</text:p>
          </table:table-cell>
          <table:table-cell table:style-name="ce77" table:formula="of:=SUM([.B45:.I45])" office:value-type="float" office:value="722" calcext:value-type="float">
            <text:p>722</text:p>
          </table:table-cell>
          <table:table-cell table:style-name="ce263" table:formula="of:=0.01*[.J45]" office:value-type="float" office:value="7.22" calcext:value-type="float">
            <text:p>7</text:p>
          </table:table-cell>
          <table:table-cell table:style-name="ce263" table:formula="of:=0.28*[.J45]" office:value-type="float" office:value="202.16" calcext:value-type="float">
            <text:p>202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1" calcext:value-type="float">
            <text:p>31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29" calcext:value-type="float">
            <text:p>29</text:p>
          </table:table-cell>
          <table:table-cell table:style-name="ce77" office:value-type="float" office:value="52" calcext:value-type="float">
            <text:p>52</text:p>
          </table:table-cell>
          <table:table-cell table:style-name="ce77" table:formula="of:=SUM([.B46:.I46])" office:value-type="float" office:value="225" calcext:value-type="float">
            <text:p>225</text:p>
          </table:table-cell>
          <table:table-cell table:style-name="ce263" table:formula="of:=0.01*[.J46]" office:value-type="float" office:value="2.25" calcext:value-type="float">
            <text:p>2</text:p>
          </table:table-cell>
          <table:table-cell table:style-name="ce263" table:formula="of:=0.28*[.J46]" office:value-type="float" office:value="63" calcext:value-type="float">
            <text:p>63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39" calcext:value-type="float">
            <text:p>39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9" calcext:value-type="float">
            <text:p>29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9" calcext:value-type="float">
            <text:p>19</text:p>
          </table:table-cell>
          <table:table-cell table:style-name="ce77" table:formula="of:=SUM([.B47:.I47])" office:value-type="float" office:value="142" calcext:value-type="float">
            <text:p>142</text:p>
          </table:table-cell>
          <table:table-cell table:style-name="ce263" table:formula="of:=0.01*[.J47]" office:value-type="float" office:value="1.42" calcext:value-type="float">
            <text:p>1</text:p>
          </table:table-cell>
          <table:table-cell table:style-name="ce263" table:formula="of:=0.28*[.J47]" office:value-type="float" office:value="39.76" calcext:value-type="float">
            <text:p>40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77" office:value-type="float" office:value="31" calcext:value-type="float">
            <text:p>31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78" calcext:value-type="float">
            <text:p>78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77" calcext:value-type="float">
            <text:p>77</text:p>
          </table:table-cell>
          <table:table-cell table:style-name="ce77" office:value-type="float" office:value="43" calcext:value-type="float">
            <text:p>43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SUM([.B48:.I48])" office:value-type="float" office:value="281" calcext:value-type="float">
            <text:p>281</text:p>
          </table:table-cell>
          <table:table-cell table:style-name="ce263" table:formula="of:=0.01*[.J48]" office:value-type="float" office:value="2.81" calcext:value-type="float">
            <text:p>3</text:p>
          </table:table-cell>
          <table:table-cell table:style-name="ce263" table:formula="of:=0.28*[.J48]" office:value-type="float" office:value="78.68" calcext:value-type="float">
            <text:p>79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7" table:number-columns-repeated="9"/>
          <table:table-cell table:style-name="ce77" table:formula="of:=SUM([.J40:.J48])" office:value-type="float" office:value="8644" calcext:value-type="float">
            <text:p>8644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00" office:value-type="string" calcext:value-type="string">
            <text:p>1/3 ÄÄNET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 Keskusta</text:p>
          </table:table-cell>
          <table:table-cell table:style-name="ce77" office:value-type="float" office:value="105" calcext:value-type="float">
            <text:p>105</text:p>
          </table:table-cell>
          <table:table-cell table:style-name="ce77" office:value-type="float" office:value="59" calcext:value-type="float">
            <text:p>59</text:p>
          </table:table-cell>
          <table:table-cell table:style-name="ce77" office:value-type="float" office:value="149" calcext:value-type="float">
            <text:p>149</text:p>
          </table:table-cell>
          <table:table-cell table:style-name="ce77" office:value-type="float" office:value="177" calcext:value-type="float">
            <text:p>177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71" calcext:value-type="float">
            <text:p>71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108" calcext:value-type="float">
            <text:p>108</text:p>
          </table:table-cell>
          <table:table-cell table:style-name="ce77" table:formula="of:=SUM([.B51:.I51])" office:value-type="float" office:value="701" calcext:value-type="float">
            <text:p>701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 office:value-type="string" calcext:value-type="string">
            <text:p>Leppälä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285" calcext:value-type="float">
            <text:p>285</text:p>
          </table:table-cell>
          <table:table-cell table:style-name="ce77" office:value-type="float" office:value="228" calcext:value-type="float">
            <text:p>228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224" calcext:value-type="float">
            <text:p>224</text:p>
          </table:table-cell>
          <table:table-cell table:style-name="ce77" office:value-type="float" office:value="198" calcext:value-type="float">
            <text:p>198</text:p>
          </table:table-cell>
          <table:table-cell table:style-name="ce77" office:value-type="float" office:value="46" calcext:value-type="float">
            <text:p>46</text:p>
          </table:table-cell>
          <table:table-cell table:style-name="ce77" office:value-type="float" office:value="20" calcext:value-type="float">
            <text:p>20</text:p>
          </table:table-cell>
          <table:table-cell table:style-name="ce77" table:formula="of:=SUM([.B52:.I52])" office:value-type="float" office:value="1030" calcext:value-type="float">
            <text:p>1030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 office:value-type="string" calcext:value-type="string">
            <text:p>Vanhasaari</text:p>
          </table:table-cell>
          <table:table-cell table:style-name="ce77" office:value-type="float" office:value="29" calcext:value-type="float">
            <text:p>29</text:p>
          </table:table-cell>
          <table:table-cell table:style-name="ce77" office:value-type="float" office:value="303" calcext:value-type="float">
            <text:p>303</text:p>
          </table:table-cell>
          <table:table-cell table:style-name="ce77" office:value-type="float" office:value="430" calcext:value-type="float">
            <text:p>430</text:p>
          </table:table-cell>
          <table:table-cell table:style-name="ce77" office:value-type="float" office:value="28" calcext:value-type="float">
            <text:p>28</text:p>
          </table:table-cell>
          <table:table-cell table:style-name="ce77" office:value-type="float" office:value="359" calcext:value-type="float">
            <text:p>359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395" calcext:value-type="float">
            <text:p>395</text:p>
          </table:table-cell>
          <table:table-cell table:style-name="ce77" office:value-type="float" office:value="17" calcext:value-type="float">
            <text:p>17</text:p>
          </table:table-cell>
          <table:table-cell table:style-name="ce77" table:formula="of:=SUM([.B53:.I53])" office:value-type="float" office:value="1594" calcext:value-type="float">
            <text:p>1594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77" office:value-type="float" office:value="158" calcext:value-type="float">
            <text:p>158</text:p>
          </table:table-cell>
          <table:table-cell table:style-name="ce77" office:value-type="float" office:value="95" calcext:value-type="float">
            <text:p>95</text:p>
          </table:table-cell>
          <table:table-cell table:style-name="ce77" office:value-type="float" office:value="693" calcext:value-type="float">
            <text:p>693</text:p>
          </table:table-cell>
          <table:table-cell table:style-name="ce77" office:value-type="float" office:value="130" calcext:value-type="float">
            <text:p>130</text:p>
          </table:table-cell>
          <table:table-cell table:style-name="ce77" office:value-type="float" office:value="508" calcext:value-type="float">
            <text:p>508</text:p>
          </table:table-cell>
          <table:table-cell table:style-name="ce77" office:value-type="float" office:value="307" calcext:value-type="float">
            <text:p>307</text:p>
          </table:table-cell>
          <table:table-cell table:style-name="ce77" office:value-type="float" office:value="39" calcext:value-type="float">
            <text:p>39</text:p>
          </table:table-cell>
          <table:table-cell table:style-name="ce77" office:value-type="float" office:value="580" calcext:value-type="float">
            <text:p>580</text:p>
          </table:table-cell>
          <table:table-cell table:style-name="ce77" table:formula="of:=SUM([.B54:.I54])" office:value-type="float" office:value="2510" calcext:value-type="float">
            <text:p>2510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77" office:value-type="float" office:value="288" calcext:value-type="float">
            <text:p>288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93" calcext:value-type="float">
            <text:p>393</text:p>
          </table:table-cell>
          <table:table-cell table:style-name="ce77" office:value-type="float" office:value="48" calcext:value-type="float">
            <text:p>48</text:p>
          </table:table-cell>
          <table:table-cell table:style-name="ce77" office:value-type="float" office:value="320" calcext:value-type="float">
            <text:p>320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131" calcext:value-type="float">
            <text:p>131</text:p>
          </table:table-cell>
          <table:table-cell table:style-name="ce77" office:value-type="float" office:value="186" calcext:value-type="float">
            <text:p>186</text:p>
          </table:table-cell>
          <table:table-cell table:style-name="ce77" table:formula="of:=SUM([.B55:.I55])" office:value-type="float" office:value="1440" calcext:value-type="float">
            <text:p>1440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109" calcext:value-type="float">
            <text:p>109</text:p>
          </table:table-cell>
          <table:table-cell table:style-name="ce77" office:value-type="float" office:value="63" calcext:value-type="float">
            <text:p>63</text:p>
          </table:table-cell>
          <table:table-cell table:style-name="ce77" office:value-type="float" office:value="182" calcext:value-type="float">
            <text:p>182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195" calcext:value-type="float">
            <text:p>195</text:p>
          </table:table-cell>
          <table:table-cell table:style-name="ce77" office:value-type="float" office:value="96" calcext:value-type="float">
            <text:p>96</text:p>
          </table:table-cell>
          <table:table-cell table:style-name="ce77" office:value-type="float" office:value="15" calcext:value-type="float">
            <text:p>15</text:p>
          </table:table-cell>
          <table:table-cell table:style-name="ce77" table:formula="of:=SUM([.B56:.I56])" office:value-type="float" office:value="722" calcext:value-type="float">
            <text:p>722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59" calcext:value-type="float">
            <text:p>59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38" calcext:value-type="float">
            <text:p>38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20" calcext:value-type="float">
            <text:p>20</text:p>
          </table:table-cell>
          <table:table-cell table:style-name="ce77" table:formula="of:=SUM([.B57:.I57])" office:value-type="float" office:value="225" calcext:value-type="float">
            <text:p>225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32" calcext:value-type="float">
            <text:p>32</text:p>
          </table:table-cell>
          <table:table-cell table:style-name="ce77" table:formula="of:=SUM([.B58:.I58])" office:value-type="float" office:value="141" calcext:value-type="float">
            <text:p>141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72" calcext:value-type="float">
            <text:p>72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34" calcext:value-type="float">
            <text:p>34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53" calcext:value-type="float">
            <text:p>53</text:p>
          </table:table-cell>
          <table:table-cell table:style-name="ce77" office:value-type="float" office:value="8" calcext:value-type="float">
            <text:p>8</text:p>
          </table:table-cell>
          <table:table-cell table:style-name="ce77" table:formula="of:=SUM([.B59:.I59])" office:value-type="float" office:value="281" calcext:value-type="float">
            <text:p>281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/>
          <table:table-cell table:style-name="ce77" table:formula="of:=SUM([.B51:.B59])" office:value-type="float" office:value="722" calcext:value-type="float">
            <text:p>722</text:p>
          </table:table-cell>
          <table:table-cell table:style-name="ce77" table:formula="of:=SUM([.C51:.C59])" office:value-type="float" office:value="1036" calcext:value-type="float">
            <text:p>1036</text:p>
          </table:table-cell>
          <table:table-cell table:style-name="ce77" table:formula="of:=SUM([.D51:.D59])" office:value-type="float" office:value="2049" calcext:value-type="float">
            <text:p>2049</text:p>
          </table:table-cell>
          <table:table-cell table:style-name="ce77" table:formula="of:=SUM([.E51:.E59])" office:value-type="float" office:value="674" calcext:value-type="float">
            <text:p>674</text:p>
          </table:table-cell>
          <table:table-cell table:style-name="ce77" table:formula="of:=SUM([.F51:.F59])" office:value-type="float" office:value="1482" calcext:value-type="float">
            <text:p>1482</text:p>
          </table:table-cell>
          <table:table-cell table:style-name="ce77" table:formula="of:=SUM([.G51:.G59])" office:value-type="float" office:value="883" calcext:value-type="float">
            <text:p>883</text:p>
          </table:table-cell>
          <table:table-cell table:style-name="ce77" table:formula="of:=SUM([.H51:.H59])" office:value-type="float" office:value="812" calcext:value-type="float">
            <text:p>812</text:p>
          </table:table-cell>
          <table:table-cell table:style-name="ce77" table:formula="of:=SUM([.I51:.I59])" office:value-type="float" office:value="986" calcext:value-type="float">
            <text:p>986</text:p>
          </table:table-cell>
          <table:table-cell table:style-name="ce77" table:formula="of:=SUM([.J51:.J59])" office:value-type="float" office:value="8644" calcext:value-type="float">
            <text:p>8644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00" office:value-type="string" calcext:value-type="string">
            <text:p>KOKONAISÄÄNIMÄÄRÄ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 Keskusta</text:p>
          </table:table-cell>
          <table:table-cell table:style-name="ce263" table:formula="of:=[.B29]+0.5*[.B40]+0.333*[.B51]" office:value-type="float" office:value="278.465" calcext:value-type="float">
            <text:p>278</text:p>
          </table:table-cell>
          <table:table-cell table:style-name="ce263" table:formula="of:=[.C29]+0.5*[.C40]+0.333*[.C51]" office:value-type="float" office:value="123.147" calcext:value-type="float">
            <text:p>123</text:p>
          </table:table-cell>
          <table:table-cell table:style-name="ce263" table:formula="of:=[.D29]+0.5*[.D40]+0.333*[.D51]" office:value-type="float" office:value="249.617" calcext:value-type="float">
            <text:p>250</text:p>
          </table:table-cell>
          <table:table-cell table:style-name="ce263" table:formula="of:=[.E29]+0.5*[.E40]+0.333*[.E51]" office:value-type="float" office:value="80.941" calcext:value-type="float">
            <text:p>81</text:p>
          </table:table-cell>
          <table:table-cell table:style-name="ce263" table:formula="of:=[.F29]+0.5*[.F40]+0.333*[.F51]" office:value-type="float" office:value="110.831" calcext:value-type="float">
            <text:p>111</text:p>
          </table:table-cell>
          <table:table-cell table:style-name="ce263" table:formula="of:=[.G29]+0.5*[.G40]+0.333*[.G51]" office:value-type="float" office:value="135.143" calcext:value-type="float">
            <text:p>135</text:p>
          </table:table-cell>
          <table:table-cell table:style-name="ce263" table:formula="of:=[.H29]+0.5*[.H40]+0.333*[.H51]" office:value-type="float" office:value="177.825" calcext:value-type="float">
            <text:p>178</text:p>
          </table:table-cell>
          <table:table-cell table:style-name="ce263" table:formula="of:=[.I29]+0.5*[.I40]+0.333*[.I51]" office:value-type="float" office:value="128.964" calcext:value-type="float">
            <text:p>129</text:p>
          </table:table-cell>
          <table:table-cell table:style-name="ce263" table:formula="of:=SUM([.B62:.I62])" office:value-type="float" office:value="1284.933" calcext:value-type="float">
            <text:p>1285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 office:value-type="string" calcext:value-type="string">
            <text:p>Leppälä</text:p>
          </table:table-cell>
          <table:table-cell table:style-name="ce263" table:formula="of:=[.B30]+0.5*[.B41]+0.333*[.B52]" office:value-type="float" office:value="255.662" calcext:value-type="float">
            <text:p>256</text:p>
          </table:table-cell>
          <table:table-cell table:style-name="ce263" table:formula="of:=[.C30]+0.5*[.C41]+0.333*[.C52]" office:value-type="float" office:value="285.405" calcext:value-type="float">
            <text:p>285</text:p>
          </table:table-cell>
          <table:table-cell table:style-name="ce263" table:formula="of:=[.D30]+0.5*[.D41]+0.333*[.D52]" office:value-type="float" office:value="322.924" calcext:value-type="float">
            <text:p>323</text:p>
          </table:table-cell>
          <table:table-cell table:style-name="ce263" table:formula="of:=[.E30]+0.5*[.E41]+0.333*[.E52]" office:value-type="float" office:value="120.995" calcext:value-type="float">
            <text:p>121</text:p>
          </table:table-cell>
          <table:table-cell table:style-name="ce263" table:formula="of:=[.F30]+0.5*[.F41]+0.333*[.F52]" office:value-type="float" office:value="178.092" calcext:value-type="float">
            <text:p>178</text:p>
          </table:table-cell>
          <table:table-cell table:style-name="ce263" table:formula="of:=[.G30]+0.5*[.G41]+0.333*[.G52]" office:value-type="float" office:value="265.434" calcext:value-type="float">
            <text:p>265</text:p>
          </table:table-cell>
          <table:table-cell table:style-name="ce263" table:formula="of:=[.H30]+0.5*[.H41]+0.333*[.H52]" office:value-type="float" office:value="319.318" calcext:value-type="float">
            <text:p>319</text:p>
          </table:table-cell>
          <table:table-cell table:style-name="ce263" table:formula="of:=[.I30]+0.5*[.I41]+0.333*[.I52]" office:value-type="float" office:value="140.16" calcext:value-type="float">
            <text:p>140</text:p>
          </table:table-cell>
          <table:table-cell table:style-name="ce263" table:formula="of:=SUM([.B63:.I63])" office:value-type="float" office:value="1887.99" calcext:value-type="float">
            <text:p>1888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 office:value-type="string" calcext:value-type="string">
            <text:p>Vanhasaari</text:p>
          </table:table-cell>
          <table:table-cell table:style-name="ce263" table:formula="of:=[.B31]+0.5*[.B42]+0.333*[.B53]" office:value-type="float" office:value="413.657" calcext:value-type="float">
            <text:p>414</text:p>
          </table:table-cell>
          <table:table-cell table:style-name="ce263" table:formula="of:=[.C31]+0.5*[.C42]+0.333*[.C53]" office:value-type="float" office:value="139.399" calcext:value-type="float">
            <text:p>139</text:p>
          </table:table-cell>
          <table:table-cell table:style-name="ce263" table:formula="of:=[.D31]+0.5*[.D42]+0.333*[.D53]" office:value-type="float" office:value="462.19" calcext:value-type="float">
            <text:p>462</text:p>
          </table:table-cell>
          <table:table-cell table:style-name="ce263" table:formula="of:=[.E31]+0.5*[.E42]+0.333*[.E53]" office:value-type="float" office:value="236.324" calcext:value-type="float">
            <text:p>236</text:p>
          </table:table-cell>
          <table:table-cell table:style-name="ce263" table:formula="of:=[.F31]+0.5*[.F42]+0.333*[.F53]" office:value-type="float" office:value="355.047" calcext:value-type="float">
            <text:p>355</text:p>
          </table:table-cell>
          <table:table-cell table:style-name="ce263" table:formula="of:=[.G31]+0.5*[.G42]+0.333*[.G53]" office:value-type="float" office:value="324.989" calcext:value-type="float">
            <text:p>325</text:p>
          </table:table-cell>
          <table:table-cell table:style-name="ce263" table:formula="of:=[.H31]+0.5*[.H42]+0.333*[.H53]" office:value-type="float" office:value="724.535" calcext:value-type="float">
            <text:p>725</text:p>
          </table:table-cell>
          <table:table-cell table:style-name="ce263" table:formula="of:=[.I31]+0.5*[.I42]+0.333*[.I53]" office:value-type="float" office:value="264.161" calcext:value-type="float">
            <text:p>264</text:p>
          </table:table-cell>
          <table:table-cell table:style-name="ce263" table:formula="of:=SUM([.B64:.I64])" office:value-type="float" office:value="2920.302" calcext:value-type="float">
            <text:p>2920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263" table:formula="of:=[.B32]+0.5*[.B43]+0.333*[.B54]" office:value-type="float" office:value="782.614" calcext:value-type="float">
            <text:p>783</text:p>
          </table:table-cell>
          <table:table-cell table:style-name="ce263" table:formula="of:=[.C32]+0.5*[.C43]+0.333*[.C54]" office:value-type="float" office:value="630.635" calcext:value-type="float">
            <text:p>631</text:p>
          </table:table-cell>
          <table:table-cell table:style-name="ce263" table:formula="of:=[.D32]+0.5*[.D43]+0.333*[.D54]" office:value-type="float" office:value="557.269" calcext:value-type="float">
            <text:p>557</text:p>
          </table:table-cell>
          <table:table-cell table:style-name="ce263" table:formula="of:=[.E32]+0.5*[.E43]+0.333*[.E54]" office:value-type="float" office:value="265.29" calcext:value-type="float">
            <text:p>265</text:p>
          </table:table-cell>
          <table:table-cell table:style-name="ce263" table:formula="of:=[.F32]+0.5*[.F43]+0.333*[.F54]" office:value-type="float" office:value="649.164" calcext:value-type="float">
            <text:p>649</text:p>
          </table:table-cell>
          <table:table-cell table:style-name="ce263" table:formula="of:=[.G32]+0.5*[.G43]+0.333*[.G54]" office:value-type="float" office:value="839.731" calcext:value-type="float">
            <text:p>840</text:p>
          </table:table-cell>
          <table:table-cell table:style-name="ce263" table:formula="of:=[.H32]+0.5*[.H43]+0.333*[.H54]" office:value-type="float" office:value="497.487" calcext:value-type="float">
            <text:p>497</text:p>
          </table:table-cell>
          <table:table-cell table:style-name="ce263" table:formula="of:=[.I32]+0.5*[.I43]+0.333*[.I54]" office:value-type="float" office:value="379.64" calcext:value-type="float">
            <text:p>380</text:p>
          </table:table-cell>
          <table:table-cell table:style-name="ce263" table:formula="of:=SUM([.B65:.I65])" office:value-type="float" office:value="4601.83" calcext:value-type="float">
            <text:p>4602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263" table:formula="of:=[.B33]+0.5*[.B44]+0.333*[.B55]" office:value-type="float" office:value="541.904" calcext:value-type="float">
            <text:p>542</text:p>
          </table:table-cell>
          <table:table-cell table:style-name="ce263" table:formula="of:=[.C33]+0.5*[.C44]+0.333*[.C55]" office:value-type="float" office:value="233.65" calcext:value-type="float">
            <text:p>234</text:p>
          </table:table-cell>
          <table:table-cell table:style-name="ce263" table:formula="of:=[.D33]+0.5*[.D44]+0.333*[.D55]" office:value-type="float" office:value="396.369" calcext:value-type="float">
            <text:p>396</text:p>
          </table:table-cell>
          <table:table-cell table:style-name="ce263" table:formula="of:=[.E33]+0.5*[.E44]+0.333*[.E55]" office:value-type="float" office:value="104.484" calcext:value-type="float">
            <text:p>104</text:p>
          </table:table-cell>
          <table:table-cell table:style-name="ce263" table:formula="of:=[.F33]+0.5*[.F44]+0.333*[.F55]" office:value-type="float" office:value="352.56" calcext:value-type="float">
            <text:p>353</text:p>
          </table:table-cell>
          <table:table-cell table:style-name="ce263" table:formula="of:=[.G33]+0.5*[.G44]+0.333*[.G55]" office:value-type="float" office:value="395.992" calcext:value-type="float">
            <text:p>396</text:p>
          </table:table-cell>
          <table:table-cell table:style-name="ce263" table:formula="of:=[.H33]+0.5*[.H44]+0.333*[.H55]" office:value-type="float" office:value="503.623" calcext:value-type="float">
            <text:p>504</text:p>
          </table:table-cell>
          <table:table-cell table:style-name="ce263" table:formula="of:=[.I33]+0.5*[.I44]+0.333*[.I55]" office:value-type="float" office:value="110.938" calcext:value-type="float">
            <text:p>111</text:p>
          </table:table-cell>
          <table:table-cell table:style-name="ce263" table:formula="of:=SUM([.B66:.I66])" office:value-type="float" office:value="2639.52" calcext:value-type="float">
            <text:p>2640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table:formula="of:=[.B34]+0.5*[.B45]+0.333*[.B56]" office:value-type="float" office:value="241.658" calcext:value-type="float">
            <text:p>242</text:p>
          </table:table-cell>
          <table:table-cell table:style-name="ce263" table:formula="of:=[.C34]+0.5*[.C45]+0.333*[.C56]" office:value-type="float" office:value="88.297" calcext:value-type="float">
            <text:p>88</text:p>
          </table:table-cell>
          <table:table-cell table:style-name="ce263" table:formula="of:=[.D34]+0.5*[.D45]+0.333*[.D56]" office:value-type="float" office:value="207.479" calcext:value-type="float">
            <text:p>207</text:p>
          </table:table-cell>
          <table:table-cell table:style-name="ce263" table:formula="of:=[.E34]+0.5*[.E45]+0.333*[.E56]" office:value-type="float" office:value="141.606" calcext:value-type="float">
            <text:p>142</text:p>
          </table:table-cell>
          <table:table-cell table:style-name="ce263" table:formula="of:=[.F34]+0.5*[.F45]+0.333*[.F56]" office:value-type="float" office:value="68.988" calcext:value-type="float">
            <text:p>69</text:p>
          </table:table-cell>
          <table:table-cell table:style-name="ce263" table:formula="of:=[.G34]+0.5*[.G45]+0.333*[.G56]" office:value-type="float" office:value="245.935" calcext:value-type="float">
            <text:p>246</text:p>
          </table:table-cell>
          <table:table-cell table:style-name="ce263" table:formula="of:=[.H34]+0.5*[.H45]+0.333*[.H56]" office:value-type="float" office:value="252.968" calcext:value-type="float">
            <text:p>253</text:p>
          </table:table-cell>
          <table:table-cell table:style-name="ce263" table:formula="of:=[.I34]+0.5*[.I45]+0.333*[.I56]" office:value-type="float" office:value="77.495" calcext:value-type="float">
            <text:p>77</text:p>
          </table:table-cell>
          <table:table-cell table:style-name="ce263" table:formula="of:=SUM([.B67:.I67])" office:value-type="float" office:value="1324.426" calcext:value-type="float">
            <text:p>1324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63" table:formula="of:=[.B35]+0.5*[.B46]+0.333*[.B57]" office:value-type="float" office:value="63.999" calcext:value-type="float">
            <text:p>64</text:p>
          </table:table-cell>
          <table:table-cell table:style-name="ce263" table:formula="of:=[.C35]+0.5*[.C46]+0.333*[.C57]" office:value-type="float" office:value="29.647" calcext:value-type="float">
            <text:p>30</text:p>
          </table:table-cell>
          <table:table-cell table:style-name="ce263" table:formula="of:=[.D35]+0.5*[.D46]+0.333*[.D57]" office:value-type="float" office:value="48.483" calcext:value-type="float">
            <text:p>48</text:p>
          </table:table-cell>
          <table:table-cell table:style-name="ce263" table:formula="of:=[.E35]+0.5*[.E46]+0.333*[.E57]" office:value-type="float" office:value="45.991" calcext:value-type="float">
            <text:p>46</text:p>
          </table:table-cell>
          <table:table-cell table:style-name="ce263" table:formula="of:=[.F35]+0.5*[.F46]+0.333*[.F57]" office:value-type="float" office:value="38.829" calcext:value-type="float">
            <text:p>39</text:p>
          </table:table-cell>
          <table:table-cell table:style-name="ce263" table:formula="of:=[.G35]+0.5*[.G46]+0.333*[.G57]" office:value-type="float" office:value="88.654" calcext:value-type="float">
            <text:p>89</text:p>
          </table:table-cell>
          <table:table-cell table:style-name="ce263" table:formula="of:=[.H35]+0.5*[.H46]+0.333*[.H57]" office:value-type="float" office:value="61.162" calcext:value-type="float">
            <text:p>61</text:p>
          </table:table-cell>
          <table:table-cell table:style-name="ce263" table:formula="of:=[.I35]+0.5*[.I46]+0.333*[.I57]" office:value-type="float" office:value="34.66" calcext:value-type="float">
            <text:p>35</text:p>
          </table:table-cell>
          <table:table-cell table:style-name="ce263" table:formula="of:=SUM([.B68:.I68])" office:value-type="float" office:value="411.425" calcext:value-type="float">
            <text:p>411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63" table:formula="of:=[.B36]+0.5*[.B47]+0.333*[.B58]" office:value-type="float" office:value="56.655" calcext:value-type="float">
            <text:p>57</text:p>
          </table:table-cell>
          <table:table-cell table:style-name="ce263" table:formula="of:=[.C36]+0.5*[.C47]+0.333*[.C58]" office:value-type="float" office:value="24.832" calcext:value-type="float">
            <text:p>25</text:p>
          </table:table-cell>
          <table:table-cell table:style-name="ce263" table:formula="of:=[.D36]+0.5*[.D47]+0.333*[.D58]" office:value-type="float" office:value="26.333" calcext:value-type="float">
            <text:p>26</text:p>
          </table:table-cell>
          <table:table-cell table:style-name="ce263" table:formula="of:=[.E36]+0.5*[.E47]+0.333*[.E58]" office:value-type="float" office:value="25.989" calcext:value-type="float">
            <text:p>26</text:p>
          </table:table-cell>
          <table:table-cell table:style-name="ce263" table:formula="of:=[.F36]+0.5*[.F47]+0.333*[.F58]" office:value-type="float" office:value="14.163" calcext:value-type="float">
            <text:p>14</text:p>
          </table:table-cell>
          <table:table-cell table:style-name="ce263" table:formula="of:=[.G36]+0.5*[.G47]+0.333*[.G58]" office:value-type="float" office:value="43.496" calcext:value-type="float">
            <text:p>43</text:p>
          </table:table-cell>
          <table:table-cell table:style-name="ce263" table:formula="of:=[.H36]+0.5*[.H47]+0.333*[.H58]" office:value-type="float" office:value="35.329" calcext:value-type="float">
            <text:p>35</text:p>
          </table:table-cell>
          <table:table-cell table:style-name="ce263" table:formula="of:=[.I36]+0.5*[.I47]+0.333*[.I58]" office:value-type="float" office:value="32.156" calcext:value-type="float">
            <text:p>32</text:p>
          </table:table-cell>
          <table:table-cell table:style-name="ce263" table:formula="of:=SUM([.B69:.I69])" office:value-type="float" office:value="258.953" calcext:value-type="float">
            <text:p>259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 table:formula="of:=[.B37]+0.5*[.B48]+0.333*[.B59]" office:value-type="float" office:value="89.812" calcext:value-type="float">
            <text:p>90</text:p>
          </table:table-cell>
          <table:table-cell table:style-name="ce263" table:formula="of:=[.C37]+0.5*[.C48]+0.333*[.C59]" office:value-type="float" office:value="56.476" calcext:value-type="float">
            <text:p>56</text:p>
          </table:table-cell>
          <table:table-cell table:style-name="ce263" table:formula="of:=[.D37]+0.5*[.D48]+0.333*[.D59]" office:value-type="float" office:value="90.653" calcext:value-type="float">
            <text:p>91</text:p>
          </table:table-cell>
          <table:table-cell table:style-name="ce263" table:formula="of:=[.E37]+0.5*[.E48]+0.333*[.E59]" office:value-type="float" office:value="19.322" calcext:value-type="float">
            <text:p>19</text:p>
          </table:table-cell>
          <table:table-cell table:style-name="ce263" table:formula="of:=[.F37]+0.5*[.F48]+0.333*[.F59]" office:value-type="float" office:value="38.332" calcext:value-type="float">
            <text:p>38</text:p>
          </table:table-cell>
          <table:table-cell table:style-name="ce263" table:formula="of:=[.G37]+0.5*[.G48]+0.333*[.G59]" office:value-type="float" office:value="104.165" calcext:value-type="float">
            <text:p>104</text:p>
          </table:table-cell>
          <table:table-cell table:style-name="ce263" table:formula="of:=[.H37]+0.5*[.H48]+0.333*[.H59]" office:value-type="float" office:value="89.149" calcext:value-type="float">
            <text:p>89</text:p>
          </table:table-cell>
          <table:table-cell table:style-name="ce263" table:formula="of:=[.I37]+0.5*[.I48]+0.333*[.I59]" office:value-type="float" office:value="27.164" calcext:value-type="float">
            <text:p>27</text:p>
          </table:table-cell>
          <table:table-cell table:style-name="ce263" table:formula="of:=SUM([.B70:.I70])" office:value-type="float" office:value="515.073" calcext:value-type="float">
            <text:p>515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/>
          <table:table-cell table:style-name="ce263" table:formula="of:=SUM([.B62:.B70])" office:value-type="float" office:value="2724.426" calcext:value-type="float">
            <text:p>2724</text:p>
          </table:table-cell>
          <table:table-cell table:style-name="ce263" table:formula="of:=SUM([.C62:.C70])" office:value-type="float" office:value="1611.488" calcext:value-type="float">
            <text:p>1611</text:p>
          </table:table-cell>
          <table:table-cell table:style-name="ce263" table:formula="of:=SUM([.D62:.D70])" office:value-type="float" office:value="2361.317" calcext:value-type="float">
            <text:p>2361</text:p>
          </table:table-cell>
          <table:table-cell table:style-name="ce263" table:formula="of:=SUM([.E62:.E70])" office:value-type="float" office:value="1040.942" calcext:value-type="float">
            <text:p>1041</text:p>
          </table:table-cell>
          <table:table-cell table:style-name="ce263" table:formula="of:=SUM([.F62:.F70])" office:value-type="float" office:value="1806.006" calcext:value-type="float">
            <text:p>1806</text:p>
          </table:table-cell>
          <table:table-cell table:style-name="ce263" table:formula="of:=SUM([.G62:.G70])" office:value-type="float" office:value="2443.539" calcext:value-type="float">
            <text:p>2444</text:p>
          </table:table-cell>
          <table:table-cell table:style-name="ce263" table:formula="of:=SUM([.H62:.H70])" office:value-type="float" office:value="2661.396" calcext:value-type="float">
            <text:p>2661</text:p>
          </table:table-cell>
          <table:table-cell table:style-name="ce263" table:formula="of:=SUM([.I62:.I70])" office:value-type="float" office:value="1195.338" calcext:value-type="float">
            <text:p>1195</text:p>
          </table:table-cell>
          <table:table-cell table:style-name="ce263" table:formula="of:=SUM([.J62:.J70])" office:value-type="float" office:value="15844.452" calcext:value-type="float">
            <text:p>15844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00" office:value-type="string" calcext:value-type="string">
            <text:p>KANSANEDUSTAJAT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289" office:value-type="string" calcext:value-type="string">
            <text:p>Kansanedustajat</text:p>
          </table:table-cell>
          <table:table-cell table:style-name="ce288" office:value-type="string" calcext:value-type="string">
            <text:p>Äänestäjät</text:p>
          </table:table-cell>
          <table:table-cell table:style-name="ce288" office:value-type="string" calcext:value-type="string">
            <text:p>Suhdeluku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 Keskusta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" calcext:value-type="float">
            <text:p>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3" table:style-name="ce263" office:value-type="float" office:value="1" calcext:value-type="float">
            <text:p>1</text:p>
          </table:table-cell>
          <table:table-cell table:style-name="ce263" table:formula="of:=SUM([.B73:.I73])" office:value-type="float" office:value="5" calcext:value-type="float">
            <text:p>5</text:p>
          </table:table-cell>
          <table:table-cell table:style-name="ce290" office:value-type="float" office:value="5" calcext:value-type="float">
            <text:p>5</text:p>
          </table:table-cell>
          <table:table-cell table:style-name="ce288" office:value-type="float" office:value="730" calcext:value-type="float">
            <text:p>730</text:p>
          </table:table-cell>
          <table:table-cell table:style-name="ce331" table:formula="of:=[.L73]/[.K73]" office:value-type="float" office:value="146" calcext:value-type="float">
            <text:p>146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Leppälä</text:p>
          </table:table-cell>
          <table:table-cell table:number-columns-repeated="3"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number-columns-repeated="4" table:style-name="ce263" office:value-type="float" office:value="1" calcext:value-type="float">
            <text:p>1</text:p>
          </table:table-cell>
          <table:table-cell table:style-name="ce263" table:formula="of:=SUM([.B74:.I74])" office:value-type="float" office:value="7" calcext:value-type="float">
            <text:p>7</text:p>
          </table:table-cell>
          <table:table-cell table:style-name="ce291" office:value-type="float" office:value="7" calcext:value-type="float">
            <text:p>7</text:p>
          </table:table-cell>
          <table:table-cell table:style-name="ce288" office:value-type="float" office:value="1120" calcext:value-type="float">
            <text:p>1120</text:p>
          </table:table-cell>
          <table:table-cell table:style-name="ce331" table:formula="of:=[.L74]/[.K74]" office:value-type="float" office:value="160" calcext:value-type="float">
            <text:p>160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Vanhasaari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float" office:value="2" calcext:value-type="float">
            <text:p>2</text:p>
          </table:table-cell>
          <table:table-cell table:number-columns-repeated="3" table:style-name="ce263" office:value-type="float" office:value="1" calcext:value-type="float">
            <text:p>1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1" calcext:value-type="float">
            <text:p>1</text:p>
          </table:table-cell>
          <table:table-cell table:style-name="ce263" table:formula="of:=SUM([.B75:.I75])" office:value-type="float" office:value="10" calcext:value-type="float">
            <text:p>10</text:p>
          </table:table-cell>
          <table:table-cell table:style-name="ce291" office:value-type="float" office:value="10" calcext:value-type="float">
            <text:p>10</text:p>
          </table:table-cell>
          <table:table-cell table:style-name="ce288" office:value-type="float" office:value="1659" calcext:value-type="float">
            <text:p>1659</text:p>
          </table:table-cell>
          <table:table-cell table:style-name="ce331" table:formula="of:=[.L75]/[.K75]" office:value-type="float" office:value="165.9" calcext:value-type="float">
            <text:p>166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number-columns-repeated="3" table:style-name="ce263" office:value-type="float" office:value="2" calcext:value-type="float">
            <text:p>2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1" calcext:value-type="float">
            <text:p>1</text:p>
          </table:table-cell>
          <table:table-cell table:style-name="ce263" table:formula="of:=SUM([.B76:.I76])" office:value-type="float" office:value="15" calcext:value-type="float">
            <text:p>15</text:p>
          </table:table-cell>
          <table:table-cell table:style-name="ce290" office:value-type="float" office:value="15" calcext:value-type="float">
            <text:p>15</text:p>
          </table:table-cell>
          <table:table-cell table:style-name="ce288" office:value-type="float" office:value="2615" calcext:value-type="float">
            <text:p>2615</text:p>
          </table:table-cell>
          <table:table-cell table:style-name="ce331" table:formula="of:=[.L76]/[.K76]" office:value-type="float" office:value="174.333333333333" calcext:value-type="float">
            <text:p>174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0" calcext:value-type="float">
            <text:p>0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0" calcext:value-type="float">
            <text:p>0</text:p>
          </table:table-cell>
          <table:table-cell table:style-name="ce263" table:formula="of:=SUM([.B77:.I77])" office:value-type="float" office:value="9" calcext:value-type="float">
            <text:p>9</text:p>
          </table:table-cell>
          <table:table-cell table:style-name="ce290" office:value-type="float" office:value="9" calcext:value-type="float">
            <text:p>9</text:p>
          </table:table-cell>
          <table:table-cell table:style-name="ce288" office:value-type="float" office:value="1500" calcext:value-type="float">
            <text:p>1500</text:p>
          </table:table-cell>
          <table:table-cell table:style-name="ce331" table:formula="of:=[.L77]/[.K77]" office:value-type="float" office:value="166.666666666667" calcext:value-type="float">
            <text:p>167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style-name="ce263" table:formula="of:=SUM([.B78:.I78])" office:value-type="float" office:value="5" calcext:value-type="float">
            <text:p>5</text:p>
          </table:table-cell>
          <table:table-cell table:style-name="ce290" office:value-type="float" office:value="5" calcext:value-type="float">
            <text:p>5</text:p>
          </table:table-cell>
          <table:table-cell table:style-name="ce288" office:value-type="float" office:value="737" calcext:value-type="float">
            <text:p>737</text:p>
          </table:table-cell>
          <table:table-cell table:style-name="ce331" table:formula="of:=[.L78]/[.K78]" office:value-type="float" office:value="147.4" calcext:value-type="float">
            <text:p>147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63" office:value-type="float" office:value="1" calcext:value-type="float">
            <text:p>1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style-name="ce263" office:value-type="float" office:value="1" calcext:value-type="float">
            <text:p>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63" table:formula="of:=SUM([.B79:.I79])" office:value-type="float" office:value="2" calcext:value-type="float">
            <text:p>2</text:p>
          </table:table-cell>
          <table:table-cell table:style-name="ce290" office:value-type="float" office:value="2.42481089258699" calcext:value-type="float">
            <text:p>2</text:p>
          </table:table-cell>
          <table:table-cell table:style-name="ce288" office:value-type="float" office:value="234" calcext:value-type="float">
            <text:p>234</text:p>
          </table:table-cell>
          <table:table-cell table:style-name="ce331" table:formula="of:=[.L79]/[.K79]" office:value-type="float" office:value="96.5023708510107" calcext:value-type="float">
            <text:p>97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63" office:value-type="float" office:value="1" calcext:value-type="float">
            <text:p>1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style-name="ce263" office:value-type="float" office:value="1" calcext:value-type="float">
            <text:p>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63" table:formula="of:=SUM([.B80:.I80])" office:value-type="float" office:value="2" calcext:value-type="float">
            <text:p>2</text:p>
          </table:table-cell>
          <table:table-cell table:style-name="ce290" office:value-type="float" office:value="1.89500756429652" calcext:value-type="float">
            <text:p>2</text:p>
          </table:table-cell>
          <table:table-cell table:style-name="ce288" office:value-type="float" office:value="147" calcext:value-type="float">
            <text:p>147</text:p>
          </table:table-cell>
          <table:table-cell table:style-name="ce331" table:formula="of:=[.L80]/[.K80]" office:value-type="float" office:value="77.5722497205812" calcext:value-type="float">
            <text:p>78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" calcext:value-type="float">
            <text:p>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63" office:value-type="float" office:value="1" calcext:value-type="float">
            <text:p>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63" table:formula="of:=SUM([.B81:.I81])" office:value-type="float" office:value="3" calcext:value-type="float">
            <text:p>3</text:p>
          </table:table-cell>
          <table:table-cell table:style-name="ce290" office:value-type="float" office:value="2.77972768532527" calcext:value-type="float">
            <text:p>3</text:p>
          </table:table-cell>
          <table:table-cell table:style-name="ce288" office:value-type="float" office:value="293" calcext:value-type="float">
            <text:p>293</text:p>
          </table:table-cell>
          <table:table-cell table:style-name="ce331" table:formula="of:=[.L81]/[.K81]" office:value-type="float" office:value="105.406008490258" calcext:value-type="float">
            <text:p>105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263" table:formula="of:=SUM([.B82:.I82])" office:value-type="float" office:value="58" calcext:value-type="float">
            <text:p>58</text:p>
          </table:table-cell>
          <table:table-cell table:style-name="ce263" table:formula="of:=SUM([.B73:.B81])" office:value-type="float" office:value="11" calcext:value-type="float">
            <text:p>11</text:p>
          </table:table-cell>
          <table:table-cell table:style-name="ce263" table:formula="of:=SUM([.C73:.C81])" office:value-type="float" office:value="5" calcext:value-type="float">
            <text:p>5</text:p>
          </table:table-cell>
          <table:table-cell table:style-name="ce263" table:formula="of:=SUM([.D73:.D81])" office:value-type="float" office:value="10" calcext:value-type="float">
            <text:p>10</text:p>
          </table:table-cell>
          <table:table-cell table:style-name="ce263" table:formula="of:=SUM([.E73:.E81])" office:value-type="float" office:value="3" calcext:value-type="float">
            <text:p>3</text:p>
          </table:table-cell>
          <table:table-cell table:style-name="ce263" table:formula="of:=SUM([.F73:.F81])" office:value-type="float" office:value="5" calcext:value-type="float">
            <text:p>5</text:p>
          </table:table-cell>
          <table:table-cell table:style-name="ce263" table:formula="of:=SUM([.G73:.G81])" office:value-type="float" office:value="11" calcext:value-type="float">
            <text:p>11</text:p>
          </table:table-cell>
          <table:table-cell table:style-name="ce263" table:formula="of:=SUM([.H73:.H81])" office:value-type="float" office:value="9" calcext:value-type="float">
            <text:p>9</text:p>
          </table:table-cell>
          <table:table-cell table:style-name="ce263" table:formula="of:=SUM([.I73:.I81])" office:value-type="float" office:value="4" calcext:value-type="float">
            <text:p>4</text:p>
          </table:table-cell>
          <table:table-cell table:style-name="ce263" table:formula="of:=SUM([.J73:.J81])" office:value-type="float" office:value="58" calcext:value-type="float">
            <text:p>58</text:p>
          </table:table-cell>
          <table:table-cell table:style-name="ce292" table:formula="of:=SUM([.K73:.K81])" office:value-type="float" office:value="58.0995461422088" calcext:value-type="float">
            <text:p>58 </text:p>
          </table:table-cell>
          <table:table-cell table:style-name="ce288" table:formula="of:=SUM([.L73:.L81])" office:value-type="float" office:value="9035" calcext:value-type="float">
            <text:p>9035</text:p>
          </table:table-cell>
          <table:table-cell table:style-name="ce331" table:formula="of:=[.L82]/[.K82]" office:value-type="float" office:value="155.508960050828" calcext:value-type="float">
            <text:p>156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77"/>
          <table:table-cell table:style-name="ce115" table:number-columns-repeated="8"/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 table:number-rows-repeated="197">
          <table:table-cell table:style-name="ce77" table:number-columns-repeated="26"/>
          <table:table-cell table:number-columns-repeated="998"/>
        </table:table-row>
        <table:table-row table:style-name="ro1" table:number-rows-repeated="71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lamenttivaalit 2024" table:style-name="ta11">
        <table:table-column table:style-name="co49" table:default-cell-style-name="Default"/>
        <table:table-column table:style-name="co37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1">
          <table:table-cell table:style-name="ce329" office:value-type="string" calcext:value-type="string">
            <text:p>Aika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84" office:value-type="string" calcext:value-type="string">
            <text:p>Hallitus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30" office:value-type="date" office:date-value="2021-01-01" calcext:value-type="date">
            <text:p>1.1.2021</text:p>
          </table:table-cell>
          <table:table-cell table:style-name="ce115" office:value-type="percentage" office:value="0.120008233841087" calcext:value-type="percentage">
            <text:p>12.00%</text:p>
          </table:table-cell>
          <table:table-cell table:style-name="ce115" office:value-type="percentage" office:value="0.0870728694936188" calcext:value-type="percentage">
            <text:p>8.71%</text:p>
          </table:table-cell>
          <table:table-cell table:style-name="ce115" office:value-type="percentage" office:value="0.108377933305887" calcext:value-type="percentage">
            <text:p>10.84%</text:p>
          </table:table-cell>
          <table:table-cell table:style-name="ce115" office:value-type="percentage" office:value="0.160559901193907" calcext:value-type="percentage">
            <text:p>16.06%</text:p>
          </table:table-cell>
          <table:table-cell table:style-name="ce115" office:value-type="percentage" office:value="0.073589954713874" calcext:value-type="percentage">
            <text:p>7.36%</text:p>
          </table:table-cell>
          <table:table-cell table:style-name="ce115" office:value-type="percentage" office:value="0.21315356113627" calcext:value-type="percentage">
            <text:p>21.32%</text:p>
          </table:table-cell>
          <table:table-cell table:style-name="ce115" office:value-type="percentage" office:value="0.195553725813092" calcext:value-type="percentage">
            <text:p>19.56%</text:p>
          </table:table-cell>
          <table:table-cell table:style-name="ce115" office:value-type="percentage" office:value="0.0416838205022643" calcext:value-type="percentage">
            <text:p>4.17%</text:p>
          </table:table-cell>
          <table:table-cell table:style-name="ce115" table:formula="of:=SUM([.B2:.I2])" office:value-type="percentage" office:value="1" calcext:value-type="percentage">
            <text:p>100.00%</text:p>
          </table:table-cell>
          <table:table-cell table:style-name="ce115" table:formula="of:=SUM([.B2:.D2];[.F2])" office:value-type="percentage" office:value="0.3890489914" calcext:value-type="percentage">
            <text:p>38.90%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30" office:value-type="date" office:date-value="2021-03-01" calcext:value-type="date">
            <text:p>1.3.2021</text:p>
          </table:table-cell>
          <table:table-cell table:style-name="ce77" table:number-columns-repeated="25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287" office:value-type="string" calcext:value-type="string">
            <text:p>Vaalipiiri</text:p>
          </table:table-cell>
          <table:table-cell table:style-name="ce289" office:value-type="string" calcext:value-type="string">
            <text:p>Kansanedustajat</text:p>
          </table:table-cell>
          <table:table-cell table:style-name="ce288" office:value-type="string" calcext:value-type="string">
            <text:p>Äänestäjät</text:p>
          </table:table-cell>
          <table:table-cell table:style-name="ce77" table:number-columns-repeated="4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Uussaari Keskusta</text:p>
          </table:table-cell>
          <table:table-cell table:style-name="ce290" office:value-type="float" office:value="21" calcext:value-type="float">
            <text:p>21</text:p>
          </table:table-cell>
          <table:table-cell table:style-name="ce288" office:value-type="float" office:value="769" calcext:value-type="float">
            <text:p>769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Virranmaa</text:p>
          </table:table-cell>
          <table:table-cell table:style-name="ce290" office:value-type="float" office:value="16" calcext:value-type="float">
            <text:p>16</text:p>
          </table:table-cell>
          <table:table-cell table:style-name="ce288" office:value-type="float" office:value="2702" calcext:value-type="float">
            <text:p>2702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Vahamaa</text:p>
          </table:table-cell>
          <table:table-cell table:style-name="ce290" office:value-type="float" office:value="9" calcext:value-type="float">
            <text:p>9</text:p>
          </table:table-cell>
          <table:table-cell table:style-name="ce288" office:value-type="float" office:value="1422" calcext:value-type="float">
            <text:p>1422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Ventelänlaakso</text:p>
          </table:table-cell>
          <table:table-cell table:style-name="ce290" office:value-type="float" office:value="7" calcext:value-type="float">
            <text:p>7</text:p>
          </table:table-cell>
          <table:table-cell table:style-name="ce288" office:value-type="float" office:value="1100" calcext:value-type="float">
            <text:p>1100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Aurmaa</text:p>
          </table:table-cell>
          <table:table-cell table:style-name="ce290" office:value-type="float" office:value="2" calcext:value-type="float">
            <text:p>2</text:p>
          </table:table-cell>
          <table:table-cell table:style-name="ce288" office:value-type="float" office:value="314" calcext:value-type="float">
            <text:p>314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Ristilaakso</text:p>
          </table:table-cell>
          <table:table-cell table:style-name="ce290" office:value-type="float" office:value="1" calcext:value-type="float">
            <text:p>1</text:p>
          </table:table-cell>
          <table:table-cell table:style-name="ce288" office:value-type="float" office:value="181" calcext:value-type="float">
            <text:p>181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Vanhasaarenmaa</text:p>
          </table:table-cell>
          <table:table-cell table:style-name="ce290" office:value-type="float" office:value="2" calcext:value-type="float">
            <text:p>2</text:p>
          </table:table-cell>
          <table:table-cell table:style-name="ce288" office:value-type="float" office:value="293" calcext:value-type="float">
            <text:p>293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/>
          <table:table-cell table:style-name="ce292" table:formula="of:=SUM([.B6:.B12])" office:value-type="float" office:value="58" calcext:value-type="float">
            <text:p>58 </text:p>
          </table:table-cell>
          <table:table-cell table:style-name="ce288" table:formula="of:=SUM([.C6:.C12])" office:value-type="float" office:value="6781" calcext:value-type="float">
            <text:p>6781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number-columns-repeated="4"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number-columns-repeated="3"/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300" office:value-type="string" calcext:value-type="string">
            <text:p>PROSENTIT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enmaa</text:p>
          </table:table-cell>
          <table:table-cell table:style-name="ce308" office:value-type="percentage" office:value="0.08" calcext:value-type="percentage">
            <text:p>8%</text:p>
          </table:table-cell>
          <table:table-cell table:style-name="ce308" office:value-type="percentage" office:value="0.1" calcext:value-type="percentage">
            <text:p>10%</text:p>
          </table:table-cell>
          <table:table-cell table:style-name="ce308" office:value-type="percentage" office:value="0.11" calcext:value-type="percentage">
            <text:p>11%</text:p>
          </table:table-cell>
          <table:table-cell table:style-name="ce308" office:value-type="percentage" office:value="0.16" calcext:value-type="percentage">
            <text:p>16%</text:p>
          </table:table-cell>
          <table:table-cell table:style-name="ce308" office:value-type="percentage" office:value="0.12" calcext:value-type="percentage">
            <text:p>12%</text:p>
          </table:table-cell>
          <table:table-cell table:style-name="ce308" office:value-type="percentage" office:value="0.16" calcext:value-type="percentage">
            <text:p>16%</text:p>
          </table:table-cell>
          <table:table-cell table:style-name="ce308" office:value-type="percentage" office:value="0.23" calcext:value-type="percentage">
            <text:p>23%</text:p>
          </table:table-cell>
          <table:table-cell table:style-name="ce308" office:value-type="percentage" office:value="0.01" calcext:value-type="percentage">
            <text:p>1%</text:p>
          </table:table-cell>
          <table:table-cell table:style-name="ce308" table:formula="of:=SUM([.B18:.I18])" office:value-type="percentage" office:value="0.97" calcext:value-type="percentage">
            <text:p>97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308" office:value-type="percentage" office:value="0.07" calcext:value-type="percentage">
            <text:p>7%</text:p>
          </table:table-cell>
          <table:table-cell table:style-name="ce308" office:value-type="percentage" office:value="0.09" calcext:value-type="percentage">
            <text:p>9%</text:p>
          </table:table-cell>
          <table:table-cell table:style-name="ce308" office:value-type="percentage" office:value="0.13" calcext:value-type="percentage">
            <text:p>13%</text:p>
          </table:table-cell>
          <table:table-cell table:style-name="ce308" office:value-type="percentage" office:value="0.18" calcext:value-type="percentage">
            <text:p>18%</text:p>
          </table:table-cell>
          <table:table-cell table:style-name="ce308" office:value-type="percentage" office:value="0.07" calcext:value-type="percentage">
            <text:p>7%</text:p>
          </table:table-cell>
          <table:table-cell table:style-name="ce308" office:value-type="percentage" office:value="0.19" calcext:value-type="percentage">
            <text:p>19%</text:p>
          </table:table-cell>
          <table:table-cell table:style-name="ce308" office:value-type="percentage" office:value="0.23" calcext:value-type="percentage">
            <text:p>23%</text:p>
          </table:table-cell>
          <table:table-cell table:style-name="ce308" office:value-type="percentage" office:value="0.01" calcext:value-type="percentage">
            <text:p>1%</text:p>
          </table:table-cell>
          <table:table-cell table:style-name="ce308" table:formula="of:=SUM([.B19:.I19])" office:value-type="percentage" office:value="0.97" calcext:value-type="percentage">
            <text:p>97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308" office:value-type="percentage" office:value="0.17" calcext:value-type="percentage">
            <text:p>17%</text:p>
          </table:table-cell>
          <table:table-cell table:style-name="ce308" office:value-type="percentage" office:value="0.07" calcext:value-type="percentage">
            <text:p>7%</text:p>
          </table:table-cell>
          <table:table-cell table:style-name="ce308" office:value-type="percentage" office:value="0.14" calcext:value-type="percentage">
            <text:p>14%</text:p>
          </table:table-cell>
          <table:table-cell table:style-name="ce308" office:value-type="percentage" office:value="0.16" calcext:value-type="percentage">
            <text:p>16%</text:p>
          </table:table-cell>
          <table:table-cell table:style-name="ce308" office:value-type="percentage" office:value="0.04" calcext:value-type="percentage">
            <text:p>4%</text:p>
          </table:table-cell>
          <table:table-cell table:style-name="ce308" office:value-type="percentage" office:value="0.22" calcext:value-type="percentage">
            <text:p>22%</text:p>
          </table:table-cell>
          <table:table-cell table:style-name="ce308" office:value-type="percentage" office:value="0.15" calcext:value-type="percentage">
            <text:p>15%</text:p>
          </table:table-cell>
          <table:table-cell table:style-name="ce308" office:value-type="percentage" office:value="0.02" calcext:value-type="percentage">
            <text:p>2%</text:p>
          </table:table-cell>
          <table:table-cell table:style-name="ce308" table:formula="of:=SUM([.B20:.I20])" office:value-type="percentage" office:value="0.97" calcext:value-type="percentage">
            <text:p>97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308" office:value-type="percentage" office:value="0.17" calcext:value-type="percentage">
            <text:p>17%</text:p>
          </table:table-cell>
          <table:table-cell table:style-name="ce308" office:value-type="percentage" office:value="0.11" calcext:value-type="percentage">
            <text:p>11%</text:p>
          </table:table-cell>
          <table:table-cell table:style-name="ce308" office:value-type="percentage" office:value="0.12" calcext:value-type="percentage">
            <text:p>12%</text:p>
          </table:table-cell>
          <table:table-cell table:style-name="ce308" office:value-type="percentage" office:value="0.15" calcext:value-type="percentage">
            <text:p>15%</text:p>
          </table:table-cell>
          <table:table-cell table:style-name="ce308" office:value-type="percentage" office:value="0.05" calcext:value-type="percentage">
            <text:p>5%</text:p>
          </table:table-cell>
          <table:table-cell table:style-name="ce308" office:value-type="percentage" office:value="0.17" calcext:value-type="percentage">
            <text:p>17%</text:p>
          </table:table-cell>
          <table:table-cell table:style-name="ce308" office:value-type="percentage" office:value="0.16" calcext:value-type="percentage">
            <text:p>16%</text:p>
          </table:table-cell>
          <table:table-cell table:style-name="ce308" office:value-type="percentage" office:value="0.04" calcext:value-type="percentage">
            <text:p>4%</text:p>
          </table:table-cell>
          <table:table-cell table:style-name="ce308" table:formula="of:=SUM([.B21:.I21])" office:value-type="percentage" office:value="0.97" calcext:value-type="percentage">
            <text:p>97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number-columns-repeated="2" table:style-name="ce308" office:value-type="percentage" office:value="0.11" calcext:value-type="percentage">
            <text:p>11%</text:p>
          </table:table-cell>
          <table:table-cell table:style-name="ce308" office:value-type="percentage" office:value="0.06" calcext:value-type="percentage">
            <text:p>6%</text:p>
          </table:table-cell>
          <table:table-cell table:style-name="ce308" office:value-type="percentage" office:value="0.13" calcext:value-type="percentage">
            <text:p>13%</text:p>
          </table:table-cell>
          <table:table-cell table:style-name="ce308" office:value-type="percentage" office:value="0.07" calcext:value-type="percentage">
            <text:p>7%</text:p>
          </table:table-cell>
          <table:table-cell table:style-name="ce308" office:value-type="percentage" office:value="0.19" calcext:value-type="percentage">
            <text:p>19%</text:p>
          </table:table-cell>
          <table:table-cell table:style-name="ce308" office:value-type="percentage" office:value="0.24" calcext:value-type="percentage">
            <text:p>24%</text:p>
          </table:table-cell>
          <table:table-cell table:style-name="ce308" office:value-type="percentage" office:value="0.06" calcext:value-type="percentage">
            <text:p>6%</text:p>
          </table:table-cell>
          <table:table-cell table:style-name="ce308" table:formula="of:=SUM([.B22:.I22])" office:value-type="percentage" office:value="0.97" calcext:value-type="percentage">
            <text:p>97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308" office:value-type="percentage" office:value="0.09" calcext:value-type="percentage">
            <text:p>9%</text:p>
          </table:table-cell>
          <table:table-cell table:style-name="ce308" office:value-type="percentage" office:value="0.11" calcext:value-type="percentage">
            <text:p>11%</text:p>
          </table:table-cell>
          <table:table-cell table:style-name="ce308" office:value-type="percentage" office:value="0.15" calcext:value-type="percentage">
            <text:p>15%</text:p>
          </table:table-cell>
          <table:table-cell table:style-name="ce308" office:value-type="percentage" office:value="0.2" calcext:value-type="percentage">
            <text:p>20%</text:p>
          </table:table-cell>
          <table:table-cell table:style-name="ce308" office:value-type="percentage" office:value="0.02" calcext:value-type="percentage">
            <text:p>2%</text:p>
          </table:table-cell>
          <table:table-cell table:style-name="ce308" office:value-type="percentage" office:value="0.19" calcext:value-type="percentage">
            <text:p>19%</text:p>
          </table:table-cell>
          <table:table-cell table:style-name="ce308" office:value-type="percentage" office:value="0.21" calcext:value-type="percentage">
            <text:p>21%</text:p>
          </table:table-cell>
          <table:table-cell table:style-name="ce308" office:value-type="percentage" office:value="0" calcext:value-type="percentage">
            <text:p>0%</text:p>
          </table:table-cell>
          <table:table-cell table:style-name="ce308" table:formula="of:=SUM([.B23:.I23])" office:value-type="percentage" office:value="0.97" calcext:value-type="percentage">
            <text:p>97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308" office:value-type="percentage" office:value="0.11" calcext:value-type="percentage">
            <text:p>11%</text:p>
          </table:table-cell>
          <table:table-cell table:style-name="ce308" office:value-type="percentage" office:value="0.04" calcext:value-type="percentage">
            <text:p>4%</text:p>
          </table:table-cell>
          <table:table-cell table:style-name="ce308" office:value-type="percentage" office:value="0.13" calcext:value-type="percentage">
            <text:p>13%</text:p>
          </table:table-cell>
          <table:table-cell table:style-name="ce308" office:value-type="percentage" office:value="0.11" calcext:value-type="percentage">
            <text:p>11%</text:p>
          </table:table-cell>
          <table:table-cell table:style-name="ce308" office:value-type="percentage" office:value="0.09" calcext:value-type="percentage">
            <text:p>9%</text:p>
          </table:table-cell>
          <table:table-cell table:style-name="ce308" office:value-type="percentage" office:value="0.21" calcext:value-type="percentage">
            <text:p>21%</text:p>
          </table:table-cell>
          <table:table-cell table:style-name="ce308" office:value-type="percentage" office:value="0.23" calcext:value-type="percentage">
            <text:p>23%</text:p>
          </table:table-cell>
          <table:table-cell table:style-name="ce308" office:value-type="percentage" office:value="0.05" calcext:value-type="percentage">
            <text:p>5%</text:p>
          </table:table-cell>
          <table:table-cell table:style-name="ce308" table:formula="of:=SUM([.B24:.I24])" office:value-type="percentage" office:value="0.97" calcext:value-type="percentage">
            <text:p>97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/>
          <table:table-cell table:style-name="ce115" table:formula="of:=[.B61]/[.$J$61]" office:value-type="percentage" office:value="0.118805097292458" calcext:value-type="percentage">
            <text:p>11.88%</text:p>
          </table:table-cell>
          <table:table-cell table:style-name="ce115" table:formula="of:=[.C61]/[.$J$61]" office:value-type="percentage" office:value="0.0976174564283673" calcext:value-type="percentage">
            <text:p>9.76%</text:p>
          </table:table-cell>
          <table:table-cell table:style-name="ce115" table:formula="of:=[.D61]/[.$J$61]" office:value-type="percentage" office:value="0.126663285890357" calcext:value-type="percentage">
            <text:p>12.67%</text:p>
          </table:table-cell>
          <table:table-cell table:style-name="ce115" table:formula="of:=[.E61]/[.$J$61]" office:value-type="percentage" office:value="0.145886236610261" calcext:value-type="percentage">
            <text:p>14.59%</text:p>
          </table:table-cell>
          <table:table-cell table:style-name="ce115" table:formula="of:=[.F61]/[.$J$61]" office:value-type="percentage" office:value="0.114796097548476" calcext:value-type="percentage">
            <text:p>11.48%</text:p>
          </table:table-cell>
          <table:table-cell table:style-name="ce115" table:formula="of:=[.G61]/[.$J$61]" office:value-type="percentage" office:value="0.162080158946058" calcext:value-type="percentage">
            <text:p>16.21%</text:p>
          </table:table-cell>
          <table:table-cell table:style-name="ce115" table:formula="of:=[.H61]/[.$J$61]" office:value-type="percentage" office:value="0.165158148719534" calcext:value-type="percentage">
            <text:p>16.52%</text:p>
          </table:table-cell>
          <table:table-cell table:style-name="ce115" table:formula="of:=[.I61]/[.$J$61]" office:value-type="percentage" office:value="0.0689935185644887" calcext:value-type="percentage">
            <text:p>6.90%</text:p>
          </table:table-cell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300" office:value-type="string" calcext:value-type="string">
            <text:p>1. ÄÄNET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enmaa</text:p>
          </table:table-cell>
          <table:table-cell table:style-name="ce263" office:value-type="float" office:value="297.2" calcext:value-type="float">
            <text:p>297</text:p>
          </table:table-cell>
          <table:table-cell table:style-name="ce263" office:value-type="float" office:value="371.5" calcext:value-type="float">
            <text:p>372</text:p>
          </table:table-cell>
          <table:table-cell table:style-name="ce263" office:value-type="float" office:value="408.65" calcext:value-type="float">
            <text:p>409</text:p>
          </table:table-cell>
          <table:table-cell table:style-name="ce263" office:value-type="float" office:value="594.4" calcext:value-type="float">
            <text:p>594</text:p>
          </table:table-cell>
          <table:table-cell table:style-name="ce263" office:value-type="float" office:value="445.8" calcext:value-type="float">
            <text:p>446</text:p>
          </table:table-cell>
          <table:table-cell table:style-name="ce263" office:value-type="float" office:value="594.4" calcext:value-type="float">
            <text:p>594</text:p>
          </table:table-cell>
          <table:table-cell table:style-name="ce263" office:value-type="float" office:value="854.45" calcext:value-type="float">
            <text:p>854</text:p>
          </table:table-cell>
          <table:table-cell table:style-name="ce263" office:value-type="float" office:value="37.15" calcext:value-type="float">
            <text:p>37</text:p>
          </table:table-cell>
          <table:table-cell table:style-name="ce263" table:formula="of:=SUM([.B27:.I27])" office:value-type="float" office:value="3603.55" calcext:value-type="float">
            <text:p>3604</text:p>
          </table:table-cell>
          <table:table-cell table:style-name="ce77" office:value-type="float" office:value="36.0355" calcext:value-type="float">
            <text:p>36.0355</text:p>
          </table:table-cell>
          <table:table-cell table:style-name="ce77" office:value-type="float" office:value="828.8165" calcext:value-type="float">
            <text:p>828.8165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263" office:value-type="float" office:value="172.48" calcext:value-type="float">
            <text:p>172</text:p>
          </table:table-cell>
          <table:table-cell table:style-name="ce263" office:value-type="float" office:value="221.76" calcext:value-type="float">
            <text:p>222</text:p>
          </table:table-cell>
          <table:table-cell table:style-name="ce263" office:value-type="float" office:value="320.32" calcext:value-type="float">
            <text:p>320</text:p>
          </table:table-cell>
          <table:table-cell table:style-name="ce263" office:value-type="float" office:value="443.52" calcext:value-type="float">
            <text:p>444</text:p>
          </table:table-cell>
          <table:table-cell table:style-name="ce263" office:value-type="float" office:value="172.48" calcext:value-type="float">
            <text:p>172</text:p>
          </table:table-cell>
          <table:table-cell table:style-name="ce263" office:value-type="float" office:value="468.16" calcext:value-type="float">
            <text:p>468</text:p>
          </table:table-cell>
          <table:table-cell table:style-name="ce263" office:value-type="float" office:value="566.72" calcext:value-type="float">
            <text:p>567</text:p>
          </table:table-cell>
          <table:table-cell table:style-name="ce263" office:value-type="float" office:value="24.64" calcext:value-type="float">
            <text:p>25</text:p>
          </table:table-cell>
          <table:table-cell table:style-name="ce263" table:formula="of:=SUM([.B28:.I28])" office:value-type="float" office:value="2390.08" calcext:value-type="float">
            <text:p>2390</text:p>
          </table:table-cell>
          <table:table-cell table:style-name="ce77" office:value-type="float" office:value="23.9008" calcext:value-type="float">
            <text:p>23.9008</text:p>
          </table:table-cell>
          <table:table-cell table:style-name="ce77" office:value-type="float" office:value="549.7184" calcext:value-type="float">
            <text:p>549.7184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263" office:value-type="float" office:value="247.52" calcext:value-type="float">
            <text:p>248</text:p>
          </table:table-cell>
          <table:table-cell table:style-name="ce263" office:value-type="float" office:value="101.92" calcext:value-type="float">
            <text:p>102</text:p>
          </table:table-cell>
          <table:table-cell table:style-name="ce263" office:value-type="float" office:value="203.84" calcext:value-type="float">
            <text:p>204</text:p>
          </table:table-cell>
          <table:table-cell table:style-name="ce263" office:value-type="float" office:value="232.96" calcext:value-type="float">
            <text:p>233</text:p>
          </table:table-cell>
          <table:table-cell table:style-name="ce263" office:value-type="float" office:value="58.24" calcext:value-type="float">
            <text:p>58</text:p>
          </table:table-cell>
          <table:table-cell table:style-name="ce263" office:value-type="float" office:value="320.32" calcext:value-type="float">
            <text:p>320</text:p>
          </table:table-cell>
          <table:table-cell table:style-name="ce263" office:value-type="float" office:value="218.4" calcext:value-type="float">
            <text:p>218</text:p>
          </table:table-cell>
          <table:table-cell table:style-name="ce263" office:value-type="float" office:value="29.12" calcext:value-type="float">
            <text:p>29</text:p>
          </table:table-cell>
          <table:table-cell table:style-name="ce263" table:formula="of:=SUM([.B29:.I29])" office:value-type="float" office:value="1412.32" calcext:value-type="float">
            <text:p>1412</text:p>
          </table:table-cell>
          <table:table-cell table:style-name="ce77" office:value-type="float" office:value="28.2464" calcext:value-type="float">
            <text:p>28.2464</text:p>
          </table:table-cell>
          <table:table-cell table:style-name="ce77" office:value-type="float" office:value="310.7104" calcext:value-type="float">
            <text:p>310.7104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office:value-type="float" office:value="208.76" calcext:value-type="float">
            <text:p>209</text:p>
          </table:table-cell>
          <table:table-cell table:style-name="ce263" office:value-type="float" office:value="135.08" calcext:value-type="float">
            <text:p>135</text:p>
          </table:table-cell>
          <table:table-cell table:style-name="ce263" office:value-type="float" office:value="147.36" calcext:value-type="float">
            <text:p>147</text:p>
          </table:table-cell>
          <table:table-cell table:style-name="ce263" office:value-type="float" office:value="184.2" calcext:value-type="float">
            <text:p>184</text:p>
          </table:table-cell>
          <table:table-cell table:style-name="ce263" office:value-type="float" office:value="61.4" calcext:value-type="float">
            <text:p>61</text:p>
          </table:table-cell>
          <table:table-cell table:style-name="ce263" office:value-type="float" office:value="208.76" calcext:value-type="float">
            <text:p>209</text:p>
          </table:table-cell>
          <table:table-cell table:style-name="ce263" office:value-type="float" office:value="196.48" calcext:value-type="float">
            <text:p>196</text:p>
          </table:table-cell>
          <table:table-cell table:style-name="ce263" office:value-type="float" office:value="49.12" calcext:value-type="float">
            <text:p>49</text:p>
          </table:table-cell>
          <table:table-cell table:style-name="ce263" table:formula="of:=SUM([.B30:.I30])" office:value-type="float" office:value="1191.16" calcext:value-type="float">
            <text:p>1191</text:p>
          </table:table-cell>
          <table:table-cell table:style-name="ce77" office:value-type="float" office:value="47.6464" calcext:value-type="float">
            <text:p>47.6464</text:p>
          </table:table-cell>
          <table:table-cell table:style-name="ce77" office:value-type="float" office:value="202.4972" calcext:value-type="float">
            <text:p>202.4972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number-columns-repeated="2" table:style-name="ce263" office:value-type="float" office:value="34.76" calcext:value-type="float">
            <text:p>35</text:p>
          </table:table-cell>
          <table:table-cell table:style-name="ce263" office:value-type="float" office:value="18.96" calcext:value-type="float">
            <text:p>19</text:p>
          </table:table-cell>
          <table:table-cell table:style-name="ce263" office:value-type="float" office:value="41.08" calcext:value-type="float">
            <text:p>41</text:p>
          </table:table-cell>
          <table:table-cell table:style-name="ce263" office:value-type="float" office:value="22.12" calcext:value-type="float">
            <text:p>22</text:p>
          </table:table-cell>
          <table:table-cell table:style-name="ce263" office:value-type="float" office:value="60.04" calcext:value-type="float">
            <text:p>60</text:p>
          </table:table-cell>
          <table:table-cell table:style-name="ce263" office:value-type="float" office:value="75.84" calcext:value-type="float">
            <text:p>76</text:p>
          </table:table-cell>
          <table:table-cell table:style-name="ce263" office:value-type="float" office:value="18.96" calcext:value-type="float">
            <text:p>19</text:p>
          </table:table-cell>
          <table:table-cell table:style-name="ce263" table:formula="of:=SUM([.B31:.I31])" office:value-type="float" office:value="306.52" calcext:value-type="float">
            <text:p>307</text:p>
          </table:table-cell>
          <table:table-cell table:style-name="ce77" office:value-type="float" office:value="18.3912" calcext:value-type="float">
            <text:p>18.3912</text:p>
          </table:table-cell>
          <table:table-cell table:style-name="ce77" office:value-type="float" office:value="73.5648" calcext:value-type="float">
            <text:p>73.5648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63" office:value-type="float" office:value="24.03" calcext:value-type="float">
            <text:p>24</text:p>
          </table:table-cell>
          <table:table-cell table:style-name="ce263" office:value-type="float" office:value="29.37" calcext:value-type="float">
            <text:p>29</text:p>
          </table:table-cell>
          <table:table-cell table:style-name="ce263" office:value-type="float" office:value="40.05" calcext:value-type="float">
            <text:p>40</text:p>
          </table:table-cell>
          <table:table-cell table:style-name="ce263" office:value-type="float" office:value="53.4" calcext:value-type="float">
            <text:p>53</text:p>
          </table:table-cell>
          <table:table-cell table:style-name="ce263" office:value-type="float" office:value="5.34" calcext:value-type="float">
            <text:p>5</text:p>
          </table:table-cell>
          <table:table-cell table:style-name="ce263" office:value-type="float" office:value="50.73" calcext:value-type="float">
            <text:p>51</text:p>
          </table:table-cell>
          <table:table-cell table:style-name="ce263" office:value-type="float" office:value="56.07" calcext:value-type="float">
            <text:p>56</text:p>
          </table:table-cell>
          <table:table-cell table:style-name="ce263" office:value-type="float" office:value="0" calcext:value-type="float">
            <text:p>0</text:p>
          </table:table-cell>
          <table:table-cell table:style-name="ce263" table:formula="of:=SUM([.B32:.I32])" office:value-type="float" office:value="258.99" calcext:value-type="float">
            <text:p>259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54.3879" calcext:value-type="float">
            <text:p>54.3879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 office:value-type="float" office:value="42.57" calcext:value-type="float">
            <text:p>43</text:p>
          </table:table-cell>
          <table:table-cell table:style-name="ce263" office:value-type="float" office:value="15.48" calcext:value-type="float">
            <text:p>15</text:p>
          </table:table-cell>
          <table:table-cell table:style-name="ce263" office:value-type="float" office:value="50.31" calcext:value-type="float">
            <text:p>50</text:p>
          </table:table-cell>
          <table:table-cell table:style-name="ce263" office:value-type="float" office:value="42.57" calcext:value-type="float">
            <text:p>43</text:p>
          </table:table-cell>
          <table:table-cell table:style-name="ce263" office:value-type="float" office:value="34.83" calcext:value-type="float">
            <text:p>35</text:p>
          </table:table-cell>
          <table:table-cell table:style-name="ce263" office:value-type="float" office:value="81.27" calcext:value-type="float">
            <text:p>81</text:p>
          </table:table-cell>
          <table:table-cell table:style-name="ce263" office:value-type="float" office:value="89.01" calcext:value-type="float">
            <text:p>89</text:p>
          </table:table-cell>
          <table:table-cell table:style-name="ce263" office:value-type="float" office:value="19.35" calcext:value-type="float">
            <text:p>19</text:p>
          </table:table-cell>
          <table:table-cell table:style-name="ce263" table:formula="of:=SUM([.B33:.I33])" office:value-type="float" office:value="375.39" calcext:value-type="float">
            <text:p>375</text:p>
          </table:table-cell>
          <table:table-cell table:style-name="ce77" office:value-type="float" office:value="15.0156" calcext:value-type="float">
            <text:p>15.0156</text:p>
          </table:table-cell>
          <table:table-cell table:style-name="ce77" office:value-type="float" office:value="86.3397" calcext:value-type="float">
            <text:p>86.3397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263" table:formula="of:=SUM([.B34:.I34])" office:value-type="float" office:value="9538.01" calcext:value-type="float">
            <text:p>9538</text:p>
          </table:table-cell>
          <table:table-cell table:style-name="ce263" table:formula="of:=SUM([.B27:.B33])" office:value-type="float" office:value="1027.32" calcext:value-type="float">
            <text:p>1027</text:p>
          </table:table-cell>
          <table:table-cell table:style-name="ce263" table:formula="of:=SUM([.C27:.C33])" office:value-type="float" office:value="909.87" calcext:value-type="float">
            <text:p>910</text:p>
          </table:table-cell>
          <table:table-cell table:style-name="ce263" table:formula="of:=SUM([.D27:.D33])" office:value-type="float" office:value="1189.49" calcext:value-type="float">
            <text:p>1189</text:p>
          </table:table-cell>
          <table:table-cell table:style-name="ce263" table:formula="of:=SUM([.E27:.E33])" office:value-type="float" office:value="1592.13" calcext:value-type="float">
            <text:p>1592</text:p>
          </table:table-cell>
          <table:table-cell table:style-name="ce263" table:formula="of:=SUM([.F27:.F33])" office:value-type="float" office:value="800.21" calcext:value-type="float">
            <text:p>800</text:p>
          </table:table-cell>
          <table:table-cell table:style-name="ce263" table:formula="of:=SUM([.G27:.G33])" office:value-type="float" office:value="1783.68" calcext:value-type="float">
            <text:p>1784</text:p>
          </table:table-cell>
          <table:table-cell table:style-name="ce263" table:formula="of:=SUM([.H27:.H33])" office:value-type="float" office:value="2056.97" calcext:value-type="float">
            <text:p>2057</text:p>
          </table:table-cell>
          <table:table-cell table:style-name="ce263" table:formula="of:=SUM([.I27:.I33])" office:value-type="float" office:value="178.34" calcext:value-type="float">
            <text:p>178</text:p>
          </table:table-cell>
          <table:table-cell table:style-name="ce263" table:formula="of:=SUM([.J27:.J33])" office:value-type="float" office:value="9538.01" calcext:value-type="float">
            <text:p>9538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00" office:value-type="string" calcext:value-type="string">
            <text:p>1/2 ÄÄNET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enmaa</text:p>
          </table:table-cell>
          <table:table-cell table:style-name="ce77" office:value-type="float" office:value="496" calcext:value-type="float">
            <text:p>496</text:p>
          </table:table-cell>
          <table:table-cell table:style-name="ce77" office:value-type="float" office:value="756" calcext:value-type="float">
            <text:p>756</text:p>
          </table:table-cell>
          <table:table-cell table:style-name="ce77" office:value-type="float" office:value="458" calcext:value-type="float">
            <text:p>458</text:p>
          </table:table-cell>
          <table:table-cell table:style-name="ce77" office:value-type="float" office:value="225" calcext:value-type="float">
            <text:p>225</text:p>
          </table:table-cell>
          <table:table-cell table:style-name="ce77" office:value-type="float" office:value="653" calcext:value-type="float">
            <text:p>653</text:p>
          </table:table-cell>
          <table:table-cell table:style-name="ce77" office:value-type="float" office:value="764" calcext:value-type="float">
            <text:p>764</text:p>
          </table:table-cell>
          <table:table-cell table:style-name="ce77" office:value-type="float" office:value="204" calcext:value-type="float">
            <text:p>204</text:p>
          </table:table-cell>
          <table:table-cell table:style-name="ce77" office:value-type="float" office:value="48" calcext:value-type="float">
            <text:p>48</text:p>
          </table:table-cell>
          <table:table-cell table:style-name="ce77" table:formula="of:=SUM([.B36:.I36])" office:value-type="float" office:value="3604" calcext:value-type="float">
            <text:p>3604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77" office:value-type="float" office:value="287" calcext:value-type="float">
            <text:p>287</text:p>
          </table:table-cell>
          <table:table-cell table:style-name="ce77" office:value-type="float" office:value="32" calcext:value-type="float">
            <text:p>32</text:p>
          </table:table-cell>
          <table:table-cell table:style-name="ce77" office:value-type="float" office:value="498" calcext:value-type="float">
            <text:p>498</text:p>
          </table:table-cell>
          <table:table-cell table:style-name="ce77" office:value-type="float" office:value="441" calcext:value-type="float">
            <text:p>441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107" calcext:value-type="float">
            <text:p>107</text:p>
          </table:table-cell>
          <table:table-cell table:style-name="ce77" office:value-type="float" office:value="447" calcext:value-type="float">
            <text:p>447</text:p>
          </table:table-cell>
          <table:table-cell table:style-name="ce77" office:value-type="float" office:value="543" calcext:value-type="float">
            <text:p>543</text:p>
          </table:table-cell>
          <table:table-cell table:style-name="ce77" table:formula="of:=SUM([.B37:.I37])" office:value-type="float" office:value="2390" calcext:value-type="float">
            <text:p>2390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77" office:value-type="float" office:value="253" calcext:value-type="float">
            <text:p>253</text:p>
          </table:table-cell>
          <table:table-cell table:style-name="ce77" office:value-type="float" office:value="125" calcext:value-type="float">
            <text:p>125</text:p>
          </table:table-cell>
          <table:table-cell table:style-name="ce77" office:value-type="float" office:value="176" calcext:value-type="float">
            <text:p>176</text:p>
          </table:table-cell>
          <table:table-cell table:style-name="ce77" office:value-type="float" office:value="141" calcext:value-type="float">
            <text:p>141</text:p>
          </table:table-cell>
          <table:table-cell table:style-name="ce77" office:value-type="float" office:value="286" calcext:value-type="float">
            <text:p>286</text:p>
          </table:table-cell>
          <table:table-cell table:style-name="ce77" office:value-type="float" office:value="276" calcext:value-type="float">
            <text:p>276</text:p>
          </table:table-cell>
          <table:table-cell table:style-name="ce77" office:value-type="float" office:value="86" calcext:value-type="float">
            <text:p>86</text:p>
          </table:table-cell>
          <table:table-cell table:style-name="ce77" office:value-type="float" office:value="69" calcext:value-type="float">
            <text:p>69</text:p>
          </table:table-cell>
          <table:table-cell table:style-name="ce77" table:formula="of:=SUM([.B38:.I38])" office:value-type="float" office:value="1412" calcext:value-type="float">
            <text:p>1412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77" office:value-type="float" office:value="183" calcext:value-type="float">
            <text:p>183</text:p>
          </table:table-cell>
          <table:table-cell table:style-name="ce77" office:value-type="float" office:value="125" calcext:value-type="float">
            <text:p>125</text:p>
          </table:table-cell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70" calcext:value-type="float">
            <text:p>170</text:p>
          </table:table-cell>
          <table:table-cell table:style-name="ce77" office:value-type="float" office:value="202" calcext:value-type="float">
            <text:p>202</text:p>
          </table:table-cell>
          <table:table-cell table:style-name="ce77" office:value-type="float" office:value="143" calcext:value-type="float">
            <text:p>143</text:p>
          </table:table-cell>
          <table:table-cell table:style-name="ce77" office:value-type="float" office:value="198" calcext:value-type="float">
            <text:p>198</text:p>
          </table:table-cell>
          <table:table-cell table:style-name="ce77" office:value-type="float" office:value="59" calcext:value-type="float">
            <text:p>59</text:p>
          </table:table-cell>
          <table:table-cell table:style-name="ce77" table:formula="of:=SUM([.B39:.I39])" office:value-type="float" office:value="1191" calcext:value-type="float">
            <text:p>1191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59" calcext:value-type="float">
            <text:p>59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28" calcext:value-type="float">
            <text:p>28</text:p>
          </table:table-cell>
          <table:table-cell table:style-name="ce77" office:value-type="float" office:value="31" calcext:value-type="float">
            <text:p>31</text:p>
          </table:table-cell>
          <table:table-cell table:style-name="ce77" table:formula="of:=SUM([.B40:.I40])" office:value-type="float" office:value="307" calcext:value-type="float">
            <text:p>307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46" calcext:value-type="float">
            <text:p>46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45" calcext:value-type="float">
            <text:p>45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49" calcext:value-type="float">
            <text:p>49</text:p>
          </table:table-cell>
          <table:table-cell table:style-name="ce77" table:formula="of:=SUM([.B41:.I41])" office:value-type="float" office:value="259" calcext:value-type="float">
            <text:p>259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28" calcext:value-type="float">
            <text:p>28</text:p>
          </table:table-cell>
          <table:table-cell table:style-name="ce77" table:formula="of:=SUM([.B42:.I42])" office:value-type="float" office:value="375" calcext:value-type="float">
            <text:p>375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/>
          <table:table-cell table:style-name="ce77" table:formula="of:=SUM([.B36:.B42])" office:value-type="float" office:value="1305" calcext:value-type="float">
            <text:p>1305</text:p>
          </table:table-cell>
          <table:table-cell table:style-name="ce77" table:formula="of:=SUM([.C36:.C42])" office:value-type="float" office:value="1178" calcext:value-type="float">
            <text:p>1178</text:p>
          </table:table-cell>
          <table:table-cell table:style-name="ce77" table:formula="of:=SUM([.D36:.D42])" office:value-type="float" office:value="1354" calcext:value-type="float">
            <text:p>1354</text:p>
          </table:table-cell>
          <table:table-cell table:style-name="ce77" table:formula="of:=SUM([.E36:.E42])" office:value-type="float" office:value="1097" calcext:value-type="float">
            <text:p>1097</text:p>
          </table:table-cell>
          <table:table-cell table:style-name="ce77" table:formula="of:=SUM([.F36:.F42])" office:value-type="float" office:value="1326" calcext:value-type="float">
            <text:p>1326</text:p>
          </table:table-cell>
          <table:table-cell table:style-name="ce77" table:formula="of:=SUM([.G36:.G42])" office:value-type="float" office:value="1422" calcext:value-type="float">
            <text:p>1422</text:p>
          </table:table-cell>
          <table:table-cell table:style-name="ce77" table:formula="of:=SUM([.H36:.H42])" office:value-type="float" office:value="1029" calcext:value-type="float">
            <text:p>1029</text:p>
          </table:table-cell>
          <table:table-cell table:style-name="ce77" table:formula="of:=SUM([.I36:.I42])" office:value-type="float" office:value="827" calcext:value-type="float">
            <text:p>827</text:p>
          </table:table-cell>
          <table:table-cell table:style-name="ce77" table:formula="of:=SUM([.J36:.J42])" office:value-type="float" office:value="9538" calcext:value-type="float">
            <text:p>9538</text:p>
          </table:table-cell>
          <table:table-cell table:style-name="ce263" table:number-columns-repeated="2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00" office:value-type="string" calcext:value-type="string">
            <text:p>1/3 ÄÄNET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263" table:number-columns-repeated="2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 Keskusta</text:p>
          </table:table-cell>
          <table:table-cell table:style-name="ce77" office:value-type="float" office:value="543" calcext:value-type="float">
            <text:p>543</text:p>
          </table:table-cell>
          <table:table-cell table:style-name="ce77" office:value-type="float" office:value="74" calcext:value-type="float">
            <text:p>74</text:p>
          </table:table-cell>
          <table:table-cell table:style-name="ce77" office:value-type="float" office:value="247" calcext:value-type="float">
            <text:p>247</text:p>
          </table:table-cell>
          <table:table-cell table:style-name="ce77" office:value-type="float" office:value="583" calcext:value-type="float">
            <text:p>583</text:p>
          </table:table-cell>
          <table:table-cell table:style-name="ce77" office:value-type="float" office:value="485" calcext:value-type="float">
            <text:p>485</text:p>
          </table:table-cell>
          <table:table-cell table:style-name="ce77" office:value-type="float" office:value="474" calcext:value-type="float">
            <text:p>474</text:p>
          </table:table-cell>
          <table:table-cell table:style-name="ce77" office:value-type="float" office:value="381" calcext:value-type="float">
            <text:p>381</text:p>
          </table:table-cell>
          <table:table-cell table:style-name="ce77" office:value-type="float" office:value="817" calcext:value-type="float">
            <text:p>817</text:p>
          </table:table-cell>
          <table:table-cell table:style-name="ce77" table:formula="of:=SUM([.B45:.I45])" office:value-type="float" office:value="3604" calcext:value-type="float">
            <text:p>3604</text:p>
          </table:table-cell>
          <table:table-cell table:style-name="ce263" office:value-type="float" office:value="3603.55" calcext:value-type="float">
            <text:p>3604</text:p>
          </table:table-cell>
          <table:table-cell table:style-name="ce263" office:value-type="float" office:value="36.0355" calcext:value-type="float">
            <text:p>36</text:p>
          </table:table-cell>
          <table:table-cell table:style-name="ce263" office:value-type="float" office:value="828.8165" calcext:value-type="float">
            <text:p>829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77" office:value-type="float" office:value="302" calcext:value-type="float">
            <text:p>302</text:p>
          </table:table-cell>
          <table:table-cell table:style-name="ce77" office:value-type="float" office:value="82" calcext:value-type="float">
            <text:p>82</text:p>
          </table:table-cell>
          <table:table-cell table:style-name="ce77" office:value-type="float" office:value="480" calcext:value-type="float">
            <text:p>480</text:p>
          </table:table-cell>
          <table:table-cell table:style-name="ce77" office:value-type="float" office:value="261" calcext:value-type="float">
            <text:p>261</text:p>
          </table:table-cell>
          <table:table-cell table:style-name="ce77" office:value-type="float" office:value="538" calcext:value-type="float">
            <text:p>538</text:p>
          </table:table-cell>
          <table:table-cell table:style-name="ce77" office:value-type="float" office:value="94" calcext:value-type="float">
            <text:p>94</text:p>
          </table:table-cell>
          <table:table-cell table:style-name="ce77" office:value-type="float" office:value="211" calcext:value-type="float">
            <text:p>211</text:p>
          </table:table-cell>
          <table:table-cell table:style-name="ce77" office:value-type="float" office:value="422" calcext:value-type="float">
            <text:p>422</text:p>
          </table:table-cell>
          <table:table-cell table:style-name="ce77" table:formula="of:=SUM([.B46:.I46])" office:value-type="float" office:value="2390" calcext:value-type="float">
            <text:p>2390</text:p>
          </table:table-cell>
          <table:table-cell table:style-name="ce263" office:value-type="float" office:value="2390.08" calcext:value-type="float">
            <text:p>2390</text:p>
          </table:table-cell>
          <table:table-cell table:style-name="ce263" office:value-type="float" office:value="23.9008" calcext:value-type="float">
            <text:p>24</text:p>
          </table:table-cell>
          <table:table-cell table:style-name="ce263" office:value-type="float" office:value="549.7184" calcext:value-type="float">
            <text:p>550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77" office:value-type="float" office:value="220" calcext:value-type="float">
            <text:p>220</text:p>
          </table:table-cell>
          <table:table-cell table:style-name="ce77" office:value-type="float" office:value="242" calcext:value-type="float">
            <text:p>242</text:p>
          </table:table-cell>
          <table:table-cell table:style-name="ce77" office:value-type="float" office:value="76" calcext:value-type="float">
            <text:p>76</text:p>
          </table:table-cell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258" calcext:value-type="float">
            <text:p>258</text:p>
          </table:table-cell>
          <table:table-cell table:style-name="ce77" office:value-type="float" office:value="192" calcext:value-type="float">
            <text:p>192</text:p>
          </table:table-cell>
          <table:table-cell table:style-name="ce77" office:value-type="float" office:value="59" calcext:value-type="float">
            <text:p>59</text:p>
          </table:table-cell>
          <table:table-cell table:style-name="ce77" office:value-type="float" office:value="254" calcext:value-type="float">
            <text:p>254</text:p>
          </table:table-cell>
          <table:table-cell table:style-name="ce77" table:formula="of:=SUM([.B47:.I47])" office:value-type="float" office:value="1412" calcext:value-type="float">
            <text:p>1412</text:p>
          </table:table-cell>
          <table:table-cell table:style-name="ce263" office:value-type="float" office:value="1412.32" calcext:value-type="float">
            <text:p>1412</text:p>
          </table:table-cell>
          <table:table-cell table:style-name="ce263" office:value-type="float" office:value="28.2464" calcext:value-type="float">
            <text:p>28</text:p>
          </table:table-cell>
          <table:table-cell table:style-name="ce263" office:value-type="float" office:value="310.7104" calcext:value-type="float">
            <text:p>311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77" office:value-type="float" office:value="78" calcext:value-type="float">
            <text:p>78</text:p>
          </table:table-cell>
          <table:table-cell table:style-name="ce77" office:value-type="float" office:value="84" calcext:value-type="float">
            <text:p>84</text:p>
          </table:table-cell>
          <table:table-cell table:style-name="ce77" office:value-type="float" office:value="174" calcext:value-type="float">
            <text:p>174</text:p>
          </table:table-cell>
          <table:table-cell table:style-name="ce77" office:value-type="float" office:value="125" calcext:value-type="float">
            <text:p>125</text:p>
          </table:table-cell>
          <table:table-cell table:style-name="ce77" office:value-type="float" office:value="192" calcext:value-type="float">
            <text:p>192</text:p>
          </table:table-cell>
          <table:table-cell table:style-name="ce77" office:value-type="float" office:value="154" calcext:value-type="float">
            <text:p>154</text:p>
          </table:table-cell>
          <table:table-cell table:style-name="ce77" office:value-type="float" office:value="186" calcext:value-type="float">
            <text:p>186</text:p>
          </table:table-cell>
          <table:table-cell table:style-name="ce77" office:value-type="float" office:value="198" calcext:value-type="float">
            <text:p>198</text:p>
          </table:table-cell>
          <table:table-cell table:style-name="ce77" table:formula="of:=SUM([.B48:.I48])" office:value-type="float" office:value="1191" calcext:value-type="float">
            <text:p>1191</text:p>
          </table:table-cell>
          <table:table-cell table:style-name="ce263" office:value-type="float" office:value="1191.16" calcext:value-type="float">
            <text:p>1191</text:p>
          </table:table-cell>
          <table:table-cell table:style-name="ce263" office:value-type="float" office:value="47.6464" calcext:value-type="float">
            <text:p>48</text:p>
          </table:table-cell>
          <table:table-cell table:style-name="ce263" office:value-type="float" office:value="202.4972" calcext:value-type="float">
            <text:p>202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31" calcext:value-type="float">
            <text:p>31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64" calcext:value-type="float">
            <text:p>64</text:p>
          </table:table-cell>
          <table:table-cell table:style-name="ce77" table:formula="of:=SUM([.B49:.I49])" office:value-type="float" office:value="307" calcext:value-type="float">
            <text:p>307</text:p>
          </table:table-cell>
          <table:table-cell table:style-name="ce263" office:value-type="float" office:value="306.52" calcext:value-type="float">
            <text:p>307</text:p>
          </table:table-cell>
          <table:table-cell table:style-name="ce263" office:value-type="float" office:value="18.3912" calcext:value-type="float">
            <text:p>18</text:p>
          </table:table-cell>
          <table:table-cell table:style-name="ce263" office:value-type="float" office:value="73.5648" calcext:value-type="float">
            <text:p>74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39" calcext:value-type="float">
            <text:p>39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46" calcext:value-type="float">
            <text:p>46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50" calcext:value-type="float">
            <text:p>50</text:p>
          </table:table-cell>
          <table:table-cell table:style-name="ce77" table:formula="of:=SUM([.B50:.I50])" office:value-type="float" office:value="259" calcext:value-type="float">
            <text:p>259</text:p>
          </table:table-cell>
          <table:table-cell table:style-name="ce263" office:value-type="float" office:value="258.99" calcext:value-type="float">
            <text:p>259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54.3879" calcext:value-type="float">
            <text:p>54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84" calcext:value-type="float">
            <text:p>84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82" calcext:value-type="float">
            <text:p>82</text:p>
          </table:table-cell>
          <table:table-cell table:style-name="ce77" office:value-type="float" office:value="58" calcext:value-type="float">
            <text:p>58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63" calcext:value-type="float">
            <text:p>63</text:p>
          </table:table-cell>
          <table:table-cell table:style-name="ce77" office:value-type="float" office:value="40" calcext:value-type="float">
            <text:p>40</text:p>
          </table:table-cell>
          <table:table-cell table:style-name="ce77" table:formula="of:=SUM([.B51:.I51])" office:value-type="float" office:value="375" calcext:value-type="float">
            <text:p>375</text:p>
          </table:table-cell>
          <table:table-cell table:style-name="ce263" office:value-type="float" office:value="375.39" calcext:value-type="float">
            <text:p>375</text:p>
          </table:table-cell>
          <table:table-cell table:style-name="ce263" office:value-type="float" office:value="15.0156" calcext:value-type="float">
            <text:p>15</text:p>
          </table:table-cell>
          <table:table-cell table:style-name="ce263" office:value-type="float" office:value="86.3397" calcext:value-type="float">
            <text:p>86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/>
          <table:table-cell table:style-name="ce77" table:formula="of:=SUM([.B45:.B51])" office:value-type="float" office:value="1193" calcext:value-type="float">
            <text:p>1193</text:p>
          </table:table-cell>
          <table:table-cell table:style-name="ce77" table:formula="of:=SUM([.C45:.C51])" office:value-type="float" office:value="624" calcext:value-type="float">
            <text:p>624</text:p>
          </table:table-cell>
          <table:table-cell table:style-name="ce77" table:formula="of:=SUM([.D45:.D51])" office:value-type="float" office:value="1045" calcext:value-type="float">
            <text:p>1045</text:p>
          </table:table-cell>
          <table:table-cell table:style-name="ce77" table:formula="of:=SUM([.E45:.E51])" office:value-type="float" office:value="1231" calcext:value-type="float">
            <text:p>1231</text:p>
          </table:table-cell>
          <table:table-cell table:style-name="ce77" table:formula="of:=SUM([.F45:.F51])" office:value-type="float" office:value="1633" calcext:value-type="float">
            <text:p>1633</text:p>
          </table:table-cell>
          <table:table-cell table:style-name="ce77" table:formula="of:=SUM([.G45:.G51])" office:value-type="float" office:value="1018" calcext:value-type="float">
            <text:p>1018</text:p>
          </table:table-cell>
          <table:table-cell table:style-name="ce77" table:formula="of:=SUM([.H45:.H51])" office:value-type="float" office:value="949" calcext:value-type="float">
            <text:p>949</text:p>
          </table:table-cell>
          <table:table-cell table:style-name="ce77" table:formula="of:=SUM([.I45:.I51])" office:value-type="float" office:value="1845" calcext:value-type="float">
            <text:p>1845</text:p>
          </table:table-cell>
          <table:table-cell table:style-name="ce77" table:formula="of:=SUM([.J45:.J51])" office:value-type="float" office:value="9538" calcext:value-type="float">
            <text:p>9538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00" office:value-type="string" calcext:value-type="string">
            <text:p>KOKONAISÄÄNIMÄÄRÄ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 Keskusta</text:p>
          </table:table-cell>
          <table:table-cell table:style-name="ce263" table:formula="of:=[.B27]+0.5*[.B36]+0.333*[.B45]" office:value-type="float" office:value="726.019" calcext:value-type="float">
            <text:p>726</text:p>
          </table:table-cell>
          <table:table-cell table:style-name="ce263" table:formula="of:=[.C27]+0.5*[.C36]+0.333*[.C45]" office:value-type="float" office:value="774.142" calcext:value-type="float">
            <text:p>774</text:p>
          </table:table-cell>
          <table:table-cell table:style-name="ce263" table:formula="of:=[.D27]+0.5*[.D36]+0.333*[.D45]" office:value-type="float" office:value="719.901" calcext:value-type="float">
            <text:p>720</text:p>
          </table:table-cell>
          <table:table-cell table:style-name="ce263" table:formula="of:=[.E27]+0.5*[.E36]+0.333*[.E45]" office:value-type="float" office:value="901.039" calcext:value-type="float">
            <text:p>901</text:p>
          </table:table-cell>
          <table:table-cell table:style-name="ce263" table:formula="of:=[.F27]+0.5*[.F36]+0.333*[.F45]" office:value-type="float" office:value="933.805" calcext:value-type="float">
            <text:p>934</text:p>
          </table:table-cell>
          <table:table-cell table:style-name="ce263" table:formula="of:=[.G27]+0.5*[.G36]+0.333*[.G45]" office:value-type="float" office:value="1134.242" calcext:value-type="float">
            <text:p>1134</text:p>
          </table:table-cell>
          <table:table-cell table:style-name="ce263" table:formula="of:=[.H27]+0.5*[.H36]+0.333*[.H45]" office:value-type="float" office:value="1083.323" calcext:value-type="float">
            <text:p>1083</text:p>
          </table:table-cell>
          <table:table-cell table:style-name="ce263" table:formula="of:=[.I27]+0.5*[.I36]+0.333*[.I45]" office:value-type="float" office:value="333.211" calcext:value-type="float">
            <text:p>333</text:p>
          </table:table-cell>
          <table:table-cell table:style-name="ce263" table:formula="of:=SUM([.B54:.I54])" office:value-type="float" office:value="6605.682" calcext:value-type="float">
            <text:p>6606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263" table:formula="of:=[.B28]+0.5*[.B37]+0.333*[.B46]" office:value-type="float" office:value="416.546" calcext:value-type="float">
            <text:p>417</text:p>
          </table:table-cell>
          <table:table-cell table:style-name="ce263" table:formula="of:=[.C28]+0.5*[.C37]+0.333*[.C46]" office:value-type="float" office:value="265.066" calcext:value-type="float">
            <text:p>265</text:p>
          </table:table-cell>
          <table:table-cell table:style-name="ce263" table:formula="of:=[.D28]+0.5*[.D37]+0.333*[.D46]" office:value-type="float" office:value="729.16" calcext:value-type="float">
            <text:p>729</text:p>
          </table:table-cell>
          <table:table-cell table:style-name="ce263" table:formula="of:=[.E28]+0.5*[.E37]+0.333*[.E46]" office:value-type="float" office:value="750.933" calcext:value-type="float">
            <text:p>751</text:p>
          </table:table-cell>
          <table:table-cell table:style-name="ce263" table:formula="of:=[.F28]+0.5*[.F37]+0.333*[.F46]" office:value-type="float" office:value="369.134" calcext:value-type="float">
            <text:p>369</text:p>
          </table:table-cell>
          <table:table-cell table:style-name="ce263" table:formula="of:=[.G28]+0.5*[.G37]+0.333*[.G46]" office:value-type="float" office:value="552.962" calcext:value-type="float">
            <text:p>553</text:p>
          </table:table-cell>
          <table:table-cell table:style-name="ce263" table:formula="of:=[.H28]+0.5*[.H37]+0.333*[.H46]" office:value-type="float" office:value="860.483" calcext:value-type="float">
            <text:p>860</text:p>
          </table:table-cell>
          <table:table-cell table:style-name="ce263" table:formula="of:=[.I28]+0.5*[.I37]+0.333*[.I46]" office:value-type="float" office:value="436.666" calcext:value-type="float">
            <text:p>437</text:p>
          </table:table-cell>
          <table:table-cell table:style-name="ce263" table:formula="of:=SUM([.B55:.I55])" office:value-type="float" office:value="4380.95" calcext:value-type="float">
            <text:p>4381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263" table:formula="of:=[.B29]+0.5*[.B38]+0.333*[.B47]" office:value-type="float" office:value="447.28" calcext:value-type="float">
            <text:p>447</text:p>
          </table:table-cell>
          <table:table-cell table:style-name="ce263" table:formula="of:=[.C29]+0.5*[.C38]+0.333*[.C47]" office:value-type="float" office:value="245.006" calcext:value-type="float">
            <text:p>245</text:p>
          </table:table-cell>
          <table:table-cell table:style-name="ce263" table:formula="of:=[.D29]+0.5*[.D38]+0.333*[.D47]" office:value-type="float" office:value="317.148" calcext:value-type="float">
            <text:p>317</text:p>
          </table:table-cell>
          <table:table-cell table:style-name="ce263" table:formula="of:=[.E29]+0.5*[.E38]+0.333*[.E47]" office:value-type="float" office:value="340.423" calcext:value-type="float">
            <text:p>340</text:p>
          </table:table-cell>
          <table:table-cell table:style-name="ce263" table:formula="of:=[.F29]+0.5*[.F38]+0.333*[.F47]" office:value-type="float" office:value="287.154" calcext:value-type="float">
            <text:p>287</text:p>
          </table:table-cell>
          <table:table-cell table:style-name="ce263" table:formula="of:=[.G29]+0.5*[.G38]+0.333*[.G47]" office:value-type="float" office:value="522.256" calcext:value-type="float">
            <text:p>522</text:p>
          </table:table-cell>
          <table:table-cell table:style-name="ce263" table:formula="of:=[.H29]+0.5*[.H38]+0.333*[.H47]" office:value-type="float" office:value="281.047" calcext:value-type="float">
            <text:p>281</text:p>
          </table:table-cell>
          <table:table-cell table:style-name="ce263" table:formula="of:=[.I29]+0.5*[.I38]+0.333*[.I47]" office:value-type="float" office:value="148.202" calcext:value-type="float">
            <text:p>148</text:p>
          </table:table-cell>
          <table:table-cell table:style-name="ce263" table:formula="of:=SUM([.B56:.I56])" office:value-type="float" office:value="2588.516" calcext:value-type="float">
            <text:p>2589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table:formula="of:=[.B30]+0.5*[.B39]+0.333*[.B48]" office:value-type="float" office:value="326.234" calcext:value-type="float">
            <text:p>326</text:p>
          </table:table-cell>
          <table:table-cell table:style-name="ce263" table:formula="of:=[.C30]+0.5*[.C39]+0.333*[.C48]" office:value-type="float" office:value="225.552" calcext:value-type="float">
            <text:p>226</text:p>
          </table:table-cell>
          <table:table-cell table:style-name="ce263" table:formula="of:=[.D30]+0.5*[.D39]+0.333*[.D48]" office:value-type="float" office:value="260.802" calcext:value-type="float">
            <text:p>261</text:p>
          </table:table-cell>
          <table:table-cell table:style-name="ce263" table:formula="of:=[.E30]+0.5*[.E39]+0.333*[.E48]" office:value-type="float" office:value="310.825" calcext:value-type="float">
            <text:p>311</text:p>
          </table:table-cell>
          <table:table-cell table:style-name="ce263" table:formula="of:=[.F30]+0.5*[.F39]+0.333*[.F48]" office:value-type="float" office:value="226.336" calcext:value-type="float">
            <text:p>226</text:p>
          </table:table-cell>
          <table:table-cell table:style-name="ce263" table:formula="of:=[.G30]+0.5*[.G39]+0.333*[.G48]" office:value-type="float" office:value="331.542" calcext:value-type="float">
            <text:p>332</text:p>
          </table:table-cell>
          <table:table-cell table:style-name="ce263" table:formula="of:=[.H30]+0.5*[.H39]+0.333*[.H48]" office:value-type="float" office:value="357.418" calcext:value-type="float">
            <text:p>357</text:p>
          </table:table-cell>
          <table:table-cell table:style-name="ce263" table:formula="of:=[.I30]+0.5*[.I39]+0.333*[.I48]" office:value-type="float" office:value="144.554" calcext:value-type="float">
            <text:p>145</text:p>
          </table:table-cell>
          <table:table-cell table:style-name="ce263" table:formula="of:=SUM([.B57:.I57])" office:value-type="float" office:value="2183.263" calcext:value-type="float">
            <text:p>2183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63" table:formula="of:=[.B31]+0.5*[.B40]+0.333*[.B49]" office:value-type="float" office:value="69.92" calcext:value-type="float">
            <text:p>70</text:p>
          </table:table-cell>
          <table:table-cell table:style-name="ce263" table:formula="of:=[.C31]+0.5*[.C40]+0.333*[.C49]" office:value-type="float" office:value="70.254" calcext:value-type="float">
            <text:p>70</text:p>
          </table:table-cell>
          <table:table-cell table:style-name="ce263" table:formula="of:=[.D31]+0.5*[.D40]+0.333*[.D49]" office:value-type="float" office:value="49.283" calcext:value-type="float">
            <text:p>49</text:p>
          </table:table-cell>
          <table:table-cell table:style-name="ce263" table:formula="of:=[.E31]+0.5*[.E40]+0.333*[.E49]" office:value-type="float" office:value="61.57" calcext:value-type="float">
            <text:p>62</text:p>
          </table:table-cell>
          <table:table-cell table:style-name="ce263" table:formula="of:=[.F31]+0.5*[.F40]+0.333*[.F49]" office:value-type="float" office:value="60.097" calcext:value-type="float">
            <text:p>60</text:p>
          </table:table-cell>
          <table:table-cell table:style-name="ce263" table:formula="of:=[.G31]+0.5*[.G40]+0.333*[.G49]" office:value-type="float" office:value="94.526" calcext:value-type="float">
            <text:p>95</text:p>
          </table:table-cell>
          <table:table-cell table:style-name="ce263" table:formula="of:=[.H31]+0.5*[.H40]+0.333*[.H49]" office:value-type="float" office:value="100.829" calcext:value-type="float">
            <text:p>101</text:p>
          </table:table-cell>
          <table:table-cell table:style-name="ce263" table:formula="of:=[.I31]+0.5*[.I40]+0.333*[.I49]" office:value-type="float" office:value="55.772" calcext:value-type="float">
            <text:p>56</text:p>
          </table:table-cell>
          <table:table-cell table:style-name="ce263" table:formula="of:=SUM([.B58:.I58])" office:value-type="float" office:value="562.251" calcext:value-type="float">
            <text:p>562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63" table:formula="of:=[.B32]+0.5*[.B41]+0.333*[.B50]" office:value-type="float" office:value="33.025" calcext:value-type="float">
            <text:p>33</text:p>
          </table:table-cell>
          <table:table-cell table:style-name="ce263" table:formula="of:=[.C32]+0.5*[.C41]+0.333*[.C50]" office:value-type="float" office:value="44.69" calcext:value-type="float">
            <text:p>45</text:p>
          </table:table-cell>
          <table:table-cell table:style-name="ce263" table:formula="of:=[.D32]+0.5*[.D41]+0.333*[.D50]" office:value-type="float" office:value="69.71" calcext:value-type="float">
            <text:p>70</text:p>
          </table:table-cell>
          <table:table-cell table:style-name="ce263" table:formula="of:=[.E32]+0.5*[.E41]+0.333*[.E50]" office:value-type="float" office:value="91.387" calcext:value-type="float">
            <text:p>91</text:p>
          </table:table-cell>
          <table:table-cell table:style-name="ce263" table:formula="of:=[.F32]+0.5*[.F41]+0.333*[.F50]" office:value-type="float" office:value="38.829" calcext:value-type="float">
            <text:p>39</text:p>
          </table:table-cell>
          <table:table-cell table:style-name="ce263" table:formula="of:=[.G32]+0.5*[.G41]+0.333*[.G50]" office:value-type="float" office:value="91.548" calcext:value-type="float">
            <text:p>92</text:p>
          </table:table-cell>
          <table:table-cell table:style-name="ce263" table:formula="of:=[.H32]+0.5*[.H41]+0.333*[.H50]" office:value-type="float" office:value="64.398" calcext:value-type="float">
            <text:p>64</text:p>
          </table:table-cell>
          <table:table-cell table:style-name="ce263" table:formula="of:=[.I32]+0.5*[.I41]+0.333*[.I50]" office:value-type="float" office:value="41.15" calcext:value-type="float">
            <text:p>41</text:p>
          </table:table-cell>
          <table:table-cell table:style-name="ce263" table:formula="of:=SUM([.B59:.I59])" office:value-type="float" office:value="474.737" calcext:value-type="float">
            <text:p>475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 table:formula="of:=[.B33]+0.5*[.B42]+0.333*[.B51]" office:value-type="float" office:value="58.065" calcext:value-type="float">
            <text:p>58</text:p>
          </table:table-cell>
          <table:table-cell table:style-name="ce263" table:formula="of:=[.C33]+0.5*[.C42]+0.333*[.C51]" office:value-type="float" office:value="81.952" calcext:value-type="float">
            <text:p>82</text:p>
          </table:table-cell>
          <table:table-cell table:style-name="ce263" table:formula="of:=[.D33]+0.5*[.D42]+0.333*[.D51]" office:value-type="float" office:value="68.471" calcext:value-type="float">
            <text:p>68</text:p>
          </table:table-cell>
          <table:table-cell table:style-name="ce263" table:formula="of:=[.E33]+0.5*[.E42]+0.333*[.E51]" office:value-type="float" office:value="94.376" calcext:value-type="float">
            <text:p>94</text:p>
          </table:table-cell>
          <table:table-cell table:style-name="ce263" table:formula="of:=[.F33]+0.5*[.F42]+0.333*[.F51]" office:value-type="float" office:value="91.644" calcext:value-type="float">
            <text:p>92</text:p>
          </table:table-cell>
          <table:table-cell table:style-name="ce263" table:formula="of:=[.G33]+0.5*[.G42]+0.333*[.G51]" office:value-type="float" office:value="106.598" calcext:value-type="float">
            <text:p>107</text:p>
          </table:table-cell>
          <table:table-cell table:style-name="ce263" table:formula="of:=[.H33]+0.5*[.H42]+0.333*[.H51]" office:value-type="float" office:value="139.989" calcext:value-type="float">
            <text:p>140</text:p>
          </table:table-cell>
          <table:table-cell table:style-name="ce263" table:formula="of:=[.I33]+0.5*[.I42]+0.333*[.I51]" office:value-type="float" office:value="46.67" calcext:value-type="float">
            <text:p>47</text:p>
          </table:table-cell>
          <table:table-cell table:style-name="ce263" table:formula="of:=SUM([.B60:.I60])" office:value-type="float" office:value="687.765" calcext:value-type="float">
            <text:p>688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/>
          <table:table-cell table:style-name="ce263" table:formula="of:=SUM([.B54:.B60])" office:value-type="float" office:value="2077.089" calcext:value-type="float">
            <text:p>2077</text:p>
          </table:table-cell>
          <table:table-cell table:style-name="ce263" table:formula="of:=SUM([.C54:.C60])" office:value-type="float" office:value="1706.662" calcext:value-type="float">
            <text:p>1707</text:p>
          </table:table-cell>
          <table:table-cell table:style-name="ce263" table:formula="of:=SUM([.D54:.D60])" office:value-type="float" office:value="2214.475" calcext:value-type="float">
            <text:p>2214</text:p>
          </table:table-cell>
          <table:table-cell table:style-name="ce263" table:formula="of:=SUM([.E54:.E60])" office:value-type="float" office:value="2550.553" calcext:value-type="float">
            <text:p>2551</text:p>
          </table:table-cell>
          <table:table-cell table:style-name="ce263" table:formula="of:=SUM([.F54:.F60])" office:value-type="float" office:value="2006.999" calcext:value-type="float">
            <text:p>2007</text:p>
          </table:table-cell>
          <table:table-cell table:style-name="ce263" table:formula="of:=SUM([.G54:.G60])" office:value-type="float" office:value="2833.674" calcext:value-type="float">
            <text:p>2834</text:p>
          </table:table-cell>
          <table:table-cell table:style-name="ce263" table:formula="of:=SUM([.H54:.H60])" office:value-type="float" office:value="2887.487" calcext:value-type="float">
            <text:p>2887</text:p>
          </table:table-cell>
          <table:table-cell table:style-name="ce263" table:formula="of:=SUM([.I54:.I60])" office:value-type="float" office:value="1206.225" calcext:value-type="float">
            <text:p>1206</text:p>
          </table:table-cell>
          <table:table-cell table:style-name="ce263" table:formula="of:=SUM([.J54:.J60])" office:value-type="float" office:value="17483.164" calcext:value-type="float">
            <text:p>17483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32" office:value-type="string" calcext:value-type="string">
            <text:p>KANSANEDUSTAJAT</text:p>
          </table:table-cell>
          <table:table-cell table:style-name="ce335" office:value-type="string" calcext:value-type="string">
            <text:p>SPP</text:p>
          </table:table-cell>
          <table:table-cell table:style-name="ce335" office:value-type="string" calcext:value-type="string">
            <text:p>DEM</text:p>
          </table:table-cell>
          <table:table-cell table:style-name="ce335" office:value-type="string" calcext:value-type="string">
            <text:p>NAT</text:p>
          </table:table-cell>
          <table:table-cell table:style-name="ce335" office:value-type="string" calcext:value-type="string">
            <text:p>CEN</text:p>
          </table:table-cell>
          <table:table-cell table:style-name="ce335" office:value-type="string" calcext:value-type="string">
            <text:p>CDLU</text:p>
          </table:table-cell>
          <table:table-cell table:style-name="ce335" office:value-type="string" calcext:value-type="string">
            <text:p>LIB</text:p>
          </table:table-cell>
          <table:table-cell table:style-name="ce335" office:value-type="string" calcext:value-type="string">
            <text:p>FDP</text:p>
          </table:table-cell>
          <table:table-cell table:style-name="ce335" office:value-type="string" calcext:value-type="string">
            <text:p>PF</text:p>
          </table:table-cell>
          <table:table-cell table:style-name="ce335" office:value-type="string" calcext:value-type="string">
            <text:p>Yht.</text:p>
          </table:table-cell>
          <table:table-cell table:style-name="ce289" office:value-type="string" calcext:value-type="string">
            <text:p>Kansanedustajat</text:p>
          </table:table-cell>
          <table:table-cell table:style-name="ce288" office:value-type="string" calcext:value-type="string">
            <text:p>Äänestäjät</text:p>
          </table:table-cell>
          <table:table-cell table:style-name="ce288" office:value-type="string" calcext:value-type="string">
            <text:p>Suhdeluku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218" office:value-type="string" calcext:value-type="string">
            <text:p>Uussaari Keskusta</text:p>
          </table:table-cell>
          <table:table-cell table:number-columns-repeated="2" table:style-name="ce263" office:value-type="float" office:value="3" calcext:value-type="float">
            <text:p>3</text:p>
          </table:table-cell>
          <table:table-cell table:style-name="ce263" office:value-type="float" office:value="2" calcext:value-type="float">
            <text:p>2</text:p>
          </table:table-cell>
          <table:table-cell table:number-columns-repeated="2" table:style-name="ce263" office:value-type="float" office:value="3" calcext:value-type="float">
            <text:p>3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23" calcext:value-type="float">
            <text:p>23</text:p>
          </table:table-cell>
          <table:table-cell table:style-name="ce290" office:value-type="float" office:value="23" calcext:value-type="float">
            <text:p>23</text:p>
          </table:table-cell>
          <table:table-cell table:style-name="ce288" office:value-type="float" office:value="3715" calcext:value-type="float">
            <text:p>3715</text:p>
          </table:table-cell>
          <table:table-cell table:style-name="ce331" table:formula="of:=[.L63]/[.K63]" office:value-type="float" office:value="161.521739130435" calcext:value-type="float">
            <text:p>162</text:p>
          </table:table-cell>
          <table:table-cell table:style-name="ce115" table:formula="of:=[.L63]/[.$L$70]" office:value-type="percentage" office:value="0.377809417268382" calcext:value-type="percentage">
            <text:p>37.78%</text:p>
          </table:table-cell>
          <table:table-cell table:style-name="ce77" table:formula="of:=[.N63]*9523" office:value-type="float" office:value="3597.8790806468" calcext:value-type="float">
            <text:p>3597.8790806468</text:p>
          </table:table-cell>
          <table:table-cell table:style-name="ce77" table:formula="of:=ROUND([.O63];0)" office:value-type="float" office:value="3598" calcext:value-type="float">
            <text:p>3598</text:p>
          </table:table-cell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218" office:value-type="string" calcext:value-type="string">
            <text:p>Virranmaa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number-columns-repeated="2" table:style-name="ce263" office:value-type="float" office:value="3" calcext:value-type="float">
            <text:p>3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15" calcext:value-type="float">
            <text:p>15</text:p>
          </table:table-cell>
          <table:table-cell table:style-name="ce290" office:value-type="float" office:value="15" calcext:value-type="float">
            <text:p>15</text:p>
          </table:table-cell>
          <table:table-cell table:style-name="ce288" office:value-type="float" office:value="2464" calcext:value-type="float">
            <text:p>2464</text:p>
          </table:table-cell>
          <table:table-cell table:style-name="ce331" table:formula="of:=[.L64]/[.K64]" office:value-type="float" office:value="164.266666666667" calcext:value-type="float">
            <text:p>164</text:p>
          </table:table-cell>
          <table:table-cell table:style-name="ce115" table:formula="of:=[.L64]/[.$L$70]" office:value-type="percentage" office:value="0.250584765585274" calcext:value-type="percentage">
            <text:p>25.06%</text:p>
          </table:table-cell>
          <table:table-cell table:style-name="ce77" table:formula="of:=[.N64]*9523" office:value-type="float" office:value="2386.31872266857" calcext:value-type="float">
            <text:p>2386.31872266857</text:p>
          </table:table-cell>
          <table:table-cell table:style-name="ce77" table:formula="of:=ROUND([.O64];0)" office:value-type="float" office:value="2386" calcext:value-type="float">
            <text:p>2386</text:p>
          </table:table-cell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218" office:value-type="string" calcext:value-type="string">
            <text:p>Vahamaa</text:p>
          </table:table-cell>
          <table:table-cell table:style-name="ce263" office:value-type="float" office:value="2" calcext:value-type="float">
            <text:p>2</text:p>
          </table:table-cell>
          <table:table-cell table:number-columns-repeated="4" table:style-name="ce263" office:value-type="float" office:value="1" calcext:value-type="float">
            <text:p>1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9" calcext:value-type="float">
            <text:p>9</text:p>
          </table:table-cell>
          <table:table-cell table:style-name="ce290" office:value-type="float" office:value="9" calcext:value-type="float">
            <text:p>9</text:p>
          </table:table-cell>
          <table:table-cell table:style-name="ce288" office:value-type="float" office:value="1456" calcext:value-type="float">
            <text:p>1456</text:p>
          </table:table-cell>
          <table:table-cell table:style-name="ce331" table:formula="of:=[.L65]/[.K65]" office:value-type="float" office:value="161.777777777778" calcext:value-type="float">
            <text:p>162</text:p>
          </table:table-cell>
          <table:table-cell table:style-name="ce115" table:formula="of:=[.L65]/[.$L$70]" office:value-type="percentage" office:value="0.148072816027662" calcext:value-type="percentage">
            <text:p>14.81%</text:p>
          </table:table-cell>
          <table:table-cell table:style-name="ce77" table:formula="of:=[.N65]*9523" office:value-type="float" office:value="1410.09742703142" calcext:value-type="float">
            <text:p>1410.09742703142</text:p>
          </table:table-cell>
          <table:table-cell table:style-name="ce77" table:formula="of:=ROUND([.O65];0)" office:value-type="float" office:value="1410" calcext:value-type="float">
            <text:p>1410</text:p>
          </table:table-cell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218" office:value-type="string" calcext:value-type="string">
            <text:p>Ventelänlaakso</text:p>
          </table:table-cell>
          <table:table-cell table:number-columns-repeated="7"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7" calcext:value-type="float">
            <text:p>7</text:p>
          </table:table-cell>
          <table:table-cell table:style-name="ce290" office:value-type="float" office:value="7" calcext:value-type="float">
            <text:p>7</text:p>
          </table:table-cell>
          <table:table-cell table:style-name="ce288" office:value-type="float" office:value="1228" calcext:value-type="float">
            <text:p>1228</text:p>
          </table:table-cell>
          <table:table-cell table:style-name="ce331" table:formula="of:=[.L66]/[.K66]" office:value-type="float" office:value="175.428571428571" calcext:value-type="float">
            <text:p>175</text:p>
          </table:table-cell>
          <table:table-cell table:style-name="ce115" table:formula="of:=[.L66]/[.$L$70]" office:value-type="percentage" office:value="0.124885589342012" calcext:value-type="percentage">
            <text:p>12.49%</text:p>
          </table:table-cell>
          <table:table-cell table:style-name="ce77" table:formula="of:=[.N66]*9523" office:value-type="float" office:value="1189.28546730398" calcext:value-type="float">
            <text:p>1189.28546730398</text:p>
          </table:table-cell>
          <table:table-cell table:style-name="ce77" table:formula="of:=ROUND([.O66];0)" office:value-type="float" office:value="1189" calcext:value-type="float">
            <text:p>1189</text:p>
          </table:table-cell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218" office:value-type="string" calcext:value-type="string">
            <text:p>Aurmaa</text:p>
          </table:table-cell>
          <table:table-cell table:number-columns-repeated="5" table:style-name="ce263" office:value-type="float" office:value="0" calcext:value-type="float">
            <text:p>0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2" calcext:value-type="float">
            <text:p>2</text:p>
          </table:table-cell>
          <table:table-cell table:style-name="ce290" office:value-type="float" office:value="2" calcext:value-type="float">
            <text:p>2</text:p>
          </table:table-cell>
          <table:table-cell table:style-name="ce288" office:value-type="float" office:value="316" calcext:value-type="float">
            <text:p>316</text:p>
          </table:table-cell>
          <table:table-cell table:style-name="ce331" table:formula="of:=[.L67]/[.K67]" office:value-type="float" office:value="158" calcext:value-type="float">
            <text:p>158</text:p>
          </table:table-cell>
          <table:table-cell table:style-name="ce115" table:formula="of:=[.L67]/[.$L$70]" office:value-type="percentage" office:value="0.0321366825994101" calcext:value-type="percentage">
            <text:p>3.21%</text:p>
          </table:table-cell>
          <table:table-cell table:style-name="ce77" table:formula="of:=[.N67]*9523" office:value-type="float" office:value="306.037628394183" calcext:value-type="float">
            <text:p>306.037628394183</text:p>
          </table:table-cell>
          <table:table-cell table:style-name="ce77" table:formula="of:=ROUND([.O67];0)" office:value-type="float" office:value="306" calcext:value-type="float">
            <text:p>306</text:p>
          </table:table-cell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218" office:value-type="string" calcext:value-type="string">
            <text:p>Ristilaakso</text:p>
          </table:table-cell>
          <table:table-cell table:number-columns-repeated="3" table:style-name="ce263" office:value-type="float" office:value="0" calcext:value-type="float">
            <text:p>0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1" calcext:value-type="float">
            <text:p>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63" office:value-type="float" office:value="2" calcext:value-type="float">
            <text:p>2</text:p>
          </table:table-cell>
          <table:table-cell table:style-name="ce290" office:value-type="float" office:value="2" calcext:value-type="float">
            <text:p>2</text:p>
          </table:table-cell>
          <table:table-cell table:style-name="ce288" office:value-type="float" office:value="267" calcext:value-type="float">
            <text:p>267</text:p>
          </table:table-cell>
          <table:table-cell table:style-name="ce331" table:formula="of:=[.L68]/[.K68]" office:value-type="float" office:value="133.5" calcext:value-type="float">
            <text:p>134</text:p>
          </table:table-cell>
          <table:table-cell table:style-name="ce115" table:formula="of:=[.L68]/[.$L$70]" office:value-type="percentage" office:value="0.0271534628292484" calcext:value-type="percentage">
            <text:p>2.72%</text:p>
          </table:table-cell>
          <table:table-cell table:style-name="ce77" table:formula="of:=[.N68]*9523" office:value-type="float" office:value="258.582426522933" calcext:value-type="float">
            <text:p>258.582426522933</text:p>
          </table:table-cell>
          <table:table-cell table:style-name="ce77" table:formula="of:=ROUND([.O68];0)" office:value-type="float" office:value="259" calcext:value-type="float">
            <text:p>259</text:p>
          </table:table-cell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218" office:value-type="string" calcext:value-type="string">
            <text:p>Vanhasaarenmaa</text:p>
          </table:table-cell>
          <table:table-cell table:number-columns-repeated="4" table:style-name="ce263" office:value-type="float" office:value="0" calcext:value-type="float">
            <text:p>0</text:p>
          </table:table-cell>
          <table:table-cell table:style-name="ce263" office:value-type="float" office:value="1" calcext:value-type="float">
            <text:p>1</text:p>
          </table:table-cell>
          <table:table-cell table:style-name="ce263"/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2" calcext:value-type="float">
            <text:p>2</text:p>
          </table:table-cell>
          <table:table-cell table:style-name="ce290" office:value-type="float" office:value="2" calcext:value-type="float">
            <text:p>2</text:p>
          </table:table-cell>
          <table:table-cell table:style-name="ce288" office:value-type="float" office:value="387" calcext:value-type="float">
            <text:p>387</text:p>
          </table:table-cell>
          <table:table-cell table:style-name="ce331" table:formula="of:=[.L69]/[.K69]" office:value-type="float" office:value="193.5" calcext:value-type="float">
            <text:p>194</text:p>
          </table:table-cell>
          <table:table-cell table:style-name="ce115" table:formula="of:=[.L69]/[.$L$70]" office:value-type="percentage" office:value="0.0393572663480118" calcext:value-type="percentage">
            <text:p>3.94%</text:p>
          </table:table-cell>
          <table:table-cell table:style-name="ce77" table:formula="of:=[.N69]*9523" office:value-type="float" office:value="374.799247432116" calcext:value-type="float">
            <text:p>374.799247432116</text:p>
          </table:table-cell>
          <table:table-cell table:style-name="ce77" table:formula="of:=ROUND([.O69];0)" office:value-type="float" office:value="375" calcext:value-type="float">
            <text:p>375</text:p>
          </table:table-cell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333" office:value-type="float" office:value="60" calcext:value-type="float">
            <text:p>60</text:p>
          </table:table-cell>
          <table:table-cell table:style-name="ce333" office:value-type="float" office:value="7" calcext:value-type="float">
            <text:p>7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7" calcext:value-type="float">
            <text:p>7</text:p>
          </table:table-cell>
          <table:table-cell table:style-name="ce333" office:value-type="float" office:value="9" calcext:value-type="float">
            <text:p>9</text:p>
          </table:table-cell>
          <table:table-cell table:style-name="ce333" office:value-type="float" office:value="7" calcext:value-type="float">
            <text:p>7</text:p>
          </table:table-cell>
          <table:table-cell table:number-columns-repeated="2" table:style-name="ce333" office:value-type="float" office:value="11" calcext:value-type="float">
            <text:p>11</text:p>
          </table:table-cell>
          <table:table-cell table:style-name="ce333" office:value-type="float" office:value="2" calcext:value-type="float">
            <text:p>2</text:p>
          </table:table-cell>
          <table:table-cell table:style-name="ce333" office:value-type="float" office:value="60" calcext:value-type="float">
            <text:p>60</text:p>
          </table:table-cell>
          <table:table-cell table:style-name="ce292" table:formula="of:=SUM([.K63:.K69])" office:value-type="float" office:value="60" calcext:value-type="float">
            <text:p>60 </text:p>
          </table:table-cell>
          <table:table-cell table:style-name="ce288" table:formula="of:=SUM([.L63:.L69])" office:value-type="float" office:value="9833" calcext:value-type="float">
            <text:p>9833</text:p>
          </table:table-cell>
          <table:table-cell table:style-name="ce331" table:formula="of:=[.L70]/[.K70]" office:value-type="float" office:value="163.883333333333" calcext:value-type="float">
            <text:p>164</text:p>
          </table:table-cell>
          <table:table-cell table:style-name="ce77" table:formula="of:=[.L70]/[.$L$70]" office:value-type="float" office:value="1" calcext:value-type="float">
            <text:p>1</text:p>
          </table:table-cell>
          <table:table-cell table:style-name="ce77" table:formula="of:=[.N70]*9523" office:value-type="float" office:value="9523" calcext:value-type="float">
            <text:p>9523</text:p>
          </table:table-cell>
          <table:table-cell table:style-name="ce77" table:formula="of:=ROUND([.O70];0)" office:value-type="float" office:value="9523" calcext:value-type="float">
            <text:p>9523</text:p>
          </table:table-cell>
          <table:table-cell table:style-name="ce77" table:number-columns-repeated="10"/>
          <table:table-cell table:number-columns-repeated="998"/>
        </table:table-row>
        <table:table-row table:style-name="ro1">
          <table:table-cell table:number-columns-repeated="16"/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300"/>
          <table:table-cell table:style-name="ce248" table:number-columns-repeated="8"/>
          <table:table-cell table:style-name="ce84"/>
          <table:table-cell table:style-name="ce52" office:value-type="float" office:value="22" calcext:value-type="float">
            <text:p>22</text:p>
          </table:table-cell>
          <table:table-cell table:style-name="ce69" table:formula="of:=[.L63]/[.$L$70]*60" office:value-type="float" office:value="22.6685650361029" calcext:value-type="float">
            <text:p>23</text:p>
          </table:table-cell>
          <table:table-cell table:number-columns-repeated="4"/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78"/>
          <table:table-cell table:style-name="ce115" table:formula="of:=[.B61]/[.$J$61]" office:value-type="percentage" office:value="0.118805097292458" calcext:value-type="percentage">
            <text:p>11.88%</text:p>
          </table:table-cell>
          <table:table-cell table:style-name="ce115" table:formula="of:=[.C61]/[.$J$61]" office:value-type="percentage" office:value="0.0976174564283673" calcext:value-type="percentage">
            <text:p>9.76%</text:p>
          </table:table-cell>
          <table:table-cell table:style-name="ce115" table:formula="of:=[.D61]/[.$J$61]" office:value-type="percentage" office:value="0.126663285890357" calcext:value-type="percentage">
            <text:p>12.67%</text:p>
          </table:table-cell>
          <table:table-cell table:style-name="ce115" table:formula="of:=[.E61]/[.$J$61]" office:value-type="percentage" office:value="0.145886236610261" calcext:value-type="percentage">
            <text:p>14.59%</text:p>
          </table:table-cell>
          <table:table-cell table:style-name="ce115" table:formula="of:=[.F61]/[.$J$61]" office:value-type="percentage" office:value="0.114796097548476" calcext:value-type="percentage">
            <text:p>11.48%</text:p>
          </table:table-cell>
          <table:table-cell table:style-name="ce115" table:formula="of:=[.G61]/[.$J$61]" office:value-type="percentage" office:value="0.162080158946058" calcext:value-type="percentage">
            <text:p>16.21%</text:p>
          </table:table-cell>
          <table:table-cell table:style-name="ce115" table:formula="of:=[.H61]/[.$J$61]" office:value-type="percentage" office:value="0.165158148719534" calcext:value-type="percentage">
            <text:p>16.52%</text:p>
          </table:table-cell>
          <table:table-cell table:style-name="ce115" table:formula="of:=[.I61]/[.$J$61]" office:value-type="percentage" office:value="0.0689935185644887" calcext:value-type="percentage">
            <text:p>6.90%</text:p>
          </table:table-cell>
          <table:table-cell table:style-name="ce263"/>
          <table:table-cell table:style-name="ce52" office:value-type="float" office:value="15" calcext:value-type="float">
            <text:p>15</text:p>
          </table:table-cell>
          <table:table-cell table:style-name="ce69" table:formula="of:=[.L64]/[.$L$70]*60" office:value-type="float" office:value="15.0350859351164" calcext:value-type="float">
            <text:p>15</text:p>
          </table:table-cell>
          <table:table-cell table:number-columns-repeated="4"/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78"/>
          <table:table-cell table:style-name="ce263" table:number-columns-repeated="9"/>
          <table:table-cell table:style-name="ce52" office:value-type="float" office:value="9" calcext:value-type="float">
            <text:p>9</text:p>
          </table:table-cell>
          <table:table-cell table:style-name="ce69" table:formula="of:=[.L65]/[.$L$70]*60" office:value-type="float" office:value="8.88436896165972" calcext:value-type="float">
            <text:p>9</text:p>
          </table:table-cell>
          <table:table-cell table:number-columns-repeated="4"/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78"/>
          <table:table-cell table:style-name="ce263" table:number-columns-repeated="9"/>
          <table:table-cell table:style-name="ce52" office:value-type="float" office:value="7" calcext:value-type="float">
            <text:p>7</text:p>
          </table:table-cell>
          <table:table-cell table:style-name="ce69" table:formula="of:=[.L66]/[.$L$70]*60" office:value-type="float" office:value="7.4931353605207" calcext:value-type="float">
            <text:p>7</text:p>
          </table:table-cell>
          <table:table-cell table:number-columns-repeated="4"/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78"/>
          <table:table-cell table:style-name="ce263" table:number-columns-repeated="9"/>
          <table:table-cell table:style-name="ce52" office:value-type="float" office:value="2" calcext:value-type="float">
            <text:p>2</text:p>
          </table:table-cell>
          <table:table-cell table:style-name="ce69" table:formula="of:=[.L67]/[.$L$70]*60" office:value-type="float" office:value="1.92820095596461" calcext:value-type="float">
            <text:p>2</text:p>
          </table:table-cell>
          <table:table-cell table:number-columns-repeated="4"/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78"/>
          <table:table-cell table:style-name="ce263" table:number-columns-repeated="9"/>
          <table:table-cell table:style-name="ce52" office:value-type="float" office:value="1" calcext:value-type="float">
            <text:p>1</text:p>
          </table:table-cell>
          <table:table-cell table:style-name="ce69" table:formula="of:=[.L68]/[.$L$70]*60" office:value-type="float" office:value="1.62920776975491" calcext:value-type="float">
            <text:p>2</text:p>
          </table:table-cell>
          <table:table-cell table:number-columns-repeated="4"/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78"/>
          <table:table-cell table:style-name="ce263" table:number-columns-repeated="9"/>
          <table:table-cell table:style-name="ce52" office:value-type="float" office:value="2" calcext:value-type="float">
            <text:p>2</text:p>
          </table:table-cell>
          <table:table-cell table:style-name="ce69" table:formula="of:=[.L69]/[.$L$70]*60" office:value-type="float" office:value="2.36143598088071" calcext:value-type="float">
            <text:p>2</text:p>
          </table:table-cell>
          <table:table-cell table:number-columns-repeated="4"/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78"/>
          <table:table-cell table:style-name="ce263" table:number-columns-repeated="9"/>
          <table:table-cell table:style-name="ce52" table:formula="of:=SUM([.K72:.K78])" office:value-type="float" office:value="58" calcext:value-type="float">
            <text:p>58</text:p>
          </table:table-cell>
          <table:table-cell table:style-name="ce52" table:formula="of:=[.L70]/[.$L$70]*60" office:value-type="float" office:value="60" calcext:value-type="float">
            <text:p>60</text:p>
          </table:table-cell>
          <table:table-cell table:number-columns-repeated="4"/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334" table:number-columns-repeated="10"/>
          <table:table-cell table:number-columns-repeated="6"/>
          <table:table-cell table:style-name="ce77" table:number-columns-repeated="10"/>
          <table:table-cell table:number-columns-repeated="998"/>
        </table:table-row>
        <table:table-row table:style-name="ro1" table:number-rows-repeated="2">
          <table:table-cell table:number-columns-repeated="16"/>
          <table:table-cell table:style-name="ce77" table:number-columns-repeated="10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77"/>
          <table:table-cell table:style-name="ce115" table:number-columns-repeated="8"/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 table:number-rows-repeated="194">
          <table:table-cell table:style-name="ce77" table:number-columns-repeated="26"/>
          <table:table-cell table:number-columns-repeated="998"/>
        </table:table-row>
        <table:table-row table:style-name="ro1" table:number-rows-repeated="72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lamenttivaalit 2025" table:style-name="ta12">
        <table:table-column table:style-name="co34" table:default-cell-style-name="Default"/>
        <table:table-column table:style-name="co37" table:default-cell-style-name="Default"/>
        <table:table-column table:style-name="co2" table:number-columns-repeated="8" table:default-cell-style-name="Default"/>
        <table:table-column table:style-name="co5" table:number-columns-repeated="2" table:default-cell-style-name="Default"/>
        <table:table-column table:style-name="co50" table:default-cell-style-name="Default"/>
        <table:table-column table:style-name="co51" table:number-columns-repeated="7" table:default-cell-style-name="Default"/>
        <table:table-column table:style-name="co2" table:number-columns-repeated="1004" table:default-cell-style-name="Default"/>
        <table:table-row table:style-name="ro1">
          <table:table-cell table:style-name="ce329" office:value-type="string" calcext:value-type="string">
            <text:p>Aika</text:p>
          </table:table-cell>
          <table:table-cell table:style-name="ce84" office:value-type="string" calcext:value-type="string">
            <text:p>SKA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LP</text:p>
          </table:table-cell>
          <table:table-cell table:style-name="ce84" office:value-type="string" calcext:value-type="string">
            <text:p>MKA</text:p>
          </table:table-cell>
          <table:table-cell table:style-name="ce84" office:value-type="string" calcext:value-type="string">
            <text:p>KRDL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IR</text:p>
          </table:table-cell>
          <table:table-cell table:style-name="ce84" office:value-type="string" calcext:value-type="string">
            <text:p>Yht.</text:p>
          </table:table-cell>
          <table:table-cell table:style-name="ce84" office:value-type="string" calcext:value-type="string">
            <text:p>Hallitus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30" office:value-type="date" office:date-value="2024-12-01" calcext:value-type="date">
            <text:p>1.12.2024</text:p>
          </table:table-cell>
          <table:table-cell table:style-name="ce115" office:value-type="percentage" office:value="0.203525790504617" calcext:value-type="percentage">
            <text:p>20.35%</text:p>
          </table:table-cell>
          <table:table-cell table:style-name="ce115" office:value-type="percentage" office:value="0.106986288592482" calcext:value-type="percentage">
            <text:p>10.70%</text:p>
          </table:table-cell>
          <table:table-cell table:style-name="ce115" office:value-type="percentage" office:value="0.100177222274042" calcext:value-type="percentage">
            <text:p>10.02%</text:p>
          </table:table-cell>
          <table:table-cell table:style-name="ce115" office:value-type="percentage" office:value="0.0923421322637814" calcext:value-type="percentage">
            <text:p>9.23%</text:p>
          </table:table-cell>
          <table:table-cell table:style-name="ce115" office:value-type="percentage" office:value="0.0920623076205578" calcext:value-type="percentage">
            <text:p>9.21%</text:p>
          </table:table-cell>
          <table:table-cell table:style-name="ce115" office:value-type="percentage" office:value="0.167428411528775" calcext:value-type="percentage">
            <text:p>16.74%</text:p>
          </table:table-cell>
          <table:table-cell table:style-name="ce115" office:value-type="percentage" office:value="0.122563193731928" calcext:value-type="percentage">
            <text:p>12.26%</text:p>
          </table:table-cell>
          <table:table-cell table:style-name="ce115" office:value-type="percentage" office:value="0.114914653483817" calcext:value-type="percentage">
            <text:p>11.49%</text:p>
          </table:table-cell>
          <table:table-cell table:style-name="ce115" table:formula="of:=SUM([.B2:.I2])" office:value-type="percentage" office:value="1" calcext:value-type="percentage">
            <text:p>100.00%</text:p>
          </table:table-cell>
          <table:table-cell table:style-name="ce115" table:formula="of:=SUM([.C2];[.E2];[.G2:.H2])" office:value-type="percentage" office:value="0.4893200261" calcext:value-type="percentage">
            <text:p>48.93%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30" office:value-type="date" office:date-value="2025-01-01" calcext:value-type="date">
            <text:p>1.1.2025</text:p>
          </table:table-cell>
          <table:table-cell table:style-name="ce77" table:number-columns-repeated="25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287" office:value-type="string" calcext:value-type="string">
            <text:p>Vaalipiiri</text:p>
          </table:table-cell>
          <table:table-cell table:style-name="ce289" office:value-type="string" calcext:value-type="string">
            <text:p>Kansanedustajat</text:p>
          </table:table-cell>
          <table:table-cell table:style-name="ce288" office:value-type="string" calcext:value-type="string">
            <text:p>Äänestäjät</text:p>
          </table:table-cell>
          <table:table-cell table:style-name="ce77" table:number-columns-repeated="4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Uussaari Keskusta</text:p>
          </table:table-cell>
          <table:table-cell table:style-name="ce290" office:value-type="float" office:value="21" calcext:value-type="float">
            <text:p>21</text:p>
          </table:table-cell>
          <table:table-cell table:style-name="ce288" office:value-type="float" office:value="769" calcext:value-type="float">
            <text:p>769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Virranmaa</text:p>
          </table:table-cell>
          <table:table-cell table:style-name="ce290" office:value-type="float" office:value="16" calcext:value-type="float">
            <text:p>16</text:p>
          </table:table-cell>
          <table:table-cell table:style-name="ce288" office:value-type="float" office:value="2702" calcext:value-type="float">
            <text:p>2702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Vahamaa</text:p>
          </table:table-cell>
          <table:table-cell table:style-name="ce290" office:value-type="float" office:value="9" calcext:value-type="float">
            <text:p>9</text:p>
          </table:table-cell>
          <table:table-cell table:style-name="ce288" office:value-type="float" office:value="1422" calcext:value-type="float">
            <text:p>1422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Ventelänlaakso</text:p>
          </table:table-cell>
          <table:table-cell table:style-name="ce290" office:value-type="float" office:value="8" calcext:value-type="float">
            <text:p>8</text:p>
          </table:table-cell>
          <table:table-cell table:style-name="ce288" office:value-type="float" office:value="1100" calcext:value-type="float">
            <text:p>1100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Vanhasaarenmaa</text:p>
          </table:table-cell>
          <table:table-cell table:style-name="ce290" office:value-type="float" office:value="3" calcext:value-type="float">
            <text:p>3</text:p>
          </table:table-cell>
          <table:table-cell table:style-name="ce288" office:value-type="float" office:value="293" calcext:value-type="float">
            <text:p>293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Aurmaa</text:p>
          </table:table-cell>
          <table:table-cell table:style-name="ce290" office:value-type="float" office:value="2" calcext:value-type="float">
            <text:p>2</text:p>
          </table:table-cell>
          <table:table-cell table:style-name="ce288" office:value-type="float" office:value="314" calcext:value-type="float">
            <text:p>314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Ristilaakso</text:p>
          </table:table-cell>
          <table:table-cell table:style-name="ce290" office:value-type="float" office:value="1" calcext:value-type="float">
            <text:p>1</text:p>
          </table:table-cell>
          <table:table-cell table:style-name="ce288" office:value-type="float" office:value="181" calcext:value-type="float">
            <text:p>181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/>
          <table:table-cell table:style-name="ce292" table:formula="of:=SUM([.B6:.B12])" office:value-type="float" office:value="60" calcext:value-type="float">
            <text:p>60 </text:p>
          </table:table-cell>
          <table:table-cell table:style-name="ce288" table:formula="of:=SUM([.C6:.C12])" office:value-type="float" office:value="6781" calcext:value-type="float">
            <text:p>6781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number-columns-repeated="4"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number-columns-repeated="3"/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300" office:value-type="string" calcext:value-type="string">
            <text:p>PROSENTIT 1. ÄÄNET</text:p>
          </table:table-cell>
          <table:table-cell table:style-name="ce84" office:value-type="string" calcext:value-type="string">
            <text:p>SKA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LP</text:p>
          </table:table-cell>
          <table:table-cell table:style-name="ce84" office:value-type="string" calcext:value-type="string">
            <text:p>MKA</text:p>
          </table:table-cell>
          <table:table-cell table:style-name="ce84" office:value-type="string" calcext:value-type="string">
            <text:p>KRDL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IR</text:p>
          </table:table-cell>
          <table:table-cell table:style-name="ce84" office:value-type="string" calcext:value-type="string">
            <text:p>Yht.</text:p>
          </table:table-cell>
          <table:table-cell table:style-name="ce77"/>
          <table:table-cell table:style-name="ce77" office:value-type="string" calcext:value-type="string">
            <text:p>Muutosprosentit</text:p>
          </table:table-cell>
          <table:table-cell table:style-name="ce77" office:value-type="string" calcext:value-type="string">
            <text:p>SPP</text:p>
          </table:table-cell>
          <table:table-cell table:style-name="ce77" office:value-type="string" calcext:value-type="string">
            <text:p>DEM</text:p>
          </table:table-cell>
          <table:table-cell table:style-name="ce77" office:value-type="string" calcext:value-type="string">
            <text:p>NAT</text:p>
          </table:table-cell>
          <table:table-cell table:style-name="ce77" office:value-type="string" calcext:value-type="string">
            <text:p>CEN</text:p>
          </table:table-cell>
          <table:table-cell table:style-name="ce77" office:value-type="string" calcext:value-type="string">
            <text:p>CDLU</text:p>
          </table:table-cell>
          <table:table-cell table:style-name="ce77" office:value-type="string" calcext:value-type="string">
            <text:p>LIB</text:p>
          </table:table-cell>
          <table:table-cell table:style-name="ce77" office:value-type="string" calcext:value-type="string">
            <text:p>FDP</text:p>
          </table:table-cell>
          <table:table-cell table:style-name="ce77" office:value-type="string" calcext:value-type="string">
            <text:p>PF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enmaa</text:p>
          </table:table-cell>
          <table:table-cell table:style-name="ce308" table:formula="of:=SUM([.B$2];[.M18])" office:value-type="percentage" office:value="0.203525790504617" calcext:value-type="percentage">
            <text:p>20%</text:p>
          </table:table-cell>
          <table:table-cell table:style-name="ce308" table:formula="of:=SUM([.C$2];[.N18])" office:value-type="percentage" office:value="0.156986288592482" calcext:value-type="percentage">
            <text:p>16%</text:p>
          </table:table-cell>
          <table:table-cell table:style-name="ce308" table:formula="of:=SUM([.D$2];[.O18])" office:value-type="percentage" office:value="0.110177222274042" calcext:value-type="percentage">
            <text:p>11%</text:p>
          </table:table-cell>
          <table:table-cell table:style-name="ce308" table:formula="of:=SUM([.E$2];[.P18])" office:value-type="percentage" office:value="0.0523421322637814" calcext:value-type="percentage">
            <text:p>5%</text:p>
          </table:table-cell>
          <table:table-cell table:style-name="ce308" table:formula="of:=SUM([.F$2];[.Q18])" office:value-type="percentage" office:value="0.0720623076205578" calcext:value-type="percentage">
            <text:p>7%</text:p>
          </table:table-cell>
          <table:table-cell table:style-name="ce308" table:formula="of:=SUM([.G$2];[.R18])" office:value-type="percentage" office:value="0.197428411528775" calcext:value-type="percentage">
            <text:p>20%</text:p>
          </table:table-cell>
          <table:table-cell table:style-name="ce308" table:formula="of:=SUM([.H$2];[.S18])" office:value-type="percentage" office:value="0.142563193731928" calcext:value-type="percentage">
            <text:p>14%</text:p>
          </table:table-cell>
          <table:table-cell table:style-name="ce308" table:formula="of:=SUM([.I$2];[.T18])" office:value-type="percentage" office:value="0.0649146534838168" calcext:value-type="percentage">
            <text:p>6%</text:p>
          </table:table-cell>
          <table:table-cell table:style-name="ce308" table:formula="of:=SUM([.B18:.I18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Uussaarenmaa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.05" calcext:value-type="float">
            <text:p>0.05</text:p>
          </table:table-cell>
          <table:table-cell table:style-name="ce52" office:value-type="float" office:value="0.01" calcext:value-type="float">
            <text:p>0.01</text:p>
          </table:table-cell>
          <table:table-cell table:style-name="ce52" office:value-type="float" office:value="-0.04" calcext:value-type="float">
            <text:p>-0.04</text:p>
          </table:table-cell>
          <table:table-cell table:style-name="ce52" office:value-type="float" office:value="-0.02" calcext:value-type="float">
            <text:p>-0.02</text:p>
          </table:table-cell>
          <table:table-cell table:style-name="ce52" office:value-type="float" office:value="0.03" calcext:value-type="float">
            <text:p>0.03</text:p>
          </table:table-cell>
          <table:table-cell table:style-name="ce52" office:value-type="float" office:value="0.02" calcext:value-type="float">
            <text:p>0.02</text:p>
          </table:table-cell>
          <table:table-cell table:style-name="ce52" office:value-type="float" office:value="-0.05" calcext:value-type="float">
            <text:p>-0.05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308" table:formula="of:=SUM([.B$2];[.M19])" office:value-type="percentage" office:value="0.253525790504617" calcext:value-type="percentage">
            <text:p>25%</text:p>
          </table:table-cell>
          <table:table-cell table:style-name="ce308" table:formula="of:=SUM([.C$2];[.N19])" office:value-type="percentage" office:value="0.056986288592482" calcext:value-type="percentage">
            <text:p>6%</text:p>
          </table:table-cell>
          <table:table-cell table:style-name="ce308" table:formula="of:=SUM([.D$2];[.O19])" office:value-type="percentage" office:value="0.140177222274042" calcext:value-type="percentage">
            <text:p>14%</text:p>
          </table:table-cell>
          <table:table-cell table:style-name="ce308" table:formula="of:=SUM([.E$2];[.P19])" office:value-type="percentage" office:value="0.0623421322637814" calcext:value-type="percentage">
            <text:p>6%</text:p>
          </table:table-cell>
          <table:table-cell table:style-name="ce308" table:formula="of:=SUM([.F$2];[.Q19])" office:value-type="percentage" office:value="0.0720623076205578" calcext:value-type="percentage">
            <text:p>7%</text:p>
          </table:table-cell>
          <table:table-cell table:style-name="ce308" table:formula="of:=SUM([.G$2];[.R19])" office:value-type="percentage" office:value="0.187428411528775" calcext:value-type="percentage">
            <text:p>19%</text:p>
          </table:table-cell>
          <table:table-cell table:style-name="ce308" table:formula="of:=SUM([.H$2];[.S19])" office:value-type="percentage" office:value="0.152563193731928" calcext:value-type="percentage">
            <text:p>15%</text:p>
          </table:table-cell>
          <table:table-cell table:style-name="ce308" table:formula="of:=SUM([.I$2];[.T19])" office:value-type="percentage" office:value="0.0749146534838168" calcext:value-type="percentage">
            <text:p>7%</text:p>
          </table:table-cell>
          <table:table-cell table:style-name="ce308" table:formula="of:=SUM([.B19:.I19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irranmaa</text:p>
          </table:table-cell>
          <table:table-cell table:style-name="ce52" office:value-type="float" office:value="0.05" calcext:value-type="float">
            <text:p>0.05</text:p>
          </table:table-cell>
          <table:table-cell table:style-name="ce52" office:value-type="float" office:value="-0.05" calcext:value-type="float">
            <text:p>-0.05</text:p>
          </table:table-cell>
          <table:table-cell table:style-name="ce52" office:value-type="float" office:value="0.04" calcext:value-type="float">
            <text:p>0.04</text:p>
          </table:table-cell>
          <table:table-cell table:style-name="ce52" office:value-type="float" office:value="-0.03" calcext:value-type="float">
            <text:p>-0.03</text:p>
          </table:table-cell>
          <table:table-cell table:style-name="ce52" office:value-type="float" office:value="-0.02" calcext:value-type="float">
            <text:p>-0.02</text:p>
          </table:table-cell>
          <table:table-cell table:style-name="ce52" office:value-type="float" office:value="0.02" calcext:value-type="float">
            <text:p>0.02</text:p>
          </table:table-cell>
          <table:table-cell table:style-name="ce52" office:value-type="float" office:value="0.03" calcext:value-type="float">
            <text:p>0.03</text:p>
          </table:table-cell>
          <table:table-cell table:style-name="ce52" office:value-type="float" office:value="-0.04" calcext:value-type="float">
            <text:p>-0.04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308" table:formula="of:=SUM([.B$2];[.M20])" office:value-type="percentage" office:value="0.173525790504617" calcext:value-type="percentage">
            <text:p>17%</text:p>
          </table:table-cell>
          <table:table-cell table:style-name="ce308" table:formula="of:=SUM([.C$2];[.N20])" office:value-type="percentage" office:value="0.126986288592482" calcext:value-type="percentage">
            <text:p>13%</text:p>
          </table:table-cell>
          <table:table-cell table:style-name="ce308" table:formula="of:=SUM([.D$2];[.O20])" office:value-type="percentage" office:value="0.0501772222740416" calcext:value-type="percentage">
            <text:p>5%</text:p>
          </table:table-cell>
          <table:table-cell table:style-name="ce308" table:formula="of:=SUM([.E$2];[.P20])" office:value-type="percentage" office:value="0.0523421322637814" calcext:value-type="percentage">
            <text:p>5%</text:p>
          </table:table-cell>
          <table:table-cell table:style-name="ce308" table:formula="of:=SUM([.F$2];[.Q20])" office:value-type="percentage" office:value="0.142062307620558" calcext:value-type="percentage">
            <text:p>14%</text:p>
          </table:table-cell>
          <table:table-cell table:style-name="ce308" table:formula="of:=SUM([.G$2];[.R20])" office:value-type="percentage" office:value="0.147428411528775" calcext:value-type="percentage">
            <text:p>15%</text:p>
          </table:table-cell>
          <table:table-cell table:style-name="ce308" table:formula="of:=SUM([.H$2];[.S20])" office:value-type="percentage" office:value="0.152563193731928" calcext:value-type="percentage">
            <text:p>15%</text:p>
          </table:table-cell>
          <table:table-cell table:style-name="ce308" table:formula="of:=SUM([.I$2];[.T20])" office:value-type="percentage" office:value="0.154914653483817" calcext:value-type="percentage">
            <text:p>15%</text:p>
          </table:table-cell>
          <table:table-cell table:style-name="ce308" table:formula="of:=SUM([.B20:.I20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ahamaa</text:p>
          </table:table-cell>
          <table:table-cell table:style-name="ce52" office:value-type="float" office:value="-0.03" calcext:value-type="float">
            <text:p>-0.03</text:p>
          </table:table-cell>
          <table:table-cell table:style-name="ce52" office:value-type="float" office:value="0.02" calcext:value-type="float">
            <text:p>0.02</text:p>
          </table:table-cell>
          <table:table-cell table:style-name="ce52" office:value-type="float" office:value="-0.05" calcext:value-type="float">
            <text:p>-0.05</text:p>
          </table:table-cell>
          <table:table-cell table:style-name="ce52" office:value-type="float" office:value="-0.04" calcext:value-type="float">
            <text:p>-0.04</text:p>
          </table:table-cell>
          <table:table-cell table:style-name="ce52" office:value-type="float" office:value="0.05" calcext:value-type="float">
            <text:p>0.05</text:p>
          </table:table-cell>
          <table:table-cell table:style-name="ce52" office:value-type="float" office:value="-0.02" calcext:value-type="float">
            <text:p>-0.02</text:p>
          </table:table-cell>
          <table:table-cell table:style-name="ce52" office:value-type="float" office:value="0.03" calcext:value-type="float">
            <text:p>0.03</text:p>
          </table:table-cell>
          <table:table-cell table:style-name="ce52" office:value-type="float" office:value="0.04" calcext:value-type="float">
            <text:p>0.04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308" table:formula="of:=SUM([.B$2];[.M21])" office:value-type="percentage" office:value="0.223525790504617" calcext:value-type="percentage">
            <text:p>22%</text:p>
          </table:table-cell>
          <table:table-cell table:style-name="ce308" table:formula="of:=SUM([.C$2];[.N21])" office:value-type="percentage" office:value="0.156986288592482" calcext:value-type="percentage">
            <text:p>16%</text:p>
          </table:table-cell>
          <table:table-cell table:style-name="ce308" table:formula="of:=SUM([.D$2];[.O21])" office:value-type="percentage" office:value="0.140177222274042" calcext:value-type="percentage">
            <text:p>14%</text:p>
          </table:table-cell>
          <table:table-cell table:style-name="ce308" table:formula="of:=SUM([.E$2];[.P21])" office:value-type="percentage" office:value="0.122342132263781" calcext:value-type="percentage">
            <text:p>12%</text:p>
          </table:table-cell>
          <table:table-cell table:style-name="ce308" table:formula="of:=SUM([.F$2];[.Q21])" office:value-type="percentage" office:value="0.0420623076205578" calcext:value-type="percentage">
            <text:p>4%</text:p>
          </table:table-cell>
          <table:table-cell table:style-name="ce308" table:formula="of:=SUM([.G$2];[.R21])" office:value-type="percentage" office:value="0.147428411528775" calcext:value-type="percentage">
            <text:p>15%</text:p>
          </table:table-cell>
          <table:table-cell table:style-name="ce308" table:formula="of:=SUM([.H$2];[.S21])" office:value-type="percentage" office:value="0.092563193731928" calcext:value-type="percentage">
            <text:p>9%</text:p>
          </table:table-cell>
          <table:table-cell table:style-name="ce308" table:formula="of:=SUM([.I$2];[.T21])" office:value-type="percentage" office:value="0.0749146534838168" calcext:value-type="percentage">
            <text:p>7%</text:p>
          </table:table-cell>
          <table:table-cell table:style-name="ce308" table:formula="of:=SUM([.B21:.I21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entelänlaakso</text:p>
          </table:table-cell>
          <table:table-cell table:style-name="ce52" office:value-type="float" office:value="0.02" calcext:value-type="float">
            <text:p>0.02</text:p>
          </table:table-cell>
          <table:table-cell table:style-name="ce52" office:value-type="float" office:value="0.05" calcext:value-type="float">
            <text:p>0.05</text:p>
          </table:table-cell>
          <table:table-cell table:style-name="ce52" office:value-type="float" office:value="0.04" calcext:value-type="float">
            <text:p>0.04</text:p>
          </table:table-cell>
          <table:table-cell table:style-name="ce52" office:value-type="float" office:value="0.03" calcext:value-type="float">
            <text:p>0.03</text:p>
          </table:table-cell>
          <table:table-cell table:style-name="ce52" office:value-type="float" office:value="-0.05" calcext:value-type="float">
            <text:p>-0.05</text:p>
          </table:table-cell>
          <table:table-cell table:style-name="ce52" office:value-type="float" office:value="-0.02" calcext:value-type="float">
            <text:p>-0.02</text:p>
          </table:table-cell>
          <table:table-cell table:style-name="ce52" office:value-type="float" office:value="-0.03" calcext:value-type="float">
            <text:p>-0.03</text:p>
          </table:table-cell>
          <table:table-cell table:style-name="ce52" office:value-type="float" office:value="-0.04" calcext:value-type="float">
            <text:p>-0.04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308" table:formula="of:=SUM([.B$2];[.M22])" office:value-type="percentage" office:value="0.183525790504617" calcext:value-type="percentage">
            <text:p>18%</text:p>
          </table:table-cell>
          <table:table-cell table:style-name="ce308" table:formula="of:=SUM([.C$2];[.N22])" office:value-type="percentage" office:value="0.076986288592482" calcext:value-type="percentage">
            <text:p>8%</text:p>
          </table:table-cell>
          <table:table-cell table:style-name="ce308" table:formula="of:=SUM([.D$2];[.O22])" office:value-type="percentage" office:value="0.0901772222740416" calcext:value-type="percentage">
            <text:p>9%</text:p>
          </table:table-cell>
          <table:table-cell table:style-name="ce308" table:formula="of:=SUM([.E$2];[.P22])" office:value-type="percentage" office:value="0.142342132263781" calcext:value-type="percentage">
            <text:p>14%</text:p>
          </table:table-cell>
          <table:table-cell table:style-name="ce308" table:formula="of:=SUM([.F$2];[.Q22])" office:value-type="percentage" office:value="0.0920623076205578" calcext:value-type="percentage">
            <text:p>9%</text:p>
          </table:table-cell>
          <table:table-cell table:style-name="ce308" table:formula="of:=SUM([.G$2];[.R22])" office:value-type="percentage" office:value="0.207428411528775" calcext:value-type="percentage">
            <text:p>21%</text:p>
          </table:table-cell>
          <table:table-cell table:style-name="ce308" table:formula="of:=SUM([.H$2];[.S22])" office:value-type="percentage" office:value="0.142563193731928" calcext:value-type="percentage">
            <text:p>14%</text:p>
          </table:table-cell>
          <table:table-cell table:style-name="ce308" table:formula="of:=SUM([.I$2];[.T22])" office:value-type="percentage" office:value="0.0649146534838168" calcext:value-type="percentage">
            <text:p>6%</text:p>
          </table:table-cell>
          <table:table-cell table:style-name="ce308" table:formula="of:=SUM([.B22:.I22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anhasaarenmaa</text:p>
          </table:table-cell>
          <table:table-cell table:style-name="ce52" office:value-type="float" office:value="-0.02" calcext:value-type="float">
            <text:p>-0.02</text:p>
          </table:table-cell>
          <table:table-cell table:style-name="ce52" office:value-type="float" office:value="-0.03" calcext:value-type="float">
            <text:p>-0.03</text:p>
          </table:table-cell>
          <table:table-cell table:style-name="ce52" office:value-type="float" office:value="-0.01" calcext:value-type="float">
            <text:p>-0.01</text:p>
          </table:table-cell>
          <table:table-cell table:style-name="ce52" office:value-type="float" office:value="0.05" calcext:value-type="float">
            <text:p>0.05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.04" calcext:value-type="float">
            <text:p>0.04</text:p>
          </table:table-cell>
          <table:table-cell table:style-name="ce52" office:value-type="float" office:value="0.02" calcext:value-type="float">
            <text:p>0.02</text:p>
          </table:table-cell>
          <table:table-cell table:style-name="ce52" office:value-type="float" office:value="-0.05" calcext:value-type="float">
            <text:p>-0.05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308" table:formula="of:=SUM([.B$2];[.M23])" office:value-type="percentage" office:value="0.173525790504617" calcext:value-type="percentage">
            <text:p>17%</text:p>
          </table:table-cell>
          <table:table-cell table:style-name="ce308" table:formula="of:=SUM([.C$2];[.N23])" office:value-type="percentage" office:value="0.096986288592482" calcext:value-type="percentage">
            <text:p>10%</text:p>
          </table:table-cell>
          <table:table-cell table:style-name="ce308" table:formula="of:=SUM([.D$2];[.O23])" office:value-type="percentage" office:value="0.130177222274042" calcext:value-type="percentage">
            <text:p>13%</text:p>
          </table:table-cell>
          <table:table-cell table:style-name="ce308" table:formula="of:=SUM([.E$2];[.P23])" office:value-type="percentage" office:value="0.102342132263781" calcext:value-type="percentage">
            <text:p>10%</text:p>
          </table:table-cell>
          <table:table-cell table:style-name="ce308" table:formula="of:=SUM([.F$2];[.Q23])" office:value-type="percentage" office:value="0.0520623076205578" calcext:value-type="percentage">
            <text:p>5%</text:p>
          </table:table-cell>
          <table:table-cell table:style-name="ce308" table:formula="of:=SUM([.G$2];[.R23])" office:value-type="percentage" office:value="0.117428411528775" calcext:value-type="percentage">
            <text:p>12%</text:p>
          </table:table-cell>
          <table:table-cell table:style-name="ce308" table:formula="of:=SUM([.H$2];[.S23])" office:value-type="percentage" office:value="0.172563193731928" calcext:value-type="percentage">
            <text:p>17%</text:p>
          </table:table-cell>
          <table:table-cell table:style-name="ce308" table:formula="of:=SUM([.I$2];[.T23])" office:value-type="percentage" office:value="0.154914653483817" calcext:value-type="percentage">
            <text:p>15%</text:p>
          </table:table-cell>
          <table:table-cell table:style-name="ce308" table:formula="of:=SUM([.B23:.I23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Aurmaa</text:p>
          </table:table-cell>
          <table:table-cell table:style-name="ce52" office:value-type="float" office:value="-0.03" calcext:value-type="float">
            <text:p>-0.03</text:p>
          </table:table-cell>
          <table:table-cell table:style-name="ce52" office:value-type="float" office:value="-0.01" calcext:value-type="float">
            <text:p>-0.01</text:p>
          </table:table-cell>
          <table:table-cell table:style-name="ce52" office:value-type="float" office:value="0.03" calcext:value-type="float">
            <text:p>0.03</text:p>
          </table:table-cell>
          <table:table-cell table:style-name="ce52" office:value-type="float" office:value="0.01" calcext:value-type="float">
            <text:p>0.01</text:p>
          </table:table-cell>
          <table:table-cell table:style-name="ce52" office:value-type="float" office:value="-0.04" calcext:value-type="float">
            <text:p>-0.04</text:p>
          </table:table-cell>
          <table:table-cell table:style-name="ce52" office:value-type="float" office:value="-0.05" calcext:value-type="float">
            <text:p>-0.05</text:p>
          </table:table-cell>
          <table:table-cell table:style-name="ce52" office:value-type="float" office:value="0.05" calcext:value-type="float">
            <text:p>0.05</text:p>
          </table:table-cell>
          <table:table-cell table:style-name="ce52" office:value-type="float" office:value="0.04" calcext:value-type="float">
            <text:p>0.04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308" table:formula="of:=SUM([.B$2];[.M24])" office:value-type="percentage" office:value="0.193525790504617" calcext:value-type="percentage">
            <text:p>19%</text:p>
          </table:table-cell>
          <table:table-cell table:style-name="ce308" table:formula="of:=SUM([.C$2];[.N24])" office:value-type="percentage" office:value="0.156986288592482" calcext:value-type="percentage">
            <text:p>16%</text:p>
          </table:table-cell>
          <table:table-cell table:style-name="ce308" table:formula="of:=SUM([.D$2];[.O24])" office:value-type="percentage" office:value="0.0701772222740416" calcext:value-type="percentage">
            <text:p>7%</text:p>
          </table:table-cell>
          <table:table-cell table:style-name="ce308" table:formula="of:=SUM([.E$2];[.P24])" office:value-type="percentage" office:value="0.0423421322637814" calcext:value-type="percentage">
            <text:p>4%</text:p>
          </table:table-cell>
          <table:table-cell table:style-name="ce308" table:formula="of:=SUM([.F$2];[.Q24])" office:value-type="percentage" office:value="0.102062307620558" calcext:value-type="percentage">
            <text:p>10%</text:p>
          </table:table-cell>
          <table:table-cell table:style-name="ce308" table:formula="of:=SUM([.G$2];[.R24])" office:value-type="percentage" office:value="0.147428411528775" calcext:value-type="percentage">
            <text:p>15%</text:p>
          </table:table-cell>
          <table:table-cell table:style-name="ce308" table:formula="of:=SUM([.H$2];[.S24])" office:value-type="percentage" office:value="0.142563193731928" calcext:value-type="percentage">
            <text:p>14%</text:p>
          </table:table-cell>
          <table:table-cell table:style-name="ce308" table:formula="of:=SUM([.I$2];[.T24])" office:value-type="percentage" office:value="0.144914653483817" calcext:value-type="percentage">
            <text:p>14%</text:p>
          </table:table-cell>
          <table:table-cell table:style-name="ce308" table:formula="of:=SUM([.B24:.I24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Ristilaakso</text:p>
          </table:table-cell>
          <table:table-cell table:style-name="ce52" office:value-type="float" office:value="-0.01" calcext:value-type="float">
            <text:p>-0.01</text:p>
          </table:table-cell>
          <table:table-cell table:style-name="ce52" office:value-type="float" office:value="0.05" calcext:value-type="float">
            <text:p>0.05</text:p>
          </table:table-cell>
          <table:table-cell table:style-name="ce52" office:value-type="float" office:value="-0.03" calcext:value-type="float">
            <text:p>-0.03</text:p>
          </table:table-cell>
          <table:table-cell table:style-name="ce52" office:value-type="float" office:value="-0.05" calcext:value-type="float">
            <text:p>-0.05</text:p>
          </table:table-cell>
          <table:table-cell table:style-name="ce52" office:value-type="float" office:value="0.01" calcext:value-type="float">
            <text:p>0.01</text:p>
          </table:table-cell>
          <table:table-cell table:style-name="ce52" office:value-type="float" office:value="-0.02" calcext:value-type="float">
            <text:p>-0.02</text:p>
          </table:table-cell>
          <table:table-cell table:style-name="ce52" office:value-type="float" office:value="0.02" calcext:value-type="float">
            <text:p>0.02</text:p>
          </table:table-cell>
          <table:table-cell table:style-name="ce52" office:value-type="float" office:value="0.03" calcext:value-type="float">
            <text:p>0.03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7"/>
          <table:table-cell table:style-name="ce115" table:number-columns-repeated="8"/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300" office:value-type="string" calcext:value-type="string">
            <text:p>1. ÄÄNET</text:p>
          </table:table-cell>
          <table:table-cell table:style-name="ce84" office:value-type="string" calcext:value-type="string">
            <text:p>SKA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LP</text:p>
          </table:table-cell>
          <table:table-cell table:style-name="ce84" office:value-type="string" calcext:value-type="string">
            <text:p>MKA</text:p>
          </table:table-cell>
          <table:table-cell table:style-name="ce84" office:value-type="string" calcext:value-type="string">
            <text:p>KRDL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IR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enmaa</text:p>
          </table:table-cell>
          <table:table-cell table:style-name="ce263" table:formula="of:=[.B18]*[.$K27]" office:value-type="float" office:value="756.098311724653" calcext:value-type="float">
            <text:p>756</text:p>
          </table:table-cell>
          <table:table-cell table:style-name="ce263" table:formula="of:=[.C18]*[.$K27]" office:value-type="float" office:value="583.204062121071" calcext:value-type="float">
            <text:p>583</text:p>
          </table:table-cell>
          <table:table-cell table:style-name="ce263" table:formula="of:=[.D18]*[.$K27]" office:value-type="float" office:value="409.308380748065" calcext:value-type="float">
            <text:p>409</text:p>
          </table:table-cell>
          <table:table-cell table:style-name="ce263" table:formula="of:=[.E18]*[.$K27]" office:value-type="float" office:value="194.451021359948" calcext:value-type="float">
            <text:p>194</text:p>
          </table:table-cell>
          <table:table-cell table:style-name="ce263" table:formula="of:=[.F18]*[.$K27]" office:value-type="float" office:value="267.711472810372" calcext:value-type="float">
            <text:p>268</text:p>
          </table:table-cell>
          <table:table-cell table:style-name="ce263" table:formula="of:=[.G18]*[.$K27]" office:value-type="float" office:value="733.4465488294" calcext:value-type="float">
            <text:p>733</text:p>
          </table:table-cell>
          <table:table-cell table:style-name="ce263" table:formula="of:=[.H18]*[.$K27]" office:value-type="float" office:value="529.622264714113" calcext:value-type="float">
            <text:p>530</text:p>
          </table:table-cell>
          <table:table-cell table:style-name="ce263" table:formula="of:=[.I18]*[.$K27]" office:value-type="float" office:value="241.157937692379" calcext:value-type="float">
            <text:p>241</text:p>
          </table:table-cell>
          <table:table-cell table:style-name="ce263" table:formula="of:=SUM([.B27:.I27])" office:value-type="float" office:value="3715" calcext:value-type="float">
            <text:p>3715</text:p>
          </table:table-cell>
          <table:table-cell table:style-name="ce77" office:value-type="float" office:value="3715" calcext:value-type="float">
            <text:p>3715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263" table:formula="of:=[.B19]*[.$K28]" office:value-type="float" office:value="624.687547803377" calcext:value-type="float">
            <text:p>625</text:p>
          </table:table-cell>
          <table:table-cell table:style-name="ce263" table:formula="of:=[.C19]*[.$K28]" office:value-type="float" office:value="140.414215091876" calcext:value-type="float">
            <text:p>140</text:p>
          </table:table-cell>
          <table:table-cell table:style-name="ce263" table:formula="of:=[.D19]*[.$K28]" office:value-type="float" office:value="345.396675683238" calcext:value-type="float">
            <text:p>345</text:p>
          </table:table-cell>
          <table:table-cell table:style-name="ce263" table:formula="of:=[.E19]*[.$K28]" office:value-type="float" office:value="153.611013897957" calcext:value-type="float">
            <text:p>154</text:p>
          </table:table-cell>
          <table:table-cell table:style-name="ce263" table:formula="of:=[.F19]*[.$K28]" office:value-type="float" office:value="177.561525977054" calcext:value-type="float">
            <text:p>178</text:p>
          </table:table-cell>
          <table:table-cell table:style-name="ce263" table:formula="of:=[.G19]*[.$K28]" office:value-type="float" office:value="461.823606006902" calcext:value-type="float">
            <text:p>462</text:p>
          </table:table-cell>
          <table:table-cell table:style-name="ce263" table:formula="of:=[.H19]*[.$K28]" office:value-type="float" office:value="375.915709355471" calcext:value-type="float">
            <text:p>376</text:p>
          </table:table-cell>
          <table:table-cell table:style-name="ce263" table:formula="of:=[.I19]*[.$K28]" office:value-type="float" office:value="184.589706184125" calcext:value-type="float">
            <text:p>185</text:p>
          </table:table-cell>
          <table:table-cell table:style-name="ce263" table:formula="of:=SUM([.B28:.I28])" office:value-type="float" office:value="2464" calcext:value-type="float">
            <text:p>2464</text:p>
          </table:table-cell>
          <table:table-cell table:style-name="ce77" office:value-type="float" office:value="2464" calcext:value-type="float">
            <text:p>2464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263" table:formula="of:=[.B20]*[.$K29]" office:value-type="float" office:value="252.653550974722" calcext:value-type="float">
            <text:p>253</text:p>
          </table:table-cell>
          <table:table-cell table:style-name="ce263" table:formula="of:=[.C20]*[.$K29]" office:value-type="float" office:value="184.892036190654" calcext:value-type="float">
            <text:p>185</text:p>
          </table:table-cell>
          <table:table-cell table:style-name="ce263" table:formula="of:=[.D20]*[.$K29]" office:value-type="float" office:value="73.0580356310046" calcext:value-type="float">
            <text:p>73</text:p>
          </table:table-cell>
          <table:table-cell table:style-name="ce263" table:formula="of:=[.E20]*[.$K29]" office:value-type="float" office:value="76.2101445760657" calcext:value-type="float">
            <text:p>76</text:p>
          </table:table-cell>
          <table:table-cell table:style-name="ce263" table:formula="of:=[.F20]*[.$K29]" office:value-type="float" office:value="206.842719895532" calcext:value-type="float">
            <text:p>207</text:p>
          </table:table-cell>
          <table:table-cell table:style-name="ce263" table:formula="of:=[.G20]*[.$K29]" office:value-type="float" office:value="214.655767185897" calcext:value-type="float">
            <text:p>215</text:p>
          </table:table-cell>
          <table:table-cell table:style-name="ce263" table:formula="of:=[.H20]*[.$K29]" office:value-type="float" office:value="222.132010073687" calcext:value-type="float">
            <text:p>222</text:p>
          </table:table-cell>
          <table:table-cell table:style-name="ce263" table:formula="of:=[.I20]*[.$K29]" office:value-type="float" office:value="225.555735472437" calcext:value-type="float">
            <text:p>226</text:p>
          </table:table-cell>
          <table:table-cell table:style-name="ce263" table:formula="of:=SUM([.B29:.I29])" office:value-type="float" office:value="1456" calcext:value-type="float">
            <text:p>1456</text:p>
          </table:table-cell>
          <table:table-cell table:style-name="ce77" office:value-type="float" office:value="1456" calcext:value-type="float">
            <text:p>1456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table:formula="of:=[.B21]*[.$K30]" office:value-type="float" office:value="274.48967073967" calcext:value-type="float">
            <text:p>274</text:p>
          </table:table-cell>
          <table:table-cell table:style-name="ce263" table:formula="of:=[.C21]*[.$K30]" office:value-type="float" office:value="192.779162391568" calcext:value-type="float">
            <text:p>193</text:p>
          </table:table-cell>
          <table:table-cell table:style-name="ce263" table:formula="of:=[.D21]*[.$K30]" office:value-type="float" office:value="172.137628952523" calcext:value-type="float">
            <text:p>172</text:p>
          </table:table-cell>
          <table:table-cell table:style-name="ce263" table:formula="of:=[.E21]*[.$K30]" office:value-type="float" office:value="150.236138419924" calcext:value-type="float">
            <text:p>150</text:p>
          </table:table-cell>
          <table:table-cell table:style-name="ce263" table:formula="of:=[.F21]*[.$K30]" office:value-type="float" office:value="51.652513758045" calcext:value-type="float">
            <text:p>52</text:p>
          </table:table-cell>
          <table:table-cell table:style-name="ce263" table:formula="of:=[.G21]*[.$K30]" office:value-type="float" office:value="181.042089357336" calcext:value-type="float">
            <text:p>181</text:p>
          </table:table-cell>
          <table:table-cell table:style-name="ce263" table:formula="of:=[.H21]*[.$K30]" office:value-type="float" office:value="113.667601902808" calcext:value-type="float">
            <text:p>114</text:p>
          </table:table-cell>
          <table:table-cell table:style-name="ce263" table:formula="of:=[.I21]*[.$K30]" office:value-type="float" office:value="91.9951944781271" calcext:value-type="float">
            <text:p>92</text:p>
          </table:table-cell>
          <table:table-cell table:style-name="ce263" table:formula="of:=SUM([.B30:.I30])" office:value-type="float" office:value="1228" calcext:value-type="float">
            <text:p>1228</text:p>
          </table:table-cell>
          <table:table-cell table:style-name="ce77" office:value-type="float" office:value="1228" calcext:value-type="float">
            <text:p>1228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 table:formula="of:=[.B22]*[.$K31]" office:value-type="float" office:value="71.0244809252868" calcext:value-type="float">
            <text:p>71</text:p>
          </table:table-cell>
          <table:table-cell table:style-name="ce263" table:formula="of:=[.C22]*[.$K31]" office:value-type="float" office:value="29.7936936852906" calcext:value-type="float">
            <text:p>30</text:p>
          </table:table-cell>
          <table:table-cell table:style-name="ce263" table:formula="of:=[.D22]*[.$K31]" office:value-type="float" office:value="34.8985850200541" calcext:value-type="float">
            <text:p>35</text:p>
          </table:table-cell>
          <table:table-cell table:style-name="ce263" table:formula="of:=[.E22]*[.$K31]" office:value-type="float" office:value="55.0864051860834" calcext:value-type="float">
            <text:p>55</text:p>
          </table:table-cell>
          <table:table-cell table:style-name="ce263" table:formula="of:=[.F22]*[.$K31]" office:value-type="float" office:value="35.6281130491559" calcext:value-type="float">
            <text:p>36</text:p>
          </table:table-cell>
          <table:table-cell table:style-name="ce263" table:formula="of:=[.G22]*[.$K31]" office:value-type="float" office:value="80.2747952616361" calcext:value-type="float">
            <text:p>80</text:p>
          </table:table-cell>
          <table:table-cell table:style-name="ce263" table:formula="of:=[.H22]*[.$K31]" office:value-type="float" office:value="55.1719559742561" calcext:value-type="float">
            <text:p>55</text:p>
          </table:table-cell>
          <table:table-cell table:style-name="ce263" table:formula="of:=[.I22]*[.$K31]" office:value-type="float" office:value="25.1219708982371" calcext:value-type="float">
            <text:p>25</text:p>
          </table:table-cell>
          <table:table-cell table:style-name="ce263" table:formula="of:=SUM([.B31:.I31])" office:value-type="float" office:value="387" calcext:value-type="float">
            <text:p>387</text:p>
          </table:table-cell>
          <table:table-cell table:style-name="ce77" office:value-type="float" office:value="387" calcext:value-type="float">
            <text:p>387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63" table:formula="of:=[.B23]*[.$K32]" office:value-type="float" office:value="54.834149799459" calcext:value-type="float">
            <text:p>55</text:p>
          </table:table-cell>
          <table:table-cell table:style-name="ce263" table:formula="of:=[.C23]*[.$K32]" office:value-type="float" office:value="30.6476671952243" calcext:value-type="float">
            <text:p>31</text:p>
          </table:table-cell>
          <table:table-cell table:style-name="ce263" table:formula="of:=[.D23]*[.$K32]" office:value-type="float" office:value="41.1360022385971" calcext:value-type="float">
            <text:p>41</text:p>
          </table:table-cell>
          <table:table-cell table:style-name="ce263" table:formula="of:=[.E23]*[.$K32]" office:value-type="float" office:value="32.3401137953549" calcext:value-type="float">
            <text:p>32</text:p>
          </table:table-cell>
          <table:table-cell table:style-name="ce263" table:formula="of:=[.F23]*[.$K32]" office:value-type="float" office:value="16.4516892080963" calcext:value-type="float">
            <text:p>16</text:p>
          </table:table-cell>
          <table:table-cell table:style-name="ce263" table:formula="of:=[.G23]*[.$K32]" office:value-type="float" office:value="37.107378043093" calcext:value-type="float">
            <text:p>37</text:p>
          </table:table-cell>
          <table:table-cell table:style-name="ce263" table:formula="of:=[.H23]*[.$K32]" office:value-type="float" office:value="54.5299692192892" calcext:value-type="float">
            <text:p>55</text:p>
          </table:table-cell>
          <table:table-cell table:style-name="ce263" table:formula="of:=[.I23]*[.$K32]" office:value-type="float" office:value="48.9530305008861" calcext:value-type="float">
            <text:p>49</text:p>
          </table:table-cell>
          <table:table-cell table:style-name="ce263" table:formula="of:=SUM([.B32:.I32])" office:value-type="float" office:value="316" calcext:value-type="float">
            <text:p>316</text:p>
          </table:table-cell>
          <table:table-cell table:style-name="ce77" office:value-type="float" office:value="316" calcext:value-type="float">
            <text:p>316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63" table:formula="of:=[.B24]*[.$K33]" office:value-type="float" office:value="51.6713860647328" calcext:value-type="float">
            <text:p>52</text:p>
          </table:table-cell>
          <table:table-cell table:style-name="ce263" table:formula="of:=[.C24]*[.$K33]" office:value-type="float" office:value="41.9153390541927" calcext:value-type="float">
            <text:p>42</text:p>
          </table:table-cell>
          <table:table-cell table:style-name="ce263" table:formula="of:=[.D24]*[.$K33]" office:value-type="float" office:value="18.7373183471691" calcext:value-type="float">
            <text:p>19</text:p>
          </table:table-cell>
          <table:table-cell table:style-name="ce263" table:formula="of:=[.E24]*[.$K33]" office:value-type="float" office:value="11.3053493144296" calcext:value-type="float">
            <text:p>11</text:p>
          </table:table-cell>
          <table:table-cell table:style-name="ce263" table:formula="of:=[.F24]*[.$K33]" office:value-type="float" office:value="27.2506361346889" calcext:value-type="float">
            <text:p>27</text:p>
          </table:table-cell>
          <table:table-cell table:style-name="ce263" table:formula="of:=[.G24]*[.$K33]" office:value-type="float" office:value="39.363385878183" calcext:value-type="float">
            <text:p>39</text:p>
          </table:table-cell>
          <table:table-cell table:style-name="ce263" table:formula="of:=[.H24]*[.$K33]" office:value-type="float" office:value="38.0643727264248" calcext:value-type="float">
            <text:p>38</text:p>
          </table:table-cell>
          <table:table-cell table:style-name="ce263" table:formula="of:=[.I24]*[.$K33]" office:value-type="float" office:value="38.6922124801791" calcext:value-type="float">
            <text:p>39</text:p>
          </table:table-cell>
          <table:table-cell table:style-name="ce263" table:formula="of:=SUM([.B33:.I33])" office:value-type="float" office:value="267" calcext:value-type="float">
            <text:p>267</text:p>
          </table:table-cell>
          <table:table-cell table:style-name="ce77" office:value-type="float" office:value="267" calcext:value-type="float">
            <text:p>267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63" table:formula="of:=SUM([.B34:.I34])" office:value-type="float" office:value="9833" calcext:value-type="float">
            <text:p>9833</text:p>
          </table:table-cell>
          <table:table-cell table:style-name="ce263" table:formula="of:=SUM([.B27:.B33])" office:value-type="float" office:value="2085.4590980319" calcext:value-type="float">
            <text:p>2085</text:p>
          </table:table-cell>
          <table:table-cell table:style-name="ce263" table:formula="of:=SUM([.C27:.C33])" office:value-type="float" office:value="1203.64617572988" calcext:value-type="float">
            <text:p>1204</text:p>
          </table:table-cell>
          <table:table-cell table:style-name="ce263" table:formula="of:=SUM([.D27:.D33])" office:value-type="float" office:value="1094.67262662065" calcext:value-type="float">
            <text:p>1095</text:p>
          </table:table-cell>
          <table:table-cell table:style-name="ce263" table:formula="of:=SUM([.E27:.E33])" office:value-type="float" office:value="673.240186549762" calcext:value-type="float">
            <text:p>673</text:p>
          </table:table-cell>
          <table:table-cell table:style-name="ce263" table:formula="of:=SUM([.F27:.F33])" office:value-type="float" office:value="783.098670832945" calcext:value-type="float">
            <text:p>783</text:p>
          </table:table-cell>
          <table:table-cell table:style-name="ce263" table:formula="of:=SUM([.G27:.G33])" office:value-type="float" office:value="1747.71357056245" calcext:value-type="float">
            <text:p>1748</text:p>
          </table:table-cell>
          <table:table-cell table:style-name="ce263" table:formula="of:=SUM([.H27:.H33])" office:value-type="float" office:value="1389.10388396605" calcext:value-type="float">
            <text:p>1389</text:p>
          </table:table-cell>
          <table:table-cell table:style-name="ce263" table:formula="of:=SUM([.I27:.I33])" office:value-type="float" office:value="856.065787706371" calcext:value-type="float">
            <text:p>856</text:p>
          </table:table-cell>
          <table:table-cell table:style-name="ce263" table:formula="of:=SUM([.J27:.J33])" office:value-type="float" office:value="9833" calcext:value-type="float">
            <text:p>9833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00" office:value-type="string" calcext:value-type="string">
            <text:p>PROSENTIT 1/2 ÄÄNET</text:p>
          </table:table-cell>
          <table:table-cell table:style-name="ce84" office:value-type="string" calcext:value-type="string">
            <text:p>SKA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LP</text:p>
          </table:table-cell>
          <table:table-cell table:style-name="ce84" office:value-type="string" calcext:value-type="string">
            <text:p>MKA</text:p>
          </table:table-cell>
          <table:table-cell table:style-name="ce84" office:value-type="string" calcext:value-type="string">
            <text:p>KRDL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IR</text:p>
          </table:table-cell>
          <table:table-cell table:style-name="ce84" office:value-type="string" calcext:value-type="string">
            <text:p>Yht.</text:p>
          </table:table-cell>
          <table:table-cell table:style-name="ce77"/>
          <table:table-cell table:style-name="ce77" office:value-type="string" calcext:value-type="string">
            <text:p>Muutosprosentit</text:p>
          </table:table-cell>
          <table:table-cell table:style-name="ce77" office:value-type="string" calcext:value-type="string">
            <text:p>SPP</text:p>
          </table:table-cell>
          <table:table-cell table:style-name="ce77" office:value-type="string" calcext:value-type="string">
            <text:p>DEM</text:p>
          </table:table-cell>
          <table:table-cell table:style-name="ce77" office:value-type="string" calcext:value-type="string">
            <text:p>NAT</text:p>
          </table:table-cell>
          <table:table-cell table:style-name="ce77" office:value-type="string" calcext:value-type="string">
            <text:p>CEN</text:p>
          </table:table-cell>
          <table:table-cell table:style-name="ce77" office:value-type="string" calcext:value-type="string">
            <text:p>CDLU</text:p>
          </table:table-cell>
          <table:table-cell table:style-name="ce77" office:value-type="string" calcext:value-type="string">
            <text:p>LIB</text:p>
          </table:table-cell>
          <table:table-cell table:style-name="ce77" office:value-type="string" calcext:value-type="string">
            <text:p>FDP</text:p>
          </table:table-cell>
          <table:table-cell table:style-name="ce77" office:value-type="string" calcext:value-type="string">
            <text:p>PF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enmaa</text:p>
          </table:table-cell>
          <table:table-cell table:style-name="ce308" table:formula="of:=SUM([.B$2];[.M36])" office:value-type="percentage" office:value="0.213525790504617" calcext:value-type="percentage">
            <text:p>21%</text:p>
          </table:table-cell>
          <table:table-cell table:style-name="ce308" table:formula="of:=SUM([.C$2];[.N36])" office:value-type="percentage" office:value="0.076986288592482" calcext:value-type="percentage">
            <text:p>8%</text:p>
          </table:table-cell>
          <table:table-cell table:style-name="ce308" table:formula="of:=SUM([.D$2];[.O36])" office:value-type="percentage" office:value="0.0801772222740416" calcext:value-type="percentage">
            <text:p>8%</text:p>
          </table:table-cell>
          <table:table-cell table:style-name="ce308" table:formula="of:=SUM([.E$2];[.P36])" office:value-type="percentage" office:value="0.0823421322637814" calcext:value-type="percentage">
            <text:p>8%</text:p>
          </table:table-cell>
          <table:table-cell table:style-name="ce308" table:formula="of:=SUM([.F$2];[.Q36])" office:value-type="percentage" office:value="0.112062307620558" calcext:value-type="percentage">
            <text:p>11%</text:p>
          </table:table-cell>
          <table:table-cell table:style-name="ce308" table:formula="of:=SUM([.G$2];[.R36])" office:value-type="percentage" office:value="0.207428411528775" calcext:value-type="percentage">
            <text:p>21%</text:p>
          </table:table-cell>
          <table:table-cell table:style-name="ce308" table:formula="of:=SUM([.H$2];[.S36])" office:value-type="percentage" office:value="0.152563193731928" calcext:value-type="percentage">
            <text:p>15%</text:p>
          </table:table-cell>
          <table:table-cell table:style-name="ce308" table:formula="of:=SUM([.I$2];[.T36])" office:value-type="percentage" office:value="0.0749146534838168" calcext:value-type="percentage">
            <text:p>7%</text:p>
          </table:table-cell>
          <table:table-cell table:style-name="ce308" table:formula="of:=SUM([.B36:.I36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Uussaarenmaa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308" table:formula="of:=SUM([.B$2];[.M37])" office:value-type="percentage" office:value="0.163525790504617" calcext:value-type="percentage">
            <text:p>16%</text:p>
          </table:table-cell>
          <table:table-cell table:style-name="ce308" table:formula="of:=SUM([.C$2];[.N37])" office:value-type="percentage" office:value="0.076986288592482" calcext:value-type="percentage">
            <text:p>8%</text:p>
          </table:table-cell>
          <table:table-cell table:style-name="ce308" table:formula="of:=SUM([.D$2];[.O37])" office:value-type="percentage" office:value="0.130177222274042" calcext:value-type="percentage">
            <text:p>13%</text:p>
          </table:table-cell>
          <table:table-cell table:style-name="ce308" table:formula="of:=SUM([.E$2];[.P37])" office:value-type="percentage" office:value="0.112342132263781" calcext:value-type="percentage">
            <text:p>11%</text:p>
          </table:table-cell>
          <table:table-cell table:style-name="ce308" table:formula="of:=SUM([.F$2];[.Q37])" office:value-type="percentage" office:value="0.142062307620558" calcext:value-type="percentage">
            <text:p>14%</text:p>
          </table:table-cell>
          <table:table-cell table:style-name="ce308" table:formula="of:=SUM([.G$2];[.R37])" office:value-type="percentage" office:value="0.157428411528775" calcext:value-type="percentage">
            <text:p>16%</text:p>
          </table:table-cell>
          <table:table-cell table:style-name="ce308" table:formula="of:=SUM([.H$2];[.S37])" office:value-type="percentage" office:value="0.102563193731928" calcext:value-type="percentage">
            <text:p>10%</text:p>
          </table:table-cell>
          <table:table-cell table:style-name="ce308" table:formula="of:=SUM([.I$2];[.T37])" office:value-type="percentage" office:value="0.114914653483817" calcext:value-type="percentage">
            <text:p>11%</text:p>
          </table:table-cell>
          <table:table-cell table:style-name="ce308" table:formula="of:=SUM([.B37:.I37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irranmaa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308" table:formula="of:=SUM([.B$2];[.M38])" office:value-type="percentage" office:value="0.153525790504617" calcext:value-type="percentage">
            <text:p>15%</text:p>
          </table:table-cell>
          <table:table-cell table:style-name="ce308" table:formula="of:=SUM([.C$2];[.N38])" office:value-type="percentage" office:value="0.156986288592482" calcext:value-type="percentage">
            <text:p>16%</text:p>
          </table:table-cell>
          <table:table-cell table:style-name="ce308" table:formula="of:=SUM([.D$2];[.O38])" office:value-type="percentage" office:value="0.140177222274042" calcext:value-type="percentage">
            <text:p>14%</text:p>
          </table:table-cell>
          <table:table-cell table:style-name="ce308" table:formula="of:=SUM([.E$2];[.P38])" office:value-type="percentage" office:value="0.0923421322637814" calcext:value-type="percentage">
            <text:p>9%</text:p>
          </table:table-cell>
          <table:table-cell table:style-name="ce308" table:formula="of:=SUM([.F$2];[.Q38])" office:value-type="percentage" office:value="0.0820623076205578" calcext:value-type="percentage">
            <text:p>8%</text:p>
          </table:table-cell>
          <table:table-cell table:style-name="ce308" table:formula="of:=SUM([.G$2];[.R38])" office:value-type="percentage" office:value="0.137428411528775" calcext:value-type="percentage">
            <text:p>14%</text:p>
          </table:table-cell>
          <table:table-cell table:style-name="ce308" table:formula="of:=SUM([.H$2];[.S38])" office:value-type="percentage" office:value="0.102563193731928" calcext:value-type="percentage">
            <text:p>10%</text:p>
          </table:table-cell>
          <table:table-cell table:style-name="ce308" table:formula="of:=SUM([.I$2];[.T38])" office:value-type="percentage" office:value="0.134914653483817" calcext:value-type="percentage">
            <text:p>13%</text:p>
          </table:table-cell>
          <table:table-cell table:style-name="ce308" table:formula="of:=SUM([.B38:.I38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ahamaa</text:p>
          </table:table-cell>
          <table:table-cell table:style-name="ce77" office:value-type="float" office:value="-0.05" calcext:value-type="float">
            <text:p>-0.05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308" table:formula="of:=SUM([.B$2];[.M39])" office:value-type="percentage" office:value="0.193525790504617" calcext:value-type="percentage">
            <text:p>19%</text:p>
          </table:table-cell>
          <table:table-cell table:style-name="ce308" table:formula="of:=SUM([.C$2];[.N39])" office:value-type="percentage" office:value="0.156986288592482" calcext:value-type="percentage">
            <text:p>16%</text:p>
          </table:table-cell>
          <table:table-cell table:style-name="ce308" table:formula="of:=SUM([.D$2];[.O39])" office:value-type="percentage" office:value="0.0801772222740416" calcext:value-type="percentage">
            <text:p>8%</text:p>
          </table:table-cell>
          <table:table-cell table:style-name="ce308" table:formula="of:=SUM([.E$2];[.P39])" office:value-type="percentage" office:value="0.102342132263781" calcext:value-type="percentage">
            <text:p>10%</text:p>
          </table:table-cell>
          <table:table-cell table:style-name="ce308" table:formula="of:=SUM([.F$2];[.Q39])" office:value-type="percentage" office:value="0.0620623076205578" calcext:value-type="percentage">
            <text:p>6%</text:p>
          </table:table-cell>
          <table:table-cell table:style-name="ce308" table:formula="of:=SUM([.G$2];[.R39])" office:value-type="percentage" office:value="0.207428411528775" calcext:value-type="percentage">
            <text:p>21%</text:p>
          </table:table-cell>
          <table:table-cell table:style-name="ce308" table:formula="of:=SUM([.H$2];[.S39])" office:value-type="percentage" office:value="0.082563193731928" calcext:value-type="percentage">
            <text:p>8%</text:p>
          </table:table-cell>
          <table:table-cell table:style-name="ce308" table:formula="of:=SUM([.I$2];[.T39])" office:value-type="percentage" office:value="0.114914653483817" calcext:value-type="percentage">
            <text:p>11%</text:p>
          </table:table-cell>
          <table:table-cell table:style-name="ce308" table:formula="of:=SUM([.B39:.I39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entelänlaakso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308" table:formula="of:=SUM([.B$2];[.M40])" office:value-type="percentage" office:value="0.213525790504617" calcext:value-type="percentage">
            <text:p>21%</text:p>
          </table:table-cell>
          <table:table-cell table:style-name="ce308" table:formula="of:=SUM([.C$2];[.N40])" office:value-type="percentage" office:value="0.086986288592482" calcext:value-type="percentage">
            <text:p>9%</text:p>
          </table:table-cell>
          <table:table-cell table:style-name="ce308" table:formula="of:=SUM([.D$2];[.O40])" office:value-type="percentage" office:value="0.150177222274042" calcext:value-type="percentage">
            <text:p>15%</text:p>
          </table:table-cell>
          <table:table-cell table:style-name="ce308" table:formula="of:=SUM([.E$2];[.P40])" office:value-type="percentage" office:value="0.132342132263781" calcext:value-type="percentage">
            <text:p>13%</text:p>
          </table:table-cell>
          <table:table-cell table:style-name="ce308" table:formula="of:=SUM([.F$2];[.Q40])" office:value-type="percentage" office:value="0.0520623076205578" calcext:value-type="percentage">
            <text:p>5%</text:p>
          </table:table-cell>
          <table:table-cell table:style-name="ce308" table:formula="of:=SUM([.G$2];[.R40])" office:value-type="percentage" office:value="0.167428411528775" calcext:value-type="percentage">
            <text:p>17%</text:p>
          </table:table-cell>
          <table:table-cell table:style-name="ce308" table:formula="of:=SUM([.H$2];[.S40])" office:value-type="percentage" office:value="0.112563193731928" calcext:value-type="percentage">
            <text:p>11%</text:p>
          </table:table-cell>
          <table:table-cell table:style-name="ce308" table:formula="of:=SUM([.I$2];[.T40])" office:value-type="percentage" office:value="0.0849146534838168" calcext:value-type="percentage">
            <text:p>8%</text:p>
          </table:table-cell>
          <table:table-cell table:style-name="ce308" table:formula="of:=SUM([.B40:.I40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anhasaarenmaa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308" table:formula="of:=SUM([.B$2];[.M41])" office:value-type="percentage" office:value="0.223525790504617" calcext:value-type="percentage">
            <text:p>22%</text:p>
          </table:table-cell>
          <table:table-cell table:style-name="ce308" table:formula="of:=SUM([.C$2];[.N41])" office:value-type="percentage" office:value="0.116986288592482" calcext:value-type="percentage">
            <text:p>12%</text:p>
          </table:table-cell>
          <table:table-cell table:style-name="ce308" table:formula="of:=SUM([.D$2];[.O41])" office:value-type="percentage" office:value="0.0501772222740416" calcext:value-type="percentage">
            <text:p>5%</text:p>
          </table:table-cell>
          <table:table-cell table:style-name="ce308" table:formula="of:=SUM([.E$2];[.P41])" office:value-type="percentage" office:value="0.142342132263781" calcext:value-type="percentage">
            <text:p>14%</text:p>
          </table:table-cell>
          <table:table-cell table:style-name="ce308" table:formula="of:=SUM([.F$2];[.Q41])" office:value-type="percentage" office:value="0.0720623076205578" calcext:value-type="percentage">
            <text:p>7%</text:p>
          </table:table-cell>
          <table:table-cell table:style-name="ce308" table:formula="of:=SUM([.G$2];[.R41])" office:value-type="percentage" office:value="0.207428411528775" calcext:value-type="percentage">
            <text:p>21%</text:p>
          </table:table-cell>
          <table:table-cell table:style-name="ce308" table:formula="of:=SUM([.H$2];[.S41])" office:value-type="percentage" office:value="0.082563193731928" calcext:value-type="percentage">
            <text:p>8%</text:p>
          </table:table-cell>
          <table:table-cell table:style-name="ce308" table:formula="of:=SUM([.I$2];[.T41])" office:value-type="percentage" office:value="0.104914653483817" calcext:value-type="percentage">
            <text:p>10%</text:p>
          </table:table-cell>
          <table:table-cell table:style-name="ce308" table:formula="of:=SUM([.B41:.I41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Aurmaa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-0.05" calcext:value-type="float">
            <text:p>-0.05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308" table:formula="of:=SUM([.B$2];[.M42])" office:value-type="percentage" office:value="0.193525790504617" calcext:value-type="percentage">
            <text:p>19%</text:p>
          </table:table-cell>
          <table:table-cell table:style-name="ce308" table:formula="of:=SUM([.C$2];[.N42])" office:value-type="percentage" office:value="0.086986288592482" calcext:value-type="percentage">
            <text:p>9%</text:p>
          </table:table-cell>
          <table:table-cell table:style-name="ce308" table:formula="of:=SUM([.D$2];[.O42])" office:value-type="percentage" office:value="0.130177222274042" calcext:value-type="percentage">
            <text:p>13%</text:p>
          </table:table-cell>
          <table:table-cell table:style-name="ce308" table:formula="of:=SUM([.E$2];[.P42])" office:value-type="percentage" office:value="0.142342132263781" calcext:value-type="percentage">
            <text:p>14%</text:p>
          </table:table-cell>
          <table:table-cell table:style-name="ce308" table:formula="of:=SUM([.F$2];[.Q42])" office:value-type="percentage" office:value="0.0920623076205578" calcext:value-type="percentage">
            <text:p>9%</text:p>
          </table:table-cell>
          <table:table-cell table:style-name="ce308" table:formula="of:=SUM([.G$2];[.R42])" office:value-type="percentage" office:value="0.127428411528775" calcext:value-type="percentage">
            <text:p>13%</text:p>
          </table:table-cell>
          <table:table-cell table:style-name="ce308" table:formula="of:=SUM([.H$2];[.S42])" office:value-type="percentage" office:value="0.092563193731928" calcext:value-type="percentage">
            <text:p>9%</text:p>
          </table:table-cell>
          <table:table-cell table:style-name="ce308" table:formula="of:=SUM([.I$2];[.T42])" office:value-type="percentage" office:value="0.134914653483817" calcext:value-type="percentage">
            <text:p>13%</text:p>
          </table:table-cell>
          <table:table-cell table:style-name="ce308" table:formula="of:=SUM([.B42:.I42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Ristilaakso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7" table:number-columns-repeated="10"/>
          <table:table-cell table:style-name="ce263" table:number-columns-repeated="2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00" office:value-type="string" calcext:value-type="string">
            <text:p>1/2 ÄÄNET</text:p>
          </table:table-cell>
          <table:table-cell table:style-name="ce84" office:value-type="string" calcext:value-type="string">
            <text:p>SKA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LP</text:p>
          </table:table-cell>
          <table:table-cell table:style-name="ce84" office:value-type="string" calcext:value-type="string">
            <text:p>MKA</text:p>
          </table:table-cell>
          <table:table-cell table:style-name="ce84" office:value-type="string" calcext:value-type="string">
            <text:p>KRDL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IR</text:p>
          </table:table-cell>
          <table:table-cell table:style-name="ce84" office:value-type="string" calcext:value-type="string">
            <text:p>Yht.</text:p>
          </table:table-cell>
          <table:table-cell table:style-name="ce263" table:number-columns-repeated="2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enmaa</text:p>
          </table:table-cell>
          <table:table-cell table:style-name="ce263" table:formula="of:=([.B36]*[.$K45])/2" office:value-type="float" office:value="396.624155862326" calcext:value-type="float">
            <text:p>397</text:p>
          </table:table-cell>
          <table:table-cell table:style-name="ce263" table:formula="of:=([.C36]*[.$K45])/2" office:value-type="float" office:value="143.002031060535" calcext:value-type="float">
            <text:p>143</text:p>
          </table:table-cell>
          <table:table-cell table:style-name="ce263" table:formula="of:=([.D36]*[.$K45])/2" office:value-type="float" office:value="148.929190374032" calcext:value-type="float">
            <text:p>149</text:p>
          </table:table-cell>
          <table:table-cell table:style-name="ce263" table:formula="of:=([.E36]*[.$K45])/2" office:value-type="float" office:value="152.950510679974" calcext:value-type="float">
            <text:p>153</text:p>
          </table:table-cell>
          <table:table-cell table:style-name="ce263" table:formula="of:=([.F36]*[.$K45])/2" office:value-type="float" office:value="208.155736405186" calcext:value-type="float">
            <text:p>208</text:p>
          </table:table-cell>
          <table:table-cell table:style-name="ce263" table:formula="of:=([.G36]*[.$K45])/2" office:value-type="float" office:value="385.2982744147" calcext:value-type="float">
            <text:p>385</text:p>
          </table:table-cell>
          <table:table-cell table:style-name="ce263" table:formula="of:=([.H36]*[.$K45])/2" office:value-type="float" office:value="283.386132357056" calcext:value-type="float">
            <text:p>283</text:p>
          </table:table-cell>
          <table:table-cell table:style-name="ce263" table:formula="of:=([.I36]*[.$K45])/2" office:value-type="float" office:value="139.15396884619" calcext:value-type="float">
            <text:p>139</text:p>
          </table:table-cell>
          <table:table-cell table:style-name="ce263" table:formula="of:=SUM([.B45:.I45])" office:value-type="float" office:value="1857.5" calcext:value-type="float">
            <text:p>1858</text:p>
          </table:table-cell>
          <table:table-cell table:style-name="ce263" office:value-type="float" office:value="3715" calcext:value-type="float">
            <text:p>3715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263" table:formula="of:=([.B37]*[.$K46])/2" office:value-type="float" office:value="201.463773901688" calcext:value-type="float">
            <text:p>201</text:p>
          </table:table-cell>
          <table:table-cell table:style-name="ce263" table:formula="of:=([.C37]*[.$K46])/2" office:value-type="float" office:value="94.8471075459379" calcext:value-type="float">
            <text:p>95</text:p>
          </table:table-cell>
          <table:table-cell table:style-name="ce263" table:formula="of:=([.D37]*[.$K46])/2" office:value-type="float" office:value="160.378337841619" calcext:value-type="float">
            <text:p>160</text:p>
          </table:table-cell>
          <table:table-cell table:style-name="ce263" table:formula="of:=([.E37]*[.$K46])/2" office:value-type="float" office:value="138.405506948979" calcext:value-type="float">
            <text:p>138</text:p>
          </table:table-cell>
          <table:table-cell table:style-name="ce263" table:formula="of:=([.F37]*[.$K46])/2" office:value-type="float" office:value="175.020762988527" calcext:value-type="float">
            <text:p>175</text:p>
          </table:table-cell>
          <table:table-cell table:style-name="ce263" table:formula="of:=([.G37]*[.$K46])/2" office:value-type="float" office:value="193.951803003451" calcext:value-type="float">
            <text:p>194</text:p>
          </table:table-cell>
          <table:table-cell table:style-name="ce263" table:formula="of:=([.H37]*[.$K46])/2" office:value-type="float" office:value="126.357854677735" calcext:value-type="float">
            <text:p>126</text:p>
          </table:table-cell>
          <table:table-cell table:style-name="ce263" table:formula="of:=([.I37]*[.$K46])/2" office:value-type="float" office:value="141.574853092062" calcext:value-type="float">
            <text:p>142</text:p>
          </table:table-cell>
          <table:table-cell table:style-name="ce263" table:formula="of:=SUM([.B46:.I46])" office:value-type="float" office:value="1232" calcext:value-type="float">
            <text:p>1232</text:p>
          </table:table-cell>
          <table:table-cell table:style-name="ce263" office:value-type="float" office:value="2464" calcext:value-type="float">
            <text:p>2464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263" table:formula="of:=([.B38]*[.$K47])/2" office:value-type="float" office:value="111.766775487361" calcext:value-type="float">
            <text:p>112</text:p>
          </table:table-cell>
          <table:table-cell table:style-name="ce263" table:formula="of:=([.C38]*[.$K47])/2" office:value-type="float" office:value="114.286018095327" calcext:value-type="float">
            <text:p>114</text:p>
          </table:table-cell>
          <table:table-cell table:style-name="ce263" table:formula="of:=([.D38]*[.$K47])/2" office:value-type="float" office:value="102.049017815502" calcext:value-type="float">
            <text:p>102</text:p>
          </table:table-cell>
          <table:table-cell table:style-name="ce263" table:formula="of:=([.E38]*[.$K47])/2" office:value-type="float" office:value="67.2250722880328" calcext:value-type="float">
            <text:p>67</text:p>
          </table:table-cell>
          <table:table-cell table:style-name="ce263" table:formula="of:=([.F38]*[.$K47])/2" office:value-type="float" office:value="59.7413599477661" calcext:value-type="float">
            <text:p>60</text:p>
          </table:table-cell>
          <table:table-cell table:style-name="ce263" table:formula="of:=([.G38]*[.$K47])/2" office:value-type="float" office:value="100.047883592948" calcext:value-type="float">
            <text:p>100</text:p>
          </table:table-cell>
          <table:table-cell table:style-name="ce263" table:formula="of:=([.H38]*[.$K47])/2" office:value-type="float" office:value="74.6660050368436" calcext:value-type="float">
            <text:p>75</text:p>
          </table:table-cell>
          <table:table-cell table:style-name="ce263" table:formula="of:=([.I38]*[.$K47])/2" office:value-type="float" office:value="98.2178677362186" calcext:value-type="float">
            <text:p>98</text:p>
          </table:table-cell>
          <table:table-cell table:style-name="ce263" table:formula="of:=SUM([.B47:.I47])" office:value-type="float" office:value="728" calcext:value-type="float">
            <text:p>728</text:p>
          </table:table-cell>
          <table:table-cell table:style-name="ce263" office:value-type="float" office:value="1456" calcext:value-type="float">
            <text:p>1456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table:formula="of:=([.B39]*[.$K48])/2" office:value-type="float" office:value="118.824835369835" calcext:value-type="float">
            <text:p>119</text:p>
          </table:table-cell>
          <table:table-cell table:style-name="ce263" table:formula="of:=([.C39]*[.$K48])/2" office:value-type="float" office:value="96.389581195784" calcext:value-type="float">
            <text:p>96</text:p>
          </table:table-cell>
          <table:table-cell table:style-name="ce263" table:formula="of:=([.D39]*[.$K48])/2" office:value-type="float" office:value="49.2288144762615" calcext:value-type="float">
            <text:p>49</text:p>
          </table:table-cell>
          <table:table-cell table:style-name="ce263" table:formula="of:=([.E39]*[.$K48])/2" office:value-type="float" office:value="62.8380692099618" calcext:value-type="float">
            <text:p>63</text:p>
          </table:table-cell>
          <table:table-cell table:style-name="ce263" table:formula="of:=([.F39]*[.$K48])/2" office:value-type="float" office:value="38.1062568790225" calcext:value-type="float">
            <text:p>38</text:p>
          </table:table-cell>
          <table:table-cell table:style-name="ce263" table:formula="of:=([.G39]*[.$K48])/2" office:value-type="float" office:value="127.361044678668" calcext:value-type="float">
            <text:p>127</text:p>
          </table:table-cell>
          <table:table-cell table:style-name="ce263" table:formula="of:=([.H39]*[.$K48])/2" office:value-type="float" office:value="50.6938009514038" calcext:value-type="float">
            <text:p>51</text:p>
          </table:table-cell>
          <table:table-cell table:style-name="ce263" table:formula="of:=([.I39]*[.$K48])/2" office:value-type="float" office:value="70.5575972390635" calcext:value-type="float">
            <text:p>71</text:p>
          </table:table-cell>
          <table:table-cell table:style-name="ce263" table:formula="of:=SUM([.B48:.I48])" office:value-type="float" office:value="614" calcext:value-type="float">
            <text:p>614</text:p>
          </table:table-cell>
          <table:table-cell table:style-name="ce263" office:value-type="float" office:value="1228" calcext:value-type="float">
            <text:p>1228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 table:formula="of:=([.B40]*[.$K49])/2" office:value-type="float" office:value="41.3172404626434" calcext:value-type="float">
            <text:p>41</text:p>
          </table:table-cell>
          <table:table-cell table:style-name="ce263" table:formula="of:=([.C40]*[.$K49])/2" office:value-type="float" office:value="16.8318468426453" calcext:value-type="float">
            <text:p>17</text:p>
          </table:table-cell>
          <table:table-cell table:style-name="ce263" table:formula="of:=([.D40]*[.$K49])/2" office:value-type="float" office:value="29.0592925100271" calcext:value-type="float">
            <text:p>29</text:p>
          </table:table-cell>
          <table:table-cell table:style-name="ce263" table:formula="of:=([.E40]*[.$K49])/2" office:value-type="float" office:value="25.6082025930417" calcext:value-type="float">
            <text:p>26</text:p>
          </table:table-cell>
          <table:table-cell table:style-name="ce263" table:formula="of:=([.F40]*[.$K49])/2" office:value-type="float" office:value="10.0740565245779" calcext:value-type="float">
            <text:p>10</text:p>
          </table:table-cell>
          <table:table-cell table:style-name="ce263" table:formula="of:=([.G40]*[.$K49])/2" office:value-type="float" office:value="32.397397630818" calcext:value-type="float">
            <text:p>32</text:p>
          </table:table-cell>
          <table:table-cell table:style-name="ce263" table:formula="of:=([.H40]*[.$K49])/2" office:value-type="float" office:value="21.7809779871281" calcext:value-type="float">
            <text:p>22</text:p>
          </table:table-cell>
          <table:table-cell table:style-name="ce263" table:formula="of:=([.I40]*[.$K49])/2" office:value-type="float" office:value="16.4309854491186" calcext:value-type="float">
            <text:p>16</text:p>
          </table:table-cell>
          <table:table-cell table:style-name="ce263" table:formula="of:=SUM([.B49:.I49])" office:value-type="float" office:value="193.5" calcext:value-type="float">
            <text:p>194</text:p>
          </table:table-cell>
          <table:table-cell table:style-name="ce263" office:value-type="float" office:value="387" calcext:value-type="float">
            <text:p>387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63" table:formula="of:=([.B41]*[.$K50])/2" office:value-type="float" office:value="35.3170748997295" calcext:value-type="float">
            <text:p>35</text:p>
          </table:table-cell>
          <table:table-cell table:style-name="ce263" table:formula="of:=([.C41]*[.$K50])/2" office:value-type="float" office:value="18.4838335976122" calcext:value-type="float">
            <text:p>18</text:p>
          </table:table-cell>
          <table:table-cell table:style-name="ce263" table:formula="of:=([.D41]*[.$K50])/2" office:value-type="float" office:value="7.92800111929857" calcext:value-type="float">
            <text:p>8</text:p>
          </table:table-cell>
          <table:table-cell table:style-name="ce263" table:formula="of:=([.E41]*[.$K50])/2" office:value-type="float" office:value="22.4900568976774" calcext:value-type="float">
            <text:p>22</text:p>
          </table:table-cell>
          <table:table-cell table:style-name="ce263" table:formula="of:=([.F41]*[.$K50])/2" office:value-type="float" office:value="11.3858446040481" calcext:value-type="float">
            <text:p>11</text:p>
          </table:table-cell>
          <table:table-cell table:style-name="ce263" table:formula="of:=([.G41]*[.$K50])/2" office:value-type="float" office:value="32.7736890215465" calcext:value-type="float">
            <text:p>33</text:p>
          </table:table-cell>
          <table:table-cell table:style-name="ce263" table:formula="of:=([.H41]*[.$K50])/2" office:value-type="float" office:value="13.0449846096446" calcext:value-type="float">
            <text:p>13</text:p>
          </table:table-cell>
          <table:table-cell table:style-name="ce263" table:formula="of:=([.I41]*[.$K50])/2" office:value-type="float" office:value="16.5765152504431" calcext:value-type="float">
            <text:p>17</text:p>
          </table:table-cell>
          <table:table-cell table:style-name="ce263" table:formula="of:=SUM([.B50:.I50])" office:value-type="float" office:value="158" calcext:value-type="float">
            <text:p>158</text:p>
          </table:table-cell>
          <table:table-cell table:style-name="ce263" office:value-type="float" office:value="316" calcext:value-type="float">
            <text:p>316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63" table:formula="of:=([.B42]*[.$K51])/2" office:value-type="float" office:value="25.8356930323664" calcext:value-type="float">
            <text:p>26</text:p>
          </table:table-cell>
          <table:table-cell table:style-name="ce263" table:formula="of:=([.C42]*[.$K51])/2" office:value-type="float" office:value="11.6126695270964" calcext:value-type="float">
            <text:p>12</text:p>
          </table:table-cell>
          <table:table-cell table:style-name="ce263" table:formula="of:=([.D42]*[.$K51])/2" office:value-type="float" office:value="17.3786591735846" calcext:value-type="float">
            <text:p>17</text:p>
          </table:table-cell>
          <table:table-cell table:style-name="ce263" table:formula="of:=([.E42]*[.$K51])/2" office:value-type="float" office:value="19.0026746572148" calcext:value-type="float">
            <text:p>19</text:p>
          </table:table-cell>
          <table:table-cell table:style-name="ce263" table:formula="of:=([.F42]*[.$K51])/2" office:value-type="float" office:value="12.2903180673445" calcext:value-type="float">
            <text:p>12</text:p>
          </table:table-cell>
          <table:table-cell table:style-name="ce263" table:formula="of:=([.G42]*[.$K51])/2" office:value-type="float" office:value="17.0116929390915" calcext:value-type="float">
            <text:p>17</text:p>
          </table:table-cell>
          <table:table-cell table:style-name="ce263" table:formula="of:=([.H42]*[.$K51])/2" office:value-type="float" office:value="12.3571863632124" calcext:value-type="float">
            <text:p>12</text:p>
          </table:table-cell>
          <table:table-cell table:style-name="ce263" table:formula="of:=([.I42]*[.$K51])/2" office:value-type="float" office:value="18.0111062400895" calcext:value-type="float">
            <text:p>18</text:p>
          </table:table-cell>
          <table:table-cell table:style-name="ce263" table:formula="of:=SUM([.B51:.I51])" office:value-type="float" office:value="133.5" calcext:value-type="float">
            <text:p>134</text:p>
          </table:table-cell>
          <table:table-cell table:style-name="ce263" office:value-type="float" office:value="267" calcext:value-type="float">
            <text:p>267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7"/>
          <table:table-cell table:style-name="ce263" table:formula="of:=SUM([.B45:.B51])" office:value-type="float" office:value="931.14954901595" calcext:value-type="float">
            <text:p>931</text:p>
          </table:table-cell>
          <table:table-cell table:style-name="ce263" table:formula="of:=SUM([.C45:.C51])" office:value-type="float" office:value="495.453087864938" calcext:value-type="float">
            <text:p>495</text:p>
          </table:table-cell>
          <table:table-cell table:style-name="ce263" table:formula="of:=SUM([.D45:.D51])" office:value-type="float" office:value="514.951313310326" calcext:value-type="float">
            <text:p>515</text:p>
          </table:table-cell>
          <table:table-cell table:style-name="ce263" table:formula="of:=SUM([.E45:.E51])" office:value-type="float" office:value="488.520093274881" calcext:value-type="float">
            <text:p>489</text:p>
          </table:table-cell>
          <table:table-cell table:style-name="ce263" table:formula="of:=SUM([.F45:.F51])" office:value-type="float" office:value="514.774335416472" calcext:value-type="float">
            <text:p>515</text:p>
          </table:table-cell>
          <table:table-cell table:style-name="ce263" table:formula="of:=SUM([.G45:.G51])" office:value-type="float" office:value="888.841785281224" calcext:value-type="float">
            <text:p>889</text:p>
          </table:table-cell>
          <table:table-cell table:style-name="ce263" table:formula="of:=SUM([.H45:.H51])" office:value-type="float" office:value="582.286941983024" calcext:value-type="float">
            <text:p>582</text:p>
          </table:table-cell>
          <table:table-cell table:style-name="ce263" table:formula="of:=SUM([.I45:.I51])" office:value-type="float" office:value="500.522893853185" calcext:value-type="float">
            <text:p>501</text:p>
          </table:table-cell>
          <table:table-cell table:style-name="ce263" table:formula="of:=SUM([.J45:.J51])" office:value-type="float" office:value="4916.5" calcext:value-type="float">
            <text:p>4917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00" office:value-type="string" calcext:value-type="string">
            <text:p>PROSENTIT 1/3 ÄÄNET</text:p>
          </table:table-cell>
          <table:table-cell table:style-name="ce84" office:value-type="string" calcext:value-type="string">
            <text:p>SKA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LP</text:p>
          </table:table-cell>
          <table:table-cell table:style-name="ce84" office:value-type="string" calcext:value-type="string">
            <text:p>MKA</text:p>
          </table:table-cell>
          <table:table-cell table:style-name="ce84" office:value-type="string" calcext:value-type="string">
            <text:p>KRDL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IR</text:p>
          </table:table-cell>
          <table:table-cell table:style-name="ce84" office:value-type="string" calcext:value-type="string">
            <text:p>Yht.</text:p>
          </table:table-cell>
          <table:table-cell table:style-name="ce77"/>
          <table:table-cell table:style-name="ce77" office:value-type="string" calcext:value-type="string">
            <text:p>Muutosprosentit</text:p>
          </table:table-cell>
          <table:table-cell table:style-name="ce77" office:value-type="string" calcext:value-type="string">
            <text:p>SPP</text:p>
          </table:table-cell>
          <table:table-cell table:style-name="ce77" office:value-type="string" calcext:value-type="string">
            <text:p>DEM</text:p>
          </table:table-cell>
          <table:table-cell table:style-name="ce77" office:value-type="string" calcext:value-type="string">
            <text:p>NAT</text:p>
          </table:table-cell>
          <table:table-cell table:style-name="ce77" office:value-type="string" calcext:value-type="string">
            <text:p>CEN</text:p>
          </table:table-cell>
          <table:table-cell table:style-name="ce77" office:value-type="string" calcext:value-type="string">
            <text:p>CDLU</text:p>
          </table:table-cell>
          <table:table-cell table:style-name="ce77" office:value-type="string" calcext:value-type="string">
            <text:p>LIB</text:p>
          </table:table-cell>
          <table:table-cell table:style-name="ce77" office:value-type="string" calcext:value-type="string">
            <text:p>FDP</text:p>
          </table:table-cell>
          <table:table-cell table:style-name="ce77" office:value-type="string" calcext:value-type="string">
            <text:p>PF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enmaa</text:p>
          </table:table-cell>
          <table:table-cell table:style-name="ce308" table:formula="of:=SUM([.B$2];[.M54])" office:value-type="percentage" office:value="0.233525790504617" calcext:value-type="percentage">
            <text:p>23%</text:p>
          </table:table-cell>
          <table:table-cell table:style-name="ce308" table:formula="of:=SUM([.C$2];[.N54])" office:value-type="percentage" office:value="0.146986288592482" calcext:value-type="percentage">
            <text:p>15%</text:p>
          </table:table-cell>
          <table:table-cell table:style-name="ce308" table:formula="of:=SUM([.D$2];[.O54])" office:value-type="percentage" office:value="0.110177222274042" calcext:value-type="percentage">
            <text:p>11%</text:p>
          </table:table-cell>
          <table:table-cell table:style-name="ce308" table:formula="of:=SUM([.E$2];[.P54])" office:value-type="percentage" office:value="0.0623421322637814" calcext:value-type="percentage">
            <text:p>6%</text:p>
          </table:table-cell>
          <table:table-cell table:style-name="ce308" table:formula="of:=SUM([.F$2];[.Q54])" office:value-type="percentage" office:value="0.112062307620558" calcext:value-type="percentage">
            <text:p>11%</text:p>
          </table:table-cell>
          <table:table-cell table:style-name="ce308" table:formula="of:=SUM([.G$2];[.R54])" office:value-type="percentage" office:value="0.147428411528775" calcext:value-type="percentage">
            <text:p>15%</text:p>
          </table:table-cell>
          <table:table-cell table:style-name="ce308" table:formula="of:=SUM([.H$2];[.S54])" office:value-type="percentage" office:value="0.082563193731928" calcext:value-type="percentage">
            <text:p>8%</text:p>
          </table:table-cell>
          <table:table-cell table:style-name="ce308" table:formula="of:=SUM([.I$2];[.T54])" office:value-type="percentage" office:value="0.104914653483817" calcext:value-type="percentage">
            <text:p>10%</text:p>
          </table:table-cell>
          <table:table-cell table:style-name="ce115" table:formula="of:=SUM([.B54:.I54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Uussaarenmaa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308" table:formula="of:=SUM([.B$2];[.M55])" office:value-type="percentage" office:value="0.253525790504617" calcext:value-type="percentage">
            <text:p>25%</text:p>
          </table:table-cell>
          <table:table-cell table:style-name="ce308" table:formula="of:=SUM([.C$2];[.N55])" office:value-type="percentage" office:value="0.136986288592482" calcext:value-type="percentage">
            <text:p>14%</text:p>
          </table:table-cell>
          <table:table-cell table:style-name="ce308" table:formula="of:=SUM([.D$2];[.O55])" office:value-type="percentage" office:value="0.0601772222740416" calcext:value-type="percentage">
            <text:p>6%</text:p>
          </table:table-cell>
          <table:table-cell table:style-name="ce308" table:formula="of:=SUM([.E$2];[.P55])" office:value-type="percentage" office:value="0.0823421322637814" calcext:value-type="percentage">
            <text:p>8%</text:p>
          </table:table-cell>
          <table:table-cell table:style-name="ce308" table:formula="of:=SUM([.F$2];[.Q55])" office:value-type="percentage" office:value="0.0920623076205578" calcext:value-type="percentage">
            <text:p>9%</text:p>
          </table:table-cell>
          <table:table-cell table:style-name="ce308" table:formula="of:=SUM([.G$2];[.R55])" office:value-type="percentage" office:value="0.187428411528775" calcext:value-type="percentage">
            <text:p>19%</text:p>
          </table:table-cell>
          <table:table-cell table:style-name="ce308" table:formula="of:=SUM([.H$2];[.S55])" office:value-type="percentage" office:value="0.092563193731928" calcext:value-type="percentage">
            <text:p>9%</text:p>
          </table:table-cell>
          <table:table-cell table:style-name="ce308" table:formula="of:=SUM([.I$2];[.T55])" office:value-type="percentage" office:value="0.0949146534838168" calcext:value-type="percentage">
            <text:p>9%</text:p>
          </table:table-cell>
          <table:table-cell table:style-name="ce115" table:formula="of:=SUM([.B55:.I55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Virranmaa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308" table:formula="of:=SUM([.B$2];[.M56])" office:value-type="percentage" office:value="0.163525790504617" calcext:value-type="percentage">
            <text:p>16%</text:p>
          </table:table-cell>
          <table:table-cell table:style-name="ce308" table:formula="of:=SUM([.C$2];[.N56])" office:value-type="percentage" office:value="0.146986288592482" calcext:value-type="percentage">
            <text:p>15%</text:p>
          </table:table-cell>
          <table:table-cell table:style-name="ce308" table:formula="of:=SUM([.D$2];[.O56])" office:value-type="percentage" office:value="0.0701772222740416" calcext:value-type="percentage">
            <text:p>7%</text:p>
          </table:table-cell>
          <table:table-cell table:style-name="ce308" table:formula="of:=SUM([.E$2];[.P56])" office:value-type="percentage" office:value="0.112342132263781" calcext:value-type="percentage">
            <text:p>11%</text:p>
          </table:table-cell>
          <table:table-cell table:style-name="ce308" table:formula="of:=SUM([.F$2];[.Q56])" office:value-type="percentage" office:value="0.0820623076205578" calcext:value-type="percentage">
            <text:p>8%</text:p>
          </table:table-cell>
          <table:table-cell table:style-name="ce308" table:formula="of:=SUM([.G$2];[.R56])" office:value-type="percentage" office:value="0.177428411528775" calcext:value-type="percentage">
            <text:p>18%</text:p>
          </table:table-cell>
          <table:table-cell table:style-name="ce308" table:formula="of:=SUM([.H$2];[.S56])" office:value-type="percentage" office:value="0.102563193731928" calcext:value-type="percentage">
            <text:p>10%</text:p>
          </table:table-cell>
          <table:table-cell table:style-name="ce308" table:formula="of:=SUM([.I$2];[.T56])" office:value-type="percentage" office:value="0.144914653483817" calcext:value-type="percentage">
            <text:p>14%</text:p>
          </table:table-cell>
          <table:table-cell table:style-name="ce115" table:formula="of:=SUM([.B56:.I56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Vahamaa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308" table:formula="of:=SUM([.B$2];[.M57])" office:value-type="percentage" office:value="0.183525790504617" calcext:value-type="percentage">
            <text:p>18%</text:p>
          </table:table-cell>
          <table:table-cell table:style-name="ce308" table:formula="of:=SUM([.C$2];[.N57])" office:value-type="percentage" office:value="0.116986288592482" calcext:value-type="percentage">
            <text:p>12%</text:p>
          </table:table-cell>
          <table:table-cell table:style-name="ce308" table:formula="of:=SUM([.D$2];[.O57])" office:value-type="percentage" office:value="0.100177222274042" calcext:value-type="percentage">
            <text:p>10%</text:p>
          </table:table-cell>
          <table:table-cell table:style-name="ce308" table:formula="of:=SUM([.E$2];[.P57])" office:value-type="percentage" office:value="0.0523421322637814" calcext:value-type="percentage">
            <text:p>5%</text:p>
          </table:table-cell>
          <table:table-cell table:style-name="ce308" table:formula="of:=SUM([.F$2];[.Q57])" office:value-type="percentage" office:value="0.142062307620558" calcext:value-type="percentage">
            <text:p>14%</text:p>
          </table:table-cell>
          <table:table-cell table:style-name="ce308" table:formula="of:=SUM([.G$2];[.R57])" office:value-type="percentage" office:value="0.207428411528775" calcext:value-type="percentage">
            <text:p>21%</text:p>
          </table:table-cell>
          <table:table-cell table:style-name="ce308" table:formula="of:=SUM([.H$2];[.S57])" office:value-type="percentage" office:value="0.112563193731928" calcext:value-type="percentage">
            <text:p>11%</text:p>
          </table:table-cell>
          <table:table-cell table:style-name="ce308" table:formula="of:=SUM([.I$2];[.T57])" office:value-type="percentage" office:value="0.0849146534838168" calcext:value-type="percentage">
            <text:p>8%</text:p>
          </table:table-cell>
          <table:table-cell table:style-name="ce115" table:formula="of:=SUM([.B57:.I57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Ventelänlaakso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308" table:formula="of:=SUM([.B$2];[.M58])" office:value-type="percentage" office:value="0.243525790504617" calcext:value-type="percentage">
            <text:p>24%</text:p>
          </table:table-cell>
          <table:table-cell table:style-name="ce308" table:formula="of:=SUM([.C$2];[.N58])" office:value-type="percentage" office:value="0.116986288592482" calcext:value-type="percentage">
            <text:p>12%</text:p>
          </table:table-cell>
          <table:table-cell table:style-name="ce308" table:formula="of:=SUM([.D$2];[.O58])" office:value-type="percentage" office:value="0.0701772222740416" calcext:value-type="percentage">
            <text:p>7%</text:p>
          </table:table-cell>
          <table:table-cell table:style-name="ce308" table:formula="of:=SUM([.E$2];[.P58])" office:value-type="percentage" office:value="0.0523421322637814" calcext:value-type="percentage">
            <text:p>5%</text:p>
          </table:table-cell>
          <table:table-cell table:style-name="ce308" table:formula="of:=SUM([.F$2];[.Q58])" office:value-type="percentage" office:value="0.142062307620558" calcext:value-type="percentage">
            <text:p>14%</text:p>
          </table:table-cell>
          <table:table-cell table:style-name="ce308" table:formula="of:=SUM([.G$2];[.R58])" office:value-type="percentage" office:value="0.117428411528775" calcext:value-type="percentage">
            <text:p>12%</text:p>
          </table:table-cell>
          <table:table-cell table:style-name="ce308" table:formula="of:=SUM([.H$2];[.S58])" office:value-type="percentage" office:value="0.152563193731928" calcext:value-type="percentage">
            <text:p>15%</text:p>
          </table:table-cell>
          <table:table-cell table:style-name="ce308" table:formula="of:=SUM([.I$2];[.T58])" office:value-type="percentage" office:value="0.104914653483817" calcext:value-type="percentage">
            <text:p>10%</text:p>
          </table:table-cell>
          <table:table-cell table:style-name="ce115" table:formula="of:=SUM([.B58:.I58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Vanhasaarenmaa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-0.05" calcext:value-type="float">
            <text:p>-0.05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308" table:formula="of:=SUM([.B$2];[.M59])" office:value-type="percentage" office:value="0.153525790504617" calcext:value-type="percentage">
            <text:p>15%</text:p>
          </table:table-cell>
          <table:table-cell table:style-name="ce308" table:formula="of:=SUM([.C$2];[.N59])" office:value-type="percentage" office:value="0.156986288592482" calcext:value-type="percentage">
            <text:p>16%</text:p>
          </table:table-cell>
          <table:table-cell table:style-name="ce308" table:formula="of:=SUM([.D$2];[.O59])" office:value-type="percentage" office:value="0.130177222274042" calcext:value-type="percentage">
            <text:p>13%</text:p>
          </table:table-cell>
          <table:table-cell table:style-name="ce308" table:formula="of:=SUM([.E$2];[.P59])" office:value-type="percentage" office:value="0.0623421322637814" calcext:value-type="percentage">
            <text:p>6%</text:p>
          </table:table-cell>
          <table:table-cell table:style-name="ce308" table:formula="of:=SUM([.F$2];[.Q59])" office:value-type="percentage" office:value="0.132062307620558" calcext:value-type="percentage">
            <text:p>13%</text:p>
          </table:table-cell>
          <table:table-cell table:style-name="ce308" table:formula="of:=SUM([.G$2];[.R59])" office:value-type="percentage" office:value="0.147428411528775" calcext:value-type="percentage">
            <text:p>15%</text:p>
          </table:table-cell>
          <table:table-cell table:style-name="ce308" table:formula="of:=SUM([.H$2];[.S59])" office:value-type="percentage" office:value="0.142563193731928" calcext:value-type="percentage">
            <text:p>14%</text:p>
          </table:table-cell>
          <table:table-cell table:style-name="ce308" table:formula="of:=SUM([.I$2];[.T59])" office:value-type="percentage" office:value="0.0749146534838168" calcext:value-type="percentage">
            <text:p>7%</text:p>
          </table:table-cell>
          <table:table-cell table:style-name="ce115" table:formula="of:=SUM([.B59:.I59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Aurmaa</text:p>
          </table:table-cell>
          <table:table-cell table:style-name="ce77" office:value-type="float" office:value="-0.05" calcext:value-type="float">
            <text:p>-0.05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308" table:formula="of:=SUM([.B$2];[.M60])" office:value-type="percentage" office:value="0.203525790504617" calcext:value-type="percentage">
            <text:p>20%</text:p>
          </table:table-cell>
          <table:table-cell table:style-name="ce308" table:formula="of:=SUM([.C$2];[.N60])" office:value-type="percentage" office:value="0.146986288592482" calcext:value-type="percentage">
            <text:p>15%</text:p>
          </table:table-cell>
          <table:table-cell table:style-name="ce308" table:formula="of:=SUM([.D$2];[.O60])" office:value-type="percentage" office:value="0.0701772222740416" calcext:value-type="percentage">
            <text:p>7%</text:p>
          </table:table-cell>
          <table:table-cell table:style-name="ce308" table:formula="of:=SUM([.E$2];[.P60])" office:value-type="percentage" office:value="0.122342132263781" calcext:value-type="percentage">
            <text:p>12%</text:p>
          </table:table-cell>
          <table:table-cell table:style-name="ce308" table:formula="of:=SUM([.F$2];[.Q60])" office:value-type="percentage" office:value="0.112062307620558" calcext:value-type="percentage">
            <text:p>11%</text:p>
          </table:table-cell>
          <table:table-cell table:style-name="ce308" table:formula="of:=SUM([.G$2];[.R60])" office:value-type="percentage" office:value="0.177428411528775" calcext:value-type="percentage">
            <text:p>18%</text:p>
          </table:table-cell>
          <table:table-cell table:style-name="ce308" table:formula="of:=SUM([.H$2];[.S60])" office:value-type="percentage" office:value="0.102563193731928" calcext:value-type="percentage">
            <text:p>10%</text:p>
          </table:table-cell>
          <table:table-cell table:style-name="ce308" table:formula="of:=SUM([.I$2];[.T60])" office:value-type="percentage" office:value="0.0649146534838168" calcext:value-type="percentage">
            <text:p>6%</text:p>
          </table:table-cell>
          <table:table-cell table:style-name="ce115" table:formula="of:=SUM([.B60:.I60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Ristilaakso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-0.05" calcext:value-type="float">
            <text:p>-0.05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332" office:value-type="string" calcext:value-type="string">
            <text:p>1/3 ÄÄNET</text:p>
          </table:table-cell>
          <table:table-cell table:style-name="ce84" office:value-type="string" calcext:value-type="string">
            <text:p>SKA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LP</text:p>
          </table:table-cell>
          <table:table-cell table:style-name="ce84" office:value-type="string" calcext:value-type="string">
            <text:p>MKA</text:p>
          </table:table-cell>
          <table:table-cell table:style-name="ce84" office:value-type="string" calcext:value-type="string">
            <text:p>KRDL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IR</text:p>
          </table:table-cell>
          <table:table-cell table:style-name="ce335" office:value-type="string" calcext:value-type="string">
            <text:p>Yht.</text:p>
          </table:table-cell>
          <table:table-cell table:style-name="ce149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18" office:value-type="string" calcext:value-type="string">
            <text:p>Uussaari Keskusta</text:p>
          </table:table-cell>
          <table:table-cell table:style-name="ce263" table:formula="of:=([.B54]*[.$K63])/3" office:value-type="float" office:value="289.182770574884" calcext:value-type="float">
            <text:p>289</text:p>
          </table:table-cell>
          <table:table-cell table:style-name="ce263" table:formula="of:=([.C54]*[.$K63])/3" office:value-type="float" office:value="182.018020707024" calcext:value-type="float">
            <text:p>182</text:p>
          </table:table-cell>
          <table:table-cell table:style-name="ce263" table:formula="of:=([.D54]*[.$K63])/3" office:value-type="float" office:value="136.436126916022" calcext:value-type="float">
            <text:p>136</text:p>
          </table:table-cell>
          <table:table-cell table:style-name="ce263" table:formula="of:=([.E54]*[.$K63])/3" office:value-type="float" office:value="77.2003404533159" calcext:value-type="float">
            <text:p>77</text:p>
          </table:table-cell>
          <table:table-cell table:style-name="ce263" table:formula="of:=([.F54]*[.$K63])/3" office:value-type="float" office:value="138.770490936791" calcext:value-type="float">
            <text:p>139</text:p>
          </table:table-cell>
          <table:table-cell table:style-name="ce263" table:formula="of:=([.G54]*[.$K63])/3" office:value-type="float" office:value="182.565516276467" calcext:value-type="float">
            <text:p>183</text:p>
          </table:table-cell>
          <table:table-cell table:style-name="ce263" table:formula="of:=([.H54]*[.$K63])/3" office:value-type="float" office:value="102.240754904704" calcext:value-type="float">
            <text:p>102</text:p>
          </table:table-cell>
          <table:table-cell table:style-name="ce263" table:formula="of:=([.I54]*[.$K63])/3" office:value-type="float" office:value="129.919312564127" calcext:value-type="float">
            <text:p>130</text:p>
          </table:table-cell>
          <table:table-cell table:style-name="ce263" table:formula="of:=SUM([.B63:.I63])" office:value-type="float" office:value="1238.33333333333" calcext:value-type="float">
            <text:p>1238</text:p>
          </table:table-cell>
          <table:table-cell table:style-name="ce120" office:value-type="float" office:value="3715" calcext:value-type="float">
            <text:p>3,715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18" office:value-type="string" calcext:value-type="string">
            <text:p>Virranmaa</text:p>
          </table:table-cell>
          <table:table-cell table:style-name="ce263" table:formula="of:=([.B55]*[.$K64])/3" office:value-type="float" office:value="208.229182601126" calcext:value-type="float">
            <text:p>208</text:p>
          </table:table-cell>
          <table:table-cell table:style-name="ce263" table:formula="of:=([.C55]*[.$K64])/3" office:value-type="float" office:value="112.511405030625" calcext:value-type="float">
            <text:p>113</text:p>
          </table:table-cell>
          <table:table-cell table:style-name="ce263" table:formula="of:=([.D55]*[.$K64])/3" office:value-type="float" office:value="49.4255585610795" calcext:value-type="float">
            <text:p>49</text:p>
          </table:table-cell>
          <table:table-cell table:style-name="ce263" table:formula="of:=([.E55]*[.$K64])/3" office:value-type="float" office:value="67.6303379659858" calcext:value-type="float">
            <text:p>68</text:p>
          </table:table-cell>
          <table:table-cell table:style-name="ce263" table:formula="of:=([.F55]*[.$K64])/3" office:value-type="float" office:value="75.6138419923515" calcext:value-type="float">
            <text:p>76</text:p>
          </table:table-cell>
          <table:table-cell table:style-name="ce263" table:formula="of:=([.G55]*[.$K64])/3" office:value-type="float" office:value="153.941202002301" calcext:value-type="float">
            <text:p>154</text:p>
          </table:table-cell>
          <table:table-cell table:style-name="ce263" table:formula="of:=([.H55]*[.$K64])/3" office:value-type="float" office:value="76.0252364518235" calcext:value-type="float">
            <text:p>76</text:p>
          </table:table-cell>
          <table:table-cell table:style-name="ce263" table:formula="of:=([.I55]*[.$K64])/3" office:value-type="float" office:value="77.9565687280415" calcext:value-type="float">
            <text:p>78</text:p>
          </table:table-cell>
          <table:table-cell table:style-name="ce263" table:formula="of:=SUM([.B64:.I64])" office:value-type="float" office:value="821.333333333334" calcext:value-type="float">
            <text:p>821</text:p>
          </table:table-cell>
          <table:table-cell table:style-name="ce120" office:value-type="float" office:value="2464" calcext:value-type="float">
            <text:p>2,464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18" office:value-type="string" calcext:value-type="string">
            <text:p>Vahamaa</text:p>
          </table:table-cell>
          <table:table-cell table:style-name="ce263" table:formula="of:=([.B56]*[.$K65])/3" office:value-type="float" office:value="79.3645169915741" calcext:value-type="float">
            <text:p>79</text:p>
          </table:table-cell>
          <table:table-cell table:style-name="ce263" table:formula="of:=([.C56]*[.$K65])/3" office:value-type="float" office:value="71.3373453968846" calcext:value-type="float">
            <text:p>71</text:p>
          </table:table-cell>
          <table:table-cell table:style-name="ce263" table:formula="of:=([.D56]*[.$K65])/3" office:value-type="float" office:value="34.0593452103349" calcext:value-type="float">
            <text:p>34</text:p>
          </table:table-cell>
          <table:table-cell table:style-name="ce263" table:formula="of:=([.E56]*[.$K65])/3" office:value-type="float" office:value="54.5233815253552" calcext:value-type="float">
            <text:p>55</text:p>
          </table:table-cell>
          <table:table-cell table:style-name="ce263" table:formula="of:=([.F56]*[.$K65])/3" office:value-type="float" office:value="39.8275732985107" calcext:value-type="float">
            <text:p>40</text:p>
          </table:table-cell>
          <table:table-cell table:style-name="ce263" table:formula="of:=([.G56]*[.$K65])/3" office:value-type="float" office:value="86.111922395299" calcext:value-type="float">
            <text:p>86</text:p>
          </table:table-cell>
          <table:table-cell table:style-name="ce263" table:formula="of:=([.H56]*[.$K65])/3" office:value-type="float" office:value="49.777336691229" calcext:value-type="float">
            <text:p>50</text:p>
          </table:table-cell>
          <table:table-cell table:style-name="ce263" table:formula="of:=([.I56]*[.$K65])/3" office:value-type="float" office:value="70.3319118241458" calcext:value-type="float">
            <text:p>70</text:p>
          </table:table-cell>
          <table:table-cell table:style-name="ce263" table:formula="of:=SUM([.B65:.I65])" office:value-type="float" office:value="485.333333333333" calcext:value-type="float">
            <text:p>485</text:p>
          </table:table-cell>
          <table:table-cell table:style-name="ce120" office:value-type="float" office:value="1456" calcext:value-type="float">
            <text:p>1,456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18" office:value-type="string" calcext:value-type="string">
            <text:p>Ventelänlaakso</text:p>
          </table:table-cell>
          <table:table-cell table:style-name="ce263" table:formula="of:=([.B57]*[.$K66])/3" office:value-type="float" office:value="75.1232235798899" calcext:value-type="float">
            <text:p>75</text:p>
          </table:table-cell>
          <table:table-cell table:style-name="ce263" table:formula="of:=([.C57]*[.$K66])/3" office:value-type="float" office:value="47.886387463856" calcext:value-type="float">
            <text:p>48</text:p>
          </table:table-cell>
          <table:table-cell table:style-name="ce263" table:formula="of:=([.D57]*[.$K66])/3" office:value-type="float" office:value="41.0058763175077" calcext:value-type="float">
            <text:p>41</text:p>
          </table:table-cell>
          <table:table-cell table:style-name="ce263" table:formula="of:=([.E57]*[.$K66])/3" office:value-type="float" office:value="21.4253794733078" calcext:value-type="float">
            <text:p>21</text:p>
          </table:table-cell>
          <table:table-cell table:style-name="ce263" table:formula="of:=([.F57]*[.$K66])/3" office:value-type="float" office:value="58.1508379193483" calcext:value-type="float">
            <text:p>58</text:p>
          </table:table-cell>
          <table:table-cell table:style-name="ce263" table:formula="of:=([.G57]*[.$K66])/3" office:value-type="float" office:value="84.907363119112" calcext:value-type="float">
            <text:p>85</text:p>
          </table:table-cell>
          <table:table-cell table:style-name="ce263" table:formula="of:=([.H57]*[.$K66])/3" office:value-type="float" office:value="46.0758673009359" calcext:value-type="float">
            <text:p>46</text:p>
          </table:table-cell>
          <table:table-cell table:style-name="ce263" table:formula="of:=([.I57]*[.$K66])/3" office:value-type="float" office:value="34.7583981593757" calcext:value-type="float">
            <text:p>35</text:p>
          </table:table-cell>
          <table:table-cell table:style-name="ce263" table:formula="of:=SUM([.B66:.I66])" office:value-type="float" office:value="409.333333333333" calcext:value-type="float">
            <text:p>409</text:p>
          </table:table-cell>
          <table:table-cell table:style-name="ce120" office:value-type="float" office:value="1228" calcext:value-type="float">
            <text:p>1,228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18" office:value-type="string" calcext:value-type="string">
            <text:p>Vanhasaarenmaa</text:p>
          </table:table-cell>
          <table:table-cell table:style-name="ce263" table:formula="of:=([.B58]*[.$K67])/3" office:value-type="float" office:value="31.4148269750956" calcext:value-type="float">
            <text:p>31</text:p>
          </table:table-cell>
          <table:table-cell table:style-name="ce263" table:formula="of:=([.C58]*[.$K67])/3" office:value-type="float" office:value="15.0912312284302" calcext:value-type="float">
            <text:p>15</text:p>
          </table:table-cell>
          <table:table-cell table:style-name="ce263" table:formula="of:=([.D58]*[.$K67])/3" office:value-type="float" office:value="9.05286167335137" calcext:value-type="float">
            <text:p>9</text:p>
          </table:table-cell>
          <table:table-cell table:style-name="ce263" table:formula="of:=([.E58]*[.$K67])/3" office:value-type="float" office:value="6.7521350620278" calcext:value-type="float">
            <text:p>7</text:p>
          </table:table-cell>
          <table:table-cell table:style-name="ce263" table:formula="of:=([.F58]*[.$K67])/3" office:value-type="float" office:value="18.326037683052" calcext:value-type="float">
            <text:p>18</text:p>
          </table:table-cell>
          <table:table-cell table:style-name="ce263" table:formula="of:=([.G58]*[.$K67])/3" office:value-type="float" office:value="15.148265087212" calcext:value-type="float">
            <text:p>15</text:p>
          </table:table-cell>
          <table:table-cell table:style-name="ce263" table:formula="of:=([.H58]*[.$K67])/3" office:value-type="float" office:value="19.6806519914187" calcext:value-type="float">
            <text:p>20</text:p>
          </table:table-cell>
          <table:table-cell table:style-name="ce263" table:formula="of:=([.I58]*[.$K67])/3" office:value-type="float" office:value="13.5339902994124" calcext:value-type="float">
            <text:p>14</text:p>
          </table:table-cell>
          <table:table-cell table:style-name="ce263" table:formula="of:=SUM([.B67:.I67])" office:value-type="float" office:value="129" calcext:value-type="float">
            <text:p>129</text:p>
          </table:table-cell>
          <table:table-cell table:style-name="ce120" office:value-type="float" office:value="387" calcext:value-type="float">
            <text:p>387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18" office:value-type="string" calcext:value-type="string">
            <text:p>Aurmaa</text:p>
          </table:table-cell>
          <table:table-cell table:style-name="ce263" table:formula="of:=([.B59]*[.$K68])/3" office:value-type="float" office:value="16.1713832664863" calcext:value-type="float">
            <text:p>16</text:p>
          </table:table-cell>
          <table:table-cell table:style-name="ce263" table:formula="of:=([.C59]*[.$K68])/3" office:value-type="float" office:value="16.5358890650748" calcext:value-type="float">
            <text:p>17</text:p>
          </table:table-cell>
          <table:table-cell table:style-name="ce263" table:formula="of:=([.D59]*[.$K68])/3" office:value-type="float" office:value="13.712000746199" calcext:value-type="float">
            <text:p>14</text:p>
          </table:table-cell>
          <table:table-cell table:style-name="ce263" table:formula="of:=([.E59]*[.$K68])/3" office:value-type="float" office:value="6.56670459845164" calcext:value-type="float">
            <text:p>7</text:p>
          </table:table-cell>
          <table:table-cell table:style-name="ce263" table:formula="of:=([.F59]*[.$K68])/3" office:value-type="float" office:value="13.9105630693654" calcext:value-type="float">
            <text:p>14</text:p>
          </table:table-cell>
          <table:table-cell table:style-name="ce263" table:formula="of:=([.G59]*[.$K68])/3" office:value-type="float" office:value="15.5291260143643" calcext:value-type="float">
            <text:p>16</text:p>
          </table:table-cell>
          <table:table-cell table:style-name="ce263" table:formula="of:=([.H59]*[.$K68])/3" office:value-type="float" office:value="15.0166564064297" calcext:value-type="float">
            <text:p>15</text:p>
          </table:table-cell>
          <table:table-cell table:style-name="ce263" table:formula="of:=([.I59]*[.$K68])/3" office:value-type="float" office:value="7.89101016696204" calcext:value-type="float">
            <text:p>8</text:p>
          </table:table-cell>
          <table:table-cell table:style-name="ce263" table:formula="of:=SUM([.B68:.I68])" office:value-type="float" office:value="105.333333333333" calcext:value-type="float">
            <text:p>105</text:p>
          </table:table-cell>
          <table:table-cell table:style-name="ce120" office:value-type="float" office:value="316" calcext:value-type="float">
            <text:p>316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18" office:value-type="string" calcext:value-type="string">
            <text:p>Ristilaakso</text:p>
          </table:table-cell>
          <table:table-cell table:style-name="ce263" table:formula="of:=([.B60]*[.$K69])/3" office:value-type="float" office:value="18.1137953549109" calcext:value-type="float">
            <text:p>18</text:p>
          </table:table-cell>
          <table:table-cell table:style-name="ce263" table:formula="of:=([.C60]*[.$K69])/3" office:value-type="float" office:value="13.0817796847309" calcext:value-type="float">
            <text:p>13</text:p>
          </table:table-cell>
          <table:table-cell table:style-name="ce263" table:formula="of:=([.D60]*[.$K69])/3" office:value-type="float" office:value="6.2457727823897" calcext:value-type="float">
            <text:p>6</text:p>
          </table:table-cell>
          <table:table-cell table:style-name="ce263" table:formula="of:=([.E60]*[.$K69])/3" office:value-type="float" office:value="10.8884497714765" calcext:value-type="float">
            <text:p>11</text:p>
          </table:table-cell>
          <table:table-cell table:style-name="ce263" table:formula="of:=([.F60]*[.$K69])/3" office:value-type="float" office:value="9.97354537822964" calcext:value-type="float">
            <text:p>10</text:p>
          </table:table-cell>
          <table:table-cell table:style-name="ce263" table:formula="of:=([.G60]*[.$K69])/3" office:value-type="float" office:value="15.791128626061" calcext:value-type="float">
            <text:p>16</text:p>
          </table:table-cell>
          <table:table-cell table:style-name="ce263" table:formula="of:=([.H60]*[.$K69])/3" office:value-type="float" office:value="9.12812424214159" calcext:value-type="float">
            <text:p>9</text:p>
          </table:table-cell>
          <table:table-cell table:style-name="ce263" table:formula="of:=([.I60]*[.$K69])/3" office:value-type="float" office:value="5.7774041600597" calcext:value-type="float">
            <text:p>6</text:p>
          </table:table-cell>
          <table:table-cell table:style-name="ce263" table:formula="of:=SUM([.B69:.I69])" office:value-type="float" office:value="89" calcext:value-type="float">
            <text:p>89</text:p>
          </table:table-cell>
          <table:table-cell table:style-name="ce120" office:value-type="float" office:value="267" calcext:value-type="float">
            <text:p>267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93"/>
          <table:table-cell table:style-name="ce293" table:formula="of:=SUM([.B63:.B69])" office:value-type="float" office:value="717.599699343967" calcext:value-type="float">
            <text:p>718</text:p>
          </table:table-cell>
          <table:table-cell table:style-name="ce293" table:formula="of:=SUM([.C63:.C69])" office:value-type="float" office:value="458.462058576625" calcext:value-type="float">
            <text:p>458</text:p>
          </table:table-cell>
          <table:table-cell table:style-name="ce293" table:formula="of:=SUM([.D63:.D69])" office:value-type="float" office:value="289.937542206884" calcext:value-type="float">
            <text:p>290</text:p>
          </table:table-cell>
          <table:table-cell table:style-name="ce293" table:formula="of:=SUM([.E63:.E69])" office:value-type="float" office:value="244.986728849921" calcext:value-type="float">
            <text:p>245</text:p>
          </table:table-cell>
          <table:table-cell table:style-name="ce293" table:formula="of:=SUM([.F63:.F69])" office:value-type="float" office:value="354.572890277648" calcext:value-type="float">
            <text:p>355</text:p>
          </table:table-cell>
          <table:table-cell table:style-name="ce293" table:formula="of:=SUM([.G63:.G69])" office:value-type="float" office:value="553.994523520816" calcext:value-type="float">
            <text:p>554</text:p>
          </table:table-cell>
          <table:table-cell table:style-name="ce293" table:formula="of:=SUM([.H63:.H69])" office:value-type="float" office:value="317.944627988683" calcext:value-type="float">
            <text:p>318</text:p>
          </table:table-cell>
          <table:table-cell table:style-name="ce293" table:formula="of:=SUM([.I63:.I69])" office:value-type="float" office:value="340.168595902124" calcext:value-type="float">
            <text:p>340</text:p>
          </table:table-cell>
          <table:table-cell table:style-name="ce263" table:formula="of:=SUM([.J63:.J69])" office:value-type="float" office:value="3277.66666666667" calcext:value-type="float">
            <text:p>3278</text:p>
          </table:table-cell>
          <table:table-cell table:style-name="ce307"/>
          <table:table-cell table:style-name="ce77"/>
          <table:table-cell table:style-name="ce263"/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337" office:value-type="string" calcext:value-type="string">
            <text:p>KOKONAISÄÄNIMÄÄRÄ</text:p>
          </table:table-cell>
          <table:table-cell table:style-name="ce343" office:value-type="string" calcext:value-type="string">
            <text:p>SKA</text:p>
          </table:table-cell>
          <table:table-cell table:style-name="ce352" office:value-type="string" calcext:value-type="string">
            <text:p>DEM</text:p>
          </table:table-cell>
          <table:table-cell table:style-name="ce343" office:value-type="string" calcext:value-type="string">
            <text:p>LP</text:p>
          </table:table-cell>
          <table:table-cell table:style-name="ce343" office:value-type="string" calcext:value-type="string">
            <text:p>MKA</text:p>
          </table:table-cell>
          <table:table-cell table:style-name="ce343" office:value-type="string" calcext:value-type="string">
            <text:p>KRDL</text:p>
          </table:table-cell>
          <table:table-cell table:style-name="ce352" office:value-type="string" calcext:value-type="string">
            <text:p>LIB</text:p>
          </table:table-cell>
          <table:table-cell table:style-name="ce352" office:value-type="string" calcext:value-type="string">
            <text:p>FDP</text:p>
          </table:table-cell>
          <table:table-cell table:style-name="ce343" office:value-type="string" calcext:value-type="string">
            <text:p>IR</text:p>
          </table:table-cell>
          <table:table-cell table:style-name="ce353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38" office:value-type="string" calcext:value-type="string">
            <text:p>Uussaari Keskusta</text:p>
          </table:table-cell>
          <table:table-cell table:style-name="ce122" table:formula="of:=SUM([.B27];[.B45];[.B63])" office:value-type="float" office:value="1441.90523816186" calcext:value-type="float">
            <text:p>1,442</text:p>
          </table:table-cell>
          <table:table-cell table:style-name="ce122" table:formula="of:=SUM([.C27];[.C45];[.C63])" office:value-type="float" office:value="908.22411388863" calcext:value-type="float">
            <text:p>908</text:p>
          </table:table-cell>
          <table:table-cell table:style-name="ce122" table:formula="of:=SUM([.D27];[.D45];[.D63])" office:value-type="float" office:value="694.673698038118" calcext:value-type="float">
            <text:p>695</text:p>
          </table:table-cell>
          <table:table-cell table:style-name="ce122" table:formula="of:=SUM([.E27];[.E45];[.E63])" office:value-type="float" office:value="424.601872493238" calcext:value-type="float">
            <text:p>425</text:p>
          </table:table-cell>
          <table:table-cell table:style-name="ce122" table:formula="of:=SUM([.F27];[.F45];[.F63])" office:value-type="float" office:value="614.637700152349" calcext:value-type="float">
            <text:p>615</text:p>
          </table:table-cell>
          <table:table-cell table:style-name="ce122" table:formula="of:=SUM([.G27];[.G45];[.G63])" office:value-type="float" office:value="1301.31033952057" calcext:value-type="float">
            <text:p>1,301</text:p>
          </table:table-cell>
          <table:table-cell table:style-name="ce122" table:formula="of:=SUM([.H27];[.H45];[.H63])" office:value-type="float" office:value="915.249151975873" calcext:value-type="float">
            <text:p>915</text:p>
          </table:table-cell>
          <table:table-cell table:style-name="ce122" table:formula="of:=SUM([.I27];[.I45];[.I63])" office:value-type="float" office:value="510.231219102696" calcext:value-type="float">
            <text:p>510</text:p>
          </table:table-cell>
          <table:table-cell table:style-name="ce354" table:formula="of:=SUM([.B72:.I72])" office:value-type="float" office:value="6810.83333333333" calcext:value-type="float">
            <text:p>6,811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Virranmaa</text:p>
          </table:table-cell>
          <table:table-cell table:style-name="ce122" table:formula="of:=SUM([.B28];[.B46];[.B64])" office:value-type="float" office:value="1034.38050430619" calcext:value-type="float">
            <text:p>1,034</text:p>
          </table:table-cell>
          <table:table-cell table:style-name="ce122" table:formula="of:=SUM([.C28];[.C46];[.C64])" office:value-type="float" office:value="347.772727668439" calcext:value-type="float">
            <text:p>348</text:p>
          </table:table-cell>
          <table:table-cell table:style-name="ce122" table:formula="of:=SUM([.D28];[.D46];[.D64])" office:value-type="float" office:value="555.200572085937" calcext:value-type="float">
            <text:p>555</text:p>
          </table:table-cell>
          <table:table-cell table:style-name="ce122" table:formula="of:=SUM([.E28];[.E46];[.E64])" office:value-type="float" office:value="359.646858812922" calcext:value-type="float">
            <text:p>360</text:p>
          </table:table-cell>
          <table:table-cell table:style-name="ce122" table:formula="of:=SUM([.F28];[.F46];[.F64])" office:value-type="float" office:value="428.196130957933" calcext:value-type="float">
            <text:p>428</text:p>
          </table:table-cell>
          <table:table-cell table:style-name="ce122" table:formula="of:=SUM([.G28];[.G46];[.G64])" office:value-type="float" office:value="809.716611012654" calcext:value-type="float">
            <text:p>810</text:p>
          </table:table-cell>
          <table:table-cell table:style-name="ce122" table:formula="of:=SUM([.H28];[.H46];[.H64])" office:value-type="float" office:value="578.298800485029" calcext:value-type="float">
            <text:p>578</text:p>
          </table:table-cell>
          <table:table-cell table:style-name="ce122" table:formula="of:=SUM([.I28];[.I46];[.I64])" office:value-type="float" office:value="404.121128004229" calcext:value-type="float">
            <text:p>404</text:p>
          </table:table-cell>
          <table:table-cell table:style-name="ce354" table:formula="of:=SUM([.B73:.I73])" office:value-type="float" office:value="4517.33333333333" calcext:value-type="float">
            <text:p>4,517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Vahamaa</text:p>
          </table:table-cell>
          <table:table-cell table:style-name="ce122" table:formula="of:=SUM([.B29];[.B47];[.B65])" office:value-type="float" office:value="443.784843453658" calcext:value-type="float">
            <text:p>444</text:p>
          </table:table-cell>
          <table:table-cell table:style-name="ce122" table:formula="of:=SUM([.C29];[.C47];[.C65])" office:value-type="float" office:value="370.515399682865" calcext:value-type="float">
            <text:p>371</text:p>
          </table:table-cell>
          <table:table-cell table:style-name="ce122" table:formula="of:=SUM([.D29];[.D47];[.D65])" office:value-type="float" office:value="209.166398656842" calcext:value-type="float">
            <text:p>209</text:p>
          </table:table-cell>
          <table:table-cell table:style-name="ce122" table:formula="of:=SUM([.E29];[.E47];[.E65])" office:value-type="float" office:value="197.958598389454" calcext:value-type="float">
            <text:p>198</text:p>
          </table:table-cell>
          <table:table-cell table:style-name="ce122" table:formula="of:=SUM([.F29];[.F47];[.F65])" office:value-type="float" office:value="306.411653141809" calcext:value-type="float">
            <text:p>306</text:p>
          </table:table-cell>
          <table:table-cell table:style-name="ce122" table:formula="of:=SUM([.G29];[.G47];[.G65])" office:value-type="float" office:value="400.815573174144" calcext:value-type="float">
            <text:p>401</text:p>
          </table:table-cell>
          <table:table-cell table:style-name="ce122" table:formula="of:=SUM([.H29];[.H47];[.H65])" office:value-type="float" office:value="346.57535180176" calcext:value-type="float">
            <text:p>347</text:p>
          </table:table-cell>
          <table:table-cell table:style-name="ce122" table:formula="of:=SUM([.I29];[.I47];[.I65])" office:value-type="float" office:value="394.105515032802" calcext:value-type="float">
            <text:p>394</text:p>
          </table:table-cell>
          <table:table-cell table:style-name="ce354" table:formula="of:=SUM([.B74:.I74])" office:value-type="float" office:value="2669.33333333333" calcext:value-type="float">
            <text:p>2,669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Ventelänlaakso</text:p>
          </table:table-cell>
          <table:table-cell table:style-name="ce122" table:formula="of:=SUM([.B30];[.B48];[.B66])" office:value-type="float" office:value="468.437729689395" calcext:value-type="float">
            <text:p>468</text:p>
          </table:table-cell>
          <table:table-cell table:style-name="ce122" table:formula="of:=SUM([.C30];[.C48];[.C66])" office:value-type="float" office:value="337.055131051208" calcext:value-type="float">
            <text:p>337</text:p>
          </table:table-cell>
          <table:table-cell table:style-name="ce122" table:formula="of:=SUM([.D30];[.D48];[.D66])" office:value-type="float" office:value="262.372319746292" calcext:value-type="float">
            <text:p>262</text:p>
          </table:table-cell>
          <table:table-cell table:style-name="ce122" table:formula="of:=SUM([.E30];[.E48];[.E66])" office:value-type="float" office:value="234.499587103193" calcext:value-type="float">
            <text:p>234</text:p>
          </table:table-cell>
          <table:table-cell table:style-name="ce122" table:formula="of:=SUM([.F30];[.F48];[.F66])" office:value-type="float" office:value="147.909608556416" calcext:value-type="float">
            <text:p>148</text:p>
          </table:table-cell>
          <table:table-cell table:style-name="ce122" table:formula="of:=SUM([.G30];[.G48];[.G66])" office:value-type="float" office:value="393.310497155116" calcext:value-type="float">
            <text:p>393</text:p>
          </table:table-cell>
          <table:table-cell table:style-name="ce122" table:formula="of:=SUM([.H30];[.H48];[.H66])" office:value-type="float" office:value="210.437270155147" calcext:value-type="float">
            <text:p>210</text:p>
          </table:table-cell>
          <table:table-cell table:style-name="ce122" table:formula="of:=SUM([.I30];[.I48];[.I66])" office:value-type="float" office:value="197.311189876566" calcext:value-type="float">
            <text:p>197</text:p>
          </table:table-cell>
          <table:table-cell table:style-name="ce354" table:formula="of:=SUM([.B75:.I75])" office:value-type="float" office:value="2251.33333333333" calcext:value-type="float">
            <text:p>2,251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Vanhasaarenmaa</text:p>
          </table:table-cell>
          <table:table-cell table:style-name="ce122" table:formula="of:=SUM([.B31];[.B49];[.B67])" office:value-type="float" office:value="143.756548363026" calcext:value-type="float">
            <text:p>144</text:p>
          </table:table-cell>
          <table:table-cell table:style-name="ce122" table:formula="of:=SUM([.C31];[.C49];[.C67])" office:value-type="float" office:value="61.716771756366" calcext:value-type="float">
            <text:p>62</text:p>
          </table:table-cell>
          <table:table-cell table:style-name="ce122" table:formula="of:=SUM([.D31];[.D49];[.D67])" office:value-type="float" office:value="73.0107392034325" calcext:value-type="float">
            <text:p>73</text:p>
          </table:table-cell>
          <table:table-cell table:style-name="ce122" table:formula="of:=SUM([.E31];[.E49];[.E67])" office:value-type="float" office:value="87.4467428411529" calcext:value-type="float">
            <text:p>87</text:p>
          </table:table-cell>
          <table:table-cell table:style-name="ce122" table:formula="of:=SUM([.F31];[.F49];[.F67])" office:value-type="float" office:value="64.0282072567858" calcext:value-type="float">
            <text:p>64</text:p>
          </table:table-cell>
          <table:table-cell table:style-name="ce122" table:formula="of:=SUM([.G31];[.G49];[.G67])" office:value-type="float" office:value="127.820457979666" calcext:value-type="float">
            <text:p>128</text:p>
          </table:table-cell>
          <table:table-cell table:style-name="ce122" table:formula="of:=SUM([.H31];[.H49];[.H67])" office:value-type="float" office:value="96.6335859528029" calcext:value-type="float">
            <text:p>97</text:p>
          </table:table-cell>
          <table:table-cell table:style-name="ce122" table:formula="of:=SUM([.I31];[.I49];[.I67])" office:value-type="float" office:value="55.086946646768" calcext:value-type="float">
            <text:p>55</text:p>
          </table:table-cell>
          <table:table-cell table:style-name="ce354" table:formula="of:=SUM([.B76:.I76])" office:value-type="float" office:value="709.5" calcext:value-type="float">
            <text:p>710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Aurmaa</text:p>
          </table:table-cell>
          <table:table-cell table:style-name="ce122" table:formula="of:=SUM([.B32];[.B50];[.B68])" office:value-type="float" office:value="106.322607965675" calcext:value-type="float">
            <text:p>106</text:p>
          </table:table-cell>
          <table:table-cell table:style-name="ce122" table:formula="of:=SUM([.C32];[.C50];[.C68])" office:value-type="float" office:value="65.6673898579113" calcext:value-type="float">
            <text:p>66</text:p>
          </table:table-cell>
          <table:table-cell table:style-name="ce122" table:formula="of:=SUM([.D32];[.D50];[.D68])" office:value-type="float" office:value="62.7760041040948" calcext:value-type="float">
            <text:p>63</text:p>
          </table:table-cell>
          <table:table-cell table:style-name="ce122" table:formula="of:=SUM([.E32];[.E50];[.E68])" office:value-type="float" office:value="61.396875291484" calcext:value-type="float">
            <text:p>61</text:p>
          </table:table-cell>
          <table:table-cell table:style-name="ce122" table:formula="of:=SUM([.F32];[.F50];[.F68])" office:value-type="float" office:value="41.7480968815098" calcext:value-type="float">
            <text:p>42</text:p>
          </table:table-cell>
          <table:table-cell table:style-name="ce122" table:formula="of:=SUM([.G32];[.G50];[.G68])" office:value-type="float" office:value="85.4101930790038" calcext:value-type="float">
            <text:p>85</text:p>
          </table:table-cell>
          <table:table-cell table:style-name="ce122" table:formula="of:=SUM([.H32];[.H50];[.H68])" office:value-type="float" office:value="82.5916102353636" calcext:value-type="float">
            <text:p>83</text:p>
          </table:table-cell>
          <table:table-cell table:style-name="ce122" table:formula="of:=SUM([.I32];[.I50];[.I68])" office:value-type="float" office:value="73.4205559182912" calcext:value-type="float">
            <text:p>73</text:p>
          </table:table-cell>
          <table:table-cell table:style-name="ce354" table:formula="of:=SUM([.B77:.I77])" office:value-type="float" office:value="579.333333333333" calcext:value-type="float">
            <text:p>579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Ristilaakso</text:p>
          </table:table-cell>
          <table:table-cell table:style-name="ce122" table:formula="of:=SUM([.B33];[.B51];[.B69])" office:value-type="float" office:value="95.6208744520101" calcext:value-type="float">
            <text:p>96</text:p>
          </table:table-cell>
          <table:table-cell table:style-name="ce122" table:formula="of:=SUM([.C33];[.C51];[.C69])" office:value-type="float" office:value="66.60978826602" calcext:value-type="float">
            <text:p>67</text:p>
          </table:table-cell>
          <table:table-cell table:style-name="ce122" table:formula="of:=SUM([.D33];[.D51];[.D69])" office:value-type="float" office:value="42.3617503031434" calcext:value-type="float">
            <text:p>42</text:p>
          </table:table-cell>
          <table:table-cell table:style-name="ce122" table:formula="of:=SUM([.E33];[.E51];[.E69])" office:value-type="float" office:value="41.196473743121" calcext:value-type="float">
            <text:p>41</text:p>
          </table:table-cell>
          <table:table-cell table:style-name="ce122" table:formula="of:=SUM([.F33];[.F51];[.F69])" office:value-type="float" office:value="49.514499580263" calcext:value-type="float">
            <text:p>50</text:p>
          </table:table-cell>
          <table:table-cell table:style-name="ce122" table:formula="of:=SUM([.G33];[.G51];[.G69])" office:value-type="float" office:value="72.1662074433355" calcext:value-type="float">
            <text:p>72</text:p>
          </table:table-cell>
          <table:table-cell table:style-name="ce122" table:formula="of:=SUM([.H33];[.H51];[.H69])" office:value-type="float" office:value="59.5496833317787" calcext:value-type="float">
            <text:p>60</text:p>
          </table:table-cell>
          <table:table-cell table:style-name="ce122" table:formula="of:=SUM([.I33];[.I51];[.I69])" office:value-type="float" office:value="62.4807228803283" calcext:value-type="float">
            <text:p>62</text:p>
          </table:table-cell>
          <table:table-cell table:style-name="ce354" table:formula="of:=SUM([.B78:.I78])" office:value-type="float" office:value="489.5" calcext:value-type="float">
            <text:p>490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198"/>
          <table:table-cell table:style-name="ce344" table:formula="of:=SUM([.B72:.B78])" office:value-type="float" office:value="3734.20834639182" calcext:value-type="float">
            <text:p>3,734</text:p>
          </table:table-cell>
          <table:table-cell table:style-name="ce344" table:formula="of:=SUM([.C72:.C78])" office:value-type="float" office:value="2157.56132217144" calcext:value-type="float">
            <text:p>2,158</text:p>
          </table:table-cell>
          <table:table-cell table:style-name="ce344" table:formula="of:=SUM([.D72:.D78])" office:value-type="float" office:value="1899.56148213786" calcext:value-type="float">
            <text:p>1,900</text:p>
          </table:table-cell>
          <table:table-cell table:style-name="ce344" table:formula="of:=SUM([.E72:.E78])" office:value-type="float" office:value="1406.74700867456" calcext:value-type="float">
            <text:p>1,407</text:p>
          </table:table-cell>
          <table:table-cell table:style-name="ce344" table:formula="of:=SUM([.F72:.F78])" office:value-type="float" office:value="1652.44589652707" calcext:value-type="float">
            <text:p>1,652</text:p>
          </table:table-cell>
          <table:table-cell table:style-name="ce344" table:formula="of:=SUM([.G72:.G78])" office:value-type="float" office:value="3190.54987936449" calcext:value-type="float">
            <text:p>3,191</text:p>
          </table:table-cell>
          <table:table-cell table:style-name="ce344" table:formula="of:=SUM([.H72:.H78])" office:value-type="float" office:value="2289.33545393775" calcext:value-type="float">
            <text:p>2,289</text:p>
          </table:table-cell>
          <table:table-cell table:style-name="ce344" table:formula="of:=SUM([.I72:.I78])" office:value-type="float" office:value="1696.75727746168" calcext:value-type="float">
            <text:p>1,697</text:p>
          </table:table-cell>
          <table:table-cell table:style-name="ce355" table:formula="of:=SUM([.J72:.J78])" office:value-type="float" office:value="18027.1666666667" calcext:value-type="float">
            <text:p>18,027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34"/>
          <table:table-cell table:style-name="ce345" table:formula="of:=[.B79]/[.$J$79]" office:value-type="percentage" office:value="0.207143386170418" calcext:value-type="percentage">
            <text:p>20.71%</text:p>
          </table:table-cell>
          <table:table-cell table:style-name="ce345" table:formula="of:=[.C79]/[.$J$79]" office:value-type="percentage" office:value="0.11968388388847" calcext:value-type="percentage">
            <text:p>11.97%</text:p>
          </table:table-cell>
          <table:table-cell table:style-name="ce345" table:formula="of:=[.D79]/[.$J$79]" office:value-type="percentage" office:value="0.105372159544642" calcext:value-type="percentage">
            <text:p>10.54%</text:p>
          </table:table-cell>
          <table:table-cell table:style-name="ce345" table:formula="of:=[.E79]/[.$J$79]" office:value-type="percentage" office:value="0.0780348367930566" calcext:value-type="percentage">
            <text:p>7.80%</text:p>
          </table:table-cell>
          <table:table-cell table:style-name="ce345" table:formula="of:=[.F79]/[.$J$79]" office:value-type="percentage" office:value="0.0916642047572866" calcext:value-type="percentage">
            <text:p>9.17%</text:p>
          </table:table-cell>
          <table:table-cell table:style-name="ce345" table:formula="of:=[.G79]/[.$J$79]" office:value-type="percentage" office:value="0.176985653838992" calcext:value-type="percentage">
            <text:p>17.70%</text:p>
          </table:table-cell>
          <table:table-cell table:style-name="ce345" table:formula="of:=[.H79]/[.$J$79]" office:value-type="percentage" office:value="0.126993636674524" calcext:value-type="percentage">
            <text:p>12.70%</text:p>
          </table:table-cell>
          <table:table-cell table:style-name="ce345" table:formula="of:=[.I79]/[.$J$79]" office:value-type="percentage" office:value="0.0941222383326098" calcext:value-type="percentage">
            <text:p>9.41%</text:p>
          </table:table-cell>
          <table:table-cell table:style-name="ce345" table:formula="of:=[.J79]/[.$J$79]" office:value-type="percentage" office:value="1" calcext:value-type="percentage">
            <text:p>100.00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34"/>
          <table:table-cell table:style-name="ce346" table:formula="of:=[.B80]-[.B2]" office:value-type="percentage" office:value="0.00361759566580069" calcext:value-type="percentage">
            <text:p>0.36%</text:p>
          </table:table-cell>
          <table:table-cell table:style-name="ce346" table:formula="of:=[.C80]-[.C2]" office:value-type="percentage" office:value="0.0126975952959884" calcext:value-type="percentage">
            <text:p>1.27%</text:p>
          </table:table-cell>
          <table:table-cell table:style-name="ce346" table:formula="of:=[.D80]-[.D2]" office:value-type="percentage" office:value="0.00519493727060084" calcext:value-type="percentage">
            <text:p>0.52%</text:p>
          </table:table-cell>
          <table:table-cell table:style-name="ce346" table:formula="of:=[.E80]-[.E2]" office:value-type="percentage" office:value="-0.0143072954707247" calcext:value-type="percentage">
            <text:p>-1.43%</text:p>
          </table:table-cell>
          <table:table-cell table:style-name="ce346" table:formula="of:=[.F80]-[.F2]" office:value-type="percentage" office:value="-0.000398102863271188" calcext:value-type="percentage">
            <text:p>-0.04%</text:p>
          </table:table-cell>
          <table:table-cell table:style-name="ce346" table:formula="of:=[.G80]-[.G2]" office:value-type="percentage" office:value="0.00955724231021699" calcext:value-type="percentage">
            <text:p>0.96%</text:p>
          </table:table-cell>
          <table:table-cell table:style-name="ce346" table:formula="of:=[.H80]-[.H2]" office:value-type="percentage" office:value="0.00443044294259588" calcext:value-type="percentage">
            <text:p>0.44%</text:p>
          </table:table-cell>
          <table:table-cell table:style-name="ce346" table:formula="of:=[.I80]-[.I2]" office:value-type="percentage" office:value="-0.020792415151207" calcext:value-type="percentage">
            <text:p>-2.08%</text:p>
          </table:table-cell>
          <table:table-cell table:style-name="ce346" table:formula="of:=[.J80]-[.J2]" office:value-type="percentage" office:value="0" calcext:value-type="percentage">
            <text:p>0.00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34" office:value-type="string" calcext:value-type="string">
            <text:p>KANSANEDUSTAJAT</text:p>
          </table:table-cell>
          <table:table-cell table:style-name="ce334" table:formula="of:=[.B71]" office:value-type="string" office:string-value="SKA" calcext:value-type="string">
            <text:p>SKA</text:p>
          </table:table-cell>
          <table:table-cell table:style-name="ce334" table:formula="of:=[.C71]" office:value-type="string" office:string-value="DEM" calcext:value-type="string">
            <text:p>DEM</text:p>
          </table:table-cell>
          <table:table-cell table:style-name="ce334" table:formula="of:=[.D71]" office:value-type="string" office:string-value="LP" calcext:value-type="string">
            <text:p>LP</text:p>
          </table:table-cell>
          <table:table-cell table:style-name="ce334" table:formula="of:=[.E71]" office:value-type="string" office:string-value="MKA" calcext:value-type="string">
            <text:p>MKA</text:p>
          </table:table-cell>
          <table:table-cell table:style-name="ce334" table:formula="of:=[.F71]" office:value-type="string" office:string-value="KRDL" calcext:value-type="string">
            <text:p>KRDL</text:p>
          </table:table-cell>
          <table:table-cell table:style-name="ce334" table:formula="of:=[.G71]" office:value-type="string" office:string-value="LIB" calcext:value-type="string">
            <text:p>LIB</text:p>
          </table:table-cell>
          <table:table-cell table:style-name="ce334" table:formula="of:=[.H71]" office:value-type="string" office:string-value="FDP" calcext:value-type="string">
            <text:p>FDP</text:p>
          </table:table-cell>
          <table:table-cell table:style-name="ce334" table:formula="of:=[.I71]" office:value-type="string" office:string-value="IR" calcext:value-type="string">
            <text:p>IR</text:p>
          </table:table-cell>
          <table:table-cell table:style-name="ce334" office:value-type="string" calcext:value-type="string">
            <text:p>Yht.</text:p>
          </table:table-cell>
          <table:table-cell table:style-name="ce77" office:value-type="string" calcext:value-type="string">
            <text:p>Kansanedustajat</text:p>
          </table:table-cell>
          <table:table-cell table:style-name="ce77" office:value-type="string" calcext:value-type="string">
            <text:p>Äänestäjät</text:p>
          </table:table-cell>
          <table:table-cell table:style-name="ce77" office:value-type="string" calcext:value-type="string">
            <text:p>Suhdeluku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Uussaari Keskusta</text:p>
          </table:table-cell>
          <table:table-cell table:style-name="ce347" table:formula="of:=([.B72]/[.$J72])*[.$K83]" office:value-type="float" office:value="4.44585978241514" calcext:value-type="float">
            <text:p>4.445859782</text:p>
          </table:table-cell>
          <table:table-cell table:style-name="ce347" table:formula="of:=([.C72]/[.$J72])*[.$K83]" office:value-type="float" office:value="2.80034842407849" calcext:value-type="float">
            <text:p>2.800348424</text:p>
          </table:table-cell>
          <table:table-cell table:style-name="ce347" table:formula="of:=([.D72]/[.$J72])*[.$K83]" office:value-type="float" office:value="2.14190348593669" calcext:value-type="float">
            <text:p>2.141903486</text:p>
          </table:table-cell>
          <table:table-cell table:style-name="ce347" table:formula="of:=([.E72]/[.$J72])*[.$K83]" office:value-type="float" office:value="1.30918477753941" calcext:value-type="float">
            <text:p>1.309184778</text:p>
          </table:table-cell>
          <table:table-cell table:style-name="ce347" table:formula="of:=([.F72]/[.$J72])*[.$K83]" office:value-type="float" office:value="1.89512664184989" calcext:value-type="float">
            <text:p>1.895126642</text:p>
          </table:table-cell>
          <table:table-cell table:style-name="ce347" table:formula="of:=([.G72]/[.$J72])*[.$K83]" office:value-type="float" office:value="4.01236027846792" calcext:value-type="float">
            <text:p>4.012360278</text:p>
          </table:table-cell>
          <table:table-cell table:style-name="ce347" table:formula="of:=([.H72]/[.$J72])*[.$K83]" office:value-type="float" office:value="2.82200888655231" calcext:value-type="float">
            <text:p>2.822008887</text:p>
          </table:table-cell>
          <table:table-cell table:style-name="ce347" table:formula="of:=([.I72]/[.$J72])*[.$K83]" office:value-type="float" office:value="1.57320772316015" calcext:value-type="float">
            <text:p>1.573207723</text:p>
          </table:table-cell>
          <table:table-cell table:style-name="ce263" table:formula="of:=SUM([.B83:.I83])" office:value-type="float" office:value="21" calcext:value-type="float">
            <text:p>21</text:p>
          </table:table-cell>
          <table:table-cell table:style-name="ce77" table:formula="of:=[.K93]" office:value-type="float" office:value="21" calcext:value-type="float">
            <text:p>21</text:p>
          </table:table-cell>
          <table:table-cell table:style-name="ce77" office:value-type="float" office:value="3150" calcext:value-type="float">
            <text:p>3150</text:p>
          </table:table-cell>
          <table:table-cell table:style-name="ce263" table:formula="of:=[.L83]/[.K83]" office:value-type="float" office:value="150" calcext:value-type="float">
            <text:p>150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Virranmaa</text:p>
          </table:table-cell>
          <table:table-cell table:style-name="ce347" table:formula="of:=([.B73]/[.$J73])*[.$K84]" office:value-type="float" office:value="3.6636853753466" calcext:value-type="float">
            <text:p>3.663685375</text:p>
          </table:table-cell>
          <table:table-cell table:style-name="ce347" table:formula="of:=([.C73]/[.$J73])*[.$K84]" office:value-type="float" office:value="1.23178061747971" calcext:value-type="float">
            <text:p>1.231780617</text:p>
          </table:table-cell>
          <table:table-cell table:style-name="ce347" table:formula="of:=([.D73]/[.$J73])*[.$K84]" office:value-type="float" office:value="1.96647192002103" calcext:value-type="float">
            <text:p>1.966471920</text:p>
          </table:table-cell>
          <table:table-cell table:style-name="ce347" table:formula="of:=([.E73]/[.$J73])*[.$K84]" office:value-type="float" office:value="1.27383775258414" calcext:value-type="float">
            <text:p>1.273837753</text:p>
          </table:table-cell>
          <table:table-cell table:style-name="ce347" table:formula="of:=([.F73]/[.$J73])*[.$K84]" office:value-type="float" office:value="1.51663328556529" calcext:value-type="float">
            <text:p>1.516633286</text:p>
          </table:table-cell>
          <table:table-cell table:style-name="ce347" table:formula="of:=([.G73]/[.$J73])*[.$K84]" office:value-type="float" office:value="2.86794549355131" calcext:value-type="float">
            <text:p>2.867945494</text:p>
          </table:table-cell>
          <table:table-cell table:style-name="ce347" table:formula="of:=([.H73]/[.$J73])*[.$K84]" office:value-type="float" office:value="2.04828382698357" calcext:value-type="float">
            <text:p>2.048283827</text:p>
          </table:table-cell>
          <table:table-cell table:style-name="ce347" table:formula="of:=([.I73]/[.$J73])*[.$K84]" office:value-type="float" office:value="1.43136172846834" calcext:value-type="float">
            <text:p>1.431361728</text:p>
          </table:table-cell>
          <table:table-cell table:style-name="ce263" table:formula="of:=SUM([.B84:.I84])" office:value-type="float" office:value="16" calcext:value-type="float">
            <text:p>16</text:p>
          </table:table-cell>
          <table:table-cell table:style-name="ce77" table:formula="of:=[.K94]" office:value-type="float" office:value="16" calcext:value-type="float">
            <text:p>16</text:p>
          </table:table-cell>
          <table:table-cell table:style-name="ce77" office:value-type="float" office:value="2450" calcext:value-type="float">
            <text:p>2450</text:p>
          </table:table-cell>
          <table:table-cell table:style-name="ce263" table:formula="of:=[.L84]/[.K84]" office:value-type="float" office:value="153.125" calcext:value-type="float">
            <text:p>153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Vahamaa</text:p>
          </table:table-cell>
          <table:table-cell table:style-name="ce347" table:formula="of:=([.B74]/[.$J74])*[.$K85]" office:value-type="float" office:value="1.49627756908701" calcext:value-type="float">
            <text:p>1.496277569</text:p>
          </table:table-cell>
          <table:table-cell table:style-name="ce347" table:formula="of:=([.C74]/[.$J74])*[.$K85]" office:value-type="float" office:value="1.24924023369598" calcext:value-type="float">
            <text:p>1.249240234</text:p>
          </table:table-cell>
          <table:table-cell table:style-name="ce347" table:formula="of:=([.D74]/[.$J74])*[.$K85]" office:value-type="float" office:value="0.705231364102738" calcext:value-type="float">
            <text:p>0.705231364</text:p>
          </table:table-cell>
          <table:table-cell table:style-name="ce347" table:formula="of:=([.E74]/[.$J74])*[.$K85]" office:value-type="float" office:value="0.667442826737669" calcext:value-type="float">
            <text:p>0.667442827</text:p>
          </table:table-cell>
          <table:table-cell table:style-name="ce347" table:formula="of:=([.F74]/[.$J74])*[.$K85]" office:value-type="float" office:value="1.03310622313047" calcext:value-type="float">
            <text:p>1.033106223</text:p>
          </table:table-cell>
          <table:table-cell table:style-name="ce347" table:formula="of:=([.G74]/[.$J74])*[.$K85]" office:value-type="float" office:value="1.35140115830443" calcext:value-type="float">
            <text:p>1.351401158</text:p>
          </table:table-cell>
          <table:table-cell table:style-name="ce347" table:formula="of:=([.H74]/[.$J74])*[.$K85]" office:value-type="float" office:value="1.1685232890419" calcext:value-type="float">
            <text:p>1.168523289</text:p>
          </table:table-cell>
          <table:table-cell table:style-name="ce347" table:formula="of:=([.I74]/[.$J74])*[.$K85]" office:value-type="float" office:value="1.32877733589981" calcext:value-type="float">
            <text:p>1.328777336</text:p>
          </table:table-cell>
          <table:table-cell table:style-name="ce263" table:formula="of:=SUM([.B85:.I85])" office:value-type="float" office:value="9" calcext:value-type="float">
            <text:p>9</text:p>
          </table:table-cell>
          <table:table-cell table:style-name="ce77" table:formula="of:=[.K95]" office:value-type="float" office:value="9" calcext:value-type="float">
            <text:p>9</text:p>
          </table:table-cell>
          <table:table-cell table:style-name="ce77" office:value-type="float" office:value="1374" calcext:value-type="float">
            <text:p>1374</text:p>
          </table:table-cell>
          <table:table-cell table:style-name="ce263" table:formula="of:=[.L85]/[.K85]" office:value-type="float" office:value="152.666666666667" calcext:value-type="float">
            <text:p>153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Ventelänlaakso</text:p>
          </table:table-cell>
          <table:table-cell table:style-name="ce347" table:formula="of:=([.B75]/[.$J75])*[.$K86]" office:value-type="float" office:value="1.66456996040057" calcext:value-type="float">
            <text:p>1.664569960</text:p>
          </table:table-cell>
          <table:table-cell table:style-name="ce347" table:formula="of:=([.C75]/[.$J75])*[.$K86]" office:value-type="float" office:value="1.19770849055804" calcext:value-type="float">
            <text:p>1.197708491</text:p>
          </table:table-cell>
          <table:table-cell table:style-name="ce347" table:formula="of:=([.D75]/[.$J75])*[.$K86]" office:value-type="float" office:value="0.932326869101424" calcext:value-type="float">
            <text:p>0.932326869</text:p>
          </table:table-cell>
          <table:table-cell table:style-name="ce347" table:formula="of:=([.E75]/[.$J75])*[.$K86]" office:value-type="float" office:value="0.833282512655705" calcext:value-type="float">
            <text:p>0.833282513</text:p>
          </table:table-cell>
          <table:table-cell table:style-name="ce347" table:formula="of:=([.F75]/[.$J75])*[.$K86]" office:value-type="float" office:value="0.525589370055371" calcext:value-type="float">
            <text:p>0.525589370</text:p>
          </table:table-cell>
          <table:table-cell table:style-name="ce347" table:formula="of:=([.G75]/[.$J75])*[.$K86]" office:value-type="float" office:value="1.39760911041202" calcext:value-type="float">
            <text:p>1.397609110</text:p>
          </table:table-cell>
          <table:table-cell table:style-name="ce347" table:formula="of:=([.H75]/[.$J75])*[.$K86]" office:value-type="float" office:value="0.747778277128151" calcext:value-type="float">
            <text:p>0.747778277</text:p>
          </table:table-cell>
          <table:table-cell table:style-name="ce347" table:formula="of:=([.I75]/[.$J75])*[.$K86]" office:value-type="float" office:value="0.701135409688716" calcext:value-type="float">
            <text:p>0.701135410</text:p>
          </table:table-cell>
          <table:table-cell table:style-name="ce263" table:formula="of:=SUM([.B86:.I86])" office:value-type="float" office:value="8" calcext:value-type="float">
            <text:p>8</text:p>
          </table:table-cell>
          <table:table-cell table:style-name="ce77" table:formula="of:=[.K96]" office:value-type="float" office:value="8" calcext:value-type="float">
            <text:p>8</text:p>
          </table:table-cell>
          <table:table-cell table:style-name="ce77" office:value-type="float" office:value="1171" calcext:value-type="float">
            <text:p>1171</text:p>
          </table:table-cell>
          <table:table-cell table:style-name="ce263" table:formula="of:=[.L86]/[.K86]" office:value-type="float" office:value="146.375" calcext:value-type="float">
            <text:p>146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Vanhasaarenmaa</text:p>
          </table:table-cell>
          <table:table-cell table:style-name="ce347" table:formula="of:=([.B76]/[.$J76])*[.$K87]" office:value-type="float" office:value="0.607850098786579" calcext:value-type="float">
            <text:p>0.607850099</text:p>
          </table:table-cell>
          <table:table-cell table:style-name="ce347" table:formula="of:=([.C76]/[.$J76])*[.$K87]" office:value-type="float" office:value="0.260958865777446" calcext:value-type="float">
            <text:p>0.260958866</text:p>
          </table:table-cell>
          <table:table-cell table:style-name="ce347" table:formula="of:=([.D76]/[.$J76])*[.$K87]" office:value-type="float" office:value="0.308713485003943" calcext:value-type="float">
            <text:p>0.308713485</text:p>
          </table:table-cell>
          <table:table-cell table:style-name="ce347" table:formula="of:=([.E76]/[.$J76])*[.$K87]" office:value-type="float" office:value="0.369753669518617" calcext:value-type="float">
            <text:p>0.369753670</text:p>
          </table:table-cell>
          <table:table-cell table:style-name="ce347" table:formula="of:=([.F76]/[.$J76])*[.$K87]" office:value-type="float" office:value="0.270732377407128" calcext:value-type="float">
            <text:p>0.270732377</text:p>
          </table:table-cell>
          <table:table-cell table:style-name="ce347" table:formula="of:=([.G76]/[.$J76])*[.$K87]" office:value-type="float" office:value="0.540467052768144" calcext:value-type="float">
            <text:p>0.540467053</text:p>
          </table:table-cell>
          <table:table-cell table:style-name="ce347" table:formula="of:=([.H76]/[.$J76])*[.$K87]" office:value-type="float" office:value="0.408598672104875" calcext:value-type="float">
            <text:p>0.408598672</text:p>
          </table:table-cell>
          <table:table-cell table:style-name="ce347" table:formula="of:=([.I76]/[.$J76])*[.$K87]" office:value-type="float" office:value="0.232925778633269" calcext:value-type="float">
            <text:p>0.232925779</text:p>
          </table:table-cell>
          <table:table-cell table:style-name="ce263" table:formula="of:=SUM([.B87:.I87])" office:value-type="float" office:value="3" calcext:value-type="float">
            <text:p>3</text:p>
          </table:table-cell>
          <table:table-cell table:style-name="ce77" table:formula="of:=[.K97]" office:value-type="float" office:value="3" calcext:value-type="float">
            <text:p>3</text:p>
          </table:table-cell>
          <table:table-cell table:style-name="ce77" office:value-type="float" office:value="401" calcext:value-type="float">
            <text:p>401</text:p>
          </table:table-cell>
          <table:table-cell table:style-name="ce263" table:formula="of:=[.L87]/[.K87]" office:value-type="float" office:value="133.666666666667" calcext:value-type="float">
            <text:p>134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Aurmaa</text:p>
          </table:table-cell>
          <table:table-cell table:style-name="ce347" table:formula="of:=([.B77]/[.$J77])*[.$K88]" office:value-type="float" office:value="0.367051581009234" calcext:value-type="float">
            <text:p>0.367051581</text:p>
          </table:table-cell>
          <table:table-cell table:style-name="ce347" table:formula="of:=([.C77]/[.$J77])*[.$K88]" office:value-type="float" office:value="0.226699849912237" calcext:value-type="float">
            <text:p>0.226699850</text:p>
          </table:table-cell>
          <table:table-cell table:style-name="ce347" table:formula="of:=([.D77]/[.$J77])*[.$K88]" office:value-type="float" office:value="0.21671808091172" calcext:value-type="float">
            <text:p>0.216718081</text:p>
          </table:table-cell>
          <table:table-cell table:style-name="ce347" table:formula="of:=([.E77]/[.$J77])*[.$K88]" office:value-type="float" office:value="0.21195699180029" calcext:value-type="float">
            <text:p>0.211956992</text:p>
          </table:table-cell>
          <table:table-cell table:style-name="ce347" table:formula="of:=([.F77]/[.$J77])*[.$K88]" office:value-type="float" office:value="0.144124615241116" calcext:value-type="float">
            <text:p>0.144124615</text:p>
          </table:table-cell>
          <table:table-cell table:style-name="ce347" table:formula="of:=([.G77]/[.$J77])*[.$K88]" office:value-type="float" office:value="0.294856823057551" calcext:value-type="float">
            <text:p>0.294856823</text:p>
          </table:table-cell>
          <table:table-cell table:style-name="ce347" table:formula="of:=([.H77]/[.$J77])*[.$K88]" office:value-type="float" office:value="0.285126387463856" calcext:value-type="float">
            <text:p>0.285126387</text:p>
          </table:table-cell>
          <table:table-cell table:style-name="ce347" table:formula="of:=([.I77]/[.$J77])*[.$K88]" office:value-type="float" office:value="0.253465670603997" calcext:value-type="float">
            <text:p>0.253465671</text:p>
          </table:table-cell>
          <table:table-cell table:style-name="ce263" table:formula="of:=SUM([.B88:.I88])" office:value-type="float" office:value="2" calcext:value-type="float">
            <text:p>2</text:p>
          </table:table-cell>
          <table:table-cell table:style-name="ce77" table:formula="of:=[.K98]" office:value-type="float" office:value="2" calcext:value-type="float">
            <text:p>2</text:p>
          </table:table-cell>
          <table:table-cell table:style-name="ce77" office:value-type="float" office:value="296" calcext:value-type="float">
            <text:p>296</text:p>
          </table:table-cell>
          <table:table-cell table:style-name="ce263" table:formula="of:=[.L88]/[.K88]" office:value-type="float" office:value="148" calcext:value-type="float">
            <text:p>148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Ristilaakso</text:p>
          </table:table-cell>
          <table:table-cell table:style-name="ce347" table:formula="of:=([.B78]/[.$J78])*[.$K89]" office:value-type="float" office:value="0.195343972322799" calcext:value-type="float">
            <text:p>0.195343972</text:p>
          </table:table-cell>
          <table:table-cell table:style-name="ce347" table:formula="of:=([.C78]/[.$J78])*[.$K89]" office:value-type="float" office:value="0.136077197683391" calcext:value-type="float">
            <text:p>0.136077198</text:p>
          </table:table-cell>
          <table:table-cell table:style-name="ce347" table:formula="of:=([.D78]/[.$J78])*[.$K89]" office:value-type="float" office:value="0.086540858637678" calcext:value-type="float">
            <text:p>0.086540859</text:p>
          </table:table-cell>
          <table:table-cell table:style-name="ce347" table:formula="of:=([.E78]/[.$J78])*[.$K89]" office:value-type="float" office:value="0.0841603140819632" calcext:value-type="float">
            <text:p>0.084160314</text:p>
          </table:table-cell>
          <table:table-cell table:style-name="ce347" table:formula="of:=([.F78]/[.$J78])*[.$K89]" office:value-type="float" office:value="0.101153216711467" calcext:value-type="float">
            <text:p>0.101153217</text:p>
          </table:table-cell>
          <table:table-cell table:style-name="ce347" table:formula="of:=([.G78]/[.$J78])*[.$K89]" office:value-type="float" office:value="0.147428411528775" calcext:value-type="float">
            <text:p>0.147428412</text:p>
          </table:table-cell>
          <table:table-cell table:style-name="ce347" table:formula="of:=([.H78]/[.$J78])*[.$K89]" office:value-type="float" office:value="0.121654102822837" calcext:value-type="float">
            <text:p>0.121654103</text:p>
          </table:table-cell>
          <table:table-cell table:style-name="ce347" table:formula="of:=([.I78]/[.$J78])*[.$K89]" office:value-type="float" office:value="0.12764192621109" calcext:value-type="float">
            <text:p>0.127641926</text:p>
          </table:table-cell>
          <table:table-cell table:style-name="ce263" table:formula="of:=SUM([.B89:.I89])" office:value-type="float" office:value="1" calcext:value-type="float">
            <text:p>1</text:p>
          </table:table-cell>
          <table:table-cell table:style-name="ce77" table:formula="of:=[.K99]" office:value-type="float" office:value="1" calcext:value-type="float">
            <text:p>1</text:p>
          </table:table-cell>
          <table:table-cell table:style-name="ce77" office:value-type="float" office:value="237" calcext:value-type="float">
            <text:p>237</text:p>
          </table:table-cell>
          <table:table-cell table:style-name="ce263" table:formula="of:=[.L89]/[.K89]" office:value-type="float" office:value="237" calcext:value-type="float">
            <text:p>237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float" office:value="60" calcext:value-type="float">
            <text:p>60</text:p>
          </table:table-cell>
          <table:table-cell table:style-name="ce347" table:formula="of:=SUM([.B83:.B89])" office:value-type="float" office:value="12.4406383393679" calcext:value-type="float">
            <text:p>12.440638339</text:p>
          </table:table-cell>
          <table:table-cell table:style-name="ce347" table:formula="of:=SUM([.C83:.C89])" office:value-type="float" office:value="7.10281367918529" calcext:value-type="float">
            <text:p>7.102813679</text:p>
          </table:table-cell>
          <table:table-cell table:style-name="ce347" table:formula="of:=SUM([.D83:.D89])" office:value-type="float" office:value="6.35790606371522" calcext:value-type="float">
            <text:p>6.357906064</text:p>
          </table:table-cell>
          <table:table-cell table:style-name="ce347" table:formula="of:=SUM([.E83:.E89])" office:value-type="float" office:value="4.74961884491779" calcext:value-type="float">
            <text:p>4.749618845</text:p>
          </table:table-cell>
          <table:table-cell table:style-name="ce347" table:formula="of:=SUM([.F83:.F89])" office:value-type="float" office:value="5.48646572996074" calcext:value-type="float">
            <text:p>5.486465730</text:p>
          </table:table-cell>
          <table:table-cell table:style-name="ce347" table:formula="of:=SUM([.G83:.G89])" office:value-type="float" office:value="10.6120683280902" calcext:value-type="float">
            <text:p>10.612068328</text:p>
          </table:table-cell>
          <table:table-cell table:style-name="ce347" table:formula="of:=SUM([.H83:.H89])" office:value-type="float" office:value="7.6019734420975" calcext:value-type="float">
            <text:p>7.601973442</text:p>
          </table:table-cell>
          <table:table-cell table:style-name="ce347" table:formula="of:=SUM([.I83:.I89])" office:value-type="float" office:value="5.64851557266537" calcext:value-type="float">
            <text:p>5.648515573</text:p>
          </table:table-cell>
          <table:table-cell table:style-name="ce263" table:formula="of:=SUM([.J83:.J89])" office:value-type="float" office:value="60" calcext:value-type="float">
            <text:p>60</text:p>
          </table:table-cell>
          <table:table-cell table:style-name="ce77" table:formula="of:=SUM([.K83:.K89])" office:value-type="float" office:value="60" calcext:value-type="float">
            <text:p>60</text:p>
          </table:table-cell>
          <table:table-cell table:style-name="ce77" table:formula="of:=SUM([.L83:.L89])" office:value-type="float" office:value="9079" calcext:value-type="float">
            <text:p>9079</text:p>
          </table:table-cell>
          <table:table-cell table:style-name="ce263" table:formula="of:=[.L90]/[.K90]" office:value-type="float" office:value="151.316666666667" calcext:value-type="float">
            <text:p>151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office:annotation draw:style-name="gr3" draw:text-style-name="P3" svg:width="300.76pt" svg:height="42.75pt" svg:x="122.34pt" svg:y="1440.74pt" draw:caption-point-x="-11.54pt" draw:caption-point-y="-22.96pt">
              <dc:date>2023-06-23T00:00:00</dc:date>
              <text:p text:style-name="P2">Saadut paikat vs laskennalliset paikat</text:p>
              <text:p text:style-name="P2"><text:tab/>-Niilo Nevalainen</text:p>
            </office:annotation>
            <text:p>Paikkamääräindeksi</text:p>
          </table:table-cell>
          <table:table-cell table:style-name="ce348" table:formula="of:=([.B100]/[.B90])-1" office:value-type="percentage" office:value="0.205725911389375" calcext:value-type="percentage">
            <text:p>20.57%</text:p>
          </table:table-cell>
          <table:table-cell table:style-name="ce348" table:formula="of:=([.C100]/[.C90])-1" office:value-type="percentage" office:value="-0.155264340161008" calcext:value-type="percentage">
            <text:p>-15.53%</text:p>
          </table:table-cell>
          <table:table-cell table:style-name="ce348" table:formula="of:=([.D100]/[.D90])-1" office:value-type="percentage" office:value="-0.0562930719844706" calcext:value-type="percentage">
            <text:p>-5.63%</text:p>
          </table:table-cell>
          <table:table-cell table:style-name="ce348" table:formula="of:=([.E100]/[.E90])-1" office:value-type="percentage" office:value="-0.157827158219212" calcext:value-type="percentage">
            <text:p>-15.78%</text:p>
          </table:table-cell>
          <table:table-cell table:style-name="ce348" table:formula="of:=([.F100]/[.F90])-1" office:value-type="percentage" office:value="-0.0886665029737132" calcext:value-type="percentage">
            <text:p>-8.87%</text:p>
          </table:table-cell>
          <table:table-cell table:style-name="ce348" table:formula="of:=([.G100]/[.G90])-1" office:value-type="percentage" office:value="0.036555708078414" calcext:value-type="percentage">
            <text:p>3.66%</text:p>
          </table:table-cell>
          <table:table-cell table:style-name="ce348" table:formula="of:=([.H100]/[.H90])-1" office:value-type="percentage" office:value="0.052358319972331" calcext:value-type="percentage">
            <text:p>5.24%</text:p>
          </table:table-cell>
          <table:table-cell table:style-name="ce348" table:formula="of:=([.I100]/[.I90])-1" office:value-type="percentage" office:value="-0.114811681816672" calcext:value-type="percentage">
            <text:p>-11.48%</text:p>
          </table:table-cell>
          <table:table-cell table:style-name="ce356"/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39" office:value-type="string" calcext:value-type="string">
            <text:p>KANSANEDUSTAJAT</text:p>
          </table:table-cell>
          <table:table-cell table:style-name="ce349" table:formula="of:=[.B82]" office:value-type="string" office:string-value="SKA" calcext:value-type="string">
            <text:p>SKA</text:p>
          </table:table-cell>
          <table:table-cell table:style-name="ce349" table:formula="of:=[.C82]" office:value-type="string" office:string-value="DEM" calcext:value-type="string">
            <text:p>DEM</text:p>
          </table:table-cell>
          <table:table-cell table:style-name="ce349" table:formula="of:=[.D82]" office:value-type="string" office:string-value="LP" calcext:value-type="string">
            <text:p>LP</text:p>
          </table:table-cell>
          <table:table-cell table:style-name="ce349" table:formula="of:=[.E82]" office:value-type="string" office:string-value="MKA" calcext:value-type="string">
            <text:p>MKA</text:p>
          </table:table-cell>
          <table:table-cell table:style-name="ce349" table:formula="of:=[.F82]" office:value-type="string" office:string-value="KRDL" calcext:value-type="string">
            <text:p>KRDL</text:p>
          </table:table-cell>
          <table:table-cell table:style-name="ce349" table:formula="of:=[.G82]" office:value-type="string" office:string-value="LIB" calcext:value-type="string">
            <text:p>LIB</text:p>
          </table:table-cell>
          <table:table-cell table:style-name="ce349" table:formula="of:=[.H82]" office:value-type="string" office:string-value="FDP" calcext:value-type="string">
            <text:p>FDP</text:p>
          </table:table-cell>
          <table:table-cell table:style-name="ce349" table:formula="of:=[.I82]" office:value-type="string" office:string-value="IR" calcext:value-type="string">
            <text:p>IR</text:p>
          </table:table-cell>
          <table:table-cell table:style-name="ce357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40" office:value-type="string" calcext:value-type="string">
            <text:p>Uussaari Keskusta</text:p>
          </table:table-cell>
          <table:table-cell table:style-name="ce301" table:formula="of:=ROUNDDOWN([.B83])" office:value-type="float" office:value="4" calcext:value-type="float">
            <text:p>4</text:p>
          </table:table-cell>
          <table:table-cell table:style-name="ce301" table:formula="of:=ROUNDDOWN([.C83])+1" office:value-type="float" office:value="3" calcext:value-type="float">
            <text:p>3</text:p>
          </table:table-cell>
          <table:table-cell table:style-name="ce301" table:formula="of:=ROUNDDOWN([.D83])" office:value-type="float" office:value="2" calcext:value-type="float">
            <text:p>2</text:p>
          </table:table-cell>
          <table:table-cell table:style-name="ce301" table:formula="of:=ROUNDDOWN([.E83])" office:value-type="float" office:value="1" calcext:value-type="float">
            <text:p>1</text:p>
          </table:table-cell>
          <table:table-cell table:style-name="ce301" table:formula="of:=ROUNDDOWN([.F83])+1" office:value-type="float" office:value="2" calcext:value-type="float">
            <text:p>2</text:p>
          </table:table-cell>
          <table:table-cell table:style-name="ce301" table:formula="of:=ROUNDDOWN([.G83])" office:value-type="float" office:value="4" calcext:value-type="float">
            <text:p>4</text:p>
          </table:table-cell>
          <table:table-cell table:style-name="ce301" table:formula="of:=ROUNDDOWN([.H83])+1" office:value-type="float" office:value="3" calcext:value-type="float">
            <text:p>3</text:p>
          </table:table-cell>
          <table:table-cell table:style-name="ce301" table:formula="of:=ROUNDDOWN([.I83])+1" office:value-type="float" office:value="2" calcext:value-type="float">
            <text:p>2</text:p>
          </table:table-cell>
          <table:table-cell table:style-name="ce358" table:formula="of:=SUM([.B93:.I93])" office:value-type="float" office:value="21" calcext:value-type="float">
            <text:p>21</text:p>
          </table:table-cell>
          <table:table-cell table:style-name="ce77" table:formula="of:=ROUNDDOWN([.L93])+1" office:value-type="float" office:value="21" calcext:value-type="float">
            <text:p>21</text:p>
          </table:table-cell>
          <table:table-cell table:style-name="ce77" table:formula="of:=[.L83]/[.$L$90]*60" office:value-type="float" office:value="20.8172706245181" calcext:value-type="float">
            <text:p>20.8172706245181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Virranmaa</text:p>
          </table:table-cell>
          <table:table-cell table:style-name="ce301" table:formula="of:=ROUNDDOWN([.B84])+1" office:value-type="float" office:value="4" calcext:value-type="float">
            <text:p>4</text:p>
          </table:table-cell>
          <table:table-cell table:style-name="ce301" table:formula="of:=ROUNDDOWN([.C84])" office:value-type="float" office:value="1" calcext:value-type="float">
            <text:p>1</text:p>
          </table:table-cell>
          <table:table-cell table:style-name="ce301" table:formula="of:=ROUNDDOWN([.D84])+1" office:value-type="float" office:value="2" calcext:value-type="float">
            <text:p>2</text:p>
          </table:table-cell>
          <table:table-cell table:style-name="ce301" table:formula="of:=ROUNDDOWN([.E84])" office:value-type="float" office:value="1" calcext:value-type="float">
            <text:p>1</text:p>
          </table:table-cell>
          <table:table-cell table:style-name="ce301" table:formula="of:=ROUNDDOWN([.F84])+1" office:value-type="float" office:value="2" calcext:value-type="float">
            <text:p>2</text:p>
          </table:table-cell>
          <table:table-cell table:style-name="ce301" table:formula="of:=ROUNDDOWN([.G84])+1" office:value-type="float" office:value="3" calcext:value-type="float">
            <text:p>3</text:p>
          </table:table-cell>
          <table:table-cell table:style-name="ce301" table:formula="of:=ROUNDDOWN([.H84])" office:value-type="float" office:value="2" calcext:value-type="float">
            <text:p>2</text:p>
          </table:table-cell>
          <table:table-cell table:style-name="ce301" table:formula="of:=ROUNDDOWN([.I84])" office:value-type="float" office:value="1" calcext:value-type="float">
            <text:p>1</text:p>
          </table:table-cell>
          <table:table-cell table:style-name="ce358" table:formula="of:=SUM([.B94:.I94])" office:value-type="float" office:value="16" calcext:value-type="float">
            <text:p>16</text:p>
          </table:table-cell>
          <table:table-cell table:style-name="ce77" table:formula="of:=ROUNDDOWN([.L94])" office:value-type="float" office:value="16" calcext:value-type="float">
            <text:p>16</text:p>
          </table:table-cell>
          <table:table-cell table:style-name="ce77" table:formula="of:=[.L84]/[.$L$90]*60" office:value-type="float" office:value="16.1912104857363" calcext:value-type="float">
            <text:p>16.1912104857363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Vahamaa</text:p>
          </table:table-cell>
          <table:table-cell table:style-name="ce301" table:formula="of:=ROUNDDOWN([.B85])+1" office:value-type="float" office:value="2" calcext:value-type="float">
            <text:p>2</text:p>
          </table:table-cell>
          <table:table-cell table:style-name="ce301" table:formula="of:=ROUNDDOWN([.C85])" office:value-type="float" office:value="1" calcext:value-type="float">
            <text:p>1</text:p>
          </table:table-cell>
          <table:table-cell table:style-name="ce301" table:formula="of:=ROUNDDOWN([.D85])+1" office:value-type="float" office:value="1" calcext:value-type="float">
            <text:p>1</text:p>
          </table:table-cell>
          <table:table-cell table:style-name="ce301" table:formula="of:=ROUNDDOWN([.E85])+1" office:value-type="float" office:value="1" calcext:value-type="float">
            <text:p>1</text:p>
          </table:table-cell>
          <table:table-cell table:style-name="ce301" table:formula="of:=ROUNDDOWN([.F85])" office:value-type="float" office:value="1" calcext:value-type="float">
            <text:p>1</text:p>
          </table:table-cell>
          <table:table-cell table:style-name="ce301" table:formula="of:=ROUNDDOWN([.G85])" office:value-type="float" office:value="1" calcext:value-type="float">
            <text:p>1</text:p>
          </table:table-cell>
          <table:table-cell table:style-name="ce301" table:formula="of:=ROUNDDOWN([.H85])" office:value-type="float" office:value="1" calcext:value-type="float">
            <text:p>1</text:p>
          </table:table-cell>
          <table:table-cell table:style-name="ce301" table:formula="of:=ROUNDDOWN([.I85])" office:value-type="float" office:value="1" calcext:value-type="float">
            <text:p>1</text:p>
          </table:table-cell>
          <table:table-cell table:style-name="ce358" table:formula="of:=SUM([.B95:.I95])" office:value-type="float" office:value="9" calcext:value-type="float">
            <text:p>9</text:p>
          </table:table-cell>
          <table:table-cell table:style-name="ce77" table:formula="of:=ROUNDDOWN([.L95])" office:value-type="float" office:value="9" calcext:value-type="float">
            <text:p>9</text:p>
          </table:table-cell>
          <table:table-cell table:style-name="ce77" table:formula="of:=[.L85]/[.$L$90]*60" office:value-type="float" office:value="9.08029518669457" calcext:value-type="float">
            <text:p>9.08029518669457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Ventelänlaakso</text:p>
          </table:table-cell>
          <table:table-cell table:style-name="ce301" table:formula="of:=ROUNDDOWN([.B86])+1" office:value-type="float" office:value="2" calcext:value-type="float">
            <text:p>2</text:p>
          </table:table-cell>
          <table:table-cell table:style-name="ce301" table:formula="of:=ROUNDDOWN([.C86])" office:value-type="float" office:value="1" calcext:value-type="float">
            <text:p>1</text:p>
          </table:table-cell>
          <table:table-cell table:style-name="ce301" table:formula="of:=ROUNDDOWN([.D86])+1" office:value-type="float" office:value="1" calcext:value-type="float">
            <text:p>1</text:p>
          </table:table-cell>
          <table:table-cell table:style-name="ce301" table:formula="of:=ROUNDDOWN([.E86])+1" office:value-type="float" office:value="1" calcext:value-type="float">
            <text:p>1</text:p>
          </table:table-cell>
          <table:table-cell table:style-name="ce301" table:formula="of:=ROUNDDOWN([.F86])" office:value-type="float" office:value="0" calcext:value-type="float">
            <text:p>0</text:p>
          </table:table-cell>
          <table:table-cell table:style-name="ce301" table:formula="of:=ROUNDDOWN([.G86])" office:value-type="float" office:value="1" calcext:value-type="float">
            <text:p>1</text:p>
          </table:table-cell>
          <table:table-cell table:style-name="ce301" table:formula="of:=ROUNDDOWN([.H86])+1" office:value-type="float" office:value="1" calcext:value-type="float">
            <text:p>1</text:p>
          </table:table-cell>
          <table:table-cell table:style-name="ce301" table:formula="of:=ROUNDDOWN([.I86])+1" office:value-type="float" office:value="1" calcext:value-type="float">
            <text:p>1</text:p>
          </table:table-cell>
          <table:table-cell table:style-name="ce358" table:formula="of:=SUM([.B96:.I96])" office:value-type="float" office:value="8" calcext:value-type="float">
            <text:p>8</text:p>
          </table:table-cell>
          <table:table-cell table:style-name="ce77" table:formula="of:=ROUNDDOWN([.L96])+1" office:value-type="float" office:value="8" calcext:value-type="float">
            <text:p>8</text:p>
          </table:table-cell>
          <table:table-cell table:style-name="ce77" table:formula="of:=[.L86]/[.$L$90]*60" office:value-type="float" office:value="7.73873774644785" calcext:value-type="float">
            <text:p>7.73873774644785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Vanhasaarenmaa</text:p>
          </table:table-cell>
          <table:table-cell table:style-name="ce301" table:formula="of:=ROUNDDOWN([.B87])+1" office:value-type="float" office:value="1" calcext:value-type="float">
            <text:p>1</text:p>
          </table:table-cell>
          <table:table-cell table:style-name="ce301" table:formula="of:=ROUNDDOWN([.C87])" office:value-type="float" office:value="0" calcext:value-type="float">
            <text:p>0</text:p>
          </table:table-cell>
          <table:table-cell table:style-name="ce301" table:formula="of:=ROUNDDOWN([.D87])" office:value-type="float" office:value="0" calcext:value-type="float">
            <text:p>0</text:p>
          </table:table-cell>
          <table:table-cell table:style-name="ce301" table:formula="of:=ROUNDDOWN([.E87])" office:value-type="float" office:value="0" calcext:value-type="float">
            <text:p>0</text:p>
          </table:table-cell>
          <table:table-cell table:style-name="ce301" table:formula="of:=ROUNDDOWN([.F87])" office:value-type="float" office:value="0" calcext:value-type="float">
            <text:p>0</text:p>
          </table:table-cell>
          <table:table-cell table:style-name="ce301" table:formula="of:=ROUNDDOWN([.G87])+1" office:value-type="float" office:value="1" calcext:value-type="float">
            <text:p>1</text:p>
          </table:table-cell>
          <table:table-cell table:style-name="ce301" table:formula="of:=ROUNDDOWN([.H87])+1" office:value-type="float" office:value="1" calcext:value-type="float">
            <text:p>1</text:p>
          </table:table-cell>
          <table:table-cell table:style-name="ce301" table:formula="of:=ROUNDDOWN([.I87])" office:value-type="float" office:value="0" calcext:value-type="float">
            <text:p>0</text:p>
          </table:table-cell>
          <table:table-cell table:style-name="ce358" table:formula="of:=SUM([.B97:.I97])" office:value-type="float" office:value="3" calcext:value-type="float">
            <text:p>3</text:p>
          </table:table-cell>
          <table:table-cell table:style-name="ce77" table:formula="of:=ROUNDDOWN([.L97])+1" office:value-type="float" office:value="3" calcext:value-type="float">
            <text:p>3</text:p>
          </table:table-cell>
          <table:table-cell table:style-name="ce77" table:formula="of:=[.L87]/[.$L$90]*60" office:value-type="float" office:value="2.65007159378786" calcext:value-type="float">
            <text:p>2.65007159378786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Aurmaa</text:p>
          </table:table-cell>
          <table:table-cell table:style-name="ce301" table:formula="of:=ROUNDDOWN([.B88])+1" office:value-type="float" office:value="1" calcext:value-type="float">
            <text:p>1</text:p>
          </table:table-cell>
          <table:table-cell table:style-name="ce301" table:formula="of:=ROUNDDOWN([.C88])" office:value-type="float" office:value="0" calcext:value-type="float">
            <text:p>0</text:p>
          </table:table-cell>
          <table:table-cell table:style-name="ce301" table:formula="of:=ROUNDDOWN([.D88])" office:value-type="float" office:value="0" calcext:value-type="float">
            <text:p>0</text:p>
          </table:table-cell>
          <table:table-cell table:style-name="ce301" table:formula="of:=ROUNDDOWN([.E88])" office:value-type="float" office:value="0" calcext:value-type="float">
            <text:p>0</text:p>
          </table:table-cell>
          <table:table-cell table:style-name="ce301" table:formula="of:=ROUNDDOWN([.F88])" office:value-type="float" office:value="0" calcext:value-type="float">
            <text:p>0</text:p>
          </table:table-cell>
          <table:table-cell table:style-name="ce301" table:formula="of:=ROUNDDOWN([.G88])+1" office:value-type="float" office:value="1" calcext:value-type="float">
            <text:p>1</text:p>
          </table:table-cell>
          <table:table-cell table:style-name="ce301" table:formula="of:=ROUNDDOWN([.H88])" office:value-type="float" office:value="0" calcext:value-type="float">
            <text:p>0</text:p>
          </table:table-cell>
          <table:table-cell table:style-name="ce301" table:formula="of:=ROUNDDOWN([.I88])" office:value-type="float" office:value="0" calcext:value-type="float">
            <text:p>0</text:p>
          </table:table-cell>
          <table:table-cell table:style-name="ce358" table:formula="of:=SUM([.B98:.I98])" office:value-type="float" office:value="2" calcext:value-type="float">
            <text:p>2</text:p>
          </table:table-cell>
          <table:table-cell table:style-name="ce77" table:formula="of:=ROUNDDOWN([.L98])+1" office:value-type="float" office:value="2" calcext:value-type="float">
            <text:p>2</text:p>
          </table:table-cell>
          <table:table-cell table:style-name="ce77" table:formula="of:=[.L88]/[.$L$90]*60" office:value-type="float" office:value="1.95616257297059" calcext:value-type="float">
            <text:p>1.95616257297059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Ristilaakso</text:p>
          </table:table-cell>
          <table:table-cell table:style-name="ce301" table:formula="of:=ROUNDDOWN([.B89])+1" office:value-type="float" office:value="1" calcext:value-type="float">
            <text:p>1</text:p>
          </table:table-cell>
          <table:table-cell table:style-name="ce301" table:formula="of:=ROUNDDOWN([.C89])" office:value-type="float" office:value="0" calcext:value-type="float">
            <text:p>0</text:p>
          </table:table-cell>
          <table:table-cell table:style-name="ce301" table:formula="of:=ROUNDDOWN([.D89])" office:value-type="float" office:value="0" calcext:value-type="float">
            <text:p>0</text:p>
          </table:table-cell>
          <table:table-cell table:style-name="ce301" table:formula="of:=ROUNDDOWN([.E89])" office:value-type="float" office:value="0" calcext:value-type="float">
            <text:p>0</text:p>
          </table:table-cell>
          <table:table-cell table:style-name="ce301" table:formula="of:=ROUNDDOWN([.F89])" office:value-type="float" office:value="0" calcext:value-type="float">
            <text:p>0</text:p>
          </table:table-cell>
          <table:table-cell table:style-name="ce301" table:formula="of:=ROUNDDOWN([.G89])" office:value-type="float" office:value="0" calcext:value-type="float">
            <text:p>0</text:p>
          </table:table-cell>
          <table:table-cell table:style-name="ce301" table:formula="of:=ROUNDDOWN([.H89])" office:value-type="float" office:value="0" calcext:value-type="float">
            <text:p>0</text:p>
          </table:table-cell>
          <table:table-cell table:style-name="ce301" table:formula="of:=ROUNDDOWN([.I89])" office:value-type="float" office:value="0" calcext:value-type="float">
            <text:p>0</text:p>
          </table:table-cell>
          <table:table-cell table:style-name="ce358" table:formula="of:=SUM([.B99:.I99])" office:value-type="float" office:value="1" calcext:value-type="float">
            <text:p>1</text:p>
          </table:table-cell>
          <table:table-cell table:style-name="ce77" table:formula="of:=ROUNDDOWN([.L99])" office:value-type="float" office:value="1" calcext:value-type="float">
            <text:p>1</text:p>
          </table:table-cell>
          <table:table-cell table:style-name="ce77" table:formula="of:=[.L89]/[.$L$90]*60" office:value-type="float" office:value="1.5662517898447" calcext:value-type="float">
            <text:p>1.5662517898447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41" office:value-type="float" office:value="60" calcext:value-type="float">
            <text:p>60</text:p>
          </table:table-cell>
          <table:table-cell table:style-name="ce350" table:formula="of:=SUM([.B93:.B99])" office:value-type="float" office:value="15" calcext:value-type="float">
            <text:p>15</text:p>
          </table:table-cell>
          <table:table-cell table:style-name="ce350" table:formula="of:=SUM([.C93:.C99])" office:value-type="float" office:value="6" calcext:value-type="float">
            <text:p>6</text:p>
          </table:table-cell>
          <table:table-cell table:style-name="ce350" table:formula="of:=SUM([.D93:.D99])" office:value-type="float" office:value="6" calcext:value-type="float">
            <text:p>6</text:p>
          </table:table-cell>
          <table:table-cell table:style-name="ce350" table:formula="of:=SUM([.E93:.E99])" office:value-type="float" office:value="4" calcext:value-type="float">
            <text:p>4</text:p>
          </table:table-cell>
          <table:table-cell table:style-name="ce350" table:formula="of:=SUM([.F93:.F99])" office:value-type="float" office:value="5" calcext:value-type="float">
            <text:p>5</text:p>
          </table:table-cell>
          <table:table-cell table:style-name="ce350" table:formula="of:=SUM([.G93:.G99])" office:value-type="float" office:value="11" calcext:value-type="float">
            <text:p>11</text:p>
          </table:table-cell>
          <table:table-cell table:style-name="ce350" table:formula="of:=SUM([.H93:.H99])" office:value-type="float" office:value="8" calcext:value-type="float">
            <text:p>8</text:p>
          </table:table-cell>
          <table:table-cell table:style-name="ce350" table:formula="of:=SUM([.I93:.I99])" office:value-type="float" office:value="5" calcext:value-type="float">
            <text:p>5</text:p>
          </table:table-cell>
          <table:table-cell table:style-name="ce359" table:formula="of:=SUM([.J93:.J99])" office:value-type="float" office:value="60" calcext:value-type="float">
            <text:p>60</text:p>
          </table:table-cell>
          <table:table-cell table:style-name="ce77" table:formula="of:=SUM([.K93:.K99])" office:value-type="float" office:value="60" calcext:value-type="float">
            <text:p>60</text:p>
          </table:table-cell>
          <table:table-cell table:style-name="ce263" table:formula="of:=SUM([.L93:.L99])" office:value-type="float" office:value="60" calcext:value-type="float">
            <text:p>60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206"/>
          <table:table-cell table:style-name="ce206" office:value-type="string" calcext:value-type="string">
            <text:p>SFO</text:p>
          </table:table-cell>
          <table:table-cell table:style-name="ce206" office:value-type="string" calcext:value-type="string">
            <text:p>DEM</text:p>
          </table:table-cell>
          <table:table-cell table:style-name="ce206" office:value-type="string" calcext:value-type="string">
            <text:p>NP</text:p>
          </table:table-cell>
          <table:table-cell table:style-name="ce206" office:value-type="string" calcext:value-type="string">
            <text:p>LAF</text:p>
          </table:table-cell>
          <table:table-cell table:style-name="ce206" office:value-type="string" calcext:value-type="string">
            <text:p>KDU</text:p>
          </table:table-cell>
          <table:table-cell table:style-name="ce206" office:value-type="string" calcext:value-type="string">
            <text:p>LIB</text:p>
          </table:table-cell>
          <table:table-cell table:style-name="ce206" office:value-type="string" calcext:value-type="string">
            <text:p>FDP</text:p>
          </table:table-cell>
          <table:table-cell table:style-name="ce206" office:value-type="string" calcext:value-type="string">
            <text:p>FF</text:p>
          </table:table-cell>
          <table:table-cell table:style-name="ce206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206" office:value-type="string" calcext:value-type="string">
            <text:p>Uudet paikat</text:p>
          </table:table-cell>
          <table:table-cell table:style-name="ce206" office:value-type="float" office:value="15" calcext:value-type="float">
            <text:p>15</text:p>
          </table:table-cell>
          <table:table-cell table:number-columns-repeated="2" table:style-name="ce206" office:value-type="float" office:value="6" calcext:value-type="float">
            <text:p>6</text:p>
          </table:table-cell>
          <table:table-cell table:style-name="ce206" office:value-type="float" office:value="4" calcext:value-type="float">
            <text:p>4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1" calcext:value-type="float">
            <text:p>11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60" calcext:value-type="float">
            <text:p>60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206" office:value-type="string" calcext:value-type="string">
            <text:p>Vanhat paikat</text:p>
          </table:table-cell>
          <table:table-cell table:number-columns-repeated="2" table:style-name="ce206" office:value-type="float" office:value="6" calcext:value-type="float">
            <text:p>6</text:p>
          </table:table-cell>
          <table:table-cell table:style-name="ce206" office:value-type="float" office:value="7" calcext:value-type="float">
            <text:p>7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float" office:value="7" calcext:value-type="float">
            <text:p>7</text:p>
          </table:table-cell>
          <table:table-cell table:style-name="ce206" office:value-type="float" office:value="12" calcext:value-type="float">
            <text:p>12</text:p>
          </table:table-cell>
          <table:table-cell table:style-name="ce206" office:value-type="float" office:value="10" calcext:value-type="float">
            <text:p>10</text:p>
          </table:table-cell>
          <table:table-cell table:style-name="ce206" office:value-type="float" office:value="2" calcext:value-type="float">
            <text:p>2</text:p>
          </table:table-cell>
          <table:table-cell table:style-name="ce206" office:value-type="float" office:value="60" calcext:value-type="float">
            <text:p>60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/>
          <table:table-cell table:number-columns-repeated="8"/>
          <table:table-cell table:style-name="ce77" table:number-columns-repeated="17"/>
          <table:table-cell table:number-columns-repeated="998"/>
        </table:table-row>
        <table:table-row table:style-name="ro1" table:number-rows-repeated="2">
          <table:table-cell table:style-name="ce77"/>
          <table:table-cell table:style-name="ce351" table:number-columns-repeated="8"/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342"/>
          <table:table-cell table:style-name="ce77" table:number-columns-repeated="25"/>
          <table:table-cell table:number-columns-repeated="998"/>
        </table:table-row>
        <table:table-row table:style-name="ro1" table:number-rows-repeated="2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77">
            <draw:frame table:end-cell-address="'Parlamenttivaalit 2025'.F125" table:end-x="38.13pt" table:end-y="10.46pt" draw:z-index="0" draw:name="Chart 6" draw:style-name="gr1" draw:text-style-name="P1" svg:width="449.97pt" svg:height="222.72pt" svg:x="0pt" svg:y="8.25pt">
              <draw:object draw:notify-on-update-of-ranges="'Parlamenttivaalit 2025'.B102:'Parlamenttivaalit 2025'.I102 'Parlamenttivaalit 2025'.A103:'Parlamenttivaalit 2025'.A103 'Parlamenttivaalit 2025'.B103:'Parlamenttivaalit 2025'.I103 'Parlamenttivaalit 2025'.A104:'Parlamenttivaalit 2025'.A104 'Parlamenttivaalit 2025'.B104:'Parlamenttivaalit 2025'.I104 'Parlamenttivaalit 2025'.A105:'Parlamenttivaalit 2025'.A105 'Parlamenttivaalit 2025'.B105:'Parlamenttivaalit 2025'.I10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77" table:number-columns-repeated="25"/>
          <table:table-cell table:number-columns-repeated="998"/>
        </table:table-row>
        <table:table-row table:style-name="ro1" table:number-rows-repeated="193">
          <table:table-cell table:style-name="ce77" table:number-columns-repeated="26"/>
          <table:table-cell table:number-columns-repeated="998"/>
        </table:table-row>
        <table:table-row table:style-name="ro1" table:number-rows-repeated="6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arlamenttivaalit 2025'.B81:'Parlamenttivaalit 2025'.J81 'Parlamenttivaalit 2025'.B91:'Parlamenttivaalit 2025'.J91">
            <calcext:condition calcext:apply-style-name="ConditionalStyle_9" calcext:value="&gt;0" calcext:base-cell-address="'Parlamenttivaalit 2025'.B81"/>
          </calcext:conditional-format>
          <calcext:conditional-format calcext:target-range-address="'Parlamenttivaalit 2025'.B81:'Parlamenttivaalit 2025'.J81 'Parlamenttivaalit 2025'.B91:'Parlamenttivaalit 2025'.J91">
            <calcext:condition calcext:apply-style-name="ConditionalStyle_10" calcext:value="&lt;0" calcext:base-cell-address="'Parlamenttivaalit 2025'.B81"/>
          </calcext:conditional-format>
        </calcext:conditional-formats>
      </table:table>
      <table:table table:name="Riksdagsvalet 2025 II" table:style-name="ta13">
        <table:table-column table:style-name="co34" table:default-cell-style-name="Default"/>
        <table:table-column table:style-name="co37" table:default-cell-style-name="Default"/>
        <table:table-column table:style-name="co2" table:number-columns-repeated="8" table:default-cell-style-name="Default"/>
        <table:table-column table:style-name="co5" table:number-columns-repeated="2" table:default-cell-style-name="Default"/>
        <table:table-column table:style-name="co50" table:default-cell-style-name="Default"/>
        <table:table-column table:style-name="co51" table:number-columns-repeated="7" table:default-cell-style-name="Default"/>
        <table:table-column table:style-name="co2" table:number-columns-repeated="1004" table:default-cell-style-name="Default"/>
        <table:table-row table:style-name="ro1">
          <table:table-cell table:style-name="ce84" office:value-type="string" calcext:value-type="string">
            <text:p>Senaste stöd</text:p>
          </table:table-cell>
          <table:table-cell table:style-name="ce84" office:value-type="string" calcext:value-type="string">
            <text:p>SFO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NP</text:p>
          </table:table-cell>
          <table:table-cell table:style-name="ce84" office:value-type="string" calcext:value-type="string">
            <text:p>LAF</text:p>
          </table:table-cell>
          <table:table-cell table:style-name="ce84" office:value-type="string" calcext:value-type="string">
            <text:p>KD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FF</text:p>
          </table:table-cell>
          <table:table-cell table:style-name="ce84" office:value-type="string" calcext:value-type="string">
            <text:p>Yht.</text:p>
          </table:table-cell>
          <table:table-cell table:style-name="ce84" office:value-type="string" calcext:value-type="string">
            <text:p>Regering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30" office:value-type="date" office:date-value="2025-04-01" calcext:value-type="date">
            <text:p>1.4.2025</text:p>
          </table:table-cell>
          <table:table-cell table:style-name="ce115" office:value-type="percentage" office:value="0.176470588235294" calcext:value-type="percentage">
            <text:p>17.65%</text:p>
          </table:table-cell>
          <table:table-cell table:style-name="ce115" office:value-type="percentage" office:value="0.138498326159732" calcext:value-type="percentage">
            <text:p>13.85%</text:p>
          </table:table-cell>
          <table:table-cell table:style-name="ce115" office:value-type="percentage" office:value="0.0816834050693448" calcext:value-type="percentage">
            <text:p>8.17%</text:p>
          </table:table-cell>
          <table:table-cell table:style-name="ce115" office:value-type="percentage" office:value="0.0902917264466762" calcext:value-type="percentage">
            <text:p>9.03%</text:p>
          </table:table-cell>
          <table:table-cell table:style-name="ce115" office:value-type="percentage" office:value="0.106169296987087" calcext:value-type="percentage">
            <text:p>10.62%</text:p>
          </table:table-cell>
          <table:table-cell table:style-name="ce115" office:value-type="percentage" office:value="0.150836920133907" calcext:value-type="percentage">
            <text:p>15.08%</text:p>
          </table:table-cell>
          <table:table-cell table:style-name="ce115" office:value-type="percentage" office:value="0.147106647537064" calcext:value-type="percentage">
            <text:p>14.71%</text:p>
          </table:table-cell>
          <table:table-cell table:style-name="ce115" office:value-type="percentage" office:value="0.108943089430894" calcext:value-type="percentage">
            <text:p>10.89%</text:p>
          </table:table-cell>
          <table:table-cell table:style-name="ce115" table:formula="of:=SUM([.B2:.I2])" office:value-type="percentage" office:value="1" calcext:value-type="percentage">
            <text:p>100.00%</text:p>
          </table:table-cell>
          <table:table-cell table:style-name="ce115" table:formula="of:=SUM([.B2];[.D2];[.G2])" office:value-type="percentage" office:value="0.4089909134" calcext:value-type="percentage">
            <text:p>40.90%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30"/>
          <table:table-cell table:style-name="ce77" table:number-columns-repeated="25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287" office:value-type="string" calcext:value-type="string">
            <text:p>Valkrets</text:p>
          </table:table-cell>
          <table:table-cell table:style-name="ce289" office:value-type="string" calcext:value-type="string">
            <text:p>Ledamöter</text:p>
          </table:table-cell>
          <table:table-cell table:style-name="ce288" office:value-type="string" calcext:value-type="string">
            <text:p>Väljare</text:p>
          </table:table-cell>
          <table:table-cell table:style-name="ce77" table:number-columns-repeated="4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Nyholmsland</text:p>
          </table:table-cell>
          <table:table-cell table:style-name="ce290" office:value-type="float" office:value="21" calcext:value-type="float">
            <text:p>21</text:p>
          </table:table-cell>
          <table:table-cell table:style-name="ce288" office:value-type="float" office:value="769" calcext:value-type="float">
            <text:p>769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Forsland</text:p>
          </table:table-cell>
          <table:table-cell table:style-name="ce290" office:value-type="float" office:value="16" calcext:value-type="float">
            <text:p>16</text:p>
          </table:table-cell>
          <table:table-cell table:style-name="ce288" office:value-type="float" office:value="2702" calcext:value-type="float">
            <text:p>2702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Vaxland</text:p>
          </table:table-cell>
          <table:table-cell table:style-name="ce290" office:value-type="float" office:value="9" calcext:value-type="float">
            <text:p>9</text:p>
          </table:table-cell>
          <table:table-cell table:style-name="ce288" office:value-type="float" office:value="1422" calcext:value-type="float">
            <text:p>1422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Vendeldal</text:p>
          </table:table-cell>
          <table:table-cell table:style-name="ce290" office:value-type="float" office:value="8" calcext:value-type="float">
            <text:p>8</text:p>
          </table:table-cell>
          <table:table-cell table:style-name="ce288" office:value-type="float" office:value="1100" calcext:value-type="float">
            <text:p>1100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Gamlöland</text:p>
          </table:table-cell>
          <table:table-cell table:style-name="ce290" office:value-type="float" office:value="3" calcext:value-type="float">
            <text:p>3</text:p>
          </table:table-cell>
          <table:table-cell table:style-name="ce288" office:value-type="float" office:value="293" calcext:value-type="float">
            <text:p>293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Aurland</text:p>
          </table:table-cell>
          <table:table-cell table:style-name="ce290" office:value-type="float" office:value="2" calcext:value-type="float">
            <text:p>2</text:p>
          </table:table-cell>
          <table:table-cell table:style-name="ce288" office:value-type="float" office:value="314" calcext:value-type="float">
            <text:p>314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Korsdal</text:p>
          </table:table-cell>
          <table:table-cell table:style-name="ce290" office:value-type="float" office:value="1" calcext:value-type="float">
            <text:p>1</text:p>
          </table:table-cell>
          <table:table-cell table:style-name="ce288" office:value-type="float" office:value="181" calcext:value-type="float">
            <text:p>181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/>
          <table:table-cell table:style-name="ce292" table:formula="of:=SUM([.B6:.B12])" office:value-type="float" office:value="60" calcext:value-type="float">
            <text:p>60 </text:p>
          </table:table-cell>
          <table:table-cell table:style-name="ce288" table:formula="of:=SUM([.C6:.C12])" office:value-type="float" office:value="6781" calcext:value-type="float">
            <text:p>6781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number-columns-repeated="4"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number-columns-repeated="3"/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300" office:value-type="string" calcext:value-type="string">
            <text:p>PROSENTIT 1. ÄÄNET</text:p>
          </table:table-cell>
          <table:table-cell table:style-name="ce84" office:value-type="string" calcext:value-type="string">
            <text:p>SFO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NP</text:p>
          </table:table-cell>
          <table:table-cell table:style-name="ce84" office:value-type="string" calcext:value-type="string">
            <text:p>LAF</text:p>
          </table:table-cell>
          <table:table-cell table:style-name="ce84" office:value-type="string" calcext:value-type="string">
            <text:p>KD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FF</text:p>
          </table:table-cell>
          <table:table-cell table:style-name="ce84" office:value-type="string" calcext:value-type="string">
            <text:p>Yht.</text:p>
          </table:table-cell>
          <table:table-cell table:style-name="ce77"/>
          <table:table-cell table:style-name="ce77" office:value-type="string" calcext:value-type="string">
            <text:p>Muutosprosentit</text:p>
          </table:table-cell>
          <table:table-cell table:style-name="ce77" office:value-type="string" calcext:value-type="string">
            <text:p>SPP</text:p>
          </table:table-cell>
          <table:table-cell table:style-name="ce77" office:value-type="string" calcext:value-type="string">
            <text:p>DEM</text:p>
          </table:table-cell>
          <table:table-cell table:style-name="ce77" office:value-type="string" calcext:value-type="string">
            <text:p>NAT</text:p>
          </table:table-cell>
          <table:table-cell table:style-name="ce77" office:value-type="string" calcext:value-type="string">
            <text:p>CEN</text:p>
          </table:table-cell>
          <table:table-cell table:style-name="ce77" office:value-type="string" calcext:value-type="string">
            <text:p>CDLU</text:p>
          </table:table-cell>
          <table:table-cell table:style-name="ce77" office:value-type="string" calcext:value-type="string">
            <text:p>LIB</text:p>
          </table:table-cell>
          <table:table-cell table:style-name="ce77" office:value-type="string" calcext:value-type="string">
            <text:p>FDP</text:p>
          </table:table-cell>
          <table:table-cell table:style-name="ce77" office:value-type="string" calcext:value-type="string">
            <text:p>PF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enmaa</text:p>
          </table:table-cell>
          <table:table-cell table:style-name="ce308" table:formula="of:=SUM([.B$2];[.M18])" office:value-type="percentage" office:value="0.196470588235294" calcext:value-type="percentage">
            <text:p>20%</text:p>
          </table:table-cell>
          <table:table-cell table:style-name="ce308" table:formula="of:=SUM([.C$2];[.N18])" office:value-type="percentage" office:value="0.0884983261597322" calcext:value-type="percentage">
            <text:p>9%</text:p>
          </table:table-cell>
          <table:table-cell table:style-name="ce308" table:formula="of:=SUM([.D$2];[.O18])" office:value-type="percentage" office:value="0.0716834050693448" calcext:value-type="percentage">
            <text:p>7%</text:p>
          </table:table-cell>
          <table:table-cell table:style-name="ce308" table:formula="of:=SUM([.E$2];[.P18])" office:value-type="percentage" office:value="0.0502917264466762" calcext:value-type="percentage">
            <text:p>5%</text:p>
          </table:table-cell>
          <table:table-cell table:style-name="ce308" table:formula="of:=SUM([.F$2];[.Q18])" office:value-type="percentage" office:value="0.0861692969870875" calcext:value-type="percentage">
            <text:p>9%</text:p>
          </table:table-cell>
          <table:table-cell table:style-name="ce308" table:formula="of:=SUM([.G$2];[.R18])" office:value-type="percentage" office:value="0.200836920133907" calcext:value-type="percentage">
            <text:p>20%</text:p>
          </table:table-cell>
          <table:table-cell table:style-name="ce308" table:formula="of:=SUM([.H$2];[.S18])" office:value-type="percentage" office:value="0.157106647537064" calcext:value-type="percentage">
            <text:p>16%</text:p>
          </table:table-cell>
          <table:table-cell table:style-name="ce308" table:formula="of:=SUM([.I$2];[.T18])" office:value-type="percentage" office:value="0.148943089430894" calcext:value-type="percentage">
            <text:p>15%</text:p>
          </table:table-cell>
          <table:table-cell table:style-name="ce308" table:formula="of:=SUM([.B18:.I18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Uussaarenmaa</text:p>
          </table:table-cell>
          <table:table-cell table:style-name="ce52" office:value-type="float" office:value="0.02" calcext:value-type="float">
            <text:p>0.02</text:p>
          </table:table-cell>
          <table:table-cell table:style-name="ce52" office:value-type="float" office:value="-0.05" calcext:value-type="float">
            <text:p>-0.05</text:p>
          </table:table-cell>
          <table:table-cell table:style-name="ce52" office:value-type="float" office:value="-0.01" calcext:value-type="float">
            <text:p>-0.01</text:p>
          </table:table-cell>
          <table:table-cell table:style-name="ce52" office:value-type="float" office:value="-0.04" calcext:value-type="float">
            <text:p>-0.04</text:p>
          </table:table-cell>
          <table:table-cell table:style-name="ce52" office:value-type="float" office:value="-0.02" calcext:value-type="float">
            <text:p>-0.02</text:p>
          </table:table-cell>
          <table:table-cell table:style-name="ce52" office:value-type="float" office:value="0.05" calcext:value-type="float">
            <text:p>0.05</text:p>
          </table:table-cell>
          <table:table-cell table:style-name="ce52" office:value-type="float" office:value="0.01" calcext:value-type="float">
            <text:p>0.01</text:p>
          </table:table-cell>
          <table:table-cell table:style-name="ce52" office:value-type="float" office:value="0.04" calcext:value-type="float">
            <text:p>0.04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308" table:formula="of:=SUM([.B$2];[.M19])" office:value-type="percentage" office:value="0.176470588235294" calcext:value-type="percentage">
            <text:p>18%</text:p>
          </table:table-cell>
          <table:table-cell table:style-name="ce308" table:formula="of:=SUM([.C$2];[.N19])" office:value-type="percentage" office:value="0.158498326159732" calcext:value-type="percentage">
            <text:p>16%</text:p>
          </table:table-cell>
          <table:table-cell table:style-name="ce308" table:formula="of:=SUM([.D$2];[.O19])" office:value-type="percentage" office:value="0.0716834050693448" calcext:value-type="percentage">
            <text:p>7%</text:p>
          </table:table-cell>
          <table:table-cell table:style-name="ce308" table:formula="of:=SUM([.E$2];[.P19])" office:value-type="percentage" office:value="0.100291726446676" calcext:value-type="percentage">
            <text:p>10%</text:p>
          </table:table-cell>
          <table:table-cell table:style-name="ce308" table:formula="of:=SUM([.F$2];[.Q19])" office:value-type="percentage" office:value="0.146169296987087" calcext:value-type="percentage">
            <text:p>15%</text:p>
          </table:table-cell>
          <table:table-cell table:style-name="ce308" table:formula="of:=SUM([.G$2];[.R19])" office:value-type="percentage" office:value="0.180836920133907" calcext:value-type="percentage">
            <text:p>18%</text:p>
          </table:table-cell>
          <table:table-cell table:style-name="ce308" table:formula="of:=SUM([.H$2];[.S19])" office:value-type="percentage" office:value="0.107106647537064" calcext:value-type="percentage">
            <text:p>11%</text:p>
          </table:table-cell>
          <table:table-cell table:style-name="ce308" table:formula="of:=SUM([.I$2];[.T19])" office:value-type="percentage" office:value="0.0589430894308943" calcext:value-type="percentage">
            <text:p>6%</text:p>
          </table:table-cell>
          <table:table-cell table:style-name="ce308" table:formula="of:=SUM([.B19:.I19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irranmaa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.02" calcext:value-type="float">
            <text:p>0.02</text:p>
          </table:table-cell>
          <table:table-cell table:style-name="ce52" office:value-type="float" office:value="-0.01" calcext:value-type="float">
            <text:p>-0.01</text:p>
          </table:table-cell>
          <table:table-cell table:style-name="ce52" office:value-type="float" office:value="0.01" calcext:value-type="float">
            <text:p>0.01</text:p>
          </table:table-cell>
          <table:table-cell table:style-name="ce52" office:value-type="float" office:value="0.04" calcext:value-type="float">
            <text:p>0.04</text:p>
          </table:table-cell>
          <table:table-cell table:style-name="ce52" office:value-type="float" office:value="0.03" calcext:value-type="float">
            <text:p>0.03</text:p>
          </table:table-cell>
          <table:table-cell table:style-name="ce52" office:value-type="float" office:value="-0.04" calcext:value-type="float">
            <text:p>-0.04</text:p>
          </table:table-cell>
          <table:table-cell table:style-name="ce52" office:value-type="float" office:value="-0.05" calcext:value-type="float">
            <text:p>-0.05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308" table:formula="of:=SUM([.B$2];[.M20])" office:value-type="percentage" office:value="0.216470588235294" calcext:value-type="percentage">
            <text:p>22%</text:p>
          </table:table-cell>
          <table:table-cell table:style-name="ce308" table:formula="of:=SUM([.C$2];[.N20])" office:value-type="percentage" office:value="0.158498326159732" calcext:value-type="percentage">
            <text:p>16%</text:p>
          </table:table-cell>
          <table:table-cell table:style-name="ce308" table:formula="of:=SUM([.D$2];[.O20])" office:value-type="percentage" office:value="0.0416834050693448" calcext:value-type="percentage">
            <text:p>4%</text:p>
          </table:table-cell>
          <table:table-cell table:style-name="ce308" table:formula="of:=SUM([.E$2];[.P20])" office:value-type="percentage" office:value="0.0602917264466762" calcext:value-type="percentage">
            <text:p>6%</text:p>
          </table:table-cell>
          <table:table-cell table:style-name="ce308" table:formula="of:=SUM([.F$2];[.Q20])" office:value-type="percentage" office:value="0.0861692969870875" calcext:value-type="percentage">
            <text:p>9%</text:p>
          </table:table-cell>
          <table:table-cell table:style-name="ce308" table:formula="of:=SUM([.G$2];[.R20])" office:value-type="percentage" office:value="0.200836920133907" calcext:value-type="percentage">
            <text:p>20%</text:p>
          </table:table-cell>
          <table:table-cell table:style-name="ce308" table:formula="of:=SUM([.H$2];[.S20])" office:value-type="percentage" office:value="0.0971066475370636" calcext:value-type="percentage">
            <text:p>10%</text:p>
          </table:table-cell>
          <table:table-cell table:style-name="ce308" table:formula="of:=SUM([.I$2];[.T20])" office:value-type="percentage" office:value="0.138943089430894" calcext:value-type="percentage">
            <text:p>14%</text:p>
          </table:table-cell>
          <table:table-cell table:style-name="ce308" table:formula="of:=SUM([.B20:.I20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ahamaa</text:p>
          </table:table-cell>
          <table:table-cell table:style-name="ce52" office:value-type="float" office:value="0.04" calcext:value-type="float">
            <text:p>0.04</text:p>
          </table:table-cell>
          <table:table-cell table:style-name="ce52" office:value-type="float" office:value="0.02" calcext:value-type="float">
            <text:p>0.02</text:p>
          </table:table-cell>
          <table:table-cell table:style-name="ce52" office:value-type="float" office:value="-0.04" calcext:value-type="float">
            <text:p>-0.04</text:p>
          </table:table-cell>
          <table:table-cell table:style-name="ce52" office:value-type="float" office:value="-0.03" calcext:value-type="float">
            <text:p>-0.03</text:p>
          </table:table-cell>
          <table:table-cell table:style-name="ce52" office:value-type="float" office:value="-0.02" calcext:value-type="float">
            <text:p>-0.02</text:p>
          </table:table-cell>
          <table:table-cell table:style-name="ce52" office:value-type="float" office:value="0.05" calcext:value-type="float">
            <text:p>0.05</text:p>
          </table:table-cell>
          <table:table-cell table:style-name="ce52" office:value-type="float" office:value="-0.05" calcext:value-type="float">
            <text:p>-0.05</text:p>
          </table:table-cell>
          <table:table-cell table:style-name="ce52" office:value-type="float" office:value="0.03" calcext:value-type="float">
            <text:p>0.03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308" table:formula="of:=SUM([.B$2];[.M21])" office:value-type="percentage" office:value="0.146470588235294" calcext:value-type="percentage">
            <text:p>15%</text:p>
          </table:table-cell>
          <table:table-cell table:style-name="ce308" table:formula="of:=SUM([.C$2];[.N21])" office:value-type="percentage" office:value="0.128498326159732" calcext:value-type="percentage">
            <text:p>13%</text:p>
          </table:table-cell>
          <table:table-cell table:style-name="ce308" table:formula="of:=SUM([.D$2];[.O21])" office:value-type="percentage" office:value="0.0616834050693448" calcext:value-type="percentage">
            <text:p>6%</text:p>
          </table:table-cell>
          <table:table-cell table:style-name="ce308" table:formula="of:=SUM([.E$2];[.P21])" office:value-type="percentage" office:value="0.110291726446676" calcext:value-type="percentage">
            <text:p>11%</text:p>
          </table:table-cell>
          <table:table-cell table:style-name="ce308" table:formula="of:=SUM([.F$2];[.Q21])" office:value-type="percentage" office:value="0.116169296987087" calcext:value-type="percentage">
            <text:p>12%</text:p>
          </table:table-cell>
          <table:table-cell table:style-name="ce308" table:formula="of:=SUM([.G$2];[.R21])" office:value-type="percentage" office:value="0.190836920133907" calcext:value-type="percentage">
            <text:p>19%</text:p>
          </table:table-cell>
          <table:table-cell table:style-name="ce308" table:formula="of:=SUM([.H$2];[.S21])" office:value-type="percentage" office:value="0.107106647537064" calcext:value-type="percentage">
            <text:p>11%</text:p>
          </table:table-cell>
          <table:table-cell table:style-name="ce308" table:formula="of:=SUM([.I$2];[.T21])" office:value-type="percentage" office:value="0.138943089430894" calcext:value-type="percentage">
            <text:p>14%</text:p>
          </table:table-cell>
          <table:table-cell table:style-name="ce308" table:formula="of:=SUM([.B21:.I21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entelänlaakso</text:p>
          </table:table-cell>
          <table:table-cell table:style-name="ce52" office:value-type="float" office:value="-0.03" calcext:value-type="float">
            <text:p>-0.03</text:p>
          </table:table-cell>
          <table:table-cell table:style-name="ce52" office:value-type="float" office:value="-0.01" calcext:value-type="float">
            <text:p>-0.01</text:p>
          </table:table-cell>
          <table:table-cell table:style-name="ce52" office:value-type="float" office:value="-0.02" calcext:value-type="float">
            <text:p>-0.02</text:p>
          </table:table-cell>
          <table:table-cell table:style-name="ce52" office:value-type="float" office:value="0.02" calcext:value-type="float">
            <text:p>0.02</text:p>
          </table:table-cell>
          <table:table-cell table:style-name="ce52" office:value-type="float" office:value="0.01" calcext:value-type="float">
            <text:p>0.01</text:p>
          </table:table-cell>
          <table:table-cell table:style-name="ce52" office:value-type="float" office:value="0.04" calcext:value-type="float">
            <text:p>0.04</text:p>
          </table:table-cell>
          <table:table-cell table:style-name="ce52" office:value-type="float" office:value="-0.04" calcext:value-type="float">
            <text:p>-0.04</text:p>
          </table:table-cell>
          <table:table-cell table:style-name="ce52" office:value-type="float" office:value="0.03" calcext:value-type="float">
            <text:p>0.03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308" table:formula="of:=SUM([.B$2];[.M22])" office:value-type="percentage" office:value="0.166470588235294" calcext:value-type="percentage">
            <text:p>17%</text:p>
          </table:table-cell>
          <table:table-cell table:style-name="ce308" table:formula="of:=SUM([.C$2];[.N22])" office:value-type="percentage" office:value="0.0984983261597322" calcext:value-type="percentage">
            <text:p>10%</text:p>
          </table:table-cell>
          <table:table-cell table:style-name="ce308" table:formula="of:=SUM([.D$2];[.O22])" office:value-type="percentage" office:value="0.0916834050693448" calcext:value-type="percentage">
            <text:p>9%</text:p>
          </table:table-cell>
          <table:table-cell table:style-name="ce308" table:formula="of:=SUM([.E$2];[.P22])" office:value-type="percentage" office:value="0.0702917264466762" calcext:value-type="percentage">
            <text:p>7%</text:p>
          </table:table-cell>
          <table:table-cell table:style-name="ce308" table:formula="of:=SUM([.F$2];[.Q22])" office:value-type="percentage" office:value="0.146169296987087" calcext:value-type="percentage">
            <text:p>15%</text:p>
          </table:table-cell>
          <table:table-cell table:style-name="ce308" table:formula="of:=SUM([.G$2];[.R22])" office:value-type="percentage" office:value="0.200836920133907" calcext:value-type="percentage">
            <text:p>20%</text:p>
          </table:table-cell>
          <table:table-cell table:style-name="ce308" table:formula="of:=SUM([.H$2];[.S22])" office:value-type="percentage" office:value="0.167106647537064" calcext:value-type="percentage">
            <text:p>17%</text:p>
          </table:table-cell>
          <table:table-cell table:style-name="ce308" table:formula="of:=SUM([.I$2];[.T22])" office:value-type="percentage" office:value="0.0589430894308943" calcext:value-type="percentage">
            <text:p>6%</text:p>
          </table:table-cell>
          <table:table-cell table:style-name="ce308" table:formula="of:=SUM([.B22:.I22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anhasaarenmaa</text:p>
          </table:table-cell>
          <table:table-cell table:style-name="ce52" office:value-type="float" office:value="-0.01" calcext:value-type="float">
            <text:p>-0.01</text:p>
          </table:table-cell>
          <table:table-cell table:style-name="ce52" office:value-type="float" office:value="-0.04" calcext:value-type="float">
            <text:p>-0.04</text:p>
          </table:table-cell>
          <table:table-cell table:style-name="ce52" office:value-type="float" office:value="0.01" calcext:value-type="float">
            <text:p>0.01</text:p>
          </table:table-cell>
          <table:table-cell table:style-name="ce52" office:value-type="float" office:value="-0.02" calcext:value-type="float">
            <text:p>-0.02</text:p>
          </table:table-cell>
          <table:table-cell table:style-name="ce52" office:value-type="float" office:value="0.04" calcext:value-type="float">
            <text:p>0.04</text:p>
          </table:table-cell>
          <table:table-cell table:style-name="ce52" office:value-type="float" office:value="0.05" calcext:value-type="float">
            <text:p>0.05</text:p>
          </table:table-cell>
          <table:table-cell table:style-name="ce52" office:value-type="float" office:value="0.02" calcext:value-type="float">
            <text:p>0.02</text:p>
          </table:table-cell>
          <table:table-cell table:style-name="ce52" office:value-type="float" office:value="-0.05" calcext:value-type="float">
            <text:p>-0.05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308" table:formula="of:=SUM([.B$2];[.M23])" office:value-type="percentage" office:value="0.156470588235294" calcext:value-type="percentage">
            <text:p>16%</text:p>
          </table:table-cell>
          <table:table-cell table:style-name="ce308" table:formula="of:=SUM([.C$2];[.N23])" office:value-type="percentage" office:value="0.168498326159732" calcext:value-type="percentage">
            <text:p>17%</text:p>
          </table:table-cell>
          <table:table-cell table:style-name="ce308" table:formula="of:=SUM([.D$2];[.O23])" office:value-type="percentage" office:value="0.0416834050693448" calcext:value-type="percentage">
            <text:p>4%</text:p>
          </table:table-cell>
          <table:table-cell table:style-name="ce308" table:formula="of:=SUM([.E$2];[.P23])" office:value-type="percentage" office:value="0.0602917264466762" calcext:value-type="percentage">
            <text:p>6%</text:p>
          </table:table-cell>
          <table:table-cell table:style-name="ce308" table:formula="of:=SUM([.F$2];[.Q23])" office:value-type="percentage" office:value="0.156169296987087" calcext:value-type="percentage">
            <text:p>16%</text:p>
          </table:table-cell>
          <table:table-cell table:style-name="ce308" table:formula="of:=SUM([.G$2];[.R23])" office:value-type="percentage" office:value="0.140836920133907" calcext:value-type="percentage">
            <text:p>14%</text:p>
          </table:table-cell>
          <table:table-cell table:style-name="ce308" table:formula="of:=SUM([.H$2];[.S23])" office:value-type="percentage" office:value="0.147106647537064" calcext:value-type="percentage">
            <text:p>15%</text:p>
          </table:table-cell>
          <table:table-cell table:style-name="ce308" table:formula="of:=SUM([.I$2];[.T23])" office:value-type="percentage" office:value="0.128943089430894" calcext:value-type="percentage">
            <text:p>13%</text:p>
          </table:table-cell>
          <table:table-cell table:style-name="ce308" table:formula="of:=SUM([.B23:.I23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Aurmaa</text:p>
          </table:table-cell>
          <table:table-cell table:style-name="ce52" office:value-type="float" office:value="-0.02" calcext:value-type="float">
            <text:p>-0.02</text:p>
          </table:table-cell>
          <table:table-cell table:style-name="ce52" office:value-type="float" office:value="0.03" calcext:value-type="float">
            <text:p>0.03</text:p>
          </table:table-cell>
          <table:table-cell table:style-name="ce52" office:value-type="float" office:value="-0.04" calcext:value-type="float">
            <text:p>-0.04</text:p>
          </table:table-cell>
          <table:table-cell table:style-name="ce52" office:value-type="float" office:value="-0.03" calcext:value-type="float">
            <text:p>-0.03</text:p>
          </table:table-cell>
          <table:table-cell table:style-name="ce52" office:value-type="float" office:value="0.05" calcext:value-type="float">
            <text:p>0.05</text:p>
          </table:table-cell>
          <table:table-cell table:style-name="ce52" office:value-type="float" office:value="-0.01" calcext:value-type="float">
            <text:p>-0.0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.02" calcext:value-type="float">
            <text:p>0.02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308" table:formula="of:=SUM([.B$2];[.M24])" office:value-type="percentage" office:value="0.156470588235294" calcext:value-type="percentage">
            <text:p>16%</text:p>
          </table:table-cell>
          <table:table-cell table:style-name="ce308" table:formula="of:=SUM([.C$2];[.N24])" office:value-type="percentage" office:value="0.178498326159732" calcext:value-type="percentage">
            <text:p>18%</text:p>
          </table:table-cell>
          <table:table-cell table:style-name="ce308" table:formula="of:=SUM([.D$2];[.O24])" office:value-type="percentage" office:value="0.131683405069345" calcext:value-type="percentage">
            <text:p>13%</text:p>
          </table:table-cell>
          <table:table-cell table:style-name="ce308" table:formula="of:=SUM([.E$2];[.P24])" office:value-type="percentage" office:value="0.0502917264466762" calcext:value-type="percentage">
            <text:p>5%</text:p>
          </table:table-cell>
          <table:table-cell table:style-name="ce308" table:formula="of:=SUM([.F$2];[.Q24])" office:value-type="percentage" office:value="0.106169296987087" calcext:value-type="percentage">
            <text:p>11%</text:p>
          </table:table-cell>
          <table:table-cell table:style-name="ce308" table:formula="of:=SUM([.G$2];[.R24])" office:value-type="percentage" office:value="0.180836920133907" calcext:value-type="percentage">
            <text:p>18%</text:p>
          </table:table-cell>
          <table:table-cell table:style-name="ce308" table:formula="of:=SUM([.H$2];[.S24])" office:value-type="percentage" office:value="0.0971066475370636" calcext:value-type="percentage">
            <text:p>10%</text:p>
          </table:table-cell>
          <table:table-cell table:style-name="ce308" table:formula="of:=SUM([.I$2];[.T24])" office:value-type="percentage" office:value="0.0989430894308943" calcext:value-type="percentage">
            <text:p>10%</text:p>
          </table:table-cell>
          <table:table-cell table:style-name="ce308" table:formula="of:=SUM([.B24:.I24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Ristilaakso</text:p>
          </table:table-cell>
          <table:table-cell table:style-name="ce52" office:value-type="float" office:value="-0.02" calcext:value-type="float">
            <text:p>-0.02</text:p>
          </table:table-cell>
          <table:table-cell table:style-name="ce52" office:value-type="float" office:value="0.04" calcext:value-type="float">
            <text:p>0.04</text:p>
          </table:table-cell>
          <table:table-cell table:style-name="ce52" office:value-type="float" office:value="0.05" calcext:value-type="float">
            <text:p>0.05</text:p>
          </table:table-cell>
          <table:table-cell table:style-name="ce52" office:value-type="float" office:value="-0.04" calcext:value-type="float">
            <text:p>-0.04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0.03" calcext:value-type="float">
            <text:p>0.03</text:p>
          </table:table-cell>
          <table:table-cell table:style-name="ce52" office:value-type="float" office:value="-0.05" calcext:value-type="float">
            <text:p>-0.05</text:p>
          </table:table-cell>
          <table:table-cell table:style-name="ce52" office:value-type="float" office:value="-0.01" calcext:value-type="float">
            <text:p>-0.01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7"/>
          <table:table-cell table:style-name="ce115" table:number-columns-repeated="8"/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300" office:value-type="string" calcext:value-type="string">
            <text:p>1. ÄÄNET</text:p>
          </table:table-cell>
          <table:table-cell table:style-name="ce84" office:value-type="string" calcext:value-type="string">
            <text:p>SFO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NP</text:p>
          </table:table-cell>
          <table:table-cell table:style-name="ce84" office:value-type="string" calcext:value-type="string">
            <text:p>LAF</text:p>
          </table:table-cell>
          <table:table-cell table:style-name="ce84" office:value-type="string" calcext:value-type="string">
            <text:p>KD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FF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enmaa</text:p>
          </table:table-cell>
          <table:table-cell table:style-name="ce263" table:formula="of:=[.B18]*[.$K27]" office:value-type="float" office:value="729.888235294118" calcext:value-type="float">
            <text:p>730</text:p>
          </table:table-cell>
          <table:table-cell table:style-name="ce263" table:formula="of:=[.C18]*[.$K27]" office:value-type="float" office:value="328.771281683405" calcext:value-type="float">
            <text:p>329</text:p>
          </table:table-cell>
          <table:table-cell table:style-name="ce263" table:formula="of:=[.D18]*[.$K27]" office:value-type="float" office:value="266.303849832616" calcext:value-type="float">
            <text:p>266</text:p>
          </table:table-cell>
          <table:table-cell table:style-name="ce263" table:formula="of:=[.E18]*[.$K27]" office:value-type="float" office:value="186.833763749402" calcext:value-type="float">
            <text:p>187</text:p>
          </table:table-cell>
          <table:table-cell table:style-name="ce263" table:formula="of:=[.F18]*[.$K27]" office:value-type="float" office:value="320.11893830703" calcext:value-type="float">
            <text:p>320</text:p>
          </table:table-cell>
          <table:table-cell table:style-name="ce263" table:formula="of:=[.G18]*[.$K27]" office:value-type="float" office:value="746.109158297465" calcext:value-type="float">
            <text:p>746</text:p>
          </table:table-cell>
          <table:table-cell table:style-name="ce263" table:formula="of:=[.H18]*[.$K27]" office:value-type="float" office:value="583.651195600191" calcext:value-type="float">
            <text:p>584</text:p>
          </table:table-cell>
          <table:table-cell table:style-name="ce263" table:formula="of:=[.I18]*[.$K27]" office:value-type="float" office:value="553.323577235772" calcext:value-type="float">
            <text:p>553</text:p>
          </table:table-cell>
          <table:table-cell table:style-name="ce263" table:formula="of:=SUM([.B27:.I27])" office:value-type="float" office:value="3715" calcext:value-type="float">
            <text:p>3715</text:p>
          </table:table-cell>
          <table:table-cell table:style-name="ce77" office:value-type="float" office:value="3715" calcext:value-type="float">
            <text:p>3715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263" table:formula="of:=[.B19]*[.$K28]" office:value-type="float" office:value="434.823529411765" calcext:value-type="float">
            <text:p>435</text:p>
          </table:table-cell>
          <table:table-cell table:style-name="ce263" table:formula="of:=[.C19]*[.$K28]" office:value-type="float" office:value="390.53987565758" calcext:value-type="float">
            <text:p>391</text:p>
          </table:table-cell>
          <table:table-cell table:style-name="ce263" table:formula="of:=[.D19]*[.$K28]" office:value-type="float" office:value="176.627910090866" calcext:value-type="float">
            <text:p>177</text:p>
          </table:table-cell>
          <table:table-cell table:style-name="ce263" table:formula="of:=[.E19]*[.$K28]" office:value-type="float" office:value="247.11881396461" calcext:value-type="float">
            <text:p>247</text:p>
          </table:table-cell>
          <table:table-cell table:style-name="ce263" table:formula="of:=[.F19]*[.$K28]" office:value-type="float" office:value="360.161147776184" calcext:value-type="float">
            <text:p>360</text:p>
          </table:table-cell>
          <table:table-cell table:style-name="ce263" table:formula="of:=[.G19]*[.$K28]" office:value-type="float" office:value="445.582171209947" calcext:value-type="float">
            <text:p>446</text:p>
          </table:table-cell>
          <table:table-cell table:style-name="ce263" table:formula="of:=[.H19]*[.$K28]" office:value-type="float" office:value="263.910779531325" calcext:value-type="float">
            <text:p>264</text:p>
          </table:table-cell>
          <table:table-cell table:style-name="ce263" table:formula="of:=[.I19]*[.$K28]" office:value-type="float" office:value="145.235772357724" calcext:value-type="float">
            <text:p>145</text:p>
          </table:table-cell>
          <table:table-cell table:style-name="ce263" table:formula="of:=SUM([.B28:.I28])" office:value-type="float" office:value="2464" calcext:value-type="float">
            <text:p>2464</text:p>
          </table:table-cell>
          <table:table-cell table:style-name="ce77" office:value-type="float" office:value="2464" calcext:value-type="float">
            <text:p>2464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263" table:formula="of:=[.B20]*[.$K29]" office:value-type="float" office:value="315.181176470588" calcext:value-type="float">
            <text:p>315</text:p>
          </table:table-cell>
          <table:table-cell table:style-name="ce263" table:formula="of:=[.C20]*[.$K29]" office:value-type="float" office:value="230.77356288857" calcext:value-type="float">
            <text:p>231</text:p>
          </table:table-cell>
          <table:table-cell table:style-name="ce263" table:formula="of:=[.D20]*[.$K29]" office:value-type="float" office:value="60.6910377809661" calcext:value-type="float">
            <text:p>61</text:p>
          </table:table-cell>
          <table:table-cell table:style-name="ce263" table:formula="of:=[.E20]*[.$K29]" office:value-type="float" office:value="87.7847537063606" calcext:value-type="float">
            <text:p>88</text:p>
          </table:table-cell>
          <table:table-cell table:style-name="ce263" table:formula="of:=[.F20]*[.$K29]" office:value-type="float" office:value="125.462496413199" calcext:value-type="float">
            <text:p>125</text:p>
          </table:table-cell>
          <table:table-cell table:style-name="ce263" table:formula="of:=[.G20]*[.$K29]" office:value-type="float" office:value="292.418555714969" calcext:value-type="float">
            <text:p>292</text:p>
          </table:table-cell>
          <table:table-cell table:style-name="ce263" table:formula="of:=[.H20]*[.$K29]" office:value-type="float" office:value="141.387278813965" calcext:value-type="float">
            <text:p>141</text:p>
          </table:table-cell>
          <table:table-cell table:style-name="ce263" table:formula="of:=[.I20]*[.$K29]" office:value-type="float" office:value="202.301138211382" calcext:value-type="float">
            <text:p>202</text:p>
          </table:table-cell>
          <table:table-cell table:style-name="ce263" table:formula="of:=SUM([.B29:.I29])" office:value-type="float" office:value="1456" calcext:value-type="float">
            <text:p>1456</text:p>
          </table:table-cell>
          <table:table-cell table:style-name="ce77" office:value-type="float" office:value="1456" calcext:value-type="float">
            <text:p>1456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table:formula="of:=[.B21]*[.$K30]" office:value-type="float" office:value="179.865882352941" calcext:value-type="float">
            <text:p>180</text:p>
          </table:table-cell>
          <table:table-cell table:style-name="ce263" table:formula="of:=[.C21]*[.$K30]" office:value-type="float" office:value="157.795944524151" calcext:value-type="float">
            <text:p>158</text:p>
          </table:table-cell>
          <table:table-cell table:style-name="ce263" table:formula="of:=[.D21]*[.$K30]" office:value-type="float" office:value="75.7472214251554" calcext:value-type="float">
            <text:p>76</text:p>
          </table:table-cell>
          <table:table-cell table:style-name="ce263" table:formula="of:=[.E21]*[.$K30]" office:value-type="float" office:value="135.438240076518" calcext:value-type="float">
            <text:p>135</text:p>
          </table:table-cell>
          <table:table-cell table:style-name="ce263" table:formula="of:=[.F21]*[.$K30]" office:value-type="float" office:value="142.655896700143" calcext:value-type="float">
            <text:p>143</text:p>
          </table:table-cell>
          <table:table-cell table:style-name="ce263" table:formula="of:=[.G21]*[.$K30]" office:value-type="float" office:value="234.347737924438" calcext:value-type="float">
            <text:p>234</text:p>
          </table:table-cell>
          <table:table-cell table:style-name="ce263" table:formula="of:=[.H21]*[.$K30]" office:value-type="float" office:value="131.526963175514" calcext:value-type="float">
            <text:p>132</text:p>
          </table:table-cell>
          <table:table-cell table:style-name="ce263" table:formula="of:=[.I21]*[.$K30]" office:value-type="float" office:value="170.622113821138" calcext:value-type="float">
            <text:p>171</text:p>
          </table:table-cell>
          <table:table-cell table:style-name="ce263" table:formula="of:=SUM([.B30:.I30])" office:value-type="float" office:value="1228" calcext:value-type="float">
            <text:p>1228</text:p>
          </table:table-cell>
          <table:table-cell table:style-name="ce77" office:value-type="float" office:value="1228" calcext:value-type="float">
            <text:p>1228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 table:formula="of:=[.B22]*[.$K31]" office:value-type="float" office:value="64.4241176470588" calcext:value-type="float">
            <text:p>64</text:p>
          </table:table-cell>
          <table:table-cell table:style-name="ce263" table:formula="of:=[.C22]*[.$K31]" office:value-type="float" office:value="38.1188522238163" calcext:value-type="float">
            <text:p>38</text:p>
          </table:table-cell>
          <table:table-cell table:style-name="ce263" table:formula="of:=[.D22]*[.$K31]" office:value-type="float" office:value="35.4814777618364" calcext:value-type="float">
            <text:p>35</text:p>
          </table:table-cell>
          <table:table-cell table:style-name="ce263" table:formula="of:=[.E22]*[.$K31]" office:value-type="float" office:value="27.2028981348637" calcext:value-type="float">
            <text:p>27</text:p>
          </table:table-cell>
          <table:table-cell table:style-name="ce263" table:formula="of:=[.F22]*[.$K31]" office:value-type="float" office:value="56.5675179340029" calcext:value-type="float">
            <text:p>57</text:p>
          </table:table-cell>
          <table:table-cell table:style-name="ce263" table:formula="of:=[.G22]*[.$K31]" office:value-type="float" office:value="77.7238880918221" calcext:value-type="float">
            <text:p>78</text:p>
          </table:table-cell>
          <table:table-cell table:style-name="ce263" table:formula="of:=[.H22]*[.$K31]" office:value-type="float" office:value="64.6702725968436" calcext:value-type="float">
            <text:p>65</text:p>
          </table:table-cell>
          <table:table-cell table:style-name="ce263" table:formula="of:=[.I22]*[.$K31]" office:value-type="float" office:value="22.8109756097561" calcext:value-type="float">
            <text:p>23</text:p>
          </table:table-cell>
          <table:table-cell table:style-name="ce263" table:formula="of:=SUM([.B31:.I31])" office:value-type="float" office:value="387" calcext:value-type="float">
            <text:p>387</text:p>
          </table:table-cell>
          <table:table-cell table:style-name="ce77" office:value-type="float" office:value="387" calcext:value-type="float">
            <text:p>387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63" table:formula="of:=[.B23]*[.$K32]" office:value-type="float" office:value="49.4447058823529" calcext:value-type="float">
            <text:p>49</text:p>
          </table:table-cell>
          <table:table-cell table:style-name="ce263" table:formula="of:=[.C23]*[.$K32]" office:value-type="float" office:value="53.2454710664754" calcext:value-type="float">
            <text:p>53</text:p>
          </table:table-cell>
          <table:table-cell table:style-name="ce263" table:formula="of:=[.D23]*[.$K32]" office:value-type="float" office:value="13.171956001913" calcext:value-type="float">
            <text:p>13</text:p>
          </table:table-cell>
          <table:table-cell table:style-name="ce263" table:formula="of:=[.E23]*[.$K32]" office:value-type="float" office:value="19.0521855571497" calcext:value-type="float">
            <text:p>19</text:p>
          </table:table-cell>
          <table:table-cell table:style-name="ce263" table:formula="of:=[.F23]*[.$K32]" office:value-type="float" office:value="49.3494978479196" calcext:value-type="float">
            <text:p>49</text:p>
          </table:table-cell>
          <table:table-cell table:style-name="ce263" table:formula="of:=[.G23]*[.$K32]" office:value-type="float" office:value="44.5044667623147" calcext:value-type="float">
            <text:p>45</text:p>
          </table:table-cell>
          <table:table-cell table:style-name="ce263" table:formula="of:=[.H23]*[.$K32]" office:value-type="float" office:value="46.4857006217121" calcext:value-type="float">
            <text:p>46</text:p>
          </table:table-cell>
          <table:table-cell table:style-name="ce263" table:formula="of:=[.I23]*[.$K32]" office:value-type="float" office:value="40.7460162601626" calcext:value-type="float">
            <text:p>41</text:p>
          </table:table-cell>
          <table:table-cell table:style-name="ce263" table:formula="of:=SUM([.B32:.I32])" office:value-type="float" office:value="316" calcext:value-type="float">
            <text:p>316</text:p>
          </table:table-cell>
          <table:table-cell table:style-name="ce77" office:value-type="float" office:value="316" calcext:value-type="float">
            <text:p>316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63" table:formula="of:=[.B24]*[.$K33]" office:value-type="float" office:value="41.7776470588235" calcext:value-type="float">
            <text:p>42</text:p>
          </table:table-cell>
          <table:table-cell table:style-name="ce263" table:formula="of:=[.C24]*[.$K33]" office:value-type="float" office:value="47.6590530846485" calcext:value-type="float">
            <text:p>48</text:p>
          </table:table-cell>
          <table:table-cell table:style-name="ce263" table:formula="of:=[.D24]*[.$K33]" office:value-type="float" office:value="35.1594691535151" calcext:value-type="float">
            <text:p>35</text:p>
          </table:table-cell>
          <table:table-cell table:style-name="ce263" table:formula="of:=[.E24]*[.$K33]" office:value-type="float" office:value="13.4278909612626" calcext:value-type="float">
            <text:p>13</text:p>
          </table:table-cell>
          <table:table-cell table:style-name="ce263" table:formula="of:=[.F24]*[.$K33]" office:value-type="float" office:value="28.3472022955524" calcext:value-type="float">
            <text:p>28</text:p>
          </table:table-cell>
          <table:table-cell table:style-name="ce263" table:formula="of:=[.G24]*[.$K33]" office:value-type="float" office:value="48.2834576757532" calcext:value-type="float">
            <text:p>48</text:p>
          </table:table-cell>
          <table:table-cell table:style-name="ce263" table:formula="of:=[.H24]*[.$K33]" office:value-type="float" office:value="25.927474892396" calcext:value-type="float">
            <text:p>26</text:p>
          </table:table-cell>
          <table:table-cell table:style-name="ce263" table:formula="of:=[.I24]*[.$K33]" office:value-type="float" office:value="26.4178048780488" calcext:value-type="float">
            <text:p>26</text:p>
          </table:table-cell>
          <table:table-cell table:style-name="ce263" table:formula="of:=SUM([.B33:.I33])" office:value-type="float" office:value="267" calcext:value-type="float">
            <text:p>267</text:p>
          </table:table-cell>
          <table:table-cell table:style-name="ce77" office:value-type="float" office:value="267" calcext:value-type="float">
            <text:p>267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63" table:formula="of:=SUM([.B34:.I34])" office:value-type="float" office:value="9833" calcext:value-type="float">
            <text:p>9833</text:p>
          </table:table-cell>
          <table:table-cell table:style-name="ce263" table:formula="of:=SUM([.B27:.B33])" office:value-type="float" office:value="1815.40529411765" calcext:value-type="float">
            <text:p>1815</text:p>
          </table:table-cell>
          <table:table-cell table:style-name="ce263" table:formula="of:=SUM([.C27:.C33])" office:value-type="float" office:value="1246.90404112865" calcext:value-type="float">
            <text:p>1247</text:p>
          </table:table-cell>
          <table:table-cell table:style-name="ce263" table:formula="of:=SUM([.D27:.D33])" office:value-type="float" office:value="663.182922046868" calcext:value-type="float">
            <text:p>663</text:p>
          </table:table-cell>
          <table:table-cell table:style-name="ce263" table:formula="of:=SUM([.E27:.E33])" office:value-type="float" office:value="716.858546150167" calcext:value-type="float">
            <text:p>717</text:p>
          </table:table-cell>
          <table:table-cell table:style-name="ce263" table:formula="of:=SUM([.F27:.F33])" office:value-type="float" office:value="1082.66269727403" calcext:value-type="float">
            <text:p>1083</text:p>
          </table:table-cell>
          <table:table-cell table:style-name="ce263" table:formula="of:=SUM([.G27:.G33])" office:value-type="float" office:value="1888.96943567671" calcext:value-type="float">
            <text:p>1889</text:p>
          </table:table-cell>
          <table:table-cell table:style-name="ce263" table:formula="of:=SUM([.H27:.H33])" office:value-type="float" office:value="1257.55966523195" calcext:value-type="float">
            <text:p>1258</text:p>
          </table:table-cell>
          <table:table-cell table:style-name="ce263" table:formula="of:=SUM([.I27:.I33])" office:value-type="float" office:value="1161.45739837398" calcext:value-type="float">
            <text:p>1161</text:p>
          </table:table-cell>
          <table:table-cell table:style-name="ce263" table:formula="of:=SUM([.J27:.J33])" office:value-type="float" office:value="9833" calcext:value-type="float">
            <text:p>9833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00" office:value-type="string" calcext:value-type="string">
            <text:p>PROSENTIT 1/2 ÄÄNET</text:p>
          </table:table-cell>
          <table:table-cell table:style-name="ce84" office:value-type="string" calcext:value-type="string">
            <text:p>SFO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NP</text:p>
          </table:table-cell>
          <table:table-cell table:style-name="ce84" office:value-type="string" calcext:value-type="string">
            <text:p>LAF</text:p>
          </table:table-cell>
          <table:table-cell table:style-name="ce84" office:value-type="string" calcext:value-type="string">
            <text:p>KD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FF</text:p>
          </table:table-cell>
          <table:table-cell table:style-name="ce84" office:value-type="string" calcext:value-type="string">
            <text:p>Yht.</text:p>
          </table:table-cell>
          <table:table-cell table:style-name="ce77"/>
          <table:table-cell table:style-name="ce77" office:value-type="string" calcext:value-type="string">
            <text:p>Muutosprosentit</text:p>
          </table:table-cell>
          <table:table-cell table:style-name="ce77" office:value-type="string" calcext:value-type="string">
            <text:p>SPP</text:p>
          </table:table-cell>
          <table:table-cell table:style-name="ce77" office:value-type="string" calcext:value-type="string">
            <text:p>DEM</text:p>
          </table:table-cell>
          <table:table-cell table:style-name="ce77" office:value-type="string" calcext:value-type="string">
            <text:p>NAT</text:p>
          </table:table-cell>
          <table:table-cell table:style-name="ce77" office:value-type="string" calcext:value-type="string">
            <text:p>CEN</text:p>
          </table:table-cell>
          <table:table-cell table:style-name="ce77" office:value-type="string" calcext:value-type="string">
            <text:p>CDLU</text:p>
          </table:table-cell>
          <table:table-cell table:style-name="ce77" office:value-type="string" calcext:value-type="string">
            <text:p>LIB</text:p>
          </table:table-cell>
          <table:table-cell table:style-name="ce77" office:value-type="string" calcext:value-type="string">
            <text:p>FDP</text:p>
          </table:table-cell>
          <table:table-cell table:style-name="ce77" office:value-type="string" calcext:value-type="string">
            <text:p>PF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enmaa</text:p>
          </table:table-cell>
          <table:table-cell table:style-name="ce308" table:formula="of:=SUM([.B$2];[.M36])" office:value-type="percentage" office:value="0.176470588235294" calcext:value-type="percentage">
            <text:p>18%</text:p>
          </table:table-cell>
          <table:table-cell table:style-name="ce308" table:formula="of:=SUM([.C$2];[.N36])" office:value-type="percentage" office:value="0.188498326159732" calcext:value-type="percentage">
            <text:p>19%</text:p>
          </table:table-cell>
          <table:table-cell table:style-name="ce308" table:formula="of:=SUM([.D$2];[.O36])" office:value-type="percentage" office:value="0.101683405069345" calcext:value-type="percentage">
            <text:p>10%</text:p>
          </table:table-cell>
          <table:table-cell table:style-name="ce308" table:formula="of:=SUM([.E$2];[.P36])" office:value-type="percentage" office:value="0.0702917264466762" calcext:value-type="percentage">
            <text:p>7%</text:p>
          </table:table-cell>
          <table:table-cell table:style-name="ce308" table:formula="of:=SUM([.F$2];[.Q36])" office:value-type="percentage" office:value="0.0661692969870875" calcext:value-type="percentage">
            <text:p>7%</text:p>
          </table:table-cell>
          <table:table-cell table:style-name="ce308" table:formula="of:=SUM([.G$2];[.R36])" office:value-type="percentage" office:value="0.180836920133907" calcext:value-type="percentage">
            <text:p>18%</text:p>
          </table:table-cell>
          <table:table-cell table:style-name="ce308" table:formula="of:=SUM([.H$2];[.S36])" office:value-type="percentage" office:value="0.117106647537064" calcext:value-type="percentage">
            <text:p>12%</text:p>
          </table:table-cell>
          <table:table-cell table:style-name="ce308" table:formula="of:=SUM([.I$2];[.T36])" office:value-type="percentage" office:value="0.0989430894308943" calcext:value-type="percentage">
            <text:p>10%</text:p>
          </table:table-cell>
          <table:table-cell table:style-name="ce308" table:formula="of:=SUM([.B36:.I36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Uussaarenmaa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308" table:formula="of:=SUM([.B$2];[.M37])" office:value-type="percentage" office:value="0.136470588235294" calcext:value-type="percentage">
            <text:p>14%</text:p>
          </table:table-cell>
          <table:table-cell table:style-name="ce308" table:formula="of:=SUM([.C$2];[.N37])" office:value-type="percentage" office:value="0.178498326159732" calcext:value-type="percentage">
            <text:p>18%</text:p>
          </table:table-cell>
          <table:table-cell table:style-name="ce308" table:formula="of:=SUM([.D$2];[.O37])" office:value-type="percentage" office:value="0.0916834050693448" calcext:value-type="percentage">
            <text:p>9%</text:p>
          </table:table-cell>
          <table:table-cell table:style-name="ce308" table:formula="of:=SUM([.E$2];[.P37])" office:value-type="percentage" office:value="0.0902917264466762" calcext:value-type="percentage">
            <text:p>9%</text:p>
          </table:table-cell>
          <table:table-cell table:style-name="ce308" table:formula="of:=SUM([.F$2];[.Q37])" office:value-type="percentage" office:value="0.0861692969870875" calcext:value-type="percentage">
            <text:p>9%</text:p>
          </table:table-cell>
          <table:table-cell table:style-name="ce308" table:formula="of:=SUM([.G$2];[.R37])" office:value-type="percentage" office:value="0.200836920133907" calcext:value-type="percentage">
            <text:p>20%</text:p>
          </table:table-cell>
          <table:table-cell table:style-name="ce308" table:formula="of:=SUM([.H$2];[.S37])" office:value-type="percentage" office:value="0.117106647537064" calcext:value-type="percentage">
            <text:p>12%</text:p>
          </table:table-cell>
          <table:table-cell table:style-name="ce308" table:formula="of:=SUM([.I$2];[.T37])" office:value-type="percentage" office:value="0.0989430894308943" calcext:value-type="percentage">
            <text:p>10%</text:p>
          </table:table-cell>
          <table:table-cell table:style-name="ce308" table:formula="of:=SUM([.B37:.I37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irranmaa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308" table:formula="of:=SUM([.B$2];[.M38])" office:value-type="percentage" office:value="0.136470588235294" calcext:value-type="percentage">
            <text:p>14%</text:p>
          </table:table-cell>
          <table:table-cell table:style-name="ce308" table:formula="of:=SUM([.C$2];[.N38])" office:value-type="percentage" office:value="0.138498326159732" calcext:value-type="percentage">
            <text:p>14%</text:p>
          </table:table-cell>
          <table:table-cell table:style-name="ce308" table:formula="of:=SUM([.D$2];[.O38])" office:value-type="percentage" office:value="0.0516834050693448" calcext:value-type="percentage">
            <text:p>5%</text:p>
          </table:table-cell>
          <table:table-cell table:style-name="ce308" table:formula="of:=SUM([.E$2];[.P38])" office:value-type="percentage" office:value="0.100291726446676" calcext:value-type="percentage">
            <text:p>10%</text:p>
          </table:table-cell>
          <table:table-cell table:style-name="ce308" table:formula="of:=SUM([.F$2];[.Q38])" office:value-type="percentage" office:value="0.0961692969870875" calcext:value-type="percentage">
            <text:p>10%</text:p>
          </table:table-cell>
          <table:table-cell table:style-name="ce308" table:formula="of:=SUM([.G$2];[.R38])" office:value-type="percentage" office:value="0.200836920133907" calcext:value-type="percentage">
            <text:p>20%</text:p>
          </table:table-cell>
          <table:table-cell table:style-name="ce308" table:formula="of:=SUM([.H$2];[.S38])" office:value-type="percentage" office:value="0.187106647537064" calcext:value-type="percentage">
            <text:p>19%</text:p>
          </table:table-cell>
          <table:table-cell table:style-name="ce308" table:formula="of:=SUM([.I$2];[.T38])" office:value-type="percentage" office:value="0.0889430894308943" calcext:value-type="percentage">
            <text:p>9%</text:p>
          </table:table-cell>
          <table:table-cell table:style-name="ce308" table:formula="of:=SUM([.B38:.I38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ahamaa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308" table:formula="of:=SUM([.B$2];[.M39])" office:value-type="percentage" office:value="0.136470588235294" calcext:value-type="percentage">
            <text:p>14%</text:p>
          </table:table-cell>
          <table:table-cell table:style-name="ce308" table:formula="of:=SUM([.C$2];[.N39])" office:value-type="percentage" office:value="0.108498326159732" calcext:value-type="percentage">
            <text:p>11%</text:p>
          </table:table-cell>
          <table:table-cell table:style-name="ce308" table:formula="of:=SUM([.D$2];[.O39])" office:value-type="percentage" office:value="0.101683405069345" calcext:value-type="percentage">
            <text:p>10%</text:p>
          </table:table-cell>
          <table:table-cell table:style-name="ce308" table:formula="of:=SUM([.E$2];[.P39])" office:value-type="percentage" office:value="0.0802917264466763" calcext:value-type="percentage">
            <text:p>8%</text:p>
          </table:table-cell>
          <table:table-cell table:style-name="ce308" table:formula="of:=SUM([.F$2];[.Q39])" office:value-type="percentage" office:value="0.0861692969870875" calcext:value-type="percentage">
            <text:p>9%</text:p>
          </table:table-cell>
          <table:table-cell table:style-name="ce308" table:formula="of:=SUM([.G$2];[.R39])" office:value-type="percentage" office:value="0.200836920133907" calcext:value-type="percentage">
            <text:p>20%</text:p>
          </table:table-cell>
          <table:table-cell table:style-name="ce308" table:formula="of:=SUM([.H$2];[.S39])" office:value-type="percentage" office:value="0.147106647537064" calcext:value-type="percentage">
            <text:p>15%</text:p>
          </table:table-cell>
          <table:table-cell table:style-name="ce308" table:formula="of:=SUM([.I$2];[.T39])" office:value-type="percentage" office:value="0.138943089430894" calcext:value-type="percentage">
            <text:p>14%</text:p>
          </table:table-cell>
          <table:table-cell table:style-name="ce308" table:formula="of:=SUM([.B39:.I39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entelänlaakso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308" table:formula="of:=SUM([.B$2];[.M40])" office:value-type="percentage" office:value="0.206470588235294" calcext:value-type="percentage">
            <text:p>21%</text:p>
          </table:table-cell>
          <table:table-cell table:style-name="ce308" table:formula="of:=SUM([.C$2];[.N40])" office:value-type="percentage" office:value="0.158498326159732" calcext:value-type="percentage">
            <text:p>16%</text:p>
          </table:table-cell>
          <table:table-cell table:style-name="ce308" table:formula="of:=SUM([.D$2];[.O40])" office:value-type="percentage" office:value="0.0916834050693448" calcext:value-type="percentage">
            <text:p>9%</text:p>
          </table:table-cell>
          <table:table-cell table:style-name="ce308" table:formula="of:=SUM([.E$2];[.P40])" office:value-type="percentage" office:value="0.0902917264466762" calcext:value-type="percentage">
            <text:p>9%</text:p>
          </table:table-cell>
          <table:table-cell table:style-name="ce308" table:formula="of:=SUM([.F$2];[.Q40])" office:value-type="percentage" office:value="0.0561692969870875" calcext:value-type="percentage">
            <text:p>6%</text:p>
          </table:table-cell>
          <table:table-cell table:style-name="ce308" table:formula="of:=SUM([.G$2];[.R40])" office:value-type="percentage" office:value="0.110836920133907" calcext:value-type="percentage">
            <text:p>11%</text:p>
          </table:table-cell>
          <table:table-cell table:style-name="ce308" table:formula="of:=SUM([.H$2];[.S40])" office:value-type="percentage" office:value="0.187106647537064" calcext:value-type="percentage">
            <text:p>19%</text:p>
          </table:table-cell>
          <table:table-cell table:style-name="ce308" table:formula="of:=SUM([.I$2];[.T40])" office:value-type="percentage" office:value="0.0989430894308943" calcext:value-type="percentage">
            <text:p>10%</text:p>
          </table:table-cell>
          <table:table-cell table:style-name="ce308" table:formula="of:=SUM([.B40:.I40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anhasaarenmaa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-0.05" calcext:value-type="float">
            <text:p>-0.05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308" table:formula="of:=SUM([.B$2];[.M41])" office:value-type="percentage" office:value="0.166470588235294" calcext:value-type="percentage">
            <text:p>17%</text:p>
          </table:table-cell>
          <table:table-cell table:style-name="ce308" table:formula="of:=SUM([.C$2];[.N41])" office:value-type="percentage" office:value="0.0884983261597322" calcext:value-type="percentage">
            <text:p>9%</text:p>
          </table:table-cell>
          <table:table-cell table:style-name="ce308" table:formula="of:=SUM([.D$2];[.O41])" office:value-type="percentage" office:value="0.0516834050693448" calcext:value-type="percentage">
            <text:p>5%</text:p>
          </table:table-cell>
          <table:table-cell table:style-name="ce308" table:formula="of:=SUM([.E$2];[.P41])" office:value-type="percentage" office:value="0.100291726446676" calcext:value-type="percentage">
            <text:p>10%</text:p>
          </table:table-cell>
          <table:table-cell table:style-name="ce308" table:formula="of:=SUM([.F$2];[.Q41])" office:value-type="percentage" office:value="0.0661692969870875" calcext:value-type="percentage">
            <text:p>7%</text:p>
          </table:table-cell>
          <table:table-cell table:style-name="ce308" table:formula="of:=SUM([.G$2];[.R41])" office:value-type="percentage" office:value="0.190836920133907" calcext:value-type="percentage">
            <text:p>19%</text:p>
          </table:table-cell>
          <table:table-cell table:style-name="ce308" table:formula="of:=SUM([.H$2];[.S41])" office:value-type="percentage" office:value="0.197106647537064" calcext:value-type="percentage">
            <text:p>20%</text:p>
          </table:table-cell>
          <table:table-cell table:style-name="ce308" table:formula="of:=SUM([.I$2];[.T41])" office:value-type="percentage" office:value="0.138943089430894" calcext:value-type="percentage">
            <text:p>14%</text:p>
          </table:table-cell>
          <table:table-cell table:style-name="ce308" table:formula="of:=SUM([.B41:.I41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Aurmaa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-0.05" calcext:value-type="float">
            <text:p>-0.05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308" table:formula="of:=SUM([.B$2];[.M42])" office:value-type="percentage" office:value="0.146470588235294" calcext:value-type="percentage">
            <text:p>15%</text:p>
          </table:table-cell>
          <table:table-cell table:style-name="ce308" table:formula="of:=SUM([.C$2];[.N42])" office:value-type="percentage" office:value="0.128498326159732" calcext:value-type="percentage">
            <text:p>13%</text:p>
          </table:table-cell>
          <table:table-cell table:style-name="ce308" table:formula="of:=SUM([.D$2];[.O42])" office:value-type="percentage" office:value="0.101683405069345" calcext:value-type="percentage">
            <text:p>10%</text:p>
          </table:table-cell>
          <table:table-cell table:style-name="ce308" table:formula="of:=SUM([.E$2];[.P42])" office:value-type="percentage" office:value="0.100291726446676" calcext:value-type="percentage">
            <text:p>10%</text:p>
          </table:table-cell>
          <table:table-cell table:style-name="ce308" table:formula="of:=SUM([.F$2];[.Q42])" office:value-type="percentage" office:value="0.0561692969870875" calcext:value-type="percentage">
            <text:p>6%</text:p>
          </table:table-cell>
          <table:table-cell table:style-name="ce308" table:formula="of:=SUM([.G$2];[.R42])" office:value-type="percentage" office:value="0.200836920133907" calcext:value-type="percentage">
            <text:p>20%</text:p>
          </table:table-cell>
          <table:table-cell table:style-name="ce308" table:formula="of:=SUM([.H$2];[.S42])" office:value-type="percentage" office:value="0.127106647537064" calcext:value-type="percentage">
            <text:p>13%</text:p>
          </table:table-cell>
          <table:table-cell table:style-name="ce308" table:formula="of:=SUM([.I$2];[.T42])" office:value-type="percentage" office:value="0.138943089430894" calcext:value-type="percentage">
            <text:p>14%</text:p>
          </table:table-cell>
          <table:table-cell table:style-name="ce308" table:formula="of:=SUM([.B42:.I42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Ristilaakso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-0.05" calcext:value-type="float">
            <text:p>-0.05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7" table:number-columns-repeated="10"/>
          <table:table-cell table:style-name="ce263" table:number-columns-repeated="2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00" office:value-type="string" calcext:value-type="string">
            <text:p>1/2 ÄÄNET</text:p>
          </table:table-cell>
          <table:table-cell table:style-name="ce84" office:value-type="string" calcext:value-type="string">
            <text:p>SFO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NP</text:p>
          </table:table-cell>
          <table:table-cell table:style-name="ce84" office:value-type="string" calcext:value-type="string">
            <text:p>LAF</text:p>
          </table:table-cell>
          <table:table-cell table:style-name="ce84" office:value-type="string" calcext:value-type="string">
            <text:p>KD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FF</text:p>
          </table:table-cell>
          <table:table-cell table:style-name="ce84" office:value-type="string" calcext:value-type="string">
            <text:p>Yht.</text:p>
          </table:table-cell>
          <table:table-cell table:style-name="ce263" table:number-columns-repeated="2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enmaa</text:p>
          </table:table-cell>
          <table:table-cell table:style-name="ce263" table:formula="of:=([.B36]*[.$K45])/2" office:value-type="float" office:value="327.794117647059" calcext:value-type="float">
            <text:p>328</text:p>
          </table:table-cell>
          <table:table-cell table:style-name="ce263" table:formula="of:=([.C36]*[.$K45])/2" office:value-type="float" office:value="350.135640841703" calcext:value-type="float">
            <text:p>350</text:p>
          </table:table-cell>
          <table:table-cell table:style-name="ce263" table:formula="of:=([.D36]*[.$K45])/2" office:value-type="float" office:value="188.876924916308" calcext:value-type="float">
            <text:p>189</text:p>
          </table:table-cell>
          <table:table-cell table:style-name="ce263" table:formula="of:=([.E36]*[.$K45])/2" office:value-type="float" office:value="130.566881874701" calcext:value-type="float">
            <text:p>131</text:p>
          </table:table-cell>
          <table:table-cell table:style-name="ce263" table:formula="of:=([.F36]*[.$K45])/2" office:value-type="float" office:value="122.909469153515" calcext:value-type="float">
            <text:p>123</text:p>
          </table:table-cell>
          <table:table-cell table:style-name="ce263" table:formula="of:=([.G36]*[.$K45])/2" office:value-type="float" office:value="335.904579148733" calcext:value-type="float">
            <text:p>336</text:p>
          </table:table-cell>
          <table:table-cell table:style-name="ce263" table:formula="of:=([.H36]*[.$K45])/2" office:value-type="float" office:value="217.525597800096" calcext:value-type="float">
            <text:p>218</text:p>
          </table:table-cell>
          <table:table-cell table:style-name="ce263" table:formula="of:=([.I36]*[.$K45])/2" office:value-type="float" office:value="183.786788617886" calcext:value-type="float">
            <text:p>184</text:p>
          </table:table-cell>
          <table:table-cell table:style-name="ce263" table:formula="of:=SUM([.B45:.I45])" office:value-type="float" office:value="1857.5" calcext:value-type="float">
            <text:p>1858</text:p>
          </table:table-cell>
          <table:table-cell table:style-name="ce263" office:value-type="float" office:value="3715" calcext:value-type="float">
            <text:p>3715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263" table:formula="of:=([.B37]*[.$K46])/2" office:value-type="float" office:value="168.131764705882" calcext:value-type="float">
            <text:p>168</text:p>
          </table:table-cell>
          <table:table-cell table:style-name="ce263" table:formula="of:=([.C37]*[.$K46])/2" office:value-type="float" office:value="219.90993782879" calcext:value-type="float">
            <text:p>220</text:p>
          </table:table-cell>
          <table:table-cell table:style-name="ce263" table:formula="of:=([.D37]*[.$K46])/2" office:value-type="float" office:value="112.953955045433" calcext:value-type="float">
            <text:p>113</text:p>
          </table:table-cell>
          <table:table-cell table:style-name="ce263" table:formula="of:=([.E37]*[.$K46])/2" office:value-type="float" office:value="111.239406982305" calcext:value-type="float">
            <text:p>111</text:p>
          </table:table-cell>
          <table:table-cell table:style-name="ce263" table:formula="of:=([.F37]*[.$K46])/2" office:value-type="float" office:value="106.160573888092" calcext:value-type="float">
            <text:p>106</text:p>
          </table:table-cell>
          <table:table-cell table:style-name="ce263" table:formula="of:=([.G37]*[.$K46])/2" office:value-type="float" office:value="247.431085604974" calcext:value-type="float">
            <text:p>247</text:p>
          </table:table-cell>
          <table:table-cell table:style-name="ce263" table:formula="of:=([.H37]*[.$K46])/2" office:value-type="float" office:value="144.275389765662" calcext:value-type="float">
            <text:p>144</text:p>
          </table:table-cell>
          <table:table-cell table:style-name="ce263" table:formula="of:=([.I37]*[.$K46])/2" office:value-type="float" office:value="121.897886178862" calcext:value-type="float">
            <text:p>122</text:p>
          </table:table-cell>
          <table:table-cell table:style-name="ce263" table:formula="of:=SUM([.B46:.I46])" office:value-type="float" office:value="1232" calcext:value-type="float">
            <text:p>1232</text:p>
          </table:table-cell>
          <table:table-cell table:style-name="ce263" office:value-type="float" office:value="2464" calcext:value-type="float">
            <text:p>2464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263" table:formula="of:=([.B38]*[.$K47])/2" office:value-type="float" office:value="99.3505882352941" calcext:value-type="float">
            <text:p>99</text:p>
          </table:table-cell>
          <table:table-cell table:style-name="ce263" table:formula="of:=([.C38]*[.$K47])/2" office:value-type="float" office:value="100.826781444285" calcext:value-type="float">
            <text:p>101</text:p>
          </table:table-cell>
          <table:table-cell table:style-name="ce263" table:formula="of:=([.D38]*[.$K47])/2" office:value-type="float" office:value="37.625518890483" calcext:value-type="float">
            <text:p>38</text:p>
          </table:table-cell>
          <table:table-cell table:style-name="ce263" table:formula="of:=([.E38]*[.$K47])/2" office:value-type="float" office:value="73.0123768531803" calcext:value-type="float">
            <text:p>73</text:p>
          </table:table-cell>
          <table:table-cell table:style-name="ce263" table:formula="of:=([.F38]*[.$K47])/2" office:value-type="float" office:value="70.0112482065997" calcext:value-type="float">
            <text:p>70</text:p>
          </table:table-cell>
          <table:table-cell table:style-name="ce263" table:formula="of:=([.G38]*[.$K47])/2" office:value-type="float" office:value="146.209277857484" calcext:value-type="float">
            <text:p>146</text:p>
          </table:table-cell>
          <table:table-cell table:style-name="ce263" table:formula="of:=([.H38]*[.$K47])/2" office:value-type="float" office:value="136.213639406982" calcext:value-type="float">
            <text:p>136</text:p>
          </table:table-cell>
          <table:table-cell table:style-name="ce263" table:formula="of:=([.I38]*[.$K47])/2" office:value-type="float" office:value="64.750569105691" calcext:value-type="float">
            <text:p>65</text:p>
          </table:table-cell>
          <table:table-cell table:style-name="ce263" table:formula="of:=SUM([.B47:.I47])" office:value-type="float" office:value="728" calcext:value-type="float">
            <text:p>728</text:p>
          </table:table-cell>
          <table:table-cell table:style-name="ce263" office:value-type="float" office:value="1456" calcext:value-type="float">
            <text:p>1456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table:formula="of:=([.B39]*[.$K48])/2" office:value-type="float" office:value="83.7929411764706" calcext:value-type="float">
            <text:p>84</text:p>
          </table:table-cell>
          <table:table-cell table:style-name="ce263" table:formula="of:=([.C39]*[.$K48])/2" office:value-type="float" office:value="66.6179722620756" calcext:value-type="float">
            <text:p>67</text:p>
          </table:table-cell>
          <table:table-cell table:style-name="ce263" table:formula="of:=([.D39]*[.$K48])/2" office:value-type="float" office:value="62.4336107125777" calcext:value-type="float">
            <text:p>62</text:p>
          </table:table-cell>
          <table:table-cell table:style-name="ce263" table:formula="of:=([.E39]*[.$K48])/2" office:value-type="float" office:value="49.2991200382592" calcext:value-type="float">
            <text:p>49</text:p>
          </table:table-cell>
          <table:table-cell table:style-name="ce263" table:formula="of:=([.F39]*[.$K48])/2" office:value-type="float" office:value="52.9079483500717" calcext:value-type="float">
            <text:p>53</text:p>
          </table:table-cell>
          <table:table-cell table:style-name="ce263" table:formula="of:=([.G39]*[.$K48])/2" office:value-type="float" office:value="123.313868962219" calcext:value-type="float">
            <text:p>123</text:p>
          </table:table-cell>
          <table:table-cell table:style-name="ce263" table:formula="of:=([.H39]*[.$K48])/2" office:value-type="float" office:value="90.323481587757" calcext:value-type="float">
            <text:p>90</text:p>
          </table:table-cell>
          <table:table-cell table:style-name="ce263" table:formula="of:=([.I39]*[.$K48])/2" office:value-type="float" office:value="85.3110569105691" calcext:value-type="float">
            <text:p>85</text:p>
          </table:table-cell>
          <table:table-cell table:style-name="ce263" table:formula="of:=SUM([.B48:.I48])" office:value-type="float" office:value="614" calcext:value-type="float">
            <text:p>614</text:p>
          </table:table-cell>
          <table:table-cell table:style-name="ce263" office:value-type="float" office:value="1228" calcext:value-type="float">
            <text:p>1228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 table:formula="of:=([.B40]*[.$K49])/2" office:value-type="float" office:value="39.9520588235294" calcext:value-type="float">
            <text:p>40</text:p>
          </table:table-cell>
          <table:table-cell table:style-name="ce263" table:formula="of:=([.C40]*[.$K49])/2" office:value-type="float" office:value="30.6694261119082" calcext:value-type="float">
            <text:p>31</text:p>
          </table:table-cell>
          <table:table-cell table:style-name="ce263" table:formula="of:=([.D40]*[.$K49])/2" office:value-type="float" office:value="17.7407388809182" calcext:value-type="float">
            <text:p>18</text:p>
          </table:table-cell>
          <table:table-cell table:style-name="ce263" table:formula="of:=([.E40]*[.$K49])/2" office:value-type="float" office:value="17.4714490674319" calcext:value-type="float">
            <text:p>17</text:p>
          </table:table-cell>
          <table:table-cell table:style-name="ce263" table:formula="of:=([.F40]*[.$K49])/2" office:value-type="float" office:value="10.8687589670014" calcext:value-type="float">
            <text:p>11</text:p>
          </table:table-cell>
          <table:table-cell table:style-name="ce263" table:formula="of:=([.G40]*[.$K49])/2" office:value-type="float" office:value="21.446944045911" calcext:value-type="float">
            <text:p>21</text:p>
          </table:table-cell>
          <table:table-cell table:style-name="ce263" table:formula="of:=([.H40]*[.$K49])/2" office:value-type="float" office:value="36.2051362984218" calcext:value-type="float">
            <text:p>36</text:p>
          </table:table-cell>
          <table:table-cell table:style-name="ce263" table:formula="of:=([.I40]*[.$K49])/2" office:value-type="float" office:value="19.145487804878" calcext:value-type="float">
            <text:p>19</text:p>
          </table:table-cell>
          <table:table-cell table:style-name="ce263" table:formula="of:=SUM([.B49:.I49])" office:value-type="float" office:value="193.5" calcext:value-type="float">
            <text:p>194</text:p>
          </table:table-cell>
          <table:table-cell table:style-name="ce263" office:value-type="float" office:value="387" calcext:value-type="float">
            <text:p>387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63" table:formula="of:=([.B41]*[.$K50])/2" office:value-type="float" office:value="26.3023529411765" calcext:value-type="float">
            <text:p>26</text:p>
          </table:table-cell>
          <table:table-cell table:style-name="ce263" table:formula="of:=([.C41]*[.$K50])/2" office:value-type="float" office:value="13.9827355332377" calcext:value-type="float">
            <text:p>14</text:p>
          </table:table-cell>
          <table:table-cell table:style-name="ce263" table:formula="of:=([.D41]*[.$K50])/2" office:value-type="float" office:value="8.16597800095648" calcext:value-type="float">
            <text:p>8</text:p>
          </table:table-cell>
          <table:table-cell table:style-name="ce263" table:formula="of:=([.E41]*[.$K50])/2" office:value-type="float" office:value="15.8460927785748" calcext:value-type="float">
            <text:p>16</text:p>
          </table:table-cell>
          <table:table-cell table:style-name="ce263" table:formula="of:=([.F41]*[.$K50])/2" office:value-type="float" office:value="10.4547489239598" calcext:value-type="float">
            <text:p>10</text:p>
          </table:table-cell>
          <table:table-cell table:style-name="ce263" table:formula="of:=([.G41]*[.$K50])/2" office:value-type="float" office:value="30.1522333811573" calcext:value-type="float">
            <text:p>30</text:p>
          </table:table-cell>
          <table:table-cell table:style-name="ce263" table:formula="of:=([.H41]*[.$K50])/2" office:value-type="float" office:value="31.142850310856" calcext:value-type="float">
            <text:p>31</text:p>
          </table:table-cell>
          <table:table-cell table:style-name="ce263" table:formula="of:=([.I41]*[.$K50])/2" office:value-type="float" office:value="21.9530081300813" calcext:value-type="float">
            <text:p>22</text:p>
          </table:table-cell>
          <table:table-cell table:style-name="ce263" table:formula="of:=SUM([.B50:.I50])" office:value-type="float" office:value="158" calcext:value-type="float">
            <text:p>158</text:p>
          </table:table-cell>
          <table:table-cell table:style-name="ce263" office:value-type="float" office:value="316" calcext:value-type="float">
            <text:p>316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63" table:formula="of:=([.B42]*[.$K51])/2" office:value-type="float" office:value="19.5538235294118" calcext:value-type="float">
            <text:p>20</text:p>
          </table:table-cell>
          <table:table-cell table:style-name="ce263" table:formula="of:=([.C42]*[.$K51])/2" office:value-type="float" office:value="17.1545265423242" calcext:value-type="float">
            <text:p>17</text:p>
          </table:table-cell>
          <table:table-cell table:style-name="ce263" table:formula="of:=([.D42]*[.$K51])/2" office:value-type="float" office:value="13.5747345767575" calcext:value-type="float">
            <text:p>14</text:p>
          </table:table-cell>
          <table:table-cell table:style-name="ce263" table:formula="of:=([.E42]*[.$K51])/2" office:value-type="float" office:value="13.3889454806313" calcext:value-type="float">
            <text:p>13</text:p>
          </table:table-cell>
          <table:table-cell table:style-name="ce263" table:formula="of:=([.F42]*[.$K51])/2" office:value-type="float" office:value="7.49860114777618" calcext:value-type="float">
            <text:p>7</text:p>
          </table:table-cell>
          <table:table-cell table:style-name="ce263" table:formula="of:=([.G42]*[.$K51])/2" office:value-type="float" office:value="26.8117288378766" calcext:value-type="float">
            <text:p>27</text:p>
          </table:table-cell>
          <table:table-cell table:style-name="ce263" table:formula="of:=([.H42]*[.$K51])/2" office:value-type="float" office:value="16.968737446198" calcext:value-type="float">
            <text:p>17</text:p>
          </table:table-cell>
          <table:table-cell table:style-name="ce263" table:formula="of:=([.I42]*[.$K51])/2" office:value-type="float" office:value="18.5489024390244" calcext:value-type="float">
            <text:p>19</text:p>
          </table:table-cell>
          <table:table-cell table:style-name="ce263" table:formula="of:=SUM([.B51:.I51])" office:value-type="float" office:value="133.5" calcext:value-type="float">
            <text:p>134</text:p>
          </table:table-cell>
          <table:table-cell table:style-name="ce263" office:value-type="float" office:value="267" calcext:value-type="float">
            <text:p>267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7"/>
          <table:table-cell table:style-name="ce263" table:formula="of:=SUM([.B45:.B51])" office:value-type="float" office:value="764.877647058823" calcext:value-type="float">
            <text:p>765</text:p>
          </table:table-cell>
          <table:table-cell table:style-name="ce263" table:formula="of:=SUM([.C45:.C51])" office:value-type="float" office:value="799.297020564323" calcext:value-type="float">
            <text:p>799</text:p>
          </table:table-cell>
          <table:table-cell table:style-name="ce263" table:formula="of:=SUM([.D45:.D51])" office:value-type="float" office:value="441.371461023434" calcext:value-type="float">
            <text:p>441</text:p>
          </table:table-cell>
          <table:table-cell table:style-name="ce263" table:formula="of:=SUM([.E45:.E51])" office:value-type="float" office:value="410.824273075084" calcext:value-type="float">
            <text:p>411</text:p>
          </table:table-cell>
          <table:table-cell table:style-name="ce263" table:formula="of:=SUM([.F45:.F51])" office:value-type="float" office:value="380.811348637016" calcext:value-type="float">
            <text:p>381</text:p>
          </table:table-cell>
          <table:table-cell table:style-name="ce263" table:formula="of:=SUM([.G45:.G51])" office:value-type="float" office:value="931.269717838355" calcext:value-type="float">
            <text:p>931</text:p>
          </table:table-cell>
          <table:table-cell table:style-name="ce263" table:formula="of:=SUM([.H45:.H51])" office:value-type="float" office:value="672.654832615973" calcext:value-type="float">
            <text:p>673</text:p>
          </table:table-cell>
          <table:table-cell table:style-name="ce263" table:formula="of:=SUM([.I45:.I51])" office:value-type="float" office:value="515.393699186992" calcext:value-type="float">
            <text:p>515</text:p>
          </table:table-cell>
          <table:table-cell table:style-name="ce263" table:formula="of:=SUM([.J45:.J51])" office:value-type="float" office:value="4916.5" calcext:value-type="float">
            <text:p>4917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00" office:value-type="string" calcext:value-type="string">
            <text:p>PROSENTIT 1/3 ÄÄNET</text:p>
          </table:table-cell>
          <table:table-cell table:style-name="ce84" office:value-type="string" calcext:value-type="string">
            <text:p>SFO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NP</text:p>
          </table:table-cell>
          <table:table-cell table:style-name="ce84" office:value-type="string" calcext:value-type="string">
            <text:p>LAF</text:p>
          </table:table-cell>
          <table:table-cell table:style-name="ce84" office:value-type="string" calcext:value-type="string">
            <text:p>KD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FF</text:p>
          </table:table-cell>
          <table:table-cell table:style-name="ce84" office:value-type="string" calcext:value-type="string">
            <text:p>Yht.</text:p>
          </table:table-cell>
          <table:table-cell table:style-name="ce77"/>
          <table:table-cell table:style-name="ce77" office:value-type="string" calcext:value-type="string">
            <text:p>Muutosprosentit</text:p>
          </table:table-cell>
          <table:table-cell table:style-name="ce77" office:value-type="string" calcext:value-type="string">
            <text:p>SPP</text:p>
          </table:table-cell>
          <table:table-cell table:style-name="ce77" office:value-type="string" calcext:value-type="string">
            <text:p>DEM</text:p>
          </table:table-cell>
          <table:table-cell table:style-name="ce77" office:value-type="string" calcext:value-type="string">
            <text:p>NAT</text:p>
          </table:table-cell>
          <table:table-cell table:style-name="ce77" office:value-type="string" calcext:value-type="string">
            <text:p>CEN</text:p>
          </table:table-cell>
          <table:table-cell table:style-name="ce77" office:value-type="string" calcext:value-type="string">
            <text:p>CDLU</text:p>
          </table:table-cell>
          <table:table-cell table:style-name="ce77" office:value-type="string" calcext:value-type="string">
            <text:p>LIB</text:p>
          </table:table-cell>
          <table:table-cell table:style-name="ce77" office:value-type="string" calcext:value-type="string">
            <text:p>FDP</text:p>
          </table:table-cell>
          <table:table-cell table:style-name="ce77" office:value-type="string" calcext:value-type="string">
            <text:p>PF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enmaa</text:p>
          </table:table-cell>
          <table:table-cell table:style-name="ce308" table:formula="of:=SUM([.B$2];[.M54])" office:value-type="percentage" office:value="0.146470588235294" calcext:value-type="percentage">
            <text:p>15%</text:p>
          </table:table-cell>
          <table:table-cell table:style-name="ce308" table:formula="of:=SUM([.C$2];[.N54])" office:value-type="percentage" office:value="0.128498326159732" calcext:value-type="percentage">
            <text:p>13%</text:p>
          </table:table-cell>
          <table:table-cell table:style-name="ce308" table:formula="of:=SUM([.D$2];[.O54])" office:value-type="percentage" office:value="0.121683405069345" calcext:value-type="percentage">
            <text:p>12%</text:p>
          </table:table-cell>
          <table:table-cell table:style-name="ce308" table:formula="of:=SUM([.E$2];[.P54])" office:value-type="percentage" office:value="0.0402917264466762" calcext:value-type="percentage">
            <text:p>4%</text:p>
          </table:table-cell>
          <table:table-cell table:style-name="ce308" table:formula="of:=SUM([.F$2];[.Q54])" office:value-type="percentage" office:value="0.0861692969870875" calcext:value-type="percentage">
            <text:p>9%</text:p>
          </table:table-cell>
          <table:table-cell table:style-name="ce308" table:formula="of:=SUM([.G$2];[.R54])" office:value-type="percentage" office:value="0.170836920133907" calcext:value-type="percentage">
            <text:p>17%</text:p>
          </table:table-cell>
          <table:table-cell table:style-name="ce308" table:formula="of:=SUM([.H$2];[.S54])" office:value-type="percentage" office:value="0.147106647537064" calcext:value-type="percentage">
            <text:p>15%</text:p>
          </table:table-cell>
          <table:table-cell table:style-name="ce308" table:formula="of:=SUM([.I$2];[.T54])" office:value-type="percentage" office:value="0.158943089430894" calcext:value-type="percentage">
            <text:p>16%</text:p>
          </table:table-cell>
          <table:table-cell table:style-name="ce115" table:formula="of:=SUM([.B54:.I54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Uussaarenmaa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-0.05" calcext:value-type="float">
            <text:p>-0.05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308" table:formula="of:=SUM([.B$2];[.M55])" office:value-type="percentage" office:value="0.186470588235294" calcext:value-type="percentage">
            <text:p>19%</text:p>
          </table:table-cell>
          <table:table-cell table:style-name="ce308" table:formula="of:=SUM([.C$2];[.N55])" office:value-type="percentage" office:value="0.138498326159732" calcext:value-type="percentage">
            <text:p>14%</text:p>
          </table:table-cell>
          <table:table-cell table:style-name="ce308" table:formula="of:=SUM([.D$2];[.O55])" office:value-type="percentage" office:value="0.0416834050693448" calcext:value-type="percentage">
            <text:p>4%</text:p>
          </table:table-cell>
          <table:table-cell table:style-name="ce308" table:formula="of:=SUM([.E$2];[.P55])" office:value-type="percentage" office:value="0.130291726446676" calcext:value-type="percentage">
            <text:p>13%</text:p>
          </table:table-cell>
          <table:table-cell table:style-name="ce308" table:formula="of:=SUM([.F$2];[.Q55])" office:value-type="percentage" office:value="0.126169296987087" calcext:value-type="percentage">
            <text:p>13%</text:p>
          </table:table-cell>
          <table:table-cell table:style-name="ce308" table:formula="of:=SUM([.G$2];[.R55])" office:value-type="percentage" office:value="0.180836920133907" calcext:value-type="percentage">
            <text:p>18%</text:p>
          </table:table-cell>
          <table:table-cell table:style-name="ce308" table:formula="of:=SUM([.H$2];[.S55])" office:value-type="percentage" office:value="0.137106647537064" calcext:value-type="percentage">
            <text:p>14%</text:p>
          </table:table-cell>
          <table:table-cell table:style-name="ce308" table:formula="of:=SUM([.I$2];[.T55])" office:value-type="percentage" office:value="0.0589430894308943" calcext:value-type="percentage">
            <text:p>6%</text:p>
          </table:table-cell>
          <table:table-cell table:style-name="ce115" table:formula="of:=SUM([.B55:.I55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Virranmaa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-0.05" calcext:value-type="float">
            <text:p>-0.05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308" table:formula="of:=SUM([.B$2];[.M56])" office:value-type="percentage" office:value="0.206470588235294" calcext:value-type="percentage">
            <text:p>21%</text:p>
          </table:table-cell>
          <table:table-cell table:style-name="ce308" table:formula="of:=SUM([.C$2];[.N56])" office:value-type="percentage" office:value="0.158498326159732" calcext:value-type="percentage">
            <text:p>16%</text:p>
          </table:table-cell>
          <table:table-cell table:style-name="ce308" table:formula="of:=SUM([.D$2];[.O56])" office:value-type="percentage" office:value="0.131683405069345" calcext:value-type="percentage">
            <text:p>13%</text:p>
          </table:table-cell>
          <table:table-cell table:style-name="ce308" table:formula="of:=SUM([.E$2];[.P56])" office:value-type="percentage" office:value="0.100291726446676" calcext:value-type="percentage">
            <text:p>10%</text:p>
          </table:table-cell>
          <table:table-cell table:style-name="ce308" table:formula="of:=SUM([.F$2];[.Q56])" office:value-type="percentage" office:value="0.0861692969870875" calcext:value-type="percentage">
            <text:p>9%</text:p>
          </table:table-cell>
          <table:table-cell table:style-name="ce308" table:formula="of:=SUM([.G$2];[.R56])" office:value-type="percentage" office:value="0.140836920133907" calcext:value-type="percentage">
            <text:p>14%</text:p>
          </table:table-cell>
          <table:table-cell table:style-name="ce308" table:formula="of:=SUM([.H$2];[.S56])" office:value-type="percentage" office:value="0.0971066475370636" calcext:value-type="percentage">
            <text:p>10%</text:p>
          </table:table-cell>
          <table:table-cell table:style-name="ce308" table:formula="of:=SUM([.I$2];[.T56])" office:value-type="percentage" office:value="0.0789430894308943" calcext:value-type="percentage">
            <text:p>8%</text:p>
          </table:table-cell>
          <table:table-cell table:style-name="ce115" table:formula="of:=SUM([.B56:.I56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Vahamaa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-0.05" calcext:value-type="float">
            <text:p>-0.05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308" table:formula="of:=SUM([.B$2];[.M57])" office:value-type="percentage" office:value="0.216470588235294" calcext:value-type="percentage">
            <text:p>22%</text:p>
          </table:table-cell>
          <table:table-cell table:style-name="ce308" table:formula="of:=SUM([.C$2];[.N57])" office:value-type="percentage" office:value="0.148498326159732" calcext:value-type="percentage">
            <text:p>15%</text:p>
          </table:table-cell>
          <table:table-cell table:style-name="ce308" table:formula="of:=SUM([.D$2];[.O57])" office:value-type="percentage" office:value="0.0316834050693448" calcext:value-type="percentage">
            <text:p>3%</text:p>
          </table:table-cell>
          <table:table-cell table:style-name="ce308" table:formula="of:=SUM([.E$2];[.P57])" office:value-type="percentage" office:value="0.0902917264466762" calcext:value-type="percentage">
            <text:p>9%</text:p>
          </table:table-cell>
          <table:table-cell table:style-name="ce308" table:formula="of:=SUM([.F$2];[.Q57])" office:value-type="percentage" office:value="0.0661692969870875" calcext:value-type="percentage">
            <text:p>7%</text:p>
          </table:table-cell>
          <table:table-cell table:style-name="ce308" table:formula="of:=SUM([.G$2];[.R57])" office:value-type="percentage" office:value="0.200836920133907" calcext:value-type="percentage">
            <text:p>20%</text:p>
          </table:table-cell>
          <table:table-cell table:style-name="ce308" table:formula="of:=SUM([.H$2];[.S57])" office:value-type="percentage" office:value="0.117106647537064" calcext:value-type="percentage">
            <text:p>12%</text:p>
          </table:table-cell>
          <table:table-cell table:style-name="ce308" table:formula="of:=SUM([.I$2];[.T57])" office:value-type="percentage" office:value="0.128943089430894" calcext:value-type="percentage">
            <text:p>13%</text:p>
          </table:table-cell>
          <table:table-cell table:style-name="ce115" table:formula="of:=SUM([.B57:.I57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Ventelänlaakso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-0.05" calcext:value-type="float">
            <text:p>-0.05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308" table:formula="of:=SUM([.B$2];[.M58])" office:value-type="percentage" office:value="0.156470588235294" calcext:value-type="percentage">
            <text:p>16%</text:p>
          </table:table-cell>
          <table:table-cell table:style-name="ce308" table:formula="of:=SUM([.C$2];[.N58])" office:value-type="percentage" office:value="0.0984983261597322" calcext:value-type="percentage">
            <text:p>10%</text:p>
          </table:table-cell>
          <table:table-cell table:style-name="ce308" table:formula="of:=SUM([.D$2];[.O58])" office:value-type="percentage" office:value="0.0316834050693448" calcext:value-type="percentage">
            <text:p>3%</text:p>
          </table:table-cell>
          <table:table-cell table:style-name="ce308" table:formula="of:=SUM([.E$2];[.P58])" office:value-type="percentage" office:value="0.140291726446676" calcext:value-type="percentage">
            <text:p>14%</text:p>
          </table:table-cell>
          <table:table-cell table:style-name="ce308" table:formula="of:=SUM([.F$2];[.Q58])" office:value-type="percentage" office:value="0.106169296987087" calcext:value-type="percentage">
            <text:p>11%</text:p>
          </table:table-cell>
          <table:table-cell table:style-name="ce308" table:formula="of:=SUM([.G$2];[.R58])" office:value-type="percentage" office:value="0.180836920133907" calcext:value-type="percentage">
            <text:p>18%</text:p>
          </table:table-cell>
          <table:table-cell table:style-name="ce308" table:formula="of:=SUM([.H$2];[.S58])" office:value-type="percentage" office:value="0.187106647537064" calcext:value-type="percentage">
            <text:p>19%</text:p>
          </table:table-cell>
          <table:table-cell table:style-name="ce308" table:formula="of:=SUM([.I$2];[.T58])" office:value-type="percentage" office:value="0.0989430894308943" calcext:value-type="percentage">
            <text:p>10%</text:p>
          </table:table-cell>
          <table:table-cell table:style-name="ce115" table:formula="of:=SUM([.B58:.I58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Vanhasaarenmaa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-0.05" calcext:value-type="float">
            <text:p>-0.05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308" table:formula="of:=SUM([.B$2];[.M59])" office:value-type="percentage" office:value="0.226470588235294" calcext:value-type="percentage">
            <text:p>23%</text:p>
          </table:table-cell>
          <table:table-cell table:style-name="ce308" table:formula="of:=SUM([.C$2];[.N59])" office:value-type="percentage" office:value="0.128498326159732" calcext:value-type="percentage">
            <text:p>13%</text:p>
          </table:table-cell>
          <table:table-cell table:style-name="ce308" table:formula="of:=SUM([.D$2];[.O59])" office:value-type="percentage" office:value="0.0816834050693448" calcext:value-type="percentage">
            <text:p>8%</text:p>
          </table:table-cell>
          <table:table-cell table:style-name="ce308" table:formula="of:=SUM([.E$2];[.P59])" office:value-type="percentage" office:value="0.110291726446676" calcext:value-type="percentage">
            <text:p>11%</text:p>
          </table:table-cell>
          <table:table-cell table:style-name="ce308" table:formula="of:=SUM([.F$2];[.Q59])" office:value-type="percentage" office:value="0.0561692969870875" calcext:value-type="percentage">
            <text:p>6%</text:p>
          </table:table-cell>
          <table:table-cell table:style-name="ce308" table:formula="of:=SUM([.G$2];[.R59])" office:value-type="percentage" office:value="0.120836920133907" calcext:value-type="percentage">
            <text:p>12%</text:p>
          </table:table-cell>
          <table:table-cell table:style-name="ce308" table:formula="of:=SUM([.H$2];[.S59])" office:value-type="percentage" office:value="0.187106647537064" calcext:value-type="percentage">
            <text:p>19%</text:p>
          </table:table-cell>
          <table:table-cell table:style-name="ce308" table:formula="of:=SUM([.I$2];[.T59])" office:value-type="percentage" office:value="0.0889430894308943" calcext:value-type="percentage">
            <text:p>9%</text:p>
          </table:table-cell>
          <table:table-cell table:style-name="ce115" table:formula="of:=SUM([.B59:.I59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Aurmaa</text:p>
          </table:table-cell>
          <table:table-cell table:style-name="ce77" office:value-type="float" office:value="0.05" calcext:value-type="float">
            <text:p>0.05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-0.05" calcext:value-type="float">
            <text:p>-0.05</text:p>
          </table:table-cell>
          <table:table-cell table:style-name="ce77" office:value-type="float" office:value="-0.03" calcext:value-type="float">
            <text:p>-0.03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-0.02" calcext:value-type="float">
            <text:p>-0.02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308" table:formula="of:=SUM([.B$2];[.M60])" office:value-type="percentage" office:value="0.136470588235294" calcext:value-type="percentage">
            <text:p>14%</text:p>
          </table:table-cell>
          <table:table-cell table:style-name="ce308" table:formula="of:=SUM([.C$2];[.N60])" office:value-type="percentage" office:value="0.158498326159732" calcext:value-type="percentage">
            <text:p>16%</text:p>
          </table:table-cell>
          <table:table-cell table:style-name="ce308" table:formula="of:=SUM([.D$2];[.O60])" office:value-type="percentage" office:value="0.0316834050693448" calcext:value-type="percentage">
            <text:p>3%</text:p>
          </table:table-cell>
          <table:table-cell table:style-name="ce308" table:formula="of:=SUM([.E$2];[.P60])" office:value-type="percentage" office:value="0.0902917264466762" calcext:value-type="percentage">
            <text:p>9%</text:p>
          </table:table-cell>
          <table:table-cell table:style-name="ce308" table:formula="of:=SUM([.F$2];[.Q60])" office:value-type="percentage" office:value="0.0961692969870875" calcext:value-type="percentage">
            <text:p>10%</text:p>
          </table:table-cell>
          <table:table-cell table:style-name="ce308" table:formula="of:=SUM([.G$2];[.R60])" office:value-type="percentage" office:value="0.160836920133907" calcext:value-type="percentage">
            <text:p>16%</text:p>
          </table:table-cell>
          <table:table-cell table:style-name="ce308" table:formula="of:=SUM([.H$2];[.S60])" office:value-type="percentage" office:value="0.187106647537064" calcext:value-type="percentage">
            <text:p>19%</text:p>
          </table:table-cell>
          <table:table-cell table:style-name="ce308" table:formula="of:=SUM([.I$2];[.T60])" office:value-type="percentage" office:value="0.138943089430894" calcext:value-type="percentage">
            <text:p>14%</text:p>
          </table:table-cell>
          <table:table-cell table:style-name="ce115" table:formula="of:=SUM([.B60:.I60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Ristilaakso</text:p>
          </table:table-cell>
          <table:table-cell table:style-name="ce77" office:value-type="float" office:value="-0.04" calcext:value-type="float">
            <text:p>-0.04</text:p>
          </table:table-cell>
          <table:table-cell table:style-name="ce77" office:value-type="float" office:value="0.02" calcext:value-type="float">
            <text:p>0.02</text:p>
          </table:table-cell>
          <table:table-cell table:style-name="ce77" office:value-type="float" office:value="-0.05" calcext:value-type="float">
            <text:p>-0.05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-0.01" calcext:value-type="float">
            <text:p>-0.01</text:p>
          </table:table-cell>
          <table:table-cell table:style-name="ce77" office:value-type="float" office:value="0.01" calcext:value-type="float">
            <text:p>0.01</text:p>
          </table:table-cell>
          <table:table-cell table:style-name="ce77" office:value-type="float" office:value="0.04" calcext:value-type="float">
            <text:p>0.04</text:p>
          </table:table-cell>
          <table:table-cell table:style-name="ce77" office:value-type="float" office:value="0.03" calcext:value-type="float">
            <text:p>0.03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332" office:value-type="string" calcext:value-type="string">
            <text:p>1/3 ÄÄNET</text:p>
          </table:table-cell>
          <table:table-cell table:style-name="ce84" office:value-type="string" calcext:value-type="string">
            <text:p>SFO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NP</text:p>
          </table:table-cell>
          <table:table-cell table:style-name="ce84" office:value-type="string" calcext:value-type="string">
            <text:p>LAF</text:p>
          </table:table-cell>
          <table:table-cell table:style-name="ce84" office:value-type="string" calcext:value-type="string">
            <text:p>KD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FF</text:p>
          </table:table-cell>
          <table:table-cell table:style-name="ce335" office:value-type="string" calcext:value-type="string">
            <text:p>Yht.</text:p>
          </table:table-cell>
          <table:table-cell table:style-name="ce149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18" office:value-type="string" calcext:value-type="string">
            <text:p>Uussaari Keskusta</text:p>
          </table:table-cell>
          <table:table-cell table:style-name="ce263" table:formula="of:=([.B54]*[.$K63])/3" office:value-type="float" office:value="181.379411764706" calcext:value-type="float">
            <text:p>181</text:p>
          </table:table-cell>
          <table:table-cell table:style-name="ce263" table:formula="of:=([.C54]*[.$K63])/3" office:value-type="float" office:value="159.123760561135" calcext:value-type="float">
            <text:p>159</text:p>
          </table:table-cell>
          <table:table-cell table:style-name="ce263" table:formula="of:=([.D54]*[.$K63])/3" office:value-type="float" office:value="150.684616610872" calcext:value-type="float">
            <text:p>151</text:p>
          </table:table-cell>
          <table:table-cell table:style-name="ce263" table:formula="of:=([.E54]*[.$K63])/3" office:value-type="float" office:value="49.8945879164674" calcext:value-type="float">
            <text:p>50</text:p>
          </table:table-cell>
          <table:table-cell table:style-name="ce263" table:formula="of:=([.F54]*[.$K63])/3" office:value-type="float" office:value="106.70631276901" calcext:value-type="float">
            <text:p>107</text:p>
          </table:table-cell>
          <table:table-cell table:style-name="ce263" table:formula="of:=([.G54]*[.$K63])/3" office:value-type="float" office:value="211.553052765822" calcext:value-type="float">
            <text:p>212</text:p>
          </table:table-cell>
          <table:table-cell table:style-name="ce263" table:formula="of:=([.H54]*[.$K63])/3" office:value-type="float" office:value="182.167065200064" calcext:value-type="float">
            <text:p>182</text:p>
          </table:table-cell>
          <table:table-cell table:style-name="ce263" table:formula="of:=([.I54]*[.$K63])/3" office:value-type="float" office:value="196.824525745257" calcext:value-type="float">
            <text:p>197</text:p>
          </table:table-cell>
          <table:table-cell table:style-name="ce263" table:formula="of:=SUM([.B63:.I63])" office:value-type="float" office:value="1238.33333333333" calcext:value-type="float">
            <text:p>1238</text:p>
          </table:table-cell>
          <table:table-cell table:style-name="ce120" office:value-type="float" office:value="3715" calcext:value-type="float">
            <text:p>3,715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18" office:value-type="string" calcext:value-type="string">
            <text:p>Virranmaa</text:p>
          </table:table-cell>
          <table:table-cell table:style-name="ce263" table:formula="of:=([.B55]*[.$K64])/3" office:value-type="float" office:value="153.154509803922" calcext:value-type="float">
            <text:p>153</text:p>
          </table:table-cell>
          <table:table-cell table:style-name="ce263" table:formula="of:=([.C55]*[.$K64])/3" office:value-type="float" office:value="113.75329188586" calcext:value-type="float">
            <text:p>114</text:p>
          </table:table-cell>
          <table:table-cell table:style-name="ce263" table:formula="of:=([.D55]*[.$K64])/3" office:value-type="float" office:value="34.2359700302885" calcext:value-type="float">
            <text:p>34</text:p>
          </table:table-cell>
          <table:table-cell table:style-name="ce263" table:formula="of:=([.E55]*[.$K64])/3" office:value-type="float" office:value="107.012937988203" calcext:value-type="float">
            <text:p>107</text:p>
          </table:table-cell>
          <table:table-cell table:style-name="ce263" table:formula="of:=([.F55]*[.$K64])/3" office:value-type="float" office:value="103.627049258728" calcext:value-type="float">
            <text:p>104</text:p>
          </table:table-cell>
          <table:table-cell table:style-name="ce263" table:formula="of:=([.G55]*[.$K64])/3" office:value-type="float" office:value="148.527390403316" calcext:value-type="float">
            <text:p>149</text:p>
          </table:table-cell>
          <table:table-cell table:style-name="ce263" table:formula="of:=([.H55]*[.$K64])/3" office:value-type="float" office:value="112.610259843775" calcext:value-type="float">
            <text:p>113</text:p>
          </table:table-cell>
          <table:table-cell table:style-name="ce263" table:formula="of:=([.I55]*[.$K64])/3" office:value-type="float" office:value="48.4119241192412" calcext:value-type="float">
            <text:p>48</text:p>
          </table:table-cell>
          <table:table-cell table:style-name="ce263" table:formula="of:=SUM([.B64:.I64])" office:value-type="float" office:value="821.333333333333" calcext:value-type="float">
            <text:p>821</text:p>
          </table:table-cell>
          <table:table-cell table:style-name="ce120" office:value-type="float" office:value="2464" calcext:value-type="float">
            <text:p>2,464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18" office:value-type="string" calcext:value-type="string">
            <text:p>Vahamaa</text:p>
          </table:table-cell>
          <table:table-cell table:style-name="ce263" table:formula="of:=([.B56]*[.$K65])/3" office:value-type="float" office:value="100.207058823529" calcext:value-type="float">
            <text:p>100</text:p>
          </table:table-cell>
          <table:table-cell table:style-name="ce263" table:formula="of:=([.C56]*[.$K65])/3" office:value-type="float" office:value="76.9245209628567" calcext:value-type="float">
            <text:p>77</text:p>
          </table:table-cell>
          <table:table-cell table:style-name="ce263" table:formula="of:=([.D56]*[.$K65])/3" office:value-type="float" office:value="63.9103459269887" calcext:value-type="float">
            <text:p>64</text:p>
          </table:table-cell>
          <table:table-cell table:style-name="ce263" table:formula="of:=([.E56]*[.$K65])/3" office:value-type="float" office:value="48.6749179021202" calcext:value-type="float">
            <text:p>49</text:p>
          </table:table-cell>
          <table:table-cell table:style-name="ce263" table:formula="of:=([.F56]*[.$K65])/3" office:value-type="float" office:value="41.8208321377331" calcext:value-type="float">
            <text:p>42</text:p>
          </table:table-cell>
          <table:table-cell table:style-name="ce263" table:formula="of:=([.G56]*[.$K65])/3" office:value-type="float" office:value="68.3528519049896" calcext:value-type="float">
            <text:p>68</text:p>
          </table:table-cell>
          <table:table-cell table:style-name="ce263" table:formula="of:=([.H56]*[.$K65])/3" office:value-type="float" office:value="47.1290929379882" calcext:value-type="float">
            <text:p>47</text:p>
          </table:table-cell>
          <table:table-cell table:style-name="ce263" table:formula="of:=([.I56]*[.$K65])/3" office:value-type="float" office:value="38.3137127371274" calcext:value-type="float">
            <text:p>38</text:p>
          </table:table-cell>
          <table:table-cell table:style-name="ce263" table:formula="of:=SUM([.B65:.I65])" office:value-type="float" office:value="485.333333333333" calcext:value-type="float">
            <text:p>485</text:p>
          </table:table-cell>
          <table:table-cell table:style-name="ce120" office:value-type="float" office:value="1456" calcext:value-type="float">
            <text:p>1,456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18" office:value-type="string" calcext:value-type="string">
            <text:p>Ventelänlaakso</text:p>
          </table:table-cell>
          <table:table-cell table:style-name="ce263" table:formula="of:=([.B57]*[.$K66])/3" office:value-type="float" office:value="88.6086274509804" calcext:value-type="float">
            <text:p>89</text:p>
          </table:table-cell>
          <table:table-cell table:style-name="ce263" table:formula="of:=([.C57]*[.$K66])/3" office:value-type="float" office:value="60.7853148413837" calcext:value-type="float">
            <text:p>61</text:p>
          </table:table-cell>
          <table:table-cell table:style-name="ce263" table:formula="of:=([.D57]*[.$K66])/3" office:value-type="float" office:value="12.9690738083851" calcext:value-type="float">
            <text:p>13</text:p>
          </table:table-cell>
          <table:table-cell table:style-name="ce263" table:formula="of:=([.E57]*[.$K66])/3" office:value-type="float" office:value="36.9594133588395" calcext:value-type="float">
            <text:p>37</text:p>
          </table:table-cell>
          <table:table-cell table:style-name="ce263" table:formula="of:=([.F57]*[.$K66])/3" office:value-type="float" office:value="27.0852989000478" calcext:value-type="float">
            <text:p>27</text:p>
          </table:table-cell>
          <table:table-cell table:style-name="ce263" table:formula="of:=([.G57]*[.$K66])/3" office:value-type="float" office:value="82.2092459748127" calcext:value-type="float">
            <text:p>82</text:p>
          </table:table-cell>
          <table:table-cell table:style-name="ce263" table:formula="of:=([.H57]*[.$K66])/3" office:value-type="float" office:value="47.935654391838" calcext:value-type="float">
            <text:p>48</text:p>
          </table:table-cell>
          <table:table-cell table:style-name="ce263" table:formula="of:=([.I57]*[.$K66])/3" office:value-type="float" office:value="52.7807046070461" calcext:value-type="float">
            <text:p>53</text:p>
          </table:table-cell>
          <table:table-cell table:style-name="ce263" table:formula="of:=SUM([.B66:.I66])" office:value-type="float" office:value="409.333333333333" calcext:value-type="float">
            <text:p>409</text:p>
          </table:table-cell>
          <table:table-cell table:style-name="ce120" office:value-type="float" office:value="1228" calcext:value-type="float">
            <text:p>1,228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18" office:value-type="string" calcext:value-type="string">
            <text:p>Vanhasaarenmaa</text:p>
          </table:table-cell>
          <table:table-cell table:style-name="ce263" table:formula="of:=([.B58]*[.$K67])/3" office:value-type="float" office:value="20.1847058823529" calcext:value-type="float">
            <text:p>20</text:p>
          </table:table-cell>
          <table:table-cell table:style-name="ce263" table:formula="of:=([.C58]*[.$K67])/3" office:value-type="float" office:value="12.7062840746055" calcext:value-type="float">
            <text:p>13</text:p>
          </table:table-cell>
          <table:table-cell table:style-name="ce263" table:formula="of:=([.D58]*[.$K67])/3" office:value-type="float" office:value="4.08715925394548" calcext:value-type="float">
            <text:p>4</text:p>
          </table:table-cell>
          <table:table-cell table:style-name="ce263" table:formula="of:=([.E58]*[.$K67])/3" office:value-type="float" office:value="18.0976327116212" calcext:value-type="float">
            <text:p>18</text:p>
          </table:table-cell>
          <table:table-cell table:style-name="ce263" table:formula="of:=([.F58]*[.$K67])/3" office:value-type="float" office:value="13.6958393113343" calcext:value-type="float">
            <text:p>14</text:p>
          </table:table-cell>
          <table:table-cell table:style-name="ce263" table:formula="of:=([.G58]*[.$K67])/3" office:value-type="float" office:value="23.327962697274" calcext:value-type="float">
            <text:p>23</text:p>
          </table:table-cell>
          <table:table-cell table:style-name="ce263" table:formula="of:=([.H58]*[.$K67])/3" office:value-type="float" office:value="24.1367575322812" calcext:value-type="float">
            <text:p>24</text:p>
          </table:table-cell>
          <table:table-cell table:style-name="ce263" table:formula="of:=([.I58]*[.$K67])/3" office:value-type="float" office:value="12.7636585365854" calcext:value-type="float">
            <text:p>13</text:p>
          </table:table-cell>
          <table:table-cell table:style-name="ce263" table:formula="of:=SUM([.B67:.I67])" office:value-type="float" office:value="129" calcext:value-type="float">
            <text:p>129</text:p>
          </table:table-cell>
          <table:table-cell table:style-name="ce120" office:value-type="float" office:value="387" calcext:value-type="float">
            <text:p>387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18" office:value-type="string" calcext:value-type="string">
            <text:p>Aurmaa</text:p>
          </table:table-cell>
          <table:table-cell table:style-name="ce263" table:formula="of:=([.B59]*[.$K68])/3" office:value-type="float" office:value="23.8549019607843" calcext:value-type="float">
            <text:p>24</text:p>
          </table:table-cell>
          <table:table-cell table:style-name="ce263" table:formula="of:=([.C59]*[.$K68])/3" office:value-type="float" office:value="13.5351570221585" calcext:value-type="float">
            <text:p>14</text:p>
          </table:table-cell>
          <table:table-cell table:style-name="ce263" table:formula="of:=([.D59]*[.$K68])/3" office:value-type="float" office:value="8.60398533397099" calcext:value-type="float">
            <text:p>9</text:p>
          </table:table-cell>
          <table:table-cell table:style-name="ce263" table:formula="of:=([.E59]*[.$K68])/3" office:value-type="float" office:value="11.6173951857166" calcext:value-type="float">
            <text:p>12</text:p>
          </table:table-cell>
          <table:table-cell table:style-name="ce263" table:formula="of:=([.F59]*[.$K68])/3" office:value-type="float" office:value="5.91649928263988" calcext:value-type="float">
            <text:p>6</text:p>
          </table:table-cell>
          <table:table-cell table:style-name="ce263" table:formula="of:=([.G59]*[.$K68])/3" office:value-type="float" office:value="12.7281555874382" calcext:value-type="float">
            <text:p>13</text:p>
          </table:table-cell>
          <table:table-cell table:style-name="ce263" table:formula="of:=([.H59]*[.$K68])/3" office:value-type="float" office:value="19.708566873904" calcext:value-type="float">
            <text:p>20</text:p>
          </table:table-cell>
          <table:table-cell table:style-name="ce263" table:formula="of:=([.I59]*[.$K68])/3" office:value-type="float" office:value="9.36867208672087" calcext:value-type="float">
            <text:p>9</text:p>
          </table:table-cell>
          <table:table-cell table:style-name="ce263" table:formula="of:=SUM([.B68:.I68])" office:value-type="float" office:value="105.333333333333" calcext:value-type="float">
            <text:p>105</text:p>
          </table:table-cell>
          <table:table-cell table:style-name="ce120" office:value-type="float" office:value="316" calcext:value-type="float">
            <text:p>316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18" office:value-type="string" calcext:value-type="string">
            <text:p>Ristilaakso</text:p>
          </table:table-cell>
          <table:table-cell table:style-name="ce263" table:formula="of:=([.B60]*[.$K69])/3" office:value-type="float" office:value="12.1458823529412" calcext:value-type="float">
            <text:p>12</text:p>
          </table:table-cell>
          <table:table-cell table:style-name="ce263" table:formula="of:=([.C60]*[.$K69])/3" office:value-type="float" office:value="14.1063510282162" calcext:value-type="float">
            <text:p>14</text:p>
          </table:table-cell>
          <table:table-cell table:style-name="ce263" table:formula="of:=([.D60]*[.$K69])/3" office:value-type="float" office:value="2.81982305117169" calcext:value-type="float">
            <text:p>3</text:p>
          </table:table-cell>
          <table:table-cell table:style-name="ce263" table:formula="of:=([.E60]*[.$K69])/3" office:value-type="float" office:value="8.03596365375419" calcext:value-type="float">
            <text:p>8</text:p>
          </table:table-cell>
          <table:table-cell table:style-name="ce263" table:formula="of:=([.F60]*[.$K69])/3" office:value-type="float" office:value="8.55906743185079" calcext:value-type="float">
            <text:p>9</text:p>
          </table:table-cell>
          <table:table-cell table:style-name="ce263" table:formula="of:=([.G60]*[.$K69])/3" office:value-type="float" office:value="14.3144858919177" calcext:value-type="float">
            <text:p>14</text:p>
          </table:table-cell>
          <table:table-cell table:style-name="ce263" table:formula="of:=([.H60]*[.$K69])/3" office:value-type="float" office:value="16.6524916307987" calcext:value-type="float">
            <text:p>17</text:p>
          </table:table-cell>
          <table:table-cell table:style-name="ce263" table:formula="of:=([.I60]*[.$K69])/3" office:value-type="float" office:value="12.3659349593496" calcext:value-type="float">
            <text:p>12</text:p>
          </table:table-cell>
          <table:table-cell table:style-name="ce263" table:formula="of:=SUM([.B69:.I69])" office:value-type="float" office:value="89" calcext:value-type="float">
            <text:p>89</text:p>
          </table:table-cell>
          <table:table-cell table:style-name="ce120" office:value-type="float" office:value="267" calcext:value-type="float">
            <text:p>267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93"/>
          <table:table-cell table:style-name="ce293" table:formula="of:=SUM([.B63:.B69])" office:value-type="float" office:value="579.535098039216" calcext:value-type="float">
            <text:p>580</text:p>
          </table:table-cell>
          <table:table-cell table:style-name="ce293" table:formula="of:=SUM([.C63:.C69])" office:value-type="float" office:value="450.934680376216" calcext:value-type="float">
            <text:p>451</text:p>
          </table:table-cell>
          <table:table-cell table:style-name="ce293" table:formula="of:=SUM([.D63:.D69])" office:value-type="float" office:value="277.310974015623" calcext:value-type="float">
            <text:p>277</text:p>
          </table:table-cell>
          <table:table-cell table:style-name="ce293" table:formula="of:=SUM([.E63:.E69])" office:value-type="float" office:value="280.292848716722" calcext:value-type="float">
            <text:p>280</text:p>
          </table:table-cell>
          <table:table-cell table:style-name="ce293" table:formula="of:=SUM([.F63:.F69])" office:value-type="float" office:value="307.410899091344" calcext:value-type="float">
            <text:p>307</text:p>
          </table:table-cell>
          <table:table-cell table:style-name="ce293" table:formula="of:=SUM([.G63:.G69])" office:value-type="float" office:value="561.01314522557" calcext:value-type="float">
            <text:p>561</text:p>
          </table:table-cell>
          <table:table-cell table:style-name="ce293" table:formula="of:=SUM([.H63:.H69])" office:value-type="float" office:value="450.339888410649" calcext:value-type="float">
            <text:p>450</text:p>
          </table:table-cell>
          <table:table-cell table:style-name="ce293" table:formula="of:=SUM([.I63:.I69])" office:value-type="float" office:value="370.829132791328" calcext:value-type="float">
            <text:p>371</text:p>
          </table:table-cell>
          <table:table-cell table:style-name="ce263" table:formula="of:=SUM([.J63:.J69])" office:value-type="float" office:value="3277.66666666667" calcext:value-type="float">
            <text:p>3278</text:p>
          </table:table-cell>
          <table:table-cell table:style-name="ce307"/>
          <table:table-cell table:style-name="ce77"/>
          <table:table-cell table:style-name="ce263"/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337" office:value-type="string" calcext:value-type="string">
            <text:p>KOKONAISÄÄNIMÄÄRÄ</text:p>
          </table:table-cell>
          <table:table-cell table:style-name="ce343" office:value-type="string" calcext:value-type="string">
            <text:p>SFO</text:p>
          </table:table-cell>
          <table:table-cell table:style-name="ce352" office:value-type="string" calcext:value-type="string">
            <text:p>DEM</text:p>
          </table:table-cell>
          <table:table-cell table:style-name="ce343" office:value-type="string" calcext:value-type="string">
            <text:p>NP</text:p>
          </table:table-cell>
          <table:table-cell table:style-name="ce343" office:value-type="string" calcext:value-type="string">
            <text:p>LAF</text:p>
          </table:table-cell>
          <table:table-cell table:style-name="ce343" office:value-type="string" calcext:value-type="string">
            <text:p>KDU</text:p>
          </table:table-cell>
          <table:table-cell table:style-name="ce352" office:value-type="string" calcext:value-type="string">
            <text:p>LIB</text:p>
          </table:table-cell>
          <table:table-cell table:style-name="ce352" office:value-type="string" calcext:value-type="string">
            <text:p>FDP</text:p>
          </table:table-cell>
          <table:table-cell table:style-name="ce343" office:value-type="string" calcext:value-type="string">
            <text:p>FF</text:p>
          </table:table-cell>
          <table:table-cell table:style-name="ce353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38" office:value-type="string" calcext:value-type="string">
            <text:p>Uussaari Keskusta</text:p>
          </table:table-cell>
          <table:table-cell table:style-name="ce122" table:formula="of:=SUM([.B27];[.B45];[.B63])" office:value-type="float" office:value="1239.06176470588" calcext:value-type="float">
            <text:p>1,239</text:p>
          </table:table-cell>
          <table:table-cell table:style-name="ce122" table:formula="of:=SUM([.C27];[.C45];[.C63])" office:value-type="float" office:value="838.030683086243" calcext:value-type="float">
            <text:p>838</text:p>
          </table:table-cell>
          <table:table-cell table:style-name="ce122" table:formula="of:=SUM([.D27];[.D45];[.D63])" office:value-type="float" office:value="605.865391359796" calcext:value-type="float">
            <text:p>606</text:p>
          </table:table-cell>
          <table:table-cell table:style-name="ce122" table:formula="of:=SUM([.E27];[.E45];[.E63])" office:value-type="float" office:value="367.295233540571" calcext:value-type="float">
            <text:p>367</text:p>
          </table:table-cell>
          <table:table-cell table:style-name="ce122" table:formula="of:=SUM([.F27];[.F45];[.F63])" office:value-type="float" office:value="549.734720229555" calcext:value-type="float">
            <text:p>550</text:p>
          </table:table-cell>
          <table:table-cell table:style-name="ce122" table:formula="of:=SUM([.G27];[.G45];[.G63])" office:value-type="float" office:value="1293.56679021202" calcext:value-type="float">
            <text:p>1,294</text:p>
          </table:table-cell>
          <table:table-cell table:style-name="ce122" table:formula="of:=SUM([.H27];[.H45];[.H63])" office:value-type="float" office:value="983.343858600351" calcext:value-type="float">
            <text:p>983</text:p>
          </table:table-cell>
          <table:table-cell table:style-name="ce122" table:formula="of:=SUM([.I27];[.I45];[.I63])" office:value-type="float" office:value="933.934891598916" calcext:value-type="float">
            <text:p>934</text:p>
          </table:table-cell>
          <table:table-cell table:style-name="ce354" table:formula="of:=SUM([.B72:.I72])" office:value-type="float" office:value="6810.83333333333" calcext:value-type="float">
            <text:p>6,811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Virranmaa</text:p>
          </table:table-cell>
          <table:table-cell table:style-name="ce122" table:formula="of:=SUM([.B28];[.B46];[.B64])" office:value-type="float" office:value="756.109803921569" calcext:value-type="float">
            <text:p>756</text:p>
          </table:table-cell>
          <table:table-cell table:style-name="ce122" table:formula="of:=SUM([.C28];[.C46];[.C64])" office:value-type="float" office:value="724.20310537223" calcext:value-type="float">
            <text:p>724</text:p>
          </table:table-cell>
          <table:table-cell table:style-name="ce122" table:formula="of:=SUM([.D28];[.D46];[.D64])" office:value-type="float" office:value="323.817835166587" calcext:value-type="float">
            <text:p>324</text:p>
          </table:table-cell>
          <table:table-cell table:style-name="ce122" table:formula="of:=SUM([.E28];[.E46];[.E64])" office:value-type="float" office:value="465.371158935119" calcext:value-type="float">
            <text:p>465</text:p>
          </table:table-cell>
          <table:table-cell table:style-name="ce122" table:formula="of:=SUM([.F28];[.F46];[.F64])" office:value-type="float" office:value="569.948770923003" calcext:value-type="float">
            <text:p>570</text:p>
          </table:table-cell>
          <table:table-cell table:style-name="ce122" table:formula="of:=SUM([.G28];[.G46];[.G64])" office:value-type="float" office:value="841.540647218237" calcext:value-type="float">
            <text:p>842</text:p>
          </table:table-cell>
          <table:table-cell table:style-name="ce122" table:formula="of:=SUM([.H28];[.H46];[.H64])" office:value-type="float" office:value="520.796429140762" calcext:value-type="float">
            <text:p>521</text:p>
          </table:table-cell>
          <table:table-cell table:style-name="ce122" table:formula="of:=SUM([.I28];[.I46];[.I64])" office:value-type="float" office:value="315.545582655826" calcext:value-type="float">
            <text:p>316</text:p>
          </table:table-cell>
          <table:table-cell table:style-name="ce354" table:formula="of:=SUM([.B73:.I73])" office:value-type="float" office:value="4517.33333333333" calcext:value-type="float">
            <text:p>4,517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Vahamaa</text:p>
          </table:table-cell>
          <table:table-cell table:style-name="ce122" table:formula="of:=SUM([.B29];[.B47];[.B65])" office:value-type="float" office:value="514.738823529412" calcext:value-type="float">
            <text:p>515</text:p>
          </table:table-cell>
          <table:table-cell table:style-name="ce122" table:formula="of:=SUM([.C29];[.C47];[.C65])" office:value-type="float" office:value="408.524865295712" calcext:value-type="float">
            <text:p>409</text:p>
          </table:table-cell>
          <table:table-cell table:style-name="ce122" table:formula="of:=SUM([.D29];[.D47];[.D65])" office:value-type="float" office:value="162.226902598438" calcext:value-type="float">
            <text:p>162</text:p>
          </table:table-cell>
          <table:table-cell table:style-name="ce122" table:formula="of:=SUM([.E29];[.E47];[.E65])" office:value-type="float" office:value="209.472048461661" calcext:value-type="float">
            <text:p>209</text:p>
          </table:table-cell>
          <table:table-cell table:style-name="ce122" table:formula="of:=SUM([.F29];[.F47];[.F65])" office:value-type="float" office:value="237.294576757532" calcext:value-type="float">
            <text:p>237</text:p>
          </table:table-cell>
          <table:table-cell table:style-name="ce122" table:formula="of:=SUM([.G29];[.G47];[.G65])" office:value-type="float" office:value="506.980685477443" calcext:value-type="float">
            <text:p>507</text:p>
          </table:table-cell>
          <table:table-cell table:style-name="ce122" table:formula="of:=SUM([.H29];[.H47];[.H65])" office:value-type="float" office:value="324.730011158935" calcext:value-type="float">
            <text:p>325</text:p>
          </table:table-cell>
          <table:table-cell table:style-name="ce122" table:formula="of:=SUM([.I29];[.I47];[.I65])" office:value-type="float" office:value="305.3654200542" calcext:value-type="float">
            <text:p>305</text:p>
          </table:table-cell>
          <table:table-cell table:style-name="ce354" table:formula="of:=SUM([.B74:.I74])" office:value-type="float" office:value="2669.33333333333" calcext:value-type="float">
            <text:p>2,669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Ventelänlaakso</text:p>
          </table:table-cell>
          <table:table-cell table:style-name="ce122" table:formula="of:=SUM([.B30];[.B48];[.B66])" office:value-type="float" office:value="352.267450980392" calcext:value-type="float">
            <text:p>352</text:p>
          </table:table-cell>
          <table:table-cell table:style-name="ce122" table:formula="of:=SUM([.C30];[.C48];[.C66])" office:value-type="float" office:value="285.19923162761" calcext:value-type="float">
            <text:p>285</text:p>
          </table:table-cell>
          <table:table-cell table:style-name="ce122" table:formula="of:=SUM([.D30];[.D48];[.D66])" office:value-type="float" office:value="151.149905946118" calcext:value-type="float">
            <text:p>151</text:p>
          </table:table-cell>
          <table:table-cell table:style-name="ce122" table:formula="of:=SUM([.E30];[.E48];[.E66])" office:value-type="float" office:value="221.696773473617" calcext:value-type="float">
            <text:p>222</text:p>
          </table:table-cell>
          <table:table-cell table:style-name="ce122" table:formula="of:=SUM([.F30];[.F48];[.F66])" office:value-type="float" office:value="222.649143950263" calcext:value-type="float">
            <text:p>223</text:p>
          </table:table-cell>
          <table:table-cell table:style-name="ce122" table:formula="of:=SUM([.G30];[.G48];[.G66])" office:value-type="float" office:value="439.87085286147" calcext:value-type="float">
            <text:p>440</text:p>
          </table:table-cell>
          <table:table-cell table:style-name="ce122" table:formula="of:=SUM([.H30];[.H48];[.H66])" office:value-type="float" office:value="269.786099155109" calcext:value-type="float">
            <text:p>270</text:p>
          </table:table-cell>
          <table:table-cell table:style-name="ce122" table:formula="of:=SUM([.I30];[.I48];[.I66])" office:value-type="float" office:value="308.713875338753" calcext:value-type="float">
            <text:p>309</text:p>
          </table:table-cell>
          <table:table-cell table:style-name="ce354" table:formula="of:=SUM([.B75:.I75])" office:value-type="float" office:value="2251.33333333333" calcext:value-type="float">
            <text:p>2,251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Vanhasaarenmaa</text:p>
          </table:table-cell>
          <table:table-cell table:style-name="ce122" table:formula="of:=SUM([.B31];[.B49];[.B67])" office:value-type="float" office:value="124.560882352941" calcext:value-type="float">
            <text:p>125</text:p>
          </table:table-cell>
          <table:table-cell table:style-name="ce122" table:formula="of:=SUM([.C31];[.C49];[.C67])" office:value-type="float" office:value="81.49456241033" calcext:value-type="float">
            <text:p>81</text:p>
          </table:table-cell>
          <table:table-cell table:style-name="ce122" table:formula="of:=SUM([.D31];[.D49];[.D67])" office:value-type="float" office:value="57.3093758967002" calcext:value-type="float">
            <text:p>57</text:p>
          </table:table-cell>
          <table:table-cell table:style-name="ce122" table:formula="of:=SUM([.E31];[.E49];[.E67])" office:value-type="float" office:value="62.7719799139168" calcext:value-type="float">
            <text:p>63</text:p>
          </table:table-cell>
          <table:table-cell table:style-name="ce122" table:formula="of:=SUM([.F31];[.F49];[.F67])" office:value-type="float" office:value="81.1321162123386" calcext:value-type="float">
            <text:p>81</text:p>
          </table:table-cell>
          <table:table-cell table:style-name="ce122" table:formula="of:=SUM([.G31];[.G49];[.G67])" office:value-type="float" office:value="122.498794835007" calcext:value-type="float">
            <text:p>122</text:p>
          </table:table-cell>
          <table:table-cell table:style-name="ce122" table:formula="of:=SUM([.H31];[.H49];[.H67])" office:value-type="float" office:value="125.012166427547" calcext:value-type="float">
            <text:p>125</text:p>
          </table:table-cell>
          <table:table-cell table:style-name="ce122" table:formula="of:=SUM([.I31];[.I49];[.I67])" office:value-type="float" office:value="54.7201219512195" calcext:value-type="float">
            <text:p>55</text:p>
          </table:table-cell>
          <table:table-cell table:style-name="ce354" table:formula="of:=SUM([.B76:.I76])" office:value-type="float" office:value="709.5" calcext:value-type="float">
            <text:p>710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Aurmaa</text:p>
          </table:table-cell>
          <table:table-cell table:style-name="ce122" table:formula="of:=SUM([.B32];[.B50];[.B68])" office:value-type="float" office:value="99.6019607843137" calcext:value-type="float">
            <text:p>100</text:p>
          </table:table-cell>
          <table:table-cell table:style-name="ce122" table:formula="of:=SUM([.C32];[.C50];[.C68])" office:value-type="float" office:value="80.7633636218715" calcext:value-type="float">
            <text:p>81</text:p>
          </table:table-cell>
          <table:table-cell table:style-name="ce122" table:formula="of:=SUM([.D32];[.D50];[.D68])" office:value-type="float" office:value="29.9419193368404" calcext:value-type="float">
            <text:p>30</text:p>
          </table:table-cell>
          <table:table-cell table:style-name="ce122" table:formula="of:=SUM([.E32];[.E50];[.E68])" office:value-type="float" office:value="46.5156735214411" calcext:value-type="float">
            <text:p>47</text:p>
          </table:table-cell>
          <table:table-cell table:style-name="ce122" table:formula="of:=SUM([.F32];[.F50];[.F68])" office:value-type="float" office:value="65.7207460545193" calcext:value-type="float">
            <text:p>66</text:p>
          </table:table-cell>
          <table:table-cell table:style-name="ce122" table:formula="of:=SUM([.G32];[.G50];[.G68])" office:value-type="float" office:value="87.3848557309102" calcext:value-type="float">
            <text:p>87</text:p>
          </table:table-cell>
          <table:table-cell table:style-name="ce122" table:formula="of:=SUM([.H32];[.H50];[.H68])" office:value-type="float" office:value="97.3371178064722" calcext:value-type="float">
            <text:p>97</text:p>
          </table:table-cell>
          <table:table-cell table:style-name="ce122" table:formula="of:=SUM([.I32];[.I50];[.I68])" office:value-type="float" office:value="72.0676964769648" calcext:value-type="float">
            <text:p>72</text:p>
          </table:table-cell>
          <table:table-cell table:style-name="ce354" table:formula="of:=SUM([.B77:.I77])" office:value-type="float" office:value="579.333333333333" calcext:value-type="float">
            <text:p>579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197" office:value-type="string" calcext:value-type="string">
            <text:p>Ristilaakso</text:p>
          </table:table-cell>
          <table:table-cell table:style-name="ce122" table:formula="of:=SUM([.B33];[.B51];[.B69])" office:value-type="float" office:value="73.4773529411765" calcext:value-type="float">
            <text:p>73</text:p>
          </table:table-cell>
          <table:table-cell table:style-name="ce122" table:formula="of:=SUM([.C33];[.C51];[.C69])" office:value-type="float" office:value="78.9199306551889" calcext:value-type="float">
            <text:p>79</text:p>
          </table:table-cell>
          <table:table-cell table:style-name="ce122" table:formula="of:=SUM([.D33];[.D51];[.D69])" office:value-type="float" office:value="51.5540267814443" calcext:value-type="float">
            <text:p>52</text:p>
          </table:table-cell>
          <table:table-cell table:style-name="ce122" table:formula="of:=SUM([.E33];[.E51];[.E69])" office:value-type="float" office:value="34.852800095648" calcext:value-type="float">
            <text:p>35</text:p>
          </table:table-cell>
          <table:table-cell table:style-name="ce122" table:formula="of:=SUM([.F33];[.F51];[.F69])" office:value-type="float" office:value="44.4048708751793" calcext:value-type="float">
            <text:p>44</text:p>
          </table:table-cell>
          <table:table-cell table:style-name="ce122" table:formula="of:=SUM([.G33];[.G51];[.G69])" office:value-type="float" office:value="89.4096724055476" calcext:value-type="float">
            <text:p>89</text:p>
          </table:table-cell>
          <table:table-cell table:style-name="ce122" table:formula="of:=SUM([.H33];[.H51];[.H69])" office:value-type="float" office:value="59.5487039693926" calcext:value-type="float">
            <text:p>60</text:p>
          </table:table-cell>
          <table:table-cell table:style-name="ce122" table:formula="of:=SUM([.I33];[.I51];[.I69])" office:value-type="float" office:value="57.3326422764228" calcext:value-type="float">
            <text:p>57</text:p>
          </table:table-cell>
          <table:table-cell table:style-name="ce354" table:formula="of:=SUM([.B78:.I78])" office:value-type="float" office:value="489.5" calcext:value-type="float">
            <text:p>490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198"/>
          <table:table-cell table:style-name="ce344" table:formula="of:=SUM([.B72:.B78])" office:value-type="float" office:value="3159.81803921569" calcext:value-type="float">
            <text:p>3,160</text:p>
          </table:table-cell>
          <table:table-cell table:style-name="ce344" table:formula="of:=SUM([.C72:.C78])" office:value-type="float" office:value="2497.13574206919" calcext:value-type="float">
            <text:p>2,497</text:p>
          </table:table-cell>
          <table:table-cell table:style-name="ce344" table:formula="of:=SUM([.D72:.D78])" office:value-type="float" office:value="1381.86535708592" calcext:value-type="float">
            <text:p>1,382</text:p>
          </table:table-cell>
          <table:table-cell table:style-name="ce344" table:formula="of:=SUM([.E72:.E78])" office:value-type="float" office:value="1407.97566794197" calcext:value-type="float">
            <text:p>1,408</text:p>
          </table:table-cell>
          <table:table-cell table:style-name="ce344" table:formula="of:=SUM([.F72:.F78])" office:value-type="float" office:value="1770.88494500239" calcext:value-type="float">
            <text:p>1,771</text:p>
          </table:table-cell>
          <table:table-cell table:style-name="ce344" table:formula="of:=SUM([.G72:.G78])" office:value-type="float" office:value="3381.25229874063" calcext:value-type="float">
            <text:p>3,381</text:p>
          </table:table-cell>
          <table:table-cell table:style-name="ce344" table:formula="of:=SUM([.H72:.H78])" office:value-type="float" office:value="2380.55438625857" calcext:value-type="float">
            <text:p>2,381</text:p>
          </table:table-cell>
          <table:table-cell table:style-name="ce344" table:formula="of:=SUM([.I72:.I78])" office:value-type="float" office:value="2047.6802303523" calcext:value-type="float">
            <text:p>2,048</text:p>
          </table:table-cell>
          <table:table-cell table:style-name="ce355" table:formula="of:=SUM([.J72:.J78])" office:value-type="float" office:value="18027.1666666667" calcext:value-type="float">
            <text:p>18,027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34"/>
          <table:table-cell table:style-name="ce345" table:formula="of:=[.B79]/[.$J$79]" office:value-type="percentage" office:value="0.175280902298329" calcext:value-type="percentage">
            <text:p>17.53%</text:p>
          </table:table-cell>
          <table:table-cell table:style-name="ce345" table:formula="of:=[.C79]/[.$J$79]" office:value-type="percentage" office:value="0.138520699799517" calcext:value-type="percentage">
            <text:p>13.85%</text:p>
          </table:table-cell>
          <table:table-cell table:style-name="ce345" table:formula="of:=[.D79]/[.$J$79]" office:value-type="percentage" office:value="0.0766546059421017" calcext:value-type="percentage">
            <text:p>7.67%</text:p>
          </table:table-cell>
          <table:table-cell table:style-name="ce345" table:formula="of:=[.E79]/[.$J$79]" office:value-type="percentage" office:value="0.0781029927761974" calcext:value-type="percentage">
            <text:p>7.81%</text:p>
          </table:table-cell>
          <table:table-cell table:style-name="ce345" table:formula="of:=[.F79]/[.$J$79]" office:value-type="percentage" office:value="0.0982342360142964" calcext:value-type="percentage">
            <text:p>9.82%</text:p>
          </table:table-cell>
          <table:table-cell table:style-name="ce345" table:formula="of:=[.G79]/[.$J$79]" office:value-type="percentage" office:value="0.187564266823626" calcext:value-type="percentage">
            <text:p>18.76%</text:p>
          </table:table-cell>
          <table:table-cell table:style-name="ce345" table:formula="of:=[.H79]/[.$J$79]" office:value-type="percentage" office:value="0.132053718161954" calcext:value-type="percentage">
            <text:p>13.21%</text:p>
          </table:table-cell>
          <table:table-cell table:style-name="ce345" table:formula="of:=[.I79]/[.$J$79]" office:value-type="percentage" office:value="0.11358857818398" calcext:value-type="percentage">
            <text:p>11.36%</text:p>
          </table:table-cell>
          <table:table-cell table:style-name="ce345" table:formula="of:=[.J79]/[.$J$79]" office:value-type="percentage" office:value="1" calcext:value-type="percentage">
            <text:p>100.00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34"/>
          <table:table-cell table:style-name="ce360" table:formula="of:=[.B80]-[.B2]" office:value-type="percentage" office:value="-0.0011896859369655" calcext:value-type="percentage">
            <text:p>-0.12%</text:p>
          </table:table-cell>
          <table:table-cell table:style-name="ce360" table:formula="of:=[.C80]-[.C2]" office:value-type="percentage" office:value="0.0000223736397844121" calcext:value-type="percentage">
            <text:p>0.00%</text:p>
          </table:table-cell>
          <table:table-cell table:style-name="ce360" table:formula="of:=[.D80]-[.D2]" office:value-type="percentage" office:value="-0.00502879912724312" calcext:value-type="percentage">
            <text:p>-0.50%</text:p>
          </table:table-cell>
          <table:table-cell table:style-name="ce360" table:formula="of:=[.E80]-[.E2]" office:value-type="percentage" office:value="-0.0121887336704788" calcext:value-type="percentage">
            <text:p>-1.22%</text:p>
          </table:table-cell>
          <table:table-cell table:style-name="ce360" table:formula="of:=[.F80]-[.F2]" office:value-type="percentage" office:value="-0.00793506097279105" calcext:value-type="percentage">
            <text:p>-0.79%</text:p>
          </table:table-cell>
          <table:table-cell table:style-name="ce360" table:formula="of:=[.G80]-[.G2]" office:value-type="percentage" office:value="0.0367273466897184" calcext:value-type="percentage">
            <text:p>3.67%</text:p>
          </table:table-cell>
          <table:table-cell table:style-name="ce360" table:formula="of:=[.H80]-[.H2]" office:value-type="percentage" office:value="-0.0150529293751098" calcext:value-type="percentage">
            <text:p>-1.51%</text:p>
          </table:table-cell>
          <table:table-cell table:style-name="ce360" table:formula="of:=[.I80]-[.I2]" office:value-type="percentage" office:value="0.00464548875308562" calcext:value-type="percentage">
            <text:p>0.46%</text:p>
          </table:table-cell>
          <table:table-cell table:style-name="ce360" table:formula="of:=[.J80]-[.J2]" office:value-type="percentage" office:value="0" calcext:value-type="percentage">
            <text:p>0.00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34" office:value-type="string" calcext:value-type="string">
            <text:p>KANSANEDUSTAJAT</text:p>
          </table:table-cell>
          <table:table-cell table:style-name="ce334" table:formula="of:=[.B71]" office:value-type="string" office:string-value="SFO" calcext:value-type="string">
            <text:p>SFO</text:p>
          </table:table-cell>
          <table:table-cell table:style-name="ce334" table:formula="of:=[.C71]" office:value-type="string" office:string-value="DEM" calcext:value-type="string">
            <text:p>DEM</text:p>
          </table:table-cell>
          <table:table-cell table:style-name="ce334" table:formula="of:=[.D71]" office:value-type="string" office:string-value="NP" calcext:value-type="string">
            <text:p>NP</text:p>
          </table:table-cell>
          <table:table-cell table:style-name="ce334" table:formula="of:=[.E71]" office:value-type="string" office:string-value="LAF" calcext:value-type="string">
            <text:p>LAF</text:p>
          </table:table-cell>
          <table:table-cell table:style-name="ce334" table:formula="of:=[.F71]" office:value-type="string" office:string-value="KDU" calcext:value-type="string">
            <text:p>KDU</text:p>
          </table:table-cell>
          <table:table-cell table:style-name="ce334" table:formula="of:=[.G71]" office:value-type="string" office:string-value="LIB" calcext:value-type="string">
            <text:p>LIB</text:p>
          </table:table-cell>
          <table:table-cell table:style-name="ce334" table:formula="of:=[.H71]" office:value-type="string" office:string-value="FDP" calcext:value-type="string">
            <text:p>FDP</text:p>
          </table:table-cell>
          <table:table-cell table:style-name="ce334" table:formula="of:=[.I71]" office:value-type="string" office:string-value="FF" calcext:value-type="string">
            <text:p>FF</text:p>
          </table:table-cell>
          <table:table-cell table:style-name="ce334" office:value-type="string" calcext:value-type="string">
            <text:p>Yht.</text:p>
          </table:table-cell>
          <table:table-cell table:style-name="ce77" office:value-type="string" calcext:value-type="string">
            <text:p>Kansanedustajat</text:p>
          </table:table-cell>
          <table:table-cell table:style-name="ce77" office:value-type="string" calcext:value-type="string">
            <text:p>Äänestäjät</text:p>
          </table:table-cell>
          <table:table-cell table:style-name="ce77" office:value-type="string" calcext:value-type="string">
            <text:p>Suhdeluku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Uussaari Keskusta</text:p>
          </table:table-cell>
          <table:table-cell table:style-name="ce347" table:formula="of:=([.B72]/[.$J72])*[.$K83]" office:value-type="float" office:value="3.82042780748663" calcext:value-type="float">
            <text:p>3.820427807</text:p>
          </table:table-cell>
          <table:table-cell table:style-name="ce347" table:formula="of:=([.C72]/[.$J72])*[.$K83]" office:value-type="float" office:value="2.58391939480892" calcext:value-type="float">
            <text:p>2.583919395</text:p>
          </table:table-cell>
          <table:table-cell table:style-name="ce347" table:formula="of:=([.D72]/[.$J72])*[.$K83]" office:value-type="float" office:value="1.86807877918351" calcext:value-type="float">
            <text:p>1.868078779</text:p>
          </table:table-cell>
          <table:table-cell table:style-name="ce347" table:formula="of:=([.E72]/[.$J72])*[.$K83]" office:value-type="float" office:value="1.13248989174384" calcext:value-type="float">
            <text:p>1.132489892</text:p>
          </table:table-cell>
          <table:table-cell table:style-name="ce347" table:formula="of:=([.F72]/[.$J72])*[.$K83]" office:value-type="float" office:value="1.69500978218338" calcext:value-type="float">
            <text:p>1.695009782</text:p>
          </table:table-cell>
          <table:table-cell table:style-name="ce347" table:formula="of:=([.G72]/[.$J72])*[.$K83]" office:value-type="float" office:value="3.98848441372114" calcext:value-type="float">
            <text:p>3.988484414</text:p>
          </table:table-cell>
          <table:table-cell table:style-name="ce347" table:formula="of:=([.H72]/[.$J72])*[.$K83]" office:value-type="float" office:value="3.03196687100561" calcext:value-type="float">
            <text:p>3.031966871</text:p>
          </table:table-cell>
          <table:table-cell table:style-name="ce347" table:formula="of:=([.I72]/[.$J72])*[.$K83]" office:value-type="float" office:value="2.87962305986696" calcext:value-type="float">
            <text:p>2.879623060</text:p>
          </table:table-cell>
          <table:table-cell table:style-name="ce263" table:formula="of:=SUM([.B83:.I83])" office:value-type="float" office:value="21" calcext:value-type="float">
            <text:p>21</text:p>
          </table:table-cell>
          <table:table-cell table:style-name="ce77" table:formula="of:=[.K93]" office:value-type="float" office:value="21" calcext:value-type="float">
            <text:p>21</text:p>
          </table:table-cell>
          <table:table-cell table:style-name="ce77" office:value-type="float" office:value="3150" calcext:value-type="float">
            <text:p>3150</text:p>
          </table:table-cell>
          <table:table-cell table:style-name="ce263" table:formula="of:=[.L83]/[.K83]" office:value-type="float" office:value="150" calcext:value-type="float">
            <text:p>150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Virranmaa</text:p>
          </table:table-cell>
          <table:table-cell table:style-name="ce347" table:formula="of:=([.B73]/[.$J73])*[.$K84]" office:value-type="float" office:value="2.67807486631016" calcext:value-type="float">
            <text:p>2.678074866</text:p>
          </table:table-cell>
          <table:table-cell table:style-name="ce347" table:formula="of:=([.C73]/[.$J73])*[.$K84]" office:value-type="float" office:value="2.56506412764662" calcext:value-type="float">
            <text:p>2.565064128</text:p>
          </table:table-cell>
          <table:table-cell table:style-name="ce347" table:formula="of:=([.D73]/[.$J73])*[.$K84]" office:value-type="float" office:value="1.14693448110952" calcext:value-type="float">
            <text:p>1.146934481</text:p>
          </table:table-cell>
          <table:table-cell table:style-name="ce347" table:formula="of:=([.E73]/[.$J73])*[.$K84]" office:value-type="float" office:value="1.64830398678318" calcext:value-type="float">
            <text:p>1.648303987</text:p>
          </table:table-cell>
          <table:table-cell table:style-name="ce347" table:formula="of:=([.F73]/[.$J73])*[.$K84]" office:value-type="float" office:value="2.0187087517934" calcext:value-type="float">
            <text:p>2.018708752</text:p>
          </table:table-cell>
          <table:table-cell table:style-name="ce347" table:formula="of:=([.G73]/[.$J73])*[.$K84]" office:value-type="float" office:value="2.98066344941524" calcext:value-type="float">
            <text:p>2.980663449</text:p>
          </table:table-cell>
          <table:table-cell table:style-name="ce347" table:formula="of:=([.H73]/[.$J73])*[.$K84]" office:value-type="float" office:value="1.84461545150211" calcext:value-type="float">
            <text:p>1.844615452</text:p>
          </table:table-cell>
          <table:table-cell table:style-name="ce347" table:formula="of:=([.I73]/[.$J73])*[.$K84]" office:value-type="float" office:value="1.11763488543976" calcext:value-type="float">
            <text:p>1.117634885</text:p>
          </table:table-cell>
          <table:table-cell table:style-name="ce263" table:formula="of:=SUM([.B84:.I84])" office:value-type="float" office:value="16" calcext:value-type="float">
            <text:p>16</text:p>
          </table:table-cell>
          <table:table-cell table:style-name="ce77" table:formula="of:=[.K94]" office:value-type="float" office:value="16" calcext:value-type="float">
            <text:p>16</text:p>
          </table:table-cell>
          <table:table-cell table:style-name="ce77" office:value-type="float" office:value="2450" calcext:value-type="float">
            <text:p>2450</text:p>
          </table:table-cell>
          <table:table-cell table:style-name="ce263" table:formula="of:=[.L84]/[.K84]" office:value-type="float" office:value="153.125" calcext:value-type="float">
            <text:p>153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Vahamaa</text:p>
          </table:table-cell>
          <table:table-cell table:style-name="ce347" table:formula="of:=([.B74]/[.$J74])*[.$K85]" office:value-type="float" office:value="1.73550802139037" calcext:value-type="float">
            <text:p>1.735508021</text:p>
          </table:table-cell>
          <table:table-cell table:style-name="ce347" table:formula="of:=([.C74]/[.$J74])*[.$K85]" office:value-type="float" office:value="1.37739402634668" calcext:value-type="float">
            <text:p>1.377394026</text:p>
          </table:table-cell>
          <table:table-cell table:style-name="ce347" table:formula="of:=([.D74]/[.$J74])*[.$K85]" office:value-type="float" office:value="0.546968827442285" calcext:value-type="float">
            <text:p>0.546968827</text:p>
          </table:table-cell>
          <table:table-cell table:style-name="ce347" table:formula="of:=([.E74]/[.$J74])*[.$K85]" office:value-type="float" office:value="0.70626190165645" calcext:value-type="float">
            <text:p>0.706261902</text:p>
          </table:table-cell>
          <table:table-cell table:style-name="ce347" table:formula="of:=([.F74]/[.$J74])*[.$K85]" office:value-type="float" office:value="0.800069127429242" calcext:value-type="float">
            <text:p>0.800069127</text:p>
          </table:table-cell>
          <table:table-cell table:style-name="ce347" table:formula="of:=([.G74]/[.$J74])*[.$K85]" office:value-type="float" office:value="1.70935046302335" calcext:value-type="float">
            <text:p>1.709350463</text:p>
          </table:table-cell>
          <table:table-cell table:style-name="ce347" table:formula="of:=([.H74]/[.$J74])*[.$K85]" office:value-type="float" office:value="1.09486891874266" calcext:value-type="float">
            <text:p>1.094868919</text:p>
          </table:table-cell>
          <table:table-cell table:style-name="ce347" table:formula="of:=([.I74]/[.$J74])*[.$K85]" office:value-type="float" office:value="1.02957871396896" calcext:value-type="float">
            <text:p>1.029578714</text:p>
          </table:table-cell>
          <table:table-cell table:style-name="ce263" table:formula="of:=SUM([.B85:.I85])" office:value-type="float" office:value="9" calcext:value-type="float">
            <text:p>9</text:p>
          </table:table-cell>
          <table:table-cell table:style-name="ce77" table:formula="of:=[.K95]" office:value-type="float" office:value="9" calcext:value-type="float">
            <text:p>9</text:p>
          </table:table-cell>
          <table:table-cell table:style-name="ce77" office:value-type="float" office:value="1374" calcext:value-type="float">
            <text:p>1374</text:p>
          </table:table-cell>
          <table:table-cell table:style-name="ce263" table:formula="of:=[.L85]/[.K85]" office:value-type="float" office:value="152.666666666667" calcext:value-type="float">
            <text:p>153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Ventelänlaakso</text:p>
          </table:table-cell>
          <table:table-cell table:style-name="ce347" table:formula="of:=([.B75]/[.$J75])*[.$K86]" office:value-type="float" office:value="1.25176470588235" calcext:value-type="float">
            <text:p>1.251764706</text:p>
          </table:table-cell>
          <table:table-cell table:style-name="ce347" table:formula="of:=([.C75]/[.$J75])*[.$K86]" office:value-type="float" office:value="1.0134411547324" calcext:value-type="float">
            <text:p>1.013441155</text:p>
          </table:table-cell>
          <table:table-cell table:style-name="ce347" table:formula="of:=([.D75]/[.$J75])*[.$K86]" office:value-type="float" office:value="0.537103604191122" calcext:value-type="float">
            <text:p>0.537103604</text:p>
          </table:table-cell>
          <table:table-cell table:style-name="ce347" table:formula="of:=([.E75]/[.$J75])*[.$K86]" office:value-type="float" office:value="0.787788357027956" calcext:value-type="float">
            <text:p>0.787788357</text:p>
          </table:table-cell>
          <table:table-cell table:style-name="ce347" table:formula="of:=([.F75]/[.$J75])*[.$K86]" office:value-type="float" office:value="0.791172557714882" calcext:value-type="float">
            <text:p>0.791172558</text:p>
          </table:table-cell>
          <table:table-cell table:style-name="ce347" table:formula="of:=([.G75]/[.$J75])*[.$K86]" office:value-type="float" office:value="1.56305899743489" calcext:value-type="float">
            <text:p>1.563058997</text:p>
          </table:table-cell>
          <table:table-cell table:style-name="ce347" table:formula="of:=([.H75]/[.$J75])*[.$K86]" office:value-type="float" office:value="0.95867136211469" calcext:value-type="float">
            <text:p>0.958671362</text:p>
          </table:table-cell>
          <table:table-cell table:style-name="ce347" table:formula="of:=([.I75]/[.$J75])*[.$K86]" office:value-type="float" office:value="1.0969992609017" calcext:value-type="float">
            <text:p>1.096999261</text:p>
          </table:table-cell>
          <table:table-cell table:style-name="ce263" table:formula="of:=SUM([.B86:.I86])" office:value-type="float" office:value="8" calcext:value-type="float">
            <text:p>8</text:p>
          </table:table-cell>
          <table:table-cell table:style-name="ce77" table:formula="of:=[.K96]" office:value-type="float" office:value="8" calcext:value-type="float">
            <text:p>8</text:p>
          </table:table-cell>
          <table:table-cell table:style-name="ce77" office:value-type="float" office:value="1171" calcext:value-type="float">
            <text:p>1171</text:p>
          </table:table-cell>
          <table:table-cell table:style-name="ce263" table:formula="of:=[.L86]/[.K86]" office:value-type="float" office:value="146.375" calcext:value-type="float">
            <text:p>146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Vanhasaarenmaa</text:p>
          </table:table-cell>
          <table:table-cell table:style-name="ce347" table:formula="of:=([.B76]/[.$J76])*[.$K87]" office:value-type="float" office:value="0.526684491978609" calcext:value-type="float">
            <text:p>0.526684492</text:p>
          </table:table-cell>
          <table:table-cell table:style-name="ce347" table:formula="of:=([.C76]/[.$J76])*[.$K87]" office:value-type="float" office:value="0.344585887570106" calcext:value-type="float">
            <text:p>0.344585888</text:p>
          </table:table-cell>
          <table:table-cell table:style-name="ce347" table:formula="of:=([.D76]/[.$J76])*[.$K87]" office:value-type="float" office:value="0.242322942480762" calcext:value-type="float">
            <text:p>0.242322942</text:p>
          </table:table-cell>
          <table:table-cell table:style-name="ce347" table:formula="of:=([.E76]/[.$J76])*[.$K87]" office:value-type="float" office:value="0.265420633885483" calcext:value-type="float">
            <text:p>0.265420634</text:p>
          </table:table-cell>
          <table:table-cell table:style-name="ce347" table:formula="of:=([.F76]/[.$J76])*[.$K87]" office:value-type="float" office:value="0.343053345506717" calcext:value-type="float">
            <text:p>0.343053346</text:p>
          </table:table-cell>
          <table:table-cell table:style-name="ce347" table:formula="of:=([.G76]/[.$J76])*[.$K87]" office:value-type="float" office:value="0.517965305856267" calcext:value-type="float">
            <text:p>0.517965306</text:p>
          </table:table-cell>
          <table:table-cell table:style-name="ce347" table:formula="of:=([.H76]/[.$J76])*[.$K87]" office:value-type="float" office:value="0.528592669883918" calcext:value-type="float">
            <text:p>0.528592670</text:p>
          </table:table-cell>
          <table:table-cell table:style-name="ce347" table:formula="of:=([.I76]/[.$J76])*[.$K87]" office:value-type="float" office:value="0.231374722838137" calcext:value-type="float">
            <text:p>0.231374723</text:p>
          </table:table-cell>
          <table:table-cell table:style-name="ce263" table:formula="of:=SUM([.B87:.I87])" office:value-type="float" office:value="3" calcext:value-type="float">
            <text:p>3</text:p>
          </table:table-cell>
          <table:table-cell table:style-name="ce77" table:formula="of:=[.K97]" office:value-type="float" office:value="3" calcext:value-type="float">
            <text:p>3</text:p>
          </table:table-cell>
          <table:table-cell table:style-name="ce77" office:value-type="float" office:value="401" calcext:value-type="float">
            <text:p>401</text:p>
          </table:table-cell>
          <table:table-cell table:style-name="ce263" table:formula="of:=[.L87]/[.K87]" office:value-type="float" office:value="133.666666666667" calcext:value-type="float">
            <text:p>134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Aurmaa</text:p>
          </table:table-cell>
          <table:table-cell table:style-name="ce347" table:formula="of:=([.B77]/[.$J77])*[.$K88]" office:value-type="float" office:value="0.343850267379679" calcext:value-type="float">
            <text:p>0.343850267</text:p>
          </table:table-cell>
          <table:table-cell table:style-name="ce347" table:formula="of:=([.C77]/[.$J77])*[.$K88]" office:value-type="float" office:value="0.278814834137646" calcext:value-type="float">
            <text:p>0.278814834</text:p>
          </table:table-cell>
          <table:table-cell table:style-name="ce347" table:formula="of:=([.D77]/[.$J77])*[.$K88]" office:value-type="float" office:value="0.10336681013869" calcext:value-type="float">
            <text:p>0.103366810</text:p>
          </table:table-cell>
          <table:table-cell table:style-name="ce347" table:formula="of:=([.E77]/[.$J77])*[.$K88]" office:value-type="float" office:value="0.160583452893352" calcext:value-type="float">
            <text:p>0.160583453</text:p>
          </table:table-cell>
          <table:table-cell table:style-name="ce347" table:formula="of:=([.F77]/[.$J77])*[.$K88]" office:value-type="float" office:value="0.226884048519629" calcext:value-type="float">
            <text:p>0.226884049</text:p>
          </table:table-cell>
          <table:table-cell table:style-name="ce347" table:formula="of:=([.G77]/[.$J77])*[.$K88]" office:value-type="float" office:value="0.301673840267814" calcext:value-type="float">
            <text:p>0.301673840</text:p>
          </table:table-cell>
          <table:table-cell table:style-name="ce347" table:formula="of:=([.H77]/[.$J77])*[.$K88]" office:value-type="float" office:value="0.336031476892309" calcext:value-type="float">
            <text:p>0.336031477</text:p>
          </table:table-cell>
          <table:table-cell table:style-name="ce347" table:formula="of:=([.I77]/[.$J77])*[.$K88]" office:value-type="float" office:value="0.24879526977088" calcext:value-type="float">
            <text:p>0.248795270</text:p>
          </table:table-cell>
          <table:table-cell table:style-name="ce263" table:formula="of:=SUM([.B88:.I88])" office:value-type="float" office:value="2" calcext:value-type="float">
            <text:p>2</text:p>
          </table:table-cell>
          <table:table-cell table:style-name="ce77" table:formula="of:=[.K98]" office:value-type="float" office:value="2" calcext:value-type="float">
            <text:p>2</text:p>
          </table:table-cell>
          <table:table-cell table:style-name="ce77" office:value-type="float" office:value="296" calcext:value-type="float">
            <text:p>296</text:p>
          </table:table-cell>
          <table:table-cell table:style-name="ce263" table:formula="of:=[.L88]/[.K88]" office:value-type="float" office:value="148" calcext:value-type="float">
            <text:p>148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Ristilaakso</text:p>
          </table:table-cell>
          <table:table-cell table:style-name="ce347" table:formula="of:=([.B78]/[.$J78])*[.$K89]" office:value-type="float" office:value="0.150106951871658" calcext:value-type="float">
            <text:p>0.150106952</text:p>
          </table:table-cell>
          <table:table-cell table:style-name="ce347" table:formula="of:=([.C78]/[.$J78])*[.$K89]" office:value-type="float" office:value="0.161225598887005" calcext:value-type="float">
            <text:p>0.161225599</text:p>
          </table:table-cell>
          <table:table-cell table:style-name="ce347" table:formula="of:=([.D78]/[.$J78])*[.$K89]" office:value-type="float" office:value="0.105319768705708" calcext:value-type="float">
            <text:p>0.105319769</text:p>
          </table:table-cell>
          <table:table-cell table:style-name="ce347" table:formula="of:=([.E78]/[.$J78])*[.$K89]" office:value-type="float" office:value="0.0712008173557672" calcext:value-type="float">
            <text:p>0.071200817</text:p>
          </table:table-cell>
          <table:table-cell table:style-name="ce347" table:formula="of:=([.F78]/[.$J78])*[.$K89]" office:value-type="float" office:value="0.090714751532542" calcext:value-type="float">
            <text:p>0.090714752</text:p>
          </table:table-cell>
          <table:table-cell table:style-name="ce347" table:formula="of:=([.G78]/[.$J78])*[.$K89]" office:value-type="float" office:value="0.182655101952089" calcext:value-type="float">
            <text:p>0.182655102</text:p>
          </table:table-cell>
          <table:table-cell table:style-name="ce347" table:formula="of:=([.H78]/[.$J78])*[.$K89]" office:value-type="float" office:value="0.121652102082518" calcext:value-type="float">
            <text:p>0.121652102</text:p>
          </table:table-cell>
          <table:table-cell table:style-name="ce347" table:formula="of:=([.I78]/[.$J78])*[.$K89]" office:value-type="float" office:value="0.117124907612712" calcext:value-type="float">
            <text:p>0.117124908</text:p>
          </table:table-cell>
          <table:table-cell table:style-name="ce263" table:formula="of:=SUM([.B89:.I89])" office:value-type="float" office:value="1" calcext:value-type="float">
            <text:p>1</text:p>
          </table:table-cell>
          <table:table-cell table:style-name="ce77" table:formula="of:=[.K99]" office:value-type="float" office:value="1" calcext:value-type="float">
            <text:p>1</text:p>
          </table:table-cell>
          <table:table-cell table:style-name="ce77" office:value-type="float" office:value="237" calcext:value-type="float">
            <text:p>237</text:p>
          </table:table-cell>
          <table:table-cell table:style-name="ce263" table:formula="of:=[.L89]/[.K89]" office:value-type="float" office:value="237" calcext:value-type="float">
            <text:p>237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float" office:value="60" calcext:value-type="float">
            <text:p>60</text:p>
          </table:table-cell>
          <table:table-cell table:style-name="ce263" table:formula="of:=SUM([.B83:.B89])" office:value-type="float" office:value="10.5064171122995" calcext:value-type="float">
            <text:p>11</text:p>
          </table:table-cell>
          <table:table-cell table:style-name="ce263" table:formula="of:=SUM([.C83:.C89])" office:value-type="float" office:value="8.32444502412939" calcext:value-type="float">
            <text:p>8</text:p>
          </table:table-cell>
          <table:table-cell table:style-name="ce263" table:formula="of:=SUM([.D83:.D89])" office:value-type="float" office:value="4.5500952132516" calcext:value-type="float">
            <text:p>5</text:p>
          </table:table-cell>
          <table:table-cell table:style-name="ce263" table:formula="of:=SUM([.E83:.E89])" office:value-type="float" office:value="4.77204904134603" calcext:value-type="float">
            <text:p>5</text:p>
          </table:table-cell>
          <table:table-cell table:style-name="ce263" table:formula="of:=SUM([.F83:.F89])" office:value-type="float" office:value="5.9656123646798" calcext:value-type="float">
            <text:p>6</text:p>
          </table:table-cell>
          <table:table-cell table:style-name="ce263" table:formula="of:=SUM([.G83:.G89])" office:value-type="float" office:value="11.2438515716708" calcext:value-type="float">
            <text:p>11</text:p>
          </table:table-cell>
          <table:table-cell table:style-name="ce263" table:formula="of:=SUM([.H83:.H89])" office:value-type="float" office:value="7.91639885222382" calcext:value-type="float">
            <text:p>8</text:p>
          </table:table-cell>
          <table:table-cell table:style-name="ce263" table:formula="of:=SUM([.I83:.I89])" office:value-type="float" office:value="6.72113082039911" calcext:value-type="float">
            <text:p>7</text:p>
          </table:table-cell>
          <table:table-cell table:style-name="ce263" table:formula="of:=SUM([.J83:.J89])" office:value-type="float" office:value="60" calcext:value-type="float">
            <text:p>60</text:p>
          </table:table-cell>
          <table:table-cell table:style-name="ce77" table:formula="of:=SUM([.K83:.K89])" office:value-type="float" office:value="60" calcext:value-type="float">
            <text:p>60</text:p>
          </table:table-cell>
          <table:table-cell table:style-name="ce77" table:formula="of:=SUM([.L83:.L89])" office:value-type="float" office:value="9079" calcext:value-type="float">
            <text:p>9079</text:p>
          </table:table-cell>
          <table:table-cell table:style-name="ce263" table:formula="of:=[.L90]/[.K90]" office:value-type="float" office:value="151.316666666667" calcext:value-type="float">
            <text:p>151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Paikkamääräindeksi</text:p>
          </table:table-cell>
          <table:table-cell table:style-name="ce361" table:formula="of:=([.B100]/[.B90])-1" office:value-type="percentage" office:value="0.142159108260803" calcext:value-type="percentage">
            <text:p>14.22%</text:p>
          </table:table-cell>
          <table:table-cell table:style-name="ce361" table:formula="of:=([.C100]/[.C90])-1" office:value-type="percentage" office:value="-0.279231230117048" calcext:value-type="percentage">
            <text:p>-27.92%</text:p>
          </table:table-cell>
          <table:table-cell table:style-name="ce361" table:formula="of:=([.D100]/[.D90])-1" office:value-type="percentage" office:value="-0.340673137726247" calcext:value-type="percentage">
            <text:p>-34.07%</text:p>
          </table:table-cell>
          <table:table-cell table:style-name="ce361" table:formula="of:=([.E100]/[.E90])-1" office:value-type="percentage" office:value="0.0477679413348344" calcext:value-type="percentage">
            <text:p>4.78%</text:p>
          </table:table-cell>
          <table:table-cell table:style-name="ce361" table:formula="of:=([.F100]/[.F90])-1" office:value-type="percentage" office:value="0.00576430938151473" calcext:value-type="percentage">
            <text:p>0.58%</text:p>
          </table:table-cell>
          <table:table-cell table:style-name="ce361" table:formula="of:=([.G100]/[.G90])-1" office:value-type="percentage" office:value="0.156187443167061" calcext:value-type="percentage">
            <text:p>15.62%</text:p>
          </table:table-cell>
          <table:table-cell table:style-name="ce361" table:formula="of:=([.H100]/[.H90])-1" office:value-type="percentage" office:value="0.136880565014961" calcext:value-type="percentage">
            <text:p>13.69%</text:p>
          </table:table-cell>
          <table:table-cell table:style-name="ce361" table:formula="of:=([.I100]/[.I90])-1" office:value-type="percentage" office:value="-0.10729307904712" calcext:value-type="percentage">
            <text:p>-10.73%</text:p>
          </table:table-cell>
          <table:table-cell table:style-name="ce362"/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39" office:value-type="string" calcext:value-type="string">
            <text:p>KANSANEDUSTAJAT</text:p>
          </table:table-cell>
          <table:table-cell table:style-name="ce349" table:formula="of:=[.B82]" office:value-type="string" office:string-value="SFO" calcext:value-type="string">
            <text:p>SFO</text:p>
          </table:table-cell>
          <table:table-cell table:style-name="ce349" table:formula="of:=[.C82]" office:value-type="string" office:string-value="DEM" calcext:value-type="string">
            <text:p>DEM</text:p>
          </table:table-cell>
          <table:table-cell table:style-name="ce349" table:formula="of:=[.D82]" office:value-type="string" office:string-value="NP" calcext:value-type="string">
            <text:p>NP</text:p>
          </table:table-cell>
          <table:table-cell table:style-name="ce349" table:formula="of:=[.E82]" office:value-type="string" office:string-value="LAF" calcext:value-type="string">
            <text:p>LAF</text:p>
          </table:table-cell>
          <table:table-cell table:style-name="ce349" table:formula="of:=[.F82]" office:value-type="string" office:string-value="KDU" calcext:value-type="string">
            <text:p>KDU</text:p>
          </table:table-cell>
          <table:table-cell table:style-name="ce349" table:formula="of:=[.G82]" office:value-type="string" office:string-value="LIB" calcext:value-type="string">
            <text:p>LIB</text:p>
          </table:table-cell>
          <table:table-cell table:style-name="ce349" table:formula="of:=[.H82]" office:value-type="string" office:string-value="FDP" calcext:value-type="string">
            <text:p>FDP</text:p>
          </table:table-cell>
          <table:table-cell table:style-name="ce349" table:formula="of:=[.I82]" office:value-type="string" office:string-value="FF" calcext:value-type="string">
            <text:p>FF</text:p>
          </table:table-cell>
          <table:table-cell table:style-name="ce357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40" office:value-type="string" calcext:value-type="string">
            <text:p>Uussaari Keskusta</text:p>
          </table:table-cell>
          <table:table-cell table:style-name="ce301" table:formula="of:=ROUNDDOWN([.B83])+1" office:value-type="float" office:value="4" calcext:value-type="float">
            <text:p>4</text:p>
          </table:table-cell>
          <table:table-cell table:style-name="ce301" table:formula="of:=ROUNDDOWN([.C83])" office:value-type="float" office:value="2" calcext:value-type="float">
            <text:p>2</text:p>
          </table:table-cell>
          <table:table-cell table:style-name="ce301" table:formula="of:=ROUNDDOWN([.D83])+1" office:value-type="float" office:value="2" calcext:value-type="float">
            <text:p>2</text:p>
          </table:table-cell>
          <table:table-cell table:style-name="ce301" table:formula="of:=ROUNDDOWN([.E83])" office:value-type="float" office:value="1" calcext:value-type="float">
            <text:p>1</text:p>
          </table:table-cell>
          <table:table-cell table:style-name="ce301" table:formula="of:=ROUNDDOWN([.F83])+1" office:value-type="float" office:value="2" calcext:value-type="float">
            <text:p>2</text:p>
          </table:table-cell>
          <table:table-cell table:style-name="ce301" table:formula="of:=ROUNDDOWN([.G83])+1" office:value-type="float" office:value="4" calcext:value-type="float">
            <text:p>4</text:p>
          </table:table-cell>
          <table:table-cell table:style-name="ce301" table:formula="of:=ROUNDDOWN([.H83])" office:value-type="float" office:value="3" calcext:value-type="float">
            <text:p>3</text:p>
          </table:table-cell>
          <table:table-cell table:style-name="ce301" table:formula="of:=ROUNDDOWN([.I83])+1" office:value-type="float" office:value="3" calcext:value-type="float">
            <text:p>3</text:p>
          </table:table-cell>
          <table:table-cell table:style-name="ce358" table:formula="of:=SUM([.B93:.I93])" office:value-type="float" office:value="21" calcext:value-type="float">
            <text:p>21</text:p>
          </table:table-cell>
          <table:table-cell table:style-name="ce77" table:formula="of:=ROUNDDOWN([.L93])+1" office:value-type="float" office:value="21" calcext:value-type="float">
            <text:p>21</text:p>
          </table:table-cell>
          <table:table-cell table:style-name="ce77" table:formula="of:=[.L83]/[.$L$90]*60" office:value-type="float" office:value="20.8172706245181" calcext:value-type="float">
            <text:p>20.8172706245181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Virranmaa</text:p>
          </table:table-cell>
          <table:table-cell table:style-name="ce301" table:formula="of:=ROUNDDOWN([.B84])+1" office:value-type="float" office:value="3" calcext:value-type="float">
            <text:p>3</text:p>
          </table:table-cell>
          <table:table-cell table:style-name="ce301" table:formula="of:=ROUNDDOWN([.C84])" office:value-type="float" office:value="2" calcext:value-type="float">
            <text:p>2</text:p>
          </table:table-cell>
          <table:table-cell table:style-name="ce301" table:formula="of:=ROUNDDOWN([.D84])" office:value-type="float" office:value="1" calcext:value-type="float">
            <text:p>1</text:p>
          </table:table-cell>
          <table:table-cell table:style-name="ce301" table:formula="of:=ROUNDDOWN([.E84])+1" office:value-type="float" office:value="2" calcext:value-type="float">
            <text:p>2</text:p>
          </table:table-cell>
          <table:table-cell table:style-name="ce301" table:formula="of:=ROUNDDOWN([.F84])" office:value-type="float" office:value="2" calcext:value-type="float">
            <text:p>2</text:p>
          </table:table-cell>
          <table:table-cell table:style-name="ce301" table:formula="of:=ROUNDDOWN([.G84])+1" office:value-type="float" office:value="3" calcext:value-type="float">
            <text:p>3</text:p>
          </table:table-cell>
          <table:table-cell table:style-name="ce301" table:formula="of:=ROUNDDOWN([.H84])+1" office:value-type="float" office:value="2" calcext:value-type="float">
            <text:p>2</text:p>
          </table:table-cell>
          <table:table-cell table:style-name="ce301" table:formula="of:=ROUNDDOWN([.I84])" office:value-type="float" office:value="1" calcext:value-type="float">
            <text:p>1</text:p>
          </table:table-cell>
          <table:table-cell table:style-name="ce358" table:formula="of:=SUM([.B94:.I94])" office:value-type="float" office:value="16" calcext:value-type="float">
            <text:p>16</text:p>
          </table:table-cell>
          <table:table-cell table:style-name="ce77" table:formula="of:=ROUNDDOWN([.L94])" office:value-type="float" office:value="16" calcext:value-type="float">
            <text:p>16</text:p>
          </table:table-cell>
          <table:table-cell table:style-name="ce77" table:formula="of:=[.L84]/[.$L$90]*60" office:value-type="float" office:value="16.1912104857363" calcext:value-type="float">
            <text:p>16.1912104857363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Vahamaa</text:p>
          </table:table-cell>
          <table:table-cell table:style-name="ce301" table:formula="of:=ROUNDDOWN([.B85])+1" office:value-type="float" office:value="2" calcext:value-type="float">
            <text:p>2</text:p>
          </table:table-cell>
          <table:table-cell table:style-name="ce301" table:formula="of:=ROUNDDOWN([.C85])" office:value-type="float" office:value="1" calcext:value-type="float">
            <text:p>1</text:p>
          </table:table-cell>
          <table:table-cell table:style-name="ce301" table:formula="of:=ROUNDDOWN([.D85])" office:value-type="float" office:value="0" calcext:value-type="float">
            <text:p>0</text:p>
          </table:table-cell>
          <table:table-cell table:style-name="ce301" table:formula="of:=ROUNDDOWN([.E85])+1" office:value-type="float" office:value="1" calcext:value-type="float">
            <text:p>1</text:p>
          </table:table-cell>
          <table:table-cell table:style-name="ce301" table:formula="of:=ROUNDDOWN([.F85])+1" office:value-type="float" office:value="1" calcext:value-type="float">
            <text:p>1</text:p>
          </table:table-cell>
          <table:table-cell table:style-name="ce301" table:formula="of:=ROUNDDOWN([.G85])+1" office:value-type="float" office:value="2" calcext:value-type="float">
            <text:p>2</text:p>
          </table:table-cell>
          <table:table-cell table:style-name="ce301" table:formula="of:=ROUNDDOWN([.H85])" office:value-type="float" office:value="1" calcext:value-type="float">
            <text:p>1</text:p>
          </table:table-cell>
          <table:table-cell table:style-name="ce301" table:formula="of:=ROUNDDOWN([.I85])" office:value-type="float" office:value="1" calcext:value-type="float">
            <text:p>1</text:p>
          </table:table-cell>
          <table:table-cell table:style-name="ce358" table:formula="of:=SUM([.B95:.I95])" office:value-type="float" office:value="9" calcext:value-type="float">
            <text:p>9</text:p>
          </table:table-cell>
          <table:table-cell table:style-name="ce77" table:formula="of:=ROUNDDOWN([.L95])" office:value-type="float" office:value="9" calcext:value-type="float">
            <text:p>9</text:p>
          </table:table-cell>
          <table:table-cell table:style-name="ce77" table:formula="of:=[.L85]/[.$L$90]*60" office:value-type="float" office:value="9.08029518669457" calcext:value-type="float">
            <text:p>9.08029518669457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Ventelänlaakso</text:p>
          </table:table-cell>
          <table:table-cell table:style-name="ce301" table:formula="of:=ROUNDDOWN([.B86])" office:value-type="float" office:value="1" calcext:value-type="float">
            <text:p>1</text:p>
          </table:table-cell>
          <table:table-cell table:style-name="ce301" table:formula="of:=ROUNDDOWN([.C86])" office:value-type="float" office:value="1" calcext:value-type="float">
            <text:p>1</text:p>
          </table:table-cell>
          <table:table-cell table:style-name="ce301" table:formula="of:=ROUNDDOWN([.D86])" office:value-type="float" office:value="0" calcext:value-type="float">
            <text:p>0</text:p>
          </table:table-cell>
          <table:table-cell table:style-name="ce301" table:formula="of:=ROUNDDOWN([.E86])+1" office:value-type="float" office:value="1" calcext:value-type="float">
            <text:p>1</text:p>
          </table:table-cell>
          <table:table-cell table:style-name="ce301" table:formula="of:=ROUNDDOWN([.F86])+1" office:value-type="float" office:value="1" calcext:value-type="float">
            <text:p>1</text:p>
          </table:table-cell>
          <table:table-cell table:style-name="ce301" table:formula="of:=ROUNDDOWN([.G86])+1" office:value-type="float" office:value="2" calcext:value-type="float">
            <text:p>2</text:p>
          </table:table-cell>
          <table:table-cell table:style-name="ce301" table:formula="of:=ROUNDDOWN([.H86])+1" office:value-type="float" office:value="1" calcext:value-type="float">
            <text:p>1</text:p>
          </table:table-cell>
          <table:table-cell table:style-name="ce301" table:formula="of:=ROUNDDOWN([.I86])" office:value-type="float" office:value="1" calcext:value-type="float">
            <text:p>1</text:p>
          </table:table-cell>
          <table:table-cell table:style-name="ce358" table:formula="of:=SUM([.B96:.I96])" office:value-type="float" office:value="8" calcext:value-type="float">
            <text:p>8</text:p>
          </table:table-cell>
          <table:table-cell table:style-name="ce77" table:formula="of:=ROUNDDOWN([.L96])+1" office:value-type="float" office:value="8" calcext:value-type="float">
            <text:p>8</text:p>
          </table:table-cell>
          <table:table-cell table:style-name="ce77" table:formula="of:=[.L86]/[.$L$90]*60" office:value-type="float" office:value="7.73873774644785" calcext:value-type="float">
            <text:p>7.73873774644785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Vanhasaarenmaa</text:p>
          </table:table-cell>
          <table:table-cell table:style-name="ce301" table:formula="of:=ROUNDDOWN([.B87])+1" office:value-type="float" office:value="1" calcext:value-type="float">
            <text:p>1</text:p>
          </table:table-cell>
          <table:table-cell table:style-name="ce301" table:formula="of:=ROUNDDOWN([.C87])" office:value-type="float" office:value="0" calcext:value-type="float">
            <text:p>0</text:p>
          </table:table-cell>
          <table:table-cell table:style-name="ce301" table:formula="of:=ROUNDDOWN([.D87])" office:value-type="float" office:value="0" calcext:value-type="float">
            <text:p>0</text:p>
          </table:table-cell>
          <table:table-cell table:style-name="ce301" table:formula="of:=ROUNDDOWN([.E87])" office:value-type="float" office:value="0" calcext:value-type="float">
            <text:p>0</text:p>
          </table:table-cell>
          <table:table-cell table:style-name="ce301" table:formula="of:=ROUNDDOWN([.F87])" office:value-type="float" office:value="0" calcext:value-type="float">
            <text:p>0</text:p>
          </table:table-cell>
          <table:table-cell table:style-name="ce301" table:formula="of:=ROUNDDOWN([.G87])+1" office:value-type="float" office:value="1" calcext:value-type="float">
            <text:p>1</text:p>
          </table:table-cell>
          <table:table-cell table:style-name="ce301" table:formula="of:=ROUNDDOWN([.H87])+1" office:value-type="float" office:value="1" calcext:value-type="float">
            <text:p>1</text:p>
          </table:table-cell>
          <table:table-cell table:style-name="ce301" table:formula="of:=ROUNDDOWN([.I87])" office:value-type="float" office:value="0" calcext:value-type="float">
            <text:p>0</text:p>
          </table:table-cell>
          <table:table-cell table:style-name="ce358" table:formula="of:=SUM([.B97:.I97])" office:value-type="float" office:value="3" calcext:value-type="float">
            <text:p>3</text:p>
          </table:table-cell>
          <table:table-cell table:style-name="ce77" table:formula="of:=ROUNDDOWN([.L97])+1" office:value-type="float" office:value="3" calcext:value-type="float">
            <text:p>3</text:p>
          </table:table-cell>
          <table:table-cell table:style-name="ce77" table:formula="of:=[.L87]/[.$L$90]*60" office:value-type="float" office:value="2.65007159378786" calcext:value-type="float">
            <text:p>2.65007159378786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Aurmaa</text:p>
          </table:table-cell>
          <table:table-cell table:style-name="ce301" table:formula="of:=ROUNDDOWN([.B88])+1" office:value-type="float" office:value="1" calcext:value-type="float">
            <text:p>1</text:p>
          </table:table-cell>
          <table:table-cell table:style-name="ce301" table:formula="of:=ROUNDDOWN([.C88])" office:value-type="float" office:value="0" calcext:value-type="float">
            <text:p>0</text:p>
          </table:table-cell>
          <table:table-cell table:style-name="ce301" table:formula="of:=ROUNDDOWN([.D88])" office:value-type="float" office:value="0" calcext:value-type="float">
            <text:p>0</text:p>
          </table:table-cell>
          <table:table-cell table:style-name="ce301" table:formula="of:=ROUNDDOWN([.E88])" office:value-type="float" office:value="0" calcext:value-type="float">
            <text:p>0</text:p>
          </table:table-cell>
          <table:table-cell table:style-name="ce301" table:formula="of:=ROUNDDOWN([.F88])" office:value-type="float" office:value="0" calcext:value-type="float">
            <text:p>0</text:p>
          </table:table-cell>
          <table:table-cell table:style-name="ce301" table:formula="of:=ROUNDDOWN([.G88])" office:value-type="float" office:value="0" calcext:value-type="float">
            <text:p>0</text:p>
          </table:table-cell>
          <table:table-cell table:style-name="ce301" table:formula="of:=ROUNDDOWN([.H88])+1" office:value-type="float" office:value="1" calcext:value-type="float">
            <text:p>1</text:p>
          </table:table-cell>
          <table:table-cell table:style-name="ce301" table:formula="of:=ROUNDDOWN([.I88])" office:value-type="float" office:value="0" calcext:value-type="float">
            <text:p>0</text:p>
          </table:table-cell>
          <table:table-cell table:style-name="ce358" table:formula="of:=SUM([.B98:.I98])" office:value-type="float" office:value="2" calcext:value-type="float">
            <text:p>2</text:p>
          </table:table-cell>
          <table:table-cell table:style-name="ce77" table:formula="of:=ROUNDDOWN([.L98])+1" office:value-type="float" office:value="2" calcext:value-type="float">
            <text:p>2</text:p>
          </table:table-cell>
          <table:table-cell table:style-name="ce77" table:formula="of:=[.L88]/[.$L$90]*60" office:value-type="float" office:value="1.95616257297059" calcext:value-type="float">
            <text:p>1.95616257297059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40" office:value-type="string" calcext:value-type="string">
            <text:p>Ristilaakso</text:p>
          </table:table-cell>
          <table:table-cell table:style-name="ce301" table:formula="of:=ROUNDDOWN([.B89])" office:value-type="float" office:value="0" calcext:value-type="float">
            <text:p>0</text:p>
          </table:table-cell>
          <table:table-cell table:style-name="ce301" table:formula="of:=ROUNDDOWN([.C89])" office:value-type="float" office:value="0" calcext:value-type="float">
            <text:p>0</text:p>
          </table:table-cell>
          <table:table-cell table:style-name="ce301" table:formula="of:=ROUNDDOWN([.D89])" office:value-type="float" office:value="0" calcext:value-type="float">
            <text:p>0</text:p>
          </table:table-cell>
          <table:table-cell table:style-name="ce301" table:formula="of:=ROUNDDOWN([.E89])" office:value-type="float" office:value="0" calcext:value-type="float">
            <text:p>0</text:p>
          </table:table-cell>
          <table:table-cell table:style-name="ce301" table:formula="of:=ROUNDDOWN([.F89])" office:value-type="float" office:value="0" calcext:value-type="float">
            <text:p>0</text:p>
          </table:table-cell>
          <table:table-cell table:style-name="ce301" table:formula="of:=ROUNDDOWN([.G89])+1" office:value-type="float" office:value="1" calcext:value-type="float">
            <text:p>1</text:p>
          </table:table-cell>
          <table:table-cell table:style-name="ce301" table:formula="of:=ROUNDDOWN([.H89])" office:value-type="float" office:value="0" calcext:value-type="float">
            <text:p>0</text:p>
          </table:table-cell>
          <table:table-cell table:style-name="ce301" table:formula="of:=ROUNDDOWN([.I89])" office:value-type="float" office:value="0" calcext:value-type="float">
            <text:p>0</text:p>
          </table:table-cell>
          <table:table-cell table:style-name="ce358" table:formula="of:=SUM([.B99:.I99])" office:value-type="float" office:value="1" calcext:value-type="float">
            <text:p>1</text:p>
          </table:table-cell>
          <table:table-cell table:style-name="ce77" table:formula="of:=ROUNDDOWN([.L99])" office:value-type="float" office:value="1" calcext:value-type="float">
            <text:p>1</text:p>
          </table:table-cell>
          <table:table-cell table:style-name="ce77" table:formula="of:=[.L89]/[.$L$90]*60" office:value-type="float" office:value="1.5662517898447" calcext:value-type="float">
            <text:p>1.5662517898447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41" office:value-type="float" office:value="60" calcext:value-type="float">
            <text:p>60</text:p>
          </table:table-cell>
          <table:table-cell table:style-name="ce350" table:formula="of:=SUM([.B93:.B99])" office:value-type="float" office:value="12" calcext:value-type="float">
            <text:p>12</text:p>
          </table:table-cell>
          <table:table-cell table:style-name="ce350" table:formula="of:=SUM([.C93:.C99])" office:value-type="float" office:value="6" calcext:value-type="float">
            <text:p>6</text:p>
          </table:table-cell>
          <table:table-cell table:style-name="ce350" table:formula="of:=SUM([.D93:.D99])" office:value-type="float" office:value="3" calcext:value-type="float">
            <text:p>3</text:p>
          </table:table-cell>
          <table:table-cell table:style-name="ce350" table:formula="of:=SUM([.E93:.E99])" office:value-type="float" office:value="5" calcext:value-type="float">
            <text:p>5</text:p>
          </table:table-cell>
          <table:table-cell table:style-name="ce350" table:formula="of:=SUM([.F93:.F99])" office:value-type="float" office:value="6" calcext:value-type="float">
            <text:p>6</text:p>
          </table:table-cell>
          <table:table-cell table:style-name="ce350" table:formula="of:=SUM([.G93:.G99])" office:value-type="float" office:value="13" calcext:value-type="float">
            <text:p>13</text:p>
          </table:table-cell>
          <table:table-cell table:style-name="ce350" table:formula="of:=SUM([.H93:.H99])" office:value-type="float" office:value="9" calcext:value-type="float">
            <text:p>9</text:p>
          </table:table-cell>
          <table:table-cell table:style-name="ce350" table:formula="of:=SUM([.I93:.I99])" office:value-type="float" office:value="6" calcext:value-type="float">
            <text:p>6</text:p>
          </table:table-cell>
          <table:table-cell table:style-name="ce359" table:formula="of:=SUM([.J93:.J99])" office:value-type="float" office:value="60" calcext:value-type="float">
            <text:p>60</text:p>
          </table:table-cell>
          <table:table-cell table:style-name="ce77" table:formula="of:=SUM([.K93:.K99])" office:value-type="float" office:value="60" calcext:value-type="float">
            <text:p>60</text:p>
          </table:table-cell>
          <table:table-cell table:style-name="ce263" table:formula="of:=SUM([.L93:.L99])" office:value-type="float" office:value="60" calcext:value-type="float">
            <text:p>60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206"/>
          <table:table-cell table:style-name="ce206" office:value-type="string" calcext:value-type="string">
            <text:p>SFO</text:p>
          </table:table-cell>
          <table:table-cell table:style-name="ce206" office:value-type="string" calcext:value-type="string">
            <text:p>DEM</text:p>
          </table:table-cell>
          <table:table-cell table:style-name="ce206" office:value-type="string" calcext:value-type="string">
            <text:p>NP</text:p>
          </table:table-cell>
          <table:table-cell table:style-name="ce206" office:value-type="string" calcext:value-type="string">
            <text:p>LAF</text:p>
          </table:table-cell>
          <table:table-cell table:style-name="ce206" office:value-type="string" calcext:value-type="string">
            <text:p>KDU</text:p>
          </table:table-cell>
          <table:table-cell table:style-name="ce206" office:value-type="string" calcext:value-type="string">
            <text:p>LIB</text:p>
          </table:table-cell>
          <table:table-cell table:style-name="ce206" office:value-type="string" calcext:value-type="string">
            <text:p>FDP</text:p>
          </table:table-cell>
          <table:table-cell table:style-name="ce206" office:value-type="string" calcext:value-type="string">
            <text:p>FF</text:p>
          </table:table-cell>
          <table:table-cell table:style-name="ce206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206" office:value-type="string" calcext:value-type="string">
            <text:p>Vanhat paikat</text:p>
          </table:table-cell>
          <table:table-cell table:style-name="ce206" office:value-type="float" office:value="15" calcext:value-type="float">
            <text:p>15</text:p>
          </table:table-cell>
          <table:table-cell table:number-columns-repeated="2" table:style-name="ce206" office:value-type="float" office:value="6" calcext:value-type="float">
            <text:p>6</text:p>
          </table:table-cell>
          <table:table-cell table:style-name="ce206" office:value-type="float" office:value="4" calcext:value-type="float">
            <text:p>4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11" calcext:value-type="float">
            <text:p>11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float" office:value="5" calcext:value-type="float">
            <text:p>5</text:p>
          </table:table-cell>
          <table:table-cell table:style-name="ce206" table:formula="of:=SUM([.B103:.I103])" office:value-type="float" office:value="60" calcext:value-type="float">
            <text:p>60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206" office:value-type="string" calcext:value-type="string">
            <text:p>Uudet paikat</text:p>
          </table:table-cell>
          <table:table-cell table:style-name="ce206" office:value-type="float" office:value="12" calcext:value-type="float">
            <text:p>12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float" office:value="3" calcext:value-type="float">
            <text:p>3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float" office:value="13" calcext:value-type="float">
            <text:p>13</text:p>
          </table:table-cell>
          <table:table-cell table:style-name="ce206" office:value-type="float" office:value="9" calcext:value-type="float">
            <text:p>9</text:p>
          </table:table-cell>
          <table:table-cell table:style-name="ce206" office:value-type="float" office:value="6" calcext:value-type="float">
            <text:p>6</text:p>
          </table:table-cell>
          <table:table-cell table:style-name="ce206" table:formula="of:=SUM([.B104:.I104])" office:value-type="float" office:value="60" calcext:value-type="float">
            <text:p>60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/>
          <table:table-cell table:number-columns-repeated="8"/>
          <table:table-cell table:style-name="ce77" table:number-columns-repeated="17"/>
          <table:table-cell table:number-columns-repeated="998"/>
        </table:table-row>
        <table:table-row table:style-name="ro1" table:number-rows-repeated="2">
          <table:table-cell table:style-name="ce77"/>
          <table:table-cell table:style-name="ce351" table:number-columns-repeated="8"/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342"/>
          <table:table-cell table:style-name="ce77" table:number-columns-repeated="25"/>
          <table:table-cell table:number-columns-repeated="998"/>
        </table:table-row>
        <table:table-row table:style-name="ro1" table:number-rows-repeated="2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77">
            <draw:frame table:end-cell-address="'Riksdagsvalet 2025 II'.F125" table:end-x="38.13pt" table:end-y="10.46pt" draw:z-index="0" draw:name="Chart 7" draw:style-name="gr1" draw:text-style-name="P1" svg:width="449.97pt" svg:height="222.72pt" svg:x="0pt" svg:y="8.25pt">
              <draw:object draw:notify-on-update-of-ranges="'Riksdagsvalet 2025 II'.B102:'Riksdagsvalet 2025 II'.I102 'Riksdagsvalet 2025 II'.A103:'Riksdagsvalet 2025 II'.A103 'Riksdagsvalet 2025 II'.B103:'Riksdagsvalet 2025 II'.I103 'Riksdagsvalet 2025 II'.A104:'Riksdagsvalet 2025 II'.A104 'Riksdagsvalet 2025 II'.B104:'Riksdagsvalet 2025 II'.I104 'Riksdagsvalet 2025 II'.A105:'Riksdagsvalet 2025 II'.A105 'Riksdagsvalet 2025 II'.B105:'Riksdagsvalet 2025 II'.I10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77" table:number-columns-repeated="25"/>
          <table:table-cell table:number-columns-repeated="998"/>
        </table:table-row>
        <table:table-row table:style-name="ro1" table:number-rows-repeated="193">
          <table:table-cell table:style-name="ce77" table:number-columns-repeated="26"/>
          <table:table-cell table:number-columns-repeated="998"/>
        </table:table-row>
        <table:table-row table:style-name="ro1" table:number-rows-repeated="6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Riksdagsvalet 2025 II'.B81:'Riksdagsvalet 2025 II'.J81 'Riksdagsvalet 2025 II'.B91:'Riksdagsvalet 2025 II'.J91">
            <calcext:condition calcext:apply-style-name="ConditionalStyle_9" calcext:value="&gt;0" calcext:base-cell-address="'Riksdagsvalet 2025 II'.B81"/>
          </calcext:conditional-format>
          <calcext:conditional-format calcext:target-range-address="'Riksdagsvalet 2025 II'.B81:'Riksdagsvalet 2025 II'.J81 'Riksdagsvalet 2025 II'.B91:'Riksdagsvalet 2025 II'.J91">
            <calcext:condition calcext:apply-style-name="ConditionalStyle_10" calcext:value="&lt;0" calcext:base-cell-address="'Riksdagsvalet 2025 II'.B81"/>
          </calcext:conditional-format>
        </calcext:conditional-formats>
      </table:table>
      <table:table table:name="Landskapsval 2027" table:style-name="ta14">
        <table:table-column table:style-name="co49" table:default-cell-style-name="Default"/>
        <table:table-column table:style-name="co37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1">
          <table:table-cell table:style-name="ce329" office:value-type="string" calcext:value-type="string">
            <text:p>Aika</text:p>
          </table:table-cell>
          <table:table-cell table:style-name="ce84" office:value-type="string" calcext:value-type="string">
            <text:p>SKA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LP</text:p>
          </table:table-cell>
          <table:table-cell table:style-name="ce84" office:value-type="string" calcext:value-type="string">
            <text:p>MKA</text:p>
          </table:table-cell>
          <table:table-cell table:style-name="ce84" office:value-type="string" calcext:value-type="string">
            <text:p>KRDL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IR</text:p>
          </table:table-cell>
          <table:table-cell table:style-name="ce84" office:value-type="string" calcext:value-type="string">
            <text:p>Yht.</text:p>
          </table:table-cell>
          <table:table-cell table:style-name="ce84" office:value-type="string" calcext:value-type="string">
            <text:p>Hallitus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30" office:value-type="date" office:date-value="2022-10-01" calcext:value-type="date">
            <text:p>1.10.2022</text:p>
          </table:table-cell>
          <table:table-cell table:style-name="ce115" office:value-type="percentage" office:value="0.107641582622188" calcext:value-type="percentage">
            <text:p>10.76%</text:p>
          </table:table-cell>
          <table:table-cell table:style-name="ce115" office:value-type="percentage" office:value="0.216640806826998" calcext:value-type="percentage">
            <text:p>21.66%</text:p>
          </table:table-cell>
          <table:table-cell table:style-name="ce115" office:value-type="percentage" office:value="0.127327385570209" calcext:value-type="percentage">
            <text:p>12.73%</text:p>
          </table:table-cell>
          <table:table-cell table:style-name="ce115" office:value-type="percentage" office:value="0.0473235065942591" calcext:value-type="percentage">
            <text:p>4.73%</text:p>
          </table:table-cell>
          <table:table-cell table:style-name="ce115" office:value-type="percentage" office:value="0.0844647013188518" calcext:value-type="percentage">
            <text:p>8.45%</text:p>
          </table:table-cell>
          <table:table-cell table:style-name="ce115" office:value-type="percentage" office:value="0.110841737781226" calcext:value-type="percentage">
            <text:p>11.08%</text:p>
          </table:table-cell>
          <table:table-cell table:style-name="ce115" office:value-type="percentage" office:value="0.111617532971296" calcext:value-type="percentage">
            <text:p>11.16%</text:p>
          </table:table-cell>
          <table:table-cell table:style-name="ce115" office:value-type="percentage" office:value="0.194142746314973" calcext:value-type="percentage">
            <text:p>19.41%</text:p>
          </table:table-cell>
          <table:table-cell table:style-name="ce115" office:value-type="percentage" office:value="1" calcext:value-type="percentage">
            <text:p>100.00%</text:p>
          </table:table-cell>
          <table:table-cell table:style-name="ce115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30"/>
          <table:table-cell table:style-name="ce77" table:number-columns-repeated="25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287" office:value-type="string" calcext:value-type="string">
            <text:p>Vaalipiiri</text:p>
          </table:table-cell>
          <table:table-cell table:style-name="ce289" office:value-type="string" calcext:value-type="string">
            <text:p>Kansanedustajat</text:p>
          </table:table-cell>
          <table:table-cell table:style-name="ce288" office:value-type="string" calcext:value-type="string">
            <text:p>Äänestäjät</text:p>
          </table:table-cell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89" office:value-type="string" calcext:value-type="string">
            <text:p>Nyholmsland</text:p>
          </table:table-cell>
          <table:table-cell table:style-name="ce290" office:value-type="float" office:value="5" calcext:value-type="float">
            <text:p>5</text:p>
          </table:table-cell>
          <table:table-cell table:style-name="ce288" office:value-type="float" office:value="730" calcext:value-type="float">
            <text:p>730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Forsland</text:p>
          </table:table-cell>
          <table:table-cell table:style-name="ce291" office:value-type="float" office:value="7" calcext:value-type="float">
            <text:p>7</text:p>
          </table:table-cell>
          <table:table-cell table:style-name="ce288" office:value-type="float" office:value="1120" calcext:value-type="float">
            <text:p>1120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Vaxland</text:p>
          </table:table-cell>
          <table:table-cell table:style-name="ce291" office:value-type="float" office:value="10" calcext:value-type="float">
            <text:p>10</text:p>
          </table:table-cell>
          <table:table-cell table:style-name="ce288" office:value-type="float" office:value="1659" calcext:value-type="float">
            <text:p>1659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Vendeldal</text:p>
          </table:table-cell>
          <table:table-cell table:style-name="ce290" office:value-type="float" office:value="15" calcext:value-type="float">
            <text:p>15</text:p>
          </table:table-cell>
          <table:table-cell table:style-name="ce288" office:value-type="float" office:value="2615" calcext:value-type="float">
            <text:p>2615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Gamlöland</text:p>
          </table:table-cell>
          <table:table-cell table:style-name="ce290" office:value-type="float" office:value="9" calcext:value-type="float">
            <text:p>9</text:p>
          </table:table-cell>
          <table:table-cell table:style-name="ce288" office:value-type="float" office:value="1500" calcext:value-type="float">
            <text:p>1500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Aurland</text:p>
          </table:table-cell>
          <table:table-cell table:style-name="ce290" office:value-type="float" office:value="5" calcext:value-type="float">
            <text:p>5</text:p>
          </table:table-cell>
          <table:table-cell table:style-name="ce288" office:value-type="float" office:value="737" calcext:value-type="float">
            <text:p>737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Korsdal</text:p>
          </table:table-cell>
          <table:table-cell table:style-name="ce290" office:value-type="float" office:value="2.42481089258699" calcext:value-type="float">
            <text:p>2</text:p>
          </table:table-cell>
          <table:table-cell table:style-name="ce288" office:value-type="float" office:value="234" calcext:value-type="float">
            <text:p>234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 table:number-rows-repeated="2">
          <table:table-cell table:style-name="ce89"/>
          <table:table-cell table:style-name="ce290"/>
          <table:table-cell table:style-name="ce288"/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/>
          <table:table-cell table:style-name="ce292"/>
          <table:table-cell table:style-name="ce288"/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300" office:value-type="string" calcext:value-type="string">
            <text:p>PROSENTIT</text:p>
          </table:table-cell>
          <table:table-cell table:style-name="ce248" office:value-type="string" calcext:value-type="string">
            <text:p>SKA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LP</text:p>
          </table:table-cell>
          <table:table-cell table:style-name="ce248" office:value-type="string" calcext:value-type="string">
            <text:p>MKA</text:p>
          </table:table-cell>
          <table:table-cell table:style-name="ce248" office:value-type="string" calcext:value-type="string">
            <text:p>KRDL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IR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2"/>
          <table:table-cell table:style-name="ce77" office:value-type="string" calcext:value-type="string">
            <text:p>Muutosprosentit</text:p>
          </table:table-cell>
          <table:table-cell table:style-name="ce77" office:value-type="string" calcext:value-type="string">
            <text:p>SPP</text:p>
          </table:table-cell>
          <table:table-cell table:style-name="ce77" office:value-type="string" calcext:value-type="string">
            <text:p>DEM</text:p>
          </table:table-cell>
          <table:table-cell table:style-name="ce77" office:value-type="string" calcext:value-type="string">
            <text:p>NAT</text:p>
          </table:table-cell>
          <table:table-cell table:style-name="ce77" office:value-type="string" calcext:value-type="string">
            <text:p>CEN</text:p>
          </table:table-cell>
          <table:table-cell table:style-name="ce77" office:value-type="string" calcext:value-type="string">
            <text:p>CDLU</text:p>
          </table:table-cell>
          <table:table-cell table:style-name="ce77" office:value-type="string" calcext:value-type="string">
            <text:p>LIB</text:p>
          </table:table-cell>
          <table:table-cell table:style-name="ce77" office:value-type="string" calcext:value-type="string">
            <text:p>FDP</text:p>
          </table:table-cell>
          <table:table-cell table:style-name="ce77" office:value-type="string" calcext:value-type="string">
            <text:p>PF</text:p>
          </table:table-cell>
          <table:table-cell table:style-name="ce77" table:number-columns-repeated="5"/>
          <table:table-cell table:number-columns-repeated="998"/>
        </table:table-row>
        <table:table-row table:style-name="ro1">
          <table:table-cell table:style-name="ce78" office:value-type="string" calcext:value-type="string">
            <text:p>Nyholmsland</text:p>
          </table:table-cell>
          <table:table-cell table:style-name="ce308" table:formula="of:=SUM([.B$2];[.N18])" office:value-type="percentage" office:value="0.187641582622188" calcext:value-type="percentage">
            <text:p>19%</text:p>
          </table:table-cell>
          <table:table-cell table:style-name="ce308" table:formula="of:=SUM([.C$2];[.O18])" office:value-type="percentage" office:value="0.286640806826998" calcext:value-type="percentage">
            <text:p>29%</text:p>
          </table:table-cell>
          <table:table-cell table:style-name="ce308" table:formula="of:=SUM([.D$2];[.P18])" office:value-type="percentage" office:value="0.117327385570209" calcext:value-type="percentage">
            <text:p>12%</text:p>
          </table:table-cell>
          <table:table-cell table:style-name="ce308" table:formula="of:=SUM([.E$2];[.Q18])" office:value-type="percentage" office:value="-0.00267649340574088" calcext:value-type="percentage">
            <text:p>0%</text:p>
          </table:table-cell>
          <table:table-cell table:style-name="ce308" table:formula="of:=SUM([.F$2];[.R18])" office:value-type="percentage" office:value="0.0444647013188518" calcext:value-type="percentage">
            <text:p>4%</text:p>
          </table:table-cell>
          <table:table-cell table:style-name="ce308" table:formula="of:=SUM([.G$2];[.S18])" office:value-type="percentage" office:value="0.160841737781226" calcext:value-type="percentage">
            <text:p>16%</text:p>
          </table:table-cell>
          <table:table-cell table:style-name="ce308" table:formula="of:=SUM([.H$2];[.T18])" office:value-type="percentage" office:value="0.0416175329712956" calcext:value-type="percentage">
            <text:p>4%</text:p>
          </table:table-cell>
          <table:table-cell table:style-name="ce308" table:formula="of:=SUM([.I$2];[.U18])" office:value-type="percentage" office:value="0.164142746314973" calcext:value-type="percentage">
            <text:p>16%</text:p>
          </table:table-cell>
          <table:table-cell table:style-name="ce308" table:formula="of:=SUM([.B18:.I18])" office:value-type="percentage" office:value="1" calcext:value-type="percentage">
            <text:p>100%</text:p>
          </table:table-cell>
          <table:table-cell table:style-name="ce77" table:number-columns-repeated="2"/>
          <table:table-cell table:style-name="ce77" office:value-type="string" calcext:value-type="string">
            <text:p>Uussaarenmaa</text:p>
          </table:table-cell>
          <table:table-cell table:style-name="ce77" table:formula="of:=[.N27]/100" office:value-type="float" office:value="0.08" calcext:value-type="float">
            <text:p>0.08</text:p>
          </table:table-cell>
          <table:table-cell table:style-name="ce77" table:formula="of:=[.O27]/100" office:value-type="float" office:value="0.07" calcext:value-type="float">
            <text:p>0.07</text:p>
          </table:table-cell>
          <table:table-cell table:style-name="ce77" table:formula="of:=[.P27]/100" office:value-type="float" office:value="-0.01" calcext:value-type="float">
            <text:p>-0.01</text:p>
          </table:table-cell>
          <table:table-cell table:style-name="ce77" table:formula="of:=[.Q27]/100" office:value-type="float" office:value="-0.05" calcext:value-type="float">
            <text:p>-0.05</text:p>
          </table:table-cell>
          <table:table-cell table:style-name="ce77" table:formula="of:=[.R27]/100" office:value-type="float" office:value="-0.04" calcext:value-type="float">
            <text:p>-0.04</text:p>
          </table:table-cell>
          <table:table-cell table:style-name="ce77" table:formula="of:=[.S27]/100" office:value-type="float" office:value="0.05" calcext:value-type="float">
            <text:p>0.05</text:p>
          </table:table-cell>
          <table:table-cell table:style-name="ce77" table:formula="of:=[.T27]/100" office:value-type="float" office:value="-0.07" calcext:value-type="float">
            <text:p>-0.07</text:p>
          </table:table-cell>
          <table:table-cell table:style-name="ce77" table:formula="of:=[.U27]/100" office:value-type="float" office:value="-0.03" calcext:value-type="float">
            <text:p>-0.03</text:p>
          </table:table-cell>
          <table:table-cell table:style-name="ce77" table:number-columns-repeated="5"/>
          <table:table-cell table:number-columns-repeated="998"/>
        </table:table-row>
        <table:table-row table:style-name="ro1">
          <table:table-cell table:style-name="ce78" office:value-type="string" calcext:value-type="string">
            <text:p>Forsland</text:p>
          </table:table-cell>
          <table:table-cell table:style-name="ce308" table:formula="of:=SUM([.B$2];[.N19])" office:value-type="percentage" office:value="0.0176415826221878" calcext:value-type="percentage">
            <text:p>2%</text:p>
          </table:table-cell>
          <table:table-cell table:style-name="ce308" table:formula="of:=SUM([.C$2];[.O19])" office:value-type="percentage" office:value="0.266640806826998" calcext:value-type="percentage">
            <text:p>27%</text:p>
          </table:table-cell>
          <table:table-cell table:style-name="ce308" table:formula="of:=SUM([.D$2];[.P19])" office:value-type="percentage" office:value="0.187327385570209" calcext:value-type="percentage">
            <text:p>19%</text:p>
          </table:table-cell>
          <table:table-cell table:style-name="ce308" table:formula="of:=SUM([.E$2];[.Q19])" office:value-type="percentage" office:value="0.0673235065942591" calcext:value-type="percentage">
            <text:p>7%</text:p>
          </table:table-cell>
          <table:table-cell table:style-name="ce308" table:formula="of:=SUM([.F$2];[.R19])" office:value-type="percentage" office:value="0.0744647013188518" calcext:value-type="percentage">
            <text:p>7%</text:p>
          </table:table-cell>
          <table:table-cell table:style-name="ce308" table:formula="of:=SUM([.G$2];[.S19])" office:value-type="percentage" office:value="0.120841737781226" calcext:value-type="percentage">
            <text:p>12%</text:p>
          </table:table-cell>
          <table:table-cell table:style-name="ce308" table:formula="of:=SUM([.H$2];[.T19])" office:value-type="percentage" office:value="0.111617532971296" calcext:value-type="percentage">
            <text:p>11%</text:p>
          </table:table-cell>
          <table:table-cell table:style-name="ce308" table:formula="of:=SUM([.I$2];[.U19])" office:value-type="percentage" office:value="0.154142746314973" calcext:value-type="percentage">
            <text:p>15%</text:p>
          </table:table-cell>
          <table:table-cell table:style-name="ce308" table:formula="of:=SUM([.B19:.I19])" office:value-type="percentage" office:value="1" calcext:value-type="percentage">
            <text:p>100%</text:p>
          </table:table-cell>
          <table:table-cell table:style-name="ce77" table:number-columns-repeated="2"/>
          <table:table-cell table:style-name="ce77" office:value-type="string" calcext:value-type="string">
            <text:p>Virranmaa</text:p>
          </table:table-cell>
          <table:table-cell table:style-name="ce77" table:formula="of:=[.N28]/100" office:value-type="float" office:value="-0.09" calcext:value-type="float">
            <text:p>-0.09</text:p>
          </table:table-cell>
          <table:table-cell table:style-name="ce77" table:formula="of:=[.O28]/100" office:value-type="float" office:value="0.05" calcext:value-type="float">
            <text:p>0.05</text:p>
          </table:table-cell>
          <table:table-cell table:style-name="ce77" table:formula="of:=[.P28]/100" office:value-type="float" office:value="0.06" calcext:value-type="float">
            <text:p>0.06</text:p>
          </table:table-cell>
          <table:table-cell table:style-name="ce77" table:formula="of:=[.Q28]/100" office:value-type="float" office:value="0.02" calcext:value-type="float">
            <text:p>0.02</text:p>
          </table:table-cell>
          <table:table-cell table:style-name="ce77" table:formula="of:=[.R28]/100" office:value-type="float" office:value="-0.01" calcext:value-type="float">
            <text:p>-0.01</text:p>
          </table:table-cell>
          <table:table-cell table:style-name="ce77" table:formula="of:=[.S28]/100" office:value-type="float" office:value="0.01" calcext:value-type="float">
            <text:p>0.01</text:p>
          </table:table-cell>
          <table:table-cell table:style-name="ce77" table:formula="of:=[.T28]/100" office:value-type="float" office:value="0" calcext:value-type="float">
            <text:p>0</text:p>
          </table:table-cell>
          <table:table-cell table:style-name="ce77" table:formula="of:=[.U28]/100" office:value-type="float" office:value="-0.04" calcext:value-type="float">
            <text:p>-0.04</text:p>
          </table:table-cell>
          <table:table-cell table:style-name="ce77" table:number-columns-repeated="5"/>
          <table:table-cell table:number-columns-repeated="998"/>
        </table:table-row>
        <table:table-row table:style-name="ro1">
          <table:table-cell table:style-name="ce78" office:value-type="string" calcext:value-type="string">
            <text:p>Vaxland</text:p>
          </table:table-cell>
          <table:table-cell table:style-name="ce308" table:formula="of:=SUM([.B$2];[.N20])" office:value-type="percentage" office:value="0.0876415826221878" calcext:value-type="percentage">
            <text:p>9%</text:p>
          </table:table-cell>
          <table:table-cell table:style-name="ce308" table:formula="of:=SUM([.C$2];[.O20])" office:value-type="percentage" office:value="0.186640806826998" calcext:value-type="percentage">
            <text:p>19%</text:p>
          </table:table-cell>
          <table:table-cell table:style-name="ce308" table:formula="of:=SUM([.D$2];[.P20])" office:value-type="percentage" office:value="0.0773273855702095" calcext:value-type="percentage">
            <text:p>8%</text:p>
          </table:table-cell>
          <table:table-cell table:style-name="ce308" table:formula="of:=SUM([.E$2];[.Q20])" office:value-type="percentage" office:value="0.0773235065942591" calcext:value-type="percentage">
            <text:p>8%</text:p>
          </table:table-cell>
          <table:table-cell table:style-name="ce308" table:formula="of:=SUM([.F$2];[.R20])" office:value-type="percentage" office:value="0.164464701318852" calcext:value-type="percentage">
            <text:p>16%</text:p>
          </table:table-cell>
          <table:table-cell table:style-name="ce308" table:formula="of:=SUM([.G$2];[.S20])" office:value-type="percentage" office:value="0.0708417377812258" calcext:value-type="percentage">
            <text:p>7%</text:p>
          </table:table-cell>
          <table:table-cell table:style-name="ce308" table:formula="of:=SUM([.H$2];[.T20])" office:value-type="percentage" office:value="0.101617532971296" calcext:value-type="percentage">
            <text:p>10%</text:p>
          </table:table-cell>
          <table:table-cell table:style-name="ce308" table:formula="of:=SUM([.I$2];[.U20])" office:value-type="percentage" office:value="0.234142746314973" calcext:value-type="percentage">
            <text:p>23%</text:p>
          </table:table-cell>
          <table:table-cell table:style-name="ce308" table:formula="of:=SUM([.B20:.I20])" office:value-type="percentage" office:value="1" calcext:value-type="percentage">
            <text:p>100%</text:p>
          </table:table-cell>
          <table:table-cell table:style-name="ce77" table:number-columns-repeated="2"/>
          <table:table-cell table:style-name="ce77" office:value-type="string" calcext:value-type="string">
            <text:p>Vahamaa</text:p>
          </table:table-cell>
          <table:table-cell table:style-name="ce77" table:formula="of:=[.N29]/100" office:value-type="float" office:value="-0.02" calcext:value-type="float">
            <text:p>-0.02</text:p>
          </table:table-cell>
          <table:table-cell table:style-name="ce77" table:formula="of:=[.O29]/100" office:value-type="float" office:value="-0.03" calcext:value-type="float">
            <text:p>-0.03</text:p>
          </table:table-cell>
          <table:table-cell table:style-name="ce77" table:formula="of:=[.P29]/100" office:value-type="float" office:value="-0.05" calcext:value-type="float">
            <text:p>-0.05</text:p>
          </table:table-cell>
          <table:table-cell table:style-name="ce77" table:formula="of:=[.Q29]/100" office:value-type="float" office:value="0.03" calcext:value-type="float">
            <text:p>0.03</text:p>
          </table:table-cell>
          <table:table-cell table:style-name="ce77" table:formula="of:=[.R29]/100" office:value-type="float" office:value="0.08" calcext:value-type="float">
            <text:p>0.08</text:p>
          </table:table-cell>
          <table:table-cell table:style-name="ce77" table:formula="of:=[.S29]/100" office:value-type="float" office:value="-0.04" calcext:value-type="float">
            <text:p>-0.04</text:p>
          </table:table-cell>
          <table:table-cell table:style-name="ce77" table:formula="of:=[.T29]/100" office:value-type="float" office:value="-0.01" calcext:value-type="float">
            <text:p>-0.01</text:p>
          </table:table-cell>
          <table:table-cell table:style-name="ce77" table:formula="of:=[.U29]/100" office:value-type="float" office:value="0.04" calcext:value-type="float">
            <text:p>0.04</text:p>
          </table:table-cell>
          <table:table-cell table:style-name="ce77" table:number-columns-repeated="5"/>
          <table:table-cell table:number-columns-repeated="998"/>
        </table:table-row>
        <table:table-row table:style-name="ro1">
          <table:table-cell table:style-name="ce78" office:value-type="string" calcext:value-type="string">
            <text:p>Vendeldal</text:p>
          </table:table-cell>
          <table:table-cell table:style-name="ce308" table:formula="of:=SUM([.B$2];[.N21])" office:value-type="percentage" office:value="0.0276415826221878" calcext:value-type="percentage">
            <text:p>3%</text:p>
          </table:table-cell>
          <table:table-cell table:style-name="ce308" table:formula="of:=SUM([.C$2];[.O21])" office:value-type="percentage" office:value="0.266640806826998" calcext:value-type="percentage">
            <text:p>27%</text:p>
          </table:table-cell>
          <table:table-cell table:style-name="ce308" table:formula="of:=SUM([.D$2];[.P21])" office:value-type="percentage" office:value="0.197327385570209" calcext:value-type="percentage">
            <text:p>20%</text:p>
          </table:table-cell>
          <table:table-cell table:style-name="ce308" table:formula="of:=SUM([.E$2];[.Q21])" office:value-type="percentage" office:value="0.00732350659425912" calcext:value-type="percentage">
            <text:p>1%</text:p>
          </table:table-cell>
          <table:table-cell table:style-name="ce308" table:formula="of:=SUM([.F$2];[.R21])" office:value-type="percentage" office:value="0.114464701318852" calcext:value-type="percentage">
            <text:p>11%</text:p>
          </table:table-cell>
          <table:table-cell table:style-name="ce308" table:formula="of:=SUM([.G$2];[.S21])" office:value-type="percentage" office:value="0.0108417377812258" calcext:value-type="percentage">
            <text:p>1%</text:p>
          </table:table-cell>
          <table:table-cell table:style-name="ce308" table:formula="of:=SUM([.H$2];[.T21])" office:value-type="percentage" office:value="0.121617532971296" calcext:value-type="percentage">
            <text:p>12%</text:p>
          </table:table-cell>
          <table:table-cell table:style-name="ce308" table:formula="of:=SUM([.I$2];[.U21])" office:value-type="percentage" office:value="0.254142746314973" calcext:value-type="percentage">
            <text:p>25%</text:p>
          </table:table-cell>
          <table:table-cell table:style-name="ce308" table:formula="of:=SUM([.B21:.I21])" office:value-type="percentage" office:value="1" calcext:value-type="percentage">
            <text:p>100%</text:p>
          </table:table-cell>
          <table:table-cell table:style-name="ce77" table:number-columns-repeated="2"/>
          <table:table-cell table:style-name="ce77" office:value-type="string" calcext:value-type="string">
            <text:p>Ventelänlaakso</text:p>
          </table:table-cell>
          <table:table-cell table:style-name="ce77" table:formula="of:=[.N30]/100" office:value-type="float" office:value="-0.08" calcext:value-type="float">
            <text:p>-0.08</text:p>
          </table:table-cell>
          <table:table-cell table:style-name="ce77" table:formula="of:=[.O30]/100" office:value-type="float" office:value="0.05" calcext:value-type="float">
            <text:p>0.05</text:p>
          </table:table-cell>
          <table:table-cell table:style-name="ce77" table:formula="of:=[.P30]/100" office:value-type="float" office:value="0.07" calcext:value-type="float">
            <text:p>0.07</text:p>
          </table:table-cell>
          <table:table-cell table:style-name="ce77" table:formula="of:=[.Q30]/100" office:value-type="float" office:value="-0.04" calcext:value-type="float">
            <text:p>-0.04</text:p>
          </table:table-cell>
          <table:table-cell table:style-name="ce77" table:formula="of:=[.R30]/100" office:value-type="float" office:value="0.03" calcext:value-type="float">
            <text:p>0.03</text:p>
          </table:table-cell>
          <table:table-cell table:style-name="ce77" table:formula="of:=[.S30]/100" office:value-type="float" office:value="-0.1" calcext:value-type="float">
            <text:p>-0.1</text:p>
          </table:table-cell>
          <table:table-cell table:style-name="ce77" table:formula="of:=[.T30]/100" office:value-type="float" office:value="0.01" calcext:value-type="float">
            <text:p>0.01</text:p>
          </table:table-cell>
          <table:table-cell table:style-name="ce77" table:formula="of:=[.U30]/100" office:value-type="float" office:value="0.06" calcext:value-type="float">
            <text:p>0.06</text:p>
          </table:table-cell>
          <table:table-cell table:style-name="ce77" table:number-columns-repeated="5"/>
          <table:table-cell table:number-columns-repeated="998"/>
        </table:table-row>
        <table:table-row table:style-name="ro1">
          <table:table-cell table:style-name="ce78" office:value-type="string" calcext:value-type="string">
            <text:p>Gamlöland</text:p>
          </table:table-cell>
          <table:table-cell table:style-name="ce308" table:formula="of:=SUM([.B$2];[.N22])" office:value-type="percentage" office:value="0.187641582622188" calcext:value-type="percentage">
            <text:p>19%</text:p>
          </table:table-cell>
          <table:table-cell table:style-name="ce308" table:formula="of:=SUM([.C$2];[.O22])" office:value-type="percentage" office:value="0.216640806826998" calcext:value-type="percentage">
            <text:p>22%</text:p>
          </table:table-cell>
          <table:table-cell table:style-name="ce308" table:formula="of:=SUM([.D$2];[.P22])" office:value-type="percentage" office:value="0.0973273855702095" calcext:value-type="percentage">
            <text:p>10%</text:p>
          </table:table-cell>
          <table:table-cell table:style-name="ce308" table:formula="of:=SUM([.E$2];[.Q22])" office:value-type="percentage" office:value="0.0973235065942591" calcext:value-type="percentage">
            <text:p>10%</text:p>
          </table:table-cell>
          <table:table-cell table:style-name="ce308" table:formula="of:=SUM([.F$2];[.R22])" office:value-type="percentage" office:value="0.0344647013188518" calcext:value-type="percentage">
            <text:p>3%</text:p>
          </table:table-cell>
          <table:table-cell table:style-name="ce308" table:formula="of:=SUM([.G$2];[.S22])" office:value-type="percentage" office:value="0.0708417377812258" calcext:value-type="percentage">
            <text:p>7%</text:p>
          </table:table-cell>
          <table:table-cell table:style-name="ce308" table:formula="of:=SUM([.H$2];[.T22])" office:value-type="percentage" office:value="0.0116175329712956" calcext:value-type="percentage">
            <text:p>1%</text:p>
          </table:table-cell>
          <table:table-cell table:style-name="ce308" table:formula="of:=SUM([.I$2];[.U22])" office:value-type="percentage" office:value="0.284142746314973" calcext:value-type="percentage">
            <text:p>28%</text:p>
          </table:table-cell>
          <table:table-cell table:style-name="ce308" table:formula="of:=SUM([.B22:.I22])" office:value-type="percentage" office:value="1" calcext:value-type="percentage">
            <text:p>100%</text:p>
          </table:table-cell>
          <table:table-cell table:style-name="ce77" table:number-columns-repeated="2"/>
          <table:table-cell table:style-name="ce77" office:value-type="string" calcext:value-type="string">
            <text:p>Ristilaakso</text:p>
          </table:table-cell>
          <table:table-cell table:style-name="ce77" table:formula="of:=[.N31]/100" office:value-type="float" office:value="0.08" calcext:value-type="float">
            <text:p>0.08</text:p>
          </table:table-cell>
          <table:table-cell table:style-name="ce77" table:formula="of:=[.O31]/100" office:value-type="float" office:value="0" calcext:value-type="float">
            <text:p>0</text:p>
          </table:table-cell>
          <table:table-cell table:style-name="ce77" table:formula="of:=[.P31]/100" office:value-type="float" office:value="-0.03" calcext:value-type="float">
            <text:p>-0.03</text:p>
          </table:table-cell>
          <table:table-cell table:style-name="ce77" table:formula="of:=[.Q31]/100" office:value-type="float" office:value="0.05" calcext:value-type="float">
            <text:p>0.05</text:p>
          </table:table-cell>
          <table:table-cell table:style-name="ce77" table:formula="of:=[.R31]/100" office:value-type="float" office:value="-0.05" calcext:value-type="float">
            <text:p>-0.05</text:p>
          </table:table-cell>
          <table:table-cell table:style-name="ce77" table:formula="of:=[.S31]/100" office:value-type="float" office:value="-0.04" calcext:value-type="float">
            <text:p>-0.04</text:p>
          </table:table-cell>
          <table:table-cell table:style-name="ce77" table:formula="of:=[.T31]/100" office:value-type="float" office:value="-0.1" calcext:value-type="float">
            <text:p>-0.1</text:p>
          </table:table-cell>
          <table:table-cell table:style-name="ce77" table:formula="of:=[.U31]/100" office:value-type="float" office:value="0.09" calcext:value-type="float">
            <text:p>0.09</text:p>
          </table:table-cell>
          <table:table-cell table:style-name="ce77" table:number-columns-repeated="5"/>
          <table:table-cell table:number-columns-repeated="998"/>
        </table:table-row>
        <table:table-row table:style-name="ro1">
          <table:table-cell table:style-name="ce78" office:value-type="string" calcext:value-type="string">
            <text:p>Aurland</text:p>
          </table:table-cell>
          <table:table-cell table:style-name="ce308" table:formula="of:=SUM([.B$2];[.N23])" office:value-type="percentage" office:value="0.177641582622188" calcext:value-type="percentage">
            <text:p>18%</text:p>
          </table:table-cell>
          <table:table-cell table:style-name="ce308" table:formula="of:=SUM([.C$2];[.O23])" office:value-type="percentage" office:value="0.176640806826998" calcext:value-type="percentage">
            <text:p>18%</text:p>
          </table:table-cell>
          <table:table-cell table:style-name="ce308" table:formula="of:=SUM([.D$2];[.P23])" office:value-type="percentage" office:value="0.0773273855702095" calcext:value-type="percentage">
            <text:p>8%</text:p>
          </table:table-cell>
          <table:table-cell table:style-name="ce308" table:formula="of:=SUM([.E$2];[.Q23])" office:value-type="percentage" office:value="0.0873235065942591" calcext:value-type="percentage">
            <text:p>9%</text:p>
          </table:table-cell>
          <table:table-cell table:style-name="ce308" table:formula="of:=SUM([.F$2];[.R23])" office:value-type="percentage" office:value="0.114464701318852" calcext:value-type="percentage">
            <text:p>11%</text:p>
          </table:table-cell>
          <table:table-cell table:style-name="ce308" table:formula="of:=SUM([.G$2];[.S23])" office:value-type="percentage" office:value="0.160841737781226" calcext:value-type="percentage">
            <text:p>16%</text:p>
          </table:table-cell>
          <table:table-cell table:style-name="ce308" table:formula="of:=SUM([.H$2];[.T23])" office:value-type="percentage" office:value="0.0316175329712956" calcext:value-type="percentage">
            <text:p>3%</text:p>
          </table:table-cell>
          <table:table-cell table:style-name="ce308" table:formula="of:=SUM([.I$2];[.U23])" office:value-type="percentage" office:value="0.174142746314973" calcext:value-type="percentage">
            <text:p>17%</text:p>
          </table:table-cell>
          <table:table-cell table:style-name="ce308" table:formula="of:=SUM([.B23:.I23])" office:value-type="percentage" office:value="1" calcext:value-type="percentage">
            <text:p>100%</text:p>
          </table:table-cell>
          <table:table-cell table:style-name="ce77" table:number-columns-repeated="2"/>
          <table:table-cell table:style-name="ce77" office:value-type="string" calcext:value-type="string">
            <text:p>Vanhasaarenmaa</text:p>
          </table:table-cell>
          <table:table-cell table:style-name="ce77" table:formula="of:=[.N32]/100" office:value-type="float" office:value="0.07" calcext:value-type="float">
            <text:p>0.07</text:p>
          </table:table-cell>
          <table:table-cell table:style-name="ce77" table:formula="of:=[.O32]/100" office:value-type="float" office:value="-0.04" calcext:value-type="float">
            <text:p>-0.04</text:p>
          </table:table-cell>
          <table:table-cell table:style-name="ce77" table:formula="of:=[.P32]/100" office:value-type="float" office:value="-0.05" calcext:value-type="float">
            <text:p>-0.05</text:p>
          </table:table-cell>
          <table:table-cell table:style-name="ce77" table:formula="of:=[.Q32]/100" office:value-type="float" office:value="0.04" calcext:value-type="float">
            <text:p>0.04</text:p>
          </table:table-cell>
          <table:table-cell table:style-name="ce77" table:formula="of:=[.R32]/100" office:value-type="float" office:value="0.03" calcext:value-type="float">
            <text:p>0.03</text:p>
          </table:table-cell>
          <table:table-cell table:style-name="ce77" table:formula="of:=[.S32]/100" office:value-type="float" office:value="0.05" calcext:value-type="float">
            <text:p>0.05</text:p>
          </table:table-cell>
          <table:table-cell table:style-name="ce77" table:formula="of:=[.T32]/100" office:value-type="float" office:value="-0.08" calcext:value-type="float">
            <text:p>-0.08</text:p>
          </table:table-cell>
          <table:table-cell table:style-name="ce77" table:formula="of:=[.U32]/100" office:value-type="float" office:value="-0.02" calcext:value-type="float">
            <text:p>-0.02</text:p>
          </table:table-cell>
          <table:table-cell table:style-name="ce77" table:number-columns-repeated="5"/>
          <table:table-cell table:number-columns-repeated="998"/>
        </table:table-row>
        <table:table-row table:style-name="ro1">
          <table:table-cell table:style-name="ce78" office:value-type="string" calcext:value-type="string">
            <text:p>Korsdal</text:p>
          </table:table-cell>
          <table:table-cell table:style-name="ce308" table:formula="of:=SUM([.B$2];[.N24])" office:value-type="percentage" office:value="0.147641582622188" calcext:value-type="percentage">
            <text:p>15%</text:p>
          </table:table-cell>
          <table:table-cell table:style-name="ce308" table:formula="of:=SUM([.C$2];[.O24])" office:value-type="percentage" office:value="0.306640806826998" calcext:value-type="percentage">
            <text:p>31%</text:p>
          </table:table-cell>
          <table:table-cell table:style-name="ce308" table:formula="of:=SUM([.D$2];[.P24])" office:value-type="percentage" office:value="0.0873273855702095" calcext:value-type="percentage">
            <text:p>9%</text:p>
          </table:table-cell>
          <table:table-cell table:style-name="ce308" table:formula="of:=SUM([.E$2];[.Q24])" office:value-type="percentage" office:value="-0.0526764934057409" calcext:value-type="percentage">
            <text:p>-5%</text:p>
          </table:table-cell>
          <table:table-cell table:style-name="ce308" table:formula="of:=SUM([.F$2];[.R24])" office:value-type="percentage" office:value="0.184464701318852" calcext:value-type="percentage">
            <text:p>18%</text:p>
          </table:table-cell>
          <table:table-cell table:style-name="ce308" table:formula="of:=SUM([.G$2];[.S24])" office:value-type="percentage" office:value="0.0808417377812258" calcext:value-type="percentage">
            <text:p>8%</text:p>
          </table:table-cell>
          <table:table-cell table:style-name="ce308" table:formula="of:=SUM([.H$2];[.T24])" office:value-type="percentage" office:value="0.131617532971296" calcext:value-type="percentage">
            <text:p>13%</text:p>
          </table:table-cell>
          <table:table-cell table:style-name="ce308" table:formula="of:=SUM([.I$2];[.U24])" office:value-type="percentage" office:value="0.114142746314973" calcext:value-type="percentage">
            <text:p>11%</text:p>
          </table:table-cell>
          <table:table-cell table:style-name="ce308" table:formula="of:=SUM([.B24:.I24])" office:value-type="percentage" office:value="1" calcext:value-type="percentage">
            <text:p>100%</text:p>
          </table:table-cell>
          <table:table-cell table:style-name="ce77" table:number-columns-repeated="2"/>
          <table:table-cell table:style-name="ce77" office:value-type="string" calcext:value-type="string">
            <text:p>Aurmaa</text:p>
          </table:table-cell>
          <table:table-cell table:style-name="ce77" table:formula="of:=[.N33]/100" office:value-type="float" office:value="0.04" calcext:value-type="float">
            <text:p>0.04</text:p>
          </table:table-cell>
          <table:table-cell table:style-name="ce77" table:formula="of:=[.O33]/100" office:value-type="float" office:value="0.09" calcext:value-type="float">
            <text:p>0.09</text:p>
          </table:table-cell>
          <table:table-cell table:style-name="ce77" table:formula="of:=[.P33]/100" office:value-type="float" office:value="-0.04" calcext:value-type="float">
            <text:p>-0.04</text:p>
          </table:table-cell>
          <table:table-cell table:style-name="ce77" table:formula="of:=[.Q33]/100" office:value-type="float" office:value="-0.1" calcext:value-type="float">
            <text:p>-0.1</text:p>
          </table:table-cell>
          <table:table-cell table:style-name="ce77" table:formula="of:=[.R33]/100" office:value-type="float" office:value="0.1" calcext:value-type="float">
            <text:p>0.1</text:p>
          </table:table-cell>
          <table:table-cell table:style-name="ce77" table:formula="of:=[.S33]/100" office:value-type="float" office:value="-0.03" calcext:value-type="float">
            <text:p>-0.03</text:p>
          </table:table-cell>
          <table:table-cell table:style-name="ce77" table:formula="of:=[.T33]/100" office:value-type="float" office:value="0.02" calcext:value-type="float">
            <text:p>0.02</text:p>
          </table:table-cell>
          <table:table-cell table:style-name="ce77" table:formula="of:=[.U33]/100" office:value-type="float" office:value="-0.08" calcext:value-type="float">
            <text:p>-0.08</text:p>
          </table:table-cell>
          <table:table-cell table:style-name="ce77" table:number-columns-repeated="5"/>
          <table:table-cell table:number-columns-repeated="998"/>
        </table:table-row>
        <table:table-row table:style-name="ro1">
          <table:table-cell table:style-name="ce77"/>
          <table:table-cell table:style-name="ce115" table:formula="of:=[.B34]/[.$A$34]" office:value-type="percentage" office:value="0.110795556362082" calcext:value-type="percentage">
            <text:p>11.08%</text:p>
          </table:table-cell>
          <table:table-cell table:style-name="ce115" table:formula="of:=[.C34]/[.$A$34]" office:value-type="percentage" office:value="0.260312170034041" calcext:value-type="percentage">
            <text:p>26.03%</text:p>
          </table:table-cell>
          <table:table-cell table:style-name="ce115" table:formula="of:=[.D34]/[.$A$34]" office:value-type="percentage" office:value="0.133944787495" calcext:value-type="percentage">
            <text:p>13.39%</text:p>
          </table:table-cell>
          <table:table-cell table:style-name="ce115" table:formula="of:=[.E34]/[.$A$34]" office:value-type="percentage" office:value="0.0336163463761951" calcext:value-type="percentage">
            <text:p>3.36%</text:p>
          </table:table-cell>
          <table:table-cell table:style-name="ce115" table:formula="of:=[.F34]/[.$A$34]" office:value-type="percentage" office:value="0.0859686003408626" calcext:value-type="percentage">
            <text:p>8.60%</text:p>
          </table:table-cell>
          <table:table-cell table:style-name="ce115" table:formula="of:=[.G34]/[.$A$34]" office:value-type="percentage" office:value="0.112315107031315" calcext:value-type="percentage">
            <text:p>11.23%</text:p>
          </table:table-cell>
          <table:table-cell table:style-name="ce115" table:formula="of:=[.H34]/[.$A$34]" office:value-type="percentage" office:value="0.0799311653458093" calcext:value-type="percentage">
            <text:p>7.99%</text:p>
          </table:table-cell>
          <table:table-cell table:style-name="ce115" table:formula="of:=[.I34]/[.$A$34]" office:value-type="percentage" office:value="0.183116267059371" calcext:value-type="percentage">
            <text:p>18.31%</text:p>
          </table:table-cell>
          <table:table-cell table:style-name="ce308" table:formula="of:=AVERAGE([.J17:.J24])" office:value-type="percentage" office:value="1" calcext:value-type="percentage">
            <text:p>100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00" office:value-type="string" calcext:value-type="string">
            <text:p>1. ÄÄNET</text:p>
          </table:table-cell>
          <table:table-cell table:style-name="ce248" office:value-type="string" calcext:value-type="string">
            <text:p>SKA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LP</text:p>
          </table:table-cell>
          <table:table-cell table:style-name="ce248" office:value-type="string" calcext:value-type="string">
            <text:p>MKA</text:p>
          </table:table-cell>
          <table:table-cell table:style-name="ce248" office:value-type="string" calcext:value-type="string">
            <text:p>KRDL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IR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Nyholmsland</text:p>
          </table:table-cell>
          <table:table-cell table:style-name="ce263" table:formula="of:=IF(([.B18]*[.$K27])&gt;0;[.B18]*[.$K27];0)" office:value-type="float" office:value="702.39836094647" calcext:value-type="float">
            <text:p>702</text:p>
          </table:table-cell>
          <table:table-cell table:style-name="ce263" table:formula="of:=IF(([.C18]*[.$K27])&gt;0;[.C18]*[.$K27];0)" office:value-type="float" office:value="1072.98195891389" calcext:value-type="float">
            <text:p>1073</text:p>
          </table:table-cell>
          <table:table-cell table:style-name="ce263" table:formula="of:=IF(([.D18]*[.$K27])&gt;0;[.D18]*[.$K27];0)" office:value-type="float" office:value="439.191367750194" calcext:value-type="float">
            <text:p>439</text:p>
          </table:table-cell>
          <table:table-cell table:style-name="ce263" table:formula="of:=IF(([.E18]*[.$K27])&gt;0;[.E18]*[.$K27];0)" office:value-type="float" office:value="0" calcext:value-type="float">
            <text:p>0</text:p>
          </table:table-cell>
          <table:table-cell table:style-name="ce263" table:formula="of:=IF(([.F18]*[.$K27])&gt;0;[.F18]*[.$K27];0)" office:value-type="float" office:value="166.444627517455" calcext:value-type="float">
            <text:p>166</text:p>
          </table:table-cell>
          <table:table-cell table:style-name="ce263" table:formula="of:=IF(([.G18]*[.$K27])&gt;0;[.G18]*[.$K27];0)" office:value-type="float" office:value="602.078555352987" calcext:value-type="float">
            <text:p>602</text:p>
          </table:table-cell>
          <table:table-cell table:style-name="ce263" table:formula="of:=IF(([.H18]*[.$K27])&gt;0;[.H18]*[.$K27];0)" office:value-type="float" office:value="155.786827936385" calcext:value-type="float">
            <text:p>156</text:p>
          </table:table-cell>
          <table:table-cell table:style-name="ce263" table:formula="of:=IF(([.I18]*[.$K27])&gt;0;[.I18]*[.$K27];0)" office:value-type="float" office:value="614.435213995345" calcext:value-type="float">
            <text:p>614</text:p>
          </table:table-cell>
          <table:table-cell table:style-name="ce263" table:formula="of:=SUM([.B27:.I27])" office:value-type="float" office:value="3753.31691241272" calcext:value-type="float">
            <text:p>3753</text:p>
          </table:table-cell>
          <table:table-cell table:style-name="ce368" office:value-type="float" office:value="3743.298" calcext:value-type="float">
            <text:p>3,743</text:p>
          </table:table-cell>
          <table:table-cell table:style-name="ce77" table:number-columns-repeated="2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-1" calcext:value-type="float">
            <text:p>-1</text:p>
          </table:table-cell>
          <table:table-cell table:style-name="ce78" office:value-type="float" office:value="-5" calcext:value-type="float">
            <text:p>-5</text:p>
          </table:table-cell>
          <table:table-cell table:style-name="ce78" office:value-type="float" office:value="-4" calcext:value-type="float">
            <text:p>-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-7" calcext:value-type="float">
            <text:p>-7</text:p>
          </table:table-cell>
          <table:table-cell table:style-name="ce78" office:value-type="float" office:value="-3" calcext:value-type="float">
            <text:p>-3</text:p>
          </table:table-cell>
          <table:table-cell table:style-name="ce77" table:number-columns-repeated="5"/>
          <table:table-cell table:number-columns-repeated="998"/>
        </table:table-row>
        <table:table-row table:style-name="ro1">
          <table:table-cell table:style-name="ce78" office:value-type="string" calcext:value-type="string">
            <text:p>Forsland</text:p>
          </table:table-cell>
          <table:table-cell table:style-name="ce263" table:formula="of:=IF(([.B19]*[.$K28])&gt;0;[.B19]*[.$K28];0)" office:value-type="float" office:value="42.1027695174555" calcext:value-type="float">
            <text:p>42</text:p>
          </table:table-cell>
          <table:table-cell table:style-name="ce263" table:formula="of:=IF(([.C19]*[.$K28])&gt;0;[.C19]*[.$K28];0)" office:value-type="float" office:value="636.355403832428" calcext:value-type="float">
            <text:p>636</text:p>
          </table:table-cell>
          <table:table-cell table:style-name="ce263" table:formula="of:=IF(([.D19]*[.$K28])&gt;0;[.D19]*[.$K28];0)" office:value-type="float" office:value="447.068832081458" calcext:value-type="float">
            <text:p>447</text:p>
          </table:table-cell>
          <table:table-cell table:style-name="ce263" table:formula="of:=IF(([.E19]*[.$K28])&gt;0;[.E19]*[.$K28];0)" office:value-type="float" office:value="160.671870656323" calcext:value-type="float">
            <text:p>161</text:p>
          </table:table-cell>
          <table:table-cell table:style-name="ce263" table:formula="of:=IF(([.F19]*[.$K28])&gt;0;[.F19]*[.$K28];0)" office:value-type="float" office:value="177.714790331265" calcext:value-type="float">
            <text:p>178</text:p>
          </table:table-cell>
          <table:table-cell table:style-name="ce263" table:formula="of:=IF(([.G19]*[.$K28])&gt;0;[.G19]*[.$K28];0)" office:value-type="float" office:value="288.396565254461" calcext:value-type="float">
            <text:p>288</text:p>
          </table:table-cell>
          <table:table-cell table:style-name="ce263" table:formula="of:=IF(([.H19]*[.$K28])&gt;0;[.H19]*[.$K28];0)" office:value-type="float" office:value="266.382408281614" calcext:value-type="float">
            <text:p>266</text:p>
          </table:table-cell>
          <table:table-cell table:style-name="ce263" table:formula="of:=IF(([.I19]*[.$K28])&gt;0;[.I19]*[.$K28];0)" office:value-type="float" office:value="367.871560044996" calcext:value-type="float">
            <text:p>368</text:p>
          </table:table-cell>
          <table:table-cell table:style-name="ce263" table:formula="of:=SUM([.B28:.I28])" office:value-type="float" office:value="2386.5642" calcext:value-type="float">
            <text:p>2387</text:p>
          </table:table-cell>
          <table:table-cell table:style-name="ce368" office:value-type="float" office:value="2386.5642" calcext:value-type="float">
            <text:p>2,387</text:p>
          </table:table-cell>
          <table:table-cell table:style-name="ce77" table:number-columns-repeated="2"/>
          <table:table-cell table:style-name="ce78" office:value-type="float" office:value="-9" calcext:value-type="float">
            <text:p>-9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-1" calcext:value-type="float">
            <text:p>-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-4" calcext:value-type="float">
            <text:p>-4</text:p>
          </table:table-cell>
          <table:table-cell table:style-name="ce77" table:number-columns-repeated="5"/>
          <table:table-cell table:number-columns-repeated="998"/>
        </table:table-row>
        <table:table-row table:style-name="ro1">
          <table:table-cell table:style-name="ce78" office:value-type="string" calcext:value-type="string">
            <text:p>Vaxland</text:p>
          </table:table-cell>
          <table:table-cell table:style-name="ce263" table:formula="of:=IF(([.B20]*[.$K29])&gt;0;[.B20]*[.$K29];0)" office:value-type="float" office:value="120.390770555469" calcext:value-type="float">
            <text:p>120</text:p>
          </table:table-cell>
          <table:table-cell table:style-name="ce263" table:formula="of:=IF(([.C20]*[.$K29])&gt;0;[.C20]*[.$K29];0)" office:value-type="float" office:value="256.383213067494" calcext:value-type="float">
            <text:p>256</text:p>
          </table:table-cell>
          <table:table-cell table:style-name="ce263" table:formula="of:=IF(([.D20]*[.$K29])&gt;0;[.D20]*[.$K29];0)" office:value-type="float" office:value="106.222448925524" calcext:value-type="float">
            <text:p>106</text:p>
          </table:table-cell>
          <table:table-cell table:style-name="ce263" table:formula="of:=IF(([.E20]*[.$K29])&gt;0;[.E20]*[.$K29];0)" office:value-type="float" office:value="106.217120485648" calcext:value-type="float">
            <text:p>106</text:p>
          </table:table-cell>
          <table:table-cell table:style-name="ce263" table:formula="of:=IF(([.F20]*[.$K29])&gt;0;[.F20]*[.$K29];0)" office:value-type="float" office:value="225.92052229713" calcext:value-type="float">
            <text:p>226</text:p>
          </table:table-cell>
          <table:table-cell table:style-name="ce263" table:formula="of:=IF(([.G20]*[.$K29])&gt;0;[.G20]*[.$K29];0)" office:value-type="float" office:value="97.3132974530644" calcext:value-type="float">
            <text:p>97</text:p>
          </table:table-cell>
          <table:table-cell table:style-name="ce263" table:formula="of:=IF(([.H20]*[.$K29])&gt;0;[.H20]*[.$K29];0)" office:value-type="float" office:value="139.589139428239" calcext:value-type="float">
            <text:p>140</text:p>
          </table:table-cell>
          <table:table-cell table:style-name="ce263" table:formula="of:=IF(([.I20]*[.$K29])&gt;0;[.I20]*[.$K29];0)" office:value-type="float" office:value="321.635287787432" calcext:value-type="float">
            <text:p>322</text:p>
          </table:table-cell>
          <table:table-cell table:style-name="ce263" table:formula="of:=SUM([.B29:.I29])" office:value-type="float" office:value="1373.6718" calcext:value-type="float">
            <text:p>1374</text:p>
          </table:table-cell>
          <table:table-cell table:style-name="ce368" office:value-type="float" office:value="1373.6718" calcext:value-type="float">
            <text:p>1,374</text:p>
          </table:table-cell>
          <table:table-cell table:style-name="ce77" table:number-columns-repeated="2"/>
          <table:table-cell table:style-name="ce78" office:value-type="float" office:value="-2" calcext:value-type="float">
            <text:p>-2</text:p>
          </table:table-cell>
          <table:table-cell table:style-name="ce78" office:value-type="float" office:value="-3" calcext:value-type="float">
            <text:p>-3</text:p>
          </table:table-cell>
          <table:table-cell table:style-name="ce78" office:value-type="float" office:value="-5" calcext:value-type="float">
            <text:p>-5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-4" calcext:value-type="float">
            <text:p>-4</text:p>
          </table:table-cell>
          <table:table-cell table:style-name="ce78" office:value-type="float" office:value="-1" calcext:value-type="float">
            <text:p>-1</text:p>
          </table:table-cell>
          <table:table-cell table:style-name="ce78" office:value-type="float" office:value="4" calcext:value-type="float">
            <text:p>4</text:p>
          </table:table-cell>
          <table:table-cell table:style-name="ce77" table:number-columns-repeated="5"/>
          <table:table-cell table:number-columns-repeated="998"/>
        </table:table-row>
        <table:table-row table:style-name="ro1">
          <table:table-cell table:style-name="ce78" office:value-type="string" calcext:value-type="string">
            <text:p>Vendeldal</text:p>
          </table:table-cell>
          <table:table-cell table:style-name="ce263" table:formula="of:=IF(([.B21]*[.$K30])&gt;0;[.B21]*[.$K30];0)" office:value-type="float" office:value="31.9541808805276" calcext:value-type="float">
            <text:p>32</text:p>
          </table:table-cell>
          <table:table-cell table:style-name="ce263" table:formula="of:=IF(([.C21]*[.$K30])&gt;0;[.C21]*[.$K30];0)" office:value-type="float" office:value="308.241705546936" calcext:value-type="float">
            <text:p>308</text:p>
          </table:table-cell>
          <table:table-cell table:style-name="ce263" table:formula="of:=IF(([.D21]*[.$K30])&gt;0;[.D21]*[.$K30];0)" office:value-type="float" office:value="228.114108275795" calcext:value-type="float">
            <text:p>228</text:p>
          </table:table-cell>
          <table:table-cell table:style-name="ce263" table:formula="of:=IF(([.E21]*[.$K30])&gt;0;[.E21]*[.$K30];0)" office:value-type="float" office:value="8.46610910783554" calcext:value-type="float">
            <text:p>8</text:p>
          </table:table-cell>
          <table:table-cell table:style-name="ce263" table:formula="of:=IF(([.F21]*[.$K30])&gt;0;[.F21]*[.$K30];0)" office:value-type="float" office:value="132.323312321567" calcext:value-type="float">
            <text:p>132</text:p>
          </table:table-cell>
          <table:table-cell table:style-name="ce263" table:formula="of:=IF(([.G21]*[.$K30])&gt;0;[.G21]*[.$K30];0)" office:value-type="float" office:value="12.5332494472459" calcext:value-type="float">
            <text:p>13</text:p>
          </table:table-cell>
          <table:table-cell table:style-name="ce263" table:formula="of:=IF(([.H21]*[.$K30])&gt;0;[.H21]*[.$K30];0)" office:value-type="float" office:value="140.592118039178" calcext:value-type="float">
            <text:p>141</text:p>
          </table:table-cell>
          <table:table-cell table:style-name="ce263" table:formula="of:=IF(([.I21]*[.$K30])&gt;0;[.I21]*[.$K30];0)" office:value-type="float" office:value="293.793716380915" calcext:value-type="float">
            <text:p>294</text:p>
          </table:table-cell>
          <table:table-cell table:style-name="ce263" table:formula="of:=SUM([.B30:.I30])" office:value-type="float" office:value="1156.0185" calcext:value-type="float">
            <text:p>1156</text:p>
          </table:table-cell>
          <table:table-cell table:style-name="ce368" office:value-type="float" office:value="1156.0185" calcext:value-type="float">
            <text:p>1,156</text:p>
          </table:table-cell>
          <table:table-cell table:style-name="ce77" table:number-columns-repeated="2"/>
          <table:table-cell table:style-name="ce78" office:value-type="float" office:value="-8" calcext:value-type="float">
            <text:p>-8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-4" calcext:value-type="float">
            <text:p>-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-10" calcext:value-type="float">
            <text:p>-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" calcext:value-type="float">
            <text:p>6</text:p>
          </table:table-cell>
          <table:table-cell table:style-name="ce77" table:number-columns-repeated="5"/>
          <table:table-cell table:number-columns-repeated="998"/>
        </table:table-row>
        <table:table-row table:style-name="ro1">
          <table:table-cell table:style-name="ce78" office:value-type="string" calcext:value-type="string">
            <text:p>Gamlöland</text:p>
          </table:table-cell>
          <table:table-cell table:style-name="ce263" table:formula="of:=IF(([.B22]*[.$K31])&gt;0;[.B22]*[.$K31];0)" office:value-type="float" office:value="71.8289726578743" calcext:value-type="float">
            <text:p>72</text:p>
          </table:table-cell>
          <table:table-cell table:style-name="ce263" table:formula="of:=IF(([.C22]*[.$K31])&gt;0;[.C22]*[.$K31];0)" office:value-type="float" office:value="82.9298408844065" calcext:value-type="float">
            <text:p>83</text:p>
          </table:table-cell>
          <table:table-cell table:style-name="ce263" table:formula="of:=IF(([.D22]*[.$K31])&gt;0;[.D22]*[.$K31];0)" office:value-type="float" office:value="37.2568064034135" calcext:value-type="float">
            <text:p>37</text:p>
          </table:table-cell>
          <table:table-cell table:style-name="ce263" table:formula="of:=IF(([.E22]*[.$K31])&gt;0;[.E22]*[.$K31];0)" office:value-type="float" office:value="37.2553215360745" calcext:value-type="float">
            <text:p>37</text:p>
          </table:table-cell>
          <table:table-cell table:style-name="ce263" table:formula="of:=IF(([.F22]*[.$K31])&gt;0;[.F22]*[.$K31];0)" office:value-type="float" office:value="13.1930463072149" calcext:value-type="float">
            <text:p>13</text:p>
          </table:table-cell>
          <table:table-cell table:style-name="ce263" table:formula="of:=IF(([.G22]*[.$K31])&gt;0;[.G22]*[.$K31];0)" office:value-type="float" office:value="27.1181322125679" calcext:value-type="float">
            <text:p>27</text:p>
          </table:table-cell>
          <table:table-cell table:style-name="ce263" table:formula="of:=IF(([.H22]*[.$K31])&gt;0;[.H22]*[.$K31];0)" office:value-type="float" office:value="4.44717768037238" calcext:value-type="float">
            <text:p>4</text:p>
          </table:table-cell>
          <table:table-cell table:style-name="ce263" table:formula="of:=IF(([.I22]*[.$K31])&gt;0;[.I22]*[.$K31];0)" office:value-type="float" office:value="108.769502318076" calcext:value-type="float">
            <text:p>109</text:p>
          </table:table-cell>
          <table:table-cell table:style-name="ce263" table:formula="of:=SUM([.B31:.I31])" office:value-type="float" office:value="382.7988" calcext:value-type="float">
            <text:p>383</text:p>
          </table:table-cell>
          <table:table-cell table:style-name="ce368" office:value-type="float" office:value="382.7988" calcext:value-type="float">
            <text:p>383</text:p>
          </table:table-cell>
          <table:table-cell table:style-name="ce77" table:number-columns-repeated="2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-3" calcext:value-type="float">
            <text:p>-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-5" calcext:value-type="float">
            <text:p>-5</text:p>
          </table:table-cell>
          <table:table-cell table:style-name="ce78" office:value-type="float" office:value="-4" calcext:value-type="float">
            <text:p>-4</text:p>
          </table:table-cell>
          <table:table-cell table:style-name="ce78" office:value-type="float" office:value="-10" calcext:value-type="float">
            <text:p>-10</text:p>
          </table:table-cell>
          <table:table-cell table:style-name="ce78" office:value-type="float" office:value="9" calcext:value-type="float">
            <text:p>9</text:p>
          </table:table-cell>
          <table:table-cell table:style-name="ce77" table:number-columns-repeated="5"/>
          <table:table-cell table:number-columns-repeated="998"/>
        </table:table-row>
        <table:table-row table:style-name="ro1">
          <table:table-cell table:style-name="ce78" office:value-type="string" calcext:value-type="string">
            <text:p>Aurland</text:p>
          </table:table-cell>
          <table:table-cell table:style-name="ce263" table:formula="of:=IF(([.B23]*[.$K32])&gt;0;[.B23]*[.$K32];0)" office:value-type="float" office:value="42.1245037703646" calcext:value-type="float">
            <text:p>42</text:p>
          </table:table-cell>
          <table:table-cell table:style-name="ce263" table:formula="of:=IF(([.C23]*[.$K32])&gt;0;[.C23]*[.$K32];0)" office:value-type="float" office:value="41.8871878044996" calcext:value-type="float">
            <text:p>42</text:p>
          </table:table-cell>
          <table:table-cell table:style-name="ce263" table:formula="of:=IF(([.D23]*[.$K32])&gt;0;[.D23]*[.$K32];0)" office:value-type="float" office:value="18.3367975950349" calcext:value-type="float">
            <text:p>18</text:p>
          </table:table-cell>
          <table:table-cell table:style-name="ce263" table:formula="of:=IF(([.E23]*[.$K32])&gt;0;[.E23]*[.$K32];0)" office:value-type="float" office:value="20.7071977657098" calcext:value-type="float">
            <text:p>21</text:p>
          </table:table-cell>
          <table:table-cell table:style-name="ce263" table:formula="of:=IF(([.F23]*[.$K32])&gt;0;[.F23]*[.$K32];0)" office:value-type="float" office:value="27.143243553142" calcext:value-type="float">
            <text:p>27</text:p>
          </table:table-cell>
          <table:table-cell table:style-name="ce263" table:formula="of:=IF(([.G23]*[.$K32])&gt;0;[.G23]*[.$K32];0)" office:value-type="float" office:value="38.1407229635376" calcext:value-type="float">
            <text:p>38</text:p>
          </table:table-cell>
          <table:table-cell table:style-name="ce263" table:formula="of:=IF(([.H23]*[.$K32])&gt;0;[.H23]*[.$K32];0)" office:value-type="float" office:value="7.49752882854926" calcext:value-type="float">
            <text:p>7</text:p>
          </table:table-cell>
          <table:table-cell table:style-name="ce263" table:formula="of:=IF(([.I23]*[.$K32])&gt;0;[.I23]*[.$K32];0)" office:value-type="float" office:value="41.2948177191622" calcext:value-type="float">
            <text:p>41</text:p>
          </table:table-cell>
          <table:table-cell table:style-name="ce263" table:formula="of:=SUM([.B32:.I32])" office:value-type="float" office:value="237.132" calcext:value-type="float">
            <text:p>237</text:p>
          </table:table-cell>
          <table:table-cell table:style-name="ce368" office:value-type="float" office:value="237.132" calcext:value-type="float">
            <text:p>237</text:p>
          </table:table-cell>
          <table:table-cell table:style-name="ce77" table:number-columns-repeated="2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-4" calcext:value-type="float">
            <text:p>-4</text:p>
          </table:table-cell>
          <table:table-cell table:style-name="ce78" office:value-type="float" office:value="-5" calcext:value-type="float">
            <text:p>-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-8" calcext:value-type="float">
            <text:p>-8</text:p>
          </table:table-cell>
          <table:table-cell table:style-name="ce78" office:value-type="float" office:value="-2" calcext:value-type="float">
            <text:p>-2</text:p>
          </table:table-cell>
          <table:table-cell table:style-name="ce77" table:number-columns-repeated="5"/>
          <table:table-cell table:number-columns-repeated="998"/>
        </table:table-row>
        <table:table-row table:style-name="ro1">
          <table:table-cell table:style-name="ce78" office:value-type="string" calcext:value-type="string">
            <text:p>Korsdal</text:p>
          </table:table-cell>
          <table:table-cell table:style-name="ce263" table:formula="of:=IF(([.B24]*[.$K33])&gt;0;[.B24]*[.$K33];0)" office:value-type="float" office:value="87.776434738557" calcext:value-type="float">
            <text:p>88</text:p>
          </table:table-cell>
          <table:table-cell table:style-name="ce263" table:formula="of:=IF(([.C24]*[.$K33])&gt;0;[.C24]*[.$K33];0)" office:value-type="float" office:value="182.305257709853" calcext:value-type="float">
            <text:p>182</text:p>
          </table:table-cell>
          <table:table-cell table:style-name="ce263" table:formula="of:=IF(([.D24]*[.$K33])&gt;0;[.D24]*[.$K33];0)" office:value-type="float" office:value="51.9182091132661" calcext:value-type="float">
            <text:p>52</text:p>
          </table:table-cell>
          <table:table-cell table:style-name="ce263" table:formula="of:=IF(([.E24]*[.$K33])&gt;0;[.E24]*[.$K33];0)" office:value-type="float" office:value="0" calcext:value-type="float">
            <text:p>0</text:p>
          </table:table-cell>
          <table:table-cell table:style-name="ce263" table:formula="of:=IF(([.F24]*[.$K33])&gt;0;[.F24]*[.$K33];0)" office:value-type="float" office:value="109.668655193949" calcext:value-type="float">
            <text:p>110</text:p>
          </table:table-cell>
          <table:table-cell table:style-name="ce263" table:formula="of:=IF(([.G24]*[.$K33])&gt;0;[.G24]*[.$K33];0)" office:value-type="float" office:value="48.0623371442979" calcext:value-type="float">
            <text:p>48</text:p>
          </table:table-cell>
          <table:table-cell table:style-name="ce263" table:formula="of:=IF(([.H24]*[.$K33])&gt;0;[.H24]*[.$K33];0)" office:value-type="float" office:value="78.2497558487199" calcext:value-type="float">
            <text:p>78</text:p>
          </table:table-cell>
          <table:table-cell table:style-name="ce263" table:formula="of:=IF(([.I24]*[.$K33])&gt;0;[.I24]*[.$K33];0)" office:value-type="float" office:value="67.8605792816137" calcext:value-type="float">
            <text:p>68</text:p>
          </table:table-cell>
          <table:table-cell table:style-name="ce263" table:formula="of:=SUM([.B33:.I33])" office:value-type="float" office:value="625.841229030256" calcext:value-type="float">
            <text:p>626</text:p>
          </table:table-cell>
          <table:table-cell table:style-name="ce368" office:value-type="float" office:value="594.5238" calcext:value-type="float">
            <text:p>595</text:p>
          </table:table-cell>
          <table:table-cell table:style-name="ce77" table:number-columns-repeated="2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-4" calcext:value-type="float">
            <text:p>-4</text:p>
          </table:table-cell>
          <table:table-cell table:style-name="ce78" office:value-type="float" office:value="-10" calcext:value-type="float">
            <text:p>-10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-3" calcext:value-type="float">
            <text:p>-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-8" calcext:value-type="float">
            <text:p>-8</text:p>
          </table:table-cell>
          <table:table-cell table:style-name="ce77" table:number-columns-repeated="5"/>
          <table:table-cell table:number-columns-repeated="998"/>
        </table:table-row>
        <table:table-row table:style-name="ro1">
          <table:table-cell table:style-name="ce263" table:formula="of:=SUM([.B34:.I34])" office:value-type="float" office:value="9915.343441" calcext:value-type="float">
            <text:p>9915</text:p>
          </table:table-cell>
          <table:table-cell table:style-name="ce263" table:formula="of:=SUM([.B27:.B33])" office:value-type="float" office:value="1098.57599306672" calcext:value-type="float">
            <text:p>1099</text:p>
          </table:table-cell>
          <table:table-cell table:style-name="ce263" table:formula="of:=SUM([.C27:.C33])" office:value-type="float" office:value="2581.0845677595" calcext:value-type="float">
            <text:p>2581</text:p>
          </table:table-cell>
          <table:table-cell table:style-name="ce263" table:formula="of:=SUM([.D27:.D33])" office:value-type="float" office:value="1328.10857014469" calcext:value-type="float">
            <text:p>1328</text:p>
          </table:table-cell>
          <table:table-cell table:style-name="ce263" table:formula="of:=SUM([.E27:.E33])" office:value-type="float" office:value="333.31761955159" calcext:value-type="float">
            <text:p>333</text:p>
          </table:table-cell>
          <table:table-cell table:style-name="ce263" table:formula="of:=SUM([.F27:.F33])" office:value-type="float" office:value="852.408197521722" calcext:value-type="float">
            <text:p>852</text:p>
          </table:table-cell>
          <table:table-cell table:style-name="ce263" table:formula="of:=SUM([.G27:.G33])" office:value-type="float" office:value="1113.64285982816" calcext:value-type="float">
            <text:p>1114</text:p>
          </table:table-cell>
          <table:table-cell table:style-name="ce263" table:formula="of:=SUM([.H27:.H33])" office:value-type="float" office:value="792.544956043057" calcext:value-type="float">
            <text:p>793</text:p>
          </table:table-cell>
          <table:table-cell table:style-name="ce263" table:formula="of:=SUM([.I27:.I33])" office:value-type="float" office:value="1815.66067752754" calcext:value-type="float">
            <text:p>1816</text:p>
          </table:table-cell>
          <table:table-cell table:style-name="ce263" table:formula="of:=SUM([.J27:.J33])" office:value-type="float" office:value="9915.34344144298" calcext:value-type="float">
            <text:p>9915</text:p>
          </table:table-cell>
          <table:table-cell table:style-name="ce79" table:formula="of:=SUM([.K27:.K33])" office:value-type="float" office:value="9874.0071" calcext:value-type="float">
            <text:p>9,874 </text:p>
          </table:table-cell>
          <table:table-cell table:style-name="ce77" table:number-columns-repeated="2"/>
          <table:table-cell table:style-name="ce78"/>
          <table:table-cell table:style-name="ce77" table:number-columns-repeated="12"/>
          <table:table-cell table:number-columns-repeated="998"/>
        </table:table-row>
        <table:table-row table:style-name="ro1">
          <table:table-cell/>
          <table:table-cell table:style-name="ce115" table:formula="of:=[.B34]/[.$J34]" office:value-type="percentage" office:value="0.110795556357132" calcext:value-type="percentage">
            <text:p>11.08%</text:p>
          </table:table-cell>
          <table:table-cell table:style-name="ce115" table:formula="of:=[.C34]/[.$J34]" office:value-type="percentage" office:value="0.260312170022411" calcext:value-type="percentage">
            <text:p>26.03%</text:p>
          </table:table-cell>
          <table:table-cell table:style-name="ce115" table:formula="of:=[.D34]/[.$J34]" office:value-type="percentage" office:value="0.133944787489016" calcext:value-type="percentage">
            <text:p>13.39%</text:p>
          </table:table-cell>
          <table:table-cell table:style-name="ce115" table:formula="of:=[.E34]/[.$J34]" office:value-type="percentage" office:value="0.0336163463746933" calcext:value-type="percentage">
            <text:p>3.36%</text:p>
          </table:table-cell>
          <table:table-cell table:style-name="ce115" table:formula="of:=[.F34]/[.$J34]" office:value-type="percentage" office:value="0.0859686003370218" calcext:value-type="percentage">
            <text:p>8.60%</text:p>
          </table:table-cell>
          <table:table-cell table:style-name="ce115" table:formula="of:=[.G34]/[.$J34]" office:value-type="percentage" office:value="0.112315107026297" calcext:value-type="percentage">
            <text:p>11.23%</text:p>
          </table:table-cell>
          <table:table-cell table:style-name="ce115" table:formula="of:=[.H34]/[.$J34]" office:value-type="percentage" office:value="0.0799311653422383" calcext:value-type="percentage">
            <text:p>7.99%</text:p>
          </table:table-cell>
          <table:table-cell table:style-name="ce115" table:formula="of:=[.I34]/[.$J34]" office:value-type="percentage" office:value="0.18311626705119" calcext:value-type="percentage">
            <text:p>18.31%</text:p>
          </table:table-cell>
          <table:table-cell table:style-name="ce115" table:formula="of:=[.J34]/[.$K34]" office:value-type="percentage" office:value="1.00418638" calcext:value-type="percentage">
            <text:p>100.42%</text:p>
          </table:table-cell>
          <table:table-cell table:style-name="ce263" table:number-columns-repeated="2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63" office:value-type="string" calcext:value-type="string">
            <text:p>VALTUUTETUT</text:p>
          </table:table-cell>
          <table:table-cell table:style-name="ce280" office:value-type="string" calcext:value-type="string">
            <text:p>SKA</text:p>
          </table:table-cell>
          <table:table-cell table:style-name="ce280" office:value-type="string" calcext:value-type="string">
            <text:p>DEM</text:p>
          </table:table-cell>
          <table:table-cell table:style-name="ce280" office:value-type="string" calcext:value-type="string">
            <text:p>LP</text:p>
          </table:table-cell>
          <table:table-cell table:style-name="ce280" office:value-type="string" calcext:value-type="string">
            <text:p>MKA</text:p>
          </table:table-cell>
          <table:table-cell table:style-name="ce280" office:value-type="string" calcext:value-type="string">
            <text:p>KRDL</text:p>
          </table:table-cell>
          <table:table-cell table:style-name="ce280" office:value-type="string" calcext:value-type="string">
            <text:p>LIB</text:p>
          </table:table-cell>
          <table:table-cell table:style-name="ce280" office:value-type="string" calcext:value-type="string">
            <text:p>FDP</text:p>
          </table:table-cell>
          <table:table-cell table:style-name="ce280" office:value-type="string" calcext:value-type="string">
            <text:p>IR</text:p>
          </table:table-cell>
          <table:table-cell table:style-name="ce283" office:value-type="string" calcext:value-type="string">
            <text:p>Yht.</text:p>
          </table:table-cell>
          <table:table-cell table:style-name="ce286" office:value-type="string" calcext:value-type="string">
            <text:p>Paikat</text:p>
          </table:table-cell>
          <table:table-cell table:style-name="ce286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Nyholmsland</text:p>
          </table:table-cell>
          <table:table-cell table:style-name="ce365" table:formula="of:=ROUNDDOWN([.B46])" office:value-type="float" office:value="4" calcext:value-type="float">
            <text:p>4</text:p>
          </table:table-cell>
          <table:table-cell table:style-name="ce365" table:formula="of:=ROUNDDOWN([.C46])+1" office:value-type="float" office:value="7" calcext:value-type="float">
            <text:p>7</text:p>
          </table:table-cell>
          <table:table-cell table:style-name="ce365" table:formula="of:=ROUNDDOWN([.D46])+1" office:value-type="float" office:value="3" calcext:value-type="float">
            <text:p>3</text:p>
          </table:table-cell>
          <table:table-cell table:style-name="ce365" table:formula="of:=ROUNDDOWN([.E46])" office:value-type="float" office:value="0" calcext:value-type="float">
            <text:p>0</text:p>
          </table:table-cell>
          <table:table-cell table:style-name="ce365" table:formula="of:=ROUNDDOWN([.F46])" office:value-type="float" office:value="1" calcext:value-type="float">
            <text:p>1</text:p>
          </table:table-cell>
          <table:table-cell table:style-name="ce365" table:formula="of:=ROUNDDOWN([.G46])+1" office:value-type="float" office:value="4" calcext:value-type="float">
            <text:p>4</text:p>
          </table:table-cell>
          <table:table-cell table:style-name="ce365" table:formula="of:=ROUNDDOWN([.H46])+1" office:value-type="float" office:value="1" calcext:value-type="float">
            <text:p>1</text:p>
          </table:table-cell>
          <table:table-cell table:style-name="ce365" table:formula="of:=ROUNDDOWN([.I46])+1" office:value-type="float" office:value="4" calcext:value-type="float">
            <text:p>4</text:p>
          </table:table-cell>
          <table:table-cell table:style-name="ce365" table:formula="of:=SUM([.B37:.I37])" office:value-type="float" office:value="24" calcext:value-type="float">
            <text:p>24</text:p>
          </table:table-cell>
          <table:table-cell table:style-name="ce286" office:value-type="float" office:value="24" calcext:value-type="float">
            <text:p>24</text:p>
          </table:table-cell>
          <table:table-cell table:style-name="ce286" table:formula="of:=[.K27]/[.K37]" office:value-type="float" office:value="155.97075" calcext:value-type="float">
            <text:p>155.97075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Forsland</text:p>
          </table:table-cell>
          <table:table-cell table:style-name="ce365" table:formula="of:=ROUNDDOWN([.B47])" office:value-type="float" office:value="0" calcext:value-type="float">
            <text:p>0</text:p>
          </table:table-cell>
          <table:table-cell table:style-name="ce365" table:formula="of:=ROUNDDOWN([.C47])+1" office:value-type="float" office:value="5" calcext:value-type="float">
            <text:p>5</text:p>
          </table:table-cell>
          <table:table-cell table:style-name="ce365" table:formula="of:=ROUNDDOWN([.D47])+1" office:value-type="float" office:value="4" calcext:value-type="float">
            <text:p>4</text:p>
          </table:table-cell>
          <table:table-cell table:style-name="ce365" table:formula="of:=ROUNDDOWN([.E47])" office:value-type="float" office:value="1" calcext:value-type="float">
            <text:p>1</text:p>
          </table:table-cell>
          <table:table-cell table:style-name="ce365" table:formula="of:=ROUNDDOWN([.F47])" office:value-type="float" office:value="1" calcext:value-type="float">
            <text:p>1</text:p>
          </table:table-cell>
          <table:table-cell table:style-name="ce365" table:formula="of:=ROUNDDOWN([.G47])" office:value-type="float" office:value="2" calcext:value-type="float">
            <text:p>2</text:p>
          </table:table-cell>
          <table:table-cell table:style-name="ce365" table:formula="of:=ROUNDDOWN([.H47])" office:value-type="float" office:value="2" calcext:value-type="float">
            <text:p>2</text:p>
          </table:table-cell>
          <table:table-cell table:style-name="ce365" table:formula="of:=ROUNDDOWN([.I47])+1" office:value-type="float" office:value="3" calcext:value-type="float">
            <text:p>3</text:p>
          </table:table-cell>
          <table:table-cell table:style-name="ce365" table:formula="of:=SUM([.B38:.I38])" office:value-type="float" office:value="18" calcext:value-type="float">
            <text:p>18</text:p>
          </table:table-cell>
          <table:table-cell table:style-name="ce369" office:value-type="float" office:value="18" calcext:value-type="float">
            <text:p>18</text:p>
          </table:table-cell>
          <table:table-cell table:style-name="ce286" table:formula="of:=[.K28]/[.K38]" office:value-type="float" office:value="132.5869" calcext:value-type="float">
            <text:p>132.5869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Vaxland</text:p>
          </table:table-cell>
          <table:table-cell table:style-name="ce365" table:formula="of:=ROUNDDOWN([.B48])" office:value-type="float" office:value="1" calcext:value-type="float">
            <text:p>1</text:p>
          </table:table-cell>
          <table:table-cell table:style-name="ce365" table:formula="of:=ROUNDDOWN([.C48])" office:value-type="float" office:value="2" calcext:value-type="float">
            <text:p>2</text:p>
          </table:table-cell>
          <table:table-cell table:style-name="ce365" table:formula="of:=ROUNDDOWN([.D48])+1" office:value-type="float" office:value="1" calcext:value-type="float">
            <text:p>1</text:p>
          </table:table-cell>
          <table:table-cell table:style-name="ce365" table:formula="of:=ROUNDDOWN([.E48])+1" office:value-type="float" office:value="1" calcext:value-type="float">
            <text:p>1</text:p>
          </table:table-cell>
          <table:table-cell table:style-name="ce365" table:formula="of:=ROUNDDOWN([.F48])+1" office:value-type="float" office:value="2" calcext:value-type="float">
            <text:p>2</text:p>
          </table:table-cell>
          <table:table-cell table:style-name="ce365" table:formula="of:=ROUNDDOWN([.G48])+1" office:value-type="float" office:value="1" calcext:value-type="float">
            <text:p>1</text:p>
          </table:table-cell>
          <table:table-cell table:style-name="ce365" table:formula="of:=ROUNDDOWN([.H48])" office:value-type="float" office:value="1" calcext:value-type="float">
            <text:p>1</text:p>
          </table:table-cell>
          <table:table-cell table:style-name="ce365" table:formula="of:=ROUNDDOWN([.I48])+1" office:value-type="float" office:value="3" calcext:value-type="float">
            <text:p>3</text:p>
          </table:table-cell>
          <table:table-cell table:style-name="ce365" table:formula="of:=SUM([.B39:.I39])" office:value-type="float" office:value="12" calcext:value-type="float">
            <text:p>12</text:p>
          </table:table-cell>
          <table:table-cell table:style-name="ce369" office:value-type="float" office:value="12" calcext:value-type="float">
            <text:p>12</text:p>
          </table:table-cell>
          <table:table-cell table:style-name="ce286" table:formula="of:=[.K29]/[.K39]" office:value-type="float" office:value="114.47265" calcext:value-type="float">
            <text:p>114.47265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Vendeldal</text:p>
          </table:table-cell>
          <table:table-cell table:style-name="ce365" table:formula="of:=ROUNDDOWN([.B49])+1" office:value-type="float" office:value="1" calcext:value-type="float">
            <text:p>1</text:p>
          </table:table-cell>
          <table:table-cell table:style-name="ce365" table:formula="of:=ROUNDDOWN([.C49])" office:value-type="float" office:value="4" calcext:value-type="float">
            <text:p>4</text:p>
          </table:table-cell>
          <table:table-cell table:style-name="ce365" table:formula="of:=ROUNDDOWN([.D49])" office:value-type="float" office:value="3" calcext:value-type="float">
            <text:p>3</text:p>
          </table:table-cell>
          <table:table-cell table:style-name="ce365" table:formula="of:=ROUNDDOWN([.E49])" office:value-type="float" office:value="0" calcext:value-type="float">
            <text:p>0</text:p>
          </table:table-cell>
          <table:table-cell table:style-name="ce365" table:formula="of:=ROUNDDOWN([.F49])+1" office:value-type="float" office:value="2" calcext:value-type="float">
            <text:p>2</text:p>
          </table:table-cell>
          <table:table-cell table:style-name="ce365" table:formula="of:=ROUNDDOWN([.G49])" office:value-type="float" office:value="0" calcext:value-type="float">
            <text:p>0</text:p>
          </table:table-cell>
          <table:table-cell table:style-name="ce365" table:formula="of:=ROUNDDOWN([.H49])+1" office:value-type="float" office:value="2" calcext:value-type="float">
            <text:p>2</text:p>
          </table:table-cell>
          <table:table-cell table:style-name="ce365" table:formula="of:=ROUNDDOWN([.I49])" office:value-type="float" office:value="4" calcext:value-type="float">
            <text:p>4</text:p>
          </table:table-cell>
          <table:table-cell table:style-name="ce365" table:formula="of:=SUM([.B40:.I40])" office:value-type="float" office:value="16" calcext:value-type="float">
            <text:p>16</text:p>
          </table:table-cell>
          <table:table-cell table:style-name="ce369" office:value-type="float" office:value="16" calcext:value-type="float">
            <text:p>16</text:p>
          </table:table-cell>
          <table:table-cell table:style-name="ce286" table:formula="of:=[.K30]/[.K40]" office:value-type="float" office:value="72.25115625" calcext:value-type="float">
            <text:p>72.25115625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Gamlöland</text:p>
          </table:table-cell>
          <table:table-cell table:style-name="ce365" table:formula="of:=ROUNDDOWN([.B50])+1" office:value-type="float" office:value="2" calcext:value-type="float">
            <text:p>2</text:p>
          </table:table-cell>
          <table:table-cell table:style-name="ce365" table:formula="of:=ROUNDDOWN([.C50])" office:value-type="float" office:value="2" calcext:value-type="float">
            <text:p>2</text:p>
          </table:table-cell>
          <table:table-cell table:style-name="ce365" table:formula="of:=ROUNDDOWN([.D50])+1" office:value-type="float" office:value="1" calcext:value-type="float">
            <text:p>1</text:p>
          </table:table-cell>
          <table:table-cell table:style-name="ce365" table:formula="of:=ROUNDDOWN([.E50])+1" office:value-type="float" office:value="1" calcext:value-type="float">
            <text:p>1</text:p>
          </table:table-cell>
          <table:table-cell table:style-name="ce365" table:formula="of:=ROUNDDOWN([.F50])" office:value-type="float" office:value="0" calcext:value-type="float">
            <text:p>0</text:p>
          </table:table-cell>
          <table:table-cell table:style-name="ce365" table:formula="of:=ROUNDDOWN([.G50])+1" office:value-type="float" office:value="1" calcext:value-type="float">
            <text:p>1</text:p>
          </table:table-cell>
          <table:table-cell table:style-name="ce365" table:formula="of:=ROUNDDOWN([.H50])" office:value-type="float" office:value="0" calcext:value-type="float">
            <text:p>0</text:p>
          </table:table-cell>
          <table:table-cell table:style-name="ce365" table:formula="of:=ROUNDDOWN([.I50])+1" office:value-type="float" office:value="3" calcext:value-type="float">
            <text:p>3</text:p>
          </table:table-cell>
          <table:table-cell table:style-name="ce365" table:formula="of:=SUM([.B41:.I41])" office:value-type="float" office:value="10" calcext:value-type="float">
            <text:p>10</text:p>
          </table:table-cell>
          <table:table-cell table:style-name="ce369" office:value-type="float" office:value="10" calcext:value-type="float">
            <text:p>10</text:p>
          </table:table-cell>
          <table:table-cell table:style-name="ce286" table:formula="of:=[.K31]/[.K41]" office:value-type="float" office:value="38.27988" calcext:value-type="float">
            <text:p>38.27988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Aurland</text:p>
          </table:table-cell>
          <table:table-cell table:style-name="ce365" table:formula="of:=ROUNDDOWN([.B51])+1" office:value-type="float" office:value="2" calcext:value-type="float">
            <text:p>2</text:p>
          </table:table-cell>
          <table:table-cell table:style-name="ce365" table:formula="of:=ROUNDDOWN([.C51])+1" office:value-type="float" office:value="2" calcext:value-type="float">
            <text:p>2</text:p>
          </table:table-cell>
          <table:table-cell table:style-name="ce365" table:formula="of:=ROUNDDOWN([.D51])+1" office:value-type="float" office:value="1" calcext:value-type="float">
            <text:p>1</text:p>
          </table:table-cell>
          <table:table-cell table:style-name="ce365" table:formula="of:=ROUNDDOWN([.E51])+1" office:value-type="float" office:value="1" calcext:value-type="float">
            <text:p>1</text:p>
          </table:table-cell>
          <table:table-cell table:style-name="ce365" table:formula="of:=ROUNDDOWN([.F51])" office:value-type="float" office:value="1" calcext:value-type="float">
            <text:p>1</text:p>
          </table:table-cell>
          <table:table-cell table:style-name="ce365" table:formula="of:=ROUNDDOWN([.G51])" office:value-type="float" office:value="1" calcext:value-type="float">
            <text:p>1</text:p>
          </table:table-cell>
          <table:table-cell table:style-name="ce365" table:formula="of:=ROUNDDOWN([.H51])" office:value-type="float" office:value="0" calcext:value-type="float">
            <text:p>0</text:p>
          </table:table-cell>
          <table:table-cell table:style-name="ce365" table:formula="of:=ROUNDDOWN([.I51])" office:value-type="float" office:value="1" calcext:value-type="float">
            <text:p>1</text:p>
          </table:table-cell>
          <table:table-cell table:style-name="ce365" table:formula="of:=SUM([.B42:.I42])" office:value-type="float" office:value="9" calcext:value-type="float">
            <text:p>9</text:p>
          </table:table-cell>
          <table:table-cell table:style-name="ce369" office:value-type="float" office:value="9" calcext:value-type="float">
            <text:p>9</text:p>
          </table:table-cell>
          <table:table-cell table:style-name="ce286" table:formula="of:=[.K32]/[.K42]" office:value-type="float" office:value="26.348" calcext:value-type="float">
            <text:p>26.348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Korsdal</text:p>
          </table:table-cell>
          <table:table-cell table:style-name="ce365" table:formula="of:=ROUNDDOWN([.B52])+1" office:value-type="float" office:value="2" calcext:value-type="float">
            <text:p>2</text:p>
          </table:table-cell>
          <table:table-cell table:style-name="ce365" table:formula="of:=ROUNDDOWN([.C52])" office:value-type="float" office:value="3" calcext:value-type="float">
            <text:p>3</text:p>
          </table:table-cell>
          <table:table-cell table:style-name="ce365" table:formula="of:=ROUNDDOWN([.D52])+1" office:value-type="float" office:value="1" calcext:value-type="float">
            <text:p>1</text:p>
          </table:table-cell>
          <table:table-cell table:style-name="ce365" table:formula="of:=ROUNDDOWN([.E52])" office:value-type="float" office:value="0" calcext:value-type="float">
            <text:p>0</text:p>
          </table:table-cell>
          <table:table-cell table:style-name="ce365" table:formula="of:=ROUNDDOWN([.F52])" office:value-type="float" office:value="2" calcext:value-type="float">
            <text:p>2</text:p>
          </table:table-cell>
          <table:table-cell table:style-name="ce365" table:formula="of:=ROUNDDOWN([.G52])+1" office:value-type="float" office:value="1" calcext:value-type="float">
            <text:p>1</text:p>
          </table:table-cell>
          <table:table-cell table:style-name="ce365" table:formula="of:=ROUNDDOWN([.H52])+1" office:value-type="float" office:value="2" calcext:value-type="float">
            <text:p>2</text:p>
          </table:table-cell>
          <table:table-cell table:style-name="ce365" table:formula="of:=ROUNDDOWN([.I52])" office:value-type="float" office:value="1" calcext:value-type="float">
            <text:p>1</text:p>
          </table:table-cell>
          <table:table-cell table:style-name="ce365" table:formula="of:=SUM([.B43:.I43])" office:value-type="float" office:value="12" calcext:value-type="float">
            <text:p>12</text:p>
          </table:table-cell>
          <table:table-cell table:style-name="ce369" office:value-type="float" office:value="12" calcext:value-type="float">
            <text:p>12</text:p>
          </table:table-cell>
          <table:table-cell table:style-name="ce286" table:formula="of:=[.K33]/[.K43]" office:value-type="float" office:value="49.54365" calcext:value-type="float">
            <text:p>49.54365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64"/>
          <table:table-cell table:style-name="ce366" table:formula="of:=SUM([.B37:.B43])" office:value-type="float" office:value="12" calcext:value-type="float">
            <text:p>12</text:p>
          </table:table-cell>
          <table:table-cell table:style-name="ce366" table:formula="of:=SUM([.C37:.C43])" office:value-type="float" office:value="25" calcext:value-type="float">
            <text:p>25</text:p>
          </table:table-cell>
          <table:table-cell table:style-name="ce366" table:formula="of:=SUM([.D37:.D43])" office:value-type="float" office:value="14" calcext:value-type="float">
            <text:p>14</text:p>
          </table:table-cell>
          <table:table-cell table:style-name="ce366" table:formula="of:=SUM([.E37:.E43])" office:value-type="float" office:value="4" calcext:value-type="float">
            <text:p>4</text:p>
          </table:table-cell>
          <table:table-cell table:style-name="ce366" table:formula="of:=SUM([.F37:.F43])" office:value-type="float" office:value="9" calcext:value-type="float">
            <text:p>9</text:p>
          </table:table-cell>
          <table:table-cell table:style-name="ce366" table:formula="of:=SUM([.G37:.G43])" office:value-type="float" office:value="10" calcext:value-type="float">
            <text:p>10</text:p>
          </table:table-cell>
          <table:table-cell table:style-name="ce366" table:formula="of:=SUM([.H37:.H43])" office:value-type="float" office:value="8" calcext:value-type="float">
            <text:p>8</text:p>
          </table:table-cell>
          <table:table-cell table:style-name="ce366" table:formula="of:=SUM([.I37:.I43])" office:value-type="float" office:value="19" calcext:value-type="float">
            <text:p>19</text:p>
          </table:table-cell>
          <table:table-cell table:style-name="ce366" table:formula="of:=SUM([.J37:.J43])" office:value-type="float" office:value="101" calcext:value-type="float">
            <text:p>101</text:p>
          </table:table-cell>
          <table:table-cell table:style-name="ce365" table:formula="of:=SUM([.K37:.K43])" office:value-type="float" office:value="101" calcext:value-type="float">
            <text:p>101</text:p>
          </table:table-cell>
          <table:table-cell table:style-name="ce286" table:formula="of:=[.K34]/[.K44]" office:value-type="float" office:value="97.7624465346534" calcext:value-type="float">
            <text:p>97.7624465346534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00" office:value-type="string" calcext:value-type="string">
            <text:p>VALTUUTETUT</text:p>
          </table:table-cell>
          <table:table-cell table:style-name="ce248" office:value-type="string" calcext:value-type="string">
            <text:p>SKA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LP</text:p>
          </table:table-cell>
          <table:table-cell table:style-name="ce248" office:value-type="string" calcext:value-type="string">
            <text:p>MKA</text:p>
          </table:table-cell>
          <table:table-cell table:style-name="ce248" office:value-type="string" calcext:value-type="string">
            <text:p>KRDL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IR</text:p>
          </table:table-cell>
          <table:table-cell table:style-name="ce84" office:value-type="string" calcext:value-type="string">
            <text:p>Yht.</text:p>
          </table:table-cell>
          <table:table-cell table:style-name="ce77" office:value-type="string" calcext:value-type="string">
            <text:p>Paikat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Nyholmsland</text:p>
          </table:table-cell>
          <table:table-cell table:style-name="ce367" table:formula="of:=([.B27]/[.$J27])*[.$K37]" office:value-type="float" office:value="4.49137684243104" calcext:value-type="float">
            <text:p>4.491377</text:p>
          </table:table-cell>
          <table:table-cell table:style-name="ce367" table:formula="of:=([.C27]/[.$J27])*[.$K37]" office:value-type="float" office:value="6.86101590003482" calcext:value-type="float">
            <text:p>6.861016</text:p>
          </table:table-cell>
          <table:table-cell table:style-name="ce367" table:formula="of:=([.D27]/[.$J27])*[.$K37]" office:value-type="float" office:value="2.80834074819142" calcext:value-type="float">
            <text:p>2.808341</text:p>
          </table:table-cell>
          <table:table-cell table:style-name="ce367" table:formula="of:=([.E27]/[.$J27])*[.$K37]" office:value-type="float" office:value="0" calcext:value-type="float">
            <text:p>0.000000</text:p>
          </table:table-cell>
          <table:table-cell table:style-name="ce367" table:formula="of:=([.F27]/[.$J27])*[.$K37]" office:value-type="float" office:value="1.06430422840342" calcext:value-type="float">
            <text:p>1.064304</text:p>
          </table:table-cell>
          <table:table-cell table:style-name="ce367" table:formula="of:=([.G27]/[.$J27])*[.$K37]" office:value-type="float" office:value="3.84989748152733" calcext:value-type="float">
            <text:p>3.849897</text:p>
          </table:table-cell>
          <table:table-cell table:style-name="ce367" table:formula="of:=([.H27]/[.$J27])*[.$K37]" office:value-type="float" office:value="0.99615459011954" calcext:value-type="float">
            <text:p>0.996155</text:p>
          </table:table-cell>
          <table:table-cell table:style-name="ce367" table:formula="of:=([.I27]/[.$J27])*[.$K37]" office:value-type="float" office:value="3.92891020929243" calcext:value-type="float">
            <text:p>3.928910</text:p>
          </table:table-cell>
          <table:table-cell table:style-name="ce263" table:formula="of:=SUM([.B46:.I46])" office:value-type="float" office:value="24" calcext:value-type="float">
            <text:p>24</text:p>
          </table:table-cell>
          <table:table-cell table:style-name="ce77" office:value-type="float" office:value="24" calcext:value-type="float">
            <text:p>24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Forsland</text:p>
          </table:table-cell>
          <table:table-cell table:style-name="ce367" table:formula="of:=([.B28]/[.$J28])*[.$K38]" office:value-type="float" office:value="0.31754848719938" calcext:value-type="float">
            <text:p>0.317548</text:p>
          </table:table-cell>
          <table:table-cell table:style-name="ce367" table:formula="of:=([.C28]/[.$J28])*[.$K38]" office:value-type="float" office:value="4.79953452288596" calcext:value-type="float">
            <text:p>4.799535</text:p>
          </table:table-cell>
          <table:table-cell table:style-name="ce367" table:formula="of:=([.D28]/[.$J28])*[.$K38]" office:value-type="float" office:value="3.37189294026377" calcext:value-type="float">
            <text:p>3.371893</text:p>
          </table:table-cell>
          <table:table-cell table:style-name="ce367" table:formula="of:=([.E28]/[.$J28])*[.$K38]" office:value-type="float" office:value="1.21182311869666" calcext:value-type="float">
            <text:p>1.211823</text:p>
          </table:table-cell>
          <table:table-cell table:style-name="ce367" table:formula="of:=([.F28]/[.$J28])*[.$K38]" office:value-type="float" office:value="1.34036462373933" calcext:value-type="float">
            <text:p>1.340365</text:p>
          </table:table-cell>
          <table:table-cell table:style-name="ce367" table:formula="of:=([.G28]/[.$J28])*[.$K38]" office:value-type="float" office:value="2.17515128006206" calcext:value-type="float">
            <text:p>2.175151</text:p>
          </table:table-cell>
          <table:table-cell table:style-name="ce367" table:formula="of:=([.H28]/[.$J28])*[.$K38]" office:value-type="float" office:value="2.00911559348332" calcext:value-type="float">
            <text:p>2.009116</text:p>
          </table:table-cell>
          <table:table-cell table:style-name="ce367" table:formula="of:=([.I28]/[.$J28])*[.$K38]" office:value-type="float" office:value="2.77456943366951" calcext:value-type="float">
            <text:p>2.774569</text:p>
          </table:table-cell>
          <table:table-cell table:style-name="ce263" table:formula="of:=SUM([.B47:.I47])" office:value-type="float" office:value="18" calcext:value-type="float">
            <text:p>18</text:p>
          </table:table-cell>
          <table:table-cell table:style-name="ce140" office:value-type="float" office:value="18" calcext:value-type="float">
            <text:p>18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axland</text:p>
          </table:table-cell>
          <table:table-cell table:style-name="ce367" table:formula="of:=([.B29]/[.$J29])*[.$K39]" office:value-type="float" office:value="1.05169899146625" calcext:value-type="float">
            <text:p>1.051699</text:p>
          </table:table-cell>
          <table:table-cell table:style-name="ce367" table:formula="of:=([.C29]/[.$J29])*[.$K39]" office:value-type="float" office:value="2.23968968192397" calcext:value-type="float">
            <text:p>2.239690</text:p>
          </table:table-cell>
          <table:table-cell table:style-name="ce367" table:formula="of:=([.D29]/[.$J29])*[.$K39]" office:value-type="float" office:value="0.927928626842514" calcext:value-type="float">
            <text:p>0.927929</text:p>
          </table:table-cell>
          <table:table-cell table:style-name="ce367" table:formula="of:=([.E29]/[.$J29])*[.$K39]" office:value-type="float" office:value="0.927882079131109" calcext:value-type="float">
            <text:p>0.927882</text:p>
          </table:table-cell>
          <table:table-cell table:style-name="ce367" table:formula="of:=([.F29]/[.$J29])*[.$K39]" office:value-type="float" office:value="1.97357641582622" calcext:value-type="float">
            <text:p>1.973576</text:p>
          </table:table-cell>
          <table:table-cell table:style-name="ce367" table:formula="of:=([.G29]/[.$J29])*[.$K39]" office:value-type="float" office:value="0.850100853374709" calcext:value-type="float">
            <text:p>0.850101</text:p>
          </table:table-cell>
          <table:table-cell table:style-name="ce367" table:formula="of:=([.H29]/[.$J29])*[.$K39]" office:value-type="float" office:value="1.21941039565555" calcext:value-type="float">
            <text:p>1.219410</text:p>
          </table:table-cell>
          <table:table-cell table:style-name="ce367" table:formula="of:=([.I29]/[.$J29])*[.$K39]" office:value-type="float" office:value="2.80971295577967" calcext:value-type="float">
            <text:p>2.809713</text:p>
          </table:table-cell>
          <table:table-cell table:style-name="ce263" table:formula="of:=SUM([.B48:.I48])" office:value-type="float" office:value="12" calcext:value-type="float">
            <text:p>12</text:p>
          </table:table-cell>
          <table:table-cell table:style-name="ce140" office:value-type="float" office:value="12" calcext:value-type="float">
            <text:p>12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endeldal</text:p>
          </table:table-cell>
          <table:table-cell table:style-name="ce367" table:formula="of:=([.B30]/[.$J30])*[.$K40]" office:value-type="float" office:value="0.442265321955004" calcext:value-type="float">
            <text:p>0.442265</text:p>
          </table:table-cell>
          <table:table-cell table:style-name="ce367" table:formula="of:=([.C30]/[.$J30])*[.$K40]" office:value-type="float" office:value="4.26625290923196" calcext:value-type="float">
            <text:p>4.266253</text:p>
          </table:table-cell>
          <table:table-cell table:style-name="ce367" table:formula="of:=([.D30]/[.$J30])*[.$K40]" office:value-type="float" office:value="3.15723816912335" calcext:value-type="float">
            <text:p>3.157238</text:p>
          </table:table-cell>
          <table:table-cell table:style-name="ce367" table:formula="of:=([.E30]/[.$J30])*[.$K40]" office:value-type="float" office:value="0.117176105508146" calcext:value-type="float">
            <text:p>0.117176</text:p>
          </table:table-cell>
          <table:table-cell table:style-name="ce367" table:formula="of:=([.F30]/[.$J30])*[.$K40]" office:value-type="float" office:value="1.83143522110163" calcext:value-type="float">
            <text:p>1.831435</text:p>
          </table:table-cell>
          <table:table-cell table:style-name="ce367" table:formula="of:=([.G30]/[.$J30])*[.$K40]" office:value-type="float" office:value="0.173467804499612" calcext:value-type="float">
            <text:p>0.173468</text:p>
          </table:table-cell>
          <table:table-cell table:style-name="ce367" table:formula="of:=([.H30]/[.$J30])*[.$K40]" office:value-type="float" office:value="1.94588052754073" calcext:value-type="float">
            <text:p>1.945881</text:p>
          </table:table-cell>
          <table:table-cell table:style-name="ce367" table:formula="of:=([.I30]/[.$J30])*[.$K40]" office:value-type="float" office:value="4.06628394103957" calcext:value-type="float">
            <text:p>4.066284</text:p>
          </table:table-cell>
          <table:table-cell table:style-name="ce263" table:formula="of:=SUM([.B49:.I49])" office:value-type="float" office:value="16" calcext:value-type="float">
            <text:p>16</text:p>
          </table:table-cell>
          <table:table-cell table:style-name="ce140" office:value-type="float" office:value="16" calcext:value-type="float">
            <text:p>16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Gamlöland</text:p>
          </table:table-cell>
          <table:table-cell table:style-name="ce367" table:formula="of:=([.B31]/[.$J31])*[.$K41]" office:value-type="float" office:value="1.87641582622188" calcext:value-type="float">
            <text:p>1.876416</text:p>
          </table:table-cell>
          <table:table-cell table:style-name="ce367" table:formula="of:=([.C31]/[.$J31])*[.$K41]" office:value-type="float" office:value="2.16640806826998" calcext:value-type="float">
            <text:p>2.166408</text:p>
          </table:table-cell>
          <table:table-cell table:style-name="ce367" table:formula="of:=([.D31]/[.$J31])*[.$K41]" office:value-type="float" office:value="0.973273855702094" calcext:value-type="float">
            <text:p>0.973274</text:p>
          </table:table-cell>
          <table:table-cell table:style-name="ce367" table:formula="of:=([.E31]/[.$J31])*[.$K41]" office:value-type="float" office:value="0.973235065942591" calcext:value-type="float">
            <text:p>0.973235</text:p>
          </table:table-cell>
          <table:table-cell table:style-name="ce367" table:formula="of:=([.F31]/[.$J31])*[.$K41]" office:value-type="float" office:value="0.344647013188518" calcext:value-type="float">
            <text:p>0.344647</text:p>
          </table:table-cell>
          <table:table-cell table:style-name="ce367" table:formula="of:=([.G31]/[.$J31])*[.$K41]" office:value-type="float" office:value="0.708417377812258" calcext:value-type="float">
            <text:p>0.708417</text:p>
          </table:table-cell>
          <table:table-cell table:style-name="ce367" table:formula="of:=([.H31]/[.$J31])*[.$K41]" office:value-type="float" office:value="0.116175329712956" calcext:value-type="float">
            <text:p>0.116175</text:p>
          </table:table-cell>
          <table:table-cell table:style-name="ce367" table:formula="of:=([.I31]/[.$J31])*[.$K41]" office:value-type="float" office:value="2.84142746314973" calcext:value-type="float">
            <text:p>2.841427</text:p>
          </table:table-cell>
          <table:table-cell table:style-name="ce263" table:formula="of:=SUM([.B50:.I50])" office:value-type="float" office:value="10" calcext:value-type="float">
            <text:p>10</text:p>
          </table:table-cell>
          <table:table-cell table:style-name="ce140" office:value-type="float" office:value="10" calcext:value-type="float">
            <text:p>10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Aurland</text:p>
          </table:table-cell>
          <table:table-cell table:style-name="ce367" table:formula="of:=([.B32]/[.$J32])*[.$K42]" office:value-type="float" office:value="1.59877424359969" calcext:value-type="float">
            <text:p>1.598774</text:p>
          </table:table-cell>
          <table:table-cell table:style-name="ce367" table:formula="of:=([.C32]/[.$J32])*[.$K42]" office:value-type="float" office:value="1.58976726144298" calcext:value-type="float">
            <text:p>1.589767</text:p>
          </table:table-cell>
          <table:table-cell table:style-name="ce367" table:formula="of:=([.D32]/[.$J32])*[.$K42]" office:value-type="float" office:value="0.695946470131885" calcext:value-type="float">
            <text:p>0.695946</text:p>
          </table:table-cell>
          <table:table-cell table:style-name="ce367" table:formula="of:=([.E32]/[.$J32])*[.$K42]" office:value-type="float" office:value="0.785911559348332" calcext:value-type="float">
            <text:p>0.785912</text:p>
          </table:table-cell>
          <table:table-cell table:style-name="ce367" table:formula="of:=([.F32]/[.$J32])*[.$K42]" office:value-type="float" office:value="1.03018231186967" calcext:value-type="float">
            <text:p>1.030182</text:p>
          </table:table-cell>
          <table:table-cell table:style-name="ce367" table:formula="of:=([.G32]/[.$J32])*[.$K42]" office:value-type="float" office:value="1.44757564003103" calcext:value-type="float">
            <text:p>1.447576</text:p>
          </table:table-cell>
          <table:table-cell table:style-name="ce367" table:formula="of:=([.H32]/[.$J32])*[.$K42]" office:value-type="float" office:value="0.28455779674166" calcext:value-type="float">
            <text:p>0.284558</text:p>
          </table:table-cell>
          <table:table-cell table:style-name="ce367" table:formula="of:=([.I32]/[.$J32])*[.$K42]" office:value-type="float" office:value="1.56728471683476" calcext:value-type="float">
            <text:p>1.567285</text:p>
          </table:table-cell>
          <table:table-cell table:style-name="ce263" table:formula="of:=SUM([.B51:.I51])" office:value-type="float" office:value="9" calcext:value-type="float">
            <text:p>9</text:p>
          </table:table-cell>
          <table:table-cell table:style-name="ce140" office:value-type="float" office:value="9" calcext:value-type="float">
            <text:p>9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Korsdal</text:p>
          </table:table-cell>
          <table:table-cell table:style-name="ce367" table:formula="of:=([.B33]/[.$J33])*[.$K43]" office:value-type="float" office:value="1.68304222860933" calcext:value-type="float">
            <text:p>1.683042</text:p>
          </table:table-cell>
          <table:table-cell table:style-name="ce367" table:formula="of:=([.C33]/[.$J33])*[.$K43]" office:value-type="float" office:value="3.49555604687155" calcext:value-type="float">
            <text:p>3.495556</text:p>
          </table:table-cell>
          <table:table-cell table:style-name="ce367" table:formula="of:=([.D33]/[.$J33])*[.$K43]" office:value-type="float" office:value="0.995489719212912" calcext:value-type="float">
            <text:p>0.995490</text:p>
          </table:table-cell>
          <table:table-cell table:style-name="ce367" table:formula="of:=([.E33]/[.$J33])*[.$K43]" office:value-type="float" office:value="0" calcext:value-type="float">
            <text:p>0.000000</text:p>
          </table:table-cell>
          <table:table-cell table:style-name="ce367" table:formula="of:=([.F33]/[.$J33])*[.$K43]" office:value-type="float" office:value="2.10280787088216" calcext:value-type="float">
            <text:p>2.102808</text:p>
          </table:table-cell>
          <table:table-cell table:style-name="ce367" table:formula="of:=([.G33]/[.$J33])*[.$K43]" office:value-type="float" office:value="0.921556489055936" calcext:value-type="float">
            <text:p>0.921556</text:p>
          </table:table-cell>
          <table:table-cell table:style-name="ce367" table:formula="of:=([.H33]/[.$J33])*[.$K43]" office:value-type="float" office:value="1.50037585673226" calcext:value-type="float">
            <text:p>1.500376</text:p>
          </table:table-cell>
          <table:table-cell table:style-name="ce367" table:formula="of:=([.I33]/[.$J33])*[.$K43]" office:value-type="float" office:value="1.30117178863586" calcext:value-type="float">
            <text:p>1.301172</text:p>
          </table:table-cell>
          <table:table-cell table:style-name="ce263" table:formula="of:=SUM([.B52:.I52])" office:value-type="float" office:value="12" calcext:value-type="float">
            <text:p>12</text:p>
          </table:table-cell>
          <table:table-cell table:style-name="ce140" office:value-type="float" office:value="12" calcext:value-type="float">
            <text:p>12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/>
          <table:table-cell table:style-name="ce51" table:formula="of:=SUM([.B46:.B52])" office:value-type="float" office:value="11.4611219414826" calcext:value-type="float">
            <text:p>11.46</text:p>
          </table:table-cell>
          <table:table-cell table:style-name="ce51" table:formula="of:=SUM([.C46:.C52])" office:value-type="float" office:value="25.4182243906612" calcext:value-type="float">
            <text:p>25.42</text:p>
          </table:table-cell>
          <table:table-cell table:style-name="ce51" table:formula="of:=SUM([.D46:.D52])" office:value-type="float" office:value="12.9301105294679" calcext:value-type="float">
            <text:p>12.93</text:p>
          </table:table-cell>
          <table:table-cell table:style-name="ce51" table:formula="of:=SUM([.E46:.E52])" office:value-type="float" office:value="4.01602792862684" calcext:value-type="float">
            <text:p>4.02</text:p>
          </table:table-cell>
          <table:table-cell table:style-name="ce51" table:formula="of:=SUM([.F46:.F52])" office:value-type="float" office:value="9.68731768501094" calcext:value-type="float">
            <text:p>9.69</text:p>
          </table:table-cell>
          <table:table-cell table:style-name="ce51" table:formula="of:=SUM([.G46:.G52])" office:value-type="float" office:value="10.1261669263629" calcext:value-type="float">
            <text:p>10.13</text:p>
          </table:table-cell>
          <table:table-cell table:style-name="ce51" table:formula="of:=SUM([.H46:.H52])" office:value-type="float" office:value="8.07167008998601" calcext:value-type="float">
            <text:p>8.07</text:p>
          </table:table-cell>
          <table:table-cell table:style-name="ce51" table:formula="of:=SUM([.I46:.I52])" office:value-type="float" office:value="19.2893605084015" calcext:value-type="float">
            <text:p>19.29</text:p>
          </table:table-cell>
          <table:table-cell table:style-name="ce69" table:formula="of:=SUM([.J46:.J52])" office:value-type="float" office:value="101" calcext:value-type="float">
            <text:p>101</text:p>
          </table:table-cell>
          <table:table-cell table:style-name="ce263" table:formula="of:=SUM([.K46:.K52])" office:value-type="float" office:value="101" calcext:value-type="float">
            <text:p>101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/>
          <table:table-cell table:style-name="ce77" table:number-columns-repeated="3"/>
          <table:table-cell table:style-name="ce77">
            <draw:frame table:end-cell-address="'Landskapsval 2027'.L69" table:end-x="38.41pt" table:end-y="7.48pt" draw:z-index="0" draw:name="Chart 8" draw:style-name="gr1" draw:text-style-name="P1" svg:width="542.98pt" svg:height="239.22pt" svg:x="5.24pt" svg:y="4.51pt">
              <draw:object draw:notify-on-update-of-ranges="'Landskapsval 2027'.B56:'Landskapsval 2027'.B63 'Landskapsval 2027'.C55:'Landskapsval 2027'.C55 'Landskapsval 2027'.C56:'Landskapsval 2027'.C63 'Landskapsval 2027'.D55:'Landskapsval 2027'.D55 'Landskapsval 2027'.D56:'Landskapsval 2027'.D6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77" table:number-columns-repeated="21"/>
          <table:table-cell table:number-columns-repeated="998"/>
        </table:table-row>
        <table:table-row table:style-name="ro1">
          <table:table-cell table:style-name="ce78"/>
          <table:table-cell table:style-name="ce84" office:value-type="string" calcext:value-type="string">
            <text:p>Puolue</text:p>
          </table:table-cell>
          <table:table-cell table:style-name="ce84" office:value-type="string" calcext:value-type="string">
            <text:p>Ääniosuus</text:p>
          </table:table-cell>
          <table:table-cell table:style-name="ce84" office:value-type="string" calcext:value-type="string">
            <text:p>Paikkaosuus</text:p>
          </table:table-cell>
          <table:table-cell table:style-name="ce248" table:number-columns-repeated="5"/>
          <table:table-cell table:style-name="ce84"/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/>
          <table:table-cell table:style-name="ce78" office:value-type="string" calcext:value-type="string">
            <text:p>SKA</text:p>
          </table:table-cell>
          <table:table-cell table:style-name="ce115" office:value-type="percentage" office:value="0.110795556357132" calcext:value-type="percentage">
            <text:p>11.08%</text:p>
          </table:table-cell>
          <table:table-cell table:style-name="ce115" table:formula="of:=[.B44]/[.J44]" office:value-type="percentage" office:value="0.1188118812" calcext:value-type="percentage">
            <text:p>11.88%</text:p>
          </table:table-cell>
          <table:table-cell table:style-name="ce115" table:number-columns-repeated="6"/>
          <table:table-cell table:style-name="ce271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/>
          <table:table-cell table:style-name="ce108" office:value-type="string" calcext:value-type="string">
            <text:p>DEM</text:p>
          </table:table-cell>
          <table:table-cell table:style-name="ce115" office:value-type="percentage" office:value="0.260312170022411" calcext:value-type="percentage">
            <text:p>26.03%</text:p>
          </table:table-cell>
          <table:table-cell table:style-name="ce115" table:formula="of:=[.C44]/[.J44]" office:value-type="percentage" office:value="0.2475247525" calcext:value-type="percentage">
            <text:p>24.75%</text:p>
          </table:table-cell>
          <table:table-cell table:style-name="ce271" table:number-columns-repeated="7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/>
          <table:table-cell table:style-name="ce78" office:value-type="string" calcext:value-type="string">
            <text:p>LP</text:p>
          </table:table-cell>
          <table:table-cell table:style-name="ce115" office:value-type="percentage" office:value="0.133944787489016" calcext:value-type="percentage">
            <text:p>13.39%</text:p>
          </table:table-cell>
          <table:table-cell table:style-name="ce115" table:formula="of:=[.D44]/[.J44]" office:value-type="percentage" office:value="0.1386138614" calcext:value-type="percentage">
            <text:p>13.86%</text:p>
          </table:table-cell>
          <table:table-cell table:style-name="ce271" table:number-columns-repeated="7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/>
          <table:table-cell table:style-name="ce78" office:value-type="string" calcext:value-type="string">
            <text:p>MKA</text:p>
          </table:table-cell>
          <table:table-cell table:style-name="ce115" office:value-type="percentage" office:value="0.0336163463746933" calcext:value-type="percentage">
            <text:p>3.36%</text:p>
          </table:table-cell>
          <table:table-cell table:style-name="ce115" table:formula="of:=[.E44]/[.J44]" office:value-type="percentage" office:value="0.0396039604" calcext:value-type="percentage">
            <text:p>3.96%</text:p>
          </table:table-cell>
          <table:table-cell table:style-name="ce271" table:number-columns-repeated="7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7"/>
          <table:table-cell table:style-name="ce78" office:value-type="string" calcext:value-type="string">
            <text:p>KRDL</text:p>
          </table:table-cell>
          <table:table-cell table:style-name="ce115" office:value-type="percentage" office:value="0.0859686003370219" calcext:value-type="percentage">
            <text:p>8.60%</text:p>
          </table:table-cell>
          <table:table-cell table:style-name="ce115" table:formula="of:=[.F44]/[.J44]" office:value-type="percentage" office:value="0.08910891089" calcext:value-type="percentage">
            <text:p>8.91%</text:p>
          </table:table-cell>
          <table:table-cell table:style-name="ce271" table:number-columns-repeated="7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00"/>
          <table:table-cell table:style-name="ce108" office:value-type="string" calcext:value-type="string">
            <text:p>LIB</text:p>
          </table:table-cell>
          <table:table-cell table:style-name="ce115" office:value-type="percentage" office:value="0.112315107026297" calcext:value-type="percentage">
            <text:p>11.23%</text:p>
          </table:table-cell>
          <table:table-cell table:style-name="ce115" table:formula="of:=[.G44]/[.J44]" office:value-type="percentage" office:value="0.09900990099" calcext:value-type="percentage">
            <text:p>9.90%</text:p>
          </table:table-cell>
          <table:table-cell table:style-name="ce271" table:number-columns-repeated="7"/>
          <table:table-cell table:style-name="ce77"/>
          <table:table-cell/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/>
          <table:table-cell table:style-name="ce108" office:value-type="string" calcext:value-type="string">
            <text:p>FDP</text:p>
          </table:table-cell>
          <table:table-cell table:style-name="ce115" office:value-type="percentage" office:value="0.0799311653422383" calcext:value-type="percentage">
            <text:p>7.99%</text:p>
          </table:table-cell>
          <table:table-cell table:style-name="ce115" table:formula="of:=[.H44]/[.J44]" office:value-type="percentage" office:value="0.07920792079" calcext:value-type="percentage">
            <text:p>7.92%</text:p>
          </table:table-cell>
          <table:table-cell table:style-name="ce271" table:number-columns-repeated="7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7"/>
          <table:table-cell table:style-name="ce78" office:value-type="string" calcext:value-type="string">
            <text:p>IR</text:p>
          </table:table-cell>
          <table:table-cell table:style-name="ce115" office:value-type="percentage" office:value="0.18311626705119" calcext:value-type="percentage">
            <text:p>18.31%</text:p>
          </table:table-cell>
          <table:table-cell table:style-name="ce115" table:formula="of:=[.I44]/[.J44]" office:value-type="percentage" office:value="0.1881188119" calcext:value-type="percentage">
            <text:p>18.81%</text:p>
          </table:table-cell>
          <table:table-cell table:style-name="ce271" table:number-columns-repeated="7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78"/>
          <table:table-cell table:style-name="ce77" office:value-type="string" calcext:value-type="string">
            <text:p>Arvokenttä</text:p>
          </table:table-cell>
          <table:table-cell table:style-name="ce77" office:value-type="string" calcext:value-type="string">
            <text:p>Prosentit</text:p>
          </table:table-cell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8"/>
          <table:table-cell table:style-name="ce77" office:value-type="string" calcext:value-type="string">
            <text:p>vasemmisto</text:p>
          </table:table-cell>
          <table:table-cell table:style-name="ce115" office:value-type="percentage" office:value="0.3315" calcext:value-type="percentage">
            <text:p>33.15%</text:p>
          </table:table-cell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8"/>
          <table:table-cell table:style-name="ce77" office:value-type="string" calcext:value-type="string">
            <text:p>keskusta</text:p>
          </table:table-cell>
          <table:table-cell table:style-name="ce115" office:value-type="percentage" office:value="0.2118" calcext:value-type="percentage">
            <text:p>21.18%</text:p>
          </table:table-cell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8"/>
          <table:table-cell table:style-name="ce77" office:value-type="string" calcext:value-type="string">
            <text:p>oikeisto</text:p>
          </table:table-cell>
          <table:table-cell table:style-name="ce115" office:value-type="percentage" office:value="0.4567" calcext:value-type="percentage">
            <text:p>45.67%</text:p>
          </table:table-cell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8"/>
          <table:table-cell table:style-name="ce77"/>
          <table:table-cell table:style-name="ce115"/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8"/>
          <table:table-cell table:style-name="ce115" office:value-type="percentage" office:value="0.111259388608979" calcext:value-type="percentage">
            <text:p>11.13%</text:p>
          </table:table-cell>
          <table:table-cell table:style-name="ce115" office:value-type="percentage" office:value="0.261401935568742" calcext:value-type="percentage">
            <text:p>26.14%</text:p>
          </table:table-cell>
          <table:table-cell table:style-name="ce115" office:value-type="percentage" office:value="0.134505531208772" calcext:value-type="percentage">
            <text:p>13.45%</text:p>
          </table:table-cell>
          <table:table-cell table:style-name="ce115" office:value-type="percentage" office:value="0.0337570771598484" calcext:value-type="percentage">
            <text:p>3.38%</text:p>
          </table:table-cell>
          <table:table-cell table:style-name="ce115" office:value-type="percentage" office:value="0.0863284975277891" calcext:value-type="percentage">
            <text:p>8.63%</text:p>
          </table:table-cell>
          <table:table-cell table:style-name="ce115" office:value-type="percentage" office:value="0.112785300693997" calcext:value-type="percentage">
            <text:p>11.28%</text:p>
          </table:table-cell>
          <table:table-cell table:style-name="ce115" office:value-type="percentage" office:value="0.0802657875385826" calcext:value-type="percentage">
            <text:p>8.03%</text:p>
          </table:table-cell>
          <table:table-cell table:style-name="ce115" office:value-type="percentage" office:value="0.183882861247643" calcext:value-type="percentage">
            <text:p>18.39%</text:p>
          </table:table-cell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number-columns-repeated="10"/>
          <table:table-cell table:style-name="ce289" office:value-type="string" calcext:value-type="string">
            <text:p>Kansanedustajat</text:p>
          </table:table-cell>
          <table:table-cell table:style-name="ce288" office:value-type="string" calcext:value-type="string">
            <text:p>Äänestäjät</text:p>
          </table:table-cell>
          <table:table-cell table:style-name="ce288" office:value-type="string" calcext:value-type="string">
            <text:p>Suhdeluku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0" office:value-type="float" office:value="5" calcext:value-type="float">
            <text:p>5</text:p>
          </table:table-cell>
          <table:table-cell table:style-name="ce288" office:value-type="float" office:value="730" calcext:value-type="float">
            <text:p>730</text:p>
          </table:table-cell>
          <table:table-cell table:style-name="ce331" table:formula="of:=[.L73]/[.K73]" office:value-type="float" office:value="146" calcext:value-type="float">
            <text:p>146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1" office:value-type="float" office:value="7" calcext:value-type="float">
            <text:p>7</text:p>
          </table:table-cell>
          <table:table-cell table:style-name="ce288" office:value-type="float" office:value="1120" calcext:value-type="float">
            <text:p>1120</text:p>
          </table:table-cell>
          <table:table-cell table:style-name="ce331" table:formula="of:=[.L74]/[.K74]" office:value-type="float" office:value="160" calcext:value-type="float">
            <text:p>160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1" office:value-type="float" office:value="10" calcext:value-type="float">
            <text:p>10</text:p>
          </table:table-cell>
          <table:table-cell table:style-name="ce288" office:value-type="float" office:value="1659" calcext:value-type="float">
            <text:p>1659</text:p>
          </table:table-cell>
          <table:table-cell table:style-name="ce331" table:formula="of:=[.L75]/[.K75]" office:value-type="float" office:value="165.9" calcext:value-type="float">
            <text:p>166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0" office:value-type="float" office:value="15" calcext:value-type="float">
            <text:p>15</text:p>
          </table:table-cell>
          <table:table-cell table:style-name="ce288" office:value-type="float" office:value="2615" calcext:value-type="float">
            <text:p>2615</text:p>
          </table:table-cell>
          <table:table-cell table:style-name="ce331" table:formula="of:=[.L76]/[.K76]" office:value-type="float" office:value="174.333333333333" calcext:value-type="float">
            <text:p>174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0" office:value-type="float" office:value="9" calcext:value-type="float">
            <text:p>9</text:p>
          </table:table-cell>
          <table:table-cell table:style-name="ce288" office:value-type="float" office:value="1500" calcext:value-type="float">
            <text:p>1500</text:p>
          </table:table-cell>
          <table:table-cell table:style-name="ce331" table:formula="of:=[.L77]/[.K77]" office:value-type="float" office:value="166.666666666667" calcext:value-type="float">
            <text:p>167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0" office:value-type="float" office:value="5" calcext:value-type="float">
            <text:p>5</text:p>
          </table:table-cell>
          <table:table-cell table:style-name="ce288" office:value-type="float" office:value="737" calcext:value-type="float">
            <text:p>737</text:p>
          </table:table-cell>
          <table:table-cell table:style-name="ce331" table:formula="of:=[.L78]/[.K78]" office:value-type="float" office:value="147.4" calcext:value-type="float">
            <text:p>147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0" office:value-type="float" office:value="2.42481089258699" calcext:value-type="float">
            <text:p>2</text:p>
          </table:table-cell>
          <table:table-cell table:style-name="ce288" office:value-type="float" office:value="234" calcext:value-type="float">
            <text:p>234</text:p>
          </table:table-cell>
          <table:table-cell table:style-name="ce331" table:formula="of:=[.L79]/[.K79]" office:value-type="float" office:value="96.5023708510107" calcext:value-type="float">
            <text:p>97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0" office:value-type="float" office:value="1.89500756429652" calcext:value-type="float">
            <text:p>2</text:p>
          </table:table-cell>
          <table:table-cell table:style-name="ce288" office:value-type="float" office:value="147" calcext:value-type="float">
            <text:p>147</text:p>
          </table:table-cell>
          <table:table-cell table:style-name="ce331" table:formula="of:=[.L80]/[.K80]" office:value-type="float" office:value="77.5722497205812" calcext:value-type="float">
            <text:p>78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0" office:value-type="float" office:value="2.77972768532527" calcext:value-type="float">
            <text:p>3</text:p>
          </table:table-cell>
          <table:table-cell table:style-name="ce288" office:value-type="float" office:value="293" calcext:value-type="float">
            <text:p>293</text:p>
          </table:table-cell>
          <table:table-cell table:style-name="ce331" table:formula="of:=[.L81]/[.K81]" office:value-type="float" office:value="105.406008490258" calcext:value-type="float">
            <text:p>105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2" table:formula="of:=SUM([.K73:.K81])" office:value-type="float" office:value="58.0995461422088" calcext:value-type="float">
            <text:p>58 </text:p>
          </table:table-cell>
          <table:table-cell table:style-name="ce288" table:formula="of:=SUM([.L73:.L81])" office:value-type="float" office:value="9035" calcext:value-type="float">
            <text:p>9035</text:p>
          </table:table-cell>
          <table:table-cell table:style-name="ce331" table:formula="of:=[.L82]/[.K82]" office:value-type="float" office:value="155.508960050828" calcext:value-type="float">
            <text:p>156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77"/>
          <table:table-cell table:style-name="ce115" table:number-columns-repeated="8"/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 table:number-rows-repeated="197">
          <table:table-cell table:style-name="ce77" table:number-columns-repeated="26"/>
          <table:table-cell table:number-columns-repeated="998"/>
        </table:table-row>
        <table:table-row table:style-name="ro1" table:number-rows-repeated="71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ästa riksdagsvalet" table:style-name="ta15">
        <table:table-column table:style-name="co34" table:default-cell-style-name="Default"/>
        <table:table-column table:style-name="co37" table:default-cell-style-name="Default"/>
        <table:table-column table:style-name="co2" table:number-columns-repeated="8" table:default-cell-style-name="Default"/>
        <table:table-column table:style-name="co5" table:number-columns-repeated="2" table:default-cell-style-name="Default"/>
        <table:table-column table:style-name="co50" table:default-cell-style-name="Default"/>
        <table:table-column table:style-name="co51" table:number-columns-repeated="7" table:default-cell-style-name="Default"/>
        <table:table-column table:style-name="co2" table:number-columns-repeated="1004" table:default-cell-style-name="Default"/>
        <table:table-row table:style-name="ro1">
          <table:table-cell table:style-name="ce84" office:value-type="string" calcext:value-type="string">
            <text:p>Senaste stöd</text:p>
          </table:table-cell>
          <table:table-cell table:style-name="ce84" office:value-type="string" calcext:value-type="string">
            <text:p>SFO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NP</text:p>
          </table:table-cell>
          <table:table-cell table:style-name="ce84" office:value-type="string" calcext:value-type="string">
            <text:p>LAF</text:p>
          </table:table-cell>
          <table:table-cell table:style-name="ce84" office:value-type="string" calcext:value-type="string">
            <text:p>KD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FF</text:p>
          </table:table-cell>
          <table:table-cell table:style-name="ce84" office:value-type="string" calcext:value-type="string">
            <text:p>Yht.</text:p>
          </table:table-cell>
          <table:table-cell table:style-name="ce84" office:value-type="string" calcext:value-type="string">
            <text:p>Regering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30" office:value-type="date" office:date-value="2025-04-01" calcext:value-type="date">
            <text:p>1.4.2025</text:p>
          </table:table-cell>
          <table:table-cell table:style-name="ce115" office:value-type="percentage" office:value="0.143811737361999" calcext:value-type="percentage">
            <text:p>14.38%</text:p>
          </table:table-cell>
          <table:table-cell table:style-name="ce115" office:value-type="percentage" office:value="0.226806120472593" calcext:value-type="percentage">
            <text:p>22.68%</text:p>
          </table:table-cell>
          <table:table-cell table:style-name="ce115" office:value-type="percentage" office:value="0.173833042804571" calcext:value-type="percentage">
            <text:p>17.38%</text:p>
          </table:table-cell>
          <table:table-cell table:style-name="ce115" office:value-type="percentage" office:value="0.0306992058880496" calcext:value-type="percentage">
            <text:p>3.07%</text:p>
          </table:table-cell>
          <table:table-cell table:style-name="ce115" office:value-type="percentage" office:value="0.0431919426689909" calcext:value-type="percentage">
            <text:p>4.32%</text:p>
          </table:table-cell>
          <table:table-cell table:style-name="ce115" office:value-type="percentage" office:value="0.108754600038737" calcext:value-type="percentage">
            <text:p>10.88%</text:p>
          </table:table-cell>
          <table:table-cell table:style-name="ce115" office:value-type="percentage" office:value="0.0592678675188844" calcext:value-type="percentage">
            <text:p>5.93%</text:p>
          </table:table-cell>
          <table:table-cell table:style-name="ce115" office:value-type="percentage" office:value="0.213635483246175" calcext:value-type="percentage">
            <text:p>21.36%</text:p>
          </table:table-cell>
          <table:table-cell table:style-name="ce115" table:formula="of:=SUM([.B2:.I2])" office:value-type="percentage" office:value="1" calcext:value-type="percentage">
            <text:p>100.00%</text:p>
          </table:table-cell>
          <table:table-cell table:style-name="ce115" table:formula="of:=SUM([.E2:.H2])" office:value-type="percentage" office:value="0.2419136161" calcext:value-type="percentage">
            <text:p>24.19%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30"/>
          <table:table-cell table:style-name="ce77" table:number-columns-repeated="25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287" office:value-type="string" calcext:value-type="string">
            <text:p>Valkrets</text:p>
          </table:table-cell>
          <table:table-cell table:style-name="ce289" office:value-type="string" calcext:value-type="string">
            <text:p>Ledamöter</text:p>
          </table:table-cell>
          <table:table-cell table:style-name="ce288" office:value-type="string" calcext:value-type="string">
            <text:p>Väljare</text:p>
          </table:table-cell>
          <table:table-cell table:style-name="ce77" table:number-columns-repeated="4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Nyholmsland</text:p>
          </table:table-cell>
          <table:table-cell table:style-name="ce290" office:value-type="float" office:value="21" calcext:value-type="float">
            <text:p>21</text:p>
          </table:table-cell>
          <table:table-cell table:style-name="ce288" office:value-type="float" office:value="769" calcext:value-type="float">
            <text:p>769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Forsland</text:p>
          </table:table-cell>
          <table:table-cell table:style-name="ce290" office:value-type="float" office:value="16" calcext:value-type="float">
            <text:p>16</text:p>
          </table:table-cell>
          <table:table-cell table:style-name="ce288" office:value-type="float" office:value="2702" calcext:value-type="float">
            <text:p>2702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Vaxland</text:p>
          </table:table-cell>
          <table:table-cell table:style-name="ce290" office:value-type="float" office:value="9" calcext:value-type="float">
            <text:p>9</text:p>
          </table:table-cell>
          <table:table-cell table:style-name="ce288" office:value-type="float" office:value="1422" calcext:value-type="float">
            <text:p>1422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Vendeldal</text:p>
          </table:table-cell>
          <table:table-cell table:style-name="ce290" office:value-type="float" office:value="8" calcext:value-type="float">
            <text:p>8</text:p>
          </table:table-cell>
          <table:table-cell table:style-name="ce288" office:value-type="float" office:value="1100" calcext:value-type="float">
            <text:p>1100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Gamlöland</text:p>
          </table:table-cell>
          <table:table-cell table:style-name="ce290" office:value-type="float" office:value="3" calcext:value-type="float">
            <text:p>3</text:p>
          </table:table-cell>
          <table:table-cell table:style-name="ce288" office:value-type="float" office:value="293" calcext:value-type="float">
            <text:p>293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Aurland</text:p>
          </table:table-cell>
          <table:table-cell table:style-name="ce290" office:value-type="float" office:value="2" calcext:value-type="float">
            <text:p>2</text:p>
          </table:table-cell>
          <table:table-cell table:style-name="ce288" office:value-type="float" office:value="314" calcext:value-type="float">
            <text:p>314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 office:value-type="string" calcext:value-type="string">
            <text:p>Korsdal</text:p>
          </table:table-cell>
          <table:table-cell table:style-name="ce290" office:value-type="float" office:value="1" calcext:value-type="float">
            <text:p>1</text:p>
          </table:table-cell>
          <table:table-cell table:style-name="ce288" office:value-type="float" office:value="181" calcext:value-type="float">
            <text:p>181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style-name="ce89"/>
          <table:table-cell table:style-name="ce292" table:formula="of:=SUM([.B6:.B12])" office:value-type="float" office:value="60" calcext:value-type="float">
            <text:p>60 </text:p>
          </table:table-cell>
          <table:table-cell table:style-name="ce288" table:formula="of:=SUM([.C6:.C12])" office:value-type="float" office:value="6781" calcext:value-type="float">
            <text:p>6781</text:p>
          </table:table-cell>
          <table:table-cell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number-columns-repeated="4"/>
          <table:table-cell table:style-name="ce77" table:number-columns-repeated="3"/>
          <table:table-cell table:style-name="ce336"/>
          <table:table-cell table:style-name="ce77" table:number-columns-repeated="18"/>
          <table:table-cell table:number-columns-repeated="998"/>
        </table:table-row>
        <table:table-row table:style-name="ro1">
          <table:table-cell table:number-columns-repeated="3"/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300" office:value-type="string" calcext:value-type="string">
            <text:p>PROSENTIT 1. ÄÄNET</text:p>
          </table:table-cell>
          <table:table-cell table:style-name="ce84" office:value-type="string" calcext:value-type="string">
            <text:p>SFO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NP</text:p>
          </table:table-cell>
          <table:table-cell table:style-name="ce84" office:value-type="string" calcext:value-type="string">
            <text:p>LAF</text:p>
          </table:table-cell>
          <table:table-cell table:style-name="ce84" office:value-type="string" calcext:value-type="string">
            <text:p>KD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FF</text:p>
          </table:table-cell>
          <table:table-cell table:style-name="ce84" office:value-type="string" calcext:value-type="string">
            <text:p>Yht.</text:p>
          </table:table-cell>
          <table:table-cell table:style-name="ce77"/>
          <table:table-cell table:style-name="ce77" office:value-type="string" calcext:value-type="string">
            <text:p>Muutosprosentit</text:p>
          </table:table-cell>
          <table:table-cell table:style-name="ce77" office:value-type="string" calcext:value-type="string">
            <text:p>SPP</text:p>
          </table:table-cell>
          <table:table-cell table:style-name="ce77" office:value-type="string" calcext:value-type="string">
            <text:p>DEM</text:p>
          </table:table-cell>
          <table:table-cell table:style-name="ce77" office:value-type="string" calcext:value-type="string">
            <text:p>NAT</text:p>
          </table:table-cell>
          <table:table-cell table:style-name="ce77" office:value-type="string" calcext:value-type="string">
            <text:p>CEN</text:p>
          </table:table-cell>
          <table:table-cell table:style-name="ce77" office:value-type="string" calcext:value-type="string">
            <text:p>CDLU</text:p>
          </table:table-cell>
          <table:table-cell table:style-name="ce77" office:value-type="string" calcext:value-type="string">
            <text:p>LIB</text:p>
          </table:table-cell>
          <table:table-cell table:style-name="ce77" office:value-type="string" calcext:value-type="string">
            <text:p>FDP</text:p>
          </table:table-cell>
          <table:table-cell table:style-name="ce77" office:value-type="string" calcext:value-type="string">
            <text:p>PF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Nyholmsland</text:p>
          </table:table-cell>
          <table:table-cell table:style-name="ce308" table:formula="of:=SUM([.B$2];[.M18])" office:value-type="percentage" office:value="0.143811737361999" calcext:value-type="percentage">
            <text:p>14%</text:p>
          </table:table-cell>
          <table:table-cell table:style-name="ce308" table:formula="of:=SUM([.C$2];[.N18])" office:value-type="percentage" office:value="0.226806120472593" calcext:value-type="percentage">
            <text:p>23%</text:p>
          </table:table-cell>
          <table:table-cell table:style-name="ce308" table:formula="of:=SUM([.D$2];[.O18])" office:value-type="percentage" office:value="0.173833042804571" calcext:value-type="percentage">
            <text:p>17%</text:p>
          </table:table-cell>
          <table:table-cell table:style-name="ce308" table:formula="of:=SUM([.E$2];[.P18])" office:value-type="percentage" office:value="0.0306992058880496" calcext:value-type="percentage">
            <text:p>3%</text:p>
          </table:table-cell>
          <table:table-cell table:style-name="ce308" table:formula="of:=SUM([.F$2];[.Q18])" office:value-type="percentage" office:value="0.0431919426689909" calcext:value-type="percentage">
            <text:p>4%</text:p>
          </table:table-cell>
          <table:table-cell table:style-name="ce308" table:formula="of:=SUM([.G$2];[.R18])" office:value-type="percentage" office:value="0.108754600038737" calcext:value-type="percentage">
            <text:p>11%</text:p>
          </table:table-cell>
          <table:table-cell table:style-name="ce308" table:formula="of:=SUM([.H$2];[.S18])" office:value-type="percentage" office:value="0.0592678675188844" calcext:value-type="percentage">
            <text:p>6%</text:p>
          </table:table-cell>
          <table:table-cell table:style-name="ce308" table:formula="of:=SUM([.I$2];[.T18])" office:value-type="percentage" office:value="0.213635483246175" calcext:value-type="percentage">
            <text:p>21%</text:p>
          </table:table-cell>
          <table:table-cell table:style-name="ce308" table:formula="of:=SUM([.B18:.I18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Uussaarenmaa</text:p>
          </table:table-cell>
          <table:table-cell table:style-name="ce52" table:formula="of:=[.M27]/100" office:value-type="float" office:value="0" calcext:value-type="float">
            <text:p>0</text:p>
          </table:table-cell>
          <table:table-cell table:style-name="ce52" table:formula="of:=[.N27]/100" office:value-type="float" office:value="0" calcext:value-type="float">
            <text:p>0</text:p>
          </table:table-cell>
          <table:table-cell table:style-name="ce52" table:formula="of:=[.O27]/100" office:value-type="float" office:value="0" calcext:value-type="float">
            <text:p>0</text:p>
          </table:table-cell>
          <table:table-cell table:style-name="ce52" table:formula="of:=[.P27]/100" office:value-type="float" office:value="0" calcext:value-type="float">
            <text:p>0</text:p>
          </table:table-cell>
          <table:table-cell table:style-name="ce52" table:formula="of:=[.Q27]/100" office:value-type="float" office:value="0" calcext:value-type="float">
            <text:p>0</text:p>
          </table:table-cell>
          <table:table-cell table:style-name="ce52" table:formula="of:=[.R27]/100" office:value-type="float" office:value="0" calcext:value-type="float">
            <text:p>0</text:p>
          </table:table-cell>
          <table:table-cell table:style-name="ce52" table:formula="of:=[.S27]/100" office:value-type="float" office:value="0" calcext:value-type="float">
            <text:p>0</text:p>
          </table:table-cell>
          <table:table-cell table:style-name="ce52" table:formula="of:=[.T27]/100" office:value-type="float" office:value="0" calcext:value-type="float">
            <text:p>0</text:p>
          </table:table-cell>
          <table:table-cell table:style-name="ce52"/>
          <table:table-cell table:style-name="ce77" table:number-columns-repeated="5"/>
          <table:table-cell table:number-columns-repeated="998"/>
        </table:table-row>
        <table:table-row table:style-name="ro1">
          <table:table-cell table:style-name="ce78" office:value-type="string" calcext:value-type="string">
            <text:p>Forsland</text:p>
          </table:table-cell>
          <table:table-cell table:style-name="ce308" table:formula="of:=SUM([.B$2];[.M19])" office:value-type="percentage" office:value="0.143811737361999" calcext:value-type="percentage">
            <text:p>14%</text:p>
          </table:table-cell>
          <table:table-cell table:style-name="ce308" table:formula="of:=SUM([.C$2];[.N19])" office:value-type="percentage" office:value="0.226806120472593" calcext:value-type="percentage">
            <text:p>23%</text:p>
          </table:table-cell>
          <table:table-cell table:style-name="ce308" table:formula="of:=SUM([.D$2];[.O19])" office:value-type="percentage" office:value="0.173833042804571" calcext:value-type="percentage">
            <text:p>17%</text:p>
          </table:table-cell>
          <table:table-cell table:style-name="ce308" table:formula="of:=SUM([.E$2];[.P19])" office:value-type="percentage" office:value="0.0306992058880496" calcext:value-type="percentage">
            <text:p>3%</text:p>
          </table:table-cell>
          <table:table-cell table:style-name="ce308" table:formula="of:=SUM([.F$2];[.Q19])" office:value-type="percentage" office:value="0.0431919426689909" calcext:value-type="percentage">
            <text:p>4%</text:p>
          </table:table-cell>
          <table:table-cell table:style-name="ce308" table:formula="of:=SUM([.G$2];[.R19])" office:value-type="percentage" office:value="0.108754600038737" calcext:value-type="percentage">
            <text:p>11%</text:p>
          </table:table-cell>
          <table:table-cell table:style-name="ce308" table:formula="of:=SUM([.H$2];[.S19])" office:value-type="percentage" office:value="0.0592678675188844" calcext:value-type="percentage">
            <text:p>6%</text:p>
          </table:table-cell>
          <table:table-cell table:style-name="ce308" table:formula="of:=SUM([.I$2];[.T19])" office:value-type="percentage" office:value="0.213635483246175" calcext:value-type="percentage">
            <text:p>21%</text:p>
          </table:table-cell>
          <table:table-cell table:style-name="ce308" table:formula="of:=SUM([.B19:.I19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irranmaa</text:p>
          </table:table-cell>
          <table:table-cell table:style-name="ce52" table:formula="of:=[.M28]/100" office:value-type="float" office:value="0" calcext:value-type="float">
            <text:p>0</text:p>
          </table:table-cell>
          <table:table-cell table:style-name="ce52" table:formula="of:=[.N28]/100" office:value-type="float" office:value="0" calcext:value-type="float">
            <text:p>0</text:p>
          </table:table-cell>
          <table:table-cell table:style-name="ce52" table:formula="of:=[.O28]/100" office:value-type="float" office:value="0" calcext:value-type="float">
            <text:p>0</text:p>
          </table:table-cell>
          <table:table-cell table:style-name="ce52" table:formula="of:=[.P28]/100" office:value-type="float" office:value="0" calcext:value-type="float">
            <text:p>0</text:p>
          </table:table-cell>
          <table:table-cell table:style-name="ce52" table:formula="of:=[.Q28]/100" office:value-type="float" office:value="0" calcext:value-type="float">
            <text:p>0</text:p>
          </table:table-cell>
          <table:table-cell table:style-name="ce52" table:formula="of:=[.R28]/100" office:value-type="float" office:value="0" calcext:value-type="float">
            <text:p>0</text:p>
          </table:table-cell>
          <table:table-cell table:style-name="ce52" table:formula="of:=[.S28]/100" office:value-type="float" office:value="0" calcext:value-type="float">
            <text:p>0</text:p>
          </table:table-cell>
          <table:table-cell table:style-name="ce52" table:formula="of:=[.T28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xland</text:p>
          </table:table-cell>
          <table:table-cell table:style-name="ce308" table:formula="of:=SUM([.B$2];[.M20])" office:value-type="percentage" office:value="0.143811737361999" calcext:value-type="percentage">
            <text:p>14%</text:p>
          </table:table-cell>
          <table:table-cell table:style-name="ce308" table:formula="of:=SUM([.C$2];[.N20])" office:value-type="percentage" office:value="0.226806120472593" calcext:value-type="percentage">
            <text:p>23%</text:p>
          </table:table-cell>
          <table:table-cell table:style-name="ce308" table:formula="of:=SUM([.D$2];[.O20])" office:value-type="percentage" office:value="0.173833042804571" calcext:value-type="percentage">
            <text:p>17%</text:p>
          </table:table-cell>
          <table:table-cell table:style-name="ce308" table:formula="of:=SUM([.E$2];[.P20])" office:value-type="percentage" office:value="0.0306992058880496" calcext:value-type="percentage">
            <text:p>3%</text:p>
          </table:table-cell>
          <table:table-cell table:style-name="ce308" table:formula="of:=SUM([.F$2];[.Q20])" office:value-type="percentage" office:value="0.0431919426689909" calcext:value-type="percentage">
            <text:p>4%</text:p>
          </table:table-cell>
          <table:table-cell table:style-name="ce308" table:formula="of:=SUM([.G$2];[.R20])" office:value-type="percentage" office:value="0.108754600038737" calcext:value-type="percentage">
            <text:p>11%</text:p>
          </table:table-cell>
          <table:table-cell table:style-name="ce308" table:formula="of:=SUM([.H$2];[.S20])" office:value-type="percentage" office:value="0.0592678675188844" calcext:value-type="percentage">
            <text:p>6%</text:p>
          </table:table-cell>
          <table:table-cell table:style-name="ce308" table:formula="of:=SUM([.I$2];[.T20])" office:value-type="percentage" office:value="0.213635483246175" calcext:value-type="percentage">
            <text:p>21%</text:p>
          </table:table-cell>
          <table:table-cell table:style-name="ce308" table:formula="of:=SUM([.B20:.I20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ahamaa</text:p>
          </table:table-cell>
          <table:table-cell table:style-name="ce52" table:formula="of:=[.M29]/100" office:value-type="float" office:value="0" calcext:value-type="float">
            <text:p>0</text:p>
          </table:table-cell>
          <table:table-cell table:style-name="ce52" table:formula="of:=[.N29]/100" office:value-type="float" office:value="0" calcext:value-type="float">
            <text:p>0</text:p>
          </table:table-cell>
          <table:table-cell table:style-name="ce52" table:formula="of:=[.O29]/100" office:value-type="float" office:value="0" calcext:value-type="float">
            <text:p>0</text:p>
          </table:table-cell>
          <table:table-cell table:style-name="ce52" table:formula="of:=[.P29]/100" office:value-type="float" office:value="0" calcext:value-type="float">
            <text:p>0</text:p>
          </table:table-cell>
          <table:table-cell table:style-name="ce52" table:formula="of:=[.Q29]/100" office:value-type="float" office:value="0" calcext:value-type="float">
            <text:p>0</text:p>
          </table:table-cell>
          <table:table-cell table:style-name="ce52" table:formula="of:=[.R29]/100" office:value-type="float" office:value="0" calcext:value-type="float">
            <text:p>0</text:p>
          </table:table-cell>
          <table:table-cell table:style-name="ce52" table:formula="of:=[.S29]/100" office:value-type="float" office:value="0" calcext:value-type="float">
            <text:p>0</text:p>
          </table:table-cell>
          <table:table-cell table:style-name="ce52" table:formula="of:=[.T29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Gamlöland</text:p>
          </table:table-cell>
          <table:table-cell table:style-name="ce308" table:formula="of:=SUM([.B$2];[.M21])" office:value-type="percentage" office:value="0.143811737361999" calcext:value-type="percentage">
            <text:p>14%</text:p>
          </table:table-cell>
          <table:table-cell table:style-name="ce308" table:formula="of:=SUM([.C$2];[.N21])" office:value-type="percentage" office:value="0.226806120472593" calcext:value-type="percentage">
            <text:p>23%</text:p>
          </table:table-cell>
          <table:table-cell table:style-name="ce308" table:formula="of:=SUM([.D$2];[.O21])" office:value-type="percentage" office:value="0.173833042804571" calcext:value-type="percentage">
            <text:p>17%</text:p>
          </table:table-cell>
          <table:table-cell table:style-name="ce308" table:formula="of:=SUM([.E$2];[.P21])" office:value-type="percentage" office:value="0.0306992058880496" calcext:value-type="percentage">
            <text:p>3%</text:p>
          </table:table-cell>
          <table:table-cell table:style-name="ce308" table:formula="of:=SUM([.F$2];[.Q21])" office:value-type="percentage" office:value="0.0431919426689909" calcext:value-type="percentage">
            <text:p>4%</text:p>
          </table:table-cell>
          <table:table-cell table:style-name="ce308" table:formula="of:=SUM([.G$2];[.R21])" office:value-type="percentage" office:value="0.108754600038737" calcext:value-type="percentage">
            <text:p>11%</text:p>
          </table:table-cell>
          <table:table-cell table:style-name="ce308" table:formula="of:=SUM([.H$2];[.S21])" office:value-type="percentage" office:value="0.0592678675188844" calcext:value-type="percentage">
            <text:p>6%</text:p>
          </table:table-cell>
          <table:table-cell table:style-name="ce308" table:formula="of:=SUM([.I$2];[.T21])" office:value-type="percentage" office:value="0.213635483246175" calcext:value-type="percentage">
            <text:p>21%</text:p>
          </table:table-cell>
          <table:table-cell table:style-name="ce308" table:formula="of:=SUM([.B21:.I21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anhasaarenmaa</text:p>
          </table:table-cell>
          <table:table-cell table:style-name="ce52" table:formula="of:=[.M30]/100" office:value-type="float" office:value="0" calcext:value-type="float">
            <text:p>0</text:p>
          </table:table-cell>
          <table:table-cell table:style-name="ce52" table:formula="of:=[.N30]/100" office:value-type="float" office:value="0" calcext:value-type="float">
            <text:p>0</text:p>
          </table:table-cell>
          <table:table-cell table:style-name="ce52" table:formula="of:=[.O30]/100" office:value-type="float" office:value="0" calcext:value-type="float">
            <text:p>0</text:p>
          </table:table-cell>
          <table:table-cell table:style-name="ce52" table:formula="of:=[.P30]/100" office:value-type="float" office:value="0" calcext:value-type="float">
            <text:p>0</text:p>
          </table:table-cell>
          <table:table-cell table:style-name="ce52" table:formula="of:=[.Q30]/100" office:value-type="float" office:value="0" calcext:value-type="float">
            <text:p>0</text:p>
          </table:table-cell>
          <table:table-cell table:style-name="ce52" table:formula="of:=[.R30]/100" office:value-type="float" office:value="0" calcext:value-type="float">
            <text:p>0</text:p>
          </table:table-cell>
          <table:table-cell table:style-name="ce52" table:formula="of:=[.S30]/100" office:value-type="float" office:value="0" calcext:value-type="float">
            <text:p>0</text:p>
          </table:table-cell>
          <table:table-cell table:style-name="ce52" table:formula="of:=[.T30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endeldal</text:p>
          </table:table-cell>
          <table:table-cell table:style-name="ce308" table:formula="of:=SUM([.B$2];[.M22])" office:value-type="percentage" office:value="0.143811737361999" calcext:value-type="percentage">
            <text:p>14%</text:p>
          </table:table-cell>
          <table:table-cell table:style-name="ce308" table:formula="of:=SUM([.C$2];[.N22])" office:value-type="percentage" office:value="0.226806120472593" calcext:value-type="percentage">
            <text:p>23%</text:p>
          </table:table-cell>
          <table:table-cell table:style-name="ce308" table:formula="of:=SUM([.D$2];[.O22])" office:value-type="percentage" office:value="0.173833042804571" calcext:value-type="percentage">
            <text:p>17%</text:p>
          </table:table-cell>
          <table:table-cell table:style-name="ce308" table:formula="of:=SUM([.E$2];[.P22])" office:value-type="percentage" office:value="0.0306992058880496" calcext:value-type="percentage">
            <text:p>3%</text:p>
          </table:table-cell>
          <table:table-cell table:style-name="ce308" table:formula="of:=SUM([.F$2];[.Q22])" office:value-type="percentage" office:value="0.0431919426689909" calcext:value-type="percentage">
            <text:p>4%</text:p>
          </table:table-cell>
          <table:table-cell table:style-name="ce308" table:formula="of:=SUM([.G$2];[.R22])" office:value-type="percentage" office:value="0.108754600038737" calcext:value-type="percentage">
            <text:p>11%</text:p>
          </table:table-cell>
          <table:table-cell table:style-name="ce308" table:formula="of:=SUM([.H$2];[.S22])" office:value-type="percentage" office:value="0.0592678675188844" calcext:value-type="percentage">
            <text:p>6%</text:p>
          </table:table-cell>
          <table:table-cell table:style-name="ce308" table:formula="of:=SUM([.I$2];[.T22])" office:value-type="percentage" office:value="0.213635483246175" calcext:value-type="percentage">
            <text:p>21%</text:p>
          </table:table-cell>
          <table:table-cell table:style-name="ce308" table:formula="of:=SUM([.B22:.I22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entelänlaakso</text:p>
          </table:table-cell>
          <table:table-cell table:style-name="ce52" table:formula="of:=[.M31]/100" office:value-type="float" office:value="0" calcext:value-type="float">
            <text:p>0</text:p>
          </table:table-cell>
          <table:table-cell table:style-name="ce52" table:formula="of:=[.N31]/100" office:value-type="float" office:value="0" calcext:value-type="float">
            <text:p>0</text:p>
          </table:table-cell>
          <table:table-cell table:style-name="ce52" table:formula="of:=[.O31]/100" office:value-type="float" office:value="0" calcext:value-type="float">
            <text:p>0</text:p>
          </table:table-cell>
          <table:table-cell table:style-name="ce52" table:formula="of:=[.P31]/100" office:value-type="float" office:value="0" calcext:value-type="float">
            <text:p>0</text:p>
          </table:table-cell>
          <table:table-cell table:style-name="ce52" table:formula="of:=[.Q31]/100" office:value-type="float" office:value="0" calcext:value-type="float">
            <text:p>0</text:p>
          </table:table-cell>
          <table:table-cell table:style-name="ce52" table:formula="of:=[.R31]/100" office:value-type="float" office:value="0" calcext:value-type="float">
            <text:p>0</text:p>
          </table:table-cell>
          <table:table-cell table:style-name="ce52" table:formula="of:=[.S31]/100" office:value-type="float" office:value="0" calcext:value-type="float">
            <text:p>0</text:p>
          </table:table-cell>
          <table:table-cell table:style-name="ce52" table:formula="of:=[.T31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Aurland</text:p>
          </table:table-cell>
          <table:table-cell table:style-name="ce308" table:formula="of:=SUM([.B$2];[.M23])" office:value-type="percentage" office:value="0.143811737361999" calcext:value-type="percentage">
            <text:p>14%</text:p>
          </table:table-cell>
          <table:table-cell table:style-name="ce308" table:formula="of:=SUM([.C$2];[.N23])" office:value-type="percentage" office:value="0.226806120472593" calcext:value-type="percentage">
            <text:p>23%</text:p>
          </table:table-cell>
          <table:table-cell table:style-name="ce308" table:formula="of:=SUM([.D$2];[.O23])" office:value-type="percentage" office:value="0.173833042804571" calcext:value-type="percentage">
            <text:p>17%</text:p>
          </table:table-cell>
          <table:table-cell table:style-name="ce308" table:formula="of:=SUM([.E$2];[.P23])" office:value-type="percentage" office:value="0.0306992058880496" calcext:value-type="percentage">
            <text:p>3%</text:p>
          </table:table-cell>
          <table:table-cell table:style-name="ce308" table:formula="of:=SUM([.F$2];[.Q23])" office:value-type="percentage" office:value="0.0431919426689909" calcext:value-type="percentage">
            <text:p>4%</text:p>
          </table:table-cell>
          <table:table-cell table:style-name="ce308" table:formula="of:=SUM([.G$2];[.R23])" office:value-type="percentage" office:value="0.108754600038737" calcext:value-type="percentage">
            <text:p>11%</text:p>
          </table:table-cell>
          <table:table-cell table:style-name="ce308" table:formula="of:=SUM([.H$2];[.S23])" office:value-type="percentage" office:value="0.0592678675188844" calcext:value-type="percentage">
            <text:p>6%</text:p>
          </table:table-cell>
          <table:table-cell table:style-name="ce308" table:formula="of:=SUM([.I$2];[.T23])" office:value-type="percentage" office:value="0.213635483246175" calcext:value-type="percentage">
            <text:p>21%</text:p>
          </table:table-cell>
          <table:table-cell table:style-name="ce308" table:formula="of:=SUM([.B23:.I23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Aurmaa</text:p>
          </table:table-cell>
          <table:table-cell table:style-name="ce52" table:formula="of:=[.M32]/100" office:value-type="float" office:value="0" calcext:value-type="float">
            <text:p>0</text:p>
          </table:table-cell>
          <table:table-cell table:style-name="ce52" table:formula="of:=[.N32]/100" office:value-type="float" office:value="0" calcext:value-type="float">
            <text:p>0</text:p>
          </table:table-cell>
          <table:table-cell table:style-name="ce52" table:formula="of:=[.O32]/100" office:value-type="float" office:value="0" calcext:value-type="float">
            <text:p>0</text:p>
          </table:table-cell>
          <table:table-cell table:style-name="ce52" table:formula="of:=[.P32]/100" office:value-type="float" office:value="0" calcext:value-type="float">
            <text:p>0</text:p>
          </table:table-cell>
          <table:table-cell table:style-name="ce52" table:formula="of:=[.Q32]/100" office:value-type="float" office:value="0" calcext:value-type="float">
            <text:p>0</text:p>
          </table:table-cell>
          <table:table-cell table:style-name="ce52" table:formula="of:=[.R32]/100" office:value-type="float" office:value="0" calcext:value-type="float">
            <text:p>0</text:p>
          </table:table-cell>
          <table:table-cell table:style-name="ce52" table:formula="of:=[.S32]/100" office:value-type="float" office:value="0" calcext:value-type="float">
            <text:p>0</text:p>
          </table:table-cell>
          <table:table-cell table:style-name="ce52" table:formula="of:=[.T32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Korsdal</text:p>
          </table:table-cell>
          <table:table-cell table:style-name="ce308" table:formula="of:=SUM([.B$2];[.M24])" office:value-type="percentage" office:value="0.143811737361999" calcext:value-type="percentage">
            <text:p>14%</text:p>
          </table:table-cell>
          <table:table-cell table:style-name="ce308" table:formula="of:=SUM([.C$2];[.N24])" office:value-type="percentage" office:value="0.226806120472593" calcext:value-type="percentage">
            <text:p>23%</text:p>
          </table:table-cell>
          <table:table-cell table:style-name="ce308" table:formula="of:=SUM([.D$2];[.O24])" office:value-type="percentage" office:value="0.173833042804571" calcext:value-type="percentage">
            <text:p>17%</text:p>
          </table:table-cell>
          <table:table-cell table:style-name="ce308" table:formula="of:=SUM([.E$2];[.P24])" office:value-type="percentage" office:value="0.0306992058880496" calcext:value-type="percentage">
            <text:p>3%</text:p>
          </table:table-cell>
          <table:table-cell table:style-name="ce308" table:formula="of:=SUM([.F$2];[.Q24])" office:value-type="percentage" office:value="0.0431919426689909" calcext:value-type="percentage">
            <text:p>4%</text:p>
          </table:table-cell>
          <table:table-cell table:style-name="ce308" table:formula="of:=SUM([.G$2];[.R24])" office:value-type="percentage" office:value="0.108754600038737" calcext:value-type="percentage">
            <text:p>11%</text:p>
          </table:table-cell>
          <table:table-cell table:style-name="ce308" table:formula="of:=SUM([.H$2];[.S24])" office:value-type="percentage" office:value="0.0592678675188844" calcext:value-type="percentage">
            <text:p>6%</text:p>
          </table:table-cell>
          <table:table-cell table:style-name="ce308" table:formula="of:=SUM([.I$2];[.T24])" office:value-type="percentage" office:value="0.213635483246175" calcext:value-type="percentage">
            <text:p>21%</text:p>
          </table:table-cell>
          <table:table-cell table:style-name="ce308" table:formula="of:=SUM([.B24:.I24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Ristilaakso</text:p>
          </table:table-cell>
          <table:table-cell table:style-name="ce52" table:formula="of:=[.M33]/100" office:value-type="float" office:value="0" calcext:value-type="float">
            <text:p>0</text:p>
          </table:table-cell>
          <table:table-cell table:style-name="ce52" table:formula="of:=[.N33]/100" office:value-type="float" office:value="0" calcext:value-type="float">
            <text:p>0</text:p>
          </table:table-cell>
          <table:table-cell table:style-name="ce52" table:formula="of:=[.O33]/100" office:value-type="float" office:value="0" calcext:value-type="float">
            <text:p>0</text:p>
          </table:table-cell>
          <table:table-cell table:style-name="ce52" table:formula="of:=[.P33]/100" office:value-type="float" office:value="0" calcext:value-type="float">
            <text:p>0</text:p>
          </table:table-cell>
          <table:table-cell table:style-name="ce52" table:formula="of:=[.Q33]/100" office:value-type="float" office:value="0" calcext:value-type="float">
            <text:p>0</text:p>
          </table:table-cell>
          <table:table-cell table:style-name="ce52" table:formula="of:=[.R33]/100" office:value-type="float" office:value="0" calcext:value-type="float">
            <text:p>0</text:p>
          </table:table-cell>
          <table:table-cell table:style-name="ce52" table:formula="of:=[.S33]/100" office:value-type="float" office:value="0" calcext:value-type="float">
            <text:p>0</text:p>
          </table:table-cell>
          <table:table-cell table:style-name="ce52" table:formula="of:=[.T33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7"/>
          <table:table-cell table:style-name="ce115" table:number-columns-repeated="8"/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300" office:value-type="string" calcext:value-type="string">
            <text:p>1. ÄÄNET</text:p>
          </table:table-cell>
          <table:table-cell table:style-name="ce84" office:value-type="string" calcext:value-type="string">
            <text:p>SFO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NP</text:p>
          </table:table-cell>
          <table:table-cell table:style-name="ce84" office:value-type="string" calcext:value-type="string">
            <text:p>LAF</text:p>
          </table:table-cell>
          <table:table-cell table:style-name="ce84" office:value-type="string" calcext:value-type="string">
            <text:p>KD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FF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Nyholmsland</text:p>
          </table:table-cell>
          <table:table-cell table:style-name="ce263" table:formula="of:=[.B18]*[.$K27]" office:value-type="float" office:value="534.260604299826" calcext:value-type="float">
            <text:p>534</text:p>
          </table:table-cell>
          <table:table-cell table:style-name="ce263" table:formula="of:=[.C18]*[.$K27]" office:value-type="float" office:value="842.584737555685" calcext:value-type="float">
            <text:p>843</text:p>
          </table:table-cell>
          <table:table-cell table:style-name="ce263" table:formula="of:=[.D18]*[.$K27]" office:value-type="float" office:value="645.789754018981" calcext:value-type="float">
            <text:p>646</text:p>
          </table:table-cell>
          <table:table-cell table:style-name="ce263" table:formula="of:=[.E18]*[.$K27]" office:value-type="float" office:value="114.047549874104" calcext:value-type="float">
            <text:p>114</text:p>
          </table:table-cell>
          <table:table-cell table:style-name="ce263" table:formula="of:=[.F18]*[.$K27]" office:value-type="float" office:value="160.458067015301" calcext:value-type="float">
            <text:p>160</text:p>
          </table:table-cell>
          <table:table-cell table:style-name="ce263" table:formula="of:=[.G18]*[.$K27]" office:value-type="float" office:value="404.023339143909" calcext:value-type="float">
            <text:p>404</text:p>
          </table:table-cell>
          <table:table-cell table:style-name="ce263" table:formula="of:=[.H18]*[.$K27]" office:value-type="float" office:value="220.180127832655" calcext:value-type="float">
            <text:p>220</text:p>
          </table:table-cell>
          <table:table-cell table:style-name="ce263" table:formula="of:=[.I18]*[.$K27]" office:value-type="float" office:value="793.655820259539" calcext:value-type="float">
            <text:p>794</text:p>
          </table:table-cell>
          <table:table-cell table:style-name="ce263" table:formula="of:=SUM([.B27:.I27])" office:value-type="float" office:value="3715" calcext:value-type="float">
            <text:p>3715</text:p>
          </table:table-cell>
          <table:table-cell table:style-name="ce77" office:value-type="float" office:value="3715" calcext:value-type="float">
            <text:p>3715</text:p>
          </table:table-cell>
          <table:table-cell table:style-name="ce77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Forsland</text:p>
          </table:table-cell>
          <table:table-cell table:style-name="ce263" table:formula="of:=[.B19]*[.$K28]" office:value-type="float" office:value="354.352120859965" calcext:value-type="float">
            <text:p>354</text:p>
          </table:table-cell>
          <table:table-cell table:style-name="ce263" table:formula="of:=[.C19]*[.$K28]" office:value-type="float" office:value="558.85028084447" calcext:value-type="float">
            <text:p>559</text:p>
          </table:table-cell>
          <table:table-cell table:style-name="ce263" table:formula="of:=[.D19]*[.$K28]" office:value-type="float" office:value="428.324617470463" calcext:value-type="float">
            <text:p>428</text:p>
          </table:table-cell>
          <table:table-cell table:style-name="ce263" table:formula="of:=[.E19]*[.$K28]" office:value-type="float" office:value="75.6428433081542" calcext:value-type="float">
            <text:p>76</text:p>
          </table:table-cell>
          <table:table-cell table:style-name="ce263" table:formula="of:=[.F19]*[.$K28]" office:value-type="float" office:value="106.424946736394" calcext:value-type="float">
            <text:p>106</text:p>
          </table:table-cell>
          <table:table-cell table:style-name="ce263" table:formula="of:=[.G19]*[.$K28]" office:value-type="float" office:value="267.971334495448" calcext:value-type="float">
            <text:p>268</text:p>
          </table:table-cell>
          <table:table-cell table:style-name="ce263" table:formula="of:=[.H19]*[.$K28]" office:value-type="float" office:value="146.036025566531" calcext:value-type="float">
            <text:p>146</text:p>
          </table:table-cell>
          <table:table-cell table:style-name="ce263" table:formula="of:=[.I19]*[.$K28]" office:value-type="float" office:value="526.397830718575" calcext:value-type="float">
            <text:p>526</text:p>
          </table:table-cell>
          <table:table-cell table:style-name="ce263" table:formula="of:=SUM([.B28:.I28])" office:value-type="float" office:value="2464" calcext:value-type="float">
            <text:p>2464</text:p>
          </table:table-cell>
          <table:table-cell table:style-name="ce77" office:value-type="float" office:value="2464" calcext:value-type="float">
            <text:p>2464</text:p>
          </table:table-cell>
          <table:table-cell table:style-name="ce77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xland</text:p>
          </table:table-cell>
          <table:table-cell table:style-name="ce263" table:formula="of:=[.B20]*[.$K29]" office:value-type="float" office:value="209.38988959907" calcext:value-type="float">
            <text:p>209</text:p>
          </table:table-cell>
          <table:table-cell table:style-name="ce263" table:formula="of:=[.C20]*[.$K29]" office:value-type="float" office:value="330.229711408096" calcext:value-type="float">
            <text:p>330</text:p>
          </table:table-cell>
          <table:table-cell table:style-name="ce263" table:formula="of:=[.D20]*[.$K29]" office:value-type="float" office:value="253.100910323455" calcext:value-type="float">
            <text:p>253</text:p>
          </table:table-cell>
          <table:table-cell table:style-name="ce263" table:formula="of:=[.E20]*[.$K29]" office:value-type="float" office:value="44.6980437730002" calcext:value-type="float">
            <text:p>45</text:p>
          </table:table-cell>
          <table:table-cell table:style-name="ce263" table:formula="of:=[.F20]*[.$K29]" office:value-type="float" office:value="62.8874685260508" calcext:value-type="float">
            <text:p>63</text:p>
          </table:table-cell>
          <table:table-cell table:style-name="ce263" table:formula="of:=[.G20]*[.$K29]" office:value-type="float" office:value="158.346697656401" calcext:value-type="float">
            <text:p>158</text:p>
          </table:table-cell>
          <table:table-cell table:style-name="ce263" table:formula="of:=[.H20]*[.$K29]" office:value-type="float" office:value="86.2940151074957" calcext:value-type="float">
            <text:p>86</text:p>
          </table:table-cell>
          <table:table-cell table:style-name="ce263" table:formula="of:=[.I20]*[.$K29]" office:value-type="float" office:value="311.05326360643" calcext:value-type="float">
            <text:p>311</text:p>
          </table:table-cell>
          <table:table-cell table:style-name="ce263" table:formula="of:=SUM([.B29:.I29])" office:value-type="float" office:value="1456" calcext:value-type="float">
            <text:p>1456</text:p>
          </table:table-cell>
          <table:table-cell table:style-name="ce77" office:value-type="float" office:value="1456" calcext:value-type="float">
            <text:p>1456</text:p>
          </table:table-cell>
          <table:table-cell table:style-name="ce77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Gamlöland</text:p>
          </table:table-cell>
          <table:table-cell table:style-name="ce263" table:formula="of:=[.B21]*[.$K30]" office:value-type="float" office:value="55.6551423590936" calcext:value-type="float">
            <text:p>56</text:p>
          </table:table-cell>
          <table:table-cell table:style-name="ce263" table:formula="of:=[.C21]*[.$K30]" office:value-type="float" office:value="87.7739686228937" calcext:value-type="float">
            <text:p>88</text:p>
          </table:table-cell>
          <table:table-cell table:style-name="ce263" table:formula="of:=[.D21]*[.$K30]" office:value-type="float" office:value="67.273387565369" calcext:value-type="float">
            <text:p>67</text:p>
          </table:table-cell>
          <table:table-cell table:style-name="ce263" table:formula="of:=[.E21]*[.$K30]" office:value-type="float" office:value="11.8805926786752" calcext:value-type="float">
            <text:p>12</text:p>
          </table:table-cell>
          <table:table-cell table:style-name="ce263" table:formula="of:=[.F21]*[.$K30]" office:value-type="float" office:value="16.7152818128995" calcext:value-type="float">
            <text:p>17</text:p>
          </table:table-cell>
          <table:table-cell table:style-name="ce263" table:formula="of:=[.G21]*[.$K30]" office:value-type="float" office:value="42.0880302149913" calcext:value-type="float">
            <text:p>42</text:p>
          </table:table-cell>
          <table:table-cell table:style-name="ce263" table:formula="of:=[.H21]*[.$K30]" office:value-type="float" office:value="22.9366647298083" calcext:value-type="float">
            <text:p>23</text:p>
          </table:table-cell>
          <table:table-cell table:style-name="ce263" table:formula="of:=[.I21]*[.$K30]" office:value-type="float" office:value="82.6769320162696" calcext:value-type="float">
            <text:p>83</text:p>
          </table:table-cell>
          <table:table-cell table:style-name="ce263" table:formula="of:=SUM([.B30:.I30])" office:value-type="float" office:value="387" calcext:value-type="float">
            <text:p>387</text:p>
          </table:table-cell>
          <table:table-cell table:style-name="ce77" office:value-type="float" office:value="387" calcext:value-type="float">
            <text:p>387</text:p>
          </table:table-cell>
          <table:table-cell table:style-name="ce77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endeldal</text:p>
          </table:table-cell>
          <table:table-cell table:style-name="ce263" table:formula="of:=[.B22]*[.$K31]" office:value-type="float" office:value="176.600813480535" calcext:value-type="float">
            <text:p>177</text:p>
          </table:table-cell>
          <table:table-cell table:style-name="ce263" table:formula="of:=[.C22]*[.$K31]" office:value-type="float" office:value="278.517915940345" calcext:value-type="float">
            <text:p>279</text:p>
          </table:table-cell>
          <table:table-cell table:style-name="ce263" table:formula="of:=[.D22]*[.$K31]" office:value-type="float" office:value="213.466976564013" calcext:value-type="float">
            <text:p>213</text:p>
          </table:table-cell>
          <table:table-cell table:style-name="ce263" table:formula="of:=[.E22]*[.$K31]" office:value-type="float" office:value="37.6986248305249" calcext:value-type="float">
            <text:p>38</text:p>
          </table:table-cell>
          <table:table-cell table:style-name="ce263" table:formula="of:=[.F22]*[.$K31]" office:value-type="float" office:value="53.0397055975208" calcext:value-type="float">
            <text:p>53</text:p>
          </table:table-cell>
          <table:table-cell table:style-name="ce263" table:formula="of:=[.G22]*[.$K31]" office:value-type="float" office:value="133.550648847569" calcext:value-type="float">
            <text:p>134</text:p>
          </table:table-cell>
          <table:table-cell table:style-name="ce263" table:formula="of:=[.H22]*[.$K31]" office:value-type="float" office:value="72.78094131319" calcext:value-type="float">
            <text:p>73</text:p>
          </table:table-cell>
          <table:table-cell table:style-name="ce263" table:formula="of:=[.I22]*[.$K31]" office:value-type="float" office:value="262.344373426303" calcext:value-type="float">
            <text:p>262</text:p>
          </table:table-cell>
          <table:table-cell table:style-name="ce263" table:formula="of:=SUM([.B31:.I31])" office:value-type="float" office:value="1228" calcext:value-type="float">
            <text:p>1228</text:p>
          </table:table-cell>
          <table:table-cell table:style-name="ce77" office:value-type="float" office:value="1228" calcext:value-type="float">
            <text:p>1228</text:p>
          </table:table-cell>
          <table:table-cell table:style-name="ce77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Aurland</text:p>
          </table:table-cell>
          <table:table-cell table:style-name="ce263" table:formula="of:=[.B23]*[.$K32]" office:value-type="float" office:value="45.4445090063916" calcext:value-type="float">
            <text:p>45</text:p>
          </table:table-cell>
          <table:table-cell table:style-name="ce263" table:formula="of:=[.C23]*[.$K32]" office:value-type="float" office:value="71.6707340693395" calcext:value-type="float">
            <text:p>72</text:p>
          </table:table-cell>
          <table:table-cell table:style-name="ce263" table:formula="of:=[.D23]*[.$K32]" office:value-type="float" office:value="54.9312415262444" calcext:value-type="float">
            <text:p>55</text:p>
          </table:table-cell>
          <table:table-cell table:style-name="ce263" table:formula="of:=[.E23]*[.$K32]" office:value-type="float" office:value="9.70094906062367" calcext:value-type="float">
            <text:p>10</text:p>
          </table:table-cell>
          <table:table-cell table:style-name="ce263" table:formula="of:=[.F23]*[.$K32]" office:value-type="float" office:value="13.6486538834011" calcext:value-type="float">
            <text:p>14</text:p>
          </table:table-cell>
          <table:table-cell table:style-name="ce263" table:formula="of:=[.G23]*[.$K32]" office:value-type="float" office:value="34.3664536122409" calcext:value-type="float">
            <text:p>34</text:p>
          </table:table-cell>
          <table:table-cell table:style-name="ce263" table:formula="of:=[.H23]*[.$K32]" office:value-type="float" office:value="18.7286461359675" calcext:value-type="float">
            <text:p>19</text:p>
          </table:table-cell>
          <table:table-cell table:style-name="ce263" table:formula="of:=[.I23]*[.$K32]" office:value-type="float" office:value="67.5088127057912" calcext:value-type="float">
            <text:p>68</text:p>
          </table:table-cell>
          <table:table-cell table:style-name="ce263" table:formula="of:=SUM([.B32:.I32])" office:value-type="float" office:value="316" calcext:value-type="float">
            <text:p>316</text:p>
          </table:table-cell>
          <table:table-cell table:style-name="ce77" office:value-type="float" office:value="316" calcext:value-type="float">
            <text:p>316</text:p>
          </table:table-cell>
          <table:table-cell table:style-name="ce77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Korsdal</text:p>
          </table:table-cell>
          <table:table-cell table:style-name="ce263" table:formula="of:=[.B24]*[.$K33]" office:value-type="float" office:value="38.3977338756537" calcext:value-type="float">
            <text:p>38</text:p>
          </table:table-cell>
          <table:table-cell table:style-name="ce263" table:formula="of:=[.C24]*[.$K33]" office:value-type="float" office:value="60.5572341661825" calcext:value-type="float">
            <text:p>61</text:p>
          </table:table-cell>
          <table:table-cell table:style-name="ce263" table:formula="of:=[.D24]*[.$K33]" office:value-type="float" office:value="46.4134224288205" calcext:value-type="float">
            <text:p>46</text:p>
          </table:table-cell>
          <table:table-cell table:style-name="ce263" table:formula="of:=[.E24]*[.$K33]" office:value-type="float" office:value="8.19668797210924" calcext:value-type="float">
            <text:p>8</text:p>
          </table:table-cell>
          <table:table-cell table:style-name="ce263" table:formula="of:=[.F24]*[.$K33]" office:value-type="float" office:value="11.5322486926206" calcext:value-type="float">
            <text:p>12</text:p>
          </table:table-cell>
          <table:table-cell table:style-name="ce263" table:formula="of:=[.G24]*[.$K33]" office:value-type="float" office:value="29.0374782103428" calcext:value-type="float">
            <text:p>29</text:p>
          </table:table-cell>
          <table:table-cell table:style-name="ce263" table:formula="of:=[.H24]*[.$K33]" office:value-type="float" office:value="15.8245206275421" calcext:value-type="float">
            <text:p>16</text:p>
          </table:table-cell>
          <table:table-cell table:style-name="ce263" table:formula="of:=[.I24]*[.$K33]" office:value-type="float" office:value="57.0406740267286" calcext:value-type="float">
            <text:p>57</text:p>
          </table:table-cell>
          <table:table-cell table:style-name="ce263" table:formula="of:=SUM([.B33:.I33])" office:value-type="float" office:value="267" calcext:value-type="float">
            <text:p>267</text:p>
          </table:table-cell>
          <table:table-cell table:style-name="ce77" office:value-type="float" office:value="267" calcext:value-type="float">
            <text:p>267</text:p>
          </table:table-cell>
          <table:table-cell table:style-name="ce77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263" table:formula="of:=SUM([.B34:.I34])" office:value-type="float" office:value="9833" calcext:value-type="float">
            <text:p>9833</text:p>
          </table:table-cell>
          <table:table-cell table:style-name="ce263" table:formula="of:=SUM([.B27:.B33])" office:value-type="float" office:value="1414.10081348053" calcext:value-type="float">
            <text:p>1414</text:p>
          </table:table-cell>
          <table:table-cell table:style-name="ce263" table:formula="of:=SUM([.C27:.C33])" office:value-type="float" office:value="2230.18458260701" calcext:value-type="float">
            <text:p>2230</text:p>
          </table:table-cell>
          <table:table-cell table:style-name="ce263" table:formula="of:=SUM([.D27:.D33])" office:value-type="float" office:value="1709.30030989735" calcext:value-type="float">
            <text:p>1709</text:p>
          </table:table-cell>
          <table:table-cell table:style-name="ce263" table:formula="of:=SUM([.E27:.E33])" office:value-type="float" office:value="301.865291497192" calcext:value-type="float">
            <text:p>302</text:p>
          </table:table-cell>
          <table:table-cell table:style-name="ce263" table:formula="of:=SUM([.F27:.F33])" office:value-type="float" office:value="424.706372264188" calcext:value-type="float">
            <text:p>425</text:p>
          </table:table-cell>
          <table:table-cell table:style-name="ce263" table:formula="of:=SUM([.G27:.G33])" office:value-type="float" office:value="1069.3839821809" calcext:value-type="float">
            <text:p>1069</text:p>
          </table:table-cell>
          <table:table-cell table:style-name="ce263" table:formula="of:=SUM([.H27:.H33])" office:value-type="float" office:value="582.78094131319" calcext:value-type="float">
            <text:p>583</text:p>
          </table:table-cell>
          <table:table-cell table:style-name="ce263" table:formula="of:=SUM([.I27:.I33])" office:value-type="float" office:value="2100.67770675964" calcext:value-type="float">
            <text:p>2101</text:p>
          </table:table-cell>
          <table:table-cell table:style-name="ce263" table:formula="of:=SUM([.J27:.J33])" office:value-type="float" office:value="9833" calcext:value-type="float">
            <text:p>9833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00" office:value-type="string" calcext:value-type="string">
            <text:p>PROSENTIT 1/2 ÄÄNET</text:p>
          </table:table-cell>
          <table:table-cell table:style-name="ce84" office:value-type="string" calcext:value-type="string">
            <text:p>SFO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NP</text:p>
          </table:table-cell>
          <table:table-cell table:style-name="ce84" office:value-type="string" calcext:value-type="string">
            <text:p>LAF</text:p>
          </table:table-cell>
          <table:table-cell table:style-name="ce84" office:value-type="string" calcext:value-type="string">
            <text:p>KD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FF</text:p>
          </table:table-cell>
          <table:table-cell table:style-name="ce84" office:value-type="string" calcext:value-type="string">
            <text:p>Yht.</text:p>
          </table:table-cell>
          <table:table-cell table:style-name="ce77"/>
          <table:table-cell table:style-name="ce77" office:value-type="string" calcext:value-type="string">
            <text:p>Muutosprosentit</text:p>
          </table:table-cell>
          <table:table-cell table:style-name="ce77" office:value-type="string" calcext:value-type="string">
            <text:p>SPP</text:p>
          </table:table-cell>
          <table:table-cell table:style-name="ce77" office:value-type="string" calcext:value-type="string">
            <text:p>DEM</text:p>
          </table:table-cell>
          <table:table-cell table:style-name="ce77" office:value-type="string" calcext:value-type="string">
            <text:p>NAT</text:p>
          </table:table-cell>
          <table:table-cell table:style-name="ce77" office:value-type="string" calcext:value-type="string">
            <text:p>CEN</text:p>
          </table:table-cell>
          <table:table-cell table:style-name="ce77" office:value-type="string" calcext:value-type="string">
            <text:p>CDLU</text:p>
          </table:table-cell>
          <table:table-cell table:style-name="ce77" office:value-type="string" calcext:value-type="string">
            <text:p>LIB</text:p>
          </table:table-cell>
          <table:table-cell table:style-name="ce77" office:value-type="string" calcext:value-type="string">
            <text:p>FDP</text:p>
          </table:table-cell>
          <table:table-cell table:style-name="ce77" office:value-type="string" calcext:value-type="string">
            <text:p>PF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Nyholmsland</text:p>
          </table:table-cell>
          <table:table-cell table:style-name="ce308" table:formula="of:=SUM([.B$2];[.M36])" office:value-type="percentage" office:value="0.143811737361999" calcext:value-type="percentage">
            <text:p>14%</text:p>
          </table:table-cell>
          <table:table-cell table:style-name="ce308" table:formula="of:=SUM([.C$2];[.N36])" office:value-type="percentage" office:value="0.226806120472593" calcext:value-type="percentage">
            <text:p>23%</text:p>
          </table:table-cell>
          <table:table-cell table:style-name="ce308" table:formula="of:=SUM([.D$2];[.O36])" office:value-type="percentage" office:value="0.173833042804571" calcext:value-type="percentage">
            <text:p>17%</text:p>
          </table:table-cell>
          <table:table-cell table:style-name="ce308" table:formula="of:=SUM([.E$2];[.P36])" office:value-type="percentage" office:value="0.0306992058880496" calcext:value-type="percentage">
            <text:p>3%</text:p>
          </table:table-cell>
          <table:table-cell table:style-name="ce308" table:formula="of:=SUM([.F$2];[.Q36])" office:value-type="percentage" office:value="0.0431919426689909" calcext:value-type="percentage">
            <text:p>4%</text:p>
          </table:table-cell>
          <table:table-cell table:style-name="ce308" table:formula="of:=SUM([.G$2];[.R36])" office:value-type="percentage" office:value="0.108754600038737" calcext:value-type="percentage">
            <text:p>11%</text:p>
          </table:table-cell>
          <table:table-cell table:style-name="ce308" table:formula="of:=SUM([.H$2];[.S36])" office:value-type="percentage" office:value="0.0592678675188844" calcext:value-type="percentage">
            <text:p>6%</text:p>
          </table:table-cell>
          <table:table-cell table:style-name="ce308" table:formula="of:=SUM([.I$2];[.T36])" office:value-type="percentage" office:value="0.213635483246175" calcext:value-type="percentage">
            <text:p>21%</text:p>
          </table:table-cell>
          <table:table-cell table:style-name="ce308" table:formula="of:=SUM([.B36:.I36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Uussaarenmaa</text:p>
          </table:table-cell>
          <table:table-cell table:style-name="ce77" table:formula="of:=[.M45]/100" office:value-type="float" office:value="0" calcext:value-type="float">
            <text:p>0</text:p>
          </table:table-cell>
          <table:table-cell table:style-name="ce77" table:formula="of:=[.N45]/100" office:value-type="float" office:value="0" calcext:value-type="float">
            <text:p>0</text:p>
          </table:table-cell>
          <table:table-cell table:style-name="ce77" table:formula="of:=[.O45]/100" office:value-type="float" office:value="0" calcext:value-type="float">
            <text:p>0</text:p>
          </table:table-cell>
          <table:table-cell table:style-name="ce77" table:formula="of:=[.P45]/100" office:value-type="float" office:value="0" calcext:value-type="float">
            <text:p>0</text:p>
          </table:table-cell>
          <table:table-cell table:style-name="ce77" table:formula="of:=[.Q45]/100" office:value-type="float" office:value="0" calcext:value-type="float">
            <text:p>0</text:p>
          </table:table-cell>
          <table:table-cell table:style-name="ce77" table:formula="of:=[.R45]/100" office:value-type="float" office:value="0" calcext:value-type="float">
            <text:p>0</text:p>
          </table:table-cell>
          <table:table-cell table:style-name="ce77" table:formula="of:=[.S45]/100" office:value-type="float" office:value="0" calcext:value-type="float">
            <text:p>0</text:p>
          </table:table-cell>
          <table:table-cell table:style-name="ce77" table:formula="of:=[.T45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Forsland</text:p>
          </table:table-cell>
          <table:table-cell table:style-name="ce308" table:formula="of:=SUM([.B$2];[.M37])" office:value-type="percentage" office:value="0.143811737361999" calcext:value-type="percentage">
            <text:p>14%</text:p>
          </table:table-cell>
          <table:table-cell table:style-name="ce308" table:formula="of:=SUM([.C$2];[.N37])" office:value-type="percentage" office:value="0.226806120472593" calcext:value-type="percentage">
            <text:p>23%</text:p>
          </table:table-cell>
          <table:table-cell table:style-name="ce308" table:formula="of:=SUM([.D$2];[.O37])" office:value-type="percentage" office:value="0.173833042804571" calcext:value-type="percentage">
            <text:p>17%</text:p>
          </table:table-cell>
          <table:table-cell table:style-name="ce308" table:formula="of:=SUM([.E$2];[.P37])" office:value-type="percentage" office:value="0.0306992058880496" calcext:value-type="percentage">
            <text:p>3%</text:p>
          </table:table-cell>
          <table:table-cell table:style-name="ce308" table:formula="of:=SUM([.F$2];[.Q37])" office:value-type="percentage" office:value="0.0431919426689909" calcext:value-type="percentage">
            <text:p>4%</text:p>
          </table:table-cell>
          <table:table-cell table:style-name="ce308" table:formula="of:=SUM([.G$2];[.R37])" office:value-type="percentage" office:value="0.108754600038737" calcext:value-type="percentage">
            <text:p>11%</text:p>
          </table:table-cell>
          <table:table-cell table:style-name="ce308" table:formula="of:=SUM([.H$2];[.S37])" office:value-type="percentage" office:value="0.0592678675188844" calcext:value-type="percentage">
            <text:p>6%</text:p>
          </table:table-cell>
          <table:table-cell table:style-name="ce308" table:formula="of:=SUM([.I$2];[.T37])" office:value-type="percentage" office:value="0.213635483246175" calcext:value-type="percentage">
            <text:p>21%</text:p>
          </table:table-cell>
          <table:table-cell table:style-name="ce308" table:formula="of:=SUM([.B37:.I37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irranmaa</text:p>
          </table:table-cell>
          <table:table-cell table:style-name="ce77" table:formula="of:=[.M46]/100" office:value-type="float" office:value="0" calcext:value-type="float">
            <text:p>0</text:p>
          </table:table-cell>
          <table:table-cell table:style-name="ce77" table:formula="of:=[.N46]/100" office:value-type="float" office:value="0" calcext:value-type="float">
            <text:p>0</text:p>
          </table:table-cell>
          <table:table-cell table:style-name="ce77" table:formula="of:=[.O46]/100" office:value-type="float" office:value="0" calcext:value-type="float">
            <text:p>0</text:p>
          </table:table-cell>
          <table:table-cell table:style-name="ce77" table:formula="of:=[.P46]/100" office:value-type="float" office:value="0" calcext:value-type="float">
            <text:p>0</text:p>
          </table:table-cell>
          <table:table-cell table:style-name="ce77" table:formula="of:=[.Q46]/100" office:value-type="float" office:value="0" calcext:value-type="float">
            <text:p>0</text:p>
          </table:table-cell>
          <table:table-cell table:style-name="ce77" table:formula="of:=[.R46]/100" office:value-type="float" office:value="0" calcext:value-type="float">
            <text:p>0</text:p>
          </table:table-cell>
          <table:table-cell table:style-name="ce77" table:formula="of:=[.S46]/100" office:value-type="float" office:value="0" calcext:value-type="float">
            <text:p>0</text:p>
          </table:table-cell>
          <table:table-cell table:style-name="ce77" table:formula="of:=[.T46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xland</text:p>
          </table:table-cell>
          <table:table-cell table:style-name="ce308" table:formula="of:=SUM([.B$2];[.M38])" office:value-type="percentage" office:value="0.143811737361999" calcext:value-type="percentage">
            <text:p>14%</text:p>
          </table:table-cell>
          <table:table-cell table:style-name="ce308" table:formula="of:=SUM([.C$2];[.N38])" office:value-type="percentage" office:value="0.226806120472593" calcext:value-type="percentage">
            <text:p>23%</text:p>
          </table:table-cell>
          <table:table-cell table:style-name="ce308" table:formula="of:=SUM([.D$2];[.O38])" office:value-type="percentage" office:value="0.173833042804571" calcext:value-type="percentage">
            <text:p>17%</text:p>
          </table:table-cell>
          <table:table-cell table:style-name="ce308" table:formula="of:=SUM([.E$2];[.P38])" office:value-type="percentage" office:value="0.0306992058880496" calcext:value-type="percentage">
            <text:p>3%</text:p>
          </table:table-cell>
          <table:table-cell table:style-name="ce308" table:formula="of:=SUM([.F$2];[.Q38])" office:value-type="percentage" office:value="0.0431919426689909" calcext:value-type="percentage">
            <text:p>4%</text:p>
          </table:table-cell>
          <table:table-cell table:style-name="ce308" table:formula="of:=SUM([.G$2];[.R38])" office:value-type="percentage" office:value="0.108754600038737" calcext:value-type="percentage">
            <text:p>11%</text:p>
          </table:table-cell>
          <table:table-cell table:style-name="ce308" table:formula="of:=SUM([.H$2];[.S38])" office:value-type="percentage" office:value="0.0592678675188844" calcext:value-type="percentage">
            <text:p>6%</text:p>
          </table:table-cell>
          <table:table-cell table:style-name="ce308" table:formula="of:=SUM([.I$2];[.T38])" office:value-type="percentage" office:value="0.213635483246175" calcext:value-type="percentage">
            <text:p>21%</text:p>
          </table:table-cell>
          <table:table-cell table:style-name="ce308" table:formula="of:=SUM([.B38:.I38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ahamaa</text:p>
          </table:table-cell>
          <table:table-cell table:style-name="ce77" table:formula="of:=[.M47]/100" office:value-type="float" office:value="0" calcext:value-type="float">
            <text:p>0</text:p>
          </table:table-cell>
          <table:table-cell table:style-name="ce77" table:formula="of:=[.N47]/100" office:value-type="float" office:value="0" calcext:value-type="float">
            <text:p>0</text:p>
          </table:table-cell>
          <table:table-cell table:style-name="ce77" table:formula="of:=[.O47]/100" office:value-type="float" office:value="0" calcext:value-type="float">
            <text:p>0</text:p>
          </table:table-cell>
          <table:table-cell table:style-name="ce77" table:formula="of:=[.P47]/100" office:value-type="float" office:value="0" calcext:value-type="float">
            <text:p>0</text:p>
          </table:table-cell>
          <table:table-cell table:style-name="ce77" table:formula="of:=[.Q47]/100" office:value-type="float" office:value="0" calcext:value-type="float">
            <text:p>0</text:p>
          </table:table-cell>
          <table:table-cell table:style-name="ce77" table:formula="of:=[.R47]/100" office:value-type="float" office:value="0" calcext:value-type="float">
            <text:p>0</text:p>
          </table:table-cell>
          <table:table-cell table:style-name="ce77" table:formula="of:=[.S47]/100" office:value-type="float" office:value="0" calcext:value-type="float">
            <text:p>0</text:p>
          </table:table-cell>
          <table:table-cell table:style-name="ce77" table:formula="of:=[.T47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Gamlöland</text:p>
          </table:table-cell>
          <table:table-cell table:style-name="ce308" table:formula="of:=SUM([.B$2];[.M39])" office:value-type="percentage" office:value="0.143811737361999" calcext:value-type="percentage">
            <text:p>14%</text:p>
          </table:table-cell>
          <table:table-cell table:style-name="ce308" table:formula="of:=SUM([.C$2];[.N39])" office:value-type="percentage" office:value="0.226806120472593" calcext:value-type="percentage">
            <text:p>23%</text:p>
          </table:table-cell>
          <table:table-cell table:style-name="ce308" table:formula="of:=SUM([.D$2];[.O39])" office:value-type="percentage" office:value="0.173833042804571" calcext:value-type="percentage">
            <text:p>17%</text:p>
          </table:table-cell>
          <table:table-cell table:style-name="ce308" table:formula="of:=SUM([.E$2];[.P39])" office:value-type="percentage" office:value="0.0306992058880496" calcext:value-type="percentage">
            <text:p>3%</text:p>
          </table:table-cell>
          <table:table-cell table:style-name="ce308" table:formula="of:=SUM([.F$2];[.Q39])" office:value-type="percentage" office:value="0.0431919426689909" calcext:value-type="percentage">
            <text:p>4%</text:p>
          </table:table-cell>
          <table:table-cell table:style-name="ce308" table:formula="of:=SUM([.G$2];[.R39])" office:value-type="percentage" office:value="0.108754600038737" calcext:value-type="percentage">
            <text:p>11%</text:p>
          </table:table-cell>
          <table:table-cell table:style-name="ce308" table:formula="of:=SUM([.H$2];[.S39])" office:value-type="percentage" office:value="0.0592678675188844" calcext:value-type="percentage">
            <text:p>6%</text:p>
          </table:table-cell>
          <table:table-cell table:style-name="ce308" table:formula="of:=SUM([.I$2];[.T39])" office:value-type="percentage" office:value="0.213635483246175" calcext:value-type="percentage">
            <text:p>21%</text:p>
          </table:table-cell>
          <table:table-cell table:style-name="ce308" table:formula="of:=SUM([.B39:.I39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anhasaarenmaa</text:p>
          </table:table-cell>
          <table:table-cell table:style-name="ce77" table:formula="of:=[.M48]/100" office:value-type="float" office:value="0" calcext:value-type="float">
            <text:p>0</text:p>
          </table:table-cell>
          <table:table-cell table:style-name="ce77" table:formula="of:=[.N48]/100" office:value-type="float" office:value="0" calcext:value-type="float">
            <text:p>0</text:p>
          </table:table-cell>
          <table:table-cell table:style-name="ce77" table:formula="of:=[.O48]/100" office:value-type="float" office:value="0" calcext:value-type="float">
            <text:p>0</text:p>
          </table:table-cell>
          <table:table-cell table:style-name="ce77" table:formula="of:=[.P48]/100" office:value-type="float" office:value="0" calcext:value-type="float">
            <text:p>0</text:p>
          </table:table-cell>
          <table:table-cell table:style-name="ce77" table:formula="of:=[.Q48]/100" office:value-type="float" office:value="0" calcext:value-type="float">
            <text:p>0</text:p>
          </table:table-cell>
          <table:table-cell table:style-name="ce77" table:formula="of:=[.R48]/100" office:value-type="float" office:value="0" calcext:value-type="float">
            <text:p>0</text:p>
          </table:table-cell>
          <table:table-cell table:style-name="ce77" table:formula="of:=[.S48]/100" office:value-type="float" office:value="0" calcext:value-type="float">
            <text:p>0</text:p>
          </table:table-cell>
          <table:table-cell table:style-name="ce77" table:formula="of:=[.T48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endeldal</text:p>
          </table:table-cell>
          <table:table-cell table:style-name="ce308" table:formula="of:=SUM([.B$2];[.M40])" office:value-type="percentage" office:value="0.143811737361999" calcext:value-type="percentage">
            <text:p>14%</text:p>
          </table:table-cell>
          <table:table-cell table:style-name="ce308" table:formula="of:=SUM([.C$2];[.N40])" office:value-type="percentage" office:value="0.226806120472593" calcext:value-type="percentage">
            <text:p>23%</text:p>
          </table:table-cell>
          <table:table-cell table:style-name="ce308" table:formula="of:=SUM([.D$2];[.O40])" office:value-type="percentage" office:value="0.173833042804571" calcext:value-type="percentage">
            <text:p>17%</text:p>
          </table:table-cell>
          <table:table-cell table:style-name="ce308" table:formula="of:=SUM([.E$2];[.P40])" office:value-type="percentage" office:value="0.0306992058880496" calcext:value-type="percentage">
            <text:p>3%</text:p>
          </table:table-cell>
          <table:table-cell table:style-name="ce308" table:formula="of:=SUM([.F$2];[.Q40])" office:value-type="percentage" office:value="0.0431919426689909" calcext:value-type="percentage">
            <text:p>4%</text:p>
          </table:table-cell>
          <table:table-cell table:style-name="ce308" table:formula="of:=SUM([.G$2];[.R40])" office:value-type="percentage" office:value="0.108754600038737" calcext:value-type="percentage">
            <text:p>11%</text:p>
          </table:table-cell>
          <table:table-cell table:style-name="ce308" table:formula="of:=SUM([.H$2];[.S40])" office:value-type="percentage" office:value="0.0592678675188844" calcext:value-type="percentage">
            <text:p>6%</text:p>
          </table:table-cell>
          <table:table-cell table:style-name="ce308" table:formula="of:=SUM([.I$2];[.T40])" office:value-type="percentage" office:value="0.213635483246175" calcext:value-type="percentage">
            <text:p>21%</text:p>
          </table:table-cell>
          <table:table-cell table:style-name="ce308" table:formula="of:=SUM([.B40:.I40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Ventelänlaakso</text:p>
          </table:table-cell>
          <table:table-cell table:style-name="ce77" table:formula="of:=[.M49]/100" office:value-type="float" office:value="0" calcext:value-type="float">
            <text:p>0</text:p>
          </table:table-cell>
          <table:table-cell table:style-name="ce77" table:formula="of:=[.N49]/100" office:value-type="float" office:value="0" calcext:value-type="float">
            <text:p>0</text:p>
          </table:table-cell>
          <table:table-cell table:style-name="ce77" table:formula="of:=[.O49]/100" office:value-type="float" office:value="0" calcext:value-type="float">
            <text:p>0</text:p>
          </table:table-cell>
          <table:table-cell table:style-name="ce77" table:formula="of:=[.P49]/100" office:value-type="float" office:value="0" calcext:value-type="float">
            <text:p>0</text:p>
          </table:table-cell>
          <table:table-cell table:style-name="ce77" table:formula="of:=[.Q49]/100" office:value-type="float" office:value="0" calcext:value-type="float">
            <text:p>0</text:p>
          </table:table-cell>
          <table:table-cell table:style-name="ce77" table:formula="of:=[.R49]/100" office:value-type="float" office:value="0" calcext:value-type="float">
            <text:p>0</text:p>
          </table:table-cell>
          <table:table-cell table:style-name="ce77" table:formula="of:=[.S49]/100" office:value-type="float" office:value="0" calcext:value-type="float">
            <text:p>0</text:p>
          </table:table-cell>
          <table:table-cell table:style-name="ce77" table:formula="of:=[.T49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Aurland</text:p>
          </table:table-cell>
          <table:table-cell table:style-name="ce308" table:formula="of:=SUM([.B$2];[.M41])" office:value-type="percentage" office:value="0.143811737361999" calcext:value-type="percentage">
            <text:p>14%</text:p>
          </table:table-cell>
          <table:table-cell table:style-name="ce308" table:formula="of:=SUM([.C$2];[.N41])" office:value-type="percentage" office:value="0.226806120472593" calcext:value-type="percentage">
            <text:p>23%</text:p>
          </table:table-cell>
          <table:table-cell table:style-name="ce308" table:formula="of:=SUM([.D$2];[.O41])" office:value-type="percentage" office:value="0.173833042804571" calcext:value-type="percentage">
            <text:p>17%</text:p>
          </table:table-cell>
          <table:table-cell table:style-name="ce308" table:formula="of:=SUM([.E$2];[.P41])" office:value-type="percentage" office:value="0.0306992058880496" calcext:value-type="percentage">
            <text:p>3%</text:p>
          </table:table-cell>
          <table:table-cell table:style-name="ce308" table:formula="of:=SUM([.F$2];[.Q41])" office:value-type="percentage" office:value="0.0431919426689909" calcext:value-type="percentage">
            <text:p>4%</text:p>
          </table:table-cell>
          <table:table-cell table:style-name="ce308" table:formula="of:=SUM([.G$2];[.R41])" office:value-type="percentage" office:value="0.108754600038737" calcext:value-type="percentage">
            <text:p>11%</text:p>
          </table:table-cell>
          <table:table-cell table:style-name="ce308" table:formula="of:=SUM([.H$2];[.S41])" office:value-type="percentage" office:value="0.0592678675188844" calcext:value-type="percentage">
            <text:p>6%</text:p>
          </table:table-cell>
          <table:table-cell table:style-name="ce308" table:formula="of:=SUM([.I$2];[.T41])" office:value-type="percentage" office:value="0.213635483246175" calcext:value-type="percentage">
            <text:p>21%</text:p>
          </table:table-cell>
          <table:table-cell table:style-name="ce308" table:formula="of:=SUM([.B41:.I41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Aurmaa</text:p>
          </table:table-cell>
          <table:table-cell table:style-name="ce77" table:formula="of:=[.M50]/100" office:value-type="float" office:value="0" calcext:value-type="float">
            <text:p>0</text:p>
          </table:table-cell>
          <table:table-cell table:style-name="ce77" table:formula="of:=[.N50]/100" office:value-type="float" office:value="0" calcext:value-type="float">
            <text:p>0</text:p>
          </table:table-cell>
          <table:table-cell table:style-name="ce77" table:formula="of:=[.O50]/100" office:value-type="float" office:value="0" calcext:value-type="float">
            <text:p>0</text:p>
          </table:table-cell>
          <table:table-cell table:style-name="ce77" table:formula="of:=[.P50]/100" office:value-type="float" office:value="0" calcext:value-type="float">
            <text:p>0</text:p>
          </table:table-cell>
          <table:table-cell table:style-name="ce77" table:formula="of:=[.Q50]/100" office:value-type="float" office:value="0" calcext:value-type="float">
            <text:p>0</text:p>
          </table:table-cell>
          <table:table-cell table:style-name="ce77" table:formula="of:=[.R50]/100" office:value-type="float" office:value="0" calcext:value-type="float">
            <text:p>0</text:p>
          </table:table-cell>
          <table:table-cell table:style-name="ce77" table:formula="of:=[.S50]/100" office:value-type="float" office:value="0" calcext:value-type="float">
            <text:p>0</text:p>
          </table:table-cell>
          <table:table-cell table:style-name="ce77" table:formula="of:=[.T50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Korsdal</text:p>
          </table:table-cell>
          <table:table-cell table:style-name="ce308" table:formula="of:=SUM([.B$2];[.M42])" office:value-type="percentage" office:value="0.143811737361999" calcext:value-type="percentage">
            <text:p>14%</text:p>
          </table:table-cell>
          <table:table-cell table:style-name="ce308" table:formula="of:=SUM([.C$2];[.N42])" office:value-type="percentage" office:value="0.226806120472593" calcext:value-type="percentage">
            <text:p>23%</text:p>
          </table:table-cell>
          <table:table-cell table:style-name="ce308" table:formula="of:=SUM([.D$2];[.O42])" office:value-type="percentage" office:value="0.173833042804571" calcext:value-type="percentage">
            <text:p>17%</text:p>
          </table:table-cell>
          <table:table-cell table:style-name="ce308" table:formula="of:=SUM([.E$2];[.P42])" office:value-type="percentage" office:value="0.0306992058880496" calcext:value-type="percentage">
            <text:p>3%</text:p>
          </table:table-cell>
          <table:table-cell table:style-name="ce308" table:formula="of:=SUM([.F$2];[.Q42])" office:value-type="percentage" office:value="0.0431919426689909" calcext:value-type="percentage">
            <text:p>4%</text:p>
          </table:table-cell>
          <table:table-cell table:style-name="ce308" table:formula="of:=SUM([.G$2];[.R42])" office:value-type="percentage" office:value="0.108754600038737" calcext:value-type="percentage">
            <text:p>11%</text:p>
          </table:table-cell>
          <table:table-cell table:style-name="ce308" table:formula="of:=SUM([.H$2];[.S42])" office:value-type="percentage" office:value="0.0592678675188844" calcext:value-type="percentage">
            <text:p>6%</text:p>
          </table:table-cell>
          <table:table-cell table:style-name="ce308" table:formula="of:=SUM([.I$2];[.T42])" office:value-type="percentage" office:value="0.213635483246175" calcext:value-type="percentage">
            <text:p>21%</text:p>
          </table:table-cell>
          <table:table-cell table:style-name="ce308" table:formula="of:=SUM([.B42:.I42])" office:value-type="percentage" office:value="1" calcext:value-type="percentage">
            <text:p>100%</text:p>
          </table:table-cell>
          <table:table-cell table:style-name="ce77"/>
          <table:table-cell table:style-name="ce77" office:value-type="string" calcext:value-type="string">
            <text:p>Ristilaakso</text:p>
          </table:table-cell>
          <table:table-cell table:style-name="ce77" table:formula="of:=[.M51]/100" office:value-type="float" office:value="0" calcext:value-type="float">
            <text:p>0</text:p>
          </table:table-cell>
          <table:table-cell table:style-name="ce77" table:formula="of:=[.N51]/100" office:value-type="float" office:value="0" calcext:value-type="float">
            <text:p>0</text:p>
          </table:table-cell>
          <table:table-cell table:style-name="ce77" table:formula="of:=[.O51]/100" office:value-type="float" office:value="0" calcext:value-type="float">
            <text:p>0</text:p>
          </table:table-cell>
          <table:table-cell table:style-name="ce77" table:formula="of:=[.P51]/100" office:value-type="float" office:value="0" calcext:value-type="float">
            <text:p>0</text:p>
          </table:table-cell>
          <table:table-cell table:style-name="ce77" table:formula="of:=[.Q51]/100" office:value-type="float" office:value="0" calcext:value-type="float">
            <text:p>0</text:p>
          </table:table-cell>
          <table:table-cell table:style-name="ce77" table:formula="of:=[.R51]/100" office:value-type="float" office:value="0" calcext:value-type="float">
            <text:p>0</text:p>
          </table:table-cell>
          <table:table-cell table:style-name="ce77" table:formula="of:=[.S51]/100" office:value-type="float" office:value="0" calcext:value-type="float">
            <text:p>0</text:p>
          </table:table-cell>
          <table:table-cell table:style-name="ce77" table:formula="of:=[.T51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7" table:number-columns-repeated="10"/>
          <table:table-cell table:style-name="ce263" table:number-columns-repeated="2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00" office:value-type="string" calcext:value-type="string">
            <text:p>1/2 ÄÄNET</text:p>
          </table:table-cell>
          <table:table-cell table:style-name="ce84" office:value-type="string" calcext:value-type="string">
            <text:p>SFO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NP</text:p>
          </table:table-cell>
          <table:table-cell table:style-name="ce84" office:value-type="string" calcext:value-type="string">
            <text:p>LAF</text:p>
          </table:table-cell>
          <table:table-cell table:style-name="ce84" office:value-type="string" calcext:value-type="string">
            <text:p>KD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FF</text:p>
          </table:table-cell>
          <table:table-cell table:style-name="ce84" office:value-type="string" calcext:value-type="string">
            <text:p>Yht.</text:p>
          </table:table-cell>
          <table:table-cell table:style-name="ce263" table:number-columns-repeated="2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Nyholmsland</text:p>
          </table:table-cell>
          <table:table-cell table:style-name="ce263" table:formula="of:=([.B36]*[.$K45])/2" office:value-type="float" office:value="267.130302149913" calcext:value-type="float">
            <text:p>267</text:p>
          </table:table-cell>
          <table:table-cell table:style-name="ce263" table:formula="of:=([.C36]*[.$K45])/2" office:value-type="float" office:value="421.292368777842" calcext:value-type="float">
            <text:p>421</text:p>
          </table:table-cell>
          <table:table-cell table:style-name="ce263" table:formula="of:=([.D36]*[.$K45])/2" office:value-type="float" office:value="322.894877009491" calcext:value-type="float">
            <text:p>323</text:p>
          </table:table-cell>
          <table:table-cell table:style-name="ce263" table:formula="of:=([.E36]*[.$K45])/2" office:value-type="float" office:value="57.0237749370521" calcext:value-type="float">
            <text:p>57</text:p>
          </table:table-cell>
          <table:table-cell table:style-name="ce263" table:formula="of:=([.F36]*[.$K45])/2" office:value-type="float" office:value="80.2290335076506" calcext:value-type="float">
            <text:p>80</text:p>
          </table:table-cell>
          <table:table-cell table:style-name="ce263" table:formula="of:=([.G36]*[.$K45])/2" office:value-type="float" office:value="202.011669571954" calcext:value-type="float">
            <text:p>202</text:p>
          </table:table-cell>
          <table:table-cell table:style-name="ce263" table:formula="of:=([.H36]*[.$K45])/2" office:value-type="float" office:value="110.090063916328" calcext:value-type="float">
            <text:p>110</text:p>
          </table:table-cell>
          <table:table-cell table:style-name="ce263" table:formula="of:=([.I36]*[.$K45])/2" office:value-type="float" office:value="396.827910129769" calcext:value-type="float">
            <text:p>397</text:p>
          </table:table-cell>
          <table:table-cell table:style-name="ce263" table:formula="of:=SUM([.B45:.I45])" office:value-type="float" office:value="1857.5" calcext:value-type="float">
            <text:p>1858</text:p>
          </table:table-cell>
          <table:table-cell table:style-name="ce263" office:value-type="float" office:value="3715" calcext:value-type="float">
            <text:p>3715</text:p>
          </table:table-cell>
          <table:table-cell table:style-name="ce263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Forsland</text:p>
          </table:table-cell>
          <table:table-cell table:style-name="ce263" table:formula="of:=([.B37]*[.$K46])/2" office:value-type="float" office:value="177.176060429983" calcext:value-type="float">
            <text:p>177</text:p>
          </table:table-cell>
          <table:table-cell table:style-name="ce263" table:formula="of:=([.C37]*[.$K46])/2" office:value-type="float" office:value="279.425140422235" calcext:value-type="float">
            <text:p>279</text:p>
          </table:table-cell>
          <table:table-cell table:style-name="ce263" table:formula="of:=([.D37]*[.$K46])/2" office:value-type="float" office:value="214.162308735231" calcext:value-type="float">
            <text:p>214</text:p>
          </table:table-cell>
          <table:table-cell table:style-name="ce263" table:formula="of:=([.E37]*[.$K46])/2" office:value-type="float" office:value="37.8214216540771" calcext:value-type="float">
            <text:p>38</text:p>
          </table:table-cell>
          <table:table-cell table:style-name="ce263" table:formula="of:=([.F37]*[.$K46])/2" office:value-type="float" office:value="53.2124733681968" calcext:value-type="float">
            <text:p>53</text:p>
          </table:table-cell>
          <table:table-cell table:style-name="ce263" table:formula="of:=([.G37]*[.$K46])/2" office:value-type="float" office:value="133.985667247724" calcext:value-type="float">
            <text:p>134</text:p>
          </table:table-cell>
          <table:table-cell table:style-name="ce263" table:formula="of:=([.H37]*[.$K46])/2" office:value-type="float" office:value="73.0180127832656" calcext:value-type="float">
            <text:p>73</text:p>
          </table:table-cell>
          <table:table-cell table:style-name="ce263" table:formula="of:=([.I37]*[.$K46])/2" office:value-type="float" office:value="263.198915359287" calcext:value-type="float">
            <text:p>263</text:p>
          </table:table-cell>
          <table:table-cell table:style-name="ce263" table:formula="of:=SUM([.B46:.I46])" office:value-type="float" office:value="1232" calcext:value-type="float">
            <text:p>1232</text:p>
          </table:table-cell>
          <table:table-cell table:style-name="ce263" office:value-type="float" office:value="2464" calcext:value-type="float">
            <text:p>2464</text:p>
          </table:table-cell>
          <table:table-cell table:style-name="ce263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xland</text:p>
          </table:table-cell>
          <table:table-cell table:style-name="ce263" table:formula="of:=([.B38]*[.$K47])/2" office:value-type="float" office:value="104.694944799535" calcext:value-type="float">
            <text:p>105</text:p>
          </table:table-cell>
          <table:table-cell table:style-name="ce263" table:formula="of:=([.C38]*[.$K47])/2" office:value-type="float" office:value="165.114855704048" calcext:value-type="float">
            <text:p>165</text:p>
          </table:table-cell>
          <table:table-cell table:style-name="ce263" table:formula="of:=([.D38]*[.$K47])/2" office:value-type="float" office:value="126.550455161728" calcext:value-type="float">
            <text:p>127</text:p>
          </table:table-cell>
          <table:table-cell table:style-name="ce263" table:formula="of:=([.E38]*[.$K47])/2" office:value-type="float" office:value="22.3490218865001" calcext:value-type="float">
            <text:p>22</text:p>
          </table:table-cell>
          <table:table-cell table:style-name="ce263" table:formula="of:=([.F38]*[.$K47])/2" office:value-type="float" office:value="31.4437342630254" calcext:value-type="float">
            <text:p>31</text:p>
          </table:table-cell>
          <table:table-cell table:style-name="ce263" table:formula="of:=([.G38]*[.$K47])/2" office:value-type="float" office:value="79.1733488282007" calcext:value-type="float">
            <text:p>79</text:p>
          </table:table-cell>
          <table:table-cell table:style-name="ce263" table:formula="of:=([.H38]*[.$K47])/2" office:value-type="float" office:value="43.1470075537478" calcext:value-type="float">
            <text:p>43</text:p>
          </table:table-cell>
          <table:table-cell table:style-name="ce263" table:formula="of:=([.I38]*[.$K47])/2" office:value-type="float" office:value="155.526631803215" calcext:value-type="float">
            <text:p>156</text:p>
          </table:table-cell>
          <table:table-cell table:style-name="ce263" table:formula="of:=SUM([.B47:.I47])" office:value-type="float" office:value="728" calcext:value-type="float">
            <text:p>728</text:p>
          </table:table-cell>
          <table:table-cell table:style-name="ce263" office:value-type="float" office:value="1456" calcext:value-type="float">
            <text:p>1456</text:p>
          </table:table-cell>
          <table:table-cell table:style-name="ce263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Gamlöland</text:p>
          </table:table-cell>
          <table:table-cell table:style-name="ce263" table:formula="of:=([.B39]*[.$K48])/2" office:value-type="float" office:value="27.8275711795468" calcext:value-type="float">
            <text:p>28</text:p>
          </table:table-cell>
          <table:table-cell table:style-name="ce263" table:formula="of:=([.C39]*[.$K48])/2" office:value-type="float" office:value="43.8869843114468" calcext:value-type="float">
            <text:p>44</text:p>
          </table:table-cell>
          <table:table-cell table:style-name="ce263" table:formula="of:=([.D39]*[.$K48])/2" office:value-type="float" office:value="33.6366937826845" calcext:value-type="float">
            <text:p>34</text:p>
          </table:table-cell>
          <table:table-cell table:style-name="ce263" table:formula="of:=([.E39]*[.$K48])/2" office:value-type="float" office:value="5.94029633933759" calcext:value-type="float">
            <text:p>6</text:p>
          </table:table-cell>
          <table:table-cell table:style-name="ce263" table:formula="of:=([.F39]*[.$K48])/2" office:value-type="float" office:value="8.35764090644974" calcext:value-type="float">
            <text:p>8</text:p>
          </table:table-cell>
          <table:table-cell table:style-name="ce263" table:formula="of:=([.G39]*[.$K48])/2" office:value-type="float" office:value="21.0440151074956" calcext:value-type="float">
            <text:p>21</text:p>
          </table:table-cell>
          <table:table-cell table:style-name="ce263" table:formula="of:=([.H39]*[.$K48])/2" office:value-type="float" office:value="11.4683323649041" calcext:value-type="float">
            <text:p>11</text:p>
          </table:table-cell>
          <table:table-cell table:style-name="ce263" table:formula="of:=([.I39]*[.$K48])/2" office:value-type="float" office:value="41.3384660081348" calcext:value-type="float">
            <text:p>41</text:p>
          </table:table-cell>
          <table:table-cell table:style-name="ce263" table:formula="of:=SUM([.B48:.I48])" office:value-type="float" office:value="193.5" calcext:value-type="float">
            <text:p>194</text:p>
          </table:table-cell>
          <table:table-cell table:style-name="ce263" office:value-type="float" office:value="387" calcext:value-type="float">
            <text:p>387</text:p>
          </table:table-cell>
          <table:table-cell table:style-name="ce263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endeldal</text:p>
          </table:table-cell>
          <table:table-cell table:style-name="ce263" table:formula="of:=([.B40]*[.$K49])/2" office:value-type="float" office:value="88.3004067402673" calcext:value-type="float">
            <text:p>88</text:p>
          </table:table-cell>
          <table:table-cell table:style-name="ce263" table:formula="of:=([.C40]*[.$K49])/2" office:value-type="float" office:value="139.258957970172" calcext:value-type="float">
            <text:p>139</text:p>
          </table:table-cell>
          <table:table-cell table:style-name="ce263" table:formula="of:=([.D40]*[.$K49])/2" office:value-type="float" office:value="106.733488282007" calcext:value-type="float">
            <text:p>107</text:p>
          </table:table-cell>
          <table:table-cell table:style-name="ce263" table:formula="of:=([.E40]*[.$K49])/2" office:value-type="float" office:value="18.8493124152624" calcext:value-type="float">
            <text:p>19</text:p>
          </table:table-cell>
          <table:table-cell table:style-name="ce263" table:formula="of:=([.F40]*[.$K49])/2" office:value-type="float" office:value="26.5198527987604" calcext:value-type="float">
            <text:p>27</text:p>
          </table:table-cell>
          <table:table-cell table:style-name="ce263" table:formula="of:=([.G40]*[.$K49])/2" office:value-type="float" office:value="66.7753244237846" calcext:value-type="float">
            <text:p>67</text:p>
          </table:table-cell>
          <table:table-cell table:style-name="ce263" table:formula="of:=([.H40]*[.$K49])/2" office:value-type="float" office:value="36.390470656595" calcext:value-type="float">
            <text:p>36</text:p>
          </table:table-cell>
          <table:table-cell table:style-name="ce263" table:formula="of:=([.I40]*[.$K49])/2" office:value-type="float" office:value="131.172186713151" calcext:value-type="float">
            <text:p>131</text:p>
          </table:table-cell>
          <table:table-cell table:style-name="ce263" table:formula="of:=SUM([.B49:.I49])" office:value-type="float" office:value="614" calcext:value-type="float">
            <text:p>614</text:p>
          </table:table-cell>
          <table:table-cell table:style-name="ce263" office:value-type="float" office:value="1228" calcext:value-type="float">
            <text:p>1228</text:p>
          </table:table-cell>
          <table:table-cell table:style-name="ce263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Aurland</text:p>
          </table:table-cell>
          <table:table-cell table:style-name="ce263" table:formula="of:=([.B41]*[.$K50])/2" office:value-type="float" office:value="22.7222545031958" calcext:value-type="float">
            <text:p>23</text:p>
          </table:table-cell>
          <table:table-cell table:style-name="ce263" table:formula="of:=([.C41]*[.$K50])/2" office:value-type="float" office:value="35.8353670346698" calcext:value-type="float">
            <text:p>36</text:p>
          </table:table-cell>
          <table:table-cell table:style-name="ce263" table:formula="of:=([.D41]*[.$K50])/2" office:value-type="float" office:value="27.4656207631222" calcext:value-type="float">
            <text:p>27</text:p>
          </table:table-cell>
          <table:table-cell table:style-name="ce263" table:formula="of:=([.E41]*[.$K50])/2" office:value-type="float" office:value="4.85047453031183" calcext:value-type="float">
            <text:p>5</text:p>
          </table:table-cell>
          <table:table-cell table:style-name="ce263" table:formula="of:=([.F41]*[.$K50])/2" office:value-type="float" office:value="6.82432694170056" calcext:value-type="float">
            <text:p>7</text:p>
          </table:table-cell>
          <table:table-cell table:style-name="ce263" table:formula="of:=([.G41]*[.$K50])/2" office:value-type="float" office:value="17.1832268061205" calcext:value-type="float">
            <text:p>17</text:p>
          </table:table-cell>
          <table:table-cell table:style-name="ce263" table:formula="of:=([.H41]*[.$K50])/2" office:value-type="float" office:value="9.36432306798373" calcext:value-type="float">
            <text:p>9</text:p>
          </table:table-cell>
          <table:table-cell table:style-name="ce263" table:formula="of:=([.I41]*[.$K50])/2" office:value-type="float" office:value="33.7544063528956" calcext:value-type="float">
            <text:p>34</text:p>
          </table:table-cell>
          <table:table-cell table:style-name="ce263" table:formula="of:=SUM([.B50:.I50])" office:value-type="float" office:value="158" calcext:value-type="float">
            <text:p>158</text:p>
          </table:table-cell>
          <table:table-cell table:style-name="ce263" office:value-type="float" office:value="316" calcext:value-type="float">
            <text:p>316</text:p>
          </table:table-cell>
          <table:table-cell table:style-name="ce263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Korsdal</text:p>
          </table:table-cell>
          <table:table-cell table:style-name="ce263" table:formula="of:=([.B42]*[.$K51])/2" office:value-type="float" office:value="19.1988669378268" calcext:value-type="float">
            <text:p>19</text:p>
          </table:table-cell>
          <table:table-cell table:style-name="ce263" table:formula="of:=([.C42]*[.$K51])/2" office:value-type="float" office:value="30.2786170830912" calcext:value-type="float">
            <text:p>30</text:p>
          </table:table-cell>
          <table:table-cell table:style-name="ce263" table:formula="of:=([.D42]*[.$K51])/2" office:value-type="float" office:value="23.2067112144102" calcext:value-type="float">
            <text:p>23</text:p>
          </table:table-cell>
          <table:table-cell table:style-name="ce263" table:formula="of:=([.E42]*[.$K51])/2" office:value-type="float" office:value="4.09834398605462" calcext:value-type="float">
            <text:p>4</text:p>
          </table:table-cell>
          <table:table-cell table:style-name="ce263" table:formula="of:=([.F42]*[.$K51])/2" office:value-type="float" office:value="5.76612434631029" calcext:value-type="float">
            <text:p>6</text:p>
          </table:table-cell>
          <table:table-cell table:style-name="ce263" table:formula="of:=([.G42]*[.$K51])/2" office:value-type="float" office:value="14.5187391051714" calcext:value-type="float">
            <text:p>15</text:p>
          </table:table-cell>
          <table:table-cell table:style-name="ce263" table:formula="of:=([.H42]*[.$K51])/2" office:value-type="float" office:value="7.91226031377106" calcext:value-type="float">
            <text:p>8</text:p>
          </table:table-cell>
          <table:table-cell table:style-name="ce263" table:formula="of:=([.I42]*[.$K51])/2" office:value-type="float" office:value="28.5203370133643" calcext:value-type="float">
            <text:p>29</text:p>
          </table:table-cell>
          <table:table-cell table:style-name="ce263" table:formula="of:=SUM([.B51:.I51])" office:value-type="float" office:value="133.5" calcext:value-type="float">
            <text:p>134</text:p>
          </table:table-cell>
          <table:table-cell table:style-name="ce263" office:value-type="float" office:value="267" calcext:value-type="float">
            <text:p>267</text:p>
          </table:table-cell>
          <table:table-cell table:style-name="ce263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7"/>
          <table:table-cell table:style-name="ce263" table:formula="of:=SUM([.B45:.B51])" office:value-type="float" office:value="707.050406740267" calcext:value-type="float">
            <text:p>707</text:p>
          </table:table-cell>
          <table:table-cell table:style-name="ce263" table:formula="of:=SUM([.C45:.C51])" office:value-type="float" office:value="1115.09229130351" calcext:value-type="float">
            <text:p>1115</text:p>
          </table:table-cell>
          <table:table-cell table:style-name="ce263" table:formula="of:=SUM([.D45:.D51])" office:value-type="float" office:value="854.650154948673" calcext:value-type="float">
            <text:p>855</text:p>
          </table:table-cell>
          <table:table-cell table:style-name="ce263" table:formula="of:=SUM([.E45:.E51])" office:value-type="float" office:value="150.932645748596" calcext:value-type="float">
            <text:p>151</text:p>
          </table:table-cell>
          <table:table-cell table:style-name="ce263" table:formula="of:=SUM([.F45:.F51])" office:value-type="float" office:value="212.353186132094" calcext:value-type="float">
            <text:p>212</text:p>
          </table:table-cell>
          <table:table-cell table:style-name="ce263" table:formula="of:=SUM([.G45:.G51])" office:value-type="float" office:value="534.691991090451" calcext:value-type="float">
            <text:p>535</text:p>
          </table:table-cell>
          <table:table-cell table:style-name="ce263" table:formula="of:=SUM([.H45:.H51])" office:value-type="float" office:value="291.390470656595" calcext:value-type="float">
            <text:p>291</text:p>
          </table:table-cell>
          <table:table-cell table:style-name="ce263" table:formula="of:=SUM([.I45:.I51])" office:value-type="float" office:value="1050.33885337982" calcext:value-type="float">
            <text:p>1050</text:p>
          </table:table-cell>
          <table:table-cell table:style-name="ce263" table:formula="of:=SUM([.J45:.J51])" office:value-type="float" office:value="4916.5" calcext:value-type="float">
            <text:p>4917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00" office:value-type="string" calcext:value-type="string">
            <text:p>PROSENTIT 1/3 ÄÄNET</text:p>
          </table:table-cell>
          <table:table-cell table:style-name="ce84" office:value-type="string" calcext:value-type="string">
            <text:p>SFO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NP</text:p>
          </table:table-cell>
          <table:table-cell table:style-name="ce84" office:value-type="string" calcext:value-type="string">
            <text:p>LAF</text:p>
          </table:table-cell>
          <table:table-cell table:style-name="ce84" office:value-type="string" calcext:value-type="string">
            <text:p>KD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FF</text:p>
          </table:table-cell>
          <table:table-cell table:style-name="ce84" office:value-type="string" calcext:value-type="string">
            <text:p>Yht.</text:p>
          </table:table-cell>
          <table:table-cell table:style-name="ce77"/>
          <table:table-cell table:style-name="ce77" office:value-type="string" calcext:value-type="string">
            <text:p>Muutosprosentit</text:p>
          </table:table-cell>
          <table:table-cell table:style-name="ce77" office:value-type="string" calcext:value-type="string">
            <text:p>SPP</text:p>
          </table:table-cell>
          <table:table-cell table:style-name="ce77" office:value-type="string" calcext:value-type="string">
            <text:p>DEM</text:p>
          </table:table-cell>
          <table:table-cell table:style-name="ce77" office:value-type="string" calcext:value-type="string">
            <text:p>NAT</text:p>
          </table:table-cell>
          <table:table-cell table:style-name="ce77" office:value-type="string" calcext:value-type="string">
            <text:p>CEN</text:p>
          </table:table-cell>
          <table:table-cell table:style-name="ce77" office:value-type="string" calcext:value-type="string">
            <text:p>CDLU</text:p>
          </table:table-cell>
          <table:table-cell table:style-name="ce77" office:value-type="string" calcext:value-type="string">
            <text:p>LIB</text:p>
          </table:table-cell>
          <table:table-cell table:style-name="ce77" office:value-type="string" calcext:value-type="string">
            <text:p>FDP</text:p>
          </table:table-cell>
          <table:table-cell table:style-name="ce77" office:value-type="string" calcext:value-type="string">
            <text:p>PF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Nyholmsland</text:p>
          </table:table-cell>
          <table:table-cell table:style-name="ce308" table:formula="of:=SUM([.B$2];[.M54])" office:value-type="percentage" office:value="0.143811737361999" calcext:value-type="percentage">
            <text:p>14%</text:p>
          </table:table-cell>
          <table:table-cell table:style-name="ce308" table:formula="of:=SUM([.C$2];[.N54])" office:value-type="percentage" office:value="0.226806120472593" calcext:value-type="percentage">
            <text:p>23%</text:p>
          </table:table-cell>
          <table:table-cell table:style-name="ce308" table:formula="of:=SUM([.D$2];[.O54])" office:value-type="percentage" office:value="0.173833042804571" calcext:value-type="percentage">
            <text:p>17%</text:p>
          </table:table-cell>
          <table:table-cell table:style-name="ce308" table:formula="of:=SUM([.E$2];[.P54])" office:value-type="percentage" office:value="0.0306992058880496" calcext:value-type="percentage">
            <text:p>3%</text:p>
          </table:table-cell>
          <table:table-cell table:style-name="ce308" table:formula="of:=SUM([.F$2];[.Q54])" office:value-type="percentage" office:value="0.0431919426689909" calcext:value-type="percentage">
            <text:p>4%</text:p>
          </table:table-cell>
          <table:table-cell table:style-name="ce308" table:formula="of:=SUM([.G$2];[.R54])" office:value-type="percentage" office:value="0.108754600038737" calcext:value-type="percentage">
            <text:p>11%</text:p>
          </table:table-cell>
          <table:table-cell table:style-name="ce308" table:formula="of:=SUM([.H$2];[.S54])" office:value-type="percentage" office:value="0.0592678675188844" calcext:value-type="percentage">
            <text:p>6%</text:p>
          </table:table-cell>
          <table:table-cell table:style-name="ce308" table:formula="of:=SUM([.I$2];[.T54])" office:value-type="percentage" office:value="0.213635483246175" calcext:value-type="percentage">
            <text:p>21%</text:p>
          </table:table-cell>
          <table:table-cell table:style-name="ce115" table:formula="of:=SUM([.B54:.I54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Uussaarenmaa</text:p>
          </table:table-cell>
          <table:table-cell table:style-name="ce77" table:formula="of:=[.M63]/100" office:value-type="float" office:value="0" calcext:value-type="float">
            <text:p>0</text:p>
          </table:table-cell>
          <table:table-cell table:style-name="ce77" table:formula="of:=[.N63]/100" office:value-type="float" office:value="0" calcext:value-type="float">
            <text:p>0</text:p>
          </table:table-cell>
          <table:table-cell table:style-name="ce77" table:formula="of:=[.O63]/100" office:value-type="float" office:value="0" calcext:value-type="float">
            <text:p>0</text:p>
          </table:table-cell>
          <table:table-cell table:style-name="ce77" table:formula="of:=[.P63]/100" office:value-type="float" office:value="0" calcext:value-type="float">
            <text:p>0</text:p>
          </table:table-cell>
          <table:table-cell table:style-name="ce77" table:formula="of:=[.Q63]/100" office:value-type="float" office:value="0" calcext:value-type="float">
            <text:p>0</text:p>
          </table:table-cell>
          <table:table-cell table:style-name="ce77" table:formula="of:=[.R63]/100" office:value-type="float" office:value="0" calcext:value-type="float">
            <text:p>0</text:p>
          </table:table-cell>
          <table:table-cell table:style-name="ce77" table:formula="of:=[.S63]/100" office:value-type="float" office:value="0" calcext:value-type="float">
            <text:p>0</text:p>
          </table:table-cell>
          <table:table-cell table:style-name="ce77" table:formula="of:=[.T63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Forsland</text:p>
          </table:table-cell>
          <table:table-cell table:style-name="ce308" table:formula="of:=SUM([.B$2];[.M55])" office:value-type="percentage" office:value="0.143811737361999" calcext:value-type="percentage">
            <text:p>14%</text:p>
          </table:table-cell>
          <table:table-cell table:style-name="ce308" table:formula="of:=SUM([.C$2];[.N55])" office:value-type="percentage" office:value="0.226806120472593" calcext:value-type="percentage">
            <text:p>23%</text:p>
          </table:table-cell>
          <table:table-cell table:style-name="ce308" table:formula="of:=SUM([.D$2];[.O55])" office:value-type="percentage" office:value="0.173833042804571" calcext:value-type="percentage">
            <text:p>17%</text:p>
          </table:table-cell>
          <table:table-cell table:style-name="ce308" table:formula="of:=SUM([.E$2];[.P55])" office:value-type="percentage" office:value="0.0306992058880496" calcext:value-type="percentage">
            <text:p>3%</text:p>
          </table:table-cell>
          <table:table-cell table:style-name="ce308" table:formula="of:=SUM([.F$2];[.Q55])" office:value-type="percentage" office:value="0.0431919426689909" calcext:value-type="percentage">
            <text:p>4%</text:p>
          </table:table-cell>
          <table:table-cell table:style-name="ce308" table:formula="of:=SUM([.G$2];[.R55])" office:value-type="percentage" office:value="0.108754600038737" calcext:value-type="percentage">
            <text:p>11%</text:p>
          </table:table-cell>
          <table:table-cell table:style-name="ce308" table:formula="of:=SUM([.H$2];[.S55])" office:value-type="percentage" office:value="0.0592678675188844" calcext:value-type="percentage">
            <text:p>6%</text:p>
          </table:table-cell>
          <table:table-cell table:style-name="ce308" table:formula="of:=SUM([.I$2];[.T55])" office:value-type="percentage" office:value="0.213635483246175" calcext:value-type="percentage">
            <text:p>21%</text:p>
          </table:table-cell>
          <table:table-cell table:style-name="ce115" table:formula="of:=SUM([.B55:.I55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Virranmaa</text:p>
          </table:table-cell>
          <table:table-cell table:style-name="ce77" table:formula="of:=[.M64]/100" office:value-type="float" office:value="0" calcext:value-type="float">
            <text:p>0</text:p>
          </table:table-cell>
          <table:table-cell table:style-name="ce77" table:formula="of:=[.N64]/100" office:value-type="float" office:value="0" calcext:value-type="float">
            <text:p>0</text:p>
          </table:table-cell>
          <table:table-cell table:style-name="ce77" table:formula="of:=[.O64]/100" office:value-type="float" office:value="0" calcext:value-type="float">
            <text:p>0</text:p>
          </table:table-cell>
          <table:table-cell table:style-name="ce77" table:formula="of:=[.P64]/100" office:value-type="float" office:value="0" calcext:value-type="float">
            <text:p>0</text:p>
          </table:table-cell>
          <table:table-cell table:style-name="ce77" table:formula="of:=[.Q64]/100" office:value-type="float" office:value="0" calcext:value-type="float">
            <text:p>0</text:p>
          </table:table-cell>
          <table:table-cell table:style-name="ce77" table:formula="of:=[.R64]/100" office:value-type="float" office:value="0" calcext:value-type="float">
            <text:p>0</text:p>
          </table:table-cell>
          <table:table-cell table:style-name="ce77" table:formula="of:=[.S64]/100" office:value-type="float" office:value="0" calcext:value-type="float">
            <text:p>0</text:p>
          </table:table-cell>
          <table:table-cell table:style-name="ce77" table:formula="of:=[.T64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xland</text:p>
          </table:table-cell>
          <table:table-cell table:style-name="ce308" table:formula="of:=SUM([.B$2];[.M56])" office:value-type="percentage" office:value="0.143811737361999" calcext:value-type="percentage">
            <text:p>14%</text:p>
          </table:table-cell>
          <table:table-cell table:style-name="ce308" table:formula="of:=SUM([.C$2];[.N56])" office:value-type="percentage" office:value="0.226806120472593" calcext:value-type="percentage">
            <text:p>23%</text:p>
          </table:table-cell>
          <table:table-cell table:style-name="ce308" table:formula="of:=SUM([.D$2];[.O56])" office:value-type="percentage" office:value="0.173833042804571" calcext:value-type="percentage">
            <text:p>17%</text:p>
          </table:table-cell>
          <table:table-cell table:style-name="ce308" table:formula="of:=SUM([.E$2];[.P56])" office:value-type="percentage" office:value="0.0306992058880496" calcext:value-type="percentage">
            <text:p>3%</text:p>
          </table:table-cell>
          <table:table-cell table:style-name="ce308" table:formula="of:=SUM([.F$2];[.Q56])" office:value-type="percentage" office:value="0.0431919426689909" calcext:value-type="percentage">
            <text:p>4%</text:p>
          </table:table-cell>
          <table:table-cell table:style-name="ce308" table:formula="of:=SUM([.G$2];[.R56])" office:value-type="percentage" office:value="0.108754600038737" calcext:value-type="percentage">
            <text:p>11%</text:p>
          </table:table-cell>
          <table:table-cell table:style-name="ce308" table:formula="of:=SUM([.H$2];[.S56])" office:value-type="percentage" office:value="0.0592678675188844" calcext:value-type="percentage">
            <text:p>6%</text:p>
          </table:table-cell>
          <table:table-cell table:style-name="ce308" table:formula="of:=SUM([.I$2];[.T56])" office:value-type="percentage" office:value="0.213635483246175" calcext:value-type="percentage">
            <text:p>21%</text:p>
          </table:table-cell>
          <table:table-cell table:style-name="ce115" table:formula="of:=SUM([.B56:.I56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Vahamaa</text:p>
          </table:table-cell>
          <table:table-cell table:style-name="ce77" table:formula="of:=[.M65]/100" office:value-type="float" office:value="0" calcext:value-type="float">
            <text:p>0</text:p>
          </table:table-cell>
          <table:table-cell table:style-name="ce77" table:formula="of:=[.N65]/100" office:value-type="float" office:value="0" calcext:value-type="float">
            <text:p>0</text:p>
          </table:table-cell>
          <table:table-cell table:style-name="ce77" table:formula="of:=[.O65]/100" office:value-type="float" office:value="0" calcext:value-type="float">
            <text:p>0</text:p>
          </table:table-cell>
          <table:table-cell table:style-name="ce77" table:formula="of:=[.P65]/100" office:value-type="float" office:value="0" calcext:value-type="float">
            <text:p>0</text:p>
          </table:table-cell>
          <table:table-cell table:style-name="ce77" table:formula="of:=[.Q65]/100" office:value-type="float" office:value="0" calcext:value-type="float">
            <text:p>0</text:p>
          </table:table-cell>
          <table:table-cell table:style-name="ce77" table:formula="of:=[.R65]/100" office:value-type="float" office:value="0" calcext:value-type="float">
            <text:p>0</text:p>
          </table:table-cell>
          <table:table-cell table:style-name="ce77" table:formula="of:=[.S65]/100" office:value-type="float" office:value="0" calcext:value-type="float">
            <text:p>0</text:p>
          </table:table-cell>
          <table:table-cell table:style-name="ce77" table:formula="of:=[.T65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Gamlöland</text:p>
          </table:table-cell>
          <table:table-cell table:style-name="ce308" table:formula="of:=SUM([.B$2];[.M57])" office:value-type="percentage" office:value="0.143811737361999" calcext:value-type="percentage">
            <text:p>14%</text:p>
          </table:table-cell>
          <table:table-cell table:style-name="ce308" table:formula="of:=SUM([.C$2];[.N57])" office:value-type="percentage" office:value="0.226806120472593" calcext:value-type="percentage">
            <text:p>23%</text:p>
          </table:table-cell>
          <table:table-cell table:style-name="ce308" table:formula="of:=SUM([.D$2];[.O57])" office:value-type="percentage" office:value="0.173833042804571" calcext:value-type="percentage">
            <text:p>17%</text:p>
          </table:table-cell>
          <table:table-cell table:style-name="ce308" table:formula="of:=SUM([.E$2];[.P57])" office:value-type="percentage" office:value="0.0306992058880496" calcext:value-type="percentage">
            <text:p>3%</text:p>
          </table:table-cell>
          <table:table-cell table:style-name="ce308" table:formula="of:=SUM([.F$2];[.Q57])" office:value-type="percentage" office:value="0.0431919426689909" calcext:value-type="percentage">
            <text:p>4%</text:p>
          </table:table-cell>
          <table:table-cell table:style-name="ce308" table:formula="of:=SUM([.G$2];[.R57])" office:value-type="percentage" office:value="0.108754600038737" calcext:value-type="percentage">
            <text:p>11%</text:p>
          </table:table-cell>
          <table:table-cell table:style-name="ce308" table:formula="of:=SUM([.H$2];[.S57])" office:value-type="percentage" office:value="0.0592678675188844" calcext:value-type="percentage">
            <text:p>6%</text:p>
          </table:table-cell>
          <table:table-cell table:style-name="ce308" table:formula="of:=SUM([.I$2];[.T57])" office:value-type="percentage" office:value="0.213635483246175" calcext:value-type="percentage">
            <text:p>21%</text:p>
          </table:table-cell>
          <table:table-cell table:style-name="ce115" table:formula="of:=SUM([.B57:.I57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Vanhasaarenmaa</text:p>
          </table:table-cell>
          <table:table-cell table:style-name="ce77" table:formula="of:=[.M66]/100" office:value-type="float" office:value="0" calcext:value-type="float">
            <text:p>0</text:p>
          </table:table-cell>
          <table:table-cell table:style-name="ce77" table:formula="of:=[.N66]/100" office:value-type="float" office:value="0" calcext:value-type="float">
            <text:p>0</text:p>
          </table:table-cell>
          <table:table-cell table:style-name="ce77" table:formula="of:=[.O66]/100" office:value-type="float" office:value="0" calcext:value-type="float">
            <text:p>0</text:p>
          </table:table-cell>
          <table:table-cell table:style-name="ce77" table:formula="of:=[.P66]/100" office:value-type="float" office:value="0" calcext:value-type="float">
            <text:p>0</text:p>
          </table:table-cell>
          <table:table-cell table:style-name="ce77" table:formula="of:=[.Q66]/100" office:value-type="float" office:value="0" calcext:value-type="float">
            <text:p>0</text:p>
          </table:table-cell>
          <table:table-cell table:style-name="ce77" table:formula="of:=[.R66]/100" office:value-type="float" office:value="0" calcext:value-type="float">
            <text:p>0</text:p>
          </table:table-cell>
          <table:table-cell table:style-name="ce77" table:formula="of:=[.S66]/100" office:value-type="float" office:value="0" calcext:value-type="float">
            <text:p>0</text:p>
          </table:table-cell>
          <table:table-cell table:style-name="ce77" table:formula="of:=[.T66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endeldal</text:p>
          </table:table-cell>
          <table:table-cell table:style-name="ce308" table:formula="of:=SUM([.B$2];[.M58])" office:value-type="percentage" office:value="0.143811737361999" calcext:value-type="percentage">
            <text:p>14%</text:p>
          </table:table-cell>
          <table:table-cell table:style-name="ce308" table:formula="of:=SUM([.C$2];[.N58])" office:value-type="percentage" office:value="0.226806120472593" calcext:value-type="percentage">
            <text:p>23%</text:p>
          </table:table-cell>
          <table:table-cell table:style-name="ce308" table:formula="of:=SUM([.D$2];[.O58])" office:value-type="percentage" office:value="0.173833042804571" calcext:value-type="percentage">
            <text:p>17%</text:p>
          </table:table-cell>
          <table:table-cell table:style-name="ce308" table:formula="of:=SUM([.E$2];[.P58])" office:value-type="percentage" office:value="0.0306992058880496" calcext:value-type="percentage">
            <text:p>3%</text:p>
          </table:table-cell>
          <table:table-cell table:style-name="ce308" table:formula="of:=SUM([.F$2];[.Q58])" office:value-type="percentage" office:value="0.0431919426689909" calcext:value-type="percentage">
            <text:p>4%</text:p>
          </table:table-cell>
          <table:table-cell table:style-name="ce308" table:formula="of:=SUM([.G$2];[.R58])" office:value-type="percentage" office:value="0.108754600038737" calcext:value-type="percentage">
            <text:p>11%</text:p>
          </table:table-cell>
          <table:table-cell table:style-name="ce308" table:formula="of:=SUM([.H$2];[.S58])" office:value-type="percentage" office:value="0.0592678675188844" calcext:value-type="percentage">
            <text:p>6%</text:p>
          </table:table-cell>
          <table:table-cell table:style-name="ce308" table:formula="of:=SUM([.I$2];[.T58])" office:value-type="percentage" office:value="0.213635483246175" calcext:value-type="percentage">
            <text:p>21%</text:p>
          </table:table-cell>
          <table:table-cell table:style-name="ce115" table:formula="of:=SUM([.B58:.I58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Ventelänlaakso</text:p>
          </table:table-cell>
          <table:table-cell table:style-name="ce77" table:formula="of:=[.M67]/100" office:value-type="float" office:value="0" calcext:value-type="float">
            <text:p>0</text:p>
          </table:table-cell>
          <table:table-cell table:style-name="ce77" table:formula="of:=[.N67]/100" office:value-type="float" office:value="0" calcext:value-type="float">
            <text:p>0</text:p>
          </table:table-cell>
          <table:table-cell table:style-name="ce77" table:formula="of:=[.O67]/100" office:value-type="float" office:value="0" calcext:value-type="float">
            <text:p>0</text:p>
          </table:table-cell>
          <table:table-cell table:style-name="ce77" table:formula="of:=[.P67]/100" office:value-type="float" office:value="0" calcext:value-type="float">
            <text:p>0</text:p>
          </table:table-cell>
          <table:table-cell table:style-name="ce77" table:formula="of:=[.Q67]/100" office:value-type="float" office:value="0" calcext:value-type="float">
            <text:p>0</text:p>
          </table:table-cell>
          <table:table-cell table:style-name="ce77" table:formula="of:=[.R67]/100" office:value-type="float" office:value="0" calcext:value-type="float">
            <text:p>0</text:p>
          </table:table-cell>
          <table:table-cell table:style-name="ce77" table:formula="of:=[.S67]/100" office:value-type="float" office:value="0" calcext:value-type="float">
            <text:p>0</text:p>
          </table:table-cell>
          <table:table-cell table:style-name="ce77" table:formula="of:=[.T67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Aurland</text:p>
          </table:table-cell>
          <table:table-cell table:style-name="ce308" table:formula="of:=SUM([.B$2];[.M59])" office:value-type="percentage" office:value="0.143811737361999" calcext:value-type="percentage">
            <text:p>14%</text:p>
          </table:table-cell>
          <table:table-cell table:style-name="ce308" table:formula="of:=SUM([.C$2];[.N59])" office:value-type="percentage" office:value="0.226806120472593" calcext:value-type="percentage">
            <text:p>23%</text:p>
          </table:table-cell>
          <table:table-cell table:style-name="ce308" table:formula="of:=SUM([.D$2];[.O59])" office:value-type="percentage" office:value="0.173833042804571" calcext:value-type="percentage">
            <text:p>17%</text:p>
          </table:table-cell>
          <table:table-cell table:style-name="ce308" table:formula="of:=SUM([.E$2];[.P59])" office:value-type="percentage" office:value="0.0306992058880496" calcext:value-type="percentage">
            <text:p>3%</text:p>
          </table:table-cell>
          <table:table-cell table:style-name="ce308" table:formula="of:=SUM([.F$2];[.Q59])" office:value-type="percentage" office:value="0.0431919426689909" calcext:value-type="percentage">
            <text:p>4%</text:p>
          </table:table-cell>
          <table:table-cell table:style-name="ce308" table:formula="of:=SUM([.G$2];[.R59])" office:value-type="percentage" office:value="0.108754600038737" calcext:value-type="percentage">
            <text:p>11%</text:p>
          </table:table-cell>
          <table:table-cell table:style-name="ce308" table:formula="of:=SUM([.H$2];[.S59])" office:value-type="percentage" office:value="0.0592678675188844" calcext:value-type="percentage">
            <text:p>6%</text:p>
          </table:table-cell>
          <table:table-cell table:style-name="ce308" table:formula="of:=SUM([.I$2];[.T59])" office:value-type="percentage" office:value="0.213635483246175" calcext:value-type="percentage">
            <text:p>21%</text:p>
          </table:table-cell>
          <table:table-cell table:style-name="ce115" table:formula="of:=SUM([.B59:.I59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Aurmaa</text:p>
          </table:table-cell>
          <table:table-cell table:style-name="ce77" table:formula="of:=[.M68]/100" office:value-type="float" office:value="0" calcext:value-type="float">
            <text:p>0</text:p>
          </table:table-cell>
          <table:table-cell table:style-name="ce77" table:formula="of:=[.N68]/100" office:value-type="float" office:value="0" calcext:value-type="float">
            <text:p>0</text:p>
          </table:table-cell>
          <table:table-cell table:style-name="ce77" table:formula="of:=[.O68]/100" office:value-type="float" office:value="0" calcext:value-type="float">
            <text:p>0</text:p>
          </table:table-cell>
          <table:table-cell table:style-name="ce77" table:formula="of:=[.P68]/100" office:value-type="float" office:value="0" calcext:value-type="float">
            <text:p>0</text:p>
          </table:table-cell>
          <table:table-cell table:style-name="ce77" table:formula="of:=[.Q68]/100" office:value-type="float" office:value="0" calcext:value-type="float">
            <text:p>0</text:p>
          </table:table-cell>
          <table:table-cell table:style-name="ce77" table:formula="of:=[.R68]/100" office:value-type="float" office:value="0" calcext:value-type="float">
            <text:p>0</text:p>
          </table:table-cell>
          <table:table-cell table:style-name="ce77" table:formula="of:=[.S68]/100" office:value-type="float" office:value="0" calcext:value-type="float">
            <text:p>0</text:p>
          </table:table-cell>
          <table:table-cell table:style-name="ce77" table:formula="of:=[.T68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Korsdal</text:p>
          </table:table-cell>
          <table:table-cell table:style-name="ce308" table:formula="of:=SUM([.B$2];[.M60])" office:value-type="percentage" office:value="0.143811737361999" calcext:value-type="percentage">
            <text:p>14%</text:p>
          </table:table-cell>
          <table:table-cell table:style-name="ce308" table:formula="of:=SUM([.C$2];[.N60])" office:value-type="percentage" office:value="0.226806120472593" calcext:value-type="percentage">
            <text:p>23%</text:p>
          </table:table-cell>
          <table:table-cell table:style-name="ce308" table:formula="of:=SUM([.D$2];[.O60])" office:value-type="percentage" office:value="0.173833042804571" calcext:value-type="percentage">
            <text:p>17%</text:p>
          </table:table-cell>
          <table:table-cell table:style-name="ce308" table:formula="of:=SUM([.E$2];[.P60])" office:value-type="percentage" office:value="0.0306992058880496" calcext:value-type="percentage">
            <text:p>3%</text:p>
          </table:table-cell>
          <table:table-cell table:style-name="ce308" table:formula="of:=SUM([.F$2];[.Q60])" office:value-type="percentage" office:value="0.0431919426689909" calcext:value-type="percentage">
            <text:p>4%</text:p>
          </table:table-cell>
          <table:table-cell table:style-name="ce308" table:formula="of:=SUM([.G$2];[.R60])" office:value-type="percentage" office:value="0.108754600038737" calcext:value-type="percentage">
            <text:p>11%</text:p>
          </table:table-cell>
          <table:table-cell table:style-name="ce308" table:formula="of:=SUM([.H$2];[.S60])" office:value-type="percentage" office:value="0.0592678675188844" calcext:value-type="percentage">
            <text:p>6%</text:p>
          </table:table-cell>
          <table:table-cell table:style-name="ce308" table:formula="of:=SUM([.I$2];[.T60])" office:value-type="percentage" office:value="0.213635483246175" calcext:value-type="percentage">
            <text:p>21%</text:p>
          </table:table-cell>
          <table:table-cell table:style-name="ce115" table:formula="of:=SUM([.B60:.I60])" office:value-type="percentage" office:value="1" calcext:value-type="percentage">
            <text:p>100.00%</text:p>
          </table:table-cell>
          <table:table-cell table:style-name="ce77"/>
          <table:table-cell table:style-name="ce77" office:value-type="string" calcext:value-type="string">
            <text:p>Ristilaakso</text:p>
          </table:table-cell>
          <table:table-cell table:style-name="ce77" table:formula="of:=[.M69]/100" office:value-type="float" office:value="0" calcext:value-type="float">
            <text:p>0</text:p>
          </table:table-cell>
          <table:table-cell table:style-name="ce77" table:formula="of:=[.N69]/100" office:value-type="float" office:value="0" calcext:value-type="float">
            <text:p>0</text:p>
          </table:table-cell>
          <table:table-cell table:style-name="ce77" table:formula="of:=[.O69]/100" office:value-type="float" office:value="0" calcext:value-type="float">
            <text:p>0</text:p>
          </table:table-cell>
          <table:table-cell table:style-name="ce77" table:formula="of:=[.P69]/100" office:value-type="float" office:value="0" calcext:value-type="float">
            <text:p>0</text:p>
          </table:table-cell>
          <table:table-cell table:style-name="ce77" table:formula="of:=[.Q69]/100" office:value-type="float" office:value="0" calcext:value-type="float">
            <text:p>0</text:p>
          </table:table-cell>
          <table:table-cell table:style-name="ce77" table:formula="of:=[.R69]/100" office:value-type="float" office:value="0" calcext:value-type="float">
            <text:p>0</text:p>
          </table:table-cell>
          <table:table-cell table:style-name="ce77" table:formula="of:=[.S69]/100" office:value-type="float" office:value="0" calcext:value-type="float">
            <text:p>0</text:p>
          </table:table-cell>
          <table:table-cell table:style-name="ce77" table:formula="of:=[.T69]/100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332" office:value-type="string" calcext:value-type="string">
            <text:p>1/3 ÄÄNET</text:p>
          </table:table-cell>
          <table:table-cell table:style-name="ce84" office:value-type="string" calcext:value-type="string">
            <text:p>SFO</text:p>
          </table:table-cell>
          <table:table-cell table:style-name="ce248" office:value-type="string" calcext:value-type="string">
            <text:p>DEM</text:p>
          </table:table-cell>
          <table:table-cell table:style-name="ce84" office:value-type="string" calcext:value-type="string">
            <text:p>NP</text:p>
          </table:table-cell>
          <table:table-cell table:style-name="ce84" office:value-type="string" calcext:value-type="string">
            <text:p>LAF</text:p>
          </table:table-cell>
          <table:table-cell table:style-name="ce84" office:value-type="string" calcext:value-type="string">
            <text:p>KD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84" office:value-type="string" calcext:value-type="string">
            <text:p>FF</text:p>
          </table:table-cell>
          <table:table-cell table:style-name="ce335" office:value-type="string" calcext:value-type="string">
            <text:p>Yht.</text:p>
          </table:table-cell>
          <table:table-cell table:style-name="ce149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Nyholmsland</text:p>
          </table:table-cell>
          <table:table-cell table:style-name="ce263" table:formula="of:=([.B54]*[.$K63])/3" office:value-type="float" office:value="178.086868099942" calcext:value-type="float">
            <text:p>178</text:p>
          </table:table-cell>
          <table:table-cell table:style-name="ce263" table:formula="of:=([.C54]*[.$K63])/3" office:value-type="float" office:value="280.861579185228" calcext:value-type="float">
            <text:p>281</text:p>
          </table:table-cell>
          <table:table-cell table:style-name="ce263" table:formula="of:=([.D54]*[.$K63])/3" office:value-type="float" office:value="215.26325133966" calcext:value-type="float">
            <text:p>215</text:p>
          </table:table-cell>
          <table:table-cell table:style-name="ce263" table:formula="of:=([.E54]*[.$K63])/3" office:value-type="float" office:value="38.0158499580347" calcext:value-type="float">
            <text:p>38</text:p>
          </table:table-cell>
          <table:table-cell table:style-name="ce263" table:formula="of:=([.F54]*[.$K63])/3" office:value-type="float" office:value="53.4860223384337" calcext:value-type="float">
            <text:p>53</text:p>
          </table:table-cell>
          <table:table-cell table:style-name="ce263" table:formula="of:=([.G54]*[.$K63])/3" office:value-type="float" office:value="134.674446381303" calcext:value-type="float">
            <text:p>135</text:p>
          </table:table-cell>
          <table:table-cell table:style-name="ce263" table:formula="of:=([.H54]*[.$K63])/3" office:value-type="float" office:value="73.3933759442185" calcext:value-type="float">
            <text:p>73</text:p>
          </table:table-cell>
          <table:table-cell table:style-name="ce263" table:formula="of:=([.I54]*[.$K63])/3" office:value-type="float" office:value="264.551940086513" calcext:value-type="float">
            <text:p>265</text:p>
          </table:table-cell>
          <table:table-cell table:style-name="ce263" table:formula="of:=SUM([.B63:.I63])" office:value-type="float" office:value="1238.33333333333" calcext:value-type="float">
            <text:p>1238</text:p>
          </table:table-cell>
          <table:table-cell table:style-name="ce120" office:value-type="float" office:value="3715" calcext:value-type="float">
            <text:p>3,715</text:p>
          </table:table-cell>
          <table:table-cell table:style-name="ce77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Forsland</text:p>
          </table:table-cell>
          <table:table-cell table:style-name="ce263" table:formula="of:=([.B55]*[.$K64])/3" office:value-type="float" office:value="118.117373619988" calcext:value-type="float">
            <text:p>118</text:p>
          </table:table-cell>
          <table:table-cell table:style-name="ce263" table:formula="of:=([.C55]*[.$K64])/3" office:value-type="float" office:value="186.283426948157" calcext:value-type="float">
            <text:p>186</text:p>
          </table:table-cell>
          <table:table-cell table:style-name="ce263" table:formula="of:=([.D55]*[.$K64])/3" office:value-type="float" office:value="142.774872490154" calcext:value-type="float">
            <text:p>143</text:p>
          </table:table-cell>
          <table:table-cell table:style-name="ce263" table:formula="of:=([.E55]*[.$K64])/3" office:value-type="float" office:value="25.2142811027181" calcext:value-type="float">
            <text:p>25</text:p>
          </table:table-cell>
          <table:table-cell table:style-name="ce263" table:formula="of:=([.F55]*[.$K64])/3" office:value-type="float" office:value="35.4749822454645" calcext:value-type="float">
            <text:p>35</text:p>
          </table:table-cell>
          <table:table-cell table:style-name="ce263" table:formula="of:=([.G55]*[.$K64])/3" office:value-type="float" office:value="89.3237781651495" calcext:value-type="float">
            <text:p>89</text:p>
          </table:table-cell>
          <table:table-cell table:style-name="ce263" table:formula="of:=([.H55]*[.$K64])/3" office:value-type="float" office:value="48.6786751888437" calcext:value-type="float">
            <text:p>49</text:p>
          </table:table-cell>
          <table:table-cell table:style-name="ce263" table:formula="of:=([.I55]*[.$K64])/3" office:value-type="float" office:value="175.465943572858" calcext:value-type="float">
            <text:p>175</text:p>
          </table:table-cell>
          <table:table-cell table:style-name="ce263" table:formula="of:=SUM([.B64:.I64])" office:value-type="float" office:value="821.333333333333" calcext:value-type="float">
            <text:p>821</text:p>
          </table:table-cell>
          <table:table-cell table:style-name="ce120" office:value-type="float" office:value="2464" calcext:value-type="float">
            <text:p>2,464</text:p>
          </table:table-cell>
          <table:table-cell table:style-name="ce77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axland</text:p>
          </table:table-cell>
          <table:table-cell table:style-name="ce263" table:formula="of:=([.B56]*[.$K65])/3" office:value-type="float" office:value="69.7966298663568" calcext:value-type="float">
            <text:p>70</text:p>
          </table:table-cell>
          <table:table-cell table:style-name="ce263" table:formula="of:=([.C56]*[.$K65])/3" office:value-type="float" office:value="110.076570469365" calcext:value-type="float">
            <text:p>110</text:p>
          </table:table-cell>
          <table:table-cell table:style-name="ce263" table:formula="of:=([.D56]*[.$K65])/3" office:value-type="float" office:value="84.3669701078185" calcext:value-type="float">
            <text:p>84</text:p>
          </table:table-cell>
          <table:table-cell table:style-name="ce263" table:formula="of:=([.E56]*[.$K65])/3" office:value-type="float" office:value="14.8993479243334" calcext:value-type="float">
            <text:p>15</text:p>
          </table:table-cell>
          <table:table-cell table:style-name="ce263" table:formula="of:=([.F56]*[.$K65])/3" office:value-type="float" office:value="20.9624895086836" calcext:value-type="float">
            <text:p>21</text:p>
          </table:table-cell>
          <table:table-cell table:style-name="ce263" table:formula="of:=([.G56]*[.$K65])/3" office:value-type="float" office:value="52.7822325521338" calcext:value-type="float">
            <text:p>53</text:p>
          </table:table-cell>
          <table:table-cell table:style-name="ce263" table:formula="of:=([.H56]*[.$K65])/3" office:value-type="float" office:value="28.7646717024985" calcext:value-type="float">
            <text:p>29</text:p>
          </table:table-cell>
          <table:table-cell table:style-name="ce263" table:formula="of:=([.I56]*[.$K65])/3" office:value-type="float" office:value="103.684421202143" calcext:value-type="float">
            <text:p>104</text:p>
          </table:table-cell>
          <table:table-cell table:style-name="ce263" table:formula="of:=SUM([.B65:.I65])" office:value-type="float" office:value="485.333333333333" calcext:value-type="float">
            <text:p>485</text:p>
          </table:table-cell>
          <table:table-cell table:style-name="ce120" office:value-type="float" office:value="1456" calcext:value-type="float">
            <text:p>1,456</text:p>
          </table:table-cell>
          <table:table-cell table:style-name="ce77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Gamlöland</text:p>
          </table:table-cell>
          <table:table-cell table:style-name="ce263" table:formula="of:=([.B57]*[.$K66])/3" office:value-type="float" office:value="18.5517141196979" calcext:value-type="float">
            <text:p>19</text:p>
          </table:table-cell>
          <table:table-cell table:style-name="ce263" table:formula="of:=([.C57]*[.$K66])/3" office:value-type="float" office:value="29.2579895409646" calcext:value-type="float">
            <text:p>29</text:p>
          </table:table-cell>
          <table:table-cell table:style-name="ce263" table:formula="of:=([.D57]*[.$K66])/3" office:value-type="float" office:value="22.4244625217897" calcext:value-type="float">
            <text:p>22</text:p>
          </table:table-cell>
          <table:table-cell table:style-name="ce263" table:formula="of:=([.E57]*[.$K66])/3" office:value-type="float" office:value="3.9601975595584" calcext:value-type="float">
            <text:p>4</text:p>
          </table:table-cell>
          <table:table-cell table:style-name="ce263" table:formula="of:=([.F57]*[.$K66])/3" office:value-type="float" office:value="5.57176060429983" calcext:value-type="float">
            <text:p>6</text:p>
          </table:table-cell>
          <table:table-cell table:style-name="ce263" table:formula="of:=([.G57]*[.$K66])/3" office:value-type="float" office:value="14.0293434049971" calcext:value-type="float">
            <text:p>14</text:p>
          </table:table-cell>
          <table:table-cell table:style-name="ce263" table:formula="of:=([.H57]*[.$K66])/3" office:value-type="float" office:value="7.64555490993608" calcext:value-type="float">
            <text:p>8</text:p>
          </table:table-cell>
          <table:table-cell table:style-name="ce263" table:formula="of:=([.I57]*[.$K66])/3" office:value-type="float" office:value="27.5589773387565" calcext:value-type="float">
            <text:p>28</text:p>
          </table:table-cell>
          <table:table-cell table:style-name="ce263" table:formula="of:=SUM([.B66:.I66])" office:value-type="float" office:value="129" calcext:value-type="float">
            <text:p>129</text:p>
          </table:table-cell>
          <table:table-cell table:style-name="ce120" office:value-type="float" office:value="387" calcext:value-type="float">
            <text:p>387</text:p>
          </table:table-cell>
          <table:table-cell table:style-name="ce77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Vendeldal</text:p>
          </table:table-cell>
          <table:table-cell table:style-name="ce263" table:formula="of:=([.B58]*[.$K67])/3" office:value-type="float" office:value="58.8669378268449" calcext:value-type="float">
            <text:p>59</text:p>
          </table:table-cell>
          <table:table-cell table:style-name="ce263" table:formula="of:=([.C58]*[.$K67])/3" office:value-type="float" office:value="92.8393053134483" calcext:value-type="float">
            <text:p>93</text:p>
          </table:table-cell>
          <table:table-cell table:style-name="ce263" table:formula="of:=([.D58]*[.$K67])/3" office:value-type="float" office:value="71.1556588546711" calcext:value-type="float">
            <text:p>71</text:p>
          </table:table-cell>
          <table:table-cell table:style-name="ce263" table:formula="of:=([.E58]*[.$K67])/3" office:value-type="float" office:value="12.5662082768416" calcext:value-type="float">
            <text:p>13</text:p>
          </table:table-cell>
          <table:table-cell table:style-name="ce263" table:formula="of:=([.F58]*[.$K67])/3" office:value-type="float" office:value="17.6799018658403" calcext:value-type="float">
            <text:p>18</text:p>
          </table:table-cell>
          <table:table-cell table:style-name="ce263" table:formula="of:=([.G58]*[.$K67])/3" office:value-type="float" office:value="44.5168829491898" calcext:value-type="float">
            <text:p>45</text:p>
          </table:table-cell>
          <table:table-cell table:style-name="ce263" table:formula="of:=([.H58]*[.$K67])/3" office:value-type="float" office:value="24.2603137710633" calcext:value-type="float">
            <text:p>24</text:p>
          </table:table-cell>
          <table:table-cell table:style-name="ce263" table:formula="of:=([.I58]*[.$K67])/3" office:value-type="float" office:value="87.4481244754342" calcext:value-type="float">
            <text:p>87</text:p>
          </table:table-cell>
          <table:table-cell table:style-name="ce263" table:formula="of:=SUM([.B67:.I67])" office:value-type="float" office:value="409.333333333333" calcext:value-type="float">
            <text:p>409</text:p>
          </table:table-cell>
          <table:table-cell table:style-name="ce120" office:value-type="float" office:value="1228" calcext:value-type="float">
            <text:p>1,228</text:p>
          </table:table-cell>
          <table:table-cell table:style-name="ce77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Aurland</text:p>
          </table:table-cell>
          <table:table-cell table:style-name="ce263" table:formula="of:=([.B59]*[.$K68])/3" office:value-type="float" office:value="15.1481696687972" calcext:value-type="float">
            <text:p>15</text:p>
          </table:table-cell>
          <table:table-cell table:style-name="ce263" table:formula="of:=([.C59]*[.$K68])/3" office:value-type="float" office:value="23.8902446897798" calcext:value-type="float">
            <text:p>24</text:p>
          </table:table-cell>
          <table:table-cell table:style-name="ce263" table:formula="of:=([.D59]*[.$K68])/3" office:value-type="float" office:value="18.3104138420815" calcext:value-type="float">
            <text:p>18</text:p>
          </table:table-cell>
          <table:table-cell table:style-name="ce263" table:formula="of:=([.E59]*[.$K68])/3" office:value-type="float" office:value="3.23364968687456" calcext:value-type="float">
            <text:p>3</text:p>
          </table:table-cell>
          <table:table-cell table:style-name="ce263" table:formula="of:=([.F59]*[.$K68])/3" office:value-type="float" office:value="4.54955129446704" calcext:value-type="float">
            <text:p>5</text:p>
          </table:table-cell>
          <table:table-cell table:style-name="ce263" table:formula="of:=([.G59]*[.$K68])/3" office:value-type="float" office:value="11.4554845374136" calcext:value-type="float">
            <text:p>11</text:p>
          </table:table-cell>
          <table:table-cell table:style-name="ce263" table:formula="of:=([.H59]*[.$K68])/3" office:value-type="float" office:value="6.24288204532249" calcext:value-type="float">
            <text:p>6</text:p>
          </table:table-cell>
          <table:table-cell table:style-name="ce263" table:formula="of:=([.I59]*[.$K68])/3" office:value-type="float" office:value="22.5029375685971" calcext:value-type="float">
            <text:p>23</text:p>
          </table:table-cell>
          <table:table-cell table:style-name="ce263" table:formula="of:=SUM([.B68:.I68])" office:value-type="float" office:value="105.333333333333" calcext:value-type="float">
            <text:p>105</text:p>
          </table:table-cell>
          <table:table-cell table:style-name="ce120" office:value-type="float" office:value="316" calcext:value-type="float">
            <text:p>316</text:p>
          </table:table-cell>
          <table:table-cell table:style-name="ce77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78" office:value-type="string" calcext:value-type="string">
            <text:p>Korsdal</text:p>
          </table:table-cell>
          <table:table-cell table:style-name="ce263" table:formula="of:=([.B60]*[.$K69])/3" office:value-type="float" office:value="12.7992446252179" calcext:value-type="float">
            <text:p>13</text:p>
          </table:table-cell>
          <table:table-cell table:style-name="ce263" table:formula="of:=([.C60]*[.$K69])/3" office:value-type="float" office:value="20.1857447220608" calcext:value-type="float">
            <text:p>20</text:p>
          </table:table-cell>
          <table:table-cell table:style-name="ce263" table:formula="of:=([.D60]*[.$K69])/3" office:value-type="float" office:value="15.4711408096068" calcext:value-type="float">
            <text:p>15</text:p>
          </table:table-cell>
          <table:table-cell table:style-name="ce263" table:formula="of:=([.E60]*[.$K69])/3" office:value-type="float" office:value="2.73222932403641" calcext:value-type="float">
            <text:p>3</text:p>
          </table:table-cell>
          <table:table-cell table:style-name="ce263" table:formula="of:=([.F60]*[.$K69])/3" office:value-type="float" office:value="3.84408289754019" calcext:value-type="float">
            <text:p>4</text:p>
          </table:table-cell>
          <table:table-cell table:style-name="ce263" table:formula="of:=([.G60]*[.$K69])/3" office:value-type="float" office:value="9.67915940344761" calcext:value-type="float">
            <text:p>10</text:p>
          </table:table-cell>
          <table:table-cell table:style-name="ce263" table:formula="of:=([.H60]*[.$K69])/3" office:value-type="float" office:value="5.27484020918071" calcext:value-type="float">
            <text:p>5</text:p>
          </table:table-cell>
          <table:table-cell table:style-name="ce263" table:formula="of:=([.I60]*[.$K69])/3" office:value-type="float" office:value="19.0135580089095" calcext:value-type="float">
            <text:p>19</text:p>
          </table:table-cell>
          <table:table-cell table:style-name="ce263" table:formula="of:=SUM([.B69:.I69])" office:value-type="float" office:value="89" calcext:value-type="float">
            <text:p>89</text:p>
          </table:table-cell>
          <table:table-cell table:style-name="ce120" office:value-type="float" office:value="267" calcext:value-type="float">
            <text:p>267</text:p>
          </table:table-cell>
          <table:table-cell table:style-name="ce77"/>
          <table:table-cell table:number-columns-repeated="8" table:style-name="ce78" office:value-type="float" office:value="0" calcext:value-type="float">
            <text:p>0</text:p>
          </table:table-cell>
          <table:table-cell table:style-name="ce77" table:number-columns-repeated="6"/>
          <table:table-cell table:number-columns-repeated="998"/>
        </table:table-row>
        <table:table-row table:style-name="ro1">
          <table:table-cell table:style-name="ce293"/>
          <table:table-cell table:style-name="ce293" table:formula="of:=SUM([.B63:.B69])" office:value-type="float" office:value="471.366937826845" calcext:value-type="float">
            <text:p>471</text:p>
          </table:table-cell>
          <table:table-cell table:style-name="ce293" table:formula="of:=SUM([.C63:.C69])" office:value-type="float" office:value="743.394860869004" calcext:value-type="float">
            <text:p>743</text:p>
          </table:table-cell>
          <table:table-cell table:style-name="ce293" table:formula="of:=SUM([.D63:.D69])" office:value-type="float" office:value="569.766769965782" calcext:value-type="float">
            <text:p>570</text:p>
          </table:table-cell>
          <table:table-cell table:style-name="ce293" table:formula="of:=SUM([.E63:.E69])" office:value-type="float" office:value="100.621763832397" calcext:value-type="float">
            <text:p>101</text:p>
          </table:table-cell>
          <table:table-cell table:style-name="ce293" table:formula="of:=SUM([.F63:.F69])" office:value-type="float" office:value="141.568790754729" calcext:value-type="float">
            <text:p>142</text:p>
          </table:table-cell>
          <table:table-cell table:style-name="ce293" table:formula="of:=SUM([.G63:.G69])" office:value-type="float" office:value="356.461327393634" calcext:value-type="float">
            <text:p>356</text:p>
          </table:table-cell>
          <table:table-cell table:style-name="ce293" table:formula="of:=SUM([.H63:.H69])" office:value-type="float" office:value="194.260313771063" calcext:value-type="float">
            <text:p>194</text:p>
          </table:table-cell>
          <table:table-cell table:style-name="ce293" table:formula="of:=SUM([.I63:.I69])" office:value-type="float" office:value="700.225902253212" calcext:value-type="float">
            <text:p>700</text:p>
          </table:table-cell>
          <table:table-cell table:style-name="ce263" table:formula="of:=SUM([.J63:.J69])" office:value-type="float" office:value="3277.66666666667" calcext:value-type="float">
            <text:p>3278</text:p>
          </table:table-cell>
          <table:table-cell table:style-name="ce307"/>
          <table:table-cell table:style-name="ce77"/>
          <table:table-cell table:style-name="ce263"/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337" office:value-type="string" calcext:value-type="string">
            <text:p>KOKONAISÄÄNIMÄÄRÄ</text:p>
          </table:table-cell>
          <table:table-cell table:style-name="ce343" office:value-type="string" calcext:value-type="string">
            <text:p>SFO</text:p>
          </table:table-cell>
          <table:table-cell table:style-name="ce352" office:value-type="string" calcext:value-type="string">
            <text:p>DEM</text:p>
          </table:table-cell>
          <table:table-cell table:style-name="ce343" office:value-type="string" calcext:value-type="string">
            <text:p>NP</text:p>
          </table:table-cell>
          <table:table-cell table:style-name="ce343" office:value-type="string" calcext:value-type="string">
            <text:p>LAF</text:p>
          </table:table-cell>
          <table:table-cell table:style-name="ce343" office:value-type="string" calcext:value-type="string">
            <text:p>KDU</text:p>
          </table:table-cell>
          <table:table-cell table:style-name="ce352" office:value-type="string" calcext:value-type="string">
            <text:p>LIB</text:p>
          </table:table-cell>
          <table:table-cell table:style-name="ce352" office:value-type="string" calcext:value-type="string">
            <text:p>FDP</text:p>
          </table:table-cell>
          <table:table-cell table:style-name="ce343" office:value-type="string" calcext:value-type="string">
            <text:p>FF</text:p>
          </table:table-cell>
          <table:table-cell table:style-name="ce353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Nyholmsland</text:p>
          </table:table-cell>
          <table:table-cell table:style-name="ce122" table:formula="of:=SUM([.B27];[.B45];[.B63])" office:value-type="float" office:value="979.47777454968" calcext:value-type="float">
            <text:p>979</text:p>
          </table:table-cell>
          <table:table-cell table:style-name="ce122" table:formula="of:=SUM([.C27];[.C45];[.C63])" office:value-type="float" office:value="1544.73868551876" calcext:value-type="float">
            <text:p>1,545</text:p>
          </table:table-cell>
          <table:table-cell table:style-name="ce122" table:formula="of:=SUM([.D27];[.D45];[.D63])" office:value-type="float" office:value="1183.94788236813" calcext:value-type="float">
            <text:p>1,184</text:p>
          </table:table-cell>
          <table:table-cell table:style-name="ce122" table:formula="of:=SUM([.E27];[.E45];[.E63])" office:value-type="float" office:value="209.087174769191" calcext:value-type="float">
            <text:p>209</text:p>
          </table:table-cell>
          <table:table-cell table:style-name="ce122" table:formula="of:=SUM([.F27];[.F45];[.F63])" office:value-type="float" office:value="294.173122861386" calcext:value-type="float">
            <text:p>294</text:p>
          </table:table-cell>
          <table:table-cell table:style-name="ce122" table:formula="of:=SUM([.G27];[.G45];[.G63])" office:value-type="float" office:value="740.709455097166" calcext:value-type="float">
            <text:p>741</text:p>
          </table:table-cell>
          <table:table-cell table:style-name="ce122" table:formula="of:=SUM([.H27];[.H45];[.H63])" office:value-type="float" office:value="403.663567693202" calcext:value-type="float">
            <text:p>404</text:p>
          </table:table-cell>
          <table:table-cell table:style-name="ce122" table:formula="of:=SUM([.I27];[.I45];[.I63])" office:value-type="float" office:value="1455.03567047582" calcext:value-type="float">
            <text:p>1,455</text:p>
          </table:table-cell>
          <table:table-cell table:style-name="ce354" table:formula="of:=SUM([.B72:.I72])" office:value-type="float" office:value="6810.83333333333" calcext:value-type="float">
            <text:p>6,811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Forsland</text:p>
          </table:table-cell>
          <table:table-cell table:style-name="ce122" table:formula="of:=SUM([.B28];[.B46];[.B64])" office:value-type="float" office:value="649.645554909936" calcext:value-type="float">
            <text:p>650</text:p>
          </table:table-cell>
          <table:table-cell table:style-name="ce122" table:formula="of:=SUM([.C28];[.C46];[.C64])" office:value-type="float" office:value="1024.55884821486" calcext:value-type="float">
            <text:p>1,025</text:p>
          </table:table-cell>
          <table:table-cell table:style-name="ce122" table:formula="of:=SUM([.D28];[.D46];[.D64])" office:value-type="float" office:value="785.261798695849" calcext:value-type="float">
            <text:p>785</text:p>
          </table:table-cell>
          <table:table-cell table:style-name="ce122" table:formula="of:=SUM([.E28];[.E46];[.E64])" office:value-type="float" office:value="138.678546064949" calcext:value-type="float">
            <text:p>139</text:p>
          </table:table-cell>
          <table:table-cell table:style-name="ce122" table:formula="of:=SUM([.F28];[.F46];[.F64])" office:value-type="float" office:value="195.112402350055" calcext:value-type="float">
            <text:p>195</text:p>
          </table:table-cell>
          <table:table-cell table:style-name="ce122" table:formula="of:=SUM([.G28];[.G46];[.G64])" office:value-type="float" office:value="491.280779908322" calcext:value-type="float">
            <text:p>491</text:p>
          </table:table-cell>
          <table:table-cell table:style-name="ce122" table:formula="of:=SUM([.H28];[.H46];[.H64])" office:value-type="float" office:value="267.73271353864" calcext:value-type="float">
            <text:p>268</text:p>
          </table:table-cell>
          <table:table-cell table:style-name="ce122" table:formula="of:=SUM([.I28];[.I46];[.I64])" office:value-type="float" office:value="965.06268965072" calcext:value-type="float">
            <text:p>965</text:p>
          </table:table-cell>
          <table:table-cell table:style-name="ce354" table:formula="of:=SUM([.B73:.I73])" office:value-type="float" office:value="4517.33333333333" calcext:value-type="float">
            <text:p>4,517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axland</text:p>
          </table:table-cell>
          <table:table-cell table:style-name="ce122" table:formula="of:=SUM([.B29];[.B47];[.B65])" office:value-type="float" office:value="383.881464264962" calcext:value-type="float">
            <text:p>384</text:p>
          </table:table-cell>
          <table:table-cell table:style-name="ce122" table:formula="of:=SUM([.C29];[.C47];[.C65])" office:value-type="float" office:value="605.42113758151" calcext:value-type="float">
            <text:p>605</text:p>
          </table:table-cell>
          <table:table-cell table:style-name="ce122" table:formula="of:=SUM([.D29];[.D47];[.D65])" office:value-type="float" office:value="464.018335593002" calcext:value-type="float">
            <text:p>464</text:p>
          </table:table-cell>
          <table:table-cell table:style-name="ce122" table:formula="of:=SUM([.E29];[.E47];[.E65])" office:value-type="float" office:value="81.9464135838337" calcext:value-type="float">
            <text:p>82</text:p>
          </table:table-cell>
          <table:table-cell table:style-name="ce122" table:formula="of:=SUM([.F29];[.F47];[.F65])" office:value-type="float" office:value="115.29369229776" calcext:value-type="float">
            <text:p>115</text:p>
          </table:table-cell>
          <table:table-cell table:style-name="ce122" table:formula="of:=SUM([.G29];[.G47];[.G65])" office:value-type="float" office:value="290.302279036736" calcext:value-type="float">
            <text:p>290</text:p>
          </table:table-cell>
          <table:table-cell table:style-name="ce122" table:formula="of:=SUM([.H29];[.H47];[.H65])" office:value-type="float" office:value="158.205694363742" calcext:value-type="float">
            <text:p>158</text:p>
          </table:table-cell>
          <table:table-cell table:style-name="ce122" table:formula="of:=SUM([.I29];[.I47];[.I65])" office:value-type="float" office:value="570.264316611789" calcext:value-type="float">
            <text:p>570</text:p>
          </table:table-cell>
          <table:table-cell table:style-name="ce354" table:formula="of:=SUM([.B74:.I74])" office:value-type="float" office:value="2669.33333333333" calcext:value-type="float">
            <text:p>2,669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Gamlöland</text:p>
          </table:table-cell>
          <table:table-cell table:style-name="ce122" table:formula="of:=SUM([.B30];[.B48];[.B66])" office:value-type="float" office:value="102.034427658338" calcext:value-type="float">
            <text:p>102</text:p>
          </table:table-cell>
          <table:table-cell table:style-name="ce122" table:formula="of:=SUM([.C30];[.C48];[.C66])" office:value-type="float" office:value="160.918942475305" calcext:value-type="float">
            <text:p>161</text:p>
          </table:table-cell>
          <table:table-cell table:style-name="ce122" table:formula="of:=SUM([.D30];[.D48];[.D66])" office:value-type="float" office:value="123.334543869843" calcext:value-type="float">
            <text:p>123</text:p>
          </table:table-cell>
          <table:table-cell table:style-name="ce122" table:formula="of:=SUM([.E30];[.E48];[.E66])" office:value-type="float" office:value="21.7810865775712" calcext:value-type="float">
            <text:p>22</text:p>
          </table:table-cell>
          <table:table-cell table:style-name="ce122" table:formula="of:=SUM([.F30];[.F48];[.F66])" office:value-type="float" office:value="30.644683323649" calcext:value-type="float">
            <text:p>31</text:p>
          </table:table-cell>
          <table:table-cell table:style-name="ce122" table:formula="of:=SUM([.G30];[.G48];[.G66])" office:value-type="float" office:value="77.161388727484" calcext:value-type="float">
            <text:p>77</text:p>
          </table:table-cell>
          <table:table-cell table:style-name="ce122" table:formula="of:=SUM([.H30];[.H48];[.H66])" office:value-type="float" office:value="42.0505520046485" calcext:value-type="float">
            <text:p>42</text:p>
          </table:table-cell>
          <table:table-cell table:style-name="ce122" table:formula="of:=SUM([.I30];[.I48];[.I66])" office:value-type="float" office:value="151.574375363161" calcext:value-type="float">
            <text:p>152</text:p>
          </table:table-cell>
          <table:table-cell table:style-name="ce354" table:formula="of:=SUM([.B75:.I75])" office:value-type="float" office:value="709.5" calcext:value-type="float">
            <text:p>710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endeldal</text:p>
          </table:table-cell>
          <table:table-cell table:style-name="ce122" table:formula="of:=SUM([.B31];[.B49];[.B67])" office:value-type="float" office:value="323.768158047647" calcext:value-type="float">
            <text:p>324</text:p>
          </table:table-cell>
          <table:table-cell table:style-name="ce122" table:formula="of:=SUM([.C31];[.C49];[.C67])" office:value-type="float" office:value="510.616179223965" calcext:value-type="float">
            <text:p>511</text:p>
          </table:table-cell>
          <table:table-cell table:style-name="ce122" table:formula="of:=SUM([.D31];[.D49];[.D67])" office:value-type="float" office:value="391.356123700691" calcext:value-type="float">
            <text:p>391</text:p>
          </table:table-cell>
          <table:table-cell table:style-name="ce122" table:formula="of:=SUM([.E31];[.E49];[.E67])" office:value-type="float" office:value="69.114145522629" calcext:value-type="float">
            <text:p>69</text:p>
          </table:table-cell>
          <table:table-cell table:style-name="ce122" table:formula="of:=SUM([.F31];[.F49];[.F67])" office:value-type="float" office:value="97.2394602621215" calcext:value-type="float">
            <text:p>97</text:p>
          </table:table-cell>
          <table:table-cell table:style-name="ce122" table:formula="of:=SUM([.G31];[.G49];[.G67])" office:value-type="float" office:value="244.842856220544" calcext:value-type="float">
            <text:p>245</text:p>
          </table:table-cell>
          <table:table-cell table:style-name="ce122" table:formula="of:=SUM([.H31];[.H49];[.H67])" office:value-type="float" office:value="133.431725740848" calcext:value-type="float">
            <text:p>133</text:p>
          </table:table-cell>
          <table:table-cell table:style-name="ce122" table:formula="of:=SUM([.I31];[.I49];[.I67])" office:value-type="float" office:value="480.964684614888" calcext:value-type="float">
            <text:p>481</text:p>
          </table:table-cell>
          <table:table-cell table:style-name="ce354" table:formula="of:=SUM([.B76:.I76])" office:value-type="float" office:value="2251.33333333333" calcext:value-type="float">
            <text:p>2,251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Aurland</text:p>
          </table:table-cell>
          <table:table-cell table:style-name="ce122" table:formula="of:=SUM([.B32];[.B50];[.B68])" office:value-type="float" office:value="83.3149331783847" calcext:value-type="float">
            <text:p>83</text:p>
          </table:table-cell>
          <table:table-cell table:style-name="ce122" table:formula="of:=SUM([.C32];[.C50];[.C68])" office:value-type="float" office:value="131.396345793789" calcext:value-type="float">
            <text:p>131</text:p>
          </table:table-cell>
          <table:table-cell table:style-name="ce122" table:formula="of:=SUM([.D32];[.D50];[.D68])" office:value-type="float" office:value="100.707276131448" calcext:value-type="float">
            <text:p>101</text:p>
          </table:table-cell>
          <table:table-cell table:style-name="ce122" table:formula="of:=SUM([.E32];[.E50];[.E68])" office:value-type="float" office:value="17.7850732778101" calcext:value-type="float">
            <text:p>18</text:p>
          </table:table-cell>
          <table:table-cell table:style-name="ce122" table:formula="of:=SUM([.F32];[.F50];[.F68])" office:value-type="float" office:value="25.0225321195687" calcext:value-type="float">
            <text:p>25</text:p>
          </table:table-cell>
          <table:table-cell table:style-name="ce122" table:formula="of:=SUM([.G32];[.G50];[.G68])" office:value-type="float" office:value="63.0051649557751" calcext:value-type="float">
            <text:p>63</text:p>
          </table:table-cell>
          <table:table-cell table:style-name="ce122" table:formula="of:=SUM([.H32];[.H50];[.H68])" office:value-type="float" office:value="34.3358512492737" calcext:value-type="float">
            <text:p>34</text:p>
          </table:table-cell>
          <table:table-cell table:style-name="ce122" table:formula="of:=SUM([.I32];[.I50];[.I68])" office:value-type="float" office:value="123.766156627284" calcext:value-type="float">
            <text:p>124</text:p>
          </table:table-cell>
          <table:table-cell table:style-name="ce354" table:formula="of:=SUM([.B77:.I77])" office:value-type="float" office:value="579.333333333333" calcext:value-type="float">
            <text:p>579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Korsdal</text:p>
          </table:table-cell>
          <table:table-cell table:style-name="ce122" table:formula="of:=SUM([.B33];[.B51];[.B69])" office:value-type="float" office:value="70.3958454386984" calcext:value-type="float">
            <text:p>70</text:p>
          </table:table-cell>
          <table:table-cell table:style-name="ce122" table:formula="of:=SUM([.C33];[.C51];[.C69])" office:value-type="float" office:value="111.021595971335" calcext:value-type="float">
            <text:p>111</text:p>
          </table:table-cell>
          <table:table-cell table:style-name="ce122" table:formula="of:=SUM([.D33];[.D51];[.D69])" office:value-type="float" office:value="85.0912744528375" calcext:value-type="float">
            <text:p>85</text:p>
          </table:table-cell>
          <table:table-cell table:style-name="ce122" table:formula="of:=SUM([.E33];[.E51];[.E69])" office:value-type="float" office:value="15.0272612822003" calcext:value-type="float">
            <text:p>15</text:p>
          </table:table-cell>
          <table:table-cell table:style-name="ce122" table:formula="of:=SUM([.F33];[.F51];[.F69])" office:value-type="float" office:value="21.142455936471" calcext:value-type="float">
            <text:p>21</text:p>
          </table:table-cell>
          <table:table-cell table:style-name="ce122" table:formula="of:=SUM([.G33];[.G51];[.G69])" office:value-type="float" office:value="53.2353767189619" calcext:value-type="float">
            <text:p>53</text:p>
          </table:table-cell>
          <table:table-cell table:style-name="ce122" table:formula="of:=SUM([.H33];[.H51];[.H69])" office:value-type="float" office:value="29.0116211504939" calcext:value-type="float">
            <text:p>29</text:p>
          </table:table-cell>
          <table:table-cell table:style-name="ce122" table:formula="of:=SUM([.I33];[.I51];[.I69])" office:value-type="float" office:value="104.574569049003" calcext:value-type="float">
            <text:p>105</text:p>
          </table:table-cell>
          <table:table-cell table:style-name="ce354" table:formula="of:=SUM([.B78:.I78])" office:value-type="float" office:value="489.5" calcext:value-type="float">
            <text:p>490</text:p>
          </table:table-cell>
          <table:table-cell table:style-name="ce77"/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198"/>
          <table:table-cell table:style-name="ce344" table:formula="of:=SUM([.B72:.B78])" office:value-type="float" office:value="2592.51815804765" calcext:value-type="float">
            <text:p>2,593</text:p>
          </table:table-cell>
          <table:table-cell table:style-name="ce344" table:formula="of:=SUM([.C72:.C78])" office:value-type="float" office:value="4088.67173477952" calcext:value-type="float">
            <text:p>4,089</text:p>
          </table:table-cell>
          <table:table-cell table:style-name="ce344" table:formula="of:=SUM([.D72:.D78])" office:value-type="float" office:value="3133.7172348118" calcext:value-type="float">
            <text:p>3,134</text:p>
          </table:table-cell>
          <table:table-cell table:style-name="ce344" table:formula="of:=SUM([.E72:.E78])" office:value-type="float" office:value="553.419701078185" calcext:value-type="float">
            <text:p>553</text:p>
          </table:table-cell>
          <table:table-cell table:style-name="ce344" table:formula="of:=SUM([.F72:.F78])" office:value-type="float" office:value="778.62834915101" calcext:value-type="float">
            <text:p>779</text:p>
          </table:table-cell>
          <table:table-cell table:style-name="ce344" table:formula="of:=SUM([.G72:.G78])" office:value-type="float" office:value="1960.53730066499" calcext:value-type="float">
            <text:p>1,961</text:p>
          </table:table-cell>
          <table:table-cell table:style-name="ce344" table:formula="of:=SUM([.H72:.H78])" office:value-type="float" office:value="1068.43172574085" calcext:value-type="float">
            <text:p>1,068</text:p>
          </table:table-cell>
          <table:table-cell table:style-name="ce344" table:formula="of:=SUM([.I72:.I78])" office:value-type="float" office:value="3851.24246239267" calcext:value-type="float">
            <text:p>3,851</text:p>
          </table:table-cell>
          <table:table-cell table:style-name="ce355" table:formula="of:=SUM([.J72:.J78])" office:value-type="float" office:value="18027.1666666667" calcext:value-type="float">
            <text:p>18,027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70" office:value-type="string" calcext:value-type="string">
            <text:p>Del av röster</text:p>
          </table:table-cell>
          <table:table-cell table:style-name="ce371" table:formula="of:=[.B79]/[.$J$79]" office:value-type="percentage" office:value="0.143811737361999" calcext:value-type="percentage">
            <text:p>14.38%</text:p>
          </table:table-cell>
          <table:table-cell table:style-name="ce371" table:formula="of:=[.C79]/[.$J$79]" office:value-type="percentage" office:value="0.226806120472593" calcext:value-type="percentage">
            <text:p>22.68%</text:p>
          </table:table-cell>
          <table:table-cell table:style-name="ce371" table:formula="of:=[.D79]/[.$J$79]" office:value-type="percentage" office:value="0.173833042804571" calcext:value-type="percentage">
            <text:p>17.38%</text:p>
          </table:table-cell>
          <table:table-cell table:style-name="ce371" table:formula="of:=[.E79]/[.$J$79]" office:value-type="percentage" office:value="0.0306992058880496" calcext:value-type="percentage">
            <text:p>3.07%</text:p>
          </table:table-cell>
          <table:table-cell table:style-name="ce371" table:formula="of:=[.F79]/[.$J$79]" office:value-type="percentage" office:value="0.0431919426689909" calcext:value-type="percentage">
            <text:p>4.32%</text:p>
          </table:table-cell>
          <table:table-cell table:style-name="ce371" table:formula="of:=[.G79]/[.$J$79]" office:value-type="percentage" office:value="0.108754600038737" calcext:value-type="percentage">
            <text:p>10.88%</text:p>
          </table:table-cell>
          <table:table-cell table:style-name="ce371" table:formula="of:=[.H79]/[.$J$79]" office:value-type="percentage" office:value="0.0592678675188844" calcext:value-type="percentage">
            <text:p>5.93%</text:p>
          </table:table-cell>
          <table:table-cell table:style-name="ce371" table:formula="of:=[.I79]/[.$J$79]" office:value-type="percentage" office:value="0.213635483246175" calcext:value-type="percentage">
            <text:p>21.36%</text:p>
          </table:table-cell>
          <table:table-cell table:style-name="ce345" table:formula="of:=[.J79]/[.$J$79]" office:value-type="percentage" office:value="1" calcext:value-type="percentage">
            <text:p>100.00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70" office:value-type="string" calcext:value-type="string">
            <text:p>Ändringen</text:p>
          </table:table-cell>
          <table:table-cell table:style-name="ce372" table:formula="of:=[.B80]-[.B2]" office:value-type="percentage" office:value="0" calcext:value-type="percentage">
            <text:p>0.00%</text:p>
          </table:table-cell>
          <table:table-cell table:style-name="ce372" table:formula="of:=[.C80]-[.C2]" office:value-type="percentage" office:value="0" calcext:value-type="percentage">
            <text:p>0.00%</text:p>
          </table:table-cell>
          <table:table-cell table:style-name="ce372" table:formula="of:=[.D80]-[.D2]" office:value-type="percentage" office:value="0" calcext:value-type="percentage">
            <text:p>0.00%</text:p>
          </table:table-cell>
          <table:table-cell table:style-name="ce372" table:formula="of:=[.E80]-[.E2]" office:value-type="percentage" office:value="0" calcext:value-type="percentage">
            <text:p>0.00%</text:p>
          </table:table-cell>
          <table:table-cell table:style-name="ce372" table:formula="of:=[.F80]-[.F2]" office:value-type="percentage" office:value="0" calcext:value-type="percentage">
            <text:p>0.00%</text:p>
          </table:table-cell>
          <table:table-cell table:style-name="ce372" table:formula="of:=[.G80]-[.G2]" office:value-type="percentage" office:value="0" calcext:value-type="percentage">
            <text:p>0.00%</text:p>
          </table:table-cell>
          <table:table-cell table:style-name="ce372" table:formula="of:=[.H80]-[.H2]" office:value-type="percentage" office:value="0" calcext:value-type="percentage">
            <text:p>0.00%</text:p>
          </table:table-cell>
          <table:table-cell table:style-name="ce372" table:formula="of:=[.I80]-[.I2]" office:value-type="percentage" office:value="0" calcext:value-type="percentage">
            <text:p>0.00%</text:p>
          </table:table-cell>
          <table:table-cell table:style-name="ce372" table:formula="of:=[.J80]-[.J2]" office:value-type="percentage" office:value="0" calcext:value-type="percentage">
            <text:p>0.00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34" office:value-type="string" calcext:value-type="string">
            <text:p>KANSANEDUSTAJAT</text:p>
          </table:table-cell>
          <table:table-cell table:style-name="ce334" table:formula="of:=[.B71]" office:value-type="string" office:string-value="SFO" calcext:value-type="string">
            <text:p>SFO</text:p>
          </table:table-cell>
          <table:table-cell table:style-name="ce334" table:formula="of:=[.C71]" office:value-type="string" office:string-value="DEM" calcext:value-type="string">
            <text:p>DEM</text:p>
          </table:table-cell>
          <table:table-cell table:style-name="ce334" table:formula="of:=[.D71]" office:value-type="string" office:string-value="NP" calcext:value-type="string">
            <text:p>NP</text:p>
          </table:table-cell>
          <table:table-cell table:style-name="ce334" table:formula="of:=[.E71]" office:value-type="string" office:string-value="LAF" calcext:value-type="string">
            <text:p>LAF</text:p>
          </table:table-cell>
          <table:table-cell table:style-name="ce334" table:formula="of:=[.F71]" office:value-type="string" office:string-value="KDU" calcext:value-type="string">
            <text:p>KDU</text:p>
          </table:table-cell>
          <table:table-cell table:style-name="ce334" table:formula="of:=[.G71]" office:value-type="string" office:string-value="LIB" calcext:value-type="string">
            <text:p>LIB</text:p>
          </table:table-cell>
          <table:table-cell table:style-name="ce334" table:formula="of:=[.H71]" office:value-type="string" office:string-value="FDP" calcext:value-type="string">
            <text:p>FDP</text:p>
          </table:table-cell>
          <table:table-cell table:style-name="ce334" table:formula="of:=[.I71]" office:value-type="string" office:string-value="FF" calcext:value-type="string">
            <text:p>FF</text:p>
          </table:table-cell>
          <table:table-cell table:style-name="ce334" office:value-type="string" calcext:value-type="string">
            <text:p>Yht.</text:p>
          </table:table-cell>
          <table:table-cell table:style-name="ce77" office:value-type="string" calcext:value-type="string">
            <text:p>Kansanedustajat</text:p>
          </table:table-cell>
          <table:table-cell table:style-name="ce77" office:value-type="string" calcext:value-type="string">
            <text:p>Äänestäjät</text:p>
          </table:table-cell>
          <table:table-cell table:style-name="ce77" office:value-type="string" calcext:value-type="string">
            <text:p>Suhdeluku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Nyholmsland</text:p>
          </table:table-cell>
          <table:table-cell table:style-name="ce347" table:formula="of:=IF(([.B$80]&gt;0.05);([.B72]/([.$J72]))*[.$K83];0)" office:value-type="float" office:value="3.02004648460198" calcext:value-type="float">
            <text:p>3.020046485</text:p>
          </table:table-cell>
          <table:table-cell table:style-name="ce347" table:formula="of:=IF(([.C$80]&gt;0.05);([.C72]/([.$J72]))*[.$K83];0)" office:value-type="float" office:value="4.76292852992446" calcext:value-type="float">
            <text:p>4.762928530</text:p>
          </table:table-cell>
          <table:table-cell table:style-name="ce347" table:formula="of:=IF(([.D$80]&gt;0.05);([.D72]/([.$J72]))*[.$K83];0)" office:value-type="float" office:value="3.65049389889599" calcext:value-type="float">
            <text:p>3.650493899</text:p>
          </table:table-cell>
          <table:table-cell table:style-name="ce347" table:formula="of:=IF(([.E$80]&gt;0.05);([.E72]/([.$J72]))*[.$K83];0)" office:value-type="float" office:value="0" calcext:value-type="float">
            <text:p>0.000000000</text:p>
          </table:table-cell>
          <table:table-cell table:style-name="ce347" table:formula="of:=IF(([.F$80]&gt;0.05);([.F72]/([.$J72]))*[.$K83];0)" office:value-type="float" office:value="0" calcext:value-type="float">
            <text:p>0.000000000</text:p>
          </table:table-cell>
          <table:table-cell table:style-name="ce347" table:formula="of:=IF(([.G$80]&gt;0.05);([.G72]/([.$J72]))*[.$K83];0)" office:value-type="float" office:value="2.28384660081348" calcext:value-type="float">
            <text:p>2.283846601</text:p>
          </table:table-cell>
          <table:table-cell table:style-name="ce347" table:formula="of:=IF(([.H$80]&gt;0.05);([.H72]/([.$J72]))*[.$K83];0)" office:value-type="float" office:value="1.24462521789657" calcext:value-type="float">
            <text:p>1.244625218</text:p>
          </table:table-cell>
          <table:table-cell table:style-name="ce347" table:formula="of:=IF(([.I$80]&gt;0.05);([.I72]/([.$J72]))*[.$K83];0)" office:value-type="float" office:value="4.48634514816967" calcext:value-type="float">
            <text:p>4.486345148</text:p>
          </table:table-cell>
          <table:table-cell table:style-name="ce263" table:formula="of:=SUM([.B83:.I83])" office:value-type="float" office:value="19.4482858803022" calcext:value-type="float">
            <text:p>19</text:p>
          </table:table-cell>
          <table:table-cell table:style-name="ce77" table:formula="of:=[.K93]" office:value-type="float" office:value="21" calcext:value-type="float">
            <text:p>21</text:p>
          </table:table-cell>
          <table:table-cell table:style-name="ce77" table:formula="of:=[$Ekonomi.$B$38]*[$Ekonomi.B12]" office:value-type="float" office:value="3743.298" calcext:value-type="float">
            <text:p>3743.298</text:p>
          </table:table-cell>
          <table:table-cell table:style-name="ce263" table:formula="of:=[.L83]/[.K83]" office:value-type="float" office:value="178.252285714286" calcext:value-type="float">
            <text:p>178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Forsland</text:p>
          </table:table-cell>
          <table:table-cell table:style-name="ce347" table:formula="of:=IF(([.B$80]&gt;0.05);([.B73]/([.$J73]))*[.$K84];0)" office:value-type="float" office:value="2.01336432306798" calcext:value-type="float">
            <text:p>2.013364323</text:p>
          </table:table-cell>
          <table:table-cell table:style-name="ce347" table:formula="of:=IF(([.C$80]&gt;0.05);([.C73]/([.$J73]))*[.$K84];0)" office:value-type="float" office:value="3.17528568661631" calcext:value-type="float">
            <text:p>3.175285687</text:p>
          </table:table-cell>
          <table:table-cell table:style-name="ce347" table:formula="of:=IF(([.D$80]&gt;0.05);([.D73]/([.$J73]))*[.$K84];0)" office:value-type="float" office:value="2.43366259926399" calcext:value-type="float">
            <text:p>2.433662599</text:p>
          </table:table-cell>
          <table:table-cell table:style-name="ce347" table:formula="of:=IF(([.E$80]&gt;0.05);([.E73]/([.$J73]))*[.$K84];0)" office:value-type="float" office:value="0" calcext:value-type="float">
            <text:p>0.000000000</text:p>
          </table:table-cell>
          <table:table-cell table:style-name="ce347" table:formula="of:=IF(([.F$80]&gt;0.05);([.F73]/([.$J73]))*[.$K84];0)" office:value-type="float" office:value="0" calcext:value-type="float">
            <text:p>0.000000000</text:p>
          </table:table-cell>
          <table:table-cell table:style-name="ce347" table:formula="of:=IF(([.G$80]&gt;0.05);([.G73]/([.$J73]))*[.$K84];0)" office:value-type="float" office:value="1.52256440054232" calcext:value-type="float">
            <text:p>1.522564401</text:p>
          </table:table-cell>
          <table:table-cell table:style-name="ce347" table:formula="of:=IF(([.H$80]&gt;0.05);([.H73]/([.$J73]))*[.$K84];0)" office:value-type="float" office:value="0.829750145264381" calcext:value-type="float">
            <text:p>0.829750145</text:p>
          </table:table-cell>
          <table:table-cell table:style-name="ce347" table:formula="of:=IF(([.I$80]&gt;0.05);([.I73]/([.$J73]))*[.$K84];0)" office:value-type="float" office:value="2.99089676544645" calcext:value-type="float">
            <text:p>2.990896765</text:p>
          </table:table-cell>
          <table:table-cell table:style-name="ce263" table:formula="of:=SUM([.B84:.I84])" office:value-type="float" office:value="12.9655239202014" calcext:value-type="float">
            <text:p>13</text:p>
          </table:table-cell>
          <table:table-cell table:style-name="ce77" table:formula="of:=[.K94]" office:value-type="float" office:value="14" calcext:value-type="float">
            <text:p>14</text:p>
          </table:table-cell>
          <table:table-cell table:style-name="ce77" table:formula="of:=[$Ekonomi.$B$38]*[$Ekonomi.B13]" office:value-type="float" office:value="2386.5642" calcext:value-type="float">
            <text:p>2386.5642</text:p>
          </table:table-cell>
          <table:table-cell table:style-name="ce263" table:formula="of:=[.L84]/[.K84]" office:value-type="float" office:value="170.468871428571" calcext:value-type="float">
            <text:p>170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Vaxland</text:p>
          </table:table-cell>
          <table:table-cell table:style-name="ce347" table:formula="of:=IF(([.B$80]&gt;0.05);([.B74]/([.$J74]))*[.$K85];0)" office:value-type="float" office:value="1.15049389889599" calcext:value-type="float">
            <text:p>1.150493899</text:p>
          </table:table-cell>
          <table:table-cell table:style-name="ce347" table:formula="of:=IF(([.C$80]&gt;0.05);([.C74]/([.$J74]))*[.$K85];0)" office:value-type="float" office:value="1.81444896378075" calcext:value-type="float">
            <text:p>1.814448964</text:p>
          </table:table-cell>
          <table:table-cell table:style-name="ce347" table:formula="of:=IF(([.D$80]&gt;0.05);([.D74]/([.$J74]))*[.$K85];0)" office:value-type="float" office:value="1.39066434243657" calcext:value-type="float">
            <text:p>1.390664342</text:p>
          </table:table-cell>
          <table:table-cell table:style-name="ce347" table:formula="of:=IF(([.E$80]&gt;0.05);([.E74]/([.$J74]))*[.$K85];0)" office:value-type="float" office:value="0" calcext:value-type="float">
            <text:p>0.000000000</text:p>
          </table:table-cell>
          <table:table-cell table:style-name="ce347" table:formula="of:=IF(([.F$80]&gt;0.05);([.F74]/([.$J74]))*[.$K85];0)" office:value-type="float" office:value="0" calcext:value-type="float">
            <text:p>0.000000000</text:p>
          </table:table-cell>
          <table:table-cell table:style-name="ce347" table:formula="of:=IF(([.G$80]&gt;0.05);([.G74]/([.$J74]))*[.$K85];0)" office:value-type="float" office:value="0.870036800309897" calcext:value-type="float">
            <text:p>0.870036800</text:p>
          </table:table-cell>
          <table:table-cell table:style-name="ce347" table:formula="of:=IF(([.H$80]&gt;0.05);([.H74]/([.$J74]))*[.$K85];0)" office:value-type="float" office:value="0.474142940151075" calcext:value-type="float">
            <text:p>0.474142940</text:p>
          </table:table-cell>
          <table:table-cell table:style-name="ce347" table:formula="of:=IF(([.I$80]&gt;0.05);([.I74]/([.$J74]))*[.$K85];0)" office:value-type="float" office:value="1.7090838659694" calcext:value-type="float">
            <text:p>1.709083866</text:p>
          </table:table-cell>
          <table:table-cell table:style-name="ce263" table:formula="of:=SUM([.B85:.I85])" office:value-type="float" office:value="7.40887081154368" calcext:value-type="float">
            <text:p>7</text:p>
          </table:table-cell>
          <table:table-cell table:style-name="ce77" table:formula="of:=[.K95]" office:value-type="float" office:value="8" calcext:value-type="float">
            <text:p>8</text:p>
          </table:table-cell>
          <table:table-cell table:style-name="ce77" table:formula="of:=[$Ekonomi.$B$38]*[$Ekonomi.B14]" office:value-type="float" office:value="1373.6718" calcext:value-type="float">
            <text:p>1373.6718</text:p>
          </table:table-cell>
          <table:table-cell table:style-name="ce263" table:formula="of:=[.L85]/[.K85]" office:value-type="float" office:value="171.708975" calcext:value-type="float">
            <text:p>172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Gamlöland</text:p>
          </table:table-cell>
          <table:table-cell table:style-name="ce347" table:formula="of:=IF(([.B$80]&gt;0.05);([.B75]/([.$J75]))*[.$K86];0)" office:value-type="float" office:value="1.00668216153399" calcext:value-type="float">
            <text:p>1.006682162</text:p>
          </table:table-cell>
          <table:table-cell table:style-name="ce347" table:formula="of:=IF(([.C$80]&gt;0.05);([.C75]/([.$J75]))*[.$K86];0)" office:value-type="float" office:value="1.58764284330815" calcext:value-type="float">
            <text:p>1.587642843</text:p>
          </table:table-cell>
          <table:table-cell table:style-name="ce347" table:formula="of:=IF(([.D$80]&gt;0.05);([.D75]/([.$J75]))*[.$K86];0)" office:value-type="float" office:value="1.216831299632" calcext:value-type="float">
            <text:p>1.216831300</text:p>
          </table:table-cell>
          <table:table-cell table:style-name="ce347" table:formula="of:=IF(([.E$80]&gt;0.05);([.E75]/([.$J75]))*[.$K86];0)" office:value-type="float" office:value="0" calcext:value-type="float">
            <text:p>0.000000000</text:p>
          </table:table-cell>
          <table:table-cell table:style-name="ce347" table:formula="of:=IF(([.F$80]&gt;0.05);([.F75]/([.$J75]))*[.$K86];0)" office:value-type="float" office:value="0" calcext:value-type="float">
            <text:p>0.000000000</text:p>
          </table:table-cell>
          <table:table-cell table:style-name="ce347" table:formula="of:=IF(([.G$80]&gt;0.05);([.G75]/([.$J75]))*[.$K86];0)" office:value-type="float" office:value="0.76128220027116" calcext:value-type="float">
            <text:p>0.761282200</text:p>
          </table:table-cell>
          <table:table-cell table:style-name="ce347" table:formula="of:=IF(([.H$80]&gt;0.05);([.H75]/([.$J75]))*[.$K86];0)" office:value-type="float" office:value="0.414875072632191" calcext:value-type="float">
            <text:p>0.414875073</text:p>
          </table:table-cell>
          <table:table-cell table:style-name="ce347" table:formula="of:=IF(([.I$80]&gt;0.05);([.I75]/([.$J75]))*[.$K86];0)" office:value-type="float" office:value="1.49544838272322" calcext:value-type="float">
            <text:p>1.495448383</text:p>
          </table:table-cell>
          <table:table-cell table:style-name="ce263" table:formula="of:=SUM([.B86:.I86])" office:value-type="float" office:value="6.48276196010072" calcext:value-type="float">
            <text:p>6</text:p>
          </table:table-cell>
          <table:table-cell table:style-name="ce77" table:formula="of:=[.K96]" office:value-type="float" office:value="7" calcext:value-type="float">
            <text:p>7</text:p>
          </table:table-cell>
          <table:table-cell table:style-name="ce77" table:formula="of:=[$Ekonomi.$B$38]*[$Ekonomi.B16]" office:value-type="float" office:value="1180.5786" calcext:value-type="float">
            <text:p>1180.5786</text:p>
          </table:table-cell>
          <table:table-cell table:style-name="ce263" table:formula="of:=[.L86]/[.K86]" office:value-type="float" office:value="168.654085714286" calcext:value-type="float">
            <text:p>169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Vendeldal</text:p>
          </table:table-cell>
          <table:table-cell table:style-name="ce347" table:formula="of:=IF(([.B$80]&gt;0.05);([.B76]/([.$J76]))*[.$K87];0)" office:value-type="float" office:value="0.862870424171993" calcext:value-type="float">
            <text:p>0.862870424</text:p>
          </table:table-cell>
          <table:table-cell table:style-name="ce347" table:formula="of:=IF(([.C$80]&gt;0.05);([.C76]/([.$J76]))*[.$K87];0)" office:value-type="float" office:value="1.36083672283556" calcext:value-type="float">
            <text:p>1.360836723</text:p>
          </table:table-cell>
          <table:table-cell table:style-name="ce347" table:formula="of:=IF(([.D$80]&gt;0.05);([.D76]/([.$J76]))*[.$K87];0)" office:value-type="float" office:value="1.04299825682743" calcext:value-type="float">
            <text:p>1.042998257</text:p>
          </table:table-cell>
          <table:table-cell table:style-name="ce347" table:formula="of:=IF(([.E$80]&gt;0.05);([.E76]/([.$J76]))*[.$K87];0)" office:value-type="float" office:value="0" calcext:value-type="float">
            <text:p>0.000000000</text:p>
          </table:table-cell>
          <table:table-cell table:style-name="ce347" table:formula="of:=IF(([.F$80]&gt;0.05);([.F76]/([.$J76]))*[.$K87];0)" office:value-type="float" office:value="0" calcext:value-type="float">
            <text:p>0.000000000</text:p>
          </table:table-cell>
          <table:table-cell table:style-name="ce347" table:formula="of:=IF(([.G$80]&gt;0.05);([.G76]/([.$J76]))*[.$K87];0)" office:value-type="float" office:value="0.652527600232423" calcext:value-type="float">
            <text:p>0.652527600</text:p>
          </table:table-cell>
          <table:table-cell table:style-name="ce347" table:formula="of:=IF(([.H$80]&gt;0.05);([.H76]/([.$J76]))*[.$K87];0)" office:value-type="float" office:value="0.355607205113306" calcext:value-type="float">
            <text:p>0.355607205</text:p>
          </table:table-cell>
          <table:table-cell table:style-name="ce347" table:formula="of:=IF(([.I$80]&gt;0.05);([.I76]/([.$J76]))*[.$K87];0)" office:value-type="float" office:value="1.28181289947705" calcext:value-type="float">
            <text:p>1.281812899</text:p>
          </table:table-cell>
          <table:table-cell table:style-name="ce263" table:formula="of:=SUM([.B87:.I87])" office:value-type="float" office:value="5.55665310865776" calcext:value-type="float">
            <text:p>6</text:p>
          </table:table-cell>
          <table:table-cell table:style-name="ce77" table:formula="of:=[.K97]" office:value-type="float" office:value="6" calcext:value-type="float">
            <text:p>6</text:p>
          </table:table-cell>
          <table:table-cell table:style-name="ce77" table:formula="of:=[$Ekonomi.$B$38]*[$Ekonomi.B15]" office:value-type="float" office:value="1156.0185" calcext:value-type="float">
            <text:p>1156.0185</text:p>
          </table:table-cell>
          <table:table-cell table:style-name="ce263" table:formula="of:=[.L87]/[.K87]" office:value-type="float" office:value="192.66975" calcext:value-type="float">
            <text:p>193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Aurland</text:p>
          </table:table-cell>
          <table:table-cell table:style-name="ce347" table:formula="of:=IF(([.B$80]&gt;0.05);([.B77]/([.$J77]))*[.$K88];0)" office:value-type="float" office:value="0.287623474723998" calcext:value-type="float">
            <text:p>0.287623475</text:p>
          </table:table-cell>
          <table:table-cell table:style-name="ce347" table:formula="of:=IF(([.C$80]&gt;0.05);([.C77]/([.$J77]))*[.$K88];0)" office:value-type="float" office:value="0.453612240945187" calcext:value-type="float">
            <text:p>0.453612241</text:p>
          </table:table-cell>
          <table:table-cell table:style-name="ce347" table:formula="of:=IF(([.D$80]&gt;0.05);([.D77]/([.$J77]))*[.$K88];0)" office:value-type="float" office:value="0.347666085609142" calcext:value-type="float">
            <text:p>0.347666086</text:p>
          </table:table-cell>
          <table:table-cell table:style-name="ce347" table:formula="of:=IF(([.E$80]&gt;0.05);([.E77]/([.$J77]))*[.$K88];0)" office:value-type="float" office:value="0" calcext:value-type="float">
            <text:p>0.000000000</text:p>
          </table:table-cell>
          <table:table-cell table:style-name="ce347" table:formula="of:=IF(([.F$80]&gt;0.05);([.F77]/([.$J77]))*[.$K88];0)" office:value-type="float" office:value="0" calcext:value-type="float">
            <text:p>0.000000000</text:p>
          </table:table-cell>
          <table:table-cell table:style-name="ce347" table:formula="of:=IF(([.G$80]&gt;0.05);([.G77]/([.$J77]))*[.$K88];0)" office:value-type="float" office:value="0.217509200077474" calcext:value-type="float">
            <text:p>0.217509200</text:p>
          </table:table-cell>
          <table:table-cell table:style-name="ce347" table:formula="of:=IF(([.H$80]&gt;0.05);([.H77]/([.$J77]))*[.$K88];0)" office:value-type="float" office:value="0.118535735037769" calcext:value-type="float">
            <text:p>0.118535735</text:p>
          </table:table-cell>
          <table:table-cell table:style-name="ce347" table:formula="of:=IF(([.I$80]&gt;0.05);([.I77]/([.$J77]))*[.$K88];0)" office:value-type="float" office:value="0.427270966492349" calcext:value-type="float">
            <text:p>0.427270966</text:p>
          </table:table-cell>
          <table:table-cell table:style-name="ce263" table:formula="of:=SUM([.B88:.I88])" office:value-type="float" office:value="1.85221770288592" calcext:value-type="float">
            <text:p>2</text:p>
          </table:table-cell>
          <table:table-cell table:style-name="ce77" table:formula="of:=[.K98]" office:value-type="float" office:value="2" calcext:value-type="float">
            <text:p>2</text:p>
          </table:table-cell>
          <table:table-cell table:style-name="ce77" table:formula="of:=[$Ekonomi.$B$38]*[$Ekonomi.B17]" office:value-type="float" office:value="382.7988" calcext:value-type="float">
            <text:p>382.7988</text:p>
          </table:table-cell>
          <table:table-cell table:style-name="ce263" table:formula="of:=[.L88]/[.K88]" office:value-type="float" office:value="191.3994" calcext:value-type="float">
            <text:p>191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 office:value-type="string" calcext:value-type="string">
            <text:p>Korsdal</text:p>
          </table:table-cell>
          <table:table-cell table:style-name="ce347" table:formula="of:=IF(([.B$80]&gt;0.05);([.B78]/([.$J78]))*[.$K89];0)" office:value-type="float" office:value="0.287623474723998" calcext:value-type="float">
            <text:p>0.287623475</text:p>
          </table:table-cell>
          <table:table-cell table:style-name="ce347" table:formula="of:=IF(([.C$80]&gt;0.05);([.C78]/([.$J78]))*[.$K89];0)" office:value-type="float" office:value="0.453612240945187" calcext:value-type="float">
            <text:p>0.453612241</text:p>
          </table:table-cell>
          <table:table-cell table:style-name="ce347" table:formula="of:=IF(([.D$80]&gt;0.05);([.D78]/([.$J78]))*[.$K89];0)" office:value-type="float" office:value="0.347666085609142" calcext:value-type="float">
            <text:p>0.347666086</text:p>
          </table:table-cell>
          <table:table-cell table:style-name="ce347" table:formula="of:=IF(([.E$80]&gt;0.05);([.E78]/([.$J78]))*[.$K89];0)" office:value-type="float" office:value="0" calcext:value-type="float">
            <text:p>0.000000000</text:p>
          </table:table-cell>
          <table:table-cell table:style-name="ce347" table:formula="of:=IF(([.F$80]&gt;0.05);([.F78]/([.$J78]))*[.$K89];0)" office:value-type="float" office:value="0" calcext:value-type="float">
            <text:p>0.000000000</text:p>
          </table:table-cell>
          <table:table-cell table:style-name="ce347" table:formula="of:=IF(([.G$80]&gt;0.05);([.G78]/([.$J78]))*[.$K89];0)" office:value-type="float" office:value="0.217509200077474" calcext:value-type="float">
            <text:p>0.217509200</text:p>
          </table:table-cell>
          <table:table-cell table:style-name="ce347" table:formula="of:=IF(([.H$80]&gt;0.05);([.H78]/([.$J78]))*[.$K89];0)" office:value-type="float" office:value="0.118535735037769" calcext:value-type="float">
            <text:p>0.118535735</text:p>
          </table:table-cell>
          <table:table-cell table:style-name="ce347" table:formula="of:=IF(([.I$80]&gt;0.05);([.I78]/([.$J78]))*[.$K89];0)" office:value-type="float" office:value="0.427270966492349" calcext:value-type="float">
            <text:p>0.427270966</text:p>
          </table:table-cell>
          <table:table-cell table:style-name="ce263" table:formula="of:=SUM([.B89:.I89])" office:value-type="float" office:value="1.85221770288592" calcext:value-type="float">
            <text:p>2</text:p>
          </table:table-cell>
          <table:table-cell table:style-name="ce77" table:formula="of:=[.K99]" office:value-type="float" office:value="2" calcext:value-type="float">
            <text:p>2</text:p>
          </table:table-cell>
          <table:table-cell table:style-name="ce77" table:formula="of:=[$Ekonomi.$B$38]*[$Ekonomi.B18]" office:value-type="float" office:value="304.884" calcext:value-type="float">
            <text:p>304.884</text:p>
          </table:table-cell>
          <table:table-cell table:style-name="ce263" table:formula="of:=[.L89]/[.K89]" office:value-type="float" office:value="152.442" calcext:value-type="float">
            <text:p>152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263" table:formula="of:=SUM([.B90:.I90])" office:value-type="float" office:value="55.56653109" calcext:value-type="float">
            <text:p>56</text:p>
          </table:table-cell>
          <table:table-cell table:style-name="ce263" table:formula="of:=SUM([.B83:.B89])" office:value-type="float" office:value="8.62870424171993" calcext:value-type="float">
            <text:p>9</text:p>
          </table:table-cell>
          <table:table-cell table:style-name="ce263" table:formula="of:=SUM([.C83:.C89])" office:value-type="float" office:value="13.6083672283556" calcext:value-type="float">
            <text:p>14</text:p>
          </table:table-cell>
          <table:table-cell table:style-name="ce263" table:formula="of:=SUM([.D83:.D89])" office:value-type="float" office:value="10.4299825682743" calcext:value-type="float">
            <text:p>10</text:p>
          </table:table-cell>
          <table:table-cell table:style-name="ce263" table:formula="of:=SUM([.E83:.E89])" office:value-type="float" office:value="0" calcext:value-type="float">
            <text:p>0</text:p>
          </table:table-cell>
          <table:table-cell table:style-name="ce263" table:formula="of:=SUM([.F83:.F89])" office:value-type="float" office:value="0" calcext:value-type="float">
            <text:p>0</text:p>
          </table:table-cell>
          <table:table-cell table:style-name="ce263" table:formula="of:=SUM([.G83:.G89])" office:value-type="float" office:value="6.52527600232423" calcext:value-type="float">
            <text:p>7</text:p>
          </table:table-cell>
          <table:table-cell table:style-name="ce263" table:formula="of:=SUM([.H83:.H89])" office:value-type="float" office:value="3.55607205113306" calcext:value-type="float">
            <text:p>4</text:p>
          </table:table-cell>
          <table:table-cell table:style-name="ce263" table:formula="of:=SUM([.I83:.I89])" office:value-type="float" office:value="12.8181289947705" calcext:value-type="float">
            <text:p>13</text:p>
          </table:table-cell>
          <table:table-cell table:style-name="ce263" table:formula="of:=SUM([.J83:.J89])" office:value-type="float" office:value="55.5665310865776" calcext:value-type="float">
            <text:p>56</text:p>
          </table:table-cell>
          <table:table-cell table:style-name="ce77" table:formula="of:=SUM([.K83:.K89])" office:value-type="float" office:value="60" calcext:value-type="float">
            <text:p>60</text:p>
          </table:table-cell>
          <table:table-cell table:style-name="ce77" table:formula="of:=SUM([.L83:.L89])" office:value-type="float" office:value="10527.8139" calcext:value-type="float">
            <text:p>10527.8139</text:p>
          </table:table-cell>
          <table:table-cell table:style-name="ce263" table:formula="of:=[.L90]/[.K90]" office:value-type="float" office:value="175.463565" calcext:value-type="float">
            <text:p>175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office:value-type="string" calcext:value-type="string">
            <text:p>Paikkamääräindeksi</text:p>
          </table:table-cell>
          <table:table-cell table:style-name="ce373" table:formula="of:=IF([.B$90]&gt;0;([.B100]/[.B90])-1;-1)" office:value-type="percentage" office:value="-0.188754208754209" calcext:value-type="percentage">
            <text:p>-18.88%</text:p>
          </table:table-cell>
          <table:table-cell table:style-name="ce373" table:formula="of:=IF([.C$90]&gt;0;([.C100]/[.C90])-1;-1)" office:value-type="percentage" office:value="-0.265157984628523" calcext:value-type="percentage">
            <text:p>-26.52%</text:p>
          </table:table-cell>
          <table:table-cell table:style-name="ce373" table:formula="of:=IF([.D$90]&gt;0;([.D100]/[.D90])-1;-1)" office:value-type="percentage" office:value="-0.232980501392758" calcext:value-type="percentage">
            <text:p>-23.30%</text:p>
          </table:table-cell>
          <table:table-cell table:style-name="ce373" table:formula="of:=IF([.E$90]&gt;0;([.E100]/[.E90])-1;-1)" office:value-type="percentage" office:value="-1" calcext:value-type="percentage">
            <text:p>-100.00%</text:p>
          </table:table-cell>
          <table:table-cell table:style-name="ce373" table:formula="of:=IF([.F$90]&gt;0;([.F100]/[.F90])-1;-1)" office:value-type="percentage" office:value="-1" calcext:value-type="percentage">
            <text:p>-100.00%</text:p>
          </table:table-cell>
          <table:table-cell table:style-name="ce373" table:formula="of:=IF([.G$90]&gt;0;([.G100]/[.G90])-1;-1)" office:value-type="percentage" office:value="-0.540249332146037" calcext:value-type="percentage">
            <text:p>-54.02%</text:p>
          </table:table-cell>
          <table:table-cell table:style-name="ce373" table:formula="of:=IF([.H$90]&gt;0;([.H100]/[.H90])-1;-1)" office:value-type="percentage" office:value="-0.718790849673203" calcext:value-type="percentage">
            <text:p>-71.88%</text:p>
          </table:table-cell>
          <table:table-cell table:style-name="ce373" table:formula="of:=IF([.I$90]&gt;0;([.I100]/[.I90])-1;-1)" office:value-type="percentage" office:value="-0.297869446962829" calcext:value-type="percentage">
            <text:p>-29.79%</text:p>
          </table:table-cell>
          <table:table-cell table:style-name="ce375"/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39" office:value-type="string" calcext:value-type="string">
            <text:p>KANSANEDUSTAJAT</text:p>
          </table:table-cell>
          <table:table-cell table:style-name="ce349" table:formula="of:=[.B82]" office:value-type="string" office:string-value="SFO" calcext:value-type="string">
            <text:p>SFO</text:p>
          </table:table-cell>
          <table:table-cell table:style-name="ce349" table:formula="of:=[.C82]" office:value-type="string" office:string-value="DEM" calcext:value-type="string">
            <text:p>DEM</text:p>
          </table:table-cell>
          <table:table-cell table:style-name="ce349" table:formula="of:=[.D82]" office:value-type="string" office:string-value="NP" calcext:value-type="string">
            <text:p>NP</text:p>
          </table:table-cell>
          <table:table-cell table:style-name="ce349" table:formula="of:=[.E82]" office:value-type="string" office:string-value="LAF" calcext:value-type="string">
            <text:p>LAF</text:p>
          </table:table-cell>
          <table:table-cell table:style-name="ce349" table:formula="of:=[.F82]" office:value-type="string" office:string-value="KDU" calcext:value-type="string">
            <text:p>KDU</text:p>
          </table:table-cell>
          <table:table-cell table:style-name="ce349" table:formula="of:=[.G82]" office:value-type="string" office:string-value="LIB" calcext:value-type="string">
            <text:p>LIB</text:p>
          </table:table-cell>
          <table:table-cell table:style-name="ce349" table:formula="of:=[.H82]" office:value-type="string" office:string-value="FDP" calcext:value-type="string">
            <text:p>FDP</text:p>
          </table:table-cell>
          <table:table-cell table:style-name="ce349" table:formula="of:=[.I82]" office:value-type="string" office:string-value="FF" calcext:value-type="string">
            <text:p>FF</text:p>
          </table:table-cell>
          <table:table-cell table:style-name="ce357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258" office:value-type="string" calcext:value-type="string">
            <text:p>Nyholmsland</text:p>
          </table:table-cell>
          <table:table-cell table:style-name="ce301" table:formula="of:=ROUNDDOWN([.B83])" office:value-type="float" office:value="3" calcext:value-type="float">
            <text:p>3</text:p>
          </table:table-cell>
          <table:table-cell table:style-name="ce301" table:formula="of:=ROUNDDOWN([.C83])" office:value-type="float" office:value="4" calcext:value-type="float">
            <text:p>4</text:p>
          </table:table-cell>
          <table:table-cell table:style-name="ce301" table:formula="of:=ROUNDDOWN([.D83])" office:value-type="float" office:value="3" calcext:value-type="float">
            <text:p>3</text:p>
          </table:table-cell>
          <table:table-cell table:style-name="ce301" table:formula="of:=ROUNDDOWN([.E83])" office:value-type="float" office:value="0" calcext:value-type="float">
            <text:p>0</text:p>
          </table:table-cell>
          <table:table-cell table:style-name="ce301" table:formula="of:=ROUNDDOWN([.F83])" office:value-type="float" office:value="0" calcext:value-type="float">
            <text:p>0</text:p>
          </table:table-cell>
          <table:table-cell table:style-name="ce301" table:formula="of:=ROUNDDOWN([.G83])" office:value-type="float" office:value="2" calcext:value-type="float">
            <text:p>2</text:p>
          </table:table-cell>
          <table:table-cell table:style-name="ce301" table:formula="of:=ROUNDDOWN([.H83])" office:value-type="float" office:value="1" calcext:value-type="float">
            <text:p>1</text:p>
          </table:table-cell>
          <table:table-cell table:style-name="ce301" table:formula="of:=ROUNDDOWN([.I83])" office:value-type="float" office:value="4" calcext:value-type="float">
            <text:p>4</text:p>
          </table:table-cell>
          <table:table-cell table:style-name="ce358" table:formula="of:=SUM([.B93:.I93])" office:value-type="float" office:value="17" calcext:value-type="float">
            <text:p>17</text:p>
          </table:table-cell>
          <table:table-cell table:style-name="ce78" table:formula="of:=[$Ekonomi.C30]" office:value-type="float" office:value="21" calcext:value-type="float">
            <text:p>21</text:p>
          </table:table-cell>
          <table:table-cell table:style-name="ce77" table:formula="of:=[.L83]/[.$L$90]*60" office:value-type="float" office:value="21.3337623682729" calcext:value-type="float">
            <text:p>21.3337623682729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258" office:value-type="string" calcext:value-type="string">
            <text:p>Forsland</text:p>
          </table:table-cell>
          <table:table-cell table:style-name="ce301" table:formula="of:=ROUNDDOWN([.B84])" office:value-type="float" office:value="2" calcext:value-type="float">
            <text:p>2</text:p>
          </table:table-cell>
          <table:table-cell table:style-name="ce301" table:formula="of:=ROUNDDOWN([.C84])" office:value-type="float" office:value="3" calcext:value-type="float">
            <text:p>3</text:p>
          </table:table-cell>
          <table:table-cell table:style-name="ce301" table:formula="of:=ROUNDDOWN([.D84])" office:value-type="float" office:value="2" calcext:value-type="float">
            <text:p>2</text:p>
          </table:table-cell>
          <table:table-cell table:style-name="ce301" table:formula="of:=ROUNDDOWN([.E84])" office:value-type="float" office:value="0" calcext:value-type="float">
            <text:p>0</text:p>
          </table:table-cell>
          <table:table-cell table:style-name="ce301" table:formula="of:=ROUNDDOWN([.F84])" office:value-type="float" office:value="0" calcext:value-type="float">
            <text:p>0</text:p>
          </table:table-cell>
          <table:table-cell table:style-name="ce301" table:formula="of:=ROUNDDOWN([.G84])" office:value-type="float" office:value="1" calcext:value-type="float">
            <text:p>1</text:p>
          </table:table-cell>
          <table:table-cell table:style-name="ce301" table:formula="of:=ROUNDDOWN([.H84])" office:value-type="float" office:value="0" calcext:value-type="float">
            <text:p>0</text:p>
          </table:table-cell>
          <table:table-cell table:style-name="ce301" table:formula="of:=ROUNDDOWN([.I84])" office:value-type="float" office:value="2" calcext:value-type="float">
            <text:p>2</text:p>
          </table:table-cell>
          <table:table-cell table:style-name="ce358" table:formula="of:=SUM([.B94:.I94])" office:value-type="float" office:value="10" calcext:value-type="float">
            <text:p>10</text:p>
          </table:table-cell>
          <table:table-cell table:style-name="ce78" table:formula="of:=[$Ekonomi.C31]" office:value-type="float" office:value="14" calcext:value-type="float">
            <text:p>14</text:p>
          </table:table-cell>
          <table:table-cell table:style-name="ce77" table:formula="of:=[.L84]/[.$L$90]*60" office:value-type="float" office:value="13.6014801705414" calcext:value-type="float">
            <text:p>13.6014801705414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258" office:value-type="string" calcext:value-type="string">
            <text:p>Vaxland</text:p>
          </table:table-cell>
          <table:table-cell table:style-name="ce301" table:formula="of:=ROUNDDOWN([.B85])" office:value-type="float" office:value="1" calcext:value-type="float">
            <text:p>1</text:p>
          </table:table-cell>
          <table:table-cell table:style-name="ce301" table:formula="of:=ROUNDDOWN([.C85])" office:value-type="float" office:value="1" calcext:value-type="float">
            <text:p>1</text:p>
          </table:table-cell>
          <table:table-cell table:style-name="ce301" table:formula="of:=ROUNDDOWN([.D85])" office:value-type="float" office:value="1" calcext:value-type="float">
            <text:p>1</text:p>
          </table:table-cell>
          <table:table-cell table:style-name="ce301" table:formula="of:=ROUNDDOWN([.E85])" office:value-type="float" office:value="0" calcext:value-type="float">
            <text:p>0</text:p>
          </table:table-cell>
          <table:table-cell table:style-name="ce301" table:formula="of:=ROUNDDOWN([.F85])" office:value-type="float" office:value="0" calcext:value-type="float">
            <text:p>0</text:p>
          </table:table-cell>
          <table:table-cell table:style-name="ce301" table:formula="of:=ROUNDDOWN([.G85])" office:value-type="float" office:value="0" calcext:value-type="float">
            <text:p>0</text:p>
          </table:table-cell>
          <table:table-cell table:style-name="ce301" table:formula="of:=ROUNDDOWN([.H85])" office:value-type="float" office:value="0" calcext:value-type="float">
            <text:p>0</text:p>
          </table:table-cell>
          <table:table-cell table:style-name="ce301" table:formula="of:=ROUNDDOWN([.I85])" office:value-type="float" office:value="1" calcext:value-type="float">
            <text:p>1</text:p>
          </table:table-cell>
          <table:table-cell table:style-name="ce358" table:formula="of:=SUM([.B95:.I95])" office:value-type="float" office:value="4" calcext:value-type="float">
            <text:p>4</text:p>
          </table:table-cell>
          <table:table-cell table:style-name="ce78" table:formula="of:=[$Ekonomi.C32]" office:value-type="float" office:value="8" calcext:value-type="float">
            <text:p>8</text:p>
          </table:table-cell>
          <table:table-cell table:style-name="ce77" table:formula="of:=[.L85]/[.$L$90]*60" office:value-type="float" office:value="7.82881505912638" calcext:value-type="float">
            <text:p>7.82881505912638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258" office:value-type="string" calcext:value-type="string">
            <text:p>Gamlöland</text:p>
          </table:table-cell>
          <table:table-cell table:style-name="ce301" table:formula="of:=ROUNDDOWN([.B86])" office:value-type="float" office:value="1" calcext:value-type="float">
            <text:p>1</text:p>
          </table:table-cell>
          <table:table-cell table:style-name="ce301" table:formula="of:=ROUNDDOWN([.C86])" office:value-type="float" office:value="1" calcext:value-type="float">
            <text:p>1</text:p>
          </table:table-cell>
          <table:table-cell table:style-name="ce301" table:formula="of:=ROUNDDOWN([.D86])" office:value-type="float" office:value="1" calcext:value-type="float">
            <text:p>1</text:p>
          </table:table-cell>
          <table:table-cell table:style-name="ce301" table:formula="of:=ROUNDDOWN([.E86])" office:value-type="float" office:value="0" calcext:value-type="float">
            <text:p>0</text:p>
          </table:table-cell>
          <table:table-cell table:style-name="ce301" table:formula="of:=ROUNDDOWN([.F86])" office:value-type="float" office:value="0" calcext:value-type="float">
            <text:p>0</text:p>
          </table:table-cell>
          <table:table-cell table:style-name="ce301" table:formula="of:=ROUNDDOWN([.G86])" office:value-type="float" office:value="0" calcext:value-type="float">
            <text:p>0</text:p>
          </table:table-cell>
          <table:table-cell table:style-name="ce301" table:formula="of:=ROUNDDOWN([.H86])" office:value-type="float" office:value="0" calcext:value-type="float">
            <text:p>0</text:p>
          </table:table-cell>
          <table:table-cell table:style-name="ce301" table:formula="of:=ROUNDDOWN([.I86])" office:value-type="float" office:value="1" calcext:value-type="float">
            <text:p>1</text:p>
          </table:table-cell>
          <table:table-cell table:style-name="ce358" table:formula="of:=SUM([.B96:.I96])" office:value-type="float" office:value="4" calcext:value-type="float">
            <text:p>4</text:p>
          </table:table-cell>
          <table:table-cell table:style-name="ce78" table:formula="of:=[$Ekonomi.C34]" office:value-type="float" office:value="7" calcext:value-type="float">
            <text:p>7</text:p>
          </table:table-cell>
          <table:table-cell table:style-name="ce77" table:formula="of:=[.L86]/[.$L$90]*60" office:value-type="float" office:value="6.72834043922452" calcext:value-type="float">
            <text:p>6.72834043922452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258" office:value-type="string" calcext:value-type="string">
            <text:p>Vendeldal</text:p>
          </table:table-cell>
          <table:table-cell table:style-name="ce301" table:formula="of:=ROUNDDOWN([.B87])" office:value-type="float" office:value="0" calcext:value-type="float">
            <text:p>0</text:p>
          </table:table-cell>
          <table:table-cell table:style-name="ce301" table:formula="of:=ROUNDDOWN([.C87])" office:value-type="float" office:value="1" calcext:value-type="float">
            <text:p>1</text:p>
          </table:table-cell>
          <table:table-cell table:style-name="ce301" table:formula="of:=ROUNDDOWN([.D87])" office:value-type="float" office:value="1" calcext:value-type="float">
            <text:p>1</text:p>
          </table:table-cell>
          <table:table-cell table:style-name="ce301" table:formula="of:=ROUNDDOWN([.E87])" office:value-type="float" office:value="0" calcext:value-type="float">
            <text:p>0</text:p>
          </table:table-cell>
          <table:table-cell table:style-name="ce301" table:formula="of:=ROUNDDOWN([.F87])" office:value-type="float" office:value="0" calcext:value-type="float">
            <text:p>0</text:p>
          </table:table-cell>
          <table:table-cell table:style-name="ce301" table:formula="of:=ROUNDDOWN([.G87])" office:value-type="float" office:value="0" calcext:value-type="float">
            <text:p>0</text:p>
          </table:table-cell>
          <table:table-cell table:style-name="ce301" table:formula="of:=ROUNDDOWN([.H87])" office:value-type="float" office:value="0" calcext:value-type="float">
            <text:p>0</text:p>
          </table:table-cell>
          <table:table-cell table:style-name="ce301" table:formula="of:=ROUNDDOWN([.I87])" office:value-type="float" office:value="1" calcext:value-type="float">
            <text:p>1</text:p>
          </table:table-cell>
          <table:table-cell table:style-name="ce358" table:formula="of:=SUM([.B97:.I97])" office:value-type="float" office:value="3" calcext:value-type="float">
            <text:p>3</text:p>
          </table:table-cell>
          <table:table-cell table:style-name="ce78" table:formula="of:=[$Ekonomi.C33]" office:value-type="float" office:value="6" calcext:value-type="float">
            <text:p>6</text:p>
          </table:table-cell>
          <table:table-cell table:style-name="ce77" table:formula="of:=[.L87]/[.$L$90]*60" office:value-type="float" office:value="6.58836779020191" calcext:value-type="float">
            <text:p>6.58836779020191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258" office:value-type="string" calcext:value-type="string">
            <text:p>Aurland</text:p>
          </table:table-cell>
          <table:table-cell table:style-name="ce301" table:formula="of:=ROUNDDOWN([.B88])" office:value-type="float" office:value="0" calcext:value-type="float">
            <text:p>0</text:p>
          </table:table-cell>
          <table:table-cell table:style-name="ce301" table:formula="of:=ROUNDDOWN([.C88])" office:value-type="float" office:value="0" calcext:value-type="float">
            <text:p>0</text:p>
          </table:table-cell>
          <table:table-cell table:style-name="ce301" table:formula="of:=ROUNDDOWN([.D88])" office:value-type="float" office:value="0" calcext:value-type="float">
            <text:p>0</text:p>
          </table:table-cell>
          <table:table-cell table:style-name="ce301" table:formula="of:=ROUNDDOWN([.E88])" office:value-type="float" office:value="0" calcext:value-type="float">
            <text:p>0</text:p>
          </table:table-cell>
          <table:table-cell table:style-name="ce301" table:formula="of:=ROUNDDOWN([.F88])" office:value-type="float" office:value="0" calcext:value-type="float">
            <text:p>0</text:p>
          </table:table-cell>
          <table:table-cell table:style-name="ce301" table:formula="of:=ROUNDDOWN([.G88])" office:value-type="float" office:value="0" calcext:value-type="float">
            <text:p>0</text:p>
          </table:table-cell>
          <table:table-cell table:style-name="ce301" table:formula="of:=ROUNDDOWN([.H88])" office:value-type="float" office:value="0" calcext:value-type="float">
            <text:p>0</text:p>
          </table:table-cell>
          <table:table-cell table:style-name="ce301" table:formula="of:=ROUNDDOWN([.I88])" office:value-type="float" office:value="0" calcext:value-type="float">
            <text:p>0</text:p>
          </table:table-cell>
          <table:table-cell table:style-name="ce358" table:formula="of:=SUM([.B98:.I98])" office:value-type="float" office:value="0" calcext:value-type="float">
            <text:p>0</text:p>
          </table:table-cell>
          <table:table-cell table:style-name="ce78" table:formula="of:=[$Ekonomi.C35]" office:value-type="float" office:value="2" calcext:value-type="float">
            <text:p>2</text:p>
          </table:table-cell>
          <table:table-cell table:style-name="ce77" table:formula="of:=[.L88]/[.$L$90]*60" office:value-type="float" office:value="2.18164266752474" calcext:value-type="float">
            <text:p>2.18164266752474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258" office:value-type="string" calcext:value-type="string">
            <text:p>Korsdal</text:p>
          </table:table-cell>
          <table:table-cell table:style-name="ce301" table:formula="of:=ROUNDDOWN([.B89])" office:value-type="float" office:value="0" calcext:value-type="float">
            <text:p>0</text:p>
          </table:table-cell>
          <table:table-cell table:style-name="ce301" table:formula="of:=ROUNDDOWN([.C89])" office:value-type="float" office:value="0" calcext:value-type="float">
            <text:p>0</text:p>
          </table:table-cell>
          <table:table-cell table:style-name="ce301" table:formula="of:=ROUNDDOWN([.D89])" office:value-type="float" office:value="0" calcext:value-type="float">
            <text:p>0</text:p>
          </table:table-cell>
          <table:table-cell table:style-name="ce301" table:formula="of:=ROUNDDOWN([.E89])" office:value-type="float" office:value="0" calcext:value-type="float">
            <text:p>0</text:p>
          </table:table-cell>
          <table:table-cell table:style-name="ce301" table:formula="of:=ROUNDDOWN([.F89])" office:value-type="float" office:value="0" calcext:value-type="float">
            <text:p>0</text:p>
          </table:table-cell>
          <table:table-cell table:style-name="ce301" table:formula="of:=ROUNDDOWN([.G89])" office:value-type="float" office:value="0" calcext:value-type="float">
            <text:p>0</text:p>
          </table:table-cell>
          <table:table-cell table:style-name="ce301" table:formula="of:=ROUNDDOWN([.H89])" office:value-type="float" office:value="0" calcext:value-type="float">
            <text:p>0</text:p>
          </table:table-cell>
          <table:table-cell table:style-name="ce301" table:formula="of:=ROUNDDOWN([.I89])" office:value-type="float" office:value="0" calcext:value-type="float">
            <text:p>0</text:p>
          </table:table-cell>
          <table:table-cell table:style-name="ce358" table:formula="of:=SUM([.B99:.I99])" office:value-type="float" office:value="0" calcext:value-type="float">
            <text:p>0</text:p>
          </table:table-cell>
          <table:table-cell table:style-name="ce78" table:formula="of:=[$Ekonomi.C36]" office:value-type="float" office:value="2" calcext:value-type="float">
            <text:p>2</text:p>
          </table:table-cell>
          <table:table-cell table:style-name="ce77" table:formula="of:=[.L89]/[.$L$90]*60" office:value-type="float" office:value="1.7375915051082" calcext:value-type="float">
            <text:p>1.7375915051082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41" office:value-type="float" office:value="60" calcext:value-type="float">
            <text:p>60</text:p>
          </table:table-cell>
          <table:table-cell table:style-name="ce350" table:formula="of:=SUM([.B93:.B99])" office:value-type="float" office:value="7" calcext:value-type="float">
            <text:p>7</text:p>
          </table:table-cell>
          <table:table-cell table:style-name="ce350" table:formula="of:=SUM([.C93:.C99])" office:value-type="float" office:value="10" calcext:value-type="float">
            <text:p>10</text:p>
          </table:table-cell>
          <table:table-cell table:style-name="ce350" table:formula="of:=SUM([.D93:.D99])" office:value-type="float" office:value="8" calcext:value-type="float">
            <text:p>8</text:p>
          </table:table-cell>
          <table:table-cell table:style-name="ce350" table:formula="of:=SUM([.E93:.E99])" office:value-type="float" office:value="0" calcext:value-type="float">
            <text:p>0</text:p>
          </table:table-cell>
          <table:table-cell table:style-name="ce350" table:formula="of:=SUM([.F93:.F99])" office:value-type="float" office:value="0" calcext:value-type="float">
            <text:p>0</text:p>
          </table:table-cell>
          <table:table-cell table:style-name="ce350" table:formula="of:=SUM([.G93:.G99])" office:value-type="float" office:value="3" calcext:value-type="float">
            <text:p>3</text:p>
          </table:table-cell>
          <table:table-cell table:style-name="ce350" table:formula="of:=SUM([.H93:.H99])" office:value-type="float" office:value="1" calcext:value-type="float">
            <text:p>1</text:p>
          </table:table-cell>
          <table:table-cell table:style-name="ce350" table:formula="of:=SUM([.I93:.I99])" office:value-type="float" office:value="9" calcext:value-type="float">
            <text:p>9</text:p>
          </table:table-cell>
          <table:table-cell table:style-name="ce359" table:formula="of:=SUM([.J93:.J99])" office:value-type="float" office:value="38" calcext:value-type="float">
            <text:p>38</text:p>
          </table:table-cell>
          <table:table-cell table:style-name="ce77" table:formula="of:=SUM([.K93:.K99])" office:value-type="float" office:value="60" calcext:value-type="float">
            <text:p>60</text:p>
          </table:table-cell>
          <table:table-cell table:style-name="ce263" table:formula="of:=SUM([.L93:.L99])" office:value-type="float" office:value="60" calcext:value-type="float">
            <text:p>60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7"/>
          <table:table-cell table:style-name="ce263" table:formula="of:=[.B2]*60" office:value-type="float" office:value="8.62870424171993" calcext:value-type="float">
            <text:p>9</text:p>
          </table:table-cell>
          <table:table-cell table:style-name="ce263" table:formula="of:=[.C2]*60" office:value-type="float" office:value="13.6083672283556" calcext:value-type="float">
            <text:p>14</text:p>
          </table:table-cell>
          <table:table-cell table:style-name="ce263" table:formula="of:=[.D2]*60" office:value-type="float" office:value="10.4299825682743" calcext:value-type="float">
            <text:p>10</text:p>
          </table:table-cell>
          <table:table-cell table:style-name="ce263" table:formula="of:=[.E2]*60" office:value-type="float" office:value="1.84195235328298" calcext:value-type="float">
            <text:p>2</text:p>
          </table:table-cell>
          <table:table-cell table:style-name="ce263" table:formula="of:=[.F2]*60" office:value-type="float" office:value="2.59151656013945" calcext:value-type="float">
            <text:p>3</text:p>
          </table:table-cell>
          <table:table-cell table:style-name="ce263" table:formula="of:=[.G2]*60" office:value-type="float" office:value="6.52527600232423" calcext:value-type="float">
            <text:p>7</text:p>
          </table:table-cell>
          <table:table-cell table:style-name="ce263" table:formula="of:=[.H2]*60" office:value-type="float" office:value="3.55607205113306" calcext:value-type="float">
            <text:p>4</text:p>
          </table:table-cell>
          <table:table-cell table:style-name="ce263" table:formula="of:=[.I2]*60" office:value-type="float" office:value="12.8181289947705" calcext:value-type="float">
            <text:p>13</text:p>
          </table:table-cell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206"/>
          <table:table-cell table:style-name="ce206" office:value-type="string" calcext:value-type="string">
            <text:p>SFO</text:p>
          </table:table-cell>
          <table:table-cell table:style-name="ce206" office:value-type="string" calcext:value-type="string">
            <text:p>DEM</text:p>
          </table:table-cell>
          <table:table-cell table:style-name="ce206" office:value-type="string" calcext:value-type="string">
            <text:p>NP</text:p>
          </table:table-cell>
          <table:table-cell table:style-name="ce206" office:value-type="string" calcext:value-type="string">
            <text:p>LAF</text:p>
          </table:table-cell>
          <table:table-cell table:style-name="ce206" office:value-type="string" calcext:value-type="string">
            <text:p>KDU</text:p>
          </table:table-cell>
          <table:table-cell table:style-name="ce206" office:value-type="string" calcext:value-type="string">
            <text:p>LIB</text:p>
          </table:table-cell>
          <table:table-cell table:style-name="ce206" office:value-type="string" calcext:value-type="string">
            <text:p>FDP</text:p>
          </table:table-cell>
          <table:table-cell table:style-name="ce206" office:value-type="string" calcext:value-type="string">
            <text:p>FF</text:p>
          </table:table-cell>
          <table:table-cell table:style-name="ce206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206" office:value-type="string" calcext:value-type="string">
            <text:p>Uudet paikat</text:p>
          </table:table-cell>
          <table:table-cell table:style-name="ce370" office:value-type="float" office:value="8.92952056978846" calcext:value-type="float">
            <text:p>9</text:p>
          </table:table-cell>
          <table:table-cell table:style-name="ce370" office:value-type="float" office:value="14.8995428935899" calcext:value-type="float">
            <text:p>15</text:p>
          </table:table-cell>
          <table:table-cell table:style-name="ce370" office:value-type="float" office:value="10.7855852025088" calcext:value-type="float">
            <text:p>11</text:p>
          </table:table-cell>
          <table:table-cell table:number-columns-repeated="2" table:style-name="ce370" office:value-type="float" office:value="0" calcext:value-type="float">
            <text:p>0</text:p>
          </table:table-cell>
          <table:table-cell table:style-name="ce370" office:value-type="float" office:value="7.06707770808972" calcext:value-type="float">
            <text:p>7</text:p>
          </table:table-cell>
          <table:table-cell table:style-name="ce370" office:value-type="float" office:value="4.27979164452004" calcext:value-type="float">
            <text:p>4</text:p>
          </table:table-cell>
          <table:table-cell table:style-name="ce370" office:value-type="float" office:value="14.0384819815031" calcext:value-type="float">
            <text:p>14</text:p>
          </table:table-cell>
          <table:table-cell table:style-name="ce370" table:formula="of:=SUM([.B103:.I103])" office:value-type="float" office:value="60" calcext:value-type="float">
            <text:p>60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206" office:value-type="string" calcext:value-type="string">
            <text:p>Vanhat paikat</text:p>
          </table:table-cell>
          <table:table-cell table:style-name="ce206" office:value-type="float" office:value="12" calcext:value-type="float">
            <text:p>12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float" office:value="3" calcext:value-type="float">
            <text:p>3</text:p>
          </table:table-cell>
          <table:table-cell table:style-name="ce206" office:value-type="float" office:value="5" calcext:value-type="float">
            <text:p>5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float" office:value="13" calcext:value-type="float">
            <text:p>13</text:p>
          </table:table-cell>
          <table:table-cell table:style-name="ce206" office:value-type="float" office:value="9" calcext:value-type="float">
            <text:p>9</text:p>
          </table:table-cell>
          <table:table-cell table:style-name="ce206" office:value-type="float" office:value="6" calcext:value-type="float">
            <text:p>6</text:p>
          </table:table-cell>
          <table:table-cell table:style-name="ce206" table:formula="of:=SUM([.B104:.I104])" office:value-type="float" office:value="60" calcext:value-type="float">
            <text:p>60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/>
          <table:table-cell table:number-columns-repeated="8"/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77"/>
          <table:table-cell table:style-name="ce374" table:formula="of:=[.B80]*60" office:value-type="float" office:value="8.62870424171993" calcext:value-type="float">
            <text:p>9</text:p>
          </table:table-cell>
          <table:table-cell table:style-name="ce374" table:formula="of:=[.C80]*60" office:value-type="float" office:value="13.6083672283556" calcext:value-type="float">
            <text:p>14</text:p>
          </table:table-cell>
          <table:table-cell table:style-name="ce374" table:formula="of:=[.D80]*60" office:value-type="float" office:value="10.4299825682743" calcext:value-type="float">
            <text:p>10</text:p>
          </table:table-cell>
          <table:table-cell table:style-name="ce374" table:formula="of:=[.E80]*60" office:value-type="float" office:value="1.84195235328297" calcext:value-type="float">
            <text:p>2</text:p>
          </table:table-cell>
          <table:table-cell table:style-name="ce374" table:formula="of:=[.F80]*60" office:value-type="float" office:value="2.59151656013945" calcext:value-type="float">
            <text:p>3</text:p>
          </table:table-cell>
          <table:table-cell table:style-name="ce374" table:formula="of:=[.G80]*60" office:value-type="float" office:value="6.52527600232423" calcext:value-type="float">
            <text:p>7</text:p>
          </table:table-cell>
          <table:table-cell table:style-name="ce374" table:formula="of:=[.H80]*60" office:value-type="float" office:value="3.55607205113306" calcext:value-type="float">
            <text:p>4</text:p>
          </table:table-cell>
          <table:table-cell table:style-name="ce374" table:formula="of:=[.I80]*60" office:value-type="float" office:value="12.8181289947705" calcext:value-type="float">
            <text:p>13</text:p>
          </table:table-cell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77"/>
          <table:table-cell table:style-name="ce351" table:number-columns-repeated="8"/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342"/>
          <table:table-cell table:style-name="ce77" table:number-columns-repeated="25"/>
          <table:table-cell table:number-columns-repeated="998"/>
        </table:table-row>
        <table:table-row table:style-name="ro1" table:number-rows-repeated="2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77">
            <draw:frame table:end-cell-address="'Nästa riksdagsvalet'.F125" table:end-x="38.13pt" table:end-y="10.46pt" draw:z-index="0" draw:name="Chart 9" draw:style-name="gr1" draw:text-style-name="P1" svg:width="449.97pt" svg:height="222.72pt" svg:x="0pt" svg:y="8.25pt">
              <draw:object draw:notify-on-update-of-ranges="'Nästa riksdagsvalet'.B102:'Nästa riksdagsvalet'.I102 'Nästa riksdagsvalet'.A103:'Nästa riksdagsvalet'.A103 'Nästa riksdagsvalet'.B103:'Nästa riksdagsvalet'.I103 'Nästa riksdagsvalet'.A104:'Nästa riksdagsvalet'.A104 'Nästa riksdagsvalet'.B104:'Nästa riksdagsvalet'.I104 'Nästa riksdagsvalet'.A105:'Nästa riksdagsvalet'.A105 'Nästa riksdagsvalet'.B105:'Nästa riksdagsvalet'.I105 'Nästa riksdagsvalet'.A106:'Nästa riksdagsvalet'.A106 'Nästa riksdagsvalet'.B106:'Nästa riksdagsvalet'.I106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77" table:number-columns-repeated="25"/>
          <table:table-cell table:number-columns-repeated="998"/>
        </table:table-row>
        <table:table-row table:style-name="ro1" table:number-rows-repeated="193">
          <table:table-cell table:style-name="ce77" table:number-columns-repeated="26"/>
          <table:table-cell table:number-columns-repeated="998"/>
        </table:table-row>
        <table:table-row table:style-name="ro1" table:number-rows-repeated="69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Nästa riksdagsvalet'.B81:'Nästa riksdagsvalet'.J81 'Nästa riksdagsvalet'.B91:'Nästa riksdagsvalet'.J91">
            <calcext:condition calcext:apply-style-name="ConditionalStyle_9" calcext:value="&gt;0" calcext:base-cell-address="'Nästa riksdagsvalet'.B81"/>
          </calcext:conditional-format>
          <calcext:conditional-format calcext:target-range-address="'Nästa riksdagsvalet'.B81:'Nästa riksdagsvalet'.J81 'Nästa riksdagsvalet'.B91:'Nästa riksdagsvalet'.J91">
            <calcext:condition calcext:apply-style-name="ConditionalStyle_10" calcext:value="&lt;0" calcext:base-cell-address="'Nästa riksdagsvalet'.B81"/>
          </calcext:conditional-format>
          <calcext:conditional-format calcext:target-range-address="'Nästa riksdagsvalet'.B80:'Nästa riksdagsvalet'.I80">
            <calcext:condition calcext:apply-style-name="ConditionalStyle_3" calcext:value="&gt;&quot;5%&quot;" calcext:base-cell-address="'Nästa riksdagsvalet'.B80"/>
          </calcext:conditional-format>
          <calcext:conditional-format calcext:target-range-address="'Nästa riksdagsvalet'.B80:'Nästa riksdagsvalet'.I80">
            <calcext:condition calcext:apply-style-name="ConditionalStyle_11" calcext:value="&lt;&quot;5%&quot;" calcext:base-cell-address="'Nästa riksdagsvalet'.B80"/>
          </calcext:conditional-format>
        </calcext:conditional-formats>
      </table:table>
      <table:table table:name="Politiker" table:style-name="ta16">
        <table:table-column table:style-name="co52" table:default-cell-style-name="Default"/>
        <table:table-column table:style-name="co53" table:default-cell-style-name="Default"/>
        <table:table-column table:style-name="co45" table:default-cell-style-name="Default"/>
        <table:table-column table:style-name="co36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47" table:default-cell-style-name="Default"/>
        <table:table-column table:style-name="co55" table:number-columns-repeated="2" table:default-cell-style-name="Default"/>
        <table:table-column table:style-name="co56" table:default-cell-style-name="Default"/>
        <table:table-column table:style-name="co18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" table:default-cell-style-name="Default"/>
        <table:table-column table:style-name="co59" table:default-cell-style-name="Default"/>
        <table:table-column table:style-name="co2" table:number-columns-repeated="1009" table:default-cell-style-name="Default"/>
        <table:table-row table:style-name="ro1">
          <table:table-cell table:style-name="ce46" office:value-type="string" calcext:value-type="string">
            <text:p>SFO</text:p>
          </table:table-cell>
          <table:table-cell table:style-name="ce380" office:value-type="string" calcext:value-type="string">
            <text:p>DEM</text:p>
          </table:table-cell>
          <table:table-cell table:style-name="ce46" office:value-type="string" calcext:value-type="string">
            <text:p>NP</text:p>
          </table:table-cell>
          <table:table-cell table:style-name="ce46" office:value-type="string" calcext:value-type="string">
            <text:p>LAF</text:p>
          </table:table-cell>
          <table:table-cell table:style-name="ce46" office:value-type="string" calcext:value-type="string">
            <text:p>KDU</text:p>
          </table:table-cell>
          <table:table-cell table:style-name="ce380" office:value-type="string" calcext:value-type="string">
            <text:p>LIB</text:p>
          </table:table-cell>
          <table:table-cell table:style-name="ce380" office:value-type="string" calcext:value-type="string">
            <text:p>FDP</text:p>
          </table:table-cell>
          <table:table-cell table:style-name="ce46" office:value-type="string" calcext:value-type="string">
            <text:p>FF</text:p>
          </table:table-cell>
          <table:table-cell table:style-name="ce49"/>
          <table:table-cell table:style-name="ce385" office:value-type="string" calcext:value-type="string">
            <text:p>Fastighet</text:p>
          </table:table-cell>
          <table:table-cell table:style-name="ce387" office:value-type="string" calcext:value-type="string">
            <text:p>Titel</text:p>
          </table:table-cell>
          <table:table-cell table:style-name="ce387" office:value-type="string" calcext:value-type="string">
            <text:p>Kansler</text:p>
          </table:table-cell>
          <table:table-cell table:style-name="ce387" office:value-type="string" calcext:value-type="string">
            <text:p>Tjänst</text:p>
          </table:table-cell>
          <table:table-cell table:style-name="ce387" office:value-type="string" calcext:value-type="string">
            <text:p>Innehavare</text:p>
          </table:table-cell>
          <table:table-cell table:number-columns-repeated="1010"/>
        </table:table-row>
        <table:table-row table:style-name="ro1">
          <table:table-cell table:style-name="ce376" office:value-type="string" calcext:value-type="string">
            <text:p>Majna Stewars</text:p>
          </table:table-cell>
          <table:table-cell table:style-name="ce364" office:value-type="string" calcext:value-type="string">
            <text:p>Anthony Hill</text:p>
          </table:table-cell>
          <table:table-cell table:style-name="ce378" office:value-type="string" calcext:value-type="string">
            <text:p>Hugo Reins</text:p>
          </table:table-cell>
          <table:table-cell table:style-name="ce382" office:value-type="string" calcext:value-type="string">
            <text:p>Matthew Olson</text:p>
          </table:table-cell>
          <table:table-cell table:style-name="ce381" office:value-type="string" calcext:value-type="string">
            <text:p>Angelina Mercel</text:p>
          </table:table-cell>
          <table:table-cell table:style-name="ce377" office:value-type="string" calcext:value-type="string">
            <text:p>Miriam Shewett</text:p>
          </table:table-cell>
          <table:table-cell table:style-name="ce378" office:value-type="string" calcext:value-type="string">
            <text:p>Aaron Råsenberg</text:p>
          </table:table-cell>
          <table:table-cell table:style-name="ce382" office:value-type="string" calcext:value-type="string">
            <text:p>John Frost</text:p>
          </table:table-cell>
          <table:table-cell table:style-name="ce384"/>
          <table:table-cell table:style-name="ce206" office:value-type="string" calcext:value-type="string">
            <text:p>Kanslislott</text:p>
          </table:table-cell>
          <table:table-cell table:style-name="ce388" office:value-type="string" calcext:value-type="string">
            <text:p>Rikskansler</text:p>
          </table:table-cell>
          <table:table-cell table:style-name="ce388" office:value-type="string" calcext:value-type="string">
            <text:p>Chris Linter lib.</text:p>
          </table:table-cell>
          <table:table-cell table:style-name="ce391" office:value-type="string" calcext:value-type="string">
            <text:p>President</text:p>
          </table:table-cell>
          <table:table-cell table:style-name="ce392" office:value-type="string" calcext:value-type="string">
            <text:p>Anthony Hill dem.</text:p>
          </table:table-cell>
          <table:table-cell table:style-name="ce389"/>
          <table:table-cell table:number-columns-repeated="1009"/>
        </table:table-row>
        <table:table-row table:style-name="ro1">
          <table:table-cell table:style-name="ce377" office:value-type="string" calcext:value-type="string">
            <text:p>Silvia Mogdad</text:p>
          </table:table-cell>
          <table:table-cell table:style-name="ce378" office:value-type="string" calcext:value-type="string">
            <text:p>Will Skinners</text:p>
          </table:table-cell>
          <table:table-cell table:style-name="ce377" office:value-type="string" calcext:value-type="string">
            <text:p>Mari Sivumetsä</text:p>
          </table:table-cell>
          <table:table-cell table:style-name="ce377" office:value-type="string" calcext:value-type="string">
            <text:p>Mirja Alatalo</text:p>
          </table:table-cell>
          <table:table-cell table:style-name="ce377" office:value-type="string" calcext:value-type="string">
            <text:p>Ursu Vån Derlén</text:p>
          </table:table-cell>
          <table:table-cell table:style-name="ce378" office:value-type="string" calcext:value-type="string">
            <text:p>Gunnar Gunnarson</text:p>
          </table:table-cell>
          <table:table-cell table:style-name="ce378" office:value-type="string" calcext:value-type="string">
            <text:p>John Houston</text:p>
          </table:table-cell>
          <table:table-cell table:style-name="ce377" office:value-type="string" calcext:value-type="string">
            <text:p>Netta Siltala</text:p>
          </table:table-cell>
          <table:table-cell table:style-name="ce52"/>
          <table:table-cell table:style-name="ce206" office:value-type="string" calcext:value-type="string">
            <text:p>Ägermanns huset</text:p>
          </table:table-cell>
          <table:table-cell table:style-name="ce388" office:value-type="string" calcext:value-type="string">
            <text:p>Finanskansler</text:p>
          </table:table-cell>
          <table:table-cell table:style-name="ce388" office:value-type="string" calcext:value-type="string">
            <text:p>John Houston fdp.</text:p>
          </table:table-cell>
          <table:table-cell table:style-name="ce391" office:value-type="string" calcext:value-type="string">
            <text:p>Riksdagens talman</text:p>
          </table:table-cell>
          <table:table-cell table:style-name="ce393" office:value-type="string" calcext:value-type="string">
            <text:p>Ronald West</text:p>
          </table:table-cell>
          <table:table-cell table:style-name="ce389"/>
          <table:table-cell table:number-columns-repeated="1009"/>
        </table:table-row>
        <table:table-row table:style-name="ro1">
          <table:table-cell table:style-name="ce377" office:value-type="string" calcext:value-type="string">
            <text:p>Petri Kovamäki</text:p>
          </table:table-cell>
          <table:table-cell table:style-name="ce381" office:value-type="string" calcext:value-type="string">
            <text:p>Sandra Maria</text:p>
          </table:table-cell>
          <table:table-cell table:style-name="ce382" office:value-type="string" calcext:value-type="string">
            <text:p>Thomas Loque</text:p>
          </table:table-cell>
          <table:table-cell table:style-name="ce378" office:value-type="string" calcext:value-type="string">
            <text:p>Saku Hämäläinen</text:p>
          </table:table-cell>
          <table:table-cell table:style-name="ce378" office:value-type="string" calcext:value-type="string">
            <text:p>Arnold Lasz</text:p>
          </table:table-cell>
          <table:table-cell table:style-name="ce382" office:value-type="string" calcext:value-type="string">
            <text:p>Chris Linter</text:p>
          </table:table-cell>
          <table:table-cell table:style-name="ce381" office:value-type="string" calcext:value-type="string">
            <text:p>Theresa Maj</text:p>
          </table:table-cell>
          <table:table-cell table:style-name="ce378" office:value-type="string" calcext:value-type="string">
            <text:p>August Korpela</text:p>
          </table:table-cell>
          <table:table-cell table:style-name="ce52"/>
          <table:table-cell table:style-name="ce206" table:formula="of:=[.J3]" office:value-type="string" office:string-value="Ägermanns huset" calcext:value-type="string">
            <text:p>Ägermanns huset</text:p>
          </table:table-cell>
          <table:table-cell table:style-name="ce388" office:value-type="string" calcext:value-type="string">
            <text:p>Socialkansler</text:p>
          </table:table-cell>
          <table:table-cell table:style-name="ce388" office:value-type="string" calcext:value-type="string">
            <text:p>Matthew Olson laf.</text:p>
          </table:table-cell>
          <table:table-cell table:style-name="ce391" office:value-type="string" calcext:value-type="string">
            <text:p>Första vice talman</text:p>
          </table:table-cell>
          <table:table-cell table:style-name="ce394" office:value-type="string" calcext:value-type="string">
            <text:p>Gunnar Gunnarson lib.</text:p>
          </table:table-cell>
          <table:table-cell table:style-name="ce389"/>
          <table:table-cell table:number-columns-repeated="1009"/>
        </table:table-row>
        <table:table-row table:style-name="ro1">
          <table:table-cell table:style-name="ce378" office:value-type="string" calcext:value-type="string">
            <text:p>Inkeri Ropponen</text:p>
          </table:table-cell>
          <table:table-cell table:style-name="ce378" office:value-type="string" calcext:value-type="string">
            <text:p>Joen Bagge</text:p>
          </table:table-cell>
          <table:table-cell table:style-name="ce298" office:value-type="string" calcext:value-type="string">
            <text:p>Ellen Capein</text:p>
          </table:table-cell>
          <table:table-cell table:style-name="ce377" office:value-type="string" calcext:value-type="string">
            <text:p>Tekla Mäkilä</text:p>
          </table:table-cell>
          <table:table-cell table:style-name="ce378" office:value-type="string" calcext:value-type="string">
            <text:p>Hans Müller</text:p>
          </table:table-cell>
          <table:table-cell table:style-name="ce378" office:value-type="string" calcext:value-type="string">
            <text:p>Sean Andersson</text:p>
          </table:table-cell>
          <table:table-cell table:style-name="ce378" office:value-type="string" calcext:value-type="string">
            <text:p>Ken Mutson</text:p>
          </table:table-cell>
          <table:table-cell table:style-name="ce378" office:value-type="string" calcext:value-type="string">
            <text:p>Ano Ikonen</text:p>
          </table:table-cell>
          <table:table-cell table:style-name="ce52"/>
          <table:table-cell table:style-name="ce206" table:formula="of:=[.J2]" office:value-type="string" office:string-value="Kanslislott" calcext:value-type="string">
            <text:p>Kanslislott</text:p>
          </table:table-cell>
          <table:table-cell table:style-name="ce388" office:value-type="string" calcext:value-type="string">
            <text:p>Utbildningskansler</text:p>
          </table:table-cell>
          <table:table-cell table:style-name="ce388" office:value-type="string" calcext:value-type="string">
            <text:p>Angelina Mercel kdu.</text:p>
          </table:table-cell>
          <table:table-cell table:style-name="ce391" office:value-type="string" calcext:value-type="string">
            <text:p>Andra vice talman</text:p>
          </table:table-cell>
          <table:table-cell table:style-name="ce392" office:value-type="string" calcext:value-type="string">
            <text:p>Majna Stewars sfo.</text:p>
          </table:table-cell>
          <table:table-cell table:style-name="ce389"/>
          <table:table-cell table:number-columns-repeated="1009"/>
        </table:table-row>
        <table:table-row table:style-name="ro1">
          <table:table-cell table:style-name="ce377" office:value-type="string" calcext:value-type="string">
            <text:p>Juuso Rasamo</text:p>
          </table:table-cell>
          <table:table-cell table:style-name="ce378" office:value-type="string" calcext:value-type="string">
            <text:p>Asmo Lahti</text:p>
          </table:table-cell>
          <table:table-cell table:style-name="ce364" office:value-type="string" calcext:value-type="string">
            <text:p>Will Nein</text:p>
          </table:table-cell>
          <table:table-cell table:style-name="ce378" office:value-type="string" calcext:value-type="string">
            <text:p>Samuli Seppälä</text:p>
          </table:table-cell>
          <table:table-cell table:style-name="ce378" office:value-type="string" calcext:value-type="string">
            <text:p>Eevert Joutsen</text:p>
          </table:table-cell>
          <table:table-cell table:style-name="ce378" office:value-type="string" calcext:value-type="string">
            <text:p>Mico Afors</text:p>
          </table:table-cell>
          <table:table-cell table:style-name="ce378" office:value-type="string" calcext:value-type="string">
            <text:p>Jon Freiberg</text:p>
          </table:table-cell>
          <table:table-cell table:style-name="ce377" office:value-type="string" calcext:value-type="string">
            <text:p>Anneli Heino</text:p>
          </table:table-cell>
          <table:table-cell table:style-name="ce52"/>
          <table:table-cell table:style-name="ce206" office:value-type="string" calcext:value-type="string">
            <text:p>Kanslislott</text:p>
          </table:table-cell>
          <table:table-cell table:style-name="ce388" office:value-type="string" calcext:value-type="string">
            <text:p>Inrikeskansler</text:p>
          </table:table-cell>
          <table:table-cell table:style-name="ce388" office:value-type="string" calcext:value-type="string">
            <text:p>Xi Xirose lib.</text:p>
          </table:table-cell>
          <table:table-cell table:style-name="ce391" office:value-type="string" calcext:value-type="string">
            <text:p>Folksbankir</text:p>
          </table:table-cell>
          <table:table-cell table:style-name="ce395" office:value-type="string" calcext:value-type="string">
            <text:p>Aaron Råsenberg fdp.</text:p>
          </table:table-cell>
          <table:table-cell table:style-name="ce389"/>
          <table:table-cell table:number-columns-repeated="1009"/>
        </table:table-row>
        <table:table-row table:style-name="ro1">
          <table:table-cell table:style-name="ce378" office:value-type="string" calcext:value-type="string">
            <text:p>Akseli Haavisto</text:p>
          </table:table-cell>
          <table:table-cell table:style-name="ce377" office:value-type="string" calcext:value-type="string">
            <text:p>Janna Malinen</text:p>
          </table:table-cell>
          <table:table-cell table:style-name="ce364" office:value-type="string" calcext:value-type="string">
            <text:p>Ralf Juntunen</text:p>
          </table:table-cell>
          <table:table-cell table:style-name="ce298" office:value-type="string" calcext:value-type="string">
            <text:p>Henna Tuomaala</text:p>
          </table:table-cell>
          <table:table-cell table:style-name="ce378" office:value-type="string" calcext:value-type="string">
            <text:p>Artturi Ihalainen</text:p>
          </table:table-cell>
          <table:table-cell table:style-name="ce378" office:value-type="string" calcext:value-type="string">
            <text:p>Xi Xirose</text:p>
          </table:table-cell>
          <table:table-cell table:style-name="ce377" office:value-type="string" calcext:value-type="string">
            <text:p>Christine Ward</text:p>
          </table:table-cell>
          <table:table-cell table:style-name="ce378" office:value-type="string" calcext:value-type="string">
            <text:p>Anton Kärkkäinen</text:p>
          </table:table-cell>
          <table:table-cell table:style-name="ce52"/>
          <table:table-cell table:style-name="ce206" office:value-type="string" calcext:value-type="string">
            <text:p>Kanslislott</text:p>
          </table:table-cell>
          <table:table-cell table:style-name="ce388" office:value-type="string" calcext:value-type="string">
            <text:p>Utrikeskansler</text:p>
          </table:table-cell>
          <table:table-cell table:style-name="ce388" office:value-type="string" calcext:value-type="string">
            <text:p>Theresa Maj fdp.</text:p>
          </table:table-cell>
          <table:table-cell table:style-name="ce391" office:value-type="string" calcext:value-type="string">
            <text:p>Riksdagens sekreterare:</text:p>
          </table:table-cell>
          <table:table-cell table:style-name="ce388" office:value-type="string" calcext:value-type="string">
            <text:p>Philip Palmcrantz</text:p>
          </table:table-cell>
          <table:table-cell table:style-name="ce389"/>
          <table:table-cell table:number-columns-repeated="1009"/>
        </table:table-row>
        <table:table-row table:style-name="ro1">
          <table:table-cell table:style-name="ce378" office:value-type="string" calcext:value-type="string">
            <text:p>Katriina Rekola</text:p>
          </table:table-cell>
          <table:table-cell table:style-name="ce378" office:value-type="string" calcext:value-type="string">
            <text:p>Alvari Hannula</text:p>
          </table:table-cell>
          <table:table-cell table:style-name="ce364" office:value-type="string" calcext:value-type="string">
            <text:p>Mauno Aaltonen</text:p>
          </table:table-cell>
          <table:table-cell table:style-name="ce298" office:value-type="string" calcext:value-type="string">
            <text:p>Terhi Nykänen</text:p>
          </table:table-cell>
          <table:table-cell table:style-name="ce364" office:value-type="string" calcext:value-type="string">
            <text:p>Henrik Sibelius</text:p>
          </table:table-cell>
          <table:table-cell table:style-name="ce377" office:value-type="string" calcext:value-type="string">
            <text:p>Nina Frédom</text:p>
          </table:table-cell>
          <table:table-cell table:style-name="ce378" office:value-type="string" calcext:value-type="string">
            <text:p>Kalevi Kivi</text:p>
          </table:table-cell>
          <table:table-cell table:style-name="ce298" office:value-type="string" calcext:value-type="string">
            <text:p>Aura Uusitalo</text:p>
          </table:table-cell>
          <table:table-cell table:style-name="ce52"/>
          <table:table-cell table:style-name="ce206" office:value-type="string" calcext:value-type="string">
            <text:p>Kanslislott</text:p>
          </table:table-cell>
          <table:table-cell table:style-name="ce388" office:value-type="string" calcext:value-type="string">
            <text:p>Miljökansler</text:p>
          </table:table-cell>
          <table:table-cell table:style-name="ce388" office:value-type="string" calcext:value-type="string">
            <text:p>Mico Afors lib.</text:p>
          </table:table-cell>
          <table:table-cell table:style-name="ce78" office:value-type="string" calcext:value-type="string">
            <text:p>Regerings könfördelnigen</text:p>
          </table:table-cell>
          <table:table-cell table:style-name="ce78"/>
          <table:table-cell table:style-name="ce389"/>
          <table:table-cell table:number-columns-repeated="1009"/>
        </table:table-row>
        <table:table-row table:style-name="ro1">
          <table:table-cell table:style-name="ce377" office:value-type="string" calcext:value-type="string">
            <text:p>Tuomas Repo</text:p>
          </table:table-cell>
          <table:table-cell table:style-name="ce298" office:value-type="string" calcext:value-type="string">
            <text:p>Virpi Kujala</text:p>
          </table:table-cell>
          <table:table-cell table:style-name="ce298" office:value-type="string" calcext:value-type="string">
            <text:p>Jade Hytönen</text:p>
          </table:table-cell>
          <table:table-cell table:style-name="ce364" office:value-type="string" calcext:value-type="string">
            <text:p>Ögge Hjertsson</text:p>
          </table:table-cell>
          <table:table-cell table:style-name="ce364" office:value-type="string" calcext:value-type="string">
            <text:p>Harri Mannerheim</text:p>
          </table:table-cell>
          <table:table-cell table:style-name="ce378" office:value-type="string" calcext:value-type="string">
            <text:p>Topi Toivonen</text:p>
          </table:table-cell>
          <table:table-cell table:style-name="ce378" office:value-type="string" calcext:value-type="string">
            <text:p>Lennart Immonen</text:p>
          </table:table-cell>
          <table:table-cell table:style-name="ce298" office:value-type="string" calcext:value-type="string">
            <text:p>Riina Pukka</text:p>
          </table:table-cell>
          <table:table-cell table:style-name="ce52"/>
          <table:table-cell table:style-name="ce206" table:formula="of:=[.J4]" office:value-type="string" office:string-value="Ägermanns huset" calcext:value-type="string">
            <text:p>Ägermanns huset</text:p>
          </table:table-cell>
          <table:table-cell table:style-name="ce388" office:value-type="string" calcext:value-type="string">
            <text:p>Näringskansler</text:p>
          </table:table-cell>
          <table:table-cell table:style-name="ce388" office:value-type="string" calcext:value-type="string">
            <text:p>Mirja Alatalo laf.</text:p>
          </table:table-cell>
          <table:table-cell table:style-name="ce78" office:value-type="string" calcext:value-type="string">
            <text:p>Män</text:p>
          </table:table-cell>
          <table:table-cell table:style-name="ce78" office:value-type="float" office:value="7" calcext:value-type="float">
            <text:p>7</text:p>
          </table:table-cell>
          <table:table-cell table:style-name="ce389"/>
          <table:table-cell table:number-columns-repeated="1009"/>
        </table:table-row>
        <table:table-row table:style-name="ro1">
          <table:table-cell table:style-name="ce378" office:value-type="string" calcext:value-type="string">
            <text:p>Jasmiina Heiskanen</text:p>
          </table:table-cell>
          <table:table-cell table:style-name="ce364" office:value-type="string" calcext:value-type="string">
            <text:p>Anton Lindberg</text:p>
          </table:table-cell>
          <table:table-cell table:style-name="ce364" office:value-type="string" calcext:value-type="string">
            <text:p>Unto Rehn</text:p>
          </table:table-cell>
          <table:table-cell table:number-columns-repeated="2"/>
          <table:table-cell table:style-name="ce377" office:value-type="string" calcext:value-type="string">
            <text:p>Aulikki Räisänen</text:p>
          </table:table-cell>
          <table:table-cell table:style-name="ce298" office:value-type="string" calcext:value-type="string">
            <text:p>Laura Pesonen</text:p>
          </table:table-cell>
          <table:table-cell table:style-name="ce383" office:value-type="string" calcext:value-type="string">
            <text:p>Arnfast Norddahl</text:p>
          </table:table-cell>
          <table:table-cell table:style-name="ce49"/>
          <table:table-cell table:style-name="ce206" office:value-type="string" calcext:value-type="string">
            <text:p>Ägermanns huset</text:p>
          </table:table-cell>
          <table:table-cell table:style-name="ce388" office:value-type="string" calcext:value-type="string">
            <text:p>Försvarskansler</text:p>
          </table:table-cell>
          <table:table-cell table:style-name="ce388" office:value-type="string" calcext:value-type="string">
            <text:p>Ursula Von Derlén kdu.</text:p>
          </table:table-cell>
          <table:table-cell table:style-name="ce78" office:value-type="string" calcext:value-type="string">
            <text:p>Kvinnor</text:p>
          </table:table-cell>
          <table:table-cell table:style-name="ce78" office:value-type="float" office:value="4" calcext:value-type="float">
            <text:p>4</text:p>
          </table:table-cell>
          <table:table-cell table:style-name="ce389"/>
          <table:table-cell table:number-columns-repeated="1009"/>
        </table:table-row>
        <table:table-row table:style-name="ro1">
          <table:table-cell table:style-name="ce377" office:value-type="string" calcext:value-type="string">
            <text:p>Hilla Vuorinen</text:p>
          </table:table-cell>
          <table:table-cell table:style-name="ce379" office:value-type="string" calcext:value-type="string">
            <text:p>Irene Beck</text:p>
          </table:table-cell>
          <table:table-cell table:style-name="ce298" office:value-type="string" calcext:value-type="string">
            <text:p>Miina Junttila</text:p>
          </table:table-cell>
          <table:table-cell table:number-columns-repeated="2"/>
          <table:table-cell table:style-name="ce378" office:value-type="string" calcext:value-type="string">
            <text:p>Antero Härmälä</text:p>
          </table:table-cell>
          <table:table-cell table:style-name="ce378" office:value-type="string" calcext:value-type="string">
            <text:p>Ronald West</text:p>
          </table:table-cell>
          <table:table-cell table:number-columns-repeated="2"/>
          <table:table-cell table:style-name="ce206" office:value-type="string" calcext:value-type="string">
            <text:p>Kanslislott</text:p>
          </table:table-cell>
          <table:table-cell table:style-name="ce388" office:value-type="string" calcext:value-type="string">
            <text:p>Rättskansler</text:p>
          </table:table-cell>
          <table:table-cell table:style-name="ce388" office:value-type="string" calcext:value-type="string">
            <text:p>John Freiberg fdp.</text:p>
          </table:table-cell>
          <table:table-cell table:style-name="ce391" table:number-columns-repeated="2"/>
          <table:table-cell table:style-name="ce389"/>
          <table:table-cell table:number-columns-repeated="1009"/>
        </table:table-row>
        <table:table-row table:style-name="ro1">
          <table:table-cell table:style-name="ce377" office:value-type="string" calcext:value-type="string">
            <text:p>Vilma Walden</text:p>
          </table:table-cell>
          <table:table-cell table:style-name="ce379" office:value-type="string" calcext:value-type="string">
            <text:p>Ida Wilnius</text:p>
          </table:table-cell>
          <table:table-cell table:number-columns-repeated="3"/>
          <table:table-cell table:style-name="ce378" office:value-type="string" calcext:value-type="string">
            <text:p>Eerikki Pitkänen</text:p>
          </table:table-cell>
          <table:table-cell table:number-columns-repeated="3"/>
          <table:table-cell table:style-name="ce206" office:value-type="string" calcext:value-type="string">
            <text:p>Kanslislott</text:p>
          </table:table-cell>
          <table:table-cell table:style-name="ce388" office:value-type="string" calcext:value-type="string">
            <text:p>Kommunikationskansler</text:p>
          </table:table-cell>
          <table:table-cell table:style-name="ce388" office:value-type="string" calcext:value-type="string">
            <text:p>Sean Andersson lib.</text:p>
          </table:table-cell>
          <table:table-cell table:style-name="ce391" table:number-columns-repeated="2"/>
          <table:table-cell table:style-name="ce389"/>
          <table:table-cell table:number-columns-repeated="1009"/>
        </table:table-row>
        <table:table-row table:style-name="ro1">
          <table:table-cell table:style-name="ce377" office:value-type="string" calcext:value-type="string">
            <text:p>Christa Strömmå</text:p>
          </table:table-cell>
          <table:table-cell table:style-name="ce52"/>
          <table:table-cell/>
          <table:table-cell table:style-name="ce52"/>
          <table:table-cell/>
          <table:table-cell table:style-name="ce377" office:value-type="string" calcext:value-type="string">
            <text:p>Helen Jansson</text:p>
          </table:table-cell>
          <table:table-cell table:number-columns-repeated="4"/>
          <table:table-cell table:style-name="ce389" table:number-columns-repeated="2"/>
          <table:table-cell table:number-columns-repeated="1012"/>
        </table:table-row>
        <table:table-row table:style-name="ro1">
          <table:table-cell table:style-name="ce379" office:value-type="string" calcext:value-type="string">
            <text:p>Lé Andersson</text:p>
          </table:table-cell>
          <table:table-cell table:style-name="ce52"/>
          <table:table-cell/>
          <table:table-cell table:style-name="ce52"/>
          <table:table-cell/>
          <table:table-cell table:style-name="ce377" office:value-type="string" calcext:value-type="string">
            <text:p>Ingrid Berg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52"/>
          <table:table-cell/>
          <table:table-cell table:style-name="ce52"/>
          <table:table-cell table:number-columns-repeated="1020"/>
        </table:table-row>
        <table:table-row table:style-name="ro1">
          <table:table-cell/>
          <table:table-cell table:style-name="ce52" office:value-type="string" calcext:value-type="string">
            <text:p>kansanedustajat</text:p>
          </table:table-cell>
          <table:table-cell/>
          <table:table-cell table:style-name="ce52" office:value-type="string" calcext:value-type="string">
            <text:p>Kaikki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Miehet</text:p>
          </table:table-cell>
          <table:table-cell table:style-name="ce52" table:formula="of:=4+4+2+3+4+8+7+4" office:value-type="float" office:value="36" calcext:value-type="float">
            <text:p>36</text:p>
          </table:table-cell>
          <table:table-cell table:style-name="ce48" table:formula="of:=[.B18]/[.B20]" office:value-type="percentage" office:value="0.6" calcext:value-type="percentage">
            <text:p>60.00%</text:p>
          </table:table-cell>
          <table:table-cell table:style-name="ce49" office:value-type="float" office:value="45" calcext:value-type="float">
            <text:p>45</text:p>
          </table:table-cell>
          <table:table-cell table:style-name="ce48" table:formula="of:=[.D18]/[.D20]" office:value-type="percentage" office:value="0.5844155844" calcext:value-type="percentage">
            <text:p>58.44%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Naiset</text:p>
          </table:table-cell>
          <table:table-cell table:style-name="ce52" office:value-type="float" office:value="24" calcext:value-type="float">
            <text:p>24</text:p>
          </table:table-cell>
          <table:table-cell table:style-name="ce48" table:formula="of:=[.B19]/[.B20]" office:value-type="percentage" office:value="0.4" calcext:value-type="percentage">
            <text:p>40.00%</text:p>
          </table:table-cell>
          <table:table-cell table:style-name="ce52" office:value-type="float" office:value="32" calcext:value-type="float">
            <text:p>32</text:p>
          </table:table-cell>
          <table:table-cell table:style-name="ce48" table:formula="of:=[.D19]/[.D20]" office:value-type="percentage" office:value="0.4155844156" calcext:value-type="percentage">
            <text:p>41.56%</text:p>
          </table:table-cell>
          <table:table-cell table:number-columns-repeated="1019"/>
        </table:table-row>
        <table:table-row table:style-name="ro1">
          <table:table-cell/>
          <table:table-cell table:style-name="ce52" table:formula="of:=SUM([.B18:.B19])" office:value-type="float" office:value="60" calcext:value-type="float">
            <text:p>60</text:p>
          </table:table-cell>
          <table:table-cell/>
          <table:table-cell table:style-name="ce52" table:formula="of:=SUM([.D18:.D19])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2" office:value-type="string" calcext:value-type="string">
            <text:p>VIKTIGA ORGANISATIONER OCH DERAS MEDLEM</text:p>
          </table:table-cell>
          <table:table-cell table:number-columns-repeated="2"/>
          <table:table-cell table:style-name="ce49" office:value-type="string" calcext:value-type="string">
            <text:p>PUOLUE</text:p>
          </table:table-cell>
          <table:table-cell table:style-name="ce52" office:value-type="string" calcext:value-type="string">
            <text:p>PJ</text:p>
          </table:table-cell>
          <table:table-cell table:style-name="ce52" office:value-type="string" calcext:value-type="string">
            <text:p>Börjande av</text:p>
          </table:table-cell>
          <table:table-cell table:style-name="ce49" office:value-type="string" calcext:value-type="string">
            <text:p>Ledamöter</text:p>
          </table:table-cell>
          <table:table-cell table:style-name="ce49" office:value-type="string" calcext:value-type="string">
            <text:p>Röster</text:p>
          </table:table-cell>
          <table:table-cell table:style-name="ce52" office:value-type="string" calcext:value-type="string">
            <text:p>PJ</text:p>
          </table:table-cell>
          <table:table-cell table:style-name="ce300" office:value-type="string" calcext:value-type="string">
            <text:p>Utskott</text:p>
          </table:table-cell>
          <table:table-cell table:style-name="ce49" office:value-type="string" calcext:value-type="string">
            <text:p>SFo</text:p>
          </table:table-cell>
          <table:table-cell table:style-name="ce52" office:value-type="string" calcext:value-type="string">
            <text:p>DEM</text:p>
          </table:table-cell>
          <table:table-cell table:style-name="ce49" office:value-type="string" calcext:value-type="string">
            <text:p>NP</text:p>
          </table:table-cell>
          <table:table-cell table:style-name="ce49" office:value-type="string" calcext:value-type="string">
            <text:p>LAF</text:p>
          </table:table-cell>
          <table:table-cell table:style-name="ce49" office:value-type="string" calcext:value-type="string">
            <text:p>KDU</text:p>
          </table:table-cell>
          <table:table-cell table:style-name="ce52" office:value-type="string" calcext:value-type="string">
            <text:p>LIB</text:p>
          </table:table-cell>
          <table:table-cell table:style-name="ce52" office:value-type="string" calcext:value-type="string">
            <text:p>FDP</text:p>
          </table:table-cell>
          <table:table-cell table:style-name="ce49" office:value-type="string" calcext:value-type="string">
            <text:p>FF</text:p>
          </table:table-cell>
          <table:table-cell table:style-name="ce49" office:value-type="string" calcext:value-type="string">
            <text:p>Granskning</text:p>
          </table:table-cell>
          <table:table-cell table:style-name="ce49" office:value-type="string" calcext:value-type="string">
            <text:p>Platser</text:p>
          </table:table-cell>
          <table:table-cell table:number-columns-repeated="1004"/>
        </table:table-row>
        <table:table-row table:style-name="ro1">
          <table:table-cell table:style-name="ce52" office:value-type="string" calcext:value-type="string">
            <text:p>TTKL</text:p>
          </table:table-cell>
          <table:table-cell table:number-columns-repeated="2"/>
          <table:table-cell table:style-name="ce49" office:value-type="string" calcext:value-type="string">
            <text:p>SKA</text:p>
          </table:table-cell>
          <table:table-cell table:style-name="ce52" office:value-type="string" calcext:value-type="string">
            <text:p>Majna Stewars</text:p>
          </table:table-cell>
          <table:table-cell table:style-name="ce52" office:value-type="float" office:value="2021" calcext:value-type="float">
            <text:p>2021</text:p>
          </table:table-cell>
          <table:table-cell table:style-name="ce140" office:value-type="float" office:value="12" calcext:value-type="float">
            <text:p>12</text:p>
          </table:table-cell>
          <table:table-cell table:style-name="ce69" office:value-type="float" office:value="1815.40529411765" calcext:value-type="float">
            <text:p>1815</text:p>
          </table:table-cell>
          <table:table-cell table:style-name="ce52" office:value-type="string" calcext:value-type="string">
            <text:p>LIB</text:p>
          </table:table-cell>
          <table:table-cell table:style-name="ce301" office:value-type="string" calcext:value-type="string">
            <text:p>Stora utskottet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/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52" table:formula="of:=SUM([.K23:.R23])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2" office:value-type="string" calcext:value-type="string">
            <text:p>Ordförande:</text:p>
          </table:table-cell>
          <table:table-cell table:style-name="ce52" office:value-type="string" calcext:value-type="string">
            <text:p>Veli-Matti Rönkkö</text:p>
          </table:table-cell>
          <table:table-cell/>
          <table:table-cell table:style-name="ce49" office:value-type="string" calcext:value-type="string">
            <text:p>DEM</text:p>
          </table:table-cell>
          <table:table-cell table:style-name="ce52" office:value-type="string" calcext:value-type="string">
            <text:p>Sandra Maria</text:p>
          </table:table-cell>
          <table:table-cell table:style-name="ce52" office:value-type="float" office:value="2021" calcext:value-type="float">
            <text:p>2021</text:p>
          </table:table-cell>
          <table:table-cell table:style-name="ce140" office:value-type="float" office:value="6" calcext:value-type="float">
            <text:p>6</text:p>
          </table:table-cell>
          <table:table-cell table:style-name="ce69" office:value-type="float" office:value="1246.90404112865" calcext:value-type="float">
            <text:p>1247</text:p>
          </table:table-cell>
          <table:table-cell table:style-name="ce52" office:value-type="string" calcext:value-type="string">
            <text:p>SFO</text:p>
          </table:table-cell>
          <table:table-cell table:style-name="ce87" office:value-type="string" calcext:value-type="string">
            <text:p>Grundlagsutskottet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/>
          <table:table-cell table:style-name="ce49"/>
          <table:table-cell table:number-columns-repeated="2" table:style-name="ce49" office:value-type="float" office:value="2" calcext:value-type="float">
            <text:p>2</text:p>
          </table:table-cell>
          <table:table-cell table:style-name="ce49"/>
          <table:table-cell table:style-name="ce52" table:formula="of:=SUM([.K24:.R24])" office:value-type="float" office:value="7" calcext:value-type="float">
            <text:p>7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2" office:value-type="string" calcext:value-type="string">
            <text:p>Huvudekonom:</text:p>
          </table:table-cell>
          <table:table-cell table:style-name="ce52" office:value-type="string" calcext:value-type="string">
            <text:p>Petry Lein</text:p>
          </table:table-cell>
          <table:table-cell/>
          <table:table-cell table:style-name="ce49" office:value-type="string" calcext:value-type="string">
            <text:p>LP</text:p>
          </table:table-cell>
          <table:table-cell table:style-name="ce52" office:value-type="string" calcext:value-type="string">
            <text:p>Thomas Loque</text:p>
          </table:table-cell>
          <table:table-cell table:style-name="ce52" office:value-type="float" office:value="2024" calcext:value-type="float">
            <text:p>2024</text:p>
          </table:table-cell>
          <table:table-cell table:style-name="ce140" office:value-type="float" office:value="3" calcext:value-type="float">
            <text:p>3</text:p>
          </table:table-cell>
          <table:table-cell table:style-name="ce69" office:value-type="float" office:value="663.182922046868" calcext:value-type="float">
            <text:p>663</text:p>
          </table:table-cell>
          <table:table-cell table:style-name="ce52" office:value-type="string" calcext:value-type="string">
            <text:p>FDP</text:p>
          </table:table-cell>
          <table:table-cell table:style-name="ce301" office:value-type="string" calcext:value-type="string">
            <text:p>Finansutskottet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52" table:formula="of:=SUM([.K25:.R25])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style-name="ce52" office:value-type="string" calcext:value-type="string">
            <text:p>Huvudförhandlare:</text:p>
          </table:table-cell>
          <table:table-cell table:style-name="ce52" office:value-type="string" calcext:value-type="string">
            <text:p>Ida Wilnius</text:p>
          </table:table-cell>
          <table:table-cell/>
          <table:table-cell table:style-name="ce49" office:value-type="string" calcext:value-type="string">
            <text:p>MKA</text:p>
          </table:table-cell>
          <table:table-cell table:style-name="ce52" office:value-type="string" calcext:value-type="string">
            <text:p>Matthew Olson</text:p>
          </table:table-cell>
          <table:table-cell table:style-name="ce52" office:value-type="float" office:value="2016" calcext:value-type="float">
            <text:p>2016</text:p>
          </table:table-cell>
          <table:table-cell table:style-name="ce140" office:value-type="float" office:value="5" calcext:value-type="float">
            <text:p>5</text:p>
          </table:table-cell>
          <table:table-cell table:style-name="ce69" office:value-type="float" office:value="716.858546150167" calcext:value-type="float">
            <text:p>717</text:p>
          </table:table-cell>
          <table:table-cell table:style-name="ce52" office:value-type="string" calcext:value-type="string">
            <text:p>DEM</text:p>
          </table:table-cell>
          <table:table-cell table:style-name="ce302" office:value-type="string" calcext:value-type="string">
            <text:p>Social- och hälsovårdsutskottet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/>
          <table:table-cell table:style-name="ce49"/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52" table:formula="of:=SUM([.K26:.R26])" office:value-type="float" office:value="7" calcext:value-type="float">
            <text:p>7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2" office:value-type="string" calcext:value-type="string">
            <text:p>TASK</text:p>
          </table:table-cell>
          <table:table-cell table:number-columns-repeated="2"/>
          <table:table-cell table:style-name="ce49" office:value-type="string" calcext:value-type="string">
            <text:p>KRDL</text:p>
          </table:table-cell>
          <table:table-cell table:style-name="ce52" office:value-type="string" calcext:value-type="string">
            <text:p>Angelina Mercel</text:p>
          </table:table-cell>
          <table:table-cell table:style-name="ce52" office:value-type="float" office:value="2020" calcext:value-type="float">
            <text:p>2020</text:p>
          </table:table-cell>
          <table:table-cell table:style-name="ce140" office:value-type="float" office:value="6" calcext:value-type="float">
            <text:p>6</text:p>
          </table:table-cell>
          <table:table-cell table:style-name="ce69" office:value-type="float" office:value="1082.66269727403" calcext:value-type="float">
            <text:p>1083</text:p>
          </table:table-cell>
          <table:table-cell table:style-name="ce49" office:value-type="string" calcext:value-type="string">
            <text:p>LIB</text:p>
          </table:table-cell>
          <table:table-cell table:style-name="ce386" office:value-type="string" calcext:value-type="string">
            <text:p>Inrikes- och lagutskottet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2" table:formula="of:=SUM([.K27:.R27])" office:value-type="float" office:value="7" calcext:value-type="float">
            <text:p>7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2" office:value-type="string" calcext:value-type="string">
            <text:p>Ordförande:</text:p>
          </table:table-cell>
          <table:table-cell table:style-name="ce52" office:value-type="string" calcext:value-type="string">
            <text:p>Emil Houston</text:p>
          </table:table-cell>
          <table:table-cell/>
          <table:table-cell table:style-name="ce49" office:value-type="string" calcext:value-type="string">
            <text:p>LIB</text:p>
          </table:table-cell>
          <table:table-cell table:style-name="ce52" office:value-type="string" calcext:value-type="string">
            <text:p>Chris Linter</text:p>
          </table:table-cell>
          <table:table-cell table:style-name="ce52" office:value-type="float" office:value="2022" calcext:value-type="float">
            <text:p>2022</text:p>
          </table:table-cell>
          <table:table-cell table:style-name="ce140" office:value-type="float" office:value="13" calcext:value-type="float">
            <text:p>13</text:p>
          </table:table-cell>
          <table:table-cell table:style-name="ce69" office:value-type="float" office:value="1888.96943567671" calcext:value-type="float">
            <text:p>1889</text:p>
          </table:table-cell>
          <table:table-cell table:style-name="ce49" office:value-type="string" calcext:value-type="string">
            <text:p>DEM</text:p>
          </table:table-cell>
          <table:table-cell table:style-name="ce303" office:value-type="string" calcext:value-type="string">
            <text:p>Miljöutskottet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/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2" table:formula="of:=SUM([.K28:.R28])" office:value-type="float" office:value="7" calcext:value-type="float">
            <text:p>7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2" office:value-type="string" calcext:value-type="string">
            <text:p>Huvudekonom:</text:p>
          </table:table-cell>
          <table:table-cell table:style-name="ce52" office:value-type="string" calcext:value-type="string">
            <text:p>Walto Bürrelsen</text:p>
          </table:table-cell>
          <table:table-cell/>
          <table:table-cell table:style-name="ce49" office:value-type="string" calcext:value-type="string">
            <text:p>FDP</text:p>
          </table:table-cell>
          <table:table-cell table:style-name="ce52" office:value-type="string" calcext:value-type="string">
            <text:p>Theresa Maj</text:p>
          </table:table-cell>
          <table:table-cell table:style-name="ce52" office:value-type="float" office:value="2022" calcext:value-type="float">
            <text:p>2022</text:p>
          </table:table-cell>
          <table:table-cell table:style-name="ce140" office:value-type="float" office:value="9" calcext:value-type="float">
            <text:p>9</text:p>
          </table:table-cell>
          <table:table-cell table:style-name="ce69" office:value-type="float" office:value="1257.55966523195" calcext:value-type="float">
            <text:p>1258</text:p>
          </table:table-cell>
          <table:table-cell table:style-name="ce49" office:value-type="string" calcext:value-type="string">
            <text:p>FF</text:p>
          </table:table-cell>
          <table:table-cell table:style-name="ce303" office:value-type="string" calcext:value-type="string">
            <text:p>Kommunikationsutskottet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52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52" table:formula="of:=SUM([.K29:.R29])" office:value-type="float" office:value="7" calcext:value-type="float">
            <text:p>7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2" office:value-type="string" calcext:value-type="string">
            <text:p>Huvudförhandlare:</text:p>
          </table:table-cell>
          <table:table-cell table:style-name="ce52" office:value-type="string" calcext:value-type="string">
            <text:p>Kaarlo Ahto</text:p>
          </table:table-cell>
          <table:table-cell/>
          <table:table-cell table:style-name="ce49" office:value-type="string" calcext:value-type="string">
            <text:p>IR</text:p>
          </table:table-cell>
          <table:table-cell table:style-name="ce52" office:value-type="string" calcext:value-type="string">
            <text:p>John Frost</text:p>
          </table:table-cell>
          <table:table-cell table:style-name="ce52" office:value-type="float" office:value="2012" calcext:value-type="float">
            <text:p>2012</text:p>
          </table:table-cell>
          <table:table-cell table:style-name="ce140" office:value-type="float" office:value="6" calcext:value-type="float">
            <text:p>6</text:p>
          </table:table-cell>
          <table:table-cell table:style-name="ce69" office:value-type="float" office:value="1161.45739837398" calcext:value-type="float">
            <text:p>1161</text:p>
          </table:table-cell>
          <table:table-cell table:style-name="ce52" office:value-type="string" calcext:value-type="string">
            <text:p>SFO</text:p>
          </table:table-cell>
          <table:table-cell table:style-name="ce91" office:value-type="string" calcext:value-type="string">
            <text:p>Utbildningsutskottet</text:p>
          </table:table-cell>
          <table:table-cell table:style-name="ce49" office:value-type="float" office:value="1" calcext:value-type="float">
            <text:p>1</text:p>
          </table:table-cell>
          <table:table-cell table:style-name="ce52"/>
          <table:table-cell table:number-columns-repeated="6" table:style-name="ce49" office:value-type="float" office:value="1" calcext:value-type="float">
            <text:p>1</text:p>
          </table:table-cell>
          <table:table-cell table:style-name="ce52" table:formula="of:=SUM([.K30:.R30])" office:value-type="float" office:value="7" calcext:value-type="float">
            <text:p>7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49" office:value-type="string" calcext:value-type="string">
            <text:p>FK</text:p>
          </table:table-cell>
          <table:table-cell table:number-columns-repeated="2"/>
          <table:table-cell table:style-name="ce52"/>
          <table:table-cell table:number-columns-repeated="4"/>
          <table:table-cell table:style-name="ce49" office:value-type="string" calcext:value-type="string">
            <text:p>KDU</text:p>
          </table:table-cell>
          <table:table-cell table:style-name="ce304" office:value-type="string" calcext:value-type="string">
            <text:p>Arbet- och näringsutskottet</text:p>
          </table:table-cell>
          <table:table-cell table:style-name="ce49" office:value-type="float" office:value="1" calcext:value-type="float">
            <text:p>1</text:p>
          </table:table-cell>
          <table:table-cell table:style-name="ce52"/>
          <table:table-cell table:number-columns-repeated="6" table:style-name="ce49" office:value-type="float" office:value="1" calcext:value-type="float">
            <text:p>1</text:p>
          </table:table-cell>
          <table:table-cell table:style-name="ce52" table:formula="of:=SUM([.K31:.R31])" office:value-type="float" office:value="7" calcext:value-type="float">
            <text:p>7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2" office:value-type="string" calcext:value-type="string">
            <text:p>Finanskansler:</text:p>
          </table:table-cell>
          <table:table-cell table:style-name="ce49" office:value-type="string" calcext:value-type="string">
            <text:p>Majna Stewars</text:p>
          </table:table-cell>
          <table:table-cell/>
          <table:table-cell table:style-name="ce49" office:value-type="string" calcext:value-type="string">
            <text:p>Landskap</text:p>
          </table:table-cell>
          <table:table-cell table:style-name="ce49" office:value-type="string" calcext:value-type="string">
            <text:p>Landshövding</text:p>
          </table:table-cell>
          <table:table-cell table:style-name="ce49" office:value-type="string" calcext:value-type="string">
            <text:p>Ordförande</text:p>
          </table:table-cell>
          <table:table-cell table:style-name="ce49" office:value-type="string" calcext:value-type="string">
            <text:p>Revisor</text:p>
          </table:table-cell>
          <table:table-cell/>
          <table:table-cell table:style-name="ce49" office:value-type="string" calcext:value-type="string">
            <text:p>FDP</text:p>
          </table:table-cell>
          <table:table-cell table:style-name="ce304" office:value-type="string" calcext:value-type="string">
            <text:p>Utrikesutskottet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number-columns-repeated="6" table:style-name="ce49" office:value-type="float" office:value="1" calcext:value-type="float">
            <text:p>1</text:p>
          </table:table-cell>
          <table:table-cell table:style-name="ce52" table:formula="of:=SUM([.K32:.R32])" office:value-type="float" office:value="7" calcext:value-type="float">
            <text:p>7</text:p>
          </table:table-cell>
          <table:table-cell table:style-name="ce49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52" office:value-type="string" calcext:value-type="string">
            <text:p>Kanslichef:</text:p>
          </table:table-cell>
          <table:table-cell table:style-name="ce52" office:value-type="string" calcext:value-type="string">
            <text:p>Kalle Vaatinen</text:p>
          </table:table-cell>
          <table:table-cell/>
          <table:table-cell table:style-name="ce49" office:value-type="string" calcext:value-type="string">
            <text:p>Nyholmsland</text:p>
          </table:table-cell>
          <table:table-cell table:style-name="ce49" office:value-type="string" calcext:value-type="string">
            <text:p>Virpi Kujala</text:p>
          </table:table-cell>
          <table:table-cell table:style-name="ce49" office:value-type="string" calcext:value-type="string">
            <text:p>Juuso Rasamo</text:p>
          </table:table-cell>
          <table:table-cell table:style-name="ce49" office:value-type="string" calcext:value-type="string">
            <text:p>August Korpela</text:p>
          </table:table-cell>
          <table:table-cell table:number-columns-repeated="3"/>
          <table:table-cell table:style-name="ce52" table:formula="of:=SUM([.K23:.K32])" office:value-type="float" office:value="15" calcext:value-type="float">
            <text:p>15</text:p>
          </table:table-cell>
          <table:table-cell table:style-name="ce52" table:formula="of:=SUM([.L23:.L32])" office:value-type="float" office:value="7" calcext:value-type="float">
            <text:p>7</text:p>
          </table:table-cell>
          <table:table-cell table:style-name="ce52" table:formula="of:=SUM([.M23:.M32])" office:value-type="float" office:value="3" calcext:value-type="float">
            <text:p>3</text:p>
          </table:table-cell>
          <table:table-cell table:style-name="ce52" table:formula="of:=SUM([.N23:.N32])" office:value-type="float" office:value="6" calcext:value-type="float">
            <text:p>6</text:p>
          </table:table-cell>
          <table:table-cell table:style-name="ce52" table:formula="of:=SUM([.O23:.O32])" office:value-type="float" office:value="7" calcext:value-type="float">
            <text:p>7</text:p>
          </table:table-cell>
          <table:table-cell table:style-name="ce52" table:formula="of:=SUM([.P23:.P32])" office:value-type="float" office:value="17" calcext:value-type="float">
            <text:p>17</text:p>
          </table:table-cell>
          <table:table-cell table:style-name="ce52" table:formula="of:=SUM([.Q23:.Q32])" office:value-type="float" office:value="12" calcext:value-type="float">
            <text:p>12</text:p>
          </table:table-cell>
          <table:table-cell table:style-name="ce52" table:formula="of:=SUM([.R23:.R32])" office:value-type="float" office:value="7" calcext:value-type="float">
            <text:p>7</text:p>
          </table:table-cell>
          <table:table-cell table:style-name="ce52" table:formula="of:=SUM([.K33:.R33])" office:value-type="float" office:value="74" calcext:value-type="float">
            <text:p>74</text:p>
          </table:table-cell>
          <table:table-cell table:style-name="ce52" table:formula="of:=SUM([.T23:.T32])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table:style-name="ce49" office:value-type="string" calcext:value-type="string">
            <text:p>Kanslisekreterare:</text:p>
          </table:table-cell>
          <table:table-cell table:style-name="ce52" office:value-type="string" calcext:value-type="string">
            <text:p>Irene Beck</text:p>
          </table:table-cell>
          <table:table-cell/>
          <table:table-cell table:style-name="ce49" office:value-type="string" calcext:value-type="string">
            <text:p>Forsland</text:p>
          </table:table-cell>
          <table:table-cell table:number-columns-repeated="5"/>
          <table:table-cell table:style-name="ce49" office:value-type="string" calcext:value-type="string">
            <text:p>Grundplatser (bara för kalkyl)</text:p>
          </table:table-cell>
          <table:table-cell table:style-name="ce390" table:formula="of:=ROUNDDOWN([$Stödantal.B2]/60*[.$T$33])" office:value-type="float" office:value="14" calcext:value-type="float">
            <text:p>14</text:p>
          </table:table-cell>
          <table:table-cell table:style-name="ce390" table:formula="of:=ROUNDDOWN([$Stödantal.C2]/60*[.$T$33])" office:value-type="float" office:value="7" calcext:value-type="float">
            <text:p>7</text:p>
          </table:table-cell>
          <table:table-cell table:style-name="ce390" table:formula="of:=ROUNDDOWN([$Stödantal.D2]/60*[.$T$33])" office:value-type="float" office:value="3" calcext:value-type="float">
            <text:p>3</text:p>
          </table:table-cell>
          <table:table-cell table:style-name="ce390" table:formula="of:=ROUNDDOWN([$Stödantal.E2]/60*[.$T$33])" office:value-type="float" office:value="6" calcext:value-type="float">
            <text:p>6</text:p>
          </table:table-cell>
          <table:table-cell table:style-name="ce390" table:formula="of:=ROUNDDOWN([$Stödantal.F2]/60*[.$T$33])" office:value-type="float" office:value="7" calcext:value-type="float">
            <text:p>7</text:p>
          </table:table-cell>
          <table:table-cell table:style-name="ce390" table:formula="of:=ROUNDDOWN([$Stödantal.G2]/60*[.$T$33])" office:value-type="float" office:value="16" calcext:value-type="float">
            <text:p>16</text:p>
          </table:table-cell>
          <table:table-cell table:style-name="ce390" table:formula="of:=ROUNDDOWN([$Stödantal.H2]/60*[.$T$33])" office:value-type="float" office:value="11" calcext:value-type="float">
            <text:p>11</text:p>
          </table:table-cell>
          <table:table-cell table:style-name="ce390" table:formula="of:=ROUNDDOWN([$Stödantal.I2]/60*[.$T$33])" office:value-type="float" office:value="7" calcext:value-type="float">
            <text:p>7</text:p>
          </table:table-cell>
          <table:table-cell table:style-name="ce396" table:formula="of:=SUM([.K34:.R34])"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table:style-name="ce49" office:value-type="string" calcext:value-type="string">
            <text:p>RIK</text:p>
          </table:table-cell>
          <table:table-cell table:number-columns-repeated="2"/>
          <table:table-cell table:style-name="ce49" office:value-type="string" calcext:value-type="string">
            <text:p>Vaxland</text:p>
          </table:table-cell>
          <table:table-cell table:number-columns-repeated="6"/>
          <table:table-cell table:style-name="ce140" table:number-columns-repeated="8"/>
          <table:table-cell table:number-columns-repeated="1006"/>
        </table:table-row>
        <table:table-row table:style-name="ro1">
          <table:table-cell table:style-name="ce49" office:value-type="string" calcext:value-type="string">
            <text:p>Rikskansler:</text:p>
          </table:table-cell>
          <table:table-cell table:style-name="ce49" office:value-type="string" calcext:value-type="string">
            <text:p>Chris Linter</text:p>
          </table:table-cell>
          <table:table-cell/>
          <table:table-cell table:style-name="ce49" office:value-type="string" calcext:value-type="string">
            <text:p>Vendeldal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Kanslichef:</text:p>
          </table:table-cell>
          <table:table-cell table:style-name="ce49" office:value-type="string" calcext:value-type="string">
            <text:p>Casper Syrén</text:p>
          </table:table-cell>
          <table:table-cell/>
          <table:table-cell table:style-name="ce49" office:value-type="string" calcext:value-type="string">
            <text:p>Gamlöland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Kanslisekreterare:</text:p>
          </table:table-cell>
          <table:table-cell table:style-name="ce49" office:value-type="string" calcext:value-type="string">
            <text:p>Emmy Strandberg</text:p>
          </table:table-cell>
          <table:table-cell/>
          <table:table-cell table:style-name="ce49" office:value-type="string" calcext:value-type="string">
            <text:p>Aurland</text:p>
          </table:table-cell>
          <table:table-cell table:style-name="ce374" table:number-columns-repeated="7"/>
          <table:table-cell table:number-columns-repeated="1013"/>
        </table:table-row>
        <table:table-row table:style-name="ro1">
          <table:table-cell table:style-name="ce49" office:value-type="string" calcext:value-type="string">
            <text:p>RÄK</text:p>
          </table:table-cell>
          <table:table-cell table:number-columns-repeated="2"/>
          <table:table-cell table:style-name="ce49" office:value-type="string" calcext:value-type="string">
            <text:p>Korsdal</text:p>
          </table:table-cell>
          <table:table-cell table:style-name="ce69" table:number-columns-repeated="7"/>
          <table:table-cell table:number-columns-repeated="1013"/>
        </table:table-row>
        <table:table-row table:style-name="ro1">
          <table:table-cell table:style-name="ce49" office:value-type="string" calcext:value-type="string">
            <text:p>Rättskansler:</text:p>
          </table:table-cell>
          <table:table-cell table:style-name="ce49" office:value-type="string" calcext:value-type="string">
            <text:p>Jon Freiberg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Kanslichef:</text:p>
          </table:table-cell>
          <table:table-cell table:style-name="ce49" office:value-type="string" calcext:value-type="string">
            <text:p>Frank Ekberg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Kanslisekreterare:</text:p>
          </table:table-cell>
          <table:table-cell table:style-name="ce49" office:value-type="string" calcext:value-type="string">
            <text:p>Ebba Almqvist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K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Socialkansler:</text:p>
          </table:table-cell>
          <table:table-cell table:style-name="ce49" office:value-type="string" calcext:value-type="string">
            <text:p>John Houston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Kanslichef:</text:p>
          </table:table-cell>
          <table:table-cell table:style-name="ce49" office:value-type="string" calcext:value-type="string">
            <text:p>Helen Ossler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Kanslisekreterare:</text:p>
          </table:table-cell>
          <table:table-cell table:style-name="ce49" office:value-type="string" calcext:value-type="string">
            <text:p>Emilia Nordström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UBK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Utbildningskansler:</text:p>
          </table:table-cell>
          <table:table-cell table:style-name="ce49" office:value-type="string" calcext:value-type="string">
            <text:p>Miriam Shewett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Kanslichef:</text:p>
          </table:table-cell>
          <table:table-cell table:style-name="ce49" office:value-type="string" calcext:value-type="string">
            <text:p>Melina Borg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Kanslisekreterare:</text:p>
          </table:table-cell>
          <table:table-cell table:style-name="ce49" office:value-type="string" calcext:value-type="string">
            <text:p>Hjalmar Syrén</text:p>
          </table:table-cell>
          <table:table-cell table:number-columns-repeated="1022"/>
        </table:table-row>
        <table:table-row table:style-name="ro1" table:number-rows-repeated="95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olitiker.K2:Politiker.L13 Politiker.M2:Politiker.N7 Politiker.O2:Politiker.O12 Politiker.M11:Politiker.N12">
            <calcext:condition calcext:apply-style-name="ConditionalStyle_1" calcext:value="contains-text(&quot;sfo.&quot;)" calcext:base-cell-address="Politiker.K2"/>
          </calcext:conditional-format>
          <calcext:conditional-format calcext:target-range-address="Politiker.K2:Politiker.L13 Politiker.M2:Politiker.N7 Politiker.O2:Politiker.O12 Politiker.M11:Politiker.N12">
            <calcext:condition calcext:apply-style-name="ConditionalStyle_2" calcext:value="contains-text(&quot;dem.&quot;)" calcext:base-cell-address="Politiker.K2"/>
          </calcext:conditional-format>
          <calcext:conditional-format calcext:target-range-address="Politiker.K2:Politiker.L13 Politiker.M2:Politiker.N7 Politiker.O2:Politiker.O12 Politiker.M11:Politiker.N12">
            <calcext:condition calcext:apply-style-name="ConditionalStyle_3" calcext:value="contains-text(&quot;np.&quot;)" calcext:base-cell-address="Politiker.K2"/>
          </calcext:conditional-format>
          <calcext:conditional-format calcext:target-range-address="Politiker.K2:Politiker.L13 Politiker.M2:Politiker.N7 Politiker.O2:Politiker.O12 Politiker.M11:Politiker.N12">
            <calcext:condition calcext:apply-style-name="ConditionalStyle_4" calcext:value="contains-text(&quot;laf.&quot;)" calcext:base-cell-address="Politiker.K2"/>
          </calcext:conditional-format>
          <calcext:conditional-format calcext:target-range-address="Politiker.K2:Politiker.L13 Politiker.M2:Politiker.N7 Politiker.O2:Politiker.O12 Politiker.M11:Politiker.N12">
            <calcext:condition calcext:apply-style-name="ConditionalStyle_5" calcext:value="contains-text(&quot;kdu.&quot;)" calcext:base-cell-address="Politiker.K2"/>
          </calcext:conditional-format>
          <calcext:conditional-format calcext:target-range-address="Politiker.K2:Politiker.L13 Politiker.M2:Politiker.N7 Politiker.O2:Politiker.O12 Politiker.M11:Politiker.N12">
            <calcext:condition calcext:apply-style-name="ConditionalStyle_6" calcext:value="contains-text(&quot;lib.&quot;)" calcext:base-cell-address="Politiker.K2"/>
          </calcext:conditional-format>
          <calcext:conditional-format calcext:target-range-address="Politiker.K2:Politiker.L13 Politiker.M2:Politiker.N7 Politiker.O2:Politiker.O12 Politiker.M11:Politiker.N12">
            <calcext:condition calcext:apply-style-name="ConditionalStyle_7" calcext:value="contains-text(&quot;fdp.&quot;)" calcext:base-cell-address="Politiker.K2"/>
          </calcext:conditional-format>
          <calcext:conditional-format calcext:target-range-address="Politiker.K2:Politiker.L13 Politiker.M2:Politiker.N7 Politiker.O2:Politiker.O12 Politiker.M11:Politiker.N12">
            <calcext:condition calcext:apply-style-name="ConditionalStyle_8" calcext:value="contains-text(&quot;ff.&quot;)" calcext:base-cell-address="Politiker.K2"/>
          </calcext:conditional-format>
        </calcext:conditional-formats>
      </table:table>
      <table:table table:name="Aluevaalit 2023" table:style-name="ta17">
        <table:table-column table:style-name="co49" table:default-cell-style-name="Default"/>
        <table:table-column table:style-name="co37" table:default-cell-style-name="Default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1">
          <table:table-cell table:style-name="ce329" office:value-type="string" calcext:value-type="string">
            <text:p>Aika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84" office:value-type="string" calcext:value-type="string">
            <text:p>Hallitus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30" office:value-type="date" office:date-value="2022-10-01" calcext:value-type="date">
            <text:p>1.10.2022</text:p>
          </table:table-cell>
          <table:table-cell table:style-name="ce115" office:value-type="percentage" office:value="0.159054325955734" calcext:value-type="percentage">
            <text:p>15.91%</text:p>
          </table:table-cell>
          <table:table-cell table:style-name="ce115" office:value-type="percentage" office:value="0.0895372233400402" calcext:value-type="percentage">
            <text:p>8.95%</text:p>
          </table:table-cell>
          <table:table-cell table:style-name="ce115" office:value-type="percentage" office:value="0.143863179074447" calcext:value-type="percentage">
            <text:p>14.39%</text:p>
          </table:table-cell>
          <table:table-cell table:style-name="ce115" office:value-type="percentage" office:value="0.082897384305835" calcext:value-type="percentage">
            <text:p>8.29%</text:p>
          </table:table-cell>
          <table:table-cell table:style-name="ce115" office:value-type="percentage" office:value="0.106136820925553" calcext:value-type="percentage">
            <text:p>10.61%</text:p>
          </table:table-cell>
          <table:table-cell table:style-name="ce115" office:value-type="percentage" office:value="0.193460764587525" calcext:value-type="percentage">
            <text:p>19.35%</text:p>
          </table:table-cell>
          <table:table-cell table:style-name="ce115" office:value-type="percentage" office:value="0.162173038229376" calcext:value-type="percentage">
            <text:p>16.22%</text:p>
          </table:table-cell>
          <table:table-cell table:style-name="ce115" office:value-type="percentage" office:value="0.0628772635814889" calcext:value-type="percentage">
            <text:p>6.29%</text:p>
          </table:table-cell>
          <table:table-cell table:style-name="ce115" office:value-type="percentage" office:value="1" calcext:value-type="percentage">
            <text:p>100.00%</text:p>
          </table:table-cell>
          <table:table-cell table:style-name="ce115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30"/>
          <table:table-cell table:style-name="ce77" table:number-columns-repeated="25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287" office:value-type="string" calcext:value-type="string">
            <text:p>Vaalipiiri</text:p>
          </table:table-cell>
          <table:table-cell table:style-name="ce289" office:value-type="string" calcext:value-type="string">
            <text:p>Kansanedustajat</text:p>
          </table:table-cell>
          <table:table-cell table:style-name="ce288" office:value-type="string" calcext:value-type="string">
            <text:p>Äänestäjät</text:p>
          </table:table-cell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89" office:value-type="string" calcext:value-type="string">
            <text:p>Uussaari Keskusta</text:p>
          </table:table-cell>
          <table:table-cell table:style-name="ce290" office:value-type="float" office:value="5" calcext:value-type="float">
            <text:p>5</text:p>
          </table:table-cell>
          <table:table-cell table:style-name="ce288" office:value-type="float" office:value="730" calcext:value-type="float">
            <text:p>730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288" office:value-type="string" calcext:value-type="string">
            <text:p>Leppälä</text:p>
          </table:table-cell>
          <table:table-cell table:style-name="ce291" office:value-type="float" office:value="7" calcext:value-type="float">
            <text:p>7</text:p>
          </table:table-cell>
          <table:table-cell table:style-name="ce288" office:value-type="float" office:value="1120" calcext:value-type="float">
            <text:p>1120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288" office:value-type="string" calcext:value-type="string">
            <text:p>Vanhasaari</text:p>
          </table:table-cell>
          <table:table-cell table:style-name="ce291" office:value-type="float" office:value="10" calcext:value-type="float">
            <text:p>10</text:p>
          </table:table-cell>
          <table:table-cell table:style-name="ce288" office:value-type="float" office:value="1659" calcext:value-type="float">
            <text:p>1659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Virranmaa</text:p>
          </table:table-cell>
          <table:table-cell table:style-name="ce290" office:value-type="float" office:value="15" calcext:value-type="float">
            <text:p>15</text:p>
          </table:table-cell>
          <table:table-cell table:style-name="ce288" office:value-type="float" office:value="2615" calcext:value-type="float">
            <text:p>2615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Vahamaa</text:p>
          </table:table-cell>
          <table:table-cell table:style-name="ce290" office:value-type="float" office:value="9" calcext:value-type="float">
            <text:p>9</text:p>
          </table:table-cell>
          <table:table-cell table:style-name="ce288" office:value-type="float" office:value="1500" calcext:value-type="float">
            <text:p>1500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Ventelänlaakso</text:p>
          </table:table-cell>
          <table:table-cell table:style-name="ce290" office:value-type="float" office:value="5" calcext:value-type="float">
            <text:p>5</text:p>
          </table:table-cell>
          <table:table-cell table:style-name="ce288" office:value-type="float" office:value="737" calcext:value-type="float">
            <text:p>737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Aurmaa</text:p>
          </table:table-cell>
          <table:table-cell table:style-name="ce290" office:value-type="float" office:value="2.42481089258699" calcext:value-type="float">
            <text:p>2</text:p>
          </table:table-cell>
          <table:table-cell table:style-name="ce288" office:value-type="float" office:value="234" calcext:value-type="float">
            <text:p>234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Ristilaakso</text:p>
          </table:table-cell>
          <table:table-cell table:style-name="ce290" office:value-type="float" office:value="1.89500756429652" calcext:value-type="float">
            <text:p>2</text:p>
          </table:table-cell>
          <table:table-cell table:style-name="ce288" office:value-type="float" office:value="147" calcext:value-type="float">
            <text:p>147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 office:value-type="string" calcext:value-type="string">
            <text:p>Vanhasaarenmaa</text:p>
          </table:table-cell>
          <table:table-cell table:style-name="ce290" office:value-type="float" office:value="2.77972768532527" calcext:value-type="float">
            <text:p>3</text:p>
          </table:table-cell>
          <table:table-cell table:style-name="ce288" office:value-type="float" office:value="293" calcext:value-type="float">
            <text:p>293</text:p>
          </table:table-cell>
          <table:table-cell/>
          <table:table-cell table:style-name="ce77" table:number-columns-repeated="22"/>
          <table:table-cell table:number-columns-repeated="998"/>
        </table:table-row>
        <table:table-row table:style-name="ro1">
          <table:table-cell table:style-name="ce89"/>
          <table:table-cell table:style-name="ce292" table:formula="of:=SUM([.B6:.B14])" office:value-type="float" office:value="58.0995461422088" calcext:value-type="float">
            <text:p>58 </text:p>
          </table:table-cell>
          <table:table-cell table:style-name="ce288" table:formula="of:=SUM([.C6:.C14])" office:value-type="float" office:value="9035" calcext:value-type="float">
            <text:p>9035</text:p>
          </table:table-cell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300" office:value-type="string" calcext:value-type="string">
            <text:p>PROSENTIT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</text:p>
          </table:table-cell>
          <table:table-cell table:style-name="ce308" office:value-type="percentage" office:value="0.15" calcext:value-type="percentage">
            <text:p>15%</text:p>
          </table:table-cell>
          <table:table-cell table:style-name="ce308" office:value-type="percentage" office:value="0.05" calcext:value-type="percentage">
            <text:p>5%</text:p>
          </table:table-cell>
          <table:table-cell table:style-name="ce308" office:value-type="percentage" office:value="0.1" calcext:value-type="percentage">
            <text:p>10%</text:p>
          </table:table-cell>
          <table:table-cell table:style-name="ce308" office:value-type="percentage" office:value="0.11" calcext:value-type="percentage">
            <text:p>11%</text:p>
          </table:table-cell>
          <table:table-cell table:style-name="ce308" office:value-type="percentage" office:value="0.12" calcext:value-type="percentage">
            <text:p>12%</text:p>
          </table:table-cell>
          <table:table-cell table:style-name="ce308" office:value-type="percentage" office:value="0.23" calcext:value-type="percentage">
            <text:p>23%</text:p>
          </table:table-cell>
          <table:table-cell table:style-name="ce308" office:value-type="percentage" office:value="0.17" calcext:value-type="percentage">
            <text:p>17%</text:p>
          </table:table-cell>
          <table:table-cell table:style-name="ce308" office:value-type="percentage" office:value="0.04" calcext:value-type="percentage">
            <text:p>4%</text:p>
          </table:table-cell>
          <table:table-cell table:style-name="ce308" table:formula="of:=SUM([.B18:.I18])" office:value-type="percentage" office:value="0.97" calcext:value-type="percentage">
            <text:p>97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308" office:value-type="percentage" office:value="0.11" calcext:value-type="percentage">
            <text:p>11%</text:p>
          </table:table-cell>
          <table:table-cell table:style-name="ce308" office:value-type="percentage" office:value="0.07" calcext:value-type="percentage">
            <text:p>7%</text:p>
          </table:table-cell>
          <table:table-cell table:style-name="ce308" office:value-type="percentage" office:value="0.12" calcext:value-type="percentage">
            <text:p>12%</text:p>
          </table:table-cell>
          <table:table-cell table:number-columns-repeated="2" table:style-name="ce308" office:value-type="percentage" office:value="0.11" calcext:value-type="percentage">
            <text:p>11%</text:p>
          </table:table-cell>
          <table:table-cell table:style-name="ce308" office:value-type="percentage" office:value="0.23" calcext:value-type="percentage">
            <text:p>23%</text:p>
          </table:table-cell>
          <table:table-cell table:style-name="ce308" office:value-type="percentage" office:value="0.18" calcext:value-type="percentage">
            <text:p>18%</text:p>
          </table:table-cell>
          <table:table-cell table:style-name="ce308" office:value-type="percentage" office:value="0.03" calcext:value-type="percentage">
            <text:p>3%</text:p>
          </table:table-cell>
          <table:table-cell table:style-name="ce308" table:formula="of:=SUM([.B19:.I19])" office:value-type="percentage" office:value="0.96" calcext:value-type="percentage">
            <text:p>96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308" office:value-type="percentage" office:value="0.18" calcext:value-type="percentage">
            <text:p>18%</text:p>
          </table:table-cell>
          <table:table-cell table:style-name="ce308" office:value-type="percentage" office:value="0.06" calcext:value-type="percentage">
            <text:p>6%</text:p>
          </table:table-cell>
          <table:table-cell table:style-name="ce308" office:value-type="percentage" office:value="0.11" calcext:value-type="percentage">
            <text:p>11%</text:p>
          </table:table-cell>
          <table:table-cell table:style-name="ce308" office:value-type="percentage" office:value="0.13" calcext:value-type="percentage">
            <text:p>13%</text:p>
          </table:table-cell>
          <table:table-cell table:style-name="ce308" office:value-type="percentage" office:value="0.05" calcext:value-type="percentage">
            <text:p>5%</text:p>
          </table:table-cell>
          <table:table-cell table:style-name="ce308" office:value-type="percentage" office:value="0.23" calcext:value-type="percentage">
            <text:p>23%</text:p>
          </table:table-cell>
          <table:table-cell table:style-name="ce308" office:value-type="percentage" office:value="0.18" calcext:value-type="percentage">
            <text:p>18%</text:p>
          </table:table-cell>
          <table:table-cell table:style-name="ce308" office:value-type="percentage" office:value="0.02" calcext:value-type="percentage">
            <text:p>2%</text:p>
          </table:table-cell>
          <table:table-cell table:style-name="ce308" table:formula="of:=SUM([.B20:.I20])" office:value-type="percentage" office:value="0.96" calcext:value-type="percentage">
            <text:p>96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308" office:value-type="percentage" office:value="0.19" calcext:value-type="percentage">
            <text:p>19%</text:p>
          </table:table-cell>
          <table:table-cell table:style-name="ce308" office:value-type="percentage" office:value="0.06" calcext:value-type="percentage">
            <text:p>6%</text:p>
          </table:table-cell>
          <table:table-cell table:style-name="ce308" office:value-type="percentage" office:value="0.13" calcext:value-type="percentage">
            <text:p>13%</text:p>
          </table:table-cell>
          <table:table-cell table:style-name="ce308" office:value-type="percentage" office:value="0.05" calcext:value-type="percentage">
            <text:p>5%</text:p>
          </table:table-cell>
          <table:table-cell table:style-name="ce308" office:value-type="percentage" office:value="0.06" calcext:value-type="percentage">
            <text:p>6%</text:p>
          </table:table-cell>
          <table:table-cell table:style-name="ce308" office:value-type="percentage" office:value="0.22" calcext:value-type="percentage">
            <text:p>22%</text:p>
          </table:table-cell>
          <table:table-cell table:style-name="ce308" office:value-type="percentage" office:value="0.18" calcext:value-type="percentage">
            <text:p>18%</text:p>
          </table:table-cell>
          <table:table-cell table:style-name="ce308" office:value-type="percentage" office:value="0.07" calcext:value-type="percentage">
            <text:p>7%</text:p>
          </table:table-cell>
          <table:table-cell table:style-name="ce308" table:formula="of:=SUM([.B21:.I21])" office:value-type="percentage" office:value="0.96" calcext:value-type="percentage">
            <text:p>96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308" office:value-type="percentage" office:value="0.11" calcext:value-type="percentage">
            <text:p>11%</text:p>
          </table:table-cell>
          <table:table-cell table:style-name="ce308" office:value-type="percentage" office:value="0.08" calcext:value-type="percentage">
            <text:p>8%</text:p>
          </table:table-cell>
          <table:table-cell table:style-name="ce308" office:value-type="percentage" office:value="0.17" calcext:value-type="percentage">
            <text:p>17%</text:p>
          </table:table-cell>
          <table:table-cell table:style-name="ce308" office:value-type="percentage" office:value="0.13" calcext:value-type="percentage">
            <text:p>13%</text:p>
          </table:table-cell>
          <table:table-cell table:style-name="ce308" office:value-type="percentage" office:value="0.09" calcext:value-type="percentage">
            <text:p>9%</text:p>
          </table:table-cell>
          <table:table-cell table:style-name="ce308" office:value-type="percentage" office:value="0.16" calcext:value-type="percentage">
            <text:p>16%</text:p>
          </table:table-cell>
          <table:table-cell table:style-name="ce308" office:value-type="percentage" office:value="0.18" calcext:value-type="percentage">
            <text:p>18%</text:p>
          </table:table-cell>
          <table:table-cell table:style-name="ce308" office:value-type="percentage" office:value="0.04" calcext:value-type="percentage">
            <text:p>4%</text:p>
          </table:table-cell>
          <table:table-cell table:style-name="ce308" table:formula="of:=SUM([.B22:.I22])" office:value-type="percentage" office:value="0.96" calcext:value-type="percentage">
            <text:p>96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308" office:value-type="percentage" office:value="0.17" calcext:value-type="percentage">
            <text:p>17%</text:p>
          </table:table-cell>
          <table:table-cell table:style-name="ce308" office:value-type="percentage" office:value="0.08" calcext:value-type="percentage">
            <text:p>8%</text:p>
          </table:table-cell>
          <table:table-cell table:style-name="ce308" office:value-type="percentage" office:value="0.11" calcext:value-type="percentage">
            <text:p>11%</text:p>
          </table:table-cell>
          <table:table-cell table:style-name="ce308" office:value-type="percentage" office:value="0.07" calcext:value-type="percentage">
            <text:p>7%</text:p>
          </table:table-cell>
          <table:table-cell table:style-name="ce308" office:value-type="percentage" office:value="0.15" calcext:value-type="percentage">
            <text:p>15%</text:p>
          </table:table-cell>
          <table:table-cell table:style-name="ce308" office:value-type="percentage" office:value="0.14" calcext:value-type="percentage">
            <text:p>14%</text:p>
          </table:table-cell>
          <table:table-cell table:style-name="ce308" office:value-type="percentage" office:value="0.2" calcext:value-type="percentage">
            <text:p>20%</text:p>
          </table:table-cell>
          <table:table-cell table:style-name="ce308" office:value-type="percentage" office:value="0.04" calcext:value-type="percentage">
            <text:p>4%</text:p>
          </table:table-cell>
          <table:table-cell table:style-name="ce308" table:formula="of:=SUM([.B23:.I23])" office:value-type="percentage" office:value="0.96" calcext:value-type="percentage">
            <text:p>96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308" office:value-type="percentage" office:value="0.1" calcext:value-type="percentage">
            <text:p>10%</text:p>
          </table:table-cell>
          <table:table-cell table:style-name="ce308" office:value-type="percentage" office:value="0.07" calcext:value-type="percentage">
            <text:p>7%</text:p>
          </table:table-cell>
          <table:table-cell table:number-columns-repeated="2" table:style-name="ce308" office:value-type="percentage" office:value="0.12" calcext:value-type="percentage">
            <text:p>12%</text:p>
          </table:table-cell>
          <table:table-cell table:style-name="ce308" office:value-type="percentage" office:value="0.07" calcext:value-type="percentage">
            <text:p>7%</text:p>
          </table:table-cell>
          <table:table-cell table:style-name="ce308" office:value-type="percentage" office:value="0.19" calcext:value-type="percentage">
            <text:p>19%</text:p>
          </table:table-cell>
          <table:table-cell table:style-name="ce308" office:value-type="percentage" office:value="0.18" calcext:value-type="percentage">
            <text:p>18%</text:p>
          </table:table-cell>
          <table:table-cell table:style-name="ce308" office:value-type="percentage" office:value="0.11" calcext:value-type="percentage">
            <text:p>11%</text:p>
          </table:table-cell>
          <table:table-cell table:style-name="ce308" table:formula="of:=SUM([.B24:.I24])" office:value-type="percentage" office:value="0.96" calcext:value-type="percentage">
            <text:p>96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7"/>
          <table:table-cell table:style-name="ce115" table:formula="of:=[.B34]/[.$A$34]" office:value-type="percentage" office:value="0.150749052436901" calcext:value-type="percentage">
            <text:p>15.07%</text:p>
          </table:table-cell>
          <table:table-cell table:style-name="ce115" table:formula="of:=[.C34]/[.$A$34]" office:value-type="percentage" office:value="0.0627786509211688" calcext:value-type="percentage">
            <text:p>6.28%</text:p>
          </table:table-cell>
          <table:table-cell table:style-name="ce115" table:formula="of:=[.D34]/[.$A$34]" office:value-type="percentage" office:value="0.118034938245742" calcext:value-type="percentage">
            <text:p>11.80%</text:p>
          </table:table-cell>
          <table:table-cell table:style-name="ce115" table:formula="of:=[.E34]/[.$A$34]" office:value-type="percentage" office:value="0.110265243837725" calcext:value-type="percentage">
            <text:p>11.03%</text:p>
          </table:table-cell>
          <table:table-cell table:style-name="ce115" table:formula="of:=[.F34]/[.$A$34]" office:value-type="percentage" office:value="0.101507149060189" calcext:value-type="percentage">
            <text:p>10.15%</text:p>
          </table:table-cell>
          <table:table-cell table:style-name="ce115" table:formula="of:=[.G34]/[.$A$34]" office:value-type="percentage" office:value="0.232016604387907" calcext:value-type="percentage">
            <text:p>23.20%</text:p>
          </table:table-cell>
          <table:table-cell table:style-name="ce115" table:formula="of:=[.H34]/[.$A$34]" office:value-type="percentage" office:value="0.183352421488618" calcext:value-type="percentage">
            <text:p>18.34%</text:p>
          </table:table-cell>
          <table:table-cell table:style-name="ce115" table:formula="of:=[.I34]/[.$A$34]" office:value-type="percentage" office:value="0.04129593962175" calcext:value-type="percentage">
            <text:p>4.13%</text:p>
          </table:table-cell>
          <table:table-cell table:style-name="ce308" table:formula="of:=AVERAGE([.J17:.J24])" office:value-type="percentage" office:value="0.9614285714" calcext:value-type="percentage">
            <text:p>96%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300" office:value-type="string" calcext:value-type="string">
            <text:p>1. ÄÄNET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</text:p>
          </table:table-cell>
          <table:table-cell table:style-name="ce263" table:formula="of:=[.B18]*[.$K27]" office:value-type="float" office:value="553.3575" calcext:value-type="float">
            <text:p>553</text:p>
          </table:table-cell>
          <table:table-cell table:style-name="ce263" table:formula="of:=[.C18]*[.$K27]" office:value-type="float" office:value="184.4525" calcext:value-type="float">
            <text:p>184</text:p>
          </table:table-cell>
          <table:table-cell table:style-name="ce263" table:formula="of:=[.D18]*[.$K27]" office:value-type="float" office:value="368.905" calcext:value-type="float">
            <text:p>369</text:p>
          </table:table-cell>
          <table:table-cell table:style-name="ce263" table:formula="of:=[.E18]*[.$K27]" office:value-type="float" office:value="405.7955" calcext:value-type="float">
            <text:p>406</text:p>
          </table:table-cell>
          <table:table-cell table:style-name="ce263" table:formula="of:=[.F18]*[.$K27]" office:value-type="float" office:value="442.686" calcext:value-type="float">
            <text:p>443</text:p>
          </table:table-cell>
          <table:table-cell table:style-name="ce263" table:formula="of:=[.G18]*[.$K27]" office:value-type="float" office:value="848.4815" calcext:value-type="float">
            <text:p>848</text:p>
          </table:table-cell>
          <table:table-cell table:style-name="ce263" table:formula="of:=[.H18]*[.$K27]" office:value-type="float" office:value="627.1385" calcext:value-type="float">
            <text:p>627</text:p>
          </table:table-cell>
          <table:table-cell table:style-name="ce263" table:formula="of:=[.I18]*[.$K27]" office:value-type="float" office:value="147.562" calcext:value-type="float">
            <text:p>148</text:p>
          </table:table-cell>
          <table:table-cell table:style-name="ce263" table:formula="of:=SUM([.B27:.I27])" office:value-type="float" office:value="3578.3785" calcext:value-type="float">
            <text:p>3578</text:p>
          </table:table-cell>
          <table:table-cell table:style-name="ce336" office:value-type="float" office:value="3689.05" calcext:value-type="float">
            <text:p>3,689 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263" table:formula="of:=[.B19]*[.$K28]" office:value-type="float" office:value="312.301" calcext:value-type="float">
            <text:p>312</text:p>
          </table:table-cell>
          <table:table-cell table:style-name="ce263" table:formula="of:=[.C19]*[.$K28]" office:value-type="float" office:value="198.737" calcext:value-type="float">
            <text:p>199</text:p>
          </table:table-cell>
          <table:table-cell table:style-name="ce263" table:formula="of:=[.D19]*[.$K28]" office:value-type="float" office:value="340.692" calcext:value-type="float">
            <text:p>341</text:p>
          </table:table-cell>
          <table:table-cell table:style-name="ce263" table:formula="of:=[.E19]*[.$K28]" office:value-type="float" office:value="312.301" calcext:value-type="float">
            <text:p>312</text:p>
          </table:table-cell>
          <table:table-cell table:style-name="ce263" table:formula="of:=[.F19]*[.$K28]" office:value-type="float" office:value="312.301" calcext:value-type="float">
            <text:p>312</text:p>
          </table:table-cell>
          <table:table-cell table:style-name="ce263" table:formula="of:=[.G19]*[.$K28]" office:value-type="float" office:value="652.993" calcext:value-type="float">
            <text:p>653</text:p>
          </table:table-cell>
          <table:table-cell table:style-name="ce263" table:formula="of:=[.H19]*[.$K28]" office:value-type="float" office:value="511.038" calcext:value-type="float">
            <text:p>511</text:p>
          </table:table-cell>
          <table:table-cell table:style-name="ce263" table:formula="of:=[.I19]*[.$K28]" office:value-type="float" office:value="85.173" calcext:value-type="float">
            <text:p>85</text:p>
          </table:table-cell>
          <table:table-cell table:style-name="ce263" table:formula="of:=SUM([.B28:.I28])" office:value-type="float" office:value="2725.536" calcext:value-type="float">
            <text:p>2726</text:p>
          </table:table-cell>
          <table:table-cell table:style-name="ce336" office:value-type="float" office:value="2839.1" calcext:value-type="float">
            <text:p>2,839 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263" table:formula="of:=[.B20]*[.$K29]" office:value-type="float" office:value="268.9758" calcext:value-type="float">
            <text:p>269</text:p>
          </table:table-cell>
          <table:table-cell table:style-name="ce263" table:formula="of:=[.C20]*[.$K29]" office:value-type="float" office:value="89.6586" calcext:value-type="float">
            <text:p>90</text:p>
          </table:table-cell>
          <table:table-cell table:style-name="ce263" table:formula="of:=[.D20]*[.$K29]" office:value-type="float" office:value="164.3741" calcext:value-type="float">
            <text:p>164</text:p>
          </table:table-cell>
          <table:table-cell table:style-name="ce263" table:formula="of:=[.E20]*[.$K29]" office:value-type="float" office:value="194.2603" calcext:value-type="float">
            <text:p>194</text:p>
          </table:table-cell>
          <table:table-cell table:style-name="ce263" table:formula="of:=[.F20]*[.$K29]" office:value-type="float" office:value="74.7155" calcext:value-type="float">
            <text:p>75</text:p>
          </table:table-cell>
          <table:table-cell table:style-name="ce263" table:formula="of:=[.G20]*[.$K29]" office:value-type="float" office:value="343.6913" calcext:value-type="float">
            <text:p>344</text:p>
          </table:table-cell>
          <table:table-cell table:style-name="ce263" table:formula="of:=[.H20]*[.$K29]" office:value-type="float" office:value="268.9758" calcext:value-type="float">
            <text:p>269</text:p>
          </table:table-cell>
          <table:table-cell table:style-name="ce263" table:formula="of:=[.I20]*[.$K29]" office:value-type="float" office:value="29.8862" calcext:value-type="float">
            <text:p>30</text:p>
          </table:table-cell>
          <table:table-cell table:style-name="ce263" table:formula="of:=SUM([.B29:.I29])" office:value-type="float" office:value="1434.5376" calcext:value-type="float">
            <text:p>1435</text:p>
          </table:table-cell>
          <table:table-cell table:style-name="ce336" office:value-type="float" office:value="1494.31" calcext:value-type="float">
            <text:p>1,494 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263" table:formula="of:=[.B21]*[.$K30]" office:value-type="float" office:value="219.6609" calcext:value-type="float">
            <text:p>220</text:p>
          </table:table-cell>
          <table:table-cell table:style-name="ce263" table:formula="of:=[.C21]*[.$K30]" office:value-type="float" office:value="69.3666" calcext:value-type="float">
            <text:p>69</text:p>
          </table:table-cell>
          <table:table-cell table:style-name="ce263" table:formula="of:=[.D21]*[.$K30]" office:value-type="float" office:value="150.2943" calcext:value-type="float">
            <text:p>150</text:p>
          </table:table-cell>
          <table:table-cell table:style-name="ce263" table:formula="of:=[.E21]*[.$K30]" office:value-type="float" office:value="57.8055" calcext:value-type="float">
            <text:p>58</text:p>
          </table:table-cell>
          <table:table-cell table:style-name="ce263" table:formula="of:=[.F21]*[.$K30]" office:value-type="float" office:value="69.3666" calcext:value-type="float">
            <text:p>69</text:p>
          </table:table-cell>
          <table:table-cell table:style-name="ce263" table:formula="of:=[.G21]*[.$K30]" office:value-type="float" office:value="254.3442" calcext:value-type="float">
            <text:p>254</text:p>
          </table:table-cell>
          <table:table-cell table:style-name="ce263" table:formula="of:=[.H21]*[.$K30]" office:value-type="float" office:value="208.0998" calcext:value-type="float">
            <text:p>208</text:p>
          </table:table-cell>
          <table:table-cell table:style-name="ce263" table:formula="of:=[.I21]*[.$K30]" office:value-type="float" office:value="80.9277" calcext:value-type="float">
            <text:p>81</text:p>
          </table:table-cell>
          <table:table-cell table:style-name="ce263" table:formula="of:=SUM([.B30:.I30])" office:value-type="float" office:value="1109.8656" calcext:value-type="float">
            <text:p>1110</text:p>
          </table:table-cell>
          <table:table-cell table:style-name="ce336" office:value-type="float" office:value="1156.11" calcext:value-type="float">
            <text:p>1,156 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263" table:formula="of:=[.B22]*[.$K31]" office:value-type="float" office:value="36.3209" calcext:value-type="float">
            <text:p>36</text:p>
          </table:table-cell>
          <table:table-cell table:style-name="ce263" table:formula="of:=[.C22]*[.$K31]" office:value-type="float" office:value="26.4152" calcext:value-type="float">
            <text:p>26</text:p>
          </table:table-cell>
          <table:table-cell table:style-name="ce263" table:formula="of:=[.D22]*[.$K31]" office:value-type="float" office:value="56.1323" calcext:value-type="float">
            <text:p>56</text:p>
          </table:table-cell>
          <table:table-cell table:style-name="ce263" table:formula="of:=[.E22]*[.$K31]" office:value-type="float" office:value="42.9247" calcext:value-type="float">
            <text:p>43</text:p>
          </table:table-cell>
          <table:table-cell table:style-name="ce263" table:formula="of:=[.F22]*[.$K31]" office:value-type="float" office:value="29.7171" calcext:value-type="float">
            <text:p>30</text:p>
          </table:table-cell>
          <table:table-cell table:style-name="ce263" table:formula="of:=[.G22]*[.$K31]" office:value-type="float" office:value="52.8304" calcext:value-type="float">
            <text:p>53</text:p>
          </table:table-cell>
          <table:table-cell table:style-name="ce263" table:formula="of:=[.H22]*[.$K31]" office:value-type="float" office:value="59.4342" calcext:value-type="float">
            <text:p>59</text:p>
          </table:table-cell>
          <table:table-cell table:style-name="ce263" table:formula="of:=[.I22]*[.$K31]" office:value-type="float" office:value="13.2076" calcext:value-type="float">
            <text:p>13</text:p>
          </table:table-cell>
          <table:table-cell table:style-name="ce263" table:formula="of:=SUM([.B31:.I31])" office:value-type="float" office:value="316.9824" calcext:value-type="float">
            <text:p>317</text:p>
          </table:table-cell>
          <table:table-cell table:style-name="ce336" office:value-type="float" office:value="330.19" calcext:value-type="float">
            <text:p>330 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263" table:formula="of:=[.B23]*[.$K32]" office:value-type="float" office:value="32.3782" calcext:value-type="float">
            <text:p>32</text:p>
          </table:table-cell>
          <table:table-cell table:style-name="ce263" table:formula="of:=[.C23]*[.$K32]" office:value-type="float" office:value="15.2368" calcext:value-type="float">
            <text:p>15</text:p>
          </table:table-cell>
          <table:table-cell table:style-name="ce263" table:formula="of:=[.D23]*[.$K32]" office:value-type="float" office:value="20.9506" calcext:value-type="float">
            <text:p>21</text:p>
          </table:table-cell>
          <table:table-cell table:style-name="ce263" table:formula="of:=[.E23]*[.$K32]" office:value-type="float" office:value="13.3322" calcext:value-type="float">
            <text:p>13</text:p>
          </table:table-cell>
          <table:table-cell table:style-name="ce263" table:formula="of:=[.F23]*[.$K32]" office:value-type="float" office:value="28.569" calcext:value-type="float">
            <text:p>29</text:p>
          </table:table-cell>
          <table:table-cell table:style-name="ce263" table:formula="of:=[.G23]*[.$K32]" office:value-type="float" office:value="26.6644" calcext:value-type="float">
            <text:p>27</text:p>
          </table:table-cell>
          <table:table-cell table:style-name="ce263" table:formula="of:=[.H23]*[.$K32]" office:value-type="float" office:value="38.092" calcext:value-type="float">
            <text:p>38</text:p>
          </table:table-cell>
          <table:table-cell table:style-name="ce263" table:formula="of:=[.I23]*[.$K32]" office:value-type="float" office:value="7.6184" calcext:value-type="float">
            <text:p>8</text:p>
          </table:table-cell>
          <table:table-cell table:style-name="ce263" table:formula="of:=SUM([.B32:.I32])" office:value-type="float" office:value="182.8416" calcext:value-type="float">
            <text:p>183</text:p>
          </table:table-cell>
          <table:table-cell table:style-name="ce336" office:value-type="float" office:value="190.46" calcext:value-type="float">
            <text:p>190 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263" table:formula="of:=[.B24]*[.$K33]" office:value-type="float" office:value="30.794" calcext:value-type="float">
            <text:p>31</text:p>
          </table:table-cell>
          <table:table-cell table:style-name="ce263" table:formula="of:=[.C24]*[.$K33]" office:value-type="float" office:value="21.5558" calcext:value-type="float">
            <text:p>22</text:p>
          </table:table-cell>
          <table:table-cell table:style-name="ce263" table:formula="of:=[.D24]*[.$K33]" office:value-type="float" office:value="36.9528" calcext:value-type="float">
            <text:p>37</text:p>
          </table:table-cell>
          <table:table-cell table:style-name="ce263" table:formula="of:=[.E24]*[.$K33]" office:value-type="float" office:value="36.9528" calcext:value-type="float">
            <text:p>37</text:p>
          </table:table-cell>
          <table:table-cell table:style-name="ce263" table:formula="of:=[.F24]*[.$K33]" office:value-type="float" office:value="21.5558" calcext:value-type="float">
            <text:p>22</text:p>
          </table:table-cell>
          <table:table-cell table:style-name="ce263" table:formula="of:=[.G24]*[.$K33]" office:value-type="float" office:value="58.5086" calcext:value-type="float">
            <text:p>59</text:p>
          </table:table-cell>
          <table:table-cell table:style-name="ce263" table:formula="of:=[.H24]*[.$K33]" office:value-type="float" office:value="55.4292" calcext:value-type="float">
            <text:p>55</text:p>
          </table:table-cell>
          <table:table-cell table:style-name="ce263" table:formula="of:=[.I24]*[.$K33]" office:value-type="float" office:value="33.8734" calcext:value-type="float">
            <text:p>34</text:p>
          </table:table-cell>
          <table:table-cell table:style-name="ce263" table:formula="of:=SUM([.B33:.I33])" office:value-type="float" office:value="295.6224" calcext:value-type="float">
            <text:p>296</text:p>
          </table:table-cell>
          <table:table-cell table:style-name="ce336" office:value-type="float" office:value="307.94" calcext:value-type="float">
            <text:p>308 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263" table:formula="of:=SUM([.B34:.I34])" office:value-type="float" office:value="9643.7641" calcext:value-type="float">
            <text:p>9644</text:p>
          </table:table-cell>
          <table:table-cell table:style-name="ce263" table:formula="of:=SUM([.B27:.B33])" office:value-type="float" office:value="1453.7883" calcext:value-type="float">
            <text:p>1454</text:p>
          </table:table-cell>
          <table:table-cell table:style-name="ce263" table:formula="of:=SUM([.C27:.C33])" office:value-type="float" office:value="605.4225" calcext:value-type="float">
            <text:p>605</text:p>
          </table:table-cell>
          <table:table-cell table:style-name="ce263" table:formula="of:=SUM([.D27:.D33])" office:value-type="float" office:value="1138.3011" calcext:value-type="float">
            <text:p>1138</text:p>
          </table:table-cell>
          <table:table-cell table:style-name="ce263" table:formula="of:=SUM([.E27:.E33])" office:value-type="float" office:value="1063.372" calcext:value-type="float">
            <text:p>1063</text:p>
          </table:table-cell>
          <table:table-cell table:style-name="ce263" table:formula="of:=SUM([.F27:.F33])" office:value-type="float" office:value="978.911" calcext:value-type="float">
            <text:p>979</text:p>
          </table:table-cell>
          <table:table-cell table:style-name="ce263" table:formula="of:=SUM([.G27:.G33])" office:value-type="float" office:value="2237.5134" calcext:value-type="float">
            <text:p>2238</text:p>
          </table:table-cell>
          <table:table-cell table:style-name="ce263" table:formula="of:=SUM([.H27:.H33])" office:value-type="float" office:value="1768.2075" calcext:value-type="float">
            <text:p>1768</text:p>
          </table:table-cell>
          <table:table-cell table:style-name="ce263" table:formula="of:=SUM([.I27:.I33])" office:value-type="float" office:value="398.2483" calcext:value-type="float">
            <text:p>398</text:p>
          </table:table-cell>
          <table:table-cell table:style-name="ce263" table:formula="of:=SUM([.J27:.J33])" office:value-type="float" office:value="9643.7641" calcext:value-type="float">
            <text:p>9644</text:p>
          </table:table-cell>
          <table:table-cell table:style-name="ce79" table:formula="of:=SUM([.K27:.K33])" office:value-type="float" office:value="10007.16" calcext:value-type="float">
            <text:p>10,007 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63" office:value-type="string" calcext:value-type="string">
            <text:p>VALTUUTETUT</text:p>
          </table:table-cell>
          <table:table-cell table:style-name="ce280" office:value-type="string" calcext:value-type="string">
            <text:p>SPP</text:p>
          </table:table-cell>
          <table:table-cell table:style-name="ce280" office:value-type="string" calcext:value-type="string">
            <text:p>DEM</text:p>
          </table:table-cell>
          <table:table-cell table:style-name="ce280" office:value-type="string" calcext:value-type="string">
            <text:p>NAT</text:p>
          </table:table-cell>
          <table:table-cell table:style-name="ce280" office:value-type="string" calcext:value-type="string">
            <text:p>CEN</text:p>
          </table:table-cell>
          <table:table-cell table:style-name="ce280" office:value-type="string" calcext:value-type="string">
            <text:p>CDLU</text:p>
          </table:table-cell>
          <table:table-cell table:style-name="ce280" office:value-type="string" calcext:value-type="string">
            <text:p>LIB</text:p>
          </table:table-cell>
          <table:table-cell table:style-name="ce280" office:value-type="string" calcext:value-type="string">
            <text:p>FDP</text:p>
          </table:table-cell>
          <table:table-cell table:style-name="ce280" office:value-type="string" calcext:value-type="string">
            <text:p>PF</text:p>
          </table:table-cell>
          <table:table-cell table:style-name="ce283" office:value-type="string" calcext:value-type="string">
            <text:p>Yht.</text:p>
          </table:table-cell>
          <table:table-cell table:style-name="ce286" office:value-type="string" calcext:value-type="string">
            <text:p>Paikat</text:p>
          </table:table-cell>
          <table:table-cell table:style-name="ce286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Uussaari</text:p>
          </table:table-cell>
          <table:table-cell table:style-name="ce365" office:value-type="float" office:value="4" calcext:value-type="float">
            <text:p>4</text:p>
          </table:table-cell>
          <table:table-cell table:style-name="ce365" office:value-type="float" office:value="1" calcext:value-type="float">
            <text:p>1</text:p>
          </table:table-cell>
          <table:table-cell table:style-name="ce365" office:value-type="float" office:value="2" calcext:value-type="float">
            <text:p>2</text:p>
          </table:table-cell>
          <table:table-cell table:number-columns-repeated="2" table:style-name="ce365" office:value-type="float" office:value="3" calcext:value-type="float">
            <text:p>3</text:p>
          </table:table-cell>
          <table:table-cell table:style-name="ce398" office:value-type="float" office:value="6" calcext:value-type="float">
            <text:p>6</text:p>
          </table:table-cell>
          <table:table-cell table:style-name="ce365" office:value-type="float" office:value="4" calcext:value-type="float">
            <text:p>4</text:p>
          </table:table-cell>
          <table:table-cell table:style-name="ce365" office:value-type="float" office:value="1" calcext:value-type="float">
            <text:p>1</text:p>
          </table:table-cell>
          <table:table-cell table:style-name="ce365" table:formula="of:=SUM([.B36:.I36])" office:value-type="float" office:value="24" calcext:value-type="float">
            <text:p>24</text:p>
          </table:table-cell>
          <table:table-cell table:style-name="ce286" office:value-type="float" office:value="24" calcext:value-type="float">
            <text:p>24</text:p>
          </table:table-cell>
          <table:table-cell table:style-name="ce286" table:formula="of:=[.K27]/[.K36]" office:value-type="float" office:value="153.710416666667" calcext:value-type="float">
            <text:p>153.710416666667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Virranmaa</text:p>
          </table:table-cell>
          <table:table-cell table:style-name="ce365" office:value-type="float" office:value="2" calcext:value-type="float">
            <text:p>2</text:p>
          </table:table-cell>
          <table:table-cell table:style-name="ce365" office:value-type="float" office:value="1" calcext:value-type="float">
            <text:p>1</text:p>
          </table:table-cell>
          <table:table-cell table:number-columns-repeated="3" table:style-name="ce365" office:value-type="float" office:value="2" calcext:value-type="float">
            <text:p>2</text:p>
          </table:table-cell>
          <table:table-cell table:style-name="ce398" office:value-type="float" office:value="4" calcext:value-type="float">
            <text:p>4</text:p>
          </table:table-cell>
          <table:table-cell table:style-name="ce365" office:value-type="float" office:value="4" calcext:value-type="float">
            <text:p>4</text:p>
          </table:table-cell>
          <table:table-cell table:style-name="ce365" office:value-type="float" office:value="1" calcext:value-type="float">
            <text:p>1</text:p>
          </table:table-cell>
          <table:table-cell table:style-name="ce365" table:formula="of:=SUM([.B37:.I37])" office:value-type="float" office:value="18" calcext:value-type="float">
            <text:p>18</text:p>
          </table:table-cell>
          <table:table-cell table:style-name="ce369" office:value-type="float" office:value="18" calcext:value-type="float">
            <text:p>18</text:p>
          </table:table-cell>
          <table:table-cell table:style-name="ce286" table:formula="of:=[.K28]/[.K37]" office:value-type="float" office:value="157.727777777778" calcext:value-type="float">
            <text:p>157.727777777778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Vahamaa</text:p>
          </table:table-cell>
          <table:table-cell table:style-name="ce365" office:value-type="float" office:value="2" calcext:value-type="float">
            <text:p>2</text:p>
          </table:table-cell>
          <table:table-cell table:number-columns-repeated="2" table:style-name="ce365" office:value-type="float" office:value="1" calcext:value-type="float">
            <text:p>1</text:p>
          </table:table-cell>
          <table:table-cell table:style-name="ce365" office:value-type="float" office:value="2" calcext:value-type="float">
            <text:p>2</text:p>
          </table:table-cell>
          <table:table-cell table:style-name="ce365" office:value-type="float" office:value="1" calcext:value-type="float">
            <text:p>1</text:p>
          </table:table-cell>
          <table:table-cell table:style-name="ce398" office:value-type="float" office:value="3" calcext:value-type="float">
            <text:p>3</text:p>
          </table:table-cell>
          <table:table-cell table:style-name="ce365" office:value-type="float" office:value="2" calcext:value-type="float">
            <text:p>2</text:p>
          </table:table-cell>
          <table:table-cell table:style-name="ce365" office:value-type="float" office:value="0" calcext:value-type="float">
            <text:p>0</text:p>
          </table:table-cell>
          <table:table-cell table:style-name="ce365" table:formula="of:=SUM([.B38:.I38])" office:value-type="float" office:value="12" calcext:value-type="float">
            <text:p>12</text:p>
          </table:table-cell>
          <table:table-cell table:style-name="ce369" office:value-type="float" office:value="12" calcext:value-type="float">
            <text:p>12</text:p>
          </table:table-cell>
          <table:table-cell table:style-name="ce286" table:formula="of:=[.K29]/[.K38]" office:value-type="float" office:value="124.525833333333" calcext:value-type="float">
            <text:p>124.525833333333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Ventelänlaakso</text:p>
          </table:table-cell>
          <table:table-cell table:style-name="ce365" office:value-type="float" office:value="3" calcext:value-type="float">
            <text:p>3</text:p>
          </table:table-cell>
          <table:table-cell table:style-name="ce365" office:value-type="float" office:value="1" calcext:value-type="float">
            <text:p>1</text:p>
          </table:table-cell>
          <table:table-cell table:style-name="ce365" office:value-type="float" office:value="2" calcext:value-type="float">
            <text:p>2</text:p>
          </table:table-cell>
          <table:table-cell table:number-columns-repeated="2" table:style-name="ce365" office:value-type="float" office:value="1" calcext:value-type="float">
            <text:p>1</text:p>
          </table:table-cell>
          <table:table-cell table:style-name="ce398" office:value-type="float" office:value="4" calcext:value-type="float">
            <text:p>4</text:p>
          </table:table-cell>
          <table:table-cell table:style-name="ce365" office:value-type="float" office:value="3" calcext:value-type="float">
            <text:p>3</text:p>
          </table:table-cell>
          <table:table-cell table:style-name="ce365" office:value-type="float" office:value="1" calcext:value-type="float">
            <text:p>1</text:p>
          </table:table-cell>
          <table:table-cell table:style-name="ce365" table:formula="of:=SUM([.B39:.I39])" office:value-type="float" office:value="16" calcext:value-type="float">
            <text:p>16</text:p>
          </table:table-cell>
          <table:table-cell table:style-name="ce369" office:value-type="float" office:value="16" calcext:value-type="float">
            <text:p>16</text:p>
          </table:table-cell>
          <table:table-cell table:style-name="ce286" table:formula="of:=[.K30]/[.K39]" office:value-type="float" office:value="72.256875" calcext:value-type="float">
            <text:p>72.256875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Aurmaa</text:p>
          </table:table-cell>
          <table:table-cell table:number-columns-repeated="2" table:style-name="ce365" office:value-type="float" office:value="1" calcext:value-type="float">
            <text:p>1</text:p>
          </table:table-cell>
          <table:table-cell table:style-name="ce398" office:value-type="float" office:value="2" calcext:value-type="float">
            <text:p>2</text:p>
          </table:table-cell>
          <table:table-cell table:number-columns-repeated="3" table:style-name="ce365" office:value-type="float" office:value="1" calcext:value-type="float">
            <text:p>1</text:p>
          </table:table-cell>
          <table:table-cell table:style-name="ce365" office:value-type="float" office:value="2" calcext:value-type="float">
            <text:p>2</text:p>
          </table:table-cell>
          <table:table-cell table:style-name="ce365" office:value-type="float" office:value="0" calcext:value-type="float">
            <text:p>0</text:p>
          </table:table-cell>
          <table:table-cell table:style-name="ce365" table:formula="of:=SUM([.B40:.I40])" office:value-type="float" office:value="9" calcext:value-type="float">
            <text:p>9</text:p>
          </table:table-cell>
          <table:table-cell table:style-name="ce369" office:value-type="float" office:value="9" calcext:value-type="float">
            <text:p>9</text:p>
          </table:table-cell>
          <table:table-cell table:style-name="ce286" table:formula="of:=[.K31]/[.K40]" office:value-type="float" office:value="36.6877777777778" calcext:value-type="float">
            <text:p>36.6877777777778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Ristilaakso</text:p>
          </table:table-cell>
          <table:table-cell table:style-name="ce365" office:value-type="float" office:value="2" calcext:value-type="float">
            <text:p>2</text:p>
          </table:table-cell>
          <table:table-cell table:number-columns-repeated="3" table:style-name="ce365" office:value-type="float" office:value="1" calcext:value-type="float">
            <text:p>1</text:p>
          </table:table-cell>
          <table:table-cell table:number-columns-repeated="2" table:style-name="ce365" office:value-type="float" office:value="2" calcext:value-type="float">
            <text:p>2</text:p>
          </table:table-cell>
          <table:table-cell table:style-name="ce398" office:value-type="float" office:value="2" calcext:value-type="float">
            <text:p>2</text:p>
          </table:table-cell>
          <table:table-cell table:style-name="ce365" office:value-type="float" office:value="1" calcext:value-type="float">
            <text:p>1</text:p>
          </table:table-cell>
          <table:table-cell table:style-name="ce365" table:formula="of:=SUM([.B41:.I41])" office:value-type="float" office:value="12" calcext:value-type="float">
            <text:p>12</text:p>
          </table:table-cell>
          <table:table-cell table:style-name="ce369" office:value-type="float" office:value="12" calcext:value-type="float">
            <text:p>12</text:p>
          </table:table-cell>
          <table:table-cell table:style-name="ce286" table:formula="of:=[.K32]/[.K41]" office:value-type="float" office:value="15.8716666666667" calcext:value-type="float">
            <text:p>15.8716666666667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4" office:value-type="string" calcext:value-type="string">
            <text:p>Vanhasaarenmaa</text:p>
          </table:table-cell>
          <table:table-cell table:number-columns-repeated="5" table:style-name="ce365" office:value-type="float" office:value="1" calcext:value-type="float">
            <text:p>1</text:p>
          </table:table-cell>
          <table:table-cell table:style-name="ce398" office:value-type="float" office:value="2" calcext:value-type="float">
            <text:p>2</text:p>
          </table:table-cell>
          <table:table-cell table:style-name="ce365" office:value-type="float" office:value="2" calcext:value-type="float">
            <text:p>2</text:p>
          </table:table-cell>
          <table:table-cell table:style-name="ce365" office:value-type="float" office:value="1" calcext:value-type="float">
            <text:p>1</text:p>
          </table:table-cell>
          <table:table-cell table:style-name="ce365" table:formula="of:=SUM([.B42:.I42])" office:value-type="float" office:value="10" calcext:value-type="float">
            <text:p>10</text:p>
          </table:table-cell>
          <table:table-cell table:style-name="ce369" office:value-type="float" office:value="10" calcext:value-type="float">
            <text:p>10</text:p>
          </table:table-cell>
          <table:table-cell table:style-name="ce286" table:formula="of:=[.K33]/[.K42]" office:value-type="float" office:value="30.794" calcext:value-type="float">
            <text:p>30.794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64"/>
          <table:table-cell table:style-name="ce366" table:formula="of:=SUM([.B36:.B42])" office:value-type="float" office:value="15" calcext:value-type="float">
            <text:p>15</text:p>
          </table:table-cell>
          <table:table-cell table:style-name="ce366" table:formula="of:=SUM([.C36:.C42])" office:value-type="float" office:value="7" calcext:value-type="float">
            <text:p>7</text:p>
          </table:table-cell>
          <table:table-cell table:style-name="ce366" table:formula="of:=SUM([.D36:.D42])" office:value-type="float" office:value="11" calcext:value-type="float">
            <text:p>11</text:p>
          </table:table-cell>
          <table:table-cell table:style-name="ce366" table:formula="of:=SUM([.E36:.E42])" office:value-type="float" office:value="11" calcext:value-type="float">
            <text:p>11</text:p>
          </table:table-cell>
          <table:table-cell table:style-name="ce366" table:formula="of:=SUM([.F36:.F42])" office:value-type="float" office:value="11" calcext:value-type="float">
            <text:p>11</text:p>
          </table:table-cell>
          <table:table-cell table:style-name="ce366" table:formula="of:=SUM([.G36:.G42])" office:value-type="float" office:value="22" calcext:value-type="float">
            <text:p>22</text:p>
          </table:table-cell>
          <table:table-cell table:style-name="ce366" table:formula="of:=SUM([.H36:.H42])" office:value-type="float" office:value="19" calcext:value-type="float">
            <text:p>19</text:p>
          </table:table-cell>
          <table:table-cell table:style-name="ce366" table:formula="of:=SUM([.I36:.I42])" office:value-type="float" office:value="5" calcext:value-type="float">
            <text:p>5</text:p>
          </table:table-cell>
          <table:table-cell table:style-name="ce366" table:formula="of:=SUM([.J36:.J42])" office:value-type="float" office:value="101" calcext:value-type="float">
            <text:p>101</text:p>
          </table:table-cell>
          <table:table-cell table:style-name="ce365" table:formula="of:=SUM([.K36:.K42])" office:value-type="float" office:value="101" calcext:value-type="float">
            <text:p>101</text:p>
          </table:table-cell>
          <table:table-cell table:style-name="ce286" table:formula="of:=[.K34]/[.K43]" office:value-type="float" office:value="99.0807920792079" calcext:value-type="float">
            <text:p>99.0807920792079</text:p>
          </table:table-cell>
          <table:table-cell table:style-name="ce77" table:number-columns-repeated="14"/>
          <table:table-cell table:number-columns-repeated="998"/>
        </table:table-row>
        <table:table-row table:style-name="ro1">
          <table:table-cell table:number-columns-repeated="10"/>
          <table:table-cell table:style-name="ce263" table:number-columns-repeated="2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300" office:value-type="string" calcext:value-type="string">
            <text:p>VALTUUTETUT</text:p>
          </table:table-cell>
          <table:table-cell table:style-name="ce248" office:value-type="string" calcext:value-type="string">
            <text:p>SPP</text:p>
          </table:table-cell>
          <table:table-cell table:style-name="ce248" office:value-type="string" calcext:value-type="string">
            <text:p>DEM</text:p>
          </table:table-cell>
          <table:table-cell table:style-name="ce248" office:value-type="string" calcext:value-type="string">
            <text:p>NAT</text:p>
          </table:table-cell>
          <table:table-cell table:style-name="ce248" office:value-type="string" calcext:value-type="string">
            <text:p>CEN</text:p>
          </table:table-cell>
          <table:table-cell table:style-name="ce248" office:value-type="string" calcext:value-type="string">
            <text:p>CDLU</text:p>
          </table:table-cell>
          <table:table-cell table:style-name="ce248" office:value-type="string" calcext:value-type="string">
            <text:p>LIB</text:p>
          </table:table-cell>
          <table:table-cell table:style-name="ce248" office:value-type="string" calcext:value-type="string">
            <text:p>FDP</text:p>
          </table:table-cell>
          <table:table-cell table:style-name="ce248" office:value-type="string" calcext:value-type="string">
            <text:p>PF</text:p>
          </table:table-cell>
          <table:table-cell table:style-name="ce84" office:value-type="string" calcext:value-type="string">
            <text:p>Yht.</text:p>
          </table:table-cell>
          <table:table-cell table:style-name="ce77" office:value-type="string" calcext:value-type="string">
            <text:p>Paikat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Uussaari</text:p>
          </table:table-cell>
          <table:table-cell table:style-name="ce397" table:formula="of:=([.B27]/[.$J27])*[.$K36]" office:value-type="float" office:value="3.71134020618557" calcext:value-type="float">
            <text:p>3.71</text:p>
          </table:table-cell>
          <table:table-cell table:style-name="ce397" table:formula="of:=([.C27]/[.$J27])*[.$K36]" office:value-type="float" office:value="1.23711340206186" calcext:value-type="float">
            <text:p>1.24</text:p>
          </table:table-cell>
          <table:table-cell table:style-name="ce397" table:formula="of:=([.D27]/[.$J27])*[.$K36]" office:value-type="float" office:value="2.47422680412371" calcext:value-type="float">
            <text:p>2.47</text:p>
          </table:table-cell>
          <table:table-cell table:style-name="ce397" table:formula="of:=([.E27]/[.$J27])*[.$K36]" office:value-type="float" office:value="2.72164948453608" calcext:value-type="float">
            <text:p>2.72</text:p>
          </table:table-cell>
          <table:table-cell table:style-name="ce397" table:formula="of:=([.F27]/[.$J27])*[.$K36]" office:value-type="float" office:value="2.96907216494845" calcext:value-type="float">
            <text:p>2.97</text:p>
          </table:table-cell>
          <table:table-cell table:style-name="ce397" table:formula="of:=([.G27]/[.$J27])*[.$K36]" office:value-type="float" office:value="5.69072164948454" calcext:value-type="float">
            <text:p>5.69</text:p>
          </table:table-cell>
          <table:table-cell table:style-name="ce397" table:formula="of:=([.H27]/[.$J27])*[.$K36]" office:value-type="float" office:value="4.20618556701031" calcext:value-type="float">
            <text:p>4.21</text:p>
          </table:table-cell>
          <table:table-cell table:style-name="ce397" table:formula="of:=([.I27]/[.$J27])*[.$K36]" office:value-type="float" office:value="0.989690721649485" calcext:value-type="float">
            <text:p>0.99</text:p>
          </table:table-cell>
          <table:table-cell table:style-name="ce263" table:formula="of:=SUM([.B46:.I46])" office:value-type="float" office:value="24" calcext:value-type="float">
            <text:p>24</text:p>
          </table:table-cell>
          <table:table-cell table:style-name="ce77" office:value-type="float" office:value="24" calcext:value-type="float">
            <text:p>24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irranmaa</text:p>
          </table:table-cell>
          <table:table-cell table:style-name="ce397" table:formula="of:=([.B28]/[.$J28])*[.$K37]" office:value-type="float" office:value="2.0625" calcext:value-type="float">
            <text:p>2.06</text:p>
          </table:table-cell>
          <table:table-cell table:style-name="ce397" table:formula="of:=([.C28]/[.$J28])*[.$K37]" office:value-type="float" office:value="1.3125" calcext:value-type="float">
            <text:p>1.31</text:p>
          </table:table-cell>
          <table:table-cell table:style-name="ce397" table:formula="of:=([.D28]/[.$J28])*[.$K37]" office:value-type="float" office:value="2.25" calcext:value-type="float">
            <text:p>2.25</text:p>
          </table:table-cell>
          <table:table-cell table:style-name="ce397" table:formula="of:=([.E28]/[.$J28])*[.$K37]" office:value-type="float" office:value="2.0625" calcext:value-type="float">
            <text:p>2.06</text:p>
          </table:table-cell>
          <table:table-cell table:style-name="ce397" table:formula="of:=([.F28]/[.$J28])*[.$K37]" office:value-type="float" office:value="2.0625" calcext:value-type="float">
            <text:p>2.06</text:p>
          </table:table-cell>
          <table:table-cell table:style-name="ce397" table:formula="of:=([.G28]/[.$J28])*[.$K37]" office:value-type="float" office:value="4.3125" calcext:value-type="float">
            <text:p>4.31</text:p>
          </table:table-cell>
          <table:table-cell table:style-name="ce397" table:formula="of:=([.H28]/[.$J28])*[.$K37]" office:value-type="float" office:value="3.375" calcext:value-type="float">
            <text:p>3.38</text:p>
          </table:table-cell>
          <table:table-cell table:style-name="ce397" table:formula="of:=([.I28]/[.$J28])*[.$K37]" office:value-type="float" office:value="0.5625" calcext:value-type="float">
            <text:p>0.56</text:p>
          </table:table-cell>
          <table:table-cell table:style-name="ce263" table:formula="of:=SUM([.B47:.I47])" office:value-type="float" office:value="18" calcext:value-type="float">
            <text:p>18</text:p>
          </table:table-cell>
          <table:table-cell table:style-name="ce140" office:value-type="float" office:value="18" calcext:value-type="float">
            <text:p>18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ahamaa</text:p>
          </table:table-cell>
          <table:table-cell table:style-name="ce397" table:formula="of:=([.B29]/[.$J29])*[.$K38]" office:value-type="float" office:value="2.25" calcext:value-type="float">
            <text:p>2.25</text:p>
          </table:table-cell>
          <table:table-cell table:style-name="ce397" table:formula="of:=([.C29]/[.$J29])*[.$K38]" office:value-type="float" office:value="0.75" calcext:value-type="float">
            <text:p>0.75</text:p>
          </table:table-cell>
          <table:table-cell table:style-name="ce397" table:formula="of:=([.D29]/[.$J29])*[.$K38]" office:value-type="float" office:value="1.375" calcext:value-type="float">
            <text:p>1.38</text:p>
          </table:table-cell>
          <table:table-cell table:style-name="ce397" table:formula="of:=([.E29]/[.$J29])*[.$K38]" office:value-type="float" office:value="1.625" calcext:value-type="float">
            <text:p>1.63</text:p>
          </table:table-cell>
          <table:table-cell table:style-name="ce397" table:formula="of:=([.F29]/[.$J29])*[.$K38]" office:value-type="float" office:value="0.625" calcext:value-type="float">
            <text:p>0.63</text:p>
          </table:table-cell>
          <table:table-cell table:style-name="ce397" table:formula="of:=([.G29]/[.$J29])*[.$K38]" office:value-type="float" office:value="2.875" calcext:value-type="float">
            <text:p>2.88</text:p>
          </table:table-cell>
          <table:table-cell table:style-name="ce397" table:formula="of:=([.H29]/[.$J29])*[.$K38]" office:value-type="float" office:value="2.25" calcext:value-type="float">
            <text:p>2.25</text:p>
          </table:table-cell>
          <table:table-cell table:style-name="ce397" table:formula="of:=([.I29]/[.$J29])*[.$K38]" office:value-type="float" office:value="0.25" calcext:value-type="float">
            <text:p>0.25</text:p>
          </table:table-cell>
          <table:table-cell table:style-name="ce263" table:formula="of:=SUM([.B48:.I48])" office:value-type="float" office:value="12" calcext:value-type="float">
            <text:p>12</text:p>
          </table:table-cell>
          <table:table-cell table:style-name="ce140" office:value-type="float" office:value="12" calcext:value-type="float">
            <text:p>12</text:p>
          </table:table-cell>
          <table:table-cell table:style-name="ce263"/>
          <table:table-cell table:style-name="ce77" table:number-columns-repeated="14"/>
          <table:table-cell table:number-columns-repeated="998"/>
        </table:table-row>
        <table:table-row table:style-name="ro1">
          <table:table-cell table:style-name="ce78" office:value-type="string" calcext:value-type="string">
            <text:p>Ventelänlaakso</text:p>
          </table:table-cell>
          <table:table-cell table:style-name="ce397" table:formula="of:=([.B30]/[.$J30])*[.$K39]" office:value-type="float" office:value="3.16666666666667" calcext:value-type="float">
            <text:p>3.17</text:p>
          </table:table-cell>
          <table:table-cell table:style-name="ce397" table:formula="of:=([.C30]/[.$J30])*[.$K39]" office:value-type="float" office:value="1" calcext:value-type="float">
            <text:p>1.00</text:p>
          </table:table-cell>
          <table:table-cell table:style-name="ce397" table:formula="of:=([.D30]/[.$J30])*[.$K39]" office:value-type="float" office:value="2.16666666666667" calcext:value-type="float">
            <text:p>2.17</text:p>
          </table:table-cell>
          <table:table-cell table:style-name="ce397" table:formula="of:=([.E30]/[.$J30])*[.$K39]" office:value-type="float" office:value="0.833333333333333" calcext:value-type="float">
            <text:p>0.83</text:p>
          </table:table-cell>
          <table:table-cell table:style-name="ce397" table:formula="of:=([.F30]/[.$J30])*[.$K39]" office:value-type="float" office:value="1" calcext:value-type="float">
            <text:p>1.00</text:p>
          </table:table-cell>
          <table:table-cell table:style-name="ce397" table:formula="of:=([.G30]/[.$J30])*[.$K39]" office:value-type="float" office:value="3.66666666666667" calcext:value-type="float">
            <text:p>3.67</text:p>
          </table:table-cell>
          <table:table-cell table:style-name="ce397" table:formula="of:=([.H30]/[.$J30])*[.$K39]" office:value-type="float" office:value="3" calcext:value-type="float">
            <text:p>3.00</text:p>
          </table:table-cell>
          <table:table-cell table:style-name="ce397" table:formula="of:=([.I30]/[.$J30])*[.$K39]" office:value-type="float" office:value="1.16666666666667" calcext:value-type="float">
            <text:p>1.17</text:p>
          </table:table-cell>
          <table:table-cell table:style-name="ce263" table:formula="of:=SUM([.B49:.I49])" office:value-type="float" office:value="16" calcext:value-type="float">
            <text:p>16</text:p>
          </table:table-cell>
          <table:table-cell table:style-name="ce140" office:value-type="float" office:value="16" calcext:value-type="float">
            <text:p>16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Aurmaa</text:p>
          </table:table-cell>
          <table:table-cell table:style-name="ce397" table:formula="of:=([.B31]/[.$J31])*[.$K40]" office:value-type="float" office:value="1.03125" calcext:value-type="float">
            <text:p>1.03</text:p>
          </table:table-cell>
          <table:table-cell table:style-name="ce397" table:formula="of:=([.C31]/[.$J31])*[.$K40]" office:value-type="float" office:value="0.75" calcext:value-type="float">
            <text:p>0.75</text:p>
          </table:table-cell>
          <table:table-cell table:style-name="ce397" table:formula="of:=([.D31]/[.$J31])*[.$K40]" office:value-type="float" office:value="1.59375" calcext:value-type="float">
            <text:p>1.59</text:p>
          </table:table-cell>
          <table:table-cell table:style-name="ce397" table:formula="of:=([.E31]/[.$J31])*[.$K40]" office:value-type="float" office:value="1.21875" calcext:value-type="float">
            <text:p>1.22</text:p>
          </table:table-cell>
          <table:table-cell table:style-name="ce397" table:formula="of:=([.F31]/[.$J31])*[.$K40]" office:value-type="float" office:value="0.84375" calcext:value-type="float">
            <text:p>0.84</text:p>
          </table:table-cell>
          <table:table-cell table:style-name="ce397" table:formula="of:=([.G31]/[.$J31])*[.$K40]" office:value-type="float" office:value="1.5" calcext:value-type="float">
            <text:p>1.50</text:p>
          </table:table-cell>
          <table:table-cell table:style-name="ce397" table:formula="of:=([.H31]/[.$J31])*[.$K40]" office:value-type="float" office:value="1.6875" calcext:value-type="float">
            <text:p>1.69</text:p>
          </table:table-cell>
          <table:table-cell table:style-name="ce397" table:formula="of:=([.I31]/[.$J31])*[.$K40]" office:value-type="float" office:value="0.375" calcext:value-type="float">
            <text:p>0.38</text:p>
          </table:table-cell>
          <table:table-cell table:style-name="ce263" table:formula="of:=SUM([.B50:.I50])" office:value-type="float" office:value="9" calcext:value-type="float">
            <text:p>9</text:p>
          </table:table-cell>
          <table:table-cell table:style-name="ce140" office:value-type="float" office:value="9" calcext:value-type="float">
            <text:p>9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Ristilaakso</text:p>
          </table:table-cell>
          <table:table-cell table:style-name="ce397" table:formula="of:=([.B32]/[.$J32])*[.$K41]" office:value-type="float" office:value="2.125" calcext:value-type="float">
            <text:p>2.13</text:p>
          </table:table-cell>
          <table:table-cell table:style-name="ce397" table:formula="of:=([.C32]/[.$J32])*[.$K41]" office:value-type="float" office:value="1" calcext:value-type="float">
            <text:p>1.00</text:p>
          </table:table-cell>
          <table:table-cell table:style-name="ce397" table:formula="of:=([.D32]/[.$J32])*[.$K41]" office:value-type="float" office:value="1.375" calcext:value-type="float">
            <text:p>1.38</text:p>
          </table:table-cell>
          <table:table-cell table:style-name="ce397" table:formula="of:=([.E32]/[.$J32])*[.$K41]" office:value-type="float" office:value="0.875" calcext:value-type="float">
            <text:p>0.88</text:p>
          </table:table-cell>
          <table:table-cell table:style-name="ce397" table:formula="of:=([.F32]/[.$J32])*[.$K41]" office:value-type="float" office:value="1.875" calcext:value-type="float">
            <text:p>1.88</text:p>
          </table:table-cell>
          <table:table-cell table:style-name="ce397" table:formula="of:=([.G32]/[.$J32])*[.$K41]" office:value-type="float" office:value="1.75" calcext:value-type="float">
            <text:p>1.75</text:p>
          </table:table-cell>
          <table:table-cell table:style-name="ce397" table:formula="of:=([.H32]/[.$J32])*[.$K41]" office:value-type="float" office:value="2.5" calcext:value-type="float">
            <text:p>2.50</text:p>
          </table:table-cell>
          <table:table-cell table:style-name="ce397" table:formula="of:=([.I32]/[.$J32])*[.$K41]" office:value-type="float" office:value="0.5" calcext:value-type="float">
            <text:p>0.50</text:p>
          </table:table-cell>
          <table:table-cell table:style-name="ce263" table:formula="of:=SUM([.B51:.I51])" office:value-type="float" office:value="12" calcext:value-type="float">
            <text:p>12</text:p>
          </table:table-cell>
          <table:table-cell table:style-name="ce140" office:value-type="float" office:value="12" calcext:value-type="float">
            <text:p>12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 office:value-type="string" calcext:value-type="string">
            <text:p>Vanhasaarenmaa</text:p>
          </table:table-cell>
          <table:table-cell table:style-name="ce397" table:formula="of:=([.B33]/[.$J33])*[.$K42]" office:value-type="float" office:value="1.04166666666667" calcext:value-type="float">
            <text:p>1.04</text:p>
          </table:table-cell>
          <table:table-cell table:style-name="ce397" table:formula="of:=([.C33]/[.$J33])*[.$K42]" office:value-type="float" office:value="0.729166666666667" calcext:value-type="float">
            <text:p>0.73</text:p>
          </table:table-cell>
          <table:table-cell table:style-name="ce397" table:formula="of:=([.D33]/[.$J33])*[.$K42]" office:value-type="float" office:value="1.25" calcext:value-type="float">
            <text:p>1.25</text:p>
          </table:table-cell>
          <table:table-cell table:style-name="ce397" table:formula="of:=([.E33]/[.$J33])*[.$K42]" office:value-type="float" office:value="1.25" calcext:value-type="float">
            <text:p>1.25</text:p>
          </table:table-cell>
          <table:table-cell table:style-name="ce397" table:formula="of:=([.F33]/[.$J33])*[.$K42]" office:value-type="float" office:value="0.729166666666667" calcext:value-type="float">
            <text:p>0.73</text:p>
          </table:table-cell>
          <table:table-cell table:style-name="ce397" table:formula="of:=([.G33]/[.$J33])*[.$K42]" office:value-type="float" office:value="1.97916666666667" calcext:value-type="float">
            <text:p>1.98</text:p>
          </table:table-cell>
          <table:table-cell table:style-name="ce397" table:formula="of:=([.H33]/[.$J33])*[.$K42]" office:value-type="float" office:value="1.875" calcext:value-type="float">
            <text:p>1.88</text:p>
          </table:table-cell>
          <table:table-cell table:style-name="ce397" table:formula="of:=([.I33]/[.$J33])*[.$K42]" office:value-type="float" office:value="1.14583333333333" calcext:value-type="float">
            <text:p>1.15</text:p>
          </table:table-cell>
          <table:table-cell table:style-name="ce263" table:formula="of:=SUM([.B52:.I52])" office:value-type="float" office:value="10" calcext:value-type="float">
            <text:p>10</text:p>
          </table:table-cell>
          <table:table-cell table:style-name="ce140" office:value-type="float" office:value="10" calcext:value-type="float">
            <text:p>10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/>
          <table:table-cell table:style-name="ce51" table:formula="of:=SUM([.B46:.B52])" office:value-type="float" office:value="15.3884235395189" calcext:value-type="float">
            <text:p>15.39</text:p>
          </table:table-cell>
          <table:table-cell table:style-name="ce51" table:formula="of:=SUM([.C46:.C52])" office:value-type="float" office:value="6.77878006872852" calcext:value-type="float">
            <text:p>6.78</text:p>
          </table:table-cell>
          <table:table-cell table:style-name="ce51" table:formula="of:=SUM([.D46:.D52])" office:value-type="float" office:value="12.4846434707904" calcext:value-type="float">
            <text:p>12.48</text:p>
          </table:table-cell>
          <table:table-cell table:style-name="ce51" table:formula="of:=SUM([.E46:.E52])" office:value-type="float" office:value="10.5862328178694" calcext:value-type="float">
            <text:p>10.59</text:p>
          </table:table-cell>
          <table:table-cell table:style-name="ce51" table:formula="of:=SUM([.F46:.F52])" office:value-type="float" office:value="10.1044888316151" calcext:value-type="float">
            <text:p>10.10</text:p>
          </table:table-cell>
          <table:table-cell table:style-name="ce51" table:formula="of:=SUM([.G46:.G52])" office:value-type="float" office:value="21.7740549828179" calcext:value-type="float">
            <text:p>21.77</text:p>
          </table:table-cell>
          <table:table-cell table:style-name="ce51" table:formula="of:=SUM([.H46:.H52])" office:value-type="float" office:value="18.8936855670103" calcext:value-type="float">
            <text:p>18.89</text:p>
          </table:table-cell>
          <table:table-cell table:style-name="ce51" table:formula="of:=SUM([.I46:.I52])" office:value-type="float" office:value="4.98969072164948" calcext:value-type="float">
            <text:p>4.99</text:p>
          </table:table-cell>
          <table:table-cell table:style-name="ce69" table:formula="of:=SUM([.J46:.J52])" office:value-type="float" office:value="101" calcext:value-type="float">
            <text:p>101</text:p>
          </table:table-cell>
          <table:table-cell table:style-name="ce263" table:formula="of:=SUM([.K46:.K52])" office:value-type="float" office:value="101" calcext:value-type="float">
            <text:p>101</text:p>
          </table:table-cell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/>
          <table:table-cell table:style-name="ce77" table:number-columns-repeated="3"/>
          <table:table-cell table:style-name="ce77">
            <draw:frame table:end-cell-address="'Aluevaalit 2023'.K71" table:end-x="34.67pt" table:end-y="11.23pt" draw:z-index="0" draw:name="Chart 10" draw:style-name="gr1" draw:text-style-name="P1" svg:width="449.97pt" svg:height="278.22pt" svg:x="5.61pt" svg:y="0.74pt">
              <draw:object draw:notify-on-update-of-ranges="'Aluevaalit 2023'.B56:'Aluevaalit 2023'.B63 'Aluevaalit 2023'.D55:'Aluevaalit 2023'.D55 'Aluevaalit 2023'.D56:'Aluevaalit 2023'.D63 'Aluevaalit 2023'.C55:'Aluevaalit 2023'.C55 'Aluevaalit 2023'.C56:'Aluevaalit 2023'.C6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77" table:number-columns-repeated="21"/>
          <table:table-cell table:number-columns-repeated="998"/>
        </table:table-row>
        <table:table-row table:style-name="ro1">
          <table:table-cell table:style-name="ce78"/>
          <table:table-cell table:style-name="ce84" office:value-type="string" calcext:value-type="string">
            <text:p>Puolue</text:p>
          </table:table-cell>
          <table:table-cell table:style-name="ce84" office:value-type="string" calcext:value-type="string">
            <text:p>Prosentit</text:p>
          </table:table-cell>
          <table:table-cell table:style-name="ce84" office:value-type="string" calcext:value-type="string">
            <text:p>Paikat</text:p>
          </table:table-cell>
          <table:table-cell table:style-name="ce248" table:number-columns-repeated="5"/>
          <table:table-cell table:style-name="ce84"/>
          <table:table-cell table:style-name="ce77" table:number-columns-repeated="16"/>
          <table:table-cell table:number-columns-repeated="998"/>
        </table:table-row>
        <table:table-row table:style-name="ro1">
          <table:table-cell table:style-name="ce78"/>
          <table:table-cell table:style-name="ce78" office:value-type="string" calcext:value-type="string">
            <text:p>SKA</text:p>
          </table:table-cell>
          <table:table-cell table:style-name="ce115" office:value-type="percentage" office:value="0.150749052436901" calcext:value-type="percentage">
            <text:p>15.07%</text:p>
          </table:table-cell>
          <table:table-cell table:style-name="ce271" office:value-type="float" office:value="15" calcext:value-type="float">
            <text:p>15</text:p>
          </table:table-cell>
          <table:table-cell table:style-name="ce271" table:number-columns-repeated="7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/>
          <table:table-cell table:style-name="ce108" office:value-type="string" calcext:value-type="string">
            <text:p>DEM</text:p>
          </table:table-cell>
          <table:table-cell table:style-name="ce115" office:value-type="percentage" office:value="0.0627786509211688" calcext:value-type="percentage">
            <text:p>6.28%</text:p>
          </table:table-cell>
          <table:table-cell table:style-name="ce271" office:value-type="float" office:value="7" calcext:value-type="float">
            <text:p>7</text:p>
          </table:table-cell>
          <table:table-cell table:style-name="ce271" table:number-columns-repeated="7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/>
          <table:table-cell table:style-name="ce78" office:value-type="string" calcext:value-type="string">
            <text:p>LP</text:p>
          </table:table-cell>
          <table:table-cell table:style-name="ce115" office:value-type="percentage" office:value="0.118034938245742" calcext:value-type="percentage">
            <text:p>11.80%</text:p>
          </table:table-cell>
          <table:table-cell table:style-name="ce271" office:value-type="float" office:value="11" calcext:value-type="float">
            <text:p>11</text:p>
          </table:table-cell>
          <table:table-cell table:style-name="ce271" table:number-columns-repeated="7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8"/>
          <table:table-cell table:style-name="ce78" office:value-type="string" calcext:value-type="string">
            <text:p>MKA</text:p>
          </table:table-cell>
          <table:table-cell table:style-name="ce115" office:value-type="percentage" office:value="0.110265243837725" calcext:value-type="percentage">
            <text:p>11.03%</text:p>
          </table:table-cell>
          <table:table-cell table:style-name="ce271" office:value-type="float" office:value="11" calcext:value-type="float">
            <text:p>11</text:p>
          </table:table-cell>
          <table:table-cell table:style-name="ce271" table:number-columns-repeated="7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7"/>
          <table:table-cell table:style-name="ce78" office:value-type="string" calcext:value-type="string">
            <text:p>KRDL</text:p>
          </table:table-cell>
          <table:table-cell table:style-name="ce115" office:value-type="percentage" office:value="0.101507149060189" calcext:value-type="percentage">
            <text:p>10.15%</text:p>
          </table:table-cell>
          <table:table-cell table:style-name="ce271" office:value-type="float" office:value="11" calcext:value-type="float">
            <text:p>11</text:p>
          </table:table-cell>
          <table:table-cell table:style-name="ce271" table:number-columns-repeated="7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300"/>
          <table:table-cell table:style-name="ce108" office:value-type="string" calcext:value-type="string">
            <text:p>LIB</text:p>
          </table:table-cell>
          <table:table-cell table:style-name="ce115" office:value-type="percentage" office:value="0.232016604387907" calcext:value-type="percentage">
            <text:p>23.20%</text:p>
          </table:table-cell>
          <table:table-cell table:style-name="ce271" office:value-type="float" office:value="22" calcext:value-type="float">
            <text:p>22</text:p>
          </table:table-cell>
          <table:table-cell table:style-name="ce271" table:number-columns-repeated="7"/>
          <table:table-cell table:style-name="ce77"/>
          <table:table-cell/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8"/>
          <table:table-cell table:style-name="ce108" office:value-type="string" calcext:value-type="string">
            <text:p>FDP</text:p>
          </table:table-cell>
          <table:table-cell table:style-name="ce115" office:value-type="percentage" office:value="0.183352421488618" calcext:value-type="percentage">
            <text:p>18.34%</text:p>
          </table:table-cell>
          <table:table-cell table:style-name="ce271" office:value-type="float" office:value="19" calcext:value-type="float">
            <text:p>19</text:p>
          </table:table-cell>
          <table:table-cell table:style-name="ce271" table:number-columns-repeated="7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7"/>
          <table:table-cell table:style-name="ce78" office:value-type="string" calcext:value-type="string">
            <text:p>IR</text:p>
          </table:table-cell>
          <table:table-cell table:style-name="ce115" office:value-type="percentage" office:value="0.0413" calcext:value-type="percentage">
            <text:p>4.13%</text:p>
          </table:table-cell>
          <table:table-cell table:style-name="ce271" office:value-type="float" office:value="5" calcext:value-type="float">
            <text:p>5</text:p>
          </table:table-cell>
          <table:table-cell table:style-name="ce271" table:number-columns-repeated="7"/>
          <table:table-cell table:style-name="ce77" table:number-columns-repeated="15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78"/>
          <table:table-cell table:style-name="ce77" office:value-type="string" calcext:value-type="string">
            <text:p>Arvokenttä</text:p>
          </table:table-cell>
          <table:table-cell table:style-name="ce77" office:value-type="string" calcext:value-type="string">
            <text:p>Prosentit</text:p>
          </table:table-cell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8"/>
          <table:table-cell table:style-name="ce77" office:value-type="string" calcext:value-type="string">
            <text:p>vasemmisto</text:p>
          </table:table-cell>
          <table:table-cell table:style-name="ce115" office:value-type="percentage" office:value="0.3315" calcext:value-type="percentage">
            <text:p>33.15%</text:p>
          </table:table-cell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8"/>
          <table:table-cell table:style-name="ce77" office:value-type="string" calcext:value-type="string">
            <text:p>keskusta</text:p>
          </table:table-cell>
          <table:table-cell table:style-name="ce115" office:value-type="percentage" office:value="0.2118" calcext:value-type="percentage">
            <text:p>21.18%</text:p>
          </table:table-cell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8"/>
          <table:table-cell table:style-name="ce77" office:value-type="string" calcext:value-type="string">
            <text:p>oikeisto</text:p>
          </table:table-cell>
          <table:table-cell table:style-name="ce115" office:value-type="percentage" office:value="0.4567" calcext:value-type="percentage">
            <text:p>45.67%</text:p>
          </table:table-cell>
          <table:table-cell table:style-name="ce77" table:number-columns-repeated="23"/>
          <table:table-cell table:number-columns-repeated="998"/>
        </table:table-row>
        <table:table-row table:style-name="ro1" table:number-rows-repeated="2">
          <table:table-cell table:style-name="ce78"/>
          <table:table-cell table:style-name="ce77"/>
          <table:table-cell table:style-name="ce115"/>
          <table:table-cell table:style-name="ce77" table:number-columns-repeated="23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number-columns-repeated="10"/>
          <table:table-cell table:style-name="ce289" office:value-type="string" calcext:value-type="string">
            <text:p>Kansanedustajat</text:p>
          </table:table-cell>
          <table:table-cell table:style-name="ce288" office:value-type="string" calcext:value-type="string">
            <text:p>Äänestäjät</text:p>
          </table:table-cell>
          <table:table-cell table:style-name="ce288" office:value-type="string" calcext:value-type="string">
            <text:p>Suhdeluku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0" office:value-type="float" office:value="5" calcext:value-type="float">
            <text:p>5</text:p>
          </table:table-cell>
          <table:table-cell table:style-name="ce288" office:value-type="float" office:value="730" calcext:value-type="float">
            <text:p>730</text:p>
          </table:table-cell>
          <table:table-cell table:style-name="ce331" table:formula="of:=[.L73]/[.K73]" office:value-type="float" office:value="146" calcext:value-type="float">
            <text:p>146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1" office:value-type="float" office:value="7" calcext:value-type="float">
            <text:p>7</text:p>
          </table:table-cell>
          <table:table-cell table:style-name="ce288" office:value-type="float" office:value="1120" calcext:value-type="float">
            <text:p>1120</text:p>
          </table:table-cell>
          <table:table-cell table:style-name="ce331" table:formula="of:=[.L74]/[.K74]" office:value-type="float" office:value="160" calcext:value-type="float">
            <text:p>160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1" office:value-type="float" office:value="10" calcext:value-type="float">
            <text:p>10</text:p>
          </table:table-cell>
          <table:table-cell table:style-name="ce288" office:value-type="float" office:value="1659" calcext:value-type="float">
            <text:p>1659</text:p>
          </table:table-cell>
          <table:table-cell table:style-name="ce331" table:formula="of:=[.L75]/[.K75]" office:value-type="float" office:value="165.9" calcext:value-type="float">
            <text:p>166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0" office:value-type="float" office:value="15" calcext:value-type="float">
            <text:p>15</text:p>
          </table:table-cell>
          <table:table-cell table:style-name="ce288" office:value-type="float" office:value="2615" calcext:value-type="float">
            <text:p>2615</text:p>
          </table:table-cell>
          <table:table-cell table:style-name="ce331" table:formula="of:=[.L76]/[.K76]" office:value-type="float" office:value="174.333333333333" calcext:value-type="float">
            <text:p>174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0" office:value-type="float" office:value="9" calcext:value-type="float">
            <text:p>9</text:p>
          </table:table-cell>
          <table:table-cell table:style-name="ce288" office:value-type="float" office:value="1500" calcext:value-type="float">
            <text:p>1500</text:p>
          </table:table-cell>
          <table:table-cell table:style-name="ce331" table:formula="of:=[.L77]/[.K77]" office:value-type="float" office:value="166.666666666667" calcext:value-type="float">
            <text:p>167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0" office:value-type="float" office:value="5" calcext:value-type="float">
            <text:p>5</text:p>
          </table:table-cell>
          <table:table-cell table:style-name="ce288" office:value-type="float" office:value="737" calcext:value-type="float">
            <text:p>737</text:p>
          </table:table-cell>
          <table:table-cell table:style-name="ce331" table:formula="of:=[.L78]/[.K78]" office:value-type="float" office:value="147.4" calcext:value-type="float">
            <text:p>147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0" office:value-type="float" office:value="2.42481089258699" calcext:value-type="float">
            <text:p>2</text:p>
          </table:table-cell>
          <table:table-cell table:style-name="ce288" office:value-type="float" office:value="234" calcext:value-type="float">
            <text:p>234</text:p>
          </table:table-cell>
          <table:table-cell table:style-name="ce331" table:formula="of:=[.L79]/[.K79]" office:value-type="float" office:value="96.5023708510107" calcext:value-type="float">
            <text:p>97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0" office:value-type="float" office:value="1.89500756429652" calcext:value-type="float">
            <text:p>2</text:p>
          </table:table-cell>
          <table:table-cell table:style-name="ce288" office:value-type="float" office:value="147" calcext:value-type="float">
            <text:p>147</text:p>
          </table:table-cell>
          <table:table-cell table:style-name="ce331" table:formula="of:=[.L80]/[.K80]" office:value-type="float" office:value="77.5722497205812" calcext:value-type="float">
            <text:p>78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0" office:value-type="float" office:value="2.77972768532527" calcext:value-type="float">
            <text:p>3</text:p>
          </table:table-cell>
          <table:table-cell table:style-name="ce288" office:value-type="float" office:value="293" calcext:value-type="float">
            <text:p>293</text:p>
          </table:table-cell>
          <table:table-cell table:style-name="ce331" table:formula="of:=[.L81]/[.K81]" office:value-type="float" office:value="105.406008490258" calcext:value-type="float">
            <text:p>105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number-columns-repeated="10"/>
          <table:table-cell table:style-name="ce292" table:formula="of:=SUM([.K73:.K81])" office:value-type="float" office:value="58.0995461422088" calcext:value-type="float">
            <text:p>58 </text:p>
          </table:table-cell>
          <table:table-cell table:style-name="ce288" table:formula="of:=SUM([.L73:.L81])" office:value-type="float" office:value="9035" calcext:value-type="float">
            <text:p>9035</text:p>
          </table:table-cell>
          <table:table-cell table:style-name="ce331" table:formula="of:=[.L82]/[.K82]" office:value-type="float" office:value="155.508960050828" calcext:value-type="float">
            <text:p>156</text:p>
          </table:table-cell>
          <table:table-cell table:style-name="ce77" table:number-columns-repeated="13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>
          <table:table-cell table:style-name="ce77"/>
          <table:table-cell table:style-name="ce115" table:number-columns-repeated="8"/>
          <table:table-cell table:style-name="ce77" table:number-columns-repeated="17"/>
          <table:table-cell table:number-columns-repeated="998"/>
        </table:table-row>
        <table:table-row table:style-name="ro1">
          <table:table-cell table:style-name="ce77" table:number-columns-repeated="26"/>
          <table:table-cell table:number-columns-repeated="998"/>
        </table:table-row>
        <table:table-row table:style-name="ro1" table:number-rows-repeated="197">
          <table:table-cell table:style-name="ce77" table:number-columns-repeated="26"/>
          <table:table-cell table:number-columns-repeated="998"/>
        </table:table-row>
        <table:table-row table:style-name="ro1" table:number-rows-repeated="71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Politiker.K2:Politiker.K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currency-style style:name="N126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27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">
      <number:number number:decimal-places="0" loext:min-decimal-places="0" number:min-integer-digits="1" number:grouping="true"/>
      <number:text>€</number:text>
    </number:number-style>
    <number:number-style style:name="N130">
      <number:number number:decimal-places="3" loext:min-decimal-places="3" number:min-integer-digits="1" number:grouping="true"/>
    </number:number-style>
    <number:date-style style:name="N131">
      <number:month/>
      <number:text>.</number:text>
      <number:year number:style="long"/>
    </number:date-style>
    <number:date-style style:name="N132">
      <number:month/>
      <number:text>.</number:text>
      <number:year number:style="long"/>
    </number:date-style>
    <number:date-style style:name="N133">
      <number:day/>
      <number:text>.</number:text>
      <number:month/>
      <number:text>.</number:text>
      <number:year number:style="long"/>
    </number:date-style>
    <number:number-style style:name="N134">
      <number:number number:decimal-places="9" loext:min-decimal-places="9" number:min-integer-digits="1"/>
    </number:number-style>
    <number:number-style style:name="N135">
      <number:number number:decimal-places="6" loext:min-decimal-places="6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99000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93c47d"/>
    </style:style>
    <style:style style:name="ConditionalStyle_5f_4" style:display-name="ConditionalStyle_4" style:family="table-cell" style:parent-style-name="Default">
      <style:table-cell-properties fo:background-color="#38761d"/>
      <style:text-properties fo:color="#ffffff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bbc04"/>
    </style:style>
    <style:style style:name="ConditionalStyle_5f_7" style:display-name="ConditionalStyle_7" style:family="table-cell" style:parent-style-name="Default">
      <style:table-cell-properties fo:background-color="#3d85c6"/>
    </style:style>
    <style:style style:name="ConditionalStyle_5f_8" style:display-name="ConditionalStyle_8" style:family="table-cell" style:parent-style-name="Default">
      <style:table-cell-properties fo:background-color="#073763"/>
      <style:text-properties fo:color="#ffffff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f4cccc"/>
    </style:style>
    <style:style style:name="ConditionalStyle_5f_11" style:display-name="ConditionalStyle_11" style:family="table-cell" style:parent-style-name="Default">
      <style:table-cell-properties fo:background-color="#e066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konomi" style:display-name="PageStyle_Ekonom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nssektor" style:display-name="PageStyle_Finanssek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lag" style:display-name="PageStyle_Bola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sfinanserna" style:display-name="PageStyle_Statsfinanser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ndlåda" style:display-name="PageStyle_Sandlå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dskap" style:display-name="PageStyle_Landsk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ödantal" style:display-name="PageStyle_Stödan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identinvaalit_20_2022" style:display-name="PageStyle_Presidentinvaalit 20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sidentsval_20_2026" style:display-name="PageStyle_Presidentsval 20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lamenttivaalit_20_2021" style:display-name="PageStyle_Parlamenttivaalit 20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lamenttivaalit_20_2024" style:display-name="PageStyle_Parlamenttivaalit 20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lamenttivaalit_20_2025" style:display-name="PageStyle_Parlamenttivaalit 20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ksdagsvalet_20_2025_20_II" style:display-name="PageStyle_Riksdagsvalet 2025 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dskapsval_20_2027" style:display-name="PageStyle_Landskapsval 20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ästa_20_riksdagsvalet" style:display-name="PageStyle_Nästa riksdagsval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litiker" style:display-name="PageStyle_Politi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uevaalit_20_2023" style:display-name="PageStyle_Aluevaalit 202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cell-count="10061" meta:object-count="10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785cm" svg:height="6.826cm" xlink:href=".." xlink:type="simple" chart:class="chart:line" chart:style-name="ch1">
        <chart:legend chart:legend-position="end" svg:x="10.668cm" svg:y="2.865cm" style:legend-expansion="high" chart:style-name="ch2"/>
        <chart:plot-area chart:style-name="ch3" table:cell-range-address="Ekonomi.E18:Ekonomi.G30" chart:data-source-has-labels="both" svg:x="0.275cm" svg:y="0.136cm" svg:width="10.118cm" svg:height="5.524cm">
          <chartooo:coordinate-region svg:x="2.043cm" svg:y="0.335cm" svg:width="7.978cm" svg:height="4.828cm"/>
          <chart:axis chart:dimension="x" chart:name="primary-x" chart:style-name="ch4" chartooo:axis-type="text">
            <chart:title svg:x="4.833cm" svg:y="5.797cm" chart:style-name="ch5">
              <text:p>Vuosi</text:p>
            </chart:title>
            <chart:categories table:cell-range-address="Ekonomi.E19:Ekonomi.E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konomi.F19:Ekonomi.F30" chart:label-cell-address="Ekonomi.F18:Ekonomi.F18" chart:class="chart:line">
            <chart:data-point chart:repeated="12"/>
          </chart:series>
          <chart:series chart:style-name="ch9" chart:values-cell-range-address="Ekonomi.G19:Ekonomi.G30" chart:label-cell-address="Ekonomi.G18:Ekonomi.G1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sättning</text:p>
                <draw:g>
                  <svg:desc>Ekonomi.F18:Ekonomi.F18</svg:desc>
                </draw:g>
              </table:table-cell>
              <table:table-cell office:value-type="string">
                <text:p>BNP</text:p>
                <draw:g>
                  <svg:desc>Ekonomi.G18:Ekonomi.G18</svg:desc>
                </draw:g>
              </table:table-cell>
            </table:table-row>
          </table:table-header-rows>
          <table:table-rows>
            <table:table-row>
              <table:table-cell office:value-type="float" office:value="2017">
                <text:p>2017</text:p>
                <draw:g>
                  <svg:desc>Ekonomi.E19:Ekonomi.E30</svg:desc>
                </draw:g>
              </table:table-cell>
              <table:table-cell office:value-type="float" office:value="121614057">
                <text:p>121614057</text:p>
                <draw:g>
                  <svg:desc>Ekonomi.F19:Ekonomi.F30</svg:desc>
                </draw:g>
              </table:table-cell>
              <table:table-cell office:value-type="float" office:value="102736242">
                <text:p>102736242</text:p>
                <draw:g>
                  <svg:desc>Ekonomi.G19:Ekonomi.G30</svg:desc>
                </draw:g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43891890.175">
                <text:p>143891890.175</text:p>
              </table:table-cell>
              <table:table-cell office:value-type="float" office:value="119512173">
                <text:p>11951217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69921933">
                <text:p>169921933</text:p>
              </table:table-cell>
              <table:table-cell office:value-type="float" office:value="141131925">
                <text:p>14113192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77961861">
                <text:p>177961861</text:p>
              </table:table-cell>
              <table:table-cell office:value-type="float" office:value="172914640">
                <text:p>172914640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86001787.65">
                <text:p>186001787.65</text:p>
              </table:table-cell>
              <table:table-cell office:value-type="float" office:value="204697354.336163">
                <text:p>204697354.336163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76701698.2675">
                <text:p>176701698.2675</text:p>
              </table:table-cell>
              <table:table-cell office:value-type="float" office:value="219687869.250663">
                <text:p>219687869.250663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173911671.45275">
                <text:p>173911671.45275</text:p>
              </table:table-cell>
              <table:table-cell office:value-type="float" office:value="218153418.918776">
                <text:p>218153418.918776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162119717">
                <text:p>162119717</text:p>
              </table:table-cell>
              <table:table-cell office:value-type="float" office:value="230937554">
                <text:p>23093755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176475647.082185">
                <text:p>176475647.082185</text:p>
              </table:table-cell>
              <table:table-cell office:value-type="float" office:value="264750935.585542">
                <text:p>264750935.585542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182425416.218227">
                <text:p>182425416.218227</text:p>
              </table:table-cell>
              <table:table-cell office:value-type="float" office:value="290303595.07745">
                <text:p>290303595.07745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198859174.099311">
                <text:p>198859174.099311</text:p>
              </table:table-cell>
              <table:table-cell office:value-type="float" office:value="326424188.735868">
                <text:p>326424188.735868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198859174.1">
                <text:p>198859174.1</text:p>
              </table:table-cell>
              <table:table-cell office:value-type="float" office:value="326424188.7">
                <text:p>326424188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ajor="2" chart:interval-minor-divisor="3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column-mapping="1 0" chart:style-name="ch1">
        <chart:legend chart:legend-position="end" svg:x="13.744cm" svg:y="4.36cm" style:legend-expansion="high" chart:style-name="ch2"/>
        <chart:plot-area chart:style-name="ch3" table:cell-range-address="'Aluevaalit 2023'.B55:'Aluevaalit 2023'.D63" chart:data-source-has-labels="both" svg:x="0.317cm" svg:y="0.196cm" svg:width="13.11cm" svg:height="8.394cm">
          <chartooo:coordinate-region svg:x="0.788cm" svg:y="0.395cm" svg:width="12.639cm" svg:height="7.698cm"/>
          <chart:axis chart:dimension="x" chart:name="primary-x" chart:style-name="ch4" chartooo:axis-type="text">
            <chart:title svg:x="6.279cm" svg:y="8.787cm" chart:style-name="ch5">
              <text:p>Puolue</text:p>
            </chart:title>
            <chart:categories table:cell-range-address="'Aluevaalit 2023'.B56:'Aluevaalit 2023'.B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luevaalit 2023'.D56:'Aluevaalit 2023'.D63" chart:label-cell-address="'Aluevaalit 2023'.D55:'Aluevaalit 2023'.D55" chart:class="chart:bar">
            <chart:data-point chart:repeated="8"/>
          </chart:series>
          <chart:series chart:style-name="ch9" chart:values-cell-range-address="'Aluevaalit 2023'.C56:'Aluevaalit 2023'.C63" chart:label-cell-address="'Aluevaalit 2023'.C55:'Aluevaalit 2023'.C55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ikat</text:p>
                <draw:g>
                  <svg:desc>'Aluevaalit 2023'.D55:'Aluevaalit 2023'.D55</svg:desc>
                </draw:g>
              </table:table-cell>
              <table:table-cell office:value-type="string">
                <text:p>Prosentit</text:p>
                <draw:g>
                  <svg:desc>'Aluevaalit 2023'.C55:'Aluevaalit 2023'.C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KA</text:p>
                <draw:g>
                  <svg:desc>'Aluevaalit 2023'.B56:'Aluevaalit 2023'.B63</svg:desc>
                </draw:g>
              </table:table-cell>
              <table:table-cell office:value-type="float" office:value="15">
                <text:p>15</text:p>
                <draw:g>
                  <svg:desc>'Aluevaalit 2023'.D56:'Aluevaalit 2023'.D63</svg:desc>
                </draw:g>
              </table:table-cell>
              <table:table-cell office:value-type="float" office:value="0.150749052436901">
                <text:p>0.150749052436901</text:p>
                <draw:g>
                  <svg:desc>'Aluevaalit 2023'.C56:'Aluevaalit 2023'.C63</svg:desc>
                </draw:g>
              </table:table-cell>
            </table:table-row>
            <table:table-row>
              <table:table-cell office:value-type="string">
                <text:p>DEM</text:p>
              </table:table-cell>
              <table:table-cell office:value-type="float" office:value="7">
                <text:p>7</text:p>
              </table:table-cell>
              <table:table-cell office:value-type="float" office:value="0.0627786509211688">
                <text:p>0.0627786509211688</text:p>
              </table:table-cell>
            </table:table-row>
            <table:table-row>
              <table:table-cell office:value-type="string">
                <text:p>LP</text:p>
              </table:table-cell>
              <table:table-cell office:value-type="float" office:value="11">
                <text:p>11</text:p>
              </table:table-cell>
              <table:table-cell office:value-type="float" office:value="0.118034938245742">
                <text:p>0.118034938245742</text:p>
              </table:table-cell>
            </table:table-row>
            <table:table-row>
              <table:table-cell office:value-type="string">
                <text:p>MKA</text:p>
              </table:table-cell>
              <table:table-cell office:value-type="float" office:value="11">
                <text:p>11</text:p>
              </table:table-cell>
              <table:table-cell office:value-type="float" office:value="0.110265243837725">
                <text:p>0.110265243837725</text:p>
              </table:table-cell>
            </table:table-row>
            <table:table-row>
              <table:table-cell office:value-type="string">
                <text:p>KRDL</text:p>
              </table:table-cell>
              <table:table-cell office:value-type="float" office:value="11">
                <text:p>11</text:p>
              </table:table-cell>
              <table:table-cell office:value-type="float" office:value="0.101507149060189">
                <text:p>0.101507149060189</text:p>
              </table:table-cell>
            </table:table-row>
            <table:table-row>
              <table:table-cell office:value-type="string">
                <text:p>LIB</text:p>
              </table:table-cell>
              <table:table-cell office:value-type="float" office:value="22">
                <text:p>22</text:p>
              </table:table-cell>
              <table:table-cell office:value-type="float" office:value="0.232016604387907">
                <text:p>0.232016604387907</text:p>
              </table:table-cell>
            </table:table-row>
            <table:table-row>
              <table:table-cell office:value-type="string">
                <text:p>FDP</text:p>
              </table:table-cell>
              <table:table-cell office:value-type="float" office:value="19">
                <text:p>19</text:p>
              </table:table-cell>
              <table:table-cell office:value-type="float" office:value="0.183352421488618">
                <text:p>0.183352421488618</text:p>
              </table:table-cell>
            </table:table-row>
            <table:table-row>
              <table:table-cell office:value-type="string">
                <text:p>IR</text:p>
              </table:table-cell>
              <table:table-cell office:value-type="float" office:value="5">
                <text:p>5</text:p>
              </table:table-cell>
              <table:table-cell office:value-type="float" office:value="0.0413">
                <text:p>0.04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716cm" svg:height="8.043cm" xlink:href=".." xlink:type="simple" chart:class="chart:line" chart:style-name="ch1">
        <chart:legend chart:legend-position="end" svg:x="10.192cm" svg:y="3.473cm" style:legend-expansion="high" chart:style-name="ch2"/>
        <chart:plot-area chart:style-name="ch3" table:cell-range-address="Ekonomi.K19:Ekonomi.L45 Ekonomi.J18:Ekonomi.J45 Ekonomi.K18:Ekonomi.K18" chart:data-source-has-labels="both" svg:x="0.314cm" svg:y="0.16cm" svg:width="9.564cm" svg:height="7.723cm">
          <chartooo:coordinate-region svg:x="0.785cm" svg:y="0.16cm" svg:width="8.757cm" svg:height="6.62cm"/>
          <chart:axis chart:dimension="x" chart:name="primary-x" chart:style-name="ch4" chartooo:axis-type="text">
            <chart:categories table:cell-range-address="Ekonomi.L19:Ekonomi.L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konomi.J19:Ekonomi.J45" chart:label-cell-address="Ekonomi.J18:Ekonomi.J18" chart:class="chart:line">
            <chart:data-point chart:repeated="27"/>
          </chart:series>
          <chart:series chart:style-name="ch8" chart:values-cell-range-address="Ekonomi.K19:Ekonomi.K45" chart:label-cell-address="Ekonomi.K18:Ekonomi.K18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tion vuosimenot (milj. €)</text:p>
                <draw:g>
                  <svg:desc>Ekonomi.J18:Ekonomi.J18</svg:desc>
                </draw:g>
              </table:table-cell>
              <table:table-cell office:value-type="string">
                <text:p>Valtion vuosikehys (milj. €)</text:p>
                <draw:g>
                  <svg:desc>Ekonomi.K18:Ekonomi.K18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Ekonomi.L19:Ekonomi.L45</svg:desc>
                </draw:g>
              </table:table-cell>
              <table:table-cell office:value-type="float" office:value="25.92">
                <text:p>25.92</text:p>
                <draw:g>
                  <svg:desc>Ekonomi.J19:Ekonomi.J45</svg:desc>
                </draw:g>
              </table:table-cell>
              <table:table-cell office:value-type="float" office:value="30.92">
                <text:p>30.92</text:p>
                <draw:g>
                  <svg:desc>Ekonomi.K19:Ekonomi.K45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7.08">
                <text:p>27.08</text:p>
              </table:table-cell>
              <table:table-cell office:value-type="float" office:value="33.17">
                <text:p>33.1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2.96">
                <text:p>32.96</text:p>
              </table:table-cell>
              <table:table-cell office:value-type="float" office:value="35.92">
                <text:p>35.9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3.84">
                <text:p>33.84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4.04">
                <text:p>34.04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5.64">
                <text:p>35.64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1.72">
                <text:p>41.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7.6">
                <text:p>37.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9.32">
                <text:p>39.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4.24">
                <text:p>44.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8.88">
                <text:p>48.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7.2">
                <text:p>5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6.96">
                <text:p>56.96</text:p>
              </table:table-cell>
              <table:table-cell office:value-type="float" office:value="58.52">
                <text:p>58.5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6.64">
                <text:p>56.64</text:p>
              </table:table-cell>
              <table:table-cell office:value-type="float" office:value="58.52">
                <text:p>58.5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6.08">
                <text:p>56.08</text:p>
              </table:table-cell>
              <table:table-cell office:value-type="float" office:value="58.52">
                <text:p>58.5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8.72">
                <text:p>58.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53.36">
                <text:p>53.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46.52">
                <text:p>46.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8.4">
                <text:p>48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48.62">
                <text:p>48.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53.99">
                <text:p>53.99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60.89">
                <text:p>60.89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62.5">
                <text:p>62.5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60.09">
                <text:p>60.09</text:p>
              </table:table-cell>
              <table:table-cell office:value-type="float" office:value="60.09">
                <text:p>60.09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61.15">
                <text:p>61.15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65.47">
                <text:p>65.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68.39">
                <text:p>68.39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27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27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27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1.483cm" svg:height="7.117cm" xlink:href=".." xlink:type="simple" chart:class="chart:circle" chart:style-name="ch1">
        <chart:legend chart:legend-position="end" svg:x="7.976cm" svg:y="2.014cm" style:legend-expansion="high" chart:style-name="ch2"/>
        <chart:plot-area chart:style-name="ch3" table:cell-range-address="Statsfinanserna.M35:Statsfinanserna.N41" chart:data-source-has-labels="both" svg:x="0.229cm" svg:y="0.142cm" svg:width="7.518cm" svg:height="6.833cm">
          <chartooo:coordinate-region svg:x="0.572cm" svg:y="0.143cm" svg:width="6.832cm" svg:height="6.832cm"/>
          <chart:axis chart:dimension="x" chart:name="primary-x" chart:style-name="ch4" chartooo:axis-type="text">
            <chart:categories table:cell-range-address="Statsfinanserna.M36:Statsfinanserna.M41"/>
          </chart:axis>
          <chart:axis chart:dimension="y" chart:name="primary-y" chart:style-name="ch5"/>
          <chart:series chart:style-name="ch6" chart:values-cell-range-address="Statsfinanserna.N36:Statsfinanserna.N41" chart:label-cell-address="Statsfinanserna.N35:Statsfinanserna.N35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5,026,920 €</text:p>
                <draw:g>
                  <svg:desc>Statsfinanserna.N35:Statsfinanserna.N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nsionsutgifter</text:p>
                <draw:g>
                  <svg:desc>Statsfinanserna.M36:Statsfinanserna.M41</svg:desc>
                </draw:g>
              </table:table-cell>
              <table:table-cell office:value-type="float" office:value="20544519.84">
                <text:p>20544519.84</text:p>
                <draw:g>
                  <svg:desc>Statsfinanserna.N36:Statsfinanserna.N41</svg:desc>
                </draw:g>
              </table:table-cell>
            </table:table-row>
            <table:table-row>
              <table:table-cell office:value-type="string">
                <text:p>Sjukvård</text:p>
              </table:table-cell>
              <table:table-cell office:value-type="float" office:value="12994001.93">
                <text:p>12994001.93</text:p>
              </table:table-cell>
            </table:table-row>
            <table:table-row>
              <table:table-cell office:value-type="string">
                <text:p>Sociala förmåner</text:p>
              </table:table-cell>
              <table:table-cell office:value-type="float" office:value="12659459.36">
                <text:p>12659459.36</text:p>
              </table:table-cell>
            </table:table-row>
            <table:table-row>
              <table:table-cell office:value-type="string">
                <text:p>Allmän förvaltning</text:p>
              </table:table-cell>
              <table:table-cell office:value-type="float" office:value="12441812.41">
                <text:p>12441812.41</text:p>
              </table:table-cell>
            </table:table-row>
            <table:table-row>
              <table:table-cell office:value-type="string">
                <text:p>Centralförvaltning</text:p>
              </table:table-cell>
              <table:table-cell office:value-type="float" office:value="6387126.72">
                <text:p>6387126.72</text:p>
              </table:table-cell>
            </table:table-row>
            <table:table-row>
              <table:table-cell office:value-type="string">
                <text:p>Andra utgifter</text:p>
              </table:table-cell>
              <table:table-cell office:value-type="float" office:value="3360351.435">
                <text:p>3360351.4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10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12.806cm" xlink:href=".." xlink:type="simple" chart:class="chart:bar" chart:style-name="ch1">
        <chart:legend chart:legend-position="end" svg:x="12.315cm" svg:y="5.855cm" style:legend-expansion="high" chart:style-name="ch2"/>
        <chart:plot-area chart:style-name="ch3" table:cell-range-address="Statsfinanserna.F34:Statsfinanserna.H47" chart:data-source-has-labels="both" svg:x="1.377cm" svg:y="0.256cm" svg:width="10.621cm" svg:height="12.294cm">
          <chartooo:coordinate-region svg:x="3.409cm" svg:y="0.256cm" svg:width="6.311cm" svg:height="11.797cm"/>
          <chart:axis chart:dimension="x" chart:name="primary-x" chart:style-name="ch4" chartooo:axis-type="text">
            <chart:title svg:x="0.451cm" svg:y="7.036cm" chart:style-name="ch5">
              <text:p>Kanslia</text:p>
            </chart:title>
            <chart:categories table:cell-range-address="Statsfinanserna.F36:Statsfinanserna.F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sfinanserna.G36:Statsfinanserna.G47" chart:label-cell-address="Statsfinanserna.G34:Statsfinanserna.G35" chart:class="chart:bar">
            <chart:data-point chart:repeated="12"/>
          </chart:series>
          <chart:series chart:style-name="ch9" chart:values-cell-range-address="Statsfinanserna.H36:Statsfinanserna.H47" chart:label-cell-address="Statsfinanserna.H34:Statsfinanserna.H3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lag</text:p>
                <text:list>
                  <text:list-item>
                    <text:p/>
                  </text:list-item>
                  <text:list-item>
                    <text:p>Anslag</text:p>
                  </text:list-item>
                </text:list>
                <draw:g>
                  <svg:desc>Statsfinanserna.G34:Statsfinanserna.G35</svg:desc>
                </draw:g>
              </table:table-cell>
              <table:table-cell office:value-type="string">
                <text:p>Senaste årlig ram</text:p>
                <text:list>
                  <text:list-item>
                    <text:p/>
                  </text:list-item>
                  <text:list-item>
                    <text:p>Senaste årlig ram</text:p>
                  </text:list-item>
                </text:list>
                <draw:g>
                  <svg:desc>Statsfinanserna.H34:Statsfinanserna.H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ikskansli</text:p>
                <draw:g>
                  <svg:desc>Statsfinanserna.F36:Statsfinanserna.F47</svg:desc>
                </draw:g>
              </table:table-cell>
              <table:table-cell office:value-type="float" office:value="480880.776957438">
                <text:p>480880.776957438</text:p>
                <draw:g>
                  <svg:desc>Statsfinanserna.G36:Statsfinanserna.G47</svg:desc>
                </draw:g>
              </table:table-cell>
              <table:table-cell office:value-type="float" office:value="492221.045728763">
                <text:p>492221.045728763</text:p>
                <draw:g>
                  <svg:desc>Statsfinanserna.H36:Statsfinanserna.H47</svg:desc>
                </draw:g>
              </table:table-cell>
            </table:table-row>
            <table:table-row>
              <table:table-cell office:value-type="string">
                <text:p>Finanskansli</text:p>
              </table:table-cell>
              <table:table-cell office:value-type="float" office:value="41272958.3195202">
                <text:p>41272958.3195202</text:p>
              </table:table-cell>
              <table:table-cell office:value-type="float" office:value="42246269.0916671">
                <text:p>42246269.0916671</text:p>
              </table:table-cell>
            </table:table-row>
            <table:table-row>
              <table:table-cell office:value-type="string">
                <text:p>Socialkansli</text:p>
              </table:table-cell>
              <table:table-cell office:value-type="float" office:value="13978709.0695584">
                <text:p>13978709.0695584</text:p>
              </table:table-cell>
              <table:table-cell office:value-type="float" office:value="14308359.0067589">
                <text:p>14308359.0067589</text:p>
              </table:table-cell>
            </table:table-row>
            <table:table-row>
              <table:table-cell office:value-type="string">
                <text:p>Utbildningskansli</text:p>
              </table:table-cell>
              <table:table-cell office:value-type="float" office:value="4476140.19821026">
                <text:p>4476140.19821026</text:p>
              </table:table-cell>
              <table:table-cell office:value-type="float" office:value="4581697.82358885">
                <text:p>4581697.82358885</text:p>
              </table:table-cell>
            </table:table-row>
            <table:table-row>
              <table:table-cell office:value-type="string">
                <text:p>Inrikeskansli</text:p>
              </table:table-cell>
              <table:table-cell office:value-type="float" office:value="1382132.64398804">
                <text:p>1382132.64398804</text:p>
              </table:table-cell>
              <table:table-cell office:value-type="float" office:value="1414726.49346486">
                <text:p>1414726.49346486</text:p>
              </table:table-cell>
            </table:table-row>
            <table:table-row>
              <table:table-cell office:value-type="string">
                <text:p>Utrikeskansli</text:p>
              </table:table-cell>
              <table:table-cell office:value-type="float" office:value="1178803.46581204">
                <text:p>1178803.46581204</text:p>
              </table:table-cell>
              <table:table-cell office:value-type="float" office:value="1206602.3481368">
                <text:p>1206602.3481368</text:p>
              </table:table-cell>
            </table:table-row>
            <table:table-row>
              <table:table-cell office:value-type="string">
                <text:p>Miljökansli</text:p>
              </table:table-cell>
              <table:table-cell office:value-type="float" office:value="904073.616538022">
                <text:p>904073.616538022</text:p>
              </table:table-cell>
              <table:table-cell office:value-type="float" office:value="925393.740551863">
                <text:p>925393.740551863</text:p>
              </table:table-cell>
            </table:table-row>
            <table:table-row>
              <table:table-cell office:value-type="string">
                <text:p>Näringskansli</text:p>
              </table:table-cell>
              <table:table-cell office:value-type="float" office:value="1316572.80523383">
                <text:p>1316572.80523383</text:p>
              </table:table-cell>
              <table:table-cell office:value-type="float" office:value="1347620.6037398">
                <text:p>1347620.6037398</text:p>
              </table:table-cell>
            </table:table-row>
            <table:table-row>
              <table:table-cell office:value-type="string">
                <text:p>Försvarskansli</text:p>
              </table:table-cell>
              <table:table-cell office:value-type="float" office:value="857632.839580584">
                <text:p>857632.839580584</text:p>
              </table:table-cell>
              <table:table-cell office:value-type="float" office:value="877857.783837025">
                <text:p>877857.783837025</text:p>
              </table:table-cell>
            </table:table-row>
            <table:table-row>
              <table:table-cell office:value-type="string">
                <text:p>Rättskansli</text:p>
              </table:table-cell>
              <table:table-cell office:value-type="float" office:value="1999618.05490004">
                <text:p>1999618.05490004</text:p>
              </table:table-cell>
              <table:table-cell office:value-type="float" office:value="2046773.62291013">
                <text:p>2046773.62291013</text:p>
              </table:table-cell>
            </table:table-row>
            <table:table-row>
              <table:table-cell office:value-type="string">
                <text:p>Kommunikationskansli</text:p>
              </table:table-cell>
              <table:table-cell office:value-type="float" office:value="539749.90220373">
                <text:p>539749.90220373</text:p>
              </table:table-cell>
              <table:table-cell office:value-type="float" office:value="552478.43961588">
                <text:p>552478.43961588</text:p>
              </table:table-cell>
            </table:table-row>
            <table:table-row>
              <table:table-cell office:value-type="float" office:value="68387271.69">
                <text:p>68387271.69</text:p>
              </table:table-cell>
              <table:table-cell office:value-type="float" office:value="68387271.6925026">
                <text:p>68387271.6925026</text:p>
              </table:table-cell>
              <table:table-cell office:value-type="float" office:value="70000000">
                <text:p>70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date-style style:name="N131">
      <number:month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3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11">
      <style:chart-properties chart:symbol-type="none" chart:link-data-style-to-source="true"/>
      <style:graphic-properties svg:stroke-width="0.053cm" svg:stroke-color="#980000" draw:fill-color="#980000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53cm" svg:stroke-color="#93c47d" draw:fill-color="#93c47d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53cm" svg:stroke-color="#38761d" draw:fill-color="#38761d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svg:stroke-width="0.053cm" svg:stroke-color="#3d85c6" draw:fill-color="#3d85c6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53cm" svg:stroke-color="#1155cc" draw:fill-color="#1155cc"/>
      <style:text-properties fo:font-size="10pt" style:font-size-asian="10pt" style:font-size-complex="10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9.289cm" svg:height="8.281cm" xlink:href=".." xlink:type="simple" chart:class="chart:line" chart:column-mapping="0 1 2 3 4 5" chart:style-name="ch1">
        <chart:legend chart:legend-position="end" svg:x="27.178cm" svg:y="2.098cm" style:legend-expansion="high" chart:style-name="ch2"/>
        <chart:plot-area chart:style-name="ch3" table:cell-range-address="Stödantal.A22:Stödantal.A58 Stödantal.B22:Stödantal.B59 Stödantal.C22:Stödantal.I58" chart:data-source-has-labels="both" svg:x="0.585cm" svg:y="0.165cm" svg:width="26.008cm" svg:height="6.921cm">
          <chartooo:coordinate-region svg:x="1.85cm" svg:y="0.165cm" svg:width="24.743cm" svg:height="5.48cm"/>
          <chart:axis chart:dimension="x" chart:name="primary-x" chart:style-name="ch4" chartooo:axis-type="text">
            <chart:title svg:x="13.181cm" svg:y="7.252cm" chart:style-name="ch5">
              <text:p>Aika</text:p>
            </chart:title>
            <chart:categories table:cell-range-address="Stödantal.A23:Stödantal.A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ödantal.B23:Stödantal.B59" chart:label-cell-address="Stödantal.B22:Stödantal.B22" chart:class="chart:line">
            <chart:data-point chart:repeated="37"/>
          </chart:series>
          <chart:series chart:style-name="ch9" chart:values-cell-range-address="Stödantal.C23:Stödantal.C58" chart:label-cell-address="Stödantal.C22:Stödantal.C22" chart:class="chart:line">
            <chart:data-point chart:repeated="36"/>
          </chart:series>
          <chart:series chart:style-name="ch10" chart:values-cell-range-address="Stödantal.D23:Stödantal.D58" chart:label-cell-address="Stödantal.D22:Stödantal.D22" chart:class="chart:line">
            <chart:data-point chart:repeated="36"/>
          </chart:series>
          <chart:series chart:style-name="ch11" chart:values-cell-range-address="Stödantal.E23:Stödantal.E58" chart:label-cell-address="Stödantal.E22:Stödantal.E22" chart:class="chart:line">
            <chart:data-point chart:repeated="36"/>
          </chart:series>
          <chart:series chart:style-name="ch12" chart:values-cell-range-address="Stödantal.F23:Stödantal.F58" chart:label-cell-address="Stödantal.F22:Stödantal.F22" chart:class="chart:line">
            <chart:data-point chart:repeated="36"/>
          </chart:series>
          <chart:series chart:style-name="ch13" chart:values-cell-range-address="Stödantal.G23:Stödantal.G58" chart:label-cell-address="Stödantal.G22:Stödantal.G22" chart:class="chart:line">
            <chart:data-point chart:repeated="36"/>
          </chart:series>
          <chart:series chart:style-name="ch14" chart:values-cell-range-address="Stödantal.H23:Stödantal.H58" chart:label-cell-address="Stödantal.H22:Stödantal.H22" chart:class="chart:line">
            <chart:data-point chart:repeated="36"/>
          </chart:series>
          <chart:series chart:style-name="ch15" chart:values-cell-range-address="Stödantal.I23:Stödantal.I58" chart:label-cell-address="Stödantal.I22:Stödantal.I22" chart:class="chart:line">
            <chart:data-point chart:repeated="3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FO</text:p>
                <draw:g>
                  <svg:desc>Stödantal.B22:Stödantal.B22</svg:desc>
                </draw:g>
              </table:table-cell>
              <table:table-cell office:value-type="string">
                <text:p>DEM</text:p>
                <draw:g>
                  <svg:desc>Stödantal.C22:Stödantal.C22</svg:desc>
                </draw:g>
              </table:table-cell>
              <table:table-cell office:value-type="string">
                <text:p>NP</text:p>
                <draw:g>
                  <svg:desc>Stödantal.D22:Stödantal.D22</svg:desc>
                </draw:g>
              </table:table-cell>
              <table:table-cell office:value-type="string">
                <text:p>LAF</text:p>
                <draw:g>
                  <svg:desc>Stödantal.E22:Stödantal.E22</svg:desc>
                </draw:g>
              </table:table-cell>
              <table:table-cell office:value-type="string">
                <text:p>KDU</text:p>
                <draw:g>
                  <svg:desc>Stödantal.F22:Stödantal.F22</svg:desc>
                </draw:g>
              </table:table-cell>
              <table:table-cell office:value-type="string">
                <text:p>LIB</text:p>
                <draw:g>
                  <svg:desc>Stödantal.G22:Stödantal.G22</svg:desc>
                </draw:g>
              </table:table-cell>
              <table:table-cell office:value-type="string">
                <text:p>FDP</text:p>
                <draw:g>
                  <svg:desc>Stödantal.H22:Stödantal.H22</svg:desc>
                </draw:g>
              </table:table-cell>
              <table:table-cell office:value-type="string">
                <text:p>FF</text:p>
                <draw:g>
                  <svg:desc>Stödantal.I22:Stödantal.I22</svg:desc>
                </draw:g>
              </table:table-cell>
            </table:table-row>
          </table:table-header-rows>
          <table:table-rows>
            <table:table-row>
              <table:table-cell office:value-type="float" office:value="43831">
                <text:p>43831</text:p>
                <draw:g>
                  <svg:desc>Stödantal.A23:Stödantal.A58</svg:desc>
                </draw:g>
              </table:table-cell>
              <table:table-cell office:value-type="float" office:value="0.1783">
                <text:p>0.1783</text:p>
                <draw:g>
                  <svg:desc>Stödantal.B23:Stödantal.B59</svg:desc>
                </draw:g>
              </table:table-cell>
              <table:table-cell office:value-type="float" office:value="0.0827">
                <text:p>0.0827</text:p>
                <draw:g>
                  <svg:desc>Stödantal.C23:Stödantal.C58</svg:desc>
                </draw:g>
              </table:table-cell>
              <table:table-cell office:value-type="float" office:value="0.1422">
                <text:p>0.1422</text:p>
                <draw:g>
                  <svg:desc>Stödantal.D23:Stödantal.D58</svg:desc>
                </draw:g>
              </table:table-cell>
              <table:table-cell office:value-type="float" office:value="0.0618">
                <text:p>0.0618</text:p>
                <draw:g>
                  <svg:desc>Stödantal.E23:Stödantal.E58</svg:desc>
                </draw:g>
              </table:table-cell>
              <table:table-cell office:value-type="float" office:value="0.1056">
                <text:p>0.1056</text:p>
                <draw:g>
                  <svg:desc>Stödantal.F23:Stödantal.F58</svg:desc>
                </draw:g>
              </table:table-cell>
              <table:table-cell office:value-type="float" office:value="0.151">
                <text:p>0.151</text:p>
                <draw:g>
                  <svg:desc>Stödantal.G23:Stödantal.G58</svg:desc>
                </draw:g>
              </table:table-cell>
              <table:table-cell office:value-type="float" office:value="0.2326">
                <text:p>0.2326</text:p>
                <draw:g>
                  <svg:desc>Stödantal.H23:Stödantal.H58</svg:desc>
                </draw:g>
              </table:table-cell>
              <table:table-cell office:value-type="float" office:value="0.0458">
                <text:p>0.0458</text:p>
                <draw:g>
                  <svg:desc>Stödantal.I23:Stödantal.I58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189655172413793">
                <text:p>0.189655172413793</text:p>
              </table:table-cell>
              <table:table-cell office:value-type="float" office:value="0.0517241379310345">
                <text:p>0.0517241379310345</text:p>
              </table:table-cell>
              <table:table-cell office:value-type="float" office:value="0.137931034482759">
                <text:p>0.137931034482759</text:p>
              </table:table-cell>
              <table:table-cell office:value-type="float" office:value="0.0517241379310345">
                <text:p>0.0517241379310345</text:p>
              </table:table-cell>
              <table:table-cell office:value-type="float" office:value="0.0689655172413793">
                <text:p>0.0689655172413793</text:p>
              </table:table-cell>
              <table:table-cell office:value-type="float" office:value="0.189655172413793">
                <text:p>0.189655172413793</text:p>
              </table:table-cell>
              <table:table-cell office:value-type="float" office:value="0.258620689655172">
                <text:p>0.258620689655172</text:p>
              </table:table-cell>
              <table:table-cell office:value-type="float" office:value="0.0517241379310345">
                <text:p>0.051724137931034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232994341926693">
                <text:p>0.232994341926693</text:p>
              </table:table-cell>
              <table:table-cell office:value-type="float" office:value="0.0464648850239914">
                <text:p>0.0464648850239914</text:p>
              </table:table-cell>
              <table:table-cell office:value-type="float" office:value="0.123399797223906">
                <text:p>0.123399797223906</text:p>
              </table:table-cell>
              <table:table-cell office:value-type="float" office:value="0.0717557540323611">
                <text:p>0.0717557540323611</text:p>
              </table:table-cell>
              <table:table-cell office:value-type="float" office:value="0.0613929651061674">
                <text:p>0.0613929651061674</text:p>
              </table:table-cell>
              <table:table-cell office:value-type="float" office:value="0.181112626034786">
                <text:p>0.181112626034786</text:p>
              </table:table-cell>
              <table:table-cell office:value-type="float" office:value="0.234000985367118">
                <text:p>0.234000985367118</text:p>
              </table:table-cell>
              <table:table-cell office:value-type="float" office:value="0.048878645284978">
                <text:p>0.04887864528497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274476321556498">
                <text:p>0.274476321556498</text:p>
              </table:table-cell>
              <table:table-cell office:value-type="float" office:value="0.0472634243254198">
                <text:p>0.0472634243254198</text:p>
              </table:table-cell>
              <table:table-cell office:value-type="float" office:value="0.114081045781918">
                <text:p>0.114081045781918</text:p>
              </table:table-cell>
              <table:table-cell office:value-type="float" office:value="0.0810875475881755">
                <text:p>0.0810875475881755</text:p>
              </table:table-cell>
              <table:table-cell office:value-type="float" office:value="0.0652447779397437">
                <text:p>0.0652447779397437</text:p>
              </table:table-cell>
              <table:table-cell office:value-type="float" office:value="0.157290105532385">
                <text:p>0.157290105532385</text:p>
              </table:table-cell>
              <table:table-cell office:value-type="float" office:value="0.214258594045293">
                <text:p>0.214258594045293</text:p>
              </table:table-cell>
              <table:table-cell office:value-type="float" office:value="0.0462981832305675">
                <text:p>0.046298183230567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238923692869743">
                <text:p>0.238923692869743</text:p>
              </table:table-cell>
              <table:table-cell office:value-type="float" office:value="0.0608667001622736">
                <text:p>0.0608667001622736</text:p>
              </table:table-cell>
              <table:table-cell office:value-type="float" office:value="0.142891010032325">
                <text:p>0.142891010032325</text:p>
              </table:table-cell>
              <table:table-cell office:value-type="float" office:value="0.0381816717242788">
                <text:p>0.0381816717242788</text:p>
              </table:table-cell>
              <table:table-cell office:value-type="float" office:value="0.0749735688268616">
                <text:p>0.0749735688268616</text:p>
              </table:table-cell>
              <table:table-cell office:value-type="float" office:value="0.175551281089292">
                <text:p>0.175551281089292</text:p>
              </table:table-cell>
              <table:table-cell office:value-type="float" office:value="0.210135342554478">
                <text:p>0.210135342554478</text:p>
              </table:table-cell>
              <table:table-cell office:value-type="float" office:value="0.0584767327407473">
                <text:p>0.0584767327407473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0.171948263026074">
                <text:p>0.171948263026074</text:p>
              </table:table-cell>
              <table:table-cell office:value-type="float" office:value="0.101706767769564">
                <text:p>0.101706767769564</text:p>
              </table:table-cell>
              <table:table-cell office:value-type="float" office:value="0.149031156142226">
                <text:p>0.149031156142226</text:p>
              </table:table-cell>
              <table:table-cell office:value-type="float" office:value="0.0656975703545948">
                <text:p>0.0656975703545948</text:p>
              </table:table-cell>
              <table:table-cell office:value-type="float" office:value="0.113983494033116">
                <text:p>0.113983494033116</text:p>
              </table:table-cell>
              <table:table-cell office:value-type="float" office:value="0.154220480455872">
                <text:p>0.154220480455872</text:p>
              </table:table-cell>
              <table:table-cell office:value-type="float" office:value="0.167970214432156">
                <text:p>0.167970214432156</text:p>
              </table:table-cell>
              <table:table-cell office:value-type="float" office:value="0.0754420537863979">
                <text:p>0.0754420537863979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0.159280604133545">
                <text:p>0.159280604133545</text:p>
              </table:table-cell>
              <table:table-cell office:value-type="float" office:value="0.0942965023847377">
                <text:p>0.0942965023847377</text:p>
              </table:table-cell>
              <table:table-cell office:value-type="float" office:value="0.169018282988871">
                <text:p>0.169018282988871</text:p>
              </table:table-cell>
              <table:table-cell office:value-type="float" office:value="0.0748211446740859">
                <text:p>0.0748211446740859</text:p>
              </table:table-cell>
              <table:table-cell office:value-type="float" office:value="0.124304451510334">
                <text:p>0.124304451510334</text:p>
              </table:table-cell>
              <table:table-cell office:value-type="float" office:value="0.13533386327504">
                <text:p>0.13533386327504</text:p>
              </table:table-cell>
              <table:table-cell office:value-type="float" office:value="0.172297297297297">
                <text:p>0.172297297297297</text:p>
              </table:table-cell>
              <table:table-cell office:value-type="float" office:value="0.070647853736089">
                <text:p>0.070647853736089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16938237876866">
                <text:p>0.16938237876866</text:p>
              </table:table-cell>
              <table:table-cell office:value-type="float" office:value="0.0819592155332228">
                <text:p>0.0819592155332228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0833252024587765">
                <text:p>0.0833252024587765</text:p>
              </table:table-cell>
              <table:table-cell office:value-type="float" office:value="0.113084203336911">
                <text:p>0.113084203336911</text:p>
              </table:table-cell>
              <table:table-cell office:value-type="float" office:value="0.14342862718314">
                <text:p>0.14342862718314</text:p>
              </table:table-cell>
              <table:table-cell office:value-type="float" office:value="0.148502292906625">
                <text:p>0.148502292906625</text:p>
              </table:table-cell>
              <table:table-cell office:value-type="float" office:value="0.0711288906234755">
                <text:p>0.0711288906234755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0818154065330213">
                <text:p>0.0818154065330213</text:p>
              </table:table-cell>
              <table:table-cell office:value-type="float" office:value="0.152844204742037">
                <text:p>0.152844204742037</text:p>
              </table:table-cell>
              <table:table-cell office:value-type="float" office:value="0.0792713951358502">
                <text:p>0.0792713951358502</text:p>
              </table:table-cell>
              <table:table-cell office:value-type="float" office:value="0.112750585122621">
                <text:p>0.112750585122621</text:p>
              </table:table-cell>
              <table:table-cell office:value-type="float" office:value="0.176554390963671">
                <text:p>0.176554390963671</text:p>
              </table:table-cell>
              <table:table-cell office:value-type="float" office:value="0.164546657169024">
                <text:p>0.164546657169024</text:p>
              </table:table-cell>
              <table:table-cell office:value-type="float" office:value="0.0709270377531291">
                <text:p>0.0709270377531291</text:p>
              </table:table-cell>
            </table:table-row>
            <table:table-row>
              <table:table-cell office:value-type="float" office:value="44835">
                <text:p>44835</text:p>
              </table:table-cell>
              <table:table-cell office:value-type="float" office:value="0.159054325955734">
                <text:p>0.159054325955734</text:p>
              </table:table-cell>
              <table:table-cell office:value-type="float" office:value="0.0895372233400402">
                <text:p>0.0895372233400402</text:p>
              </table:table-cell>
              <table:table-cell office:value-type="float" office:value="0.143863179074447">
                <text:p>0.143863179074447</text:p>
              </table:table-cell>
              <table:table-cell office:value-type="float" office:value="0.082897384305835">
                <text:p>0.082897384305835</text:p>
              </table:table-cell>
              <table:table-cell office:value-type="float" office:value="0.106136820925553">
                <text:p>0.106136820925553</text:p>
              </table:table-cell>
              <table:table-cell office:value-type="float" office:value="0.193460764587525">
                <text:p>0.193460764587525</text:p>
              </table:table-cell>
              <table:table-cell office:value-type="float" office:value="0.162173038229376">
                <text:p>0.162173038229376</text:p>
              </table:table-cell>
              <table:table-cell office:value-type="float" office:value="0.0628772635814889">
                <text:p>0.0628772635814889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0.150749052436901">
                <text:p>0.150749052436901</text:p>
              </table:table-cell>
              <table:table-cell office:value-type="float" office:value="0.0627786509211688">
                <text:p>0.0627786509211688</text:p>
              </table:table-cell>
              <table:table-cell office:value-type="float" office:value="0.118034938245742">
                <text:p>0.118034938245742</text:p>
              </table:table-cell>
              <table:table-cell office:value-type="float" office:value="0.110265243837725">
                <text:p>0.110265243837725</text:p>
              </table:table-cell>
              <table:table-cell office:value-type="float" office:value="0.101507149060189">
                <text:p>0.101507149060189</text:p>
              </table:table-cell>
              <table:table-cell office:value-type="float" office:value="0.232016604387907">
                <text:p>0.232016604387907</text:p>
              </table:table-cell>
              <table:table-cell office:value-type="float" office:value="0.183352421488618">
                <text:p>0.183352421488618</text:p>
              </table:table-cell>
              <table:table-cell office:value-type="float" office:value="0.04129593962175">
                <text:p>0.04129593962175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0.142706838833094">
                <text:p>0.142706838833094</text:p>
              </table:table-cell>
              <table:table-cell office:value-type="float" office:value="0.0624581539933046">
                <text:p>0.0624581539933046</text:p>
              </table:table-cell>
              <table:table-cell office:value-type="float" office:value="0.105595408895265">
                <text:p>0.105595408895265</text:p>
              </table:table-cell>
              <table:table-cell office:value-type="float" office:value="0.134002869440459">
                <text:p>0.134002869440459</text:p>
              </table:table-cell>
              <table:table-cell office:value-type="float" office:value="0.0913438546150168">
                <text:p>0.0913438546150168</text:p>
              </table:table-cell>
              <table:table-cell office:value-type="float" office:value="0.241606886657102">
                <text:p>0.241606886657102</text:p>
              </table:table-cell>
              <table:table-cell office:value-type="float" office:value="0.181444285031086">
                <text:p>0.181444285031086</text:p>
              </table:table-cell>
              <table:table-cell office:value-type="float" office:value="0.0408417025346724">
                <text:p>0.0408417025346724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0.133326979891356">
                <text:p>0.133326979891356</text:p>
              </table:table-cell>
              <table:table-cell office:value-type="float" office:value="0.0619460592776137">
                <text:p>0.0619460592776137</text:p>
              </table:table-cell>
              <table:table-cell office:value-type="float" office:value="0.0986371866958925">
                <text:p>0.0986371866958925</text:p>
              </table:table-cell>
              <table:table-cell office:value-type="float" office:value="0.132088058705804">
                <text:p>0.132088058705804</text:p>
              </table:table-cell>
              <table:table-cell office:value-type="float" office:value="0.0904412465453159">
                <text:p>0.0904412465453159</text:p>
              </table:table-cell>
              <table:table-cell office:value-type="float" office:value="0.264652625559897">
                <text:p>0.264652625559897</text:p>
              </table:table-cell>
              <table:table-cell office:value-type="float" office:value="0.178690555608501">
                <text:p>0.178690555608501</text:p>
              </table:table-cell>
              <table:table-cell office:value-type="float" office:value="0.0402172877156199">
                <text:p>0.0402172877156199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0.143096481718735">
                <text:p>0.143096481718735</text:p>
              </table:table-cell>
              <table:table-cell office:value-type="float" office:value="0.0664235734699911">
                <text:p>0.0664235734699911</text:p>
              </table:table-cell>
              <table:table-cell office:value-type="float" office:value="0.0866265891396472">
                <text:p>0.0866265891396472</text:p>
              </table:table-cell>
              <table:table-cell office:value-type="float" office:value="0.157484970927368">
                <text:p>0.157484970927368</text:p>
              </table:table-cell>
              <table:table-cell office:value-type="float" office:value="0.0793337932393811">
                <text:p>0.0793337932393811</text:p>
              </table:table-cell>
              <table:table-cell office:value-type="float" office:value="0.255642061693111">
                <text:p>0.255642061693111</text:p>
              </table:table-cell>
              <table:table-cell office:value-type="float" office:value="0.172563319207648">
                <text:p>0.172563319207648</text:p>
              </table:table-cell>
              <table:table-cell office:value-type="float" office:value="0.0388292106041194">
                <text:p>0.0388292106041194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0.14392107553922">
                <text:p>0.14392107553922</text:p>
              </table:table-cell>
              <table:table-cell office:value-type="float" office:value="0.0699293935583712">
                <text:p>0.0699293935583712</text:p>
              </table:table-cell>
              <table:table-cell office:value-type="float" office:value="0.0870490376245285">
                <text:p>0.0870490376245285</text:p>
              </table:table-cell>
              <table:table-cell office:value-type="float" office:value="0.157558758100397">
                <text:p>0.157558758100397</text:p>
              </table:table-cell>
              <table:table-cell office:value-type="float" office:value="0.0721539800754425">
                <text:p>0.0721539800754425</text:p>
              </table:table-cell>
              <table:table-cell office:value-type="float" office:value="0.255730728310282">
                <text:p>0.255730728310282</text:p>
              </table:table-cell>
              <table:table-cell office:value-type="float" office:value="0.172743979108231">
                <text:p>0.172743979108231</text:p>
              </table:table-cell>
              <table:table-cell office:value-type="float" office:value="0.0409130476835284">
                <text:p>0.0409130476835284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0.120008233841087">
                <text:p>0.120008233841087</text:p>
              </table:table-cell>
              <table:table-cell office:value-type="float" office:value="0.0870728694936188">
                <text:p>0.0870728694936188</text:p>
              </table:table-cell>
              <table:table-cell office:value-type="float" office:value="0.108377933305887">
                <text:p>0.108377933305887</text:p>
              </table:table-cell>
              <table:table-cell office:value-type="float" office:value="0.160559901193907">
                <text:p>0.160559901193907</text:p>
              </table:table-cell>
              <table:table-cell office:value-type="float" office:value="0.073589954713874">
                <text:p>0.073589954713874</text:p>
              </table:table-cell>
              <table:table-cell office:value-type="float" office:value="0.21315356113627">
                <text:p>0.21315356113627</text:p>
              </table:table-cell>
              <table:table-cell office:value-type="float" office:value="0.195553725813092">
                <text:p>0.195553725813092</text:p>
              </table:table-cell>
              <table:table-cell office:value-type="float" office:value="0.0416838205022643">
                <text:p>0.0416838205022643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0.123232739913918">
                <text:p>0.123232739913918</text:p>
              </table:table-cell>
              <table:table-cell office:value-type="float" office:value="0.102297592204441">
                <text:p>0.102297592204441</text:p>
              </table:table-cell>
              <table:table-cell office:value-type="float" office:value="0.13047898667299">
                <text:p>0.13047898667299</text:p>
              </table:table-cell>
              <table:table-cell office:value-type="float" office:value="0.139342842474284">
                <text:p>0.139342842474284</text:p>
              </table:table-cell>
              <table:table-cell office:value-type="float" office:value="0.119308365629316">
                <text:p>0.119308365629316</text:p>
              </table:table-cell>
              <table:table-cell office:value-type="float" office:value="0.159742926518165">
                <text:p>0.159742926518165</text:p>
              </table:table-cell>
              <table:table-cell office:value-type="float" office:value="0.15282294804036">
                <text:p>0.15282294804036</text:p>
              </table:table-cell>
              <table:table-cell office:value-type="float" office:value="0.0727735985465267">
                <text:p>0.0727735985465267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0.138578869047619">
                <text:p>0.138578869047619</text:p>
              </table:table-cell>
              <table:table-cell office:value-type="float" office:value="0.109933035714286">
                <text:p>0.109933035714286</text:p>
              </table:table-cell>
              <table:table-cell office:value-type="float" office:value="0.114118303571429">
                <text:p>0.114118303571429</text:p>
              </table:table-cell>
              <table:table-cell office:value-type="float" office:value="0.121186755952381">
                <text:p>0.121186755952381</text:p>
              </table:table-cell>
              <table:table-cell office:value-type="float" office:value="0.0944010416666667">
                <text:p>0.0944010416666667</text:p>
              </table:table-cell>
              <table:table-cell office:value-type="float" office:value="0.171595982142857">
                <text:p>0.171595982142857</text:p>
              </table:table-cell>
              <table:table-cell office:value-type="float" office:value="0.171968005952381">
                <text:p>0.171968005952381</text:p>
              </table:table-cell>
              <table:table-cell office:value-type="float" office:value="0.0782180059523809">
                <text:p>0.0782180059523809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0.159334916864608">
                <text:p>0.159334916864608</text:p>
              </table:table-cell>
              <table:table-cell office:value-type="float" office:value="0.113729216152019">
                <text:p>0.113729216152019</text:p>
              </table:table-cell>
              <table:table-cell office:value-type="float" office:value="0.101377672209026">
                <text:p>0.101377672209026</text:p>
              </table:table-cell>
              <table:table-cell office:value-type="float" office:value="0.119714964370546">
                <text:p>0.119714964370546</text:p>
              </table:table-cell>
              <table:table-cell office:value-type="float" office:value="0.0932066508313539">
                <text:p>0.0932066508313539</text:p>
              </table:table-cell>
              <table:table-cell office:value-type="float" office:value="0.169501187648456">
                <text:p>0.169501187648456</text:p>
              </table:table-cell>
              <table:table-cell office:value-type="float" office:value="0.153254156769596">
                <text:p>0.153254156769596</text:p>
              </table:table-cell>
              <table:table-cell office:value-type="float" office:value="0.0898812351543943">
                <text:p>0.0898812351543943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0.180355472404116">
                <text:p>0.180355472404116</text:p>
              </table:table-cell>
              <table:table-cell office:value-type="float" office:value="0.10533208606174">
                <text:p>0.10533208606174</text:p>
              </table:table-cell>
              <table:table-cell office:value-type="float" office:value="0.103274087932647">
                <text:p>0.103274087932647</text:p>
              </table:table-cell>
              <table:table-cell office:value-type="float" office:value="0.104770813844715">
                <text:p>0.104770813844715</text:p>
              </table:table-cell>
              <table:table-cell office:value-type="float" office:value="0.105519176800748">
                <text:p>0.105519176800748</text:p>
              </table:table-cell>
              <table:table-cell office:value-type="float" office:value="0.164826941066417">
                <text:p>0.164826941066417</text:p>
              </table:table-cell>
              <table:table-cell office:value-type="float" office:value="0.134144059869036">
                <text:p>0.134144059869036</text:p>
              </table:table-cell>
              <table:table-cell office:value-type="float" office:value="0.10177736202058">
                <text:p>0.10177736202058</text:p>
              </table:table-cell>
            </table:table-row>
            <table:table-row>
              <table:table-cell office:value-type="float" office:value="45627">
                <text:p>45627</text:p>
              </table:table-cell>
              <table:table-cell office:value-type="float" office:value="0.203525790504617">
                <text:p>0.203525790504617</text:p>
              </table:table-cell>
              <table:table-cell office:value-type="float" office:value="0.106986288592482">
                <text:p>0.106986288592482</text:p>
              </table:table-cell>
              <table:table-cell office:value-type="float" office:value="0.100177222274042">
                <text:p>0.100177222274042</text:p>
              </table:table-cell>
              <table:table-cell office:value-type="float" office:value="0.0923421322637814">
                <text:p>0.0923421322637814</text:p>
              </table:table-cell>
              <table:table-cell office:value-type="float" office:value="0.0920623076205578">
                <text:p>0.0920623076205578</text:p>
              </table:table-cell>
              <table:table-cell office:value-type="float" office:value="0.167428411528775">
                <text:p>0.167428411528775</text:p>
              </table:table-cell>
              <table:table-cell office:value-type="float" office:value="0.122563193731928">
                <text:p>0.122563193731928</text:p>
              </table:table-cell>
              <table:table-cell office:value-type="float" office:value="0.114914653483817">
                <text:p>0.114914653483817</text:p>
              </table:table-cell>
            </table:table-row>
            <table:table-row>
              <table:table-cell office:value-type="float" office:value="45658">
                <text:p>45658</text:p>
              </table:table-cell>
              <table:table-cell office:value-type="float" office:value="0.207143386170418">
                <text:p>0.207143386170418</text:p>
              </table:table-cell>
              <table:table-cell office:value-type="float" office:value="0.11968388388847">
                <text:p>0.11968388388847</text:p>
              </table:table-cell>
              <table:table-cell office:value-type="float" office:value="0.105372159544642">
                <text:p>0.105372159544642</text:p>
              </table:table-cell>
              <table:table-cell office:value-type="float" office:value="0.0780348367930566">
                <text:p>0.0780348367930566</text:p>
              </table:table-cell>
              <table:table-cell office:value-type="float" office:value="0.0916642047572866">
                <text:p>0.0916642047572866</text:p>
              </table:table-cell>
              <table:table-cell office:value-type="float" office:value="0.176985653838992">
                <text:p>0.176985653838992</text:p>
              </table:table-cell>
              <table:table-cell office:value-type="float" office:value="0.126993636674524">
                <text:p>0.126993636674524</text:p>
              </table:table-cell>
              <table:table-cell office:value-type="float" office:value="0.0941222383326098">
                <text:p>0.0941222383326098</text:p>
              </table:table-cell>
            </table:table-row>
            <table:table-row>
              <table:table-cell office:value-type="float" office:value="45717">
                <text:p>45717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38498326159732">
                <text:p>0.138498326159732</text:p>
              </table:table-cell>
              <table:table-cell office:value-type="float" office:value="0.0816834050693448">
                <text:p>0.0816834050693448</text:p>
              </table:table-cell>
              <table:table-cell office:value-type="float" office:value="0.0902917264466762">
                <text:p>0.0902917264466762</text:p>
              </table:table-cell>
              <table:table-cell office:value-type="float" office:value="0.106169296987087">
                <text:p>0.106169296987087</text:p>
              </table:table-cell>
              <table:table-cell office:value-type="float" office:value="0.150836920133907">
                <text:p>0.150836920133907</text:p>
              </table:table-cell>
              <table:table-cell office:value-type="float" office:value="0.147106647537064">
                <text:p>0.147106647537064</text:p>
              </table:table-cell>
              <table:table-cell office:value-type="float" office:value="0.108943089430894">
                <text:p>0.108943089430894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0.175280902298329">
                <text:p>0.175280902298329</text:p>
              </table:table-cell>
              <table:table-cell office:value-type="float" office:value="0.138520699799517">
                <text:p>0.138520699799517</text:p>
              </table:table-cell>
              <table:table-cell office:value-type="float" office:value="0.0766546059421017">
                <text:p>0.0766546059421017</text:p>
              </table:table-cell>
              <table:table-cell office:value-type="float" office:value="0.0781029927761974">
                <text:p>0.0781029927761974</text:p>
              </table:table-cell>
              <table:table-cell office:value-type="float" office:value="0.0982342360142965">
                <text:p>0.0982342360142965</text:p>
              </table:table-cell>
              <table:table-cell office:value-type="float" office:value="0.187564266823626">
                <text:p>0.187564266823626</text:p>
              </table:table-cell>
              <table:table-cell office:value-type="float" office:value="0.132053718161954">
                <text:p>0.132053718161954</text:p>
              </table:table-cell>
              <table:table-cell office:value-type="float" office:value="0.11358857818398">
                <text:p>0.11358857818398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0.157103170801801">
                <text:p>0.157103170801801</text:p>
              </table:table-cell>
              <table:table-cell office:value-type="float" office:value="0.160551776990133">
                <text:p>0.160551776990133</text:p>
              </table:table-cell>
              <table:table-cell office:value-type="float" office:value="0.0799885046460389">
                <text:p>0.0799885046460389</text:p>
              </table:table-cell>
              <table:table-cell office:value-type="float" office:value="0.0666730529744228">
                <text:p>0.0666730529744228</text:p>
              </table:table-cell>
              <table:table-cell office:value-type="float" office:value="0.0931123670849699">
                <text:p>0.0931123670849699</text:p>
              </table:table-cell>
              <table:table-cell office:value-type="float" office:value="0.186799501867995">
                <text:p>0.186799501867995</text:p>
              </table:table-cell>
              <table:table-cell office:value-type="float" office:value="0.124054028163617">
                <text:p>0.124054028163617</text:p>
              </table:table-cell>
              <table:table-cell office:value-type="float" office:value="0.131717597471022">
                <text:p>0.131717597471022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0.150999142622109">
                <text:p>0.150999142622109</text:p>
              </table:table-cell>
              <table:table-cell office:value-type="float" office:value="0.166177175693941">
                <text:p>0.166177175693941</text:p>
              </table:table-cell>
              <table:table-cell office:value-type="float" office:value="0.0978719768130461">
                <text:p>0.0978719768130461</text:p>
              </table:table-cell>
              <table:table-cell office:value-type="float" office:value="0.0492270686729519">
                <text:p>0.0492270686729519</text:p>
              </table:table-cell>
              <table:table-cell office:value-type="float" office:value="0.091949030269238">
                <text:p>0.091949030269238</text:p>
              </table:table-cell>
              <table:table-cell office:value-type="float" office:value="0.179787214856725">
                <text:p>0.179787214856725</text:p>
              </table:table-cell>
              <table:table-cell office:value-type="float" office:value="0.143414160556395">
                <text:p>0.143414160556395</text:p>
              </table:table-cell>
              <table:table-cell office:value-type="float" office:value="0.120574230515594">
                <text:p>0.120574230515594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0.119026763990268">
                <text:p>0.119026763990268</text:p>
              </table:table-cell>
              <table:table-cell office:value-type="float" office:value="0.195717761557178">
                <text:p>0.195717761557178</text:p>
              </table:table-cell>
              <table:table-cell office:value-type="float" office:value="0.0891484184914842">
                <text:p>0.0891484184914842</text:p>
              </table:table-cell>
              <table:table-cell office:value-type="float" office:value="0.0579075425790754">
                <text:p>0.0579075425790754</text:p>
              </table:table-cell>
              <table:table-cell office:value-type="float" office:value="0.083698296836983">
                <text:p>0.083698296836983</text:p>
              </table:table-cell>
              <table:table-cell office:value-type="float" office:value="0.181897810218978">
                <text:p>0.181897810218978</text:p>
              </table:table-cell>
              <table:table-cell office:value-type="float" office:value="0.130608272506083">
                <text:p>0.130608272506083</text:p>
              </table:table-cell>
              <table:table-cell office:value-type="float" office:value="0.141995133819951">
                <text:p>0.141995133819951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0.11322663723326">
                <text:p>0.11322663723326</text:p>
              </table:table-cell>
              <table:table-cell office:value-type="float" office:value="0.217807211184695">
                <text:p>0.217807211184695</text:p>
              </table:table-cell>
              <table:table-cell office:value-type="float" office:value="0.0892200147167035">
                <text:p>0.0892200147167035</text:p>
              </table:table-cell>
              <table:table-cell office:value-type="float" office:value="0.0580389992641648">
                <text:p>0.0580389992641648</text:p>
              </table:table-cell>
              <table:table-cell office:value-type="float" office:value="0.0837932303164091">
                <text:p>0.0837932303164091</text:p>
              </table:table-cell>
              <table:table-cell office:value-type="float" office:value="0.149098601913171">
                <text:p>0.149098601913171</text:p>
              </table:table-cell>
              <table:table-cell office:value-type="float" office:value="0.130794701986755">
                <text:p>0.130794701986755</text:p>
              </table:table-cell>
              <table:table-cell office:value-type="float" office:value="0.158020603384842">
                <text:p>0.158020603384842</text:p>
              </table:table-cell>
            </table:table-row>
            <table:table-row>
              <table:table-cell office:value-type="float" office:value="46266">
                <text:p>46266</text:p>
              </table:table-cell>
              <table:table-cell office:value-type="float" office:value="0.0965431627196333">
                <text:p>0.0965431627196333</text:p>
              </table:table-cell>
              <table:table-cell office:value-type="float" office:value="0.226508785332315">
                <text:p>0.226508785332315</text:p>
              </table:table-cell>
              <table:table-cell office:value-type="float" office:value="0.113349885408709">
                <text:p>0.113349885408709</text:p>
              </table:table-cell>
              <table:table-cell office:value-type="float" office:value="0.0603514132925898">
                <text:p>0.0603514132925898</text:p>
              </table:table-cell>
              <table:table-cell office:value-type="float" office:value="0.0677043544690604">
                <text:p>0.0677043544690604</text:p>
              </table:table-cell>
              <table:table-cell office:value-type="float" office:value="0.147345301757066">
                <text:p>0.147345301757066</text:p>
              </table:table-cell>
              <table:table-cell office:value-type="float" office:value="0.115641711229947">
                <text:p>0.115641711229947</text:p>
              </table:table-cell>
              <table:table-cell office:value-type="float" office:value="0.17255538579068">
                <text:p>0.17255538579068</text:p>
              </table:table-cell>
            </table:table-row>
            <table:table-row>
              <table:table-cell office:value-type="float" office:value="46327">
                <text:p>46327</text:p>
              </table:table-cell>
              <table:table-cell office:value-type="float" office:value="0.102737047898338">
                <text:p>0.102737047898338</text:p>
              </table:table-cell>
              <table:table-cell office:value-type="float" office:value="0.241153470185728">
                <text:p>0.241153470185728</text:p>
              </table:table-cell>
              <table:table-cell office:value-type="float" office:value="0.108504398826979">
                <text:p>0.108504398826979</text:p>
              </table:table-cell>
              <table:table-cell office:value-type="float" office:value="0.0578690127077224">
                <text:p>0.0578690127077224</text:p>
              </table:table-cell>
              <table:table-cell office:value-type="float" office:value="0.0720430107526882">
                <text:p>0.0720430107526882</text:p>
              </table:table-cell>
              <table:table-cell office:value-type="float" office:value="0.128250244379277">
                <text:p>0.128250244379277</text:p>
              </table:table-cell>
              <table:table-cell office:value-type="float" office:value="0.105669599217986">
                <text:p>0.105669599217986</text:p>
              </table:table-cell>
              <table:table-cell office:value-type="float" office:value="0.183773216031281">
                <text:p>0.183773216031281</text:p>
              </table:table-cell>
            </table:table-row>
            <table:table-row>
              <table:table-cell office:value-type="float" office:value="46357">
                <text:p>46357</text:p>
              </table:table-cell>
              <table:table-cell office:value-type="float" office:value="0.107641582622188">
                <text:p>0.107641582622188</text:p>
              </table:table-cell>
              <table:table-cell office:value-type="float" office:value="0.216640806826998">
                <text:p>0.216640806826998</text:p>
              </table:table-cell>
              <table:table-cell office:value-type="float" office:value="0.127327385570209">
                <text:p>0.127327385570209</text:p>
              </table:table-cell>
              <table:table-cell office:value-type="float" office:value="0.0473235065942591">
                <text:p>0.0473235065942591</text:p>
              </table:table-cell>
              <table:table-cell office:value-type="float" office:value="0.0844647013188518">
                <text:p>0.0844647013188518</text:p>
              </table:table-cell>
              <table:table-cell office:value-type="float" office:value="0.110841737781226">
                <text:p>0.110841737781226</text:p>
              </table:table-cell>
              <table:table-cell office:value-type="float" office:value="0.111617532971296">
                <text:p>0.111617532971296</text:p>
              </table:table-cell>
              <table:table-cell office:value-type="float" office:value="0.194142746314973">
                <text:p>0.194142746314973</text:p>
              </table:table-cell>
            </table:table-row>
            <table:table-row>
              <table:table-cell office:value-type="float" office:value="46388">
                <text:p>46388</text:p>
              </table:table-cell>
              <table:table-cell office:value-type="float" office:value="0.110795556357132">
                <text:p>0.110795556357132</text:p>
              </table:table-cell>
              <table:table-cell office:value-type="float" office:value="0.260312170022411">
                <text:p>0.260312170022411</text:p>
              </table:table-cell>
              <table:table-cell office:value-type="float" office:value="0.133944787489016">
                <text:p>0.133944787489016</text:p>
              </table:table-cell>
              <table:table-cell office:value-type="float" office:value="0.0336163463746933">
                <text:p>0.0336163463746933</text:p>
              </table:table-cell>
              <table:table-cell office:value-type="float" office:value="0.0859686003370219">
                <text:p>0.0859686003370219</text:p>
              </table:table-cell>
              <table:table-cell office:value-type="float" office:value="0.112315107026297">
                <text:p>0.112315107026297</text:p>
              </table:table-cell>
              <table:table-cell office:value-type="float" office:value="0.0799311653422383">
                <text:p>0.0799311653422383</text:p>
              </table:table-cell>
              <table:table-cell office:value-type="float" office:value="0.18311626705119">
                <text:p>0.18311626705119</text:p>
              </table:table-cell>
            </table:table-row>
            <table:table-row>
              <table:table-cell office:value-type="float" office:value="46447">
                <text:p>46447</text:p>
              </table:table-cell>
              <table:table-cell office:value-type="float" office:value="0.117595479345285">
                <text:p>0.117595479345285</text:p>
              </table:table-cell>
              <table:table-cell office:value-type="float" office:value="0.245323460639127">
                <text:p>0.245323460639127</text:p>
              </table:table-cell>
              <table:table-cell office:value-type="float" office:value="0.142049883086516">
                <text:p>0.142049883086516</text:p>
              </table:table-cell>
              <table:table-cell office:value-type="float" office:value="0.0356586126266563">
                <text:p>0.0356586126266563</text:p>
              </table:table-cell>
              <table:table-cell office:value-type="float" office:value="0.078526890101325">
                <text:p>0.078526890101325</text:p>
              </table:table-cell>
              <table:table-cell office:value-type="float" office:value="0.113698363211224">
                <text:p>0.113698363211224</text:p>
              </table:table-cell>
              <table:table-cell office:value-type="float" office:value="0.0728760717069369">
                <text:p>0.0728760717069369</text:p>
              </table:table-cell>
              <table:table-cell office:value-type="float" office:value="0.194271239282931">
                <text:p>0.194271239282931</text:p>
              </table:table-cell>
            </table:table-row>
            <table:table-row>
              <table:table-cell office:value-type="float" office:value="46478">
                <text:p>46478</text:p>
              </table:table-cell>
              <table:table-cell office:value-type="float" office:value="0.128621975710051">
                <text:p>0.128621975710051</text:p>
              </table:table-cell>
              <table:table-cell office:value-type="float" office:value="0.227120589079086">
                <text:p>0.227120589079086</text:p>
              </table:table-cell>
              <table:table-cell office:value-type="float" office:value="0.155302668069236">
                <text:p>0.155302668069236</text:p>
              </table:table-cell>
              <table:table-cell office:value-type="float" office:value="0.039016926460744">
                <text:p>0.039016926460744</text:p>
              </table:table-cell>
              <table:table-cell office:value-type="float" office:value="0.0574734627522234">
                <text:p>0.0574734627522234</text:p>
              </table:table-cell>
              <table:table-cell office:value-type="float" office:value="0.118389595486277">
                <text:p>0.118389595486277</text:p>
              </table:table-cell>
              <table:table-cell office:value-type="float" office:value="0.0717222912881323">
                <text:p>0.0717222912881323</text:p>
              </table:table-cell>
              <table:table-cell office:value-type="float" office:value="0.202352491154251">
                <text:p>0.202352491154251</text:p>
              </table:table-cell>
            </table:table-row>
            <table:table-row>
              <table:table-cell office:value-type="float" office:value="46539">
                <text:p>46539</text:p>
              </table:table-cell>
              <table:table-cell office:value-type="float" office:value="0.136438943572751">
                <text:p>0.136438943572751</text:p>
              </table:table-cell>
              <table:table-cell office:value-type="float" office:value="0.227658122989962">
                <text:p>0.227658122989962</text:p>
              </table:table-cell>
              <table:table-cell office:value-type="float" office:value="0.16479875255823">
                <text:p>0.16479875255823</text:p>
              </table:table-cell>
              <table:table-cell office:value-type="float" office:value="0.0355715817171816">
                <text:p>0.0355715817171816</text:p>
              </table:table-cell>
              <table:table-cell office:value-type="float" office:value="0.0476561738621967">
                <text:p>0.0476561738621967</text:p>
              </table:table-cell>
              <table:table-cell office:value-type="float" office:value="0.107981678199006">
                <text:p>0.107981678199006</text:p>
              </table:table-cell>
              <table:table-cell office:value-type="float" office:value="0.0653932365266543">
                <text:p>0.0653932365266543</text:p>
              </table:table-cell>
              <table:table-cell office:value-type="float" office:value="0.214501510574018">
                <text:p>0.214501510574018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0.143811737361999">
                <text:p>0.143811737361999</text:p>
              </table:table-cell>
              <table:table-cell office:value-type="float" office:value="0.226806120472593">
                <text:p>0.226806120472593</text:p>
              </table:table-cell>
              <table:table-cell office:value-type="float" office:value="0.173833042804571">
                <text:p>0.173833042804571</text:p>
              </table:table-cell>
              <table:table-cell office:value-type="float" office:value="0.0306992058880496">
                <text:p>0.0306992058880496</text:p>
              </table:table-cell>
              <table:table-cell office:value-type="float" office:value="0.0431919426689909">
                <text:p>0.0431919426689909</text:p>
              </table:table-cell>
              <table:table-cell office:value-type="float" office:value="0.108754600038737">
                <text:p>0.108754600038737</text:p>
              </table:table-cell>
              <table:table-cell office:value-type="float" office:value="0.0592678675188844">
                <text:p>0.0592678675188844</text:p>
              </table:table-cell>
              <table:table-cell office:value-type="float" office:value="0.213635483246175">
                <text:p>0.213635483246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7.858cm" xlink:href=".." xlink:type="simple" chart:class="chart:bar" chart:style-name="ch1">
        <chart:legend chart:legend-position="end" svg:x="13.003cm" svg:y="3.132cm" style:legend-expansion="high" chart:style-name="ch2"/>
        <chart:plot-area chart:style-name="ch3" table:cell-range-address="'Parlamenttivaalit 2025'.A102:'Parlamenttivaalit 2025'.I105" chart:data-source-has-labels="both" svg:x="0.317cm" svg:y="0.157cm" svg:width="12.369cm" svg:height="7.544cm">
          <chartooo:coordinate-region svg:x="0.788cm" svg:y="0.356cm" svg:width="11.898cm" svg:height="6.848cm"/>
          <chart:axis chart:dimension="x" chart:name="primary-x" chart:style-name="ch4" chartooo:axis-type="text">
            <chart:categories table:cell-range-address="'Parlamenttivaalit 2025'.B102:'Parlamenttivaalit 2025'.I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rlamenttivaalit 2025'.B103:'Parlamenttivaalit 2025'.I103" chart:label-cell-address="'Parlamenttivaalit 2025'.A103:'Parlamenttivaalit 2025'.A103" chart:class="chart:bar">
            <chart:data-point chart:repeated="8"/>
          </chart:series>
          <chart:series chart:style-name="ch8" chart:values-cell-range-address="'Parlamenttivaalit 2025'.B104:'Parlamenttivaalit 2025'.I104" chart:label-cell-address="'Parlamenttivaalit 2025'.A104:'Parlamenttivaalit 2025'.A104" chart:class="chart:bar">
            <chart:data-point chart:repeated="8"/>
          </chart:series>
          <chart:series chart:style-name="ch9" chart:values-cell-range-address="'Parlamenttivaalit 2025'.B105:'Parlamenttivaalit 2025'.I105" chart:label-cell-address="'Parlamenttivaalit 2025'.A105:'Parlamenttivaalit 2025'.A105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FO</text:p>
                <draw:g>
                  <svg:desc>'Parlamenttivaalit 2025'.B102:'Parlamenttivaalit 2025'.I102</svg:desc>
                </draw:g>
              </table:table-cell>
              <table:table-cell office:value-type="string">
                <text:p>DEM</text:p>
              </table:table-cell>
              <table:table-cell office:value-type="string">
                <text:p>NP</text:p>
              </table:table-cell>
              <table:table-cell office:value-type="string">
                <text:p>LAF</text:p>
              </table:table-cell>
              <table:table-cell office:value-type="string">
                <text:p>KDU</text:p>
              </table:table-cell>
              <table:table-cell office:value-type="string">
                <text:p>LIB</text:p>
              </table:table-cell>
              <table:table-cell office:value-type="string">
                <text:p>FDP</text:p>
              </table:table-cell>
              <table:table-cell office:value-type="string">
                <text:p>FF</text:p>
              </table:table-cell>
            </table:table-row>
          </table:table-header-rows>
          <table:table-rows>
            <table:table-row>
              <table:table-cell office:value-type="string">
                <text:p>Uudet paikat</text:p>
                <draw:g>
                  <svg:desc>'Parlamenttivaalit 2025'.A103:'Parlamenttivaalit 2025'.A103</svg:desc>
                </draw:g>
              </table:table-cell>
              <table:table-cell office:value-type="float" office:value="15">
                <text:p>15</text:p>
                <draw:g>
                  <svg:desc>'Parlamenttivaalit 2025'.B103:'Parlamenttivaalit 2025'.I10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anhat paikat</text:p>
                <draw:g>
                  <svg:desc>'Parlamenttivaalit 2025'.A104:'Parlamenttivaalit 2025'.A104</svg:desc>
                </draw:g>
              </table:table-cell>
              <table:table-cell office:value-type="float" office:value="6">
                <text:p>6</text:p>
                <draw:g>
                  <svg:desc>'Parlamenttivaalit 2025'.B104:'Parlamenttivaalit 2025'.I10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  <draw:g>
                  <svg:desc>'Parlamenttivaalit 2025'.A105:'Parlamenttivaalit 2025'.A105</svg:desc>
                </draw:g>
              </table:table-cell>
              <table:table-cell office:value-type="float" office:value="NaN">
                <text:p>NaN</text:p>
                <draw:g>
                  <svg:desc>'Parlamenttivaalit 2025'.B105:'Parlamenttivaalit 2025'.I10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7.858cm" xlink:href=".." xlink:type="simple" chart:class="chart:bar" chart:style-name="ch1">
        <chart:legend chart:legend-position="end" svg:x="13.003cm" svg:y="3.132cm" style:legend-expansion="high" chart:style-name="ch2"/>
        <chart:plot-area chart:style-name="ch3" table:cell-range-address="'Riksdagsvalet 2025 II'.A102:'Riksdagsvalet 2025 II'.I105" chart:data-source-has-labels="both" svg:x="0.317cm" svg:y="0.157cm" svg:width="12.369cm" svg:height="7.544cm">
          <chartooo:coordinate-region svg:x="0.788cm" svg:y="0.356cm" svg:width="11.898cm" svg:height="6.848cm"/>
          <chart:axis chart:dimension="x" chart:name="primary-x" chart:style-name="ch4" chartooo:axis-type="text">
            <chart:categories table:cell-range-address="'Riksdagsvalet 2025 II'.B102:'Riksdagsvalet 2025 II'.I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iksdagsvalet 2025 II'.B103:'Riksdagsvalet 2025 II'.I103" chart:label-cell-address="'Riksdagsvalet 2025 II'.A103:'Riksdagsvalet 2025 II'.A103" chart:class="chart:bar">
            <chart:data-point chart:repeated="8"/>
          </chart:series>
          <chart:series chart:style-name="ch8" chart:values-cell-range-address="'Riksdagsvalet 2025 II'.B104:'Riksdagsvalet 2025 II'.I104" chart:label-cell-address="'Riksdagsvalet 2025 II'.A104:'Riksdagsvalet 2025 II'.A104" chart:class="chart:bar">
            <chart:data-point chart:repeated="8"/>
          </chart:series>
          <chart:series chart:style-name="ch9" chart:values-cell-range-address="'Riksdagsvalet 2025 II'.B105:'Riksdagsvalet 2025 II'.I105" chart:label-cell-address="'Riksdagsvalet 2025 II'.A105:'Riksdagsvalet 2025 II'.A105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FO</text:p>
                <draw:g>
                  <svg:desc>'Riksdagsvalet 2025 II'.B102:'Riksdagsvalet 2025 II'.I102</svg:desc>
                </draw:g>
              </table:table-cell>
              <table:table-cell office:value-type="string">
                <text:p>DEM</text:p>
              </table:table-cell>
              <table:table-cell office:value-type="string">
                <text:p>NP</text:p>
              </table:table-cell>
              <table:table-cell office:value-type="string">
                <text:p>LAF</text:p>
              </table:table-cell>
              <table:table-cell office:value-type="string">
                <text:p>KDU</text:p>
              </table:table-cell>
              <table:table-cell office:value-type="string">
                <text:p>LIB</text:p>
              </table:table-cell>
              <table:table-cell office:value-type="string">
                <text:p>FDP</text:p>
              </table:table-cell>
              <table:table-cell office:value-type="string">
                <text:p>FF</text:p>
              </table:table-cell>
            </table:table-row>
          </table:table-header-rows>
          <table:table-rows>
            <table:table-row>
              <table:table-cell office:value-type="string">
                <text:p>Vanhat paikat</text:p>
                <draw:g>
                  <svg:desc>'Riksdagsvalet 2025 II'.A103:'Riksdagsvalet 2025 II'.A103</svg:desc>
                </draw:g>
              </table:table-cell>
              <table:table-cell office:value-type="float" office:value="15">
                <text:p>15</text:p>
                <draw:g>
                  <svg:desc>'Riksdagsvalet 2025 II'.B103:'Riksdagsvalet 2025 II'.I10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Uudet paikat</text:p>
                <draw:g>
                  <svg:desc>'Riksdagsvalet 2025 II'.A104:'Riksdagsvalet 2025 II'.A104</svg:desc>
                </draw:g>
              </table:table-cell>
              <table:table-cell office:value-type="float" office:value="12">
                <text:p>12</text:p>
                <draw:g>
                  <svg:desc>'Riksdagsvalet 2025 II'.B104:'Riksdagsvalet 2025 II'.I10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  <draw:g>
                  <svg:desc>'Riksdagsvalet 2025 II'.A105:'Riksdagsvalet 2025 II'.A105</svg:desc>
                </draw:g>
              </table:table-cell>
              <table:table-cell office:value-type="float" office:value="NaN">
                <text:p>NaN</text:p>
                <draw:g>
                  <svg:desc>'Riksdagsvalet 2025 II'.B105:'Riksdagsvalet 2025 II'.I10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156cm" svg:height="8.44cm" xlink:href=".." xlink:type="simple" chart:class="chart:bar" chart:style-name="ch1">
        <chart:legend chart:legend-position="end" svg:x="16.417cm" svg:y="3.672cm" style:legend-expansion="high" chart:style-name="ch2"/>
        <chart:plot-area chart:style-name="ch3" table:cell-range-address="'Landskapsval 2027'.B55:'Landskapsval 2027'.D63" chart:data-source-has-labels="both" svg:x="1.443cm" svg:y="0.168cm" svg:width="14.591cm" svg:height="8.104cm">
          <chartooo:coordinate-region svg:x="2.444cm" svg:y="0.168cm" svg:width="13.35cm" svg:height="7.607cm"/>
          <chart:axis chart:dimension="x" chart:name="primary-x" chart:style-name="ch4" chartooo:axis-type="text">
            <chart:title svg:x="0.451cm" svg:y="4.813cm" chart:style-name="ch5">
              <text:p>Puolue</text:p>
            </chart:title>
            <chart:categories table:cell-range-address="'Landskapsval 2027'.B56:'Landskapsval 2027'.B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andskapsval 2027'.C56:'Landskapsval 2027'.C63" chart:label-cell-address="'Landskapsval 2027'.C55:'Landskapsval 2027'.C55" chart:class="chart:bar">
            <chart:data-point chart:repeated="8"/>
          </chart:series>
          <chart:series chart:style-name="ch9" chart:values-cell-range-address="'Landskapsval 2027'.D56:'Landskapsval 2027'.D63" chart:label-cell-address="'Landskapsval 2027'.D55:'Landskapsval 2027'.D55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Ääniosuus</text:p>
                <draw:g>
                  <svg:desc>'Landskapsval 2027'.C55:'Landskapsval 2027'.C55</svg:desc>
                </draw:g>
              </table:table-cell>
              <table:table-cell office:value-type="string">
                <text:p>Paikkaosuus</text:p>
                <draw:g>
                  <svg:desc>'Landskapsval 2027'.D55:'Landskapsval 2027'.D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KA</text:p>
                <draw:g>
                  <svg:desc>'Landskapsval 2027'.B56:'Landskapsval 2027'.B63</svg:desc>
                </draw:g>
              </table:table-cell>
              <table:table-cell office:value-type="float" office:value="0.110795556357132">
                <text:p>0.110795556357132</text:p>
                <draw:g>
                  <svg:desc>'Landskapsval 2027'.C56:'Landskapsval 2027'.C63</svg:desc>
                </draw:g>
              </table:table-cell>
              <table:table-cell office:value-type="float" office:value="0.1188118812">
                <text:p>0.1188118812</text:p>
                <draw:g>
                  <svg:desc>'Landskapsval 2027'.D56:'Landskapsval 2027'.D63</svg:desc>
                </draw:g>
              </table:table-cell>
            </table:table-row>
            <table:table-row>
              <table:table-cell office:value-type="string">
                <text:p>DEM</text:p>
              </table:table-cell>
              <table:table-cell office:value-type="float" office:value="0.260312170022411">
                <text:p>0.260312170022411</text:p>
              </table:table-cell>
              <table:table-cell office:value-type="float" office:value="0.2475247525">
                <text:p>0.2475247525</text:p>
              </table:table-cell>
            </table:table-row>
            <table:table-row>
              <table:table-cell office:value-type="string">
                <text:p>LP</text:p>
              </table:table-cell>
              <table:table-cell office:value-type="float" office:value="0.133944787489016">
                <text:p>0.133944787489016</text:p>
              </table:table-cell>
              <table:table-cell office:value-type="float" office:value="0.1386138614">
                <text:p>0.1386138614</text:p>
              </table:table-cell>
            </table:table-row>
            <table:table-row>
              <table:table-cell office:value-type="string">
                <text:p>MKA</text:p>
              </table:table-cell>
              <table:table-cell office:value-type="float" office:value="0.0336163463746933">
                <text:p>0.0336163463746933</text:p>
              </table:table-cell>
              <table:table-cell office:value-type="float" office:value="0.0396039604">
                <text:p>0.0396039604</text:p>
              </table:table-cell>
            </table:table-row>
            <table:table-row>
              <table:table-cell office:value-type="string">
                <text:p>KRDL</text:p>
              </table:table-cell>
              <table:table-cell office:value-type="float" office:value="0.0859686003370219">
                <text:p>0.0859686003370219</text:p>
              </table:table-cell>
              <table:table-cell office:value-type="float" office:value="0.08910891089">
                <text:p>0.08910891089</text:p>
              </table:table-cell>
            </table:table-row>
            <table:table-row>
              <table:table-cell office:value-type="string">
                <text:p>LIB</text:p>
              </table:table-cell>
              <table:table-cell office:value-type="float" office:value="0.112315107026297">
                <text:p>0.112315107026297</text:p>
              </table:table-cell>
              <table:table-cell office:value-type="float" office:value="0.09900990099">
                <text:p>0.09900990099</text:p>
              </table:table-cell>
            </table:table-row>
            <table:table-row>
              <table:table-cell office:value-type="string">
                <text:p>FDP</text:p>
              </table:table-cell>
              <table:table-cell office:value-type="float" office:value="0.0799311653422383">
                <text:p>0.0799311653422383</text:p>
              </table:table-cell>
              <table:table-cell office:value-type="float" office:value="0.07920792079">
                <text:p>0.07920792079</text:p>
              </table:table-cell>
            </table:table-row>
            <table:table-row>
              <table:table-cell office:value-type="string">
                <text:p>IR</text:p>
              </table:table-cell>
              <table:table-cell office:value-type="float" office:value="0.18311626705119">
                <text:p>0.18311626705119</text:p>
              </table:table-cell>
              <table:table-cell office:value-type="float" office:value="0.1881188119">
                <text:p>0.18811881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7.858cm" xlink:href=".." xlink:type="simple" chart:class="chart:bar" chart:style-name="ch1">
        <chart:legend chart:legend-position="end" svg:x="13.003cm" svg:y="2.883cm" style:legend-expansion="high" chart:style-name="ch2"/>
        <chart:plot-area chart:style-name="ch3" table:cell-range-address="'Nästa riksdagsvalet'.A102:'Nästa riksdagsvalet'.I106" chart:data-source-has-labels="both" svg:x="0.317cm" svg:y="0.157cm" svg:width="12.369cm" svg:height="7.544cm">
          <chartooo:coordinate-region svg:x="0.788cm" svg:y="0.356cm" svg:width="11.898cm" svg:height="6.848cm"/>
          <chart:axis chart:dimension="x" chart:name="primary-x" chart:style-name="ch4" chartooo:axis-type="text">
            <chart:categories table:cell-range-address="'Nästa riksdagsvalet'.B102:'Nästa riksdagsvalet'.I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ästa riksdagsvalet'.B103:'Nästa riksdagsvalet'.I103" chart:label-cell-address="'Nästa riksdagsvalet'.A103:'Nästa riksdagsvalet'.A103" chart:class="chart:bar">
            <chart:data-point chart:repeated="8"/>
          </chart:series>
          <chart:series chart:style-name="ch8" chart:values-cell-range-address="'Nästa riksdagsvalet'.B104:'Nästa riksdagsvalet'.I104" chart:label-cell-address="'Nästa riksdagsvalet'.A104:'Nästa riksdagsvalet'.A104" chart:class="chart:bar">
            <chart:data-point chart:repeated="8"/>
          </chart:series>
          <chart:series chart:style-name="ch9" chart:values-cell-range-address="'Nästa riksdagsvalet'.B105:'Nästa riksdagsvalet'.I105" chart:label-cell-address="'Nästa riksdagsvalet'.A105:'Nästa riksdagsvalet'.A105" chart:class="chart:bar">
            <chart:data-point chart:repeated="8"/>
          </chart:series>
          <chart:series chart:style-name="ch10" chart:values-cell-range-address="'Nästa riksdagsvalet'.B106:'Nästa riksdagsvalet'.I106" chart:label-cell-address="'Nästa riksdagsvalet'.A106:'Nästa riksdagsvalet'.A106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FO</text:p>
                <draw:g>
                  <svg:desc>'Nästa riksdagsvalet'.B102:'Nästa riksdagsvalet'.I102</svg:desc>
                </draw:g>
              </table:table-cell>
              <table:table-cell office:value-type="string">
                <text:p>DEM</text:p>
              </table:table-cell>
              <table:table-cell office:value-type="string">
                <text:p>NP</text:p>
              </table:table-cell>
              <table:table-cell office:value-type="string">
                <text:p>LAF</text:p>
              </table:table-cell>
              <table:table-cell office:value-type="string">
                <text:p>KDU</text:p>
              </table:table-cell>
              <table:table-cell office:value-type="string">
                <text:p>LIB</text:p>
              </table:table-cell>
              <table:table-cell office:value-type="string">
                <text:p>FDP</text:p>
              </table:table-cell>
              <table:table-cell office:value-type="string">
                <text:p>FF</text:p>
              </table:table-cell>
            </table:table-row>
          </table:table-header-rows>
          <table:table-rows>
            <table:table-row>
              <table:table-cell office:value-type="string">
                <text:p>Uudet paikat</text:p>
                <draw:g>
                  <svg:desc>'Nästa riksdagsvalet'.A103:'Nästa riksdagsvalet'.A103</svg:desc>
                </draw:g>
              </table:table-cell>
              <table:table-cell office:value-type="float" office:value="8.92952056978846">
                <text:p>8.92952056978846</text:p>
                <draw:g>
                  <svg:desc>'Nästa riksdagsvalet'.B103:'Nästa riksdagsvalet'.I103</svg:desc>
                </draw:g>
              </table:table-cell>
              <table:table-cell office:value-type="float" office:value="14.8995428935899">
                <text:p>14.8995428935899</text:p>
              </table:table-cell>
              <table:table-cell office:value-type="float" office:value="10.7855852025088">
                <text:p>10.7855852025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06707770808972">
                <text:p>7.06707770808972</text:p>
              </table:table-cell>
              <table:table-cell office:value-type="float" office:value="4.27979164452004">
                <text:p>4.27979164452004</text:p>
              </table:table-cell>
              <table:table-cell office:value-type="float" office:value="14.0384819815031">
                <text:p>14.0384819815031</text:p>
              </table:table-cell>
            </table:table-row>
            <table:table-row>
              <table:table-cell office:value-type="string">
                <text:p>Vanhat paikat</text:p>
                <draw:g>
                  <svg:desc>'Nästa riksdagsvalet'.A104:'Nästa riksdagsvalet'.A104</svg:desc>
                </draw:g>
              </table:table-cell>
              <table:table-cell office:value-type="float" office:value="12">
                <text:p>12</text:p>
                <draw:g>
                  <svg:desc>'Nästa riksdagsvalet'.B104:'Nästa riksdagsvalet'.I10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  <draw:g>
                  <svg:desc>'Nästa riksdagsvalet'.A105:'Nästa riksdagsvalet'.A105</svg:desc>
                </draw:g>
              </table:table-cell>
              <table:table-cell office:value-type="float" office:value="NaN">
                <text:p>NaN</text:p>
                <draw:g>
                  <svg:desc>'Nästa riksdagsvalet'.B105:'Nästa riksdagsvalet'.I10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Nästa riksdagsvalet'.A106:'Nästa riksdagsvalet'.A106</svg:desc>
                </draw:g>
              </table:table-cell>
              <table:table-cell office:value-type="float" office:value="8.62870424171993">
                <text:p>8.62870424171993</text:p>
                <draw:g>
                  <svg:desc>'Nästa riksdagsvalet'.B106:'Nästa riksdagsvalet'.I106</svg:desc>
                </draw:g>
              </table:table-cell>
              <table:table-cell office:value-type="float" office:value="13.6083672283556">
                <text:p>13.6083672283556</text:p>
              </table:table-cell>
              <table:table-cell office:value-type="float" office:value="10.4299825682743">
                <text:p>10.4299825682743</text:p>
              </table:table-cell>
              <table:table-cell office:value-type="float" office:value="1.84195235328297">
                <text:p>1.84195235328297</text:p>
              </table:table-cell>
              <table:table-cell office:value-type="float" office:value="2.59151656013945">
                <text:p>2.59151656013945</text:p>
              </table:table-cell>
              <table:table-cell office:value-type="float" office:value="6.52527600232423">
                <text:p>6.52527600232423</text:p>
              </table:table-cell>
              <table:table-cell office:value-type="float" office:value="3.55607205113306">
                <text:p>3.55607205113306</text:p>
              </table:table-cell>
              <table:table-cell office:value-type="float" office:value="12.8181289947705">
                <text:p>12.81812899477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